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<text:s/>v1</text:p>
          </table:table-cell>
          <table:table-cell office:value-type="string" calcext:value-type="string">
            <text:p><text:s/>u2</text:p>
          </table:table-cell>
          <table:table-cell office:value-type="string" calcext:value-type="string">
            <text:p><text:s/>v2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obj</text:p>
          </table:table-cell>
          <table:table-cell/>
          <table:table-cell office:value-type="string" calcext:value-type="string">
            <text:p>centro</text:p>
          </table:table-cell>
          <table:table-cell table:number-columns-repeated="2"/>
          <table:table-cell table:style-name="Default" office:value-type="string" calcext:value-type="string">
            <text:p>Distancia 1</text:p>
          </table:table-cell>
          <table:table-cell table:style-name="Default" office:value-type="string" calcext:value-type="string">
            <text:p>Distancia 2</text:p>
          </table:table-cell>
        </table:table-row>
        <table:table-row table:style-name="ro1">
          <table:table-cell office:value-type="float" office:value="258.353" calcext:value-type="float">
            <text:p>258.353</text:p>
          </table:table-cell>
          <table:table-cell office:value-type="float" office:value="184.845" calcext:value-type="float">
            <text:p>184.845</text:p>
          </table:table-cell>
          <table:table-cell office:value-type="float" office:value="233.012" calcext:value-type="float">
            <text:p>233.012</text:p>
          </table:table-cell>
          <table:table-cell office:value-type="float" office:value="100.517" calcext:value-type="float">
            <text:p>100.517</text:p>
          </table:table-cell>
          <table:table-cell office:value-type="float" office:value="73.2525" calcext:value-type="float">
            <text:p>73.2525</text:p>
          </table:table-cell>
          <table:table-cell office:value-type="float" office:value="-0.41098" calcext:value-type="float">
            <text:p>-0.41098</text:p>
          </table:table-cell>
          <table:table-cell office:value-type="float" office:value="72.53" calcext:value-type="float">
            <text:p>72.53</text:p>
          </table:table-cell>
          <table:table-cell office:value-type="float" office:value="2.94152" calcext:value-type="float">
            <text:p>2.941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]-[.A2]; 2)+POWER([.K2]-[.B2];2))" office:value-type="float" office:value="138.035729555793" calcext:value-type="float">
            <text:p>138.0357295558</text:p>
          </table:table-cell>
          <table:table-cell table:formula="of:=SQRT(POWER([.J2]-[.C2]; 2)+POWER([.K2]-[.D2];2))" office:value-type="float" office:value="206.91741210686" calcext:value-type="float">
            <text:p>206.9174121069</text:p>
          </table:table-cell>
        </table:table-row>
        <table:table-row table:style-name="ro1">
          <table:table-cell office:value-type="float" office:value="188.256" calcext:value-type="float">
            <text:p>188.256</text:p>
          </table:table-cell>
          <table:table-cell office:value-type="float" office:value="171.491" calcext:value-type="float">
            <text:p>171.491</text:p>
          </table:table-cell>
          <table:table-cell office:value-type="float" office:value="162.239" calcext:value-type="float">
            <text:p>162.239</text:p>
          </table:table-cell>
          <table:table-cell office:value-type="float" office:value="91.0486" calcext:value-type="float">
            <text:p>91.0486</text:p>
          </table:table-cell>
          <table:table-cell office:value-type="float" office:value="24.1741" calcext:value-type="float">
            <text:p>24.1741</text:p>
          </table:table-cell>
          <table:table-cell office:value-type="float" office:value="-43.3634" calcext:value-type="float">
            <text:p>-43.3634</text:p>
          </table:table-cell>
          <table:table-cell office:value-type="float" office:value="176.977" calcext:value-type="float">
            <text:p>176.977</text:p>
          </table:table-cell>
          <table:table-cell office:value-type="float" office:value="1.07107" calcext:value-type="float">
            <text:p>1.071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]-[.A3]; 2)+POWER([.K3]-[.B3];2))" office:value-type="float" office:value="208.055840141535" calcext:value-type="float">
            <text:p>208.0558401415</text:p>
          </table:table-cell>
          <table:table-cell table:formula="of:=SQRT(POWER([.J3]-[.C3]; 2)+POWER([.K3]-[.D3];2))" office:value-type="float" office:value="268.261563185932" calcext:value-type="float">
            <text:p>268.2615631859</text:p>
          </table:table-cell>
        </table:table-row>
        <table:table-row table:style-name="ro1">
          <table:table-cell office:value-type="float" office:value="193.39" calcext:value-type="float">
            <text:p>193.39</text:p>
          </table:table-cell>
          <table:table-cell office:value-type="float" office:value="231.414" calcext:value-type="float">
            <text:p>231.414</text:p>
          </table:table-cell>
          <table:table-cell office:value-type="float" office:value="167.136" calcext:value-type="float">
            <text:p>167.136</text:p>
          </table:table-cell>
          <table:table-cell office:value-type="float" office:value="151.137" calcext:value-type="float">
            <text:p>151.137</text:p>
          </table:table-cell>
          <table:table-cell office:value-type="float" office:value="-15.4633" calcext:value-type="float">
            <text:p>-15.4633</text:p>
          </table:table-cell>
          <table:table-cell office:value-type="float" office:value="26.5964" calcext:value-type="float">
            <text:p>26.5964</text:p>
          </table:table-cell>
          <table:table-cell office:value-type="float" office:value="165.763" calcext:value-type="float">
            <text:p>165.763</text:p>
          </table:table-cell>
          <table:table-cell office:value-type="float" office:value="0.981426" calcext:value-type="float">
            <text:p>0.9814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]-[.A4]; 2)+POWER([.K4]-[.B4];2))" office:value-type="float" office:value="190.903733583186" calcext:value-type="float">
            <text:p>190.9037335832</text:p>
          </table:table-cell>
          <table:table-cell table:formula="of:=SQRT(POWER([.J4]-[.C4]; 2)+POWER([.K4]-[.D4];2))" office:value-type="float" office:value="235.12991996979" calcext:value-type="float">
            <text:p>235.1299199698</text:p>
          </table:table-cell>
        </table:table-row>
        <table:table-row table:style-name="ro1">
          <table:table-cell office:value-type="float" office:value="149.924" calcext:value-type="float">
            <text:p>149.924</text:p>
          </table:table-cell>
          <table:table-cell office:value-type="float" office:value="176.936" calcext:value-type="float">
            <text:p>176.936</text:p>
          </table:table-cell>
          <table:table-cell office:value-type="float" office:value="123.103" calcext:value-type="float">
            <text:p>123.103</text:p>
          </table:table-cell>
          <table:table-cell office:value-type="float" office:value="103.987" calcext:value-type="float">
            <text:p>103.987</text:p>
          </table:table-cell>
          <table:table-cell office:value-type="float" office:value="-80.9961" calcext:value-type="float">
            <text:p>-80.9961</text:p>
          </table:table-cell>
          <table:table-cell office:value-type="float" office:value="-92.58" calcext:value-type="float">
            <text:p>-92.58</text:p>
          </table:table-cell>
          <table:table-cell office:value-type="float" office:value="234.247" calcext:value-type="float">
            <text:p>234.247</text:p>
          </table:table-cell>
          <table:table-cell office:value-type="float" office:value="0.91781" calcext:value-type="float">
            <text:p>0.917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]-[.A5]; 2)+POWER([.K5]-[.B5];2))" office:value-type="float" office:value="242.9504020824" calcext:value-type="float">
            <text:p>242.9504020824</text:p>
          </table:table-cell>
          <table:table-cell table:formula="of:=SQRT(POWER([.J5]-[.C5]; 2)+POWER([.K5]-[.D5];2))" office:value-type="float" office:value="295.152219673171" calcext:value-type="float">
            <text:p>295.1522196732</text:p>
          </table:table-cell>
        </table:table-row>
        <table:table-row table:style-name="ro1">
          <table:table-cell office:value-type="float" office:value="183.418" calcext:value-type="float">
            <text:p>183.418</text:p>
          </table:table-cell>
          <table:table-cell office:value-type="float" office:value="267.115" calcext:value-type="float">
            <text:p>267.115</text:p>
          </table:table-cell>
          <table:table-cell office:value-type="float" office:value="157.129" calcext:value-type="float">
            <text:p>157.129</text:p>
          </table:table-cell>
          <table:table-cell office:value-type="float" office:value="181.118" calcext:value-type="float">
            <text:p>181.118</text:p>
          </table:table-cell>
          <table:table-cell office:value-type="float" office:value="23.2065" calcext:value-type="float">
            <text:p>23.2065</text:p>
          </table:table-cell>
          <table:table-cell office:value-type="float" office:value="99.8614" calcext:value-type="float">
            <text:p>99.8614</text:p>
          </table:table-cell>
          <table:table-cell office:value-type="float" office:value="183.21" calcext:value-type="float">
            <text:p>183.21</text:p>
          </table:table-cell>
          <table:table-cell office:value-type="float" office:value="0.908219" calcext:value-type="float">
            <text:p>0.9082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]-[.A6]; 2)+POWER([.K6]-[.B6];2))" office:value-type="float" office:value="202.148217773494" calcext:value-type="float">
            <text:p>202.1482177735</text:p>
          </table:table-cell>
          <table:table-cell table:formula="of:=SQRT(POWER([.J6]-[.C6]; 2)+POWER([.K6]-[.D6];2))" office:value-type="float" office:value="234.897996085535" calcext:value-type="float">
            <text:p>234.8979960855</text:p>
          </table:table-cell>
        </table:table-row>
        <table:table-row table:style-name="ro1">
          <table:table-cell office:value-type="float" office:value="150.371" calcext:value-type="float">
            <text:p>150.371</text:p>
          </table:table-cell>
          <table:table-cell office:value-type="float" office:value="184.695" calcext:value-type="float">
            <text:p>184.695</text:p>
          </table:table-cell>
          <table:table-cell office:value-type="float" office:value="123.404" calcext:value-type="float">
            <text:p>123.404</text:p>
          </table:table-cell>
          <table:table-cell office:value-type="float" office:value="113.086" calcext:value-type="float">
            <text:p>113.086</text:p>
          </table:table-cell>
          <table:table-cell office:value-type="float" office:value="-103.834" calcext:value-type="float">
            <text:p>-103.834</text:p>
          </table:table-cell>
          <table:table-cell office:value-type="float" office:value="-92.9371" calcext:value-type="float">
            <text:p>-92.9371</text:p>
          </table:table-cell>
          <table:table-cell office:value-type="float" office:value="232.726" calcext:value-type="float">
            <text:p>232.726</text:p>
          </table:table-cell>
          <table:table-cell office:value-type="float" office:value="0.864424" calcext:value-type="float">
            <text:p>0.8644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]-[.A7]; 2)+POWER([.K7]-[.B7];2))" office:value-type="float" office:value="240.554302946341" calcext:value-type="float">
            <text:p>240.5543029463</text:p>
          </table:table-cell>
          <table:table-cell table:formula="of:=SQRT(POWER([.J7]-[.C7]; 2)+POWER([.K7]-[.D7];2))" office:value-type="float" office:value="290.738877021977" calcext:value-type="float">
            <text:p>290.738877022</text:p>
          </table:table-cell>
        </table:table-row>
        <table:table-row table:style-name="ro1">
          <table:table-cell office:value-type="float" office:value="165.287" calcext:value-type="float">
            <text:p>165.287</text:p>
          </table:table-cell>
          <table:table-cell office:value-type="float" office:value="596.936" calcext:value-type="float">
            <text:p>596.936</text:p>
          </table:table-cell>
          <table:table-cell office:value-type="float" office:value="137.081" calcext:value-type="float">
            <text:p>137.081</text:p>
          </table:table-cell>
          <table:table-cell office:value-type="float" office:value="513.49" calcext:value-type="float">
            <text:p>513.49</text:p>
          </table:table-cell>
          <table:table-cell office:value-type="float" office:value="-170.097" calcext:value-type="float">
            <text:p>-170.097</text:p>
          </table:table-cell>
          <table:table-cell office:value-type="float" office:value="481.319" calcext:value-type="float">
            <text:p>481.319</text:p>
          </table:table-cell>
          <table:table-cell office:value-type="float" office:value="195.032" calcext:value-type="float">
            <text:p>195.032</text:p>
          </table:table-cell>
          <table:table-cell office:value-type="float" office:value="0.852497" calcext:value-type="float">
            <text:p>0.8524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]-[.A8]; 2)+POWER([.K8]-[.B8];2))" office:value-type="float" office:value="416.911190141258" calcext:value-type="float">
            <text:p>416.9111901413</text:p>
          </table:table-cell>
          <table:table-cell table:formula="of:=SQRT(POWER([.J8]-[.C8]; 2)+POWER([.K8]-[.D8];2))" office:value-type="float" office:value="366.982033158301" calcext:value-type="float">
            <text:p>366.9820331583</text:p>
          </table:table-cell>
        </table:table-row>
        <table:table-row table:style-name="ro1">
          <table:table-cell office:value-type="float" office:value="192.972" calcext:value-type="float">
            <text:p>192.972</text:p>
          </table:table-cell>
          <table:table-cell office:value-type="float" office:value="257.168" calcext:value-type="float">
            <text:p>257.168</text:p>
          </table:table-cell>
          <table:table-cell office:value-type="float" office:value="166.744" calcext:value-type="float">
            <text:p>166.744</text:p>
          </table:table-cell>
          <table:table-cell office:value-type="float" office:value="172.608" calcext:value-type="float">
            <text:p>172.608</text:p>
          </table:table-cell>
          <table:table-cell office:value-type="float" office:value="16.305" calcext:value-type="float">
            <text:p>16.305</text:p>
          </table:table-cell>
          <table:table-cell office:value-type="float" office:value="81.4285" calcext:value-type="float">
            <text:p>81.4285</text:p>
          </table:table-cell>
          <table:table-cell office:value-type="float" office:value="168.379" calcext:value-type="float">
            <text:p>168.379</text:p>
          </table:table-cell>
          <table:table-cell office:value-type="float" office:value="0.845395" calcext:value-type="float">
            <text:p>0.8453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]-[.A9]; 2)+POWER([.K9]-[.B9];2))" office:value-type="float" office:value="191.629238395397" calcext:value-type="float">
            <text:p>191.6292383954</text:p>
          </table:table-cell>
          <table:table-cell table:formula="of:=SQRT(POWER([.J9]-[.C9]; 2)+POWER([.K9]-[.D9];2))" office:value-type="float" office:value="228.068891346453" calcext:value-type="float">
            <text:p>228.0688913465</text:p>
          </table:table-cell>
        </table:table-row>
        <table:table-row table:style-name="ro1">
          <table:table-cell office:value-type="float" office:value="183.55" calcext:value-type="float">
            <text:p>183.55</text:p>
          </table:table-cell>
          <table:table-cell office:value-type="float" office:value="304.944" calcext:value-type="float">
            <text:p>304.944</text:p>
          </table:table-cell>
          <table:table-cell office:value-type="float" office:value="157.075" calcext:value-type="float">
            <text:p>157.075</text:p>
          </table:table-cell>
          <table:table-cell office:value-type="float" office:value="219.041" calcext:value-type="float">
            <text:p>219.041</text:p>
          </table:table-cell>
          <table:table-cell office:value-type="float" office:value="-0.580447" calcext:value-type="float">
            <text:p>-0.580447</text:p>
          </table:table-cell>
          <table:table-cell office:value-type="float" office:value="142.835" calcext:value-type="float">
            <text:p>142.835</text:p>
          </table:table-cell>
          <table:table-cell office:value-type="float" office:value="181.14" calcext:value-type="float">
            <text:p>181.14</text:p>
          </table:table-cell>
          <table:table-cell office:value-type="float" office:value="0.820085" calcext:value-type="float">
            <text:p>0.8200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]-[.A10]; 2)+POWER([.K10]-[.B10];2))" office:value-type="float" office:value="210.100332308162" calcext:value-type="float">
            <text:p>210.1003323082</text:p>
          </table:table-cell>
          <table:table-cell table:formula="of:=SQRT(POWER([.J10]-[.C10]; 2)+POWER([.K10]-[.D10];2))" office:value-type="float" office:value="228.083474425483" calcext:value-type="float">
            <text:p>228.0834744255</text:p>
          </table:table-cell>
        </table:table-row>
        <table:table-row table:style-name="ro1">
          <table:table-cell office:value-type="float" office:value="272.793" calcext:value-type="float">
            <text:p>272.793</text:p>
          </table:table-cell>
          <table:table-cell office:value-type="float" office:value="321.119" calcext:value-type="float">
            <text:p>321.119</text:p>
          </table:table-cell>
          <table:table-cell office:value-type="float" office:value="247.328" calcext:value-type="float">
            <text:p>247.328</text:p>
          </table:table-cell>
          <table:table-cell office:value-type="float" office:value="232.515" calcext:value-type="float">
            <text:p>232.515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80.004" calcext:value-type="float">
            <text:p>180.004</text:p>
          </table:table-cell>
          <table:table-cell office:value-type="float" office:value="50.6977" calcext:value-type="float">
            <text:p>50.6977</text:p>
          </table:table-cell>
          <table:table-cell office:value-type="float" office:value="0.806923" calcext:value-type="float">
            <text:p>0.8069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]-[.A11]; 2)+POWER([.K11]-[.B11];2))" office:value-type="float" office:value="136.480082832624" calcext:value-type="float">
            <text:p>136.4800828326</text:p>
          </table:table-cell>
          <table:table-cell table:formula="of:=SQRT(POWER([.J11]-[.C11]; 2)+POWER([.K11]-[.D11];2))" office:value-type="float" office:value="137.000732877602" calcext:value-type="float">
            <text:p>137.0007328776</text:p>
          </table:table-cell>
        </table:table-row>
        <table:table-row table:style-name="ro1">
          <table:table-cell office:value-type="float" office:value="148.871" calcext:value-type="float">
            <text:p>148.871</text:p>
          </table:table-cell>
          <table:table-cell office:value-type="float" office:value="189.454" calcext:value-type="float">
            <text:p>189.454</text:p>
          </table:table-cell>
          <table:table-cell office:value-type="float" office:value="122.02" calcext:value-type="float">
            <text:p>122.02</text:p>
          </table:table-cell>
          <table:table-cell office:value-type="float" office:value="115.743" calcext:value-type="float">
            <text:p>115.743</text:p>
          </table:table-cell>
          <table:table-cell office:value-type="float" office:value="-79.2661" calcext:value-type="float">
            <text:p>-79.2661</text:p>
          </table:table-cell>
          <table:table-cell office:value-type="float" office:value="-70.9518" calcext:value-type="float">
            <text:p>-70.9518</text:p>
          </table:table-cell>
          <table:table-cell office:value-type="float" office:value="235.541" calcext:value-type="float">
            <text:p>235.541</text:p>
          </table:table-cell>
          <table:table-cell office:value-type="float" office:value="0.773316" calcext:value-type="float">
            <text:p>0.7733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]-[.A12]; 2)+POWER([.K12]-[.B12];2))" office:value-type="float" office:value="240.928887344378" calcext:value-type="float">
            <text:p>240.9288873444</text:p>
          </table:table-cell>
          <table:table-cell table:formula="of:=SQRT(POWER([.J12]-[.C12]; 2)+POWER([.K12]-[.D12];2))" office:value-type="float" office:value="290.816695615984" calcext:value-type="float">
            <text:p>290.816695616</text:p>
          </table:table-cell>
        </table:table-row>
        <table:table-row table:style-name="ro1">
          <table:table-cell office:value-type="float" office:value="150.088" calcext:value-type="float">
            <text:p>150.088</text:p>
          </table:table-cell>
          <table:table-cell office:value-type="float" office:value="184.489" calcext:value-type="float">
            <text:p>184.489</text:p>
          </table:table-cell>
          <table:table-cell office:value-type="float" office:value="123.232" calcext:value-type="float">
            <text:p>123.232</text:p>
          </table:table-cell>
          <table:table-cell office:value-type="float" office:value="111.403" calcext:value-type="float">
            <text:p>111.403</text:p>
          </table:table-cell>
          <table:table-cell office:value-type="float" office:value="-84.0245" calcext:value-type="float">
            <text:p>-84.0245</text:p>
          </table:table-cell>
          <table:table-cell office:value-type="float" office:value="-81.9037" calcext:value-type="float">
            <text:p>-81.9037</text:p>
          </table:table-cell>
          <table:table-cell office:value-type="float" office:value="233.628" calcext:value-type="float">
            <text:p>233.628</text:p>
          </table:table-cell>
          <table:table-cell office:value-type="float" office:value="0.695697" calcext:value-type="float">
            <text:p>0.6956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]-[.A13]; 2)+POWER([.K13]-[.B13];2))" office:value-type="float" office:value="240.878265655081" calcext:value-type="float">
            <text:p>240.8782656551</text:p>
          </table:table-cell>
          <table:table-cell table:formula="of:=SQRT(POWER([.J13]-[.C13]; 2)+POWER([.K13]-[.D13];2))" office:value-type="float" office:value="291.642805899614" calcext:value-type="float">
            <text:p>291.6428058996</text:p>
          </table:table-cell>
        </table:table-row>
        <table:table-row table:style-name="ro1">
          <table:table-cell office:value-type="float" office:value="245.74" calcext:value-type="float">
            <text:p>245.74</text:p>
          </table:table-cell>
          <table:table-cell office:value-type="float" office:value="546.735" calcext:value-type="float">
            <text:p>546.735</text:p>
          </table:table-cell>
          <table:table-cell office:value-type="float" office:value="219.344" calcext:value-type="float">
            <text:p>219.344</text:p>
          </table:table-cell>
          <table:table-cell office:value-type="float" office:value="457.718" calcext:value-type="float">
            <text:p>457.718</text:p>
          </table:table-cell>
          <table:table-cell office:value-type="float" office:value="-70.6292" calcext:value-type="float">
            <text:p>-70.6292</text:p>
          </table:table-cell>
          <table:table-cell office:value-type="float" office:value="441.472" calcext:value-type="float">
            <text:p>441.472</text:p>
          </table:table-cell>
          <table:table-cell office:value-type="float" office:value="83.0998" calcext:value-type="float">
            <text:p>83.0998</text:p>
          </table:table-cell>
          <table:table-cell office:value-type="float" office:value="0.693527" calcext:value-type="float">
            <text:p>0.6935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]-[.A14]; 2)+POWER([.K14]-[.B14];2))" office:value-type="float" office:value="334.63300468573" calcext:value-type="float">
            <text:p>334.6330046857</text:p>
          </table:table-cell>
          <table:table-cell table:formula="of:=SQRT(POWER([.J14]-[.C14]; 2)+POWER([.K14]-[.D14];2))" office:value-type="float" office:value="271.377695951602" calcext:value-type="float">
            <text:p>271.3776959516</text:p>
          </table:table-cell>
        </table:table-row>
        <table:table-row table:style-name="ro1">
          <table:table-cell office:value-type="float" office:value="58.16" calcext:value-type="float">
            <text:p>58.16</text:p>
          </table:table-cell>
          <table:table-cell office:value-type="float" office:value="546.132" calcext:value-type="float">
            <text:p>546.132</text:p>
          </table:table-cell>
          <table:table-cell office:value-type="float" office:value="29.4633" calcext:value-type="float">
            <text:p>29.4633</text:p>
          </table:table-cell>
          <table:table-cell office:value-type="float" office:value="458.319" calcext:value-type="float">
            <text:p>458.319</text:p>
          </table:table-cell>
          <table:table-cell office:value-type="float" office:value="-148.751" calcext:value-type="float">
            <text:p>-148.751</text:p>
          </table:table-cell>
          <table:table-cell office:value-type="float" office:value="418.501" calcext:value-type="float">
            <text:p>418.501</text:p>
          </table:table-cell>
          <table:table-cell office:value-type="float" office:value="355.445" calcext:value-type="float">
            <text:p>355.445</text:p>
          </table:table-cell>
          <table:table-cell office:value-type="float" office:value="0.621148" calcext:value-type="float">
            <text:p>0.6211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]-[.A15]; 2)+POWER([.K15]-[.B15];2))" office:value-type="float" office:value="445.721862851712" calcext:value-type="float">
            <text:p>445.7218628517</text:p>
          </table:table-cell>
          <table:table-cell table:formula="of:=SQRT(POWER([.J15]-[.C15]; 2)+POWER([.K15]-[.D15];2))" office:value-type="float" office:value="415.319372781827" calcext:value-type="float">
            <text:p>415.3193727818</text:p>
          </table:table-cell>
        </table:table-row>
        <table:table-row table:style-name="ro1">
          <table:table-cell office:value-type="float" office:value="193.145" calcext:value-type="float">
            <text:p>193.145</text:p>
          </table:table-cell>
          <table:table-cell office:value-type="float" office:value="315.105" calcext:value-type="float">
            <text:p>315.105</text:p>
          </table:table-cell>
          <table:table-cell office:value-type="float" office:value="166.915" calcext:value-type="float">
            <text:p>166.915</text:p>
          </table:table-cell>
          <table:table-cell office:value-type="float" office:value="222.608" calcext:value-type="float">
            <text:p>222.608</text:p>
          </table:table-cell>
          <table:table-cell office:value-type="float" office:value="61.1852" calcext:value-type="float">
            <text:p>61.1852</text:p>
          </table:table-cell>
          <table:table-cell office:value-type="float" office:value="184.155" calcext:value-type="float">
            <text:p>184.155</text:p>
          </table:table-cell>
          <table:table-cell office:value-type="float" office:value="170.767" calcext:value-type="float">
            <text:p>170.767</text:p>
          </table:table-cell>
          <table:table-cell office:value-type="float" office:value="0.603317" calcext:value-type="float">
            <text:p>0.6033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]-[.A16]; 2)+POWER([.K16]-[.B16];2))" office:value-type="float" office:value="204.377034057156" calcext:value-type="float">
            <text:p>204.3770340572</text:p>
          </table:table-cell>
          <table:table-cell table:formula="of:=SQRT(POWER([.J16]-[.C16]; 2)+POWER([.K16]-[.D16];2))" office:value-type="float" office:value="217.949413600955" calcext:value-type="float">
            <text:p>217.949413601</text:p>
          </table:table-cell>
        </table:table-row>
        <table:table-row table:style-name="ro1">
          <table:table-cell office:value-type="float" office:value="154.156" calcext:value-type="float">
            <text:p>154.156</text:p>
          </table:table-cell>
          <table:table-cell office:value-type="float" office:value="261.221" calcext:value-type="float">
            <text:p>261.221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75.822" calcext:value-type="float">
            <text:p>175.822</text:p>
          </table:table-cell>
          <table:table-cell office:value-type="float" office:value="13.7156" calcext:value-type="float">
            <text:p>13.7156</text:p>
          </table:table-cell>
          <table:table-cell office:value-type="float" office:value="88.3869" calcext:value-type="float">
            <text:p>88.3869</text:p>
          </table:table-cell>
          <table:table-cell office:value-type="float" office:value="226.98" calcext:value-type="float">
            <text:p>226.98</text:p>
          </table:table-cell>
          <table:table-cell office:value-type="float" office:value="0.59979" calcext:value-type="float">
            <text:p>0.599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]-[.A17]; 2)+POWER([.K17]-[.B17];2))" office:value-type="float" office:value="230.646290186944" calcext:value-type="float">
            <text:p>230.6462901869</text:p>
          </table:table-cell>
          <table:table-cell table:formula="of:=SQRT(POWER([.J17]-[.C17]; 2)+POWER([.K17]-[.D17];2))" office:value-type="float" office:value="264.673955977916" calcext:value-type="float">
            <text:p>264.6739559779</text:p>
          </table:table-cell>
        </table:table-row>
        <table:table-row table:style-name="ro1">
          <table:table-cell office:value-type="float" office:value="245.794" calcext:value-type="float">
            <text:p>245.794</text:p>
          </table:table-cell>
          <table:table-cell office:value-type="float" office:value="561.609" calcext:value-type="float">
            <text:p>561.609</text:p>
          </table:table-cell>
          <table:table-cell office:value-type="float" office:value="219.387" calcext:value-type="float">
            <text:p>219.387</text:p>
          </table:table-cell>
          <table:table-cell office:value-type="float" office:value="474.975" calcext:value-type="float">
            <text:p>474.975</text:p>
          </table:table-cell>
          <table:table-cell office:value-type="float" office:value="-97.3235" calcext:value-type="float">
            <text:p>-97.3235</text:p>
          </table:table-cell>
          <table:table-cell office:value-type="float" office:value="454.077" calcext:value-type="float">
            <text:p>454.077</text:p>
          </table:table-cell>
          <table:table-cell office:value-type="float" office:value="80.155" calcext:value-type="float">
            <text:p>80.155</text:p>
          </table:table-cell>
          <table:table-cell office:value-type="float" office:value="0.582543" calcext:value-type="float">
            <text:p>0.5825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]-[.A18]; 2)+POWER([.K18]-[.B18];2))" office:value-type="float" office:value="348.210871910973" calcext:value-type="float">
            <text:p>348.210871911</text:p>
          </table:table-cell>
          <table:table-cell table:formula="of:=SQRT(POWER([.J18]-[.C18]; 2)+POWER([.K18]-[.D18];2))" office:value-type="float" office:value="285.262669120935" calcext:value-type="float">
            <text:p>285.2626691209</text:p>
          </table:table-cell>
        </table:table-row>
        <table:table-row table:style-name="ro1">
          <table:table-cell office:value-type="float" office:value="244.067" calcext:value-type="float">
            <text:p>244.067</text:p>
          </table:table-cell>
          <table:table-cell office:value-type="float" office:value="529.596" calcext:value-type="float">
            <text:p>529.596</text:p>
          </table:table-cell>
          <table:table-cell office:value-type="float" office:value="217.699" calcext:value-type="float">
            <text:p>217.699</text:p>
          </table:table-cell>
          <table:table-cell office:value-type="float" office:value="442.4" calcext:value-type="float">
            <text:p>442.4</text:p>
          </table:table-cell>
          <table:table-cell office:value-type="float" office:value="-80.198" calcext:value-type="float">
            <text:p>-80.198</text:p>
          </table:table-cell>
          <table:table-cell office:value-type="float" office:value="417.355" calcext:value-type="float">
            <text:p>417.355</text:p>
          </table:table-cell>
          <table:table-cell office:value-type="float" office:value="84.0864" calcext:value-type="float">
            <text:p>84.0864</text:p>
          </table:table-cell>
          <table:table-cell office:value-type="float" office:value="0.572485" calcext:value-type="float">
            <text:p>0.5724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]-[.A19]; 2)+POWER([.K19]-[.B19];2))" office:value-type="float" office:value="319.832305599356" calcext:value-type="float">
            <text:p>319.8323055994</text:p>
          </table:table-cell>
          <table:table-cell table:formula="of:=SQRT(POWER([.J19]-[.C19]; 2)+POWER([.K19]-[.D19];2))" office:value-type="float" office:value="260.415403924192" calcext:value-type="float">
            <text:p>260.4154039242</text:p>
          </table:table-cell>
        </table:table-row>
        <table:table-row table:style-name="ro1">
          <table:table-cell office:value-type="float" office:value="183.452" calcext:value-type="float">
            <text:p>183.452</text:p>
          </table:table-cell>
          <table:table-cell office:value-type="float" office:value="219.995" calcext:value-type="float">
            <text:p>219.995</text:p>
          </table:table-cell>
          <table:table-cell office:value-type="float" office:value="157.124" calcext:value-type="float">
            <text:p>157.124</text:p>
          </table:table-cell>
          <table:table-cell office:value-type="float" office:value="140.368" calcext:value-type="float">
            <text:p>140.368</text:p>
          </table:table-cell>
          <table:table-cell office:value-type="float" office:value="-18.1326" calcext:value-type="float">
            <text:p>-18.1326</text:p>
          </table:table-cell>
          <table:table-cell office:value-type="float" office:value="8.39513" calcext:value-type="float">
            <text:p>8.39513</text:p>
          </table:table-cell>
          <table:table-cell office:value-type="float" office:value="181.411" calcext:value-type="float">
            <text:p>181.411</text:p>
          </table:table-cell>
          <table:table-cell office:value-type="float" office:value="0.571758" calcext:value-type="float">
            <text:p>0.5717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]-[.A20]; 2)+POWER([.K20]-[.B20];2))" office:value-type="float" office:value="201.751630300724" calcext:value-type="float">
            <text:p>201.7516303007</text:p>
          </table:table-cell>
          <table:table-cell table:formula="of:=SQRT(POWER([.J20]-[.C20]; 2)+POWER([.K20]-[.D20];2))" office:value-type="float" office:value="248.599643603928" calcext:value-type="float">
            <text:p>248.5996436039</text:p>
          </table:table-cell>
        </table:table-row>
        <table:table-row table:style-name="ro1">
          <table:table-cell office:value-type="float" office:value="172.33" calcext:value-type="float">
            <text:p>172.33</text:p>
          </table:table-cell>
          <table:table-cell office:value-type="float" office:value="337.909" calcext:value-type="float">
            <text:p>337.909</text:p>
          </table:table-cell>
          <table:table-cell office:value-type="float" office:value="145.75" calcext:value-type="float">
            <text:p>145.75</text:p>
          </table:table-cell>
          <table:table-cell office:value-type="float" office:value="248.918" calcext:value-type="float">
            <text:p>248.918</text:p>
          </table:table-cell>
          <table:table-cell office:value-type="float" office:value="8.39245" calcext:value-type="float">
            <text:p>8.39245</text:p>
          </table:table-cell>
          <table:table-cell office:value-type="float" office:value="193.301" calcext:value-type="float">
            <text:p>193.301</text:p>
          </table:table-cell>
          <table:table-cell office:value-type="float" office:value="197.837" calcext:value-type="float">
            <text:p>197.837</text:p>
          </table:table-cell>
          <table:table-cell office:value-type="float" office:value="0.568644" calcext:value-type="float">
            <text:p>0.5686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]-[.A21]; 2)+POWER([.K21]-[.B21];2))" office:value-type="float" office:value="232.384864354372" calcext:value-type="float">
            <text:p>232.3848643544</text:p>
          </table:table-cell>
          <table:table-cell table:formula="of:=SQRT(POWER([.J21]-[.C21]; 2)+POWER([.K21]-[.D21];2))" office:value-type="float" office:value="238.35041687398" calcext:value-type="float">
            <text:p>238.350416874</text:p>
          </table:table-cell>
        </table:table-row>
        <table:table-row table:style-name="ro1">
          <table:table-cell office:value-type="float" office:value="162.984" calcext:value-type="float">
            <text:p>162.984</text:p>
          </table:table-cell>
          <table:table-cell office:value-type="float" office:value="253.812" calcext:value-type="float">
            <text:p>253.812</text:p>
          </table:table-cell>
          <table:table-cell office:value-type="float" office:value="136.587" calcext:value-type="float">
            <text:p>136.587</text:p>
          </table:table-cell>
          <table:table-cell office:value-type="float" office:value="169.223" calcext:value-type="float">
            <text:p>169.223</text:p>
          </table:table-cell>
          <table:table-cell office:value-type="float" office:value="11.7676" calcext:value-type="float">
            <text:p>11.7676</text:p>
          </table:table-cell>
          <table:table-cell office:value-type="float" office:value="76.0992" calcext:value-type="float">
            <text:p>76.0992</text:p>
          </table:table-cell>
          <table:table-cell office:value-type="float" office:value="213.81" calcext:value-type="float">
            <text:p>213.81</text:p>
          </table:table-cell>
          <table:table-cell office:value-type="float" office:value="0.542731" calcext:value-type="float">
            <text:p>0.5427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]-[.A22]; 2)+POWER([.K22]-[.B22];2))" office:value-type="float" office:value="221.331415754745" calcext:value-type="float">
            <text:p>221.3314157547</text:p>
          </table:table-cell>
          <table:table-cell table:formula="of:=SQRT(POWER([.J22]-[.C22]; 2)+POWER([.K22]-[.D22];2))" office:value-type="float" office:value="257.894715529419" calcext:value-type="float">
            <text:p>257.8947155294</text:p>
          </table:table-cell>
        </table:table-row>
        <table:table-row table:style-name="ro1">
          <table:table-cell office:value-type="float" office:value="154.065" calcext:value-type="float">
            <text:p>154.065</text:p>
          </table:table-cell>
          <table:table-cell office:value-type="float" office:value="241.021" calcext:value-type="float">
            <text:p>241.021</text:p>
          </table:table-cell>
          <table:table-cell office:value-type="float" office:value="127.742" calcext:value-type="float">
            <text:p>127.742</text:p>
          </table:table-cell>
          <table:table-cell office:value-type="float" office:value="156.026" calcext:value-type="float">
            <text:p>156.026</text:p>
          </table:table-cell>
          <table:table-cell office:value-type="float" office:value="22.4183" calcext:value-type="float">
            <text:p>22.4183</text:p>
          </table:table-cell>
          <table:table-cell office:value-type="float" office:value="63.3729" calcext:value-type="float">
            <text:p>63.3729</text:p>
          </table:table-cell>
          <table:table-cell office:value-type="float" office:value="227.976" calcext:value-type="float">
            <text:p>227.976</text:p>
          </table:table-cell>
          <table:table-cell office:value-type="float" office:value="0.519583" calcext:value-type="float">
            <text:p>0.5195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]-[.A23]; 2)+POWER([.K23]-[.B23];2))" office:value-type="float" office:value="229.937084146947" calcext:value-type="float">
            <text:p>229.9370841469</text:p>
          </table:table-cell>
          <table:table-cell table:formula="of:=SQRT(POWER([.J23]-[.C23]; 2)+POWER([.K23]-[.D23];2))" office:value-type="float" office:value="270.295562745673" calcext:value-type="float">
            <text:p>270.2955627457</text:p>
          </table:table-cell>
        </table:table-row>
        <table:table-row table:style-name="ro1">
          <table:table-cell office:value-type="float" office:value="245.755" calcext:value-type="float">
            <text:p>245.755</text:p>
          </table:table-cell>
          <table:table-cell office:value-type="float" office:value="551.625" calcext:value-type="float">
            <text:p>551.625</text:p>
          </table:table-cell>
          <table:table-cell office:value-type="float" office:value="219.401" calcext:value-type="float">
            <text:p>219.401</text:p>
          </table:table-cell>
          <table:table-cell office:value-type="float" office:value="467.744" calcext:value-type="float">
            <text:p>467.744</text:p>
          </table:table-cell>
          <table:table-cell office:value-type="float" office:value="-118.109" calcext:value-type="float">
            <text:p>-118.109</text:p>
          </table:table-cell>
          <table:table-cell office:value-type="float" office:value="436.552" calcext:value-type="float">
            <text:p>436.552</text:p>
          </table:table-cell>
          <table:table-cell office:value-type="float" office:value="77.5103" calcext:value-type="float">
            <text:p>77.5103</text:p>
          </table:table-cell>
          <table:table-cell office:value-type="float" office:value="0.519188" calcext:value-type="float">
            <text:p>0.5191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]-[.A24]; 2)+POWER([.K24]-[.B24];2))" office:value-type="float" office:value="339.086007747297" calcext:value-type="float">
            <text:p>339.0860077473</text:p>
          </table:table-cell>
          <table:table-cell table:formula="of:=SQRT(POWER([.J24]-[.C24]; 2)+POWER([.K24]-[.D24];2))" office:value-type="float" office:value="279.37999988725" calcext:value-type="float">
            <text:p>279.3799998873</text:p>
          </table:table-cell>
        </table:table-row>
        <table:table-row table:style-name="ro1">
          <table:table-cell office:value-type="float" office:value="272.741" calcext:value-type="float">
            <text:p>272.741</text:p>
          </table:table-cell>
          <table:table-cell office:value-type="float" office:value="315.657" calcext:value-type="float">
            <text:p>315.657</text:p>
          </table:table-cell>
          <table:table-cell office:value-type="float" office:value="247.327" calcext:value-type="float">
            <text:p>247.327</text:p>
          </table:table-cell>
          <table:table-cell office:value-type="float" office:value="228.31" calcext:value-type="float">
            <text:p>228.31</text:p>
          </table:table-cell>
          <table:table-cell office:value-type="float" office:value="31.0944" calcext:value-type="float">
            <text:p>31.0944</text:p>
          </table:table-cell>
          <table:table-cell office:value-type="float" office:value="168.191" calcext:value-type="float">
            <text:p>168.191</text:p>
          </table:table-cell>
          <table:table-cell office:value-type="float" office:value="49.125" calcext:value-type="float">
            <text:p>49.125</text:p>
          </table:table-cell>
          <table:table-cell office:value-type="float" office:value="0.442934" calcext:value-type="float">
            <text:p>0.4429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]-[.A25]; 2)+POWER([.K25]-[.B25];2))" office:value-type="float" office:value="133.431325894634" calcext:value-type="float">
            <text:p>133.4313258946</text:p>
          </table:table-cell>
          <table:table-cell table:formula="of:=SQRT(POWER([.J25]-[.C25]; 2)+POWER([.K25]-[.D25];2))" office:value-type="float" office:value="137.356925668129" calcext:value-type="float">
            <text:p>137.3569256681</text:p>
          </table:table-cell>
        </table:table-row>
        <table:table-row table:style-name="ro1">
          <table:table-cell office:value-type="float" office:value="147.08" calcext:value-type="float">
            <text:p>147.08</text:p>
          </table:table-cell>
          <table:table-cell office:value-type="float" office:value="261.448" calcext:value-type="float">
            <text:p>261.448</text:p>
          </table:table-cell>
          <table:table-cell office:value-type="float" office:value="120.586" calcext:value-type="float">
            <text:p>120.586</text:p>
          </table:table-cell>
          <table:table-cell office:value-type="float" office:value="176.715" calcext:value-type="float">
            <text:p>176.715</text:p>
          </table:table-cell>
          <table:table-cell office:value-type="float" office:value="4.75938" calcext:value-type="float">
            <text:p>4.75938</text:p>
          </table:table-cell>
          <table:table-cell office:value-type="float" office:value="84.712" calcext:value-type="float">
            <text:p>84.712</text:p>
          </table:table-cell>
          <table:table-cell office:value-type="float" office:value="237.409" calcext:value-type="float">
            <text:p>237.409</text:p>
          </table:table-cell>
          <table:table-cell office:value-type="float" office:value="0.428156" calcext:value-type="float">
            <text:p>0.4281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]-[.A26]; 2)+POWER([.K26]-[.B26];2))" office:value-type="float" office:value="237.716871727692" calcext:value-type="float">
            <text:p>237.7168717277</text:p>
          </table:table-cell>
          <table:table-cell table:formula="of:=SQRT(POWER([.J26]-[.C26]; 2)+POWER([.K26]-[.D26];2))" office:value-type="float" office:value="271.383615240493" calcext:value-type="float">
            <text:p>271.3836152405</text:p>
          </table:table-cell>
        </table:table-row>
        <table:table-row table:style-name="ro1">
          <table:table-cell office:value-type="float" office:value="265.16" calcext:value-type="float">
            <text:p>265.16</text:p>
          </table:table-cell>
          <table:table-cell office:value-type="float" office:value="543.317" calcext:value-type="float">
            <text:p>543.317</text:p>
          </table:table-cell>
          <table:table-cell office:value-type="float" office:value="239.18" calcext:value-type="float">
            <text:p>239.18</text:p>
          </table:table-cell>
          <table:table-cell office:value-type="float" office:value="454.525" calcext:value-type="float">
            <text:p>454.525</text:p>
          </table:table-cell>
          <table:table-cell office:value-type="float" office:value="-64.2824" calcext:value-type="float">
            <text:p>-64.2824</text:p>
          </table:table-cell>
          <table:table-cell office:value-type="float" office:value="439.05" calcext:value-type="float">
            <text:p>439.05</text:p>
          </table:table-cell>
          <table:table-cell office:value-type="float" office:value="55.0029" calcext:value-type="float">
            <text:p>55.0029</text:p>
          </table:table-cell>
          <table:table-cell office:value-type="float" office:value="0.407592" calcext:value-type="float">
            <text:p>0.4075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]-[.A27]; 2)+POWER([.K27]-[.B27];2))" office:value-type="float" office:value="323.905665416646" calcext:value-type="float">
            <text:p>323.9056654166</text:p>
          </table:table-cell>
          <table:table-cell table:formula="of:=SQRT(POWER([.J27]-[.C27]; 2)+POWER([.K27]-[.D27];2))" office:value-type="float" office:value="257.176414208224" calcext:value-type="float">
            <text:p>257.1764142082</text:p>
          </table:table-cell>
        </table:table-row>
        <table:table-row table:style-name="ro1">
          <table:table-cell office:value-type="float" office:value="182.161" calcext:value-type="float">
            <text:p>182.161</text:p>
          </table:table-cell>
          <table:table-cell office:value-type="float" office:value="129.582" calcext:value-type="float">
            <text:p>129.582</text:p>
          </table:table-cell>
          <table:table-cell office:value-type="float" office:value="156.893" calcext:value-type="float">
            <text:p>156.893</text:p>
          </table:table-cell>
          <table:table-cell office:value-type="float" office:value="37.1527" calcext:value-type="float">
            <text:p>37.1527</text:p>
          </table:table-cell>
          <table:table-cell office:value-type="float" office:value="185.653" calcext:value-type="float">
            <text:p>185.653</text:p>
          </table:table-cell>
          <table:table-cell office:value-type="float" office:value="-6.67733" calcext:value-type="float">
            <text:p>-6.67733</text:p>
          </table:table-cell>
          <table:table-cell office:value-type="float" office:value="196.074" calcext:value-type="float">
            <text:p>196.074</text:p>
          </table:table-cell>
          <table:table-cell office:value-type="float" office:value="0.404811" calcext:value-type="float">
            <text:p>0.4048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]-[.A28]; 2)+POWER([.K28]-[.B28];2))" office:value-type="float" office:value="231.034172028728" calcext:value-type="float">
            <text:p>231.0341720287</text:p>
          </table:table-cell>
          <table:table-cell table:formula="of:=SQRT(POWER([.J28]-[.C28]; 2)+POWER([.K28]-[.D28];2))" office:value-type="float" office:value="305.843106455401" calcext:value-type="float">
            <text:p>305.8431064554</text:p>
          </table:table-cell>
        </table:table-row>
        <table:table-row table:style-name="ro1">
          <table:table-cell office:value-type="float" office:value="182.679" calcext:value-type="float">
            <text:p>182.679</text:p>
          </table:table-cell>
          <table:table-cell office:value-type="float" office:value="230.619" calcext:value-type="float">
            <text:p>230.619</text:p>
          </table:table-cell>
          <table:table-cell office:value-type="float" office:value="156.663" calcext:value-type="float">
            <text:p>156.663</text:p>
          </table:table-cell>
          <table:table-cell office:value-type="float" office:value="142.457" calcext:value-type="float">
            <text:p>142.457</text:p>
          </table:table-cell>
          <table:table-cell office:value-type="float" office:value="69.1303" calcext:value-type="float">
            <text:p>69.1303</text:p>
          </table:table-cell>
          <table:table-cell office:value-type="float" office:value="70.6891" calcext:value-type="float">
            <text:p>70.6891</text:p>
          </table:table-cell>
          <table:table-cell office:value-type="float" office:value="187.431" calcext:value-type="float">
            <text:p>187.431</text:p>
          </table:table-cell>
          <table:table-cell office:value-type="float" office:value="0.398051" calcext:value-type="float">
            <text:p>0.3980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]-[.A29]; 2)+POWER([.K29]-[.B29];2))" office:value-type="float" office:value="201.64243651077" calcext:value-type="float">
            <text:p>201.6424365108</text:p>
          </table:table-cell>
          <table:table-cell table:formula="of:=SQRT(POWER([.J29]-[.C29]; 2)+POWER([.K29]-[.D29];2))" office:value-type="float" office:value="248.175180906552" calcext:value-type="float">
            <text:p>248.1751809066</text:p>
          </table:table-cell>
        </table:table-row>
        <table:table-row table:style-name="ro1">
          <table:table-cell office:value-type="float" office:value="186.358" calcext:value-type="float">
            <text:p>186.358</text:p>
          </table:table-cell>
          <table:table-cell office:value-type="float" office:value="194.858" calcext:value-type="float">
            <text:p>194.858</text:p>
          </table:table-cell>
          <table:table-cell office:value-type="float" office:value="160.33" calcext:value-type="float">
            <text:p>160.33</text:p>
          </table:table-cell>
          <table:table-cell office:value-type="float" office:value="111.568" calcext:value-type="float">
            <text:p>111.568</text:p>
          </table:table-cell>
          <table:table-cell office:value-type="float" office:value="40.9913" calcext:value-type="float">
            <text:p>40.9913</text:p>
          </table:table-cell>
          <table:table-cell office:value-type="float" office:value="2.36862" calcext:value-type="float">
            <text:p>2.36862</text:p>
          </table:table-cell>
          <table:table-cell office:value-type="float" office:value="180.688" calcext:value-type="float">
            <text:p>180.688</text:p>
          </table:table-cell>
          <table:table-cell office:value-type="float" office:value="0.389242" calcext:value-type="float">
            <text:p>0.3892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]-[.A30]; 2)+POWER([.K30]-[.B30];2))" office:value-type="float" office:value="203.18643736234" calcext:value-type="float">
            <text:p>203.1864373623</text:p>
          </table:table-cell>
          <table:table-cell table:formula="of:=SQRT(POWER([.J30]-[.C30]; 2)+POWER([.K30]-[.D30];2))" office:value-type="float" office:value="258.922334926904" calcext:value-type="float">
            <text:p>258.9223349269</text:p>
          </table:table-cell>
        </table:table-row>
        <table:table-row table:style-name="ro1">
          <table:table-cell office:value-type="float" office:value="155.032" calcext:value-type="float">
            <text:p>155.032</text:p>
          </table:table-cell>
          <table:table-cell office:value-type="float" office:value="234.751" calcext:value-type="float">
            <text:p>234.751</text:p>
          </table:table-cell>
          <table:table-cell office:value-type="float" office:value="128.501" calcext:value-type="float">
            <text:p>128.501</text:p>
          </table:table-cell>
          <table:table-cell office:value-type="float" office:value="153.413" calcext:value-type="float">
            <text:p>153.413</text:p>
          </table:table-cell>
          <table:table-cell office:value-type="float" office:value="-14.0048" calcext:value-type="float">
            <text:p>-14.0048</text:p>
          </table:table-cell>
          <table:table-cell office:value-type="float" office:value="35.1376" calcext:value-type="float">
            <text:p>35.1376</text:p>
          </table:table-cell>
          <table:table-cell office:value-type="float" office:value="225.705" calcext:value-type="float">
            <text:p>225.705</text:p>
          </table:table-cell>
          <table:table-cell office:value-type="float" office:value="0.386144" calcext:value-type="float">
            <text:p>0.3861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]-[.A31]; 2)+POWER([.K31]-[.B31];2))" office:value-type="float" office:value="229.082720921941" calcext:value-type="float">
            <text:p>229.0827209219</text:p>
          </table:table-cell>
          <table:table-cell table:formula="of:=SQRT(POWER([.J31]-[.C31]; 2)+POWER([.K31]-[.D31];2))" office:value-type="float" office:value="270.42077503402" calcext:value-type="float">
            <text:p>270.420775034</text:p>
          </table:table-cell>
        </table:table-row>
        <table:table-row table:style-name="ro1">
          <table:table-cell office:value-type="float" office:value="153.419" calcext:value-type="float">
            <text:p>153.419</text:p>
          </table:table-cell>
          <table:table-cell office:value-type="float" office:value="278.777" calcext:value-type="float">
            <text:p>278.777</text:p>
          </table:table-cell>
          <table:table-cell office:value-type="float" office:value="127.311" calcext:value-type="float">
            <text:p>127.311</text:p>
          </table:table-cell>
          <table:table-cell office:value-type="float" office:value="187.034" calcext:value-type="float">
            <text:p>187.034</text:p>
          </table:table-cell>
          <table:table-cell office:value-type="float" office:value="67.1507" calcext:value-type="float">
            <text:p>67.1507</text:p>
          </table:table-cell>
          <table:table-cell office:value-type="float" office:value="139.153" calcext:value-type="float">
            <text:p>139.153</text:p>
          </table:table-cell>
          <table:table-cell office:value-type="float" office:value="228.982" calcext:value-type="float">
            <text:p>228.982</text:p>
          </table:table-cell>
          <table:table-cell office:value-type="float" office:value="0.384463" calcext:value-type="float">
            <text:p>0.3844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]-[.A32]; 2)+POWER([.K32]-[.B32];2))" office:value-type="float" office:value="233.495493082843" calcext:value-type="float">
            <text:p>233.4954930828</text:p>
          </table:table-cell>
          <table:table-cell table:formula="of:=SQRT(POWER([.J32]-[.C32]; 2)+POWER([.K32]-[.D32];2))" office:value-type="float" office:value="262.508102497809" calcext:value-type="float">
            <text:p>262.5081024978</text:p>
          </table:table-cell>
        </table:table-row>
        <table:table-row table:style-name="ro1">
          <table:table-cell office:value-type="float" office:value="155.069" calcext:value-type="float">
            <text:p>155.069</text:p>
          </table:table-cell>
          <table:table-cell office:value-type="float" office:value="194.551" calcext:value-type="float">
            <text:p>194.551</text:p>
          </table:table-cell>
          <table:table-cell office:value-type="float" office:value="128.868" calcext:value-type="float">
            <text:p>128.868</text:p>
          </table:table-cell>
          <table:table-cell office:value-type="float" office:value="112.134" calcext:value-type="float">
            <text:p>112.134</text:p>
          </table:table-cell>
          <table:table-cell office:value-type="float" office:value="25.0783" calcext:value-type="float">
            <text:p>25.0783</text:p>
          </table:table-cell>
          <table:table-cell office:value-type="float" office:value="-4.49544" calcext:value-type="float">
            <text:p>-4.49544</text:p>
          </table:table-cell>
          <table:table-cell office:value-type="float" office:value="227.979" calcext:value-type="float">
            <text:p>227.979</text:p>
          </table:table-cell>
          <table:table-cell office:value-type="float" office:value="0.352342" calcext:value-type="float">
            <text:p>0.3523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]-[.A33]; 2)+POWER([.K33]-[.B33];2))" office:value-type="float" office:value="233.796514862818" calcext:value-type="float">
            <text:p>233.7965148628</text:p>
          </table:table-cell>
          <table:table-cell table:formula="of:=SQRT(POWER([.J33]-[.C33]; 2)+POWER([.K33]-[.D33];2))" office:value-type="float" office:value="286.28223029032" calcext:value-type="float">
            <text:p>286.2822302903</text:p>
          </table:table-cell>
        </table:table-row>
        <table:table-row table:style-name="ro1">
          <table:table-cell office:value-type="float" office:value="146.248" calcext:value-type="float">
            <text:p>146.248</text:p>
          </table:table-cell>
          <table:table-cell office:value-type="float" office:value="279.085" calcext:value-type="float">
            <text:p>279.085</text:p>
          </table:table-cell>
          <table:table-cell office:value-type="float" office:value="119.88" calcext:value-type="float">
            <text:p>119.88</text:p>
          </table:table-cell>
          <table:table-cell office:value-type="float" office:value="191.043" calcext:value-type="float">
            <text:p>191.043</text:p>
          </table:table-cell>
          <table:table-cell office:value-type="float" office:value="28.1283" calcext:value-type="float">
            <text:p>28.1283</text:p>
          </table:table-cell>
          <table:table-cell office:value-type="float" office:value="121.364" calcext:value-type="float">
            <text:p>121.364</text:p>
          </table:table-cell>
          <table:table-cell office:value-type="float" office:value="238.497" calcext:value-type="float">
            <text:p>238.497</text:p>
          </table:table-cell>
          <table:table-cell office:value-type="float" office:value="0.348887" calcext:value-type="float">
            <text:p>0.3488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]-[.A34]; 2)+POWER([.K34]-[.B34];2))" office:value-type="float" office:value="240.62691189682" calcext:value-type="float">
            <text:p>240.6269118968</text:p>
          </table:table-cell>
          <table:table-cell table:formula="of:=SQRT(POWER([.J34]-[.C34]; 2)+POWER([.K34]-[.D34];2))" office:value-type="float" office:value="268.990688033991" calcext:value-type="float">
            <text:p>268.990688034</text:p>
          </table:table-cell>
        </table:table-row>
        <table:table-row table:style-name="ro1">
          <table:table-cell office:value-type="float" office:value="238.285" calcext:value-type="float">
            <text:p>238.285</text:p>
          </table:table-cell>
          <table:table-cell office:value-type="float" office:value="563.559" calcext:value-type="float">
            <text:p>563.559</text:p>
          </table:table-cell>
          <table:table-cell office:value-type="float" office:value="211.748" calcext:value-type="float">
            <text:p>211.748</text:p>
          </table:table-cell>
          <table:table-cell office:value-type="float" office:value="484.449" calcext:value-type="float">
            <text:p>484.449</text:p>
          </table:table-cell>
          <table:table-cell office:value-type="float" office:value="-169.599" calcext:value-type="float">
            <text:p>-169.599</text:p>
          </table:table-cell>
          <table:table-cell office:value-type="float" office:value="440.225" calcext:value-type="float">
            <text:p>440.225</text:p>
          </table:table-cell>
          <table:table-cell office:value-type="float" office:value="83.3175" calcext:value-type="float">
            <text:p>83.3175</text:p>
          </table:table-cell>
          <table:table-cell office:value-type="float" office:value="0.31693" calcext:value-type="float">
            <text:p>0.316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]-[.A35]; 2)+POWER([.K35]-[.B35];2))" office:value-type="float" office:value="353.034065928488" calcext:value-type="float">
            <text:p>353.0340659285</text:p>
          </table:table-cell>
          <table:table-cell table:formula="of:=SQRT(POWER([.J35]-[.C35]; 2)+POWER([.K35]-[.D35];2))" office:value-type="float" office:value="297.409261969092" calcext:value-type="float">
            <text:p>297.4092619691</text:p>
          </table:table-cell>
        </table:table-row>
        <table:table-row table:style-name="ro1">
          <table:table-cell office:value-type="float" office:value="210.091" calcext:value-type="float">
            <text:p>210.091</text:p>
          </table:table-cell>
          <table:table-cell office:value-type="float" office:value="542.032" calcext:value-type="float">
            <text:p>542.032</text:p>
          </table:table-cell>
          <table:table-cell office:value-type="float" office:value="183.062" calcext:value-type="float">
            <text:p>183.062</text:p>
          </table:table-cell>
          <table:table-cell office:value-type="float" office:value="452.799" calcext:value-type="float">
            <text:p>452.799</text:p>
          </table:table-cell>
          <table:table-cell office:value-type="float" office:value="-79.4575" calcext:value-type="float">
            <text:p>-79.4575</text:p>
          </table:table-cell>
          <table:table-cell office:value-type="float" office:value="432.77" calcext:value-type="float">
            <text:p>432.77</text:p>
          </table:table-cell>
          <table:table-cell office:value-type="float" office:value="134.76" calcext:value-type="float">
            <text:p>134.76</text:p>
          </table:table-cell>
          <table:table-cell office:value-type="float" office:value="0.298648" calcext:value-type="float">
            <text:p>0.2986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]-[.A36]; 2)+POWER([.K36]-[.B36];2))" office:value-type="float" office:value="346.790342000754" calcext:value-type="float">
            <text:p>346.7903420008</text:p>
          </table:table-cell>
          <table:table-cell table:formula="of:=SQRT(POWER([.J36]-[.C36]; 2)+POWER([.K36]-[.D36];2))" office:value-type="float" office:value="291.225510979035" calcext:value-type="float">
            <text:p>291.225510979</text:p>
          </table:table-cell>
        </table:table-row>
        <table:table-row table:style-name="ro1">
          <table:table-cell office:value-type="float" office:value="206.568" calcext:value-type="float">
            <text:p>206.568</text:p>
          </table:table-cell>
          <table:table-cell office:value-type="float" office:value="409.83" calcext:value-type="float">
            <text:p>409.83</text:p>
          </table:table-cell>
          <table:table-cell office:value-type="float" office:value="180.013" calcext:value-type="float">
            <text:p>180.013</text:p>
          </table:table-cell>
          <table:table-cell office:value-type="float" office:value="318.347" calcext:value-type="float">
            <text:p>318.347</text:p>
          </table:table-cell>
          <table:table-cell office:value-type="float" office:value="2.07586" calcext:value-type="float">
            <text:p>2.07586</text:p>
          </table:table-cell>
          <table:table-cell office:value-type="float" office:value="286.71" calcext:value-type="float">
            <text:p>286.71</text:p>
          </table:table-cell>
          <table:table-cell office:value-type="float" office:value="146.522" calcext:value-type="float">
            <text:p>146.522</text:p>
          </table:table-cell>
          <table:table-cell office:value-type="float" office:value="0.278026" calcext:value-type="float">
            <text:p>0.2780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]-[.A37]; 2)+POWER([.K37]-[.B37];2))" office:value-type="float" office:value="244.2314957658" calcext:value-type="float">
            <text:p>244.2314957658</text:p>
          </table:table-cell>
          <table:table-cell table:formula="of:=SQRT(POWER([.J37]-[.C37]; 2)+POWER([.K37]-[.D37];2))" office:value-type="float" office:value="217.806245498149" calcext:value-type="float">
            <text:p>217.8062454981</text:p>
          </table:table-cell>
        </table:table-row>
        <table:table-row table:style-name="ro1">
          <table:table-cell office:value-type="float" office:value="223.367" calcext:value-type="float">
            <text:p>223.367</text:p>
          </table:table-cell>
          <table:table-cell office:value-type="float" office:value="240.068" calcext:value-type="float">
            <text:p>240.068</text:p>
          </table:table-cell>
          <table:table-cell office:value-type="float" office:value="197.497" calcext:value-type="float">
            <text:p>197.497</text:p>
          </table:table-cell>
          <table:table-cell office:value-type="float" office:value="153.812" calcext:value-type="float">
            <text:p>153.812</text:p>
          </table:table-cell>
          <table:table-cell office:value-type="float" office:value="51.8831" calcext:value-type="float">
            <text:p>51.8831</text:p>
          </table:table-cell>
          <table:table-cell office:value-type="float" office:value="72.619" calcext:value-type="float">
            <text:p>72.619</text:p>
          </table:table-cell>
          <table:table-cell office:value-type="float" office:value="125.021" calcext:value-type="float">
            <text:p>125.021</text:p>
          </table:table-cell>
          <table:table-cell office:value-type="float" office:value="0.274263" calcext:value-type="float">
            <text:p>0.2742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]-[.A38]; 2)+POWER([.K38]-[.B38];2))" office:value-type="float" office:value="160.644618064223" calcext:value-type="float">
            <text:p>160.6446180642</text:p>
          </table:table-cell>
          <table:table-cell table:formula="of:=SQRT(POWER([.J38]-[.C38]; 2)+POWER([.K38]-[.D38];2))" office:value-type="float" office:value="206.301944617592" calcext:value-type="float">
            <text:p>206.3019446176</text:p>
          </table:table-cell>
        </table:table-row>
        <table:table-row table:style-name="ro1">
          <table:table-cell office:value-type="float" office:value="211.364" calcext:value-type="float">
            <text:p>211.364</text:p>
          </table:table-cell>
          <table:table-cell office:value-type="float" office:value="541.755" calcext:value-type="float">
            <text:p>541.755</text:p>
          </table:table-cell>
          <table:table-cell office:value-type="float" office:value="184.197" calcext:value-type="float">
            <text:p>184.197</text:p>
          </table:table-cell>
          <table:table-cell office:value-type="float" office:value="463.772" calcext:value-type="float">
            <text:p>463.772</text:p>
          </table:table-cell>
          <table:table-cell office:value-type="float" office:value="-183.232" calcext:value-type="float">
            <text:p>-183.232</text:p>
          </table:table-cell>
          <table:table-cell office:value-type="float" office:value="407.392" calcext:value-type="float">
            <text:p>407.392</text:p>
          </table:table-cell>
          <table:table-cell office:value-type="float" office:value="123.897" calcext:value-type="float">
            <text:p>123.897</text:p>
          </table:table-cell>
          <table:table-cell office:value-type="float" office:value="0.268481" calcext:value-type="float">
            <text:p>0.2684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]-[.A39]; 2)+POWER([.K39]-[.B39];2))" office:value-type="float" office:value="345.91364315534" calcext:value-type="float">
            <text:p>345.9136431553</text:p>
          </table:table-cell>
          <table:table-cell table:formula="of:=SQRT(POWER([.J39]-[.C39]; 2)+POWER([.K39]-[.D39];2))" office:value-type="float" office:value="298.503029788644" calcext:value-type="float">
            <text:p>298.5030297886</text:p>
          </table:table-cell>
        </table:table-row>
        <table:table-row table:style-name="ro1">
          <table:table-cell office:value-type="float" office:value="232.649" calcext:value-type="float">
            <text:p>232.649</text:p>
          </table:table-cell>
          <table:table-cell office:value-type="float" office:value="234.629" calcext:value-type="float">
            <text:p>234.629</text:p>
          </table:table-cell>
          <table:table-cell office:value-type="float" office:value="206.881" calcext:value-type="float">
            <text:p>206.881</text:p>
          </table:table-cell>
          <table:table-cell office:value-type="float" office:value="147.126" calcext:value-type="float">
            <text:p>147.126</text:p>
          </table:table-cell>
          <table:table-cell office:value-type="float" office:value="70.3891" calcext:value-type="float">
            <text:p>70.3891</text:p>
          </table:table-cell>
          <table:table-cell office:value-type="float" office:value="73.7457" calcext:value-type="float">
            <text:p>73.7457</text:p>
          </table:table-cell>
          <table:table-cell office:value-type="float" office:value="112.831" calcext:value-type="float">
            <text:p>112.831</text:p>
          </table:table-cell>
          <table:table-cell office:value-type="float" office:value="0.255531" calcext:value-type="float">
            <text:p>0.2555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]-[.A40]; 2)+POWER([.K40]-[.B40];2))" office:value-type="float" office:value="151.530382570625" calcext:value-type="float">
            <text:p>151.5303825706</text:p>
          </table:table-cell>
          <table:table-cell table:formula="of:=SQRT(POWER([.J40]-[.C40]; 2)+POWER([.K40]-[.D40];2))" office:value-type="float" office:value="200.928385344132" calcext:value-type="float">
            <text:p>200.9283853441</text:p>
          </table:table-cell>
        </table:table-row>
        <table:table-row table:style-name="ro1">
          <table:table-cell office:value-type="float" office:value="223.249" calcext:value-type="float">
            <text:p>223.249</text:p>
          </table:table-cell>
          <table:table-cell office:value-type="float" office:value="263.779" calcext:value-type="float">
            <text:p>263.779</text:p>
          </table:table-cell>
          <table:table-cell office:value-type="float" office:value="197.309" calcext:value-type="float">
            <text:p>197.309</text:p>
          </table:table-cell>
          <table:table-cell office:value-type="float" office:value="176.524" calcext:value-type="float">
            <text:p>176.524</text:p>
          </table:table-cell>
          <table:table-cell office:value-type="float" office:value="47.6898" calcext:value-type="float">
            <text:p>47.6898</text:p>
          </table:table-cell>
          <table:table-cell office:value-type="float" office:value="104.79" calcext:value-type="float">
            <text:p>104.79</text:p>
          </table:table-cell>
          <table:table-cell office:value-type="float" office:value="125.044" calcext:value-type="float">
            <text:p>125.044</text:p>
          </table:table-cell>
          <table:table-cell office:value-type="float" office:value="0.238701" calcext:value-type="float">
            <text:p>0.2387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]-[.A41]; 2)+POWER([.K41]-[.B41];2))" office:value-type="float" office:value="162.219631493849" calcext:value-type="float">
            <text:p>162.2196314938</text:p>
          </table:table-cell>
          <table:table-cell table:formula="of:=SQRT(POWER([.J41]-[.C41]; 2)+POWER([.K41]-[.D41];2))" office:value-type="float" office:value="197.839925336116" calcext:value-type="float">
            <text:p>197.8399253361</text:p>
          </table:table-cell>
        </table:table-row>
        <table:table-row table:style-name="ro1">
          <table:table-cell office:value-type="float" office:value="164.09" calcext:value-type="float">
            <text:p>164.09</text:p>
          </table:table-cell>
          <table:table-cell office:value-type="float" office:value="445.837" calcext:value-type="float">
            <text:p>445.837</text:p>
          </table:table-cell>
          <table:table-cell office:value-type="float" office:value="136.652" calcext:value-type="float">
            <text:p>136.652</text:p>
          </table:table-cell>
          <table:table-cell office:value-type="float" office:value="361.312" calcext:value-type="float">
            <text:p>361.312</text:p>
          </table:table-cell>
          <table:table-cell office:value-type="float" office:value="-95.3607" calcext:value-type="float">
            <text:p>-95.3607</text:p>
          </table:table-cell>
          <table:table-cell office:value-type="float" office:value="302.295" calcext:value-type="float">
            <text:p>302.295</text:p>
          </table:table-cell>
          <table:table-cell office:value-type="float" office:value="203.332" calcext:value-type="float">
            <text:p>203.332</text:p>
          </table:table-cell>
          <table:table-cell office:value-type="float" office:value="0.231964" calcext:value-type="float">
            <text:p>0.2319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]-[.A42]; 2)+POWER([.K42]-[.B42];2))" office:value-type="float" office:value="299.84984687173" calcext:value-type="float">
            <text:p>299.8498468717</text:p>
          </table:table-cell>
          <table:table-cell table:formula="of:=SQRT(POWER([.J42]-[.C42]; 2)+POWER([.K42]-[.D42];2))" office:value-type="float" office:value="274.620440695881" calcext:value-type="float">
            <text:p>274.6204406959</text:p>
          </table:table-cell>
        </table:table-row>
        <table:table-row table:style-name="ro1">
          <table:table-cell office:value-type="float" office:value="230.987" calcext:value-type="float">
            <text:p>230.987</text:p>
          </table:table-cell>
          <table:table-cell office:value-type="float" office:value="150.123" calcext:value-type="float">
            <text:p>150.123</text:p>
          </table:table-cell>
          <table:table-cell office:value-type="float" office:value="205.444" calcext:value-type="float">
            <text:p>205.444</text:p>
          </table:table-cell>
          <table:table-cell office:value-type="float" office:value="64.0999" calcext:value-type="float">
            <text:p>64.0999</text:p>
          </table:table-cell>
          <table:table-cell office:value-type="float" office:value="110.378" calcext:value-type="float">
            <text:p>110.378</text:p>
          </table:table-cell>
          <table:table-cell office:value-type="float" office:value="-28.2416" calcext:value-type="float">
            <text:p>-28.2416</text:p>
          </table:table-cell>
          <table:table-cell office:value-type="float" office:value="118.327" calcext:value-type="float">
            <text:p>118.327</text:p>
          </table:table-cell>
          <table:table-cell office:value-type="float" office:value="0.228468" calcext:value-type="float">
            <text:p>0.2284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]-[.A43]; 2)+POWER([.K43]-[.B43];2))" office:value-type="float" office:value="178.4779014276" calcext:value-type="float">
            <text:p>178.4779014276</text:p>
          </table:table-cell>
          <table:table-cell table:formula="of:=SQRT(POWER([.J43]-[.C43]; 2)+POWER([.K43]-[.D43];2))" office:value-type="float" office:value="252.052952206496" calcext:value-type="float">
            <text:p>252.0529522065</text:p>
          </table:table-cell>
        </table:table-row>
        <table:table-row table:style-name="ro1">
          <table:table-cell office:value-type="float" office:value="148.281" calcext:value-type="float">
            <text:p>148.281</text:p>
          </table:table-cell>
          <table:table-cell office:value-type="float" office:value="249.025" calcext:value-type="float">
            <text:p>249.025</text:p>
          </table:table-cell>
          <table:table-cell office:value-type="float" office:value="122.411" calcext:value-type="float">
            <text:p>122.411</text:p>
          </table:table-cell>
          <table:table-cell office:value-type="float" office:value="156.979" calcext:value-type="float">
            <text:p>156.979</text:p>
          </table:table-cell>
          <table:table-cell office:value-type="float" office:value="88.7863" calcext:value-type="float">
            <text:p>88.7863</text:p>
          </table:table-cell>
          <table:table-cell office:value-type="float" office:value="109.002" calcext:value-type="float">
            <text:p>109.002</text:p>
          </table:table-cell>
          <table:table-cell office:value-type="float" office:value="237.788" calcext:value-type="float">
            <text:p>237.788</text:p>
          </table:table-cell>
          <table:table-cell office:value-type="float" office:value="0.22155" calcext:value-type="float">
            <text:p>0.221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]-[.A44]; 2)+POWER([.K44]-[.B44];2))" office:value-type="float" office:value="235.823657816598" calcext:value-type="float">
            <text:p>235.8236578166</text:p>
          </table:table-cell>
          <table:table-cell table:formula="of:=SQRT(POWER([.J44]-[.C44]; 2)+POWER([.K44]-[.D44];2))" office:value-type="float" office:value="275.058857995884" calcext:value-type="float">
            <text:p>275.0588579959</text:p>
          </table:table-cell>
        </table:table-row>
        <table:table-row table:style-name="ro1">
          <table:table-cell office:value-type="float" office:value="133.08" calcext:value-type="float">
            <text:p>133.08</text:p>
          </table:table-cell>
          <table:table-cell office:value-type="float" office:value="110.878" calcext:value-type="float">
            <text:p>110.878</text:p>
          </table:table-cell>
          <table:table-cell office:value-type="float" office:value="107.762" calcext:value-type="float">
            <text:p>107.762</text:p>
          </table:table-cell>
          <table:table-cell office:value-type="float" office:value="25.9863" calcext:value-type="float">
            <text:p>25.9863</text:p>
          </table:table-cell>
          <table:table-cell office:value-type="float" office:value="111.889" calcext:value-type="float">
            <text:p>111.889</text:p>
          </table:table-cell>
          <table:table-cell office:value-type="float" office:value="-76.7748" calcext:value-type="float">
            <text:p>-76.7748</text:p>
          </table:table-cell>
          <table:table-cell office:value-type="float" office:value="265.467" calcext:value-type="float">
            <text:p>265.467</text:p>
          </table:table-cell>
          <table:table-cell office:value-type="float" office:value="0.20573" calcext:value-type="float">
            <text:p>0.205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]-[.A45]; 2)+POWER([.K45]-[.B45];2))" office:value-type="float" office:value="283.114509137204" calcext:value-type="float">
            <text:p>283.1145091372</text:p>
          </table:table-cell>
          <table:table-cell table:formula="of:=SQRT(POWER([.J45]-[.C45]; 2)+POWER([.K45]-[.D45];2))" office:value-type="float" office:value="350.669860740398" calcext:value-type="float">
            <text:p>350.6698607404</text:p>
          </table:table-cell>
        </table:table-row>
        <table:table-row table:style-name="ro1">
          <table:table-cell office:value-type="float" office:value="260.851" calcext:value-type="float">
            <text:p>260.851</text:p>
          </table:table-cell>
          <table:table-cell office:value-type="float" office:value="269.845" calcext:value-type="float">
            <text:p>269.845</text:p>
          </table:table-cell>
          <table:table-cell office:value-type="float" office:value="235.359" calcext:value-type="float">
            <text:p>235.359</text:p>
          </table:table-cell>
          <table:table-cell office:value-type="float" office:value="183.775" calcext:value-type="float">
            <text:p>183.775</text:p>
          </table:table-cell>
          <table:table-cell office:value-type="float" office:value="40.7091" calcext:value-type="float">
            <text:p>40.7091</text:p>
          </table:table-cell>
          <table:table-cell office:value-type="float" office:value="107.898" calcext:value-type="float">
            <text:p>107.898</text:p>
          </table:table-cell>
          <table:table-cell office:value-type="float" office:value="67.0366" calcext:value-type="float">
            <text:p>67.0366</text:p>
          </table:table-cell>
          <table:table-cell office:value-type="float" office:value="0.20435" calcext:value-type="float">
            <text:p>0.204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]-[.A46]; 2)+POWER([.K46]-[.B46];2))" office:value-type="float" office:value="126.257753132233" calcext:value-type="float">
            <text:p>126.2577531322</text:p>
          </table:table-cell>
          <table:table-cell table:formula="of:=SQRT(POWER([.J46]-[.C46]; 2)+POWER([.K46]-[.D46];2))" office:value-type="float" office:value="159.638020239541" calcext:value-type="float">
            <text:p>159.6380202395</text:p>
          </table:table-cell>
        </table:table-row>
        <table:table-row table:style-name="ro1">
          <table:table-cell office:value-type="float" office:value="265.626" calcext:value-type="float">
            <text:p>265.626</text:p>
          </table:table-cell>
          <table:table-cell office:value-type="float" office:value="540.574" calcext:value-type="float">
            <text:p>540.574</text:p>
          </table:table-cell>
          <table:table-cell office:value-type="float" office:value="239.751" calcext:value-type="float">
            <text:p>239.751</text:p>
          </table:table-cell>
          <table:table-cell office:value-type="float" office:value="455.359" calcext:value-type="float">
            <text:p>455.359</text:p>
          </table:table-cell>
          <table:table-cell office:value-type="float" office:value="-94.5224" calcext:value-type="float">
            <text:p>-94.5224</text:p>
          </table:table-cell>
          <table:table-cell office:value-type="float" office:value="428.288" calcext:value-type="float">
            <text:p>428.288</text:p>
          </table:table-cell>
          <table:table-cell office:value-type="float" office:value="50.0175" calcext:value-type="float">
            <text:p>50.0175</text:p>
          </table:table-cell>
          <table:table-cell office:value-type="float" office:value="0.19986" calcext:value-type="float">
            <text:p>0.199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]-[.A47]; 2)+POWER([.K47]-[.B47];2))" office:value-type="float" office:value="321.183494831226" calcext:value-type="float">
            <text:p>321.1834948312</text:p>
          </table:table-cell>
          <table:table-cell table:formula="of:=SQRT(POWER([.J47]-[.C47]; 2)+POWER([.K47]-[.D47];2))" office:value-type="float" office:value="257.545795698551" calcext:value-type="float">
            <text:p>257.5457956986</text:p>
          </table:table-cell>
        </table:table-row>
        <table:table-row table:style-name="ro1">
          <table:table-cell office:value-type="float" office:value="206.824" calcext:value-type="float">
            <text:p>206.824</text:p>
          </table:table-cell>
          <table:table-cell office:value-type="float" office:value="429.202" calcext:value-type="float">
            <text:p>429.202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346.492" calcext:value-type="float">
            <text:p>346.492</text:p>
          </table:table-cell>
          <table:table-cell office:value-type="float" office:value="-91.5033" calcext:value-type="float">
            <text:p>-91.5033</text:p>
          </table:table-cell>
          <table:table-cell office:value-type="float" office:value="280.456" calcext:value-type="float">
            <text:p>280.456</text:p>
          </table:table-cell>
          <table:table-cell office:value-type="float" office:value="138.459" calcext:value-type="float">
            <text:p>138.459</text:p>
          </table:table-cell>
          <table:table-cell office:value-type="float" office:value="0.198936" calcext:value-type="float">
            <text:p>0.1989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]-[.A48]; 2)+POWER([.K48]-[.B48];2))" office:value-type="float" office:value="257.751670760831" calcext:value-type="float">
            <text:p>257.7516707608</text:p>
          </table:table-cell>
          <table:table-cell table:formula="of:=SQRT(POWER([.J48]-[.C48]; 2)+POWER([.K48]-[.D48];2))" office:value-type="float" office:value="229.173077146946" calcext:value-type="float">
            <text:p>229.1730771469</text:p>
          </table:table-cell>
        </table:table-row>
        <table:table-row table:style-name="ro1">
          <table:table-cell office:value-type="float" office:value="196.092" calcext:value-type="float">
            <text:p>196.092</text:p>
          </table:table-cell>
          <table:table-cell office:value-type="float" office:value="190.375" calcext:value-type="float">
            <text:p>190.375</text:p>
          </table:table-cell>
          <table:table-cell office:value-type="float" office:value="170.204" calcext:value-type="float">
            <text:p>170.204</text:p>
          </table:table-cell>
          <table:table-cell office:value-type="float" office:value="105.198" calcext:value-type="float">
            <text:p>105.198</text:p>
          </table:table-cell>
          <table:table-cell office:value-type="float" office:value="66.9407" calcext:value-type="float">
            <text:p>66.9407</text:p>
          </table:table-cell>
          <table:table-cell office:value-type="float" office:value="9.5418" calcext:value-type="float">
            <text:p>9.5418</text:p>
          </table:table-cell>
          <table:table-cell office:value-type="float" office:value="167.577" calcext:value-type="float">
            <text:p>167.577</text:p>
          </table:table-cell>
          <table:table-cell office:value-type="float" office:value="0.186961" calcext:value-type="float">
            <text:p>0.1869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]-[.A49]; 2)+POWER([.K49]-[.B49];2))" office:value-type="float" office:value="194.87061627911" calcext:value-type="float">
            <text:p>194.8706162791</text:p>
          </table:table-cell>
          <table:table-cell table:formula="of:=SQRT(POWER([.J49]-[.C49]; 2)+POWER([.K49]-[.D49];2))" office:value-type="float" office:value="253.817881206191" calcext:value-type="float">
            <text:p>253.8178812062</text:p>
          </table:table-cell>
        </table:table-row>
        <table:table-row table:style-name="ro1">
          <table:table-cell office:value-type="float" office:value="182.484" calcext:value-type="float">
            <text:p>182.484</text:p>
          </table:table-cell>
          <table:table-cell office:value-type="float" office:value="320.819" calcext:value-type="float">
            <text:p>320.819</text:p>
          </table:table-cell>
          <table:table-cell office:value-type="float" office:value="156.145" calcext:value-type="float">
            <text:p>156.145</text:p>
          </table:table-cell>
          <table:table-cell office:value-type="float" office:value="229.481" calcext:value-type="float">
            <text:p>229.481</text:p>
          </table:table-cell>
          <table:table-cell office:value-type="float" office:value="43.9779" calcext:value-type="float">
            <text:p>43.9779</text:p>
          </table:table-cell>
          <table:table-cell office:value-type="float" office:value="184.783" calcext:value-type="float">
            <text:p>184.783</text:p>
          </table:table-cell>
          <table:table-cell office:value-type="float" office:value="185.094" calcext:value-type="float">
            <text:p>185.094</text:p>
          </table:table-cell>
          <table:table-cell office:value-type="float" office:value="0.18591" calcext:value-type="float">
            <text:p>0.185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]-[.A50]; 2)+POWER([.K50]-[.B50];2))" office:value-type="float" office:value="216.381914717936" calcext:value-type="float">
            <text:p>216.3819147179</text:p>
          </table:table-cell>
          <table:table-cell table:formula="of:=SQRT(POWER([.J50]-[.C50]; 2)+POWER([.K50]-[.D50];2))" office:value-type="float" office:value="228.198655530658" calcext:value-type="float">
            <text:p>228.1986555307</text:p>
          </table:table-cell>
        </table:table-row>
        <table:table-row table:style-name="ro1">
          <table:table-cell office:value-type="float" office:value="216.815" calcext:value-type="float">
            <text:p>216.815</text:p>
          </table:table-cell>
          <table:table-cell office:value-type="float" office:value="547.342" calcext:value-type="float">
            <text:p>547.342</text:p>
          </table:table-cell>
          <table:table-cell office:value-type="float" office:value="189.873" calcext:value-type="float">
            <text:p>189.873</text:p>
          </table:table-cell>
          <table:table-cell office:value-type="float" office:value="458.867" calcext:value-type="float">
            <text:p>458.867</text:p>
          </table:table-cell>
          <table:table-cell office:value-type="float" office:value="-85.9399" calcext:value-type="float">
            <text:p>-85.9399</text:p>
          </table:table-cell>
          <table:table-cell office:value-type="float" office:value="438.047" calcext:value-type="float">
            <text:p>438.047</text:p>
          </table:table-cell>
          <table:table-cell office:value-type="float" office:value="124.291" calcext:value-type="float">
            <text:p>124.291</text:p>
          </table:table-cell>
          <table:table-cell office:value-type="float" office:value="0.177137" calcext:value-type="float">
            <text:p>0.1771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]-[.A51]; 2)+POWER([.K51]-[.B51];2))" office:value-type="float" office:value="348.115729591468" calcext:value-type="float">
            <text:p>348.1157295915</text:p>
          </table:table-cell>
          <table:table-cell table:formula="of:=SQRT(POWER([.J51]-[.C51]; 2)+POWER([.K51]-[.D51];2))" office:value-type="float" office:value="291.06114103054" calcext:value-type="float">
            <text:p>291.0611410305</text:p>
          </table:table-cell>
        </table:table-row>
        <table:table-row table:style-name="ro1">
          <table:table-cell office:value-type="float" office:value="148.598" calcext:value-type="float">
            <text:p>148.598</text:p>
          </table:table-cell>
          <table:table-cell office:value-type="float" office:value="179.174" calcext:value-type="float">
            <text:p>179.174</text:p>
          </table:table-cell>
          <table:table-cell office:value-type="float" office:value="121.653" calcext:value-type="float">
            <text:p>121.653</text:p>
          </table:table-cell>
          <table:table-cell office:value-type="float" office:value="107.452" calcext:value-type="float">
            <text:p>107.452</text:p>
          </table:table-cell>
          <table:table-cell office:value-type="float" office:value="-99.1629" calcext:value-type="float">
            <text:p>-99.1629</text:p>
          </table:table-cell>
          <table:table-cell office:value-type="float" office:value="-99.2754" calcext:value-type="float">
            <text:p>-99.275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0.176358" calcext:value-type="float">
            <text:p>0.1763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]-[.A52]; 2)+POWER([.K52]-[.B52];2))" office:value-type="float" office:value="243.641556143446" calcext:value-type="float">
            <text:p>243.6415561434</text:p>
          </table:table-cell>
          <table:table-cell table:formula="of:=SQRT(POWER([.J52]-[.C52]; 2)+POWER([.K52]-[.D52];2))" office:value-type="float" office:value="294.837434382068" calcext:value-type="float">
            <text:p>294.8374343821</text:p>
          </table:table-cell>
        </table:table-row>
        <table:table-row table:style-name="ro1">
          <table:table-cell office:value-type="float" office:value="164.714" calcext:value-type="float">
            <text:p>164.714</text:p>
          </table:table-cell>
          <table:table-cell office:value-type="float" office:value="405.695" calcext:value-type="float">
            <text:p>405.695</text:p>
          </table:table-cell>
          <table:table-cell office:value-type="float" office:value="138.063" calcext:value-type="float">
            <text:p>138.063</text:p>
          </table:table-cell>
          <table:table-cell office:value-type="float" office:value="310.222" calcext:value-type="float">
            <text:p>310.222</text:p>
          </table:table-cell>
          <table:table-cell office:value-type="float" office:value="28.2297" calcext:value-type="float">
            <text:p>28.2297</text:p>
          </table:table-cell>
          <table:table-cell office:value-type="float" office:value="291.313" calcext:value-type="float">
            <text:p>291.313</text:p>
          </table:table-cell>
          <table:table-cell office:value-type="float" office:value="208.331" calcext:value-type="float">
            <text:p>208.331</text:p>
          </table:table-cell>
          <table:table-cell office:value-type="float" office:value="0.170606" calcext:value-type="float">
            <text:p>0.1706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]-[.A53]; 2)+POWER([.K53]-[.B53];2))" office:value-type="float" office:value="273.646492433212" calcext:value-type="float">
            <text:p>273.6464924332</text:p>
          </table:table-cell>
          <table:table-cell table:formula="of:=SQRT(POWER([.J53]-[.C53]; 2)+POWER([.K53]-[.D53];2))" office:value-type="float" office:value="255.223919829235" calcext:value-type="float">
            <text:p>255.2239198292</text:p>
          </table:table-cell>
        </table:table-row>
        <table:table-row table:style-name="ro1">
          <table:table-cell office:value-type="float" office:value="164.908" calcext:value-type="float">
            <text:p>164.908</text:p>
          </table:table-cell>
          <table:table-cell office:value-type="float" office:value="464.161" calcext:value-type="float">
            <text:p>464.161</text:p>
          </table:table-cell>
          <table:table-cell office:value-type="float" office:value="137.097" calcext:value-type="float">
            <text:p>137.097</text:p>
          </table:table-cell>
          <table:table-cell office:value-type="float" office:value="385.428" calcext:value-type="float">
            <text:p>385.428</text:p>
          </table:table-cell>
          <table:table-cell office:value-type="float" office:value="-162" calcext:value-type="float">
            <text:p>-162</text:p>
          </table:table-cell>
          <table:table-cell office:value-type="float" office:value="306.514" calcext:value-type="float">
            <text:p>306.514</text:p>
          </table:table-cell>
          <table:table-cell office:value-type="float" office:value="198.908" calcext:value-type="float">
            <text:p>198.908</text:p>
          </table:table-cell>
          <table:table-cell office:value-type="float" office:value="0.163089" calcext:value-type="float">
            <text:p>0.1630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]-[.A54]; 2)+POWER([.K54]-[.B54];2))" office:value-type="float" office:value="312.020535197605" calcext:value-type="float">
            <text:p>312.0205351976</text:p>
          </table:table-cell>
          <table:table-cell table:formula="of:=SQRT(POWER([.J54]-[.C54]; 2)+POWER([.K54]-[.D54];2))" office:value-type="float" office:value="285.53928379997" calcext:value-type="float">
            <text:p>285.5392838</text:p>
          </table:table-cell>
        </table:table-row>
        <table:table-row table:style-name="ro1">
          <table:table-cell office:value-type="float" office:value="156.426" calcext:value-type="float">
            <text:p>156.426</text:p>
          </table:table-cell>
          <table:table-cell office:value-type="float" office:value="167.785" calcext:value-type="float">
            <text:p>167.785</text:p>
          </table:table-cell>
          <table:table-cell office:value-type="float" office:value="130.688" calcext:value-type="float">
            <text:p>130.688</text:p>
          </table:table-cell>
          <table:table-cell office:value-type="float" office:value="81.3322" calcext:value-type="float">
            <text:p>81.3322</text:p>
          </table:table-cell>
          <table:table-cell office:value-type="float" office:value="89.5478" calcext:value-type="float">
            <text:p>89.5478</text:p>
          </table:table-cell>
          <table:table-cell office:value-type="float" office:value="-7.55167" calcext:value-type="float">
            <text:p>-7.55167</text:p>
          </table:table-cell>
          <table:table-cell office:value-type="float" office:value="228.518" calcext:value-type="float">
            <text:p>228.518</text:p>
          </table:table-cell>
          <table:table-cell office:value-type="float" office:value="0.149744" calcext:value-type="float">
            <text:p>0.1497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]-[.A55]; 2)+POWER([.K55]-[.B55];2))" office:value-type="float" office:value="239.369571376564" calcext:value-type="float">
            <text:p>239.3695713766</text:p>
          </table:table-cell>
          <table:table-cell table:formula="of:=SQRT(POWER([.J55]-[.C55]; 2)+POWER([.K55]-[.D55];2))" office:value-type="float" office:value="299.968517182787" calcext:value-type="float">
            <text:p>299.9685171828</text:p>
          </table:table-cell>
        </table:table-row>
        <table:table-row table:style-name="ro1">
          <table:table-cell office:value-type="float" office:value="165.741" calcext:value-type="float">
            <text:p>165.741</text:p>
          </table:table-cell>
          <table:table-cell office:value-type="float" office:value="408.544" calcext:value-type="float">
            <text:p>408.544</text:p>
          </table:table-cell>
          <table:table-cell office:value-type="float" office:value="138.632" calcext:value-type="float">
            <text:p>138.632</text:p>
          </table:table-cell>
          <table:table-cell office:value-type="float" office:value="321.718" calcext:value-type="float">
            <text:p>321.718</text:p>
          </table:table-cell>
          <table:table-cell office:value-type="float" office:value="-53.6002" calcext:value-type="float">
            <text:p>-53.6002</text:p>
          </table:table-cell>
          <table:table-cell office:value-type="float" office:value="265.883" calcext:value-type="float">
            <text:p>265.883</text:p>
          </table:table-cell>
          <table:table-cell office:value-type="float" office:value="203.413" calcext:value-type="float">
            <text:p>203.413</text:p>
          </table:table-cell>
          <table:table-cell office:value-type="float" office:value="0.13578" calcext:value-type="float">
            <text:p>0.135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]-[.A56]; 2)+POWER([.K56]-[.B56];2))" office:value-type="float" office:value="274.543065869455" calcext:value-type="float">
            <text:p>274.5430658695</text:p>
          </table:table-cell>
          <table:table-cell table:formula="of:=SQRT(POWER([.J56]-[.C56]; 2)+POWER([.K56]-[.D56];2))" office:value-type="float" office:value="257.993052131254" calcext:value-type="float">
            <text:p>257.9930521313</text:p>
          </table:table-cell>
        </table:table-row>
        <table:table-row table:style-name="ro1">
          <table:table-cell office:value-type="float" office:value="194.198" calcext:value-type="float">
            <text:p>194.198</text:p>
          </table:table-cell>
          <table:table-cell office:value-type="float" office:value="235.887" calcext:value-type="float">
            <text:p>235.887</text:p>
          </table:table-cell>
          <table:table-cell office:value-type="float" office:value="168.045" calcext:value-type="float">
            <text:p>168.045</text:p>
          </table:table-cell>
          <table:table-cell office:value-type="float" office:value="152.212" calcext:value-type="float">
            <text:p>152.212</text:p>
          </table:table-cell>
          <table:table-cell office:value-type="float" office:value="20.2215" calcext:value-type="float">
            <text:p>20.2215</text:p>
          </table:table-cell>
          <table:table-cell office:value-type="float" office:value="51.9715" calcext:value-type="float">
            <text:p>51.9715</text:p>
          </table:table-cell>
          <table:table-cell office:value-type="float" office:value="166.92" calcext:value-type="float">
            <text:p>166.92</text:p>
          </table:table-cell>
          <table:table-cell office:value-type="float" office:value="0.135357" calcext:value-type="float">
            <text:p>0.1353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]-[.A57]; 2)+POWER([.K57]-[.B57];2))" office:value-type="float" office:value="189.90041593688" calcext:value-type="float">
            <text:p>189.9004159369</text:p>
          </table:table-cell>
          <table:table-cell table:formula="of:=SQRT(POWER([.J57]-[.C57]; 2)+POWER([.K57]-[.D57];2))" office:value-type="float" office:value="233.876991106436" calcext:value-type="float">
            <text:p>233.8769911064</text:p>
          </table:table-cell>
        </table:table-row>
        <table:table-row table:style-name="ro1">
          <table:table-cell office:value-type="float" office:value="146.04" calcext:value-type="float">
            <text:p>146.04</text:p>
          </table:table-cell>
          <table:table-cell office:value-type="float" office:value="307.558" calcext:value-type="float">
            <text:p>307.558</text:p>
          </table:table-cell>
          <table:table-cell office:value-type="float" office:value="119.688" calcext:value-type="float">
            <text:p>119.688</text:p>
          </table:table-cell>
          <table:table-cell office:value-type="float" office:value="216.661" calcext:value-type="float">
            <text:p>216.661</text:p>
          </table:table-cell>
          <table:table-cell office:value-type="float" office:value="38.6957" calcext:value-type="float">
            <text:p>38.6957</text:p>
          </table:table-cell>
          <table:table-cell office:value-type="float" office:value="165.854" calcext:value-type="float">
            <text:p>165.854</text:p>
          </table:table-cell>
          <table:table-cell office:value-type="float" office:value="238.039" calcext:value-type="float">
            <text:p>238.039</text:p>
          </table:table-cell>
          <table:table-cell office:value-type="float" office:value="0.131863" calcext:value-type="float">
            <text:p>0.1318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]-[.A58]; 2)+POWER([.K58]-[.B58];2))" office:value-type="float" office:value="246.825470654874" calcext:value-type="float">
            <text:p>246.8254706549</text:p>
          </table:table-cell>
          <table:table-cell table:formula="of:=SQRT(POWER([.J58]-[.C58]; 2)+POWER([.K58]-[.D58];2))" office:value-type="float" office:value="265.523818639684" calcext:value-type="float">
            <text:p>265.5238186397</text:p>
          </table:table-cell>
        </table:table-row>
        <table:table-row table:style-name="ro1">
          <table:table-cell office:value-type="float" office:value="210.992" calcext:value-type="float">
            <text:p>210.992</text:p>
          </table:table-cell>
          <table:table-cell office:value-type="float" office:value="571.623" calcext:value-type="float">
            <text:p>571.623</text:p>
          </table:table-cell>
          <table:table-cell office:value-type="float" office:value="183.787" calcext:value-type="float">
            <text:p>183.787</text:p>
          </table:table-cell>
          <table:table-cell office:value-type="float" office:value="488.54" calcext:value-type="float">
            <text:p>488.54</text:p>
          </table:table-cell>
          <table:table-cell office:value-type="float" office:value="-146.071" calcext:value-type="float">
            <text:p>-146.071</text:p>
          </table:table-cell>
          <table:table-cell office:value-type="float" office:value="455.229" calcext:value-type="float">
            <text:p>455.229</text:p>
          </table:table-cell>
          <table:table-cell office:value-type="float" office:value="127.785" calcext:value-type="float">
            <text:p>127.785</text:p>
          </table:table-cell>
          <table:table-cell office:value-type="float" office:value="0.120098" calcext:value-type="float">
            <text:p>0.1200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]-[.A59]; 2)+POWER([.K59]-[.B59];2))" office:value-type="float" office:value="372.267498168991" calcext:value-type="float">
            <text:p>372.267498169</text:p>
          </table:table-cell>
          <table:table-cell table:formula="of:=SQRT(POWER([.J59]-[.C59]; 2)+POWER([.K59]-[.D59];2))" office:value-type="float" office:value="317.595996462487" calcext:value-type="float">
            <text:p>317.5959964625</text:p>
          </table:table-cell>
        </table:table-row>
        <table:table-row table:style-name="ro1">
          <table:table-cell office:value-type="float" office:value="241.217" calcext:value-type="float">
            <text:p>241.217</text:p>
          </table:table-cell>
          <table:table-cell office:value-type="float" office:value="424.804" calcext:value-type="float">
            <text:p>424.804</text:p>
          </table:table-cell>
          <table:table-cell office:value-type="float" office:value="215.092" calcext:value-type="float">
            <text:p>215.092</text:p>
          </table:table-cell>
          <table:table-cell office:value-type="float" office:value="341.312" calcext:value-type="float">
            <text:p>341.312</text:p>
          </table:table-cell>
          <table:table-cell office:value-type="float" office:value="-70.5885" calcext:value-type="float">
            <text:p>-70.5885</text:p>
          </table:table-cell>
          <table:table-cell office:value-type="float" office:value="281.092" calcext:value-type="float">
            <text:p>281.092</text:p>
          </table:table-cell>
          <table:table-cell office:value-type="float" office:value="87.3365" calcext:value-type="float">
            <text:p>87.3365</text:p>
          </table:table-cell>
          <table:table-cell office:value-type="float" office:value="0.119141" calcext:value-type="float">
            <text:p>0.1191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]-[.A60]; 2)+POWER([.K60]-[.B60];2))" office:value-type="float" office:value="231.957512284039" calcext:value-type="float">
            <text:p>231.957512284</text:p>
          </table:table-cell>
          <table:table-cell table:formula="of:=SQRT(POWER([.J60]-[.C60]; 2)+POWER([.K60]-[.D60];2))" office:value-type="float" office:value="195.940771173332" calcext:value-type="float">
            <text:p>195.9407711733</text:p>
          </table:table-cell>
        </table:table-row>
        <table:table-row table:style-name="ro1">
          <table:table-cell office:value-type="float" office:value="216.552" calcext:value-type="float">
            <text:p>216.552</text:p>
          </table:table-cell>
          <table:table-cell office:value-type="float" office:value="191.038" calcext:value-type="float">
            <text:p>191.038</text:p>
          </table:table-cell>
          <table:table-cell office:value-type="float" office:value="190.777" calcext:value-type="float">
            <text:p>190.777</text:p>
          </table:table-cell>
          <table:table-cell office:value-type="float" office:value="106.131" calcext:value-type="float">
            <text:p>106.131</text:p>
          </table:table-cell>
          <table:table-cell office:value-type="float" office:value="67.4849" calcext:value-type="float">
            <text:p>67.4849</text:p>
          </table:table-cell>
          <table:table-cell office:value-type="float" office:value="9.14992" calcext:value-type="float">
            <text:p>9.14992</text:p>
          </table:table-cell>
          <table:table-cell office:value-type="float" office:value="136.464" calcext:value-type="float">
            <text:p>136.464</text:p>
          </table:table-cell>
          <table:table-cell office:value-type="float" office:value="0.118569" calcext:value-type="float">
            <text:p>0.1185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]-[.A61]; 2)+POWER([.K61]-[.B61];2))" office:value-type="float" office:value="175.031306194063" calcext:value-type="float">
            <text:p>175.0313061941</text:p>
          </table:table-cell>
          <table:table-cell table:formula="of:=SQRT(POWER([.J61]-[.C61]; 2)+POWER([.K61]-[.D61];2))" office:value-type="float" office:value="236.210738303744" calcext:value-type="float">
            <text:p>236.2107383037</text:p>
          </table:table-cell>
        </table:table-row>
        <table:table-row table:style-name="ro1">
          <table:table-cell office:value-type="float" office:value="58.2987" calcext:value-type="float">
            <text:p>58.2987</text:p>
          </table:table-cell>
          <table:table-cell office:value-type="float" office:value="546.241" calcext:value-type="float">
            <text:p>546.241</text:p>
          </table:table-cell>
          <table:table-cell office:value-type="float" office:value="29.4909" calcext:value-type="float">
            <text:p>29.4909</text:p>
          </table:table-cell>
          <table:table-cell office:value-type="float" office:value="459.323" calcext:value-type="float">
            <text:p>459.323</text:p>
          </table:table-cell>
          <table:table-cell office:value-type="float" office:value="-157.111" calcext:value-type="float">
            <text:p>-157.111</text:p>
          </table:table-cell>
          <table:table-cell office:value-type="float" office:value="416.639" calcext:value-type="float">
            <text:p>416.639</text:p>
          </table:table-cell>
          <table:table-cell office:value-type="float" office:value="355.696" calcext:value-type="float">
            <text:p>355.696</text:p>
          </table:table-cell>
          <table:table-cell office:value-type="float" office:value="0.11304" calcext:value-type="float">
            <text:p>0.113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]-[.A62]; 2)+POWER([.K62]-[.B62];2))" office:value-type="float" office:value="445.694876459995" calcext:value-type="float">
            <text:p>445.69487646</text:p>
          </table:table-cell>
          <table:table-cell table:formula="of:=SQRT(POWER([.J62]-[.C62]; 2)+POWER([.K62]-[.D62];2))" office:value-type="float" office:value="415.819658399901" calcext:value-type="float">
            <text:p>415.8196583999</text:p>
          </table:table-cell>
        </table:table-row>
        <table:table-row table:style-name="ro1">
          <table:table-cell office:value-type="float" office:value="239.529" calcext:value-type="float">
            <text:p>239.529</text:p>
          </table:table-cell>
          <table:table-cell office:value-type="float" office:value="565.949" calcext:value-type="float">
            <text:p>565.949</text:p>
          </table:table-cell>
          <table:table-cell office:value-type="float" office:value="212.932" calcext:value-type="float">
            <text:p>212.932</text:p>
          </table:table-cell>
          <table:table-cell office:value-type="float" office:value="472.187" calcext:value-type="float">
            <text:p>472.187</text:p>
          </table:table-cell>
          <table:table-cell office:value-type="float" office:value="-40.8285" calcext:value-type="float">
            <text:p>-40.8285</text:p>
          </table:table-cell>
          <table:table-cell office:value-type="float" office:value="471.917" calcext:value-type="float">
            <text:p>471.917</text:p>
          </table:table-cell>
          <table:table-cell office:value-type="float" office:value="96.0143" calcext:value-type="float">
            <text:p>96.0143</text:p>
          </table:table-cell>
          <table:table-cell office:value-type="float" office:value="0.108911" calcext:value-type="float">
            <text:p>0.1089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]-[.A63]; 2)+POWER([.K63]-[.B63];2))" office:value-type="float" office:value="354.703854563212" calcext:value-type="float">
            <text:p>354.7038545632</text:p>
          </table:table-cell>
          <table:table-cell table:formula="of:=SQRT(POWER([.J63]-[.C63]; 2)+POWER([.K63]-[.D63];2))" office:value-type="float" office:value="286.793158204655" calcext:value-type="float">
            <text:p>286.7931582047</text:p>
          </table:table-cell>
        </table:table-row>
        <table:table-row table:style-name="ro1">
          <table:table-cell office:value-type="float" office:value="153.055" calcext:value-type="float">
            <text:p>153.055</text:p>
          </table:table-cell>
          <table:table-cell office:value-type="float" office:value="260.131" calcext:value-type="float">
            <text:p>260.131</text:p>
          </table:table-cell>
          <table:table-cell office:value-type="float" office:value="125.525" calcext:value-type="float">
            <text:p>125.525</text:p>
          </table:table-cell>
          <table:table-cell office:value-type="float" office:value="190.852" calcext:value-type="float">
            <text:p>190.852</text:p>
          </table:table-cell>
          <table:table-cell office:value-type="float" office:value="-178.506" calcext:value-type="float">
            <text:p>-178.506</text:p>
          </table:table-cell>
          <table:table-cell office:value-type="float" office:value="-8.3135" calcext:value-type="float">
            <text:p>-8.3135</text:p>
          </table:table-cell>
          <table:table-cell office:value-type="float" office:value="223.644" calcext:value-type="float">
            <text:p>223.644</text:p>
          </table:table-cell>
          <table:table-cell office:value-type="float" office:value="0.105471" calcext:value-type="float">
            <text:p>0.1054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]-[.A64]; 2)+POWER([.K64]-[.B64];2))" office:value-type="float" office:value="231.655619802326" calcext:value-type="float">
            <text:p>231.6556198023</text:p>
          </table:table-cell>
          <table:table-cell table:formula="of:=SQRT(POWER([.J64]-[.C64]; 2)+POWER([.K64]-[.D64];2))" office:value-type="float" office:value="263.487084178713" calcext:value-type="float">
            <text:p>263.4870841787</text:p>
          </table:table-cell>
        </table:table-row>
        <table:table-row table:style-name="ro1">
          <table:table-cell office:value-type="float" office:value="209.634" calcext:value-type="float">
            <text:p>209.634</text:p>
          </table:table-cell>
          <table:table-cell office:value-type="float" office:value="214.88" calcext:value-type="float">
            <text:p>214.88</text:p>
          </table:table-cell>
          <table:table-cell office:value-type="float" office:value="183.641" calcext:value-type="float">
            <text:p>183.641</text:p>
          </table:table-cell>
          <table:table-cell office:value-type="float" office:value="134.109" calcext:value-type="float">
            <text:p>134.109</text:p>
          </table:table-cell>
          <table:table-cell office:value-type="float" office:value="4.05339" calcext:value-type="float">
            <text:p>4.05339</text:p>
          </table:table-cell>
          <table:table-cell office:value-type="float" office:value="10.5219" calcext:value-type="float">
            <text:p>10.5219</text:p>
          </table:table-cell>
          <table:table-cell office:value-type="float" office:value="141.669" calcext:value-type="float">
            <text:p>141.669</text:p>
          </table:table-cell>
          <table:table-cell office:value-type="float" office:value="0.104908" calcext:value-type="float">
            <text:p>0.1049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]-[.A65]; 2)+POWER([.K65]-[.B65];2))" office:value-type="float" office:value="176.462450272005" calcext:value-type="float">
            <text:p>176.462450272</text:p>
          </table:table-cell>
          <table:table-cell table:formula="of:=SQRT(POWER([.J65]-[.C65]; 2)+POWER([.K65]-[.D65];2))" office:value-type="float" office:value="227.561413165765" calcext:value-type="float">
            <text:p>227.5614131658</text:p>
          </table:table-cell>
        </table:table-row>
        <table:table-row table:style-name="ro1">
          <table:table-cell office:value-type="float" office:value="151.531" calcext:value-type="float">
            <text:p>151.531</text:p>
          </table:table-cell>
          <table:table-cell office:value-type="float" office:value="160.675" calcext:value-type="float">
            <text:p>160.675</text:p>
          </table:table-cell>
          <table:table-cell office:value-type="float" office:value="125.932" calcext:value-type="float">
            <text:p>125.932</text:p>
          </table:table-cell>
          <table:table-cell office:value-type="float" office:value="73.2492" calcext:value-type="float">
            <text:p>73.2492</text:p>
          </table:table-cell>
          <table:table-cell office:value-type="float" office:value="104.541" calcext:value-type="float">
            <text:p>104.541</text:p>
          </table:table-cell>
          <table:table-cell office:value-type="float" office:value="-8.70005" calcext:value-type="float">
            <text:p>-8.70005</text:p>
          </table:table-cell>
          <table:table-cell office:value-type="float" office:value="236.322" calcext:value-type="float">
            <text:p>236.322</text:p>
          </table:table-cell>
          <table:table-cell office:value-type="float" office:value="0.10235" calcext:value-type="float">
            <text:p>0.102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]-[.A66]; 2)+POWER([.K66]-[.B66];2))" office:value-type="float" office:value="246.283559309183" calcext:value-type="float">
            <text:p>246.2835593092</text:p>
          </table:table-cell>
          <table:table-cell table:formula="of:=SQRT(POWER([.J66]-[.C66]; 2)+POWER([.K66]-[.D66];2))" office:value-type="float" office:value="308.34384236537" calcext:value-type="float">
            <text:p>308.3438423654</text:p>
          </table:table-cell>
        </table:table-row>
        <table:table-row table:style-name="ro1">
          <table:table-cell office:value-type="float" office:value="183.013" calcext:value-type="float">
            <text:p>183.013</text:p>
          </table:table-cell>
          <table:table-cell office:value-type="float" office:value="306.802" calcext:value-type="float">
            <text:p>306.802</text:p>
          </table:table-cell>
          <table:table-cell office:value-type="float" office:value="156.138" calcext:value-type="float">
            <text:p>156.138</text:p>
          </table:table-cell>
          <table:table-cell office:value-type="float" office:value="230.379" calcext:value-type="float">
            <text:p>230.379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98.0043" calcext:value-type="float">
            <text:p>98.0043</text:p>
          </table:table-cell>
          <table:table-cell office:value-type="float" office:value="175.832" calcext:value-type="float">
            <text:p>175.832</text:p>
          </table:table-cell>
          <table:table-cell office:value-type="float" office:value="0.101238" calcext:value-type="float">
            <text:p>0.101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]-[.A67]; 2)+POWER([.K67]-[.B67];2))" office:value-type="float" office:value="211.175456369816" calcext:value-type="float">
            <text:p>211.1754563698</text:p>
          </table:table-cell>
          <table:table-cell table:formula="of:=SQRT(POWER([.J67]-[.C67]; 2)+POWER([.K67]-[.D67];2))" office:value-type="float" office:value="228.158144025148" calcext:value-type="float">
            <text:p>228.1581440251</text:p>
          </table:table-cell>
        </table:table-row>
        <table:table-row table:style-name="ro1">
          <table:table-cell office:value-type="float" office:value="147.943" calcext:value-type="float">
            <text:p>147.943</text:p>
          </table:table-cell>
          <table:table-cell office:value-type="float" office:value="254.294" calcext:value-type="float">
            <text:p>254.294</text:p>
          </table:table-cell>
          <table:table-cell office:value-type="float" office:value="120.982" calcext:value-type="float">
            <text:p>120.982</text:p>
          </table:table-cell>
          <table:table-cell office:value-type="float" office:value="176.579" calcext:value-type="float">
            <text:p>176.579</text:p>
          </table:table-cell>
          <table:table-cell office:value-type="float" office:value="-70.1103" calcext:value-type="float">
            <text:p>-70.1103</text:p>
          </table:table-cell>
          <table:table-cell office:value-type="float" office:value="36.7256" calcext:value-type="float">
            <text:p>36.7256</text:p>
          </table:table-cell>
          <table:table-cell office:value-type="float" office:value="234.806" calcext:value-type="float">
            <text:p>234.806</text:p>
          </table:table-cell>
          <table:table-cell office:value-type="float" office:value="0.0983967" calcext:value-type="float">
            <text:p>0.09839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]-[.A68]; 2)+POWER([.K68]-[.B68];2))" office:value-type="float" office:value="236.376922911269" calcext:value-type="float">
            <text:p>236.3769229113</text:p>
          </table:table-cell>
          <table:table-cell table:formula="of:=SQRT(POWER([.J68]-[.C68]; 2)+POWER([.K68]-[.D68];2))" office:value-type="float" office:value="271.03205634205" calcext:value-type="float">
            <text:p>271.0320563421</text:p>
          </table:table-cell>
        </table:table-row>
        <table:table-row table:style-name="ro1">
          <table:table-cell office:value-type="float" office:value="265.671" calcext:value-type="float">
            <text:p>265.671</text:p>
          </table:table-cell>
          <table:table-cell office:value-type="float" office:value="561.192" calcext:value-type="float">
            <text:p>561.192</text:p>
          </table:table-cell>
          <table:table-cell office:value-type="float" office:value="239.665" calcext:value-type="float">
            <text:p>239.665</text:p>
          </table:table-cell>
          <table:table-cell office:value-type="float" office:value="472.298" calcext:value-type="float">
            <text:p>472.298</text:p>
          </table:table-cell>
          <table:table-cell office:value-type="float" office:value="-70.3291" calcext:value-type="float">
            <text:p>-70.3291</text:p>
          </table:table-cell>
          <table:table-cell office:value-type="float" office:value="460.082" calcext:value-type="float">
            <text:p>460.082</text:p>
          </table:table-cell>
          <table:table-cell office:value-type="float" office:value="53.9825" calcext:value-type="float">
            <text:p>53.9825</text:p>
          </table:table-cell>
          <table:table-cell office:value-type="float" office:value="0.097483" calcext:value-type="float">
            <text:p>0.0974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]-[.A69]; 2)+POWER([.K69]-[.B69];2))" office:value-type="float" office:value="340.419278397978" calcext:value-type="float">
            <text:p>340.419278398</text:p>
          </table:table-cell>
          <table:table-cell table:formula="of:=SQRT(POWER([.J69]-[.C69]; 2)+POWER([.K69]-[.D69];2))" office:value-type="float" office:value="271.789920764181" calcext:value-type="float">
            <text:p>271.7899207642</text:p>
          </table:table-cell>
        </table:table-row>
        <table:table-row table:style-name="ro1">
          <table:table-cell office:value-type="float" office:value="147.449" calcext:value-type="float">
            <text:p>147.449</text:p>
          </table:table-cell>
          <table:table-cell office:value-type="float" office:value="287.653" calcext:value-type="float">
            <text:p>287.653</text:p>
          </table:table-cell>
          <table:table-cell office:value-type="float" office:value="120.745" calcext:value-type="float">
            <text:p>120.745</text:p>
          </table:table-cell>
          <table:table-cell office:value-type="float" office:value="203.471" calcext:value-type="float">
            <text:p>203.471</text:p>
          </table:table-cell>
          <table:table-cell office:value-type="float" office:value="-17.4954" calcext:value-type="float">
            <text:p>-17.4954</text:p>
          </table:table-cell>
          <table:table-cell office:value-type="float" office:value="112.014" calcext:value-type="float">
            <text:p>112.014</text:p>
          </table:table-cell>
          <table:table-cell office:value-type="float" office:value="235.483" calcext:value-type="float">
            <text:p>235.483</text:p>
          </table:table-cell>
          <table:table-cell office:value-type="float" office:value="0.0971909" calcext:value-type="float">
            <text:p>0.09719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]-[.A70]; 2)+POWER([.K70]-[.B70];2))" office:value-type="float" office:value="240.916109901351" calcext:value-type="float">
            <text:p>240.9161099014</text:p>
          </table:table-cell>
          <table:table-cell table:formula="of:=SQRT(POWER([.J70]-[.C70]; 2)+POWER([.K70]-[.D70];2))" office:value-type="float" office:value="266.059540077029" calcext:value-type="float">
            <text:p>266.059540077</text:p>
          </table:table-cell>
        </table:table-row>
        <table:table-row table:style-name="ro1">
          <table:table-cell office:value-type="float" office:value="164.158" calcext:value-type="float">
            <text:p>164.158</text:p>
          </table:table-cell>
          <table:table-cell office:value-type="float" office:value="411.299" calcext:value-type="float">
            <text:p>411.299</text:p>
          </table:table-cell>
          <table:table-cell office:value-type="float" office:value="137.218" calcext:value-type="float">
            <text:p>137.218</text:p>
          </table:table-cell>
          <table:table-cell office:value-type="float" office:value="320.713" calcext:value-type="float">
            <text:p>320.713</text:p>
          </table:table-cell>
          <table:table-cell office:value-type="float" office:value="-19.5836" calcext:value-type="float">
            <text:p>-19.5836</text:p>
          </table:table-cell>
          <table:table-cell office:value-type="float" office:value="281.64" calcext:value-type="float">
            <text:p>281.64</text:p>
          </table:table-cell>
          <table:table-cell office:value-type="float" office:value="207.076" calcext:value-type="float">
            <text:p>207.076</text:p>
          </table:table-cell>
          <table:table-cell office:value-type="float" office:value="0.091449" calcext:value-type="float">
            <text:p>0.0914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]-[.A71]; 2)+POWER([.K71]-[.B71];2))" office:value-type="float" office:value="277.475505882952" calcext:value-type="float">
            <text:p>277.475505883</text:p>
          </table:table-cell>
          <table:table-cell table:formula="of:=SQRT(POWER([.J71]-[.C71]; 2)+POWER([.K71]-[.D71];2))" office:value-type="float" office:value="259.031063567673" calcext:value-type="float">
            <text:p>259.0310635677</text:p>
          </table:table-cell>
        </table:table-row>
        <table:table-row table:style-name="ro1">
          <table:table-cell office:value-type="float" office:value="208.792" calcext:value-type="float">
            <text:p>208.792</text:p>
          </table:table-cell>
          <table:table-cell office:value-type="float" office:value="530.336" calcext:value-type="float">
            <text:p>530.336</text:p>
          </table:table-cell>
          <table:table-cell office:value-type="float" office:value="181.709" calcext:value-type="float">
            <text:p>181.709</text:p>
          </table:table-cell>
          <table:table-cell office:value-type="float" office:value="445.694" calcext:value-type="float">
            <text:p>445.694</text:p>
          </table:table-cell>
          <table:table-cell office:value-type="float" office:value="-116.337" calcext:value-type="float">
            <text:p>-116.337</text:p>
          </table:table-cell>
          <table:table-cell office:value-type="float" office:value="408.693" calcext:value-type="float">
            <text:p>408.693</text:p>
          </table:table-cell>
          <table:table-cell office:value-type="float" office:value="133.542" calcext:value-type="float">
            <text:p>133.542</text:p>
          </table:table-cell>
          <table:table-cell office:value-type="float" office:value="0.0879509" calcext:value-type="float">
            <text:p>0.08795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]-[.A72]; 2)+POWER([.K72]-[.B72];2))" office:value-type="float" office:value="337.395157285934" calcext:value-type="float">
            <text:p>337.3951572859</text:p>
          </table:table-cell>
          <table:table-cell table:formula="of:=SQRT(POWER([.J72]-[.C72]; 2)+POWER([.K72]-[.D72];2))" office:value-type="float" office:value="287.076460750442" calcext:value-type="float">
            <text:p>287.0764607504</text:p>
          </table:table-cell>
        </table:table-row>
        <table:table-row table:style-name="ro1">
          <table:table-cell office:value-type="float" office:value="146.959" calcext:value-type="float">
            <text:p>146.959</text:p>
          </table:table-cell>
          <table:table-cell office:value-type="float" office:value="225.819" calcext:value-type="float">
            <text:p>225.819</text:p>
          </table:table-cell>
          <table:table-cell office:value-type="float" office:value="121.043" calcext:value-type="float">
            <text:p>121.043</text:p>
          </table:table-cell>
          <table:table-cell office:value-type="float" office:value="136.653" calcext:value-type="float">
            <text:p>136.653</text:p>
          </table:table-cell>
          <table:table-cell office:value-type="float" office:value="75.3177" calcext:value-type="float">
            <text:p>75.3177</text:p>
          </table:table-cell>
          <table:table-cell office:value-type="float" office:value="69.5153" calcext:value-type="float">
            <text:p>69.5153</text:p>
          </table:table-cell>
          <table:table-cell office:value-type="float" office:value="240.203" calcext:value-type="float">
            <text:p>240.203</text:p>
          </table:table-cell>
          <table:table-cell office:value-type="float" office:value="0.0871387" calcext:value-type="float">
            <text:p>0.08713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]-[.A73]; 2)+POWER([.K73]-[.B73];2))" office:value-type="float" office:value="237.592635496137" calcext:value-type="float">
            <text:p>237.5926354961</text:p>
          </table:table-cell>
          <table:table-cell table:formula="of:=SQRT(POWER([.J73]-[.C73]; 2)+POWER([.K73]-[.D73];2))" office:value-type="float" office:value="283.274379812224" calcext:value-type="float">
            <text:p>283.2743798122</text:p>
          </table:table-cell>
        </table:table-row>
        <table:table-row table:style-name="ro1">
          <table:table-cell office:value-type="float" office:value="198.959" calcext:value-type="float">
            <text:p>198.959</text:p>
          </table:table-cell>
          <table:table-cell office:value-type="float" office:value="175.38" calcext:value-type="float">
            <text:p>175.38</text:p>
          </table:table-cell>
          <table:table-cell office:value-type="float" office:value="173.257" calcext:value-type="float">
            <text:p>173.257</text:p>
          </table:table-cell>
          <table:table-cell office:value-type="float" office:value="86.6744" calcext:value-type="float">
            <text:p>86.6744</text:p>
          </table:table-cell>
          <table:table-cell office:value-type="float" office:value="115.879" calcext:value-type="float">
            <text:p>115.879</text:p>
          </table:table-cell>
          <table:table-cell office:value-type="float" office:value="15.4343" calcext:value-type="float">
            <text:p>15.4343</text:p>
          </table:table-cell>
          <table:table-cell office:value-type="float" office:value="166.901" calcext:value-type="float">
            <text:p>166.901</text:p>
          </table:table-cell>
          <table:table-cell office:value-type="float" office:value="0.0860196" calcext:value-type="float">
            <text:p>0.08601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]-[.A74]; 2)+POWER([.K74]-[.B74];2))" office:value-type="float" office:value="196.668238617729" calcext:value-type="float">
            <text:p>196.6682386177</text:p>
          </table:table-cell>
          <table:table-cell table:formula="of:=SQRT(POWER([.J74]-[.C74]; 2)+POWER([.K74]-[.D74];2))" office:value-type="float" office:value="261.798880945584" calcext:value-type="float">
            <text:p>261.7988809456</text:p>
          </table:table-cell>
        </table:table-row>
        <table:table-row table:style-name="ro1">
          <table:table-cell office:value-type="float" office:value="192.166" calcext:value-type="float">
            <text:p>192.166</text:p>
          </table:table-cell>
          <table:table-cell office:value-type="float" office:value="230.228" calcext:value-type="float">
            <text:p>230.228</text:p>
          </table:table-cell>
          <table:table-cell office:value-type="float" office:value="166.159" calcext:value-type="float">
            <text:p>166.159</text:p>
          </table:table-cell>
          <table:table-cell office:value-type="float" office:value="142.641" calcext:value-type="float">
            <text:p>142.641</text:p>
          </table:table-cell>
          <table:table-cell office:value-type="float" office:value="65.4021" calcext:value-type="float">
            <text:p>65.4021</text:p>
          </table:table-cell>
          <table:table-cell office:value-type="float" office:value="67.5145" calcext:value-type="float">
            <text:p>67.5145</text:p>
          </table:table-cell>
          <table:table-cell office:value-type="float" office:value="173.107" calcext:value-type="float">
            <text:p>173.107</text:p>
          </table:table-cell>
          <table:table-cell office:value-type="float" office:value="0.0853542" calcext:value-type="float">
            <text:p>0.08535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]-[.A75]; 2)+POWER([.K75]-[.B75];2))" office:value-type="float" office:value="192.194858255886" calcext:value-type="float">
            <text:p>192.1948582559</text:p>
          </table:table-cell>
          <table:table-cell table:formula="of:=SQRT(POWER([.J75]-[.C75]; 2)+POWER([.K75]-[.D75];2))" office:value-type="float" office:value="239.43039105761" calcext:value-type="float">
            <text:p>239.4303910576</text:p>
          </table:table-cell>
        </table:table-row>
        <table:table-row table:style-name="ro1">
          <table:table-cell office:value-type="float" office:value="183.361" calcext:value-type="float">
            <text:p>183.361</text:p>
          </table:table-cell>
          <table:table-cell office:value-type="float" office:value="270.342" calcext:value-type="float">
            <text:p>270.342</text:p>
          </table:table-cell>
          <table:table-cell office:value-type="float" office:value="157.204" calcext:value-type="float">
            <text:p>157.204</text:p>
          </table:table-cell>
          <table:table-cell office:value-type="float" office:value="180.793" calcext:value-type="float">
            <text:p>180.793</text:p>
          </table:table-cell>
          <table:table-cell office:value-type="float" office:value="57.7125" calcext:value-type="float">
            <text:p>57.7125</text:p>
          </table:table-cell>
          <table:table-cell office:value-type="float" office:value="121.288" calcext:value-type="float">
            <text:p>121.288</text:p>
          </table:table-cell>
          <table:table-cell office:value-type="float" office:value="185.249" calcext:value-type="float">
            <text:p>185.249</text:p>
          </table:table-cell>
          <table:table-cell office:value-type="float" office:value="0.0833136" calcext:value-type="float">
            <text:p>0.08331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]-[.A76]; 2)+POWER([.K76]-[.B76];2))" office:value-type="float" office:value="202.630889266666" calcext:value-type="float">
            <text:p>202.6308892667</text:p>
          </table:table-cell>
          <table:table-cell table:formula="of:=SQRT(POWER([.J76]-[.C76]; 2)+POWER([.K76]-[.D76];2))" office:value-type="float" office:value="234.910030575538" calcext:value-type="float">
            <text:p>234.9100305755</text:p>
          </table:table-cell>
        </table:table-row>
        <table:table-row table:style-name="ro1">
          <table:table-cell office:value-type="float" office:value="215.649" calcext:value-type="float">
            <text:p>215.649</text:p>
          </table:table-cell>
          <table:table-cell office:value-type="float" office:value="244.66" calcext:value-type="float">
            <text:p>244.66</text:p>
          </table:table-cell>
          <table:table-cell office:value-type="float" office:value="189.649" calcext:value-type="float">
            <text:p>189.649</text:p>
          </table:table-cell>
          <table:table-cell office:value-type="float" office:value="161.951" calcext:value-type="float">
            <text:p>161.951</text:p>
          </table:table-cell>
          <table:table-cell office:value-type="float" office:value="8.986" calcext:value-type="float">
            <text:p>8.986</text:p>
          </table:table-cell>
          <table:table-cell office:value-type="float" office:value="57.7708" calcext:value-type="float">
            <text:p>57.7708</text:p>
          </table:table-cell>
          <table:table-cell office:value-type="float" office:value="132.819" calcext:value-type="float">
            <text:p>132.819</text:p>
          </table:table-cell>
          <table:table-cell office:value-type="float" office:value="0.0792849" calcext:value-type="float">
            <text:p>0.07928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]-[.A77]; 2)+POWER([.K77]-[.B77];2))" office:value-type="float" office:value="168.372013116789" calcext:value-type="float">
            <text:p>168.3720131168</text:p>
          </table:table-cell>
          <table:table-cell table:formula="of:=SQRT(POWER([.J77]-[.C77]; 2)+POWER([.K77]-[.D77];2))" office:value-type="float" office:value="210.190755272443" calcext:value-type="float">
            <text:p>210.1907552724</text:p>
          </table:table-cell>
        </table:table-row>
        <table:table-row table:style-name="ro1">
          <table:table-cell office:value-type="float" office:value="209.903" calcext:value-type="float">
            <text:p>209.903</text:p>
          </table:table-cell>
          <table:table-cell office:value-type="float" office:value="582.025" calcext:value-type="float">
            <text:p>582.025</text:p>
          </table:table-cell>
          <table:table-cell office:value-type="float" office:value="182.739" calcext:value-type="float">
            <text:p>182.739</text:p>
          </table:table-cell>
          <table:table-cell office:value-type="float" office:value="492.241" calcext:value-type="float">
            <text:p>492.241</text:p>
          </table:table-cell>
          <table:table-cell office:value-type="float" office:value="-91.3778" calcext:value-type="float">
            <text:p>-91.3778</text:p>
          </table:table-cell>
          <table:table-cell office:value-type="float" office:value="479.973" calcext:value-type="float">
            <text:p>479.973</text:p>
          </table:table-cell>
          <table:table-cell office:value-type="float" office:value="134.123" calcext:value-type="float">
            <text:p>134.123</text:p>
          </table:table-cell>
          <table:table-cell office:value-type="float" office:value="0.0776632" calcext:value-type="float">
            <text:p>0.07766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]-[.A78]; 2)+POWER([.K78]-[.B78];2))" office:value-type="float" office:value="382.003620446194" calcext:value-type="float">
            <text:p>382.0036204462</text:p>
          </table:table-cell>
          <table:table-cell table:formula="of:=SQRT(POWER([.J78]-[.C78]; 2)+POWER([.K78]-[.D78];2))" office:value-type="float" office:value="321.133225004826" calcext:value-type="float">
            <text:p>321.1332250048</text:p>
          </table:table-cell>
        </table:table-row>
        <table:table-row table:style-name="ro1">
          <table:table-cell office:value-type="float" office:value="158.207" calcext:value-type="float">
            <text:p>158.207</text:p>
          </table:table-cell>
          <table:table-cell office:value-type="float" office:value="147.558" calcext:value-type="float">
            <text:p>147.558</text:p>
          </table:table-cell>
          <table:table-cell office:value-type="float" office:value="132.92" calcext:value-type="float">
            <text:p>132.92</text:p>
          </table:table-cell>
          <table:table-cell office:value-type="float" office:value="56.6043" calcext:value-type="float">
            <text:p>56.6043</text:p>
          </table:table-cell>
          <table:table-cell office:value-type="float" office:value="152.935" calcext:value-type="float">
            <text:p>152.935</text:p>
          </table:table-cell>
          <table:table-cell office:value-type="float" office:value="0.936776" calcext:value-type="float">
            <text:p>0.936776</text:p>
          </table:table-cell>
          <table:table-cell office:value-type="float" office:value="228.322" calcext:value-type="float">
            <text:p>228.322</text:p>
          </table:table-cell>
          <table:table-cell office:value-type="float" office:value="0.0767721" calcext:value-type="float">
            <text:p>0.07677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]-[.A79]; 2)+POWER([.K79]-[.B79];2))" office:value-type="float" office:value="244.748381430807" calcext:value-type="float">
            <text:p>244.7483814308</text:p>
          </table:table-cell>
          <table:table-cell table:formula="of:=SQRT(POWER([.J79]-[.C79]; 2)+POWER([.K79]-[.D79];2))" office:value-type="float" office:value="312.110127965258" calcext:value-type="float">
            <text:p>312.1101279653</text:p>
          </table:table-cell>
        </table:table-row>
        <table:table-row table:style-name="ro1">
          <table:table-cell office:value-type="float" office:value="196.721" calcext:value-type="float">
            <text:p>196.721</text:p>
          </table:table-cell>
          <table:table-cell office:value-type="float" office:value="168.323" calcext:value-type="float">
            <text:p>168.323</text:p>
          </table:table-cell>
          <table:table-cell office:value-type="float" office:value="170.992" calcext:value-type="float">
            <text:p>170.992</text:p>
          </table:table-cell>
          <table:table-cell office:value-type="float" office:value="81.3957" calcext:value-type="float">
            <text:p>81.3957</text:p>
          </table:table-cell>
          <table:table-cell office:value-type="float" office:value="101.478" calcext:value-type="float">
            <text:p>101.478</text:p>
          </table:table-cell>
          <table:table-cell office:value-type="float" office:value="-3.24037" calcext:value-type="float">
            <text:p>-3.24037</text:p>
          </table:table-cell>
          <table:table-cell office:value-type="float" office:value="169.207" calcext:value-type="float">
            <text:p>169.207</text:p>
          </table:table-cell>
          <table:table-cell office:value-type="float" office:value="0.0766016" calcext:value-type="float">
            <text:p>0.07660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]-[.A80]; 2)+POWER([.K80]-[.B80];2))" office:value-type="float" office:value="201.250401664195" calcext:value-type="float">
            <text:p>201.2504016642</text:p>
          </table:table-cell>
          <table:table-cell table:formula="of:=SQRT(POWER([.J80]-[.C80]; 2)+POWER([.K80]-[.D80];2))" office:value-type="float" office:value="266.769843202882" calcext:value-type="float">
            <text:p>266.7698432029</text:p>
          </table:table-cell>
        </table:table-row>
        <table:table-row table:style-name="ro1">
          <table:table-cell office:value-type="float" office:value="155.097" calcext:value-type="float">
            <text:p>155.097</text:p>
          </table:table-cell>
          <table:table-cell office:value-type="float" office:value="261.287" calcext:value-type="float">
            <text:p>261.287</text:p>
          </table:table-cell>
          <table:table-cell office:value-type="float" office:value="127.69" calcext:value-type="float">
            <text:p>127.69</text:p>
          </table:table-cell>
          <table:table-cell office:value-type="float" office:value="190.6" calcext:value-type="float">
            <text:p>190.6</text:p>
          </table:table-cell>
          <table:table-cell office:value-type="float" office:value="-159.995" calcext:value-type="float">
            <text:p>-159.995</text:p>
          </table:table-cell>
          <table:table-cell office:value-type="float" office:value="2.5932" calcext:value-type="float">
            <text:p>2.5932</text:p>
          </table:table-cell>
          <table:table-cell office:value-type="float" office:value="220.653" calcext:value-type="float">
            <text:p>220.653</text:p>
          </table:table-cell>
          <table:table-cell office:value-type="float" office:value="0.0759776" calcext:value-type="float">
            <text:p>0.07597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]-[.A81]; 2)+POWER([.K81]-[.B81];2))" office:value-type="float" office:value="229.714108791776" calcext:value-type="float">
            <text:p>229.7141087918</text:p>
          </table:table-cell>
          <table:table-cell table:formula="of:=SQRT(POWER([.J81]-[.C81]; 2)+POWER([.K81]-[.D81];2))" office:value-type="float" office:value="261.413037356594" calcext:value-type="float">
            <text:p>261.41303735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9.298" calcext:value-type="float">
            <text:p>169.298</text:p>
          </table:table-cell>
          <table:table-cell office:value-type="float" office:value="219.496" calcext:value-type="float">
            <text:p>219.496</text:p>
          </table:table-cell>
          <table:table-cell office:value-type="float" office:value="82.2034" calcext:value-type="float">
            <text:p>82.2034</text:p>
          </table:table-cell>
          <table:table-cell office:value-type="float" office:value="111.242" calcext:value-type="float">
            <text:p>111.242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97.5852" calcext:value-type="float">
            <text:p>97.5852</text:p>
          </table:table-cell>
          <table:table-cell office:value-type="float" office:value="0.074938" calcext:value-type="float">
            <text:p>0.0749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]-[.A82]; 2)+POWER([.K82]-[.B82];2))" office:value-type="float" office:value="156.864848847663" calcext:value-type="float">
            <text:p>156.8648488477</text:p>
          </table:table-cell>
          <table:table-cell table:formula="of:=SQRT(POWER([.J82]-[.C82]; 2)+POWER([.K82]-[.D82];2))" office:value-type="float" office:value="229.339310602347" calcext:value-type="float">
            <text:p>229.3393106023</text:p>
          </table:table-cell>
        </table:table-row>
        <table:table-row table:style-name="ro1">
          <table:table-cell office:value-type="float" office:value="165.169" calcext:value-type="float">
            <text:p>165.169</text:p>
          </table:table-cell>
          <table:table-cell office:value-type="float" office:value="570.514" calcext:value-type="float">
            <text:p>570.514</text:p>
          </table:table-cell>
          <table:table-cell office:value-type="float" office:value="137.098" calcext:value-type="float">
            <text:p>137.098</text:p>
          </table:table-cell>
          <table:table-cell office:value-type="float" office:value="486.759" calcext:value-type="float">
            <text:p>486.759</text:p>
          </table:table-cell>
          <table:table-cell office:value-type="float" office:value="-157.024" calcext:value-type="float">
            <text:p>-157.024</text:p>
          </table:table-cell>
          <table:table-cell office:value-type="float" office:value="450.229" calcext:value-type="float">
            <text:p>450.229</text:p>
          </table:table-cell>
          <table:table-cell office:value-type="float" office:value="196.342" calcext:value-type="float">
            <text:p>196.342</text:p>
          </table:table-cell>
          <table:table-cell office:value-type="float" office:value="0.0654578" calcext:value-type="float">
            <text:p>0.06545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]-[.A83]; 2)+POWER([.K83]-[.B83];2))" office:value-type="float" office:value="394.725796923637" calcext:value-type="float">
            <text:p>394.7257969236</text:p>
          </table:table-cell>
          <table:table-cell table:formula="of:=SQRT(POWER([.J83]-[.C83]; 2)+POWER([.K83]-[.D83];2))" office:value-type="float" office:value="347.660129559028" calcext:value-type="float">
            <text:p>347.660129559</text:p>
          </table:table-cell>
        </table:table-row>
        <table:table-row table:style-name="ro1">
          <table:table-cell office:value-type="float" office:value="193.834" calcext:value-type="float">
            <text:p>193.834</text:p>
          </table:table-cell>
          <table:table-cell office:value-type="float" office:value="236.896" calcext:value-type="float">
            <text:p>236.89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144.169" calcext:value-type="float">
            <text:p>144.169</text:p>
          </table:table-cell>
          <table:table-cell office:value-type="float" office:value="113.324" calcext:value-type="float">
            <text:p>113.324</text:p>
          </table:table-cell>
          <table:table-cell office:value-type="float" office:value="101.958" calcext:value-type="float">
            <text:p>101.958</text:p>
          </table:table-cell>
          <table:table-cell office:value-type="float" office:value="173.863" calcext:value-type="float">
            <text:p>173.863</text:p>
          </table:table-cell>
          <table:table-cell office:value-type="float" office:value="0.0620885" calcext:value-type="float">
            <text:p>0.06208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]-[.A84]; 2)+POWER([.K84]-[.B84];2))" office:value-type="float" office:value="190.234482605021" calcext:value-type="float">
            <text:p>190.234482605</text:p>
          </table:table-cell>
          <table:table-cell table:formula="of:=SQRT(POWER([.J84]-[.C84]; 2)+POWER([.K84]-[.D84];2))" office:value-type="float" office:value="237.145814293654" calcext:value-type="float">
            <text:p>237.1458142937</text:p>
          </table:table-cell>
        </table:table-row>
        <table:table-row table:style-name="ro1">
          <table:table-cell office:value-type="float" office:value="62.3201" calcext:value-type="float">
            <text:p>62.3201</text:p>
          </table:table-cell>
          <table:table-cell office:value-type="float" office:value="300.963" calcext:value-type="float">
            <text:p>300.963</text:p>
          </table:table-cell>
          <table:table-cell office:value-type="float" office:value="34.7395" calcext:value-type="float">
            <text:p>34.7395</text:p>
          </table:table-cell>
          <table:table-cell office:value-type="float" office:value="221.798" calcext:value-type="float">
            <text:p>221.798</text:p>
          </table:table-cell>
          <table:table-cell office:value-type="float" office:value="-103.599" calcext:value-type="float">
            <text:p>-103.599</text:p>
          </table:table-cell>
          <table:table-cell office:value-type="float" office:value="96.1968" calcext:value-type="float">
            <text:p>96.1968</text:p>
          </table:table-cell>
          <table:table-cell office:value-type="float" office:value="366.56" calcext:value-type="float">
            <text:p>366.56</text:p>
          </table:table-cell>
          <table:table-cell office:value-type="float" office:value="0.0582388" calcext:value-type="float">
            <text:p>0.0582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]-[.A85]; 2)+POWER([.K85]-[.B85];2))" office:value-type="float" office:value="327.039131348238" calcext:value-type="float">
            <text:p>327.0391313482</text:p>
          </table:table-cell>
          <table:table-cell table:formula="of:=SQRT(POWER([.J85]-[.C85]; 2)+POWER([.K85]-[.D85];2))" office:value-type="float" office:value="349.844276306259" calcext:value-type="float">
            <text:p>349.8442763063</text:p>
          </table:table-cell>
        </table:table-row>
        <table:table-row table:style-name="ro1">
          <table:table-cell office:value-type="float" office:value="226.589" calcext:value-type="float">
            <text:p>226.589</text:p>
          </table:table-cell>
          <table:table-cell office:value-type="float" office:value="173.975" calcext:value-type="float">
            <text:p>173.975</text:p>
          </table:table-cell>
          <table:table-cell office:value-type="float" office:value="200.954" calcext:value-type="float">
            <text:p>200.954</text:p>
          </table:table-cell>
          <table:table-cell office:value-type="float" office:value="86.2594" calcext:value-type="float">
            <text:p>86.2594</text:p>
          </table:table-cell>
          <table:table-cell office:value-type="float" office:value="111.367" calcext:value-type="float">
            <text:p>111.367</text:p>
          </table:table-cell>
          <table:table-cell office:value-type="float" office:value="8.34668" calcext:value-type="float">
            <text:p>8.34668</text:p>
          </table:table-cell>
          <table:table-cell office:value-type="float" office:value="125.423" calcext:value-type="float">
            <text:p>125.423</text:p>
          </table:table-cell>
          <table:table-cell office:value-type="float" office:value="0.0577336" calcext:value-type="float">
            <text:p>0.05773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]-[.A86]; 2)+POWER([.K86]-[.B86];2))" office:value-type="float" office:value="171.480679803878" calcext:value-type="float">
            <text:p>171.4806798039</text:p>
          </table:table-cell>
          <table:table-cell table:formula="of:=SQRT(POWER([.J86]-[.C86]; 2)+POWER([.K86]-[.D86];2))" office:value-type="float" office:value="240.335125614963" calcext:value-type="float">
            <text:p>240.335125615</text:p>
          </table:table-cell>
        </table:table-row>
        <table:table-row table:style-name="ro1">
          <table:table-cell office:value-type="float" office:value="185.966" calcext:value-type="float">
            <text:p>185.966</text:p>
          </table:table-cell>
          <table:table-cell office:value-type="float" office:value="172.938" calcext:value-type="float">
            <text:p>172.938</text:p>
          </table:table-cell>
          <table:table-cell office:value-type="float" office:value="160.128" calcext:value-type="float">
            <text:p>160.128</text:p>
          </table:table-cell>
          <table:table-cell office:value-type="float" office:value="87.7054" calcext:value-type="float">
            <text:p>87.7054</text:p>
          </table:table-cell>
          <table:table-cell office:value-type="float" office:value="77.7067" calcext:value-type="float">
            <text:p>77.7067</text:p>
          </table:table-cell>
          <table:table-cell office:value-type="float" office:value="-9.44775" calcext:value-type="float">
            <text:p>-9.44775</text:p>
          </table:table-cell>
          <table:table-cell office:value-type="float" office:value="183.751" calcext:value-type="float">
            <text:p>183.751</text:p>
          </table:table-cell>
          <table:table-cell office:value-type="float" office:value="0.0559684" calcext:value-type="float">
            <text:p>0.05596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]-[.A87]; 2)+POWER([.K87]-[.B87];2))" office:value-type="float" office:value="209.730839410898" calcext:value-type="float">
            <text:p>209.7308394109</text:p>
          </table:table-cell>
          <table:table-cell table:formula="of:=SQRT(POWER([.J87]-[.C87]; 2)+POWER([.K87]-[.D87];2))" office:value-type="float" office:value="271.892434564039" calcext:value-type="float">
            <text:p>271.892434564</text:p>
          </table:table-cell>
        </table:table-row>
        <table:table-row table:style-name="ro1">
          <table:table-cell office:value-type="float" office:value="222.117" calcext:value-type="float">
            <text:p>222.117</text:p>
          </table:table-cell>
          <table:table-cell office:value-type="float" office:value="237.285" calcext:value-type="float">
            <text:p>237.285</text:p>
          </table:table-cell>
          <table:table-cell office:value-type="float" office:value="196.254" calcext:value-type="float">
            <text:p>196.254</text:p>
          </table:table-cell>
          <table:table-cell office:value-type="float" office:value="149.843" calcext:value-type="float">
            <text:p>149.843</text:p>
          </table:table-cell>
          <table:table-cell office:value-type="float" office:value="65.7924" calcext:value-type="float">
            <text:p>65.7924</text:p>
          </table:table-cell>
          <table:table-cell office:value-type="float" office:value="75.8953" calcext:value-type="float">
            <text:p>75.8953</text:p>
          </table:table-cell>
          <table:table-cell office:value-type="float" office:value="128.266" calcext:value-type="float">
            <text:p>128.266</text:p>
          </table:table-cell>
          <table:table-cell office:value-type="float" office:value="0.0535482" calcext:value-type="float">
            <text:p>0.05354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]-[.A88]; 2)+POWER([.K88]-[.B88];2))" office:value-type="float" office:value="161.951649926761" calcext:value-type="float">
            <text:p>161.9516499268</text:p>
          </table:table-cell>
          <table:table-cell table:formula="of:=SQRT(POWER([.J88]-[.C88]; 2)+POWER([.K88]-[.D88];2))" office:value-type="float" office:value="209.144622605985" calcext:value-type="float">
            <text:p>209.144622606</text:p>
          </table:table-cell>
        </table:table-row>
        <table:table-row table:style-name="ro1">
          <table:table-cell office:value-type="float" office:value="58.9157" calcext:value-type="float">
            <text:p>58.9157</text:p>
          </table:table-cell>
          <table:table-cell office:value-type="float" office:value="475.682" calcext:value-type="float">
            <text:p>475.682</text:p>
          </table:table-cell>
          <table:table-cell office:value-type="float" office:value="31.444" calcext:value-type="float">
            <text:p>31.444</text:p>
          </table:table-cell>
          <table:table-cell office:value-type="float" office:value="383.262" calcext:value-type="float">
            <text:p>383.262</text:p>
          </table:table-cell>
          <table:table-cell office:value-type="float" office:value="-70.067" calcext:value-type="float">
            <text:p>-70.067</text:p>
          </table:table-cell>
          <table:table-cell office:value-type="float" office:value="349.619" calcext:value-type="float">
            <text:p>349.619</text:p>
          </table:table-cell>
          <table:table-cell office:value-type="float" office:value="355.313" calcext:value-type="float">
            <text:p>355.313</text:p>
          </table:table-cell>
          <table:table-cell office:value-type="float" office:value="0.0514462" calcext:value-type="float">
            <text:p>0.05144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]-[.A89]; 2)+POWER([.K89]-[.B89];2))" office:value-type="float" office:value="400.358688216567" calcext:value-type="float">
            <text:p>400.3586882166</text:p>
          </table:table-cell>
          <table:table-cell table:formula="of:=SQRT(POWER([.J89]-[.C89]; 2)+POWER([.K89]-[.D89];2))" office:value-type="float" office:value="379.803483106725" calcext:value-type="float">
            <text:p>379.8034831067</text:p>
          </table:table-cell>
        </table:table-row>
        <table:table-row table:style-name="ro1">
          <table:table-cell office:value-type="float" office:value="284.615" calcext:value-type="float">
            <text:p>284.615</text:p>
          </table:table-cell>
          <table:table-cell office:value-type="float" office:value="249.859" calcext:value-type="float">
            <text:p>249.859</text:p>
          </table:table-cell>
          <table:table-cell office:value-type="float" office:value="259.698" calcext:value-type="float">
            <text:p>259.698</text:p>
          </table:table-cell>
          <table:table-cell office:value-type="float" office:value="167.45" calcext:value-type="float">
            <text:p>167.45</text:p>
          </table:table-cell>
          <table:table-cell office:value-type="float" office:value="18.6825" calcext:value-type="float">
            <text:p>18.6825</text:p>
          </table:table-cell>
          <table:table-cell office:value-type="float" office:value="65.9303" calcext:value-type="float">
            <text:p>65.9303</text:p>
          </table:table-cell>
          <table:table-cell office:value-type="float" office:value="25.6206" calcext:value-type="float">
            <text:p>25.6206</text:p>
          </table:table-cell>
          <table:table-cell office:value-type="float" office:value="0.0511972" calcext:value-type="float">
            <text:p>0.05119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]-[.A90]; 2)+POWER([.K90]-[.B90];2))" office:value-type="float" office:value="99.6952461554712" calcext:value-type="float">
            <text:p>99.6952461555</text:p>
          </table:table-cell>
          <table:table-cell table:formula="of:=SQRT(POWER([.J90]-[.C90]; 2)+POWER([.K90]-[.D90];2))" office:value-type="float" office:value="144.943746688155" calcext:value-type="float">
            <text:p>144.9437466882</text:p>
          </table:table-cell>
        </table:table-row>
        <table:table-row table:style-name="ro1">
          <table:table-cell office:value-type="float" office:value="196.896" calcext:value-type="float">
            <text:p>196.896</text:p>
          </table:table-cell>
          <table:table-cell office:value-type="float" office:value="177.47" calcext:value-type="float">
            <text:p>177.47</text:p>
          </table:table-cell>
          <table:table-cell office:value-type="float" office:value="171.098" calcext:value-type="float">
            <text:p>171.098</text:p>
          </table:table-cell>
          <table:table-cell office:value-type="float" office:value="91.4129" calcext:value-type="float">
            <text:p>91.4129</text:p>
          </table:table-cell>
          <table:table-cell office:value-type="float" office:value="85.6215" calcext:value-type="float">
            <text:p>85.6215</text:p>
          </table:table-cell>
          <table:table-cell office:value-type="float" office:value="1.00564" calcext:value-type="float">
            <text:p>1.00564</text:p>
          </table:table-cell>
          <table:table-cell office:value-type="float" office:value="167.763" calcext:value-type="float">
            <text:p>167.763</text:p>
          </table:table-cell>
          <table:table-cell office:value-type="float" office:value="0.050344" calcext:value-type="float">
            <text:p>0.0503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]-[.A91]; 2)+POWER([.K91]-[.B91];2))" office:value-type="float" office:value="197.919245441165" calcext:value-type="float">
            <text:p>197.9192454412</text:p>
          </table:table-cell>
          <table:table-cell table:formula="of:=SQRT(POWER([.J91]-[.C91]; 2)+POWER([.K91]-[.D91];2))" office:value-type="float" office:value="260.775260119533" calcext:value-type="float">
            <text:p>260.7752601195</text:p>
          </table:table-cell>
        </table:table-row>
        <table:table-row table:style-name="ro1">
          <table:table-cell office:value-type="float" office:value="163.024" calcext:value-type="float">
            <text:p>163.024</text:p>
          </table:table-cell>
          <table:table-cell office:value-type="float" office:value="483.127" calcext:value-type="float">
            <text:p>483.127</text:p>
          </table:table-cell>
          <table:table-cell office:value-type="float" office:value="135.479" calcext:value-type="float">
            <text:p>135.479</text:p>
          </table:table-cell>
          <table:table-cell office:value-type="float" office:value="396.722" calcext:value-type="float">
            <text:p>396.722</text:p>
          </table:table-cell>
          <table:table-cell office:value-type="float" office:value="-95.2995" calcext:value-type="float">
            <text:p>-95.2995</text:p>
          </table:table-cell>
          <table:table-cell office:value-type="float" office:value="352.127" calcext:value-type="float">
            <text:p>352.127</text:p>
          </table:table-cell>
          <table:table-cell office:value-type="float" office:value="204.073" calcext:value-type="float">
            <text:p>204.073</text:p>
          </table:table-cell>
          <table:table-cell office:value-type="float" office:value="0.0480656" calcext:value-type="float">
            <text:p>0.04806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]-[.A92]; 2)+POWER([.K92]-[.B92];2))" office:value-type="float" office:value="327.066694582313" calcext:value-type="float">
            <text:p>327.0666945823</text:p>
          </table:table-cell>
          <table:table-cell table:formula="of:=SQRT(POWER([.J92]-[.C92]; 2)+POWER([.K92]-[.D92];2))" office:value-type="float" office:value="292.748330012316" calcext:value-type="float">
            <text:p>292.7483300123</text:p>
          </table:table-cell>
        </table:table-row>
        <table:table-row table:style-name="ro1">
          <table:table-cell office:value-type="float" office:value="148.764" calcext:value-type="float">
            <text:p>148.764</text:p>
          </table:table-cell>
          <table:table-cell office:value-type="float" office:value="227.229" calcext:value-type="float">
            <text:p>227.229</text:p>
          </table:table-cell>
          <table:table-cell office:value-type="float" office:value="122.682" calcext:value-type="float">
            <text:p>122.682</text:p>
          </table:table-cell>
          <table:table-cell office:value-type="float" office:value="140.076" calcext:value-type="float">
            <text:p>140.076</text:p>
          </table:table-cell>
          <table:table-cell office:value-type="float" office:value="53.6395" calcext:value-type="float">
            <text:p>53.6395</text:p>
          </table:table-cell>
          <table:table-cell office:value-type="float" office:value="59.948" calcext:value-type="float">
            <text:p>59.948</text:p>
          </table:table-cell>
          <table:table-cell office:value-type="float" office:value="237.076" calcext:value-type="float">
            <text:p>237.076</text:p>
          </table:table-cell>
          <table:table-cell office:value-type="float" office:value="0.0453381" calcext:value-type="float">
            <text:p>0.04533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]-[.A93]; 2)+POWER([.K93]-[.B93];2))" office:value-type="float" office:value="235.699296004464" calcext:value-type="float">
            <text:p>235.6992960045</text:p>
          </table:table-cell>
          <table:table-cell table:formula="of:=SQRT(POWER([.J93]-[.C93]; 2)+POWER([.K93]-[.D93];2))" office:value-type="float" office:value="280.491709146634" calcext:value-type="float">
            <text:p>280.4917091466</text:p>
          </table:table-cell>
        </table:table-row>
        <table:table-row table:style-name="ro1">
          <table:table-cell office:value-type="float" office:value="152.974" calcext:value-type="float">
            <text:p>152.974</text:p>
          </table:table-cell>
          <table:table-cell office:value-type="float" office:value="135.708" calcext:value-type="float">
            <text:p>135.708</text:p>
          </table:table-cell>
          <table:table-cell office:value-type="float" office:value="127.769" calcext:value-type="float">
            <text:p>127.769</text:p>
          </table:table-cell>
          <table:table-cell office:value-type="float" office:value="45.4182" calcext:value-type="float">
            <text:p>45.4182</text:p>
          </table:table-cell>
          <table:table-cell office:value-type="float" office:value="154.354" calcext:value-type="float">
            <text:p>154.354</text:p>
          </table:table-cell>
          <table:table-cell office:value-type="float" office:value="-14.7986" calcext:value-type="float">
            <text:p>-14.7986</text:p>
          </table:table-cell>
          <table:table-cell office:value-type="float" office:value="236.17" calcext:value-type="float">
            <text:p>236.17</text:p>
          </table:table-cell>
          <table:table-cell office:value-type="float" office:value="0.0406222" calcext:value-type="float">
            <text:p>0.04062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]-[.A94]; 2)+POWER([.K94]-[.B94];2))" office:value-type="float" office:value="254.304938882437" calcext:value-type="float">
            <text:p>254.3049388824</text:p>
          </table:table-cell>
          <table:table-cell table:formula="of:=SQRT(POWER([.J94]-[.C94]; 2)+POWER([.K94]-[.D94];2))" office:value-type="float" office:value="322.953138167506" calcext:value-type="float">
            <text:p>322.9531381675</text:p>
          </table:table-cell>
        </table:table-row>
        <table:table-row table:style-name="ro1">
          <table:table-cell office:value-type="float" office:value="162.607" calcext:value-type="float">
            <text:p>162.607</text:p>
          </table:table-cell>
          <table:table-cell office:value-type="float" office:value="548.207" calcext:value-type="float">
            <text:p>548.207</text:p>
          </table:table-cell>
          <table:table-cell office:value-type="float" office:value="134.51" calcext:value-type="float">
            <text:p>134.51</text:p>
          </table:table-cell>
          <table:table-cell office:value-type="float" office:value="466.287" calcext:value-type="float">
            <text:p>466.287</text:p>
          </table:table-cell>
          <table:table-cell office:value-type="float" office:value="-166.294" calcext:value-type="float">
            <text:p>-166.294</text:p>
          </table:table-cell>
          <table:table-cell office:value-type="float" office:value="419.055" calcext:value-type="float">
            <text:p>419.055</text:p>
          </table:table-cell>
          <table:table-cell office:value-type="float" office:value="200.327" calcext:value-type="float">
            <text:p>200.327</text:p>
          </table:table-cell>
          <table:table-cell office:value-type="float" office:value="0.0383807" calcext:value-type="float">
            <text:p>0.03838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]-[.A95]; 2)+POWER([.K95]-[.B95];2))" office:value-type="float" office:value="377.859216240652" calcext:value-type="float">
            <text:p>377.8592162407</text:p>
          </table:table-cell>
          <table:table-cell table:formula="of:=SQRT(POWER([.J95]-[.C95]; 2)+POWER([.K95]-[.D95];2))" office:value-type="float" office:value="335.484602432064" calcext:value-type="float">
            <text:p>335.4846024321</text:p>
          </table:table-cell>
        </table:table-row>
        <table:table-row table:style-name="ro1">
          <table:table-cell office:value-type="float" office:value="154.377" calcext:value-type="float">
            <text:p>154.377</text:p>
          </table:table-cell>
          <table:table-cell office:value-type="float" office:value="265.893" calcext:value-type="float">
            <text:p>265.893</text:p>
          </table:table-cell>
          <table:table-cell office:value-type="float" office:value="128.229" calcext:value-type="float">
            <text:p>128.229</text:p>
          </table:table-cell>
          <table:table-cell office:value-type="float" office:value="175.973" calcext:value-type="float">
            <text:p>175.973</text:p>
          </table:table-cell>
          <table:table-cell office:value-type="float" office:value="57.6654" calcext:value-type="float">
            <text:p>57.6654</text:p>
          </table:table-cell>
          <table:table-cell office:value-type="float" office:value="116.642" calcext:value-type="float">
            <text:p>116.642</text:p>
          </table:table-cell>
          <table:table-cell office:value-type="float" office:value="227.721" calcext:value-type="float">
            <text:p>227.721</text:p>
          </table:table-cell>
          <table:table-cell office:value-type="float" office:value="0.0378445" calcext:value-type="float">
            <text:p>0.03784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]-[.A96]; 2)+POWER([.K96]-[.B96];2))" office:value-type="float" office:value="230.862724531268" calcext:value-type="float">
            <text:p>230.8627245313</text:p>
          </table:table-cell>
          <table:table-cell table:formula="of:=SQRT(POWER([.J96]-[.C96]; 2)+POWER([.K96]-[.D96];2))" office:value-type="float" office:value="264.155956150907" calcext:value-type="float">
            <text:p>264.1559561509</text:p>
          </table:table-cell>
        </table:table-row>
        <table:table-row table:style-name="ro1">
          <table:table-cell office:value-type="float" office:value="155.21" calcext:value-type="float">
            <text:p>155.21</text:p>
          </table:table-cell>
          <table:table-cell office:value-type="float" office:value="196.133" calcext:value-type="float">
            <text:p>196.133</text:p>
          </table:table-cell>
          <table:table-cell office:value-type="float" office:value="129.271" calcext:value-type="float">
            <text:p>129.271</text:p>
          </table:table-cell>
          <table:table-cell office:value-type="float" office:value="109.841" calcext:value-type="float">
            <text:p>109.841</text:p>
          </table:table-cell>
          <table:table-cell office:value-type="float" office:value="67.2354" calcext:value-type="float">
            <text:p>67.2354</text:p>
          </table:table-cell>
          <table:table-cell office:value-type="float" office:value="21.5389" calcext:value-type="float">
            <text:p>21.5389</text:p>
          </table:table-cell>
          <table:table-cell office:value-type="float" office:value="228.853" calcext:value-type="float">
            <text:p>228.853</text:p>
          </table:table-cell>
          <table:table-cell office:value-type="float" office:value="0.0377505" calcext:value-type="float">
            <text:p>0.03775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]-[.A97]; 2)+POWER([.K97]-[.B97];2))" office:value-type="float" office:value="233.342336040848" calcext:value-type="float">
            <text:p>233.3423360408</text:p>
          </table:table-cell>
          <table:table-cell table:formula="of:=SQRT(POWER([.J97]-[.C97]; 2)+POWER([.K97]-[.D97];2))" office:value-type="float" office:value="286.971888382817" calcext:value-type="float">
            <text:p>286.9718883828</text:p>
          </table:table-cell>
        </table:table-row>
        <table:table-row table:style-name="ro1">
          <table:table-cell office:value-type="float" office:value="185.55" calcext:value-type="float">
            <text:p>185.55</text:p>
          </table:table-cell>
          <table:table-cell office:value-type="float" office:value="169.683" calcext:value-type="float">
            <text:p>169.683</text:p>
          </table:table-cell>
          <table:table-cell office:value-type="float" office:value="159.576" calcext:value-type="float">
            <text:p>159.576</text:p>
          </table:table-cell>
          <table:table-cell office:value-type="float" office:value="87.9951" calcext:value-type="float">
            <text:p>87.9951</text:p>
          </table:table-cell>
          <table:table-cell office:value-type="float" office:value="39.584" calcext:value-type="float">
            <text:p>39.584</text:p>
          </table:table-cell>
          <table:table-cell office:value-type="float" office:value="-36.8256" calcext:value-type="float">
            <text:p>-36.8256</text:p>
          </table:table-cell>
          <table:table-cell office:value-type="float" office:value="182.159" calcext:value-type="float">
            <text:p>182.159</text:p>
          </table:table-cell>
          <table:table-cell office:value-type="float" office:value="0.0368708" calcext:value-type="float">
            <text:p>0.03687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]-[.A98]; 2)+POWER([.K98]-[.B98];2))" office:value-type="float" office:value="211.215887160507" calcext:value-type="float">
            <text:p>211.2158871605</text:p>
          </table:table-cell>
          <table:table-cell table:formula="of:=SQRT(POWER([.J98]-[.C98]; 2)+POWER([.K98]-[.D98];2))" office:value-type="float" office:value="272.183101973671" calcext:value-type="float">
            <text:p>272.1831019737</text:p>
          </table:table-cell>
        </table:table-row>
        <table:table-row table:style-name="ro1">
          <table:table-cell office:value-type="float" office:value="223.683" calcext:value-type="float">
            <text:p>223.683</text:p>
          </table:table-cell>
          <table:table-cell office:value-type="float" office:value="269.742" calcext:value-type="float">
            <text:p>269.742</text:p>
          </table:table-cell>
          <table:table-cell office:value-type="float" office:value="197.753" calcext:value-type="float">
            <text:p>197.753</text:p>
          </table:table-cell>
          <table:table-cell office:value-type="float" office:value="178.369" calcext:value-type="float">
            <text:p>178.369</text:p>
          </table:table-cell>
          <table:table-cell office:value-type="float" office:value="85.4332" calcext:value-type="float">
            <text:p>85.4332</text:p>
          </table:table-cell>
          <table:table-cell office:value-type="float" office:value="131.731" calcext:value-type="float">
            <text:p>131.731</text:p>
          </table:table-cell>
          <table:table-cell office:value-type="float" office:value="128.243" calcext:value-type="float">
            <text:p>128.243</text:p>
          </table:table-cell>
          <table:table-cell office:value-type="float" office:value="0.0367101" calcext:value-type="float">
            <text:p>0.03671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]-[.A99]; 2)+POWER([.K99]-[.B99];2))" office:value-type="float" office:value="162.699597580941" calcext:value-type="float">
            <text:p>162.6995975809</text:p>
          </table:table-cell>
          <table:table-cell table:formula="of:=SQRT(POWER([.J99]-[.C99]; 2)+POWER([.K99]-[.D99];2))" office:value-type="float" office:value="196.816790874153" calcext:value-type="float">
            <text:p>196.8167908742</text:p>
          </table:table-cell>
        </table:table-row>
        <table:table-row table:style-name="ro1">
          <table:table-cell office:value-type="float" office:value="237.873" calcext:value-type="float">
            <text:p>237.873</text:p>
          </table:table-cell>
          <table:table-cell office:value-type="float" office:value="544.437" calcext:value-type="float">
            <text:p>544.437</text:p>
          </table:table-cell>
          <table:table-cell office:value-type="float" office:value="211.337" calcext:value-type="float">
            <text:p>211.337</text:p>
          </table:table-cell>
          <table:table-cell office:value-type="float" office:value="456.98" calcext:value-type="float">
            <text:p>456.98</text:p>
          </table:table-cell>
          <table:table-cell office:value-type="float" office:value="-86.1533" calcext:value-type="float">
            <text:p>-86.1533</text:p>
          </table:table-cell>
          <table:table-cell office:value-type="float" office:value="434.722" calcext:value-type="float">
            <text:p>434.722</text:p>
          </table:table-cell>
          <table:table-cell office:value-type="float" office:value="92.9538" calcext:value-type="float">
            <text:p>92.9538</text:p>
          </table:table-cell>
          <table:table-cell office:value-type="float" office:value="0.0359697" calcext:value-type="float">
            <text:p>0.03596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]-[.A100]; 2)+POWER([.K100]-[.B100];2))" office:value-type="float" office:value="335.888730233689" calcext:value-type="float">
            <text:p>335.8887302337</text:p>
          </table:table-cell>
          <table:table-cell table:formula="of:=SQRT(POWER([.J100]-[.C100]; 2)+POWER([.K100]-[.D100];2))" office:value-type="float" office:value="275.733407422822" calcext:value-type="float">
            <text:p>275.7334074228</text:p>
          </table:table-cell>
        </table:table-row>
        <table:table-row table:style-name="ro1">
          <table:table-cell office:value-type="float" office:value="210.894" calcext:value-type="float">
            <text:p>210.894</text:p>
          </table:table-cell>
          <table:table-cell office:value-type="float" office:value="553.781" calcext:value-type="float">
            <text:p>553.781</text:p>
          </table:table-cell>
          <table:table-cell office:value-type="float" office:value="183.72" calcext:value-type="float">
            <text:p>183.72</text:p>
          </table:table-cell>
          <table:table-cell office:value-type="float" office:value="472.627" calcext:value-type="float">
            <text:p>472.627</text:p>
          </table:table-cell>
          <table:table-cell office:value-type="float" office:value="-157.328" calcext:value-type="float">
            <text:p>-157.328</text:p>
          </table:table-cell>
          <table:table-cell office:value-type="float" office:value="429.499" calcext:value-type="float">
            <text:p>429.499</text:p>
          </table:table-cell>
          <table:table-cell office:value-type="float" office:value="126.906" calcext:value-type="float">
            <text:p>126.906</text:p>
          </table:table-cell>
          <table:table-cell office:value-type="float" office:value="0.0356218" calcext:value-type="float">
            <text:p>0.03562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]-[.A101]; 2)+POWER([.K101]-[.B101];2))" office:value-type="float" office:value="356.613346913713" calcext:value-type="float">
            <text:p>356.6133469137</text:p>
          </table:table-cell>
          <table:table-cell table:formula="of:=SQRT(POWER([.J101]-[.C101]; 2)+POWER([.K101]-[.D101];2))" office:value-type="float" office:value="305.451946349995" calcext:value-type="float">
            <text:p>305.45194635</text:p>
          </table:table-cell>
        </table:table-row>
        <table:table-row table:style-name="ro1">
          <table:table-cell office:value-type="float" office:value="243.6" calcext:value-type="float">
            <text:p>243.6</text:p>
          </table:table-cell>
          <table:table-cell office:value-type="float" office:value="207.041" calcext:value-type="float">
            <text:p>207.041</text:p>
          </table:table-cell>
          <table:table-cell office:value-type="float" office:value="218.076" calcext:value-type="float">
            <text:p>218.076</text:p>
          </table:table-cell>
          <table:table-cell office:value-type="float" office:value="125.842" calcext:value-type="float">
            <text:p>125.842</text:p>
          </table:table-cell>
          <table:table-cell office:value-type="float" office:value="21.0435" calcext:value-type="float">
            <text:p>21.0435</text:p>
          </table:table-cell>
          <table:table-cell office:value-type="float" office:value="5.12734" calcext:value-type="float">
            <text:p>5.12734</text:p>
          </table:table-cell>
          <table:table-cell office:value-type="float" office:value="89.544" calcext:value-type="float">
            <text:p>89.544</text:p>
          </table:table-cell>
          <table:table-cell office:value-type="float" office:value="0.991579" calcext:value-type="float">
            <text:p>0.9915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]-[.A102]; 2)+POWER([.K102]-[.B102];2))" office:value-type="float" office:value="144.686874598216" calcext:value-type="float">
            <text:p>144.6868745982</text:p>
          </table:table-cell>
          <table:table-cell table:formula="of:=SQRT(POWER([.J102]-[.C102]; 2)+POWER([.K102]-[.D102];2))" office:value-type="float" office:value="202.542476384585" calcext:value-type="float">
            <text:p>202.5424763846</text:p>
          </table:table-cell>
        </table:table-row>
        <table:table-row table:style-name="ro1">
          <table:table-cell office:value-type="float" office:value="225.548" calcext:value-type="float">
            <text:p>225.548</text:p>
          </table:table-cell>
          <table:table-cell office:value-type="float" office:value="181.116" calcext:value-type="float">
            <text:p>181.116</text:p>
          </table:table-cell>
          <table:table-cell office:value-type="float" office:value="199.874" calcext:value-type="float">
            <text:p>199.874</text:p>
          </table:table-cell>
          <table:table-cell office:value-type="float" office:value="96.4045" calcext:value-type="float">
            <text:p>96.4045</text:p>
          </table:table-cell>
          <table:table-cell office:value-type="float" office:value="73.6738" calcext:value-type="float">
            <text:p>73.6738</text:p>
          </table:table-cell>
          <table:table-cell office:value-type="float" office:value="-2.96435" calcext:value-type="float">
            <text:p>-2.96435</text:p>
          </table:table-cell>
          <table:table-cell office:value-type="float" office:value="123.186" calcext:value-type="float">
            <text:p>123.186</text:p>
          </table:table-cell>
          <table:table-cell office:value-type="float" office:value="0.989721" calcext:value-type="float">
            <text:p>0.9897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]-[.A103]; 2)+POWER([.K103]-[.B103];2))" office:value-type="float" office:value="169.746569214226" calcext:value-type="float">
            <text:p>169.7465692142</text:p>
          </table:table-cell>
          <table:table-cell table:formula="of:=SQRT(POWER([.J103]-[.C103]; 2)+POWER([.K103]-[.D103];2))" office:value-type="float" office:value="234.734815262351" calcext:value-type="float">
            <text:p>234.7348152624</text:p>
          </table:table-cell>
        </table:table-row>
        <table:table-row table:style-name="ro1">
          <table:table-cell office:value-type="float" office:value="239.106" calcext:value-type="float">
            <text:p>239.106</text:p>
          </table:table-cell>
          <table:table-cell office:value-type="float" office:value="208.139" calcext:value-type="float">
            <text:p>208.139</text:p>
          </table:table-cell>
          <table:table-cell office:value-type="float" office:value="213.514" calcext:value-type="float">
            <text:p>213.514</text:p>
          </table:table-cell>
          <table:table-cell office:value-type="float" office:value="126.718" calcext:value-type="float">
            <text:p>126.718</text:p>
          </table:table-cell>
          <table:table-cell office:value-type="float" office:value="21.9696" calcext:value-type="float">
            <text:p>21.9696</text:p>
          </table:table-cell>
          <table:table-cell office:value-type="float" office:value="7.68846" calcext:value-type="float">
            <text:p>7.68846</text:p>
          </table:table-cell>
          <table:table-cell office:value-type="float" office:value="96.8083" calcext:value-type="float">
            <text:p>96.8083</text:p>
          </table:table-cell>
          <table:table-cell office:value-type="float" office:value="0.988835" calcext:value-type="float">
            <text:p>0.9888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4]-[.A104]; 2)+POWER([.K104]-[.B104];2))" office:value-type="float" office:value="148.797979008453" calcext:value-type="float">
            <text:p>148.7979790085</text:p>
          </table:table-cell>
          <table:table-cell table:formula="of:=SQRT(POWER([.J104]-[.C104]; 2)+POWER([.K104]-[.D104];2))" office:value-type="float" office:value="205.804314143314" calcext:value-type="float">
            <text:p>205.8043141433</text:p>
          </table:table-cell>
        </table:table-row>
        <table:table-row table:style-name="ro1">
          <table:table-cell office:value-type="float" office:value="248.73" calcext:value-type="float">
            <text:p>248.73</text:p>
          </table:table-cell>
          <table:table-cell office:value-type="float" office:value="208.736" calcext:value-type="float">
            <text:p>208.736</text:p>
          </table:table-cell>
          <table:table-cell office:value-type="float" office:value="223.284" calcext:value-type="float">
            <text:p>223.284</text:p>
          </table:table-cell>
          <table:table-cell office:value-type="float" office:value="127.74" calcext:value-type="float">
            <text:p>127.74</text:p>
          </table:table-cell>
          <table:table-cell office:value-type="float" office:value="18.7624" calcext:value-type="float">
            <text:p>18.7624</text:p>
          </table:table-cell>
          <table:table-cell office:value-type="float" office:value="6.06039" calcext:value-type="float">
            <text:p>6.06039</text:p>
          </table:table-cell>
          <table:table-cell office:value-type="float" office:value="81.1398" calcext:value-type="float">
            <text:p>81.1398</text:p>
          </table:table-cell>
          <table:table-cell office:value-type="float" office:value="0.980478" calcext:value-type="float">
            <text:p>0.9804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5]-[.A105]; 2)+POWER([.K105]-[.B105];2))" office:value-type="float" office:value="139.299915994232" calcext:value-type="float">
            <text:p>139.2999159942</text:p>
          </table:table-cell>
          <table:table-cell table:formula="of:=SQRT(POWER([.J105]-[.C105]; 2)+POWER([.K105]-[.D105];2))" office:value-type="float" office:value="197.19274899448" calcext:value-type="float">
            <text:p>197.1927489945</text:p>
          </table:table-cell>
        </table:table-row>
        <table:table-row table:style-name="ro1">
          <table:table-cell office:value-type="float" office:value="261.198" calcext:value-type="float">
            <text:p>261.198</text:p>
          </table:table-cell>
          <table:table-cell office:value-type="float" office:value="163.124" calcext:value-type="float">
            <text:p>163.124</text:p>
          </table:table-cell>
          <table:table-cell office:value-type="float" office:value="235.814" calcext:value-type="float">
            <text:p>235.814</text:p>
          </table:table-cell>
          <table:table-cell office:value-type="float" office:value="75.1551" calcext:value-type="float">
            <text:p>75.1551</text:p>
          </table:table-cell>
          <table:table-cell office:value-type="float" office:value="127.672" calcext:value-type="float">
            <text:p>127.672</text:p>
          </table:table-cell>
          <table:table-cell office:value-type="float" office:value="-1.07611" calcext:value-type="float">
            <text:p>-1.07611</text:p>
          </table:table-cell>
          <table:table-cell office:value-type="float" office:value="75.1029" calcext:value-type="float">
            <text:p>75.1029</text:p>
          </table:table-cell>
          <table:table-cell office:value-type="float" office:value="0.970063" calcext:value-type="float">
            <text:p>0.9700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6]-[.A106]; 2)+POWER([.K106]-[.B106];2))" office:value-type="float" office:value="145.951206161511" calcext:value-type="float">
            <text:p>145.9512061615</text:p>
          </table:table-cell>
          <table:table-cell table:formula="of:=SQRT(POWER([.J106]-[.C106]; 2)+POWER([.K106]-[.D106];2))" office:value-type="float" office:value="223.150871053666" calcext:value-type="float">
            <text:p>223.1508710537</text:p>
          </table:table-cell>
        </table:table-row>
        <table:table-row table:style-name="ro1">
          <table:table-cell office:value-type="float" office:value="275.574" calcext:value-type="float">
            <text:p>275.574</text:p>
          </table:table-cell>
          <table:table-cell office:value-type="float" office:value="178.808" calcext:value-type="float">
            <text:p>178.808</text:p>
          </table:table-cell>
          <table:table-cell office:value-type="float" office:value="250.323" calcext:value-type="float">
            <text:p>250.323</text:p>
          </table:table-cell>
          <table:table-cell office:value-type="float" office:value="91.0835" calcext:value-type="float">
            <text:p>91.0835</text:p>
          </table:table-cell>
          <table:table-cell office:value-type="float" office:value="117.205" calcext:value-type="float">
            <text:p>117.205</text:p>
          </table:table-cell>
          <table:table-cell office:value-type="float" office:value="14.6745" calcext:value-type="float">
            <text:p>14.6745</text:p>
          </table:table-cell>
          <table:table-cell office:value-type="float" office:value="52.3482" calcext:value-type="float">
            <text:p>52.3482</text:p>
          </table:table-cell>
          <table:table-cell office:value-type="float" office:value="0.965659" calcext:value-type="float">
            <text:p>0.9656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7]-[.A107]; 2)+POWER([.K107]-[.B107];2))" office:value-type="float" office:value="125.496718443153" calcext:value-type="float">
            <text:p>125.4967184432</text:p>
          </table:table-cell>
          <table:table-cell table:formula="of:=SQRT(POWER([.J107]-[.C107]; 2)+POWER([.K107]-[.D107];2))" office:value-type="float" office:value="201.606870669752" calcext:value-type="float">
            <text:p>201.6068706698</text:p>
          </table:table-cell>
        </table:table-row>
        <table:table-row table:style-name="ro1">
          <table:table-cell office:value-type="float" office:value="285.252" calcext:value-type="float">
            <text:p>285.252</text:p>
          </table:table-cell>
          <table:table-cell office:value-type="float" office:value="194.328" calcext:value-type="float">
            <text:p>194.328</text:p>
          </table:table-cell>
          <table:table-cell office:value-type="float" office:value="260.305" calcext:value-type="float">
            <text:p>260.305</text:p>
          </table:table-cell>
          <table:table-cell office:value-type="float" office:value="110.34" calcext:value-type="float">
            <text:p>110.34</text:p>
          </table:table-cell>
          <table:table-cell office:value-type="float" office:value="68.8038" calcext:value-type="float">
            <text:p>68.8038</text:p>
          </table:table-cell>
          <table:table-cell office:value-type="float" office:value="9.12143" calcext:value-type="float">
            <text:p>9.12143</text:p>
          </table:table-cell>
          <table:table-cell office:value-type="float" office:value="30.1692" calcext:value-type="float">
            <text:p>30.1692</text:p>
          </table:table-cell>
          <table:table-cell office:value-type="float" office:value="0.959299" calcext:value-type="float">
            <text:p>0.9592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8]-[.A108]; 2)+POWER([.K108]-[.B108];2))" office:value-type="float" office:value="109.653030455159" calcext:value-type="float">
            <text:p>109.6530304552</text:p>
          </table:table-cell>
          <table:table-cell table:formula="of:=SQRT(POWER([.J108]-[.C108]; 2)+POWER([.K108]-[.D108];2))" office:value-type="float" office:value="180.651068707052" calcext:value-type="float">
            <text:p>180.6510687071</text:p>
          </table:table-cell>
        </table:table-row>
        <table:table-row table:style-name="ro1">
          <table:table-cell office:value-type="float" office:value="244.16" calcext:value-type="float">
            <text:p>244.16</text:p>
          </table:table-cell>
          <table:table-cell office:value-type="float" office:value="184.753" calcext:value-type="float">
            <text:p>184.753</text:p>
          </table:table-cell>
          <table:table-cell office:value-type="float" office:value="218.654" calcext:value-type="float">
            <text:p>218.654</text:p>
          </table:table-cell>
          <table:table-cell office:value-type="float" office:value="100.467" calcext:value-type="float">
            <text:p>100.467</text:p>
          </table:table-cell>
          <table:table-cell office:value-type="float" office:value="70.1073" calcext:value-type="float">
            <text:p>70.1073</text:p>
          </table:table-cell>
          <table:table-cell office:value-type="float" office:value="-1.14568" calcext:value-type="float">
            <text:p>-1.14568</text:p>
          </table:table-cell>
          <table:table-cell office:value-type="float" office:value="94.1486" calcext:value-type="float">
            <text:p>94.1486</text:p>
          </table:table-cell>
          <table:table-cell office:value-type="float" office:value="0.958346" calcext:value-type="float">
            <text:p>0.9583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9]-[.A109]; 2)+POWER([.K109]-[.B109];2))" office:value-type="float" office:value="151.104085348478" calcext:value-type="float">
            <text:p>151.1040853485</text:p>
          </table:table-cell>
          <table:table-cell table:formula="of:=SQRT(POWER([.J109]-[.C109]; 2)+POWER([.K109]-[.D109];2))" office:value-type="float" office:value="217.648546526275" calcext:value-type="float">
            <text:p>217.6485465263</text:p>
          </table:table-cell>
        </table:table-row>
        <table:table-row table:style-name="ro1">
          <table:table-cell office:value-type="float" office:value="249.561" calcext:value-type="float">
            <text:p>249.561</text:p>
          </table:table-cell>
          <table:table-cell office:value-type="float" office:value="190.323" calcext:value-type="float">
            <text:p>190.323</text:p>
          </table:table-cell>
          <table:table-cell office:value-type="float" office:value="224.101" calcext:value-type="float">
            <text:p>224.101</text:p>
          </table:table-cell>
          <table:table-cell office:value-type="float" office:value="105.893" calcext:value-type="float">
            <text:p>105.893</text:p>
          </table:table-cell>
          <table:table-cell office:value-type="float" office:value="69.1456" calcext:value-type="float">
            <text:p>69.1456</text:p>
          </table:table-cell>
          <table:table-cell office:value-type="float" office:value="6.26198" calcext:value-type="float">
            <text:p>6.26198</text:p>
          </table:table-cell>
          <table:table-cell office:value-type="float" office:value="85.8053" calcext:value-type="float">
            <text:p>85.8053</text:p>
          </table:table-cell>
          <table:table-cell office:value-type="float" office:value="0.956636" calcext:value-type="float">
            <text:p>0.9566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0]-[.A110]; 2)+POWER([.K110]-[.B110];2))" office:value-type="float" office:value="144.02901461164" calcext:value-type="float">
            <text:p>144.0290146116</text:p>
          </table:table-cell>
          <table:table-cell table:formula="of:=SQRT(POWER([.J110]-[.C110]; 2)+POWER([.K110]-[.D110];2))" office:value-type="float" office:value="209.98286989657" calcext:value-type="float">
            <text:p>209.9828698966</text:p>
          </table:table-cell>
        </table:table-row>
        <table:table-row table:style-name="ro1">
          <table:table-cell office:value-type="float" office:value="219.85" calcext:value-type="float">
            <text:p>219.85</text:p>
          </table:table-cell>
          <table:table-cell office:value-type="float" office:value="204.903" calcext:value-type="float">
            <text:p>204.903</text:p>
          </table:table-cell>
          <table:table-cell office:value-type="float" office:value="194.021" calcext:value-type="float">
            <text:p>194.021</text:p>
          </table:table-cell>
          <table:table-cell office:value-type="float" office:value="123.293" calcext:value-type="float">
            <text:p>123.293</text:p>
          </table:table-cell>
          <table:table-cell office:value-type="float" office:value="22.136" calcext:value-type="float">
            <text:p>22.136</text:p>
          </table:table-cell>
          <table:table-cell office:value-type="float" office:value="4.36949" calcext:value-type="float">
            <text:p>4.36949</text:p>
          </table:table-cell>
          <table:table-cell office:value-type="float" office:value="127.161" calcext:value-type="float">
            <text:p>127.161</text:p>
          </table:table-cell>
          <table:table-cell office:value-type="float" office:value="0.955189" calcext:value-type="float">
            <text:p>0.9551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1]-[.A111]; 2)+POWER([.K111]-[.B111];2))" office:value-type="float" office:value="168.289660731133" calcext:value-type="float">
            <text:p>168.2896607311</text:p>
          </table:table-cell>
          <table:table-cell table:formula="of:=SQRT(POWER([.J111]-[.C111]; 2)+POWER([.K111]-[.D111];2))" office:value-type="float" office:value="224.016455400044" calcext:value-type="float">
            <text:p>224.0164554</text:p>
          </table:table-cell>
        </table:table-row>
        <table:table-row table:style-name="ro1">
          <table:table-cell office:value-type="float" office:value="231.022" calcext:value-type="float">
            <text:p>231.022</text:p>
          </table:table-cell>
          <table:table-cell office:value-type="float" office:value="225.141" calcext:value-type="float">
            <text:p>225.141</text:p>
          </table:table-cell>
          <table:table-cell office:value-type="float" office:value="205.27" calcext:value-type="float">
            <text:p>205.27</text:p>
          </table:table-cell>
          <table:table-cell office:value-type="float" office:value="142.112" calcext:value-type="float">
            <text:p>142.112</text:p>
          </table:table-cell>
          <table:table-cell office:value-type="float" office:value="27.8821" calcext:value-type="float">
            <text:p>27.8821</text:p>
          </table:table-cell>
          <table:table-cell office:value-type="float" office:value="37.3442" calcext:value-type="float">
            <text:p>37.3442</text:p>
          </table:table-cell>
          <table:table-cell office:value-type="float" office:value="110.516" calcext:value-type="float">
            <text:p>110.516</text:p>
          </table:table-cell>
          <table:table-cell office:value-type="float" office:value="0.953024" calcext:value-type="float">
            <text:p>0.9530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2]-[.A112]; 2)+POWER([.K112]-[.B112];2))" office:value-type="float" office:value="153.90417266923" calcext:value-type="float">
            <text:p>153.9041726692</text:p>
          </table:table-cell>
          <table:table-cell table:formula="of:=SQRT(POWER([.J112]-[.C112]; 2)+POWER([.K112]-[.D112];2))" office:value-type="float" office:value="204.748688503736" calcext:value-type="float">
            <text:p>204.7486885037</text:p>
          </table:table-cell>
        </table:table-row>
        <table:table-row table:style-name="ro1">
          <table:table-cell office:value-type="float" office:value="268.267" calcext:value-type="float">
            <text:p>268.267</text:p>
          </table:table-cell>
          <table:table-cell office:value-type="float" office:value="178.574" calcext:value-type="float">
            <text:p>178.574</text:p>
          </table:table-cell>
          <table:table-cell office:value-type="float" office:value="242.911" calcext:value-type="float">
            <text:p>242.911</text:p>
          </table:table-cell>
          <table:table-cell office:value-type="float" office:value="90.0976" calcext:value-type="float">
            <text:p>90.0976</text:p>
          </table:table-cell>
          <table:table-cell office:value-type="float" office:value="123.923" calcext:value-type="float">
            <text:p>123.923</text:p>
          </table:table-cell>
          <table:table-cell office:value-type="float" office:value="18.9013" calcext:value-type="float">
            <text:p>18.9013</text:p>
          </table:table-cell>
          <table:table-cell office:value-type="float" office:value="64.4565" calcext:value-type="float">
            <text:p>64.4565</text:p>
          </table:table-cell>
          <table:table-cell office:value-type="float" office:value="0.951821" calcext:value-type="float">
            <text:p>0.9518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3]-[.A113]; 2)+POWER([.K113]-[.B113];2))" office:value-type="float" office:value="131.973424464928" calcext:value-type="float">
            <text:p>131.9734244649</text:p>
          </table:table-cell>
          <table:table-cell table:formula="of:=SQRT(POWER([.J113]-[.C113]; 2)+POWER([.K113]-[.D113];2))" office:value-type="float" office:value="207.317256992176" calcext:value-type="float">
            <text:p>207.3172569922</text:p>
          </table:table-cell>
        </table:table-row>
        <table:table-row table:style-name="ro1">
          <table:table-cell office:value-type="float" office:value="243.125" calcext:value-type="float">
            <text:p>243.125</text:p>
          </table:table-cell>
          <table:table-cell office:value-type="float" office:value="217.8" calcext:value-type="float">
            <text:p>217.8</text:p>
          </table:table-cell>
          <table:table-cell office:value-type="float" office:value="217.558" calcext:value-type="float">
            <text:p>217.558</text:p>
          </table:table-cell>
          <table:table-cell office:value-type="float" office:value="135.722" calcext:value-type="float">
            <text:p>135.722</text:p>
          </table:table-cell>
          <table:table-cell office:value-type="float" office:value="24.366" calcext:value-type="float">
            <text:p>24.366</text:p>
          </table:table-cell>
          <table:table-cell office:value-type="float" office:value="23.4423" calcext:value-type="float">
            <text:p>23.4423</text:p>
          </table:table-cell>
          <table:table-cell office:value-type="float" office:value="90.9703" calcext:value-type="float">
            <text:p>90.9703</text:p>
          </table:table-cell>
          <table:table-cell office:value-type="float" office:value="0.950161" calcext:value-type="float">
            <text:p>0.9501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4]-[.A114]; 2)+POWER([.K114]-[.B114];2))" office:value-type="float" office:value="142.938467967864" calcext:value-type="float">
            <text:p>142.9384679679</text:p>
          </table:table-cell>
          <table:table-cell table:formula="of:=SQRT(POWER([.J114]-[.C114]; 2)+POWER([.K114]-[.D114];2))" office:value-type="float" office:value="197.478992928362" calcext:value-type="float">
            <text:p>197.4789929284</text:p>
          </table:table-cell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192.372" calcext:value-type="float">
            <text:p>192.372</text:p>
          </table:table-cell>
          <table:table-cell office:value-type="float" office:value="227.797" calcext:value-type="float">
            <text:p>227.797</text:p>
          </table:table-cell>
          <table:table-cell office:value-type="float" office:value="108.721" calcext:value-type="float">
            <text:p>108.721</text:p>
          </table:table-cell>
          <table:table-cell office:value-type="float" office:value="59.8964" calcext:value-type="float">
            <text:p>59.8964</text:p>
          </table:table-cell>
          <table:table-cell office:value-type="float" office:value="3.76917" calcext:value-type="float">
            <text:p>3.76917</text:p>
          </table:table-cell>
          <table:table-cell office:value-type="float" office:value="78.9855" calcext:value-type="float">
            <text:p>78.9855</text:p>
          </table:table-cell>
          <table:table-cell office:value-type="float" office:value="0.948547" calcext:value-type="float">
            <text:p>0.9485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5]-[.A115]; 2)+POWER([.K115]-[.B115];2))" office:value-type="float" office:value="139.898457403933" calcext:value-type="float">
            <text:p>139.8984574039</text:p>
          </table:table-cell>
          <table:table-cell table:formula="of:=SQRT(POWER([.J115]-[.C115]; 2)+POWER([.K115]-[.D115];2))" office:value-type="float" office:value="205.3355036276" calcext:value-type="float">
            <text:p>205.3355036276</text:p>
          </table:table-cell>
        </table:table-row>
        <table:table-row table:style-name="ro1">
          <table:table-cell office:value-type="float" office:value="233.674" calcext:value-type="float">
            <text:p>233.674</text:p>
          </table:table-cell>
          <table:table-cell office:value-type="float" office:value="200.476" calcext:value-type="float">
            <text:p>200.476</text:p>
          </table:table-cell>
          <table:table-cell office:value-type="float" office:value="208.029" calcext:value-type="float">
            <text:p>208.029</text:p>
          </table:table-cell>
          <table:table-cell office:value-type="float" office:value="119.336" calcext:value-type="float">
            <text:p>119.336</text:p>
          </table:table-cell>
          <table:table-cell office:value-type="float" office:value="22.3773" calcext:value-type="float">
            <text:p>22.3773</text:p>
          </table:table-cell>
          <table:table-cell office:value-type="float" office:value="-3.42522" calcext:value-type="float">
            <text:p>-3.42522</text:p>
          </table:table-cell>
          <table:table-cell office:value-type="float" office:value="105.303" calcext:value-type="float">
            <text:p>105.303</text:p>
          </table:table-cell>
          <table:table-cell office:value-type="float" office:value="0.932989" calcext:value-type="float">
            <text:p>0.9329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6]-[.A116]; 2)+POWER([.K116]-[.B116];2))" office:value-type="float" office:value="155.955598976119" calcext:value-type="float">
            <text:p>155.9555989761</text:p>
          </table:table-cell>
          <table:table-cell table:formula="of:=SQRT(POWER([.J116]-[.C116]; 2)+POWER([.K116]-[.D116];2))" office:value-type="float" office:value="214.50466134096" calcext:value-type="float">
            <text:p>214.504661341</text:p>
          </table:table-cell>
        </table:table-row>
        <table:table-row table:style-name="ro1">
          <table:table-cell office:value-type="float" office:value="257.774" calcext:value-type="float">
            <text:p>257.774</text:p>
          </table:table-cell>
          <table:table-cell office:value-type="float" office:value="168.766" calcext:value-type="float">
            <text:p>168.766</text:p>
          </table:table-cell>
          <table:table-cell office:value-type="float" office:value="232.365" calcext:value-type="float">
            <text:p>232.365</text:p>
          </table:table-cell>
          <table:table-cell office:value-type="float" office:value="81.1997" calcext:value-type="float">
            <text:p>81.1997</text:p>
          </table:table-cell>
          <table:table-cell office:value-type="float" office:value="118.951" calcext:value-type="float">
            <text:p>118.951</text:p>
          </table:table-cell>
          <table:table-cell office:value-type="float" office:value="2.37836" calcext:value-type="float">
            <text:p>2.37836</text:p>
          </table:table-cell>
          <table:table-cell office:value-type="float" office:value="79.2441" calcext:value-type="float">
            <text:p>79.2441</text:p>
          </table:table-cell>
          <table:table-cell office:value-type="float" office:value="0.916503" calcext:value-type="float">
            <text:p>0.9165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7]-[.A117]; 2)+POWER([.K117]-[.B117];2))" office:value-type="float" office:value="145.932250828938" calcext:value-type="float">
            <text:p>145.9322508289</text:p>
          </table:table-cell>
          <table:table-cell table:formula="of:=SQRT(POWER([.J117]-[.C117]; 2)+POWER([.K117]-[.D117];2))" office:value-type="float" office:value="221.020156784602" calcext:value-type="float">
            <text:p>221.0201567846</text:p>
          </table:table-cell>
        </table:table-row>
        <table:table-row table:style-name="ro1">
          <table:table-cell office:value-type="float" office:value="239.54" calcext:value-type="float">
            <text:p>239.54</text:p>
          </table:table-cell>
          <table:table-cell office:value-type="float" office:value="173.769" calcext:value-type="float">
            <text:p>173.769</text:p>
          </table:table-cell>
          <table:table-cell office:value-type="float" office:value="213.994" calcext:value-type="float">
            <text:p>213.994</text:p>
          </table:table-cell>
          <table:table-cell office:value-type="float" office:value="87.6001" calcext:value-type="float">
            <text:p>87.6001</text:p>
          </table:table-cell>
          <table:table-cell office:value-type="float" office:value="97.2132" calcext:value-type="float">
            <text:p>97.2132</text:p>
          </table:table-cell>
          <table:table-cell office:value-type="float" office:value="-1.43909" calcext:value-type="float">
            <text:p>-1.43909</text:p>
          </table:table-cell>
          <table:table-cell office:value-type="float" office:value="104.274" calcext:value-type="float">
            <text:p>104.274</text:p>
          </table:table-cell>
          <table:table-cell office:value-type="float" office:value="0.915074" calcext:value-type="float">
            <text:p>0.9150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8]-[.A118]; 2)+POWER([.K118]-[.B118];2))" office:value-type="float" office:value="159.762827218975" calcext:value-type="float">
            <text:p>159.762827219</text:p>
          </table:table-cell>
          <table:table-cell table:formula="of:=SQRT(POWER([.J118]-[.C118]; 2)+POWER([.K118]-[.D118];2))" office:value-type="float" office:value="229.654891426266" calcext:value-type="float">
            <text:p>229.6548914263</text:p>
          </table:table-cell>
        </table:table-row>
        <table:table-row table:style-name="ro1">
          <table:table-cell office:value-type="float" office:value="245.176" calcext:value-type="float">
            <text:p>245.176</text:p>
          </table:table-cell>
          <table:table-cell office:value-type="float" office:value="186.946" calcext:value-type="float">
            <text:p>186.946</text:p>
          </table:table-cell>
          <table:table-cell office:value-type="float" office:value="219.688" calcext:value-type="float">
            <text:p>219.688</text:p>
          </table:table-cell>
          <table:table-cell office:value-type="float" office:value="103.47" calcext:value-type="float">
            <text:p>103.47</text:p>
          </table:table-cell>
          <table:table-cell office:value-type="float" office:value="59.8366" calcext:value-type="float">
            <text:p>59.8366</text:p>
          </table:table-cell>
          <table:table-cell office:value-type="float" office:value="-3.83188" calcext:value-type="float">
            <text:p>-3.83188</text:p>
          </table:table-cell>
          <table:table-cell office:value-type="float" office:value="91.3493" calcext:value-type="float">
            <text:p>91.3493</text:p>
          </table:table-cell>
          <table:table-cell office:value-type="float" office:value="0.906902" calcext:value-type="float">
            <text:p>0.9069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9]-[.A119]; 2)+POWER([.K119]-[.B119];2))" office:value-type="float" office:value="149.342043283196" calcext:value-type="float">
            <text:p>149.3420432832</text:p>
          </table:table-cell>
          <table:table-cell table:formula="of:=SQRT(POWER([.J119]-[.C119]; 2)+POWER([.K119]-[.D119];2))" office:value-type="float" office:value="214.916249371703" calcext:value-type="float">
            <text:p>214.9162493717</text:p>
          </table:table-cell>
        </table:table-row>
        <table:table-row table:style-name="ro1">
          <table:table-cell office:value-type="float" office:value="262.789" calcext:value-type="float">
            <text:p>262.789</text:p>
          </table:table-cell>
          <table:table-cell office:value-type="float" office:value="231.993" calcext:value-type="float">
            <text:p>231.993</text:p>
          </table:table-cell>
          <table:table-cell office:value-type="float" office:value="237.454" calcext:value-type="float">
            <text:p>237.454</text:p>
          </table:table-cell>
          <table:table-cell office:value-type="float" office:value="148.279" calcext:value-type="float">
            <text:p>148.279</text:p>
          </table:table-cell>
          <table:table-cell office:value-type="float" office:value="38.2598" calcext:value-type="float">
            <text:p>38.2598</text:p>
          </table:table-cell>
          <table:table-cell office:value-type="float" office:value="50.8412" calcext:value-type="float">
            <text:p>50.8412</text:p>
          </table:table-cell>
          <table:table-cell office:value-type="float" office:value="62.3346" calcext:value-type="float">
            <text:p>62.3346</text:p>
          </table:table-cell>
          <table:table-cell office:value-type="float" office:value="0.873666" calcext:value-type="float">
            <text:p>0.8736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0]-[.A120]; 2)+POWER([.K120]-[.B120];2))" office:value-type="float" office:value="121.623380030322" calcext:value-type="float">
            <text:p>121.6233800303</text:p>
          </table:table-cell>
          <table:table-cell table:formula="of:=SQRT(POWER([.J120]-[.C120]; 2)+POWER([.K120]-[.D120];2))" office:value-type="float" office:value="173.952165715176" calcext:value-type="float">
            <text:p>173.9521657152</text:p>
          </table:table-cell>
        </table:table-row>
        <table:table-row table:style-name="ro1">
          <table:table-cell office:value-type="float" office:value="231.128" calcext:value-type="float">
            <text:p>231.128</text:p>
          </table:table-cell>
          <table:table-cell office:value-type="float" office:value="202.3" calcext:value-type="float">
            <text:p>202.3</text:p>
          </table:table-cell>
          <table:table-cell office:value-type="float" office:value="205.441" calcext:value-type="float">
            <text:p>205.441</text:p>
          </table:table-cell>
          <table:table-cell office:value-type="float" office:value="118.133" calcext:value-type="float">
            <text:p>118.133</text:p>
          </table:table-cell>
          <table:table-cell office:value-type="float" office:value="54.8628" calcext:value-type="float">
            <text:p>54.8628</text:p>
          </table:table-cell>
          <table:table-cell office:value-type="float" office:value="17.742" calcext:value-type="float">
            <text:p>17.742</text:p>
          </table:table-cell>
          <table:table-cell office:value-type="float" office:value="112.91" calcext:value-type="float">
            <text:p>112.91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1]-[.A121]; 2)+POWER([.K121]-[.B121];2))" office:value-type="float" office:value="157.942832645233" calcext:value-type="float">
            <text:p>157.9428326452</text:p>
          </table:table-cell>
          <table:table-cell table:formula="of:=SQRT(POWER([.J121]-[.C121]; 2)+POWER([.K121]-[.D121];2))" office:value-type="float" office:value="217.316244606794" calcext:value-type="float">
            <text:p>217.3162446068</text:p>
          </table:table-cell>
        </table:table-row>
        <table:table-row table:style-name="ro1">
          <table:table-cell office:value-type="float" office:value="265.509" calcext:value-type="float">
            <text:p>265.509</text:p>
          </table:table-cell>
          <table:table-cell office:value-type="float" office:value="183.249" calcext:value-type="float">
            <text:p>183.249</text:p>
          </table:table-cell>
          <table:table-cell office:value-type="float" office:value="240.236" calcext:value-type="float">
            <text:p>240.236</text:p>
          </table:table-cell>
          <table:table-cell office:value-type="float" office:value="98.1208" calcext:value-type="float">
            <text:p>98.1208</text:p>
          </table:table-cell>
          <table:table-cell office:value-type="float" office:value="84.4694" calcext:value-type="float">
            <text:p>84.4694</text:p>
          </table:table-cell>
          <table:table-cell office:value-type="float" office:value="3.06495" calcext:value-type="float">
            <text:p>3.06495</text:p>
          </table:table-cell>
          <table:table-cell office:value-type="float" office:value="62.9724" calcext:value-type="float">
            <text:p>62.9724</text:p>
          </table:table-cell>
          <table:table-cell office:value-type="float" office:value="0.85346" calcext:value-type="float">
            <text:p>0.853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2]-[.A122]; 2)+POWER([.K122]-[.B122];2))" office:value-type="float" office:value="132.256557803385" calcext:value-type="float">
            <text:p>132.2565578034</text:p>
          </table:table-cell>
          <table:table-cell table:formula="of:=SQRT(POWER([.J122]-[.C122]; 2)+POWER([.K122]-[.D122];2))" office:value-type="float" office:value="203.394473594147" calcext:value-type="float">
            <text:p>203.3944735941</text:p>
          </table:table-cell>
        </table:table-row>
        <table:table-row table:style-name="ro1">
          <table:table-cell office:value-type="float" office:value="282.607" calcext:value-type="float">
            <text:p>282.607</text:p>
          </table:table-cell>
          <table:table-cell office:value-type="float" office:value="174.106" calcext:value-type="float">
            <text:p>174.106</text:p>
          </table:table-cell>
          <table:table-cell office:value-type="float" office:value="257.485" calcext:value-type="float">
            <text:p>257.485</text:p>
          </table:table-cell>
          <table:table-cell office:value-type="float" office:value="87.2994" calcext:value-type="float">
            <text:p>87.2994</text:p>
          </table:table-cell>
          <table:table-cell office:value-type="float" office:value="111.804" calcext:value-type="float">
            <text:p>111.804</text:p>
          </table:table-cell>
          <table:table-cell office:value-type="float" office:value="3.87154" calcext:value-type="float">
            <text:p>3.87154</text:p>
          </table:table-cell>
          <table:table-cell office:value-type="float" office:value="40.4906" calcext:value-type="float">
            <text:p>40.4906</text:p>
          </table:table-cell>
          <table:table-cell office:value-type="float" office:value="0.850517" calcext:value-type="float">
            <text:p>0.8505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3]-[.A123]; 2)+POWER([.K123]-[.B123];2))" office:value-type="float" office:value="122.025143659002" calcext:value-type="float">
            <text:p>122.025143659</text:p>
          </table:table-cell>
          <table:table-cell table:formula="of:=SQRT(POWER([.J123]-[.C123]; 2)+POWER([.K123]-[.D123];2))" office:value-type="float" office:value="199.845742675094" calcext:value-type="float">
            <text:p>199.8457426751</text:p>
          </table:table-cell>
        </table:table-row>
        <table:table-row table:style-name="ro1">
          <table:table-cell office:value-type="float" office:value="232.157" calcext:value-type="float">
            <text:p>232.157</text:p>
          </table:table-cell>
          <table:table-cell office:value-type="float" office:value="201.856" calcext:value-type="float">
            <text:p>201.856</text:p>
          </table:table-cell>
          <table:table-cell office:value-type="float" office:value="206.48" calcext:value-type="float">
            <text:p>206.48</text:p>
          </table:table-cell>
          <table:table-cell office:value-type="float" office:value="116.734" calcext:value-type="float">
            <text:p>116.734</text:p>
          </table:table-cell>
          <table:table-cell office:value-type="float" office:value="65.84" calcext:value-type="float">
            <text:p>65.84</text:p>
          </table:table-cell>
          <table:table-cell office:value-type="float" office:value="23.131" calcext:value-type="float">
            <text:p>23.131</text:p>
          </table:table-cell>
          <table:table-cell office:value-type="float" office:value="112.521" calcext:value-type="float">
            <text:p>112.521</text:p>
          </table:table-cell>
          <table:table-cell office:value-type="float" office:value="0.850143" calcext:value-type="float">
            <text:p>0.8501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4]-[.A124]; 2)+POWER([.K124]-[.B124];2))" office:value-type="float" office:value="157.059980214566" calcext:value-type="float">
            <text:p>157.0599802146</text:p>
          </table:table-cell>
          <table:table-cell table:formula="of:=SQRT(POWER([.J124]-[.C124]; 2)+POWER([.K124]-[.D124];2))" office:value-type="float" office:value="217.26693525707" calcext:value-type="float">
            <text:p>217.2669352571</text:p>
          </table:table-cell>
        </table:table-row>
        <table:table-row table:style-name="ro1">
          <table:table-cell office:value-type="float" office:value="233.777" calcext:value-type="float">
            <text:p>233.777</text:p>
          </table:table-cell>
          <table:table-cell office:value-type="float" office:value="195.846" calcext:value-type="float">
            <text:p>195.846</text:p>
          </table:table-cell>
          <table:table-cell office:value-type="float" office:value="208.134" calcext:value-type="float">
            <text:p>208.134</text:p>
          </table:table-cell>
          <table:table-cell office:value-type="float" office:value="111.248" calcext:value-type="float">
            <text:p>111.248</text:p>
          </table:table-cell>
          <table:table-cell office:value-type="float" office:value="64.3148" calcext:value-type="float">
            <text:p>64.3148</text:p>
          </table:table-cell>
          <table:table-cell office:value-type="float" office:value="13.1429" calcext:value-type="float">
            <text:p>13.1429</text:p>
          </table:table-cell>
          <table:table-cell office:value-type="float" office:value="109.752" calcext:value-type="float">
            <text:p>109.752</text:p>
          </table:table-cell>
          <table:table-cell office:value-type="float" office:value="0.84983" calcext:value-type="float">
            <text:p>0.849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5]-[.A125]; 2)+POWER([.K125]-[.B125];2))" office:value-type="float" office:value="157.153241916926" calcext:value-type="float">
            <text:p>157.1532419169</text:p>
          </table:table-cell>
          <table:table-cell table:formula="of:=SQRT(POWER([.J125]-[.C125]; 2)+POWER([.K125]-[.D125];2))" office:value-type="float" office:value="219.14592275468" calcext:value-type="float">
            <text:p>219.1459227547</text:p>
          </table:table-cell>
        </table:table-row>
        <table:table-row table:style-name="ro1">
          <table:table-cell office:value-type="float" office:value="237.897" calcext:value-type="float">
            <text:p>237.897</text:p>
          </table:table-cell>
          <table:table-cell office:value-type="float" office:value="217.754" calcext:value-type="float">
            <text:p>217.754</text:p>
          </table:table-cell>
          <table:table-cell office:value-type="float" office:value="212.257" calcext:value-type="float">
            <text:p>212.257</text:p>
          </table:table-cell>
          <table:table-cell office:value-type="float" office:value="135.607" calcext:value-type="float">
            <text:p>135.607</text:p>
          </table:table-cell>
          <table:table-cell office:value-type="float" office:value="24.0332" calcext:value-type="float">
            <text:p>24.0332</text:p>
          </table:table-cell>
          <table:table-cell office:value-type="float" office:value="23.5911" calcext:value-type="float">
            <text:p>23.5911</text:p>
          </table:table-cell>
          <table:table-cell office:value-type="float" office:value="99.1683" calcext:value-type="float">
            <text:p>99.1683</text:p>
          </table:table-cell>
          <table:table-cell office:value-type="float" office:value="0.827712" calcext:value-type="float">
            <text:p>0.8277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6]-[.A126]; 2)+POWER([.K126]-[.B126];2))" office:value-type="float" office:value="148.101165170974" calcext:value-type="float">
            <text:p>148.101165171</text:p>
          </table:table-cell>
          <table:table-cell table:formula="of:=SQRT(POWER([.J126]-[.C126]; 2)+POWER([.K126]-[.D126];2))" office:value-type="float" office:value="202.02754390924" calcext:value-type="float">
            <text:p>202.0275439092</text:p>
          </table:table-cell>
        </table:table-row>
        <table:table-row table:style-name="ro1">
          <table:table-cell office:value-type="float" office:value="286.03" calcext:value-type="float">
            <text:p>286.03</text:p>
          </table:table-cell>
          <table:table-cell office:value-type="float" office:value="182.693" calcext:value-type="float">
            <text:p>182.693</text:p>
          </table:table-cell>
          <table:table-cell office:value-type="float" office:value="261.095" calcext:value-type="float">
            <text:p>261.095</text:p>
          </table:table-cell>
          <table:table-cell office:value-type="float" office:value="98.5976" calcext:value-type="float">
            <text:p>98.5976</text:p>
          </table:table-cell>
          <table:table-cell office:value-type="float" office:value="77.3711" calcext:value-type="float">
            <text:p>77.3711</text:p>
          </table:table-cell>
          <table:table-cell office:value-type="float" office:value="-3.70602" calcext:value-type="float">
            <text:p>-3.70602</text:p>
          </table:table-cell>
          <table:table-cell office:value-type="float" office:value="29.7924" calcext:value-type="float">
            <text:p>29.7924</text:p>
          </table:table-cell>
          <table:table-cell office:value-type="float" office:value="0.816176" calcext:value-type="float">
            <text:p>0.8161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7]-[.A127]; 2)+POWER([.K127]-[.B127];2))" office:value-type="float" office:value="114.522666529382" calcext:value-type="float">
            <text:p>114.5226665294</text:p>
          </table:table-cell>
          <table:table-cell table:formula="of:=SQRT(POWER([.J127]-[.C127]; 2)+POWER([.K127]-[.D127];2))" office:value-type="float" office:value="188.86473294599" calcext:value-type="float">
            <text:p>188.864732946</text:p>
          </table:table-cell>
        </table:table-row>
        <table:table-row table:style-name="ro1">
          <table:table-cell office:value-type="float" office:value="230.101" calcext:value-type="float">
            <text:p>230.101</text:p>
          </table:table-cell>
          <table:table-cell office:value-type="float" office:value="178.139" calcext:value-type="float">
            <text:p>178.139</text:p>
          </table:table-cell>
          <table:table-cell office:value-type="float" office:value="204.473" calcext:value-type="float">
            <text:p>204.473</text:p>
          </table:table-cell>
          <table:table-cell office:value-type="float" office:value="89.3912" calcext:value-type="float">
            <text:p>89.3912</text:p>
          </table:table-cell>
          <table:table-cell office:value-type="float" office:value="120.053" calcext:value-type="float">
            <text:p>120.053</text:p>
          </table:table-cell>
          <table:table-cell office:value-type="float" office:value="19.2601" calcext:value-type="float">
            <text:p>19.2601</text:p>
          </table:table-cell>
          <table:table-cell office:value-type="float" office:value="121.161" calcext:value-type="float">
            <text:p>121.161</text:p>
          </table:table-cell>
          <table:table-cell office:value-type="float" office:value="0.815776" calcext:value-type="float">
            <text:p>0.8157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8]-[.A128]; 2)+POWER([.K128]-[.B128];2))" office:value-type="float" office:value="166.622716104378" calcext:value-type="float">
            <text:p>166.6227161044</text:p>
          </table:table-cell>
          <table:table-cell table:formula="of:=SQRT(POWER([.J128]-[.C128]; 2)+POWER([.K128]-[.D128];2))" office:value-type="float" office:value="235.625528257105" calcext:value-type="float">
            <text:p>235.6255282571</text:p>
          </table:table-cell>
        </table:table-row>
        <table:table-row table:style-name="ro1">
          <table:table-cell office:value-type="float" office:value="262.796" calcext:value-type="float">
            <text:p>262.796</text:p>
          </table:table-cell>
          <table:table-cell office:value-type="float" office:value="178.489" calcext:value-type="float">
            <text:p>178.489</text:p>
          </table:table-cell>
          <table:table-cell office:value-type="float" office:value="237.388" calcext:value-type="float">
            <text:p>237.388</text:p>
          </table:table-cell>
          <table:table-cell office:value-type="float" office:value="89.9527" calcext:value-type="float">
            <text:p>89.9527</text:p>
          </table:table-cell>
          <table:table-cell office:value-type="float" office:value="123.59" calcext:value-type="float">
            <text:p>123.59</text:p>
          </table:table-cell>
          <table:table-cell office:value-type="float" office:value="19.0502" calcext:value-type="float">
            <text:p>19.0502</text:p>
          </table:table-cell>
          <table:table-cell office:value-type="float" office:value="72.6545" calcext:value-type="float">
            <text:p>72.6545</text:p>
          </table:table-cell>
          <table:table-cell office:value-type="float" office:value="0.812288" calcext:value-type="float">
            <text:p>0.8122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9]-[.A129]; 2)+POWER([.K129]-[.B129];2))" office:value-type="float" office:value="136.835875182644" calcext:value-type="float">
            <text:p>136.8358751826</text:p>
          </table:table-cell>
          <table:table-cell table:formula="of:=SQRT(POWER([.J129]-[.C129]; 2)+POWER([.K129]-[.D129];2))" office:value-type="float" office:value="211.218985844763" calcext:value-type="float">
            <text:p>211.2189858448</text:p>
          </table:table-cell>
        </table:table-row>
        <table:table-row table:style-name="ro1">
          <table:table-cell office:value-type="float" office:value="265.608" calcext:value-type="float">
            <text:p>265.608</text:p>
          </table:table-cell>
          <table:table-cell office:value-type="float" office:value="180.316" calcext:value-type="float">
            <text:p>180.316</text:p>
          </table:table-cell>
          <table:table-cell office:value-type="float" office:value="240.345" calcext:value-type="float">
            <text:p>240.345</text:p>
          </table:table-cell>
          <table:table-cell office:value-type="float" office:value="95.3419" calcext:value-type="float">
            <text:p>95.3419</text:p>
          </table:table-cell>
          <table:table-cell office:value-type="float" office:value="84.6849" calcext:value-type="float">
            <text:p>84.6849</text:p>
          </table:table-cell>
          <table:table-cell office:value-type="float" office:value="-1.24708" calcext:value-type="float">
            <text:p>-1.24708</text:p>
          </table:table-cell>
          <table:table-cell office:value-type="float" office:value="62.7355" calcext:value-type="float">
            <text:p>62.7355</text:p>
          </table:table-cell>
          <table:table-cell office:value-type="float" office:value="0.808857" calcext:value-type="float">
            <text:p>0.8088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0]-[.A130]; 2)+POWER([.K130]-[.B130];2))" office:value-type="float" office:value="133.497496306111" calcext:value-type="float">
            <text:p>133.4974963061</text:p>
          </table:table-cell>
          <table:table-cell table:formula="of:=SQRT(POWER([.J130]-[.C130]; 2)+POWER([.K130]-[.D130];2))" office:value-type="float" office:value="205.293344559949" calcext:value-type="float">
            <text:p>205.29334456</text:p>
          </table:table-cell>
        </table:table-row>
        <table:table-row table:style-name="ro1">
          <table:table-cell office:value-type="float" office:value="226.592" calcext:value-type="float">
            <text:p>226.592</text:p>
          </table:table-cell>
          <table:table-cell office:value-type="float" office:value="182.134" calcext:value-type="float">
            <text:p>182.134</text:p>
          </table:table-cell>
          <table:table-cell office:value-type="float" office:value="200.924" calcext:value-type="float">
            <text:p>200.924</text:p>
          </table:table-cell>
          <table:table-cell office:value-type="float" office:value="97.0342" calcext:value-type="float">
            <text:p>97.0342</text:p>
          </table:table-cell>
          <table:table-cell office:value-type="float" office:value="77.479" calcext:value-type="float">
            <text:p>77.479</text:p>
          </table:table-cell>
          <table:table-cell office:value-type="float" office:value="0.687068" calcext:value-type="float">
            <text:p>0.687068</text:p>
          </table:table-cell>
          <table:table-cell office:value-type="float" office:value="121.994" calcext:value-type="float">
            <text:p>121.994</text:p>
          </table:table-cell>
          <table:table-cell office:value-type="float" office:value="0.805135" calcext:value-type="float">
            <text:p>0.8051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1]-[.A131]; 2)+POWER([.K131]-[.B131];2))" office:value-type="float" office:value="168.407887048083" calcext:value-type="float">
            <text:p>168.4078870481</text:p>
          </table:table-cell>
          <table:table-cell table:formula="of:=SQRT(POWER([.J131]-[.C131]; 2)+POWER([.K131]-[.D131];2))" office:value-type="float" office:value="233.52067348661" calcext:value-type="float">
            <text:p>233.5206734866</text:p>
          </table:table-cell>
        </table:table-row>
        <table:table-row table:style-name="ro1">
          <table:table-cell office:value-type="float" office:value="239.173" calcext:value-type="float">
            <text:p>239.173</text:p>
          </table:table-cell>
          <table:table-cell office:value-type="float" office:value="215.462" calcext:value-type="float">
            <text:p>215.462</text:p>
          </table:table-cell>
          <table:table-cell office:value-type="float" office:value="213.558" calcext:value-type="float">
            <text:p>213.558</text:p>
          </table:table-cell>
          <table:table-cell office:value-type="float" office:value="133.484" calcext:value-type="float">
            <text:p>133.484</text:p>
          </table:table-cell>
          <table:table-cell office:value-type="float" office:value="23.8109" calcext:value-type="float">
            <text:p>23.8109</text:p>
          </table:table-cell>
          <table:table-cell office:value-type="float" office:value="19.8861" calcext:value-type="float">
            <text:p>19.8861</text:p>
          </table:table-cell>
          <table:table-cell office:value-type="float" office:value="97.0821" calcext:value-type="float">
            <text:p>97.0821</text:p>
          </table:table-cell>
          <table:table-cell office:value-type="float" office:value="0.804569" calcext:value-type="float">
            <text:p>0.8045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2]-[.A132]; 2)+POWER([.K132]-[.B132];2))" office:value-type="float" office:value="147.238328478016" calcext:value-type="float">
            <text:p>147.238328478</text:p>
          </table:table-cell>
          <table:table-cell table:formula="of:=SQRT(POWER([.J132]-[.C132]; 2)+POWER([.K132]-[.D132];2))" office:value-type="float" office:value="202.054937133444" calcext:value-type="float">
            <text:p>202.0549371334</text:p>
          </table:table-cell>
        </table:table-row>
        <table:table-row table:style-name="ro1">
          <table:table-cell office:value-type="float" office:value="271.52" calcext:value-type="float">
            <text:p>271.52</text:p>
          </table:table-cell>
          <table:table-cell office:value-type="float" office:value="170.232" calcext:value-type="float">
            <text:p>170.232</text:p>
          </table:table-cell>
          <table:table-cell office:value-type="float" office:value="246.236" calcext:value-type="float">
            <text:p>246.236</text:p>
          </table:table-cell>
          <table:table-cell office:value-type="float" office:value="82.6096" calcext:value-type="float">
            <text:p>82.6096</text:p>
          </table:table-cell>
          <table:table-cell office:value-type="float" office:value="121.038" calcext:value-type="float">
            <text:p>121.038</text:p>
          </table:table-cell>
          <table:table-cell office:value-type="float" office:value="4.5699" calcext:value-type="float">
            <text:p>4.5699</text:p>
          </table:table-cell>
          <table:table-cell office:value-type="float" office:value="58.7455" calcext:value-type="float">
            <text:p>58.7455</text:p>
          </table:table-cell>
          <table:table-cell office:value-type="float" office:value="0.803701" calcext:value-type="float">
            <text:p>0.8037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3]-[.A133]; 2)+POWER([.K133]-[.B133];2))" office:value-type="float" office:value="133.425620568165" calcext:value-type="float">
            <text:p>133.4256205682</text:p>
          </table:table-cell>
          <table:table-cell table:formula="of:=SQRT(POWER([.J133]-[.C133]; 2)+POWER([.K133]-[.D133];2))" office:value-type="float" office:value="210.6756258046" calcext:value-type="float">
            <text:p>210.6756258046</text:p>
          </table:table-cell>
        </table:table-row>
        <table:table-row table:style-name="ro1">
          <table:table-cell office:value-type="float" office:value="250.261" calcext:value-type="float">
            <text:p>250.261</text:p>
          </table:table-cell>
          <table:table-cell office:value-type="float" office:value="212.83" calcext:value-type="float">
            <text:p>212.83</text:p>
          </table:table-cell>
          <table:table-cell office:value-type="float" office:value="224.826" calcext:value-type="float">
            <text:p>224.826</text:p>
          </table:table-cell>
          <table:table-cell office:value-type="float" office:value="131.646" calcext:value-type="float">
            <text:p>131.646</text:p>
          </table:table-cell>
          <table:table-cell office:value-type="float" office:value="18.7697" calcext:value-type="float">
            <text:p>18.7697</text:p>
          </table:table-cell>
          <table:table-cell office:value-type="float" office:value="12.2393" calcext:value-type="float">
            <text:p>12.2393</text:p>
          </table:table-cell>
          <table:table-cell office:value-type="float" office:value="78.8218" calcext:value-type="float">
            <text:p>78.8218</text:p>
          </table:table-cell>
          <table:table-cell office:value-type="float" office:value="0.800409" calcext:value-type="float">
            <text:p>0.8004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4]-[.A134]; 2)+POWER([.K134]-[.B134];2))" office:value-type="float" office:value="136.883194808567" calcext:value-type="float">
            <text:p>136.8831948086</text:p>
          </table:table-cell>
          <table:table-cell table:formula="of:=SQRT(POWER([.J134]-[.C134]; 2)+POWER([.K134]-[.D134];2))" office:value-type="float" office:value="193.686260720785" calcext:value-type="float">
            <text:p>193.6862607208</text:p>
          </table:table-cell>
        </table:table-row>
        <table:table-row table:style-name="ro1">
          <table:table-cell office:value-type="float" office:value="268.631" calcext:value-type="float">
            <text:p>268.631</text:p>
          </table:table-cell>
          <table:table-cell office:value-type="float" office:value="183.887" calcext:value-type="float">
            <text:p>183.887</text:p>
          </table:table-cell>
          <table:table-cell office:value-type="float" office:value="243.406" calcext:value-type="float">
            <text:p>243.406</text:p>
          </table:table-cell>
          <table:table-cell office:value-type="float" office:value="98.998" calcext:value-type="float">
            <text:p>98.998</text:p>
          </table:table-cell>
          <table:table-cell office:value-type="float" office:value="82.0295" calcext:value-type="float">
            <text:p>82.0295</text:p>
          </table:table-cell>
          <table:table-cell office:value-type="float" office:value="2.3391" calcext:value-type="float">
            <text:p>2.3391</text:p>
          </table:table-cell>
          <table:table-cell office:value-type="float" office:value="57.789" calcext:value-type="float">
            <text:p>57.789</text:p>
          </table:table-cell>
          <table:table-cell office:value-type="float" office:value="0.785784" calcext:value-type="float">
            <text:p>0.7857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5]-[.A135]; 2)+POWER([.K135]-[.B135];2))" office:value-type="float" office:value="129.178662827883" calcext:value-type="float">
            <text:p>129.1786628279</text:p>
          </table:table-cell>
          <table:table-cell table:formula="of:=SQRT(POWER([.J135]-[.C135]; 2)+POWER([.K135]-[.D135];2))" office:value-type="float" office:value="200.539883414746" calcext:value-type="float">
            <text:p>200.5398834147</text:p>
          </table:table-cell>
        </table:table-row>
        <table:table-row table:style-name="ro1">
          <table:table-cell office:value-type="float" office:value="230.036" calcext:value-type="float">
            <text:p>230.036</text:p>
          </table:table-cell>
          <table:table-cell office:value-type="float" office:value="225.489" calcext:value-type="float">
            <text:p>225.489</text:p>
          </table:table-cell>
          <table:table-cell office:value-type="float" office:value="204.271" calcext:value-type="float">
            <text:p>204.271</text:p>
          </table:table-cell>
          <table:table-cell office:value-type="float" office:value="142.034" calcext:value-type="float">
            <text:p>142.034</text:p>
          </table:table-cell>
          <table:table-cell office:value-type="float" office:value="32.1639" calcext:value-type="float">
            <text:p>32.1639</text:p>
          </table:table-cell>
          <table:table-cell office:value-type="float" office:value="40.2258" calcext:value-type="float">
            <text:p>40.2258</text:p>
          </table:table-cell>
          <table:table-cell office:value-type="float" office:value="112.52" calcext:value-type="float">
            <text:p>112.52</text:p>
          </table:table-cell>
          <table:table-cell office:value-type="float" office:value="0.783659" calcext:value-type="float">
            <text:p>0.7836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6]-[.A136]; 2)+POWER([.K136]-[.B136];2))" office:value-type="float" office:value="154.846783683098" calcext:value-type="float">
            <text:p>154.8467836831</text:p>
          </table:table-cell>
          <table:table-cell table:formula="of:=SQRT(POWER([.J136]-[.C136]; 2)+POWER([.K136]-[.D136];2))" office:value-type="float" office:value="205.65921957695" calcext:value-type="float">
            <text:p>205.659219577</text:p>
          </table:table-cell>
        </table:table-row>
        <table:table-row table:style-name="ro1">
          <table:table-cell office:value-type="float" office:value="237.66" calcext:value-type="float">
            <text:p>237.66</text:p>
          </table:table-cell>
          <table:table-cell office:value-type="float" office:value="197.849" calcext:value-type="float">
            <text:p>197.849</text:p>
          </table:table-cell>
          <table:table-cell office:value-type="float" office:value="212.04" calcext:value-type="float">
            <text:p>212.04</text:p>
          </table:table-cell>
          <table:table-cell office:value-type="float" office:value="111.79" calcext:value-type="float">
            <text:p>111.79</text:p>
          </table:table-cell>
          <table:table-cell office:value-type="float" office:value="79.6967" calcext:value-type="float">
            <text:p>79.6967</text:p>
          </table:table-cell>
          <table:table-cell office:value-type="float" office:value="24.5069" calcext:value-type="float">
            <text:p>24.5069</text:p>
          </table:table-cell>
          <table:table-cell office:value-type="float" office:value="105.592" calcext:value-type="float">
            <text:p>105.592</text:p>
          </table:table-cell>
          <table:table-cell office:value-type="float" office:value="0.768361" calcext:value-type="float">
            <text:p>0.7683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7]-[.A137]; 2)+POWER([.K137]-[.B137];2))" office:value-type="float" office:value="152.855181138881" calcext:value-type="float">
            <text:p>152.8551811389</text:p>
          </table:table-cell>
          <table:table-cell table:formula="of:=SQRT(POWER([.J137]-[.C137]; 2)+POWER([.K137]-[.D137];2))" office:value-type="float" office:value="215.696281145503" calcext:value-type="float">
            <text:p>215.6962811455</text:p>
          </table:table-cell>
        </table:table-row>
        <table:table-row table:style-name="ro1">
          <table:table-cell office:value-type="float" office:value="240.007" calcext:value-type="float">
            <text:p>240.007</text:p>
          </table:table-cell>
          <table:table-cell office:value-type="float" office:value="168.292" calcext:value-type="float">
            <text:p>168.292</text:p>
          </table:table-cell>
          <table:table-cell office:value-type="float" office:value="214.472" calcext:value-type="float">
            <text:p>214.472</text:p>
          </table:table-cell>
          <table:table-cell office:value-type="float" office:value="81.4089" calcext:value-type="float">
            <text:p>81.4089</text:p>
          </table:table-cell>
          <table:table-cell office:value-type="float" office:value="108.755" calcext:value-type="float">
            <text:p>108.755</text:p>
          </table:table-cell>
          <table:table-cell office:value-type="float" office:value="-2.8157" calcext:value-type="float">
            <text:p>-2.8157</text:p>
          </table:table-cell>
          <table:table-cell office:value-type="float" office:value="104.818" calcext:value-type="float">
            <text:p>104.818</text:p>
          </table:table-cell>
          <table:table-cell office:value-type="float" office:value="0.765982" calcext:value-type="float">
            <text:p>0.7659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8]-[.A138]; 2)+POWER([.K138]-[.B138];2))" office:value-type="float" office:value="161.761717699213" calcext:value-type="float">
            <text:p>161.7617176992</text:p>
          </table:table-cell>
          <table:table-cell table:formula="of:=SQRT(POWER([.J138]-[.C138]; 2)+POWER([.K138]-[.D138];2))" office:value-type="float" office:value="233.514976357428" calcext:value-type="float">
            <text:p>233.5149763574</text:p>
          </table:table-cell>
        </table:table-row>
        <table:table-row table:style-name="ro1">
          <table:table-cell office:value-type="float" office:value="243.431" calcext:value-type="float">
            <text:p>243.431</text:p>
          </table:table-cell>
          <table:table-cell office:value-type="float" office:value="192.806" calcext:value-type="float">
            <text:p>192.806</text:p>
          </table:table-cell>
          <table:table-cell office:value-type="float" office:value="217.9" calcext:value-type="float">
            <text:p>217.9</text:p>
          </table:table-cell>
          <table:table-cell office:value-type="float" office:value="108.616" calcext:value-type="float">
            <text:p>108.616</text:p>
          </table:table-cell>
          <table:table-cell office:value-type="float" office:value="63.6752" calcext:value-type="float">
            <text:p>63.6752</text:p>
          </table:table-cell>
          <table:table-cell office:value-type="float" office:value="7.40074" calcext:value-type="float">
            <text:p>7.40074</text:p>
          </table:table-cell>
          <table:table-cell office:value-type="float" office:value="94.6864" calcext:value-type="float">
            <text:p>94.6864</text:p>
          </table:table-cell>
          <table:table-cell office:value-type="float" office:value="0.739179" calcext:value-type="float">
            <text:p>0.7391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9]-[.A139]; 2)+POWER([.K139]-[.B139];2))" office:value-type="float" office:value="148.928484169416" calcext:value-type="float">
            <text:p>148.9284841694</text:p>
          </table:table-cell>
          <table:table-cell table:formula="of:=SQRT(POWER([.J139]-[.C139]; 2)+POWER([.K139]-[.D139];2))" office:value-type="float" office:value="213.026997012116" calcext:value-type="float">
            <text:p>213.0269970121</text:p>
          </table:table-cell>
        </table:table-row>
        <table:table-row table:style-name="ro1">
          <table:table-cell office:value-type="float" office:value="239.844" calcext:value-type="float">
            <text:p>239.844</text:p>
          </table:table-cell>
          <table:table-cell office:value-type="float" office:value="171.153" calcext:value-type="float">
            <text:p>171.153</text:p>
          </table:table-cell>
          <table:table-cell office:value-type="float" office:value="214.3" calcext:value-type="float">
            <text:p>214.3</text:p>
          </table:table-cell>
          <table:table-cell office:value-type="float" office:value="84.2327" calcext:value-type="float">
            <text:p>84.2327</text:p>
          </table:table-cell>
          <table:table-cell office:value-type="float" office:value="107.177" calcext:value-type="float">
            <text:p>107.177</text:p>
          </table:table-cell>
          <table:table-cell office:value-type="float" office:value="0.523399" calcext:value-type="float">
            <text:p>0.523399</text:p>
          </table:table-cell>
          <table:table-cell office:value-type="float" office:value="104.94" calcext:value-type="float">
            <text:p>104.94</text:p>
          </table:table-cell>
          <table:table-cell office:value-type="float" office:value="0.732777" calcext:value-type="float">
            <text:p>0.7327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0]-[.A140]; 2)+POWER([.K140]-[.B140];2))" office:value-type="float" office:value="160.624561462436" calcext:value-type="float">
            <text:p>160.6245614624</text:p>
          </table:table-cell>
          <table:table-cell table:formula="of:=SQRT(POWER([.J140]-[.C140]; 2)+POWER([.K140]-[.D140];2))" office:value-type="float" office:value="231.708029531326" calcext:value-type="float">
            <text:p>231.7080295313</text:p>
          </table:table-cell>
        </table:table-row>
        <table:table-row table:style-name="ro1">
          <table:table-cell office:value-type="float" office:value="244.423" calcext:value-type="float">
            <text:p>244.423</text:p>
          </table:table-cell>
          <table:table-cell office:value-type="float" office:value="205.118" calcext:value-type="float">
            <text:p>205.118</text:p>
          </table:table-cell>
          <table:table-cell office:value-type="float" office:value="218.92" calcext:value-type="float">
            <text:p>218.92</text:p>
          </table:table-cell>
          <table:table-cell office:value-type="float" office:value="124.261" calcext:value-type="float">
            <text:p>124.261</text:p>
          </table:table-cell>
          <table:table-cell office:value-type="float" office:value="18.4697" calcext:value-type="float">
            <text:p>18.4697</text:p>
          </table:table-cell>
          <table:table-cell office:value-type="float" office:value="0.667856" calcext:value-type="float">
            <text:p>0.667856</text:p>
          </table:table-cell>
          <table:table-cell office:value-type="float" office:value="87.8688" calcext:value-type="float">
            <text:p>87.8688</text:p>
          </table:table-cell>
          <table:table-cell office:value-type="float" office:value="0.731467" calcext:value-type="float">
            <text:p>0.7314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1]-[.A141]; 2)+POWER([.K141]-[.B141];2))" office:value-type="float" office:value="144.367658611616" calcext:value-type="float">
            <text:p>144.3676586116</text:p>
          </table:table-cell>
          <table:table-cell table:formula="of:=SQRT(POWER([.J141]-[.C141]; 2)+POWER([.K141]-[.D141];2))" office:value-type="float" office:value="202.765575285846" calcext:value-type="float">
            <text:p>202.7655752858</text:p>
          </table:table-cell>
        </table:table-row>
        <table:table-row table:style-name="ro1">
          <table:table-cell office:value-type="float" office:value="232.011" calcext:value-type="float">
            <text:p>232.011</text:p>
          </table:table-cell>
          <table:table-cell office:value-type="float" office:value="174.439" calcext:value-type="float">
            <text:p>174.439</text:p>
          </table:table-cell>
          <table:table-cell office:value-type="float" office:value="206.402" calcext:value-type="float">
            <text:p>206.402</text:p>
          </table:table-cell>
          <table:table-cell office:value-type="float" office:value="85.9355" calcext:value-type="float">
            <text:p>85.9355</text:p>
          </table:table-cell>
          <table:table-cell office:value-type="float" office:value="120.371" calcext:value-type="float">
            <text:p>120.371</text:p>
          </table:table-cell>
          <table:table-cell office:value-type="float" office:value="13.8617" calcext:value-type="float">
            <text:p>13.8617</text:p>
          </table:table-cell>
          <table:table-cell office:value-type="float" office:value="118.29" calcext:value-type="float">
            <text:p>118.29</text:p>
          </table:table-cell>
          <table:table-cell office:value-type="float" office:value="0.729962" calcext:value-type="float">
            <text:p>0.7299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2]-[.A142]; 2)+POWER([.K142]-[.B142];2))" office:value-type="float" office:value="166.32842463632" calcext:value-type="float">
            <text:p>166.3284246363</text:p>
          </table:table-cell>
          <table:table-cell table:formula="of:=SQRT(POWER([.J142]-[.C142]; 2)+POWER([.K142]-[.D142];2))" office:value-type="float" office:value="236.425839882721" calcext:value-type="float">
            <text:p>236.4258398827</text:p>
          </table:table-cell>
        </table:table-row>
        <table:table-row table:style-name="ro1">
          <table:table-cell office:value-type="float" office:value="268.82" calcext:value-type="float">
            <text:p>268.82</text:p>
          </table:table-cell>
          <table:table-cell office:value-type="float" office:value="173.354" calcext:value-type="float">
            <text:p>173.354</text:p>
          </table:table-cell>
          <table:table-cell office:value-type="float" office:value="243.472" calcext:value-type="float">
            <text:p>243.472</text:p>
          </table:table-cell>
          <table:table-cell office:value-type="float" office:value="84.8174" calcext:value-type="float">
            <text:p>84.8174</text:p>
          </table:table-cell>
          <table:table-cell office:value-type="float" office:value="128.13" calcext:value-type="float">
            <text:p>128.13</text:p>
          </table:table-cell>
          <table:table-cell office:value-type="float" office:value="13.6455" calcext:value-type="float">
            <text:p>13.6455</text:p>
          </table:table-cell>
          <table:table-cell office:value-type="float" office:value="64.0496" calcext:value-type="float">
            <text:p>64.0496</text:p>
          </table:table-cell>
          <table:table-cell office:value-type="float" office:value="0.727024" calcext:value-type="float">
            <text:p>0.7270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3]-[.A143]; 2)+POWER([.K143]-[.B143];2))" office:value-type="float" office:value="134.084696054397" calcext:value-type="float">
            <text:p>134.0846960544</text:p>
          </table:table-cell>
          <table:table-cell table:formula="of:=SQRT(POWER([.J143]-[.C143]; 2)+POWER([.K143]-[.D143];2))" office:value-type="float" office:value="210.842330965013" calcext:value-type="float">
            <text:p>210.842330965</text:p>
          </table:table-cell>
        </table:table-row>
        <table:table-row table:style-name="ro1">
          <table:table-cell office:value-type="float" office:value="268.534" calcext:value-type="float">
            <text:p>268.534</text:p>
          </table:table-cell>
          <table:table-cell office:value-type="float" office:value="171.156" calcext:value-type="float">
            <text:p>171.156</text:p>
          </table:table-cell>
          <table:table-cell office:value-type="float" office:value="243.191" calcext:value-type="float">
            <text:p>243.191</text:p>
          </table:table-cell>
          <table:table-cell office:value-type="float" office:value="82.7636" calcext:value-type="float">
            <text:p>82.7636</text:p>
          </table:table-cell>
          <table:table-cell office:value-type="float" office:value="128.037" calcext:value-type="float">
            <text:p>128.037</text:p>
          </table:table-cell>
          <table:table-cell office:value-type="float" office:value="10.3734" calcext:value-type="float">
            <text:p>10.3734</text:p>
          </table:table-cell>
          <table:table-cell office:value-type="float" office:value="64.3795" calcext:value-type="float">
            <text:p>64.3795</text:p>
          </table:table-cell>
          <table:table-cell office:value-type="float" office:value="0.726751" calcext:value-type="float">
            <text:p>0.7267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4]-[.A144]; 2)+POWER([.K144]-[.B144];2))" office:value-type="float" office:value="135.466857540876" calcext:value-type="float">
            <text:p>135.4668575409</text:p>
          </table:table-cell>
          <table:table-cell table:formula="of:=SQRT(POWER([.J144]-[.C144]; 2)+POWER([.K144]-[.D144];2))" office:value-type="float" office:value="212.56388584602" calcext:value-type="float">
            <text:p>212.563885846</text:p>
          </table:table-cell>
        </table:table-row>
        <table:table-row table:style-name="ro1">
          <table:table-cell office:value-type="float" office:value="241.691" calcext:value-type="float">
            <text:p>241.691</text:p>
          </table:table-cell>
          <table:table-cell office:value-type="float" office:value="176.375" calcext:value-type="float">
            <text:p>176.375</text:p>
          </table:table-cell>
          <table:table-cell office:value-type="float" office:value="216.158" calcext:value-type="float">
            <text:p>216.158</text:p>
          </table:table-cell>
          <table:table-cell office:value-type="float" office:value="90.3232" calcext:value-type="float">
            <text:p>90.3232</text:p>
          </table:table-cell>
          <table:table-cell office:value-type="float" office:value="94.5814" calcext:value-type="float">
            <text:p>94.5814</text:p>
          </table:table-cell>
          <table:table-cell office:value-type="float" office:value="0.721773" calcext:value-type="float">
            <text:p>0.721773</text:p>
          </table:table-cell>
          <table:table-cell office:value-type="float" office:value="100.738" calcext:value-type="float">
            <text:p>100.738</text:p>
          </table:table-cell>
          <table:table-cell office:value-type="float" office:value="0.721724" calcext:value-type="float">
            <text:p>0.7217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5]-[.A145]; 2)+POWER([.K145]-[.B145];2))" office:value-type="float" office:value="156.711493216037" calcext:value-type="float">
            <text:p>156.711493216</text:p>
          </table:table-cell>
          <table:table-cell table:formula="of:=SQRT(POWER([.J145]-[.C145]; 2)+POWER([.K145]-[.D145];2))" office:value-type="float" office:value="226.222873782118" calcext:value-type="float">
            <text:p>226.2228737821</text:p>
          </table:table-cell>
        </table:table-row>
        <table:table-row table:style-name="ro1">
          <table:table-cell office:value-type="float" office:value="222.073" calcext:value-type="float">
            <text:p>222.073</text:p>
          </table:table-cell>
          <table:table-cell office:value-type="float" office:value="190.216" calcext:value-type="float">
            <text:p>190.216</text:p>
          </table:table-cell>
          <table:table-cell office:value-type="float" office:value="196.339" calcext:value-type="float">
            <text:p>196.339</text:p>
          </table:table-cell>
          <table:table-cell office:value-type="float" office:value="105.932" calcext:value-type="float">
            <text:p>105.932</text:p>
          </table:table-cell>
          <table:table-cell office:value-type="float" office:value="62.2278" calcext:value-type="float">
            <text:p>62.2278</text:p>
          </table:table-cell>
          <table:table-cell office:value-type="float" office:value="4.45522" calcext:value-type="float">
            <text:p>4.45522</text:p>
          </table:table-cell>
          <table:table-cell office:value-type="float" office:value="127.478" calcext:value-type="float">
            <text:p>127.478</text:p>
          </table:table-cell>
          <table:table-cell office:value-type="float" office:value="0.717552" calcext:value-type="float">
            <text:p>0.7175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6]-[.A146]; 2)+POWER([.K146]-[.B146];2))" office:value-type="float" office:value="170.005693978172" calcext:value-type="float">
            <text:p>170.0056939782</text:p>
          </table:table-cell>
          <table:table-cell table:formula="of:=SQRT(POWER([.J146]-[.C146]; 2)+POWER([.K146]-[.D146];2))" office:value-type="float" office:value="231.799809199663" calcext:value-type="float">
            <text:p>231.7998091997</text:p>
          </table:table-cell>
        </table:table-row>
        <table:table-row table:style-name="ro1">
          <table:table-cell office:value-type="float" office:value="233.033" calcext:value-type="float">
            <text:p>233.033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207.37" calcext:value-type="float">
            <text:p>207.37</text:p>
          </table:table-cell>
          <table:table-cell office:value-type="float" office:value="115.945" calcext:value-type="float">
            <text:p>115.945</text:p>
          </table:table-cell>
          <table:table-cell office:value-type="float" office:value="59.583" calcext:value-type="float">
            <text:p>59.583</text:p>
          </table:table-cell>
          <table:table-cell office:value-type="float" office:value="17.3684" calcext:value-type="float">
            <text:p>17.3684</text:p>
          </table:table-cell>
          <table:table-cell office:value-type="float" office:value="110.454" calcext:value-type="float">
            <text:p>110.454</text:p>
          </table:table-cell>
          <table:table-cell office:value-type="float" office:value="0.715134" calcext:value-type="float">
            <text:p>0.7151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7]-[.A147]; 2)+POWER([.K147]-[.B147];2))" office:value-type="float" office:value="156.595320252554" calcext:value-type="float">
            <text:p>156.5953202526</text:p>
          </table:table-cell>
          <table:table-cell table:formula="of:=SQRT(POWER([.J147]-[.C147]; 2)+POWER([.K147]-[.D147];2))" office:value-type="float" office:value="216.997741750922" calcext:value-type="float">
            <text:p>216.9977417509</text:p>
          </table:table-cell>
        </table:table-row>
        <table:table-row table:style-name="ro1">
          <table:table-cell office:value-type="float" office:value="228.613" calcext:value-type="float">
            <text:p>228.613</text:p>
          </table:table-cell>
          <table:table-cell office:value-type="float" office:value="169.741" calcext:value-type="float">
            <text:p>169.741</text:p>
          </table:table-cell>
          <table:table-cell office:value-type="float" office:value="203.001" calcext:value-type="float">
            <text:p>203.001</text:p>
          </table:table-cell>
          <table:table-cell office:value-type="float" office:value="82.1532" calcext:value-type="float">
            <text:p>82.1532</text:p>
          </table:table-cell>
          <table:table-cell office:value-type="float" office:value="113.283" calcext:value-type="float">
            <text:p>113.283</text:p>
          </table:table-cell>
          <table:table-cell office:value-type="float" office:value="3.04458" calcext:value-type="float">
            <text:p>3.04458</text:p>
          </table:table-cell>
          <table:table-cell office:value-type="float" office:value="122.531" calcext:value-type="float">
            <text:p>122.531</text:p>
          </table:table-cell>
          <table:table-cell office:value-type="float" office:value="0.714294" calcext:value-type="float">
            <text:p>0.7142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8]-[.A148]; 2)+POWER([.K148]-[.B148];2))" office:value-type="float" office:value="171.366516128443" calcext:value-type="float">
            <text:p>171.3665161284</text:p>
          </table:table-cell>
          <table:table-cell table:formula="of:=SQRT(POWER([.J148]-[.C148]; 2)+POWER([.K148]-[.D148];2))" office:value-type="float" office:value="241.478026891144" calcext:value-type="float">
            <text:p>241.4780268911</text:p>
          </table:table-cell>
        </table:table-row>
        <table:table-row table:style-name="ro1">
          <table:table-cell office:value-type="float" office:value="260.654" calcext:value-type="float">
            <text:p>260.654</text:p>
          </table:table-cell>
          <table:table-cell office:value-type="float" office:value="205.712" calcext:value-type="float">
            <text:p>205.712</text:p>
          </table:table-cell>
          <table:table-cell office:value-type="float" office:value="235.419" calcext:value-type="float">
            <text:p>235.419</text:p>
          </table:table-cell>
          <table:table-cell office:value-type="float" office:value="125.132" calcext:value-type="float">
            <text:p>125.132</text:p>
          </table:table-cell>
          <table:table-cell office:value-type="float" office:value="18.3246" calcext:value-type="float">
            <text:p>18.3246</text:p>
          </table:table-cell>
          <table:table-cell office:value-type="float" office:value="0.17839" calcext:value-type="float">
            <text:p>0.17839</text:p>
          </table:table-cell>
          <table:table-cell office:value-type="float" office:value="61.9146" calcext:value-type="float">
            <text:p>61.9146</text:p>
          </table:table-cell>
          <table:table-cell office:value-type="float" office:value="0.709646" calcext:value-type="float">
            <text:p>0.7096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9]-[.A149]; 2)+POWER([.K149]-[.B149];2))" office:value-type="float" office:value="128.573149063092" calcext:value-type="float">
            <text:p>128.5731490631</text:p>
          </table:table-cell>
          <table:table-cell table:formula="of:=SQRT(POWER([.J149]-[.C149]; 2)+POWER([.K149]-[.D149];2))" office:value-type="float" office:value="189.035560107087" calcext:value-type="float">
            <text:p>189.0355601071</text:p>
          </table:table-cell>
        </table:table-row>
        <table:table-row table:style-name="ro1">
          <table:table-cell office:value-type="float" office:value="250.089" calcext:value-type="float">
            <text:p>250.089</text:p>
          </table:table-cell>
          <table:table-cell office:value-type="float" office:value="184.414" calcext:value-type="float">
            <text:p>184.414</text:p>
          </table:table-cell>
          <table:table-cell office:value-type="float" office:value="224.652" calcext:value-type="float">
            <text:p>224.652</text:p>
          </table:table-cell>
          <table:table-cell office:value-type="float" office:value="100.209" calcext:value-type="float">
            <text:p>100.209</text:p>
          </table:table-cell>
          <table:table-cell office:value-type="float" office:value="70.5638" calcext:value-type="float">
            <text:p>70.5638</text:p>
          </table:table-cell>
          <table:table-cell office:value-type="float" office:value="-1.90666" calcext:value-type="float">
            <text:p>-1.90666</text:p>
          </table:table-cell>
          <table:table-cell office:value-type="float" office:value="84.9992" calcext:value-type="float">
            <text:p>84.9992</text:p>
          </table:table-cell>
          <table:table-cell office:value-type="float" office:value="0.700202" calcext:value-type="float">
            <text:p>0.7002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0]-[.A150]; 2)+POWER([.K150]-[.B150];2))" office:value-type="float" office:value="145.767977680285" calcext:value-type="float">
            <text:p>145.7679776803</text:p>
          </table:table-cell>
          <table:table-cell table:formula="of:=SQRT(POWER([.J150]-[.C150]; 2)+POWER([.K150]-[.D150];2))" office:value-type="float" office:value="213.299021997289" calcext:value-type="float">
            <text:p>213.2990219973</text:p>
          </table:table-cell>
        </table:table-row>
        <table:table-row table:style-name="ro1">
          <table:table-cell office:value-type="float" office:value="227.506" calcext:value-type="float">
            <text:p>227.506</text:p>
          </table:table-cell>
          <table:table-cell office:value-type="float" office:value="172.313" calcext:value-type="float">
            <text:p>172.313</text:p>
          </table:table-cell>
          <table:table-cell office:value-type="float" office:value="201.88" calcext:value-type="float">
            <text:p>201.88</text:p>
          </table:table-cell>
          <table:table-cell office:value-type="float" office:value="84.9742" calcext:value-type="float">
            <text:p>84.9742</text:p>
          </table:table-cell>
          <table:table-cell office:value-type="float" office:value="108.643" calcext:value-type="float">
            <text:p>108.643</text:p>
          </table:table-cell>
          <table:table-cell office:value-type="float" office:value="4.20128" calcext:value-type="float">
            <text:p>4.20128</text:p>
          </table:table-cell>
          <table:table-cell office:value-type="float" office:value="123.738" calcext:value-type="float">
            <text:p>123.738</text:p>
          </table:table-cell>
          <table:table-cell office:value-type="float" office:value="0.657117" calcext:value-type="float">
            <text:p>0.6571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1]-[.A151]; 2)+POWER([.K151]-[.B151];2))" office:value-type="float" office:value="171.308639609916" calcext:value-type="float">
            <text:p>171.3086396099</text:p>
          </table:table-cell>
          <table:table-cell table:formula="of:=SQRT(POWER([.J151]-[.C151]; 2)+POWER([.K151]-[.D151];2))" office:value-type="float" office:value="240.467869507841" calcext:value-type="float">
            <text:p>240.4678695078</text:p>
          </table:table-cell>
        </table:table-row>
        <table:table-row table:style-name="ro1">
          <table:table-cell office:value-type="float" office:value="225.521" calcext:value-type="float">
            <text:p>225.521</text:p>
          </table:table-cell>
          <table:table-cell office:value-type="float" office:value="183.696" calcext:value-type="float">
            <text:p>183.696</text:p>
          </table:table-cell>
          <table:table-cell office:value-type="float" office:value="199.844" calcext:value-type="float">
            <text:p>199.844</text:p>
          </table:table-cell>
          <table:table-cell office:value-type="float" office:value="97.6025" calcext:value-type="float">
            <text:p>97.6025</text:p>
          </table:table-cell>
          <table:table-cell office:value-type="float" office:value="87.1014" calcext:value-type="float">
            <text:p>87.1014</text:p>
          </table:table-cell>
          <table:table-cell office:value-type="float" office:value="8.69035" calcext:value-type="float">
            <text:p>8.69035</text:p>
          </table:table-cell>
          <table:table-cell office:value-type="float" office:value="124.646" calcext:value-type="float">
            <text:p>124.646</text:p>
          </table:table-cell>
          <table:table-cell office:value-type="float" office:value="0.647916" calcext:value-type="float">
            <text:p>0.6479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2]-[.A152]; 2)+POWER([.K152]-[.B152];2))" office:value-type="float" office:value="168.863702011415" calcext:value-type="float">
            <text:p>168.8637020114</text:p>
          </table:table-cell>
          <table:table-cell table:formula="of:=SQRT(POWER([.J152]-[.C152]; 2)+POWER([.K152]-[.D152];2))" office:value-type="float" office:value="234.017243685695" calcext:value-type="float">
            <text:p>234.0172436857</text:p>
          </table:table-cell>
        </table:table-row>
        <table:table-row table:style-name="ro1">
          <table:table-cell office:value-type="float" office:value="241.23" calcext:value-type="float">
            <text:p>241.23</text:p>
          </table:table-cell>
          <table:table-cell office:value-type="float" office:value="203.805" calcext:value-type="float">
            <text:p>203.805</text:p>
          </table:table-cell>
          <table:table-cell office:value-type="float" office:value="215.681" calcext:value-type="float">
            <text:p>215.681</text:p>
          </table:table-cell>
          <table:table-cell office:value-type="float" office:value="122.743" calcext:value-type="float">
            <text:p>122.743</text:p>
          </table:table-cell>
          <table:table-cell office:value-type="float" office:value="20.9739" calcext:value-type="float">
            <text:p>20.9739</text:p>
          </table:table-cell>
          <table:table-cell office:value-type="float" office:value="0.299225" calcext:value-type="float">
            <text:p>0.299225</text:p>
          </table:table-cell>
          <table:table-cell office:value-type="float" office:value="93.2224" calcext:value-type="float">
            <text:p>93.2224</text:p>
          </table:table-cell>
          <table:table-cell office:value-type="float" office:value="0.625372" calcext:value-type="float">
            <text:p>0.6253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3]-[.A153]; 2)+POWER([.K153]-[.B153];2))" office:value-type="float" office:value="147.790835050757" calcext:value-type="float">
            <text:p>147.7908350508</text:p>
          </table:table-cell>
          <table:table-cell table:formula="of:=SQRT(POWER([.J153]-[.C153]; 2)+POWER([.K153]-[.D153];2))" office:value-type="float" office:value="206.285040199235" calcext:value-type="float">
            <text:p>206.2850401992</text:p>
          </table:table-cell>
        </table:table-row>
        <table:table-row table:style-name="ro1">
          <table:table-cell office:value-type="float" office:value="244.225" calcext:value-type="float">
            <text:p>244.225</text:p>
          </table:table-cell>
          <table:table-cell office:value-type="float" office:value="190.889" calcext:value-type="float">
            <text:p>190.889</text:p>
          </table:table-cell>
          <table:table-cell office:value-type="float" office:value="218.711" calcext:value-type="float">
            <text:p>218.711</text:p>
          </table:table-cell>
          <table:table-cell office:value-type="float" office:value="106.909" calcext:value-type="float">
            <text:p>106.909</text:p>
          </table:table-cell>
          <table:table-cell office:value-type="float" office:value="62.7456" calcext:value-type="float">
            <text:p>62.7456</text:p>
          </table:table-cell>
          <table:table-cell office:value-type="float" office:value="3.90562" calcext:value-type="float">
            <text:p>3.90562</text:p>
          </table:table-cell>
          <table:table-cell office:value-type="float" office:value="93.2908" calcext:value-type="float">
            <text:p>93.2908</text:p>
          </table:table-cell>
          <table:table-cell office:value-type="float" office:value="0.609157" calcext:value-type="float">
            <text:p>0.6091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4]-[.A154]; 2)+POWER([.K154]-[.B154];2))" office:value-type="float" office:value="148.826694332704" calcext:value-type="float">
            <text:p>148.8266943327</text:p>
          </table:table-cell>
          <table:table-cell table:formula="of:=SQRT(POWER([.J154]-[.C154]; 2)+POWER([.K154]-[.D154];2))" office:value-type="float" office:value="213.471384035425" calcext:value-type="float">
            <text:p>213.4713840354</text:p>
          </table:table-cell>
        </table:table-row>
        <table:table-row table:style-name="ro1">
          <table:table-cell office:value-type="float" office:value="226.028" calcext:value-type="float">
            <text:p>226.028</text:p>
          </table:table-cell>
          <table:table-cell office:value-type="float" office:value="167.834" calcext:value-type="float">
            <text:p>167.834</text:p>
          </table:table-cell>
          <table:table-cell office:value-type="float" office:value="200.41" calcext:value-type="float">
            <text:p>200.41</text:p>
          </table:table-cell>
          <table:table-cell office:value-type="float" office:value="79.9034" calcext:value-type="float">
            <text:p>79.9034</text:p>
          </table:table-cell>
          <table:table-cell office:value-type="float" office:value="117.804" calcext:value-type="float">
            <text:p>117.804</text:p>
          </table:table-cell>
          <table:table-cell office:value-type="float" office:value="3.14413" calcext:value-type="float">
            <text:p>3.14413</text:p>
          </table:table-cell>
          <table:table-cell office:value-type="float" office:value="126.851" calcext:value-type="float">
            <text:p>126.851</text:p>
          </table:table-cell>
          <table:table-cell office:value-type="float" office:value="0.603625" calcext:value-type="float">
            <text:p>0.6036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5]-[.A155]; 2)+POWER([.K155]-[.B155];2))" office:value-type="float" office:value="174.515753844746" calcext:value-type="float">
            <text:p>174.5157538447</text:p>
          </table:table-cell>
          <table:table-cell table:formula="of:=SQRT(POWER([.J155]-[.C155]; 2)+POWER([.K155]-[.D155];2))" office:value-type="float" office:value="244.90936248245" calcext:value-type="float">
            <text:p>244.9093624825</text:p>
          </table:table-cell>
        </table:table-row>
        <table:table-row table:style-name="ro1">
          <table:table-cell office:value-type="float" office:value="234.639" calcext:value-type="float">
            <text:p>234.639</text:p>
          </table:table-cell>
          <table:table-cell office:value-type="float" office:value="201.014" calcext:value-type="float">
            <text:p>201.014</text:p>
          </table:table-cell>
          <table:table-cell office:value-type="float" office:value="209.007" calcext:value-type="float">
            <text:p>209.007</text:p>
          </table:table-cell>
          <table:table-cell office:value-type="float" office:value="120.215" calcext:value-type="float">
            <text:p>120.215</text:p>
          </table:table-cell>
          <table:table-cell office:value-type="float" office:value="18.2883" calcext:value-type="float">
            <text:p>18.2883</text:p>
          </table:table-cell>
          <table:table-cell office:value-type="float" office:value="-4.96764" calcext:value-type="float">
            <text:p>-4.96764</text:p>
          </table:table-cell>
          <table:table-cell office:value-type="float" office:value="103.323" calcext:value-type="float">
            <text:p>103.323</text:p>
          </table:table-cell>
          <table:table-cell office:value-type="float" office:value="0.597202" calcext:value-type="float">
            <text:p>0.5972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6]-[.A156]; 2)+POWER([.K156]-[.B156];2))" office:value-type="float" office:value="154.882408675098" calcext:value-type="float">
            <text:p>154.8824086751</text:p>
          </table:table-cell>
          <table:table-cell table:formula="of:=SQRT(POWER([.J156]-[.C156]; 2)+POWER([.K156]-[.D156];2))" office:value-type="float" office:value="213.199756740011" calcext:value-type="float">
            <text:p>213.19975674</text:p>
          </table:table-cell>
        </table:table-row>
        <table:table-row table:style-name="ro1">
          <table:table-cell office:value-type="float" office:value="224.703" calcext:value-type="float">
            <text:p>224.703</text:p>
          </table:table-cell>
          <table:table-cell office:value-type="float" office:value="203.418" calcext:value-type="float">
            <text:p>203.418</text:p>
          </table:table-cell>
          <table:table-cell office:value-type="float" office:value="198.935" calcext:value-type="float">
            <text:p>198.935</text:p>
          </table:table-cell>
          <table:table-cell office:value-type="float" office:value="122.065" calcext:value-type="float">
            <text:p>122.065</text:p>
          </table:table-cell>
          <table:table-cell office:value-type="float" office:value="21.1218" calcext:value-type="float">
            <text:p>21.1218</text:p>
          </table:table-cell>
          <table:table-cell office:value-type="float" office:value="1.13421" calcext:value-type="float">
            <text:p>1.13421</text:p>
          </table:table-cell>
          <table:table-cell office:value-type="float" office:value="119.4" calcext:value-type="float">
            <text:p>119.4</text:p>
          </table:table-cell>
          <table:table-cell office:value-type="float" office:value="0.589483" calcext:value-type="float">
            <text:p>0.5894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7]-[.A157]; 2)+POWER([.K157]-[.B157];2))" office:value-type="float" office:value="163.902730096237" calcext:value-type="float">
            <text:p>163.9027300962</text:p>
          </table:table-cell>
          <table:table-cell table:formula="of:=SQRT(POWER([.J157]-[.C157]; 2)+POWER([.K157]-[.D157];2))" office:value-type="float" office:value="220.52994909989" calcext:value-type="float">
            <text:p>220.5299490999</text:p>
          </table:table-cell>
        </table:table-row>
        <table:table-row table:style-name="ro1">
          <table:table-cell office:value-type="float" office:value="280.568" calcext:value-type="float">
            <text:p>280.568</text:p>
          </table:table-cell>
          <table:table-cell office:value-type="float" office:value="177.722" calcext:value-type="float">
            <text:p>177.722</text:p>
          </table:table-cell>
          <table:table-cell office:value-type="float" office:value="255.367" calcext:value-type="float">
            <text:p>255.367</text:p>
          </table:table-cell>
          <table:table-cell office:value-type="float" office:value="89.8403" calcext:value-type="float">
            <text:p>89.8403</text:p>
          </table:table-cell>
          <table:table-cell office:value-type="float" office:value="120.501" calcext:value-type="float">
            <text:p>120.501</text:p>
          </table:table-cell>
          <table:table-cell office:value-type="float" office:value="14.568" calcext:value-type="float">
            <text:p>14.568</text:p>
          </table:table-cell>
          <table:table-cell office:value-type="float" office:value="45.228" calcext:value-type="float">
            <text:p>45.228</text:p>
          </table:table-cell>
          <table:table-cell office:value-type="float" office:value="0.587613" calcext:value-type="float">
            <text:p>0.5876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8]-[.A158]; 2)+POWER([.K158]-[.B158];2))" office:value-type="float" office:value="121.77783011698" calcext:value-type="float">
            <text:p>121.777830117</text:p>
          </table:table-cell>
          <table:table-cell table:formula="of:=SQRT(POWER([.J158]-[.C158]; 2)+POWER([.K158]-[.D158];2))" office:value-type="float" office:value="199.246136708068" calcext:value-type="float">
            <text:p>199.2461367081</text:p>
          </table:table-cell>
        </table:table-row>
        <table:table-row table:style-name="ro1">
          <table:table-cell office:value-type="float" office:value="248.529" calcext:value-type="float">
            <text:p>248.529</text:p>
          </table:table-cell>
          <table:table-cell office:value-type="float" office:value="160.92" calcext:value-type="float">
            <text:p>160.92</text:p>
          </table:table-cell>
          <table:table-cell office:value-type="float" office:value="223.054" calcext:value-type="float">
            <text:p>223.054</text:p>
          </table:table-cell>
          <table:table-cell office:value-type="float" office:value="73.0237" calcext:value-type="float">
            <text:p>73.0237</text:p>
          </table:table-cell>
          <table:table-cell office:value-type="float" office:value="126.188" calcext:value-type="float">
            <text:p>126.188</text:p>
          </table:table-cell>
          <table:table-cell office:value-type="float" office:value="-4.08528" calcext:value-type="float">
            <text:p>-4.08528</text:p>
          </table:table-cell>
          <table:table-cell office:value-type="float" office:value="93.9357" calcext:value-type="float">
            <text:p>93.9357</text:p>
          </table:table-cell>
          <table:table-cell office:value-type="float" office:value="0.585906" calcext:value-type="float">
            <text:p>0.5859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9]-[.A159]; 2)+POWER([.K159]-[.B159];2))" office:value-type="float" office:value="157.880835572276" calcext:value-type="float">
            <text:p>157.8808355723</text:p>
          </table:table-cell>
          <table:table-cell table:formula="of:=SQRT(POWER([.J159]-[.C159]; 2)+POWER([.K159]-[.D159];2))" office:value-type="float" office:value="233.359389949687" calcext:value-type="float">
            <text:p>233.3593899497</text:p>
          </table:table-cell>
        </table:table-row>
        <table:table-row table:style-name="ro1">
          <table:table-cell office:value-type="float" office:value="224.749" calcext:value-type="float">
            <text:p>224.749</text:p>
          </table:table-cell>
          <table:table-cell office:value-type="float" office:value="204.276" calcext:value-type="float">
            <text:p>204.276</text:p>
          </table:table-cell>
          <table:table-cell office:value-type="float" office:value="198.978" calcext:value-type="float">
            <text:p>198.978</text:p>
          </table:table-cell>
          <table:table-cell office:value-type="float" office:value="123.06" calcext:value-type="float">
            <text:p>123.06</text:p>
          </table:table-cell>
          <table:table-cell office:value-type="float" office:value="19.0246" calcext:value-type="float">
            <text:p>19.0246</text:p>
          </table:table-cell>
          <table:table-cell office:value-type="float" office:value="1.28165" calcext:value-type="float">
            <text:p>1.28165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0.585408" calcext:value-type="float">
            <text:p>0.5854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0]-[.A160]; 2)+POWER([.K160]-[.B160];2))" office:value-type="float" office:value="163.658122856765" calcext:value-type="float">
            <text:p>163.6581228568</text:p>
          </table:table-cell>
          <table:table-cell table:formula="of:=SQRT(POWER([.J160]-[.C160]; 2)+POWER([.K160]-[.D160];2))" office:value-type="float" office:value="219.954231793798" calcext:value-type="float">
            <text:p>219.9542317938</text:p>
          </table:table-cell>
        </table:table-row>
        <table:table-row table:style-name="ro1">
          <table:table-cell office:value-type="float" office:value="238.74" calcext:value-type="float">
            <text:p>238.74</text:p>
          </table:table-cell>
          <table:table-cell office:value-type="float" office:value="170.838" calcext:value-type="float">
            <text:p>170.838</text:p>
          </table:table-cell>
          <table:table-cell office:value-type="float" office:value="213.192" calcext:value-type="float">
            <text:p>213.192</text:p>
          </table:table-cell>
          <table:table-cell office:value-type="float" office:value="84.2696" calcext:value-type="float">
            <text:p>84.2696</text:p>
          </table:table-cell>
          <table:table-cell office:value-type="float" office:value="103.389" calcext:value-type="float">
            <text:p>103.389</text:p>
          </table:table-cell>
          <table:table-cell office:value-type="float" office:value="-2.09509" calcext:value-type="float">
            <text:p>-2.09509</text:p>
          </table:table-cell>
          <table:table-cell office:value-type="float" office:value="106.158" calcext:value-type="float">
            <text:p>106.158</text:p>
          </table:table-cell>
          <table:table-cell office:value-type="float" office:value="0.581751" calcext:value-type="float">
            <text:p>0.5817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1]-[.A161]; 2)+POWER([.K161]-[.B161];2))" office:value-type="float" office:value="161.754436860322" calcext:value-type="float">
            <text:p>161.7544368603</text:p>
          </table:table-cell>
          <table:table-cell table:formula="of:=SQRT(POWER([.J161]-[.C161]; 2)+POWER([.K161]-[.D161];2))" office:value-type="float" office:value="232.495703074616" calcext:value-type="float">
            <text:p>232.4957030746</text:p>
          </table:table-cell>
        </table:table-row>
        <table:table-row table:style-name="ro1">
          <table:table-cell office:value-type="float" office:value="228.91" calcext:value-type="float">
            <text:p>228.91</text:p>
          </table:table-cell>
          <table:table-cell office:value-type="float" office:value="176.985" calcext:value-type="float">
            <text:p>176.985</text:p>
          </table:table-cell>
          <table:table-cell office:value-type="float" office:value="203.275" calcext:value-type="float">
            <text:p>203.275</text:p>
          </table:table-cell>
          <table:table-cell office:value-type="float" office:value="93.1483" calcext:value-type="float">
            <text:p>93.1483</text:p>
          </table:table-cell>
          <table:table-cell office:value-type="float" office:value="67.3038" calcext:value-type="float">
            <text:p>67.3038</text:p>
          </table:table-cell>
          <table:table-cell office:value-type="float" office:value="-13.2313" calcext:value-type="float">
            <text:p>-13.2313</text:p>
          </table:table-cell>
          <table:table-cell office:value-type="float" office:value="117.278" calcext:value-type="float">
            <text:p>117.278</text:p>
          </table:table-cell>
          <table:table-cell office:value-type="float" office:value="0.575997" calcext:value-type="float">
            <text:p>0.5759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2]-[.A162]; 2)+POWER([.K162]-[.B162];2))" office:value-type="float" office:value="168.166162841994" calcext:value-type="float">
            <text:p>168.166162842</text:p>
          </table:table-cell>
          <table:table-cell table:formula="of:=SQRT(POWER([.J162]-[.C162]; 2)+POWER([.K162]-[.D162];2))" office:value-type="float" office:value="234.133197598909" calcext:value-type="float">
            <text:p>234.1331975989</text:p>
          </table:table-cell>
        </table:table-row>
        <table:table-row table:style-name="ro1">
          <table:table-cell office:value-type="float" office:value="227.042" calcext:value-type="float">
            <text:p>227.042</text:p>
          </table:table-cell>
          <table:table-cell office:value-type="float" office:value="179.56" calcext:value-type="float">
            <text:p>179.56</text:p>
          </table:table-cell>
          <table:table-cell office:value-type="float" office:value="201.387" calcext:value-type="float">
            <text:p>201.387</text:p>
          </table:table-cell>
          <table:table-cell office:value-type="float" office:value="94.0309" calcext:value-type="float">
            <text:p>94.0309</text:p>
          </table:table-cell>
          <table:table-cell office:value-type="float" office:value="84.0074" calcext:value-type="float">
            <text:p>84.0074</text:p>
          </table:table-cell>
          <table:table-cell office:value-type="float" office:value="0.581791" calcext:value-type="float">
            <text:p>0.581791</text:p>
          </table:table-cell>
          <table:table-cell office:value-type="float" office:value="121.953" calcext:value-type="float">
            <text:p>121.953</text:p>
          </table:table-cell>
          <table:table-cell office:value-type="float" office:value="0.556566" calcext:value-type="float">
            <text:p>0.5565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3]-[.A163]; 2)+POWER([.K163]-[.B163];2))" office:value-type="float" office:value="168.921778832689" calcext:value-type="float">
            <text:p>168.9217788327</text:p>
          </table:table-cell>
          <table:table-cell table:formula="of:=SQRT(POWER([.J163]-[.C163]; 2)+POWER([.K163]-[.D163];2))" office:value-type="float" office:value="235.036938211444" calcext:value-type="float">
            <text:p>235.0369382114</text:p>
          </table:table-cell>
        </table:table-row>
        <table:table-row table:style-name="ro1">
          <table:table-cell office:value-type="float" office:value="282.636" calcext:value-type="float">
            <text:p>282.636</text:p>
          </table:table-cell>
          <table:table-cell office:value-type="float" office:value="178.944" calcext:value-type="float">
            <text:p>178.944</text:p>
          </table:table-cell>
          <table:table-cell office:value-type="float" office:value="257.485" calcext:value-type="float">
            <text:p>257.485</text:p>
          </table:table-cell>
          <table:table-cell office:value-type="float" office:value="91.585" calcext:value-type="float">
            <text:p>91.585</text:p>
          </table:table-cell>
          <table:table-cell office:value-type="float" office:value="114.554" calcext:value-type="float">
            <text:p>114.554</text:p>
          </table:table-cell>
          <table:table-cell office:value-type="float" office:value="12.7059" calcext:value-type="float">
            <text:p>12.7059</text:p>
          </table:table-cell>
          <table:table-cell office:value-type="float" office:value="41.1447" calcext:value-type="float">
            <text:p>41.1447</text:p>
          </table:table-cell>
          <table:table-cell office:value-type="float" office:value="0.553827" calcext:value-type="float">
            <text:p>0.5538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4]-[.A164]; 2)+POWER([.K164]-[.B164];2))" office:value-type="float" office:value="119.376378031837" calcext:value-type="float">
            <text:p>119.3763780318</text:p>
          </table:table-cell>
          <table:table-cell table:formula="of:=SQRT(POWER([.J164]-[.C164]; 2)+POWER([.K164]-[.D164];2))" office:value-type="float" office:value="196.54698534956" calcext:value-type="float">
            <text:p>196.5469853496</text:p>
          </table:table-cell>
        </table:table-row>
        <table:table-row table:style-name="ro1">
          <table:table-cell office:value-type="float" office:value="228.818" calcext:value-type="float">
            <text:p>228.818</text:p>
          </table:table-cell>
          <table:table-cell office:value-type="float" office:value="173.493" calcext:value-type="float">
            <text:p>173.493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87.364" calcext:value-type="float">
            <text:p>87.364</text:p>
          </table:table-cell>
          <table:table-cell office:value-type="float" office:value="94.9993" calcext:value-type="float">
            <text:p>94.9993</text:p>
          </table:table-cell>
          <table:table-cell office:value-type="float" office:value="-2.21118" calcext:value-type="float">
            <text:p>-2.21118</text:p>
          </table:table-cell>
          <table:table-cell office:value-type="float" office:value="120.325" calcext:value-type="float">
            <text:p>120.325</text:p>
          </table:table-cell>
          <table:table-cell office:value-type="float" office:value="0.553442" calcext:value-type="float">
            <text:p>0.5534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5]-[.A165]; 2)+POWER([.K165]-[.B165];2))" office:value-type="float" office:value="169.630958769324" calcext:value-type="float">
            <text:p>169.6309587693</text:p>
          </table:table-cell>
          <table:table-cell table:formula="of:=SQRT(POWER([.J165]-[.C165]; 2)+POWER([.K165]-[.D165];2))" office:value-type="float" office:value="237.913304632171" calcext:value-type="float">
            <text:p>237.9133046322</text:p>
          </table:table-cell>
        </table:table-row>
        <table:table-row table:style-name="ro1">
          <table:table-cell office:value-type="float" office:value="230.748" calcext:value-type="float">
            <text:p>230.748</text:p>
          </table:table-cell>
          <table:table-cell office:value-type="float" office:value="177.002" calcext:value-type="float">
            <text:p>177.002</text:p>
          </table:table-cell>
          <table:table-cell office:value-type="float" office:value="205.126" calcext:value-type="float">
            <text:p>205.126</text:p>
          </table:table-cell>
          <table:table-cell office:value-type="float" office:value="88.8183" calcext:value-type="float">
            <text:p>88.8183</text:p>
          </table:table-cell>
          <table:table-cell office:value-type="float" office:value="115.005" calcext:value-type="float">
            <text:p>115.005</text:p>
          </table:table-cell>
          <table:table-cell office:value-type="float" office:value="14.5823" calcext:value-type="float">
            <text:p>14.5823</text:p>
          </table:table-cell>
          <table:table-cell office:value-type="float" office:value="119.63" calcext:value-type="float">
            <text:p>119.63</text:p>
          </table:table-cell>
          <table:table-cell office:value-type="float" office:value="0.548742" calcext:value-type="float">
            <text:p>0.5487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6]-[.A166]; 2)+POWER([.K166]-[.B166];2))" office:value-type="float" office:value="166.465959006639" calcext:value-type="float">
            <text:p>166.4659590066</text:p>
          </table:table-cell>
          <table:table-cell table:formula="of:=SQRT(POWER([.J166]-[.C166]; 2)+POWER([.K166]-[.D166];2))" office:value-type="float" office:value="235.500618026556" calcext:value-type="float">
            <text:p>235.5006180266</text:p>
          </table:table-cell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183.636" calcext:value-type="float">
            <text:p>183.636</text:p>
          </table:table-cell>
          <table:table-cell office:value-type="float" office:value="229.038" calcext:value-type="float">
            <text:p>229.038</text:p>
          </table:table-cell>
          <table:table-cell office:value-type="float" office:value="100.384" calcext:value-type="float">
            <text:p>100.384</text:p>
          </table:table-cell>
          <table:table-cell office:value-type="float" office:value="61.2407" calcext:value-type="float">
            <text:p>61.2407</text:p>
          </table:table-cell>
          <table:table-cell office:value-type="float" office:value="-8.87072" calcext:value-type="float">
            <text:p>-8.87072</text:p>
          </table:table-cell>
          <table:table-cell office:value-type="float" office:value="77.0119" calcext:value-type="float">
            <text:p>77.0119</text:p>
          </table:table-cell>
          <table:table-cell office:value-type="float" office:value="0.546518" calcext:value-type="float">
            <text:p>0.5465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7]-[.A167]; 2)+POWER([.K167]-[.B167];2))" office:value-type="float" office:value="142.135556761846" calcext:value-type="float">
            <text:p>142.1355567618</text:p>
          </table:table-cell>
          <table:table-cell table:formula="of:=SQRT(POWER([.J167]-[.C167]; 2)+POWER([.K167]-[.D167];2))" office:value-type="float" office:value="209.92454096651" calcext:value-type="float">
            <text:p>209.9245409665</text:p>
          </table:table-cell>
        </table:table-row>
        <table:table-row table:style-name="ro1">
          <table:table-cell office:value-type="float" office:value="241.855" calcext:value-type="float">
            <text:p>241.855</text:p>
          </table:table-cell>
          <table:table-cell office:value-type="float" office:value="175.264" calcext:value-type="float">
            <text:p>175.264</text:p>
          </table:table-cell>
          <table:table-cell office:value-type="float" office:value="216.331" calcext:value-type="float">
            <text:p>216.331</text:p>
          </table:table-cell>
          <table:table-cell office:value-type="float" office:value="89.6541" calcext:value-type="float">
            <text:p>89.6541</text:p>
          </table:table-cell>
          <table:table-cell office:value-type="float" office:value="90.5333" calcext:value-type="float">
            <text:p>90.5333</text:p>
          </table:table-cell>
          <table:table-cell office:value-type="float" office:value="-3.3387" calcext:value-type="float">
            <text:p>-3.3387</text:p>
          </table:table-cell>
          <table:table-cell office:value-type="float" office:value="99.971" calcext:value-type="float">
            <text:p>99.971</text:p>
          </table:table-cell>
          <table:table-cell office:value-type="float" office:value="0.538666" calcext:value-type="float">
            <text:p>0.5386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8]-[.A168]; 2)+POWER([.K168]-[.B168];2))" office:value-type="float" office:value="157.031508688543" calcext:value-type="float">
            <text:p>157.0315086885</text:p>
          </table:table-cell>
          <table:table-cell table:formula="of:=SQRT(POWER([.J168]-[.C168]; 2)+POWER([.K168]-[.D168];2))" office:value-type="float" office:value="226.543962196767" calcext:value-type="float">
            <text:p>226.5439621968</text:p>
          </table:table-cell>
        </table:table-row>
        <table:table-row table:style-name="ro1">
          <table:table-cell office:value-type="float" office:value="238.96" calcext:value-type="float">
            <text:p>238.96</text:p>
          </table:table-cell>
          <table:table-cell office:value-type="float" office:value="178.211" calcext:value-type="float">
            <text:p>178.211</text:p>
          </table:table-cell>
          <table:table-cell office:value-type="float" office:value="213.401" calcext:value-type="float">
            <text:p>213.401</text:p>
          </table:table-cell>
          <table:table-cell office:value-type="float" office:value="92.2103" calcext:value-type="float">
            <text:p>92.2103</text:p>
          </table:table-cell>
          <table:table-cell office:value-type="float" office:value="92.2958" calcext:value-type="float">
            <text:p>92.2958</text:p>
          </table:table-cell>
          <table:table-cell office:value-type="float" office:value="2.36886" calcext:value-type="float">
            <text:p>2.36886</text:p>
          </table:table-cell>
          <table:table-cell office:value-type="float" office:value="104.672" calcext:value-type="float">
            <text:p>104.672</text:p>
          </table:table-cell>
          <table:table-cell office:value-type="float" office:value="0.537368" calcext:value-type="float">
            <text:p>0.5373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9]-[.A169]; 2)+POWER([.K169]-[.B169];2))" office:value-type="float" office:value="158.44758793052" calcext:value-type="float">
            <text:p>158.4475879305</text:p>
          </table:table-cell>
          <table:table-cell table:formula="of:=SQRT(POWER([.J169]-[.C169]; 2)+POWER([.K169]-[.D169];2))" office:value-type="float" office:value="227.026370774608" calcext:value-type="float">
            <text:p>227.0263707746</text:p>
          </table:table-cell>
        </table:table-row>
        <table:table-row table:style-name="ro1">
          <table:table-cell office:value-type="float" office:value="225.868" calcext:value-type="float">
            <text:p>225.868</text:p>
          </table:table-cell>
          <table:table-cell office:value-type="float" office:value="174.393" calcext:value-type="float">
            <text:p>174.393</text:p>
          </table:table-cell>
          <table:table-cell office:value-type="float" office:value="200.231" calcext:value-type="float">
            <text:p>200.231</text:p>
          </table:table-cell>
          <table:table-cell office:value-type="float" office:value="86.0276" calcext:value-type="float">
            <text:p>86.0276</text:p>
          </table:table-cell>
          <table:table-cell office:value-type="float" office:value="117.839" calcext:value-type="float">
            <text:p>117.839</text:p>
          </table:table-cell>
          <table:table-cell office:value-type="float" office:value="12.8347" calcext:value-type="float">
            <text:p>12.8347</text:p>
          </table:table-cell>
          <table:table-cell office:value-type="float" office:value="127.179" calcext:value-type="float">
            <text:p>127.179</text:p>
          </table:table-cell>
          <table:table-cell office:value-type="float" office:value="0.534865" calcext:value-type="float">
            <text:p>0.5348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0]-[.A170]; 2)+POWER([.K170]-[.B170];2))" office:value-type="float" office:value="171.978009853004" calcext:value-type="float">
            <text:p>171.978009853</text:p>
          </table:table-cell>
          <table:table-cell table:formula="of:=SQRT(POWER([.J170]-[.C170]; 2)+POWER([.K170]-[.D170];2))" office:value-type="float" office:value="241.036169324772" calcext:value-type="float">
            <text:p>241.0361693248</text:p>
          </table:table-cell>
        </table:table-row>
        <table:table-row table:style-name="ro1">
          <table:table-cell office:value-type="float" office:value="234.156" calcext:value-type="float">
            <text:p>234.156</text:p>
          </table:table-cell>
          <table:table-cell office:value-type="float" office:value="197.827" calcext:value-type="float">
            <text:p>197.827</text:p>
          </table:table-cell>
          <table:table-cell office:value-type="float" office:value="208.506" calcext:value-type="float">
            <text:p>208.506</text:p>
          </table:table-cell>
          <table:table-cell office:value-type="float" office:value="111.911" calcext:value-type="float">
            <text:p>111.911</text:p>
          </table:table-cell>
          <table:table-cell office:value-type="float" office:value="77.4697" calcext:value-type="float">
            <text:p>77.4697</text:p>
          </table:table-cell>
          <table:table-cell office:value-type="float" office:value="23.5003" calcext:value-type="float">
            <text:p>23.5003</text:p>
          </table:table-cell>
          <table:table-cell office:value-type="float" office:value="110.684" calcext:value-type="float">
            <text:p>110.684</text:p>
          </table:table-cell>
          <table:table-cell office:value-type="float" office:value="0.530168" calcext:value-type="float">
            <text:p>0.5301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1]-[.A171]; 2)+POWER([.K171]-[.B171];2))" office:value-type="float" office:value="156.219327437421" calcext:value-type="float">
            <text:p>156.2193274374</text:p>
          </table:table-cell>
          <table:table-cell table:formula="of:=SQRT(POWER([.J171]-[.C171]; 2)+POWER([.K171]-[.D171];2))" office:value-type="float" office:value="218.45203582709" calcext:value-type="float">
            <text:p>218.4520358271</text:p>
          </table:table-cell>
        </table:table-row>
        <table:table-row table:style-name="ro1">
          <table:table-cell office:value-type="float" office:value="253.707" calcext:value-type="float">
            <text:p>253.707</text:p>
          </table:table-cell>
          <table:table-cell office:value-type="float" office:value="167.162" calcext:value-type="float">
            <text:p>167.162</text:p>
          </table:table-cell>
          <table:table-cell office:value-type="float" office:value="228.281" calcext:value-type="float">
            <text:p>228.281</text:p>
          </table:table-cell>
          <table:table-cell office:value-type="float" office:value="80.236" calcext:value-type="float">
            <text:p>80.236</text:p>
          </table:table-cell>
          <table:table-cell office:value-type="float" office:value="112.443" calcext:value-type="float">
            <text:p>112.443</text:p>
          </table:table-cell>
          <table:table-cell office:value-type="float" office:value="-3.53272" calcext:value-type="float">
            <text:p>-3.53272</text:p>
          </table:table-cell>
          <table:table-cell office:value-type="float" office:value="84.4716" calcext:value-type="float">
            <text:p>84.4716</text:p>
          </table:table-cell>
          <table:table-cell office:value-type="float" office:value="0.529958" calcext:value-type="float">
            <text:p>0.5299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2]-[.A172]; 2)+POWER([.K172]-[.B172];2))" office:value-type="float" office:value="150.256421137334" calcext:value-type="float">
            <text:p>150.2564211373</text:p>
          </table:table-cell>
          <table:table-cell table:formula="of:=SQRT(POWER([.J172]-[.C172]; 2)+POWER([.K172]-[.D172];2))" office:value-type="float" office:value="224.535072220355" calcext:value-type="float">
            <text:p>224.5350722204</text:p>
          </table:table-cell>
        </table:table-row>
        <table:table-row table:style-name="ro1">
          <table:table-cell office:value-type="float" office:value="246.64" calcext:value-type="float">
            <text:p>246.64</text:p>
          </table:table-cell>
          <table:table-cell office:value-type="float" office:value="190.038" calcext:value-type="float">
            <text:p>190.038</text:p>
          </table:table-cell>
          <table:table-cell office:value-type="float" office:value="221.16" calcext:value-type="float">
            <text:p>221.16</text:p>
          </table:table-cell>
          <table:table-cell office:value-type="float" office:value="106.343" calcext:value-type="float">
            <text:p>106.343</text:p>
          </table:table-cell>
          <table:table-cell office:value-type="float" office:value="60.586" calcext:value-type="float">
            <text:p>60.586</text:p>
          </table:table-cell>
          <table:table-cell office:value-type="float" office:value="1.17461" calcext:value-type="float">
            <text:p>1.17461</text:p>
          </table:table-cell>
          <table:table-cell office:value-type="float" office:value="89.2413" calcext:value-type="float">
            <text:p>89.2413</text:p>
          </table:table-cell>
          <table:table-cell office:value-type="float" office:value="0.529573" calcext:value-type="float">
            <text:p>0.5295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3]-[.A173]; 2)+POWER([.K173]-[.B173];2))" office:value-type="float" office:value="146.859861922855" calcext:value-type="float">
            <text:p>146.8598619229</text:p>
          </table:table-cell>
          <table:table-cell table:formula="of:=SQRT(POWER([.J173]-[.C173]; 2)+POWER([.K173]-[.D173];2))" office:value-type="float" office:value="211.942650849233" calcext:value-type="float">
            <text:p>211.9426508492</text:p>
          </table:table-cell>
        </table:table-row>
        <table:table-row table:style-name="ro1">
          <table:table-cell office:value-type="float" office:value="257.068" calcext:value-type="float">
            <text:p>257.068</text:p>
          </table:table-cell>
          <table:table-cell office:value-type="float" office:value="188.326" calcext:value-type="float">
            <text:p>188.326</text:p>
          </table:table-cell>
          <table:table-cell office:value-type="float" office:value="231.716" calcext:value-type="float">
            <text:p>231.716</text:p>
          </table:table-cell>
          <table:table-cell office:value-type="float" office:value="104.417" calcext:value-type="float">
            <text:p>104.417</text:p>
          </table:table-cell>
          <table:table-cell office:value-type="float" office:value="66.1188" calcext:value-type="float">
            <text:p>66.1188</text:p>
          </table:table-cell>
          <table:table-cell office:value-type="float" office:value="0.863054" calcext:value-type="float">
            <text:p>0.863054</text:p>
          </table:table-cell>
          <table:table-cell office:value-type="float" office:value="73.6605" calcext:value-type="float">
            <text:p>73.6605</text:p>
          </table:table-cell>
          <table:table-cell office:value-type="float" office:value="0.525642" calcext:value-type="float">
            <text:p>0.5256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4]-[.A174]; 2)+POWER([.K174]-[.B174];2))" office:value-type="float" office:value="137.813754393384" calcext:value-type="float">
            <text:p>137.8137543934</text:p>
          </table:table-cell>
          <table:table-cell table:formula="of:=SQRT(POWER([.J174]-[.C174]; 2)+POWER([.K174]-[.D174];2))" office:value-type="float" office:value="205.230354833295" calcext:value-type="float">
            <text:p>205.2303548333</text:p>
          </table:table-cell>
        </table:table-row>
        <table:table-row table:style-name="ro1">
          <table:table-cell office:value-type="float" office:value="259.669" calcext:value-type="float">
            <text:p>259.669</text:p>
          </table:table-cell>
          <table:table-cell office:value-type="float" office:value="199.255" calcext:value-type="float">
            <text:p>199.255</text:p>
          </table:table-cell>
          <table:table-cell office:value-type="float" office:value="234.365" calcext:value-type="float">
            <text:p>234.365</text:p>
          </table:table-cell>
          <table:table-cell office:value-type="float" office:value="116.483" calcext:value-type="float">
            <text:p>116.483</text:p>
          </table:table-cell>
          <table:table-cell office:value-type="float" office:value="47.0375" calcext:value-type="float">
            <text:p>47.0375</text:p>
          </table:table-cell>
          <table:table-cell office:value-type="float" office:value="6.41508" calcext:value-type="float">
            <text:p>6.41508</text:p>
          </table:table-cell>
          <table:table-cell office:value-type="float" office:value="67.3008" calcext:value-type="float">
            <text:p>67.3008</text:p>
          </table:table-cell>
          <table:table-cell office:value-type="float" office:value="0.523303" calcext:value-type="float">
            <text:p>0.5233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5]-[.A175]; 2)+POWER([.K175]-[.B175];2))" office:value-type="float" office:value="131.47369541471" calcext:value-type="float">
            <text:p>131.4736954147</text:p>
          </table:table-cell>
          <table:table-cell table:formula="of:=SQRT(POWER([.J175]-[.C175]; 2)+POWER([.K175]-[.D175];2))" office:value-type="float" office:value="195.307835260135" calcext:value-type="float">
            <text:p>195.3078352601</text:p>
          </table:table-cell>
        </table:table-row>
        <table:table-row table:style-name="ro1">
          <table:table-cell office:value-type="float" office:value="221.719" calcext:value-type="float">
            <text:p>221.719</text:p>
          </table:table-cell>
          <table:table-cell office:value-type="float" office:value="214.589" calcext:value-type="float">
            <text:p>214.589</text:p>
          </table:table-cell>
          <table:table-cell office:value-type="float" office:value="195.884" calcext:value-type="float">
            <text:p>195.884</text:p>
          </table:table-cell>
          <table:table-cell office:value-type="float" office:value="132.531" calcext:value-type="float">
            <text:p>132.531</text:p>
          </table:table-cell>
          <table:table-cell office:value-type="float" office:value="21.542" calcext:value-type="float">
            <text:p>21.542</text:p>
          </table:table-cell>
          <table:table-cell office:value-type="float" office:value="18.6698" calcext:value-type="float">
            <text:p>18.6698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0.521516" calcext:value-type="float">
            <text:p>0.5215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6]-[.A176]; 2)+POWER([.K176]-[.B176];2))" office:value-type="float" office:value="164.579725002808" calcext:value-type="float">
            <text:p>164.5797250028</text:p>
          </table:table-cell>
          <table:table-cell table:formula="of:=SQRT(POWER([.J176]-[.C176]; 2)+POWER([.K176]-[.D176];2))" office:value-type="float" office:value="217.649009685319" calcext:value-type="float">
            <text:p>217.6490096853</text:p>
          </table:table-cell>
        </table:table-row>
        <table:table-row table:style-name="ro1">
          <table:table-cell office:value-type="float" office:value="245.687" calcext:value-type="float">
            <text:p>245.687</text:p>
          </table:table-cell>
          <table:table-cell office:value-type="float" office:value="168.692" calcext:value-type="float">
            <text:p>168.692</text:p>
          </table:table-cell>
          <table:table-cell office:value-type="float" office:value="220.199" calcext:value-type="float">
            <text:p>220.199</text:p>
          </table:table-cell>
          <table:table-cell office:value-type="float" office:value="82.2299" calcext:value-type="float">
            <text:p>82.2299</text:p>
          </table:table-cell>
          <table:table-cell office:value-type="float" office:value="104.942" calcext:value-type="float">
            <text:p>104.942</text:p>
          </table:table-cell>
          <table:table-cell office:value-type="float" office:value="-5.00219" calcext:value-type="float">
            <text:p>-5.00219</text:p>
          </table:table-cell>
          <table:table-cell office:value-type="float" office:value="95.7384" calcext:value-type="float">
            <text:p>95.7384</text:p>
          </table:table-cell>
          <table:table-cell office:value-type="float" office:value="0.520993" calcext:value-type="float">
            <text:p>0.5209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7]-[.A177]; 2)+POWER([.K177]-[.B177];2))" office:value-type="float" office:value="156.53928846459" calcext:value-type="float">
            <text:p>156.5392884646</text:p>
          </table:table-cell>
          <table:table-cell table:formula="of:=SQRT(POWER([.J177]-[.C177]; 2)+POWER([.K177]-[.D177];2))" office:value-type="float" office:value="228.817072035742" calcext:value-type="float">
            <text:p>228.8170720357</text:p>
          </table:table-cell>
        </table:table-row>
        <table:table-row table:style-name="ro1">
          <table:table-cell office:value-type="float" office:value="225.807" calcext:value-type="float">
            <text:p>225.807</text:p>
          </table:table-cell>
          <table:table-cell office:value-type="float" office:value="176.334" calcext:value-type="float">
            <text:p>176.334</text:p>
          </table:table-cell>
          <table:table-cell office:value-type="float" office:value="200.163" calcext:value-type="float">
            <text:p>200.163</text:p>
          </table:table-cell>
          <table:table-cell office:value-type="float" office:value="88.1144" calcext:value-type="float">
            <text:p>88.1144</text:p>
          </table:table-cell>
          <table:table-cell office:value-type="float" office:value="114.945" calcext:value-type="float">
            <text:p>114.945</text:p>
          </table:table-cell>
          <table:table-cell office:value-type="float" office:value="13.99" calcext:value-type="float">
            <text:p>13.99</text:p>
          </table:table-cell>
          <table:table-cell office:value-type="float" office:value="126.996" calcext:value-type="float">
            <text:p>126.996</text:p>
          </table:table-cell>
          <table:table-cell office:value-type="float" office:value="0.517688" calcext:value-type="float">
            <text:p>0.5176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8]-[.A178]; 2)+POWER([.K178]-[.B178];2))" office:value-type="float" office:value="171.280614212467" calcext:value-type="float">
            <text:p>171.2806142125</text:p>
          </table:table-cell>
          <table:table-cell table:formula="of:=SQRT(POWER([.J178]-[.C178]; 2)+POWER([.K178]-[.D178];2))" office:value-type="float" office:value="239.743238604053" calcext:value-type="float">
            <text:p>239.7432386041</text:p>
          </table:table-cell>
        </table:table-row>
        <table:table-row table:style-name="ro1">
          <table:table-cell office:value-type="float" office:value="223.846" calcext:value-type="float">
            <text:p>223.846</text:p>
          </table:table-cell>
          <table:table-cell office:value-type="float" office:value="197.171" calcext:value-type="float">
            <text:p>197.171</text:p>
          </table:table-cell>
          <table:table-cell office:value-type="float" office:value="198.105" calcext:value-type="float">
            <text:p>198.105</text:p>
          </table:table-cell>
          <table:table-cell office:value-type="float" office:value="112.742" calcext:value-type="float">
            <text:p>112.742</text:p>
          </table:table-cell>
          <table:table-cell office:value-type="float" office:value="59.6099" calcext:value-type="float">
            <text:p>59.6099</text:p>
          </table:table-cell>
          <table:table-cell office:value-type="float" office:value="13.2876" calcext:value-type="float">
            <text:p>13.2876</text:p>
          </table:table-cell>
          <table:table-cell office:value-type="float" office:value="124.567" calcext:value-type="float">
            <text:p>124.567</text:p>
          </table:table-cell>
          <table:table-cell office:value-type="float" office:value="0.515557" calcext:value-type="float">
            <text:p>0.5155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9]-[.A179]; 2)+POWER([.K179]-[.B179];2))" office:value-type="float" office:value="166.30978010027" calcext:value-type="float">
            <text:p>166.3097801003</text:p>
          </table:table-cell>
          <table:table-cell table:formula="of:=SQRT(POWER([.J179]-[.C179]; 2)+POWER([.K179]-[.D179];2))" office:value-type="float" office:value="226.416831505522" calcext:value-type="float">
            <text:p>226.4168315055</text:p>
          </table:table-cell>
        </table:table-row>
        <table:table-row table:style-name="ro1">
          <table:table-cell office:value-type="float" office:value="228.013" calcext:value-type="float">
            <text:p>228.013</text:p>
          </table:table-cell>
          <table:table-cell office:value-type="float" office:value="175.091" calcext:value-type="float">
            <text:p>175.091</text:p>
          </table:table-cell>
          <table:table-cell office:value-type="float" office:value="202.377" calcext:value-type="float">
            <text:p>202.377</text:p>
          </table:table-cell>
          <table:table-cell office:value-type="float" office:value="90.0249" calcext:value-type="float">
            <text:p>90.0249</text:p>
          </table:table-cell>
          <table:table-cell office:value-type="float" office:value="82.1065" calcext:value-type="float">
            <text:p>82.1065</text:p>
          </table:table-cell>
          <table:table-cell office:value-type="float" office:value="-7.33195" calcext:value-type="float">
            <text:p>-7.33195</text:p>
          </table:table-cell>
          <table:table-cell office:value-type="float" office:value="120.205" calcext:value-type="float">
            <text:p>120.205</text:p>
          </table:table-cell>
          <table:table-cell office:value-type="float" office:value="0.514598" calcext:value-type="float">
            <text:p>0.5145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0]-[.A180]; 2)+POWER([.K180]-[.B180];2))" office:value-type="float" office:value="169.731430353957" calcext:value-type="float">
            <text:p>169.731430354</text:p>
          </table:table-cell>
          <table:table-cell table:formula="of:=SQRT(POWER([.J180]-[.C180]; 2)+POWER([.K180]-[.D180];2))" office:value-type="float" office:value="236.819224618716" calcext:value-type="float">
            <text:p>236.8192246187</text:p>
          </table:table-cell>
        </table:table-row>
        <table:table-row table:style-name="ro1">
          <table:table-cell office:value-type="float" office:value="224.109" calcext:value-type="float">
            <text:p>224.109</text:p>
          </table:table-cell>
          <table:table-cell office:value-type="float" office:value="186.355" calcext:value-type="float">
            <text:p>186.355</text:p>
          </table:table-cell>
          <table:table-cell office:value-type="float" office:value="198.409" calcext:value-type="float">
            <text:p>198.409</text:p>
          </table:table-cell>
          <table:table-cell office:value-type="float" office:value="101.273" calcext:value-type="float">
            <text:p>101.273</text:p>
          </table:table-cell>
          <table:table-cell office:value-type="float" office:value="73.9969" calcext:value-type="float">
            <text:p>73.9969</text:p>
          </table:table-cell>
          <table:table-cell office:value-type="float" office:value="5.22428" calcext:value-type="float">
            <text:p>5.22428</text:p>
          </table:table-cell>
          <table:table-cell office:value-type="float" office:value="125.49" calcext:value-type="float">
            <text:p>125.49</text:p>
          </table:table-cell>
          <table:table-cell office:value-type="float" office:value="0.51458" calcext:value-type="float">
            <text:p>0.514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1]-[.A181]; 2)+POWER([.K181]-[.B181];2))" office:value-type="float" office:value="169.297069986459" calcext:value-type="float">
            <text:p>169.2970699865</text:p>
          </table:table-cell>
          <table:table-cell table:formula="of:=SQRT(POWER([.J181]-[.C181]; 2)+POWER([.K181]-[.D181];2))" office:value-type="float" office:value="232.91223198879" calcext:value-type="float">
            <text:p>232.9122319888</text:p>
          </table:table-cell>
        </table:table-row>
        <table:table-row table:style-name="ro1">
          <table:table-cell office:value-type="float" office:value="236.525" calcext:value-type="float">
            <text:p>236.525</text:p>
          </table:table-cell>
          <table:table-cell office:value-type="float" office:value="173.959" calcext:value-type="float">
            <text:p>173.959</text:p>
          </table:table-cell>
          <table:table-cell office:value-type="float" office:value="210.951" calcext:value-type="float">
            <text:p>210.951</text:p>
          </table:table-cell>
          <table:table-cell office:value-type="float" office:value="87.0648" calcext:value-type="float">
            <text:p>87.0648</text:p>
          </table:table-cell>
          <table:table-cell office:value-type="float" office:value="104.383" calcext:value-type="float">
            <text:p>104.383</text:p>
          </table:table-cell>
          <table:table-cell office:value-type="float" office:value="3.33915" calcext:value-type="float">
            <text:p>3.33915</text:p>
          </table:table-cell>
          <table:table-cell office:value-type="float" office:value="109.694" calcext:value-type="float">
            <text:p>109.694</text:p>
          </table:table-cell>
          <table:table-cell office:value-type="float" office:value="0.507691" calcext:value-type="float">
            <text:p>0.5076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2]-[.A182]; 2)+POWER([.K182]-[.B182];2))" office:value-type="float" office:value="162.414449190951" calcext:value-type="float">
            <text:p>162.414449191</text:p>
          </table:table-cell>
          <table:table-cell table:formula="of:=SQRT(POWER([.J182]-[.C182]; 2)+POWER([.K182]-[.D182];2))" office:value-type="float" office:value="232.273271385323" calcext:value-type="float">
            <text:p>232.2732713853</text:p>
          </table:table-cell>
        </table:table-row>
        <table:table-row table:style-name="ro1">
          <table:table-cell office:value-type="float" office:value="223.126" calcext:value-type="float">
            <text:p>223.126</text:p>
          </table:table-cell>
          <table:table-cell office:value-type="float" office:value="194.761" calcext:value-type="float">
            <text:p>194.761</text:p>
          </table:table-cell>
          <table:table-cell office:value-type="float" office:value="197.389" calcext:value-type="float">
            <text:p>197.389</text:p>
          </table:table-cell>
          <table:table-cell office:value-type="float" office:value="110.026" calcext:value-type="float">
            <text:p>110.026</text:p>
          </table:table-cell>
          <table:table-cell office:value-type="float" office:value="64.43" calcext:value-type="float">
            <text:p>64.43</text:p>
          </table:table-cell>
          <table:table-cell office:value-type="float" office:value="12.4538" calcext:value-type="float">
            <text:p>12.4538</text:p>
          </table:table-cell>
          <table:table-cell office:value-type="float" office:value="126.13" calcext:value-type="float">
            <text:p>126.13</text:p>
          </table:table-cell>
          <table:table-cell office:value-type="float" office:value="0.499699" calcext:value-type="float">
            <text:p>0.4996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3]-[.A183]; 2)+POWER([.K183]-[.B183];2))" office:value-type="float" office:value="167.666236902365" calcext:value-type="float">
            <text:p>167.6662369024</text:p>
          </table:table-cell>
          <table:table-cell table:formula="of:=SQRT(POWER([.J183]-[.C183]; 2)+POWER([.K183]-[.D183];2))" office:value-type="float" office:value="228.562468478532" calcext:value-type="float">
            <text:p>228.5624684785</text:p>
          </table:table-cell>
        </table:table-row>
        <table:table-row table:style-name="ro1">
          <table:table-cell office:value-type="float" office:value="243.991" calcext:value-type="float">
            <text:p>243.991</text:p>
          </table:table-cell>
          <table:table-cell office:value-type="float" office:value="169.577" calcext:value-type="float">
            <text:p>169.577</text:p>
          </table:table-cell>
          <table:table-cell office:value-type="float" office:value="218.484" calcext:value-type="float">
            <text:p>218.484</text:p>
          </table:table-cell>
          <table:table-cell office:value-type="float" office:value="82.82" calcext:value-type="float">
            <text:p>82.82</text:p>
          </table:table-cell>
          <table:table-cell office:value-type="float" office:value="107.229" calcext:value-type="float">
            <text:p>107.229</text:p>
          </table:table-cell>
          <table:table-cell office:value-type="float" office:value="-2.16517" calcext:value-type="float">
            <text:p>-2.16517</text:p>
          </table:table-cell>
          <table:table-cell office:value-type="float" office:value="98.6231" calcext:value-type="float">
            <text:p>98.6231</text:p>
          </table:table-cell>
          <table:table-cell office:value-type="float" office:value="0.499273" calcext:value-type="float">
            <text:p>0.4992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4]-[.A184]; 2)+POWER([.K184]-[.B184];2))" office:value-type="float" office:value="157.631250106062" calcext:value-type="float">
            <text:p>157.6312501061</text:p>
          </table:table-cell>
          <table:table-cell table:formula="of:=SQRT(POWER([.J184]-[.C184]; 2)+POWER([.K184]-[.D184];2))" office:value-type="float" office:value="229.638452041465" calcext:value-type="float">
            <text:p>229.6384520415</text:p>
          </table:table-cell>
        </table:table-row>
        <table:table-row table:style-name="ro1">
          <table:table-cell office:value-type="float" office:value="250.806" calcext:value-type="float">
            <text:p>250.806</text:p>
          </table:table-cell>
          <table:table-cell office:value-type="float" office:value="169.863" calcext:value-type="float">
            <text:p>169.863</text:p>
          </table:table-cell>
          <table:table-cell office:value-type="float" office:value="225.348" calcext:value-type="float">
            <text:p>225.348</text:p>
          </table:table-cell>
          <table:table-cell office:value-type="float" office:value="82.7975" calcext:value-type="float">
            <text:p>82.7975</text:p>
          </table:table-cell>
          <table:table-cell office:value-type="float" office:value="111.591" calcext:value-type="float">
            <text:p>111.591</text:p>
          </table:table-cell>
          <table:table-cell office:value-type="float" office:value="0.246848" calcext:value-type="float">
            <text:p>0.246848</text:p>
          </table:table-cell>
          <table:table-cell office:value-type="float" office:value="88.8453" calcext:value-type="float">
            <text:p>88.8453</text:p>
          </table:table-cell>
          <table:table-cell office:value-type="float" office:value="0.499201" calcext:value-type="float">
            <text:p>0.4992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5]-[.A185]; 2)+POWER([.K185]-[.B185];2))" office:value-type="float" office:value="151.474051919793" calcext:value-type="float">
            <text:p>151.4740519198</text:p>
          </table:table-cell>
          <table:table-cell table:formula="of:=SQRT(POWER([.J185]-[.C185]; 2)+POWER([.K185]-[.D185];2))" office:value-type="float" office:value="224.757409466852" calcext:value-type="float">
            <text:p>224.7574094669</text:p>
          </table:table-cell>
        </table:table-row>
        <table:table-row table:style-name="ro1">
          <table:table-cell office:value-type="float" office:value="233.903" calcext:value-type="float">
            <text:p>233.903</text:p>
          </table:table-cell>
          <table:table-cell office:value-type="float" office:value="175.272" calcext:value-type="float">
            <text:p>175.272</text:p>
          </table:table-cell>
          <table:table-cell office:value-type="float" office:value="208.303" calcext:value-type="float">
            <text:p>208.303</text:p>
          </table:table-cell>
          <table:table-cell office:value-type="float" office:value="87.1508" calcext:value-type="float">
            <text:p>87.1508</text:p>
          </table:table-cell>
          <table:table-cell office:value-type="float" office:value="116.108" calcext:value-type="float">
            <text:p>116.108</text:p>
          </table:table-cell>
          <table:table-cell office:value-type="float" office:value="12.4143" calcext:value-type="float">
            <text:p>12.4143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0.497332" calcext:value-type="float">
            <text:p>0.4973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6]-[.A186]; 2)+POWER([.K186]-[.B186];2))" office:value-type="float" office:value="164.261180420086" calcext:value-type="float">
            <text:p>164.2611804201</text:p>
          </table:table-cell>
          <table:table-cell table:formula="of:=SQRT(POWER([.J186]-[.C186]; 2)+POWER([.K186]-[.D186];2))" office:value-type="float" office:value="234.195880727309" calcext:value-type="float">
            <text:p>234.1958807273</text:p>
          </table:table-cell>
        </table:table-row>
        <table:table-row table:style-name="ro1">
          <table:table-cell office:value-type="float" office:value="228.022" calcext:value-type="float">
            <text:p>228.022</text:p>
          </table:table-cell>
          <table:table-cell office:value-type="float" office:value="197.669" calcext:value-type="float">
            <text:p>197.669</text:p>
          </table:table-cell>
          <table:table-cell office:value-type="float" office:value="202.32" calcext:value-type="float">
            <text:p>202.32</text:p>
          </table:table-cell>
          <table:table-cell office:value-type="float" office:value="112.267" calcext:value-type="float">
            <text:p>112.267</text:p>
          </table:table-cell>
          <table:table-cell office:value-type="float" office:value="70.7785" calcext:value-type="float">
            <text:p>70.7785</text:p>
          </table:table-cell>
          <table:table-cell office:value-type="float" office:value="19.9883" calcext:value-type="float">
            <text:p>19.9883</text:p>
          </table:table-cell>
          <table:table-cell office:value-type="float" office:value="119.322" calcext:value-type="float">
            <text:p>119.322</text:p>
          </table:table-cell>
          <table:table-cell office:value-type="float" office:value="0.494905" calcext:value-type="float">
            <text:p>0.4949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7]-[.A187]; 2)+POWER([.K187]-[.B187];2))" office:value-type="float" office:value="162.155400912211" calcext:value-type="float">
            <text:p>162.1554009122</text:p>
          </table:table-cell>
          <table:table-cell table:formula="of:=SQRT(POWER([.J187]-[.C187]; 2)+POWER([.K187]-[.D187];2))" office:value-type="float" office:value="223.244873824686" calcext:value-type="float">
            <text:p>223.2448738247</text:p>
          </table:table-cell>
        </table:table-row>
        <table:table-row table:style-name="ro1">
          <table:table-cell office:value-type="float" office:value="241.917" calcext:value-type="float">
            <text:p>241.917</text:p>
          </table:table-cell>
          <table:table-cell office:value-type="float" office:value="181.508" calcext:value-type="float">
            <text:p>181.508</text:p>
          </table:table-cell>
          <table:table-cell office:value-type="float" office:value="216.393" calcext:value-type="float">
            <text:p>216.393</text:p>
          </table:table-cell>
          <table:table-cell office:value-type="float" office:value="97.0539" calcext:value-type="float">
            <text:p>97.0539</text:p>
          </table:table-cell>
          <table:table-cell office:value-type="float" office:value="73.67" calcext:value-type="float">
            <text:p>73.67</text:p>
          </table:table-cell>
          <table:table-cell office:value-type="float" office:value="-3.79528" calcext:value-type="float">
            <text:p>-3.79528</text:p>
          </table:table-cell>
          <table:table-cell office:value-type="float" office:value="97.9772" calcext:value-type="float">
            <text:p>97.9772</text:p>
          </table:table-cell>
          <table:table-cell office:value-type="float" office:value="0.489182" calcext:value-type="float">
            <text:p>0.4891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8]-[.A188]; 2)+POWER([.K188]-[.B188];2))" office:value-type="float" office:value="154.42428874047" calcext:value-type="float">
            <text:p>154.4242887405</text:p>
          </table:table-cell>
          <table:table-cell table:formula="of:=SQRT(POWER([.J188]-[.C188]; 2)+POWER([.K188]-[.D188];2))" office:value-type="float" office:value="221.58853389607" calcext:value-type="float">
            <text:p>221.5885338961</text:p>
          </table:table-cell>
        </table:table-row>
        <table:table-row table:style-name="ro1">
          <table:table-cell office:value-type="float" office:value="236.977" calcext:value-type="float">
            <text:p>236.977</text:p>
          </table:table-cell>
          <table:table-cell office:value-type="float" office:value="176.201" calcext:value-type="float">
            <text:p>176.201</text:p>
          </table:table-cell>
          <table:table-cell office:value-type="float" office:value="211.409" calcext:value-type="float">
            <text:p>211.409</text:p>
          </table:table-cell>
          <table:table-cell office:value-type="float" office:value="90.5742" calcext:value-type="float">
            <text:p>90.5742</text:p>
          </table:table-cell>
          <table:table-cell office:value-type="float" office:value="89.1923" calcext:value-type="float">
            <text:p>89.1923</text:p>
          </table:table-cell>
          <table:table-cell office:value-type="float" office:value="-2.28908" calcext:value-type="float">
            <text:p>-2.28908</text:p>
          </table:table-cell>
          <table:table-cell office:value-type="float" office:value="107.296" calcext:value-type="float">
            <text:p>107.296</text:p>
          </table:table-cell>
          <table:table-cell office:value-type="float" office:value="0.488002" calcext:value-type="float">
            <text:p>0.4880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9]-[.A189]; 2)+POWER([.K189]-[.B189];2))" office:value-type="float" office:value="161.07535792293" calcext:value-type="float">
            <text:p>161.0753579229</text:p>
          </table:table-cell>
          <table:table-cell table:formula="of:=SQRT(POWER([.J189]-[.C189]; 2)+POWER([.K189]-[.D189];2))" office:value-type="float" office:value="229.60275735853" calcext:value-type="float">
            <text:p>229.6027573585</text:p>
          </table:table-cell>
        </table:table-row>
        <table:table-row table:style-name="ro1">
          <table:table-cell office:value-type="float" office:value="250.819" calcext:value-type="float">
            <text:p>250.819</text:p>
          </table:table-cell>
          <table:table-cell office:value-type="float" office:value="170.584" calcext:value-type="float">
            <text:p>170.584</text:p>
          </table:table-cell>
          <table:table-cell office:value-type="float" office:value="225.359" calcext:value-type="float">
            <text:p>225.359</text:p>
          </table:table-cell>
          <table:table-cell office:value-type="float" office:value="83.483" calcext:value-type="float">
            <text:p>83.483</text:p>
          </table:table-cell>
          <table:table-cell office:value-type="float" office:value="111.488" calcext:value-type="float">
            <text:p>111.488</text:p>
          </table:table-cell>
          <table:table-cell office:value-type="float" office:value="1.25868" calcext:value-type="float">
            <text:p>1.25868</text:p>
          </table:table-cell>
          <table:table-cell office:value-type="float" office:value="88.8331" calcext:value-type="float">
            <text:p>88.8331</text:p>
          </table:table-cell>
          <table:table-cell office:value-type="float" office:value="0.487741" calcext:value-type="float">
            <text:p>0.4877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0]-[.A190]; 2)+POWER([.K190]-[.B190];2))" office:value-type="float" office:value="151.120560536944" calcext:value-type="float">
            <text:p>151.1205605369</text:p>
          </table:table-cell>
          <table:table-cell table:formula="of:=SQRT(POWER([.J190]-[.C190]; 2)+POWER([.K190]-[.D190];2))" office:value-type="float" office:value="224.264589648032" calcext:value-type="float">
            <text:p>224.264589648</text:p>
          </table:table-cell>
        </table:table-row>
        <table:table-row table:style-name="ro1">
          <table:table-cell office:value-type="float" office:value="292.068" calcext:value-type="float">
            <text:p>292.068</text:p>
          </table:table-cell>
          <table:table-cell office:value-type="float" office:value="168.54" calcext:value-type="float">
            <text:p>168.54</text:p>
          </table:table-cell>
          <table:table-cell office:value-type="float" office:value="267.099" calcext:value-type="float">
            <text:p>267.099</text:p>
          </table:table-cell>
          <table:table-cell office:value-type="float" office:value="82.2115" calcext:value-type="float">
            <text:p>82.2115</text:p>
          </table:table-cell>
          <table:table-cell office:value-type="float" office:value="111.999" calcext:value-type="float">
            <text:p>111.999</text:p>
          </table:table-cell>
          <table:table-cell office:value-type="float" office:value="-5.22338" calcext:value-type="float">
            <text:p>-5.22338</text:p>
          </table:table-cell>
          <table:table-cell office:value-type="float" office:value="25.6481" calcext:value-type="float">
            <text:p>25.6481</text:p>
          </table:table-cell>
          <table:table-cell office:value-type="float" office:value="0.486511" calcext:value-type="float">
            <text:p>0.4865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1]-[.A191]; 2)+POWER([.K191]-[.B191];2))" office:value-type="float" office:value="117.676948566829" calcext:value-type="float">
            <text:p>117.6769485668</text:p>
          </table:table-cell>
          <table:table-cell table:formula="of:=SQRT(POWER([.J191]-[.C191]; 2)+POWER([.K191]-[.D191];2))" office:value-type="float" office:value="197.985374543803" calcext:value-type="float">
            <text:p>197.9853745438</text:p>
          </table:table-cell>
        </table:table-row>
        <table:table-row table:style-name="ro1">
          <table:table-cell office:value-type="float" office:value="251.104" calcext:value-type="float">
            <text:p>251.104</text:p>
          </table:table-cell>
          <table:table-cell office:value-type="float" office:value="211.447" calcext:value-type="float">
            <text:p>211.447</text:p>
          </table:table-cell>
          <table:table-cell office:value-type="float" office:value="225.675" calcext:value-type="float">
            <text:p>225.675</text:p>
          </table:table-cell>
          <table:table-cell office:value-type="float" office:value="129.736" calcext:value-type="float">
            <text:p>129.736</text:p>
          </table:table-cell>
          <table:table-cell office:value-type="float" office:value="25.7837" calcext:value-type="float">
            <text:p>25.7837</text:p>
          </table:table-cell>
          <table:table-cell office:value-type="float" office:value="13.9046" calcext:value-type="float">
            <text:p>13.9046</text:p>
          </table:table-cell>
          <table:table-cell office:value-type="float" office:value="78.356" calcext:value-type="float">
            <text:p>78.356</text:p>
          </table:table-cell>
          <table:table-cell office:value-type="float" office:value="0.484958" calcext:value-type="float">
            <text:p>0.4849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2]-[.A192]; 2)+POWER([.K192]-[.B192];2))" office:value-type="float" office:value="136.362871138004" calcext:value-type="float">
            <text:p>136.362871138</text:p>
          </table:table-cell>
          <table:table-cell table:formula="of:=SQRT(POWER([.J192]-[.C192]; 2)+POWER([.K192]-[.D192];2))" office:value-type="float" office:value="194.087638248808" calcext:value-type="float">
            <text:p>194.0876382488</text:p>
          </table:table-cell>
        </table:table-row>
        <table:table-row table:style-name="ro1">
          <table:table-cell office:value-type="float" office:value="223.615" calcext:value-type="float">
            <text:p>223.615</text:p>
          </table:table-cell>
          <table:table-cell office:value-type="float" office:value="180.212" calcext:value-type="float">
            <text:p>180.212</text:p>
          </table:table-cell>
          <table:table-cell office:value-type="float" office:value="197.932" calcext:value-type="float">
            <text:p>197.932</text:p>
          </table:table-cell>
          <table:table-cell office:value-type="float" office:value="94.7225" calcext:value-type="float">
            <text:p>94.7225</text:p>
          </table:table-cell>
          <table:table-cell office:value-type="float" office:value="82.4948" calcext:value-type="float">
            <text:p>82.4948</text:p>
          </table:table-cell>
          <table:table-cell office:value-type="float" office:value="0.974696" calcext:value-type="float">
            <text:p>0.974696</text:p>
          </table:table-cell>
          <table:table-cell office:value-type="float" office:value="127.033" calcext:value-type="float">
            <text:p>127.033</text:p>
          </table:table-cell>
          <table:table-cell office:value-type="float" office:value="0.48471" calcext:value-type="float">
            <text:p>0.484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3]-[.A193]; 2)+POWER([.K193]-[.B193];2))" office:value-type="float" office:value="171.875260491439" calcext:value-type="float">
            <text:p>171.8752604914</text:p>
          </table:table-cell>
          <table:table-cell table:formula="of:=SQRT(POWER([.J193]-[.C193]; 2)+POWER([.K193]-[.D193];2))" office:value-type="float" office:value="237.301417252932" calcext:value-type="float">
            <text:p>237.3014172529</text:p>
          </table:table-cell>
        </table:table-row>
        <table:table-row table:style-name="ro1">
          <table:table-cell office:value-type="float" office:value="231.685" calcext:value-type="float">
            <text:p>231.685</text:p>
          </table:table-cell>
          <table:table-cell office:value-type="float" office:value="192.188" calcext:value-type="float">
            <text:p>192.188</text:p>
          </table:table-cell>
          <table:table-cell office:value-type="float" office:value="206.032" calcext:value-type="float">
            <text:p>206.032</text:p>
          </table:table-cell>
          <table:table-cell office:value-type="float" office:value="107.576" calcext:value-type="float">
            <text:p>107.576</text:p>
          </table:table-cell>
          <table:table-cell office:value-type="float" office:value="66.4379" calcext:value-type="float">
            <text:p>66.4379</text:p>
          </table:table-cell>
          <table:table-cell office:value-type="float" office:value="9.02338" calcext:value-type="float">
            <text:p>9.02338</text:p>
          </table:table-cell>
          <table:table-cell office:value-type="float" office:value="113.146" calcext:value-type="float">
            <text:p>113.146</text:p>
          </table:table-cell>
          <table:table-cell office:value-type="float" office:value="0.483033" calcext:value-type="float">
            <text:p>0.4830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4]-[.A194]; 2)+POWER([.K194]-[.B194];2))" office:value-type="float" office:value="160.253220151734" calcext:value-type="float">
            <text:p>160.2532201517</text:p>
          </table:table-cell>
          <table:table-cell table:formula="of:=SQRT(POWER([.J194]-[.C194]; 2)+POWER([.K194]-[.D194];2))" office:value-type="float" office:value="223.030089449832" calcext:value-type="float">
            <text:p>223.0300894498</text:p>
          </table:table-cell>
        </table:table-row>
        <table:table-row table:style-name="ro1">
          <table:table-cell office:value-type="float" office:value="248.588" calcext:value-type="float">
            <text:p>248.588</text:p>
          </table:table-cell>
          <table:table-cell office:value-type="float" office:value="167.341" calcext:value-type="float">
            <text:p>167.341</text:p>
          </table:table-cell>
          <table:table-cell office:value-type="float" office:value="223.102" calcext:value-type="float">
            <text:p>223.102</text:p>
          </table:table-cell>
          <table:table-cell office:value-type="float" office:value="79.477" calcext:value-type="float">
            <text:p>79.477</text:p>
          </table:table-cell>
          <table:table-cell office:value-type="float" office:value="121.451" calcext:value-type="float">
            <text:p>121.451</text:p>
          </table:table-cell>
          <table:table-cell office:value-type="float" office:value="2.58064" calcext:value-type="float">
            <text:p>2.58064</text:p>
          </table:table-cell>
          <table:table-cell office:value-type="float" office:value="93.4114" calcext:value-type="float">
            <text:p>93.4114</text:p>
          </table:table-cell>
          <table:table-cell office:value-type="float" office:value="0.480311" calcext:value-type="float">
            <text:p>0.4803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5]-[.A195]; 2)+POWER([.K195]-[.B195];2))" office:value-type="float" office:value="154.629803159029" calcext:value-type="float">
            <text:p>154.629803159</text:p>
          </table:table-cell>
          <table:table-cell table:formula="of:=SQRT(POWER([.J195]-[.C195]; 2)+POWER([.K195]-[.D195];2))" office:value-type="float" office:value="228.696068905873" calcext:value-type="float">
            <text:p>228.6960689059</text:p>
          </table:table-cell>
        </table:table-row>
        <table:table-row table:style-name="ro1">
          <table:table-cell office:value-type="float" office:value="227.723" calcext:value-type="float">
            <text:p>227.723</text:p>
          </table:table-cell>
          <table:table-cell office:value-type="float" office:value="175.587" calcext:value-type="float">
            <text:p>175.587</text:p>
          </table:table-cell>
          <table:table-cell office:value-type="float" office:value="202.092" calcext:value-type="float">
            <text:p>202.092</text:p>
          </table:table-cell>
          <table:table-cell office:value-type="float" office:value="86.7667" calcext:value-type="float">
            <text:p>86.7667</text:p>
          </table:table-cell>
          <table:table-cell office:value-type="float" office:value="122.137" calcext:value-type="float">
            <text:p>122.137</text:p>
          </table:table-cell>
          <table:table-cell office:value-type="float" office:value="16.9518" calcext:value-type="float">
            <text:p>16.9518</text:p>
          </table:table-cell>
          <table:table-cell office:value-type="float" office:value="124.883" calcext:value-type="float">
            <text:p>124.883</text:p>
          </table:table-cell>
          <table:table-cell office:value-type="float" office:value="0.474993" calcext:value-type="float">
            <text:p>0.4749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6]-[.A196]; 2)+POWER([.K196]-[.B196];2))" office:value-type="float" office:value="169.80337834684" calcext:value-type="float">
            <text:p>169.8033783468</text:p>
          </table:table-cell>
          <table:table-cell table:formula="of:=SQRT(POWER([.J196]-[.C196]; 2)+POWER([.K196]-[.D196];2))" office:value-type="float" office:value="239.139912797697" calcext:value-type="float">
            <text:p>239.1399127977</text:p>
          </table:table-cell>
        </table:table-row>
        <table:table-row table:style-name="ro1">
          <table:table-cell office:value-type="float" office:value="175.157" calcext:value-type="float">
            <text:p>175.157</text:p>
          </table:table-cell>
          <table:table-cell office:value-type="float" office:value="212.57" calcext:value-type="float">
            <text:p>212.57</text:p>
          </table:table-cell>
          <table:table-cell office:value-type="float" office:value="148.883" calcext:value-type="float">
            <text:p>148.883</text:p>
          </table:table-cell>
          <table:table-cell office:value-type="float" office:value="131.138" calcext:value-type="float">
            <text:p>131.138</text:p>
          </table:table-cell>
          <table:table-cell office:value-type="float" office:value="5.81279" calcext:value-type="float">
            <text:p>5.81279</text:p>
          </table:table-cell>
          <table:table-cell office:value-type="float" office:value="10.6183" calcext:value-type="float">
            <text:p>10.6183</text:p>
          </table:table-cell>
          <table:table-cell office:value-type="float" office:value="195.805" calcext:value-type="float">
            <text:p>195.805</text:p>
          </table:table-cell>
          <table:table-cell office:value-type="float" office:value="0.9885" calcext:value-type="float">
            <text:p>0.98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7]-[.A197]; 2)+POWER([.K197]-[.B197];2))" office:value-type="float" office:value="210.906433161722" calcext:value-type="float">
            <text:p>210.9064331617</text:p>
          </table:table-cell>
          <table:table-cell table:formula="of:=SQRT(POWER([.J197]-[.C197]; 2)+POWER([.K197]-[.D197];2))" office:value-type="float" office:value="259.943045171438" calcext:value-type="float">
            <text:p>259.9430451714</text:p>
          </table:table-cell>
        </table:table-row>
        <table:table-row table:style-name="ro1">
          <table:table-cell office:value-type="float" office:value="210.112" calcext:value-type="float">
            <text:p>210.112</text:p>
          </table:table-cell>
          <table:table-cell office:value-type="float" office:value="213.563" calcext:value-type="float">
            <text:p>213.563</text:p>
          </table:table-cell>
          <table:table-cell office:value-type="float" office:value="184.131" calcext:value-type="float">
            <text:p>184.131</text:p>
          </table:table-cell>
          <table:table-cell office:value-type="float" office:value="132.765" calcext:value-type="float">
            <text:p>132.765</text:p>
          </table:table-cell>
          <table:table-cell office:value-type="float" office:value="5.29898" calcext:value-type="float">
            <text:p>5.29898</text:p>
          </table:table-cell>
          <table:table-cell office:value-type="float" office:value="9.14451" calcext:value-type="float">
            <text:p>9.14451</text:p>
          </table:table-cell>
          <table:table-cell office:value-type="float" office:value="141.017" calcext:value-type="float">
            <text:p>141.017</text:p>
          </table:table-cell>
          <table:table-cell office:value-type="float" office:value="0.987666" calcext:value-type="float">
            <text:p>0.9876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8]-[.A198]; 2)+POWER([.K198]-[.B198];2))" office:value-type="float" office:value="176.197898719026" calcext:value-type="float">
            <text:p>176.197898719</text:p>
          </table:table-cell>
          <table:table-cell table:formula="of:=SQRT(POWER([.J198]-[.C198]; 2)+POWER([.K198]-[.D198];2))" office:value-type="float" office:value="227.771601359783" calcext:value-type="float">
            <text:p>227.7716013598</text:p>
          </table:table-cell>
        </table:table-row>
        <table:table-row table:style-name="ro1">
          <table:table-cell office:value-type="float" office:value="167.721" calcext:value-type="float">
            <text:p>167.721</text:p>
          </table:table-cell>
          <table:table-cell office:value-type="float" office:value="204.451" calcext:value-type="float">
            <text:p>204.451</text:p>
          </table:table-cell>
          <table:table-cell office:value-type="float" office:value="141.496" calcext:value-type="float">
            <text:p>141.496</text:p>
          </table:table-cell>
          <table:table-cell office:value-type="float" office:value="122.176" calcext:value-type="float">
            <text:p>122.176</text:p>
          </table:table-cell>
          <table:table-cell office:value-type="float" office:value="19.2892" calcext:value-type="float">
            <text:p>19.2892</text:p>
          </table:table-cell>
          <table:table-cell office:value-type="float" office:value="6.26534" calcext:value-type="float">
            <text:p>6.26534</text:p>
          </table:table-cell>
          <table:table-cell office:value-type="float" office:value="208.082" calcext:value-type="float">
            <text:p>208.082</text:p>
          </table:table-cell>
          <table:table-cell office:value-type="float" office:value="0.987585" calcext:value-type="float">
            <text:p>0.9875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9]-[.A199]; 2)+POWER([.K199]-[.B199];2))" office:value-type="float" office:value="219.514312157545" calcext:value-type="float">
            <text:p>219.5143121575</text:p>
          </table:table-cell>
          <table:table-cell table:formula="of:=SQRT(POWER([.J199]-[.C199]; 2)+POWER([.K199]-[.D199];2))" office:value-type="float" office:value="270.492108927414" calcext:value-type="float">
            <text:p>270.4921089274</text:p>
          </table:table-cell>
        </table:table-row>
        <table:table-row table:style-name="ro1">
          <table:table-cell office:value-type="float" office:value="197.572" calcext:value-type="float">
            <text:p>197.572</text:p>
          </table:table-cell>
          <table:table-cell office:value-type="float" office:value="203.513" calcext:value-type="float">
            <text:p>203.513</text:p>
          </table:table-cell>
          <table:table-cell office:value-type="float" office:value="171.508" calcext:value-type="float">
            <text:p>171.508</text:p>
          </table:table-cell>
          <table:table-cell office:value-type="float" office:value="122.411" calcext:value-type="float">
            <text:p>122.411</text:p>
          </table:table-cell>
          <table:table-cell office:value-type="float" office:value="12.5539" calcext:value-type="float">
            <text:p>12.5539</text:p>
          </table:table-cell>
          <table:table-cell office:value-type="float" office:value="-1.2856" calcext:value-type="float">
            <text:p>-1.2856</text:p>
          </table:table-cell>
          <table:table-cell office:value-type="float" office:value="161.327" calcext:value-type="float">
            <text:p>161.327</text:p>
          </table:table-cell>
          <table:table-cell office:value-type="float" office:value="0.982402" calcext:value-type="float">
            <text:p>0.9824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0]-[.A200]; 2)+POWER([.K200]-[.B200];2))" office:value-type="float" office:value="190.35926127457" calcext:value-type="float">
            <text:p>190.3592612746</text:p>
          </table:table-cell>
          <table:table-cell table:formula="of:=SQRT(POWER([.J200]-[.C200]; 2)+POWER([.K200]-[.D200];2))" office:value-type="float" office:value="243.832686457333" calcext:value-type="float">
            <text:p>243.8326864573</text:p>
          </table:table-cell>
        </table:table-row>
        <table:table-row table:style-name="ro1">
          <table:table-cell office:value-type="float" office:value="178.951" calcext:value-type="float">
            <text:p>178.951</text:p>
          </table:table-cell>
          <table:table-cell office:value-type="float" office:value="211.723" calcext:value-type="float">
            <text:p>211.723</text:p>
          </table:table-cell>
          <table:table-cell office:value-type="float" office:value="152.714" calcext:value-type="float">
            <text:p>152.714</text:p>
          </table:table-cell>
          <table:table-cell office:value-type="float" office:value="130.168" calcext:value-type="float">
            <text:p>130.168</text:p>
          </table:table-cell>
          <table:table-cell office:value-type="float" office:value="8.56968" calcext:value-type="float">
            <text:p>8.56968</text:p>
          </table:table-cell>
          <table:table-cell office:value-type="float" office:value="10.5387" calcext:value-type="float">
            <text:p>10.5387</text:p>
          </table:table-cell>
          <table:table-cell office:value-type="float" office:value="190.062" calcext:value-type="float">
            <text:p>190.062</text:p>
          </table:table-cell>
          <table:table-cell office:value-type="float" office:value="0.966187" calcext:value-type="float">
            <text:p>0.9661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1]-[.A201]; 2)+POWER([.K201]-[.B201];2))" office:value-type="float" office:value="207.272258466974" calcext:value-type="float">
            <text:p>207.272258467</text:p>
          </table:table-cell>
          <table:table-cell table:formula="of:=SQRT(POWER([.J201]-[.C201]; 2)+POWER([.K201]-[.D201];2))" office:value-type="float" office:value="256.903892574636" calcext:value-type="float">
            <text:p>256.9038925746</text:p>
          </table:table-cell>
        </table:table-row>
        <table:table-row table:style-name="ro1">
          <table:table-cell office:value-type="float" office:value="208.491" calcext:value-type="float">
            <text:p>208.491</text:p>
          </table:table-cell>
          <table:table-cell office:value-type="float" office:value="215.852" calcext:value-type="float">
            <text:p>215.852</text:p>
          </table:table-cell>
          <table:table-cell office:value-type="float" office:value="182.476" calcext:value-type="float">
            <text:p>182.476</text:p>
          </table:table-cell>
          <table:table-cell office:value-type="float" office:value="135.367" calcext:value-type="float">
            <text:p>135.367</text:p>
          </table:table-cell>
          <table:table-cell office:value-type="float" office:value="-0.102112" calcext:value-type="float">
            <text:p>-0.102112</text:p>
          </table:table-cell>
          <table:table-cell office:value-type="float" office:value="9.84338" calcext:value-type="float">
            <text:p>9.84338</text:p>
          </table:table-cell>
          <table:table-cell office:value-type="float" office:value="143.124" calcext:value-type="float">
            <text:p>143.124</text:p>
          </table:table-cell>
          <table:table-cell office:value-type="float" office:value="0.922208" calcext:value-type="float">
            <text:p>0.9222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2]-[.A202]; 2)+POWER([.K202]-[.B202];2))" office:value-type="float" office:value="177.446124175762" calcext:value-type="float">
            <text:p>177.4461241758</text:p>
          </table:table-cell>
          <table:table-cell table:formula="of:=SQRT(POWER([.J202]-[.C202]; 2)+POWER([.K202]-[.D202];2))" office:value-type="float" office:value="227.996752750999" calcext:value-type="float">
            <text:p>227.996752751</text:p>
          </table:table-cell>
        </table:table-row>
        <table:table-row table:style-name="ro1">
          <table:table-cell office:value-type="float" office:value="182.63" calcext:value-type="float">
            <text:p>182.63</text:p>
          </table:table-cell>
          <table:table-cell office:value-type="float" office:value="194.798" calcext:value-type="float">
            <text:p>194.798</text:p>
          </table:table-cell>
          <table:table-cell office:value-type="float" office:value="156.555" calcext:value-type="float">
            <text:p>156.555</text:p>
          </table:table-cell>
          <table:table-cell office:value-type="float" office:value="112.147" calcext:value-type="float">
            <text:p>112.147</text:p>
          </table:table-cell>
          <table:table-cell office:value-type="float" office:value="33.042" calcext:value-type="float">
            <text:p>33.042</text:p>
          </table:table-cell>
          <table:table-cell office:value-type="float" office:value="-1.89952" calcext:value-type="float">
            <text:p>-1.89952</text:p>
          </table:table-cell>
          <table:table-cell office:value-type="float" office:value="185.96" calcext:value-type="float">
            <text:p>185.96</text:p>
          </table:table-cell>
          <table:table-cell office:value-type="float" office:value="0.895168" calcext:value-type="float">
            <text:p>0.8951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3]-[.A203]; 2)+POWER([.K203]-[.B203];2))" office:value-type="float" office:value="206.828203357279" calcext:value-type="float">
            <text:p>206.8282033573</text:p>
          </table:table-cell>
          <table:table-cell table:formula="of:=SQRT(POWER([.J203]-[.C203]; 2)+POWER([.K203]-[.D203];2))" office:value-type="float" office:value="261.902710245618" calcext:value-type="float">
            <text:p>261.9027102456</text:p>
          </table:table-cell>
        </table:table-row>
        <table:table-row table:style-name="ro1">
          <table:table-cell office:value-type="float" office:value="189.202" calcext:value-type="float">
            <text:p>189.202</text:p>
          </table:table-cell>
          <table:table-cell office:value-type="float" office:value="204.413" calcext:value-type="float">
            <text:p>204.413</text:p>
          </table:table-cell>
          <table:table-cell office:value-type="float" office:value="163.123" calcext:value-type="float">
            <text:p>163.123</text:p>
          </table:table-cell>
          <table:table-cell office:value-type="float" office:value="121.682" calcext:value-type="float">
            <text:p>121.682</text:p>
          </table:table-cell>
          <table:table-cell office:value-type="float" office:value="28.8907" calcext:value-type="float">
            <text:p>28.8907</text:p>
          </table:table-cell>
          <table:table-cell office:value-type="float" office:value="9.82159" calcext:value-type="float">
            <text:p>9.82159</text:p>
          </table:table-cell>
          <table:table-cell office:value-type="float" office:value="175.457" calcext:value-type="float">
            <text:p>175.457</text:p>
          </table:table-cell>
          <table:table-cell office:value-type="float" office:value="0.870002" calcext:value-type="float">
            <text:p>0.8700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4]-[.A204]; 2)+POWER([.K204]-[.B204];2))" office:value-type="float" office:value="198.391137334811" calcext:value-type="float">
            <text:p>198.3911373348</text:p>
          </table:table-cell>
          <table:table-cell table:formula="of:=SQRT(POWER([.J204]-[.C204]; 2)+POWER([.K204]-[.D204];2))" office:value-type="float" office:value="251.52151051749" calcext:value-type="float">
            <text:p>251.5215105175</text:p>
          </table:table-cell>
        </table:table-row>
        <table:table-row table:style-name="ro1">
          <table:table-cell office:value-type="float" office:value="188.054" calcext:value-type="float">
            <text:p>188.054</text:p>
          </table:table-cell>
          <table:table-cell office:value-type="float" office:value="200.877" calcext:value-type="float">
            <text:p>200.877</text:p>
          </table:table-cell>
          <table:table-cell office:value-type="float" office:value="162.005" calcext:value-type="float">
            <text:p>162.005</text:p>
          </table:table-cell>
          <table:table-cell office:value-type="float" office:value="117.639" calcext:value-type="float">
            <text:p>117.639</text:p>
          </table:table-cell>
          <table:table-cell office:value-type="float" office:value="36.7204" calcext:value-type="float">
            <text:p>36.7204</text:p>
          </table:table-cell>
          <table:table-cell office:value-type="float" office:value="8.92283" calcext:value-type="float">
            <text:p>8.92283</text:p>
          </table:table-cell>
          <table:table-cell office:value-type="float" office:value="177.753" calcext:value-type="float">
            <text:p>177.753</text:p>
          </table:table-cell>
          <table:table-cell office:value-type="float" office:value="0.858208" calcext:value-type="float">
            <text:p>0.8582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5]-[.A205]; 2)+POWER([.K205]-[.B205];2))" office:value-type="float" office:value="200.214724845602" calcext:value-type="float">
            <text:p>200.2147248456</text:p>
          </table:table-cell>
          <table:table-cell table:formula="of:=SQRT(POWER([.J205]-[.C205]; 2)+POWER([.K205]-[.D205];2))" office:value-type="float" office:value="254.455179444239" calcext:value-type="float">
            <text:p>254.4551794442</text:p>
          </table:table-cell>
        </table:table-row>
        <table:table-row table:style-name="ro1">
          <table:table-cell office:value-type="float" office:value="171.422" calcext:value-type="float">
            <text:p>171.422</text:p>
          </table:table-cell>
          <table:table-cell office:value-type="float" office:value="203.658" calcext:value-type="float">
            <text:p>203.658</text:p>
          </table:table-cell>
          <table:table-cell office:value-type="float" office:value="145.177" calcext:value-type="float">
            <text:p>145.177</text:p>
          </table:table-cell>
          <table:table-cell office:value-type="float" office:value="122.155" calcext:value-type="float">
            <text:p>122.155</text:p>
          </table:table-cell>
          <table:table-cell office:value-type="float" office:value="11.7127" calcext:value-type="float">
            <text:p>11.7127</text:p>
          </table:table-cell>
          <table:table-cell office:value-type="float" office:value="0.572909" calcext:value-type="float">
            <text:p>0.572909</text:p>
          </table:table-cell>
          <table:table-cell office:value-type="float" office:value="202.058" calcext:value-type="float">
            <text:p>202.058</text:p>
          </table:table-cell>
          <table:table-cell office:value-type="float" office:value="0.826025" calcext:value-type="float">
            <text:p>0.8260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6]-[.A206]; 2)+POWER([.K206]-[.B206];2))" office:value-type="float" office:value="216.008136531937" calcext:value-type="float">
            <text:p>216.0081365319</text:p>
          </table:table-cell>
          <table:table-cell table:formula="of:=SQRT(POWER([.J206]-[.C206]; 2)+POWER([.K206]-[.D206];2))" office:value-type="float" office:value="267.20637970303" calcext:value-type="float">
            <text:p>267.206379703</text:p>
          </table:table-cell>
        </table:table-row>
        <table:table-row table:style-name="ro1">
          <table:table-cell office:value-type="float" office:value="191.052" calcext:value-type="float">
            <text:p>191.052</text:p>
          </table:table-cell>
          <table:table-cell office:value-type="float" office:value="202.072" calcext:value-type="float">
            <text:p>202.072</text:p>
          </table:table-cell>
          <table:table-cell office:value-type="float" office:value="164.943" calcext:value-type="float">
            <text:p>164.943</text:p>
          </table:table-cell>
          <table:table-cell office:value-type="float" office:value="120.825" calcext:value-type="float">
            <text:p>120.825</text:p>
          </table:table-cell>
          <table:table-cell office:value-type="float" office:value="13.8271" calcext:value-type="float">
            <text:p>13.8271</text:p>
          </table:table-cell>
          <table:table-cell office:value-type="float" office:value="-2.25806" calcext:value-type="float">
            <text:p>-2.25806</text:p>
          </table:table-cell>
          <table:table-cell office:value-type="float" office:value="171.632" calcext:value-type="float">
            <text:p>171.632</text:p>
          </table:table-cell>
          <table:table-cell office:value-type="float" office:value="0.812583" calcext:value-type="float">
            <text:p>0.8125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7]-[.A207]; 2)+POWER([.K207]-[.B207];2))" office:value-type="float" office:value="197.035976126189" calcext:value-type="float">
            <text:p>197.0359761262</text:p>
          </table:table-cell>
          <table:table-cell table:formula="of:=SQRT(POWER([.J207]-[.C207]; 2)+POWER([.K207]-[.D207];2))" office:value-type="float" office:value="250.338470623274" calcext:value-type="float">
            <text:p>250.3384706233</text:p>
          </table:table-cell>
        </table:table-row>
        <table:table-row table:style-name="ro1">
          <table:table-cell office:value-type="float" office:value="200.224" calcext:value-type="float">
            <text:p>200.224</text:p>
          </table:table-cell>
          <table:table-cell office:value-type="float" office:value="187.641" calcext:value-type="float">
            <text:p>187.641</text:p>
          </table:table-cell>
          <table:table-cell office:value-type="float" office:value="174.346" calcext:value-type="float">
            <text:p>174.346</text:p>
          </table:table-cell>
          <table:table-cell office:value-type="float" office:value="103.225" calcext:value-type="float">
            <text:p>103.225</text:p>
          </table:table-cell>
          <table:table-cell office:value-type="float" office:value="61.1779" calcext:value-type="float">
            <text:p>61.1779</text:p>
          </table:table-cell>
          <table:table-cell office:value-type="float" office:value="1.81193" calcext:value-type="float">
            <text:p>1.81193</text:p>
          </table:table-cell>
          <table:table-cell office:value-type="float" office:value="160.879" calcext:value-type="float">
            <text:p>160.879</text:p>
          </table:table-cell>
          <table:table-cell office:value-type="float" office:value="0.800364" calcext:value-type="float">
            <text:p>0.8003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8]-[.A208]; 2)+POWER([.K208]-[.B208];2))" office:value-type="float" office:value="191.646860284744" calcext:value-type="float">
            <text:p>191.6468602847</text:p>
          </table:table-cell>
          <table:table-cell table:formula="of:=SQRT(POWER([.J208]-[.C208]; 2)+POWER([.K208]-[.D208];2))" office:value-type="float" office:value="251.422553365843" calcext:value-type="float">
            <text:p>251.4225533658</text:p>
          </table:table-cell>
        </table:table-row>
        <table:table-row table:style-name="ro1">
          <table:table-cell office:value-type="float" office:value="175.576" calcext:value-type="float">
            <text:p>175.576</text:p>
          </table:table-cell>
          <table:table-cell office:value-type="float" office:value="206.777" calcext:value-type="float">
            <text:p>206.777</text:p>
          </table:table-cell>
          <table:table-cell office:value-type="float" office:value="149.351" calcext:value-type="float">
            <text:p>149.351</text:p>
          </table:table-cell>
          <table:table-cell office:value-type="float" office:value="125.062" calcext:value-type="float">
            <text:p>125.062</text:p>
          </table:table-cell>
          <table:table-cell office:value-type="float" office:value="12.939" calcext:value-type="float">
            <text:p>12.939</text:p>
          </table:table-cell>
          <table:table-cell office:value-type="float" office:value="5.67201" calcext:value-type="float">
            <text:p>5.67201</text:p>
          </table:table-cell>
          <table:table-cell office:value-type="float" office:value="195.61" calcext:value-type="float">
            <text:p>195.61</text:p>
          </table:table-cell>
          <table:table-cell office:value-type="float" office:value="0.79126" calcext:value-type="float">
            <text:p>0.791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9]-[.A209]; 2)+POWER([.K209]-[.B209];2))" office:value-type="float" office:value="211.3793355676" calcext:value-type="float">
            <text:p>211.3793355676</text:p>
          </table:table-cell>
          <table:table-cell table:formula="of:=SQRT(POWER([.J209]-[.C209]; 2)+POWER([.K209]-[.D209];2))" office:value-type="float" office:value="262.172937285678" calcext:value-type="float">
            <text:p>262.1729372857</text:p>
          </table:table-cell>
        </table:table-row>
        <table:table-row table:style-name="ro1">
          <table:table-cell office:value-type="float" office:value="165.512" calcext:value-type="float">
            <text:p>165.512</text:p>
          </table:table-cell>
          <table:table-cell office:value-type="float" office:value="208.387" calcext:value-type="float">
            <text:p>208.387</text:p>
          </table:table-cell>
          <table:table-cell office:value-type="float" office:value="139.245" calcext:value-type="float">
            <text:p>139.245</text:p>
          </table:table-cell>
          <table:table-cell office:value-type="float" office:value="126.262" calcext:value-type="float">
            <text:p>126.262</text:p>
          </table:table-cell>
          <table:table-cell office:value-type="float" office:value="14.4819" calcext:value-type="float">
            <text:p>14.4819</text:p>
          </table:table-cell>
          <table:table-cell office:value-type="float" office:value="9.75319" calcext:value-type="float">
            <text:p>9.75319</text:p>
          </table:table-cell>
          <table:table-cell office:value-type="float" office:value="211.2" calcext:value-type="float">
            <text:p>211.2</text:p>
          </table:table-cell>
          <table:table-cell office:value-type="float" office:value="0.781931" calcext:value-type="float">
            <text:p>0.7819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0]-[.A210]; 2)+POWER([.K210]-[.B210];2))" office:value-type="float" office:value="221.058453611256" calcext:value-type="float">
            <text:p>221.0584536113</text:p>
          </table:table-cell>
          <table:table-cell table:formula="of:=SQRT(POWER([.J210]-[.C210]; 2)+POWER([.K210]-[.D210];2))" office:value-type="float" office:value="270.740271605463" calcext:value-type="float">
            <text:p>270.7402716055</text:p>
          </table:table-cell>
        </table:table-row>
        <table:table-row table:style-name="ro1">
          <table:table-cell office:value-type="float" office:value="169.578" calcext:value-type="float">
            <text:p>169.578</text:p>
          </table:table-cell>
          <table:table-cell office:value-type="float" office:value="211.062" calcext:value-type="float">
            <text:p>211.062</text:p>
          </table:table-cell>
          <table:table-cell office:value-type="float" office:value="143.294" calcext:value-type="float">
            <text:p>143.294</text:p>
          </table:table-cell>
          <table:table-cell office:value-type="float" office:value="129.321" calcext:value-type="float">
            <text:p>129.321</text:p>
          </table:table-cell>
          <table:table-cell office:value-type="float" office:value="9.17351" calcext:value-type="float">
            <text:p>9.17351</text:p>
          </table:table-cell>
          <table:table-cell office:value-type="float" office:value="10.5894" calcext:value-type="float">
            <text:p>10.5894</text:p>
          </table:table-cell>
          <table:table-cell office:value-type="float" office:value="204.643" calcext:value-type="float">
            <text:p>204.643</text:p>
          </table:table-cell>
          <table:table-cell office:value-type="float" office:value="0.763755" calcext:value-type="float">
            <text:p>0.7637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1]-[.A211]; 2)+POWER([.K211]-[.B211];2))" office:value-type="float" office:value="216.642456429944" calcext:value-type="float">
            <text:p>216.6424564299</text:p>
          </table:table-cell>
          <table:table-cell table:formula="of:=SQRT(POWER([.J211]-[.C211]; 2)+POWER([.K211]-[.D211];2))" office:value-type="float" office:value="265.774218984837" calcext:value-type="float">
            <text:p>265.7742189848</text:p>
          </table:table-cell>
        </table:table-row>
        <table:table-row table:style-name="ro1">
          <table:table-cell office:value-type="float" office:value="168.32" calcext:value-type="float">
            <text:p>168.32</text:p>
          </table:table-cell>
          <table:table-cell office:value-type="float" office:value="212.353" calcext:value-type="float">
            <text:p>212.353</text:p>
          </table:table-cell>
          <table:table-cell office:value-type="float" office:value="141.978" calcext:value-type="float">
            <text:p>141.978</text:p>
          </table:table-cell>
          <table:table-cell office:value-type="float" office:value="131.381" calcext:value-type="float">
            <text:p>131.381</text:p>
          </table:table-cell>
          <table:table-cell office:value-type="float" office:value="-0.800493" calcext:value-type="float">
            <text:p>-0.800493</text:p>
          </table:table-cell>
          <table:table-cell office:value-type="float" office:value="7.21248" calcext:value-type="float">
            <text:p>7.21248</text:p>
          </table:table-cell>
          <table:table-cell office:value-type="float" office:value="206.147" calcext:value-type="float">
            <text:p>206.147</text:p>
          </table:table-cell>
          <table:table-cell office:value-type="float" office:value="0.737034" calcext:value-type="float">
            <text:p>0.7370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2]-[.A212]; 2)+POWER([.K212]-[.B212];2))" office:value-type="float" office:value="217.708077500583" calcext:value-type="float">
            <text:p>217.7080775006</text:p>
          </table:table-cell>
          <table:table-cell table:formula="of:=SQRT(POWER([.J212]-[.C212]; 2)+POWER([.K212]-[.D212];2))" office:value-type="float" office:value="266.103761050084" calcext:value-type="float">
            <text:p>266.1037610501</text:p>
          </table:table-cell>
        </table:table-row>
        <table:table-row table:style-name="ro1">
          <table:table-cell office:value-type="float" office:value="170.747" calcext:value-type="float">
            <text:p>170.747</text:p>
          </table:table-cell>
          <table:table-cell office:value-type="float" office:value="204.288" calcext:value-type="float">
            <text:p>204.288</text:p>
          </table:table-cell>
          <table:table-cell office:value-type="float" office:value="144.511" calcext:value-type="float">
            <text:p>144.511</text:p>
          </table:table-cell>
          <table:table-cell office:value-type="float" office:value="122.495" calcext:value-type="float">
            <text:p>122.495</text:p>
          </table:table-cell>
          <table:table-cell office:value-type="float" office:value="14.4996" calcext:value-type="float">
            <text:p>14.4996</text:p>
          </table:table-cell>
          <table:table-cell office:value-type="float" office:value="3.12947" calcext:value-type="float">
            <text:p>3.12947</text:p>
          </table:table-cell>
          <table:table-cell office:value-type="float" office:value="203.213" calcext:value-type="float">
            <text:p>203.213</text:p>
          </table:table-cell>
          <table:table-cell office:value-type="float" office:value="0.729274" calcext:value-type="float">
            <text:p>0.7292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3]-[.A213]; 2)+POWER([.K213]-[.B213];2))" office:value-type="float" office:value="216.56185479673" calcext:value-type="float">
            <text:p>216.5618547967</text:p>
          </table:table-cell>
          <table:table-cell table:formula="of:=SQRT(POWER([.J213]-[.C213]; 2)+POWER([.K213]-[.D213];2))" office:value-type="float" office:value="267.649819999939" calcext:value-type="float">
            <text:p>267.6498199999</text:p>
          </table:table-cell>
        </table:table-row>
        <table:table-row table:style-name="ro1">
          <table:table-cell office:value-type="float" office:value="166.896" calcext:value-type="float">
            <text:p>166.896</text:p>
          </table:table-cell>
          <table:table-cell office:value-type="float" office:value="211.258" calcext:value-type="float">
            <text:p>211.258</text:p>
          </table:table-cell>
          <table:table-cell office:value-type="float" office:value="140.542" calcext:value-type="float">
            <text:p>140.542</text:p>
          </table:table-cell>
          <table:table-cell office:value-type="float" office:value="130.446" calcext:value-type="float">
            <text:p>130.446</text:p>
          </table:table-cell>
          <table:table-cell office:value-type="float" office:value="-2.24227" calcext:value-type="float">
            <text:p>-2.24227</text:p>
          </table:table-cell>
          <table:table-cell office:value-type="float" office:value="4.86359" calcext:value-type="float">
            <text:p>4.86359</text:p>
          </table:table-cell>
          <table:table-cell office:value-type="float" office:value="208.333" calcext:value-type="float">
            <text:p>208.333</text:p>
          </table:table-cell>
          <table:table-cell office:value-type="float" office:value="0.728335" calcext:value-type="float">
            <text:p>0.7283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4]-[.A214]; 2)+POWER([.K214]-[.B214];2))" office:value-type="float" office:value="219.269736580313" calcext:value-type="float">
            <text:p>219.2697365803</text:p>
          </table:table-cell>
          <table:table-cell table:formula="of:=SQRT(POWER([.J214]-[.C214]; 2)+POWER([.K214]-[.D214];2))" office:value-type="float" office:value="267.798604701369" calcext:value-type="float">
            <text:p>267.7986047014</text:p>
          </table:table-cell>
        </table:table-row>
        <table:table-row table:style-name="ro1">
          <table:table-cell office:value-type="float" office:value="183.715" calcext:value-type="float">
            <text:p>183.715</text:p>
          </table:table-cell>
          <table:table-cell office:value-type="float" office:value="203.853" calcext:value-type="float">
            <text:p>203.853</text:p>
          </table:table-cell>
          <table:table-cell office:value-type="float" office:value="157.549" calcext:value-type="float">
            <text:p>157.549</text:p>
          </table:table-cell>
          <table:table-cell office:value-type="float" office:value="122.364" calcext:value-type="float">
            <text:p>122.364</text:p>
          </table:table-cell>
          <table:table-cell office:value-type="float" office:value="13.9412" calcext:value-type="float">
            <text:p>13.9412</text:p>
          </table:table-cell>
          <table:table-cell office:value-type="float" office:value="1.12056" calcext:value-type="float">
            <text:p>1.12056</text:p>
          </table:table-cell>
          <table:table-cell office:value-type="float" office:value="183.065" calcext:value-type="float">
            <text:p>183.065</text:p>
          </table:table-cell>
          <table:table-cell office:value-type="float" office:value="0.720122" calcext:value-type="float">
            <text:p>0.7201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5]-[.A215]; 2)+POWER([.K215]-[.B215];2))" office:value-type="float" office:value="203.885445370679" calcext:value-type="float">
            <text:p>203.8854453707</text:p>
          </table:table-cell>
          <table:table-cell table:formula="of:=SQRT(POWER([.J215]-[.C215]; 2)+POWER([.K215]-[.D215];2))" office:value-type="float" office:value="256.110967935776" calcext:value-type="float">
            <text:p>256.1109679358</text:p>
          </table:table-cell>
        </table:table-row>
        <table:table-row table:style-name="ro1">
          <table:table-cell office:value-type="float" office:value="160.897" calcext:value-type="float">
            <text:p>160.897</text:p>
          </table:table-cell>
          <table:table-cell office:value-type="float" office:value="203.595" calcext:value-type="float">
            <text:p>203.595</text:p>
          </table:table-cell>
          <table:table-cell office:value-type="float" office:value="134.679" calcext:value-type="float">
            <text:p>134.679</text:p>
          </table:table-cell>
          <table:table-cell office:value-type="float" office:value="120.84" calcext:value-type="float">
            <text:p>120.84</text:p>
          </table:table-cell>
          <table:table-cell office:value-type="float" office:value="23.9405" calcext:value-type="float">
            <text:p>23.9405</text:p>
          </table:table-cell>
          <table:table-cell office:value-type="float" office:value="8.0834" calcext:value-type="float">
            <text:p>8.0834</text:p>
          </table:table-cell>
          <table:table-cell office:value-type="float" office:value="218.753" calcext:value-type="float">
            <text:p>218.753</text:p>
          </table:table-cell>
          <table:table-cell office:value-type="float" office:value="0.692371" calcext:value-type="float">
            <text:p>0.6923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6]-[.A216]; 2)+POWER([.K216]-[.B216];2))" office:value-type="float" office:value="226.384391321487" calcext:value-type="float">
            <text:p>226.3843913215</text:p>
          </table:table-cell>
          <table:table-cell table:formula="of:=SQRT(POWER([.J216]-[.C216]; 2)+POWER([.K216]-[.D216];2))" office:value-type="float" office:value="277.201563200859" calcext:value-type="float">
            <text:p>277.2015632009</text:p>
          </table:table-cell>
        </table:table-row>
        <table:table-row table:style-name="ro1">
          <table:table-cell office:value-type="float" office:value="192.577" calcext:value-type="float">
            <text:p>192.577</text:p>
          </table:table-cell>
          <table:table-cell office:value-type="float" office:value="195.184" calcext:value-type="float">
            <text:p>195.184</text:p>
          </table:table-cell>
          <table:table-cell office:value-type="float" office:value="166.508" calcext:value-type="float">
            <text:p>166.508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17.4313" calcext:value-type="float">
            <text:p>17.4313</text:p>
          </table:table-cell>
          <table:table-cell office:value-type="float" office:value="-10.939" calcext:value-type="float">
            <text:p>-10.939</text:p>
          </table:table-cell>
          <table:table-cell office:value-type="float" office:value="169.546" calcext:value-type="float">
            <text:p>169.546</text:p>
          </table:table-cell>
          <table:table-cell office:value-type="float" office:value="0.676925" calcext:value-type="float">
            <text:p>0.6769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7]-[.A217]; 2)+POWER([.K217]-[.B217];2))" office:value-type="float" office:value="197.064717250451" calcext:value-type="float">
            <text:p>197.0647172505</text:p>
          </table:table-cell>
          <table:table-cell table:formula="of:=SQRT(POWER([.J217]-[.C217]; 2)+POWER([.K217]-[.D217];2))" office:value-type="float" office:value="252.341585445206" calcext:value-type="float">
            <text:p>252.3415854452</text:p>
          </table:table-cell>
        </table:table-row>
        <table:table-row table:style-name="ro1">
          <table:table-cell office:value-type="float" office:value="183.466" calcext:value-type="float">
            <text:p>183.466</text:p>
          </table:table-cell>
          <table:table-cell office:value-type="float" office:value="207.791" calcext:value-type="float">
            <text:p>207.791</text:p>
          </table:table-cell>
          <table:table-cell office:value-type="float" office:value="157.272" calcext:value-type="float">
            <text:p>157.272</text:p>
          </table:table-cell>
          <table:table-cell office:value-type="float" office:value="126.461" calcext:value-type="float">
            <text:p>126.461</text:p>
          </table:table-cell>
          <table:table-cell office:value-type="float" office:value="9.4881" calcext:value-type="float">
            <text:p>9.4881</text:p>
          </table:table-cell>
          <table:table-cell office:value-type="float" office:value="4.69521" calcext:value-type="float">
            <text:p>4.69521</text:p>
          </table:table-cell>
          <table:table-cell office:value-type="float" office:value="183.143" calcext:value-type="float">
            <text:p>183.143</text:p>
          </table:table-cell>
          <table:table-cell office:value-type="float" office:value="0.676136" calcext:value-type="float">
            <text:p>0.6761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8]-[.A218]; 2)+POWER([.K218]-[.B218];2))" office:value-type="float" office:value="203.430923993871" calcext:value-type="float">
            <text:p>203.4309239939</text:p>
          </table:table-cell>
          <table:table-cell table:formula="of:=SQRT(POWER([.J218]-[.C218]; 2)+POWER([.K218]-[.D218];2))" office:value-type="float" office:value="254.469735931407" calcext:value-type="float">
            <text:p>254.4697359314</text:p>
          </table:table-cell>
        </table:table-row>
        <table:table-row table:style-name="ro1">
          <table:table-cell office:value-type="float" office:value="181.233" calcext:value-type="float">
            <text:p>181.233</text:p>
          </table:table-cell>
          <table:table-cell office:value-type="float" office:value="202.286" calcext:value-type="float">
            <text:p>202.286</text:p>
          </table:table-cell>
          <table:table-cell office:value-type="float" office:value="155.094" calcext:value-type="float">
            <text:p>155.094</text:p>
          </table:table-cell>
          <table:table-cell office:value-type="float" office:value="120.007" calcext:value-type="float">
            <text:p>120.007</text:p>
          </table:table-cell>
          <table:table-cell office:value-type="float" office:value="23.5324" calcext:value-type="float">
            <text:p>23.5324</text:p>
          </table:table-cell>
          <table:table-cell office:value-type="float" office:value="4.25835" calcext:value-type="float">
            <text:p>4.25835</text:p>
          </table:table-cell>
          <table:table-cell office:value-type="float" office:value="187.477" calcext:value-type="float">
            <text:p>187.477</text:p>
          </table:table-cell>
          <table:table-cell office:value-type="float" office:value="0.67412" calcext:value-type="float">
            <text:p>0.674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9]-[.A219]; 2)+POWER([.K219]-[.B219];2))" office:value-type="float" office:value="206.619597533729" calcext:value-type="float">
            <text:p>206.6195975337</text:p>
          </table:table-cell>
          <table:table-cell table:formula="of:=SQRT(POWER([.J219]-[.C219]; 2)+POWER([.K219]-[.D219];2))" office:value-type="float" office:value="259.38436515141" calcext:value-type="float">
            <text:p>259.3843651514</text:p>
          </table:table-cell>
        </table:table-row>
        <table:table-row table:style-name="ro1">
          <table:table-cell office:value-type="float" office:value="172.148" calcext:value-type="float">
            <text:p>172.148</text:p>
          </table:table-cell>
          <table:table-cell office:value-type="float" office:value="208.546" calcext:value-type="float">
            <text:p>208.546</text:p>
          </table:table-cell>
          <table:table-cell office:value-type="float" office:value="145.859" calcext:value-type="float">
            <text:p>145.859</text:p>
          </table:table-cell>
          <table:table-cell office:value-type="float" office:value="127.46" calcext:value-type="float">
            <text:p>127.46</text:p>
          </table:table-cell>
          <table:table-cell office:value-type="float" office:value="3.81495" calcext:value-type="float">
            <text:p>3.81495</text:p>
          </table:table-cell>
          <table:table-cell office:value-type="float" office:value="3.6233" calcext:value-type="float">
            <text:p>3.6233</text:p>
          </table:table-cell>
          <table:table-cell office:value-type="float" office:value="200.471" calcext:value-type="float">
            <text:p>200.471</text:p>
          </table:table-cell>
          <table:table-cell office:value-type="float" office:value="0.65699" calcext:value-type="float">
            <text:p>0.656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0]-[.A220]; 2)+POWER([.K220]-[.B220];2))" office:value-type="float" office:value="214.477131694733" calcext:value-type="float">
            <text:p>214.4771316947</text:p>
          </table:table-cell>
          <table:table-cell table:formula="of:=SQRT(POWER([.J220]-[.C220]; 2)+POWER([.K220]-[.D220];2))" office:value-type="float" office:value="264.254701908973" calcext:value-type="float">
            <text:p>264.254701909</text:p>
          </table:table-cell>
        </table:table-row>
        <table:table-row table:style-name="ro1">
          <table:table-cell office:value-type="float" office:value="186.377" calcext:value-type="float">
            <text:p>186.377</text:p>
          </table:table-cell>
          <table:table-cell office:value-type="float" office:value="193.276" calcext:value-type="float">
            <text:p>193.276</text:p>
          </table:table-cell>
          <table:table-cell office:value-type="float" office:value="160.357" calcext:value-type="float">
            <text:p>160.357</text:p>
          </table:table-cell>
          <table:table-cell office:value-type="float" office:value="109.987" calcext:value-type="float">
            <text:p>109.987</text:p>
          </table:table-cell>
          <table:table-cell office:value-type="float" office:value="42.0498" calcext:value-type="float">
            <text:p>42.0498</text:p>
          </table:table-cell>
          <table:table-cell office:value-type="float" office:value="0.574538" calcext:value-type="float">
            <text:p>0.574538</text:p>
          </table:table-cell>
          <table:table-cell office:value-type="float" office:value="180.743" calcext:value-type="float">
            <text:p>180.743</text:p>
          </table:table-cell>
          <table:table-cell office:value-type="float" office:value="0.617518" calcext:value-type="float">
            <text:p>0.6175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1]-[.A221]; 2)+POWER([.K221]-[.B221];2))" office:value-type="float" office:value="203.540851685847" calcext:value-type="float">
            <text:p>203.5408516858</text:p>
          </table:table-cell>
          <table:table-cell table:formula="of:=SQRT(POWER([.J221]-[.C221]; 2)+POWER([.K221]-[.D221];2))" office:value-type="float" office:value="259.699102073919" calcext:value-type="float">
            <text:p>259.6991020739</text:p>
          </table:table-cell>
        </table:table-row>
        <table:table-row table:style-name="ro1">
          <table:table-cell office:value-type="float" office:value="191.153" calcext:value-type="float">
            <text:p>191.153</text:p>
          </table:table-cell>
          <table:table-cell office:value-type="float" office:value="209.563" calcext:value-type="float">
            <text:p>209.563</text:p>
          </table:table-cell>
          <table:table-cell office:value-type="float" office:value="165.019" calcext:value-type="float">
            <text:p>165.019</text:p>
          </table:table-cell>
          <table:table-cell office:value-type="float" office:value="128.056" calcext:value-type="float">
            <text:p>128.056</text:p>
          </table:table-cell>
          <table:table-cell office:value-type="float" office:value="11.9841" calcext:value-type="float">
            <text:p>11.9841</text:p>
          </table:table-cell>
          <table:table-cell office:value-type="float" office:value="8.16687" calcext:value-type="float">
            <text:p>8.16687</text:p>
          </table:table-cell>
          <table:table-cell office:value-type="float" office:value="171.288" calcext:value-type="float">
            <text:p>171.288</text:p>
          </table:table-cell>
          <table:table-cell office:value-type="float" office:value="0.613495" calcext:value-type="float">
            <text:p>0.6134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2]-[.A222]; 2)+POWER([.K222]-[.B222];2))" office:value-type="float" office:value="195.555936698429" calcext:value-type="float">
            <text:p>195.5559366984</text:p>
          </table:table-cell>
          <table:table-cell table:formula="of:=SQRT(POWER([.J222]-[.C222]; 2)+POWER([.K222]-[.D222];2))" office:value-type="float" office:value="246.85200727764" calcext:value-type="float">
            <text:p>246.8520072776</text:p>
          </table:table-cell>
        </table:table-row>
        <table:table-row table:style-name="ro1">
          <table:table-cell office:value-type="float" office:value="191.912" calcext:value-type="float">
            <text:p>191.912</text:p>
          </table:table-cell>
          <table:table-cell office:value-type="float" office:value="209.579" calcext:value-type="float">
            <text:p>209.579</text:p>
          </table:table-cell>
          <table:table-cell office:value-type="float" office:value="165.789" calcext:value-type="float">
            <text:p>165.789</text:p>
          </table:table-cell>
          <table:table-cell office:value-type="float" office:value="127.928" calcext:value-type="float">
            <text:p>127.928</text:p>
          </table:table-cell>
          <table:table-cell office:value-type="float" office:value="13.7879" calcext:value-type="float">
            <text:p>13.7879</text:p>
          </table:table-cell>
          <table:table-cell office:value-type="float" office:value="9.12205" calcext:value-type="float">
            <text:p>9.12205</text:p>
          </table:table-cell>
          <table:table-cell office:value-type="float" office:value="170.223" calcext:value-type="float">
            <text:p>170.223</text:p>
          </table:table-cell>
          <table:table-cell office:value-type="float" office:value="0.611573" calcext:value-type="float">
            <text:p>0.6115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3]-[.A223]; 2)+POWER([.K223]-[.B223];2))" office:value-type="float" office:value="194.804827930419" calcext:value-type="float">
            <text:p>194.8048279304</text:p>
          </table:table-cell>
          <table:table-cell table:formula="of:=SQRT(POWER([.J223]-[.C223]; 2)+POWER([.K223]-[.D223];2))" office:value-type="float" office:value="246.22847460235" calcext:value-type="float">
            <text:p>246.2284746024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203.837" calcext:value-type="float">
            <text:p>203.837</text:p>
          </table:table-cell>
          <table:table-cell office:value-type="float" office:value="132.58" calcext:value-type="float">
            <text:p>132.58</text:p>
          </table:table-cell>
          <table:table-cell office:value-type="float" office:value="120.977" calcext:value-type="float">
            <text:p>120.977</text:p>
          </table:table-cell>
          <table:table-cell office:value-type="float" office:value="24.5382" calcext:value-type="float">
            <text:p>24.5382</text:p>
          </table:table-cell>
          <table:table-cell office:value-type="float" office:value="8.94431" calcext:value-type="float">
            <text:p>8.94431</text:p>
          </table:table-cell>
          <table:table-cell office:value-type="float" office:value="221.974" calcext:value-type="float">
            <text:p>221.974</text:p>
          </table:table-cell>
          <table:table-cell office:value-type="float" office:value="0.610662" calcext:value-type="float">
            <text:p>0.6106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4]-[.A224]; 2)+POWER([.K224]-[.B224];2))" office:value-type="float" office:value="228.410714654545" calcext:value-type="float">
            <text:p>228.4107146545</text:p>
          </table:table-cell>
          <table:table-cell table:formula="of:=SQRT(POWER([.J224]-[.C224]; 2)+POWER([.K224]-[.D224];2))" office:value-type="float" office:value="279.031508846223" calcext:value-type="float">
            <text:p>279.0315088462</text:p>
          </table:table-cell>
        </table:table-row>
        <table:table-row table:style-name="ro1">
          <table:table-cell office:value-type="float" office:value="198.268" calcext:value-type="float">
            <text:p>198.268</text:p>
          </table:table-cell>
          <table:table-cell office:value-type="float" office:value="198.099" calcext:value-type="float">
            <text:p>198.099</text:p>
          </table:table-cell>
          <table:table-cell office:value-type="float" office:value="172.261" calcext:value-type="float">
            <text:p>172.261</text:p>
          </table:table-cell>
          <table:table-cell office:value-type="float" office:value="116.092" calcext:value-type="float">
            <text:p>116.092</text:p>
          </table:table-cell>
          <table:table-cell office:value-type="float" office:value="26.6306" calcext:value-type="float">
            <text:p>26.6306</text:p>
          </table:table-cell>
          <table:table-cell office:value-type="float" office:value="-1.76725" calcext:value-type="float">
            <text:p>-1.76725</text:p>
          </table:table-cell>
          <table:table-cell office:value-type="float" office:value="161.29" calcext:value-type="float">
            <text:p>161.29</text:p>
          </table:table-cell>
          <table:table-cell office:value-type="float" office:value="0.592345" calcext:value-type="float">
            <text:p>0.5923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5]-[.A225]; 2)+POWER([.K225]-[.B225];2))" office:value-type="float" office:value="190.849871954372" calcext:value-type="float">
            <text:p>190.8498719544</text:p>
          </table:table-cell>
          <table:table-cell table:formula="of:=SQRT(POWER([.J225]-[.C225]; 2)+POWER([.K225]-[.D225];2))" office:value-type="float" office:value="246.345750085119" calcext:value-type="float">
            <text:p>246.3457500851</text:p>
          </table:table-cell>
        </table:table-row>
        <table:table-row table:style-name="ro1">
          <table:table-cell office:value-type="float" office:value="174.597" calcext:value-type="float">
            <text:p>174.597</text:p>
          </table:table-cell>
          <table:table-cell office:value-type="float" office:value="202.878" calcext:value-type="float">
            <text:p>202.878</text:p>
          </table:table-cell>
          <table:table-cell office:value-type="float" office:value="148.384" calcext:value-type="float">
            <text:p>148.384</text:p>
          </table:table-cell>
          <table:table-cell office:value-type="float" office:value="121.222" calcext:value-type="float">
            <text:p>121.222</text:p>
          </table:table-cell>
          <table:table-cell office:value-type="float" office:value="14.641" calcext:value-type="float">
            <text:p>14.641</text:p>
          </table:table-cell>
          <table:table-cell office:value-type="float" office:value="0.751745" calcext:value-type="float">
            <text:p>0.751745</text:p>
          </table:table-cell>
          <table:table-cell office:value-type="float" office:value="197.285" calcext:value-type="float">
            <text:p>197.285</text:p>
          </table:table-cell>
          <table:table-cell office:value-type="float" office:value="0.592338" calcext:value-type="float">
            <text:p>0.5923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6]-[.A226]; 2)+POWER([.K226]-[.B226];2))" office:value-type="float" office:value="213.026165747309" calcext:value-type="float">
            <text:p>213.0261657473</text:p>
          </table:table-cell>
          <table:table-cell table:formula="of:=SQRT(POWER([.J226]-[.C226]; 2)+POWER([.K226]-[.D226];2))" office:value-type="float" office:value="264.768247227646" calcext:value-type="float">
            <text:p>264.7682472276</text:p>
          </table:table-cell>
        </table:table-row>
        <table:table-row table:style-name="ro1">
          <table:table-cell office:value-type="float" office:value="197.358" calcext:value-type="float">
            <text:p>197.358</text:p>
          </table:table-cell>
          <table:table-cell office:value-type="float" office:value="194.632" calcext:value-type="float">
            <text:p>194.632</text:p>
          </table:table-cell>
          <table:table-cell office:value-type="float" office:value="171.376" calcext:value-type="float">
            <text:p>171.376</text:p>
          </table:table-cell>
          <table:table-cell office:value-type="float" office:value="112.095" calcext:value-type="float">
            <text:p>112.095</text:p>
          </table:table-cell>
          <table:table-cell office:value-type="float" office:value="34.7896" calcext:value-type="float">
            <text:p>34.7896</text:p>
          </table:table-cell>
          <table:table-cell office:value-type="float" office:value="-2.38229" calcext:value-type="float">
            <text:p>-2.38229</text:p>
          </table:table-cell>
          <table:table-cell office:value-type="float" office:value="163.312" calcext:value-type="float">
            <text:p>163.312</text:p>
          </table:table-cell>
          <table:table-cell office:value-type="float" office:value="0.570219" calcext:value-type="float">
            <text:p>0.5702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7]-[.A227]; 2)+POWER([.K227]-[.B227];2))" office:value-type="float" office:value="192.558987294803" calcext:value-type="float">
            <text:p>192.5589872948</text:p>
          </table:table-cell>
          <table:table-cell table:formula="of:=SQRT(POWER([.J227]-[.C227]; 2)+POWER([.K227]-[.D227];2))" office:value-type="float" office:value="249.167161562273" calcext:value-type="float">
            <text:p>249.1671615623</text:p>
          </table:table-cell>
        </table:table-row>
        <table:table-row table:style-name="ro1">
          <table:table-cell office:value-type="float" office:value="167.965" calcext:value-type="float">
            <text:p>167.965</text:p>
          </table:table-cell>
          <table:table-cell office:value-type="float" office:value="209.178" calcext:value-type="float">
            <text:p>209.178</text:p>
          </table:table-cell>
          <table:table-cell office:value-type="float" office:value="141.703" calcext:value-type="float">
            <text:p>141.703</text:p>
          </table:table-cell>
          <table:table-cell office:value-type="float" office:value="127.095" calcext:value-type="float">
            <text:p>127.095</text:p>
          </table:table-cell>
          <table:table-cell office:value-type="float" office:value="13.9991" calcext:value-type="float">
            <text:p>13.9991</text:p>
          </table:table-cell>
          <table:table-cell office:value-type="float" office:value="10.4966" calcext:value-type="float">
            <text:p>10.4966</text:p>
          </table:table-cell>
          <table:table-cell office:value-type="float" office:value="207.379" calcext:value-type="float">
            <text:p>207.379</text:p>
          </table:table-cell>
          <table:table-cell office:value-type="float" office:value="0.562018" calcext:value-type="float">
            <text:p>0.5620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8]-[.A228]; 2)+POWER([.K228]-[.B228];2))" office:value-type="float" office:value="218.514084006043" calcext:value-type="float">
            <text:p>218.514084006</text:p>
          </table:table-cell>
          <table:table-cell table:formula="of:=SQRT(POWER([.J228]-[.C228]; 2)+POWER([.K228]-[.D228];2))" office:value-type="float" office:value="268.162255423838" calcext:value-type="float">
            <text:p>268.1622554238</text:p>
          </table:table-cell>
        </table:table-row>
        <table:table-row table:style-name="ro1">
          <table:table-cell office:value-type="float" office:value="197.849" calcext:value-type="float">
            <text:p>197.849</text:p>
          </table:table-cell>
          <table:table-cell office:value-type="float" office:value="198.639" calcext:value-type="float">
            <text:p>198.639</text:p>
          </table:table-cell>
          <table:table-cell office:value-type="float" office:value="171.856" calcext:value-type="float">
            <text:p>171.856</text:p>
          </table:table-cell>
          <table:table-cell office:value-type="float" office:value="115.991" calcext:value-type="float">
            <text:p>115.991</text:p>
          </table:table-cell>
          <table:table-cell office:value-type="float" office:value="33.4999" calcext:value-type="float">
            <text:p>33.4999</text:p>
          </table:table-cell>
          <table:table-cell office:value-type="float" office:value="2.94245" calcext:value-type="float">
            <text:p>2.94245</text:p>
          </table:table-cell>
          <table:table-cell office:value-type="float" office:value="162.44" calcext:value-type="float">
            <text:p>162.44</text:p>
          </table:table-cell>
          <table:table-cell office:value-type="float" office:value="0.559114" calcext:value-type="float">
            <text:p>0.5591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9]-[.A229]; 2)+POWER([.K229]-[.B229];2))" office:value-type="float" office:value="191.134432068113" calcext:value-type="float">
            <text:p>191.1344320681</text:p>
          </table:table-cell>
          <table:table-cell table:formula="of:=SQRT(POWER([.J229]-[.C229]; 2)+POWER([.K229]-[.D229];2))" office:value-type="float" office:value="246.745506173871" calcext:value-type="float">
            <text:p>246.7455061739</text:p>
          </table:table-cell>
        </table:table-row>
        <table:table-row table:style-name="ro1">
          <table:table-cell office:value-type="float" office:value="163.248" calcext:value-type="float">
            <text:p>163.248</text:p>
          </table:table-cell>
          <table:table-cell office:value-type="float" office:value="202.608" calcext:value-type="float">
            <text:p>202.608</text:p>
          </table:table-cell>
          <table:table-cell office:value-type="float" office:value="137.059" calcext:value-type="float">
            <text:p>137.059</text:p>
          </table:table-cell>
          <table:table-cell office:value-type="float" office:value="119.62" calcext:value-type="float">
            <text:p>119.62</text:p>
          </table:table-cell>
          <table:table-cell office:value-type="float" office:value="27.7146" calcext:value-type="float">
            <text:p>27.7146</text:p>
          </table:table-cell>
          <table:table-cell office:value-type="float" office:value="8.49969" calcext:value-type="float">
            <text:p>8.49969</text:p>
          </table:table-cell>
          <table:table-cell office:value-type="float" office:value="215.313" calcext:value-type="float">
            <text:p>215.313</text:p>
          </table:table-cell>
          <table:table-cell office:value-type="float" office:value="0.55348" calcext:value-type="float">
            <text:p>0.553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0]-[.A230]; 2)+POWER([.K230]-[.B230];2))" office:value-type="float" office:value="224.239102673909" calcext:value-type="float">
            <text:p>224.2391026739</text:p>
          </table:table-cell>
          <table:table-cell table:formula="of:=SQRT(POWER([.J230]-[.C230]; 2)+POWER([.K230]-[.D230];2))" office:value-type="float" office:value="275.602470745456" calcext:value-type="float">
            <text:p>275.6024707455</text:p>
          </table:table-cell>
        </table:table-row>
        <table:table-row table:style-name="ro1">
          <table:table-cell office:value-type="float" office:value="192.866" calcext:value-type="float">
            <text:p>192.866</text:p>
          </table:table-cell>
          <table:table-cell office:value-type="float" office:value="196.035" calcext:value-type="float">
            <text:p>196.035</text:p>
          </table:table-cell>
          <table:table-cell office:value-type="float" office:value="166.884" calcext:value-type="float">
            <text:p>166.884</text:p>
          </table:table-cell>
          <table:table-cell office:value-type="float" office:value="112.365" calcext:value-type="float">
            <text:p>112.365</text:p>
          </table:table-cell>
          <table:table-cell office:value-type="float" office:value="45.7618" calcext:value-type="float">
            <text:p>45.7618</text:p>
          </table:table-cell>
          <table:table-cell office:value-type="float" office:value="6.3002" calcext:value-type="float">
            <text:p>6.3002</text:p>
          </table:table-cell>
          <table:table-cell office:value-type="float" office:value="170.996" calcext:value-type="float">
            <text:p>170.996</text:p>
          </table:table-cell>
          <table:table-cell office:value-type="float" office:value="0.550679" calcext:value-type="float">
            <text:p>0.5506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1]-[.A231]; 2)+POWER([.K231]-[.B231];2))" office:value-type="float" office:value="196.583283065982" calcext:value-type="float">
            <text:p>196.583283066</text:p>
          </table:table-cell>
          <table:table-cell table:formula="of:=SQRT(POWER([.J231]-[.C231]; 2)+POWER([.K231]-[.D231];2))" office:value-type="float" office:value="252.872676817801" calcext:value-type="float">
            <text:p>252.8726768178</text:p>
          </table:table-cell>
        </table:table-row>
        <table:table-row table:style-name="ro1">
          <table:table-cell office:value-type="float" office:value="199.15" calcext:value-type="float">
            <text:p>199.15</text:p>
          </table:table-cell>
          <table:table-cell office:value-type="float" office:value="246.118" calcext:value-type="float">
            <text:p>246.118</text:p>
          </table:table-cell>
          <table:table-cell office:value-type="float" office:value="172.997" calcext:value-type="float">
            <text:p>172.997</text:p>
          </table:table-cell>
          <table:table-cell office:value-type="float" office:value="162.336" calcext:value-type="float">
            <text:p>162.336</text:p>
          </table:table-cell>
          <table:table-cell office:value-type="float" office:value="16.1181" calcext:value-type="float">
            <text:p>16.1181</text:p>
          </table:table-cell>
          <table:table-cell office:value-type="float" office:value="64.684" calcext:value-type="float">
            <text:p>64.684</text:p>
          </table:table-cell>
          <table:table-cell office:value-type="float" office:value="158.958" calcext:value-type="float">
            <text:p>158.958</text:p>
          </table:table-cell>
          <table:table-cell office:value-type="float" office:value="0.974687" calcext:value-type="float">
            <text:p>0.9746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2]-[.A232]; 2)+POWER([.K232]-[.B232];2))" office:value-type="float" office:value="184.895863728749" calcext:value-type="float">
            <text:p>184.8958637287</text:p>
          </table:table-cell>
          <table:table-cell table:formula="of:=SQRT(POWER([.J232]-[.C232]; 2)+POWER([.K232]-[.D232];2))" office:value-type="float" office:value="225.54072560183" calcext:value-type="float">
            <text:p>225.5407256018</text:p>
          </table:table-cell>
        </table:table-row>
        <table:table-row table:style-name="ro1">
          <table:table-cell office:value-type="float" office:value="221.287" calcext:value-type="float">
            <text:p>221.287</text:p>
          </table:table-cell>
          <table:table-cell office:value-type="float" office:value="216.616" calcext:value-type="float">
            <text:p>216.616</text:p>
          </table:table-cell>
          <table:table-cell office:value-type="float" office:value="195.436" calcext:value-type="float">
            <text:p>195.436</text:p>
          </table:table-cell>
          <table:table-cell office:value-type="float" office:value="135.174" calcext:value-type="float">
            <text:p>135.174</text:p>
          </table:table-cell>
          <table:table-cell office:value-type="float" office:value="13.1753" calcext:value-type="float">
            <text:p>13.1753</text:p>
          </table:table-cell>
          <table:table-cell office:value-type="float" office:value="17.2365" calcext:value-type="float">
            <text:p>17.2365</text:p>
          </table:table-cell>
          <table:table-cell office:value-type="float" office:value="124.143" calcext:value-type="float">
            <text:p>124.143</text:p>
          </table:table-cell>
          <table:table-cell office:value-type="float" office:value="0.973323" calcext:value-type="float">
            <text:p>0.9733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3]-[.A233]; 2)+POWER([.K233]-[.B233];2))" office:value-type="float" office:value="164.681109496505" calcext:value-type="float">
            <text:p>164.6811094965</text:p>
          </table:table-cell>
          <table:table-cell table:formula="of:=SQRT(POWER([.J233]-[.C233]; 2)+POWER([.K233]-[.D233];2))" office:value-type="float" office:value="216.72142573359" calcext:value-type="float">
            <text:p>216.7214257336</text:p>
          </table:table-cell>
        </table:table-row>
        <table:table-row table:style-name="ro1">
          <table:table-cell office:value-type="float" office:value="222.61" calcext:value-type="float">
            <text:p>222.61</text:p>
          </table:table-cell>
          <table:table-cell office:value-type="float" office:value="217.072" calcext:value-type="float">
            <text:p>217.072</text:p>
          </table:table-cell>
          <table:table-cell office:value-type="float" office:value="196.778" calcext:value-type="float">
            <text:p>196.778</text:p>
          </table:table-cell>
          <table:table-cell office:value-type="float" office:value="134.948" calcext:value-type="float">
            <text:p>134.948</text:p>
          </table:table-cell>
          <table:table-cell office:value-type="float" office:value="20.9185" calcext:value-type="float">
            <text:p>20.9185</text:p>
          </table:table-cell>
          <table:table-cell office:value-type="float" office:value="22.0328" calcext:value-type="float">
            <text:p>22.0328</text:p>
          </table:table-cell>
          <table:table-cell office:value-type="float" office:value="122.836" calcext:value-type="float">
            <text:p>122.836</text:p>
          </table:table-cell>
          <table:table-cell office:value-type="float" office:value="0.972984" calcext:value-type="float">
            <text:p>0.9729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4]-[.A234]; 2)+POWER([.K234]-[.B234];2))" office:value-type="float" office:value="163.303818951058" calcext:value-type="float">
            <text:p>163.3038189511</text:p>
          </table:table-cell>
          <table:table-cell table:formula="of:=SQRT(POWER([.J234]-[.C234]; 2)+POWER([.K234]-[.D234];2))" office:value-type="float" office:value="215.66689126521" calcext:value-type="float">
            <text:p>215.6668912652</text:p>
          </table:table-cell>
        </table:table-row>
        <table:table-row table:style-name="ro1">
          <table:table-cell office:value-type="float" office:value="217.324" calcext:value-type="float">
            <text:p>217.324</text:p>
          </table:table-cell>
          <table:table-cell office:value-type="float" office:value="215.221" calcext:value-type="float">
            <text:p>215.221</text:p>
          </table:table-cell>
          <table:table-cell office:value-type="float" office:value="191.438" calcext:value-type="float">
            <text:p>191.438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20.7359" calcext:value-type="float">
            <text:p>20.7359</text:p>
          </table:table-cell>
          <table:table-cell office:value-type="float" office:value="19.528" calcext:value-type="float">
            <text:p>19.528</text:p>
          </table:table-cell>
          <table:table-cell office:value-type="float" office:value="131.079" calcext:value-type="float">
            <text:p>131.079</text:p>
          </table:table-cell>
          <table:table-cell office:value-type="float" office:value="0.972688" calcext:value-type="float">
            <text:p>0.9726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5]-[.A235]; 2)+POWER([.K235]-[.B235];2))" office:value-type="float" office:value="168.813517874014" calcext:value-type="float">
            <text:p>168.813517874</text:p>
          </table:table-cell>
          <table:table-cell table:formula="of:=SQRT(POWER([.J235]-[.C235]; 2)+POWER([.K235]-[.D235];2))" office:value-type="float" office:value="221.214487093409" calcext:value-type="float">
            <text:p>221.2144870934</text:p>
          </table:table-cell>
        </table:table-row>
        <table:table-row table:style-name="ro1">
          <table:table-cell office:value-type="float" office:value="193.339" calcext:value-type="float">
            <text:p>193.339</text:p>
          </table:table-cell>
          <table:table-cell office:value-type="float" office:value="240.735" calcext:value-type="float">
            <text:p>240.735</text:p>
          </table:table-cell>
          <table:table-cell office:value-type="float" office:value="167.147" calcext:value-type="float">
            <text:p>167.147</text:p>
          </table:table-cell>
          <table:table-cell office:value-type="float" office:value="157.374" calcext:value-type="float">
            <text:p>157.374</text:p>
          </table:table-cell>
          <table:table-cell office:value-type="float" office:value="13.5315" calcext:value-type="float">
            <text:p>13.5315</text:p>
          </table:table-cell>
          <table:table-cell office:value-type="float" office:value="55.7602" calcext:value-type="float">
            <text:p>55.7602</text:p>
          </table:table-cell>
          <table:table-cell office:value-type="float" office:value="167.749" calcext:value-type="float">
            <text:p>167.749</text:p>
          </table:table-cell>
          <table:table-cell office:value-type="float" office:value="0.958155" calcext:value-type="float">
            <text:p>0.9581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6]-[.A236]; 2)+POWER([.K236]-[.B236];2))" office:value-type="float" office:value="190.66519647277" calcext:value-type="float">
            <text:p>190.6651964728</text:p>
          </table:table-cell>
          <table:table-cell table:formula="of:=SQRT(POWER([.J236]-[.C236]; 2)+POWER([.K236]-[.D236];2))" office:value-type="float" office:value="232.780547909399" calcext:value-type="float">
            <text:p>232.7805479094</text:p>
          </table:table-cell>
        </table:table-row>
        <table:table-row table:style-name="ro1">
          <table:table-cell office:value-type="float" office:value="199.326" calcext:value-type="float">
            <text:p>199.326</text:p>
          </table:table-cell>
          <table:table-cell office:value-type="float" office:value="211.208" calcext:value-type="float">
            <text:p>211.208</text:p>
          </table:table-cell>
          <table:table-cell office:value-type="float" office:value="173.277" calcext:value-type="float">
            <text:p>173.277</text:p>
          </table:table-cell>
          <table:table-cell office:value-type="float" office:value="129.052" calcext:value-type="float">
            <text:p>129.052</text:p>
          </table:table-cell>
          <table:table-cell office:value-type="float" office:value="20.0565" calcext:value-type="float">
            <text:p>20.0565</text:p>
          </table:table-cell>
          <table:table-cell office:value-type="float" office:value="14.4568" calcext:value-type="float">
            <text:p>14.4568</text:p>
          </table:table-cell>
          <table:table-cell office:value-type="float" office:value="159.105" calcext:value-type="float">
            <text:p>159.105</text:p>
          </table:table-cell>
          <table:table-cell office:value-type="float" office:value="0.951623" calcext:value-type="float">
            <text:p>0.9516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7]-[.A237]; 2)+POWER([.K237]-[.B237];2))" office:value-type="float" office:value="187.223485546018" calcext:value-type="float">
            <text:p>187.223485546</text:p>
          </table:table-cell>
          <table:table-cell table:formula="of:=SQRT(POWER([.J237]-[.C237]; 2)+POWER([.K237]-[.D237];2))" office:value-type="float" office:value="239.084573808098" calcext:value-type="float">
            <text:p>239.0845738081</text:p>
          </table:table-cell>
        </table:table-row>
        <table:table-row table:style-name="ro1">
          <table:table-cell office:value-type="float" office:value="193.947" calcext:value-type="float">
            <text:p>193.947</text:p>
          </table:table-cell>
          <table:table-cell office:value-type="float" office:value="245.833" calcext:value-type="float">
            <text:p>245.833</text:p>
          </table:table-cell>
          <table:table-cell office:value-type="float" office:value="167.752" calcext:value-type="float">
            <text:p>167.752</text:p>
          </table:table-cell>
          <table:table-cell office:value-type="float" office:value="162.017" calcext:value-type="float">
            <text:p>162.017</text:p>
          </table:table-cell>
          <table:table-cell office:value-type="float" office:value="15.4737" calcext:value-type="float">
            <text:p>15.4737</text:p>
          </table:table-cell>
          <table:table-cell office:value-type="float" office:value="64.2727" calcext:value-type="float">
            <text:p>64.2727</text:p>
          </table:table-cell>
          <table:table-cell office:value-type="float" office:value="166.911" calcext:value-type="float">
            <text:p>166.911</text:p>
          </table:table-cell>
          <table:table-cell office:value-type="float" office:value="0.945245" calcext:value-type="float">
            <text:p>0.9452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8]-[.A238]; 2)+POWER([.K238]-[.B238];2))" office:value-type="float" office:value="190.091648154252" calcext:value-type="float">
            <text:p>190.0916481543</text:p>
          </table:table-cell>
          <table:table-cell table:formula="of:=SQRT(POWER([.J238]-[.C238]; 2)+POWER([.K238]-[.D238];2))" office:value-type="float" office:value="230.565560726228" calcext:value-type="float">
            <text:p>230.5655607262</text:p>
          </table:table-cell>
        </table:table-row>
        <table:table-row table:style-name="ro1">
          <table:table-cell office:value-type="float" office:value="211.434" calcext:value-type="float">
            <text:p>211.434</text:p>
          </table:table-cell>
          <table:table-cell office:value-type="float" office:value="246.044" calcext:value-type="float">
            <text:p>246.044</text:p>
          </table:table-cell>
          <table:table-cell office:value-type="float" office:value="185.383" calcext:value-type="float">
            <text:p>185.383</text:p>
          </table:table-cell>
          <table:table-cell office:value-type="float" office:value="163.241" calcext:value-type="float">
            <text:p>163.241</text:p>
          </table:table-cell>
          <table:table-cell office:value-type="float" office:value="8.22263" calcext:value-type="float">
            <text:p>8.22263</text:p>
          </table:table-cell>
          <table:table-cell office:value-type="float" office:value="59.7258" calcext:value-type="float">
            <text:p>59.7258</text:p>
          </table:table-cell>
          <table:table-cell office:value-type="float" office:value="139.318" calcext:value-type="float">
            <text:p>139.318</text:p>
          </table:table-cell>
          <table:table-cell office:value-type="float" office:value="0.930524" calcext:value-type="float">
            <text:p>0.9305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9]-[.A239]; 2)+POWER([.K239]-[.B239];2))" office:value-type="float" office:value="172.613378079452" calcext:value-type="float">
            <text:p>172.6133780795</text:p>
          </table:table-cell>
          <table:table-cell table:formula="of:=SQRT(POWER([.J239]-[.C239]; 2)+POWER([.K239]-[.D239];2))" office:value-type="float" office:value="213.662567545183" calcext:value-type="float">
            <text:p>213.6625675452</text:p>
          </table:table-cell>
        </table:table-row>
        <table:table-row table:style-name="ro1">
          <table:table-cell office:value-type="float" office:value="218.602" calcext:value-type="float">
            <text:p>218.602</text:p>
          </table:table-cell>
          <table:table-cell office:value-type="float" office:value="213.132" calcext:value-type="float">
            <text:p>213.132</text:p>
          </table:table-cell>
          <table:table-cell office:value-type="float" office:value="192.742" calcext:value-type="float">
            <text:p>192.742</text:p>
          </table:table-cell>
          <table:table-cell office:value-type="float" office:value="130.588" calcext:value-type="float">
            <text:p>130.588</text:p>
          </table:table-cell>
          <table:table-cell office:value-type="float" office:value="27.2723" calcext:value-type="float">
            <text:p>27.2723</text:p>
          </table:table-cell>
          <table:table-cell office:value-type="float" office:value="19.8262" calcext:value-type="float">
            <text:p>19.8262</text:p>
          </table:table-cell>
          <table:table-cell office:value-type="float" office:value="129.683" calcext:value-type="float">
            <text:p>129.683</text:p>
          </table:table-cell>
          <table:table-cell office:value-type="float" office:value="0.924371" calcext:value-type="float">
            <text:p>0.9243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0]-[.A240]; 2)+POWER([.K240]-[.B240];2))" office:value-type="float" office:value="167.898361600106" calcext:value-type="float">
            <text:p>167.8983616001</text:p>
          </table:table-cell>
          <table:table-cell table:formula="of:=SQRT(POWER([.J240]-[.C240]; 2)+POWER([.K240]-[.D240];2))" office:value-type="float" office:value="221.341944303379" calcext:value-type="float">
            <text:p>221.3419443034</text:p>
          </table:table-cell>
        </table:table-row>
        <table:table-row table:style-name="ro1">
          <table:table-cell office:value-type="float" office:value="225.858" calcext:value-type="float">
            <text:p>225.858</text:p>
          </table:table-cell>
          <table:table-cell office:value-type="float" office:value="214.918" calcext:value-type="float">
            <text:p>214.918</text:p>
          </table:table-cell>
          <table:table-cell office:value-type="float" office:value="200.07" calcext:value-type="float">
            <text:p>200.07</text:p>
          </table:table-cell>
          <table:table-cell office:value-type="float" office:value="133.156" calcext:value-type="float">
            <text:p>133.156</text:p>
          </table:table-cell>
          <table:table-cell office:value-type="float" office:value="18.854" calcext:value-type="float">
            <text:p>18.854</text:p>
          </table:table-cell>
          <table:table-cell office:value-type="float" office:value="17.3849" calcext:value-type="float">
            <text:p>17.3849</text:p>
          </table:table-cell>
          <table:table-cell office:value-type="float" office:value="117.498" calcext:value-type="float">
            <text:p>117.498</text:p>
          </table:table-cell>
          <table:table-cell office:value-type="float" office:value="0.900887" calcext:value-type="float">
            <text:p>0.9008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1]-[.A241]; 2)+POWER([.K241]-[.B241];2))" office:value-type="float" office:value="160.444155044676" calcext:value-type="float">
            <text:p>160.4441550447</text:p>
          </table:table-cell>
          <table:table-cell table:formula="of:=SQRT(POWER([.J241]-[.C241]; 2)+POWER([.K241]-[.D241];2))" office:value-type="float" office:value="213.722392921285" calcext:value-type="float">
            <text:p>213.7223929213</text:p>
          </table:table-cell>
        </table:table-row>
        <table:table-row table:style-name="ro1">
          <table:table-cell office:value-type="float" office:value="201.484" calcext:value-type="float">
            <text:p>201.484</text:p>
          </table:table-cell>
          <table:table-cell office:value-type="float" office:value="245.758" calcext:value-type="float">
            <text:p>245.758</text:p>
          </table:table-cell>
          <table:table-cell office:value-type="float" office:value="175.34" calcext:value-type="float">
            <text:p>175.34</text:p>
          </table:table-cell>
          <table:table-cell office:value-type="float" office:value="162.479" calcext:value-type="float">
            <text:p>162.479</text:p>
          </table:table-cell>
          <table:table-cell office:value-type="float" office:value="11.3519" calcext:value-type="float">
            <text:p>11.3519</text:p>
          </table:table-cell>
          <table:table-cell office:value-type="float" office:value="61.5583" calcext:value-type="float">
            <text:p>61.5583</text:p>
          </table:table-cell>
          <table:table-cell office:value-type="float" office:value="155" calcext:value-type="float">
            <text:p>155</text:p>
          </table:table-cell>
          <table:table-cell office:value-type="float" office:value="0.874934" calcext:value-type="float">
            <text:p>0.8749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2]-[.A242]; 2)+POWER([.K242]-[.B242];2))" office:value-type="float" office:value="182.554684464683" calcext:value-type="float">
            <text:p>182.5546844647</text:p>
          </table:table-cell>
          <table:table-cell table:formula="of:=SQRT(POWER([.J242]-[.C242]; 2)+POWER([.K242]-[.D242];2))" office:value-type="float" office:value="223.299317153009" calcext:value-type="float">
            <text:p>223.299317153</text:p>
          </table:table-cell>
        </table:table-row>
        <table:table-row table:style-name="ro1">
          <table:table-cell office:value-type="float" office:value="212.531" calcext:value-type="float">
            <text:p>212.531</text:p>
          </table:table-cell>
          <table:table-cell office:value-type="float" office:value="208.419" calcext:value-type="float">
            <text:p>208.419</text:p>
          </table:table-cell>
          <table:table-cell office:value-type="float" office:value="186.608" calcext:value-type="float">
            <text:p>186.608</text:p>
          </table:table-cell>
          <table:table-cell office:value-type="float" office:value="126.867" calcext:value-type="float">
            <text:p>126.867</text:p>
          </table:table-cell>
          <table:table-cell office:value-type="float" office:value="17.7215" calcext:value-type="float">
            <text:p>17.7215</text:p>
          </table:table-cell>
          <table:table-cell office:value-type="float" office:value="7.88996" calcext:value-type="float">
            <text:p>7.88996</text:p>
          </table:table-cell>
          <table:table-cell office:value-type="float" office:value="138.275" calcext:value-type="float">
            <text:p>138.275</text:p>
          </table:table-cell>
          <table:table-cell office:value-type="float" office:value="0.834008" calcext:value-type="float">
            <text:p>0.834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3]-[.A243]; 2)+POWER([.K243]-[.B243];2))" office:value-type="float" office:value="174.72636184045" calcext:value-type="float">
            <text:p>174.7263618405</text:p>
          </table:table-cell>
          <table:table-cell table:formula="of:=SQRT(POWER([.J243]-[.C243]; 2)+POWER([.K243]-[.D243];2))" office:value-type="float" office:value="228.515227836133" calcext:value-type="float">
            <text:p>228.5152278361</text:p>
          </table:table-cell>
        </table:table-row>
        <table:table-row table:style-name="ro1">
          <table:table-cell office:value-type="float" office:value="192.376" calcext:value-type="float">
            <text:p>192.376</text:p>
          </table:table-cell>
          <table:table-cell office:value-type="float" office:value="250.557" calcext:value-type="float">
            <text:p>250.557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166.523" calcext:value-type="float">
            <text:p>166.523</text:p>
          </table:table-cell>
          <table:table-cell office:value-type="float" office:value="14.5571" calcext:value-type="float">
            <text:p>14.5571</text:p>
          </table:table-cell>
          <table:table-cell office:value-type="float" office:value="70.8792" calcext:value-type="float">
            <text:p>70.8792</text:p>
          </table:table-cell>
          <table:table-cell office:value-type="float" office:value="169.224" calcext:value-type="float">
            <text:p>169.224</text:p>
          </table:table-cell>
          <table:table-cell office:value-type="float" office:value="0.827149" calcext:value-type="float">
            <text:p>0.8271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4]-[.A244]; 2)+POWER([.K244]-[.B244];2))" office:value-type="float" office:value="191.814961942493" calcext:value-type="float">
            <text:p>191.8149619425</text:p>
          </table:table-cell>
          <table:table-cell table:formula="of:=SQRT(POWER([.J244]-[.C244]; 2)+POWER([.K244]-[.D244];2))" office:value-type="float" office:value="230.549824450161" calcext:value-type="float">
            <text:p>230.5498244502</text:p>
          </table:table-cell>
        </table:table-row>
        <table:table-row table:style-name="ro1">
          <table:table-cell office:value-type="float" office:value="190.128" calcext:value-type="float">
            <text:p>190.128</text:p>
          </table:table-cell>
          <table:table-cell office:value-type="float" office:value="243.443" calcext:value-type="float">
            <text:p>243.443</text:p>
          </table:table-cell>
          <table:table-cell office:value-type="float" office:value="163.947" calcext:value-type="float">
            <text:p>163.947</text:p>
          </table:table-cell>
          <table:table-cell office:value-type="float" office:value="158.719" calcext:value-type="float">
            <text:p>158.719</text:p>
          </table:table-cell>
          <table:table-cell office:value-type="float" office:value="25.9733" calcext:value-type="float">
            <text:p>25.9733</text:p>
          </table:table-cell>
          <table:table-cell office:value-type="float" office:value="66.3829" calcext:value-type="float">
            <text:p>66.3829</text:p>
          </table:table-cell>
          <table:table-cell office:value-type="float" office:value="173.473" calcext:value-type="float">
            <text:p>173.473</text:p>
          </table:table-cell>
          <table:table-cell office:value-type="float" office:value="0.780843" calcext:value-type="float">
            <text:p>0.7808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5]-[.A245]; 2)+POWER([.K245]-[.B245];2))" office:value-type="float" office:value="193.877370089962" calcext:value-type="float">
            <text:p>193.87737009</text:p>
          </table:table-cell>
          <table:table-cell table:formula="of:=SQRT(POWER([.J245]-[.C245]; 2)+POWER([.K245]-[.D245];2))" office:value-type="float" office:value="235.285035159485" calcext:value-type="float">
            <text:p>235.2850351595</text:p>
          </table:table-cell>
        </table:table-row>
        <table:table-row table:style-name="ro1">
          <table:table-cell office:value-type="float" office:value="208.593" calcext:value-type="float">
            <text:p>208.593</text:p>
          </table:table-cell>
          <table:table-cell office:value-type="float" office:value="245.074" calcext:value-type="float">
            <text:p>245.074</text:p>
          </table:table-cell>
          <table:table-cell office:value-type="float" office:value="182.513" calcext:value-type="float">
            <text:p>182.513</text:p>
          </table:table-cell>
          <table:table-cell office:value-type="float" office:value="162.326" calcext:value-type="float">
            <text:p>162.326</text:p>
          </table:table-cell>
          <table:table-cell office:value-type="float" office:value="7.55648" calcext:value-type="float">
            <text:p>7.55648</text:p>
          </table:table-cell>
          <table:table-cell office:value-type="float" office:value="58.1261" calcext:value-type="float">
            <text:p>58.1261</text:p>
          </table:table-cell>
          <table:table-cell office:value-type="float" office:value="143.676" calcext:value-type="float">
            <text:p>143.676</text:p>
          </table:table-cell>
          <table:table-cell office:value-type="float" office:value="0.776258" calcext:value-type="float">
            <text:p>0.7762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6]-[.A246]; 2)+POWER([.K246]-[.B246];2))" office:value-type="float" office:value="175.433933789903" calcext:value-type="float">
            <text:p>175.4339337899</text:p>
          </table:table-cell>
          <table:table-cell table:formula="of:=SQRT(POWER([.J246]-[.C246]; 2)+POWER([.K246]-[.D246];2))" office:value-type="float" office:value="216.667850510868" calcext:value-type="float">
            <text:p>216.6678505109</text:p>
          </table:table-cell>
        </table:table-row>
        <table:table-row table:style-name="ro1">
          <table:table-cell office:value-type="float" office:value="226.55" calcext:value-type="float">
            <text:p>226.55</text:p>
          </table:table-cell>
          <table:table-cell office:value-type="float" office:value="216.921" calcext:value-type="float">
            <text:p>216.921</text:p>
          </table:table-cell>
          <table:table-cell office:value-type="float" office:value="200.767" calcext:value-type="float">
            <text:p>200.767</text:p>
          </table:table-cell>
          <table:table-cell office:value-type="float" office:value="134.825" calcext:value-type="float">
            <text:p>134.825</text:p>
          </table:table-cell>
          <table:table-cell office:value-type="float" office:value="21.5431" calcext:value-type="float">
            <text:p>21.5431</text:p>
          </table:table-cell>
          <table:table-cell office:value-type="float" office:value="21.8415" calcext:value-type="float">
            <text:p>21.8415</text:p>
          </table:table-cell>
          <table:table-cell office:value-type="float" office:value="116.716" calcext:value-type="float">
            <text:p>116.716</text:p>
          </table:table-cell>
          <table:table-cell office:value-type="float" office:value="0.75914" calcext:value-type="float">
            <text:p>0.759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7]-[.A247]; 2)+POWER([.K247]-[.B247];2))" office:value-type="float" office:value="159.434810317571" calcext:value-type="float">
            <text:p>159.4348103176</text:p>
          </table:table-cell>
          <table:table-cell table:formula="of:=SQRT(POWER([.J247]-[.C247]; 2)+POWER([.K247]-[.D247];2))" office:value-type="float" office:value="212.275323375092" calcext:value-type="float">
            <text:p>212.2753233751</text:p>
          </table:table-cell>
        </table:table-row>
        <table:table-row table:style-name="ro1">
          <table:table-cell office:value-type="float" office:value="201.636" calcext:value-type="float">
            <text:p>201.636</text:p>
          </table:table-cell>
          <table:table-cell office:value-type="float" office:value="246.798" calcext:value-type="float">
            <text:p>246.798</text:p>
          </table:table-cell>
          <table:table-cell office:value-type="float" office:value="175.481" calcext:value-type="float">
            <text:p>175.481</text:p>
          </table:table-cell>
          <table:table-cell office:value-type="float" office:value="163.886" calcext:value-type="float">
            <text:p>163.886</text:p>
          </table:table-cell>
          <table:table-cell office:value-type="float" office:value="6.71693" calcext:value-type="float">
            <text:p>6.71693</text:p>
          </table:table-cell>
          <table:table-cell office:value-type="float" office:value="60.726" calcext:value-type="float">
            <text:p>60.726</text:p>
          </table:table-cell>
          <table:table-cell office:value-type="float" office:value="154.406" calcext:value-type="float">
            <text:p>154.406</text:p>
          </table:table-cell>
          <table:table-cell office:value-type="float" office:value="0.752433" calcext:value-type="float">
            <text:p>0.7524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8]-[.A248]; 2)+POWER([.K248]-[.B248];2))" office:value-type="float" office:value="182.427106812557" calcext:value-type="float">
            <text:p>182.4271068126</text:p>
          </table:table-cell>
          <table:table-cell table:formula="of:=SQRT(POWER([.J248]-[.C248]; 2)+POWER([.K248]-[.D248];2))" office:value-type="float" office:value="222.670093090653" calcext:value-type="float">
            <text:p>222.6700930907</text:p>
          </table:table-cell>
        </table:table-row>
        <table:table-row table:style-name="ro1">
          <table:table-cell office:value-type="float" office:value="191.192" calcext:value-type="float">
            <text:p>191.192</text:p>
          </table:table-cell>
          <table:table-cell office:value-type="float" office:value="253.752" calcext:value-type="float">
            <text:p>253.752</text:p>
          </table:table-cell>
          <table:table-cell office:value-type="float" office:value="164.942" calcext:value-type="float">
            <text:p>164.942</text:p>
          </table:table-cell>
          <table:table-cell office:value-type="float" office:value="169.848" calcext:value-type="float">
            <text:p>169.848</text:p>
          </table:table-cell>
          <table:table-cell office:value-type="float" office:value="10.8968" calcext:value-type="float">
            <text:p>10.8968</text:p>
          </table:table-cell>
          <table:table-cell office:value-type="float" office:value="73.812" calcext:value-type="float">
            <text:p>73.812</text:p>
          </table:table-cell>
          <table:table-cell office:value-type="float" office:value="170.769" calcext:value-type="float">
            <text:p>170.769</text:p>
          </table:table-cell>
          <table:table-cell office:value-type="float" office:value="0.745599" calcext:value-type="float">
            <text:p>0.7455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9]-[.A249]; 2)+POWER([.K249]-[.B249];2))" office:value-type="float" office:value="193.165820910429" calcext:value-type="float">
            <text:p>193.1658209104</text:p>
          </table:table-cell>
          <table:table-cell table:formula="of:=SQRT(POWER([.J249]-[.C249]; 2)+POWER([.K249]-[.D249];2))" office:value-type="float" office:value="230.634599459838" calcext:value-type="float">
            <text:p>230.6345994598</text:p>
          </table:table-cell>
        </table:table-row>
        <table:table-row table:style-name="ro1">
          <table:table-cell office:value-type="float" office:value="197.087" calcext:value-type="float">
            <text:p>197.087</text:p>
          </table:table-cell>
          <table:table-cell office:value-type="float" office:value="216.861" calcext:value-type="float">
            <text:p>216.861</text:p>
          </table:table-cell>
          <table:table-cell office:value-type="float" office:value="170.976" calcext:value-type="float">
            <text:p>170.976</text:p>
          </table:table-cell>
          <table:table-cell office:value-type="float" office:value="135.276" calcext:value-type="float">
            <text:p>135.276</text:p>
          </table:table-cell>
          <table:table-cell office:value-type="float" office:value="9.46739" calcext:value-type="float">
            <text:p>9.46739</text:p>
          </table:table-cell>
          <table:table-cell office:value-type="float" office:value="17.45" calcext:value-type="float">
            <text:p>17.45</text:p>
          </table:table-cell>
          <table:table-cell office:value-type="float" office:value="161.796" calcext:value-type="float">
            <text:p>161.796</text:p>
          </table:table-cell>
          <table:table-cell office:value-type="float" office:value="0.745174" calcext:value-type="float">
            <text:p>0.7451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0]-[.A250]; 2)+POWER([.K250]-[.B250];2))" office:value-type="float" office:value="188.59596732168" calcext:value-type="float">
            <text:p>188.5959673217</text:p>
          </table:table-cell>
          <table:table-cell table:formula="of:=SQRT(POWER([.J250]-[.C250]; 2)+POWER([.K250]-[.D250];2))" office:value-type="float" office:value="238.262957154485" calcext:value-type="float">
            <text:p>238.2629571545</text:p>
          </table:table-cell>
        </table:table-row>
        <table:table-row table:style-name="ro1">
          <table:table-cell office:value-type="float" office:value="184.836" calcext:value-type="float">
            <text:p>184.836</text:p>
          </table:table-cell>
          <table:table-cell office:value-type="float" office:value="233.199" calcext:value-type="float">
            <text:p>233.199</text:p>
          </table:table-cell>
          <table:table-cell office:value-type="float" office:value="158.601" calcext:value-type="float">
            <text:p>158.601</text:p>
          </table:table-cell>
          <table:table-cell office:value-type="float" office:value="150.15" calcext:value-type="float">
            <text:p>150.15</text:p>
          </table:table-cell>
          <table:table-cell office:value-type="float" office:value="12.919" calcext:value-type="float">
            <text:p>12.919</text:p>
          </table:table-cell>
          <table:table-cell office:value-type="float" office:value="44.7984" calcext:value-type="float">
            <text:p>44.7984</text:p>
          </table:table-cell>
          <table:table-cell office:value-type="float" office:value="180.883" calcext:value-type="float">
            <text:p>180.883</text:p>
          </table:table-cell>
          <table:table-cell office:value-type="float" office:value="0.734374" calcext:value-type="float">
            <text:p>0.7343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1]-[.A251]; 2)+POWER([.K251]-[.B251];2))" office:value-type="float" office:value="199.358361994174" calcext:value-type="float">
            <text:p>199.3583619942</text:p>
          </table:table-cell>
          <table:table-cell table:formula="of:=SQRT(POWER([.J251]-[.C251]; 2)+POWER([.K251]-[.D251];2))" office:value-type="float" office:value="243.395011660058" calcext:value-type="float">
            <text:p>243.3950116601</text:p>
          </table:table-cell>
        </table:table-row>
        <table:table-row table:style-name="ro1">
          <table:table-cell office:value-type="float" office:value="170.399" calcext:value-type="float">
            <text:p>170.399</text:p>
          </table:table-cell>
          <table:table-cell office:value-type="float" office:value="254.736" calcext:value-type="float">
            <text:p>254.736</text:p>
          </table:table-cell>
          <table:table-cell office:value-type="float" office:value="143.995" calcext:value-type="float">
            <text:p>143.995</text:p>
          </table:table-cell>
          <table:table-cell office:value-type="float" office:value="170.865" calcext:value-type="float">
            <text:p>170.865</text:p>
          </table:table-cell>
          <table:table-cell office:value-type="float" office:value="5.09364" calcext:value-type="float">
            <text:p>5.09364</text:p>
          </table:table-cell>
          <table:table-cell office:value-type="float" office:value="73.6457" calcext:value-type="float">
            <text:p>73.6457</text:p>
          </table:table-cell>
          <table:table-cell office:value-type="float" office:value="202.248" calcext:value-type="float">
            <text:p>202.248</text:p>
          </table:table-cell>
          <table:table-cell office:value-type="float" office:value="0.728506" calcext:value-type="float">
            <text:p>0.7285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2]-[.A252]; 2)+POWER([.K252]-[.B252];2))" office:value-type="float" office:value="213.980356334407" calcext:value-type="float">
            <text:p>213.9803563344</text:p>
          </table:table-cell>
          <table:table-cell table:formula="of:=SQRT(POWER([.J252]-[.C252]; 2)+POWER([.K252]-[.D252];2))" office:value-type="float" office:value="250.324965295114" calcext:value-type="float">
            <text:p>250.3249652951</text:p>
          </table:table-cell>
        </table:table-row>
        <table:table-row table:style-name="ro1">
          <table:table-cell office:value-type="float" office:value="208.474" calcext:value-type="float">
            <text:p>208.474</text:p>
          </table:table-cell>
          <table:table-cell office:value-type="float" office:value="214.728" calcext:value-type="float">
            <text:p>214.728</text:p>
          </table:table-cell>
          <table:table-cell office:value-type="float" office:value="182.465" calcext:value-type="float">
            <text:p>182.465</text:p>
          </table:table-cell>
          <table:table-cell office:value-type="float" office:value="134.119" calcext:value-type="float">
            <text:p>134.119</text:p>
          </table:table-cell>
          <table:table-cell office:value-type="float" office:value="2.03926" calcext:value-type="float">
            <text:p>2.03926</text:p>
          </table:table-cell>
          <table:table-cell office:value-type="float" office:value="9.28308" calcext:value-type="float">
            <text:p>9.28308</text:p>
          </table:table-cell>
          <table:table-cell office:value-type="float" office:value="143.329" calcext:value-type="float">
            <text:p>143.329</text:p>
          </table:table-cell>
          <table:table-cell office:value-type="float" office:value="0.714406" calcext:value-type="float">
            <text:p>0.7144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3]-[.A253]; 2)+POWER([.K253]-[.B253];2))" office:value-type="float" office:value="177.632031627181" calcext:value-type="float">
            <text:p>177.6320316272</text:p>
          </table:table-cell>
          <table:table-cell table:formula="of:=SQRT(POWER([.J253]-[.C253]; 2)+POWER([.K253]-[.D253];2))" office:value-type="float" office:value="228.592796006348" calcext:value-type="float">
            <text:p>228.5927960063</text:p>
          </table:table-cell>
        </table:table-row>
        <table:table-row table:style-name="ro1">
          <table:table-cell office:value-type="float" office:value="212.929" calcext:value-type="float">
            <text:p>212.929</text:p>
          </table:table-cell>
          <table:table-cell office:value-type="float" office:value="203.738" calcext:value-type="float">
            <text:p>203.738</text:p>
          </table:table-cell>
          <table:table-cell office:value-type="float" office:value="187.028" calcext:value-type="float">
            <text:p>187.028</text:p>
          </table:table-cell>
          <table:table-cell office:value-type="float" office:value="122.168" calcext:value-type="float">
            <text:p>122.168</text:p>
          </table:table-cell>
          <table:table-cell office:value-type="float" office:value="20.9801" calcext:value-type="float">
            <text:p>20.9801</text:p>
          </table:table-cell>
          <table:table-cell office:value-type="float" office:value="2.50219" calcext:value-type="float">
            <text:p>2.50219</text:p>
          </table:table-cell>
          <table:table-cell office:value-type="float" office:value="137.917" calcext:value-type="float">
            <text:p>137.917</text:p>
          </table:table-cell>
          <table:table-cell office:value-type="float" office:value="0.685544" calcext:value-type="float">
            <text:p>0.6855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4]-[.A254]; 2)+POWER([.K254]-[.B254];2))" office:value-type="float" office:value="175.297654533653" calcext:value-type="float">
            <text:p>175.2976545337</text:p>
          </table:table-cell>
          <table:table-cell table:formula="of:=SQRT(POWER([.J254]-[.C254]; 2)+POWER([.K254]-[.D254];2))" office:value-type="float" office:value="230.559486918235" calcext:value-type="float">
            <text:p>230.5594869182</text:p>
          </table:table-cell>
        </table:table-row>
        <table:table-row table:style-name="ro1">
          <table:table-cell office:value-type="float" office:value="220.076" calcext:value-type="float">
            <text:p>220.076</text:p>
          </table:table-cell>
          <table:table-cell office:value-type="float" office:value="217.711" calcext:value-type="float">
            <text:p>217.711</text:p>
          </table:table-cell>
          <table:table-cell office:value-type="float" office:value="194.209" calcext:value-type="float">
            <text:p>194.209</text:p>
          </table:table-cell>
          <table:table-cell office:value-type="float" office:value="135.921" calcext:value-type="float">
            <text:p>135.921</text:p>
          </table:table-cell>
          <table:table-cell office:value-type="float" office:value="16.2043" calcext:value-type="float">
            <text:p>16.2043</text:p>
          </table:table-cell>
          <table:table-cell office:value-type="float" office:value="20.6412" calcext:value-type="float">
            <text:p>20.6412</text:p>
          </table:table-cell>
          <table:table-cell office:value-type="float" office:value="126.355" calcext:value-type="float">
            <text:p>126.355</text:p>
          </table:table-cell>
          <table:table-cell office:value-type="float" office:value="0.680324" calcext:value-type="float">
            <text:p>0.6803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5]-[.A255]; 2)+POWER([.K255]-[.B255];2))" office:value-type="float" office:value="165.713708838466" calcext:value-type="float">
            <text:p>165.7137088385</text:p>
          </table:table-cell>
          <table:table-cell table:formula="of:=SQRT(POWER([.J255]-[.C255]; 2)+POWER([.K255]-[.D255];2))" office:value-type="float" office:value="217.424418872398" calcext:value-type="float">
            <text:p>217.4244188724</text:p>
          </table:table-cell>
        </table:table-row>
        <table:table-row table:style-name="ro1">
          <table:table-cell office:value-type="float" office:value="207.322" calcext:value-type="float">
            <text:p>207.322</text:p>
          </table:table-cell>
          <table:table-cell office:value-type="float" office:value="204.979" calcext:value-type="float">
            <text:p>204.979</text:p>
          </table:table-cell>
          <table:table-cell office:value-type="float" office:value="181.363" calcext:value-type="float">
            <text:p>181.363</text:p>
          </table:table-cell>
          <table:table-cell office:value-type="float" office:value="123.199" calcext:value-type="float">
            <text:p>123.199</text:p>
          </table:table-cell>
          <table:table-cell office:value-type="float" office:value="21.4407" calcext:value-type="float">
            <text:p>21.4407</text:p>
          </table:table-cell>
          <table:table-cell office:value-type="float" office:value="5.10678" calcext:value-type="float">
            <text:p>5.10678</text:p>
          </table:table-cell>
          <table:table-cell office:value-type="float" office:value="146.745" calcext:value-type="float">
            <text:p>146.745</text:p>
          </table:table-cell>
          <table:table-cell office:value-type="float" office:value="0.670991" calcext:value-type="float">
            <text:p>0.6709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6]-[.A256]; 2)+POWER([.K256]-[.B256];2))" office:value-type="float" office:value="180.515013572279" calcext:value-type="float">
            <text:p>180.5150135723</text:p>
          </table:table-cell>
          <table:table-cell table:formula="of:=SQRT(POWER([.J256]-[.C256]; 2)+POWER([.K256]-[.D256];2))" office:value-type="float" office:value="234.894511153411" calcext:value-type="float">
            <text:p>234.8945111534</text:p>
          </table:table-cell>
        </table:table-row>
        <table:table-row table:style-name="ro1">
          <table:table-cell office:value-type="float" office:value="213.014" calcext:value-type="float">
            <text:p>213.014</text:p>
          </table:table-cell>
          <table:table-cell office:value-type="float" office:value="203.436" calcext:value-type="float">
            <text:p>203.436</text:p>
          </table:table-cell>
          <table:table-cell office:value-type="float" office:value="187.111" calcext:value-type="float">
            <text:p>187.111</text:p>
          </table:table-cell>
          <table:table-cell office:value-type="float" office:value="122.115" calcext:value-type="float">
            <text:p>122.115</text:p>
          </table:table-cell>
          <table:table-cell office:value-type="float" office:value="18.3283" calcext:value-type="float">
            <text:p>18.3283</text:p>
          </table:table-cell>
          <table:table-cell office:value-type="float" office:value="0.556528" calcext:value-type="float">
            <text:p>0.556528</text:p>
          </table:table-cell>
          <table:table-cell office:value-type="float" office:value="137.545" calcext:value-type="float">
            <text:p>137.545</text:p>
          </table:table-cell>
          <table:table-cell office:value-type="float" office:value="0.665971" calcext:value-type="float">
            <text:p>0.6659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7]-[.A257]; 2)+POWER([.K257]-[.B257];2))" office:value-type="float" office:value="175.280901104484" calcext:value-type="float">
            <text:p>175.2809011045</text:p>
          </table:table-cell>
          <table:table-cell table:formula="of:=SQRT(POWER([.J257]-[.C257]; 2)+POWER([.K257]-[.D257];2))" office:value-type="float" office:value="230.516141617024" calcext:value-type="float">
            <text:p>230.516141617</text:p>
          </table:table-cell>
        </table:table-row>
        <table:table-row table:style-name="ro1">
          <table:table-cell office:value-type="float" office:value="203.725" calcext:value-type="float">
            <text:p>203.725</text:p>
          </table:table-cell>
          <table:table-cell office:value-type="float" office:value="214.07" calcext:value-type="float">
            <text:p>214.07</text:p>
          </table:table-cell>
          <table:table-cell office:value-type="float" office:value="177.687" calcext:value-type="float">
            <text:p>177.687</text:p>
          </table:table-cell>
          <table:table-cell office:value-type="float" office:value="132.577" calcext:value-type="float">
            <text:p>132.577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8492" calcext:value-type="float">
            <text:p>13.8492</text:p>
          </table:table-cell>
          <table:table-cell office:value-type="float" office:value="151.581" calcext:value-type="float">
            <text:p>151.581</text:p>
          </table:table-cell>
          <table:table-cell office:value-type="float" office:value="0.654086" calcext:value-type="float">
            <text:p>0.6540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8]-[.A258]; 2)+POWER([.K258]-[.B258];2))" office:value-type="float" office:value="182.425767162975" calcext:value-type="float">
            <text:p>182.425767163</text:p>
          </table:table-cell>
          <table:table-cell table:formula="of:=SQRT(POWER([.J258]-[.C258]; 2)+POWER([.K258]-[.D258];2))" office:value-type="float" office:value="233.534680289673" calcext:value-type="float">
            <text:p>233.5346802897</text:p>
          </table:table-cell>
        </table:table-row>
        <table:table-row table:style-name="ro1">
          <table:table-cell office:value-type="float" office:value="221.943" calcext:value-type="float">
            <text:p>221.943</text:p>
          </table:table-cell>
          <table:table-cell office:value-type="float" office:value="205.573" calcext:value-type="float">
            <text:p>205.573</text:p>
          </table:table-cell>
          <table:table-cell office:value-type="float" office:value="196.13" calcext:value-type="float">
            <text:p>196.13</text:p>
          </table:table-cell>
          <table:table-cell office:value-type="float" office:value="124.771" calcext:value-type="float">
            <text:p>124.771</text:p>
          </table:table-cell>
          <table:table-cell office:value-type="float" office:value="12.8392" calcext:value-type="float">
            <text:p>12.8392</text:p>
          </table:table-cell>
          <table:table-cell office:value-type="float" office:value="0.0687854" calcext:value-type="float">
            <text:p>0.0687854</text:p>
          </table:table-cell>
          <table:table-cell office:value-type="float" office:value="122.956" calcext:value-type="float">
            <text:p>122.956</text:p>
          </table:table-cell>
          <table:table-cell office:value-type="float" office:value="0.651938" calcext:value-type="float">
            <text:p>0.6519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9]-[.A259]; 2)+POWER([.K259]-[.B259];2))" office:value-type="float" office:value="166.100564652863" calcext:value-type="float">
            <text:p>166.1005646529</text:p>
          </table:table-cell>
          <table:table-cell table:formula="of:=SQRT(POWER([.J259]-[.C259]; 2)+POWER([.K259]-[.D259];2))" office:value-type="float" office:value="221.444745570989" calcext:value-type="float">
            <text:p>221.444745571</text:p>
          </table:table-cell>
        </table:table-row>
        <table:table-row table:style-name="ro1">
          <table:table-cell office:value-type="float" office:value="210.81" calcext:value-type="float">
            <text:p>210.81</text:p>
          </table:table-cell>
          <table:table-cell office:value-type="float" office:value="215.884" calcext:value-type="float">
            <text:p>215.884</text:p>
          </table:table-cell>
          <table:table-cell office:value-type="float" office:value="184.831" calcext:value-type="float">
            <text:p>184.831</text:p>
          </table:table-cell>
          <table:table-cell office:value-type="float" office:value="134.877" calcext:value-type="float">
            <text:p>134.877</text:p>
          </table:table-cell>
          <table:table-cell office:value-type="float" office:value="6.4025" calcext:value-type="float">
            <text:p>6.4025</text:p>
          </table:table-cell>
          <table:table-cell office:value-type="float" office:value="13.2469" calcext:value-type="float">
            <text:p>13.2469</text:p>
          </table:table-cell>
          <table:table-cell office:value-type="float" office:value="140.02" calcext:value-type="float">
            <text:p>140.02</text:p>
          </table:table-cell>
          <table:table-cell office:value-type="float" office:value="0.651136" calcext:value-type="float">
            <text:p>0.6511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0]-[.A260]; 2)+POWER([.K260]-[.B260];2))" office:value-type="float" office:value="175.147999006554" calcext:value-type="float">
            <text:p>175.1479990066</text:p>
          </table:table-cell>
          <table:table-cell table:formula="of:=SQRT(POWER([.J260]-[.C260]; 2)+POWER([.K260]-[.D260];2))" office:value-type="float" office:value="226.149569289884" calcext:value-type="float">
            <text:p>226.1495692899</text:p>
          </table:table-cell>
        </table:table-row>
        <table:table-row table:style-name="ro1">
          <table:table-cell office:value-type="float" office:value="193.119" calcext:value-type="float">
            <text:p>193.119</text:p>
          </table:table-cell>
          <table:table-cell office:value-type="float" office:value="263.191" calcext:value-type="float">
            <text:p>263.191</text:p>
          </table:table-cell>
          <table:table-cell office:value-type="float" office:value="166.707" calcext:value-type="float">
            <text:p>166.707</text:p>
          </table:table-cell>
          <table:table-cell office:value-type="float" office:value="183.389" calcext:value-type="float">
            <text:p>183.389</text:p>
          </table:table-cell>
          <table:table-cell office:value-type="float" office:value="-40.0658" calcext:value-type="float">
            <text:p>-40.0658</text:p>
          </table:table-cell>
          <table:table-cell office:value-type="float" office:value="62.3789" calcext:value-type="float">
            <text:p>62.3789</text:p>
          </table:table-cell>
          <table:table-cell office:value-type="float" office:value="164.277" calcext:value-type="float">
            <text:p>164.277</text:p>
          </table:table-cell>
          <table:table-cell office:value-type="float" office:value="0.650571" calcext:value-type="float">
            <text:p>0.6505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1]-[.A261]; 2)+POWER([.K261]-[.B261];2))" office:value-type="float" office:value="192.053676460515" calcext:value-type="float">
            <text:p>192.0536764605</text:p>
          </table:table-cell>
          <table:table-cell table:formula="of:=SQRT(POWER([.J261]-[.C261]; 2)+POWER([.K261]-[.D261];2))" office:value-type="float" office:value="225.058874897214" calcext:value-type="float">
            <text:p>225.0588748972</text:p>
          </table:table-cell>
        </table:table-row>
        <table:table-row table:style-name="ro1">
          <table:table-cell office:value-type="float" office:value="205.812" calcext:value-type="float">
            <text:p>205.812</text:p>
          </table:table-cell>
          <table:table-cell office:value-type="float" office:value="205.108" calcext:value-type="float">
            <text:p>205.108</text:p>
          </table:table-cell>
          <table:table-cell office:value-type="float" office:value="179.85" calcext:value-type="float">
            <text:p>179.85</text:p>
          </table:table-cell>
          <table:table-cell office:value-type="float" office:value="122.78" calcext:value-type="float">
            <text:p>122.78</text:p>
          </table:table-cell>
          <table:table-cell office:value-type="float" office:value="27.2862" calcext:value-type="float">
            <text:p>27.2862</text:p>
          </table:table-cell>
          <table:table-cell office:value-type="float" office:value="8.66425" calcext:value-type="float">
            <text:p>8.66425</text:p>
          </table:table-cell>
          <table:table-cell office:value-type="float" office:value="149.583" calcext:value-type="float">
            <text:p>149.583</text:p>
          </table:table-cell>
          <table:table-cell office:value-type="float" office:value="0.629679" calcext:value-type="float">
            <text:p>0.6296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2]-[.A262]; 2)+POWER([.K262]-[.B262];2))" office:value-type="float" office:value="181.966983290926" calcext:value-type="float">
            <text:p>181.9669832909</text:p>
          </table:table-cell>
          <table:table-cell table:formula="of:=SQRT(POWER([.J262]-[.C262]; 2)+POWER([.K262]-[.D262];2))" office:value-type="float" office:value="236.411993985077" calcext:value-type="float">
            <text:p>236.4119939851</text:p>
          </table:table-cell>
        </table:table-row>
        <table:table-row table:style-name="ro1">
          <table:table-cell office:value-type="float" office:value="212.691" calcext:value-type="float">
            <text:p>212.691</text:p>
          </table:table-cell>
          <table:table-cell office:value-type="float" office:value="215.269" calcext:value-type="float">
            <text:p>215.269</text:p>
          </table:table-cell>
          <table:table-cell office:value-type="float" office:value="186.749" calcext:value-type="float">
            <text:p>186.749</text:p>
          </table:table-cell>
          <table:table-cell office:value-type="float" office:value="133.509" calcext:value-type="float">
            <text:p>133.509</text:p>
          </table:table-cell>
          <table:table-cell office:value-type="float" office:value="15.794" calcext:value-type="float">
            <text:p>15.794</text:p>
          </table:table-cell>
          <table:table-cell office:value-type="float" office:value="17.2677" calcext:value-type="float">
            <text:p>17.2677</text:p>
          </table:table-cell>
          <table:table-cell office:value-type="float" office:value="137.886" calcext:value-type="float">
            <text:p>137.886</text:p>
          </table:table-cell>
          <table:table-cell office:value-type="float" office:value="0.628436" calcext:value-type="float">
            <text:p>0.6284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3]-[.A263]; 2)+POWER([.K263]-[.B263];2))" office:value-type="float" office:value="173.382005531139" calcext:value-type="float">
            <text:p>173.3820055311</text:p>
          </table:table-cell>
          <table:table-cell table:formula="of:=SQRT(POWER([.J263]-[.C263]; 2)+POWER([.K263]-[.D263];2))" office:value-type="float" office:value="225.118311298748" calcext:value-type="float">
            <text:p>225.1183112987</text:p>
          </table:table-cell>
        </table:table-row>
        <table:table-row table:style-name="ro1">
          <table:table-cell office:value-type="float" office:value="147.179" calcext:value-type="float">
            <text:p>147.179</text:p>
          </table:table-cell>
          <table:table-cell office:value-type="float" office:value="169.67" calcext:value-type="float">
            <text:p>169.67</text:p>
          </table:table-cell>
          <table:table-cell office:value-type="float" office:value="120.588" calcext:value-type="float">
            <text:p>120.588</text:p>
          </table:table-cell>
          <table:table-cell office:value-type="float" office:value="94.0853" calcext:value-type="float">
            <text:p>94.0853</text:p>
          </table:table-cell>
          <table:table-cell office:value-type="float" office:value="-42.2687" calcext:value-type="float">
            <text:p>-42.2687</text:p>
          </table:table-cell>
          <table:table-cell office:value-type="float" office:value="-81.543" calcext:value-type="float">
            <text:p>-81.543</text:p>
          </table:table-cell>
          <table:table-cell office:value-type="float" office:value="239.759" calcext:value-type="float">
            <text:p>239.759</text:p>
          </table:table-cell>
          <table:table-cell office:value-type="float" office:value="0.246193" calcext:value-type="float">
            <text:p>0.2461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4]-[.A264]; 2)+POWER([.K264]-[.B264];2))" office:value-type="float" office:value="247.620303975664" calcext:value-type="float">
            <text:p>247.6203039757</text:p>
          </table:table-cell>
          <table:table-cell table:formula="of:=SQRT(POWER([.J264]-[.C264]; 2)+POWER([.K264]-[.D264];2))" office:value-type="float" office:value="302.100381032679" calcext:value-type="float">
            <text:p>302.1003810327</text:p>
          </table:table-cell>
        </table:table-row>
        <table:table-row table:style-name="ro1">
          <table:table-cell office:value-type="float" office:value="149.246" calcext:value-type="float">
            <text:p>149.246</text:p>
          </table:table-cell>
          <table:table-cell office:value-type="float" office:value="170.289" calcext:value-type="float">
            <text:p>170.289</text:p>
          </table:table-cell>
          <table:table-cell office:value-type="float" office:value="122.679" calcext:value-type="float">
            <text:p>122.679</text:p>
          </table:table-cell>
          <table:table-cell office:value-type="float" office:value="94.5249" calcext:value-type="float">
            <text:p>94.5249</text:p>
          </table:table-cell>
          <table:table-cell office:value-type="float" office:value="-39.9979" calcext:value-type="float">
            <text:p>-39.9979</text:p>
          </table:table-cell>
          <table:table-cell office:value-type="float" office:value="-79.4026" calcext:value-type="float">
            <text:p>-79.4026</text:p>
          </table:table-cell>
          <table:table-cell office:value-type="float" office:value="236.445" calcext:value-type="float">
            <text:p>236.445</text:p>
          </table:table-cell>
          <table:table-cell office:value-type="float" office:value="0.12612" calcext:value-type="float">
            <text:p>0.126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5]-[.A265]; 2)+POWER([.K265]-[.B265];2))" office:value-type="float" office:value="245.462640817294" calcext:value-type="float">
            <text:p>245.4626408173</text:p>
          </table:table-cell>
          <table:table-cell table:formula="of:=SQRT(POWER([.J265]-[.C265]; 2)+POWER([.K265]-[.D265];2))" office:value-type="float" office:value="300.062610401579" calcext:value-type="float">
            <text:p>300.0626104016</text:p>
          </table:table-cell>
        </table:table-row>
        <table:table-row table:style-name="ro1">
          <table:table-cell office:value-type="float" office:value="149.166" calcext:value-type="float">
            <text:p>149.166</text:p>
          </table:table-cell>
          <table:table-cell office:value-type="float" office:value="170.366" calcext:value-type="float">
            <text:p>170.366</text:p>
          </table:table-cell>
          <table:table-cell office:value-type="float" office:value="122.598" calcext:value-type="float">
            <text:p>122.598</text:p>
          </table:table-cell>
          <table:table-cell office:value-type="float" office:value="94.6063" calcext:value-type="float">
            <text:p>94.6063</text:p>
          </table:table-cell>
          <table:table-cell office:value-type="float" office:value="-40.1261" calcext:value-type="float">
            <text:p>-40.1261</text:p>
          </table:table-cell>
          <table:table-cell office:value-type="float" office:value="-79.3467" calcext:value-type="float">
            <text:p>-79.3467</text:p>
          </table:table-cell>
          <table:table-cell office:value-type="float" office:value="236.568" calcext:value-type="float">
            <text:p>236.568</text:p>
          </table:table-cell>
          <table:table-cell office:value-type="float" office:value="0.122641" calcext:value-type="float">
            <text:p>0.1226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6]-[.A266]; 2)+POWER([.K266]-[.B266];2))" office:value-type="float" office:value="245.516674610911" calcext:value-type="float">
            <text:p>245.5166746109</text:p>
          </table:table-cell>
          <table:table-cell table:formula="of:=SQRT(POWER([.J266]-[.C266]; 2)+POWER([.K266]-[.D266];2))" office:value-type="float" office:value="300.093166206247" calcext:value-type="float">
            <text:p>300.0931662062</text:p>
          </table:table-cell>
        </table:table-row>
        <table:table-row table:style-name="ro1">
          <table:table-cell office:value-type="float" office:value="149.429" calcext:value-type="float">
            <text:p>149.429</text:p>
          </table:table-cell>
          <table:table-cell office:value-type="float" office:value="169.482" calcext:value-type="float">
            <text:p>169.482</text:p>
          </table:table-cell>
          <table:table-cell office:value-type="float" office:value="122.845" calcext:value-type="float">
            <text:p>122.845</text:p>
          </table:table-cell>
          <table:table-cell office:value-type="float" office:value="94.0161" calcext:value-type="float">
            <text:p>94.0161</text:p>
          </table:table-cell>
          <table:table-cell office:value-type="float" office:value="-43.2408" calcext:value-type="float">
            <text:p>-43.2408</text:p>
          </table:table-cell>
          <table:table-cell office:value-type="float" office:value="-82.6339" calcext:value-type="float">
            <text:p>-82.6339</text:p>
          </table:table-cell>
          <table:table-cell office:value-type="float" office:value="236.115" calcext:value-type="float">
            <text:p>236.115</text:p>
          </table:table-cell>
          <table:table-cell office:value-type="float" office:value="0.0689948" calcext:value-type="float">
            <text:p>0.06899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7]-[.A267]; 2)+POWER([.K267]-[.B267];2))" office:value-type="float" office:value="245.52477342419" calcext:value-type="float">
            <text:p>245.5247734242</text:p>
          </table:table-cell>
          <table:table-cell table:formula="of:=SQRT(POWER([.J267]-[.C267]; 2)+POWER([.K267]-[.D267];2))" office:value-type="float" office:value="300.168567115563" calcext:value-type="float">
            <text:p>300.1685671156</text:p>
          </table:table-cell>
        </table:table-row>
        <table:table-row table:style-name="ro1">
          <table:table-cell office:value-type="float" office:value="149.365" calcext:value-type="float">
            <text:p>149.365</text:p>
          </table:table-cell>
          <table:table-cell office:value-type="float" office:value="169.246" calcext:value-type="float">
            <text:p>169.246</text:p>
          </table:table-cell>
          <table:table-cell office:value-type="float" office:value="122.786" calcext:value-type="float">
            <text:p>122.786</text:p>
          </table:table-cell>
          <table:table-cell office:value-type="float" office:value="93.7325" calcext:value-type="float">
            <text:p>93.7325</text:p>
          </table:table-cell>
          <table:table-cell office:value-type="float" office:value="-42.4863" calcext:value-type="float">
            <text:p>-42.4863</text:p>
          </table:table-cell>
          <table:table-cell office:value-type="float" office:value="-82.5662" calcext:value-type="float">
            <text:p>-82.5662</text:p>
          </table:table-cell>
          <table:table-cell office:value-type="float" office:value="236.242" calcext:value-type="float">
            <text:p>236.242</text:p>
          </table:table-cell>
          <table:table-cell office:value-type="float" office:value="0.0665245" calcext:value-type="float">
            <text:p>0.06652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8]-[.A268]; 2)+POWER([.K268]-[.B268];2))" office:value-type="float" office:value="245.655709766738" calcext:value-type="float">
            <text:p>245.6557097667</text:p>
          </table:table-cell>
          <table:table-cell table:formula="of:=SQRT(POWER([.J268]-[.C268]; 2)+POWER([.K268]-[.D268];2))" office:value-type="float" office:value="300.359793168543" calcext:value-type="float">
            <text:p>300.3597931685</text:p>
          </table:table-cell>
        </table:table-row>
        <table:table-row table:style-name="ro1">
          <table:table-cell office:value-type="float" office:value="149.419" calcext:value-type="float">
            <text:p>149.419</text:p>
          </table:table-cell>
          <table:table-cell office:value-type="float" office:value="170.268" calcext:value-type="float">
            <text:p>170.268</text:p>
          </table:table-cell>
          <table:table-cell office:value-type="float" office:value="122.835" calcext:value-type="float">
            <text:p>122.835</text:p>
          </table:table-cell>
          <table:table-cell office:value-type="float" office:value="94.7455" calcext:value-type="float">
            <text:p>94.7455</text:p>
          </table:table-cell>
          <table:table-cell office:value-type="float" office:value="-43.0426" calcext:value-type="float">
            <text:p>-43.0426</text:p>
          </table:table-cell>
          <table:table-cell office:value-type="float" office:value="-81.2432" calcext:value-type="float">
            <text:p>-81.2432</text:p>
          </table:table-cell>
          <table:table-cell office:value-type="float" office:value="236.104" calcext:value-type="float">
            <text:p>236.104</text:p>
          </table:table-cell>
          <table:table-cell office:value-type="float" office:value="0.0583285" calcext:value-type="float">
            <text:p>0.05832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9]-[.A269]; 2)+POWER([.K269]-[.B269];2))" office:value-type="float" office:value="245.303333415997" calcext:value-type="float">
            <text:p>245.303333416</text:p>
          </table:table-cell>
          <table:table-cell table:formula="of:=SQRT(POWER([.J269]-[.C269]; 2)+POWER([.K269]-[.D269];2))" office:value-type="float" office:value="299.818353332897" calcext:value-type="float">
            <text:p>299.8183533329</text:p>
          </table:table-cell>
        </table:table-row>
        <table:table-row table:style-name="ro1">
          <table:table-cell office:value-type="float" office:value="149.426" calcext:value-type="float">
            <text:p>149.426</text:p>
          </table:table-cell>
          <table:table-cell office:value-type="float" office:value="170.132" calcext:value-type="float">
            <text:p>170.132</text:p>
          </table:table-cell>
          <table:table-cell office:value-type="float" office:value="122.844" calcext:value-type="float">
            <text:p>122.844</text:p>
          </table:table-cell>
          <table:table-cell office:value-type="float" office:value="94.5963" calcext:value-type="float">
            <text:p>94.5963</text:p>
          </table:table-cell>
          <table:table-cell office:value-type="float" office:value="-42.7849" calcext:value-type="float">
            <text:p>-42.7849</text:p>
          </table:table-cell>
          <table:table-cell office:value-type="float" office:value="-81.3131" calcext:value-type="float">
            <text:p>-81.3131</text:p>
          </table:table-cell>
          <table:table-cell office:value-type="float" office:value="236.104" calcext:value-type="float">
            <text:p>236.104</text:p>
          </table:table-cell>
          <table:table-cell office:value-type="float" office:value="0.0565641" calcext:value-type="float">
            <text:p>0.05656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0]-[.A270]; 2)+POWER([.K270]-[.B270];2))" office:value-type="float" office:value="245.336444296399" calcext:value-type="float">
            <text:p>245.3364442964</text:p>
          </table:table-cell>
          <table:table-cell table:formula="of:=SQRT(POWER([.J270]-[.C270]; 2)+POWER([.K270]-[.D270];2))" office:value-type="float" office:value="299.883822687537" calcext:value-type="float">
            <text:p>299.8838226875</text:p>
          </table:table-cell>
        </table:table-row>
        <table:table-row table:style-name="ro1">
          <table:table-cell office:value-type="float" office:value="147.219" calcext:value-type="float">
            <text:p>147.219</text:p>
          </table:table-cell>
          <table:table-cell office:value-type="float" office:value="169.695" calcext:value-type="float">
            <text:p>169.695</text:p>
          </table:table-cell>
          <table:table-cell office:value-type="float" office:value="120.611" calcext:value-type="float">
            <text:p>120.611</text:p>
          </table:table-cell>
          <table:table-cell office:value-type="float" office:value="94.3154" calcext:value-type="float">
            <text:p>94.3154</text:p>
          </table:table-cell>
          <table:table-cell office:value-type="float" office:value="-44.9178" calcext:value-type="float">
            <text:p>-44.9178</text:p>
          </table:table-cell>
          <table:table-cell office:value-type="float" office:value="-83.0662" calcext:value-type="float">
            <text:p>-83.0662</text:p>
          </table:table-cell>
          <table:table-cell office:value-type="float" office:value="239.647" calcext:value-type="float">
            <text:p>239.647</text:p>
          </table:table-cell>
          <table:table-cell office:value-type="float" office:value="0.0538299" calcext:value-type="float">
            <text:p>0.05382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1]-[.A271]; 2)+POWER([.K271]-[.B271];2))" office:value-type="float" office:value="247.574746260599" calcext:value-type="float">
            <text:p>247.5747462606</text:p>
          </table:table-cell>
          <table:table-cell table:formula="of:=SQRT(POWER([.J271]-[.C271]; 2)+POWER([.K271]-[.D271];2))" office:value-type="float" office:value="301.967724100043" calcext:value-type="float">
            <text:p>301.9677241</text:p>
          </table:table-cell>
        </table:table-row>
        <table:table-row table:style-name="ro1">
          <table:table-cell office:value-type="float" office:value="149.233" calcext:value-type="float">
            <text:p>149.233</text:p>
          </table:table-cell>
          <table:table-cell office:value-type="float" office:value="170.387" calcext:value-type="float">
            <text:p>170.387</text:p>
          </table:table-cell>
          <table:table-cell office:value-type="float" office:value="122.661" calcext:value-type="float">
            <text:p>122.661</text:p>
          </table:table-cell>
          <table:table-cell office:value-type="float" office:value="94.6707" calcext:value-type="float">
            <text:p>94.6707</text:p>
          </table:table-cell>
          <table:table-cell office:value-type="float" office:value="-40.6836" calcext:value-type="float">
            <text:p>-40.6836</text:p>
          </table:table-cell>
          <table:table-cell office:value-type="float" office:value="-79.647" calcext:value-type="float">
            <text:p>-79.647</text:p>
          </table:table-cell>
          <table:table-cell office:value-type="float" office:value="236.449" calcext:value-type="float">
            <text:p>236.449</text:p>
          </table:table-cell>
          <table:table-cell office:value-type="float" office:value="0.0154124" calcext:value-type="float">
            <text:p>0.01541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2]-[.A272]; 2)+POWER([.K272]-[.B272];2))" office:value-type="float" office:value="245.44646271234" calcext:value-type="float">
            <text:p>245.4464627123</text:p>
          </table:table-cell>
          <table:table-cell table:formula="of:=SQRT(POWER([.J272]-[.C272]; 2)+POWER([.K272]-[.D272];2))" office:value-type="float" office:value="300.006659191909" calcext:value-type="float">
            <text:p>300.0066591919</text:p>
          </table:table-cell>
        </table:table-row>
        <table:table-row table:style-name="ro1">
          <table:table-cell office:value-type="float" office:value="149.49" calcext:value-type="float">
            <text:p>149.49</text:p>
          </table:table-cell>
          <table:table-cell office:value-type="float" office:value="169.556" calcext:value-type="float">
            <text:p>169.556</text:p>
          </table:table-cell>
          <table:table-cell office:value-type="float" office:value="122.907" calcext:value-type="float">
            <text:p>122.907</text:p>
          </table:table-cell>
          <table:table-cell office:value-type="float" office:value="94.0814" calcext:value-type="float">
            <text:p>94.0814</text:p>
          </table:table-cell>
          <table:table-cell office:value-type="float" office:value="-43.163" calcext:value-type="float">
            <text:p>-43.163</text:p>
          </table:table-cell>
          <table:table-cell office:value-type="float" office:value="-82.4735" calcext:value-type="float">
            <text:p>-82.4735</text:p>
          </table:table-cell>
          <table:table-cell office:value-type="float" office:value="236.014" calcext:value-type="float">
            <text:p>236.014</text:p>
          </table:table-cell>
          <table:table-cell office:value-type="float" office:value="0.00721238" calcext:value-type="float">
            <text:p>0.00721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3]-[.A273]; 2)+POWER([.K273]-[.B273];2))" office:value-type="float" office:value="245.444643934228" calcext:value-type="float">
            <text:p>245.4446439342</text:p>
          </table:table-cell>
          <table:table-cell table:formula="of:=SQRT(POWER([.J273]-[.C273]; 2)+POWER([.K273]-[.D273];2))" office:value-type="float" office:value="300.082433466139" calcext:value-type="float">
            <text:p>300.0824334661</text:p>
          </table:table-cell>
        </table:table-row>
        <table:table-row table:style-name="ro1">
          <table:table-cell office:value-type="float" office:value="149.245" calcext:value-type="float">
            <text:p>149.245</text:p>
          </table:table-cell>
          <table:table-cell office:value-type="float" office:value="170.263" calcext:value-type="float">
            <text:p>170.263</text:p>
          </table:table-cell>
          <table:table-cell office:value-type="float" office:value="122.678" calcext:value-type="float">
            <text:p>122.678</text:p>
          </table:table-cell>
          <table:table-cell office:value-type="float" office:value="94.4964" calcext:value-type="float">
            <text:p>94.4964</text:p>
          </table:table-cell>
          <table:table-cell office:value-type="float" office:value="-39.9483" calcext:value-type="float">
            <text:p>-39.9483</text:p>
          </table:table-cell>
          <table:table-cell office:value-type="float" office:value="-79.4153" calcext:value-type="float">
            <text:p>-79.4153</text:p>
          </table:table-cell>
          <table:table-cell office:value-type="float" office:value="236.448" calcext:value-type="float">
            <text:p>236.448</text:p>
          </table:table-cell>
          <table:table-cell office:value-type="float" office:value="0.00677445" calcext:value-type="float">
            <text:p>0.006774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4]-[.A274]; 2)+POWER([.K274]-[.B274];2))" office:value-type="float" office:value="245.471194224495" calcext:value-type="float">
            <text:p>245.4711942245</text:p>
          </table:table-cell>
          <table:table-cell table:formula="of:=SQRT(POWER([.J274]-[.C274]; 2)+POWER([.K274]-[.D274];2))" office:value-type="float" office:value="300.077489487232" calcext:value-type="float">
            <text:p>300.0774894872</text:p>
          </table:table-cell>
        </table:table-row>
        <table:table-row table:style-name="ro1">
          <table:table-cell office:value-type="float" office:value="149.363" calcext:value-type="float">
            <text:p>149.363</text:p>
          </table:table-cell>
          <table:table-cell office:value-type="float" office:value="170.187" calcext:value-type="float">
            <text:p>170.187</text:p>
          </table:table-cell>
          <table:table-cell office:value-type="float" office:value="122.784" calcext:value-type="float">
            <text:p>122.784</text:p>
          </table:table-cell>
          <table:table-cell office:value-type="float" office:value="94.6066" calcext:value-type="float">
            <text:p>94.6066</text:p>
          </table:table-cell>
          <table:table-cell office:value-type="float" office:value="-42.2618" calcext:value-type="float">
            <text:p>-42.2618</text:p>
          </table:table-cell>
          <table:table-cell office:value-type="float" office:value="-80.9106" calcext:value-type="float">
            <text:p>-80.9106</text:p>
          </table:table-cell>
          <table:table-cell office:value-type="float" office:value="236.213" calcext:value-type="float">
            <text:p>236.213</text:p>
          </table:table-cell>
          <table:table-cell office:value-type="float" office:value="0.00590411" calcext:value-type="float">
            <text:p>0.005904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5]-[.A275]; 2)+POWER([.K275]-[.B275];2))" office:value-type="float" office:value="245.380579382314" calcext:value-type="float">
            <text:p>245.3805793823</text:p>
          </table:table-cell>
          <table:table-cell table:formula="of:=SQRT(POWER([.J275]-[.C275]; 2)+POWER([.K275]-[.D275];2))" office:value-type="float" office:value="299.931013767433" calcext:value-type="float">
            <text:p>299.9310137674</text:p>
          </table:table-cell>
        </table:table-row>
        <table:table-row table:style-name="ro1">
          <table:table-cell office:value-type="float" office:value="149.422" calcext:value-type="float">
            <text:p>149.422</text:p>
          </table:table-cell>
          <table:table-cell office:value-type="float" office:value="170.194" calcext:value-type="float">
            <text:p>170.194</text:p>
          </table:table-cell>
          <table:table-cell office:value-type="float" office:value="122.838" calcext:value-type="float">
            <text:p>122.838</text:p>
          </table:table-cell>
          <table:table-cell office:value-type="float" office:value="94.6742" calcext:value-type="float">
            <text:p>94.6742</text:p>
          </table:table-cell>
          <table:table-cell office:value-type="float" office:value="-43.0358" calcext:value-type="float">
            <text:p>-43.0358</text:p>
          </table:table-cell>
          <table:table-cell office:value-type="float" office:value="-81.3604" calcext:value-type="float">
            <text:p>-81.3604</text:p>
          </table:table-cell>
          <table:table-cell office:value-type="float" office:value="236.103" calcext:value-type="float">
            <text:p>236.103</text:p>
          </table:table-cell>
          <table:table-cell office:value-type="float" office:value="0.00555562" calcext:value-type="float">
            <text:p>0.005555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6]-[.A276]; 2)+POWER([.K276]-[.B276];2))" office:value-type="float" office:value="245.322114209054" calcext:value-type="float">
            <text:p>245.3221142091</text:p>
          </table:table-cell>
          <table:table-cell table:formula="of:=SQRT(POWER([.J276]-[.C276]; 2)+POWER([.K276]-[.D276];2))" office:value-type="float" office:value="299.850765531189" calcext:value-type="float">
            <text:p>299.8507655312</text:p>
          </table:table-cell>
        </table:table-row>
        <table:table-row table:style-name="ro1">
          <table:table-cell office:value-type="float" office:value="149.429" calcext:value-type="float">
            <text:p>149.429</text:p>
          </table:table-cell>
          <table:table-cell office:value-type="float" office:value="170.182" calcext:value-type="float">
            <text:p>170.182</text:p>
          </table:table-cell>
          <table:table-cell office:value-type="float" office:value="122.847" calcext:value-type="float">
            <text:p>122.847</text:p>
          </table:table-cell>
          <table:table-cell office:value-type="float" office:value="94.6425" calcext:value-type="float">
            <text:p>94.6425</text:p>
          </table:table-cell>
          <table:table-cell office:value-type="float" office:value="-42.7697" calcext:value-type="float">
            <text:p>-42.7697</text:p>
          </table:table-cell>
          <table:table-cell office:value-type="float" office:value="-81.2235" calcext:value-type="float">
            <text:p>-81.2235</text:p>
          </table:table-cell>
          <table:table-cell office:value-type="float" office:value="236.097" calcext:value-type="float">
            <text:p>236.097</text:p>
          </table:table-cell>
          <table:table-cell office:value-type="float" office:value="0.00527388" calcext:value-type="float">
            <text:p>0.00527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7]-[.A277]; 2)+POWER([.K277]-[.B277];2))" office:value-type="float" office:value="245.318933564044" calcext:value-type="float">
            <text:p>245.318933564</text:p>
          </table:table-cell>
          <table:table-cell table:formula="of:=SQRT(POWER([.J277]-[.C277]; 2)+POWER([.K277]-[.D277];2))" office:value-type="float" office:value="299.858503656725" calcext:value-type="float">
            <text:p>299.8585036567</text:p>
          </table:table-cell>
        </table:table-row>
        <table:table-row table:style-name="ro1">
          <table:table-cell office:value-type="float" office:value="149.429" calcext:value-type="float">
            <text:p>149.429</text:p>
          </table:table-cell>
          <table:table-cell office:value-type="float" office:value="170.182" calcext:value-type="float">
            <text:p>170.182</text:p>
          </table:table-cell>
          <table:table-cell office:value-type="float" office:value="122.847" calcext:value-type="float">
            <text:p>122.847</text:p>
          </table:table-cell>
          <table:table-cell office:value-type="float" office:value="94.6425" calcext:value-type="float">
            <text:p>94.6425</text:p>
          </table:table-cell>
          <table:table-cell office:value-type="float" office:value="-42.7697" calcext:value-type="float">
            <text:p>-42.7697</text:p>
          </table:table-cell>
          <table:table-cell office:value-type="float" office:value="-81.2235" calcext:value-type="float">
            <text:p>-81.2235</text:p>
          </table:table-cell>
          <table:table-cell office:value-type="float" office:value="236.097" calcext:value-type="float">
            <text:p>236.097</text:p>
          </table:table-cell>
          <table:table-cell office:value-type="float" office:value="0.00527388" calcext:value-type="float">
            <text:p>0.00527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8]-[.A278]; 2)+POWER([.K278]-[.B278];2))" office:value-type="float" office:value="245.318933564044" calcext:value-type="float">
            <text:p>245.318933564</text:p>
          </table:table-cell>
          <table:table-cell table:formula="of:=SQRT(POWER([.J278]-[.C278]; 2)+POWER([.K278]-[.D278];2))" office:value-type="float" office:value="299.858503656725" calcext:value-type="float">
            <text:p>299.8585036567</text:p>
          </table:table-cell>
        </table:table-row>
        <table:table-row table:style-name="ro1">
          <table:table-cell office:value-type="float" office:value="149.351" calcext:value-type="float">
            <text:p>149.351</text:p>
          </table:table-cell>
          <table:table-cell office:value-type="float" office:value="170.31" calcext:value-type="float">
            <text:p>170.31</text:p>
          </table:table-cell>
          <table:table-cell office:value-type="float" office:value="122.767" calcext:value-type="float">
            <text:p>122.767</text:p>
          </table:table-cell>
          <table:table-cell office:value-type="float" office:value="94.7806" calcext:value-type="float">
            <text:p>94.7806</text:p>
          </table:table-cell>
          <table:table-cell office:value-type="float" office:value="-42.9972" calcext:value-type="float">
            <text:p>-42.9972</text:p>
          </table:table-cell>
          <table:table-cell office:value-type="float" office:value="-81.1423" calcext:value-type="float">
            <text:p>-81.1423</text:p>
          </table:table-cell>
          <table:table-cell office:value-type="float" office:value="236.214" calcext:value-type="float">
            <text:p>236.214</text:p>
          </table:table-cell>
          <table:table-cell office:value-type="float" office:value="0.000806613" calcext:value-type="float">
            <text:p>0.0008066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9]-[.A279]; 2)+POWER([.K279]-[.B279];2))" office:value-type="float" office:value="245.356086741291" calcext:value-type="float">
            <text:p>245.3560867413</text:p>
          </table:table-cell>
          <table:table-cell table:formula="of:=SQRT(POWER([.J279]-[.C279]; 2)+POWER([.K279]-[.D279];2))" office:value-type="float" office:value="299.860354207354" calcext:value-type="float">
            <text:p>299.8603542074</text:p>
          </table:table-cell>
        </table:table-row>
        <table:table-row table:style-name="ro1">
          <table:table-cell office:value-type="float" office:value="149.095" calcext:value-type="float">
            <text:p>149.095</text:p>
          </table:table-cell>
          <table:table-cell office:value-type="float" office:value="170.403" calcext:value-type="float">
            <text:p>170.403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94.6513" calcext:value-type="float">
            <text:p>94.6513</text:p>
          </table:table-cell>
          <table:table-cell office:value-type="float" office:value="-40.2625" calcext:value-type="float">
            <text:p>-40.2625</text:p>
          </table:table-cell>
          <table:table-cell office:value-type="float" office:value="-79.3598" calcext:value-type="float">
            <text:p>-79.3598</text:p>
          </table:table-cell>
          <table:table-cell office:value-type="float" office:value="236.678" calcext:value-type="float">
            <text:p>236.678</text:p>
          </table:table-cell>
          <table:table-cell office:value-type="float" office:value="0.000330937" calcext:value-type="float">
            <text:p>0.0003309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0]-[.A280]; 2)+POWER([.K280]-[.B280];2))" office:value-type="float" office:value="245.573796309785" calcext:value-type="float">
            <text:p>245.5737963098</text:p>
          </table:table-cell>
          <table:table-cell table:formula="of:=SQRT(POWER([.J280]-[.C280]; 2)+POWER([.K280]-[.D280];2))" office:value-type="float" office:value="300.133790279752" calcext:value-type="float">
            <text:p>300.1337902798</text:p>
          </table:table-cell>
        </table:table-row>
        <table:table-row table:style-name="ro1">
          <table:table-cell office:value-type="float" office:value="149.167" calcext:value-type="float">
            <text:p>149.167</text:p>
          </table:table-cell>
          <table:table-cell office:value-type="float" office:value="170.392" calcext:value-type="float">
            <text:p>170.392</text:p>
          </table:table-cell>
          <table:table-cell office:value-type="float" office:value="122.598" calcext:value-type="float">
            <text:p>122.598</text:p>
          </table:table-cell>
          <table:table-cell office:value-type="float" office:value="94.6348" calcext:value-type="float">
            <text:p>94.6348</text:p>
          </table:table-cell>
          <table:table-cell office:value-type="float" office:value="-40.1757" calcext:value-type="float">
            <text:p>-40.1757</text:p>
          </table:table-cell>
          <table:table-cell office:value-type="float" office:value="-79.3341" calcext:value-type="float">
            <text:p>-79.3341</text:p>
          </table:table-cell>
          <table:table-cell office:value-type="float" office:value="236.565" calcext:value-type="float">
            <text:p>236.565</text:p>
          </table:table-cell>
          <table:table-cell office:value-type="float" office:value="0.000315022" calcext:value-type="float">
            <text:p>0.0003150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1]-[.A281]; 2)+POWER([.K281]-[.B281];2))" office:value-type="float" office:value="245.508133374436" calcext:value-type="float">
            <text:p>245.5081333744</text:p>
          </table:table-cell>
          <table:table-cell table:formula="of:=SQRT(POWER([.J281]-[.C281]; 2)+POWER([.K281]-[.D281];2))" office:value-type="float" office:value="300.079169178802" calcext:value-type="float">
            <text:p>300.0791691788</text:p>
          </table:table-cell>
        </table:table-row>
        <table:table-row table:style-name="ro1">
          <table:table-cell office:value-type="float" office:value="149.361" calcext:value-type="float">
            <text:p>149.361</text:p>
          </table:table-cell>
          <table:table-cell office:value-type="float" office:value="169.196" calcext:value-type="float">
            <text:p>169.196</text:p>
          </table:table-cell>
          <table:table-cell office:value-type="float" office:value="122.783" calcext:value-type="float">
            <text:p>122.783</text:p>
          </table:table-cell>
          <table:table-cell office:value-type="float" office:value="93.6863" calcext:value-type="float">
            <text:p>93.6863</text:p>
          </table:table-cell>
          <table:table-cell office:value-type="float" office:value="-42.5015" calcext:value-type="float">
            <text:p>-42.5015</text:p>
          </table:table-cell>
          <table:table-cell office:value-type="float" office:value="-82.6558" calcext:value-type="float">
            <text:p>-82.6558</text:p>
          </table:table-cell>
          <table:table-cell office:value-type="float" office:value="236.249" calcext:value-type="float">
            <text:p>236.249</text:p>
          </table:table-cell>
          <table:table-cell office:value-type="float" office:value="0.000211695" calcext:value-type="float">
            <text:p>0.0002116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2]-[.A282]; 2)+POWER([.K282]-[.B282];2))" office:value-type="float" office:value="245.67434285452" calcext:value-type="float">
            <text:p>245.6743428545</text:p>
          </table:table-cell>
          <table:table-cell table:formula="of:=SQRT(POWER([.J282]-[.C282]; 2)+POWER([.K282]-[.D282];2))" office:value-type="float" office:value="300.385210515914" calcext:value-type="float">
            <text:p>300.3852105159</text:p>
          </table:table-cell>
        </table:table-row>
        <table:table-row table:style-name="ro1">
          <table:table-cell office:value-type="float" office:value="149.429" calcext:value-type="float">
            <text:p>149.429</text:p>
          </table:table-cell>
          <table:table-cell office:value-type="float" office:value="170.182" calcext:value-type="float">
            <text:p>170.182</text:p>
          </table:table-cell>
          <table:table-cell office:value-type="float" office:value="122.847" calcext:value-type="float">
            <text:p>122.847</text:p>
          </table:table-cell>
          <table:table-cell office:value-type="float" office:value="94.6425" calcext:value-type="float">
            <text:p>94.6425</text:p>
          </table:table-cell>
          <table:table-cell office:value-type="float" office:value="-42.7697" calcext:value-type="float">
            <text:p>-42.7697</text:p>
          </table:table-cell>
          <table:table-cell office:value-type="float" office:value="-81.2235" calcext:value-type="float">
            <text:p>-81.2235</text:p>
          </table:table-cell>
          <table:table-cell office:value-type="float" office:value="236.097" calcext:value-type="float">
            <text:p>236.097</text:p>
          </table:table-cell>
          <table:table-cell office:value-type="float" office:value="0.000131991" calcext:value-type="float">
            <text:p>0.0001319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3]-[.A283]; 2)+POWER([.K283]-[.B283];2))" office:value-type="float" office:value="245.318933564044" calcext:value-type="float">
            <text:p>245.318933564</text:p>
          </table:table-cell>
          <table:table-cell table:formula="of:=SQRT(POWER([.J283]-[.C283]; 2)+POWER([.K283]-[.D283];2))" office:value-type="float" office:value="299.858503656725" calcext:value-type="float">
            <text:p>299.8585036567</text:p>
          </table:table-cell>
        </table:table-row>
        <table:table-row table:style-name="ro1">
          <table:table-cell office:value-type="float" office:value="149.376" calcext:value-type="float">
            <text:p>149.376</text:p>
          </table:table-cell>
          <table:table-cell office:value-type="float" office:value="169.173" calcext:value-type="float">
            <text:p>169.173</text:p>
          </table:table-cell>
          <table:table-cell office:value-type="float" office:value="122.799" calcext:value-type="float">
            <text:p>122.799</text:p>
          </table:table-cell>
          <table:table-cell office:value-type="float" office:value="93.6438" calcext:value-type="float">
            <text:p>93.6438</text:p>
          </table:table-cell>
          <table:table-cell office:value-type="float" office:value="-42.2332" calcext:value-type="float">
            <text:p>-42.2332</text:p>
          </table:table-cell>
          <table:table-cell office:value-type="float" office:value="-82.5363" calcext:value-type="float">
            <text:p>-82.5363</text:p>
          </table:table-cell>
          <table:table-cell office:value-type="float" office:value="236.232" calcext:value-type="float">
            <text:p>236.232</text:p>
          </table:table-cell>
          <table:table-cell office:value-type="float" office:value="0.0000668512" calcext:value-type="float">
            <text:p>6.68512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4]-[.A284]; 2)+POWER([.K284]-[.B284];2))" office:value-type="float" office:value="245.666833954036" calcext:value-type="float">
            <text:p>245.666833954</text:p>
          </table:table-cell>
          <table:table-cell table:formula="of:=SQRT(POWER([.J284]-[.C284]; 2)+POWER([.K284]-[.D284];2))" office:value-type="float" office:value="300.392284320753" calcext:value-type="float">
            <text:p>300.3922843208</text:p>
          </table:table-cell>
        </table:table-row>
        <table:table-row table:style-name="ro1">
          <table:table-cell office:value-type="float" office:value="149.497" calcext:value-type="float">
            <text:p>149.497</text:p>
          </table:table-cell>
          <table:table-cell office:value-type="float" office:value="169.545" calcext:value-type="float">
            <text:p>169.545</text:p>
          </table:table-cell>
          <table:table-cell office:value-type="float" office:value="122.914" calcext:value-type="float">
            <text:p>122.914</text:p>
          </table:table-cell>
          <table:table-cell office:value-type="float" office:value="94.0708" calcext:value-type="float">
            <text:p>94.0708</text:p>
          </table:table-cell>
          <table:table-cell office:value-type="float" office:value="-43.1608" calcext:value-type="float">
            <text:p>-43.1608</text:p>
          </table:table-cell>
          <table:table-cell office:value-type="float" office:value="-82.4909" calcext:value-type="float">
            <text:p>-82.4909</text:p>
          </table:table-cell>
          <table:table-cell office:value-type="float" office:value="236.003" calcext:value-type="float">
            <text:p>236.003</text:p>
          </table:table-cell>
          <table:table-cell office:value-type="float" office:value="0.000019373" calcext:value-type="float">
            <text:p>0.0000193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5]-[.A285]; 2)+POWER([.K285]-[.B285];2))" office:value-type="float" office:value="245.441202804256" calcext:value-type="float">
            <text:p>245.4412028043</text:p>
          </table:table-cell>
          <table:table-cell table:formula="of:=SQRT(POWER([.J285]-[.C285]; 2)+POWER([.K285]-[.D285];2))" office:value-type="float" office:value="300.081568258765" calcext:value-type="float">
            <text:p>300.0815682588</text:p>
          </table:table-cell>
        </table:table-row>
        <table:table-row table:style-name="ro1">
          <table:table-cell office:value-type="float" office:value="149.426" calcext:value-type="float">
            <text:p>149.426</text:p>
          </table:table-cell>
          <table:table-cell office:value-type="float" office:value="169.557" calcext:value-type="float">
            <text:p>169.557</text:p>
          </table:table-cell>
          <table:table-cell office:value-type="float" office:value="122.842" calcext:value-type="float">
            <text:p>122.842</text:p>
          </table:table-cell>
          <table:table-cell office:value-type="float" office:value="94.0874" calcext:value-type="float">
            <text:p>94.0874</text:p>
          </table:table-cell>
          <table:table-cell office:value-type="float" office:value="-43.2476" calcext:value-type="float">
            <text:p>-43.2476</text:p>
          </table:table-cell>
          <table:table-cell office:value-type="float" office:value="-82.5166" calcext:value-type="float">
            <text:p>-82.5166</text:p>
          </table:table-cell>
          <table:table-cell office:value-type="float" office:value="236.116" calcext:value-type="float">
            <text:p>236.116</text:p>
          </table:table-cell>
          <table:table-cell office:value-type="float" office:value="0.000012043" calcext:value-type="float">
            <text:p>0.0000120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6]-[.A286]; 2)+POWER([.K286]-[.B286];2))" office:value-type="float" office:value="245.505498360016" calcext:value-type="float">
            <text:p>245.50549836</text:p>
          </table:table-cell>
          <table:table-cell table:formula="of:=SQRT(POWER([.J286]-[.C286]; 2)+POWER([.K286]-[.D286];2))" office:value-type="float" office:value="300.136032829715" calcext:value-type="float">
            <text:p>300.1360328297</text:p>
          </table:table-cell>
        </table:table-row>
        <table:table-row table:style-name="ro1">
          <table:table-cell office:value-type="float" office:value="149.415" calcext:value-type="float">
            <text:p>149.415</text:p>
          </table:table-cell>
          <table:table-cell office:value-type="float" office:value="170.205" calcext:value-type="float">
            <text:p>170.205</text:p>
          </table:table-cell>
          <table:table-cell office:value-type="float" office:value="122.83" calcext:value-type="float">
            <text:p>122.83</text:p>
          </table:table-cell>
          <table:table-cell office:value-type="float" office:value="94.6849" calcext:value-type="float">
            <text:p>94.6849</text:p>
          </table:table-cell>
          <table:table-cell office:value-type="float" office:value="-43.038" calcext:value-type="float">
            <text:p>-43.038</text:p>
          </table:table-cell>
          <table:table-cell office:value-type="float" office:value="-81.343" calcext:value-type="float">
            <text:p>-81.343</text:p>
          </table:table-cell>
          <table:table-cell office:value-type="float" office:value="236.114" calcext:value-type="float">
            <text:p>236.114</text:p>
          </table:table-cell>
          <table:table-cell office:value-type="float" office:value="0.00000272944" calcext:value-type="float">
            <text:p>2.72944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7]-[.A287]; 2)+POWER([.K287]-[.B287];2))" office:value-type="float" office:value="245.325588249575" calcext:value-type="float">
            <text:p>245.3255882496</text:p>
          </table:table-cell>
          <table:table-cell table:formula="of:=SQRT(POWER([.J287]-[.C287]; 2)+POWER([.K287]-[.D287];2))" office:value-type="float" office:value="299.85247637465" calcext:value-type="float">
            <text:p>299.8524763747</text:p>
          </table:table-cell>
        </table:table-row>
        <table:table-row table:style-name="ro1">
          <table:table-cell office:value-type="float" office:value="126.17" calcext:value-type="float">
            <text:p>126.17</text:p>
          </table:table-cell>
          <table:table-cell office:value-type="float" office:value="221.237" calcext:value-type="float">
            <text:p>221.237</text:p>
          </table:table-cell>
          <table:table-cell office:value-type="float" office:value="98.7054" calcext:value-type="float">
            <text:p>98.7054</text:p>
          </table:table-cell>
          <table:table-cell office:value-type="float" office:value="149.523" calcext:value-type="float">
            <text:p>149.523</text:p>
          </table:table-cell>
          <table:table-cell office:value-type="float" office:value="-130.459" calcext:value-type="float">
            <text:p>-130.459</text:p>
          </table:table-cell>
          <table:table-cell office:value-type="float" office:value="-45.3281" calcext:value-type="float">
            <text:p>-45.3281</text:p>
          </table:table-cell>
          <table:table-cell office:value-type="float" office:value="271.102" calcext:value-type="float">
            <text:p>271.102</text:p>
          </table:table-cell>
          <table:table-cell office:value-type="float" office:value="-0.0000000304129" calcext:value-type="float">
            <text:p>-3.04129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8]-[.A288]; 2)+POWER([.K288]-[.B288];2))" office:value-type="float" office:value="258.664669154873" calcext:value-type="float">
            <text:p>258.6646691549</text:p>
          </table:table-cell>
          <table:table-cell table:formula="of:=SQRT(POWER([.J288]-[.C288]; 2)+POWER([.K288]-[.D288];2))" office:value-type="float" office:value="299.908326523556" calcext:value-type="float">
            <text:p>299.9083265236</text:p>
          </table:table-cell>
        </table:table-row>
        <table:table-row table:style-name="ro1">
          <table:table-cell office:value-type="float" office:value="126.102" calcext:value-type="float">
            <text:p>126.102</text:p>
          </table:table-cell>
          <table:table-cell office:value-type="float" office:value="221.167" calcext:value-type="float">
            <text:p>221.167</text:p>
          </table:table-cell>
          <table:table-cell office:value-type="float" office:value="98.6313" calcext:value-type="float">
            <text:p>98.6313</text:p>
          </table:table-cell>
          <table:table-cell office:value-type="float" office:value="149.518" calcext:value-type="float">
            <text:p>149.518</text:p>
          </table:table-cell>
          <table:table-cell office:value-type="float" office:value="-131.287" calcext:value-type="float">
            <text:p>-131.287</text:p>
          </table:table-cell>
          <table:table-cell office:value-type="float" office:value="-45.8789" calcext:value-type="float">
            <text:p>-45.8789</text:p>
          </table:table-cell>
          <table:table-cell office:value-type="float" office:value="271.22" calcext:value-type="float">
            <text:p>271.22</text:p>
          </table:table-cell>
          <table:table-cell office:value-type="float" office:value="-0.0000000356049" calcext:value-type="float">
            <text:p>-3.56049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9]-[.A289]; 2)+POWER([.K289]-[.B289];2))" office:value-type="float" office:value="258.738076619967" calcext:value-type="float">
            <text:p>258.73807662</text:p>
          </table:table-cell>
          <table:table-cell table:formula="of:=SQRT(POWER([.J289]-[.C289]; 2)+POWER([.K289]-[.D289];2))" office:value-type="float" office:value="299.980358129812" calcext:value-type="float">
            <text:p>299.9803581298</text:p>
          </table:table-cell>
        </table:table-row>
        <table:table-row table:style-name="ro1">
          <table:table-cell office:value-type="float" office:value="125.875" calcext:value-type="float">
            <text:p>125.875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98.4069" calcext:value-type="float">
            <text:p>98.4069</text:p>
          </table:table-cell>
          <table:table-cell office:value-type="float" office:value="150.123" calcext:value-type="float">
            <text:p>150.123</text:p>
          </table:table-cell>
          <table:table-cell office:value-type="float" office:value="-130.412" calcext:value-type="float">
            <text:p>-130.412</text:p>
          </table:table-cell>
          <table:table-cell office:value-type="float" office:value="-44.2381" calcext:value-type="float">
            <text:p>-44.2381</text:p>
          </table:table-cell>
          <table:table-cell office:value-type="float" office:value="271.556" calcext:value-type="float">
            <text:p>271.556</text:p>
          </table:table-cell>
          <table:table-cell office:value-type="float" office:value="-0.0000000816946" calcext:value-type="float">
            <text:p>-8.16946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0]-[.A290]; 2)+POWER([.K290]-[.B290];2))" office:value-type="float" office:value="258.908345269132" calcext:value-type="float">
            <text:p>258.9083452691</text:p>
          </table:table-cell>
          <table:table-cell table:formula="of:=SQRT(POWER([.J290]-[.C290]; 2)+POWER([.K290]-[.D290];2))" office:value-type="float" office:value="300.008003054269" calcext:value-type="float">
            <text:p>300.0080030543</text:p>
          </table:table-cell>
        </table:table-row>
        <table:table-row table:style-name="ro1">
          <table:table-cell office:value-type="float" office:value="126.757" calcext:value-type="float">
            <text:p>126.757</text:p>
          </table:table-cell>
          <table:table-cell office:value-type="float" office:value="221.763" calcext:value-type="float">
            <text:p>221.763</text:p>
          </table:table-cell>
          <table:table-cell office:value-type="float" office:value="99.293" calcext:value-type="float">
            <text:p>99.293</text:p>
          </table:table-cell>
          <table:table-cell office:value-type="float" office:value="150.072" calcext:value-type="float">
            <text:p>150.072</text:p>
          </table:table-cell>
          <table:table-cell office:value-type="float" office:value="-130.941" calcext:value-type="float">
            <text:p>-130.941</text:p>
          </table:table-cell>
          <table:table-cell office:value-type="float" office:value="-44.7723" calcext:value-type="float">
            <text:p>-44.7723</text:p>
          </table:table-cell>
          <table:table-cell office:value-type="float" office:value="270.101" calcext:value-type="float">
            <text:p>270.101</text:p>
          </table:table-cell>
          <table:table-cell office:value-type="float" office:value="-0.000000104465" calcext:value-type="float">
            <text:p>-1.04465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1]-[.A291]; 2)+POWER([.K291]-[.B291];2))" office:value-type="float" office:value="258.037782539689" calcext:value-type="float">
            <text:p>258.0377825397</text:p>
          </table:table-cell>
          <table:table-cell table:formula="of:=SQRT(POWER([.J291]-[.C291]; 2)+POWER([.K291]-[.D291];2))" office:value-type="float" office:value="299.180268455324" calcext:value-type="float">
            <text:p>299.1802684553</text:p>
          </table:table-cell>
        </table:table-row>
        <table:table-row table:style-name="ro1">
          <table:table-cell office:value-type="float" office:value="125.777" calcext:value-type="float">
            <text:p>125.777</text:p>
          </table:table-cell>
          <table:table-cell office:value-type="float" office:value="221.955" calcext:value-type="float">
            <text:p>221.955</text:p>
          </table:table-cell>
          <table:table-cell office:value-type="float" office:value="98.2951" calcext:value-type="float">
            <text:p>98.2951</text:p>
          </table:table-cell>
          <table:table-cell office:value-type="float" office:value="150.324" calcext:value-type="float">
            <text:p>150.324</text:p>
          </table:table-cell>
          <table:table-cell office:value-type="float" office:value="-132.078" calcext:value-type="float">
            <text:p>-132.078</text:p>
          </table:table-cell>
          <table:table-cell office:value-type="float" office:value="-44.9862" calcext:value-type="float">
            <text:p>-44.9862</text:p>
          </table:table-cell>
          <table:table-cell office:value-type="float" office:value="271.72" calcext:value-type="float">
            <text:p>271.72</text:p>
          </table:table-cell>
          <table:table-cell office:value-type="float" office:value="-0.00000032289" calcext:value-type="float">
            <text:p>-3.2289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2]-[.A292]; 2)+POWER([.K292]-[.B292];2))" office:value-type="float" office:value="258.999845084896" calcext:value-type="float">
            <text:p>258.9998450849</text:p>
          </table:table-cell>
          <table:table-cell table:formula="of:=SQRT(POWER([.J292]-[.C292]; 2)+POWER([.K292]-[.D292];2))" office:value-type="float" office:value="300.052960092064" calcext:value-type="float">
            <text:p>300.0529600921</text:p>
          </table:table-cell>
        </table:table-row>
        <table:table-row table:style-name="ro1">
          <table:table-cell office:value-type="float" office:value="182.007" calcext:value-type="float">
            <text:p>182.007</text:p>
          </table:table-cell>
          <table:table-cell office:value-type="float" office:value="173.762" calcext:value-type="float">
            <text:p>173.762</text:p>
          </table:table-cell>
          <table:table-cell office:value-type="float" office:value="155.691" calcext:value-type="float">
            <text:p>155.691</text:p>
          </table:table-cell>
          <table:table-cell office:value-type="float" office:value="98.5868" calcext:value-type="float">
            <text:p>98.5868</text:p>
          </table:table-cell>
          <table:table-cell office:value-type="float" office:value="-43.5488" calcext:value-type="float">
            <text:p>-43.5488</text:p>
          </table:table-cell>
          <table:table-cell office:value-type="float" office:value="-78.9682" calcext:value-type="float">
            <text:p>-78.9682</text:p>
          </table:table-cell>
          <table:table-cell office:value-type="float" office:value="182.985" calcext:value-type="float">
            <text:p>182.985</text:p>
          </table:table-cell>
          <table:table-cell office:value-type="float" office:value="-0.000000327713" calcext:value-type="float">
            <text:p>-3.27713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3]-[.A293]; 2)+POWER([.K293]-[.B293];2))" office:value-type="float" office:value="213.207872023994" calcext:value-type="float">
            <text:p>213.207872024</text:p>
          </table:table-cell>
          <table:table-cell table:formula="of:=SQRT(POWER([.J293]-[.C293]; 2)+POWER([.K293]-[.D293];2))" office:value-type="float" office:value="269.615180238873" calcext:value-type="float">
            <text:p>269.6151802389</text:p>
          </table:table-cell>
        </table:table-row>
        <table:table-row table:style-name="ro1">
          <table:table-cell office:value-type="float" office:value="161.74" calcext:value-type="float">
            <text:p>161.74</text:p>
          </table:table-cell>
          <table:table-cell office:value-type="float" office:value="285.229" calcext:value-type="float">
            <text:p>285.229</text:p>
          </table:table-cell>
          <table:table-cell office:value-type="float" office:value="135.288" calcext:value-type="float">
            <text:p>135.288</text:p>
          </table:table-cell>
          <table:table-cell office:value-type="float" office:value="198.401" calcext:value-type="float">
            <text:p>198.401</text:p>
          </table:table-cell>
          <table:table-cell office:value-type="float" office:value="15.4545" calcext:value-type="float">
            <text:p>15.4545</text:p>
          </table:table-cell>
          <table:table-cell office:value-type="float" office:value="123.261" calcext:value-type="float">
            <text:p>123.261</text:p>
          </table:table-cell>
          <table:table-cell office:value-type="float" office:value="215.005" calcext:value-type="float">
            <text:p>215.005</text:p>
          </table:table-cell>
          <table:table-cell office:value-type="float" office:value="0.972245" calcext:value-type="float">
            <text:p>0.9722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4]-[.A294]; 2)+POWER([.K294]-[.B294];2))" office:value-type="float" office:value="226.424941296227" calcext:value-type="float">
            <text:p>226.4249412962</text:p>
          </table:table-cell>
          <table:table-cell table:formula="of:=SQRT(POWER([.J294]-[.C294]; 2)+POWER([.K294]-[.D294];2))" office:value-type="float" office:value="252.504518266505" calcext:value-type="float">
            <text:p>252.5045182665</text:p>
          </table:table-cell>
        </table:table-row>
        <table:table-row table:style-name="ro1">
          <table:table-cell office:value-type="float" office:value="196.61" calcext:value-type="float">
            <text:p>196.61</text:p>
          </table:table-cell>
          <table:table-cell office:value-type="float" office:value="295.717" calcext:value-type="float">
            <text:p>295.717</text:p>
          </table:table-cell>
          <table:table-cell office:value-type="float" office:value="170.316" calcext:value-type="float">
            <text:p>170.316</text:p>
          </table:table-cell>
          <table:table-cell office:value-type="float" office:value="208.781" calcext:value-type="float">
            <text:p>208.781</text:p>
          </table:table-cell>
          <table:table-cell office:value-type="float" office:value="18.8095" calcext:value-type="float">
            <text:p>18.8095</text:p>
          </table:table-cell>
          <table:table-cell office:value-type="float" office:value="137.967" calcext:value-type="float">
            <text:p>137.967</text:p>
          </table:table-cell>
          <table:table-cell office:value-type="float" office:value="162.802" calcext:value-type="float">
            <text:p>162.802</text:p>
          </table:table-cell>
          <table:table-cell office:value-type="float" office:value="0.963706" calcext:value-type="float">
            <text:p>0.9637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5]-[.A295]; 2)+POWER([.K295]-[.B295];2))" office:value-type="float" office:value="194.937241667671" calcext:value-type="float">
            <text:p>194.9372416677</text:p>
          </table:table-cell>
          <table:table-cell table:formula="of:=SQRT(POWER([.J295]-[.C295]; 2)+POWER([.K295]-[.D295];2))" office:value-type="float" office:value="216.250673564269" calcext:value-type="float">
            <text:p>216.2506735643</text:p>
          </table:table-cell>
        </table:table-row>
        <table:table-row table:style-name="ro1">
          <table:table-cell office:value-type="float" office:value="198.164" calcext:value-type="float">
            <text:p>198.164</text:p>
          </table:table-cell>
          <table:table-cell office:value-type="float" office:value="295.975" calcext:value-type="float">
            <text:p>295.975</text:p>
          </table:table-cell>
          <table:table-cell office:value-type="float" office:value="171.862" calcext:value-type="float">
            <text:p>171.862</text:p>
          </table:table-cell>
          <table:table-cell office:value-type="float" office:value="209.754" calcext:value-type="float">
            <text:p>209.754</text:p>
          </table:table-cell>
          <table:table-cell office:value-type="float" office:value="11.6974" calcext:value-type="float">
            <text:p>11.6974</text:p>
          </table:table-cell>
          <table:table-cell office:value-type="float" office:value="134.977" calcext:value-type="float">
            <text:p>134.977</text:p>
          </table:table-cell>
          <table:table-cell office:value-type="float" office:value="159.94" calcext:value-type="float">
            <text:p>159.94</text:p>
          </table:table-cell>
          <table:table-cell office:value-type="float" office:value="0.960856" calcext:value-type="float">
            <text:p>0.9608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6]-[.A296]; 2)+POWER([.K296]-[.B296];2))" office:value-type="float" office:value="193.515682881259" calcext:value-type="float">
            <text:p>193.5156828813</text:p>
          </table:table-cell>
          <table:table-cell table:formula="of:=SQRT(POWER([.J296]-[.C296]; 2)+POWER([.K296]-[.D296];2))" office:value-type="float" office:value="214.574778480603" calcext:value-type="float">
            <text:p>214.5747784806</text:p>
          </table:table-cell>
        </table:table-row>
        <table:table-row table:style-name="ro1">
          <table:table-cell office:value-type="float" office:value="208.04" calcext:value-type="float">
            <text:p>208.04</text:p>
          </table:table-cell>
          <table:table-cell office:value-type="float" office:value="288.379" calcext:value-type="float">
            <text:p>288.379</text:p>
          </table:table-cell>
          <table:table-cell office:value-type="float" office:value="181.868" calcext:value-type="float">
            <text:p>181.868</text:p>
          </table:table-cell>
          <table:table-cell office:value-type="float" office:value="201.679" calcext:value-type="float">
            <text:p>201.679</text:p>
          </table:table-cell>
          <table:table-cell office:value-type="float" office:value="23.573" calcext:value-type="float">
            <text:p>23.573</text:p>
          </table:table-cell>
          <table:table-cell office:value-type="float" office:value="129.18" calcext:value-type="float">
            <text:p>129.18</text:p>
          </table:table-cell>
          <table:table-cell office:value-type="float" office:value="145.956" calcext:value-type="float">
            <text:p>145.956</text:p>
          </table:table-cell>
          <table:table-cell office:value-type="float" office:value="0.911063" calcext:value-type="float">
            <text:p>0.9110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7]-[.A297]; 2)+POWER([.K297]-[.B297];2))" office:value-type="float" office:value="181.969594276077" calcext:value-type="float">
            <text:p>181.9695942761</text:p>
          </table:table-cell>
          <table:table-cell table:formula="of:=SQRT(POWER([.J297]-[.C297]; 2)+POWER([.K297]-[.D297];2))" office:value-type="float" office:value="206.114357736185" calcext:value-type="float">
            <text:p>206.1143577362</text:p>
          </table:table-cell>
        </table:table-row>
        <table:table-row table:style-name="ro1">
          <table:table-cell office:value-type="float" office:value="164.118" calcext:value-type="float">
            <text:p>164.118</text:p>
          </table:table-cell>
          <table:table-cell office:value-type="float" office:value="286.915" calcext:value-type="float">
            <text:p>286.915</text:p>
          </table:table-cell>
          <table:table-cell office:value-type="float" office:value="137.681" calcext:value-type="float">
            <text:p>137.681</text:p>
          </table:table-cell>
          <table:table-cell office:value-type="float" office:value="199.829" calcext:value-type="float">
            <text:p>199.829</text:p>
          </table:table-cell>
          <table:table-cell office:value-type="float" office:value="17.6632" calcext:value-type="float">
            <text:p>17.6632</text:p>
          </table:table-cell>
          <table:table-cell office:value-type="float" office:value="126.571" calcext:value-type="float">
            <text:p>126.571</text:p>
          </table:table-cell>
          <table:table-cell office:value-type="float" office:value="211.5" calcext:value-type="float">
            <text:p>211.5</text:p>
          </table:table-cell>
          <table:table-cell office:value-type="float" office:value="0.902011" calcext:value-type="float">
            <text:p>0.902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8]-[.A298]; 2)+POWER([.K298]-[.B298];2))" office:value-type="float" office:value="224.422483608483" calcext:value-type="float">
            <text:p>224.4224836085</text:p>
          </table:table-cell>
          <table:table-cell table:formula="of:=SQRT(POWER([.J298]-[.C298]; 2)+POWER([.K298]-[.D298];2))" office:value-type="float" office:value="249.902867134413" calcext:value-type="float">
            <text:p>249.9028671344</text:p>
          </table:table-cell>
        </table:table-row>
        <table:table-row table:style-name="ro1">
          <table:table-cell office:value-type="float" office:value="161.547" calcext:value-type="float">
            <text:p>161.547</text:p>
          </table:table-cell>
          <table:table-cell office:value-type="float" office:value="290.546" calcext:value-type="float">
            <text:p>290.546</text:p>
          </table:table-cell>
          <table:table-cell office:value-type="float" office:value="135.024" calcext:value-type="float">
            <text:p>135.024</text:p>
          </table:table-cell>
          <table:table-cell office:value-type="float" office:value="204.358" calcext:value-type="float">
            <text:p>204.358</text:p>
          </table:table-cell>
          <table:table-cell office:value-type="float" office:value="5.47504" calcext:value-type="float">
            <text:p>5.47504</text:p>
          </table:table-cell>
          <table:table-cell office:value-type="float" office:value="126.17" calcext:value-type="float">
            <text:p>126.17</text:p>
          </table:table-cell>
          <table:table-cell office:value-type="float" office:value="214.803" calcext:value-type="float">
            <text:p>214.803</text:p>
          </table:table-cell>
          <table:table-cell office:value-type="float" office:value="0.86657" calcext:value-type="float">
            <text:p>0.866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9]-[.A299]; 2)+POWER([.K299]-[.B299];2))" office:value-type="float" office:value="227.688496250909" calcext:value-type="float">
            <text:p>227.6884962509</text:p>
          </table:table-cell>
          <table:table-cell table:formula="of:=SQRT(POWER([.J299]-[.C299]; 2)+POWER([.K299]-[.D299];2))" office:value-type="float" office:value="251.805418408739" calcext:value-type="float">
            <text:p>251.8054184087</text:p>
          </table:table-cell>
        </table:table-row>
        <table:table-row table:style-name="ro1">
          <table:table-cell office:value-type="float" office:value="170.708" calcext:value-type="float">
            <text:p>170.708</text:p>
          </table:table-cell>
          <table:table-cell office:value-type="float" office:value="293.366" calcext:value-type="float">
            <text:p>293.366</text:p>
          </table:table-cell>
          <table:table-cell office:value-type="float" office:value="144.283" calcext:value-type="float">
            <text:p>144.283</text:p>
          </table:table-cell>
          <table:table-cell office:value-type="float" office:value="205.896" calcext:value-type="float">
            <text:p>205.896</text:p>
          </table:table-cell>
          <table:table-cell office:value-type="float" office:value="19.2616" calcext:value-type="float">
            <text:p>19.2616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201.611" calcext:value-type="float">
            <text:p>201.611</text:p>
          </table:table-cell>
          <table:table-cell office:value-type="float" office:value="0.842514" calcext:value-type="float">
            <text:p>0.8425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0]-[.A300]; 2)+POWER([.K300]-[.B300];2))" office:value-type="float" office:value="219.389934181129" calcext:value-type="float">
            <text:p>219.3899341811</text:p>
          </table:table-cell>
          <table:table-cell table:formula="of:=SQRT(POWER([.J300]-[.C300]; 2)+POWER([.K300]-[.D300];2))" office:value-type="float" office:value="242.420582676059" calcext:value-type="float">
            <text:p>242.4205826761</text:p>
          </table:table-cell>
        </table:table-row>
        <table:table-row table:style-name="ro1">
          <table:table-cell office:value-type="float" office:value="199.863" calcext:value-type="float">
            <text:p>199.863</text:p>
          </table:table-cell>
          <table:table-cell office:value-type="float" office:value="298.764" calcext:value-type="float">
            <text:p>298.764</text:p>
          </table:table-cell>
          <table:table-cell office:value-type="float" office:value="173.551" calcext:value-type="float">
            <text:p>173.551</text:p>
          </table:table-cell>
          <table:table-cell office:value-type="float" office:value="213.033" calcext:value-type="float">
            <text:p>213.033</text:p>
          </table:table-cell>
          <table:table-cell office:value-type="float" office:value="5.40418" calcext:value-type="float">
            <text:p>5.40418</text:p>
          </table:table-cell>
          <table:table-cell office:value-type="float" office:value="135.978" calcext:value-type="float">
            <text:p>135.978</text:p>
          </table:table-cell>
          <table:table-cell office:value-type="float" office:value="156.89" calcext:value-type="float">
            <text:p>156.89</text:p>
          </table:table-cell>
          <table:table-cell office:value-type="float" office:value="0.802879" calcext:value-type="float">
            <text:p>0.8028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1]-[.A301]; 2)+POWER([.K301]-[.B301];2))" office:value-type="float" office:value="192.687795319268" calcext:value-type="float">
            <text:p>192.6877953193</text:p>
          </table:table-cell>
          <table:table-cell table:formula="of:=SQRT(POWER([.J301]-[.C301]; 2)+POWER([.K301]-[.D301];2))" office:value-type="float" office:value="212.433209950798" calcext:value-type="float">
            <text:p>212.4332099508</text:p>
          </table:table-cell>
        </table:table-row>
        <table:table-row table:style-name="ro1">
          <table:table-cell office:value-type="float" office:value="166.769" calcext:value-type="float">
            <text:p>166.769</text:p>
          </table:table-cell>
          <table:table-cell office:value-type="float" office:value="296.301" calcext:value-type="float">
            <text:p>296.301</text:p>
          </table:table-cell>
          <table:table-cell office:value-type="float" office:value="140.302" calcext:value-type="float">
            <text:p>140.302</text:p>
          </table:table-cell>
          <table:table-cell office:value-type="float" office:value="208.993" calcext:value-type="float">
            <text:p>208.993</text:p>
          </table:table-cell>
          <table:table-cell office:value-type="float" office:value="14.8306" calcext:value-type="float">
            <text:p>14.8306</text:p>
          </table:table-cell>
          <table:table-cell office:value-type="float" office:value="138.407" calcext:value-type="float">
            <text:p>138.407</text:p>
          </table:table-cell>
          <table:table-cell office:value-type="float" office:value="207.221" calcext:value-type="float">
            <text:p>207.221</text:p>
          </table:table-cell>
          <table:table-cell office:value-type="float" office:value="0.794217" calcext:value-type="float">
            <text:p>0.7942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2]-[.A302]; 2)+POWER([.K302]-[.B302];2))" office:value-type="float" office:value="223.914952519924" calcext:value-type="float">
            <text:p>223.9149525199</text:p>
          </table:table-cell>
          <table:table-cell table:formula="of:=SQRT(POWER([.J302]-[.C302]; 2)+POWER([.K302]-[.D302];2))" office:value-type="float" office:value="245.923112482337" calcext:value-type="float">
            <text:p>245.9231124823</text:p>
          </table:table-cell>
        </table:table-row>
        <table:table-row table:style-name="ro1">
          <table:table-cell office:value-type="float" office:value="190.365" calcext:value-type="float">
            <text:p>190.365</text:p>
          </table:table-cell>
          <table:table-cell office:value-type="float" office:value="277.508" calcext:value-type="float">
            <text:p>277.508</text:p>
          </table:table-cell>
          <table:table-cell office:value-type="float" office:value="164.063" calcext:value-type="float">
            <text:p>164.063</text:p>
          </table:table-cell>
          <table:table-cell office:value-type="float" office:value="191.786" calcext:value-type="float">
            <text:p>191.786</text:p>
          </table:table-cell>
          <table:table-cell office:value-type="float" office:value="15.6007" calcext:value-type="float">
            <text:p>15.6007</text:p>
          </table:table-cell>
          <table:table-cell office:value-type="float" office:value="110.763" calcext:value-type="float">
            <text:p>110.763</text:p>
          </table:table-cell>
          <table:table-cell office:value-type="float" office:value="172.132" calcext:value-type="float">
            <text:p>172.132</text:p>
          </table:table-cell>
          <table:table-cell office:value-type="float" office:value="0.779427" calcext:value-type="float">
            <text:p>0.7794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3]-[.A303]; 2)+POWER([.K303]-[.B303];2))" office:value-type="float" office:value="196.863737872164" calcext:value-type="float">
            <text:p>196.8637378722</text:p>
          </table:table-cell>
          <table:table-cell table:formula="of:=SQRT(POWER([.J303]-[.C303]; 2)+POWER([.K303]-[.D303];2))" office:value-type="float" office:value="225.596386861581" calcext:value-type="float">
            <text:p>225.5963868616</text:p>
          </table:table-cell>
        </table:table-row>
        <table:table-row table:style-name="ro1">
          <table:table-cell office:value-type="float" office:value="182.368" calcext:value-type="float">
            <text:p>182.368</text:p>
          </table:table-cell>
          <table:table-cell office:value-type="float" office:value="279.027" calcext:value-type="float">
            <text:p>279.027</text:p>
          </table:table-cell>
          <table:table-cell office:value-type="float" office:value="156.066" calcext:value-type="float">
            <text:p>156.066</text:p>
          </table:table-cell>
          <table:table-cell office:value-type="float" office:value="191.79" calcext:value-type="float">
            <text:p>191.79</text:p>
          </table:table-cell>
          <table:table-cell office:value-type="float" office:value="28.5074" calcext:value-type="float">
            <text:p>28.5074</text:p>
          </table:table-cell>
          <table:table-cell office:value-type="float" office:value="119.544" calcext:value-type="float">
            <text:p>119.544</text:p>
          </table:table-cell>
          <table:table-cell office:value-type="float" office:value="184.932" calcext:value-type="float">
            <text:p>184.932</text:p>
          </table:table-cell>
          <table:table-cell office:value-type="float" office:value="0.754815" calcext:value-type="float">
            <text:p>0.7548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4]-[.A304]; 2)+POWER([.K304]-[.B304];2))" office:value-type="float" office:value="205.00356619581" calcext:value-type="float">
            <text:p>205.0035661958</text:p>
          </table:table-cell>
          <table:table-cell table:formula="of:=SQRT(POWER([.J304]-[.C304]; 2)+POWER([.K304]-[.D304];2))" office:value-type="float" office:value="233.398698488231" calcext:value-type="float">
            <text:p>233.3986984882</text:p>
          </table:table-cell>
        </table:table-row>
        <table:table-row table:style-name="ro1">
          <table:table-cell office:value-type="float" office:value="189.864" calcext:value-type="float">
            <text:p>189.864</text:p>
          </table:table-cell>
          <table:table-cell office:value-type="float" office:value="277.43" calcext:value-type="float">
            <text:p>277.43</text:p>
          </table:table-cell>
          <table:table-cell office:value-type="float" office:value="163.605" calcext:value-type="float">
            <text:p>163.605</text:p>
          </table:table-cell>
          <table:table-cell office:value-type="float" office:value="190.437" calcext:value-type="float">
            <text:p>190.437</text:p>
          </table:table-cell>
          <table:table-cell office:value-type="float" office:value="28.7757" calcext:value-type="float">
            <text:p>28.7757</text:p>
          </table:table-cell>
          <table:table-cell office:value-type="float" office:value="116.993" calcext:value-type="float">
            <text:p>116.993</text:p>
          </table:table-cell>
          <table:table-cell office:value-type="float" office:value="173.743" calcext:value-type="float">
            <text:p>173.743</text:p>
          </table:table-cell>
          <table:table-cell office:value-type="float" office:value="0.74863" calcext:value-type="float">
            <text:p>0.748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5]-[.A305]; 2)+POWER([.K305]-[.B305];2))" office:value-type="float" office:value="197.34252303039" calcext:value-type="float">
            <text:p>197.3425230304</text:p>
          </table:table-cell>
          <table:table-cell table:formula="of:=SQRT(POWER([.J305]-[.C305]; 2)+POWER([.K305]-[.D305];2))" office:value-type="float" office:value="226.346413698119" calcext:value-type="float">
            <text:p>226.3464136981</text:p>
          </table:table-cell>
        </table:table-row>
        <table:table-row table:style-name="ro1">
          <table:table-cell office:value-type="float" office:value="200.672" calcext:value-type="float">
            <text:p>200.672</text:p>
          </table:table-cell>
          <table:table-cell office:value-type="float" office:value="288.03" calcext:value-type="float">
            <text:p>288.03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201.921" calcext:value-type="float">
            <text:p>201.921</text:p>
          </table:table-cell>
          <table:table-cell office:value-type="float" office:value="15.8428" calcext:value-type="float">
            <text:p>15.8428</text:p>
          </table:table-cell>
          <table:table-cell office:value-type="float" office:value="125.432" calcext:value-type="float">
            <text:p>125.432</text:p>
          </table:table-cell>
          <table:table-cell office:value-type="float" office:value="156.482" calcext:value-type="float">
            <text:p>156.482</text:p>
          </table:table-cell>
          <table:table-cell office:value-type="float" office:value="0.742814" calcext:value-type="float">
            <text:p>0.7428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6]-[.A306]; 2)+POWER([.K306]-[.B306];2))" office:value-type="float" office:value="189.018296691088" calcext:value-type="float">
            <text:p>189.0182966911</text:p>
          </table:table-cell>
          <table:table-cell table:formula="of:=SQRT(POWER([.J306]-[.C306]; 2)+POWER([.K306]-[.D306];2))" office:value-type="float" office:value="213.375875686545" calcext:value-type="float">
            <text:p>213.3758756865</text:p>
          </table:table-cell>
        </table:table-row>
        <table:table-row table:style-name="ro1">
          <table:table-cell office:value-type="float" office:value="183.134" calcext:value-type="float">
            <text:p>183.134</text:p>
          </table:table-cell>
          <table:table-cell office:value-type="float" office:value="277.088" calcext:value-type="float">
            <text:p>277.088</text:p>
          </table:table-cell>
          <table:table-cell office:value-type="float" office:value="156.786" calcext:value-type="float">
            <text:p>156.786</text:p>
          </table:table-cell>
          <table:table-cell office:value-type="float" office:value="191.272" calcext:value-type="float">
            <text:p>191.272</text:p>
          </table:table-cell>
          <table:table-cell office:value-type="float" office:value="15.0992" calcext:value-type="float">
            <text:p>15.0992</text:p>
          </table:table-cell>
          <table:table-cell office:value-type="float" office:value="110.313" calcext:value-type="float">
            <text:p>110.313</text:p>
          </table:table-cell>
          <table:table-cell office:value-type="float" office:value="183.041" calcext:value-type="float">
            <text:p>183.041</text:p>
          </table:table-cell>
          <table:table-cell office:value-type="float" office:value="0.739222" calcext:value-type="float">
            <text:p>0.7392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7]-[.A307]; 2)+POWER([.K307]-[.B307];2))" office:value-type="float" office:value="203.907620504973" calcext:value-type="float">
            <text:p>203.907620505</text:p>
          </table:table-cell>
          <table:table-cell table:formula="of:=SQRT(POWER([.J307]-[.C307]; 2)+POWER([.K307]-[.D307];2))" office:value-type="float" office:value="232.80792894573" calcext:value-type="float">
            <text:p>232.8079289457</text:p>
          </table:table-cell>
        </table:table-row>
        <table:table-row table:style-name="ro1">
          <table:table-cell office:value-type="float" office:value="188.966" calcext:value-type="float">
            <text:p>188.966</text:p>
          </table:table-cell>
          <table:table-cell office:value-type="float" office:value="276.238" calcext:value-type="float">
            <text:p>276.238</text:p>
          </table:table-cell>
          <table:table-cell office:value-type="float" office:value="162.674" calcext:value-type="float">
            <text:p>162.674</text:p>
          </table:table-cell>
          <table:table-cell office:value-type="float" office:value="190.141" calcext:value-type="float">
            <text:p>190.141</text:p>
          </table:table-cell>
          <table:table-cell office:value-type="float" office:value="19.9719" calcext:value-type="float">
            <text:p>19.9719</text:p>
          </table:table-cell>
          <table:table-cell office:value-type="float" office:value="111.11" calcext:value-type="float">
            <text:p>111.11</text:p>
          </table:table-cell>
          <table:table-cell office:value-type="float" office:value="174.54" calcext:value-type="float">
            <text:p>174.54</text:p>
          </table:table-cell>
          <table:table-cell office:value-type="float" office:value="0.720342" calcext:value-type="float">
            <text:p>0.7203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8]-[.A308]; 2)+POWER([.K308]-[.B308];2))" office:value-type="float" office:value="198.016418006185" calcext:value-type="float">
            <text:p>198.0164180062</text:p>
          </table:table-cell>
          <table:table-cell table:formula="of:=SQRT(POWER([.J308]-[.C308]; 2)+POWER([.K308]-[.D308];2))" office:value-type="float" office:value="227.320377786506" calcext:value-type="float">
            <text:p>227.3203777865</text:p>
          </table:table-cell>
        </table:table-row>
        <table:table-row table:style-name="ro1">
          <table:table-cell office:value-type="float" office:value="183.917" calcext:value-type="float">
            <text:p>183.917</text:p>
          </table:table-cell>
          <table:table-cell office:value-type="float" office:value="275.607" calcext:value-type="float">
            <text:p>275.607</text:p>
          </table:table-cell>
          <table:table-cell office:value-type="float" office:value="157.655" calcext:value-type="float">
            <text:p>157.655</text:p>
          </table:table-cell>
          <table:table-cell office:value-type="float" office:value="187.997" calcext:value-type="float">
            <text:p>187.997</text:p>
          </table:table-cell>
          <table:table-cell office:value-type="float" office:value="34.8361" calcext:value-type="float">
            <text:p>34.8361</text:p>
          </table:table-cell>
          <table:table-cell office:value-type="float" office:value="117.631" calcext:value-type="float">
            <text:p>117.631</text:p>
          </table:table-cell>
          <table:table-cell office:value-type="float" office:value="183.03" calcext:value-type="float">
            <text:p>183.03</text:p>
          </table:table-cell>
          <table:table-cell office:value-type="float" office:value="0.692883" calcext:value-type="float">
            <text:p>0.6928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9]-[.A309]; 2)+POWER([.K309]-[.B309];2))" office:value-type="float" office:value="202.885774114402" calcext:value-type="float">
            <text:p>202.8857741144</text:p>
          </table:table-cell>
          <table:table-cell table:formula="of:=SQRT(POWER([.J309]-[.C309]; 2)+POWER([.K309]-[.D309];2))" office:value-type="float" office:value="232.6980512037" calcext:value-type="float">
            <text:p>232.6980512037</text:p>
          </table:table-cell>
        </table:table-row>
        <table:table-row table:style-name="ro1">
          <table:table-cell office:value-type="float" office:value="172.449" calcext:value-type="float">
            <text:p>172.449</text:p>
          </table:table-cell>
          <table:table-cell office:value-type="float" office:value="298.623" calcext:value-type="float">
            <text:p>298.623</text:p>
          </table:table-cell>
          <table:table-cell office:value-type="float" office:value="145.966" calcext:value-type="float">
            <text:p>145.966</text:p>
          </table:table-cell>
          <table:table-cell office:value-type="float" office:value="211.905" calcext:value-type="float">
            <text:p>211.905</text:p>
          </table:table-cell>
          <table:table-cell office:value-type="float" office:value="8.77593" calcext:value-type="float">
            <text:p>8.77593</text:p>
          </table:table-cell>
          <table:table-cell office:value-type="float" office:value="138.64" calcext:value-type="float">
            <text:p>138.64</text:p>
          </table:table-cell>
          <table:table-cell office:value-type="float" office:value="198.427" calcext:value-type="float">
            <text:p>198.427</text:p>
          </table:table-cell>
          <table:table-cell office:value-type="float" office:value="0.683614" calcext:value-type="float">
            <text:p>0.6836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0]-[.A310]; 2)+POWER([.K310]-[.B310];2))" office:value-type="float" office:value="218.997693435342" calcext:value-type="float">
            <text:p>218.9976934353</text:p>
          </table:table-cell>
          <table:table-cell table:formula="of:=SQRT(POWER([.J310]-[.C310]; 2)+POWER([.K310]-[.D310];2))" office:value-type="float" office:value="239.928935689299" calcext:value-type="float">
            <text:p>239.9289356893</text:p>
          </table:table-cell>
        </table:table-row>
        <table:table-row table:style-name="ro1">
          <table:table-cell office:value-type="float" office:value="170.543" calcext:value-type="float">
            <text:p>170.543</text:p>
          </table:table-cell>
          <table:table-cell office:value-type="float" office:value="284.661" calcext:value-type="float">
            <text:p>284.661</text:p>
          </table:table-cell>
          <table:table-cell office:value-type="float" office:value="144.117" calcext:value-type="float">
            <text:p>144.117</text:p>
          </table:table-cell>
          <table:table-cell office:value-type="float" office:value="198.105" calcext:value-type="float">
            <text:p>198.105</text:p>
          </table:table-cell>
          <table:table-cell office:value-type="float" office:value="15.1319" calcext:value-type="float">
            <text:p>15.1319</text:p>
          </table:table-cell>
          <table:table-cell office:value-type="float" office:value="121.844" calcext:value-type="float">
            <text:p>121.844</text:p>
          </table:table-cell>
          <table:table-cell office:value-type="float" office:value="201.85" calcext:value-type="float">
            <text:p>201.85</text:p>
          </table:table-cell>
          <table:table-cell office:value-type="float" office:value="0.635496" calcext:value-type="float">
            <text:p>0.6354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1]-[.A311]; 2)+POWER([.K311]-[.B311];2))" office:value-type="float" office:value="217.678321773207" calcext:value-type="float">
            <text:p>217.6783217732</text:p>
          </table:table-cell>
          <table:table-cell table:formula="of:=SQRT(POWER([.J311]-[.C311]; 2)+POWER([.K311]-[.D311];2))" office:value-type="float" office:value="243.86599745352" calcext:value-type="float">
            <text:p>243.8659974535</text:p>
          </table:table-cell>
        </table:table-row>
        <table:table-row table:style-name="ro1">
          <table:table-cell office:value-type="float" office:value="193.749" calcext:value-type="float">
            <text:p>193.749</text:p>
          </table:table-cell>
          <table:table-cell office:value-type="float" office:value="277.256" calcext:value-type="float">
            <text:p>277.256</text:p>
          </table:table-cell>
          <table:table-cell office:value-type="float" office:value="167.491" calcext:value-type="float">
            <text:p>167.491</text:p>
          </table:table-cell>
          <table:table-cell office:value-type="float" office:value="191.05" calcext:value-type="float">
            <text:p>191.05</text:p>
          </table:table-cell>
          <table:table-cell office:value-type="float" office:value="21.6374" calcext:value-type="float">
            <text:p>21.6374</text:p>
          </table:table-cell>
          <table:table-cell office:value-type="float" office:value="113.11" calcext:value-type="float">
            <text:p>113.11</text:p>
          </table:table-cell>
          <table:table-cell office:value-type="float" office:value="167.421" calcext:value-type="float">
            <text:p>167.421</text:p>
          </table:table-cell>
          <table:table-cell office:value-type="float" office:value="0.634417" calcext:value-type="float">
            <text:p>0.6344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2]-[.A312]; 2)+POWER([.K312]-[.B312];2))" office:value-type="float" office:value="193.490125166635" calcext:value-type="float">
            <text:p>193.4901251666</text:p>
          </table:table-cell>
          <table:table-cell table:formula="of:=SQRT(POWER([.J312]-[.C312]; 2)+POWER([.K312]-[.D312];2))" office:value-type="float" office:value="222.423131847836" calcext:value-type="float">
            <text:p>222.4231318478</text:p>
          </table:table-cell>
        </table:table-row>
        <table:table-row table:style-name="ro1">
          <table:table-cell office:value-type="float" office:value="192.94" calcext:value-type="float">
            <text:p>192.94</text:p>
          </table:table-cell>
          <table:table-cell office:value-type="float" office:value="275.194" calcext:value-type="float">
            <text:p>275.194</text:p>
          </table:table-cell>
          <table:table-cell office:value-type="float" office:value="166.661" calcext:value-type="float">
            <text:p>166.661</text:p>
          </table:table-cell>
          <table:table-cell office:value-type="float" office:value="189.697" calcext:value-type="float">
            <text:p>189.697</text:p>
          </table:table-cell>
          <table:table-cell office:value-type="float" office:value="15.2572" calcext:value-type="float">
            <text:p>15.2572</text:p>
          </table:table-cell>
          <table:table-cell office:value-type="float" office:value="107.119" calcext:value-type="float">
            <text:p>107.119</text:p>
          </table:table-cell>
          <table:table-cell office:value-type="float" office:value="168.225" calcext:value-type="float">
            <text:p>168.225</text:p>
          </table:table-cell>
          <table:table-cell office:value-type="float" office:value="0.629815" calcext:value-type="float">
            <text:p>0.6298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3]-[.A313]; 2)+POWER([.K313]-[.B313];2))" office:value-type="float" office:value="193.922059694095" calcext:value-type="float">
            <text:p>193.9220596941</text:p>
          </table:table-cell>
          <table:table-cell table:formula="of:=SQRT(POWER([.J313]-[.C313]; 2)+POWER([.K313]-[.D313];2))" office:value-type="float" office:value="223.543831786967" calcext:value-type="float">
            <text:p>223.543831787</text:p>
          </table:table-cell>
        </table:table-row>
        <table:table-row table:style-name="ro1">
          <table:table-cell office:value-type="float" office:value="193.943" calcext:value-type="float">
            <text:p>193.943</text:p>
          </table:table-cell>
          <table:table-cell office:value-type="float" office:value="277.934" calcext:value-type="float">
            <text:p>277.934</text:p>
          </table:table-cell>
          <table:table-cell office:value-type="float" office:value="167.708" calcext:value-type="float">
            <text:p>167.708</text:p>
          </table:table-cell>
          <table:table-cell office:value-type="float" office:value="190.947" calcext:value-type="float">
            <text:p>190.947</text:p>
          </table:table-cell>
          <table:table-cell office:value-type="float" office:value="29.3791" calcext:value-type="float">
            <text:p>29.3791</text:p>
          </table:table-cell>
          <table:table-cell office:value-type="float" office:value="117.78" calcext:value-type="float">
            <text:p>117.78</text:p>
          </table:table-cell>
          <table:table-cell office:value-type="float" office:value="167.657" calcext:value-type="float">
            <text:p>167.657</text:p>
          </table:table-cell>
          <table:table-cell office:value-type="float" office:value="0.593001" calcext:value-type="float">
            <text:p>0.5930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4]-[.A314]; 2)+POWER([.K314]-[.B314];2))" office:value-type="float" office:value="193.42418567749" calcext:value-type="float">
            <text:p>193.4241856775</text:p>
          </table:table-cell>
          <table:table-cell table:formula="of:=SQRT(POWER([.J314]-[.C314]; 2)+POWER([.K314]-[.D314];2))" office:value-type="float" office:value="222.235546375912" calcext:value-type="float">
            <text:p>222.2355463759</text:p>
          </table:table-cell>
        </table:table-row>
        <table:table-row table:style-name="ro1">
          <table:table-cell office:value-type="float" office:value="165.164" calcext:value-type="float">
            <text:p>165.164</text:p>
          </table:table-cell>
          <table:table-cell office:value-type="float" office:value="291.305" calcext:value-type="float">
            <text:p>291.305</text:p>
          </table:table-cell>
          <table:table-cell office:value-type="float" office:value="138.711" calcext:value-type="float">
            <text:p>138.711</text:p>
          </table:table-cell>
          <table:table-cell office:value-type="float" office:value="204.122" calcext:value-type="float">
            <text:p>204.122</text:p>
          </table:table-cell>
          <table:table-cell office:value-type="float" office:value="16.2135" calcext:value-type="float">
            <text:p>16.2135</text:p>
          </table:table-cell>
          <table:table-cell office:value-type="float" office:value="132.063" calcext:value-type="float">
            <text:p>132.063</text:p>
          </table:table-cell>
          <table:table-cell office:value-type="float" office:value="209.781" calcext:value-type="float">
            <text:p>209.781</text:p>
          </table:table-cell>
          <table:table-cell office:value-type="float" office:value="0.589924" calcext:value-type="float">
            <text:p>0.5899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5]-[.A315]; 2)+POWER([.K315]-[.B315];2))" office:value-type="float" office:value="224.321594861039" calcext:value-type="float">
            <text:p>224.321594861</text:p>
          </table:table-cell>
          <table:table-cell table:formula="of:=SQRT(POWER([.J315]-[.C315]; 2)+POWER([.K315]-[.D315];2))" office:value-type="float" office:value="248.196366623285" calcext:value-type="float">
            <text:p>248.1963666233</text:p>
          </table:table-cell>
        </table:table-row>
        <table:table-row table:style-name="ro1">
          <table:table-cell office:value-type="float" office:value="168.527" calcext:value-type="float">
            <text:p>168.527</text:p>
          </table:table-cell>
          <table:table-cell office:value-type="float" office:value="293.606" calcext:value-type="float">
            <text:p>293.606</text:p>
          </table:table-cell>
          <table:table-cell office:value-type="float" office:value="142.052" calcext:value-type="float">
            <text:p>142.052</text:p>
          </table:table-cell>
          <table:table-cell office:value-type="float" office:value="206.861" calcext:value-type="float">
            <text:p>206.861</text:p>
          </table:table-cell>
          <table:table-cell office:value-type="float" office:value="11.1222" calcext:value-type="float">
            <text:p>11.1222</text:p>
          </table:table-cell>
          <table:table-cell office:value-type="float" office:value="132.797" calcext:value-type="float">
            <text:p>132.797</text:p>
          </table:table-cell>
          <table:table-cell office:value-type="float" office:value="204.503" calcext:value-type="float">
            <text:p>204.503</text:p>
          </table:table-cell>
          <table:table-cell office:value-type="float" office:value="0.580906" calcext:value-type="float">
            <text:p>0.5809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6]-[.A316]; 2)+POWER([.K316]-[.B316];2))" office:value-type="float" office:value="221.566678372448" calcext:value-type="float">
            <text:p>221.5666783724</text:p>
          </table:table-cell>
          <table:table-cell table:formula="of:=SQRT(POWER([.J316]-[.C316]; 2)+POWER([.K316]-[.D316];2))" office:value-type="float" office:value="244.486367769248" calcext:value-type="float">
            <text:p>244.4863677692</text:p>
          </table:table-cell>
        </table:table-row>
        <table:table-row table:style-name="ro1">
          <table:table-cell office:value-type="float" office:value="194.175" calcext:value-type="float">
            <text:p>194.175</text:p>
          </table:table-cell>
          <table:table-cell office:value-type="float" office:value="287.947" calcext:value-type="float">
            <text:p>287.947</text:p>
          </table:table-cell>
          <table:table-cell office:value-type="float" office:value="167.875" calcext:value-type="float">
            <text:p>167.875</text:p>
          </table:table-cell>
          <table:table-cell office:value-type="float" office:value="201.69" calcext:value-type="float">
            <text:p>201.69</text:p>
          </table:table-cell>
          <table:table-cell office:value-type="float" office:value="15.8317" calcext:value-type="float">
            <text:p>15.8317</text:p>
          </table:table-cell>
          <table:table-cell office:value-type="float" office:value="125.643" calcext:value-type="float">
            <text:p>125.643</text:p>
          </table:table-cell>
          <table:table-cell office:value-type="float" office:value="166.306" calcext:value-type="float">
            <text:p>166.306</text:p>
          </table:table-cell>
          <table:table-cell office:value-type="float" office:value="0.569749" calcext:value-type="float">
            <text:p>0.5697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7]-[.A317]; 2)+POWER([.K317]-[.B317];2))" office:value-type="float" office:value="195.306572941107" calcext:value-type="float">
            <text:p>195.3065729411</text:p>
          </table:table-cell>
          <table:table-cell table:formula="of:=SQRT(POWER([.J317]-[.C317]; 2)+POWER([.K317]-[.D317];2))" office:value-type="float" office:value="219.852022335479" calcext:value-type="float">
            <text:p>219.8520223355</text:p>
          </table:table-cell>
        </table:table-row>
        <table:table-row table:style-name="ro1">
          <table:table-cell office:value-type="float" office:value="168.317" calcext:value-type="float">
            <text:p>168.317</text:p>
          </table:table-cell>
          <table:table-cell office:value-type="float" office:value="285.316" calcext:value-type="float">
            <text:p>285.316</text:p>
          </table:table-cell>
          <table:table-cell office:value-type="float" office:value="141.884" calcext:value-type="float">
            <text:p>141.884</text:p>
          </table:table-cell>
          <table:table-cell office:value-type="float" office:value="198.636" calcext:value-type="float">
            <text:p>198.636</text:p>
          </table:table-cell>
          <table:table-cell office:value-type="float" office:value="15.4656" calcext:value-type="float">
            <text:p>15.4656</text:p>
          </table:table-cell>
          <table:table-cell office:value-type="float" office:value="123.05" calcext:value-type="float">
            <text:p>123.05</text:p>
          </table:table-cell>
          <table:table-cell office:value-type="float" office:value="205.182" calcext:value-type="float">
            <text:p>205.182</text:p>
          </table:table-cell>
          <table:table-cell office:value-type="float" office:value="0.55748" calcext:value-type="float">
            <text:p>0.557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8]-[.A318]; 2)+POWER([.K318]-[.B318];2))" office:value-type="float" office:value="219.989618720975" calcext:value-type="float">
            <text:p>219.989618721</text:p>
          </table:table-cell>
          <table:table-cell table:formula="of:=SQRT(POWER([.J318]-[.C318]; 2)+POWER([.K318]-[.D318];2))" office:value-type="float" office:value="245.968684901148" calcext:value-type="float">
            <text:p>245.9686849011</text:p>
          </table:table-cell>
        </table:table-row>
        <table:table-row table:style-name="ro1">
          <table:table-cell office:value-type="float" office:value="182.368" calcext:value-type="float">
            <text:p>182.368</text:p>
          </table:table-cell>
          <table:table-cell office:value-type="float" office:value="276.598" calcext:value-type="float">
            <text:p>276.598</text:p>
          </table:table-cell>
          <table:table-cell office:value-type="float" office:value="155.992" calcext:value-type="float">
            <text:p>155.992</text:p>
          </table:table-cell>
          <table:table-cell office:value-type="float" office:value="191.41" calcext:value-type="float">
            <text:p>191.41</text:p>
          </table:table-cell>
          <table:table-cell office:value-type="float" office:value="8.5755" calcext:value-type="float">
            <text:p>8.5755</text:p>
          </table:table-cell>
          <table:table-cell office:value-type="float" office:value="106.518" calcext:value-type="float">
            <text:p>106.518</text:p>
          </table:table-cell>
          <table:table-cell office:value-type="float" office:value="183.832" calcext:value-type="float">
            <text:p>183.832</text:p>
          </table:table-cell>
          <table:table-cell office:value-type="float" office:value="0.539278" calcext:value-type="float">
            <text:p>0.5392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9]-[.A319]; 2)+POWER([.K319]-[.B319];2))" office:value-type="float" office:value="204.578799067743" calcext:value-type="float">
            <text:p>204.5787990677</text:p>
          </table:table-cell>
          <table:table-cell table:formula="of:=SQRT(POWER([.J319]-[.C319]; 2)+POWER([.K319]-[.D319];2))" office:value-type="float" office:value="233.552983633265" calcext:value-type="float">
            <text:p>233.5529836333</text:p>
          </table:table-cell>
        </table:table-row>
        <table:table-row table:style-name="ro1">
          <table:table-cell office:value-type="float" office:value="195.654" calcext:value-type="float">
            <text:p>195.654</text:p>
          </table:table-cell>
          <table:table-cell office:value-type="float" office:value="287.445" calcext:value-type="float">
            <text:p>287.445</text:p>
          </table:table-cell>
          <table:table-cell office:value-type="float" office:value="169.379" calcext:value-type="float">
            <text:p>169.379</text:p>
          </table:table-cell>
          <table:table-cell office:value-type="float" office:value="200.795" calcext:value-type="float">
            <text:p>200.795</text:p>
          </table:table-cell>
          <table:table-cell office:value-type="float" office:value="20.5632" calcext:value-type="float">
            <text:p>20.5632</text:p>
          </table:table-cell>
          <table:table-cell office:value-type="float" office:value="127.071" calcext:value-type="float">
            <text:p>127.071</text:p>
          </table:table-cell>
          <table:table-cell office:value-type="float" office:value="164.41" calcext:value-type="float">
            <text:p>164.41</text:p>
          </table:table-cell>
          <table:table-cell office:value-type="float" office:value="0.53649" calcext:value-type="float">
            <text:p>0.536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0]-[.A320]; 2)+POWER([.K320]-[.B320];2))" office:value-type="float" office:value="193.751035457878" calcext:value-type="float">
            <text:p>193.7510354579</text:p>
          </table:table-cell>
          <table:table-cell table:formula="of:=SQRT(POWER([.J320]-[.C320]; 2)+POWER([.K320]-[.D320];2))" office:value-type="float" office:value="218.540672795706" calcext:value-type="float">
            <text:p>218.5406727957</text:p>
          </table:table-cell>
        </table:table-row>
        <table:table-row table:style-name="ro1">
          <table:table-cell office:value-type="float" office:value="176.239" calcext:value-type="float">
            <text:p>176.239</text:p>
          </table:table-cell>
          <table:table-cell office:value-type="float" office:value="295.632" calcext:value-type="float">
            <text:p>295.632</text:p>
          </table:table-cell>
          <table:table-cell office:value-type="float" office:value="149.803" calcext:value-type="float">
            <text:p>149.803</text:p>
          </table:table-cell>
          <table:table-cell office:value-type="float" office:value="208.731" calcext:value-type="float">
            <text:p>208.731</text:p>
          </table:table-cell>
          <table:table-cell office:value-type="float" office:value="13.4138" calcext:value-type="float">
            <text:p>13.4138</text:p>
          </table:table-cell>
          <table:table-cell office:value-type="float" office:value="136.35" calcext:value-type="float">
            <text:p>136.35</text:p>
          </table:table-cell>
          <table:table-cell office:value-type="float" office:value="193.033" calcext:value-type="float">
            <text:p>193.033</text:p>
          </table:table-cell>
          <table:table-cell office:value-type="float" office:value="0.534323" calcext:value-type="float">
            <text:p>0.5343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1]-[.A321]; 2)+POWER([.K321]-[.B321];2))" office:value-type="float" office:value="214.571723544832" calcext:value-type="float">
            <text:p>214.5717235448</text:p>
          </table:table-cell>
          <table:table-cell table:formula="of:=SQRT(POWER([.J321]-[.C321]; 2)+POWER([.K321]-[.D321];2))" office:value-type="float" office:value="236.548221658925" calcext:value-type="float">
            <text:p>236.5482216589</text:p>
          </table:table-cell>
        </table:table-row>
        <table:table-row table:style-name="ro1">
          <table:table-cell office:value-type="float" office:value="190.224" calcext:value-type="float">
            <text:p>190.224</text:p>
          </table:table-cell>
          <table:table-cell office:value-type="float" office:value="276.094" calcext:value-type="float">
            <text:p>276.094</text:p>
          </table:table-cell>
          <table:table-cell office:value-type="float" office:value="163.985" calcext:value-type="float">
            <text:p>163.985</text:p>
          </table:table-cell>
          <table:table-cell office:value-type="float" office:value="188.762" calcext:value-type="float">
            <text:p>188.762</text:p>
          </table:table-cell>
          <table:table-cell office:value-type="float" office:value="33.1723" calcext:value-type="float">
            <text:p>33.1723</text:p>
          </table:table-cell>
          <table:table-cell office:value-type="float" office:value="117.179" calcext:value-type="float">
            <text:p>117.179</text:p>
          </table:table-cell>
          <table:table-cell office:value-type="float" office:value="173.501" calcext:value-type="float">
            <text:p>173.501</text:p>
          </table:table-cell>
          <table:table-cell office:value-type="float" office:value="0.530341" calcext:value-type="float">
            <text:p>0.5303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2]-[.A322]; 2)+POWER([.K322]-[.B322];2))" office:value-type="float" office:value="196.752481590449" calcext:value-type="float">
            <text:p>196.7524815904</text:p>
          </table:table-cell>
          <table:table-cell table:formula="of:=SQRT(POWER([.J322]-[.C322]; 2)+POWER([.K322]-[.D322];2))" office:value-type="float" office:value="226.364495601673" calcext:value-type="float">
            <text:p>226.3644956017</text:p>
          </table:table-cell>
        </table:table-row>
        <table:table-row table:style-name="ro1">
          <table:table-cell office:value-type="float" office:value="174.726" calcext:value-type="float">
            <text:p>174.726</text:p>
          </table:table-cell>
          <table:table-cell office:value-type="float" office:value="228.043" calcext:value-type="float">
            <text:p>228.043</text:p>
          </table:table-cell>
          <table:table-cell office:value-type="float" office:value="147.787" calcext:value-type="float">
            <text:p>147.787</text:p>
          </table:table-cell>
          <table:table-cell office:value-type="float" office:value="158.027" calcext:value-type="float">
            <text:p>158.027</text:p>
          </table:table-cell>
          <table:table-cell office:value-type="float" office:value="-145.646" calcext:value-type="float">
            <text:p>-145.646</text:p>
          </table:table-cell>
          <table:table-cell office:value-type="float" office:value="-46.0304" calcext:value-type="float">
            <text:p>-46.0304</text:p>
          </table:table-cell>
          <table:table-cell office:value-type="float" office:value="188.865" calcext:value-type="float">
            <text:p>188.865</text:p>
          </table:table-cell>
          <table:table-cell office:value-type="float" office:value="-0.000000000147846" calcext:value-type="float">
            <text:p>-1.47846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3]-[.A323]; 2)+POWER([.K323]-[.B323];2))" office:value-type="float" office:value="209.738897024372" calcext:value-type="float">
            <text:p>209.7388970244</text:p>
          </table:table-cell>
          <table:table-cell table:formula="of:=SQRT(POWER([.J323]-[.C323]; 2)+POWER([.K323]-[.D323];2))" office:value-type="float" office:value="250.695125796255" calcext:value-type="float">
            <text:p>250.6951257963</text:p>
          </table:table-cell>
        </table:table-row>
        <table:table-row table:style-name="ro1">
          <table:table-cell office:value-type="float" office:value="174.437" calcext:value-type="float">
            <text:p>174.437</text:p>
          </table:table-cell>
          <table:table-cell office:value-type="float" office:value="227.72" calcext:value-type="float">
            <text:p>227.72</text:p>
          </table:table-cell>
          <table:table-cell office:value-type="float" office:value="147.491" calcext:value-type="float">
            <text:p>147.491</text:p>
          </table:table-cell>
          <table:table-cell office:value-type="float" office:value="157.768" calcext:value-type="float">
            <text:p>157.768</text:p>
          </table:table-cell>
          <table:table-cell office:value-type="float" office:value="-146.393" calcext:value-type="float">
            <text:p>-146.393</text:p>
          </table:table-cell>
          <table:table-cell office:value-type="float" office:value="-46.9381" calcext:value-type="float">
            <text:p>-46.9381</text:p>
          </table:table-cell>
          <table:table-cell office:value-type="float" office:value="189.329" calcext:value-type="float">
            <text:p>189.329</text:p>
          </table:table-cell>
          <table:table-cell office:value-type="float" office:value="-0.000000000627805" calcext:value-type="float">
            <text:p>-6.27805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4]-[.A324]; 2)+POWER([.K324]-[.B324];2))" office:value-type="float" office:value="210.048968978665" calcext:value-type="float">
            <text:p>210.0489689787</text:p>
          </table:table-cell>
          <table:table-cell table:formula="of:=SQRT(POWER([.J324]-[.C324]; 2)+POWER([.K324]-[.D324];2))" office:value-type="float" office:value="251.060823118622" calcext:value-type="float">
            <text:p>251.0608231186</text:p>
          </table:table-cell>
        </table:table-row>
        <table:table-row table:style-name="ro1">
          <table:table-cell office:value-type="float" office:value="174.674" calcext:value-type="float">
            <text:p>174.674</text:p>
          </table:table-cell>
          <table:table-cell office:value-type="float" office:value="228.168" calcext:value-type="float">
            <text:p>228.168</text:p>
          </table:table-cell>
          <table:table-cell office:value-type="float" office:value="147.732" calcext:value-type="float">
            <text:p>147.732</text:p>
          </table:table-cell>
          <table:table-cell office:value-type="float" office:value="158.155" calcext:value-type="float">
            <text:p>158.155</text:p>
          </table:table-cell>
          <table:table-cell office:value-type="float" office:value="-145.772" calcext:value-type="float">
            <text:p>-145.772</text:p>
          </table:table-cell>
          <table:table-cell office:value-type="float" office:value="-45.8858" calcext:value-type="float">
            <text:p>-45.8858</text:p>
          </table:table-cell>
          <table:table-cell office:value-type="float" office:value="188.946" calcext:value-type="float">
            <text:p>188.946</text:p>
          </table:table-cell>
          <table:table-cell office:value-type="float" office:value="-0.00000000087612" calcext:value-type="float">
            <text:p>-8.7612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5]-[.A325]; 2)+POWER([.K325]-[.B325];2))" office:value-type="float" office:value="209.782502845209" calcext:value-type="float">
            <text:p>209.7825028452</text:p>
          </table:table-cell>
          <table:table-cell table:formula="of:=SQRT(POWER([.J325]-[.C325]; 2)+POWER([.K325]-[.D325];2))" office:value-type="float" office:value="250.70411215016" calcext:value-type="float">
            <text:p>250.7041121502</text:p>
          </table:table-cell>
        </table:table-row>
        <table:table-row table:style-name="ro1">
          <table:table-cell office:value-type="float" office:value="136.591" calcext:value-type="float">
            <text:p>136.591</text:p>
          </table:table-cell>
          <table:table-cell office:value-type="float" office:value="221.006" calcext:value-type="float">
            <text:p>221.006</text:p>
          </table:table-cell>
          <table:table-cell office:value-type="float" office:value="109.29" calcext:value-type="float">
            <text:p>109.29</text:p>
          </table:table-cell>
          <table:table-cell office:value-type="float" office:value="148.748" calcext:value-type="float">
            <text:p>148.748</text:p>
          </table:table-cell>
          <table:table-cell office:value-type="float" office:value="-120.736" calcext:value-type="float">
            <text:p>-120.736</text:p>
          </table:table-cell>
          <table:table-cell office:value-type="float" office:value="-41.3406" calcext:value-type="float">
            <text:p>-41.3406</text:p>
          </table:table-cell>
          <table:table-cell office:value-type="float" office:value="253.872" calcext:value-type="float">
            <text:p>253.872</text:p>
          </table:table-cell>
          <table:table-cell office:value-type="float" office:value="-0.00000000177935" calcext:value-type="float">
            <text:p>-1.77935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6]-[.A326]; 2)+POWER([.K326]-[.B326];2))" office:value-type="float" office:value="248.298129910396" calcext:value-type="float">
            <text:p>248.2981299104</text:p>
          </table:table-cell>
          <table:table-cell table:formula="of:=SQRT(POWER([.J326]-[.C326]; 2)+POWER([.K326]-[.D326];2))" office:value-type="float" office:value="290.10604889247" calcext:value-type="float">
            <text:p>290.1060488925</text:p>
          </table:table-cell>
        </table:table-row>
        <table:table-row table:style-name="ro1">
          <table:table-cell office:value-type="float" office:value="136.669" calcext:value-type="float">
            <text:p>136.669</text:p>
          </table:table-cell>
          <table:table-cell office:value-type="float" office:value="220.661" calcext:value-type="float">
            <text:p>220.661</text:p>
          </table:table-cell>
          <table:table-cell office:value-type="float" office:value="109.377" calcext:value-type="float">
            <text:p>109.377</text:p>
          </table:table-cell>
          <table:table-cell office:value-type="float" office:value="148.334" calcext:value-type="float">
            <text:p>148.334</text:p>
          </table:table-cell>
          <table:table-cell office:value-type="float" office:value="-119.594" calcext:value-type="float">
            <text:p>-119.594</text:p>
          </table:table-cell>
          <table:table-cell office:value-type="float" office:value="-41.2979" calcext:value-type="float">
            <text:p>-41.2979</text:p>
          </table:table-cell>
          <table:table-cell office:value-type="float" office:value="253.769" calcext:value-type="float">
            <text:p>253.769</text:p>
          </table:table-cell>
          <table:table-cell office:value-type="float" office:value="-0.00000000218617" calcext:value-type="float">
            <text:p>-2.18617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7]-[.A327]; 2)+POWER([.K327]-[.B327];2))" office:value-type="float" office:value="248.249826751198" calcext:value-type="float">
            <text:p>248.2498267512</text:p>
          </table:table-cell>
          <table:table-cell table:formula="of:=SQRT(POWER([.J327]-[.C327]; 2)+POWER([.K327]-[.D327];2))" office:value-type="float" office:value="290.157046588567" calcext:value-type="float">
            <text:p>290.1570465886</text:p>
          </table:table-cell>
        </table:table-row>
        <table:table-row table:style-name="ro1">
          <table:table-cell office:value-type="float" office:value="137.123" calcext:value-type="float">
            <text:p>137.123</text:p>
          </table:table-cell>
          <table:table-cell office:value-type="float" office:value="220.614" calcext:value-type="float">
            <text:p>220.614</text:p>
          </table:table-cell>
          <table:table-cell office:value-type="float" office:value="109.829" calcext:value-type="float">
            <text:p>109.829</text:p>
          </table:table-cell>
          <table:table-cell office:value-type="float" office:value="148.376" calcext:value-type="float">
            <text:p>148.376</text:p>
          </table:table-cell>
          <table:table-cell office:value-type="float" office:value="-120.64" calcext:value-type="float">
            <text:p>-120.64</text:p>
          </table:table-cell>
          <table:table-cell office:value-type="float" office:value="-41.9693" calcext:value-type="float">
            <text:p>-41.9693</text:p>
          </table:table-cell>
          <table:table-cell office:value-type="float" office:value="253.01" calcext:value-type="float">
            <text:p>253.01</text:p>
          </table:table-cell>
          <table:table-cell office:value-type="float" office:value="-0.00000000329313" calcext:value-type="float">
            <text:p>-3.29313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8]-[.A328]; 2)+POWER([.K328]-[.B328];2))" office:value-type="float" office:value="247.801561990638" calcext:value-type="float">
            <text:p>247.8015619906</text:p>
          </table:table-cell>
          <table:table-cell table:formula="of:=SQRT(POWER([.J328]-[.C328]; 2)+POWER([.K328]-[.D328];2))" office:value-type="float" office:value="289.715706541775" calcext:value-type="float">
            <text:p>289.7157065418</text:p>
          </table:table-cell>
        </table:table-row>
        <table:table-row table:style-name="ro1">
          <table:table-cell office:value-type="float" office:value="136.828" calcext:value-type="float">
            <text:p>136.828</text:p>
          </table:table-cell>
          <table:table-cell office:value-type="float" office:value="220.908" calcext:value-type="float">
            <text:p>220.908</text:p>
          </table:table-cell>
          <table:table-cell office:value-type="float" office:value="109.532" calcext:value-type="float">
            <text:p>109.532</text:p>
          </table:table-cell>
          <table:table-cell office:value-type="float" office:value="148.628" calcext:value-type="float">
            <text:p>148.628</text:p>
          </table:table-cell>
          <table:table-cell office:value-type="float" office:value="-120.333" calcext:value-type="float">
            <text:p>-120.333</text:p>
          </table:table-cell>
          <table:table-cell office:value-type="float" office:value="-41.3035" calcext:value-type="float">
            <text:p>-41.3035</text:p>
          </table:table-cell>
          <table:table-cell office:value-type="float" office:value="253.488" calcext:value-type="float">
            <text:p>253.488</text:p>
          </table:table-cell>
          <table:table-cell office:value-type="float" office:value="-0.00000000347881" calcext:value-type="float">
            <text:p>-3.47881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9]-[.A329]; 2)+POWER([.K329]-[.B329];2))" office:value-type="float" office:value="248.070292554348" calcext:value-type="float">
            <text:p>248.0702925543</text:p>
          </table:table-cell>
          <table:table-cell table:formula="of:=SQRT(POWER([.J329]-[.C329]; 2)+POWER([.K329]-[.D329];2))" office:value-type="float" office:value="289.915528056018" calcext:value-type="float">
            <text:p>289.915528056</text:p>
          </table:table-cell>
        </table:table-row>
        <table:table-row table:style-name="ro1">
          <table:table-cell office:value-type="float" office:value="174.075" calcext:value-type="float">
            <text:p>174.075</text:p>
          </table:table-cell>
          <table:table-cell office:value-type="float" office:value="227.482" calcext:value-type="float">
            <text:p>227.482</text:p>
          </table:table-cell>
          <table:table-cell office:value-type="float" office:value="147.126" calcext:value-type="float">
            <text:p>147.126</text:p>
          </table:table-cell>
          <table:table-cell office:value-type="float" office:value="157.461" calcext:value-type="float">
            <text:p>157.461</text:p>
          </table:table-cell>
          <table:table-cell office:value-type="float" office:value="-145.43" calcext:value-type="float">
            <text:p>-145.43</text:p>
          </table:table-cell>
          <table:table-cell office:value-type="float" office:value="-46.7959" calcext:value-type="float">
            <text:p>-46.7959</text:p>
          </table:table-cell>
          <table:table-cell office:value-type="float" office:value="189.998" calcext:value-type="float">
            <text:p>189.998</text:p>
          </table:table-cell>
          <table:table-cell office:value-type="float" office:value="-0.00000000381912" calcext:value-type="float">
            <text:p>-3.81912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0]-[.A330]; 2)+POWER([.K330]-[.B330];2))" office:value-type="float" office:value="210.426419322765" calcext:value-type="float">
            <text:p>210.4264193228</text:p>
          </table:table-cell>
          <table:table-cell table:formula="of:=SQRT(POWER([.J330]-[.C330]; 2)+POWER([.K330]-[.D330];2))" office:value-type="float" office:value="251.507722340687" calcext:value-type="float">
            <text:p>251.5077223407</text:p>
          </table:table-cell>
        </table:table-row>
        <table:table-row table:style-name="ro1">
          <table:table-cell office:value-type="float" office:value="175.385" calcext:value-type="float">
            <text:p>175.385</text:p>
          </table:table-cell>
          <table:table-cell office:value-type="float" office:value="227.362" calcext:value-type="float">
            <text:p>227.362</text:p>
          </table:table-cell>
          <table:table-cell office:value-type="float" office:value="148.46" calcext:value-type="float">
            <text:p>148.46</text:p>
          </table:table-cell>
          <table:table-cell office:value-type="float" office:value="157.35" calcext:value-type="float">
            <text:p>157.35</text:p>
          </table:table-cell>
          <table:table-cell office:value-type="float" office:value="-145.157" calcext:value-type="float">
            <text:p>-145.157</text:p>
          </table:table-cell>
          <table:table-cell office:value-type="float" office:value="-46.9534" calcext:value-type="float">
            <text:p>-46.9534</text:p>
          </table:table-cell>
          <table:table-cell office:value-type="float" office:value="187.78" calcext:value-type="float">
            <text:p>187.78</text:p>
          </table:table-cell>
          <table:table-cell office:value-type="float" office:value="-0.00000000502166" calcext:value-type="float">
            <text:p>-0.000000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1]-[.A331]; 2)+POWER([.K331]-[.B331];2))" office:value-type="float" office:value="209.127925607748" calcext:value-type="float">
            <text:p>209.1279256077</text:p>
          </table:table-cell>
          <table:table-cell table:formula="of:=SQRT(POWER([.J331]-[.C331]; 2)+POWER([.K331]-[.D331];2))" office:value-type="float" office:value="250.289260856314" calcext:value-type="float">
            <text:p>250.2892608563</text:p>
          </table:table-cell>
        </table:table-row>
        <table:table-row table:style-name="ro1">
          <table:table-cell office:value-type="float" office:value="173.92" calcext:value-type="float">
            <text:p>173.92</text:p>
          </table:table-cell>
          <table:table-cell office:value-type="float" office:value="228.133" calcext:value-type="float">
            <text:p>228.133</text:p>
          </table:table-cell>
          <table:table-cell office:value-type="float" office:value="146.967" calcext:value-type="float">
            <text:p>146.967</text:p>
          </table:table-cell>
          <table:table-cell office:value-type="float" office:value="158.084" calcext:value-type="float">
            <text:p>158.084</text:p>
          </table:table-cell>
          <table:table-cell office:value-type="float" office:value="-145.448" calcext:value-type="float">
            <text:p>-145.448</text:p>
          </table:table-cell>
          <table:table-cell office:value-type="float" office:value="-45.7124" calcext:value-type="float">
            <text:p>-45.7124</text:p>
          </table:table-cell>
          <table:table-cell office:value-type="float" office:value="190.247" calcext:value-type="float">
            <text:p>190.247</text:p>
          </table:table-cell>
          <table:table-cell office:value-type="float" office:value="-0.0000000115677" calcext:value-type="float">
            <text:p>-1.15677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2]-[.A332]; 2)+POWER([.K332]-[.B332];2))" office:value-type="float" office:value="210.537170326287" calcext:value-type="float">
            <text:p>210.5371703263</text:p>
          </table:table-cell>
          <table:table-cell table:formula="of:=SQRT(POWER([.J332]-[.C332]; 2)+POWER([.K332]-[.D332];2))" office:value-type="float" office:value="251.448877796263" calcext:value-type="float">
            <text:p>251.4488777963</text:p>
          </table:table-cell>
        </table:table-row>
        <table:table-row table:style-name="ro1">
          <table:table-cell office:value-type="float" office:value="136.742" calcext:value-type="float">
            <text:p>136.742</text:p>
          </table:table-cell>
          <table:table-cell office:value-type="float" office:value="221.071" calcext:value-type="float">
            <text:p>221.071</text:p>
          </table:table-cell>
          <table:table-cell office:value-type="float" office:value="109.443" calcext:value-type="float">
            <text:p>109.443</text:p>
          </table:table-cell>
          <table:table-cell office:value-type="float" office:value="148.801" calcext:value-type="float">
            <text:p>148.801</text:p>
          </table:table-cell>
          <table:table-cell office:value-type="float" office:value="-120.574" calcext:value-type="float">
            <text:p>-120.574</text:p>
          </table:table-cell>
          <table:table-cell office:value-type="float" office:value="-41.1599" calcext:value-type="float">
            <text:p>-41.1599</text:p>
          </table:table-cell>
          <table:table-cell office:value-type="float" office:value="253.621" calcext:value-type="float">
            <text:p>253.621</text:p>
          </table:table-cell>
          <table:table-cell office:value-type="float" office:value="-0.0000000217403" calcext:value-type="float">
            <text:p>-2.17403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3]-[.A333]; 2)+POWER([.K333]-[.B333];2))" office:value-type="float" office:value="248.14218022134" calcext:value-type="float">
            <text:p>248.1421802213</text:p>
          </table:table-cell>
          <table:table-cell table:formula="of:=SQRT(POWER([.J333]-[.C333]; 2)+POWER([.K333]-[.D333];2))" office:value-type="float" office:value="289.944132291033" calcext:value-type="float">
            <text:p>289.944132291</text:p>
          </table:table-cell>
        </table:table-row>
        <table:table-row table:style-name="ro1">
          <table:table-cell office:value-type="float" office:value="136.808" calcext:value-type="float">
            <text:p>136.808</text:p>
          </table:table-cell>
          <table:table-cell office:value-type="float" office:value="220.768" calcext:value-type="float">
            <text:p>220.768</text:p>
          </table:table-cell>
          <table:table-cell office:value-type="float" office:value="109.517" calcext:value-type="float">
            <text:p>109.517</text:p>
          </table:table-cell>
          <table:table-cell office:value-type="float" office:value="148.444" calcext:value-type="float">
            <text:p>148.444</text:p>
          </table:table-cell>
          <table:table-cell office:value-type="float" office:value="-119.668" calcext:value-type="float">
            <text:p>-119.668</text:p>
          </table:table-cell>
          <table:table-cell office:value-type="float" office:value="-41.1747" calcext:value-type="float">
            <text:p>-41.1747</text:p>
          </table:table-cell>
          <table:table-cell office:value-type="float" office:value="253.533" calcext:value-type="float">
            <text:p>253.533</text:p>
          </table:table-cell>
          <table:table-cell office:value-type="float" office:value="-0.0000000281391" calcext:value-type="float">
            <text:p>-2.81391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4]-[.A334]; 2)+POWER([.K334]-[.B334];2))" office:value-type="float" office:value="248.102161796305" calcext:value-type="float">
            <text:p>248.1021617963</text:p>
          </table:table-cell>
          <table:table-cell table:formula="of:=SQRT(POWER([.J334]-[.C334]; 2)+POWER([.K334]-[.D334];2))" office:value-type="float" office:value="289.989038456629" calcext:value-type="float">
            <text:p>289.9890384566</text:p>
          </table:table-cell>
        </table:table-row>
        <table:table-row table:style-name="ro1">
          <table:table-cell office:value-type="float" office:value="174.622" calcext:value-type="float">
            <text:p>174.622</text:p>
          </table:table-cell>
          <table:table-cell office:value-type="float" office:value="228.065" calcext:value-type="float">
            <text:p>228.065</text:p>
          </table:table-cell>
          <table:table-cell office:value-type="float" office:value="147.68" calcext:value-type="float">
            <text:p>147.68</text:p>
          </table:table-cell>
          <table:table-cell office:value-type="float" office:value="158.052" calcext:value-type="float">
            <text:p>158.052</text:p>
          </table:table-cell>
          <table:table-cell office:value-type="float" office:value="-145.726" calcext:value-type="float">
            <text:p>-145.726</text:p>
          </table:table-cell>
          <table:table-cell office:value-type="float" office:value="-46.0274" calcext:value-type="float">
            <text:p>-46.0274</text:p>
          </table:table-cell>
          <table:table-cell office:value-type="float" office:value="189.039" calcext:value-type="float">
            <text:p>189.039</text:p>
          </table:table-cell>
          <table:table-cell office:value-type="float" office:value="-0.0000000377666" calcext:value-type="float">
            <text:p>-3.77666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5]-[.A335]; 2)+POWER([.K335]-[.B335];2))" office:value-type="float" office:value="209.841204507122" calcext:value-type="float">
            <text:p>209.8412045071</text:p>
          </table:table-cell>
          <table:table-cell table:formula="of:=SQRT(POWER([.J335]-[.C335]; 2)+POWER([.K335]-[.D335];2))" office:value-type="float" office:value="250.787577650888" calcext:value-type="float">
            <text:p>250.7875776509</text:p>
          </table:table-cell>
        </table:table-row>
        <table:table-row table:style-name="ro1">
          <table:table-cell office:value-type="float" office:value="136.984" calcext:value-type="float">
            <text:p>136.984</text:p>
          </table:table-cell>
          <table:table-cell office:value-type="float" office:value="220.508" calcext:value-type="float">
            <text:p>220.508</text:p>
          </table:table-cell>
          <table:table-cell office:value-type="float" office:value="109.689" calcext:value-type="float">
            <text:p>109.689</text:p>
          </table:table-cell>
          <table:table-cell office:value-type="float" office:value="148.267" calcext:value-type="float">
            <text:p>148.267</text:p>
          </table:table-cell>
          <table:table-cell office:value-type="float" office:value="-120.566" calcext:value-type="float">
            <text:p>-120.566</text:p>
          </table:table-cell>
          <table:table-cell office:value-type="float" office:value="-42.0925" calcext:value-type="float">
            <text:p>-42.0925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-0.000000044162" calcext:value-type="float">
            <text:p>-4.4162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6]-[.A336]; 2)+POWER([.K336]-[.B336];2))" office:value-type="float" office:value="247.94920915381" calcext:value-type="float">
            <text:p>247.9492091538</text:p>
          </table:table-cell>
          <table:table-cell table:formula="of:=SQRT(POWER([.J336]-[.C336]; 2)+POWER([.K336]-[.D336];2))" office:value-type="float" office:value="289.883424862478" calcext:value-type="float">
            <text:p>289.8834248625</text:p>
          </table:table-cell>
        </table:table-row>
        <table:table-row table:style-name="ro1">
          <table:table-cell office:value-type="float" office:value="173.911" calcext:value-type="float">
            <text:p>173.911</text:p>
          </table:table-cell>
          <table:table-cell office:value-type="float" office:value="227.548" calcext:value-type="float">
            <text:p>227.548</text:p>
          </table:table-cell>
          <table:table-cell office:value-type="float" office:value="146.953" calcext:value-type="float">
            <text:p>146.953</text:p>
          </table:table-cell>
          <table:table-cell office:value-type="float" office:value="157.643" calcext:value-type="float">
            <text:p>157.643</text:p>
          </table:table-cell>
          <table:table-cell office:value-type="float" office:value="-147.065" calcext:value-type="float">
            <text:p>-147.065</text:p>
          </table:table-cell>
          <table:table-cell office:value-type="float" office:value="-47.5385" calcext:value-type="float">
            <text:p>-47.5385</text:p>
          </table:table-cell>
          <table:table-cell office:value-type="float" office:value="190.199" calcext:value-type="float">
            <text:p>190.199</text:p>
          </table:table-cell>
          <table:table-cell office:value-type="float" office:value="-0.000000046259" calcext:value-type="float">
            <text:p>-4.6259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7]-[.A337]; 2)+POWER([.K337]-[.B337];2))" office:value-type="float" office:value="210.585489113092" calcext:value-type="float">
            <text:p>210.5854891131</text:p>
          </table:table-cell>
          <table:table-cell table:formula="of:=SQRT(POWER([.J337]-[.C337]; 2)+POWER([.K337]-[.D337];2))" office:value-type="float" office:value="251.609585783213" calcext:value-type="float">
            <text:p>251.6095857832</text:p>
          </table:table-cell>
        </table:table-row>
        <table:table-row table:style-name="ro1">
          <table:table-cell office:value-type="float" office:value="136.467" calcext:value-type="float">
            <text:p>136.46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09.183" calcext:value-type="float">
            <text:p>109.183</text:p>
          </table:table-cell>
          <table:table-cell office:value-type="float" office:value="147.573" calcext:value-type="float">
            <text:p>147.573</text:p>
          </table:table-cell>
          <table:table-cell office:value-type="float" office:value="-118.319" calcext:value-type="float">
            <text:p>-118.319</text:p>
          </table:table-cell>
          <table:table-cell office:value-type="float" office:value="-41.7249" calcext:value-type="float">
            <text:p>-41.7249</text:p>
          </table:table-cell>
          <table:table-cell office:value-type="float" office:value="254.145" calcext:value-type="float">
            <text:p>254.145</text:p>
          </table:table-cell>
          <table:table-cell office:value-type="float" office:value="-0.000000161577" calcext:value-type="float">
            <text:p>-1.61577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8]-[.A338]; 2)+POWER([.K338]-[.B338];2))" office:value-type="float" office:value="248.511382010965" calcext:value-type="float">
            <text:p>248.511382011</text:p>
          </table:table-cell>
          <table:table-cell table:formula="of:=SQRT(POWER([.J338]-[.C338]; 2)+POWER([.K338]-[.D338];2))" office:value-type="float" office:value="290.587064092674" calcext:value-type="float">
            <text:p>290.5870640927</text:p>
          </table:table-cell>
        </table:table-row>
        <table:table-row table:style-name="ro1">
          <table:table-cell office:value-type="float" office:value="175.317" calcext:value-type="float">
            <text:p>175.317</text:p>
          </table:table-cell>
          <table:table-cell office:value-type="float" office:value="229.099" calcext:value-type="float">
            <text:p>229.099</text:p>
          </table:table-cell>
          <table:table-cell office:value-type="float" office:value="148.38" calcext:value-type="float">
            <text:p>148.38</text:p>
          </table:table-cell>
          <table:table-cell office:value-type="float" office:value="159.151" calcext:value-type="float">
            <text:p>159.151</text:p>
          </table:table-cell>
          <table:table-cell office:value-type="float" office:value="-147.01" calcext:value-type="float">
            <text:p>-147.01</text:p>
          </table:table-cell>
          <table:table-cell office:value-type="float" office:value="-45.0458" calcext:value-type="float">
            <text:p>-45.0458</text:p>
          </table:table-cell>
          <table:table-cell office:value-type="float" office:value="187.769" calcext:value-type="float">
            <text:p>187.769</text:p>
          </table:table-cell>
          <table:table-cell office:value-type="float" office:value="-0.000000943565" calcext:value-type="float">
            <text:p>-9.43565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9]-[.A339]; 2)+POWER([.K339]-[.B339];2))" office:value-type="float" office:value="209.081396326885" calcext:value-type="float">
            <text:p>209.0813963269</text:p>
          </table:table-cell>
          <table:table-cell table:formula="of:=SQRT(POWER([.J339]-[.C339]; 2)+POWER([.K339]-[.D339];2))" office:value-type="float" office:value="249.761368512026" calcext:value-type="float">
            <text:p>249.761368512</text:p>
          </table:table-cell>
        </table:table-row>
        <table:table-row table:style-name="ro1">
          <table:table-cell office:value-type="float" office:value="174.889" calcext:value-type="float">
            <text:p>174.889</text:p>
          </table:table-cell>
          <table:table-cell office:value-type="float" office:value="228.289" calcext:value-type="float">
            <text:p>228.289</text:p>
          </table:table-cell>
          <table:table-cell office:value-type="float" office:value="147.958" calcext:value-type="float">
            <text:p>147.958</text:p>
          </table:table-cell>
          <table:table-cell office:value-type="float" office:value="158.134" calcext:value-type="float">
            <text:p>158.134</text:p>
          </table:table-cell>
          <table:table-cell office:value-type="float" office:value="-143.874" calcext:value-type="float">
            <text:p>-143.874</text:p>
          </table:table-cell>
          <table:table-cell office:value-type="float" office:value="-44.6986" calcext:value-type="float">
            <text:p>-44.6986</text:p>
          </table:table-cell>
          <table:table-cell office:value-type="float" office:value="188.669" calcext:value-type="float">
            <text:p>188.669</text:p>
          </table:table-cell>
          <table:table-cell office:value-type="float" office:value="-0.00000106436" calcext:value-type="float">
            <text:p>-1.0643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0]-[.A340]; 2)+POWER([.K340]-[.B340];2))" office:value-type="float" office:value="209.560019665011" calcext:value-type="float">
            <text:p>209.560019665</text:p>
          </table:table-cell>
          <table:table-cell table:formula="of:=SQRT(POWER([.J340]-[.C340]; 2)+POWER([.K340]-[.D340];2))" office:value-type="float" office:value="250.498167099083" calcext:value-type="float">
            <text:p>250.4981670991</text:p>
          </table:table-cell>
        </table:table-row>
        <table:table-row table:style-name="ro1">
          <table:table-cell office:value-type="float" office:value="135.472" calcext:value-type="float">
            <text:p>135.472</text:p>
          </table:table-cell>
          <table:table-cell office:value-type="float" office:value="220.886" calcext:value-type="float">
            <text:p>220.886</text:p>
          </table:table-cell>
          <table:table-cell office:value-type="float" office:value="108.161" calcext:value-type="float">
            <text:p>108.161</text:p>
          </table:table-cell>
          <table:table-cell office:value-type="float" office:value="148.622" calcext:value-type="float">
            <text:p>148.622</text:p>
          </table:table-cell>
          <table:table-cell office:value-type="float" office:value="-120.853" calcext:value-type="float">
            <text:p>-120.853</text:p>
          </table:table-cell>
          <table:table-cell office:value-type="float" office:value="-41.5106" calcext:value-type="float">
            <text:p>-41.5106</text:p>
          </table:table-cell>
          <table:table-cell office:value-type="float" office:value="255.729" calcext:value-type="float">
            <text:p>255.729</text:p>
          </table:table-cell>
          <table:table-cell office:value-type="float" office:value="-0.00000136283" calcext:value-type="float">
            <text:p>-1.36283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1]-[.A341]; 2)+POWER([.K341]-[.B341];2))" office:value-type="float" office:value="249.423270325766" calcext:value-type="float">
            <text:p>249.4232703258</text:p>
          </table:table-cell>
          <table:table-cell table:formula="of:=SQRT(POWER([.J341]-[.C341]; 2)+POWER([.K341]-[.D341];2))" office:value-type="float" office:value="291.215735847155" calcext:value-type="float">
            <text:p>291.2157358472</text:p>
          </table:table-cell>
        </table:table-row>
        <table:table-row table:style-name="ro1">
          <table:table-cell office:value-type="float" office:value="174.181" calcext:value-type="float">
            <text:p>174.181</text:p>
          </table:table-cell>
          <table:table-cell office:value-type="float" office:value="225.861" calcext:value-type="float">
            <text:p>225.861</text:p>
          </table:table-cell>
          <table:table-cell office:value-type="float" office:value="147.238" calcext:value-type="float">
            <text:p>147.238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-145.475" calcext:value-type="float">
            <text:p>-145.475</text:p>
          </table:table-cell>
          <table:table-cell office:value-type="float" office:value="-49.5188" calcext:value-type="float">
            <text:p>-49.5188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-0.000280219" calcext:value-type="float">
            <text:p>-0.0002802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2]-[.A342]; 2)+POWER([.K342]-[.B342];2))" office:value-type="float" office:value="210.43877989097" calcext:value-type="float">
            <text:p>210.438779891</text:p>
          </table:table-cell>
          <table:table-cell table:formula="of:=SQRT(POWER([.J342]-[.C342]; 2)+POWER([.K342]-[.D342];2))" office:value-type="float" office:value="251.92700572388" calcext:value-type="float">
            <text:p>251.9270057239</text:p>
          </table:table-cell>
        </table:table-row>
        <table:table-row table:style-name="ro1">
          <table:table-cell office:value-type="float" office:value="143.627" calcext:value-type="float">
            <text:p>143.627</text:p>
          </table:table-cell>
          <table:table-cell office:value-type="float" office:value="212.921" calcext:value-type="float">
            <text:p>212.921</text:p>
          </table:table-cell>
          <table:table-cell office:value-type="float" office:value="116.405" calcext:value-type="float">
            <text:p>116.405</text:p>
          </table:table-cell>
          <table:table-cell office:value-type="float" office:value="141.322" calcext:value-type="float">
            <text:p>141.322</text:p>
          </table:table-cell>
          <table:table-cell office:value-type="float" office:value="-122.928" calcext:value-type="float">
            <text:p>-122.928</text:p>
          </table:table-cell>
          <table:table-cell office:value-type="float" office:value="-56.3152" calcext:value-type="float">
            <text:p>-56.3152</text:p>
          </table:table-cell>
          <table:table-cell office:value-type="float" office:value="242.511" calcext:value-type="float">
            <text:p>242.511</text:p>
          </table:table-cell>
          <table:table-cell office:value-type="float" office:value="-0.000550771" calcext:value-type="float">
            <text:p>-0.0005507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3]-[.A343]; 2)+POWER([.K343]-[.B343];2))" office:value-type="float" office:value="242.125519865214" calcext:value-type="float">
            <text:p>242.1255198652</text:p>
          </table:table-cell>
          <table:table-cell table:formula="of:=SQRT(POWER([.J343]-[.C343]; 2)+POWER([.K343]-[.D343];2))" office:value-type="float" office:value="285.907578963902" calcext:value-type="float">
            <text:p>285.9075789639</text:p>
          </table:table-cell>
        </table:table-row>
        <table:table-row table:style-name="ro1">
          <table:table-cell office:value-type="float" office:value="144.013" calcext:value-type="float">
            <text:p>144.013</text:p>
          </table:table-cell>
          <table:table-cell office:value-type="float" office:value="213.171" calcext:value-type="float">
            <text:p>213.171</text:p>
          </table:table-cell>
          <table:table-cell office:value-type="float" office:value="116.789" calcext:value-type="float">
            <text:p>116.789</text:p>
          </table:table-cell>
          <table:table-cell office:value-type="float" office:value="141.64" calcext:value-type="float">
            <text:p>141.64</text:p>
          </table:table-cell>
          <table:table-cell office:value-type="float" office:value="-123.89" calcext:value-type="float">
            <text:p>-123.89</text:p>
          </table:table-cell>
          <table:table-cell office:value-type="float" office:value="-56.4574" calcext:value-type="float">
            <text:p>-56.4574</text:p>
          </table:table-cell>
          <table:table-cell office:value-type="float" office:value="241.842" calcext:value-type="float">
            <text:p>241.842</text:p>
          </table:table-cell>
          <table:table-cell office:value-type="float" office:value="-0.00176247" calcext:value-type="float">
            <text:p>-0.001762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4]-[.A344]; 2)+POWER([.K344]-[.B344];2))" office:value-type="float" office:value="241.712373307615" calcext:value-type="float">
            <text:p>241.7123733076</text:p>
          </table:table-cell>
          <table:table-cell table:formula="of:=SQRT(POWER([.J344]-[.C344]; 2)+POWER([.K344]-[.D344];2))" office:value-type="float" office:value="285.436241779141" calcext:value-type="float">
            <text:p>285.4362417791</text:p>
          </table:table-cell>
        </table:table-row>
        <table:table-row table:style-name="ro1">
          <table:table-cell office:value-type="float" office:value="144.366" calcext:value-type="float">
            <text:p>144.366</text:p>
          </table:table-cell>
          <table:table-cell office:value-type="float" office:value="212.272" calcext:value-type="float">
            <text:p>212.272</text:p>
          </table:table-cell>
          <table:table-cell office:value-type="float" office:value="117.153" calcext:value-type="float">
            <text:p>117.153</text:p>
          </table:table-cell>
          <table:table-cell office:value-type="float" office:value="140.727" calcext:value-type="float">
            <text:p>140.727</text:p>
          </table:table-cell>
          <table:table-cell office:value-type="float" office:value="-123.081" calcext:value-type="float">
            <text:p>-123.081</text:p>
          </table:table-cell>
          <table:table-cell office:value-type="float" office:value="-57.5266" calcext:value-type="float">
            <text:p>-57.5266</text:p>
          </table:table-cell>
          <table:table-cell office:value-type="float" office:value="241.302" calcext:value-type="float">
            <text:p>241.302</text:p>
          </table:table-cell>
          <table:table-cell office:value-type="float" office:value="-0.00202737" calcext:value-type="float">
            <text:p>-0.002027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5]-[.A345]; 2)+POWER([.K345]-[.B345];2))" office:value-type="float" office:value="241.470925661869" calcext:value-type="float">
            <text:p>241.4709256619</text:p>
          </table:table-cell>
          <table:table-cell table:formula="of:=SQRT(POWER([.J345]-[.C345]; 2)+POWER([.K345]-[.D345];2))" office:value-type="float" office:value="285.418187819207" calcext:value-type="float">
            <text:p>285.4181878192</text:p>
          </table:table-cell>
        </table:table-row>
        <table:table-row table:style-name="ro1">
          <table:table-cell office:value-type="float" office:value="143.43" calcext:value-type="float">
            <text:p>143.43</text:p>
          </table:table-cell>
          <table:table-cell office:value-type="float" office:value="212.229" calcext:value-type="float">
            <text:p>212.229</text:p>
          </table:table-cell>
          <table:table-cell office:value-type="float" office:value="116.216" calcext:value-type="float">
            <text:p>116.216</text:p>
          </table:table-cell>
          <table:table-cell office:value-type="float" office:value="140.563" calcext:value-type="float">
            <text:p>140.563</text:p>
          </table:table-cell>
          <table:table-cell office:value-type="float" office:value="-121.652" calcext:value-type="float">
            <text:p>-121.652</text:p>
          </table:table-cell>
          <table:table-cell office:value-type="float" office:value="-56.7423" calcext:value-type="float">
            <text:p>-56.7423</text:p>
          </table:table-cell>
          <table:table-cell office:value-type="float" office:value="242.887" calcext:value-type="float">
            <text:p>242.887</text:p>
          </table:table-cell>
          <table:table-cell office:value-type="float" office:value="-0.0148184" calcext:value-type="float">
            <text:p>-0.01481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6]-[.A346]; 2)+POWER([.K346]-[.B346];2))" office:value-type="float" office:value="242.405109972954" calcext:value-type="float">
            <text:p>242.405109973</text:p>
          </table:table-cell>
          <table:table-cell table:formula="of:=SQRT(POWER([.J346]-[.C346]; 2)+POWER([.K346]-[.D346];2))" office:value-type="float" office:value="286.352467467979" calcext:value-type="float">
            <text:p>286.352467468</text:p>
          </table:table-cell>
        </table:table-row>
        <table:table-row table:style-name="ro1">
          <table:table-cell office:value-type="float" office:value="143.369" calcext:value-type="float">
            <text:p>143.369</text:p>
          </table:table-cell>
          <table:table-cell office:value-type="float" office:value="212.101" calcext:value-type="float">
            <text:p>212.101</text:p>
          </table:table-cell>
          <table:table-cell office:value-type="float" office:value="116.135" calcext:value-type="float">
            <text:p>116.135</text:p>
          </table:table-cell>
          <table:table-cell office:value-type="float" office:value="140.681" calcext:value-type="float">
            <text:p>140.681</text:p>
          </table:table-cell>
          <table:table-cell office:value-type="float" office:value="-124.869" calcext:value-type="float">
            <text:p>-124.869</text:p>
          </table:table-cell>
          <table:table-cell office:value-type="float" office:value="-58.6971" calcext:value-type="float">
            <text:p>-58.6971</text:p>
          </table:table-cell>
          <table:table-cell office:value-type="float" office:value="242.946" calcext:value-type="float">
            <text:p>242.946</text:p>
          </table:table-cell>
          <table:table-cell office:value-type="float" office:value="-0.144564" calcext:value-type="float">
            <text:p>-0.1445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7]-[.A347]; 2)+POWER([.K347]-[.B347];2))" office:value-type="float" office:value="242.481397971061" calcext:value-type="float">
            <text:p>242.4813979711</text:p>
          </table:table-cell>
          <table:table-cell table:formula="of:=SQRT(POWER([.J347]-[.C347]; 2)+POWER([.K347]-[.D347];2))" office:value-type="float" office:value="286.386448677307" calcext:value-type="float">
            <text:p>286.3864486773</text:p>
          </table:table-cell>
        </table:table-row>
        <table:table-row table:style-name="ro1">
          <table:table-cell office:value-type="float" office:value="123.657" calcext:value-type="float">
            <text:p>123.657</text:p>
          </table:table-cell>
          <table:table-cell office:value-type="float" office:value="204.065" calcext:value-type="float">
            <text:p>204.065</text:p>
          </table:table-cell>
          <table:table-cell office:value-type="float" office:value="96.1139" calcext:value-type="float">
            <text:p>96.1139</text:p>
          </table:table-cell>
          <table:table-cell office:value-type="float" office:value="134.098" calcext:value-type="float">
            <text:p>134.098</text:p>
          </table:table-cell>
          <table:table-cell office:value-type="float" office:value="-144.034" calcext:value-type="float">
            <text:p>-144.034</text:p>
          </table:table-cell>
          <table:table-cell office:value-type="float" office:value="-80.8372" calcext:value-type="float">
            <text:p>-80.8372</text:p>
          </table:table-cell>
          <table:table-cell office:value-type="float" office:value="276.301" calcext:value-type="float">
            <text:p>276.301</text:p>
          </table:table-cell>
          <table:table-cell office:value-type="float" office:value="-0.193401" calcext:value-type="float">
            <text:p>-0.1934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8]-[.A348]; 2)+POWER([.K348]-[.B348];2))" office:value-type="float" office:value="263.092268746157" calcext:value-type="float">
            <text:p>263.0922687462</text:p>
          </table:table-cell>
          <table:table-cell table:formula="of:=SQRT(POWER([.J348]-[.C348]; 2)+POWER([.K348]-[.D348];2))" office:value-type="float" office:value="307.443081199122" calcext:value-type="float">
            <text:p>307.4430811991</text:p>
          </table:table-cell>
        </table:table-row>
        <table:table-row table:style-name="ro1">
          <table:table-cell office:value-type="float" office:value="123.426" calcext:value-type="float">
            <text:p>123.426</text:p>
          </table:table-cell>
          <table:table-cell office:value-type="float" office:value="203.738" calcext:value-type="float">
            <text:p>203.738</text:p>
          </table:table-cell>
          <table:table-cell office:value-type="float" office:value="95.8756" calcext:value-type="float">
            <text:p>95.8756</text:p>
          </table:table-cell>
          <table:table-cell office:value-type="float" office:value="133.841" calcext:value-type="float">
            <text:p>133.841</text:p>
          </table:table-cell>
          <table:table-cell office:value-type="float" office:value="-144.845" calcext:value-type="float">
            <text:p>-144.845</text:p>
          </table:table-cell>
          <table:table-cell office:value-type="float" office:value="-81.8103" calcext:value-type="float">
            <text:p>-81.8103</text:p>
          </table:table-cell>
          <table:table-cell office:value-type="float" office:value="276.713" calcext:value-type="float">
            <text:p>276.713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9]-[.A349]; 2)+POWER([.K349]-[.B349];2))" office:value-type="float" office:value="263.368164590939" calcext:value-type="float">
            <text:p>263.3681645909</text:p>
          </table:table-cell>
          <table:table-cell table:formula="of:=SQRT(POWER([.J349]-[.C349]; 2)+POWER([.K349]-[.D349];2))" office:value-type="float" office:value="307.756460787357" calcext:value-type="float">
            <text:p>307.7564607874</text:p>
          </table:table-cell>
        </table:table-row>
        <table:table-row table:style-name="ro1">
          <table:table-cell office:value-type="float" office:value="122.552" calcext:value-type="float">
            <text:p>122.552</text:p>
          </table:table-cell>
          <table:table-cell office:value-type="float" office:value="204.874" calcext:value-type="float">
            <text:p>204.874</text:p>
          </table:table-cell>
          <table:table-cell office:value-type="float" office:value="94.9934" calcext:value-type="float">
            <text:p>94.9934</text:p>
          </table:table-cell>
          <table:table-cell office:value-type="float" office:value="134.891" calcext:value-type="float">
            <text:p>134.891</text:p>
          </table:table-cell>
          <table:table-cell office:value-type="float" office:value="-144.55" calcext:value-type="float">
            <text:p>-144.55</text:p>
          </table:table-cell>
          <table:table-cell office:value-type="float" office:value="-79.6753" calcext:value-type="float">
            <text:p>-79.6753</text:p>
          </table:table-cell>
          <table:table-cell office:value-type="float" office:value="278.115" calcext:value-type="float">
            <text:p>278.115</text:p>
          </table:table-cell>
          <table:table-cell office:value-type="float" office:value="-1.58393" calcext:value-type="float">
            <text:p>-1.583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0]-[.A350]; 2)+POWER([.K350]-[.B350];2))" office:value-type="float" office:value="264.070817357769" calcext:value-type="float">
            <text:p>264.0708173578</text:p>
          </table:table-cell>
          <table:table-cell table:formula="of:=SQRT(POWER([.J350]-[.C350]; 2)+POWER([.K350]-[.D350];2))" office:value-type="float" office:value="308.216081223157" calcext:value-type="float">
            <text:p>308.2160812232</text:p>
          </table:table-cell>
        </table:table-row>
        <table:table-row table:style-name="ro1">
          <table:table-cell office:value-type="float" office:value="165.781" calcext:value-type="float">
            <text:p>165.781</text:p>
          </table:table-cell>
          <table:table-cell office:value-type="float" office:value="612.14" calcext:value-type="float">
            <text:p>612.14</text:p>
          </table:table-cell>
          <table:table-cell office:value-type="float" office:value="137.695" calcext:value-type="float">
            <text:p>137.695</text:p>
          </table:table-cell>
          <table:table-cell office:value-type="float" office:value="524.676" calcext:value-type="float">
            <text:p>524.676</text:p>
          </table:table-cell>
          <table:table-cell office:value-type="float" office:value="-140.022" calcext:value-type="float">
            <text:p>-140.022</text:p>
          </table:table-cell>
          <table:table-cell office:value-type="float" office:value="506.192" calcext:value-type="float">
            <text:p>506.192</text:p>
          </table:table-cell>
          <table:table-cell office:value-type="float" office:value="195.311" calcext:value-type="float">
            <text:p>195.311</text:p>
          </table:table-cell>
          <table:table-cell office:value-type="float" office:value="0.986406" calcext:value-type="float">
            <text:p>0.9864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1]-[.A351]; 2)+POWER([.K351]-[.B351];2))" office:value-type="float" office:value="429.677962619681" calcext:value-type="float">
            <text:p>429.6779626197</text:p>
          </table:table-cell>
          <table:table-cell table:formula="of:=SQRT(POWER([.J351]-[.C351]; 2)+POWER([.K351]-[.D351];2))" office:value-type="float" office:value="374.929158643336" calcext:value-type="float">
            <text:p>374.9291586433</text:p>
          </table:table-cell>
        </table:table-row>
        <table:table-row table:style-name="ro1">
          <table:table-cell office:value-type="float" office:value="165.826" calcext:value-type="float">
            <text:p>165.826</text:p>
          </table:table-cell>
          <table:table-cell office:value-type="float" office:value="609.263" calcext:value-type="float">
            <text:p>609.263</text:p>
          </table:table-cell>
          <table:table-cell office:value-type="float" office:value="137.548" calcext:value-type="float">
            <text:p>137.548</text:p>
          </table:table-cell>
          <table:table-cell office:value-type="float" office:value="526.391" calcext:value-type="float">
            <text:p>526.391</text:p>
          </table:table-cell>
          <table:table-cell office:value-type="float" office:value="-179.747" calcext:value-type="float">
            <text:p>-179.747</text:p>
          </table:table-cell>
          <table:table-cell office:value-type="float" office:value="495.144" calcext:value-type="float">
            <text:p>495.144</text:p>
          </table:table-cell>
          <table:table-cell office:value-type="float" office:value="193.537" calcext:value-type="float">
            <text:p>193.537</text:p>
          </table:table-cell>
          <table:table-cell office:value-type="float" office:value="0.984709" calcext:value-type="float">
            <text:p>0.9847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2]-[.A352]; 2)+POWER([.K352]-[.B352];2))" office:value-type="float" office:value="427.17912571309" calcext:value-type="float">
            <text:p>427.1791257131</text:p>
          </table:table-cell>
          <table:table-cell table:formula="of:=SQRT(POWER([.J352]-[.C352]; 2)+POWER([.K352]-[.D352];2))" office:value-type="float" office:value="376.320115307433" calcext:value-type="float">
            <text:p>376.3201153074</text:p>
          </table:table-cell>
        </table:table-row>
        <table:table-row table:style-name="ro1">
          <table:table-cell office:value-type="float" office:value="166.097" calcext:value-type="float">
            <text:p>166.097</text:p>
          </table:table-cell>
          <table:table-cell office:value-type="float" office:value="608.055" calcext:value-type="float">
            <text:p>608.055</text:p>
          </table:table-cell>
          <table:table-cell office:value-type="float" office:value="137.867" calcext:value-type="float">
            <text:p>137.867</text:p>
          </table:table-cell>
          <table:table-cell office:value-type="float" office:value="524.342" calcext:value-type="float">
            <text:p>524.342</text:p>
          </table:table-cell>
          <table:table-cell office:value-type="float" office:value="-171.57" calcext:value-type="float">
            <text:p>-171.57</text:p>
          </table:table-cell>
          <table:table-cell office:value-type="float" office:value="495.168" calcext:value-type="float">
            <text:p>495.168</text:p>
          </table:table-cell>
          <table:table-cell office:value-type="float" office:value="193.52" calcext:value-type="float">
            <text:p>193.52</text:p>
          </table:table-cell>
          <table:table-cell office:value-type="float" office:value="0.95626" calcext:value-type="float">
            <text:p>0.956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3]-[.A353]; 2)+POWER([.K353]-[.B353];2))" office:value-type="float" office:value="426.00232444671" calcext:value-type="float">
            <text:p>426.0023244467</text:p>
          </table:table-cell>
          <table:table-cell table:formula="of:=SQRT(POWER([.J353]-[.C353]; 2)+POWER([.K353]-[.D353];2))" office:value-type="float" office:value="374.564358492636" calcext:value-type="float">
            <text:p>374.5643584926</text:p>
          </table:table-cell>
        </table:table-row>
        <table:table-row table:style-name="ro1">
          <table:table-cell office:value-type="float" office:value="169.747" calcext:value-type="float">
            <text:p>169.747</text:p>
          </table:table-cell>
          <table:table-cell office:value-type="float" office:value="628.921" calcext:value-type="float">
            <text:p>628.921</text:p>
          </table:table-cell>
          <table:table-cell office:value-type="float" office:value="141.505" calcext:value-type="float">
            <text:p>141.505</text:p>
          </table:table-cell>
          <table:table-cell office:value-type="float" office:value="544.861" calcext:value-type="float">
            <text:p>544.861</text:p>
          </table:table-cell>
          <table:table-cell office:value-type="float" office:value="-174.736" calcext:value-type="float">
            <text:p>-174.736</text:p>
          </table:table-cell>
          <table:table-cell office:value-type="float" office:value="520.953" calcext:value-type="float">
            <text:p>520.953</text:p>
          </table:table-cell>
          <table:table-cell office:value-type="float" office:value="187.51" calcext:value-type="float">
            <text:p>187.51</text:p>
          </table:table-cell>
          <table:table-cell office:value-type="float" office:value="0.94162" calcext:value-type="float">
            <text:p>0.941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4]-[.A354]; 2)+POWER([.K354]-[.B354];2))" office:value-type="float" office:value="442.28068943828" calcext:value-type="float">
            <text:p>442.2806894383</text:p>
          </table:table-cell>
          <table:table-cell table:formula="of:=SQRT(POWER([.J354]-[.C354]; 2)+POWER([.K354]-[.D354];2))" office:value-type="float" office:value="387.980167464782" calcext:value-type="float">
            <text:p>387.9801674648</text:p>
          </table:table-cell>
        </table:table-row>
        <table:table-row table:style-name="ro1">
          <table:table-cell office:value-type="float" office:value="169.445" calcext:value-type="float">
            <text:p>169.445</text:p>
          </table:table-cell>
          <table:table-cell office:value-type="float" office:value="611.28" calcext:value-type="float">
            <text:p>611.28</text:p>
          </table:table-cell>
          <table:table-cell office:value-type="float" office:value="141.237" calcext:value-type="float">
            <text:p>141.237</text:p>
          </table:table-cell>
          <table:table-cell office:value-type="float" office:value="528.15" calcext:value-type="float">
            <text:p>528.15</text:p>
          </table:table-cell>
          <table:table-cell office:value-type="float" office:value="-176.713" calcext:value-type="float">
            <text:p>-176.713</text:p>
          </table:table-cell>
          <table:table-cell office:value-type="float" office:value="498.397" calcext:value-type="float">
            <text:p>498.397</text:p>
          </table:table-cell>
          <table:table-cell office:value-type="float" office:value="188.197" calcext:value-type="float">
            <text:p>188.197</text:p>
          </table:table-cell>
          <table:table-cell office:value-type="float" office:value="0.929232" calcext:value-type="float">
            <text:p>0.9292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5]-[.A355]; 2)+POWER([.K355]-[.B355];2))" office:value-type="float" office:value="427.084963941603" calcext:value-type="float">
            <text:p>427.0849639416</text:p>
          </table:table-cell>
          <table:table-cell table:formula="of:=SQRT(POWER([.J355]-[.C355]; 2)+POWER([.K355]-[.D355];2))" office:value-type="float" office:value="375.254176084691" calcext:value-type="float">
            <text:p>375.2541760847</text:p>
          </table:table-cell>
        </table:table-row>
        <table:table-row table:style-name="ro1">
          <table:table-cell office:value-type="float" office:value="169.796" calcext:value-type="float">
            <text:p>169.796</text:p>
          </table:table-cell>
          <table:table-cell office:value-type="float" office:value="610.902" calcext:value-type="float">
            <text:p>610.902</text:p>
          </table:table-cell>
          <table:table-cell office:value-type="float" office:value="141.629" calcext:value-type="float">
            <text:p>141.629</text:p>
          </table:table-cell>
          <table:table-cell office:value-type="float" office:value="527.002" calcext:value-type="float">
            <text:p>527.002</text:p>
          </table:table-cell>
          <table:table-cell office:value-type="float" office:value="-169.473" calcext:value-type="float">
            <text:p>-169.473</text:p>
          </table:table-cell>
          <table:table-cell office:value-type="float" office:value="499.287" calcext:value-type="float">
            <text:p>499.287</text:p>
          </table:table-cell>
          <table:table-cell office:value-type="float" office:value="188.023" calcext:value-type="float">
            <text:p>188.023</text:p>
          </table:table-cell>
          <table:table-cell office:value-type="float" office:value="0.910967" calcext:value-type="float">
            <text:p>0.9109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6]-[.A356]; 2)+POWER([.K356]-[.B356];2))" office:value-type="float" office:value="426.581808355678" calcext:value-type="float">
            <text:p>426.5818083557</text:p>
          </table:table-cell>
          <table:table-cell table:formula="of:=SQRT(POWER([.J356]-[.C356]; 2)+POWER([.K356]-[.D356];2))" office:value-type="float" office:value="374.125435709736" calcext:value-type="float">
            <text:p>374.1254357097</text:p>
          </table:table-cell>
        </table:table-row>
        <table:table-row table:style-name="ro1">
          <table:table-cell office:value-type="float" office:value="169.705" calcext:value-type="float">
            <text:p>169.705</text:p>
          </table:table-cell>
          <table:table-cell office:value-type="float" office:value="587.638" calcext:value-type="float">
            <text:p>587.638</text:p>
          </table:table-cell>
          <table:table-cell office:value-type="float" office:value="141.733" calcext:value-type="float">
            <text:p>141.733</text:p>
          </table:table-cell>
          <table:table-cell office:value-type="float" office:value="501.601" calcext:value-type="float">
            <text:p>501.601</text:p>
          </table:table-cell>
          <table:table-cell office:value-type="float" office:value="-141.379" calcext:value-type="float">
            <text:p>-141.379</text:p>
          </table:table-cell>
          <table:table-cell office:value-type="float" office:value="475.473" calcext:value-type="float">
            <text:p>475.473</text:p>
          </table:table-cell>
          <table:table-cell office:value-type="float" office:value="189.938" calcext:value-type="float">
            <text:p>189.938</text:p>
          </table:table-cell>
          <table:table-cell office:value-type="float" office:value="0.905355" calcext:value-type="float">
            <text:p>0.9053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7]-[.A357]; 2)+POWER([.K357]-[.B357];2))" office:value-type="float" office:value="406.679202897075" calcext:value-type="float">
            <text:p>406.6792028971</text:p>
          </table:table-cell>
          <table:table-cell table:formula="of:=SQRT(POWER([.J357]-[.C357]; 2)+POWER([.K357]-[.D357];2))" office:value-type="float" office:value="355.085874810587" calcext:value-type="float">
            <text:p>355.0858748106</text:p>
          </table:table-cell>
        </table:table-row>
        <table:table-row table:style-name="ro1">
          <table:table-cell office:value-type="float" office:value="161.337" calcext:value-type="float">
            <text:p>161.337</text:p>
          </table:table-cell>
          <table:table-cell office:value-type="float" office:value="574.484" calcext:value-type="float">
            <text:p>574.484</text:p>
          </table:table-cell>
          <table:table-cell office:value-type="float" office:value="133.243" calcext:value-type="float">
            <text:p>133.243</text:p>
          </table:table-cell>
          <table:table-cell office:value-type="float" office:value="489.503" calcext:value-type="float">
            <text:p>489.503</text:p>
          </table:table-cell>
          <table:table-cell office:value-type="float" office:value="-148.824" calcext:value-type="float">
            <text:p>-148.824</text:p>
          </table:table-cell>
          <table:table-cell office:value-type="float" office:value="456.998" calcext:value-type="float">
            <text:p>456.998</text:p>
          </table:table-cell>
          <table:table-cell office:value-type="float" office:value="202.332" calcext:value-type="float">
            <text:p>202.332</text:p>
          </table:table-cell>
          <table:table-cell office:value-type="float" office:value="0.899667" calcext:value-type="float">
            <text:p>0.8996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8]-[.A358]; 2)+POWER([.K358]-[.B358];2))" office:value-type="float" office:value="400.155497057082" calcext:value-type="float">
            <text:p>400.1554970571</text:p>
          </table:table-cell>
          <table:table-cell table:formula="of:=SQRT(POWER([.J358]-[.C358]; 2)+POWER([.K358]-[.D358];2))" office:value-type="float" office:value="352.330538071851" calcext:value-type="float">
            <text:p>352.3305380719</text:p>
          </table:table-cell>
        </table:table-row>
        <table:table-row table:style-name="ro1">
          <table:table-cell office:value-type="float" office:value="162.926" calcext:value-type="float">
            <text:p>162.926</text:p>
          </table:table-cell>
          <table:table-cell office:value-type="float" office:value="579.099" calcext:value-type="float">
            <text:p>579.099</text:p>
          </table:table-cell>
          <table:table-cell office:value-type="float" office:value="134.84" calcext:value-type="float">
            <text:p>134.84</text:p>
          </table:table-cell>
          <table:table-cell office:value-type="float" office:value="494.031" calcext:value-type="float">
            <text:p>494.031</text:p>
          </table:table-cell>
          <table:table-cell office:value-type="float" office:value="-149.287" calcext:value-type="float">
            <text:p>-149.287</text:p>
          </table:table-cell>
          <table:table-cell office:value-type="float" office:value="462.819" calcext:value-type="float">
            <text:p>462.819</text:p>
          </table:table-cell>
          <table:table-cell office:value-type="float" office:value="199.838" calcext:value-type="float">
            <text:p>199.838</text:p>
          </table:table-cell>
          <table:table-cell office:value-type="float" office:value="0.898982" calcext:value-type="float">
            <text:p>0.8989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9]-[.A359]; 2)+POWER([.K359]-[.B359];2))" office:value-type="float" office:value="403.124607630197" calcext:value-type="float">
            <text:p>403.1246076302</text:p>
          </table:table-cell>
          <table:table-cell table:formula="of:=SQRT(POWER([.J359]-[.C359]; 2)+POWER([.K359]-[.D359];2))" office:value-type="float" office:value="354.401369298991" calcext:value-type="float">
            <text:p>354.401369299</text:p>
          </table:table-cell>
        </table:table-row>
        <table:table-row table:style-name="ro1">
          <table:table-cell office:value-type="float" office:value="168.163" calcext:value-type="float">
            <text:p>168.163</text:p>
          </table:table-cell>
          <table:table-cell office:value-type="float" office:value="589.108" calcext:value-type="float">
            <text:p>589.108</text:p>
          </table:table-cell>
          <table:table-cell office:value-type="float" office:value="140.2" calcext:value-type="float">
            <text:p>140.2</text:p>
          </table:table-cell>
          <table:table-cell office:value-type="float" office:value="502.142" calcext:value-type="float">
            <text:p>502.142</text:p>
          </table:table-cell>
          <table:table-cell office:value-type="float" office:value="-134.307" calcext:value-type="float">
            <text:p>-134.307</text:p>
          </table:table-cell>
          <table:table-cell office:value-type="float" office:value="478.722" calcext:value-type="float">
            <text:p>478.722</text:p>
          </table:table-cell>
          <table:table-cell office:value-type="float" office:value="192.523" calcext:value-type="float">
            <text:p>192.523</text:p>
          </table:table-cell>
          <table:table-cell office:value-type="float" office:value="0.889307" calcext:value-type="float">
            <text:p>0.8893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0]-[.A360]; 2)+POWER([.K360]-[.B360];2))" office:value-type="float" office:value="408.741451571773" calcext:value-type="float">
            <text:p>408.7414515718</text:p>
          </table:table-cell>
          <table:table-cell table:formula="of:=SQRT(POWER([.J360]-[.C360]; 2)+POWER([.K360]-[.D360];2))" office:value-type="float" office:value="356.528119738121" calcext:value-type="float">
            <text:p>356.5281197381</text:p>
          </table:table-cell>
        </table:table-row>
        <table:table-row table:style-name="ro1">
          <table:table-cell office:value-type="float" office:value="168.422" calcext:value-type="float">
            <text:p>168.422</text:p>
          </table:table-cell>
          <table:table-cell office:value-type="float" office:value="582.001" calcext:value-type="float">
            <text:p>582.001</text:p>
          </table:table-cell>
          <table:table-cell office:value-type="float" office:value="140.463" calcext:value-type="float">
            <text:p>140.463</text:p>
          </table:table-cell>
          <table:table-cell office:value-type="float" office:value="495.8" calcext:value-type="float">
            <text:p>495.8</text:p>
          </table:table-cell>
          <table:table-cell office:value-type="float" office:value="-138.148" calcext:value-type="float">
            <text:p>-138.148</text:p>
          </table:table-cell>
          <table:table-cell office:value-type="float" office:value="468.999" calcext:value-type="float">
            <text:p>468.999</text:p>
          </table:table-cell>
          <table:table-cell office:value-type="float" office:value="192.098" calcext:value-type="float">
            <text:p>192.098</text:p>
          </table:table-cell>
          <table:table-cell office:value-type="float" office:value="0.884926" calcext:value-type="float">
            <text:p>0.8849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1]-[.A361]; 2)+POWER([.K361]-[.B361];2))" office:value-type="float" office:value="402.584840853453" calcext:value-type="float">
            <text:p>402.5848408535</text:p>
          </table:table-cell>
          <table:table-cell table:formula="of:=SQRT(POWER([.J361]-[.C361]; 2)+POWER([.K361]-[.D361];2))" office:value-type="float" office:value="351.745235033824" calcext:value-type="float">
            <text:p>351.7452350338</text:p>
          </table:table-cell>
        </table:table-row>
        <table:table-row table:style-name="ro1">
          <table:table-cell office:value-type="float" office:value="172.632" calcext:value-type="float">
            <text:p>172.632</text:p>
          </table:table-cell>
          <table:table-cell office:value-type="float" office:value="600.727" calcext:value-type="float">
            <text:p>600.727</text:p>
          </table:table-cell>
          <table:table-cell office:value-type="float" office:value="144.535" calcext:value-type="float">
            <text:p>144.535</text:p>
          </table:table-cell>
          <table:table-cell office:value-type="float" office:value="517.524" calcext:value-type="float">
            <text:p>517.524</text:p>
          </table:table-cell>
          <table:table-cell office:value-type="float" office:value="-170.842" calcext:value-type="float">
            <text:p>-170.842</text:p>
          </table:table-cell>
          <table:table-cell office:value-type="float" office:value="486.236" calcext:value-type="float">
            <text:p>486.236</text:p>
          </table:table-cell>
          <table:table-cell office:value-type="float" office:value="183.882" calcext:value-type="float">
            <text:p>183.882</text:p>
          </table:table-cell>
          <table:table-cell office:value-type="float" office:value="0.871702" calcext:value-type="float">
            <text:p>0.8717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2]-[.A362]; 2)+POWER([.K362]-[.B362];2))" office:value-type="float" office:value="416.367015928255" calcext:value-type="float">
            <text:p>416.3670159283</text:p>
          </table:table-cell>
          <table:table-cell table:formula="of:=SQRT(POWER([.J362]-[.C362]; 2)+POWER([.K362]-[.D362];2))" office:value-type="float" office:value="365.043779293662" calcext:value-type="float">
            <text:p>365.0437792937</text:p>
          </table:table-cell>
        </table:table-row>
        <table:table-row table:style-name="ro1">
          <table:table-cell office:value-type="float" office:value="165.335" calcext:value-type="float">
            <text:p>165.335</text:p>
          </table:table-cell>
          <table:table-cell office:value-type="float" office:value="590.108" calcext:value-type="float">
            <text:p>590.108</text:p>
          </table:table-cell>
          <table:table-cell office:value-type="float" office:value="137.254" calcext:value-type="float">
            <text:p>137.254</text:p>
          </table:table-cell>
          <table:table-cell office:value-type="float" office:value="504.653" calcext:value-type="float">
            <text:p>504.653</text:p>
          </table:table-cell>
          <table:table-cell office:value-type="float" office:value="-149.247" calcext:value-type="float">
            <text:p>-149.247</text:p>
          </table:table-cell>
          <table:table-cell office:value-type="float" office:value="476.851" calcext:value-type="float">
            <text:p>476.851</text:p>
          </table:table-cell>
          <table:table-cell office:value-type="float" office:value="196.016" calcext:value-type="float">
            <text:p>196.016</text:p>
          </table:table-cell>
          <table:table-cell office:value-type="float" office:value="0.82296" calcext:value-type="float">
            <text:p>0.822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3]-[.A363]; 2)+POWER([.K363]-[.B363];2))" office:value-type="float" office:value="411.088265326316" calcext:value-type="float">
            <text:p>411.0882653263</text:p>
          </table:table-cell>
          <table:table-cell table:formula="of:=SQRT(POWER([.J363]-[.C363]; 2)+POWER([.K363]-[.D363];2))" office:value-type="float" office:value="360.375064238635" calcext:value-type="float">
            <text:p>360.3750642386</text:p>
          </table:table-cell>
        </table:table-row>
        <table:table-row table:style-name="ro1">
          <table:table-cell office:value-type="float" office:value="165.378" calcext:value-type="float">
            <text:p>165.378</text:p>
          </table:table-cell>
          <table:table-cell office:value-type="float" office:value="619.207" calcext:value-type="float">
            <text:p>619.207</text:p>
          </table:table-cell>
          <table:table-cell office:value-type="float" office:value="136.991" calcext:value-type="float">
            <text:p>136.991</text:p>
          </table:table-cell>
          <table:table-cell office:value-type="float" office:value="537.534" calcext:value-type="float">
            <text:p>537.534</text:p>
          </table:table-cell>
          <table:table-cell office:value-type="float" office:value="-194.503" calcext:value-type="float">
            <text:p>-194.503</text:p>
          </table:table-cell>
          <table:table-cell office:value-type="float" office:value="505.038" calcext:value-type="float">
            <text:p>505.038</text:p>
          </table:table-cell>
          <table:table-cell office:value-type="float" office:value="193.352" calcext:value-type="float">
            <text:p>193.352</text:p>
          </table:table-cell>
          <table:table-cell office:value-type="float" office:value="0.774347" calcext:value-type="float">
            <text:p>0.7743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4]-[.A364]; 2)+POWER([.K364]-[.B364];2))" office:value-type="float" office:value="435.982453469174" calcext:value-type="float">
            <text:p>435.9824534692</text:p>
          </table:table-cell>
          <table:table-cell table:formula="of:=SQRT(POWER([.J364]-[.C364]; 2)+POWER([.K364]-[.D364];2))" office:value-type="float" office:value="385.167225029597" calcext:value-type="float">
            <text:p>385.1672250296</text:p>
          </table:table-cell>
        </table:table-row>
        <table:table-row table:style-name="ro1">
          <table:table-cell office:value-type="float" office:value="167.747" calcext:value-type="float">
            <text:p>167.747</text:p>
          </table:table-cell>
          <table:table-cell office:value-type="float" office:value="627.459" calcext:value-type="float">
            <text:p>627.459</text:p>
          </table:table-cell>
          <table:table-cell office:value-type="float" office:value="139.646" calcext:value-type="float">
            <text:p>139.646</text:p>
          </table:table-cell>
          <table:table-cell office:value-type="float" office:value="539.427" calcext:value-type="float">
            <text:p>539.427</text:p>
          </table:table-cell>
          <table:table-cell office:value-type="float" office:value="-140.323" calcext:value-type="float">
            <text:p>-140.323</text:p>
          </table:table-cell>
          <table:table-cell office:value-type="float" office:value="525.054" calcext:value-type="float">
            <text:p>525.054</text:p>
          </table:table-cell>
          <table:table-cell office:value-type="float" office:value="192.118" calcext:value-type="float">
            <text:p>192.118</text:p>
          </table:table-cell>
          <table:table-cell office:value-type="float" office:value="0.757419" calcext:value-type="float">
            <text:p>0.7574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5]-[.A365]; 2)+POWER([.K365]-[.B365];2))" office:value-type="float" office:value="441.977375767131" calcext:value-type="float">
            <text:p>441.9773757671</text:p>
          </table:table-cell>
          <table:table-cell table:formula="of:=SQRT(POWER([.J365]-[.C365]; 2)+POWER([.K365]-[.D365];2))" office:value-type="float" office:value="384.93076993792" calcext:value-type="float">
            <text:p>384.9307699379</text:p>
          </table:table-cell>
        </table:table-row>
        <table:table-row table:style-name="ro1">
          <table:table-cell office:value-type="float" office:value="168.107" calcext:value-type="float">
            <text:p>168.107</text:p>
          </table:table-cell>
          <table:table-cell office:value-type="float" office:value="614.273" calcext:value-type="float">
            <text:p>614.273</text:p>
          </table:table-cell>
          <table:table-cell office:value-type="float" office:value="139.826" calcext:value-type="float">
            <text:p>139.826</text:p>
          </table:table-cell>
          <table:table-cell office:value-type="float" office:value="531.92" calcext:value-type="float">
            <text:p>531.92</text:p>
          </table:table-cell>
          <table:table-cell office:value-type="float" office:value="-185.4" calcext:value-type="float">
            <text:p>-185.4</text:p>
          </table:table-cell>
          <table:table-cell office:value-type="float" office:value="500.531" calcext:value-type="float">
            <text:p>500.531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0.725632" calcext:value-type="float">
            <text:p>0.7256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6]-[.A366]; 2)+POWER([.K366]-[.B366];2))" office:value-type="float" office:value="430.345180033424" calcext:value-type="float">
            <text:p>430.3451800334</text:p>
          </table:table-cell>
          <table:table-cell table:formula="of:=SQRT(POWER([.J366]-[.C366]; 2)+POWER([.K366]-[.D366];2))" office:value-type="float" office:value="379.044256883019" calcext:value-type="float">
            <text:p>379.044256883</text:p>
          </table:table-cell>
        </table:table-row>
        <table:table-row table:style-name="ro1">
          <table:table-cell office:value-type="float" office:value="165.99" calcext:value-type="float">
            <text:p>165.99</text:p>
          </table:table-cell>
          <table:table-cell office:value-type="float" office:value="590.406" calcext:value-type="float">
            <text:p>590.406</text:p>
          </table:table-cell>
          <table:table-cell office:value-type="float" office:value="137.948" calcext:value-type="float">
            <text:p>137.948</text:p>
          </table:table-cell>
          <table:table-cell office:value-type="float" office:value="504.313" calcext:value-type="float">
            <text:p>504.313</text:p>
          </table:table-cell>
          <table:table-cell office:value-type="float" office:value="-143.41" calcext:value-type="float">
            <text:p>-143.41</text:p>
          </table:table-cell>
          <table:table-cell office:value-type="float" office:value="478.432" calcext:value-type="float">
            <text:p>478.432</text:p>
          </table:table-cell>
          <table:table-cell office:value-type="float" office:value="195.295" calcext:value-type="float">
            <text:p>195.295</text:p>
          </table:table-cell>
          <table:table-cell office:value-type="float" office:value="0.714255" calcext:value-type="float">
            <text:p>0.7142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7]-[.A367]; 2)+POWER([.K367]-[.B367];2))" office:value-type="float" office:value="410.992823460459" calcext:value-type="float">
            <text:p>410.9928234605</text:p>
          </table:table-cell>
          <table:table-cell table:formula="of:=SQRT(POWER([.J367]-[.C367]; 2)+POWER([.K367]-[.D367];2))" office:value-type="float" office:value="359.652188472418" calcext:value-type="float">
            <text:p>359.6521884724</text:p>
          </table:table-cell>
        </table:table-row>
        <table:table-row table:style-name="ro1">
          <table:table-cell office:value-type="float" office:value="169.067" calcext:value-type="float">
            <text:p>169.067</text:p>
          </table:table-cell>
          <table:table-cell office:value-type="float" office:value="605.65" calcext:value-type="float">
            <text:p>605.65</text:p>
          </table:table-cell>
          <table:table-cell office:value-type="float" office:value="140.818" calcext:value-type="float">
            <text:p>140.818</text:p>
          </table:table-cell>
          <table:table-cell office:value-type="float" office:value="523.892" calcext:value-type="float">
            <text:p>523.892</text:p>
          </table:table-cell>
          <table:table-cell office:value-type="float" office:value="-187.32" calcext:value-type="float">
            <text:p>-187.32</text:p>
          </table:table-cell>
          <table:table-cell office:value-type="float" office:value="489.212" calcext:value-type="float">
            <text:p>489.212</text:p>
          </table:table-cell>
          <table:table-cell office:value-type="float" office:value="188.369" calcext:value-type="float">
            <text:p>188.369</text:p>
          </table:table-cell>
          <table:table-cell office:value-type="float" office:value="0.678821" calcext:value-type="float">
            <text:p>0.6788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8]-[.A368]; 2)+POWER([.K368]-[.B368];2))" office:value-type="float" office:value="422.418651327093" calcext:value-type="float">
            <text:p>422.4186513271</text:p>
          </table:table-cell>
          <table:table-cell table:formula="of:=SQRT(POWER([.J368]-[.C368]; 2)+POWER([.K368]-[.D368];2))" office:value-type="float" office:value="372.290994771563" calcext:value-type="float">
            <text:p>372.2909947716</text:p>
          </table:table-cell>
        </table:table-row>
        <table:table-row table:style-name="ro1">
          <table:table-cell office:value-type="float" office:value="162.228" calcext:value-type="float">
            <text:p>162.228</text:p>
          </table:table-cell>
          <table:table-cell office:value-type="float" office:value="617.807" calcext:value-type="float">
            <text:p>617.807</text:p>
          </table:table-cell>
          <table:table-cell office:value-type="float" office:value="134.125" calcext:value-type="float">
            <text:p>134.125</text:p>
          </table:table-cell>
          <table:table-cell office:value-type="float" office:value="528.954" calcext:value-type="float">
            <text:p>528.954</text:p>
          </table:table-cell>
          <table:table-cell office:value-type="float" office:value="-131.649" calcext:value-type="float">
            <text:p>-131.649</text:p>
          </table:table-cell>
          <table:table-cell office:value-type="float" office:value="514.582" calcext:value-type="float">
            <text:p>514.582</text:p>
          </table:table-cell>
          <table:table-cell office:value-type="float" office:value="200.739" calcext:value-type="float">
            <text:p>200.739</text:p>
          </table:table-cell>
          <table:table-cell office:value-type="float" office:value="0.638338" calcext:value-type="float">
            <text:p>0.6383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9]-[.A369]; 2)+POWER([.K369]-[.B369];2))" office:value-type="float" office:value="436.364207094258" calcext:value-type="float">
            <text:p>436.3642070943</text:p>
          </table:table-cell>
          <table:table-cell table:formula="of:=SQRT(POWER([.J369]-[.C369]; 2)+POWER([.K369]-[.D369];2))" office:value-type="float" office:value="380.499820947395" calcext:value-type="float">
            <text:p>380.4998209474</text:p>
          </table:table-cell>
        </table:table-row>
        <table:table-row table:style-name="ro1">
          <table:table-cell office:value-type="float" office:value="168.179" calcext:value-type="float">
            <text:p>168.179</text:p>
          </table:table-cell>
          <table:table-cell office:value-type="float" office:value="631.46" calcext:value-type="float">
            <text:p>631.46</text:p>
          </table:table-cell>
          <table:table-cell office:value-type="float" office:value="140.039" calcext:value-type="float">
            <text:p>140.039</text:p>
          </table:table-cell>
          <table:table-cell office:value-type="float" office:value="544.066" calcext:value-type="float">
            <text:p>544.066</text:p>
          </table:table-cell>
          <table:table-cell office:value-type="float" office:value="-147.171" calcext:value-type="float">
            <text:p>-147.171</text:p>
          </table:table-cell>
          <table:table-cell office:value-type="float" office:value="528.787" calcext:value-type="float">
            <text:p>528.787</text:p>
          </table:table-cell>
          <table:table-cell office:value-type="float" office:value="191.091" calcext:value-type="float">
            <text:p>191.091</text:p>
          </table:table-cell>
          <table:table-cell office:value-type="float" office:value="0.637862" calcext:value-type="float">
            <text:p>0.6378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0]-[.A370]; 2)+POWER([.K370]-[.B370];2))" office:value-type="float" office:value="445.261491307075" calcext:value-type="float">
            <text:p>445.2614913071</text:p>
          </table:table-cell>
          <table:table-cell table:formula="of:=SQRT(POWER([.J370]-[.C370]; 2)+POWER([.K370]-[.D370];2))" office:value-type="float" office:value="388.279329706076" calcext:value-type="float">
            <text:p>388.2793297061</text:p>
          </table:table-cell>
        </table:table-row>
        <table:table-row table:style-name="ro1">
          <table:table-cell office:value-type="float" office:value="168.892" calcext:value-type="float">
            <text:p>168.892</text:p>
          </table:table-cell>
          <table:table-cell office:value-type="float" office:value="615.169" calcext:value-type="float">
            <text:p>615.169</text:p>
          </table:table-cell>
          <table:table-cell office:value-type="float" office:value="140.586" calcext:value-type="float">
            <text:p>140.586</text:p>
          </table:table-cell>
          <table:table-cell office:value-type="float" office:value="533.664" calcext:value-type="float">
            <text:p>533.664</text:p>
          </table:table-cell>
          <table:table-cell office:value-type="float" office:value="-193.165" calcext:value-type="float">
            <text:p>-193.165</text:p>
          </table:table-cell>
          <table:table-cell office:value-type="float" office:value="500.27" calcext:value-type="float">
            <text:p>500.27</text:p>
          </table:table-cell>
          <table:table-cell office:value-type="float" office:value="188.175" calcext:value-type="float">
            <text:p>188.175</text:p>
          </table:table-cell>
          <table:table-cell office:value-type="float" office:value="0.592961" calcext:value-type="float">
            <text:p>0.5929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1]-[.A371]; 2)+POWER([.K371]-[.B371];2))" office:value-type="float" office:value="430.727935273532" calcext:value-type="float">
            <text:p>430.7279352735</text:p>
          </table:table-cell>
          <table:table-cell table:formula="of:=SQRT(POWER([.J371]-[.C371]; 2)+POWER([.K371]-[.D371];2))" office:value-type="float" office:value="379.892437792594" calcext:value-type="float">
            <text:p>379.8924377926</text:p>
          </table:table-cell>
        </table:table-row>
        <table:table-row table:style-name="ro1">
          <table:table-cell office:value-type="float" office:value="164.742" calcext:value-type="float">
            <text:p>164.742</text:p>
          </table:table-cell>
          <table:table-cell office:value-type="float" office:value="587.854" calcext:value-type="float">
            <text:p>587.854</text:p>
          </table:table-cell>
          <table:table-cell office:value-type="float" office:value="136.65" calcext:value-type="float">
            <text:p>136.65</text:p>
          </table:table-cell>
          <table:table-cell office:value-type="float" office:value="502.658" calcext:value-type="float">
            <text:p>502.658</text:p>
          </table:table-cell>
          <table:table-cell office:value-type="float" office:value="-150.921" calcext:value-type="float">
            <text:p>-150.921</text:p>
          </table:table-cell>
          <table:table-cell office:value-type="float" office:value="473.641" calcext:value-type="float">
            <text:p>473.641</text:p>
          </table:table-cell>
          <table:table-cell office:value-type="float" office:value="196.873" calcext:value-type="float">
            <text:p>196.873</text:p>
          </table:table-cell>
          <table:table-cell office:value-type="float" office:value="0.574241" calcext:value-type="float">
            <text:p>0.5742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2]-[.A372]; 2)+POWER([.K372]-[.B372];2))" office:value-type="float" office:value="409.498546859449" calcext:value-type="float">
            <text:p>409.4985468594</text:p>
          </table:table-cell>
          <table:table-cell table:formula="of:=SQRT(POWER([.J372]-[.C372]; 2)+POWER([.K372]-[.D372];2))" office:value-type="float" office:value="359.339137117014" calcext:value-type="float">
            <text:p>359.339137117</text:p>
          </table:table-cell>
        </table:table-row>
        <table:table-row table:style-name="ro1">
          <table:table-cell office:value-type="float" office:value="165.101" calcext:value-type="float">
            <text:p>165.101</text:p>
          </table:table-cell>
          <table:table-cell office:value-type="float" office:value="617.37" calcext:value-type="float">
            <text:p>617.37</text:p>
          </table:table-cell>
          <table:table-cell office:value-type="float" office:value="136.991" calcext:value-type="float">
            <text:p>136.991</text:p>
          </table:table-cell>
          <table:table-cell office:value-type="float" office:value="529.668" calcext:value-type="float">
            <text:p>529.668</text:p>
          </table:table-cell>
          <table:table-cell office:value-type="float" office:value="-140.266" calcext:value-type="float">
            <text:p>-140.266</text:p>
          </table:table-cell>
          <table:table-cell office:value-type="float" office:value="512.578" calcext:value-type="float">
            <text:p>512.578</text:p>
          </table:table-cell>
          <table:table-cell office:value-type="float" office:value="196.189" calcext:value-type="float">
            <text:p>196.189</text:p>
          </table:table-cell>
          <table:table-cell office:value-type="float" office:value="0.5603" calcext:value-type="float">
            <text:p>0.56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3]-[.A373]; 2)+POWER([.K373]-[.B373];2))" office:value-type="float" office:value="434.533553481201" calcext:value-type="float">
            <text:p>434.5335534812</text:p>
          </table:table-cell>
          <table:table-cell table:formula="of:=SQRT(POWER([.J373]-[.C373]; 2)+POWER([.K373]-[.D373];2))" office:value-type="float" office:value="379.165299447352" calcext:value-type="float">
            <text:p>379.1652994474</text:p>
          </table:table-cell>
        </table:table-row>
        <table:table-row table:style-name="ro1">
          <table:table-cell office:value-type="float" office:value="164.144" calcext:value-type="float">
            <text:p>164.144</text:p>
          </table:table-cell>
          <table:table-cell office:value-type="float" office:value="607.99" calcext:value-type="float">
            <text:p>607.99</text:p>
          </table:table-cell>
          <table:table-cell office:value-type="float" office:value="135.989" calcext:value-type="float">
            <text:p>135.989</text:p>
          </table:table-cell>
          <table:table-cell office:value-type="float" office:value="521.897" calcext:value-type="float">
            <text:p>521.897</text:p>
          </table:table-cell>
          <table:table-cell office:value-type="float" office:value="-151.044" calcext:value-type="float">
            <text:p>-151.044</text:p>
          </table:table-cell>
          <table:table-cell office:value-type="float" office:value="498.909" calcext:value-type="float">
            <text:p>498.909</text:p>
          </table:table-cell>
          <table:table-cell office:value-type="float" office:value="197.326" calcext:value-type="float">
            <text:p>197.326</text:p>
          </table:table-cell>
          <table:table-cell office:value-type="float" office:value="0.548845" calcext:value-type="float">
            <text:p>0.5488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4]-[.A374]; 2)+POWER([.K374]-[.B374];2))" office:value-type="float" office:value="426.948873796383" calcext:value-type="float">
            <text:p>426.9488737964</text:p>
          </table:table-cell>
          <table:table-cell table:formula="of:=SQRT(POWER([.J374]-[.C374]; 2)+POWER([.K374]-[.D374];2))" office:value-type="float" office:value="373.967627917177" calcext:value-type="float">
            <text:p>373.9676279172</text:p>
          </table:table-cell>
        </table:table-row>
        <table:table-row table:style-name="ro1">
          <table:table-cell office:value-type="float" office:value="170.051" calcext:value-type="float">
            <text:p>170.051</text:p>
          </table:table-cell>
          <table:table-cell office:value-type="float" office:value="609.141" calcext:value-type="float">
            <text:p>609.141</text:p>
          </table:table-cell>
          <table:table-cell office:value-type="float" office:value="142.052" calcext:value-type="float">
            <text:p>142.052</text:p>
          </table:table-cell>
          <table:table-cell office:value-type="float" office:value="521.575" calcext:value-type="float">
            <text:p>521.575</text:p>
          </table:table-cell>
          <table:table-cell office:value-type="float" office:value="-136.305" calcext:value-type="float">
            <text:p>-136.305</text:p>
          </table:table-cell>
          <table:table-cell office:value-type="float" office:value="503.326" calcext:value-type="float">
            <text:p>503.326</text:p>
          </table:table-cell>
          <table:table-cell office:value-type="float" office:value="189.276" calcext:value-type="float">
            <text:p>189.276</text:p>
          </table:table-cell>
          <table:table-cell office:value-type="float" office:value="0.535019" calcext:value-type="float">
            <text:p>0.5350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5]-[.A375]; 2)+POWER([.K375]-[.B375];2))" office:value-type="float" office:value="424.931392676512" calcext:value-type="float">
            <text:p>424.9313926765</text:p>
          </table:table-cell>
          <table:table-cell table:formula="of:=SQRT(POWER([.J375]-[.C375]; 2)+POWER([.K375]-[.D375];2))" office:value-type="float" office:value="369.731004013729" calcext:value-type="float">
            <text:p>369.7310040137</text:p>
          </table:table-cell>
        </table:table-row>
        <table:table-row table:style-name="ro1">
          <table:table-cell office:value-type="float" office:value="169.29" calcext:value-type="float">
            <text:p>169.29</text:p>
          </table:table-cell>
          <table:table-cell office:value-type="float" office:value="615.127" calcext:value-type="float">
            <text:p>615.127</text:p>
          </table:table-cell>
          <table:table-cell office:value-type="float" office:value="141.293" calcext:value-type="float">
            <text:p>141.293</text:p>
          </table:table-cell>
          <table:table-cell office:value-type="float" office:value="526.578" calcext:value-type="float">
            <text:p>526.578</text:p>
          </table:table-cell>
          <table:table-cell office:value-type="float" office:value="-130.473" calcext:value-type="float">
            <text:p>-130.473</text:p>
          </table:table-cell>
          <table:table-cell office:value-type="float" office:value="511.762" calcext:value-type="float">
            <text:p>511.762</text:p>
          </table:table-cell>
          <table:table-cell office:value-type="float" office:value="190.56" calcext:value-type="float">
            <text:p>190.56</text:p>
          </table:table-cell>
          <table:table-cell office:value-type="float" office:value="0.533239" calcext:value-type="float">
            <text:p>0.5332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6]-[.A376]; 2)+POWER([.K376]-[.B376];2))" office:value-type="float" office:value="430.492906130868" calcext:value-type="float">
            <text:p>430.4929061309</text:p>
          </table:table-cell>
          <table:table-cell table:formula="of:=SQRT(POWER([.J376]-[.C376]; 2)+POWER([.K376]-[.D376];2))" office:value-type="float" office:value="374.020488654031" calcext:value-type="float">
            <text:p>374.020488654</text:p>
          </table:table-cell>
        </table:table-row>
        <table:table-row table:style-name="ro1">
          <table:table-cell office:value-type="float" office:value="161.792" calcext:value-type="float">
            <text:p>161.792</text:p>
          </table:table-cell>
          <table:table-cell office:value-type="float" office:value="610.806" calcext:value-type="float">
            <text:p>610.806</text:p>
          </table:table-cell>
          <table:table-cell office:value-type="float" office:value="133.588" calcext:value-type="float">
            <text:p>133.588</text:p>
          </table:table-cell>
          <table:table-cell office:value-type="float" office:value="524.629" calcext:value-type="float">
            <text:p>524.629</text:p>
          </table:table-cell>
          <table:table-cell office:value-type="float" office:value="-152.314" calcext:value-type="float">
            <text:p>-152.314</text:p>
          </table:table-cell>
          <table:table-cell office:value-type="float" office:value="502.101" calcext:value-type="float">
            <text:p>502.101</text:p>
          </table:table-cell>
          <table:table-cell office:value-type="float" office:value="200.686" calcext:value-type="float">
            <text:p>200.686</text:p>
          </table:table-cell>
          <table:table-cell office:value-type="float" office:value="0.516044" calcext:value-type="float">
            <text:p>0.5160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7]-[.A377]; 2)+POWER([.K377]-[.B377];2))" office:value-type="float" office:value="430.574338413241" calcext:value-type="float">
            <text:p>430.5743384132</text:p>
          </table:table-cell>
          <table:table-cell table:formula="of:=SQRT(POWER([.J377]-[.C377]; 2)+POWER([.K377]-[.D377];2))" office:value-type="float" office:value="377.604715787555" calcext:value-type="float">
            <text:p>377.6047157876</text:p>
          </table:table-cell>
        </table:table-row>
        <table:table-row table:style-name="ro1">
          <table:table-cell office:value-type="float" office:value="193.418" calcext:value-type="float">
            <text:p>193.418</text:p>
          </table:table-cell>
          <table:table-cell office:value-type="float" office:value="241.691" calcext:value-type="float">
            <text:p>241.691</text:p>
          </table:table-cell>
          <table:table-cell office:value-type="float" office:value="167.249" calcext:value-type="float">
            <text:p>167.249</text:p>
          </table:table-cell>
          <table:table-cell office:value-type="float" office:value="157.515" calcext:value-type="float">
            <text:p>157.515</text:p>
          </table:table-cell>
          <table:table-cell office:value-type="float" office:value="21.8782" calcext:value-type="float">
            <text:p>21.8782</text:p>
          </table:table-cell>
          <table:table-cell office:value-type="float" office:value="61.4778" calcext:value-type="float">
            <text:p>61.4778</text:p>
          </table:table-cell>
          <table:table-cell office:value-type="float" office:value="168.19" calcext:value-type="float">
            <text:p>168.19</text:p>
          </table:table-cell>
          <table:table-cell office:value-type="float" office:value="0.969309" calcext:value-type="float">
            <text:p>0.9693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8]-[.A378]; 2)+POWER([.K378]-[.B378];2))" office:value-type="float" office:value="190.582250498308" calcext:value-type="float">
            <text:p>190.5822504983</text:p>
          </table:table-cell>
          <table:table-cell table:formula="of:=SQRT(POWER([.J378]-[.C378]; 2)+POWER([.K378]-[.D378];2))" office:value-type="float" office:value="232.634286436888" calcext:value-type="float">
            <text:p>232.6342864369</text:p>
          </table:table-cell>
        </table:table-row>
        <table:table-row table:style-name="ro1">
          <table:table-cell office:value-type="float" office:value="220.741" calcext:value-type="float">
            <text:p>220.741</text:p>
          </table:table-cell>
          <table:table-cell office:value-type="float" office:value="285.504" calcext:value-type="float">
            <text:p>285.504</text:p>
          </table:table-cell>
          <table:table-cell office:value-type="float" office:value="194.694" calcext:value-type="float">
            <text:p>194.694</text:p>
          </table:table-cell>
          <table:table-cell office:value-type="float" office:value="199.707" calcext:value-type="float">
            <text:p>199.707</text:p>
          </table:table-cell>
          <table:table-cell office:value-type="float" office:value="19.0534" calcext:value-type="float">
            <text:p>19.0534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26.253" calcext:value-type="float">
            <text:p>126.253</text:p>
          </table:table-cell>
          <table:table-cell office:value-type="float" office:value="0.964372" calcext:value-type="float">
            <text:p>0.9643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9]-[.A379]; 2)+POWER([.K379]-[.B379];2))" office:value-type="float" office:value="168.95590873657" calcext:value-type="float">
            <text:p>168.9559087366</text:p>
          </table:table-cell>
          <table:table-cell table:formula="of:=SQRT(POWER([.J379]-[.C379]; 2)+POWER([.K379]-[.D379];2))" office:value-type="float" office:value="193.972831821882" calcext:value-type="float">
            <text:p>193.9728318219</text:p>
          </table:table-cell>
        </table:table-row>
        <table:table-row table:style-name="ro1">
          <table:table-cell office:value-type="float" office:value="168.041" calcext:value-type="float">
            <text:p>168.041</text:p>
          </table:table-cell>
          <table:table-cell office:value-type="float" office:value="243.014" calcext:value-type="float">
            <text:p>243.014</text:p>
          </table:table-cell>
          <table:table-cell office:value-type="float" office:value="141.722" calcext:value-type="float">
            <text:p>141.722</text:p>
          </table:table-cell>
          <table:table-cell office:value-type="float" office:value="158.564" calcext:value-type="float">
            <text:p>158.564</text:p>
          </table:table-cell>
          <table:table-cell office:value-type="float" office:value="18.3144" calcext:value-type="float">
            <text:p>18.3144</text:p>
          </table:table-cell>
          <table:table-cell office:value-type="float" office:value="63.2706" calcext:value-type="float">
            <text:p>63.2706</text:p>
          </table:table-cell>
          <table:table-cell office:value-type="float" office:value="206.659" calcext:value-type="float">
            <text:p>206.659</text:p>
          </table:table-cell>
          <table:table-cell office:value-type="float" office:value="0.947125" calcext:value-type="float">
            <text:p>0.9471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0]-[.A380]; 2)+POWER([.K380]-[.B380];2))" office:value-type="float" office:value="215.961380522074" calcext:value-type="float">
            <text:p>215.9613805221</text:p>
          </table:table-cell>
          <table:table-cell table:formula="of:=SQRT(POWER([.J380]-[.C380]; 2)+POWER([.K380]-[.D380];2))" office:value-type="float" office:value="256.242454288902" calcext:value-type="float">
            <text:p>256.2424542889</text:p>
          </table:table-cell>
        </table:table-row>
        <table:table-row table:style-name="ro1">
          <table:table-cell office:value-type="float" office:value="178.439" calcext:value-type="float">
            <text:p>178.439</text:p>
          </table:table-cell>
          <table:table-cell office:value-type="float" office:value="253.29" calcext:value-type="float">
            <text:p>253.29</text:p>
          </table:table-cell>
          <table:table-cell office:value-type="float" office:value="152.137" calcext:value-type="float">
            <text:p>152.137</text:p>
          </table:table-cell>
          <table:table-cell office:value-type="float" office:value="168.496" calcext:value-type="float">
            <text:p>168.496</text:p>
          </table:table-cell>
          <table:table-cell office:value-type="float" office:value="17.8654" calcext:value-type="float">
            <text:p>17.8654</text:p>
          </table:table-cell>
          <table:table-cell office:value-type="float" office:value="77.4385" calcext:value-type="float">
            <text:p>77.4385</text:p>
          </table:table-cell>
          <table:table-cell office:value-type="float" office:value="190.653" calcext:value-type="float">
            <text:p>190.653</text:p>
          </table:table-cell>
          <table:table-cell office:value-type="float" office:value="0.939917" calcext:value-type="float">
            <text:p>0.9399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1]-[.A381]; 2)+POWER([.K381]-[.B381];2))" office:value-type="float" office:value="205.870806140647" calcext:value-type="float">
            <text:p>205.8708061406</text:p>
          </table:table-cell>
          <table:table-cell table:formula="of:=SQRT(POWER([.J381]-[.C381]; 2)+POWER([.K381]-[.D381];2))" office:value-type="float" office:value="243.235048430525" calcext:value-type="float">
            <text:p>243.2350484305</text:p>
          </table:table-cell>
        </table:table-row>
        <table:table-row table:style-name="ro1">
          <table:table-cell office:value-type="float" office:value="195.404" calcext:value-type="float">
            <text:p>195.404</text:p>
          </table:table-cell>
          <table:table-cell office:value-type="float" office:value="249.727" calcext:value-type="float">
            <text:p>249.727</text:p>
          </table:table-cell>
          <table:table-cell office:value-type="float" office:value="169.204" calcext:value-type="float">
            <text:p>169.204</text:p>
          </table:table-cell>
          <table:table-cell office:value-type="float" office:value="165.909" calcext:value-type="float">
            <text:p>165.909</text:p>
          </table:table-cell>
          <table:table-cell office:value-type="float" office:value="13.4217" calcext:value-type="float">
            <text:p>13.4217</text:p>
          </table:table-cell>
          <table:table-cell office:value-type="float" office:value="68.8863" calcext:value-type="float">
            <text:p>68.8863</text:p>
          </table:table-cell>
          <table:table-cell office:value-type="float" office:value="164.505" calcext:value-type="float">
            <text:p>164.505</text:p>
          </table:table-cell>
          <table:table-cell office:value-type="float" office:value="0.834976" calcext:value-type="float">
            <text:p>0.8349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2]-[.A382]; 2)+POWER([.K382]-[.B382];2))" office:value-type="float" office:value="188.754225767266" calcext:value-type="float">
            <text:p>188.7542257673</text:p>
          </table:table-cell>
          <table:table-cell table:formula="of:=SQRT(POWER([.J382]-[.C382]; 2)+POWER([.K382]-[.D382];2))" office:value-type="float" office:value="227.875320947662" calcext:value-type="float">
            <text:p>227.8753209477</text:p>
          </table:table-cell>
        </table:table-row>
        <table:table-row table:style-name="ro1">
          <table:table-cell office:value-type="float" office:value="208.284" calcext:value-type="float">
            <text:p>208.284</text:p>
          </table:table-cell>
          <table:table-cell office:value-type="float" office:value="257.377" calcext:value-type="float">
            <text:p>257.377</text:p>
          </table:table-cell>
          <table:table-cell office:value-type="float" office:value="182.179" calcext:value-type="float">
            <text:p>182.179</text:p>
          </table:table-cell>
          <table:table-cell office:value-type="float" office:value="173.368" calcext:value-type="float">
            <text:p>173.368</text:p>
          </table:table-cell>
          <table:table-cell office:value-type="float" office:value="13.8078" calcext:value-type="float">
            <text:p>13.8078</text:p>
          </table:table-cell>
          <table:table-cell office:value-type="float" office:value="79.5415" calcext:value-type="float">
            <text:p>79.5415</text:p>
          </table:table-cell>
          <table:table-cell office:value-type="float" office:value="144.707" calcext:value-type="float">
            <text:p>144.707</text:p>
          </table:table-cell>
          <table:table-cell office:value-type="float" office:value="0.790262" calcext:value-type="float">
            <text:p>0.7902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3]-[.A383]; 2)+POWER([.K383]-[.B383];2))" office:value-type="float" office:value="176.387541467645" calcext:value-type="float">
            <text:p>176.3875414676</text:p>
          </table:table-cell>
          <table:table-cell table:formula="of:=SQRT(POWER([.J383]-[.C383]; 2)+POWER([.K383]-[.D383];2))" office:value-type="float" office:value="213.171450867606" calcext:value-type="float">
            <text:p>213.1714508676</text:p>
          </table:table-cell>
        </table:table-row>
        <table:table-row table:style-name="ro1">
          <table:table-cell office:value-type="float" office:value="206.733" calcext:value-type="float">
            <text:p>206.733</text:p>
          </table:table-cell>
          <table:table-cell office:value-type="float" office:value="281.986" calcext:value-type="float">
            <text:p>281.986</text:p>
          </table:table-cell>
          <table:table-cell office:value-type="float" office:value="180.551" calcext:value-type="float">
            <text:p>180.551</text:p>
          </table:table-cell>
          <table:table-cell office:value-type="float" office:value="196.351" calcext:value-type="float">
            <text:p>196.351</text:p>
          </table:table-cell>
          <table:table-cell office:value-type="float" office:value="15.9913" calcext:value-type="float">
            <text:p>15.9913</text:p>
          </table:table-cell>
          <table:table-cell office:value-type="float" office:value="116.51" calcext:value-type="float">
            <text:p>116.51</text:p>
          </table:table-cell>
          <table:table-cell office:value-type="float" office:value="147.3" calcext:value-type="float">
            <text:p>147.3</text:p>
          </table:table-cell>
          <table:table-cell office:value-type="float" office:value="0.683514" calcext:value-type="float">
            <text:p>0.6835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4]-[.A384]; 2)+POWER([.K384]-[.B384];2))" office:value-type="float" office:value="181.720855943945" calcext:value-type="float">
            <text:p>181.7208559439</text:p>
          </table:table-cell>
          <table:table-cell table:formula="of:=SQRT(POWER([.J384]-[.C384]; 2)+POWER([.K384]-[.D384];2))" office:value-type="float" office:value="208.507378291513" calcext:value-type="float">
            <text:p>208.5073782915</text:p>
          </table:table-cell>
        </table:table-row>
        <table:table-row table:style-name="ro1">
          <table:table-cell office:value-type="float" office:value="182.987" calcext:value-type="float">
            <text:p>182.987</text:p>
          </table:table-cell>
          <table:table-cell office:value-type="float" office:value="244.903" calcext:value-type="float">
            <text:p>244.903</text:p>
          </table:table-cell>
          <table:table-cell office:value-type="float" office:value="156.697" calcext:value-type="float">
            <text:p>156.697</text:p>
          </table:table-cell>
          <table:table-cell office:value-type="float" office:value="161.474" calcext:value-type="float">
            <text:p>161.474</text:p>
          </table:table-cell>
          <table:table-cell office:value-type="float" office:value="9.32061" calcext:value-type="float">
            <text:p>9.32061</text:p>
          </table:table-cell>
          <table:table-cell office:value-type="float" office:value="60.4684" calcext:value-type="float">
            <text:p>60.4684</text:p>
          </table:table-cell>
          <table:table-cell office:value-type="float" office:value="183.365" calcext:value-type="float">
            <text:p>183.365</text:p>
          </table:table-cell>
          <table:table-cell office:value-type="float" office:value="0.663407" calcext:value-type="float">
            <text:p>0.6634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5]-[.A385]; 2)+POWER([.K385]-[.B385];2))" office:value-type="float" office:value="201.033961255306" calcext:value-type="float">
            <text:p>201.0339612553</text:p>
          </table:table-cell>
          <table:table-cell table:formula="of:=SQRT(POWER([.J385]-[.C385]; 2)+POWER([.K385]-[.D385];2))" office:value-type="float" office:value="241.145372099487" calcext:value-type="float">
            <text:p>241.1453720995</text:p>
          </table:table-cell>
        </table:table-row>
        <table:table-row table:style-name="ro1">
          <table:table-cell office:value-type="float" office:value="182.971" calcext:value-type="float">
            <text:p>182.971</text:p>
          </table:table-cell>
          <table:table-cell office:value-type="float" office:value="243.275" calcext:value-type="float">
            <text:p>243.275</text:p>
          </table:table-cell>
          <table:table-cell office:value-type="float" office:value="156.682" calcext:value-type="float">
            <text:p>156.682</text:p>
          </table:table-cell>
          <table:table-cell office:value-type="float" office:value="159.975" calcext:value-type="float">
            <text:p>159.975</text:p>
          </table:table-cell>
          <table:table-cell office:value-type="float" office:value="8.91072" calcext:value-type="float">
            <text:p>8.91072</text:p>
          </table:table-cell>
          <table:table-cell office:value-type="float" office:value="57.8442" calcext:value-type="float">
            <text:p>57.8442</text:p>
          </table:table-cell>
          <table:table-cell office:value-type="float" office:value="183.389" calcext:value-type="float">
            <text:p>183.389</text:p>
          </table:table-cell>
          <table:table-cell office:value-type="float" office:value="0.649131" calcext:value-type="float">
            <text:p>0.6491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6]-[.A386]; 2)+POWER([.K386]-[.B386];2))" office:value-type="float" office:value="201.033043219268" calcext:value-type="float">
            <text:p>201.0330432193</text:p>
          </table:table-cell>
          <table:table-cell table:formula="of:=SQRT(POWER([.J386]-[.C386]; 2)+POWER([.K386]-[.D386];2))" office:value-type="float" office:value="241.664175559804" calcext:value-type="float">
            <text:p>241.6641755598</text:p>
          </table:table-cell>
        </table:table-row>
        <table:table-row table:style-name="ro1">
          <table:table-cell office:value-type="float" office:value="204.224" calcext:value-type="float">
            <text:p>204.224</text:p>
          </table:table-cell>
          <table:table-cell office:value-type="float" office:value="254.539" calcext:value-type="float">
            <text:p>254.539</text:p>
          </table:table-cell>
          <table:table-cell office:value-type="float" office:value="178.081" calcext:value-type="float">
            <text:p>178.081</text:p>
          </table:table-cell>
          <table:table-cell office:value-type="float" office:value="170.877" calcext:value-type="float">
            <text:p>170.877</text:p>
          </table:table-cell>
          <table:table-cell office:value-type="float" office:value="10.8146" calcext:value-type="float">
            <text:p>10.8146</text:p>
          </table:table-cell>
          <table:table-cell office:value-type="float" office:value="74.1107" calcext:value-type="float">
            <text:p>74.1107</text:p>
          </table:table-cell>
          <table:table-cell office:value-type="float" office:value="150.716" calcext:value-type="float">
            <text:p>150.716</text:p>
          </table:table-cell>
          <table:table-cell office:value-type="float" office:value="0.621015" calcext:value-type="float">
            <text:p>0.6210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7]-[.A387]; 2)+POWER([.K387]-[.B387];2))" office:value-type="float" office:value="180.212753979845" calcext:value-type="float">
            <text:p>180.2127539798</text:p>
          </table:table-cell>
          <table:table-cell table:formula="of:=SQRT(POWER([.J387]-[.C387]; 2)+POWER([.K387]-[.D387];2))" office:value-type="float" office:value="217.855722187874" calcext:value-type="float">
            <text:p>217.8557221879</text:p>
          </table:table-cell>
        </table:table-row>
        <table:table-row table:style-name="ro1">
          <table:table-cell office:value-type="float" office:value="201.914" calcext:value-type="float">
            <text:p>201.914</text:p>
          </table:table-cell>
          <table:table-cell office:value-type="float" office:value="258.898" calcext:value-type="float">
            <text:p>258.898</text:p>
          </table:table-cell>
          <table:table-cell office:value-type="float" office:value="175.729" calcext:value-type="float">
            <text:p>175.729</text:p>
          </table:table-cell>
          <table:table-cell office:value-type="float" office:value="175.319" calcext:value-type="float">
            <text:p>175.319</text:p>
          </table:table-cell>
          <table:table-cell office:value-type="float" office:value="6.72702" calcext:value-type="float">
            <text:p>6.72702</text:p>
          </table:table-cell>
          <table:table-cell office:value-type="float" office:value="78.6383" calcext:value-type="float">
            <text:p>78.6383</text:p>
          </table:table-cell>
          <table:table-cell office:value-type="float" office:value="153.953" calcext:value-type="float">
            <text:p>153.953</text:p>
          </table:table-cell>
          <table:table-cell office:value-type="float" office:value="0.616369" calcext:value-type="float">
            <text:p>0.6163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8]-[.A388]; 2)+POWER([.K388]-[.B388];2))" office:value-type="float" office:value="182.868405691087" calcext:value-type="float">
            <text:p>182.8684056911</text:p>
          </table:table-cell>
          <table:table-cell table:formula="of:=SQRT(POWER([.J388]-[.C388]; 2)+POWER([.K388]-[.D388];2))" office:value-type="float" office:value="218.68508225757" calcext:value-type="float">
            <text:p>218.6850822576</text:p>
          </table:table-cell>
        </table:table-row>
        <table:table-row table:style-name="ro1">
          <table:table-cell office:value-type="float" office:value="201.288" calcext:value-type="float">
            <text:p>201.288</text:p>
          </table:table-cell>
          <table:table-cell office:value-type="float" office:value="257.077" calcext:value-type="float">
            <text:p>257.077</text:p>
          </table:table-cell>
          <table:table-cell office:value-type="float" office:value="175.107" calcext:value-type="float">
            <text:p>175.107</text:p>
          </table:table-cell>
          <table:table-cell office:value-type="float" office:value="173.377" calcext:value-type="float">
            <text:p>173.377</text:p>
          </table:table-cell>
          <table:table-cell office:value-type="float" office:value="9.00054" calcext:value-type="float">
            <text:p>9.00054</text:p>
          </table:table-cell>
          <table:table-cell office:value-type="float" office:value="77.1284" calcext:value-type="float">
            <text:p>77.1284</text:p>
          </table:table-cell>
          <table:table-cell office:value-type="float" office:value="155.096" calcext:value-type="float">
            <text:p>155.096</text:p>
          </table:table-cell>
          <table:table-cell office:value-type="float" office:value="0.581124" calcext:value-type="float">
            <text:p>0.5811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9]-[.A389]; 2)+POWER([.K389]-[.B389];2))" office:value-type="float" office:value="183.333005410919" calcext:value-type="float">
            <text:p>183.3330054109</text:p>
          </table:table-cell>
          <table:table-cell table:formula="of:=SQRT(POWER([.J389]-[.C389]; 2)+POWER([.K389]-[.D389];2))" office:value-type="float" office:value="219.87587766283" calcext:value-type="float">
            <text:p>219.8758776628</text:p>
          </table:table-cell>
        </table:table-row>
        <table:table-row table:style-name="ro1">
          <table:table-cell office:value-type="float" office:value="225.429" calcext:value-type="float">
            <text:p>225.429</text:p>
          </table:table-cell>
          <table:table-cell office:value-type="float" office:value="303.641" calcext:value-type="float">
            <text:p>303.641</text:p>
          </table:table-cell>
          <table:table-cell office:value-type="float" office:value="199.368" calcext:value-type="float">
            <text:p>199.368</text:p>
          </table:table-cell>
          <table:table-cell office:value-type="float" office:value="220.752" calcext:value-type="float">
            <text:p>220.752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129.874" calcext:value-type="float">
            <text:p>129.874</text:p>
          </table:table-cell>
          <table:table-cell office:value-type="float" office:value="115.27" calcext:value-type="float">
            <text:p>115.27</text:p>
          </table:table-cell>
          <table:table-cell office:value-type="float" office:value="0.575279" calcext:value-type="float">
            <text:p>0.5752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0]-[.A390]; 2)+POWER([.K390]-[.B390];2))" office:value-type="float" office:value="170.130464414813" calcext:value-type="float">
            <text:p>170.1304644148</text:p>
          </table:table-cell>
          <table:table-cell table:formula="of:=SQRT(POWER([.J390]-[.C390]; 2)+POWER([.K390]-[.D390];2))" office:value-type="float" office:value="185.850619929017" calcext:value-type="float">
            <text:p>185.850619929</text:p>
          </table:table-cell>
        </table:table-row>
        <table:table-row table:style-name="ro1">
          <table:table-cell office:value-type="float" office:value="193.322" calcext:value-type="float">
            <text:p>193.322</text:p>
          </table:table-cell>
          <table:table-cell office:value-type="float" office:value="246.08" calcext:value-type="float">
            <text:p>246.08</text:p>
          </table:table-cell>
          <table:table-cell office:value-type="float" office:value="167.139" calcext:value-type="float">
            <text:p>167.139</text:p>
          </table:table-cell>
          <table:table-cell office:value-type="float" office:value="161.714" calcext:value-type="float">
            <text:p>161.714</text:p>
          </table:table-cell>
          <table:table-cell office:value-type="float" office:value="21.1601" calcext:value-type="float">
            <text:p>21.1601</text:p>
          </table:table-cell>
          <table:table-cell office:value-type="float" office:value="67.5852" calcext:value-type="float">
            <text:p>67.5852</text:p>
          </table:table-cell>
          <table:table-cell office:value-type="float" office:value="168.257" calcext:value-type="float">
            <text:p>168.257</text:p>
          </table:table-cell>
          <table:table-cell office:value-type="float" office:value="0.548816" calcext:value-type="float">
            <text:p>0.5488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1]-[.A391]; 2)+POWER([.K391]-[.B391];2))" office:value-type="float" office:value="190.721645557079" calcext:value-type="float">
            <text:p>190.7216455571</text:p>
          </table:table-cell>
          <table:table-cell table:formula="of:=SQRT(POWER([.J391]-[.C391]; 2)+POWER([.K391]-[.D391];2))" office:value-type="float" office:value="231.245616427642" calcext:value-type="float">
            <text:p>231.2456164276</text:p>
          </table:table-cell>
        </table:table-row>
        <table:table-row table:style-name="ro1">
          <table:table-cell office:value-type="float" office:value="195.879" calcext:value-type="float">
            <text:p>195.879</text:p>
          </table:table-cell>
          <table:table-cell office:value-type="float" office:value="254.573" calcext:value-type="float">
            <text:p>254.573</text:p>
          </table:table-cell>
          <table:table-cell office:value-type="float" office:value="169.663" calcext:value-type="float">
            <text:p>169.663</text:p>
          </table:table-cell>
          <table:table-cell office:value-type="float" office:value="170.726" calcext:value-type="float">
            <text:p>170.726</text:p>
          </table:table-cell>
          <table:table-cell office:value-type="float" office:value="10.8557" calcext:value-type="float">
            <text:p>10.8557</text:p>
          </table:table-cell>
          <table:table-cell office:value-type="float" office:value="74.7063" calcext:value-type="float">
            <text:p>74.7063</text:p>
          </table:table-cell>
          <table:table-cell office:value-type="float" office:value="163.566" calcext:value-type="float">
            <text:p>163.566</text:p>
          </table:table-cell>
          <table:table-cell office:value-type="float" office:value="0.543177" calcext:value-type="float">
            <text:p>0.5431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2]-[.A392]; 2)+POWER([.K392]-[.B392];2))" office:value-type="float" office:value="188.54068783687" calcext:value-type="float">
            <text:p>188.5406878369</text:p>
          </table:table-cell>
          <table:table-cell table:formula="of:=SQRT(POWER([.J392]-[.C392]; 2)+POWER([.K392]-[.D392];2))" office:value-type="float" office:value="225.876808559445" calcext:value-type="float">
            <text:p>225.8768085594</text:p>
          </table:table-cell>
        </table:table-row>
        <table:table-row table:style-name="ro1">
          <table:table-cell office:value-type="float" office:value="190.734" calcext:value-type="float">
            <text:p>190.734</text:p>
          </table:table-cell>
          <table:table-cell office:value-type="float" office:value="245.27" calcext:value-type="float">
            <text:p>245.27</text:p>
          </table:table-cell>
          <table:table-cell office:value-type="float" office:value="164.519" calcext:value-type="float">
            <text:p>164.519</text:p>
          </table:table-cell>
          <table:table-cell office:value-type="float" office:value="161.344" calcext:value-type="float">
            <text:p>161.344</text:p>
          </table:table-cell>
          <table:table-cell office:value-type="float" office:value="16.3039" calcext:value-type="float">
            <text:p>16.3039</text:p>
          </table:table-cell>
          <table:table-cell office:value-type="float" office:value="64.0768" calcext:value-type="float">
            <text:p>64.0768</text:p>
          </table:table-cell>
          <table:table-cell office:value-type="float" office:value="171.902" calcext:value-type="float">
            <text:p>171.902</text:p>
          </table:table-cell>
          <table:table-cell office:value-type="float" office:value="0.532996" calcext:value-type="float">
            <text:p>0.5329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3]-[.A393]; 2)+POWER([.K393]-[.B393];2))" office:value-type="float" office:value="193.293661706741" calcext:value-type="float">
            <text:p>193.2936617067</text:p>
          </table:table-cell>
          <table:table-cell table:formula="of:=SQRT(POWER([.J393]-[.C393]; 2)+POWER([.K393]-[.D393];2))" office:value-type="float" office:value="233.831776491135" calcext:value-type="float">
            <text:p>233.8317764911</text:p>
          </table:table-cell>
        </table:table-row>
        <table:table-row table:style-name="ro1">
          <table:table-cell office:value-type="float" office:value="183.313" calcext:value-type="float">
            <text:p>183.313</text:p>
          </table:table-cell>
          <table:table-cell office:value-type="float" office:value="238.244" calcext:value-type="float">
            <text:p>238.244</text:p>
          </table:table-cell>
          <table:table-cell office:value-type="float" office:value="157.068" calcext:value-type="float">
            <text:p>157.068</text:p>
          </table:table-cell>
          <table:table-cell office:value-type="float" office:value="154.58" calcext:value-type="float">
            <text:p>154.58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54.113" calcext:value-type="float">
            <text:p>54.113</text:p>
          </table:table-cell>
          <table:table-cell office:value-type="float" office:value="183.349" calcext:value-type="float">
            <text:p>183.349</text:p>
          </table:table-cell>
          <table:table-cell office:value-type="float" office:value="0.504115" calcext:value-type="float">
            <text:p>0.5041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4]-[.A394]; 2)+POWER([.K394]-[.B394];2))" office:value-type="float" office:value="200.722145028893" calcext:value-type="float">
            <text:p>200.7221450289</text:p>
          </table:table-cell>
          <table:table-cell table:formula="of:=SQRT(POWER([.J394]-[.C394]; 2)+POWER([.K394]-[.D394];2))" office:value-type="float" office:value="243.187970557756" calcext:value-type="float">
            <text:p>243.1879705578</text:p>
          </table:table-cell>
        </table:table-row>
        <table:table-row table:style-name="ro1">
          <table:table-cell office:value-type="float" office:value="183.467" calcext:value-type="float">
            <text:p>183.467</text:p>
          </table:table-cell>
          <table:table-cell office:value-type="float" office:value="253.519" calcext:value-type="float">
            <text:p>253.519</text:p>
          </table:table-cell>
          <table:table-cell office:value-type="float" office:value="157.169" calcext:value-type="float">
            <text:p>157.169</text:p>
          </table:table-cell>
          <table:table-cell office:value-type="float" office:value="169.346" calcext:value-type="float">
            <text:p>169.346</text:p>
          </table:table-cell>
          <table:table-cell office:value-type="float" office:value="12.1654" calcext:value-type="float">
            <text:p>12.1654</text:p>
          </table:table-cell>
          <table:table-cell office:value-type="float" office:value="74.5915" calcext:value-type="float">
            <text:p>74.5915</text:p>
          </table:table-cell>
          <table:table-cell office:value-type="float" office:value="182.677" calcext:value-type="float">
            <text:p>182.677</text:p>
          </table:table-cell>
          <table:table-cell office:value-type="float" office:value="0.466721" calcext:value-type="float">
            <text:p>0.4667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5]-[.A395]; 2)+POWER([.K395]-[.B395];2))" office:value-type="float" office:value="200.863564266892" calcext:value-type="float">
            <text:p>200.8635642669</text:p>
          </table:table-cell>
          <table:table-cell table:formula="of:=SQRT(POWER([.J395]-[.C395]; 2)+POWER([.K395]-[.D395];2))" office:value-type="float" office:value="238.182506236289" calcext:value-type="float">
            <text:p>238.1825062363</text:p>
          </table:table-cell>
        </table:table-row>
        <table:table-row table:style-name="ro1">
          <table:table-cell office:value-type="float" office:value="175.579" calcext:value-type="float">
            <text:p>175.579</text:p>
          </table:table-cell>
          <table:table-cell office:value-type="float" office:value="252.028" calcext:value-type="float">
            <text:p>252.028</text:p>
          </table:table-cell>
          <table:table-cell office:value-type="float" office:value="149.23" calcext:value-type="float">
            <text:p>149.23</text:p>
          </table:table-cell>
          <table:table-cell office:value-type="float" office:value="167.986" calcext:value-type="float">
            <text:p>167.986</text:p>
          </table:table-cell>
          <table:table-cell office:value-type="float" office:value="9.85783" calcext:value-type="float">
            <text:p>9.85783</text:p>
          </table:table-cell>
          <table:table-cell office:value-type="float" office:value="71.7354" calcext:value-type="float">
            <text:p>71.7354</text:p>
          </table:table-cell>
          <table:table-cell office:value-type="float" office:value="194.62" calcext:value-type="float">
            <text:p>194.62</text:p>
          </table:table-cell>
          <table:table-cell office:value-type="float" office:value="0.46616" calcext:value-type="float">
            <text:p>0.466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6]-[.A396]; 2)+POWER([.K396]-[.B396];2))" office:value-type="float" office:value="208.662104908869" calcext:value-type="float">
            <text:p>208.6621049089</text:p>
          </table:table-cell>
          <table:table-cell table:formula="of:=SQRT(POWER([.J396]-[.C396]; 2)+POWER([.K396]-[.D396];2))" office:value-type="float" office:value="246.160567711403" calcext:value-type="float">
            <text:p>246.1605677114</text:p>
          </table:table-cell>
        </table:table-row>
        <table:table-row table:style-name="ro1">
          <table:table-cell office:value-type="float" office:value="220.803" calcext:value-type="float">
            <text:p>220.803</text:p>
          </table:table-cell>
          <table:table-cell office:value-type="float" office:value="220.237" calcext:value-type="float">
            <text:p>220.237</text:p>
          </table:table-cell>
          <table:table-cell office:value-type="float" office:value="194.945" calcext:value-type="float">
            <text:p>194.945</text:p>
          </table:table-cell>
          <table:table-cell office:value-type="float" office:value="137.555" calcext:value-type="float">
            <text:p>137.555</text:p>
          </table:table-cell>
          <table:table-cell office:value-type="float" office:value="24.8401" calcext:value-type="float">
            <text:p>24.8401</text:p>
          </table:table-cell>
          <table:table-cell office:value-type="float" office:value="29.0806" calcext:value-type="float">
            <text:p>29.0806</text:p>
          </table:table-cell>
          <table:table-cell office:value-type="float" office:value="126.081" calcext:value-type="float">
            <text:p>126.081</text:p>
          </table:table-cell>
          <table:table-cell office:value-type="float" office:value="0.434423" calcext:value-type="float">
            <text:p>0.4344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7]-[.A397]; 2)+POWER([.K397]-[.B397];2))" office:value-type="float" office:value="164.641698782538" calcext:value-type="float">
            <text:p>164.6416987825</text:p>
          </table:table-cell>
          <table:table-cell table:formula="of:=SQRT(POWER([.J397]-[.C397]; 2)+POWER([.K397]-[.D397];2))" office:value-type="float" office:value="215.987386321516" calcext:value-type="float">
            <text:p>215.9873863215</text:p>
          </table:table-cell>
        </table:table-row>
        <table:table-row table:style-name="ro1">
          <table:table-cell office:value-type="float" office:value="172.176" calcext:value-type="float">
            <text:p>172.176</text:p>
          </table:table-cell>
          <table:table-cell office:value-type="float" office:value="250.925" calcext:value-type="float">
            <text:p>250.925</text:p>
          </table:table-cell>
          <table:table-cell office:value-type="float" office:value="145.827" calcext:value-type="float">
            <text:p>145.827</text:p>
          </table:table-cell>
          <table:table-cell office:value-type="float" office:value="166.592" calcext:value-type="float">
            <text:p>166.592</text:p>
          </table:table-cell>
          <table:table-cell office:value-type="float" office:value="12.9307" calcext:value-type="float">
            <text:p>12.9307</text:p>
          </table:table-cell>
          <table:table-cell office:value-type="float" office:value="71.88" calcext:value-type="float">
            <text:p>71.88</text:p>
          </table:table-cell>
          <table:table-cell office:value-type="float" office:value="199.972" calcext:value-type="float">
            <text:p>199.972</text:p>
          </table:table-cell>
          <table:table-cell office:value-type="float" office:value="0.416974" calcext:value-type="float">
            <text:p>0.4169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8]-[.A398]; 2)+POWER([.K398]-[.B398];2))" office:value-type="float" office:value="212.011939760477" calcext:value-type="float">
            <text:p>212.0119397605</text:p>
          </table:table-cell>
          <table:table-cell table:formula="of:=SQRT(POWER([.J398]-[.C398]; 2)+POWER([.K398]-[.D398];2))" office:value-type="float" office:value="249.825427835118" calcext:value-type="float">
            <text:p>249.8254278351</text:p>
          </table:table-cell>
        </table:table-row>
        <table:table-row table:style-name="ro1">
          <table:table-cell office:value-type="float" office:value="173.087" calcext:value-type="float">
            <text:p>173.087</text:p>
          </table:table-cell>
          <table:table-cell office:value-type="float" office:value="254.817" calcext:value-type="float">
            <text:p>254.817</text:p>
          </table:table-cell>
          <table:table-cell office:value-type="float" office:value="146.707" calcext:value-type="float">
            <text:p>146.707</text:p>
          </table:table-cell>
          <table:table-cell office:value-type="float" office:value="170.786" calcext:value-type="float">
            <text:p>170.786</text:p>
          </table:table-cell>
          <table:table-cell office:value-type="float" office:value="7.4051" calcext:value-type="float">
            <text:p>7.4051</text:p>
          </table:table-cell>
          <table:table-cell office:value-type="float" office:value="74.7556" calcext:value-type="float">
            <text:p>74.7556</text:p>
          </table:table-cell>
          <table:table-cell office:value-type="float" office:value="198.25" calcext:value-type="float">
            <text:p>198.25</text:p>
          </table:table-cell>
          <table:table-cell office:value-type="float" office:value="0.396603" calcext:value-type="float">
            <text:p>0.3966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9]-[.A399]; 2)+POWER([.K399]-[.B399];2))" office:value-type="float" office:value="211.302080108077" calcext:value-type="float">
            <text:p>211.3020801081</text:p>
          </table:table-cell>
          <table:table-cell table:formula="of:=SQRT(POWER([.J399]-[.C399]; 2)+POWER([.K399]-[.D399];2))" office:value-type="float" office:value="247.748666282989" calcext:value-type="float">
            <text:p>247.748666283</text:p>
          </table:table-cell>
        </table:table-row>
        <table:table-row table:style-name="ro1">
          <table:table-cell office:value-type="float" office:value="186.833" calcext:value-type="float">
            <text:p>186.833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0.569" calcext:value-type="float">
            <text:p>160.569</text:p>
          </table:table-cell>
          <table:table-cell office:value-type="float" office:value="170.725" calcext:value-type="float">
            <text:p>170.725</text:p>
          </table:table-cell>
          <table:table-cell office:value-type="float" office:value="16.7123" calcext:value-type="float">
            <text:p>16.7123</text:p>
          </table:table-cell>
          <table:table-cell office:value-type="float" office:value="79.3526" calcext:value-type="float">
            <text:p>79.3526</text:p>
          </table:table-cell>
          <table:table-cell office:value-type="float" office:value="177.789" calcext:value-type="float">
            <text:p>177.789</text:p>
          </table:table-cell>
          <table:table-cell office:value-type="float" office:value="0.39411" calcext:value-type="float">
            <text:p>0.394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0]-[.A400]; 2)+POWER([.K400]-[.B400];2))" office:value-type="float" office:value="197.61850897626" calcext:value-type="float">
            <text:p>197.6185089763</text:p>
          </table:table-cell>
          <table:table-cell table:formula="of:=SQRT(POWER([.J400]-[.C400]; 2)+POWER([.K400]-[.D400];2))" office:value-type="float" office:value="234.524065686232" calcext:value-type="float">
            <text:p>234.5240656862</text:p>
          </table:table-cell>
        </table:table-row>
        <table:table-row table:style-name="ro1">
          <table:table-cell office:value-type="float" office:value="184.044" calcext:value-type="float">
            <text:p>184.044</text:p>
          </table:table-cell>
          <table:table-cell office:value-type="float" office:value="253.367" calcext:value-type="float">
            <text:p>253.367</text:p>
          </table:table-cell>
          <table:table-cell office:value-type="float" office:value="157.75" calcext:value-type="float">
            <text:p>157.75</text:p>
          </table:table-cell>
          <table:table-cell office:value-type="float" office:value="169.207" calcext:value-type="float">
            <text:p>169.207</text:p>
          </table:table-cell>
          <table:table-cell office:value-type="float" office:value="12.2553" calcext:value-type="float">
            <text:p>12.2553</text:p>
          </table:table-cell>
          <table:table-cell office:value-type="float" office:value="74.3781" calcext:value-type="float">
            <text:p>74.3781</text:p>
          </table:table-cell>
          <table:table-cell office:value-type="float" office:value="181.802" calcext:value-type="float">
            <text:p>181.802</text:p>
          </table:table-cell>
          <table:table-cell office:value-type="float" office:value="0.391125" calcext:value-type="float">
            <text:p>0.3911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1]-[.A401]; 2)+POWER([.K401]-[.B401];2))" office:value-type="float" office:value="200.278832194019" calcext:value-type="float">
            <text:p>200.278832194</text:p>
          </table:table-cell>
          <table:table-cell table:formula="of:=SQRT(POWER([.J401]-[.C401]; 2)+POWER([.K401]-[.D401];2))" office:value-type="float" office:value="237.671797546533" calcext:value-type="float">
            <text:p>237.6717975465</text:p>
          </table:table-cell>
        </table:table-row>
        <table:table-row table:style-name="ro1">
          <table:table-cell office:value-type="float" office:value="188.136" calcext:value-type="float">
            <text:p>188.136</text:p>
          </table:table-cell>
          <table:table-cell office:value-type="float" office:value="243.38" calcext:value-type="float">
            <text:p>243.38</text:p>
          </table:table-cell>
          <table:table-cell office:value-type="float" office:value="161.947" calcext:value-type="float">
            <text:p>161.947</text:p>
          </table:table-cell>
          <table:table-cell office:value-type="float" office:value="158.514" calcext:value-type="float">
            <text:p>158.514</text:p>
          </table:table-cell>
          <table:table-cell office:value-type="float" office:value="27.1048" calcext:value-type="float">
            <text:p>27.1048</text:p>
          </table:table-cell>
          <table:table-cell office:value-type="float" office:value="67.0025" calcext:value-type="float">
            <text:p>67.0025</text:p>
          </table:table-cell>
          <table:table-cell office:value-type="float" office:value="176.579" calcext:value-type="float">
            <text:p>176.579</text:p>
          </table:table-cell>
          <table:table-cell office:value-type="float" office:value="0.38613" calcext:value-type="float">
            <text:p>0.386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2]-[.A402]; 2)+POWER([.K402]-[.B402];2))" office:value-type="float" office:value="195.868861476244" calcext:value-type="float">
            <text:p>195.8688614762</text:p>
          </table:table-cell>
          <table:table-cell table:formula="of:=SQRT(POWER([.J402]-[.C402]; 2)+POWER([.K402]-[.D402];2))" office:value-type="float" office:value="237.228680822956" calcext:value-type="float">
            <text:p>237.228680823</text:p>
          </table:table-cell>
        </table:table-row>
        <table:table-row table:style-name="ro1">
          <table:table-cell office:value-type="float" office:value="185.058" calcext:value-type="float">
            <text:p>185.058</text:p>
          </table:table-cell>
          <table:table-cell office:value-type="float" office:value="247.949" calcext:value-type="float">
            <text:p>247.949</text:p>
          </table:table-cell>
          <table:table-cell office:value-type="float" office:value="158.78" calcext:value-type="float">
            <text:p>158.78</text:p>
          </table:table-cell>
          <table:table-cell office:value-type="float" office:value="164.224" calcext:value-type="float">
            <text:p>164.224</text:p>
          </table:table-cell>
          <table:table-cell office:value-type="float" office:value="11.1286" calcext:value-type="float">
            <text:p>11.1286</text:p>
          </table:table-cell>
          <table:table-cell office:value-type="float" office:value="65.762" calcext:value-type="float">
            <text:p>65.762</text:p>
          </table:table-cell>
          <table:table-cell office:value-type="float" office:value="180.253" calcext:value-type="float">
            <text:p>180.253</text:p>
          </table:table-cell>
          <table:table-cell office:value-type="float" office:value="0.360613" calcext:value-type="float">
            <text:p>0.3606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3]-[.A403]; 2)+POWER([.K403]-[.B403];2))" office:value-type="float" office:value="199.030927157063" calcext:value-type="float">
            <text:p>199.0309271571</text:p>
          </table:table-cell>
          <table:table-cell table:formula="of:=SQRT(POWER([.J403]-[.C403]; 2)+POWER([.K403]-[.D403];2))" office:value-type="float" office:value="238.271178651552" calcext:value-type="float">
            <text:p>238.2711786516</text:p>
          </table:table-cell>
        </table:table-row>
        <table:table-row table:style-name="ro1">
          <table:table-cell office:value-type="float" office:value="184.249" calcext:value-type="float">
            <text:p>184.249</text:p>
          </table:table-cell>
          <table:table-cell office:value-type="float" office:value="252.221" calcext:value-type="float">
            <text:p>252.221</text:p>
          </table:table-cell>
          <table:table-cell office:value-type="float" office:value="157.992" calcext:value-type="float">
            <text:p>157.992</text:p>
          </table:table-cell>
          <table:table-cell office:value-type="float" office:value="167.346" calcext:value-type="float">
            <text:p>167.346</text:p>
          </table:table-cell>
          <table:table-cell office:value-type="float" office:value="20.7537" calcext:value-type="float">
            <text:p>20.7537</text:p>
          </table:table-cell>
          <table:table-cell office:value-type="float" office:value="76.9683" calcext:value-type="float">
            <text:p>76.9683</text:p>
          </table:table-cell>
          <table:table-cell office:value-type="float" office:value="182.002" calcext:value-type="float">
            <text:p>182.002</text:p>
          </table:table-cell>
          <table:table-cell office:value-type="float" office:value="0.35792" calcext:value-type="float">
            <text:p>0.357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4]-[.A404]; 2)+POWER([.K404]-[.B404];2))" office:value-type="float" office:value="200.01232672513" calcext:value-type="float">
            <text:p>200.0123267251</text:p>
          </table:table-cell>
          <table:table-cell table:formula="of:=SQRT(POWER([.J404]-[.C404]; 2)+POWER([.K404]-[.D404];2))" office:value-type="float" office:value="238.018561839198" calcext:value-type="float">
            <text:p>238.0185618392</text:p>
          </table:table-cell>
        </table:table-row>
        <table:table-row table:style-name="ro1">
          <table:table-cell office:value-type="float" office:value="153.892" calcext:value-type="float">
            <text:p>153.892</text:p>
          </table:table-cell>
          <table:table-cell office:value-type="float" office:value="306.307" calcext:value-type="float">
            <text:p>306.307</text:p>
          </table:table-cell>
          <table:table-cell office:value-type="float" office:value="127.072" calcext:value-type="float">
            <text:p>127.072</text:p>
          </table:table-cell>
          <table:table-cell office:value-type="float" office:value="222.672" calcext:value-type="float">
            <text:p>222.672</text:p>
          </table:table-cell>
          <table:table-cell office:value-type="float" office:value="-32.9392" calcext:value-type="float">
            <text:p>-32.9392</text:p>
          </table:table-cell>
          <table:table-cell office:value-type="float" office:value="131.566" calcext:value-type="float">
            <text:p>131.566</text:p>
          </table:table-cell>
          <table:table-cell office:value-type="float" office:value="224.706" calcext:value-type="float">
            <text:p>224.706</text:p>
          </table:table-cell>
          <table:table-cell office:value-type="float" office:value="0.97042" calcext:value-type="float">
            <text:p>0.970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5]-[.A405]; 2)+POWER([.K405]-[.B405];2))" office:value-type="float" office:value="238.924845742338" calcext:value-type="float">
            <text:p>238.9248457423</text:p>
          </table:table-cell>
          <table:table-cell table:formula="of:=SQRT(POWER([.J405]-[.C405]; 2)+POWER([.K405]-[.D405];2))" office:value-type="float" office:value="257.653970992104" calcext:value-type="float">
            <text:p>257.6539709921</text:p>
          </table:table-cell>
        </table:table-row>
        <table:table-row table:style-name="ro1">
          <table:table-cell office:value-type="float" office:value="152.139" calcext:value-type="float">
            <text:p>152.139</text:p>
          </table:table-cell>
          <table:table-cell office:value-type="float" office:value="320.062" calcext:value-type="float">
            <text:p>320.062</text:p>
          </table:table-cell>
          <table:table-cell office:value-type="float" office:value="125.678" calcext:value-type="float">
            <text:p>125.678</text:p>
          </table:table-cell>
          <table:table-cell office:value-type="float" office:value="229.601" calcext:value-type="float">
            <text:p>229.601</text:p>
          </table:table-cell>
          <table:table-cell office:value-type="float" office:value="28.2013" calcext:value-type="float">
            <text:p>28.2013</text:p>
          </table:table-cell>
          <table:table-cell office:value-type="float" office:value="178.076" calcext:value-type="float">
            <text:p>178.076</text:p>
          </table:table-cell>
          <table:table-cell office:value-type="float" office:value="228.559" calcext:value-type="float">
            <text:p>228.559</text:p>
          </table:table-cell>
          <table:table-cell office:value-type="float" office:value="0.969673" calcext:value-type="float">
            <text:p>0.9696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6]-[.A406]; 2)+POWER([.K406]-[.B406];2))" office:value-type="float" office:value="244.649134813512" calcext:value-type="float">
            <text:p>244.6491348135</text:p>
          </table:table-cell>
          <table:table-cell table:formula="of:=SQRT(POWER([.J406]-[.C406]; 2)+POWER([.K406]-[.D406];2))" office:value-type="float" office:value="258.619393868673" calcext:value-type="float">
            <text:p>258.6193938687</text:p>
          </table:table-cell>
        </table:table-row>
        <table:table-row table:style-name="ro1">
          <table:table-cell office:value-type="float" office:value="145.743" calcext:value-type="float">
            <text:p>145.743</text:p>
          </table:table-cell>
          <table:table-cell office:value-type="float" office:value="335.445" calcext:value-type="float">
            <text:p>335.445</text:p>
          </table:table-cell>
          <table:table-cell office:value-type="float" office:value="119.13" calcext:value-type="float">
            <text:p>119.13</text:p>
          </table:table-cell>
          <table:table-cell office:value-type="float" office:value="245.615" calcext:value-type="float">
            <text:p>245.615</text:p>
          </table:table-cell>
          <table:table-cell office:value-type="float" office:value="11.0424" calcext:value-type="float">
            <text:p>11.0424</text:p>
          </table:table-cell>
          <table:table-cell office:value-type="float" office:value="191.993" calcext:value-type="float">
            <text:p>191.993</text:p>
          </table:table-cell>
          <table:table-cell office:value-type="float" office:value="236.972" calcext:value-type="float">
            <text:p>236.972</text:p>
          </table:table-cell>
          <table:table-cell office:value-type="float" office:value="0.962939" calcext:value-type="float">
            <text:p>0.9629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7]-[.A407]; 2)+POWER([.K407]-[.B407];2))" office:value-type="float" office:value="255.926485682901" calcext:value-type="float">
            <text:p>255.9264856829</text:p>
          </table:table-cell>
          <table:table-cell table:formula="of:=SQRT(POWER([.J407]-[.C407]; 2)+POWER([.K407]-[.D407];2))" office:value-type="float" office:value="264.894667981445" calcext:value-type="float">
            <text:p>264.8946679814</text:p>
          </table:table-cell>
        </table:table-row>
        <table:table-row table:style-name="ro1">
          <table:table-cell office:value-type="float" office:value="146.338" calcext:value-type="float">
            <text:p>146.338</text:p>
          </table:table-cell>
          <table:table-cell office:value-type="float" office:value="330.638" calcext:value-type="float">
            <text:p>330.638</text:p>
          </table:table-cell>
          <table:table-cell office:value-type="float" office:value="119.886" calcext:value-type="float">
            <text:p>119.886</text:p>
          </table:table-cell>
          <table:table-cell office:value-type="float" office:value="238.999" calcext:value-type="float">
            <text:p>238.999</text:p>
          </table:table-cell>
          <table:table-cell office:value-type="float" office:value="31.693" calcext:value-type="float">
            <text:p>31.693</text:p>
          </table:table-cell>
          <table:table-cell office:value-type="float" office:value="194.196" calcext:value-type="float">
            <text:p>194.196</text:p>
          </table:table-cell>
          <table:table-cell office:value-type="float" office:value="236.697" calcext:value-type="float">
            <text:p>236.697</text:p>
          </table:table-cell>
          <table:table-cell office:value-type="float" office:value="0.947102" calcext:value-type="float">
            <text:p>0.9471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8]-[.A408]; 2)+POWER([.K408]-[.B408];2))" office:value-type="float" office:value="253.653151543599" calcext:value-type="float">
            <text:p>253.6531515436</text:p>
          </table:table-cell>
          <table:table-cell table:formula="of:=SQRT(POWER([.J408]-[.C408]; 2)+POWER([.K408]-[.D408];2))" office:value-type="float" office:value="264.131048907545" calcext:value-type="float">
            <text:p>264.1310489075</text:p>
          </table:table-cell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306.923" calcext:value-type="float">
            <text:p>306.923</text:p>
          </table:table-cell>
          <table:table-cell office:value-type="float" office:value="128.411" calcext:value-type="float">
            <text:p>128.411</text:p>
          </table:table-cell>
          <table:table-cell office:value-type="float" office:value="224.459" calcext:value-type="float">
            <text:p>224.459</text:p>
          </table:table-cell>
          <table:table-cell office:value-type="float" office:value="-45.5725" calcext:value-type="float">
            <text:p>-45.5725</text:p>
          </table:table-cell>
          <table:table-cell office:value-type="float" office:value="126.711" calcext:value-type="float">
            <text:p>126.711</text:p>
          </table:table-cell>
          <table:table-cell office:value-type="float" office:value="222.169" calcext:value-type="float">
            <text:p>222.169</text:p>
          </table:table-cell>
          <table:table-cell office:value-type="float" office:value="0.855889" calcext:value-type="float">
            <text:p>0.8558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9]-[.A409]; 2)+POWER([.K409]-[.B409];2))" office:value-type="float" office:value="237.736589377824" calcext:value-type="float">
            <text:p>237.7365893778</text:p>
          </table:table-cell>
          <table:table-cell table:formula="of:=SQRT(POWER([.J409]-[.C409]; 2)+POWER([.K409]-[.D409];2))" office:value-type="float" office:value="256.19020980904" calcext:value-type="float">
            <text:p>256.190209809</text:p>
          </table:table-cell>
        </table:table-row>
        <table:table-row table:style-name="ro1">
          <table:table-cell office:value-type="float" office:value="146.22" calcext:value-type="float">
            <text:p>146.22</text:p>
          </table:table-cell>
          <table:table-cell office:value-type="float" office:value="328.722" calcext:value-type="float">
            <text:p>328.722</text:p>
          </table:table-cell>
          <table:table-cell office:value-type="float" office:value="119.748" calcext:value-type="float">
            <text:p>119.748</text:p>
          </table:table-cell>
          <table:table-cell office:value-type="float" office:value="237.532" calcext:value-type="float">
            <text:p>237.532</text:p>
          </table:table-cell>
          <table:table-cell office:value-type="float" office:value="28.4944" calcext:value-type="float">
            <text:p>28.4944</text:p>
          </table:table-cell>
          <table:table-cell office:value-type="float" office:value="190.237" calcext:value-type="float">
            <text:p>190.237</text:p>
          </table:table-cell>
          <table:table-cell office:value-type="float" office:value="236.865" calcext:value-type="float">
            <text:p>236.865</text:p>
          </table:table-cell>
          <table:table-cell office:value-type="float" office:value="0.767715" calcext:value-type="float">
            <text:p>0.7677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0]-[.A410]; 2)+POWER([.K410]-[.B410];2))" office:value-type="float" office:value="253.100836987948" calcext:value-type="float">
            <text:p>253.1008369879</text:p>
          </table:table-cell>
          <table:table-cell table:formula="of:=SQRT(POWER([.J410]-[.C410]; 2)+POWER([.K410]-[.D410];2))" office:value-type="float" office:value="264.289770002549" calcext:value-type="float">
            <text:p>264.2897700025</text:p>
          </table:table-cell>
        </table:table-row>
        <table:table-row table:style-name="ro1">
          <table:table-cell office:value-type="float" office:value="146.655" calcext:value-type="float">
            <text:p>146.655</text:p>
          </table:table-cell>
          <table:table-cell office:value-type="float" office:value="325.888" calcext:value-type="float">
            <text:p>325.888</text:p>
          </table:table-cell>
          <table:table-cell office:value-type="float" office:value="120.162" calcext:value-type="float">
            <text:p>120.162</text:p>
          </table:table-cell>
          <table:table-cell office:value-type="float" office:value="235.254" calcext:value-type="float">
            <text:p>235.254</text:p>
          </table:table-cell>
          <table:table-cell office:value-type="float" office:value="24.9273" calcext:value-type="float">
            <text:p>24.9273</text:p>
          </table:table-cell>
          <table:table-cell office:value-type="float" office:value="184.831" calcext:value-type="float">
            <text:p>184.831</text:p>
          </table:table-cell>
          <table:table-cell office:value-type="float" office:value="236.254" calcext:value-type="float">
            <text:p>236.254</text:p>
          </table:table-cell>
          <table:table-cell office:value-type="float" office:value="0.729882" calcext:value-type="float">
            <text:p>0.7298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1]-[.A411]; 2)+POWER([.K411]-[.B411];2))" office:value-type="float" office:value="251.73367984638" calcext:value-type="float">
            <text:p>251.7336798464</text:p>
          </table:table-cell>
          <table:table-cell table:formula="of:=SQRT(POWER([.J411]-[.C411]; 2)+POWER([.K411]-[.D411];2))" office:value-type="float" office:value="263.924229202247" calcext:value-type="float">
            <text:p>263.9242292022</text:p>
          </table:table-cell>
        </table:table-row>
        <table:table-row table:style-name="ro1">
          <table:table-cell office:value-type="float" office:value="146.257" calcext:value-type="float">
            <text:p>146.257</text:p>
          </table:table-cell>
          <table:table-cell office:value-type="float" office:value="322.026" calcext:value-type="float">
            <text:p>322.026</text:p>
          </table:table-cell>
          <table:table-cell office:value-type="float" office:value="119.582" calcext:value-type="float">
            <text:p>119.582</text:p>
          </table:table-cell>
          <table:table-cell office:value-type="float" office:value="234.306" calcext:value-type="float">
            <text:p>234.306</text:p>
          </table:table-cell>
          <table:table-cell office:value-type="float" office:value="-1.79266" calcext:value-type="float">
            <text:p>-1.79266</text:p>
          </table:table-cell>
          <table:table-cell office:value-type="float" office:value="167.958" calcext:value-type="float">
            <text:p>167.958</text:p>
          </table:table-cell>
          <table:table-cell office:value-type="float" office:value="236.41" calcext:value-type="float">
            <text:p>236.41</text:p>
          </table:table-cell>
          <table:table-cell office:value-type="float" office:value="0.710247" calcext:value-type="float">
            <text:p>0.7102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2]-[.A412]; 2)+POWER([.K412]-[.B412];2))" office:value-type="float" office:value="250.850343282603" calcext:value-type="float">
            <text:p>250.8503432826</text:p>
          </table:table-cell>
          <table:table-cell table:formula="of:=SQRT(POWER([.J412]-[.C412]; 2)+POWER([.K412]-[.D412];2))" office:value-type="float" office:value="264.529915812938" calcext:value-type="float">
            <text:p>264.5299158129</text:p>
          </table:table-cell>
        </table:table-row>
        <table:table-row table:style-name="ro1">
          <table:table-cell office:value-type="float" office:value="171.296" calcext:value-type="float">
            <text:p>171.296</text:p>
          </table:table-cell>
          <table:table-cell office:value-type="float" office:value="327.469" calcext:value-type="float">
            <text:p>327.469</text:p>
          </table:table-cell>
          <table:table-cell office:value-type="float" office:value="144.731" calcext:value-type="float">
            <text:p>144.731</text:p>
          </table:table-cell>
          <table:table-cell office:value-type="float" office:value="239.182" calcext:value-type="float">
            <text:p>239.182</text:p>
          </table:table-cell>
          <table:table-cell office:value-type="float" office:value="7.23275" calcext:value-type="float">
            <text:p>7.23275</text:p>
          </table:table-cell>
          <table:table-cell office:value-type="float" office:value="178.435" calcext:value-type="float">
            <text:p>178.435</text:p>
          </table:table-cell>
          <table:table-cell office:value-type="float" office:value="199.512" calcext:value-type="float">
            <text:p>199.512</text:p>
          </table:table-cell>
          <table:table-cell office:value-type="float" office:value="0.700895" calcext:value-type="float">
            <text:p>0.7008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3]-[.A413]; 2)+POWER([.K413]-[.B413];2))" office:value-type="float" office:value="229.233377973191" calcext:value-type="float">
            <text:p>229.2333779732</text:p>
          </table:table-cell>
          <table:table-cell table:formula="of:=SQRT(POWER([.J413]-[.C413]; 2)+POWER([.K413]-[.D413];2))" office:value-type="float" office:value="239.285593977155" calcext:value-type="float">
            <text:p>239.2855939772</text:p>
          </table:table-cell>
        </table:table-row>
        <table:table-row table:style-name="ro1">
          <table:table-cell office:value-type="float" office:value="210.444" calcext:value-type="float">
            <text:p>210.444</text:p>
          </table:table-cell>
          <table:table-cell office:value-type="float" office:value="299.202" calcext:value-type="float">
            <text:p>299.202</text:p>
          </table:table-cell>
          <table:table-cell office:value-type="float" office:value="184.246" calcext:value-type="float">
            <text:p>184.246</text:p>
          </table:table-cell>
          <table:table-cell office:value-type="float" office:value="212.911" calcext:value-type="float">
            <text:p>212.911</text:p>
          </table:table-cell>
          <table:table-cell office:value-type="float" office:value="13.6298" calcext:value-type="float">
            <text:p>13.6298</text:p>
          </table:table-cell>
          <table:table-cell office:value-type="float" office:value="139.866" calcext:value-type="float">
            <text:p>139.866</text:p>
          </table:table-cell>
          <table:table-cell office:value-type="float" office:value="141.501" calcext:value-type="float">
            <text:p>141.501</text:p>
          </table:table-cell>
          <table:table-cell office:value-type="float" office:value="0.66995" calcext:value-type="float">
            <text:p>0.669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4]-[.A414]; 2)+POWER([.K414]-[.B414];2))" office:value-type="float" office:value="182.739579566114" calcext:value-type="float">
            <text:p>182.7395795661</text:p>
          </table:table-cell>
          <table:table-cell table:formula="of:=SQRT(POWER([.J414]-[.C414]; 2)+POWER([.K414]-[.D414];2))" office:value-type="float" office:value="201.860918547895" calcext:value-type="float">
            <text:p>201.8609185479</text:p>
          </table:table-cell>
        </table:table-row>
        <table:table-row table:style-name="ro1">
          <table:table-cell office:value-type="float" office:value="206.49" calcext:value-type="float">
            <text:p>206.49</text:p>
          </table:table-cell>
          <table:table-cell office:value-type="float" office:value="298.264" calcext:value-type="float">
            <text:p>298.264</text:p>
          </table:table-cell>
          <table:table-cell office:value-type="float" office:value="180.254" calcext:value-type="float">
            <text:p>180.254</text:p>
          </table:table-cell>
          <table:table-cell office:value-type="float" office:value="212.103" calcext:value-type="float">
            <text:p>212.103</text:p>
          </table:table-cell>
          <table:table-cell office:value-type="float" office:value="11.8284" calcext:value-type="float">
            <text:p>11.8284</text:p>
          </table:table-cell>
          <table:table-cell office:value-type="float" office:value="137.893" calcext:value-type="float">
            <text:p>137.893</text:p>
          </table:table-cell>
          <table:table-cell office:value-type="float" office:value="147.341" calcext:value-type="float">
            <text:p>147.341</text:p>
          </table:table-cell>
          <table:table-cell office:value-type="float" office:value="0.667458" calcext:value-type="float">
            <text:p>0.6674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5]-[.A415]; 2)+POWER([.K415]-[.B415];2))" office:value-type="float" office:value="186.213420021222" calcext:value-type="float">
            <text:p>186.2134200212</text:p>
          </table:table-cell>
          <table:table-cell table:formula="of:=SQRT(POWER([.J415]-[.C415]; 2)+POWER([.K415]-[.D415];2))" office:value-type="float" office:value="205.927810470077" calcext:value-type="float">
            <text:p>205.9278104701</text:p>
          </table:table-cell>
        </table:table-row>
        <table:table-row table:style-name="ro1">
          <table:table-cell office:value-type="float" office:value="146.63" calcext:value-type="float">
            <text:p>146.63</text:p>
          </table:table-cell>
          <table:table-cell office:value-type="float" office:value="329.071" calcext:value-type="float">
            <text:p>329.071</text:p>
          </table:table-cell>
          <table:table-cell office:value-type="float" office:value="120.031" calcext:value-type="float">
            <text:p>120.031</text:p>
          </table:table-cell>
          <table:table-cell office:value-type="float" office:value="239.648" calcext:value-type="float">
            <text:p>239.648</text:p>
          </table:table-cell>
          <table:table-cell office:value-type="float" office:value="11.1036" calcext:value-type="float">
            <text:p>11.1036</text:p>
          </table:table-cell>
          <table:table-cell office:value-type="float" office:value="183.253" calcext:value-type="float">
            <text:p>183.253</text:p>
          </table:table-cell>
          <table:table-cell office:value-type="float" office:value="235.893" calcext:value-type="float">
            <text:p>235.893</text:p>
          </table:table-cell>
          <table:table-cell office:value-type="float" office:value="0.640721" calcext:value-type="float">
            <text:p>0.6407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6]-[.A416]; 2)+POWER([.K416]-[.B416];2))" office:value-type="float" office:value="252.835669835172" calcext:value-type="float">
            <text:p>252.8356698352</text:p>
          </table:table-cell>
          <table:table-cell table:formula="of:=SQRT(POWER([.J416]-[.C416]; 2)+POWER([.K416]-[.D416];2))" office:value-type="float" office:value="263.979478113356" calcext:value-type="float">
            <text:p>263.9794781134</text:p>
          </table:table-cell>
        </table:table-row>
        <table:table-row table:style-name="ro1">
          <table:table-cell office:value-type="float" office:value="157.223" calcext:value-type="float">
            <text:p>157.223</text:p>
          </table:table-cell>
          <table:table-cell office:value-type="float" office:value="312.172" calcext:value-type="float">
            <text:p>312.172</text:p>
          </table:table-cell>
          <table:table-cell office:value-type="float" office:value="130.545" calcext:value-type="float">
            <text:p>130.545</text:p>
          </table:table-cell>
          <table:table-cell office:value-type="float" office:value="226.089" calcext:value-type="float">
            <text:p>226.089</text:p>
          </table:table-cell>
          <table:table-cell office:value-type="float" office:value="-9.78191" calcext:value-type="float">
            <text:p>-9.78191</text:p>
          </table:table-cell>
          <table:table-cell office:value-type="float" office:value="150.15" calcext:value-type="float">
            <text:p>150.15</text:p>
          </table:table-cell>
          <table:table-cell office:value-type="float" office:value="220.188" calcext:value-type="float">
            <text:p>220.188</text:p>
          </table:table-cell>
          <table:table-cell office:value-type="float" office:value="0.559585" calcext:value-type="float">
            <text:p>0.5595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7]-[.A417]; 2)+POWER([.K417]-[.B417];2))" office:value-type="float" office:value="237.385587837594" calcext:value-type="float">
            <text:p>237.3855878376</text:p>
          </table:table-cell>
          <table:table-cell table:formula="of:=SQRT(POWER([.J417]-[.C417]; 2)+POWER([.K417]-[.D417];2))" office:value-type="float" office:value="253.953926817445" calcext:value-type="float">
            <text:p>253.9539268174</text:p>
          </table:table-cell>
        </table:table-row>
        <table:table-row table:style-name="ro1">
          <table:table-cell office:value-type="float" office:value="212.309" calcext:value-type="float">
            <text:p>212.309</text:p>
          </table:table-cell>
          <table:table-cell office:value-type="float" office:value="298.026" calcext:value-type="float">
            <text:p>298.026</text:p>
          </table:table-cell>
          <table:table-cell office:value-type="float" office:value="186.15" calcext:value-type="float">
            <text:p>186.15</text:p>
          </table:table-cell>
          <table:table-cell office:value-type="float" office:value="210.751" calcext:value-type="float">
            <text:p>210.751</text:p>
          </table:table-cell>
          <table:table-cell office:value-type="float" office:value="24.8348" calcext:value-type="float">
            <text:p>24.8348</text:p>
          </table:table-cell>
          <table:table-cell office:value-type="float" office:value="143.252" calcext:value-type="float">
            <text:p>143.252</text:p>
          </table:table-cell>
          <table:table-cell office:value-type="float" office:value="139.656" calcext:value-type="float">
            <text:p>139.656</text:p>
          </table:table-cell>
          <table:table-cell office:value-type="float" office:value="0.559393" calcext:value-type="float">
            <text:p>0.5593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8]-[.A418]; 2)+POWER([.K418]-[.B418];2))" office:value-type="float" office:value="180.600974961377" calcext:value-type="float">
            <text:p>180.6009749614</text:p>
          </table:table-cell>
          <table:table-cell table:formula="of:=SQRT(POWER([.J418]-[.C418]; 2)+POWER([.K418]-[.D418];2))" office:value-type="float" office:value="200.302577369838" calcext:value-type="float">
            <text:p>200.3025773698</text:p>
          </table:table-cell>
        </table:table-row>
        <table:table-row table:style-name="ro1">
          <table:table-cell office:value-type="float" office:value="153.743" calcext:value-type="float">
            <text:p>153.743</text:p>
          </table:table-cell>
          <table:table-cell office:value-type="float" office:value="310.391" calcext:value-type="float">
            <text:p>310.391</text:p>
          </table:table-cell>
          <table:table-cell office:value-type="float" office:value="126.819" calcext:value-type="float">
            <text:p>126.819</text:p>
          </table:table-cell>
          <table:table-cell office:value-type="float" office:value="227.961" calcext:value-type="float">
            <text:p>227.961</text:p>
          </table:table-cell>
          <table:table-cell office:value-type="float" office:value="-48.3654" calcext:value-type="float">
            <text:p>-48.3654</text:p>
          </table:table-cell>
          <table:table-cell office:value-type="float" office:value="130.575" calcext:value-type="float">
            <text:p>130.575</text:p>
          </table:table-cell>
          <table:table-cell office:value-type="float" office:value="224.376" calcext:value-type="float">
            <text:p>224.376</text:p>
          </table:table-cell>
          <table:table-cell office:value-type="float" office:value="0.544539" calcext:value-type="float">
            <text:p>0.5445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9]-[.A419]; 2)+POWER([.K419]-[.B419];2))" office:value-type="float" office:value="240.199115173225" calcext:value-type="float">
            <text:p>240.1991151732</text:p>
          </table:table-cell>
          <table:table-cell table:formula="of:=SQRT(POWER([.J419]-[.C419]; 2)+POWER([.K419]-[.D419];2))" office:value-type="float" office:value="257.56389553274" calcext:value-type="float">
            <text:p>257.5638955327</text:p>
          </table:table-cell>
        </table:table-row>
        <table:table-row table:style-name="ro1">
          <table:table-cell office:value-type="float" office:value="153.191" calcext:value-type="float">
            <text:p>153.191</text:p>
          </table:table-cell>
          <table:table-cell office:value-type="float" office:value="310.152" calcext:value-type="float">
            <text:p>310.152</text:p>
          </table:table-cell>
          <table:table-cell office:value-type="float" office:value="126.356" calcext:value-type="float">
            <text:p>126.356</text:p>
          </table:table-cell>
          <table:table-cell office:value-type="float" office:value="226.317" calcext:value-type="float">
            <text:p>226.317</text:p>
          </table:table-cell>
          <table:table-cell office:value-type="float" office:value="-33.2604" calcext:value-type="float">
            <text:p>-33.2604</text:p>
          </table:table-cell>
          <table:table-cell office:value-type="float" office:value="136.993" calcext:value-type="float">
            <text:p>136.993</text:p>
          </table:table-cell>
          <table:table-cell office:value-type="float" office:value="225.646" calcext:value-type="float">
            <text:p>225.646</text:p>
          </table:table-cell>
          <table:table-cell office:value-type="float" office:value="0.540026" calcext:value-type="float">
            <text:p>0.5400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0]-[.A420]; 2)+POWER([.K420]-[.B420];2))" office:value-type="float" office:value="240.660527683706" calcext:value-type="float">
            <text:p>240.6605276837</text:p>
          </table:table-cell>
          <table:table-cell table:formula="of:=SQRT(POWER([.J420]-[.C420]; 2)+POWER([.K420]-[.D420];2))" office:value-type="float" office:value="258.120877158358" calcext:value-type="float">
            <text:p>258.1208771584</text:p>
          </table:table-cell>
        </table:table-row>
        <table:table-row table:style-name="ro1">
          <table:table-cell office:value-type="float" office:value="208.27" calcext:value-type="float">
            <text:p>208.27</text:p>
          </table:table-cell>
          <table:table-cell office:value-type="float" office:value="294.997" calcext:value-type="float">
            <text:p>294.997</text:p>
          </table:table-cell>
          <table:table-cell office:value-type="float" office:value="182.06" calcext:value-type="float">
            <text:p>182.06</text:p>
          </table:table-cell>
          <table:table-cell office:value-type="float" office:value="209.022" calcext:value-type="float">
            <text:p>209.022</text:p>
          </table:table-cell>
          <table:table-cell office:value-type="float" office:value="12.2564" calcext:value-type="float">
            <text:p>12.2564</text:p>
          </table:table-cell>
          <table:table-cell office:value-type="float" office:value="133.341" calcext:value-type="float">
            <text:p>133.341</text:p>
          </table:table-cell>
          <table:table-cell office:value-type="float" office:value="144.672" calcext:value-type="float">
            <text:p>144.672</text:p>
          </table:table-cell>
          <table:table-cell office:value-type="float" office:value="0.521609" calcext:value-type="float">
            <text:p>0.5216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1]-[.A421]; 2)+POWER([.K421]-[.B421];2))" office:value-type="float" office:value="183.547582138801" calcext:value-type="float">
            <text:p>183.5475821388</text:p>
          </table:table-cell>
          <table:table-cell table:formula="of:=SQRT(POWER([.J421]-[.C421]; 2)+POWER([.K421]-[.D421];2))" office:value-type="float" office:value="204.615033866038" calcext:value-type="float">
            <text:p>204.615033866</text:p>
          </table:table-cell>
        </table:table-row>
        <table:table-row table:style-name="ro1">
          <table:table-cell office:value-type="float" office:value="215.144" calcext:value-type="float">
            <text:p>215.144</text:p>
          </table:table-cell>
          <table:table-cell office:value-type="float" office:value="300.233" calcext:value-type="float">
            <text:p>300.233</text:p>
          </table:table-cell>
          <table:table-cell office:value-type="float" office:value="188.998" calcext:value-type="float">
            <text:p>188.998</text:p>
          </table:table-cell>
          <table:table-cell office:value-type="float" office:value="213.427" calcext:value-type="float">
            <text:p>213.427</text:p>
          </table:table-cell>
          <table:table-cell office:value-type="float" office:value="19.4865" calcext:value-type="float">
            <text:p>19.4865</text:p>
          </table:table-cell>
          <table:table-cell office:value-type="float" office:value="143.789" calcext:value-type="float">
            <text:p>143.789</text:p>
          </table:table-cell>
          <table:table-cell office:value-type="float" office:value="134.909" calcext:value-type="float">
            <text:p>134.909</text:p>
          </table:table-cell>
          <table:table-cell office:value-type="float" office:value="0.517623" calcext:value-type="float">
            <text:p>0.5176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2]-[.A422]; 2)+POWER([.K422]-[.B422];2))" office:value-type="float" office:value="178.615315762675" calcext:value-type="float">
            <text:p>178.6153157627</text:p>
          </table:table-cell>
          <table:table-cell table:formula="of:=SQRT(POWER([.J422]-[.C422]; 2)+POWER([.K422]-[.D422];2))" office:value-type="float" office:value="197.084236642609" calcext:value-type="float">
            <text:p>197.0842366426</text:p>
          </table:table-cell>
        </table:table-row>
        <table:table-row table:style-name="ro1">
          <table:table-cell office:value-type="float" office:value="146.755" calcext:value-type="float">
            <text:p>146.755</text:p>
          </table:table-cell>
          <table:table-cell office:value-type="float" office:value="317.043" calcext:value-type="float">
            <text:p>317.043</text:p>
          </table:table-cell>
          <table:table-cell office:value-type="float" office:value="120.222" calcext:value-type="float">
            <text:p>120.222</text:p>
          </table:table-cell>
          <table:table-cell office:value-type="float" office:value="227.791" calcext:value-type="float">
            <text:p>227.791</text:p>
          </table:table-cell>
          <table:table-cell office:value-type="float" office:value="16.7452" calcext:value-type="float">
            <text:p>16.7452</text:p>
          </table:table-cell>
          <table:table-cell office:value-type="float" office:value="169.127" calcext:value-type="float">
            <text:p>169.127</text:p>
          </table:table-cell>
          <table:table-cell office:value-type="float" office:value="236.232" calcext:value-type="float">
            <text:p>236.232</text:p>
          </table:table-cell>
          <table:table-cell office:value-type="float" office:value="0.497099" calcext:value-type="float">
            <text:p>0.4970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3]-[.A423]; 2)+POWER([.K423]-[.B423];2))" office:value-type="float" office:value="248.830548514446" calcext:value-type="float">
            <text:p>248.8305485144</text:p>
          </table:table-cell>
          <table:table-cell table:formula="of:=SQRT(POWER([.J423]-[.C423]; 2)+POWER([.K423]-[.D423];2))" office:value-type="float" office:value="264.160422783202" calcext:value-type="float">
            <text:p>264.1604227832</text:p>
          </table:table-cell>
        </table:table-row>
        <table:table-row table:style-name="ro1">
          <table:table-cell office:value-type="float" office:value="217.458" calcext:value-type="float">
            <text:p>217.458</text:p>
          </table:table-cell>
          <table:table-cell office:value-type="float" office:value="287.319" calcext:value-type="float">
            <text:p>287.319</text:p>
          </table:table-cell>
          <table:table-cell office:value-type="float" office:value="191.376" calcext:value-type="float">
            <text:p>191.376</text:p>
          </table:table-cell>
          <table:table-cell office:value-type="float" office:value="200.956" calcext:value-type="float">
            <text:p>200.956</text:p>
          </table:table-cell>
          <table:table-cell office:value-type="float" office:value="23.0476" calcext:value-type="float">
            <text:p>23.0476</text:p>
          </table:table-cell>
          <table:table-cell office:value-type="float" office:value="126.935" calcext:value-type="float">
            <text:p>126.935</text:p>
          </table:table-cell>
          <table:table-cell office:value-type="float" office:value="131.644" calcext:value-type="float">
            <text:p>131.644</text:p>
          </table:table-cell>
          <table:table-cell office:value-type="float" office:value="0.495653" calcext:value-type="float">
            <text:p>0.4956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4]-[.A424]; 2)+POWER([.K424]-[.B424];2))" office:value-type="float" office:value="172.597941833036" calcext:value-type="float">
            <text:p>172.597941833</text:p>
          </table:table-cell>
          <table:table-cell table:formula="of:=SQRT(POWER([.J424]-[.C424]; 2)+POWER([.K424]-[.D424];2))" office:value-type="float" office:value="196.948255417508" calcext:value-type="float">
            <text:p>196.9482554175</text:p>
          </table:table-cell>
        </table:table-row>
        <table:table-row table:style-name="ro1">
          <table:table-cell office:value-type="float" office:value="146.125" calcext:value-type="float">
            <text:p>146.125</text:p>
          </table:table-cell>
          <table:table-cell office:value-type="float" office:value="322.943" calcext:value-type="float">
            <text:p>322.943</text:p>
          </table:table-cell>
          <table:table-cell office:value-type="float" office:value="119.536" calcext:value-type="float">
            <text:p>119.536</text:p>
          </table:table-cell>
          <table:table-cell office:value-type="float" office:value="233.933" calcext:value-type="float">
            <text:p>233.933</text:p>
          </table:table-cell>
          <table:table-cell office:value-type="float" office:value="10.5716" calcext:value-type="float">
            <text:p>10.5716</text:p>
          </table:table-cell>
          <table:table-cell office:value-type="float" office:value="174.604" calcext:value-type="float">
            <text:p>174.604</text:p>
          </table:table-cell>
          <table:table-cell office:value-type="float" office:value="236.827" calcext:value-type="float">
            <text:p>236.827</text:p>
          </table:table-cell>
          <table:table-cell office:value-type="float" office:value="0.483006" calcext:value-type="float">
            <text:p>0.483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5]-[.A425]; 2)+POWER([.K425]-[.B425];2))" office:value-type="float" office:value="251.269347263052" calcext:value-type="float">
            <text:p>251.2693472631</text:p>
          </table:table-cell>
          <table:table-cell table:formula="of:=SQRT(POWER([.J425]-[.C425]; 2)+POWER([.K425]-[.D425];2))" office:value-type="float" office:value="264.587006077396" calcext:value-type="float">
            <text:p>264.5870060774</text:p>
          </table:table-cell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296.042" calcext:value-type="float">
            <text:p>296.042</text:p>
          </table:table-cell>
          <table:table-cell office:value-type="float" office:value="182.304" calcext:value-type="float">
            <text:p>182.304</text:p>
          </table:table-cell>
          <table:table-cell office:value-type="float" office:value="209.273" calcext:value-type="float">
            <text:p>209.273</text:p>
          </table:table-cell>
          <table:table-cell office:value-type="float" office:value="19.8804" calcext:value-type="float">
            <text:p>19.8804</text:p>
          </table:table-cell>
          <table:table-cell office:value-type="float" office:value="138.342" calcext:value-type="float">
            <text:p>138.342</text:p>
          </table:table-cell>
          <table:table-cell office:value-type="float" office:value="144.967" calcext:value-type="float">
            <text:p>144.967</text:p>
          </table:table-cell>
          <table:table-cell office:value-type="float" office:value="0.467716" calcext:value-type="float">
            <text:p>0.4677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6]-[.A426]; 2)+POWER([.K426]-[.B426];2))" office:value-type="float" office:value="183.632207861257" calcext:value-type="float">
            <text:p>183.6322078613</text:p>
          </table:table-cell>
          <table:table-cell table:formula="of:=SQRT(POWER([.J426]-[.C426]; 2)+POWER([.K426]-[.D426];2))" office:value-type="float" office:value="204.333876156158" calcext:value-type="float">
            <text:p>204.3338761562</text:p>
          </table:table-cell>
        </table:table-row>
        <table:table-row table:style-name="ro1">
          <table:table-cell office:value-type="float" office:value="170.693" calcext:value-type="float">
            <text:p>170.693</text:p>
          </table:table-cell>
          <table:table-cell office:value-type="float" office:value="328.202" calcext:value-type="float">
            <text:p>328.202</text:p>
          </table:table-cell>
          <table:table-cell office:value-type="float" office:value="144.096" calcext:value-type="float">
            <text:p>144.096</text:p>
          </table:table-cell>
          <table:table-cell office:value-type="float" office:value="240.402" calcext:value-type="float">
            <text:p>240.402</text:p>
          </table:table-cell>
          <table:table-cell office:value-type="float" office:value="1.77879" calcext:value-type="float">
            <text:p>1.77879</text:p>
          </table:table-cell>
          <table:table-cell office:value-type="float" office:value="177.132" calcext:value-type="float">
            <text:p>177.132</text:p>
          </table:table-cell>
          <table:table-cell office:value-type="float" office:value="200.143" calcext:value-type="float">
            <text:p>200.143</text:p>
          </table:table-cell>
          <table:table-cell office:value-type="float" office:value="0.435217" calcext:value-type="float">
            <text:p>0.4352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7]-[.A427]; 2)+POWER([.K427]-[.B427];2))" office:value-type="float" office:value="230.066644807543" calcext:value-type="float">
            <text:p>230.0666448075</text:p>
          </table:table-cell>
          <table:table-cell table:formula="of:=SQRT(POWER([.J427]-[.C427]; 2)+POWER([.K427]-[.D427];2))" office:value-type="float" office:value="239.909322078155" calcext:value-type="float">
            <text:p>239.9093220782</text:p>
          </table:table-cell>
        </table:table-row>
        <table:table-row table:style-name="ro1">
          <table:table-cell office:value-type="float" office:value="146.364" calcext:value-type="float">
            <text:p>146.364</text:p>
          </table:table-cell>
          <table:table-cell office:value-type="float" office:value="331.162" calcext:value-type="float">
            <text:p>331.162</text:p>
          </table:table-cell>
          <table:table-cell office:value-type="float" office:value="119.777" calcext:value-type="float">
            <text:p>119.777</text:p>
          </table:table-cell>
          <table:table-cell office:value-type="float" office:value="241.365" calcext:value-type="float">
            <text:p>241.365</text:p>
          </table:table-cell>
          <table:table-cell office:value-type="float" office:value="13.4556" calcext:value-type="float">
            <text:p>13.4556</text:p>
          </table:table-cell>
          <table:table-cell office:value-type="float" office:value="187.134" calcext:value-type="float">
            <text:p>187.134</text:p>
          </table:table-cell>
          <table:table-cell office:value-type="float" office:value="236.262" calcext:value-type="float">
            <text:p>236.262</text:p>
          </table:table-cell>
          <table:table-cell office:value-type="float" office:value="0.423011" calcext:value-type="float">
            <text:p>0.423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8]-[.A428]; 2)+POWER([.K428]-[.B428];2))" office:value-type="float" office:value="253.812392802243" calcext:value-type="float">
            <text:p>253.8123928022</text:p>
          </table:table-cell>
          <table:table-cell table:formula="of:=SQRT(POWER([.J428]-[.C428]; 2)+POWER([.K428]-[.D428];2))" office:value-type="float" office:value="264.223763038074" calcext:value-type="float">
            <text:p>264.2237630381</text:p>
          </table:table-cell>
        </table:table-row>
        <table:table-row table:style-name="ro1">
          <table:table-cell office:value-type="float" office:value="146.694" calcext:value-type="float">
            <text:p>146.694</text:p>
          </table:table-cell>
          <table:table-cell office:value-type="float" office:value="321.46" calcext:value-type="float">
            <text:p>321.46</text:p>
          </table:table-cell>
          <table:table-cell office:value-type="float" office:value="120.043" calcext:value-type="float">
            <text:p>120.043</text:p>
          </table:table-cell>
          <table:table-cell office:value-type="float" office:value="233.463" calcext:value-type="float">
            <text:p>233.463</text:p>
          </table:table-cell>
          <table:table-cell office:value-type="float" office:value="1.46449" calcext:value-type="float">
            <text:p>1.46449</text:p>
          </table:table-cell>
          <table:table-cell office:value-type="float" office:value="168.57" calcext:value-type="float">
            <text:p>168.57</text:p>
          </table:table-cell>
          <table:table-cell office:value-type="float" office:value="235.853" calcext:value-type="float">
            <text:p>235.853</text:p>
          </table:table-cell>
          <table:table-cell office:value-type="float" office:value="0.418455" calcext:value-type="float">
            <text:p>0.4184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9]-[.A429]; 2)+POWER([.K429]-[.B429];2))" office:value-type="float" office:value="250.255927474256" calcext:value-type="float">
            <text:p>250.2559274743</text:p>
          </table:table-cell>
          <table:table-cell table:formula="of:=SQRT(POWER([.J429]-[.C429]; 2)+POWER([.K429]-[.D429];2))" office:value-type="float" office:value="264.095017404721" calcext:value-type="float">
            <text:p>264.0950174047</text:p>
          </table:table-cell>
        </table:table-row>
        <table:table-row table:style-name="ro1">
          <table:table-cell office:value-type="float" office:value="206.325" calcext:value-type="float">
            <text:p>206.325</text:p>
          </table:table-cell>
          <table:table-cell office:value-type="float" office:value="296.154" calcext:value-type="float">
            <text:p>296.154</text:p>
          </table:table-cell>
          <table:table-cell office:value-type="float" office:value="180.106" calcext:value-type="float">
            <text:p>180.106</text:p>
          </table:table-cell>
          <table:table-cell office:value-type="float" office:value="209.456" calcext:value-type="float">
            <text:p>209.456</text:p>
          </table:table-cell>
          <table:table-cell office:value-type="float" office:value="18.5451" calcext:value-type="float">
            <text:p>18.5451</text:p>
          </table:table-cell>
          <table:table-cell office:value-type="float" office:value="137.992" calcext:value-type="float">
            <text:p>137.992</text:p>
          </table:table-cell>
          <table:table-cell office:value-type="float" office:value="148.141" calcext:value-type="float">
            <text:p>148.141</text:p>
          </table:table-cell>
          <table:table-cell office:value-type="float" office:value="0.410559" calcext:value-type="float">
            <text:p>0.4105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0]-[.A430]; 2)+POWER([.K430]-[.B430];2))" office:value-type="float" office:value="185.744613222026" calcext:value-type="float">
            <text:p>185.744613222</text:p>
          </table:table-cell>
          <table:table-cell table:formula="of:=SQRT(POWER([.J430]-[.C430]; 2)+POWER([.K430]-[.D430];2))" office:value-type="float" office:value="206.474877822945" calcext:value-type="float">
            <text:p>206.4748778229</text:p>
          </table:table-cell>
        </table:table-row>
        <table:table-row table:style-name="ro1">
          <table:table-cell office:value-type="float" office:value="240.61" calcext:value-type="float">
            <text:p>240.61</text:p>
          </table:table-cell>
          <table:table-cell office:value-type="float" office:value="329.197" calcext:value-type="float">
            <text:p>329.197</text:p>
          </table:table-cell>
          <table:table-cell office:value-type="float" office:value="214.682" calcext:value-type="float">
            <text:p>214.682</text:p>
          </table:table-cell>
          <table:table-cell office:value-type="float" office:value="241.527" calcext:value-type="float">
            <text:p>241.527</text:p>
          </table:table-cell>
          <table:table-cell office:value-type="float" office:value="18.469" calcext:value-type="float">
            <text:p>18.469</text:p>
          </table:table-cell>
          <table:table-cell office:value-type="float" office:value="182.972" calcext:value-type="float">
            <text:p>182.972</text:p>
          </table:table-cell>
          <table:table-cell office:value-type="float" office:value="96.6836" calcext:value-type="float">
            <text:p>96.6836</text:p>
          </table:table-cell>
          <table:table-cell office:value-type="float" office:value="0.951644" calcext:value-type="float">
            <text:p>0.9516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1]-[.A431]; 2)+POWER([.K431]-[.B431];2))" office:value-type="float" office:value="167.821360109493" calcext:value-type="float">
            <text:p>167.8213601095</text:p>
          </table:table-cell>
          <table:table-cell table:formula="of:=SQRT(POWER([.J431]-[.C431]; 2)+POWER([.K431]-[.D431];2))" office:value-type="float" office:value="169.318660675662" calcext:value-type="float">
            <text:p>169.3186606757</text:p>
          </table:table-cell>
        </table:table-row>
        <table:table-row table:style-name="ro1">
          <table:table-cell office:value-type="float" office:value="251.496" calcext:value-type="float">
            <text:p>251.496</text:p>
          </table:table-cell>
          <table:table-cell office:value-type="float" office:value="332.34" calcext:value-type="float">
            <text:p>332.34</text:p>
          </table:table-cell>
          <table:table-cell office:value-type="float" office:value="225.709" calcext:value-type="float">
            <text:p>225.709</text:p>
          </table:table-cell>
          <table:table-cell office:value-type="float" office:value="244.373" calcext:value-type="float">
            <text:p>244.373</text:p>
          </table:table-cell>
          <table:table-cell office:value-type="float" office:value="22.5823" calcext:value-type="float">
            <text:p>22.5823</text:p>
          </table:table-cell>
          <table:table-cell office:value-type="float" office:value="188.694" calcext:value-type="float">
            <text:p>188.694</text:p>
          </table:table-cell>
          <table:table-cell office:value-type="float" office:value="80.7996" calcext:value-type="float">
            <text:p>80.7996</text:p>
          </table:table-cell>
          <table:table-cell office:value-type="float" office:value="0.950837" calcext:value-type="float">
            <text:p>0.9508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2]-[.A432]; 2)+POWER([.K432]-[.B432];2))" office:value-type="float" office:value="160.370276597629" calcext:value-type="float">
            <text:p>160.3702765976</text:p>
          </table:table-cell>
          <table:table-cell table:formula="of:=SQRT(POWER([.J432]-[.C432]; 2)+POWER([.K432]-[.D432];2))" office:value-type="float" office:value="158.308786269114" calcext:value-type="float">
            <text:p>158.3087862691</text:p>
          </table:table-cell>
        </table:table-row>
        <table:table-row table:style-name="ro1">
          <table:table-cell office:value-type="float" office:value="238.932" calcext:value-type="float">
            <text:p>238.932</text:p>
          </table:table-cell>
          <table:table-cell office:value-type="float" office:value="341.62" calcext:value-type="float">
            <text:p>341.62</text:p>
          </table:table-cell>
          <table:table-cell office:value-type="float" office:value="212.953" calcext:value-type="float">
            <text:p>212.953</text:p>
          </table:table-cell>
          <table:table-cell office:value-type="float" office:value="254.392" calcext:value-type="float">
            <text:p>254.392</text:p>
          </table:table-cell>
          <table:table-cell office:value-type="float" office:value="6.90287" calcext:value-type="float">
            <text:p>6.90287</text:p>
          </table:table-cell>
          <table:table-cell office:value-type="float" office:value="195.439" calcext:value-type="float">
            <text:p>195.439</text:p>
          </table:table-cell>
          <table:table-cell office:value-type="float" office:value="98.1312" calcext:value-type="float">
            <text:p>98.1312</text:p>
          </table:table-cell>
          <table:table-cell office:value-type="float" office:value="0.942918" calcext:value-type="float">
            <text:p>0.9429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3]-[.A433]; 2)+POWER([.K433]-[.B433];2))" office:value-type="float" office:value="175.979740379397" calcext:value-type="float">
            <text:p>175.9797403794</text:p>
          </table:table-cell>
          <table:table-cell table:formula="of:=SQRT(POWER([.J433]-[.C433]; 2)+POWER([.K433]-[.D433];2))" office:value-type="float" office:value="171.495299856877" calcext:value-type="float">
            <text:p>171.4952998569</text:p>
          </table:table-cell>
        </table:table-row>
        <table:table-row table:style-name="ro1">
          <table:table-cell office:value-type="float" office:value="246.603" calcext:value-type="float">
            <text:p>246.603</text:p>
          </table:table-cell>
          <table:table-cell office:value-type="float" office:value="333.503" calcext:value-type="float">
            <text:p>333.503</text:p>
          </table:table-cell>
          <table:table-cell office:value-type="float" office:value="220.748" calcext:value-type="float">
            <text:p>220.748</text:p>
          </table:table-cell>
          <table:table-cell office:value-type="float" office:value="245.898" calcext:value-type="float">
            <text:p>245.898</text:p>
          </table:table-cell>
          <table:table-cell office:value-type="float" office:value="17.0867" calcext:value-type="float">
            <text:p>17.0867</text:p>
          </table:table-cell>
          <table:table-cell office:value-type="float" office:value="188.153" calcext:value-type="float">
            <text:p>188.153</text:p>
          </table:table-cell>
          <table:table-cell office:value-type="float" office:value="87.544" calcext:value-type="float">
            <text:p>87.544</text:p>
          </table:table-cell>
          <table:table-cell office:value-type="float" office:value="0.771238" calcext:value-type="float">
            <text:p>0.771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4]-[.A434]; 2)+POWER([.K434]-[.B434];2))" office:value-type="float" office:value="165.077965270959" calcext:value-type="float">
            <text:p>165.077965271</text:p>
          </table:table-cell>
          <table:table-cell table:formula="of:=SQRT(POWER([.J434]-[.C434]; 2)+POWER([.K434]-[.D434];2))" office:value-type="float" office:value="163.298530024002" calcext:value-type="float">
            <text:p>163.298530024</text:p>
          </table:table-cell>
        </table:table-row>
        <table:table-row table:style-name="ro1">
          <table:table-cell office:value-type="float" office:value="233.071" calcext:value-type="float">
            <text:p>233.071</text:p>
          </table:table-cell>
          <table:table-cell office:value-type="float" office:value="314.48" calcext:value-type="float">
            <text:p>314.48</text:p>
          </table:table-cell>
          <table:table-cell office:value-type="float" office:value="207.093" calcext:value-type="float">
            <text:p>207.093</text:p>
          </table:table-cell>
          <table:table-cell office:value-type="float" office:value="230.295" calcext:value-type="float">
            <text:p>230.295</text:p>
          </table:table-cell>
          <table:table-cell office:value-type="float" office:value="-10.9077" calcext:value-type="float">
            <text:p>-10.9077</text:p>
          </table:table-cell>
          <table:table-cell office:value-type="float" office:value="149.596" calcext:value-type="float">
            <text:p>149.596</text:p>
          </table:table-cell>
          <table:table-cell office:value-type="float" office:value="104.596" calcext:value-type="float">
            <text:p>104.596</text:p>
          </table:table-cell>
          <table:table-cell office:value-type="float" office:value="0.728346" calcext:value-type="float">
            <text:p>0.7283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5]-[.A435]; 2)+POWER([.K435]-[.B435];2))" office:value-type="float" office:value="167.430324138132" calcext:value-type="float">
            <text:p>167.4303241381</text:p>
          </table:table-cell>
          <table:table-cell table:formula="of:=SQRT(POWER([.J435]-[.C435]; 2)+POWER([.K435]-[.D435];2))" office:value-type="float" office:value="177.293806079062" calcext:value-type="float">
            <text:p>177.2938060791</text:p>
          </table:table-cell>
        </table:table-row>
        <table:table-row table:style-name="ro1">
          <table:table-cell office:value-type="float" office:value="244.238" calcext:value-type="float">
            <text:p>244.238</text:p>
          </table:table-cell>
          <table:table-cell office:value-type="float" office:value="330.172" calcext:value-type="float">
            <text:p>330.172</text:p>
          </table:table-cell>
          <table:table-cell office:value-type="float" office:value="218.348" calcext:value-type="float">
            <text:p>218.348</text:p>
          </table:table-cell>
          <table:table-cell office:value-type="float" office:value="241.762" calcext:value-type="float">
            <text:p>241.762</text:p>
          </table:table-cell>
          <table:table-cell office:value-type="float" office:value="26.1906" calcext:value-type="float">
            <text:p>26.1906</text:p>
          </table:table-cell>
          <table:table-cell office:value-type="float" office:value="187.508" calcext:value-type="float">
            <text:p>187.508</text:p>
          </table:table-cell>
          <table:table-cell office:value-type="float" office:value="92.1523" calcext:value-type="float">
            <text:p>92.1523</text:p>
          </table:table-cell>
          <table:table-cell office:value-type="float" office:value="0.56653" calcext:value-type="float">
            <text:p>0.566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6]-[.A436]; 2)+POWER([.K436]-[.B436];2))" office:value-type="float" office:value="165.250471188436" calcext:value-type="float">
            <text:p>165.2504711884</text:p>
          </table:table-cell>
          <table:table-cell table:formula="of:=SQRT(POWER([.J436]-[.C436]; 2)+POWER([.K436]-[.D436];2))" office:value-type="float" office:value="165.652170972795" calcext:value-type="float">
            <text:p>165.6521709728</text:p>
          </table:table-cell>
        </table:table-row>
        <table:table-row table:style-name="ro1">
          <table:table-cell office:value-type="float" office:value="275.908" calcext:value-type="float">
            <text:p>275.908</text:p>
          </table:table-cell>
          <table:table-cell office:value-type="float" office:value="343.93" calcext:value-type="float">
            <text:p>343.93</text:p>
          </table:table-cell>
          <table:table-cell office:value-type="float" office:value="250.501" calcext:value-type="float">
            <text:p>250.501</text:p>
          </table:table-cell>
          <table:table-cell office:value-type="float" office:value="256.264" calcext:value-type="float">
            <text:p>256.264</text:p>
          </table:table-cell>
          <table:table-cell office:value-type="float" office:value="20.102" calcext:value-type="float">
            <text:p>20.102</text:p>
          </table:table-cell>
          <table:table-cell office:value-type="float" office:value="202.857" calcext:value-type="float">
            <text:p>202.857</text:p>
          </table:table-cell>
          <table:table-cell office:value-type="float" office:value="43.7786" calcext:value-type="float">
            <text:p>43.7786</text:p>
          </table:table-cell>
          <table:table-cell office:value-type="float" office:value="0.564551" calcext:value-type="float">
            <text:p>0.5645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7]-[.A437]; 2)+POWER([.K437]-[.B437];2))" office:value-type="float" office:value="148.571886183086" calcext:value-type="float">
            <text:p>148.5718861831</text:p>
          </table:table-cell>
          <table:table-cell table:formula="of:=SQRT(POWER([.J437]-[.C437]; 2)+POWER([.K437]-[.D437];2))" office:value-type="float" office:value="134.258871948933" calcext:value-type="float">
            <text:p>134.2588719489</text:p>
          </table:table-cell>
        </table:table-row>
        <table:table-row table:style-name="ro1">
          <table:table-cell office:value-type="float" office:value="255.99" calcext:value-type="float">
            <text:p>255.99</text:p>
          </table:table-cell>
          <table:table-cell office:value-type="float" office:value="343.149" calcext:value-type="float">
            <text:p>343.149</text:p>
          </table:table-cell>
          <table:table-cell office:value-type="float" office:value="230.245" calcext:value-type="float">
            <text:p>230.245</text:p>
          </table:table-cell>
          <table:table-cell office:value-type="float" office:value="255.109" calcext:value-type="float">
            <text:p>255.109</text:p>
          </table:table-cell>
          <table:table-cell office:value-type="float" office:value="18.7174" calcext:value-type="float">
            <text:p>18.7174</text:p>
          </table:table-cell>
          <table:table-cell office:value-type="float" office:value="201.895" calcext:value-type="float">
            <text:p>201.895</text:p>
          </table:table-cell>
          <table:table-cell office:value-type="float" office:value="73.8041" calcext:value-type="float">
            <text:p>73.8041</text:p>
          </table:table-cell>
          <table:table-cell office:value-type="float" office:value="0.562531" calcext:value-type="float">
            <text:p>0.5625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8]-[.A438]; 2)+POWER([.K438]-[.B438];2))" office:value-type="float" office:value="163.149257739654" calcext:value-type="float">
            <text:p>163.1492577397</text:p>
          </table:table-cell>
          <table:table-cell table:formula="of:=SQRT(POWER([.J438]-[.C438]; 2)+POWER([.K438]-[.D438];2))" office:value-type="float" office:value="154.312818346371" calcext:value-type="float">
            <text:p>154.3128183464</text:p>
          </table:table-cell>
        </table:table-row>
        <table:table-row table:style-name="ro1">
          <table:table-cell office:value-type="float" office:value="290.759" calcext:value-type="float">
            <text:p>290.759</text:p>
          </table:table-cell>
          <table:table-cell office:value-type="float" office:value="331.754" calcext:value-type="float">
            <text:p>331.754</text:p>
          </table:table-cell>
          <table:table-cell office:value-type="float" office:value="265.677" calcext:value-type="float">
            <text:p>265.677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22.1686" calcext:value-type="float">
            <text:p>22.1686</text:p>
          </table:table-cell>
          <table:table-cell office:value-type="float" office:value="186.181" calcext:value-type="float">
            <text:p>186.181</text:p>
          </table:table-cell>
          <table:table-cell office:value-type="float" office:value="20.7978" calcext:value-type="float">
            <text:p>20.7978</text:p>
          </table:table-cell>
          <table:table-cell office:value-type="float" office:value="0.55621" calcext:value-type="float">
            <text:p>0.556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9]-[.A439]; 2)+POWER([.K439]-[.B439];2))" office:value-type="float" office:value="129.420495274126" calcext:value-type="float">
            <text:p>129.4204952741</text:p>
          </table:table-cell>
          <table:table-cell table:formula="of:=SQRT(POWER([.J439]-[.C439]; 2)+POWER([.K439]-[.D439];2))" office:value-type="float" office:value="118.359296593043" calcext:value-type="float">
            <text:p>118.359296593</text:p>
          </table:table-cell>
        </table:table-row>
        <table:table-row table:style-name="ro1">
          <table:table-cell office:value-type="float" office:value="260.561" calcext:value-type="float">
            <text:p>260.561</text:p>
          </table:table-cell>
          <table:table-cell office:value-type="float" office:value="308.917" calcext:value-type="float">
            <text:p>308.917</text:p>
          </table:table-cell>
          <table:table-cell office:value-type="float" office:value="235.041" calcext:value-type="float">
            <text:p>235.041</text:p>
          </table:table-cell>
          <table:table-cell office:value-type="float" office:value="224.493" calcext:value-type="float">
            <text:p>224.493</text:p>
          </table:table-cell>
          <table:table-cell office:value-type="float" office:value="1.84265" calcext:value-type="float">
            <text:p>1.84265</text:p>
          </table:table-cell>
          <table:table-cell office:value-type="float" office:value="146.048" calcext:value-type="float">
            <text:p>146.048</text:p>
          </table:table-cell>
          <table:table-cell office:value-type="float" office:value="63.3977" calcext:value-type="float">
            <text:p>63.3977</text:p>
          </table:table-cell>
          <table:table-cell office:value-type="float" office:value="0.536375" calcext:value-type="float">
            <text:p>0.5363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0]-[.A440]; 2)+POWER([.K440]-[.B440];2))" office:value-type="float" office:value="140.410368598619" calcext:value-type="float">
            <text:p>140.4103685986</text:p>
          </table:table-cell>
          <table:table-cell table:formula="of:=SQRT(POWER([.J440]-[.C440]; 2)+POWER([.K440]-[.D440];2))" office:value-type="float" office:value="149.984261607677" calcext:value-type="float">
            <text:p>149.9842616077</text:p>
          </table:table-cell>
        </table:table-row>
        <table:table-row table:style-name="ro1">
          <table:table-cell office:value-type="float" office:value="263.58" calcext:value-type="float">
            <text:p>263.58</text:p>
          </table:table-cell>
          <table:table-cell office:value-type="float" office:value="310.008" calcext:value-type="float">
            <text:p>310.008</text:p>
          </table:table-cell>
          <table:table-cell office:value-type="float" office:value="238.094" calcext:value-type="float">
            <text:p>238.094</text:p>
          </table:table-cell>
          <table:table-cell office:value-type="float" office:value="224.995" calcext:value-type="float">
            <text:p>224.995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0.311" calcext:value-type="float">
            <text:p>150.311</text:p>
          </table:table-cell>
          <table:table-cell office:value-type="float" office:value="59.6343" calcext:value-type="float">
            <text:p>59.6343</text:p>
          </table:table-cell>
          <table:table-cell office:value-type="float" office:value="0.50666" calcext:value-type="float">
            <text:p>0.506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1]-[.A441]; 2)+POWER([.K441]-[.B441];2))" office:value-type="float" office:value="138.297015383558" calcext:value-type="float">
            <text:p>138.2970153836</text:p>
          </table:table-cell>
          <table:table-cell table:formula="of:=SQRT(POWER([.J441]-[.C441]; 2)+POWER([.K441]-[.D441];2))" office:value-type="float" office:value="146.893603880496" calcext:value-type="float">
            <text:p>146.8936038805</text:p>
          </table:table-cell>
        </table:table-row>
        <table:table-row table:style-name="ro1">
          <table:table-cell office:value-type="float" office:value="234.784" calcext:value-type="float">
            <text:p>234.784</text:p>
          </table:table-cell>
          <table:table-cell office:value-type="float" office:value="339.887" calcext:value-type="float">
            <text:p>339.887</text:p>
          </table:table-cell>
          <table:table-cell office:value-type="float" office:value="208.748" calcext:value-type="float">
            <text:p>208.748</text:p>
          </table:table-cell>
          <table:table-cell office:value-type="float" office:value="251.537" calcext:value-type="float">
            <text:p>251.537</text:p>
          </table:table-cell>
          <table:table-cell office:value-type="float" office:value="17.7518" calcext:value-type="float">
            <text:p>17.7518</text:p>
          </table:table-cell>
          <table:table-cell office:value-type="float" office:value="197.73" calcext:value-type="float">
            <text:p>197.73</text:p>
          </table:table-cell>
          <table:table-cell office:value-type="float" office:value="105.59" calcext:value-type="float">
            <text:p>105.59</text:p>
          </table:table-cell>
          <table:table-cell office:value-type="float" office:value="0.503006" calcext:value-type="float">
            <text:p>0.503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2]-[.A442]; 2)+POWER([.K442]-[.B442];2))" office:value-type="float" office:value="178.45806068934" calcext:value-type="float">
            <text:p>178.4580606893</text:p>
          </table:table-cell>
          <table:table-cell table:formula="of:=SQRT(POWER([.J442]-[.C442]; 2)+POWER([.K442]-[.D442];2))" office:value-type="float" office:value="175.511304117427" calcext:value-type="float">
            <text:p>175.5113041174</text:p>
          </table:table-cell>
        </table:table-row>
        <table:table-row table:style-name="ro1">
          <table:table-cell office:value-type="float" office:value="247.236" calcext:value-type="float">
            <text:p>247.236</text:p>
          </table:table-cell>
          <table:table-cell office:value-type="float" office:value="344.278" calcext:value-type="float">
            <text:p>344.278</text:p>
          </table:table-cell>
          <table:table-cell office:value-type="float" office:value="221.355" calcext:value-type="float">
            <text:p>221.355</text:p>
          </table:table-cell>
          <table:table-cell office:value-type="float" office:value="255.947" calcext:value-type="float">
            <text:p>255.947</text:p>
          </table:table-cell>
          <table:table-cell office:value-type="float" office:value="18.5659" calcext:value-type="float">
            <text:p>18.5659</text:p>
          </table:table-cell>
          <table:table-cell office:value-type="float" office:value="203.698" calcext:value-type="float">
            <text:p>203.698</text:p>
          </table:table-cell>
          <table:table-cell office:value-type="float" office:value="87.0376" calcext:value-type="float">
            <text:p>87.0376</text:p>
          </table:table-cell>
          <table:table-cell office:value-type="float" office:value="0.502875" calcext:value-type="float">
            <text:p>0.5028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3]-[.A443]; 2)+POWER([.K443]-[.B443];2))" office:value-type="float" office:value="170.778163065422" calcext:value-type="float">
            <text:p>170.7781630654</text:p>
          </table:table-cell>
          <table:table-cell table:formula="of:=SQRT(POWER([.J443]-[.C443]; 2)+POWER([.K443]-[.D443];2))" office:value-type="float" office:value="163.241890561216" calcext:value-type="float">
            <text:p>163.2418905612</text:p>
          </table:table-cell>
        </table:table-row>
        <table:table-row table:style-name="ro1">
          <table:table-cell office:value-type="float" office:value="241.007" calcext:value-type="float">
            <text:p>241.007</text:p>
          </table:table-cell>
          <table:table-cell office:value-type="float" office:value="334.228" calcext:value-type="float">
            <text:p>334.228</text:p>
          </table:table-cell>
          <table:table-cell office:value-type="float" office:value="215.068" calcext:value-type="float">
            <text:p>215.068</text:p>
          </table:table-cell>
          <table:table-cell office:value-type="float" office:value="246.102" calcext:value-type="float">
            <text:p>246.102</text:p>
          </table:table-cell>
          <table:table-cell office:value-type="float" office:value="20.3102" calcext:value-type="float">
            <text:p>20.3102</text:p>
          </table:table-cell>
          <table:table-cell office:value-type="float" office:value="190.745" calcext:value-type="float">
            <text:p>190.745</text:p>
          </table:table-cell>
          <table:table-cell office:value-type="float" office:value="96.4069" calcext:value-type="float">
            <text:p>96.4069</text:p>
          </table:table-cell>
          <table:table-cell office:value-type="float" office:value="0.502459" calcext:value-type="float">
            <text:p>0.5024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4]-[.A444]; 2)+POWER([.K444]-[.B444];2))" office:value-type="float" office:value="170.155816923783" calcext:value-type="float">
            <text:p>170.1558169238</text:p>
          </table:table-cell>
          <table:table-cell table:formula="of:=SQRT(POWER([.J444]-[.C444]; 2)+POWER([.K444]-[.D444];2))" office:value-type="float" office:value="168.981794960286" calcext:value-type="float">
            <text:p>168.9817949603</text:p>
          </table:table-cell>
        </table:table-row>
        <table:table-row table:style-name="ro1">
          <table:table-cell office:value-type="float" office:value="248.783" calcext:value-type="float">
            <text:p>248.783</text:p>
          </table:table-cell>
          <table:table-cell office:value-type="float" office:value="339.116" calcext:value-type="float">
            <text:p>339.116</text:p>
          </table:table-cell>
          <table:table-cell office:value-type="float" office:value="222.94" calcext:value-type="float">
            <text:p>222.94</text:p>
          </table:table-cell>
          <table:table-cell office:value-type="float" office:value="251.01" calcext:value-type="float">
            <text:p>251.01</text:p>
          </table:table-cell>
          <table:table-cell office:value-type="float" office:value="19.565" calcext:value-type="float">
            <text:p>19.565</text:p>
          </table:table-cell>
          <table:table-cell office:value-type="float" office:value="196.922" calcext:value-type="float">
            <text:p>196.922</text:p>
          </table:table-cell>
          <table:table-cell office:value-type="float" office:value="84.6972" calcext:value-type="float">
            <text:p>84.6972</text:p>
          </table:table-cell>
          <table:table-cell office:value-type="float" office:value="0.492773" calcext:value-type="float">
            <text:p>0.4927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5]-[.A445]; 2)+POWER([.K445]-[.B445];2))" office:value-type="float" office:value="166.478690963739" calcext:value-type="float">
            <text:p>166.4786909637</text:p>
          </table:table-cell>
          <table:table-cell table:formula="of:=SQRT(POWER([.J445]-[.C445]; 2)+POWER([.K445]-[.D445];2))" office:value-type="float" office:value="161.311821327515" calcext:value-type="float">
            <text:p>161.3118213275</text:p>
          </table:table-cell>
        </table:table-row>
        <table:table-row table:style-name="ro1">
          <table:table-cell office:value-type="float" office:value="282.381" calcext:value-type="float">
            <text:p>282.381</text:p>
          </table:table-cell>
          <table:table-cell office:value-type="float" office:value="343.889" calcext:value-type="float">
            <text:p>343.889</text:p>
          </table:table-cell>
          <table:table-cell office:value-type="float" office:value="257.103" calcext:value-type="float">
            <text:p>257.103</text:p>
          </table:table-cell>
          <table:table-cell office:value-type="float" office:value="256.52" calcext:value-type="float">
            <text:p>256.52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202.111" calcext:value-type="float">
            <text:p>202.111</text:p>
          </table:table-cell>
          <table:table-cell office:value-type="float" office:value="33.7188" calcext:value-type="float">
            <text:p>33.7188</text:p>
          </table:table-cell>
          <table:table-cell office:value-type="float" office:value="0.488425" calcext:value-type="float">
            <text:p>0.4884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6]-[.A446]; 2)+POWER([.K446]-[.B446];2))" office:value-type="float" office:value="143.902013474447" calcext:value-type="float">
            <text:p>143.9020134744</text:p>
          </table:table-cell>
          <table:table-cell table:formula="of:=SQRT(POWER([.J446]-[.C446]; 2)+POWER([.K446]-[.D446];2))" office:value-type="float" office:value="127.72501324721" calcext:value-type="float">
            <text:p>127.7250132472</text:p>
          </table:table-cell>
        </table:table-row>
        <table:table-row table:style-name="ro1">
          <table:table-cell office:value-type="float" office:value="248.659" calcext:value-type="float">
            <text:p>248.659</text:p>
          </table:table-cell>
          <table:table-cell office:value-type="float" office:value="338.565" calcext:value-type="float">
            <text:p>338.565</text:p>
          </table:table-cell>
          <table:table-cell office:value-type="float" office:value="222.829" calcext:value-type="float">
            <text:p>222.829</text:p>
          </table:table-cell>
          <table:table-cell office:value-type="float" office:value="251.349" calcext:value-type="float">
            <text:p>251.349</text:p>
          </table:table-cell>
          <table:table-cell office:value-type="float" office:value="11.0706" calcext:value-type="float">
            <text:p>11.0706</text:p>
          </table:table-cell>
          <table:table-cell office:value-type="float" office:value="192.582" calcext:value-type="float">
            <text:p>192.582</text:p>
          </table:table-cell>
          <table:table-cell office:value-type="float" office:value="83.8017" calcext:value-type="float">
            <text:p>83.8017</text:p>
          </table:table-cell>
          <table:table-cell office:value-type="float" office:value="0.468097" calcext:value-type="float">
            <text:p>0.4680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7]-[.A447]; 2)+POWER([.K447]-[.B447];2))" office:value-type="float" office:value="166.258790763075" calcext:value-type="float">
            <text:p>166.2587907631</text:p>
          </table:table-cell>
          <table:table-cell table:formula="of:=SQRT(POWER([.J447]-[.C447]; 2)+POWER([.K447]-[.D447];2))" office:value-type="float" office:value="161.44192467262" calcext:value-type="float">
            <text:p>161.4419246726</text:p>
          </table:table-cell>
        </table:table-row>
        <table:table-row table:style-name="ro1">
          <table:table-cell office:value-type="float" office:value="259.964" calcext:value-type="float">
            <text:p>259.964</text:p>
          </table:table-cell>
          <table:table-cell office:value-type="float" office:value="319.495" calcext:value-type="float">
            <text:p>319.495</text:p>
          </table:table-cell>
          <table:table-cell office:value-type="float" office:value="234.424" calcext:value-type="float">
            <text:p>234.424</text:p>
          </table:table-cell>
          <table:table-cell office:value-type="float" office:value="235.463" calcext:value-type="float">
            <text:p>235.463</text:p>
          </table:table-cell>
          <table:table-cell office:value-type="float" office:value="-7.99109" calcext:value-type="float">
            <text:p>-7.99109</text:p>
          </table:table-cell>
          <table:table-cell office:value-type="float" office:value="156.916" calcext:value-type="float">
            <text:p>156.916</text:p>
          </table:table-cell>
          <table:table-cell office:value-type="float" office:value="63.3231" calcext:value-type="float">
            <text:p>63.3231</text:p>
          </table:table-cell>
          <table:table-cell office:value-type="float" office:value="0.458982" calcext:value-type="float">
            <text:p>0.4589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8]-[.A448]; 2)+POWER([.K448]-[.B448];2))" office:value-type="float" office:value="146.254587350278" calcext:value-type="float">
            <text:p>146.2545873503</text:p>
          </table:table-cell>
          <table:table-cell table:formula="of:=SQRT(POWER([.J448]-[.C448]; 2)+POWER([.K448]-[.D448];2))" office:value-type="float" office:value="149.718776861822" calcext:value-type="float">
            <text:p>149.7187768618</text:p>
          </table:table-cell>
        </table:table-row>
        <table:table-row table:style-name="ro1">
          <table:table-cell office:value-type="float" office:value="245.104" calcext:value-type="float">
            <text:p>245.104</text:p>
          </table:table-cell>
          <table:table-cell office:value-type="float" office:value="330.146" calcext:value-type="float">
            <text:p>330.146</text:p>
          </table:table-cell>
          <table:table-cell office:value-type="float" office:value="219.227" calcext:value-type="float">
            <text:p>219.227</text:p>
          </table:table-cell>
          <table:table-cell office:value-type="float" office:value="241.806" calcext:value-type="float">
            <text:p>241.806</text:p>
          </table:table-cell>
          <table:table-cell office:value-type="float" office:value="25.7378" calcext:value-type="float">
            <text:p>25.7378</text:p>
          </table:table-cell>
          <table:table-cell office:value-type="float" office:value="187.243" calcext:value-type="float">
            <text:p>187.243</text:p>
          </table:table-cell>
          <table:table-cell office:value-type="float" office:value="90.792" calcext:value-type="float">
            <text:p>90.792</text:p>
          </table:table-cell>
          <table:table-cell office:value-type="float" office:value="0.454916" calcext:value-type="float">
            <text:p>0.4549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9]-[.A449]; 2)+POWER([.K449]-[.B449];2))" office:value-type="float" office:value="164.504760210761" calcext:value-type="float">
            <text:p>164.5047602108</text:p>
          </table:table-cell>
          <table:table-cell table:formula="of:=SQRT(POWER([.J449]-[.C449]; 2)+POWER([.K449]-[.D449];2))" office:value-type="float" office:value="164.773114205565" calcext:value-type="float">
            <text:p>164.7731142056</text:p>
          </table:table-cell>
        </table:table-row>
        <table:table-row table:style-name="ro1">
          <table:table-cell office:value-type="float" office:value="292.075" calcext:value-type="float">
            <text:p>292.075</text:p>
          </table:table-cell>
          <table:table-cell office:value-type="float" office:value="334.436" calcext:value-type="float">
            <text:p>334.436</text:p>
          </table:table-cell>
          <table:table-cell office:value-type="float" office:value="266.996" calcext:value-type="float">
            <text:p>266.996</text:p>
          </table:table-cell>
          <table:table-cell office:value-type="float" office:value="247.22" calcext:value-type="float">
            <text:p>247.22</text:p>
          </table:table-cell>
          <table:table-cell office:value-type="float" office:value="25.0038" calcext:value-type="float">
            <text:p>25.0038</text:p>
          </table:table-cell>
          <table:table-cell office:value-type="float" office:value="191.102" calcext:value-type="float">
            <text:p>191.102</text:p>
          </table:table-cell>
          <table:table-cell office:value-type="float" office:value="19.3994" calcext:value-type="float">
            <text:p>19.3994</text:p>
          </table:table-cell>
          <table:table-cell office:value-type="float" office:value="0.442599" calcext:value-type="float">
            <text:p>0.4425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0]-[.A450]; 2)+POWER([.K450]-[.B450];2))" office:value-type="float" office:value="130.363414043205" calcext:value-type="float">
            <text:p>130.3634140432</text:p>
          </table:table-cell>
          <table:table-cell table:formula="of:=SQRT(POWER([.J450]-[.C450]; 2)+POWER([.K450]-[.D450];2))" office:value-type="float" office:value="117.120384288987" calcext:value-type="float">
            <text:p>117.120384289</text:p>
          </table:table-cell>
        </table:table-row>
        <table:table-row table:style-name="ro1">
          <table:table-cell office:value-type="float" office:value="263.63" calcext:value-type="float">
            <text:p>263.63</text:p>
          </table:table-cell>
          <table:table-cell office:value-type="float" office:value="318.848" calcext:value-type="float">
            <text:p>318.848</text:p>
          </table:table-cell>
          <table:table-cell office:value-type="float" office:value="238.133" calcext:value-type="float">
            <text:p>238.133</text:p>
          </table:table-cell>
          <table:table-cell office:value-type="float" office:value="233.927" calcext:value-type="float">
            <text:p>233.927</text:p>
          </table:table-cell>
          <table:table-cell office:value-type="float" office:value="2.48953" calcext:value-type="float">
            <text:p>2.48953</text:p>
          </table:table-cell>
          <table:table-cell office:value-type="float" office:value="160.448" calcext:value-type="float">
            <text:p>160.448</text:p>
          </table:table-cell>
          <table:table-cell office:value-type="float" office:value="59.0689" calcext:value-type="float">
            <text:p>59.0689</text:p>
          </table:table-cell>
          <table:table-cell office:value-type="float" office:value="0.429086" calcext:value-type="float">
            <text:p>0.4290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1]-[.A451]; 2)+POWER([.K451]-[.B451];2))" office:value-type="float" office:value="142.809495496623" calcext:value-type="float">
            <text:p>142.8094954966</text:p>
          </table:table-cell>
          <table:table-cell table:formula="of:=SQRT(POWER([.J451]-[.C451]; 2)+POWER([.K451]-[.D451];2))" office:value-type="float" office:value="146.09022902987" calcext:value-type="float">
            <text:p>146.0902290299</text:p>
          </table:table-cell>
        </table:table-row>
        <table:table-row table:style-name="ro1">
          <table:table-cell office:value-type="float" office:value="279.971" calcext:value-type="float">
            <text:p>279.971</text:p>
          </table:table-cell>
          <table:table-cell office:value-type="float" office:value="342.776" calcext:value-type="float">
            <text:p>342.776</text:p>
          </table:table-cell>
          <table:table-cell office:value-type="float" office:value="254.64" calcext:value-type="float">
            <text:p>254.64</text:p>
          </table:table-cell>
          <table:table-cell office:value-type="float" office:value="255.179" calcext:value-type="float">
            <text:p>255.179</text:p>
          </table:table-cell>
          <table:table-cell office:value-type="float" office:value="21.1406" calcext:value-type="float">
            <text:p>21.1406</text:p>
          </table:table-cell>
          <table:table-cell office:value-type="float" office:value="201.545" calcext:value-type="float">
            <text:p>201.545</text:p>
          </table:table-cell>
          <table:table-cell office:value-type="float" office:value="37.6946" calcext:value-type="float">
            <text:p>37.6946</text:p>
          </table:table-cell>
          <table:table-cell office:value-type="float" office:value="0.421068" calcext:value-type="float">
            <text:p>0.4210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2]-[.A452]; 2)+POWER([.K452]-[.B452];2))" office:value-type="float" office:value="144.837270814525" calcext:value-type="float">
            <text:p>144.8372708145</text:p>
          </table:table-cell>
          <table:table-cell table:formula="of:=SQRT(POWER([.J452]-[.C452]; 2)+POWER([.K452]-[.D452];2))" office:value-type="float" office:value="130.029595250466" calcext:value-type="float">
            <text:p>130.0295952505</text:p>
          </table:table-cell>
        </table:table-row>
        <table:table-row table:style-name="ro1">
          <table:table-cell office:value-type="float" office:value="259.642" calcext:value-type="float">
            <text:p>259.642</text:p>
          </table:table-cell>
          <table:table-cell office:value-type="float" office:value="310.671" calcext:value-type="float">
            <text:p>310.671</text:p>
          </table:table-cell>
          <table:table-cell office:value-type="float" office:value="234.085" calcext:value-type="float">
            <text:p>234.085</text:p>
          </table:table-cell>
          <table:table-cell office:value-type="float" office:value="225.579" calcext:value-type="float">
            <text:p>225.579</text:p>
          </table:table-cell>
          <table:table-cell office:value-type="float" office:value="7.55892" calcext:value-type="float">
            <text:p>7.55892</text:p>
          </table:table-cell>
          <table:table-cell office:value-type="float" office:value="151.18" calcext:value-type="float">
            <text:p>151.18</text:p>
          </table:table-cell>
          <table:table-cell office:value-type="float" office:value="65.6741" calcext:value-type="float">
            <text:p>65.6741</text:p>
          </table:table-cell>
          <table:table-cell office:value-type="float" office:value="0.41866" calcext:value-type="float">
            <text:p>0.418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3]-[.A453]; 2)+POWER([.K453]-[.B453];2))" office:value-type="float" office:value="142.058503458962" calcext:value-type="float">
            <text:p>142.058503459</text:p>
          </table:table-cell>
          <table:table-cell table:formula="of:=SQRT(POWER([.J453]-[.C453]; 2)+POWER([.K453]-[.D453];2))" office:value-type="float" office:value="150.811658919329" calcext:value-type="float">
            <text:p>150.81165891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39.794" calcext:value-type="float">
            <text:p>339.794</text:p>
          </table:table-cell>
          <table:table-cell office:value-type="float" office:value="215.049" calcext:value-type="float">
            <text:p>215.049</text:p>
          </table:table-cell>
          <table:table-cell office:value-type="float" office:value="251.847" calcext:value-type="float">
            <text:p>251.847</text:p>
          </table:table-cell>
          <table:table-cell office:value-type="float" office:value="15.5337" calcext:value-type="float">
            <text:p>15.5337</text:p>
          </table:table-cell>
          <table:table-cell office:value-type="float" office:value="196.447" calcext:value-type="float">
            <text:p>196.447</text:p>
          </table:table-cell>
          <table:table-cell office:value-type="float" office:value="95.9723" calcext:value-type="float">
            <text:p>95.9723</text:p>
          </table:table-cell>
          <table:table-cell office:value-type="float" office:value="0.38268" calcext:value-type="float">
            <text:p>0.382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4]-[.A454]; 2)+POWER([.K454]-[.B454];2))" office:value-type="float" office:value="173.241641749321" calcext:value-type="float">
            <text:p>173.2416417493</text:p>
          </table:table-cell>
          <table:table-cell table:formula="of:=SQRT(POWER([.J454]-[.C454]; 2)+POWER([.K454]-[.D454];2))" office:value-type="float" office:value="169.237713911527" calcext:value-type="float">
            <text:p>169.2377139115</text:p>
          </table:table-cell>
        </table:table-row>
        <table:table-row table:style-name="ro1">
          <table:table-cell office:value-type="float" office:value="276.525" calcext:value-type="float">
            <text:p>276.525</text:p>
          </table:table-cell>
          <table:table-cell office:value-type="float" office:value="342.562" calcext:value-type="float">
            <text:p>342.562</text:p>
          </table:table-cell>
          <table:table-cell office:value-type="float" office:value="251.129" calcext:value-type="float">
            <text:p>251.129</text:p>
          </table:table-cell>
          <table:table-cell office:value-type="float" office:value="254.864" calcext:value-type="float">
            <text:p>254.864</text:p>
          </table:table-cell>
          <table:table-cell office:value-type="float" office:value="21.2939" calcext:value-type="float">
            <text:p>21.2939</text:p>
          </table:table-cell>
          <table:table-cell office:value-type="float" office:value="201.434" calcext:value-type="float">
            <text:p>201.434</text:p>
          </table:table-cell>
          <table:table-cell office:value-type="float" office:value="42.9655" calcext:value-type="float">
            <text:p>42.9655</text:p>
          </table:table-cell>
          <table:table-cell office:value-type="float" office:value="0.36587" calcext:value-type="float">
            <text:p>0.365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5]-[.A455]; 2)+POWER([.K455]-[.B455];2))" office:value-type="float" office:value="147.185568141038" calcext:value-type="float">
            <text:p>147.185568141</text:p>
          </table:table-cell>
          <table:table-cell table:formula="of:=SQRT(POWER([.J455]-[.C455]; 2)+POWER([.K455]-[.D455];2))" office:value-type="float" office:value="133.492266206698" calcext:value-type="float">
            <text:p>133.4922662067</text:p>
          </table:table-cell>
        </table:table-row>
        <table:table-row table:style-name="ro1">
          <table:table-cell office:value-type="float" office:value="259.502" calcext:value-type="float">
            <text:p>259.502</text:p>
          </table:table-cell>
          <table:table-cell office:value-type="float" office:value="311.006" calcext:value-type="float">
            <text:p>311.006</text:p>
          </table:table-cell>
          <table:table-cell office:value-type="float" office:value="233.963" calcext:value-type="float">
            <text:p>233.963</text:p>
          </table:table-cell>
          <table:table-cell office:value-type="float" office:value="226.724" calcext:value-type="float">
            <text:p>226.724</text:p>
          </table:table-cell>
          <table:table-cell office:value-type="float" office:value="-1.02161" calcext:value-type="float">
            <text:p>-1.02161</text:p>
          </table:table-cell>
          <table:table-cell office:value-type="float" office:value="147.818" calcext:value-type="float">
            <text:p>147.818</text:p>
          </table:table-cell>
          <table:table-cell office:value-type="float" office:value="64.7199" calcext:value-type="float">
            <text:p>64.7199</text:p>
          </table:table-cell>
          <table:table-cell office:value-type="float" office:value="0.344369" calcext:value-type="float">
            <text:p>0.3443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6]-[.A456]; 2)+POWER([.K456]-[.B456];2))" office:value-type="float" office:value="142.343177005433" calcext:value-type="float">
            <text:p>142.3431770054</text:p>
          </table:table-cell>
          <table:table-cell table:formula="of:=SQRT(POWER([.J456]-[.C456]; 2)+POWER([.K456]-[.D456];2))" office:value-type="float" office:value="150.812657111398" calcext:value-type="float">
            <text:p>150.8126571114</text:p>
          </table:table-cell>
        </table:table-row>
        <table:table-row table:style-name="ro1">
          <table:table-cell office:value-type="float" office:value="152.046" calcext:value-type="float">
            <text:p>152.046</text:p>
          </table:table-cell>
          <table:table-cell office:value-type="float" office:value="183.487" calcext:value-type="float">
            <text:p>183.487</text:p>
          </table:table-cell>
          <table:table-cell office:value-type="float" office:value="125.405" calcext:value-type="float">
            <text:p>125.405</text:p>
          </table:table-cell>
          <table:table-cell office:value-type="float" office:value="107.877" calcext:value-type="float">
            <text:p>107.877</text:p>
          </table:table-cell>
          <table:table-cell office:value-type="float" office:value="-50.2553" calcext:value-type="float">
            <text:p>-50.2553</text:p>
          </table:table-cell>
          <table:table-cell office:value-type="float" office:value="-64.3444" calcext:value-type="float">
            <text:p>-64.3444</text:p>
          </table:table-cell>
          <table:table-cell office:value-type="float" office:value="231.219" calcext:value-type="float">
            <text:p>231.219</text:p>
          </table:table-cell>
          <table:table-cell office:value-type="float" office:value="-0.00000108098" calcext:value-type="float">
            <text:p>-0.0000010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7]-[.A457]; 2)+POWER([.K457]-[.B457];2))" office:value-type="float" office:value="239.22046167709" calcext:value-type="float">
            <text:p>239.2204616771</text:p>
          </table:table-cell>
          <table:table-cell table:formula="of:=SQRT(POWER([.J457]-[.C457]; 2)+POWER([.K457]-[.D457];2))" office:value-type="float" office:value="291.308003930548" calcext:value-type="float">
            <text:p>291.3080039305</text:p>
          </table:table-cell>
        </table:table-row>
        <table:table-row table:style-name="ro1">
          <table:table-cell office:value-type="float" office:value="150.175" calcext:value-type="float">
            <text:p>150.175</text:p>
          </table:table-cell>
          <table:table-cell office:value-type="float" office:value="214.665" calcext:value-type="float">
            <text:p>214.665</text:p>
          </table:table-cell>
          <table:table-cell office:value-type="float" office:value="123.172" calcext:value-type="float">
            <text:p>123.172</text:p>
          </table:table-cell>
          <table:table-cell office:value-type="float" office:value="141.102" calcext:value-type="float">
            <text:p>141.102</text:p>
          </table:table-cell>
          <table:table-cell office:value-type="float" office:value="-96.789" calcext:value-type="float">
            <text:p>-96.789</text:p>
          </table:table-cell>
          <table:table-cell office:value-type="float" office:value="-39.8379" calcext:value-type="float">
            <text:p>-39.8379</text:p>
          </table:table-cell>
          <table:table-cell office:value-type="float" office:value="232.083" calcext:value-type="float">
            <text:p>232.083</text:p>
          </table:table-cell>
          <table:table-cell office:value-type="float" office:value="-0.00000160397" calcext:value-type="float">
            <text:p>-0.0000016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8]-[.A458]; 2)+POWER([.K458]-[.B458];2))" office:value-type="float" office:value="235.41735885444" calcext:value-type="float">
            <text:p>235.4173588544</text:p>
          </table:table-cell>
          <table:table-cell table:formula="of:=SQRT(POWER([.J458]-[.C458]; 2)+POWER([.K458]-[.D458];2))" office:value-type="float" office:value="279.663462018191" calcext:value-type="float">
            <text:p>279.6634620182</text:p>
          </table:table-cell>
        </table:table-row>
        <table:table-row table:style-name="ro1">
          <table:table-cell office:value-type="float" office:value="152.712" calcext:value-type="float">
            <text:p>152.712</text:p>
          </table:table-cell>
          <table:table-cell office:value-type="float" office:value="184.112" calcext:value-type="float">
            <text:p>184.112</text:p>
          </table:table-cell>
          <table:table-cell office:value-type="float" office:value="126.074" calcext:value-type="float">
            <text:p>126.074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-50.2816" calcext:value-type="float">
            <text:p>-50.2816</text:p>
          </table:table-cell>
          <table:table-cell office:value-type="float" office:value="-63.4139" calcext:value-type="float">
            <text:p>-63.4139</text:p>
          </table:table-cell>
          <table:table-cell office:value-type="float" office:value="230.119" calcext:value-type="float">
            <text:p>230.119</text:p>
          </table:table-cell>
          <table:table-cell office:value-type="float" office:value="-0.00000241575" calcext:value-type="float">
            <text:p>-2.41575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9]-[.A459]; 2)+POWER([.K459]-[.B459];2))" office:value-type="float" office:value="238.422229433415" calcext:value-type="float">
            <text:p>238.4222294334</text:p>
          </table:table-cell>
          <table:table-cell table:formula="of:=SQRT(POWER([.J459]-[.C459]; 2)+POWER([.K459]-[.D459];2))" office:value-type="float" office:value="290.435668952696" calcext:value-type="float">
            <text:p>290.4356689527</text:p>
          </table:table-cell>
        </table:table-row>
        <table:table-row table:style-name="ro1">
          <table:table-cell office:value-type="float" office:value="150.868" calcext:value-type="float">
            <text:p>150.868</text:p>
          </table:table-cell>
          <table:table-cell office:value-type="float" office:value="215.969" calcext:value-type="float">
            <text:p>215.969</text:p>
          </table:table-cell>
          <table:table-cell office:value-type="float" office:value="123.855" calcext:value-type="float">
            <text:p>123.855</text:p>
          </table:table-cell>
          <table:table-cell office:value-type="float" office:value="142.534" calcext:value-type="float">
            <text:p>142.534</text:p>
          </table:table-cell>
          <table:table-cell office:value-type="float" office:value="-99.0905" calcext:value-type="float">
            <text:p>-99.0905</text:p>
          </table:table-cell>
          <table:table-cell office:value-type="float" office:value="-39.0301" calcext:value-type="float">
            <text:p>-39.0301</text:p>
          </table:table-cell>
          <table:table-cell office:value-type="float" office:value="230.844" calcext:value-type="float">
            <text:p>230.844</text:p>
          </table:table-cell>
          <table:table-cell office:value-type="float" office:value="-0.00000270299" calcext:value-type="float">
            <text:p>-0.0000027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0]-[.A460]; 2)+POWER([.K460]-[.B460];2))" office:value-type="float" office:value="234.580780084388" calcext:value-type="float">
            <text:p>234.5807800844</text:p>
          </table:table-cell>
          <table:table-cell table:formula="of:=SQRT(POWER([.J460]-[.C460]; 2)+POWER([.K460]-[.D460];2))" office:value-type="float" office:value="278.511949799286" calcext:value-type="float">
            <text:p>278.5119497993</text:p>
          </table:table-cell>
        </table:table-row>
        <table:table-row table:style-name="ro1">
          <table:table-cell office:value-type="float" office:value="150.982" calcext:value-type="float">
            <text:p>150.982</text:p>
          </table:table-cell>
          <table:table-cell office:value-type="float" office:value="215.562" calcext:value-type="float">
            <text:p>215.562</text:p>
          </table:table-cell>
          <table:table-cell office:value-type="float" office:value="123.972" calcext:value-type="float">
            <text:p>123.972</text:p>
          </table:table-cell>
          <table:table-cell office:value-type="float" office:value="142.125" calcext:value-type="float">
            <text:p>142.125</text:p>
          </table:table-cell>
          <table:table-cell office:value-type="float" office:value="-98.7876" calcext:value-type="float">
            <text:p>-98.7876</text:p>
          </table:table-cell>
          <table:table-cell office:value-type="float" office:value="-39.534" calcext:value-type="float">
            <text:p>-39.534</text:p>
          </table:table-cell>
          <table:table-cell office:value-type="float" office:value="230.678" calcext:value-type="float">
            <text:p>230.678</text:p>
          </table:table-cell>
          <table:table-cell office:value-type="float" office:value="-0.00000306915" calcext:value-type="float">
            <text:p>-3.06915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1]-[.A461]; 2)+POWER([.K461]-[.B461];2))" office:value-type="float" office:value="234.513019186569" calcext:value-type="float">
            <text:p>234.5130191866</text:p>
          </table:table-cell>
          <table:table-cell table:formula="of:=SQRT(POWER([.J461]-[.C461]; 2)+POWER([.K461]-[.D461];2))" office:value-type="float" office:value="278.54905565986" calcext:value-type="float">
            <text:p>278.5490556599</text:p>
          </table:table-cell>
        </table:table-row>
        <table:table-row table:style-name="ro1">
          <table:table-cell office:value-type="float" office:value="150.152" calcext:value-type="float">
            <text:p>150.152</text:p>
          </table:table-cell>
          <table:table-cell office:value-type="float" office:value="215.236" calcext:value-type="float">
            <text:p>215.236</text:p>
          </table:table-cell>
          <table:table-cell office:value-type="float" office:value="123.142" calcext:value-type="float">
            <text:p>123.142</text:p>
          </table:table-cell>
          <table:table-cell office:value-type="float" office:value="141.707" calcext:value-type="float">
            <text:p>141.707</text:p>
          </table:table-cell>
          <table:table-cell office:value-type="float" office:value="-97.5822" calcext:value-type="float">
            <text:p>-97.5822</text:p>
          </table:table-cell>
          <table:table-cell office:value-type="float" office:value="-39.3425" calcext:value-type="float">
            <text:p>-39.3425</text:p>
          </table:table-cell>
          <table:table-cell office:value-type="float" office:value="232.082" calcext:value-type="float">
            <text:p>232.082</text:p>
          </table:table-cell>
          <table:table-cell office:value-type="float" office:value="-0.00000892147" calcext:value-type="float">
            <text:p>-8.92147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2]-[.A462]; 2)+POWER([.K462]-[.B462];2))" office:value-type="float" office:value="235.374592511596" calcext:value-type="float">
            <text:p>235.3745925116</text:p>
          </table:table-cell>
          <table:table-cell table:formula="of:=SQRT(POWER([.J462]-[.C462]; 2)+POWER([.K462]-[.D462];2))" office:value-type="float" office:value="279.473759077664" calcext:value-type="float">
            <text:p>279.4737590777</text:p>
          </table:table-cell>
        </table:table-row>
        <table:table-row table:style-name="ro1">
          <table:table-cell office:value-type="float" office:value="152.139" calcext:value-type="float">
            <text:p>152.139</text:p>
          </table:table-cell>
          <table:table-cell office:value-type="float" office:value="183.625" calcext:value-type="float">
            <text:p>183.625</text:p>
          </table:table-cell>
          <table:table-cell office:value-type="float" office:value="125.5" calcext:value-type="float">
            <text:p>125.5</text:p>
          </table:table-cell>
          <table:table-cell office:value-type="float" office:value="107.976" calcext:value-type="float">
            <text:p>107.976</text:p>
          </table:table-cell>
          <table:table-cell office:value-type="float" office:value="-49.835" calcext:value-type="float">
            <text:p>-49.835</text:p>
          </table:table-cell>
          <table:table-cell office:value-type="float" office:value="-63.8889" calcext:value-type="float">
            <text:p>-63.8889</text:p>
          </table:table-cell>
          <table:table-cell office:value-type="float" office:value="231.074" calcext:value-type="float">
            <text:p>231.074</text:p>
          </table:table-cell>
          <table:table-cell office:value-type="float" office:value="-0.0000092519" calcext:value-type="float">
            <text:p>-9.2519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3]-[.A463]; 2)+POWER([.K463]-[.B463];2))" office:value-type="float" office:value="239.096557787853" calcext:value-type="float">
            <text:p>239.0965577879</text:p>
          </table:table-cell>
          <table:table-cell table:formula="of:=SQRT(POWER([.J463]-[.C463]; 2)+POWER([.K463]-[.D463];2))" office:value-type="float" office:value="291.17809425848" calcext:value-type="float">
            <text:p>291.1780942585</text:p>
          </table:table-cell>
        </table:table-row>
        <table:table-row table:style-name="ro1">
          <table:table-cell office:value-type="float" office:value="151.411" calcext:value-type="float">
            <text:p>151.411</text:p>
          </table:table-cell>
          <table:table-cell office:value-type="float" office:value="185.068" calcext:value-type="float">
            <text:p>185.068</text:p>
          </table:table-cell>
          <table:table-cell office:value-type="float" office:value="124.748" calcext:value-type="float">
            <text:p>124.748</text:p>
          </table:table-cell>
          <table:table-cell office:value-type="float" office:value="109.545" calcext:value-type="float">
            <text:p>109.545</text:p>
          </table:table-cell>
          <table:table-cell office:value-type="float" office:value="-52.5372" calcext:value-type="float">
            <text:p>-52.5372</text:p>
          </table:table-cell>
          <table:table-cell office:value-type="float" office:value="-63.0509" calcext:value-type="float">
            <text:p>-63.0509</text:p>
          </table:table-cell>
          <table:table-cell office:value-type="float" office:value="232.137" calcext:value-type="float">
            <text:p>232.137</text:p>
          </table:table-cell>
          <table:table-cell office:value-type="float" office:value="-0.0000122917" calcext:value-type="float">
            <text:p>-1.22917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4]-[.A464]; 2)+POWER([.K464]-[.B464];2))" office:value-type="float" office:value="239.455414524291" calcext:value-type="float">
            <text:p>239.4554145243</text:p>
          </table:table-cell>
          <table:table-cell table:formula="of:=SQRT(POWER([.J464]-[.C464]; 2)+POWER([.K464]-[.D464];2))" office:value-type="float" office:value="291.128711275614" calcext:value-type="float">
            <text:p>291.1287112756</text:p>
          </table:table-cell>
        </table:table-row>
        <table:table-row table:style-name="ro1">
          <table:table-cell office:value-type="float" office:value="151.773" calcext:value-type="float">
            <text:p>151.773</text:p>
          </table:table-cell>
          <table:table-cell office:value-type="float" office:value="184.438" calcext:value-type="float">
            <text:p>184.438</text:p>
          </table:table-cell>
          <table:table-cell office:value-type="float" office:value="125.111" calcext:value-type="float">
            <text:p>125.111</text:p>
          </table:table-cell>
          <table:table-cell office:value-type="float" office:value="108.987" calcext:value-type="float">
            <text:p>108.987</text:p>
          </table:table-cell>
          <table:table-cell office:value-type="float" office:value="-52.968" calcext:value-type="float">
            <text:p>-52.968</text:p>
          </table:table-cell>
          <table:table-cell office:value-type="float" office:value="-64.3452" calcext:value-type="float">
            <text:p>-64.3452</text:p>
          </table:table-cell>
          <table:table-cell office:value-type="float" office:value="231.564" calcext:value-type="float">
            <text:p>231.564</text:p>
          </table:table-cell>
          <table:table-cell office:value-type="float" office:value="-0.0000134201" calcext:value-type="float">
            <text:p>-1.34201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5]-[.A465]; 2)+POWER([.K465]-[.B465];2))" office:value-type="float" office:value="239.254599481389" calcext:value-type="float">
            <text:p>239.2545994814</text:p>
          </table:table-cell>
          <table:table-cell table:formula="of:=SQRT(POWER([.J465]-[.C465]; 2)+POWER([.K465]-[.D465];2))" office:value-type="float" office:value="291.060083986108" calcext:value-type="float">
            <text:p>291.0600839861</text:p>
          </table:table-cell>
        </table:table-row>
        <table:table-row table:style-name="ro1">
          <table:table-cell office:value-type="float" office:value="152.267" calcext:value-type="float">
            <text:p>152.267</text:p>
          </table:table-cell>
          <table:table-cell office:value-type="float" office:value="186.005" calcext:value-type="float">
            <text:p>186.005</text:p>
          </table:table-cell>
          <table:table-cell office:value-type="float" office:value="125.609" calcext:value-type="float">
            <text:p>125.609</text:p>
          </table:table-cell>
          <table:table-cell office:value-type="float" office:value="110.422" calcext:value-type="float">
            <text:p>110.422</text:p>
          </table:table-cell>
          <table:table-cell office:value-type="float" office:value="-52.2144" calcext:value-type="float">
            <text:p>-52.2144</text:p>
          </table:table-cell>
          <table:table-cell office:value-type="float" office:value="-61.4344" calcext:value-type="float">
            <text:p>-61.4344</text:p>
          </table:table-cell>
          <table:table-cell office:value-type="float" office:value="230.727" calcext:value-type="float">
            <text:p>230.727</text:p>
          </table:table-cell>
          <table:table-cell office:value-type="float" office:value="-0.0000247387" calcext:value-type="float">
            <text:p>-2.47387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6]-[.A466]; 2)+POWER([.K466]-[.B466];2))" office:value-type="float" office:value="238.402230094435" calcext:value-type="float">
            <text:p>238.4022300944</text:p>
          </table:table-cell>
          <table:table-cell table:formula="of:=SQRT(POWER([.J466]-[.C466]; 2)+POWER([.K466]-[.D466];2))" office:value-type="float" office:value="289.963237264657" calcext:value-type="float">
            <text:p>289.9632372647</text:p>
          </table:table-cell>
        </table:table-row>
        <table:table-row table:style-name="ro1">
          <table:table-cell office:value-type="float" office:value="151.265" calcext:value-type="float">
            <text:p>151.265</text:p>
          </table:table-cell>
          <table:table-cell office:value-type="float" office:value="215.196" calcext:value-type="float">
            <text:p>215.196</text:p>
          </table:table-cell>
          <table:table-cell office:value-type="float" office:value="124.257" calcext:value-type="float">
            <text:p>124.257</text:p>
          </table:table-cell>
          <table:table-cell office:value-type="float" office:value="141.816" calcext:value-type="float">
            <text:p>141.816</text:p>
          </table:table-cell>
          <table:table-cell office:value-type="float" office:value="-99.2264" calcext:value-type="float">
            <text:p>-99.2264</text:p>
          </table:table-cell>
          <table:table-cell office:value-type="float" office:value="-40.3858" calcext:value-type="float">
            <text:p>-40.3858</text:p>
          </table:table-cell>
          <table:table-cell office:value-type="float" office:value="230.214" calcext:value-type="float">
            <text:p>230.214</text:p>
          </table:table-cell>
          <table:table-cell office:value-type="float" office:value="-0.0000268427" calcext:value-type="float">
            <text:p>-2.68427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7]-[.A467]; 2)+POWER([.K467]-[.B467];2))" office:value-type="float" office:value="234.273418554048" calcext:value-type="float">
            <text:p>234.273418554</text:p>
          </table:table-cell>
          <table:table-cell table:formula="of:=SQRT(POWER([.J467]-[.C467]; 2)+POWER([.K467]-[.D467];2))" office:value-type="float" office:value="278.394073042154" calcext:value-type="float">
            <text:p>278.3940730422</text:p>
          </table:table-cell>
        </table:table-row>
        <table:table-row table:style-name="ro1">
          <table:table-cell office:value-type="float" office:value="151.146" calcext:value-type="float">
            <text:p>151.146</text:p>
          </table:table-cell>
          <table:table-cell office:value-type="float" office:value="215.886" calcext:value-type="float">
            <text:p>215.886</text:p>
          </table:table-cell>
          <table:table-cell office:value-type="float" office:value="124.155" calcext:value-type="float">
            <text:p>124.155</text:p>
          </table:table-cell>
          <table:table-cell office:value-type="float" office:value="142.189" calcext:value-type="float">
            <text:p>142.189</text:p>
          </table:table-cell>
          <table:table-cell office:value-type="float" office:value="-95.6043" calcext:value-type="float">
            <text:p>-95.6043</text:p>
          </table:table-cell>
          <table:table-cell office:value-type="float" office:value="-37.304" calcext:value-type="float">
            <text:p>-37.304</text:p>
          </table:table-cell>
          <table:table-cell office:value-type="float" office:value="230.47" calcext:value-type="float">
            <text:p>230.47</text:p>
          </table:table-cell>
          <table:table-cell office:value-type="float" office:value="-0.0000451922" calcext:value-type="float">
            <text:p>-4.51922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8]-[.A468]; 2)+POWER([.K468]-[.B468];2))" office:value-type="float" office:value="234.313734791625" calcext:value-type="float">
            <text:p>234.3137347916</text:p>
          </table:table-cell>
          <table:table-cell table:formula="of:=SQRT(POWER([.J468]-[.C468]; 2)+POWER([.K468]-[.D468];2))" office:value-type="float" office:value="278.355276123877" calcext:value-type="float">
            <text:p>278.3552761239</text:p>
          </table:table-cell>
        </table:table-row>
        <table:table-row table:style-name="ro1">
          <table:table-cell office:value-type="float" office:value="150.381" calcext:value-type="float">
            <text:p>150.381</text:p>
          </table:table-cell>
          <table:table-cell office:value-type="float" office:value="214.251" calcext:value-type="float">
            <text:p>214.251</text:p>
          </table:table-cell>
          <table:table-cell office:value-type="float" office:value="123.39" calcext:value-type="float">
            <text:p>123.39</text:p>
          </table:table-cell>
          <table:table-cell office:value-type="float" office:value="140.574" calcext:value-type="float">
            <text:p>140.574</text:p>
          </table:table-cell>
          <table:table-cell office:value-type="float" office:value="-95.0214" calcext:value-type="float">
            <text:p>-95.0214</text:p>
          </table:table-cell>
          <table:table-cell office:value-type="float" office:value="-39.5678" calcext:value-type="float">
            <text:p>-39.5678</text:p>
          </table:table-cell>
          <table:table-cell office:value-type="float" office:value="231.799" calcext:value-type="float">
            <text:p>231.799</text:p>
          </table:table-cell>
          <table:table-cell office:value-type="float" office:value="-0.0000456619" calcext:value-type="float">
            <text:p>-4.56619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9]-[.A469]; 2)+POWER([.K469]-[.B469];2))" office:value-type="float" office:value="235.261225368738" calcext:value-type="float">
            <text:p>235.2612253687</text:p>
          </table:table-cell>
          <table:table-cell table:formula="of:=SQRT(POWER([.J469]-[.C469]; 2)+POWER([.K469]-[.D469];2))" office:value-type="float" office:value="279.651221302536" calcext:value-type="float">
            <text:p>279.6512213025</text:p>
          </table:table-cell>
        </table:table-row>
        <table:table-row table:style-name="ro1">
          <table:table-cell office:value-type="float" office:value="152.047" calcext:value-type="float">
            <text:p>152.047</text:p>
          </table:table-cell>
          <table:table-cell office:value-type="float" office:value="215.893" calcext:value-type="float">
            <text:p>215.893</text:p>
          </table:table-cell>
          <table:table-cell office:value-type="float" office:value="125.061" calcext:value-type="float">
            <text:p>125.061</text:p>
          </table:table-cell>
          <table:table-cell office:value-type="float" office:value="142.277" calcext:value-type="float">
            <text:p>142.277</text:p>
          </table:table-cell>
          <table:table-cell office:value-type="float" office:value="-96.4487" calcext:value-type="float">
            <text:p>-96.4487</text:p>
          </table:table-cell>
          <table:table-cell office:value-type="float" office:value="-37.8217" calcext:value-type="float">
            <text:p>-37.8217</text:p>
          </table:table-cell>
          <table:table-cell office:value-type="float" office:value="228.968" calcext:value-type="float">
            <text:p>228.968</text:p>
          </table:table-cell>
          <table:table-cell office:value-type="float" office:value="-0.000114349" calcext:value-type="float">
            <text:p>-0.0001143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0]-[.A470]; 2)+POWER([.K470]-[.B470];2))" office:value-type="float" office:value="233.417586436841" calcext:value-type="float">
            <text:p>233.4175864368</text:p>
          </table:table-cell>
          <table:table-cell table:formula="of:=SQRT(POWER([.J470]-[.C470]; 2)+POWER([.K470]-[.D470];2))" office:value-type="float" office:value="277.478075620399" calcext:value-type="float">
            <text:p>277.4780756204</text:p>
          </table:table-cell>
        </table:table-row>
        <table:table-row table:style-name="ro1">
          <table:table-cell office:value-type="float" office:value="175.949" calcext:value-type="float">
            <text:p>175.949</text:p>
          </table:table-cell>
          <table:table-cell office:value-type="float" office:value="208.936" calcext:value-type="float">
            <text:p>208.936</text:p>
          </table:table-cell>
          <table:table-cell office:value-type="float" office:value="149.487" calcext:value-type="float">
            <text:p>149.487</text:p>
          </table:table-cell>
          <table:table-cell office:value-type="float" office:value="131.727" calcext:value-type="float">
            <text:p>131.727</text:p>
          </table:table-cell>
          <table:table-cell office:value-type="float" office:value="-41.7764" calcext:value-type="float">
            <text:p>-41.7764</text:p>
          </table:table-cell>
          <table:table-cell office:value-type="float" office:value="-21.0931" calcext:value-type="float">
            <text:p>-21.0931</text:p>
          </table:table-cell>
          <table:table-cell office:value-type="float" office:value="192.293" calcext:value-type="float">
            <text:p>192.293</text:p>
          </table:table-cell>
          <table:table-cell office:value-type="float" office:value="-0.00192092" calcext:value-type="float">
            <text:p>-0.001920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1]-[.A471]; 2)+POWER([.K471]-[.B471];2))" office:value-type="float" office:value="210.661925124119" calcext:value-type="float">
            <text:p>210.6619251241</text:p>
          </table:table-cell>
          <table:table-cell table:formula="of:=SQRT(POWER([.J471]-[.C471]; 2)+POWER([.K471]-[.D471];2))" office:value-type="float" office:value="259.145676595231" calcext:value-type="float">
            <text:p>259.1456765952</text:p>
          </table:table-cell>
        </table:table-row>
        <table:table-row table:style-name="ro1">
          <table:table-cell office:value-type="float" office:value="175.753" calcext:value-type="float">
            <text:p>175.753</text:p>
          </table:table-cell>
          <table:table-cell office:value-type="float" office:value="209.134" calcext:value-type="float">
            <text:p>209.134</text:p>
          </table:table-cell>
          <table:table-cell office:value-type="float" office:value="149.292" calcext:value-type="float">
            <text:p>149.292</text:p>
          </table:table-cell>
          <table:table-cell office:value-type="float" office:value="131.832" calcext:value-type="float">
            <text:p>131.832</text:p>
          </table:table-cell>
          <table:table-cell office:value-type="float" office:value="-40.8019" calcext:value-type="float">
            <text:p>-40.8019</text:p>
          </table:table-cell>
          <table:table-cell office:value-type="float" office:value="-20.2308" calcext:value-type="float">
            <text:p>-20.2308</text:p>
          </table:table-cell>
          <table:table-cell office:value-type="float" office:value="192.653" calcext:value-type="float">
            <text:p>192.653</text:p>
          </table:table-cell>
          <table:table-cell office:value-type="float" office:value="-0.00205325" calcext:value-type="float">
            <text:p>-0.002053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2]-[.A472]; 2)+POWER([.K472]-[.B472];2))" office:value-type="float" office:value="210.824540708619" calcext:value-type="float">
            <text:p>210.8245407086</text:p>
          </table:table-cell>
          <table:table-cell table:formula="of:=SQRT(POWER([.J472]-[.C472]; 2)+POWER([.K472]-[.D472];2))" office:value-type="float" office:value="259.277522141816" calcext:value-type="float">
            <text:p>259.2775221418</text:p>
          </table:table-cell>
        </table:table-row>
        <table:table-row table:style-name="ro1">
          <table:table-cell office:value-type="float" office:value="176.146" calcext:value-type="float">
            <text:p>176.146</text:p>
          </table:table-cell>
          <table:table-cell office:value-type="float" office:value="208.183" calcext:value-type="float">
            <text:p>208.183</text:p>
          </table:table-cell>
          <table:table-cell office:value-type="float" office:value="149.692" calcext:value-type="float">
            <text:p>149.692</text:p>
          </table:table-cell>
          <table:table-cell office:value-type="float" office:value="130.929" calcext:value-type="float">
            <text:p>130.929</text:p>
          </table:table-cell>
          <table:table-cell office:value-type="float" office:value="-40.7023" calcext:value-type="float">
            <text:p>-40.7023</text:p>
          </table:table-cell>
          <table:table-cell office:value-type="float" office:value="-21.7067" calcext:value-type="float">
            <text:p>-21.7067</text:p>
          </table:table-cell>
          <table:table-cell office:value-type="float" office:value="192.044" calcext:value-type="float">
            <text:p>192.044</text:p>
          </table:table-cell>
          <table:table-cell office:value-type="float" office:value="-0.00509997" calcext:value-type="float">
            <text:p>-0.005099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3]-[.A473]; 2)+POWER([.K473]-[.B473];2))" office:value-type="float" office:value="210.586976817181" calcext:value-type="float">
            <text:p>210.5869768172</text:p>
          </table:table-cell>
          <table:table-cell table:formula="of:=SQRT(POWER([.J473]-[.C473]; 2)+POWER([.K473]-[.D473];2))" office:value-type="float" office:value="259.300994801408" calcext:value-type="float">
            <text:p>259.3009948014</text:p>
          </table:table-cell>
        </table:table-row>
        <table:table-row table:style-name="ro1">
          <table:table-cell office:value-type="float" office:value="178.118" calcext:value-type="float">
            <text:p>178.118</text:p>
          </table:table-cell>
          <table:table-cell office:value-type="float" office:value="200.872" calcext:value-type="float">
            <text:p>200.872</text:p>
          </table:table-cell>
          <table:table-cell office:value-type="float" office:value="151.647" calcext:value-type="float">
            <text:p>151.647</text:p>
          </table:table-cell>
          <table:table-cell office:value-type="float" office:value="125.148" calcext:value-type="float">
            <text:p>125.148</text:p>
          </table:table-cell>
          <table:table-cell office:value-type="float" office:value="-54.6351" calcext:value-type="float">
            <text:p>-54.6351</text:p>
          </table:table-cell>
          <table:table-cell office:value-type="float" office:value="-41.1956" calcext:value-type="float">
            <text:p>-41.1956</text:p>
          </table:table-cell>
          <table:table-cell office:value-type="float" office:value="188.285" calcext:value-type="float">
            <text:p>188.285</text:p>
          </table:table-cell>
          <table:table-cell office:value-type="float" office:value="-0.0104621" calcext:value-type="float">
            <text:p>-0.01046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4]-[.A474]; 2)+POWER([.K474]-[.B474];2))" office:value-type="float" office:value="209.949780442848" calcext:value-type="float">
            <text:p>209.9497804428</text:p>
          </table:table-cell>
          <table:table-cell table:formula="of:=SQRT(POWER([.J474]-[.C474]; 2)+POWER([.K474]-[.D474];2))" office:value-type="float" office:value="260.08134595353" calcext:value-type="float">
            <text:p>260.0813459535</text:p>
          </table:table-cell>
        </table:table-row>
        <table:table-row table:style-name="ro1">
          <table:table-cell office:value-type="float" office:value="178.165" calcext:value-type="float">
            <text:p>178.165</text:p>
          </table:table-cell>
          <table:table-cell office:value-type="float" office:value="200.942" calcext:value-type="float">
            <text:p>200.942</text:p>
          </table:table-cell>
          <table:table-cell office:value-type="float" office:value="151.697" calcext:value-type="float">
            <text:p>151.697</text:p>
          </table:table-cell>
          <table:table-cell office:value-type="float" office:value="125.183" calcext:value-type="float">
            <text:p>125.183</text:p>
          </table:table-cell>
          <table:table-cell office:value-type="float" office:value="-54.226" calcext:value-type="float">
            <text:p>-54.226</text:p>
          </table:table-cell>
          <table:table-cell office:value-type="float" office:value="-40.8598" calcext:value-type="float">
            <text:p>-40.8598</text:p>
          </table:table-cell>
          <table:table-cell office:value-type="float" office:value="188.228" calcext:value-type="float">
            <text:p>188.228</text:p>
          </table:table-cell>
          <table:table-cell office:value-type="float" office:value="-0.0190835" calcext:value-type="float">
            <text:p>-0.01908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5]-[.A475]; 2)+POWER([.K475]-[.B475];2))" office:value-type="float" office:value="209.889986871694" calcext:value-type="float">
            <text:p>209.8899868717</text:p>
          </table:table-cell>
          <table:table-cell table:formula="of:=SQRT(POWER([.J475]-[.C475]; 2)+POWER([.K475]-[.D475];2))" office:value-type="float" office:value="260.020951651977" calcext:value-type="float">
            <text:p>260.020951652</text:p>
          </table:table-cell>
        </table:table-row>
        <table:table-row table:style-name="ro1">
          <table:table-cell office:value-type="float" office:value="153.178" calcext:value-type="float">
            <text:p>153.178</text:p>
          </table:table-cell>
          <table:table-cell office:value-type="float" office:value="187.113" calcext:value-type="float">
            <text:p>187.113</text:p>
          </table:table-cell>
          <table:table-cell office:value-type="float" office:value="126.519" calcext:value-type="float">
            <text:p>126.519</text:p>
          </table:table-cell>
          <table:table-cell office:value-type="float" office:value="111.568" calcext:value-type="float">
            <text:p>111.568</text:p>
          </table:table-cell>
          <table:table-cell office:value-type="float" office:value="-53.2509" calcext:value-type="float">
            <text:p>-53.2509</text:p>
          </table:table-cell>
          <table:table-cell office:value-type="float" office:value="-60.3267" calcext:value-type="float">
            <text:p>-60.3267</text:p>
          </table:table-cell>
          <table:table-cell office:value-type="float" office:value="229.189" calcext:value-type="float">
            <text:p>229.189</text:p>
          </table:table-cell>
          <table:table-cell office:value-type="float" office:value="-0.415474" calcext:value-type="float">
            <text:p>-0.4154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6]-[.A476]; 2)+POWER([.K476]-[.B476];2))" office:value-type="float" office:value="237.258041914284" calcext:value-type="float">
            <text:p>237.2580419143</text:p>
          </table:table-cell>
          <table:table-cell table:formula="of:=SQRT(POWER([.J476]-[.C476]; 2)+POWER([.K476]-[.D476];2))" office:value-type="float" office:value="288.63293641752" calcext:value-type="float">
            <text:p>288.6329364175</text:p>
          </table:table-cell>
        </table:table-row>
        <table:table-row table:style-name="ro1">
          <table:table-cell office:value-type="float" office:value="178.76" calcext:value-type="float">
            <text:p>178.76</text:p>
          </table:table-cell>
          <table:table-cell office:value-type="float" office:value="202.185" calcext:value-type="float">
            <text:p>202.185</text:p>
          </table:table-cell>
          <table:table-cell office:value-type="float" office:value="152.285" calcext:value-type="float">
            <text:p>152.285</text:p>
          </table:table-cell>
          <table:table-cell office:value-type="float" office:value="126.578" calcext:value-type="float">
            <text:p>126.578</text:p>
          </table:table-cell>
          <table:table-cell office:value-type="float" office:value="-56.7936" calcext:value-type="float">
            <text:p>-56.7936</text:p>
          </table:table-cell>
          <table:table-cell office:value-type="float" office:value="-40.3483" calcext:value-type="float">
            <text:p>-40.3483</text:p>
          </table:table-cell>
          <table:table-cell office:value-type="float" office:value="187.103" calcext:value-type="float">
            <text:p>187.103</text:p>
          </table:table-cell>
          <table:table-cell office:value-type="float" office:value="-0.52537" calcext:value-type="float">
            <text:p>-0.525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7]-[.A477]; 2)+POWER([.K477]-[.B477];2))" office:value-type="float" office:value="209.066237888857" calcext:value-type="float">
            <text:p>209.0662378889</text:p>
          </table:table-cell>
          <table:table-cell table:formula="of:=SQRT(POWER([.J477]-[.C477]; 2)+POWER([.K477]-[.D477];2))" office:value-type="float" office:value="258.870777240306" calcext:value-type="float">
            <text:p>258.8707772403</text:p>
          </table:table-cell>
        </table:table-row>
        <table:table-row table:style-name="ro1">
          <table:table-cell office:value-type="float" office:value="157.681" calcext:value-type="float">
            <text:p>157.681</text:p>
          </table:table-cell>
          <table:table-cell office:value-type="float" office:value="226.327" calcext:value-type="float">
            <text:p>226.327</text:p>
          </table:table-cell>
          <table:table-cell office:value-type="float" office:value="130.563" calcext:value-type="float">
            <text:p>130.563</text:p>
          </table:table-cell>
          <table:table-cell office:value-type="float" office:value="154.795" calcext:value-type="float">
            <text:p>154.795</text:p>
          </table:table-cell>
          <table:table-cell office:value-type="float" office:value="-128.546" calcext:value-type="float">
            <text:p>-128.546</text:p>
          </table:table-cell>
          <table:table-cell office:value-type="float" office:value="-38.4681" calcext:value-type="float">
            <text:p>-38.4681</text:p>
          </table:table-cell>
          <table:table-cell office:value-type="float" office:value="218.39" calcext:value-type="float">
            <text:p>218.39</text:p>
          </table:table-cell>
          <table:table-cell office:value-type="float" office:value="-0.666696" calcext:value-type="float">
            <text:p>-0.6666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8]-[.A478]; 2)+POWER([.K478]-[.B478];2))" office:value-type="float" office:value="226.861042689132" calcext:value-type="float">
            <text:p>226.8610426891</text:p>
          </table:table-cell>
          <table:table-cell table:formula="of:=SQRT(POWER([.J478]-[.C478]; 2)+POWER([.K478]-[.D478];2))" office:value-type="float" office:value="268.02056822938" calcext:value-type="float">
            <text:p>268.0205682294</text:p>
          </table:table-cell>
        </table:table-row>
        <table:table-row table:style-name="ro1">
          <table:table-cell office:value-type="float" office:value="157.306" calcext:value-type="float">
            <text:p>157.306</text:p>
          </table:table-cell>
          <table:table-cell office:value-type="float" office:value="226.034" calcext:value-type="float">
            <text:p>226.034</text:p>
          </table:table-cell>
          <table:table-cell office:value-type="float" office:value="130.19" calcext:value-type="float">
            <text:p>130.19</text:p>
          </table:table-cell>
          <table:table-cell office:value-type="float" office:value="154.42" calcext:value-type="float">
            <text:p>154.42</text:p>
          </table:table-cell>
          <table:table-cell office:value-type="float" office:value="-127.386" calcext:value-type="float">
            <text:p>-127.386</text:p>
          </table:table-cell>
          <table:table-cell office:value-type="float" office:value="-38.3049" calcext:value-type="float">
            <text:p>-38.3049</text:p>
          </table:table-cell>
          <table:table-cell office:value-type="float" office:value="219.062" calcext:value-type="float">
            <text:p>219.062</text:p>
          </table:table-cell>
          <table:table-cell office:value-type="float" office:value="-0.755727" calcext:value-type="float">
            <text:p>-0.7557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9]-[.A479]; 2)+POWER([.K479]-[.B479];2))" office:value-type="float" office:value="227.255545129266" calcext:value-type="float">
            <text:p>227.2555451293</text:p>
          </table:table-cell>
          <table:table-cell table:formula="of:=SQRT(POWER([.J479]-[.C479]; 2)+POWER([.K479]-[.D479];2))" office:value-type="float" office:value="268.495386366321" calcext:value-type="float">
            <text:p>268.4953863663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209.473" calcext:value-type="float">
            <text:p>209.473</text:p>
          </table:table-cell>
          <table:table-cell office:value-type="float" office:value="112.337" calcext:value-type="float">
            <text:p>112.337</text:p>
          </table:table-cell>
          <table:table-cell office:value-type="float" office:value="138.043" calcext:value-type="float">
            <text:p>138.043</text:p>
          </table:table-cell>
          <table:table-cell office:value-type="float" office:value="-123.969" calcext:value-type="float">
            <text:p>-123.969</text:p>
          </table:table-cell>
          <table:table-cell office:value-type="float" office:value="-62.2189" calcext:value-type="float">
            <text:p>-62.2189</text:p>
          </table:table-cell>
          <table:table-cell office:value-type="float" office:value="249.366" calcext:value-type="float">
            <text:p>249.366</text:p>
          </table:table-cell>
          <table:table-cell office:value-type="float" office:value="-22.121" calcext:value-type="float">
            <text:p>-22.1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0]-[.A480]; 2)+POWER([.K480]-[.B480];2))" office:value-type="float" office:value="246.554995343838" calcext:value-type="float">
            <text:p>246.5549953438</text:p>
          </table:table-cell>
          <table:table-cell table:formula="of:=SQRT(POWER([.J480]-[.C480]; 2)+POWER([.K480]-[.D480];2))" office:value-type="float" office:value="290.874274245764" calcext:value-type="float">
            <text:p>290.8742742458</text:p>
          </table:table-cell>
        </table:table-row>
        <table:table-row table:style-name="ro1">
          <table:table-cell office:value-type="float" office:value="139.848" calcext:value-type="float">
            <text:p>139.848</text:p>
          </table:table-cell>
          <table:table-cell office:value-type="float" office:value="208.586" calcext:value-type="float">
            <text:p>208.586</text:p>
          </table:table-cell>
          <table:table-cell office:value-type="float" office:value="112.608" calcext:value-type="float">
            <text:p>112.608</text:p>
          </table:table-cell>
          <table:table-cell office:value-type="float" office:value="136.997" calcext:value-type="float">
            <text:p>136.997</text:p>
          </table:table-cell>
          <table:table-cell office:value-type="float" office:value="-121.256" calcext:value-type="float">
            <text:p>-121.256</text:p>
          </table:table-cell>
          <table:table-cell office:value-type="float" office:value="-62.2181" calcext:value-type="float">
            <text:p>-62.2181</text:p>
          </table:table-cell>
          <table:table-cell office:value-type="float" office:value="249.021" calcext:value-type="float">
            <text:p>249.021</text:p>
          </table:table-cell>
          <table:table-cell office:value-type="float" office:value="-32.7538" calcext:value-type="float">
            <text:p>-32.75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1]-[.A481]; 2)+POWER([.K481]-[.B481];2))" office:value-type="float" office:value="246.427868756762" calcext:value-type="float">
            <text:p>246.4278687568</text:p>
          </table:table-cell>
          <table:table-cell table:formula="of:=SQRT(POWER([.J481]-[.C481]; 2)+POWER([.K481]-[.D481];2))" office:value-type="float" office:value="290.99698911329" calcext:value-type="float">
            <text:p>290.9969891133</text:p>
          </table:table-cell>
        </table:table-row>
        <table:table-row table:style-name="ro1">
          <table:table-cell office:value-type="float" office:value="178.189" calcext:value-type="float">
            <text:p>178.189</text:p>
          </table:table-cell>
          <table:table-cell office:value-type="float" office:value="213.008" calcext:value-type="float">
            <text:p>213.008</text:p>
          </table:table-cell>
          <table:table-cell office:value-type="float" office:value="151.402" calcext:value-type="float">
            <text:p>151.402</text:p>
          </table:table-cell>
          <table:table-cell office:value-type="float" office:value="142.602" calcext:value-type="float">
            <text:p>142.602</text:p>
          </table:table-cell>
          <table:table-cell office:value-type="float" office:value="-131.089" calcext:value-type="float">
            <text:p>-131.089</text:p>
          </table:table-cell>
          <table:table-cell office:value-type="float" office:value="-63.4933" calcext:value-type="float">
            <text:p>-63.4933</text:p>
          </table:table-cell>
          <table:table-cell office:value-type="float" office:value="183.994" calcext:value-type="float">
            <text:p>183.994</text:p>
          </table:table-cell>
          <table:table-cell office:value-type="float" office:value="-0.0000000460079" calcext:value-type="float">
            <text:p>-0.0000000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2]-[.A482]; 2)+POWER([.K482]-[.B482];2))" office:value-type="float" office:value="207.842978676211" calcext:value-type="float">
            <text:p>207.8429786762</text:p>
          </table:table-cell>
          <table:table-cell table:formula="of:=SQRT(POWER([.J482]-[.C482]; 2)+POWER([.K482]-[.D482];2))" office:value-type="float" office:value="252.946223549592" calcext:value-type="float">
            <text:p>252.9462235496</text:p>
          </table:table-cell>
        </table:table-row>
        <table:table-row table:style-name="ro1">
          <table:table-cell office:value-type="float" office:value="178.7" calcext:value-type="float">
            <text:p>178.7</text:p>
          </table:table-cell>
          <table:table-cell office:value-type="float" office:value="213.47" calcext:value-type="float">
            <text:p>213.47</text:p>
          </table:table-cell>
          <table:table-cell office:value-type="float" office:value="151.92" calcext:value-type="float">
            <text:p>151.92</text:p>
          </table:table-cell>
          <table:table-cell office:value-type="float" office:value="143.053" calcext:value-type="float">
            <text:p>143.053</text:p>
          </table:table-cell>
          <table:table-cell office:value-type="float" office:value="-131.098" calcext:value-type="float">
            <text:p>-131.098</text:p>
          </table:table-cell>
          <table:table-cell office:value-type="float" office:value="-62.7718" calcext:value-type="float">
            <text:p>-62.7718</text:p>
          </table:table-cell>
          <table:table-cell office:value-type="float" office:value="183.116" calcext:value-type="float">
            <text:p>183.116</text:p>
          </table:table-cell>
          <table:table-cell office:value-type="float" office:value="-0.000000209448" calcext:value-type="float">
            <text:p>-2.09448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3]-[.A483]; 2)+POWER([.K483]-[.B483];2))" office:value-type="float" office:value="207.272889930159" calcext:value-type="float">
            <text:p>207.2728899302</text:p>
          </table:table-cell>
          <table:table-cell table:formula="of:=SQRT(POWER([.J483]-[.C483]; 2)+POWER([.K483]-[.D483];2))" office:value-type="float" office:value="252.292756949144" calcext:value-type="float">
            <text:p>252.2927569491</text:p>
          </table:table-cell>
        </table:table-row>
        <table:table-row table:style-name="ro1">
          <table:table-cell office:value-type="float" office:value="178.086" calcext:value-type="float">
            <text:p>178.086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1.301" calcext:value-type="float">
            <text:p>151.301</text:p>
          </table:table-cell>
          <table:table-cell office:value-type="float" office:value="142.318" calcext:value-type="float">
            <text:p>142.318</text:p>
          </table:table-cell>
          <table:table-cell office:value-type="float" office:value="-130.227" calcext:value-type="float">
            <text:p>-130.227</text:p>
          </table:table-cell>
          <table:table-cell office:value-type="float" office:value="-63.3946" calcext:value-type="float">
            <text:p>-63.3946</text:p>
          </table:table-cell>
          <table:table-cell office:value-type="float" office:value="184.218" calcext:value-type="float">
            <text:p>184.218</text:p>
          </table:table-cell>
          <table:table-cell office:value-type="float" office:value="-0.000000355452" calcext:value-type="float">
            <text:p>-3.55452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4]-[.A484]; 2)+POWER([.K484]-[.B484];2))" office:value-type="float" office:value="207.976882840377" calcext:value-type="float">
            <text:p>207.9768828404</text:p>
          </table:table-cell>
          <table:table-cell table:formula="of:=SQRT(POWER([.J484]-[.C484]; 2)+POWER([.K484]-[.D484];2))" office:value-type="float" office:value="253.150796413916" calcext:value-type="float">
            <text:p>253.1507964139</text:p>
          </table:table-cell>
        </table:table-row>
        <table:table-row table:style-name="ro1">
          <table:table-cell office:value-type="float" office:value="178.055" calcext:value-type="float">
            <text:p>178.055</text:p>
          </table:table-cell>
          <table:table-cell office:value-type="float" office:value="213.071" calcext:value-type="float">
            <text:p>213.071</text:p>
          </table:table-cell>
          <table:table-cell office:value-type="float" office:value="151.263" calcext:value-type="float">
            <text:p>151.263</text:p>
          </table:table-cell>
          <table:table-cell office:value-type="float" office:value="142.722" calcext:value-type="float">
            <text:p>142.722</text:p>
          </table:table-cell>
          <table:table-cell office:value-type="float" office:value="-131.929" calcext:value-type="float">
            <text:p>-131.929</text:p>
          </table:table-cell>
          <table:table-cell office:value-type="float" office:value="-63.834" calcext:value-type="float">
            <text:p>-63.834</text:p>
          </table:table-cell>
          <table:table-cell office:value-type="float" office:value="184.177" calcext:value-type="float">
            <text:p>184.177</text:p>
          </table:table-cell>
          <table:table-cell office:value-type="float" office:value="-0.000000401014" calcext:value-type="float">
            <text:p>-0.0000004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5]-[.A485]; 2)+POWER([.K485]-[.B485];2))" office:value-type="float" office:value="207.966896562891" calcext:value-type="float">
            <text:p>207.9668965629</text:p>
          </table:table-cell>
          <table:table-cell table:formula="of:=SQRT(POWER([.J485]-[.C485]; 2)+POWER([.K485]-[.D485];2))" office:value-type="float" office:value="253.026940172386" calcext:value-type="float">
            <text:p>253.0269401724</text:p>
          </table:table-cell>
        </table:table-row>
        <table:table-row table:style-name="ro1">
          <table:table-cell office:value-type="float" office:value="177.557" calcext:value-type="float">
            <text:p>177.557</text:p>
          </table:table-cell>
          <table:table-cell office:value-type="float" office:value="213.332" calcext:value-type="float">
            <text:p>213.332</text:p>
          </table:table-cell>
          <table:table-cell office:value-type="float" office:value="150.756" calcext:value-type="float">
            <text:p>150.756</text:p>
          </table:table-cell>
          <table:table-cell office:value-type="float" office:value="142.949" calcext:value-type="float">
            <text:p>142.949</text:p>
          </table:table-cell>
          <table:table-cell office:value-type="float" office:value="-131.725" calcext:value-type="float">
            <text:p>-131.725</text:p>
          </table:table-cell>
          <table:table-cell office:value-type="float" office:value="-63.2457" calcext:value-type="float">
            <text:p>-63.2457</text:p>
          </table:table-cell>
          <table:table-cell office:value-type="float" office:value="185.031" calcext:value-type="float">
            <text:p>185.031</text:p>
          </table:table-cell>
          <table:table-cell office:value-type="float" office:value="-0.000000924471" calcext:value-type="float">
            <text:p>-9.24471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6]-[.A486]; 2)+POWER([.K486]-[.B486];2))" office:value-type="float" office:value="208.424006469984" calcext:value-type="float">
            <text:p>208.42400647</text:p>
          </table:table-cell>
          <table:table-cell table:formula="of:=SQRT(POWER([.J486]-[.C486]; 2)+POWER([.K486]-[.D486];2))" office:value-type="float" office:value="253.404546401599" calcext:value-type="float">
            <text:p>253.4045464016</text:p>
          </table:table-cell>
        </table:table-row>
        <table:table-row table:style-name="ro1">
          <table:table-cell office:value-type="float" office:value="132.994" calcext:value-type="float">
            <text:p>132.994</text:p>
          </table:table-cell>
          <table:table-cell office:value-type="float" office:value="225.543" calcext:value-type="float">
            <text:p>225.543</text:p>
          </table:table-cell>
          <table:table-cell office:value-type="float" office:value="105.557" calcext:value-type="float">
            <text:p>105.557</text:p>
          </table:table-cell>
          <table:table-cell office:value-type="float" office:value="154.032" calcext:value-type="float">
            <text:p>154.032</text:p>
          </table:table-cell>
          <table:table-cell office:value-type="float" office:value="-134.16" calcext:value-type="float">
            <text:p>-134.16</text:p>
          </table:table-cell>
          <table:table-cell office:value-type="float" office:value="-40.7943" calcext:value-type="float">
            <text:p>-40.7943</text:p>
          </table:table-cell>
          <table:table-cell office:value-type="float" office:value="259.543" calcext:value-type="float">
            <text:p>259.543</text:p>
          </table:table-cell>
          <table:table-cell office:value-type="float" office:value="-0.000620241" calcext:value-type="float">
            <text:p>-0.0006202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7]-[.A487]; 2)+POWER([.K487]-[.B487];2))" office:value-type="float" office:value="251.544916237637" calcext:value-type="float">
            <text:p>251.5449162376</text:p>
          </table:table-cell>
          <table:table-cell table:formula="of:=SQRT(POWER([.J487]-[.C487]; 2)+POWER([.K487]-[.D487];2))" office:value-type="float" office:value="292.008344526317" calcext:value-type="float">
            <text:p>292.0083445263</text:p>
          </table:table-cell>
        </table:table-row>
        <table:table-row table:style-name="ro1">
          <table:table-cell office:value-type="float" office:value="132.93" calcext:value-type="float">
            <text:p>132.93</text:p>
          </table:table-cell>
          <table:table-cell office:value-type="float" office:value="224.816" calcext:value-type="float">
            <text:p>224.816</text:p>
          </table:table-cell>
          <table:table-cell office:value-type="float" office:value="105.503" calcext:value-type="float">
            <text:p>105.503</text:p>
          </table:table-cell>
          <table:table-cell office:value-type="float" office:value="153.24" calcext:value-type="float">
            <text:p>153.24</text:p>
          </table:table-cell>
          <table:table-cell office:value-type="float" office:value="-132.882" calcext:value-type="float">
            <text:p>-132.882</text:p>
          </table:table-cell>
          <table:table-cell office:value-type="float" office:value="-41.3012" calcext:value-type="float">
            <text:p>-41.3012</text:p>
          </table:table-cell>
          <table:table-cell office:value-type="float" office:value="259.691" calcext:value-type="float">
            <text:p>259.691</text:p>
          </table:table-cell>
          <table:table-cell office:value-type="float" office:value="-0.000722006" calcext:value-type="float">
            <text:p>-0.000722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8]-[.A488]; 2)+POWER([.K488]-[.B488];2))" office:value-type="float" office:value="251.657375723423" calcext:value-type="float">
            <text:p>251.6573757234</text:p>
          </table:table-cell>
          <table:table-cell table:formula="of:=SQRT(POWER([.J488]-[.C488]; 2)+POWER([.K488]-[.D488];2))" office:value-type="float" office:value="292.299361287362" calcext:value-type="float">
            <text:p>292.2993612874</text:p>
          </table:table-cell>
        </table:table-row>
        <table:table-row table:style-name="ro1">
          <table:table-cell office:value-type="float" office:value="132.279" calcext:value-type="float">
            <text:p>132.279</text:p>
          </table:table-cell>
          <table:table-cell office:value-type="float" office:value="225.383" calcext:value-type="float">
            <text:p>225.383</text:p>
          </table:table-cell>
          <table:table-cell office:value-type="float" office:value="104.838" calcext:value-type="float">
            <text:p>104.838</text:p>
          </table:table-cell>
          <table:table-cell office:value-type="float" office:value="153.837" calcext:value-type="float">
            <text:p>153.837</text:p>
          </table:table-cell>
          <table:table-cell office:value-type="float" office:value="-133.776" calcext:value-type="float">
            <text:p>-133.776</text:p>
          </table:table-cell>
          <table:table-cell office:value-type="float" office:value="-40.7983" calcext:value-type="float">
            <text:p>-40.7983</text:p>
          </table:table-cell>
          <table:table-cell office:value-type="float" office:value="260.742" calcext:value-type="float">
            <text:p>260.742</text:p>
          </table:table-cell>
          <table:table-cell office:value-type="float" office:value="-0.000725386" calcext:value-type="float">
            <text:p>-0.0007253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9]-[.A489]; 2)+POWER([.K489]-[.B489];2))" office:value-type="float" office:value="252.268877450232" calcext:value-type="float">
            <text:p>252.2688774502</text:p>
          </table:table-cell>
          <table:table-cell table:formula="of:=SQRT(POWER([.J489]-[.C489]; 2)+POWER([.K489]-[.D489];2))" office:value-type="float" office:value="292.752688822836" calcext:value-type="float">
            <text:p>292.7526888228</text:p>
          </table:table-cell>
        </table:table-row>
        <table:table-row table:style-name="ro1">
          <table:table-cell office:value-type="float" office:value="160.337" calcext:value-type="float">
            <text:p>160.337</text:p>
          </table:table-cell>
          <table:table-cell office:value-type="float" office:value="209.574" calcext:value-type="float">
            <text:p>209.574</text:p>
          </table:table-cell>
          <table:table-cell office:value-type="float" office:value="133.611" calcext:value-type="float">
            <text:p>133.611</text:p>
          </table:table-cell>
          <table:table-cell office:value-type="float" office:value="134.028" calcext:value-type="float">
            <text:p>134.028</text:p>
          </table:table-cell>
          <table:table-cell office:value-type="float" office:value="-66.1565" calcext:value-type="float">
            <text:p>-66.1565</text:p>
          </table:table-cell>
          <table:table-cell office:value-type="float" office:value="-32.1692" calcext:value-type="float">
            <text:p>-32.1692</text:p>
          </table:table-cell>
          <table:table-cell office:value-type="float" office:value="216.494" calcext:value-type="float">
            <text:p>216.494</text:p>
          </table:table-cell>
          <table:table-cell office:value-type="float" office:value="-0.0010265" calcext:value-type="float">
            <text:p>-0.00102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0]-[.A490]; 2)+POWER([.K490]-[.B490];2))" office:value-type="float" office:value="226.001289918885" calcext:value-type="float">
            <text:p>226.0012899189</text:p>
          </table:table-cell>
          <table:table-cell table:formula="of:=SQRT(POWER([.J490]-[.C490]; 2)+POWER([.K490]-[.D490];2))" office:value-type="float" office:value="272.676739207803" calcext:value-type="float">
            <text:p>272.6767392078</text:p>
          </table:table-cell>
        </table:table-row>
        <table:table-row table:style-name="ro1">
          <table:table-cell office:value-type="float" office:value="136.566" calcext:value-type="float">
            <text:p>136.566</text:p>
          </table:table-cell>
          <table:table-cell office:value-type="float" office:value="180.323" calcext:value-type="float">
            <text:p>180.323</text:p>
          </table:table-cell>
          <table:table-cell office:value-type="float" office:value="109.836" calcext:value-type="float">
            <text:p>109.836</text:p>
          </table:table-cell>
          <table:table-cell office:value-type="float" office:value="104.695" calcext:value-type="float">
            <text:p>104.695</text:p>
          </table:table-cell>
          <table:table-cell office:value-type="float" office:value="-50.9743" calcext:value-type="float">
            <text:p>-50.9743</text:p>
          </table:table-cell>
          <table:table-cell office:value-type="float" office:value="-68.4442" calcext:value-type="float">
            <text:p>-68.4442</text:p>
          </table:table-cell>
          <table:table-cell office:value-type="float" office:value="256.301" calcext:value-type="float">
            <text:p>256.301</text:p>
          </table:table-cell>
          <table:table-cell office:value-type="float" office:value="-0.00123596" calcext:value-type="float">
            <text:p>-0.001235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1]-[.A491]; 2)+POWER([.K491]-[.B491];2))" office:value-type="float" office:value="255.00516991818" calcext:value-type="float">
            <text:p>255.0051699182</text:p>
          </table:table-cell>
          <table:table-cell table:formula="of:=SQRT(POWER([.J491]-[.C491]; 2)+POWER([.K491]-[.D491];2))" office:value-type="float" office:value="306.62446399627" calcext:value-type="float">
            <text:p>306.6244639963</text:p>
          </table:table-cell>
        </table:table-row>
        <table:table-row table:style-name="ro1">
          <table:table-cell office:value-type="float" office:value="161.078" calcext:value-type="float">
            <text:p>161.078</text:p>
          </table:table-cell>
          <table:table-cell office:value-type="float" office:value="210.093" calcext:value-type="float">
            <text:p>210.093</text:p>
          </table:table-cell>
          <table:table-cell office:value-type="float" office:value="134.359" calcext:value-type="float">
            <text:p>134.359</text:p>
          </table:table-cell>
          <table:table-cell office:value-type="float" office:value="134.523" calcext:value-type="float">
            <text:p>134.523</text:p>
          </table:table-cell>
          <table:table-cell office:value-type="float" office:value="-66.0138" calcext:value-type="float">
            <text:p>-66.0138</text:p>
          </table:table-cell>
          <table:table-cell office:value-type="float" office:value="-31.3237" calcext:value-type="float">
            <text:p>-31.3237</text:p>
          </table:table-cell>
          <table:table-cell office:value-type="float" office:value="215.281" calcext:value-type="float">
            <text:p>215.281</text:p>
          </table:table-cell>
          <table:table-cell office:value-type="float" office:value="-0.00167298" calcext:value-type="float">
            <text:p>-0.001672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2]-[.A492]; 2)+POWER([.K492]-[.B492];2))" office:value-type="float" office:value="225.193860335934" calcext:value-type="float">
            <text:p>225.1938603359</text:p>
          </table:table-cell>
          <table:table-cell table:formula="of:=SQRT(POWER([.J492]-[.C492]; 2)+POWER([.K492]-[.D492];2))" office:value-type="float" office:value="271.793919008502" calcext:value-type="float">
            <text:p>271.7939190085</text:p>
          </table:table-cell>
        </table:table-row>
        <table:table-row table:style-name="ro1">
          <table:table-cell office:value-type="float" office:value="136.963" calcext:value-type="float">
            <text:p>136.963</text:p>
          </table:table-cell>
          <table:table-cell office:value-type="float" office:value="179.844" calcext:value-type="float">
            <text:p>179.844</text:p>
          </table:table-cell>
          <table:table-cell office:value-type="float" office:value="110.239" calcext:value-type="float">
            <text:p>110.239</text:p>
          </table:table-cell>
          <table:table-cell office:value-type="float" office:value="104.209" calcext:value-type="float">
            <text:p>104.209</text:p>
          </table:table-cell>
          <table:table-cell office:value-type="float" office:value="-50.4926" calcext:value-type="float">
            <text:p>-50.4926</text:p>
          </table:table-cell>
          <table:table-cell office:value-type="float" office:value="-68.9733" calcext:value-type="float">
            <text:p>-68.9733</text:p>
          </table:table-cell>
          <table:table-cell office:value-type="float" office:value="255.688" calcext:value-type="float">
            <text:p>255.688</text:p>
          </table:table-cell>
          <table:table-cell office:value-type="float" office:value="-0.00340824" calcext:value-type="float">
            <text:p>-0.003408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3]-[.A493]; 2)+POWER([.K493]-[.B493];2))" office:value-type="float" office:value="254.736427911282" calcext:value-type="float">
            <text:p>254.7364279113</text:p>
          </table:table-cell>
          <table:table-cell table:formula="of:=SQRT(POWER([.J493]-[.C493]; 2)+POWER([.K493]-[.D493];2))" office:value-type="float" office:value="306.482372742708" calcext:value-type="float">
            <text:p>306.4823727427</text:p>
          </table:table-cell>
        </table:table-row>
        <table:table-row table:style-name="ro1">
          <table:table-cell office:value-type="float" office:value="161.101" calcext:value-type="float">
            <text:p>161.101</text:p>
          </table:table-cell>
          <table:table-cell office:value-type="float" office:value="210.746" calcext:value-type="float">
            <text:p>210.746</text:p>
          </table:table-cell>
          <table:table-cell office:value-type="float" office:value="134.37" calcext:value-type="float">
            <text:p>134.37</text:p>
          </table:table-cell>
          <table:table-cell office:value-type="float" office:value="135.302" calcext:value-type="float">
            <text:p>135.302</text:p>
          </table:table-cell>
          <table:table-cell office:value-type="float" office:value="-67.9953" calcext:value-type="float">
            <text:p>-67.9953</text:p>
          </table:table-cell>
          <table:table-cell office:value-type="float" office:value="-31.3657" calcext:value-type="float">
            <text:p>-31.3657</text:p>
          </table:table-cell>
          <table:table-cell office:value-type="float" office:value="215.159" calcext:value-type="float">
            <text:p>215.159</text:p>
          </table:table-cell>
          <table:table-cell office:value-type="float" office:value="-0.0106964" calcext:value-type="float">
            <text:p>-0.01069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4]-[.A494]; 2)+POWER([.K494]-[.B494];2))" office:value-type="float" office:value="225.079489774168" calcext:value-type="float">
            <text:p>225.0794897742</text:p>
          </table:table-cell>
          <table:table-cell table:formula="of:=SQRT(POWER([.J494]-[.C494]; 2)+POWER([.K494]-[.D494];2))" office:value-type="float" office:value="271.476702691041" calcext:value-type="float">
            <text:p>271.476702691</text:p>
          </table:table-cell>
        </table:table-row>
        <table:table-row table:style-name="ro1">
          <table:table-cell office:value-type="float" office:value="135.828" calcext:value-type="float">
            <text:p>135.828</text:p>
          </table:table-cell>
          <table:table-cell office:value-type="float" office:value="180.6" calcext:value-type="float">
            <text:p>180.6</text:p>
          </table:table-cell>
          <table:table-cell office:value-type="float" office:value="109.095" calcext:value-type="float">
            <text:p>109.095</text:p>
          </table:table-cell>
          <table:table-cell office:value-type="float" office:value="104.94" calcext:value-type="float">
            <text:p>104.94</text:p>
          </table:table-cell>
          <table:table-cell office:value-type="float" office:value="-50.908" calcext:value-type="float">
            <text:p>-50.908</text:p>
          </table:table-cell>
          <table:table-cell office:value-type="float" office:value="-67.8942" calcext:value-type="float">
            <text:p>-67.8942</text:p>
          </table:table-cell>
          <table:table-cell office:value-type="float" office:value="257.475" calcext:value-type="float">
            <text:p>257.475</text:p>
          </table:table-cell>
          <table:table-cell office:value-type="float" office:value="-0.0173059" calcext:value-type="float">
            <text:p>-0.01730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5]-[.A495]; 2)+POWER([.K495]-[.B495];2))" office:value-type="float" office:value="255.654652967631" calcext:value-type="float">
            <text:p>255.6546529676</text:p>
          </table:table-cell>
          <table:table-cell table:formula="of:=SQRT(POWER([.J495]-[.C495]; 2)+POWER([.K495]-[.D495];2))" office:value-type="float" office:value="307.177802949692" calcext:value-type="float">
            <text:p>307.1778029497</text:p>
          </table:table-cell>
        </table:table-row>
        <table:table-row table:style-name="ro1">
          <table:table-cell office:value-type="float" office:value="159.449" calcext:value-type="float">
            <text:p>159.449</text:p>
          </table:table-cell>
          <table:table-cell office:value-type="float" office:value="210.378" calcext:value-type="float">
            <text:p>210.378</text:p>
          </table:table-cell>
          <table:table-cell office:value-type="float" office:value="132.708" calcext:value-type="float">
            <text:p>132.708</text:p>
          </table:table-cell>
          <table:table-cell office:value-type="float" office:value="134.853" calcext:value-type="float">
            <text:p>134.853</text:p>
          </table:table-cell>
          <table:table-cell office:value-type="float" office:value="-67.1193" calcext:value-type="float">
            <text:p>-67.1193</text:p>
          </table:table-cell>
          <table:table-cell office:value-type="float" office:value="-31.3414" calcext:value-type="float">
            <text:p>-31.3414</text:p>
          </table:table-cell>
          <table:table-cell office:value-type="float" office:value="217.879" calcext:value-type="float">
            <text:p>217.879</text:p>
          </table:table-cell>
          <table:table-cell office:value-type="float" office:value="-0.0188255" calcext:value-type="float">
            <text:p>-0.01882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6]-[.A496]; 2)+POWER([.K496]-[.B496];2))" office:value-type="float" office:value="226.766625597772" calcext:value-type="float">
            <text:p>226.7666255978</text:p>
          </table:table-cell>
          <table:table-cell table:formula="of:=SQRT(POWER([.J496]-[.C496]; 2)+POWER([.K496]-[.D496];2))" office:value-type="float" office:value="273.181530988096" calcext:value-type="float">
            <text:p>273.1815309881</text:p>
          </table:table-cell>
        </table:table-row>
        <table:table-row table:style-name="ro1">
          <table:table-cell office:value-type="float" office:value="125.818" calcext:value-type="float">
            <text:p>125.818</text:p>
          </table:table-cell>
          <table:table-cell office:value-type="float" office:value="165.634" calcext:value-type="float">
            <text:p>165.634</text:p>
          </table:table-cell>
          <table:table-cell office:value-type="float" office:value="99.1141" calcext:value-type="float">
            <text:p>99.1141</text:p>
          </table:table-cell>
          <table:table-cell office:value-type="float" office:value="90.2659" calcext:value-type="float">
            <text:p>90.2659</text:p>
          </table:table-cell>
          <table:table-cell office:value-type="float" office:value="-46.2931" calcext:value-type="float">
            <text:p>-46.2931</text:p>
          </table:table-cell>
          <table:table-cell office:value-type="float" office:value="-88.4054" calcext:value-type="float">
            <text:p>-88.4054</text:p>
          </table:table-cell>
          <table:table-cell office:value-type="float" office:value="274.305" calcext:value-type="float">
            <text:p>274.305</text:p>
          </table:table-cell>
          <table:table-cell office:value-type="float" office:value="-0.0361398" calcext:value-type="float">
            <text:p>-0.03613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7]-[.A497]; 2)+POWER([.K497]-[.B497];2))" office:value-type="float" office:value="269.239133634024" calcext:value-type="float">
            <text:p>269.239133634</text:p>
          </table:table-cell>
          <table:table-cell table:formula="of:=SQRT(POWER([.J497]-[.C497]; 2)+POWER([.K497]-[.D497];2))" office:value-type="float" office:value="322.774244823871" calcext:value-type="float">
            <text:p>322.7742448239</text:p>
          </table:table-cell>
        </table:table-row>
        <table:table-row table:style-name="ro1">
          <table:table-cell office:value-type="float" office:value="126.015" calcext:value-type="float">
            <text:p>126.015</text:p>
          </table:table-cell>
          <table:table-cell office:value-type="float" office:value="166.309" calcext:value-type="float">
            <text:p>166.309</text:p>
          </table:table-cell>
          <table:table-cell office:value-type="float" office:value="99.298" calcext:value-type="float">
            <text:p>99.298</text:p>
          </table:table-cell>
          <table:table-cell office:value-type="float" office:value="91.0315" calcext:value-type="float">
            <text:p>91.0315</text:p>
          </table:table-cell>
          <table:table-cell office:value-type="float" office:value="-47.8972" calcext:value-type="float">
            <text:p>-47.8972</text:p>
          </table:table-cell>
          <table:table-cell office:value-type="float" office:value="-88.2797" calcext:value-type="float">
            <text:p>-88.2797</text:p>
          </table:table-cell>
          <table:table-cell office:value-type="float" office:value="273.96" calcext:value-type="float">
            <text:p>273.96</text:p>
          </table:table-cell>
          <table:table-cell office:value-type="float" office:value="-0.0397487" calcext:value-type="float">
            <text:p>-0.03974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8]-[.A498]; 2)+POWER([.K498]-[.B498];2))" office:value-type="float" office:value="268.859419968875" calcext:value-type="float">
            <text:p>268.8594199689</text:p>
          </table:table-cell>
          <table:table-cell table:formula="of:=SQRT(POWER([.J498]-[.C498]; 2)+POWER([.K498]-[.D498];2))" office:value-type="float" office:value="322.252566779925" calcext:value-type="float">
            <text:p>322.2525667799</text:p>
          </table:table-cell>
        </table:table-row>
        <table:table-row table:style-name="ro1">
          <table:table-cell office:value-type="float" office:value="124.969" calcext:value-type="float">
            <text:p>124.969</text:p>
          </table:table-cell>
          <table:table-cell office:value-type="float" office:value="166.932" calcext:value-type="float">
            <text:p>166.932</text:p>
          </table:table-cell>
          <table:table-cell office:value-type="float" office:value="98.2496" calcext:value-type="float">
            <text:p>98.2496</text:p>
          </table:table-cell>
          <table:table-cell office:value-type="float" office:value="91.5844" calcext:value-type="float">
            <text:p>91.5844</text:p>
          </table:table-cell>
          <table:table-cell office:value-type="float" office:value="-47.6196" calcext:value-type="float">
            <text:p>-47.6196</text:p>
          </table:table-cell>
          <table:table-cell office:value-type="float" office:value="-87.007" calcext:value-type="float">
            <text:p>-87.007</text:p>
          </table:table-cell>
          <table:table-cell office:value-type="float" office:value="275.605" calcext:value-type="float">
            <text:p>275.605</text:p>
          </table:table-cell>
          <table:table-cell office:value-type="float" office:value="-0.0688778" calcext:value-type="float">
            <text:p>-0.06887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9]-[.A499]; 2)+POWER([.K499]-[.B499];2))" office:value-type="float" office:value="269.689198124434" calcext:value-type="float">
            <text:p>269.6891981244</text:p>
          </table:table-cell>
          <table:table-cell table:formula="of:=SQRT(POWER([.J499]-[.C499]; 2)+POWER([.K499]-[.D499];2))" office:value-type="float" office:value="322.921265672486" calcext:value-type="float">
            <text:p>322.9212656725</text:p>
          </table:table-cell>
        </table:table-row>
        <table:table-row table:style-name="ro1">
          <table:table-cell office:value-type="float" office:value="125.469" calcext:value-type="float">
            <text:p>125.469</text:p>
          </table:table-cell>
          <table:table-cell office:value-type="float" office:value="172.343" calcext:value-type="float">
            <text:p>172.343</text:p>
          </table:table-cell>
          <table:table-cell office:value-type="float" office:value="98.8506" calcext:value-type="float">
            <text:p>98.8506</text:p>
          </table:table-cell>
          <table:table-cell office:value-type="float" office:value="95.6007" calcext:value-type="float">
            <text:p>95.6007</text:p>
          </table:table-cell>
          <table:table-cell office:value-type="float" office:value="-33.5073" calcext:value-type="float">
            <text:p>-33.5073</text:p>
          </table:table-cell>
          <table:table-cell office:value-type="float" office:value="-70.0722" calcext:value-type="float">
            <text:p>-70.0722</text:p>
          </table:table-cell>
          <table:table-cell office:value-type="float" office:value="274.44" calcext:value-type="float">
            <text:p>274.44</text:p>
          </table:table-cell>
          <table:table-cell office:value-type="float" office:value="-1.25742" calcext:value-type="float">
            <text:p>-1.257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0]-[.A500]; 2)+POWER([.K500]-[.B500];2))" office:value-type="float" office:value="267.750584705244" calcext:value-type="float">
            <text:p>267.7505847052</text:p>
          </table:table-cell>
          <table:table-cell table:formula="of:=SQRT(POWER([.J500]-[.C500]; 2)+POWER([.K500]-[.D500];2))" office:value-type="float" office:value="320.535388624798" calcext:value-type="float">
            <text:p>320.5353886248</text:p>
          </table:table-cell>
        </table:table-row>
        <table:table-row table:style-name="ro1">
          <table:table-cell office:value-type="float" office:value="126.53" calcext:value-type="float">
            <text:p>126.53</text:p>
          </table:table-cell>
          <table:table-cell office:value-type="float" office:value="172.8" calcext:value-type="float">
            <text:p>172.8</text:p>
          </table:table-cell>
          <table:table-cell office:value-type="float" office:value="99.9146" calcext:value-type="float">
            <text:p>99.9146</text:p>
          </table:table-cell>
          <table:table-cell office:value-type="float" office:value="96.029" calcext:value-type="float">
            <text:p>96.029</text:p>
          </table:table-cell>
          <table:table-cell office:value-type="float" office:value="-33.2614" calcext:value-type="float">
            <text:p>-33.2614</text:p>
          </table:table-cell>
          <table:table-cell office:value-type="float" office:value="-69.2972" calcext:value-type="float">
            <text:p>-69.2972</text:p>
          </table:table-cell>
          <table:table-cell office:value-type="float" office:value="272.731" calcext:value-type="float">
            <text:p>272.731</text:p>
          </table:table-cell>
          <table:table-cell office:value-type="float" office:value="-3.29846" calcext:value-type="float">
            <text:p>-3.298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1]-[.A501]; 2)+POWER([.K501]-[.B501];2))" office:value-type="float" office:value="266.607278407773" calcext:value-type="float">
            <text:p>266.6072784078</text:p>
          </table:table-cell>
          <table:table-cell table:formula="of:=SQRT(POWER([.J501]-[.C501]; 2)+POWER([.K501]-[.D501];2))" office:value-type="float" office:value="319.393248729775" calcext:value-type="float">
            <text:p>319.3932487298</text:p>
          </table:table-cell>
        </table:table-row>
        <table:table-row table:style-name="ro1">
          <table:table-cell office:value-type="float" office:value="163.504" calcext:value-type="float">
            <text:p>163.504</text:p>
          </table:table-cell>
          <table:table-cell office:value-type="float" office:value="212.699" calcext:value-type="float">
            <text:p>212.699</text:p>
          </table:table-cell>
          <table:table-cell office:value-type="float" office:value="136.676" calcext:value-type="float">
            <text:p>136.676</text:p>
          </table:table-cell>
          <table:table-cell office:value-type="float" office:value="139.055" calcext:value-type="float">
            <text:p>139.055</text:p>
          </table:table-cell>
          <table:table-cell office:value-type="float" office:value="-91.5734" calcext:value-type="float">
            <text:p>-91.5734</text:p>
          </table:table-cell>
          <table:table-cell office:value-type="float" office:value="-41.2736" calcext:value-type="float">
            <text:p>-41.2736</text:p>
          </table:table-cell>
          <table:table-cell office:value-type="float" office:value="210.348" calcext:value-type="float">
            <text:p>210.348</text:p>
          </table:table-cell>
          <table:table-cell office:value-type="float" office:value="-6.76451" calcext:value-type="float">
            <text:p>-6.764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2]-[.A502]; 2)+POWER([.K502]-[.B502];2))" office:value-type="float" office:value="222.434337765103" calcext:value-type="float">
            <text:p>222.4343377651</text:p>
          </table:table-cell>
          <table:table-cell table:formula="of:=SQRT(POWER([.J502]-[.C502]; 2)+POWER([.K502]-[.D502];2))" office:value-type="float" office:value="267.89332578659" calcext:value-type="float">
            <text:p>267.8933257866</text:p>
          </table:table-cell>
        </table:table-row>
        <table:table-row table:style-name="ro1">
          <table:table-cell office:value-type="float" office:value="163.253" calcext:value-type="float">
            <text:p>163.253</text:p>
          </table:table-cell>
          <table:table-cell office:value-type="float" office:value="213.609" calcext:value-type="float">
            <text:p>213.609</text:p>
          </table:table-cell>
          <table:table-cell office:value-type="float" office:value="136.412" calcext:value-type="float">
            <text:p>136.412</text:p>
          </table:table-cell>
          <table:table-cell office:value-type="float" office:value="140.04" calcext:value-type="float">
            <text:p>140.04</text:p>
          </table:table-cell>
          <table:table-cell office:value-type="float" office:value="-93.1429" calcext:value-type="float">
            <text:p>-93.1429</text:p>
          </table:table-cell>
          <table:table-cell office:value-type="float" office:value="-40.6322" calcext:value-type="float">
            <text:p>-40.6322</text:p>
          </table:table-cell>
          <table:table-cell office:value-type="float" office:value="210.679" calcext:value-type="float">
            <text:p>210.679</text:p>
          </table:table-cell>
          <table:table-cell office:value-type="float" office:value="-7.74509" calcext:value-type="float">
            <text:p>-7.745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3]-[.A503]; 2)+POWER([.K503]-[.B503];2))" office:value-type="float" office:value="222.565241873029" calcext:value-type="float">
            <text:p>222.565241873</text:p>
          </table:table-cell>
          <table:table-cell table:formula="of:=SQRT(POWER([.J503]-[.C503]; 2)+POWER([.K503]-[.D503];2))" office:value-type="float" office:value="267.760451418801" calcext:value-type="float">
            <text:p>267.7604514188</text:p>
          </table:table-cell>
        </table:table-row>
        <table:table-row table:style-name="ro1">
          <table:table-cell office:value-type="float" office:value="268.372" calcext:value-type="float">
            <text:p>268.372</text:p>
          </table:table-cell>
          <table:table-cell office:value-type="float" office:value="576.423" calcext:value-type="float">
            <text:p>576.423</text:p>
          </table:table-cell>
          <table:table-cell office:value-type="float" office:value="242.271" calcext:value-type="float">
            <text:p>242.271</text:p>
          </table:table-cell>
          <table:table-cell office:value-type="float" office:value="482.745" calcext:value-type="float">
            <text:p>482.745</text:p>
          </table:table-cell>
          <table:table-cell office:value-type="float" office:value="-35.6971" calcext:value-type="float">
            <text:p>-35.6971</text:p>
          </table:table-cell>
          <table:table-cell office:value-type="float" office:value="486.429" calcext:value-type="float">
            <text:p>486.429</text:p>
          </table:table-cell>
          <table:table-cell office:value-type="float" office:value="55.3599" calcext:value-type="float">
            <text:p>55.3599</text:p>
          </table:table-cell>
          <table:table-cell office:value-type="float" office:value="0.948624" calcext:value-type="float">
            <text:p>0.9486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4]-[.A504]; 2)+POWER([.K504]-[.B504];2))" office:value-type="float" office:value="353.848240511381" calcext:value-type="float">
            <text:p>353.8482405114</text:p>
          </table:table-cell>
          <table:table-cell table:formula="of:=SQRT(POWER([.J504]-[.C504]; 2)+POWER([.K504]-[.D504];2))" office:value-type="float" office:value="279.365825515577" calcext:value-type="float">
            <text:p>279.3658255156</text:p>
          </table:table-cell>
        </table:table-row>
        <table:table-row table:style-name="ro1">
          <table:table-cell office:value-type="float" office:value="216.563" calcext:value-type="float">
            <text:p>216.563</text:p>
          </table:table-cell>
          <table:table-cell office:value-type="float" office:value="574.358" calcext:value-type="float">
            <text:p>574.358</text:p>
          </table:table-cell>
          <table:table-cell office:value-type="float" office:value="189.601" calcext:value-type="float">
            <text:p>189.601</text:p>
          </table:table-cell>
          <table:table-cell office:value-type="float" office:value="478.729" calcext:value-type="float">
            <text:p>478.729</text:p>
          </table:table-cell>
          <table:table-cell office:value-type="float" office:value="-37.2709" calcext:value-type="float">
            <text:p>-37.2709</text:p>
          </table:table-cell>
          <table:table-cell office:value-type="float" office:value="482.288" calcext:value-type="float">
            <text:p>482.288</text:p>
          </table:table-cell>
          <table:table-cell office:value-type="float" office:value="129.279" calcext:value-type="float">
            <text:p>129.279</text:p>
          </table:table-cell>
          <table:table-cell office:value-type="float" office:value="0.88355" calcext:value-type="float">
            <text:p>0.883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5]-[.A505]; 2)+POWER([.K505]-[.B505];2))" office:value-type="float" office:value="372.151836127406" calcext:value-type="float">
            <text:p>372.1518361274</text:p>
          </table:table-cell>
          <table:table-cell table:formula="of:=SQRT(POWER([.J505]-[.C505]; 2)+POWER([.K505]-[.D505];2))" office:value-type="float" office:value="306.319425831925" calcext:value-type="float">
            <text:p>306.3194258319</text:p>
          </table:table-cell>
        </table:table-row>
        <table:table-row table:style-name="ro1">
          <table:table-cell office:value-type="float" office:value="225.418" calcext:value-type="float">
            <text:p>225.418</text:p>
          </table:table-cell>
          <table:table-cell office:value-type="float" office:value="586.857" calcext:value-type="float">
            <text:p>586.857</text:p>
          </table:table-cell>
          <table:table-cell office:value-type="float" office:value="198.544" calcext:value-type="float">
            <text:p>198.544</text:p>
          </table:table-cell>
          <table:table-cell office:value-type="float" office:value="490.357" calcext:value-type="float">
            <text:p>490.357</text:p>
          </table:table-cell>
          <table:table-cell office:value-type="float" office:value="-32.5672" calcext:value-type="float">
            <text:p>-32.5672</text:p>
          </table:table-cell>
          <table:table-cell office:value-type="float" office:value="498.423" calcext:value-type="float">
            <text:p>498.423</text:p>
          </table:table-cell>
          <table:table-cell office:value-type="float" office:value="117.298" calcext:value-type="float">
            <text:p>117.298</text:p>
          </table:table-cell>
          <table:table-cell office:value-type="float" office:value="0.866968" calcext:value-type="float">
            <text:p>0.8669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6]-[.A506]; 2)+POWER([.K506]-[.B506];2))" office:value-type="float" office:value="379.571602168813" calcext:value-type="float">
            <text:p>379.5716021688</text:p>
          </table:table-cell>
          <table:table-cell table:formula="of:=SQRT(POWER([.J506]-[.C506]; 2)+POWER([.K506]-[.D506];2))" office:value-type="float" office:value="309.959880282917" calcext:value-type="float">
            <text:p>309.9598802829</text:p>
          </table:table-cell>
        </table:table-row>
        <table:table-row table:style-name="ro1">
          <table:table-cell office:value-type="float" office:value="266.357" calcext:value-type="float">
            <text:p>266.357</text:p>
          </table:table-cell>
          <table:table-cell office:value-type="float" office:value="575.755" calcext:value-type="float">
            <text:p>575.755</text:p>
          </table:table-cell>
          <table:table-cell office:value-type="float" office:value="240.339" calcext:value-type="float">
            <text:p>240.339</text:p>
          </table:table-cell>
          <table:table-cell office:value-type="float" office:value="486.891" calcext:value-type="float">
            <text:p>486.891</text:p>
          </table:table-cell>
          <table:table-cell office:value-type="float" office:value="-75.9962" calcext:value-type="float">
            <text:p>-75.9962</text:p>
          </table:table-cell>
          <table:table-cell office:value-type="float" office:value="476.986" calcext:value-type="float">
            <text:p>476.986</text:p>
          </table:table-cell>
          <table:table-cell office:value-type="float" office:value="52.6494" calcext:value-type="float">
            <text:p>52.6494</text:p>
          </table:table-cell>
          <table:table-cell office:value-type="float" office:value="0.769413" calcext:value-type="float">
            <text:p>0.769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7]-[.A507]; 2)+POWER([.K507]-[.B507];2))" office:value-type="float" office:value="353.881725261421" calcext:value-type="float">
            <text:p>353.8817252614</text:p>
          </table:table-cell>
          <table:table-cell table:formula="of:=SQRT(POWER([.J507]-[.C507]; 2)+POWER([.K507]-[.D507];2))" office:value-type="float" office:value="283.919151876023" calcext:value-type="float">
            <text:p>283.919151876</text:p>
          </table:table-cell>
        </table:table-row>
        <table:table-row table:style-name="ro1">
          <table:table-cell office:value-type="float" office:value="217.049" calcext:value-type="float">
            <text:p>217.049</text:p>
          </table:table-cell>
          <table:table-cell office:value-type="float" office:value="573.902" calcext:value-type="float">
            <text:p>573.902</text:p>
          </table:table-cell>
          <table:table-cell office:value-type="float" office:value="190.11" calcext:value-type="float">
            <text:p>190.11</text:p>
          </table:table-cell>
          <table:table-cell office:value-type="float" office:value="476.804" calcext:value-type="float">
            <text:p>476.804</text:p>
          </table:table-cell>
          <table:table-cell office:value-type="float" office:value="-25.1112" calcext:value-type="float">
            <text:p>-25.1112</text:p>
          </table:table-cell>
          <table:table-cell office:value-type="float" office:value="484.372" calcext:value-type="float">
            <text:p>484.372</text:p>
          </table:table-cell>
          <table:table-cell office:value-type="float" office:value="129.704" calcext:value-type="float">
            <text:p>129.704</text:p>
          </table:table-cell>
          <table:table-cell office:value-type="float" office:value="0.702055" calcext:value-type="float">
            <text:p>0.7020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8]-[.A508]; 2)+POWER([.K508]-[.B508];2))" office:value-type="float" office:value="371.526007171773" calcext:value-type="float">
            <text:p>371.5260071718</text:p>
          </table:table-cell>
          <table:table-cell table:formula="of:=SQRT(POWER([.J508]-[.C508]; 2)+POWER([.K508]-[.D508];2))" office:value-type="float" office:value="304.509852904631" calcext:value-type="float">
            <text:p>304.5098529046</text:p>
          </table:table-cell>
        </table:table-row>
        <table:table-row table:style-name="ro1">
          <table:table-cell office:value-type="float" office:value="264.544" calcext:value-type="float">
            <text:p>264.544</text:p>
          </table:table-cell>
          <table:table-cell office:value-type="float" office:value="577.631" calcext:value-type="float">
            <text:p>577.631</text:p>
          </table:table-cell>
          <table:table-cell office:value-type="float" office:value="238.523" calcext:value-type="float">
            <text:p>238.523</text:p>
          </table:table-cell>
          <table:table-cell office:value-type="float" office:value="490.579" calcext:value-type="float">
            <text:p>490.579</text:p>
          </table:table-cell>
          <table:table-cell office:value-type="float" office:value="-92.8519" calcext:value-type="float">
            <text:p>-92.8519</text:p>
          </table:table-cell>
          <table:table-cell office:value-type="float" office:value="475.697" calcext:value-type="float">
            <text:p>475.697</text:p>
          </table:table-cell>
          <table:table-cell office:value-type="float" office:value="53.0833" calcext:value-type="float">
            <text:p>53.0833</text:p>
          </table:table-cell>
          <table:table-cell office:value-type="float" office:value="0.651425" calcext:value-type="float">
            <text:p>0.6514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9]-[.A509]; 2)+POWER([.K509]-[.B509];2))" office:value-type="float" office:value="356.255391674287" calcext:value-type="float">
            <text:p>356.2553916743</text:p>
          </table:table-cell>
          <table:table-cell table:formula="of:=SQRT(POWER([.J509]-[.C509]; 2)+POWER([.K509]-[.D509];2))" office:value-type="float" office:value="288.01922986148" calcext:value-type="float">
            <text:p>288.0192298615</text:p>
          </table:table-cell>
        </table:table-row>
        <table:table-row table:style-name="ro1">
          <table:table-cell office:value-type="float" office:value="217.902" calcext:value-type="float">
            <text:p>217.902</text:p>
          </table:table-cell>
          <table:table-cell office:value-type="float" office:value="571.522" calcext:value-type="float">
            <text:p>571.522</text:p>
          </table:table-cell>
          <table:table-cell office:value-type="float" office:value="190.982" calcext:value-type="float">
            <text:p>190.982</text:p>
          </table:table-cell>
          <table:table-cell office:value-type="float" office:value="474.325" calcext:value-type="float">
            <text:p>474.325</text:p>
          </table:table-cell>
          <table:table-cell office:value-type="float" office:value="-22.9836" calcext:value-type="float">
            <text:p>-22.9836</text:p>
          </table:table-cell>
          <table:table-cell office:value-type="float" office:value="482.019" calcext:value-type="float">
            <text:p>482.019</text:p>
          </table:table-cell>
          <table:table-cell office:value-type="float" office:value="128.686" calcext:value-type="float">
            <text:p>128.686</text:p>
          </table:table-cell>
          <table:table-cell office:value-type="float" office:value="0.612328" calcext:value-type="float">
            <text:p>0.6123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0]-[.A510]; 2)+POWER([.K510]-[.B510];2))" office:value-type="float" office:value="369.016658279813" calcext:value-type="float">
            <text:p>369.0166582798</text:p>
          </table:table-cell>
          <table:table-cell table:formula="of:=SQRT(POWER([.J510]-[.C510]; 2)+POWER([.K510]-[.D510];2))" office:value-type="float" office:value="302.04445690825" calcext:value-type="float">
            <text:p>302.0444569083</text:p>
          </table:table-cell>
        </table:table-row>
        <table:table-row table:style-name="ro1">
          <table:table-cell office:value-type="float" office:value="267.658" calcext:value-type="float">
            <text:p>267.658</text:p>
          </table:table-cell>
          <table:table-cell office:value-type="float" office:value="574.628" calcext:value-type="float">
            <text:p>574.628</text:p>
          </table:table-cell>
          <table:table-cell office:value-type="float" office:value="241.735" calcext:value-type="float">
            <text:p>241.735</text:p>
          </table:table-cell>
          <table:table-cell office:value-type="float" office:value="488.245" calcext:value-type="float">
            <text:p>488.245</text:p>
          </table:table-cell>
          <table:table-cell office:value-type="float" office:value="-96.3678" calcext:value-type="float">
            <text:p>-96.3678</text:p>
          </table:table-cell>
          <table:table-cell office:value-type="float" office:value="471.263" calcext:value-type="float">
            <text:p>471.263</text:p>
          </table:table-cell>
          <table:table-cell office:value-type="float" office:value="47.8276" calcext:value-type="float">
            <text:p>47.8276</text:p>
          </table:table-cell>
          <table:table-cell office:value-type="float" office:value="0.611289" calcext:value-type="float">
            <text:p>0.6112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1]-[.A511]; 2)+POWER([.K511]-[.B511];2))" office:value-type="float" office:value="352.387354126109" calcext:value-type="float">
            <text:p>352.3873541261</text:p>
          </table:table-cell>
          <table:table-cell table:formula="of:=SQRT(POWER([.J511]-[.C511]; 2)+POWER([.K511]-[.D511];2))" office:value-type="float" office:value="284.386937551639" calcext:value-type="float">
            <text:p>284.3869375516</text:p>
          </table:table-cell>
        </table:table-row>
        <table:table-row table:style-name="ro1">
          <table:table-cell office:value-type="float" office:value="219.335" calcext:value-type="float">
            <text:p>219.335</text:p>
          </table:table-cell>
          <table:table-cell office:value-type="float" office:value="572.166" calcext:value-type="float">
            <text:p>572.166</text:p>
          </table:table-cell>
          <table:table-cell office:value-type="float" office:value="192.419" calcext:value-type="float">
            <text:p>192.419</text:p>
          </table:table-cell>
          <table:table-cell office:value-type="float" office:value="476.384" calcext:value-type="float">
            <text:p>476.384</text:p>
          </table:table-cell>
          <table:table-cell office:value-type="float" office:value="-34.1185" calcext:value-type="float">
            <text:p>-34.1185</text:p>
          </table:table-cell>
          <table:table-cell office:value-type="float" office:value="480.407" calcext:value-type="float">
            <text:p>480.407</text:p>
          </table:table-cell>
          <table:table-cell office:value-type="float" office:value="125.627" calcext:value-type="float">
            <text:p>125.627</text:p>
          </table:table-cell>
          <table:table-cell office:value-type="float" office:value="0.590773" calcext:value-type="float">
            <text:p>0.5907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2]-[.A512]; 2)+POWER([.K512]-[.B512];2))" office:value-type="float" office:value="368.950064075072" calcext:value-type="float">
            <text:p>368.9500640751</text:p>
          </table:table-cell>
          <table:table-cell table:formula="of:=SQRT(POWER([.J512]-[.C512]; 2)+POWER([.K512]-[.D512];2))" office:value-type="float" office:value="302.719571579044" calcext:value-type="float">
            <text:p>302.719571579</text:p>
          </table:table-cell>
        </table:table-row>
        <table:table-row table:style-name="ro1">
          <table:table-cell office:value-type="float" office:value="237.577" calcext:value-type="float">
            <text:p>237.577</text:p>
          </table:table-cell>
          <table:table-cell office:value-type="float" office:value="556.563" calcext:value-type="float">
            <text:p>556.563</text:p>
          </table:table-cell>
          <table:table-cell office:value-type="float" office:value="210.991" calcext:value-type="float">
            <text:p>210.991</text:p>
          </table:table-cell>
          <table:table-cell office:value-type="float" office:value="466.883" calcext:value-type="float">
            <text:p>466.883</text:p>
          </table:table-cell>
          <table:table-cell office:value-type="float" office:value="-71.8501" calcext:value-type="float">
            <text:p>-71.8501</text:p>
          </table:table-cell>
          <table:table-cell office:value-type="float" office:value="453.331" calcext:value-type="float">
            <text:p>453.331</text:p>
          </table:table-cell>
          <table:table-cell office:value-type="float" office:value="95.2027" calcext:value-type="float">
            <text:p>95.2027</text:p>
          </table:table-cell>
          <table:table-cell office:value-type="float" office:value="0.574079" calcext:value-type="float">
            <text:p>0.5740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3]-[.A513]; 2)+POWER([.K513]-[.B513];2))" office:value-type="float" office:value="346.972010251548" calcext:value-type="float">
            <text:p>346.9720102515</text:p>
          </table:table-cell>
          <table:table-cell table:formula="of:=SQRT(POWER([.J513]-[.C513]; 2)+POWER([.K513]-[.D513];2))" office:value-type="float" office:value="283.733110105254" calcext:value-type="float">
            <text:p>283.7331101053</text:p>
          </table:table-cell>
        </table:table-row>
        <table:table-row table:style-name="ro1">
          <table:table-cell office:value-type="float" office:value="218.162" calcext:value-type="float">
            <text:p>218.16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91.232" calcext:value-type="float">
            <text:p>191.232</text:p>
          </table:table-cell>
          <table:table-cell office:value-type="float" office:value="476.044" calcext:value-type="float">
            <text:p>476.044</text:p>
          </table:table-cell>
          <table:table-cell office:value-type="float" office:value="-33.3561" calcext:value-type="float">
            <text:p>-33.3561</text:p>
          </table:table-cell>
          <table:table-cell office:value-type="float" office:value="480.296" calcext:value-type="float">
            <text:p>480.296</text:p>
          </table:table-cell>
          <table:table-cell office:value-type="float" office:value="127.358" calcext:value-type="float">
            <text:p>127.358</text:p>
          </table:table-cell>
          <table:table-cell office:value-type="float" office:value="0.567138" calcext:value-type="float">
            <text:p>0.5671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4]-[.A514]; 2)+POWER([.K514]-[.B514];2))" office:value-type="float" office:value="369.291001574639" calcext:value-type="float">
            <text:p>369.2910015746</text:p>
          </table:table-cell>
          <table:table-cell table:formula="of:=SQRT(POWER([.J514]-[.C514]; 2)+POWER([.K514]-[.D514];2))" office:value-type="float" office:value="303.209656442535" calcext:value-type="float">
            <text:p>303.2096564425</text:p>
          </table:table-cell>
        </table:table-row>
        <table:table-row table:style-name="ro1">
          <table:table-cell office:value-type="float" office:value="220.895" calcext:value-type="float">
            <text:p>220.895</text:p>
          </table:table-cell>
          <table:table-cell office:value-type="float" office:value="582.848" calcext:value-type="float">
            <text:p>582.848</text:p>
          </table:table-cell>
          <table:table-cell office:value-type="float" office:value="193.971" calcext:value-type="float">
            <text:p>193.971</text:p>
          </table:table-cell>
          <table:table-cell office:value-type="float" office:value="486.411" calcext:value-type="float">
            <text:p>486.411</text:p>
          </table:table-cell>
          <table:table-cell office:value-type="float" office:value="-32.9361" calcext:value-type="float">
            <text:p>-32.9361</text:p>
          </table:table-cell>
          <table:table-cell office:value-type="float" office:value="493.459" calcext:value-type="float">
            <text:p>493.459</text:p>
          </table:table-cell>
          <table:table-cell office:value-type="float" office:value="123.612" calcext:value-type="float">
            <text:p>123.612</text:p>
          </table:table-cell>
          <table:table-cell office:value-type="float" office:value="0.517644" calcext:value-type="float">
            <text:p>0.5176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5]-[.A515]; 2)+POWER([.K515]-[.B515];2))" office:value-type="float" office:value="377.863202930637" calcext:value-type="float">
            <text:p>377.8632029306</text:p>
          </table:table-cell>
          <table:table-cell table:formula="of:=SQRT(POWER([.J515]-[.C515]; 2)+POWER([.K515]-[.D515];2))" office:value-type="float" office:value="309.592890360874" calcext:value-type="float">
            <text:p>309.5928903609</text:p>
          </table:table-cell>
        </table:table-row>
        <table:table-row table:style-name="ro1">
          <table:table-cell office:value-type="float" office:value="267.598" calcext:value-type="float">
            <text:p>267.598</text:p>
          </table:table-cell>
          <table:table-cell office:value-type="float" office:value="578.708" calcext:value-type="float">
            <text:p>578.708</text:p>
          </table:table-cell>
          <table:table-cell office:value-type="float" office:value="241.545" calcext:value-type="float">
            <text:p>241.545</text:p>
          </table:table-cell>
          <table:table-cell office:value-type="float" office:value="487.644" calcext:value-type="float">
            <text:p>487.644</text:p>
          </table:table-cell>
          <table:table-cell office:value-type="float" office:value="-58.2708" calcext:value-type="float">
            <text:p>-58.2708</text:p>
          </table:table-cell>
          <table:table-cell office:value-type="float" office:value="484.412" calcext:value-type="float">
            <text:p>484.412</text:p>
          </table:table-cell>
          <table:table-cell office:value-type="float" office:value="53.3904" calcext:value-type="float">
            <text:p>53.3904</text:p>
          </table:table-cell>
          <table:table-cell office:value-type="float" office:value="0.51185" calcext:value-type="float">
            <text:p>0.511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6]-[.A516]; 2)+POWER([.K516]-[.B516];2))" office:value-type="float" office:value="356.260723162125" calcext:value-type="float">
            <text:p>356.2607231621</text:p>
          </table:table-cell>
          <table:table-cell table:formula="of:=SQRT(POWER([.J516]-[.C516]; 2)+POWER([.K516]-[.D516];2))" office:value-type="float" office:value="283.961972385388" calcext:value-type="float">
            <text:p>283.9619723854</text:p>
          </table:table-cell>
        </table:table-row>
        <table:table-row table:style-name="ro1">
          <table:table-cell office:value-type="float" office:value="238.028" calcext:value-type="float">
            <text:p>238.028</text:p>
          </table:table-cell>
          <table:table-cell office:value-type="float" office:value="555.315" calcext:value-type="float">
            <text:p>555.315</text:p>
          </table:table-cell>
          <table:table-cell office:value-type="float" office:value="211.459" calcext:value-type="float">
            <text:p>211.459</text:p>
          </table:table-cell>
          <table:table-cell office:value-type="float" office:value="466.455" calcext:value-type="float">
            <text:p>466.455</text:p>
          </table:table-cell>
          <table:table-cell office:value-type="float" office:value="-78.2399" calcext:value-type="float">
            <text:p>-78.2399</text:p>
          </table:table-cell>
          <table:table-cell office:value-type="float" office:value="450.314" calcext:value-type="float">
            <text:p>450.314</text:p>
          </table:table-cell>
          <table:table-cell office:value-type="float" office:value="93.8006" calcext:value-type="float">
            <text:p>93.8006</text:p>
          </table:table-cell>
          <table:table-cell office:value-type="float" office:value="0.510588" calcext:value-type="float">
            <text:p>0.5105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7]-[.A517]; 2)+POWER([.K517]-[.B517];2))" office:value-type="float" office:value="345.650277027229" calcext:value-type="float">
            <text:p>345.6502770272</text:p>
          </table:table-cell>
          <table:table-cell table:formula="of:=SQRT(POWER([.J517]-[.C517]; 2)+POWER([.K517]-[.D517];2))" office:value-type="float" office:value="283.108536971247" calcext:value-type="float">
            <text:p>283.1085369712</text:p>
          </table:table-cell>
        </table:table-row>
        <table:table-row table:style-name="ro1">
          <table:table-cell office:value-type="float" office:value="267.449" calcext:value-type="float">
            <text:p>267.449</text:p>
          </table:table-cell>
          <table:table-cell office:value-type="float" office:value="575.94" calcext:value-type="float">
            <text:p>575.94</text:p>
          </table:table-cell>
          <table:table-cell office:value-type="float" office:value="241.351" calcext:value-type="float">
            <text:p>241.351</text:p>
          </table:table-cell>
          <table:table-cell office:value-type="float" office:value="483.03" calcext:value-type="float">
            <text:p>483.03</text:p>
          </table:table-cell>
          <table:table-cell office:value-type="float" office:value="-42.0628" calcext:value-type="float">
            <text:p>-42.0628</text:p>
          </table:table-cell>
          <table:table-cell office:value-type="float" office:value="484.467" calcext:value-type="float">
            <text:p>484.467</text:p>
          </table:table-cell>
          <table:table-cell office:value-type="float" office:value="55.7864" calcext:value-type="float">
            <text:p>55.7864</text:p>
          </table:table-cell>
          <table:table-cell office:value-type="float" office:value="0.506167" calcext:value-type="float">
            <text:p>0.5061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8]-[.A518]; 2)+POWER([.K518]-[.B518];2))" office:value-type="float" office:value="353.694867365926" calcext:value-type="float">
            <text:p>353.6948673659</text:p>
          </table:table-cell>
          <table:table-cell table:formula="of:=SQRT(POWER([.J518]-[.C518]; 2)+POWER([.K518]-[.D518];2))" office:value-type="float" office:value="280.078914059948" calcext:value-type="float">
            <text:p>280.0789140599</text:p>
          </table:table-cell>
        </table:table-row>
        <table:table-row table:style-name="ro1">
          <table:table-cell office:value-type="float" office:value="222.186" calcext:value-type="float">
            <text:p>222.186</text:p>
          </table:table-cell>
          <table:table-cell office:value-type="float" office:value="575.824" calcext:value-type="float">
            <text:p>575.824</text:p>
          </table:table-cell>
          <table:table-cell office:value-type="float" office:value="195.303" calcext:value-type="float">
            <text:p>195.303</text:p>
          </table:table-cell>
          <table:table-cell office:value-type="float" office:value="479.136" calcext:value-type="float">
            <text:p>479.136</text:p>
          </table:table-cell>
          <table:table-cell office:value-type="float" office:value="-27.4423" calcext:value-type="float">
            <text:p>-27.4423</text:p>
          </table:table-cell>
          <table:table-cell office:value-type="float" office:value="486.289" calcext:value-type="float">
            <text:p>486.289</text:p>
          </table:table-cell>
          <table:table-cell office:value-type="float" office:value="122.26" calcext:value-type="float">
            <text:p>122.26</text:p>
          </table:table-cell>
          <table:table-cell office:value-type="float" office:value="0.504202" calcext:value-type="float">
            <text:p>0.5042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9]-[.A519]; 2)+POWER([.K519]-[.B519];2))" office:value-type="float" office:value="370.974707455913" calcext:value-type="float">
            <text:p>370.9747074559</text:p>
          </table:table-cell>
          <table:table-cell table:formula="of:=SQRT(POWER([.J519]-[.C519]; 2)+POWER([.K519]-[.D519];2))" office:value-type="float" office:value="303.051217296681" calcext:value-type="float">
            <text:p>303.0512172967</text:p>
          </table:table-cell>
        </table:table-row>
        <table:table-row table:style-name="ro1">
          <table:table-cell office:value-type="float" office:value="222.58" calcext:value-type="float">
            <text:p>222.58</text:p>
          </table:table-cell>
          <table:table-cell office:value-type="float" office:value="577.217" calcext:value-type="float">
            <text:p>577.217</text:p>
          </table:table-cell>
          <table:table-cell office:value-type="float" office:value="195.698" calcext:value-type="float">
            <text:p>195.698</text:p>
          </table:table-cell>
          <table:table-cell office:value-type="float" office:value="480.468" calcext:value-type="float">
            <text:p>480.468</text:p>
          </table:table-cell>
          <table:table-cell office:value-type="float" office:value="-27.4294" calcext:value-type="float">
            <text:p>-27.4294</text:p>
          </table:table-cell>
          <table:table-cell office:value-type="float" office:value="487.96" calcext:value-type="float">
            <text:p>487.96</text:p>
          </table:table-cell>
          <table:table-cell office:value-type="float" office:value="121.717" calcext:value-type="float">
            <text:p>121.717</text:p>
          </table:table-cell>
          <table:table-cell office:value-type="float" office:value="0.499482" calcext:value-type="float">
            <text:p>0.4994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0]-[.A520]; 2)+POWER([.K520]-[.B520];2))" office:value-type="float" office:value="372.057594317063" calcext:value-type="float">
            <text:p>372.0575943171</text:p>
          </table:table-cell>
          <table:table-cell table:formula="of:=SQRT(POWER([.J520]-[.C520]; 2)+POWER([.K520]-[.D520];2))" office:value-type="float" office:value="303.849683606878" calcext:value-type="float">
            <text:p>303.8496836069</text:p>
          </table:table-cell>
        </table:table-row>
        <table:table-row table:style-name="ro1">
          <table:table-cell office:value-type="float" office:value="217.942" calcext:value-type="float">
            <text:p>217.942</text:p>
          </table:table-cell>
          <table:table-cell office:value-type="float" office:value="580.758" calcext:value-type="float">
            <text:p>580.758</text:p>
          </table:table-cell>
          <table:table-cell office:value-type="float" office:value="190.98" calcext:value-type="float">
            <text:p>190.98</text:p>
          </table:table-cell>
          <table:table-cell office:value-type="float" office:value="484.836" calcext:value-type="float">
            <text:p>484.836</text:p>
          </table:table-cell>
          <table:table-cell office:value-type="float" office:value="-37.1956" calcext:value-type="float">
            <text:p>-37.1956</text:p>
          </table:table-cell>
          <table:table-cell office:value-type="float" office:value="489.999" calcext:value-type="float">
            <text:p>489.999</text:p>
          </table:table-cell>
          <table:table-cell office:value-type="float" office:value="127.372" calcext:value-type="float">
            <text:p>127.372</text:p>
          </table:table-cell>
          <table:table-cell office:value-type="float" office:value="0.497786" calcext:value-type="float">
            <text:p>0.4977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1]-[.A521]; 2)+POWER([.K521]-[.B521];2))" office:value-type="float" office:value="377.269455333983" calcext:value-type="float">
            <text:p>377.269455334</text:p>
          </table:table-cell>
          <table:table-cell table:formula="of:=SQRT(POWER([.J521]-[.C521]; 2)+POWER([.K521]-[.D521];2))" office:value-type="float" office:value="310.203229022523" calcext:value-type="float">
            <text:p>310.2032290225</text:p>
          </table:table-cell>
        </table:table-row>
        <table:table-row table:style-name="ro1">
          <table:table-cell office:value-type="float" office:value="264.896" calcext:value-type="float">
            <text:p>264.896</text:p>
          </table:table-cell>
          <table:table-cell office:value-type="float" office:value="571.968" calcext:value-type="float">
            <text:p>571.968</text:p>
          </table:table-cell>
          <table:table-cell office:value-type="float" office:value="238.866" calcext:value-type="float">
            <text:p>238.866</text:p>
          </table:table-cell>
          <table:table-cell office:value-type="float" office:value="483.719" calcext:value-type="float">
            <text:p>483.719</text:p>
          </table:table-cell>
          <table:table-cell office:value-type="float" office:value="-80.307" calcext:value-type="float">
            <text:p>-80.307</text:p>
          </table:table-cell>
          <table:table-cell office:value-type="float" office:value="471.311" calcext:value-type="float">
            <text:p>471.311</text:p>
          </table:table-cell>
          <table:table-cell office:value-type="float" office:value="54.1023" calcext:value-type="float">
            <text:p>54.1023</text:p>
          </table:table-cell>
          <table:table-cell office:value-type="float" office:value="0.49094" calcext:value-type="float">
            <text:p>0.490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2]-[.A522]; 2)+POWER([.K522]-[.B522];2))" office:value-type="float" office:value="350.805706681063" calcext:value-type="float">
            <text:p>350.8057066811</text:p>
          </table:table-cell>
          <table:table-cell table:formula="of:=SQRT(POWER([.J522]-[.C522]; 2)+POWER([.K522]-[.D522];2))" office:value-type="float" office:value="281.943173205169" calcext:value-type="float">
            <text:p>281.9431732052</text:p>
          </table:table-cell>
        </table:table-row>
        <table:table-row table:style-name="ro1">
          <table:table-cell office:value-type="float" office:value="266.456" calcext:value-type="float">
            <text:p>266.456</text:p>
          </table:table-cell>
          <table:table-cell office:value-type="float" office:value="575.032" calcext:value-type="float">
            <text:p>575.032</text:p>
          </table:table-cell>
          <table:table-cell office:value-type="float" office:value="240.47" calcext:value-type="float">
            <text:p>240.47</text:p>
          </table:table-cell>
          <table:table-cell office:value-type="float" office:value="487.347" calcext:value-type="float">
            <text:p>487.347</text:p>
          </table:table-cell>
          <table:table-cell office:value-type="float" office:value="-85.7299" calcext:value-type="float">
            <text:p>-85.7299</text:p>
          </table:table-cell>
          <table:table-cell office:value-type="float" office:value="474.011" calcext:value-type="float">
            <text:p>474.011</text:p>
          </table:table-cell>
          <table:table-cell office:value-type="float" office:value="51.1268" calcext:value-type="float">
            <text:p>51.1268</text:p>
          </table:table-cell>
          <table:table-cell office:value-type="float" office:value="0.461556" calcext:value-type="float">
            <text:p>0.4615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3]-[.A523]; 2)+POWER([.K523]-[.B523];2))" office:value-type="float" office:value="353.166964706497" calcext:value-type="float">
            <text:p>353.1669647065</text:p>
          </table:table-cell>
          <table:table-cell table:formula="of:=SQRT(POWER([.J523]-[.C523]; 2)+POWER([.K523]-[.D523];2))" office:value-type="float" office:value="284.246391901463" calcext:value-type="float">
            <text:p>284.2463919015</text:p>
          </table:table-cell>
        </table:table-row>
        <table:table-row table:style-name="ro1">
          <table:table-cell office:value-type="float" office:value="217.779" calcext:value-type="float">
            <text:p>217.779</text:p>
          </table:table-cell>
          <table:table-cell office:value-type="float" office:value="577.721" calcext:value-type="float">
            <text:p>577.721</text:p>
          </table:table-cell>
          <table:table-cell office:value-type="float" office:value="190.827" calcext:value-type="float">
            <text:p>190.827</text:p>
          </table:table-cell>
          <table:table-cell office:value-type="float" office:value="481.532" calcext:value-type="float">
            <text:p>481.532</text:p>
          </table:table-cell>
          <table:table-cell office:value-type="float" office:value="-33.7966" calcext:value-type="float">
            <text:p>-33.7966</text:p>
          </table:table-cell>
          <table:table-cell office:value-type="float" office:value="487.085" calcext:value-type="float">
            <text:p>487.085</text:p>
          </table:table-cell>
          <table:table-cell office:value-type="float" office:value="127.898" calcext:value-type="float">
            <text:p>127.898</text:p>
          </table:table-cell>
          <table:table-cell office:value-type="float" office:value="0.452283" calcext:value-type="float">
            <text:p>0.4522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4]-[.A524]; 2)+POWER([.K524]-[.B524];2))" office:value-type="float" office:value="374.617152146028" calcext:value-type="float">
            <text:p>374.617152146</text:p>
          </table:table-cell>
          <table:table-cell table:formula="of:=SQRT(POWER([.J524]-[.C524]; 2)+POWER([.K524]-[.D524];2))" office:value-type="float" office:value="307.719656429355" calcext:value-type="float">
            <text:p>307.7196564294</text:p>
          </table:table-cell>
        </table:table-row>
        <table:table-row table:style-name="ro1">
          <table:table-cell office:value-type="float" office:value="220.703" calcext:value-type="float">
            <text:p>220.703</text:p>
          </table:table-cell>
          <table:table-cell office:value-type="float" office:value="586.229" calcext:value-type="float">
            <text:p>586.229</text:p>
          </table:table-cell>
          <table:table-cell office:value-type="float" office:value="193.77" calcext:value-type="float">
            <text:p>193.77</text:p>
          </table:table-cell>
          <table:table-cell office:value-type="float" office:value="489.12" calcext:value-type="float">
            <text:p>489.12</text:p>
          </table:table-cell>
          <table:table-cell office:value-type="float" office:value="-29.1235" calcext:value-type="float">
            <text:p>-29.1235</text:p>
          </table:table-cell>
          <table:table-cell office:value-type="float" office:value="498.255" calcext:value-type="float">
            <text:p>498.255</text:p>
          </table:table-cell>
          <table:table-cell office:value-type="float" office:value="124.274" calcext:value-type="float">
            <text:p>124.274</text:p>
          </table:table-cell>
          <table:table-cell office:value-type="float" office:value="0.432889" calcext:value-type="float">
            <text:p>0.4328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5]-[.A525]; 2)+POWER([.K525]-[.B525];2))" office:value-type="float" office:value="380.998050716798" calcext:value-type="float">
            <text:p>380.9980507168</text:p>
          </table:table-cell>
          <table:table-cell table:formula="of:=SQRT(POWER([.J525]-[.C525]; 2)+POWER([.K525]-[.D525];2))" office:value-type="float" office:value="311.85853732101" calcext:value-type="float">
            <text:p>311.858537321</text:p>
          </table:table-cell>
        </table:table-row>
        <table:table-row table:style-name="ro1">
          <table:table-cell office:value-type="float" office:value="59.5891" calcext:value-type="float">
            <text:p>59.5891</text:p>
          </table:table-cell>
          <table:table-cell office:value-type="float" office:value="498.494" calcext:value-type="float">
            <text:p>498.494</text:p>
          </table:table-cell>
          <table:table-cell office:value-type="float" office:value="31.3699" calcext:value-type="float">
            <text:p>31.3699</text:p>
          </table:table-cell>
          <table:table-cell office:value-type="float" office:value="410.257" calcext:value-type="float">
            <text:p>410.257</text:p>
          </table:table-cell>
          <table:table-cell office:value-type="float" office:value="-120.816" calcext:value-type="float">
            <text:p>-120.816</text:p>
          </table:table-cell>
          <table:table-cell office:value-type="float" office:value="364.413" calcext:value-type="float">
            <text:p>364.413</text:p>
          </table:table-cell>
          <table:table-cell office:value-type="float" office:value="355.489" calcext:value-type="float">
            <text:p>355.489</text:p>
          </table:table-cell>
          <table:table-cell office:value-type="float" office:value="0.961487" calcext:value-type="float">
            <text:p>0.9614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6]-[.A526]; 2)+POWER([.K526]-[.B526];2))" office:value-type="float" office:value="413.559674140033" calcext:value-type="float">
            <text:p>413.55967414</text:p>
          </table:table-cell>
          <table:table-cell table:formula="of:=SQRT(POWER([.J526]-[.C526]; 2)+POWER([.K526]-[.D526];2))" office:value-type="float" office:value="390.71524858266" calcext:value-type="float">
            <text:p>390.7152485827</text:p>
          </table:table-cell>
        </table:table-row>
        <table:table-row table:style-name="ro1">
          <table:table-cell office:value-type="float" office:value="58.607" calcext:value-type="float">
            <text:p>58.607</text:p>
          </table:table-cell>
          <table:table-cell office:value-type="float" office:value="504.609" calcext:value-type="float">
            <text:p>504.609</text:p>
          </table:table-cell>
          <table:table-cell office:value-type="float" office:value="30.1634" calcext:value-type="float">
            <text:p>30.1634</text:p>
          </table:table-cell>
          <table:table-cell office:value-type="float" office:value="417.69" calcext:value-type="float">
            <text:p>417.69</text:p>
          </table:table-cell>
          <table:table-cell office:value-type="float" office:value="-136.791" calcext:value-type="float">
            <text:p>-136.791</text:p>
          </table:table-cell>
          <table:table-cell office:value-type="float" office:value="367.963" calcext:value-type="float">
            <text:p>367.963</text:p>
          </table:table-cell>
          <table:table-cell office:value-type="float" office:value="357.343" calcext:value-type="float">
            <text:p>357.343</text:p>
          </table:table-cell>
          <table:table-cell office:value-type="float" office:value="0.958882" calcext:value-type="float">
            <text:p>0.9588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7]-[.A527]; 2)+POWER([.K527]-[.B527];2))" office:value-type="float" office:value="418.143625241376" calcext:value-type="float">
            <text:p>418.1436252414</text:p>
          </table:table-cell>
          <table:table-cell table:formula="of:=SQRT(POWER([.J527]-[.C527]; 2)+POWER([.K527]-[.D527];2))" office:value-type="float" office:value="395.053560418787" calcext:value-type="float">
            <text:p>395.0535604188</text:p>
          </table:table-cell>
        </table:table-row>
        <table:table-row table:style-name="ro1">
          <table:table-cell office:value-type="float" office:value="60.7561" calcext:value-type="float">
            <text:p>60.7561</text:p>
          </table:table-cell>
          <table:table-cell office:value-type="float" office:value="511.003" calcext:value-type="float">
            <text:p>511.003</text:p>
          </table:table-cell>
          <table:table-cell office:value-type="float" office:value="32.1613" calcext:value-type="float">
            <text:p>32.1613</text:p>
          </table:table-cell>
          <table:table-cell office:value-type="float" office:value="424.901" calcext:value-type="float">
            <text:p>424.901</text:p>
          </table:table-cell>
          <table:table-cell office:value-type="float" office:value="-147.027" calcext:value-type="float">
            <text:p>-147.027</text:p>
          </table:table-cell>
          <table:table-cell office:value-type="float" office:value="373.572" calcext:value-type="float">
            <text:p>373.572</text:p>
          </table:table-cell>
          <table:table-cell office:value-type="float" office:value="354.271" calcext:value-type="float">
            <text:p>354.271</text:p>
          </table:table-cell>
          <table:table-cell office:value-type="float" office:value="0.887806" calcext:value-type="float">
            <text:p>0.8878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8]-[.A528]; 2)+POWER([.K528]-[.B528];2))" office:value-type="float" office:value="420.534461009095" calcext:value-type="float">
            <text:p>420.5344610091</text:p>
          </table:table-cell>
          <table:table-cell table:formula="of:=SQRT(POWER([.J528]-[.C528]; 2)+POWER([.K528]-[.D528];2))" office:value-type="float" office:value="396.539085865051" calcext:value-type="float">
            <text:p>396.5390858651</text:p>
          </table:table-cell>
        </table:table-row>
        <table:table-row table:style-name="ro1">
          <table:table-cell office:value-type="float" office:value="62.416" calcext:value-type="float">
            <text:p>62.416</text:p>
          </table:table-cell>
          <table:table-cell office:value-type="float" office:value="523.551" calcext:value-type="float">
            <text:p>523.551</text:p>
          </table:table-cell>
          <table:table-cell office:value-type="float" office:value="33.2836" calcext:value-type="float">
            <text:p>33.2836</text:p>
          </table:table-cell>
          <table:table-cell office:value-type="float" office:value="441.015" calcext:value-type="float">
            <text:p>441.015</text:p>
          </table:table-cell>
          <table:table-cell office:value-type="float" office:value="-187.241" calcext:value-type="float">
            <text:p>-187.241</text:p>
          </table:table-cell>
          <table:table-cell office:value-type="float" office:value="379.575" calcext:value-type="float">
            <text:p>379.575</text:p>
          </table:table-cell>
          <table:table-cell office:value-type="float" office:value="352.986" calcext:value-type="float">
            <text:p>352.986</text:p>
          </table:table-cell>
          <table:table-cell office:value-type="float" office:value="0.862021" calcext:value-type="float">
            <text:p>0.8620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9]-[.A529]; 2)+POWER([.K529]-[.B529];2))" office:value-type="float" office:value="427.419272678479" calcext:value-type="float">
            <text:p>427.4192726785</text:p>
          </table:table-cell>
          <table:table-cell table:formula="of:=SQRT(POWER([.J529]-[.C529]; 2)+POWER([.K529]-[.D529];2))" office:value-type="float" office:value="403.248017296998" calcext:value-type="float">
            <text:p>403.248017297</text:p>
          </table:table-cell>
        </table:table-row>
        <table:table-row table:style-name="ro1">
          <table:table-cell office:value-type="float" office:value="57.6453" calcext:value-type="float">
            <text:p>57.6453</text:p>
          </table:table-cell>
          <table:table-cell office:value-type="float" office:value="585.123" calcext:value-type="float">
            <text:p>585.123</text:p>
          </table:table-cell>
          <table:table-cell office:value-type="float" office:value="29.3661" calcext:value-type="float">
            <text:p>29.3661</text:p>
          </table:table-cell>
          <table:table-cell office:value-type="float" office:value="491.101" calcext:value-type="float">
            <text:p>491.101</text:p>
          </table:table-cell>
          <table:table-cell office:value-type="float" office:value="-112.088" calcext:value-type="float">
            <text:p>-112.088</text:p>
          </table:table-cell>
          <table:table-cell office:value-type="float" office:value="475.276" calcext:value-type="float">
            <text:p>475.276</text:p>
          </table:table-cell>
          <table:table-cell office:value-type="float" office:value="351.26" calcext:value-type="float">
            <text:p>351.26</text:p>
          </table:table-cell>
          <table:table-cell office:value-type="float" office:value="0.85676" calcext:value-type="float">
            <text:p>0.856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0]-[.A530]; 2)+POWER([.K530]-[.B530];2))" office:value-type="float" office:value="473.540688157934" calcext:value-type="float">
            <text:p>473.5406881579</text:p>
          </table:table-cell>
          <table:table-cell table:formula="of:=SQRT(POWER([.J530]-[.C530]; 2)+POWER([.K530]-[.D530];2))" office:value-type="float" office:value="433.378023473976" calcext:value-type="float">
            <text:p>433.378023474</text:p>
          </table:table-cell>
        </table:table-row>
        <table:table-row table:style-name="ro1">
          <table:table-cell office:value-type="float" office:value="55.5689" calcext:value-type="float">
            <text:p>55.5689</text:p>
          </table:table-cell>
          <table:table-cell office:value-type="float" office:value="521.651" calcext:value-type="float">
            <text:p>521.651</text:p>
          </table:table-cell>
          <table:table-cell office:value-type="float" office:value="26.7591" calcext:value-type="float">
            <text:p>26.7591</text:p>
          </table:table-cell>
          <table:table-cell office:value-type="float" office:value="436.34" calcext:value-type="float">
            <text:p>436.34</text:p>
          </table:table-cell>
          <table:table-cell office:value-type="float" office:value="-161.687" calcext:value-type="float">
            <text:p>-161.687</text:p>
          </table:table-cell>
          <table:table-cell office:value-type="float" office:value="383.581" calcext:value-type="float">
            <text:p>383.581</text:p>
          </table:table-cell>
          <table:table-cell office:value-type="float" office:value="361.882" calcext:value-type="float">
            <text:p>361.882</text:p>
          </table:table-cell>
          <table:table-cell office:value-type="float" office:value="0.802005" calcext:value-type="float">
            <text:p>0.802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1]-[.A531]; 2)+POWER([.K531]-[.B531];2))" office:value-type="float" office:value="431.360254599575" calcext:value-type="float">
            <text:p>431.3602545996</text:p>
          </table:table-cell>
          <table:table-cell table:formula="of:=SQRT(POWER([.J531]-[.C531]; 2)+POWER([.K531]-[.D531];2))" office:value-type="float" office:value="406.680582561806" calcext:value-type="float">
            <text:p>406.6805825618</text:p>
          </table:table-cell>
        </table:table-row>
        <table:table-row table:style-name="ro1">
          <table:table-cell office:value-type="float" office:value="61.1889" calcext:value-type="float">
            <text:p>61.1889</text:p>
          </table:table-cell>
          <table:table-cell office:value-type="float" office:value="508.606" calcext:value-type="float">
            <text:p>508.606</text:p>
          </table:table-cell>
          <table:table-cell office:value-type="float" office:value="32.452" calcext:value-type="float">
            <text:p>32.452</text:p>
          </table:table-cell>
          <table:table-cell office:value-type="float" office:value="423.824" calcext:value-type="float">
            <text:p>423.824</text:p>
          </table:table-cell>
          <table:table-cell office:value-type="float" office:value="-158.503" calcext:value-type="float">
            <text:p>-158.503</text:p>
          </table:table-cell>
          <table:table-cell office:value-type="float" office:value="367.341" calcext:value-type="float">
            <text:p>367.341</text:p>
          </table:table-cell>
          <table:table-cell office:value-type="float" office:value="354.443" calcext:value-type="float">
            <text:p>354.443</text:p>
          </table:table-cell>
          <table:table-cell office:value-type="float" office:value="0.779142" calcext:value-type="float">
            <text:p>0.7791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2]-[.A532]; 2)+POWER([.K532]-[.B532];2))" office:value-type="float" office:value="418.671429069635" calcext:value-type="float">
            <text:p>418.6714290696</text:p>
          </table:table-cell>
          <table:table-cell table:formula="of:=SQRT(POWER([.J532]-[.C532]; 2)+POWER([.K532]-[.D532];2))" office:value-type="float" office:value="395.785248941898" calcext:value-type="float">
            <text:p>395.7852489419</text:p>
          </table:table-cell>
        </table:table-row>
        <table:table-row table:style-name="ro1">
          <table:table-cell office:value-type="float" office:value="59.8457" calcext:value-type="float">
            <text:p>59.8457</text:p>
          </table:table-cell>
          <table:table-cell office:value-type="float" office:value="520.841" calcext:value-type="float">
            <text:p>520.841</text:p>
          </table:table-cell>
          <table:table-cell office:value-type="float" office:value="30.9265" calcext:value-type="float">
            <text:p>30.9265</text:p>
          </table:table-cell>
          <table:table-cell office:value-type="float" office:value="436.628" calcext:value-type="float">
            <text:p>436.628</text:p>
          </table:table-cell>
          <table:table-cell office:value-type="float" office:value="-170.408" calcext:value-type="float">
            <text:p>-170.408</text:p>
          </table:table-cell>
          <table:table-cell office:value-type="float" office:value="380.31" calcext:value-type="float">
            <text:p>380.31</text:p>
          </table:table-cell>
          <table:table-cell office:value-type="float" office:value="356.125" calcext:value-type="float">
            <text:p>356.125</text:p>
          </table:table-cell>
          <table:table-cell office:value-type="float" office:value="0.756367" calcext:value-type="float">
            <text:p>0.7563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3]-[.A533]; 2)+POWER([.K533]-[.B533];2))" office:value-type="float" office:value="427.584276475983" calcext:value-type="float">
            <text:p>427.584276476</text:p>
          </table:table-cell>
          <table:table-cell table:formula="of:=SQRT(POWER([.J533]-[.C533]; 2)+POWER([.K533]-[.D533];2))" office:value-type="float" office:value="403.163682375099" calcext:value-type="float">
            <text:p>403.1636823751</text:p>
          </table:table-cell>
        </table:table-row>
        <table:table-row table:style-name="ro1">
          <table:table-cell office:value-type="float" office:value="61.5816" calcext:value-type="float">
            <text:p>61.5816</text:p>
          </table:table-cell>
          <table:table-cell office:value-type="float" office:value="517.122" calcext:value-type="float">
            <text:p>517.122</text:p>
          </table:table-cell>
          <table:table-cell office:value-type="float" office:value="32.7017" calcext:value-type="float">
            <text:p>32.7017</text:p>
          </table:table-cell>
          <table:table-cell office:value-type="float" office:value="432.926" calcext:value-type="float">
            <text:p>432.926</text:p>
          </table:table-cell>
          <table:table-cell office:value-type="float" office:value="-168.182" calcext:value-type="float">
            <text:p>-168.182</text:p>
          </table:table-cell>
          <table:table-cell office:value-type="float" office:value="376.007" calcext:value-type="float">
            <text:p>376.007</text:p>
          </table:table-cell>
          <table:table-cell office:value-type="float" office:value="353.721" calcext:value-type="float">
            <text:p>353.721</text:p>
          </table:table-cell>
          <table:table-cell office:value-type="float" office:value="0.678039" calcext:value-type="float">
            <text:p>0.6780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4]-[.A534]; 2)+POWER([.K534]-[.B534];2))" office:value-type="float" office:value="423.846363134757" calcext:value-type="float">
            <text:p>423.8463631348</text:p>
          </table:table-cell>
          <table:table-cell table:formula="of:=SQRT(POWER([.J534]-[.C534]; 2)+POWER([.K534]-[.D534];2))" office:value-type="float" office:value="399.829004774404" calcext:value-type="float">
            <text:p>399.8290047744</text:p>
          </table:table-cell>
        </table:table-row>
        <table:table-row table:style-name="ro1">
          <table:table-cell office:value-type="float" office:value="58.4562" calcext:value-type="float">
            <text:p>58.4562</text:p>
          </table:table-cell>
          <table:table-cell office:value-type="float" office:value="525.533" calcext:value-type="float">
            <text:p>525.533</text:p>
          </table:table-cell>
          <table:table-cell office:value-type="float" office:value="29.4671" calcext:value-type="float">
            <text:p>29.4671</text:p>
          </table:table-cell>
          <table:table-cell office:value-type="float" office:value="441.496" calcext:value-type="float">
            <text:p>441.496</text:p>
          </table:table-cell>
          <table:table-cell office:value-type="float" office:value="-174.854" calcext:value-type="float">
            <text:p>-174.854</text:p>
          </table:table-cell>
          <table:table-cell office:value-type="float" office:value="385.324" calcext:value-type="float">
            <text:p>385.324</text:p>
          </table:table-cell>
          <table:table-cell office:value-type="float" office:value="358.062" calcext:value-type="float">
            <text:p>358.062</text:p>
          </table:table-cell>
          <table:table-cell office:value-type="float" office:value="0.671009" calcext:value-type="float">
            <text:p>0.671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5]-[.A535]; 2)+POWER([.K535]-[.B535];2))" office:value-type="float" office:value="431.705603168919" calcext:value-type="float">
            <text:p>431.7056031689</text:p>
          </table:table-cell>
          <table:table-cell table:formula="of:=SQRT(POWER([.J535]-[.C535]; 2)+POWER([.K535]-[.D535];2))" office:value-type="float" office:value="406.80736374654" calcext:value-type="float">
            <text:p>406.8073637465</text:p>
          </table:table-cell>
        </table:table-row>
        <table:table-row table:style-name="ro1">
          <table:table-cell office:value-type="float" office:value="59.9186" calcext:value-type="float">
            <text:p>59.9186</text:p>
          </table:table-cell>
          <table:table-cell office:value-type="float" office:value="515.902" calcext:value-type="float">
            <text:p>515.902</text:p>
          </table:table-cell>
          <table:table-cell office:value-type="float" office:value="31.2085" calcext:value-type="float">
            <text:p>31.2085</text:p>
          </table:table-cell>
          <table:table-cell office:value-type="float" office:value="430.355" calcext:value-type="float">
            <text:p>430.355</text:p>
          </table:table-cell>
          <table:table-cell office:value-type="float" office:value="-155.062" calcext:value-type="float">
            <text:p>-155.062</text:p>
          </table:table-cell>
          <table:table-cell office:value-type="float" office:value="377.84" calcext:value-type="float">
            <text:p>377.84</text:p>
          </table:table-cell>
          <table:table-cell office:value-type="float" office:value="355.561" calcext:value-type="float">
            <text:p>355.561</text:p>
          </table:table-cell>
          <table:table-cell office:value-type="float" office:value="0.663116" calcext:value-type="float">
            <text:p>0.6631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6]-[.A536]; 2)+POWER([.K536]-[.B536];2))" office:value-type="float" office:value="424.324238560514" calcext:value-type="float">
            <text:p>424.3242385605</text:p>
          </table:table-cell>
          <table:table-cell table:formula="of:=SQRT(POWER([.J536]-[.C536]; 2)+POWER([.K536]-[.D536];2))" office:value-type="float" office:value="399.924303459105" calcext:value-type="float">
            <text:p>399.9243034591</text:p>
          </table:table-cell>
        </table:table-row>
        <table:table-row table:style-name="ro1">
          <table:table-cell office:value-type="float" office:value="56.6166" calcext:value-type="float">
            <text:p>56.6166</text:p>
          </table:table-cell>
          <table:table-cell office:value-type="float" office:value="518.611" calcext:value-type="float">
            <text:p>518.611</text:p>
          </table:table-cell>
          <table:table-cell office:value-type="float" office:value="27.5463" calcext:value-type="float">
            <text:p>27.5463</text:p>
          </table:table-cell>
          <table:table-cell office:value-type="float" office:value="435.594" calcext:value-type="float">
            <text:p>435.594</text:p>
          </table:table-cell>
          <table:table-cell office:value-type="float" office:value="-182.306" calcext:value-type="float">
            <text:p>-182.306</text:p>
          </table:table-cell>
          <table:table-cell office:value-type="float" office:value="374.214" calcext:value-type="float">
            <text:p>374.214</text:p>
          </table:table-cell>
          <table:table-cell office:value-type="float" office:value="361.774" calcext:value-type="float">
            <text:p>361.774</text:p>
          </table:table-cell>
          <table:table-cell office:value-type="float" office:value="0.661271" calcext:value-type="float">
            <text:p>0.6612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7]-[.A537]; 2)+POWER([.K537]-[.B537];2))" office:value-type="float" office:value="428.594838882318" calcext:value-type="float">
            <text:p>428.5948388823</text:p>
          </table:table-cell>
          <table:table-cell table:formula="of:=SQRT(POWER([.J537]-[.C537]; 2)+POWER([.K537]-[.D537];2))" office:value-type="float" office:value="405.632687390563" calcext:value-type="float">
            <text:p>405.6326873906</text:p>
          </table:table-cell>
        </table:table-row>
        <table:table-row table:style-name="ro1">
          <table:table-cell office:value-type="float" office:value="59.5632" calcext:value-type="float">
            <text:p>59.5632</text:p>
          </table:table-cell>
          <table:table-cell office:value-type="float" office:value="524.099" calcext:value-type="float">
            <text:p>524.099</text:p>
          </table:table-cell>
          <table:table-cell office:value-type="float" office:value="30.5335" calcext:value-type="float">
            <text:p>30.5335</text:p>
          </table:table-cell>
          <table:table-cell office:value-type="float" office:value="440.537" calcext:value-type="float">
            <text:p>440.537</text:p>
          </table:table-cell>
          <table:table-cell office:value-type="float" office:value="-178.434" calcext:value-type="float">
            <text:p>-178.434</text:p>
          </table:table-cell>
          <table:table-cell office:value-type="float" office:value="382.529" calcext:value-type="float">
            <text:p>382.529</text:p>
          </table:table-cell>
          <table:table-cell office:value-type="float" office:value="356.729" calcext:value-type="float">
            <text:p>356.729</text:p>
          </table:table-cell>
          <table:table-cell office:value-type="float" office:value="0.651798" calcext:value-type="float">
            <text:p>0.6517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8]-[.A538]; 2)+POWER([.K538]-[.B538];2))" office:value-type="float" office:value="429.929160438368" calcext:value-type="float">
            <text:p>429.9291604384</text:p>
          </table:table-cell>
          <table:table-cell table:formula="of:=SQRT(POWER([.J538]-[.C538]; 2)+POWER([.K538]-[.D538];2))" office:value-type="float" office:value="405.407827984673" calcext:value-type="float">
            <text:p>405.4078279847</text:p>
          </table:table-cell>
        </table:table-row>
        <table:table-row table:style-name="ro1">
          <table:table-cell office:value-type="float" office:value="59.0586" calcext:value-type="float">
            <text:p>59.0586</text:p>
          </table:table-cell>
          <table:table-cell office:value-type="float" office:value="509.912" calcext:value-type="float">
            <text:p>509.912</text:p>
          </table:table-cell>
          <table:table-cell office:value-type="float" office:value="30.3543" calcext:value-type="float">
            <text:p>30.3543</text:p>
          </table:table-cell>
          <table:table-cell office:value-type="float" office:value="424.699" calcext:value-type="float">
            <text:p>424.699</text:p>
          </table:table-cell>
          <table:table-cell office:value-type="float" office:value="-155.702" calcext:value-type="float">
            <text:p>-155.702</text:p>
          </table:table-cell>
          <table:table-cell office:value-type="float" office:value="369.794" calcext:value-type="float">
            <text:p>369.794</text:p>
          </table:table-cell>
          <table:table-cell office:value-type="float" office:value="357.331" calcext:value-type="float">
            <text:p>357.331</text:p>
          </table:table-cell>
          <table:table-cell office:value-type="float" office:value="0.646193" calcext:value-type="float">
            <text:p>0.6461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9]-[.A539]; 2)+POWER([.K539]-[.B539];2))" office:value-type="float" office:value="421.145762388701" calcext:value-type="float">
            <text:p>421.1457623887</text:p>
          </table:table-cell>
          <table:table-cell table:formula="of:=SQRT(POWER([.J539]-[.C539]; 2)+POWER([.K539]-[.D539];2))" office:value-type="float" office:value="398.050506505757" calcext:value-type="float">
            <text:p>398.0505065058</text:p>
          </table:table-cell>
        </table:table-row>
        <table:table-row table:style-name="ro1">
          <table:table-cell office:value-type="float" office:value="56.3885" calcext:value-type="float">
            <text:p>56.3885</text:p>
          </table:table-cell>
          <table:table-cell office:value-type="float" office:value="514.059" calcext:value-type="float">
            <text:p>514.059</text:p>
          </table:table-cell>
          <table:table-cell office:value-type="float" office:value="27.4399" calcext:value-type="float">
            <text:p>27.4399</text:p>
          </table:table-cell>
          <table:table-cell office:value-type="float" office:value="430.382" calcext:value-type="float">
            <text:p>430.382</text:p>
          </table:table-cell>
          <table:table-cell office:value-type="float" office:value="-173.71" calcext:value-type="float">
            <text:p>-173.71</text:p>
          </table:table-cell>
          <table:table-cell office:value-type="float" office:value="370.435" calcext:value-type="float">
            <text:p>370.435</text:p>
          </table:table-cell>
          <table:table-cell office:value-type="float" office:value="361.982" calcext:value-type="float">
            <text:p>361.982</text:p>
          </table:table-cell>
          <table:table-cell office:value-type="float" office:value="0.612702" calcext:value-type="float">
            <text:p>0.6127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0]-[.A540]; 2)+POWER([.K540]-[.B540];2))" office:value-type="float" office:value="425.846679467212" calcext:value-type="float">
            <text:p>425.8466794672</text:p>
          </table:table-cell>
          <table:table-cell table:formula="of:=SQRT(POWER([.J540]-[.C540]; 2)+POWER([.K540]-[.D540];2))" office:value-type="float" office:value="403.26527601073" calcext:value-type="float">
            <text:p>403.2652760107</text:p>
          </table:table-cell>
        </table:table-row>
        <table:table-row table:style-name="ro1">
          <table:table-cell office:value-type="float" office:value="55.767" calcext:value-type="float">
            <text:p>55.767</text:p>
          </table:table-cell>
          <table:table-cell office:value-type="float" office:value="516.321" calcext:value-type="float">
            <text:p>516.321</text:p>
          </table:table-cell>
          <table:table-cell office:value-type="float" office:value="27.3915" calcext:value-type="float">
            <text:p>27.3915</text:p>
          </table:table-cell>
          <table:table-cell office:value-type="float" office:value="427.987" calcext:value-type="float">
            <text:p>427.987</text:p>
          </table:table-cell>
          <table:table-cell office:value-type="float" office:value="-130.222" calcext:value-type="float">
            <text:p>-130.222</text:p>
          </table:table-cell>
          <table:table-cell office:value-type="float" office:value="384.886" calcext:value-type="float">
            <text:p>384.886</text:p>
          </table:table-cell>
          <table:table-cell office:value-type="float" office:value="360.17" calcext:value-type="float">
            <text:p>360.17</text:p>
          </table:table-cell>
          <table:table-cell office:value-type="float" office:value="0.61039" calcext:value-type="float">
            <text:p>0.610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1]-[.A541]; 2)+POWER([.K541]-[.B541];2))" office:value-type="float" office:value="427.772034300982" calcext:value-type="float">
            <text:p>427.772034301</text:p>
          </table:table-cell>
          <table:table-cell table:formula="of:=SQRT(POWER([.J541]-[.C541]; 2)+POWER([.K541]-[.D541];2))" office:value-type="float" office:value="402.194960735773" calcext:value-type="float">
            <text:p>402.1949607358</text:p>
          </table:table-cell>
        </table:table-row>
        <table:table-row table:style-name="ro1">
          <table:table-cell office:value-type="float" office:value="61.8141" calcext:value-type="float">
            <text:p>61.8141</text:p>
          </table:table-cell>
          <table:table-cell office:value-type="float" office:value="516.002" calcext:value-type="float">
            <text:p>516.002</text:p>
          </table:table-cell>
          <table:table-cell office:value-type="float" office:value="33.1056" calcext:value-type="float">
            <text:p>33.1056</text:p>
          </table:table-cell>
          <table:table-cell office:value-type="float" office:value="430.507" calcext:value-type="float">
            <text:p>430.507</text:p>
          </table:table-cell>
          <table:table-cell office:value-type="float" office:value="-154.94" calcext:value-type="float">
            <text:p>-154.94</text:p>
          </table:table-cell>
          <table:table-cell office:value-type="float" office:value="378.025" calcext:value-type="float">
            <text:p>378.025</text:p>
          </table:table-cell>
          <table:table-cell office:value-type="float" office:value="352.758" calcext:value-type="float">
            <text:p>352.758</text:p>
          </table:table-cell>
          <table:table-cell office:value-type="float" office:value="0.607604" calcext:value-type="float">
            <text:p>0.6076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2]-[.A542]; 2)+POWER([.K542]-[.B542];2))" office:value-type="float" office:value="422.943081469375" calcext:value-type="float">
            <text:p>422.9430814694</text:p>
          </table:table-cell>
          <table:table-cell table:formula="of:=SQRT(POWER([.J542]-[.C542]; 2)+POWER([.K542]-[.D542];2))" office:value-type="float" office:value="398.323698768175" calcext:value-type="float">
            <text:p>398.3236987682</text:p>
          </table:table-cell>
        </table:table-row>
        <table:table-row table:style-name="ro1">
          <table:table-cell office:value-type="float" office:value="60.7737" calcext:value-type="float">
            <text:p>60.7737</text:p>
          </table:table-cell>
          <table:table-cell office:value-type="float" office:value="510.934" calcext:value-type="float">
            <text:p>510.934</text:p>
          </table:table-cell>
          <table:table-cell office:value-type="float" office:value="32.0688" calcext:value-type="float">
            <text:p>32.0688</text:p>
          </table:table-cell>
          <table:table-cell office:value-type="float" office:value="425.719" calcext:value-type="float">
            <text:p>425.719</text:p>
          </table:table-cell>
          <table:table-cell office:value-type="float" office:value="-155.571" calcext:value-type="float">
            <text:p>-155.571</text:p>
          </table:table-cell>
          <table:table-cell office:value-type="float" office:value="371.192" calcext:value-type="float">
            <text:p>371.192</text:p>
          </table:table-cell>
          <table:table-cell office:value-type="float" office:value="354.716" calcext:value-type="float">
            <text:p>354.716</text:p>
          </table:table-cell>
          <table:table-cell office:value-type="float" office:value="0.605907" calcext:value-type="float">
            <text:p>0.6059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3]-[.A543]; 2)+POWER([.K543]-[.B543];2))" office:value-type="float" office:value="420.476797656767" calcext:value-type="float">
            <text:p>420.4767976568</text:p>
          </table:table-cell>
          <table:table-cell table:formula="of:=SQRT(POWER([.J543]-[.C543]; 2)+POWER([.K543]-[.D543];2))" office:value-type="float" office:value="396.999043442727" calcext:value-type="float">
            <text:p>396.9990434427</text:p>
          </table:table-cell>
        </table:table-row>
        <table:table-row table:style-name="ro1">
          <table:table-cell office:value-type="float" office:value="59.8606" calcext:value-type="float">
            <text:p>59.8606</text:p>
          </table:table-cell>
          <table:table-cell office:value-type="float" office:value="526.551" calcext:value-type="float">
            <text:p>526.551</text:p>
          </table:table-cell>
          <table:table-cell office:value-type="float" office:value="31.139" calcext:value-type="float">
            <text:p>31.139</text:p>
          </table:table-cell>
          <table:table-cell office:value-type="float" office:value="440.358" calcext:value-type="float">
            <text:p>440.358</text:p>
          </table:table-cell>
          <table:table-cell office:value-type="float" office:value="-154.033" calcext:value-type="float">
            <text:p>-154.033</text:p>
          </table:table-cell>
          <table:table-cell office:value-type="float" office:value="391.999" calcext:value-type="float">
            <text:p>391.999</text:p>
          </table:table-cell>
          <table:table-cell office:value-type="float" office:value="354.764" calcext:value-type="float">
            <text:p>354.764</text:p>
          </table:table-cell>
          <table:table-cell office:value-type="float" office:value="0.589774" calcext:value-type="float">
            <text:p>0.5897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4]-[.A544]; 2)+POWER([.K544]-[.B544];2))" office:value-type="float" office:value="431.318469617706" calcext:value-type="float">
            <text:p>431.3184696177</text:p>
          </table:table-cell>
          <table:table-cell table:formula="of:=SQRT(POWER([.J544]-[.C544]; 2)+POWER([.K544]-[.D544];2))" office:value-type="float" office:value="404.792269546986" calcext:value-type="float">
            <text:p>404.792269547</text:p>
          </table:table-cell>
        </table:table-row>
        <table:table-row table:style-name="ro1">
          <table:table-cell office:value-type="float" office:value="58.3399" calcext:value-type="float">
            <text:p>58.3399</text:p>
          </table:table-cell>
          <table:table-cell office:value-type="float" office:value="512.046" calcext:value-type="float">
            <text:p>512.046</text:p>
          </table:table-cell>
          <table:table-cell office:value-type="float" office:value="30.3668" calcext:value-type="float">
            <text:p>30.3668</text:p>
          </table:table-cell>
          <table:table-cell office:value-type="float" office:value="420.882" calcext:value-type="float">
            <text:p>420.882</text:p>
          </table:table-cell>
          <table:table-cell office:value-type="float" office:value="-100.961" calcext:value-type="float">
            <text:p>-100.961</text:p>
          </table:table-cell>
          <table:table-cell office:value-type="float" office:value="387.209" calcext:value-type="float">
            <text:p>387.209</text:p>
          </table:table-cell>
          <table:table-cell office:value-type="float" office:value="355.124" calcext:value-type="float">
            <text:p>355.124</text:p>
          </table:table-cell>
          <table:table-cell office:value-type="float" office:value="0.587752" calcext:value-type="float">
            <text:p>0.5877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5]-[.A545]; 2)+POWER([.K545]-[.B545];2))" office:value-type="float" office:value="423.059502727465" calcext:value-type="float">
            <text:p>423.0595027275</text:p>
          </table:table-cell>
          <table:table-cell table:formula="of:=SQRT(POWER([.J545]-[.C545]; 2)+POWER([.K545]-[.D545];2))" office:value-type="float" office:value="396.301917818019" calcext:value-type="float">
            <text:p>396.301917818</text:p>
          </table:table-cell>
        </table:table-row>
        <table:table-row table:style-name="ro1">
          <table:table-cell office:value-type="float" office:value="202.874" calcext:value-type="float">
            <text:p>202.874</text:p>
          </table:table-cell>
          <table:table-cell office:value-type="float" office:value="339.62" calcext:value-type="float">
            <text:p>339.62</text:p>
          </table:table-cell>
          <table:table-cell office:value-type="float" office:value="176.499" calcext:value-type="float">
            <text:p>176.499</text:p>
          </table:table-cell>
          <table:table-cell office:value-type="float" office:value="250.866" calcext:value-type="float">
            <text:p>250.866</text:p>
          </table:table-cell>
          <table:table-cell office:value-type="float" office:value="13.2566" calcext:value-type="float">
            <text:p>13.2566</text:p>
          </table:table-cell>
          <table:table-cell office:value-type="float" office:value="196.611" calcext:value-type="float">
            <text:p>196.611</text:p>
          </table:table-cell>
          <table:table-cell office:value-type="float" office:value="152.878" calcext:value-type="float">
            <text:p>152.878</text:p>
          </table:table-cell>
          <table:table-cell office:value-type="float" office:value="0.965119" calcext:value-type="float">
            <text:p>0.9651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6]-[.A546]; 2)+POWER([.K546]-[.B546];2))" office:value-type="float" office:value="205.757848637664" calcext:value-type="float">
            <text:p>205.7578486377</text:p>
          </table:table-cell>
          <table:table-cell table:formula="of:=SQRT(POWER([.J546]-[.C546]; 2)+POWER([.K546]-[.D546];2))" office:value-type="float" office:value="207.690324659094" calcext:value-type="float">
            <text:p>207.6903246591</text:p>
          </table:table-cell>
        </table:table-row>
        <table:table-row table:style-name="ro1">
          <table:table-cell office:value-type="float" office:value="152.738" calcext:value-type="float">
            <text:p>152.738</text:p>
          </table:table-cell>
          <table:table-cell office:value-type="float" office:value="337.488" calcext:value-type="float">
            <text:p>337.488</text:p>
          </table:table-cell>
          <table:table-cell office:value-type="float" office:value="126.118" calcext:value-type="float">
            <text:p>126.118</text:p>
          </table:table-cell>
          <table:table-cell office:value-type="float" office:value="247.818" calcext:value-type="float">
            <text:p>247.818</text:p>
          </table:table-cell>
          <table:table-cell office:value-type="float" office:value="10.0959" calcext:value-type="float">
            <text:p>10.0959</text:p>
          </table:table-cell>
          <table:table-cell office:value-type="float" office:value="194.137" calcext:value-type="float">
            <text:p>194.137</text:p>
          </table:table-cell>
          <table:table-cell office:value-type="float" office:value="226.675" calcext:value-type="float">
            <text:p>226.675</text:p>
          </table:table-cell>
          <table:table-cell office:value-type="float" office:value="0.938387" calcext:value-type="float">
            <text:p>0.9383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7]-[.A547]; 2)+POWER([.K547]-[.B547];2))" office:value-type="float" office:value="250.200061526771" calcext:value-type="float">
            <text:p>250.2000615268</text:p>
          </table:table-cell>
          <table:table-cell table:formula="of:=SQRT(POWER([.J547]-[.C547]; 2)+POWER([.K547]-[.D547];2))" office:value-type="float" office:value="257.947620744988" calcext:value-type="float">
            <text:p>257.947620745</text:p>
          </table:table-cell>
        </table:table-row>
        <table:table-row table:style-name="ro1">
          <table:table-cell office:value-type="float" office:value="203.799" calcext:value-type="float">
            <text:p>203.799</text:p>
          </table:table-cell>
          <table:table-cell office:value-type="float" office:value="324.619" calcext:value-type="float">
            <text:p>324.619</text:p>
          </table:table-cell>
          <table:table-cell office:value-type="float" office:value="177.457" calcext:value-type="float">
            <text:p>177.457</text:p>
          </table:table-cell>
          <table:table-cell office:value-type="float" office:value="237.401" calcext:value-type="float">
            <text:p>237.401</text:p>
          </table:table-cell>
          <table:table-cell office:value-type="float" office:value="6.74604" calcext:value-type="float">
            <text:p>6.74604</text:p>
          </table:table-cell>
          <table:table-cell office:value-type="float" office:value="172.97" calcext:value-type="float">
            <text:p>172.97</text:p>
          </table:table-cell>
          <table:table-cell office:value-type="float" office:value="150.996" calcext:value-type="float">
            <text:p>150.996</text:p>
          </table:table-cell>
          <table:table-cell office:value-type="float" office:value="0.787442" calcext:value-type="float">
            <text:p>0.7874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8]-[.A548]; 2)+POWER([.K548]-[.B548];2))" office:value-type="float" office:value="198.237987182074" calcext:value-type="float">
            <text:p>198.2379871821</text:p>
          </table:table-cell>
          <table:table-cell table:formula="of:=SQRT(POWER([.J548]-[.C548]; 2)+POWER([.K548]-[.D548];2))" office:value-type="float" office:value="206.59419558642" calcext:value-type="float">
            <text:p>206.5941955864</text:p>
          </table:table-cell>
        </table:table-row>
        <table:table-row table:style-name="ro1">
          <table:table-cell office:value-type="float" office:value="190.734" calcext:value-type="float">
            <text:p>190.734</text:p>
          </table:table-cell>
          <table:table-cell office:value-type="float" office:value="338.21" calcext:value-type="float">
            <text:p>338.21</text:p>
          </table:table-cell>
          <table:table-cell office:value-type="float" office:value="164.276" calcext:value-type="float">
            <text:p>164.276</text:p>
          </table:table-cell>
          <table:table-cell office:value-type="float" office:value="249.101" calcext:value-type="float">
            <text:p>249.101</text:p>
          </table:table-cell>
          <table:table-cell office:value-type="float" office:value="14.2903" calcext:value-type="float">
            <text:p>14.2903</text:p>
          </table:table-cell>
          <table:table-cell office:value-type="float" office:value="195.539" calcext:value-type="float">
            <text:p>195.539</text:p>
          </table:table-cell>
          <table:table-cell office:value-type="float" office:value="170.975" calcext:value-type="float">
            <text:p>170.975</text:p>
          </table:table-cell>
          <table:table-cell office:value-type="float" office:value="0.647668" calcext:value-type="float">
            <text:p>0.6476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9]-[.A549]; 2)+POWER([.K549]-[.B549];2))" office:value-type="float" office:value="215.88911703928" calcext:value-type="float">
            <text:p>215.8891170393</text:p>
          </table:table-cell>
          <table:table-cell table:formula="of:=SQRT(POWER([.J549]-[.C549]; 2)+POWER([.K549]-[.D549];2))" office:value-type="float" office:value="219.838714463581" calcext:value-type="float">
            <text:p>219.8387144636</text:p>
          </table:table-cell>
        </table:table-row>
        <table:table-row table:style-name="ro1">
          <table:table-cell office:value-type="float" office:value="160.875" calcext:value-type="float">
            <text:p>160.875</text:p>
          </table:table-cell>
          <table:table-cell office:value-type="float" office:value="340.006" calcext:value-type="float">
            <text:p>340.006</text:p>
          </table:table-cell>
          <table:table-cell office:value-type="float" office:value="134.315" calcext:value-type="float">
            <text:p>134.315</text:p>
          </table:table-cell>
          <table:table-cell office:value-type="float" office:value="249.507" calcext:value-type="float">
            <text:p>249.507</text:p>
          </table:table-cell>
          <table:table-cell office:value-type="float" office:value="18.8424" calcext:value-type="float">
            <text:p>18.8424</text:p>
          </table:table-cell>
          <table:table-cell office:value-type="float" office:value="200.95" calcext:value-type="float">
            <text:p>200.95</text:p>
          </table:table-cell>
          <table:table-cell office:value-type="float" office:value="215.012" calcext:value-type="float">
            <text:p>215.012</text:p>
          </table:table-cell>
          <table:table-cell office:value-type="float" office:value="0.623083" calcext:value-type="float">
            <text:p>0.6230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0]-[.A550]; 2)+POWER([.K550]-[.B550];2))" office:value-type="float" office:value="243.70051633306" calcext:value-type="float">
            <text:p>243.7005163331</text:p>
          </table:table-cell>
          <table:table-cell table:formula="of:=SQRT(POWER([.J550]-[.C550]; 2)+POWER([.K550]-[.D550];2))" office:value-type="float" office:value="249.797826799994" calcext:value-type="float">
            <text:p>249.7978268</text:p>
          </table:table-cell>
        </table:table-row>
        <table:table-row table:style-name="ro1">
          <table:table-cell office:value-type="float" office:value="159.329" calcext:value-type="float">
            <text:p>159.329</text:p>
          </table:table-cell>
          <table:table-cell office:value-type="float" office:value="329.638" calcext:value-type="float">
            <text:p>329.638</text:p>
          </table:table-cell>
          <table:table-cell office:value-type="float" office:value="132.742" calcext:value-type="float">
            <text:p>132.742</text:p>
          </table:table-cell>
          <table:table-cell office:value-type="float" office:value="240.534" calcext:value-type="float">
            <text:p>240.534</text:p>
          </table:table-cell>
          <table:table-cell office:value-type="float" office:value="10.9267" calcext:value-type="float">
            <text:p>10.9267</text:p>
          </table:table-cell>
          <table:table-cell office:value-type="float" office:value="183.475" calcext:value-type="float">
            <text:p>183.475</text:p>
          </table:table-cell>
          <table:table-cell office:value-type="float" office:value="217.264" calcext:value-type="float">
            <text:p>217.264</text:p>
          </table:table-cell>
          <table:table-cell office:value-type="float" office:value="0.568318" calcext:value-type="float">
            <text:p>0.5683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1]-[.A551]; 2)+POWER([.K551]-[.B551];2))" office:value-type="float" office:value="241.158614370294" calcext:value-type="float">
            <text:p>241.1586143703</text:p>
          </table:table-cell>
          <table:table-cell table:formula="of:=SQRT(POWER([.J551]-[.C551]; 2)+POWER([.K551]-[.D551];2))" office:value-type="float" office:value="251.262276754789" calcext:value-type="float">
            <text:p>251.2622767548</text:p>
          </table:table-cell>
        </table:table-row>
        <table:table-row table:style-name="ro1">
          <table:table-cell office:value-type="float" office:value="212.959" calcext:value-type="float">
            <text:p>212.959</text:p>
          </table:table-cell>
          <table:table-cell office:value-type="float" office:value="340.364" calcext:value-type="float">
            <text:p>340.364</text:p>
          </table:table-cell>
          <table:table-cell office:value-type="float" office:value="186.683" calcext:value-type="float">
            <text:p>186.683</text:p>
          </table:table-cell>
          <table:table-cell office:value-type="float" office:value="251.172" calcext:value-type="float">
            <text:p>251.172</text:p>
          </table:table-cell>
          <table:table-cell office:value-type="float" office:value="19.8318" calcext:value-type="float">
            <text:p>19.8318</text:p>
          </table:table-cell>
          <table:table-cell office:value-type="float" office:value="200.035" calcext:value-type="float">
            <text:p>200.035</text:p>
          </table:table-cell>
          <table:table-cell office:value-type="float" office:value="138.429" calcext:value-type="float">
            <text:p>138.429</text:p>
          </table:table-cell>
          <table:table-cell office:value-type="float" office:value="0.552777" calcext:value-type="float">
            <text:p>0.5527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2]-[.A552]; 2)+POWER([.K552]-[.B552];2))" office:value-type="float" office:value="197.308135100913" calcext:value-type="float">
            <text:p>197.3081351009</text:p>
          </table:table-cell>
          <table:table-cell table:formula="of:=SQRT(POWER([.J552]-[.C552]; 2)+POWER([.K552]-[.D552];2))" office:value-type="float" office:value="197.530058656904" calcext:value-type="float">
            <text:p>197.5300586569</text:p>
          </table:table-cell>
        </table:table-row>
        <table:table-row table:style-name="ro1">
          <table:table-cell office:value-type="float" office:value="153.984" calcext:value-type="float">
            <text:p>153.984</text:p>
          </table:table-cell>
          <table:table-cell office:value-type="float" office:value="333.883" calcext:value-type="float">
            <text:p>333.883</text:p>
          </table:table-cell>
          <table:table-cell office:value-type="float" office:value="127.366" calcext:value-type="float">
            <text:p>127.366</text:p>
          </table:table-cell>
          <table:table-cell office:value-type="float" office:value="244.574" calcext:value-type="float">
            <text:p>244.574</text:p>
          </table:table-cell>
          <table:table-cell office:value-type="float" office:value="9.0276" calcext:value-type="float">
            <text:p>9.0276</text:p>
          </table:table-cell>
          <table:table-cell office:value-type="float" office:value="188.703" calcext:value-type="float">
            <text:p>188.703</text:p>
          </table:table-cell>
          <table:table-cell office:value-type="float" office:value="224.929" calcext:value-type="float">
            <text:p>224.929</text:p>
          </table:table-cell>
          <table:table-cell office:value-type="float" office:value="0.552333" calcext:value-type="float">
            <text:p>0.5523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3]-[.A553]; 2)+POWER([.K553]-[.B553];2))" office:value-type="float" office:value="247.689010545482" calcext:value-type="float">
            <text:p>247.6890105455</text:p>
          </table:table-cell>
          <table:table-cell table:formula="of:=SQRT(POWER([.J553]-[.C553]; 2)+POWER([.K553]-[.D553];2))" office:value-type="float" office:value="256.646908089694" calcext:value-type="float">
            <text:p>256.6469080897</text:p>
          </table:table-cell>
        </table:table-row>
        <table:table-row table:style-name="ro1">
          <table:table-cell office:value-type="float" office:value="200.435" calcext:value-type="float">
            <text:p>200.435</text:p>
          </table:table-cell>
          <table:table-cell office:value-type="float" office:value="327.611" calcext:value-type="float">
            <text:p>327.611</text:p>
          </table:table-cell>
          <table:table-cell office:value-type="float" office:value="174.063" calcext:value-type="float">
            <text:p>174.063</text:p>
          </table:table-cell>
          <table:table-cell office:value-type="float" office:value="239.794" calcext:value-type="float">
            <text:p>239.794</text:p>
          </table:table-cell>
          <table:table-cell office:value-type="float" office:value="10.1528" calcext:value-type="float">
            <text:p>10.1528</text:p>
          </table:table-cell>
          <table:table-cell office:value-type="float" office:value="178.753" calcext:value-type="float">
            <text:p>178.753</text:p>
          </table:table-cell>
          <table:table-cell office:value-type="float" office:value="156.303" calcext:value-type="float">
            <text:p>156.303</text:p>
          </table:table-cell>
          <table:table-cell office:value-type="float" office:value="0.528634" calcext:value-type="float">
            <text:p>0.5286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4]-[.A554]; 2)+POWER([.K554]-[.B554];2))" office:value-type="float" office:value="202.547161288427" calcext:value-type="float">
            <text:p>202.5471612884</text:p>
          </table:table-cell>
          <table:table-cell table:formula="of:=SQRT(POWER([.J554]-[.C554]; 2)+POWER([.K554]-[.D554];2))" office:value-type="float" office:value="209.94858990953" calcext:value-type="float">
            <text:p>209.9485899095</text:p>
          </table:table-cell>
        </table:table-row>
        <table:table-row table:style-name="ro1">
          <table:table-cell office:value-type="float" office:value="200.852" calcext:value-type="float">
            <text:p>200.852</text:p>
          </table:table-cell>
          <table:table-cell office:value-type="float" office:value="327.903" calcext:value-type="float">
            <text:p>327.903</text:p>
          </table:table-cell>
          <table:table-cell office:value-type="float" office:value="174.483" calcext:value-type="float">
            <text:p>174.483</text:p>
          </table:table-cell>
          <table:table-cell office:value-type="float" office:value="240.081" calcext:value-type="float">
            <text:p>240.081</text:p>
          </table:table-cell>
          <table:table-cell office:value-type="float" office:value="10.1471" calcext:value-type="float">
            <text:p>10.1471</text:p>
          </table:table-cell>
          <table:table-cell office:value-type="float" office:value="179.141" calcext:value-type="float">
            <text:p>179.141</text:p>
          </table:table-cell>
          <table:table-cell office:value-type="float" office:value="155.677" calcext:value-type="float">
            <text:p>155.677</text:p>
          </table:table-cell>
          <table:table-cell office:value-type="float" office:value="0.527845" calcext:value-type="float">
            <text:p>0.5278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5]-[.A555]; 2)+POWER([.K555]-[.B555];2))" office:value-type="float" office:value="202.293142031558" calcext:value-type="float">
            <text:p>202.2931420316</text:p>
          </table:table-cell>
          <table:table-cell table:formula="of:=SQRT(POWER([.J555]-[.C555]; 2)+POWER([.K555]-[.D555];2))" office:value-type="float" office:value="209.525788030972" calcext:value-type="float">
            <text:p>209.525788031</text:p>
          </table:table-cell>
        </table:table-row>
        <table:table-row table:style-name="ro1">
          <table:table-cell office:value-type="float" office:value="155.631" calcext:value-type="float">
            <text:p>155.631</text:p>
          </table:table-cell>
          <table:table-cell office:value-type="float" office:value="337.581" calcext:value-type="float">
            <text:p>337.581</text:p>
          </table:table-cell>
          <table:table-cell office:value-type="float" office:value="129.033" calcext:value-type="float">
            <text:p>129.033</text:p>
          </table:table-cell>
          <table:table-cell office:value-type="float" office:value="247.695" calcext:value-type="float">
            <text:p>247.695</text:p>
          </table:table-cell>
          <table:table-cell office:value-type="float" office:value="12.9304" calcext:value-type="float">
            <text:p>12.9304</text:p>
          </table:table-cell>
          <table:table-cell office:value-type="float" office:value="195.353" calcext:value-type="float">
            <text:p>195.353</text:p>
          </table:table-cell>
          <table:table-cell office:value-type="float" office:value="222.528" calcext:value-type="float">
            <text:p>222.528</text:p>
          </table:table-cell>
          <table:table-cell office:value-type="float" office:value="0.503635" calcext:value-type="float">
            <text:p>0.5036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6]-[.A556]; 2)+POWER([.K556]-[.B556];2))" office:value-type="float" office:value="247.564391062204" calcext:value-type="float">
            <text:p>247.5643910622</text:p>
          </table:table-cell>
          <table:table-cell table:formula="of:=SQRT(POWER([.J556]-[.C556]; 2)+POWER([.K556]-[.D556];2))" office:value-type="float" office:value="255.030594466625" calcext:value-type="float">
            <text:p>255.0305944666</text:p>
          </table:table-cell>
        </table:table-row>
        <table:table-row table:style-name="ro1">
          <table:table-cell office:value-type="float" office:value="157.418" calcext:value-type="float">
            <text:p>157.418</text:p>
          </table:table-cell>
          <table:table-cell office:value-type="float" office:value="329.404" calcext:value-type="float">
            <text:p>329.404</text:p>
          </table:table-cell>
          <table:table-cell office:value-type="float" office:value="130.83" calcext:value-type="float">
            <text:p>130.83</text:p>
          </table:table-cell>
          <table:table-cell office:value-type="float" office:value="240.235" calcext:value-type="float">
            <text:p>240.235</text:p>
          </table:table-cell>
          <table:table-cell office:value-type="float" office:value="11.2127" calcext:value-type="float">
            <text:p>11.2127</text:p>
          </table:table-cell>
          <table:table-cell office:value-type="float" office:value="183.348" calcext:value-type="float">
            <text:p>183.348</text:p>
          </table:table-cell>
          <table:table-cell office:value-type="float" office:value="220.086" calcext:value-type="float">
            <text:p>220.086</text:p>
          </table:table-cell>
          <table:table-cell office:value-type="float" office:value="0.473995" calcext:value-type="float">
            <text:p>0.4739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7]-[.A557]; 2)+POWER([.K557]-[.B557];2))" office:value-type="float" office:value="242.855640123922" calcext:value-type="float">
            <text:p>242.8556401239</text:p>
          </table:table-cell>
          <table:table-cell table:formula="of:=SQRT(POWER([.J557]-[.C557]; 2)+POWER([.K557]-[.D557];2))" office:value-type="float" office:value="253.176152362342" calcext:value-type="float">
            <text:p>253.1761523623</text:p>
          </table:table-cell>
        </table:table-row>
        <table:table-row table:style-name="ro1">
          <table:table-cell office:value-type="float" office:value="195.411" calcext:value-type="float">
            <text:p>195.411</text:p>
          </table:table-cell>
          <table:table-cell office:value-type="float" office:value="341.565" calcext:value-type="float">
            <text:p>341.565</text:p>
          </table:table-cell>
          <table:table-cell office:value-type="float" office:value="168.971" calcext:value-type="float">
            <text:p>168.971</text:p>
          </table:table-cell>
          <table:table-cell office:value-type="float" office:value="252.546" calcext:value-type="float">
            <text:p>252.546</text:p>
          </table:table-cell>
          <table:table-cell office:value-type="float" office:value="12.756" calcext:value-type="float">
            <text:p>12.756</text:p>
          </table:table-cell>
          <table:table-cell office:value-type="float" office:value="199.34" calcext:value-type="float">
            <text:p>199.34</text:p>
          </table:table-cell>
          <table:table-cell office:value-type="float" office:value="163.919" calcext:value-type="float">
            <text:p>163.919</text:p>
          </table:table-cell>
          <table:table-cell office:value-type="float" office:value="0.414735" calcext:value-type="float">
            <text:p>0.4147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8]-[.A558]; 2)+POWER([.K558]-[.B558];2))" office:value-type="float" office:value="213.258059978984" calcext:value-type="float">
            <text:p>213.258059979</text:p>
          </table:table-cell>
          <table:table-cell table:formula="of:=SQRT(POWER([.J558]-[.C558]; 2)+POWER([.K558]-[.D558];2))" office:value-type="float" office:value="215.287456571441" calcext:value-type="float">
            <text:p>215.2874565714</text:p>
          </table:table-cell>
        </table:table-row>
        <table:table-row table:style-name="ro1">
          <table:table-cell office:value-type="float" office:value="206.68" calcext:value-type="float">
            <text:p>206.68</text:p>
          </table:table-cell>
          <table:table-cell office:value-type="float" office:value="340.136" calcext:value-type="float">
            <text:p>340.136</text:p>
          </table:table-cell>
          <table:table-cell office:value-type="float" office:value="180.349" calcext:value-type="float">
            <text:p>180.349</text:p>
          </table:table-cell>
          <table:table-cell office:value-type="float" office:value="250.787" calcext:value-type="float">
            <text:p>250.787</text:p>
          </table:table-cell>
          <table:table-cell office:value-type="float" office:value="19.8059" calcext:value-type="float">
            <text:p>19.8059</text:p>
          </table:table-cell>
          <table:table-cell office:value-type="float" office:value="199.932" calcext:value-type="float">
            <text:p>199.932</text:p>
          </table:table-cell>
          <table:table-cell office:value-type="float" office:value="147.751" calcext:value-type="float">
            <text:p>147.751</text:p>
          </table:table-cell>
          <table:table-cell office:value-type="float" office:value="0.404421" calcext:value-type="float">
            <text:p>0.4044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9]-[.A559]; 2)+POWER([.K559]-[.B559];2))" office:value-type="float" office:value="202.664888167635" calcext:value-type="float">
            <text:p>202.6648881676</text:p>
          </table:table-cell>
          <table:table-cell table:formula="of:=SQRT(POWER([.J559]-[.C559]; 2)+POWER([.K559]-[.D559];2))" office:value-type="float" office:value="203.840479713917" calcext:value-type="float">
            <text:p>203.8404797139</text:p>
          </table:table-cell>
        </table:table-row>
        <table:table-row table:style-name="ro1">
          <table:table-cell office:value-type="float" office:value="198.571" calcext:value-type="float">
            <text:p>198.571</text:p>
          </table:table-cell>
          <table:table-cell office:value-type="float" office:value="336.301" calcext:value-type="float">
            <text:p>336.301</text:p>
          </table:table-cell>
          <table:table-cell office:value-type="float" office:value="172.191" calcext:value-type="float">
            <text:p>172.191</text:p>
          </table:table-cell>
          <table:table-cell office:value-type="float" office:value="246.822" calcext:value-type="float">
            <text:p>246.822</text:p>
          </table:table-cell>
          <table:table-cell office:value-type="float" office:value="21.0771" calcext:value-type="float">
            <text:p>21.0771</text:p>
          </table:table-cell>
          <table:table-cell office:value-type="float" office:value="195.495" calcext:value-type="float">
            <text:p>195.495</text:p>
          </table:table-cell>
          <table:table-cell office:value-type="float" office:value="159.866" calcext:value-type="float">
            <text:p>159.866</text:p>
          </table:table-cell>
          <table:table-cell office:value-type="float" office:value="0.379934" calcext:value-type="float">
            <text:p>0.3799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0]-[.A560]; 2)+POWER([.K560]-[.B560];2))" office:value-type="float" office:value="208.030268571667" calcext:value-type="float">
            <text:p>208.0302685717</text:p>
          </table:table-cell>
          <table:table-cell table:formula="of:=SQRT(POWER([.J560]-[.C560]; 2)+POWER([.K560]-[.D560];2))" office:value-type="float" office:value="211.863881218579" calcext:value-type="float">
            <text:p>211.8638812186</text:p>
          </table:table-cell>
        </table:table-row>
        <table:table-row table:style-name="ro1">
          <table:table-cell office:value-type="float" office:value="163.148" calcext:value-type="float">
            <text:p>163.148</text:p>
          </table:table-cell>
          <table:table-cell office:value-type="float" office:value="337.71" calcext:value-type="float">
            <text:p>337.71</text:p>
          </table:table-cell>
          <table:table-cell office:value-type="float" office:value="136.522" calcext:value-type="float">
            <text:p>136.522</text:p>
          </table:table-cell>
          <table:table-cell office:value-type="float" office:value="248.754" calcext:value-type="float">
            <text:p>248.754</text:p>
          </table:table-cell>
          <table:table-cell office:value-type="float" office:value="5.71397" calcext:value-type="float">
            <text:p>5.71397</text:p>
          </table:table-cell>
          <table:table-cell office:value-type="float" office:value="192.23" calcext:value-type="float">
            <text:p>192.23</text:p>
          </table:table-cell>
          <table:table-cell office:value-type="float" office:value="211.257" calcext:value-type="float">
            <text:p>211.257</text:p>
          </table:table-cell>
          <table:table-cell office:value-type="float" office:value="0.376528" calcext:value-type="float">
            <text:p>0.3765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1]-[.A561]; 2)+POWER([.K561]-[.B561];2))" office:value-type="float" office:value="240.699002914428" calcext:value-type="float">
            <text:p>240.6990029144</text:p>
          </table:table-cell>
          <table:table-cell table:formula="of:=SQRT(POWER([.J561]-[.C561]; 2)+POWER([.K561]-[.D561];2))" office:value-type="float" office:value="247.570145615339" calcext:value-type="float">
            <text:p>247.5701456153</text:p>
          </table:table-cell>
        </table:table-row>
        <table:table-row table:style-name="ro1">
          <table:table-cell office:value-type="float" office:value="176.289" calcext:value-type="float">
            <text:p>176.289</text:p>
          </table:table-cell>
          <table:table-cell office:value-type="float" office:value="336.147" calcext:value-type="float">
            <text:p>336.147</text:p>
          </table:table-cell>
          <table:table-cell office:value-type="float" office:value="149.749" calcext:value-type="float">
            <text:p>149.749</text:p>
          </table:table-cell>
          <table:table-cell office:value-type="float" office:value="246.973" calcext:value-type="float">
            <text:p>246.973</text:p>
          </table:table-cell>
          <table:table-cell office:value-type="float" office:value="12.2672" calcext:value-type="float">
            <text:p>12.2672</text:p>
          </table:table-cell>
          <table:table-cell office:value-type="float" office:value="192.37" calcext:value-type="float">
            <text:p>192.37</text:p>
          </table:table-cell>
          <table:table-cell office:value-type="float" office:value="192.221" calcext:value-type="float">
            <text:p>192.221</text:p>
          </table:table-cell>
          <table:table-cell office:value-type="float" office:value="0.34692" calcext:value-type="float">
            <text:p>0.346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2]-[.A562]; 2)+POWER([.K562]-[.B562];2))" office:value-type="float" office:value="228.051566822068" calcext:value-type="float">
            <text:p>228.0515668221</text:p>
          </table:table-cell>
          <table:table-cell table:formula="of:=SQRT(POWER([.J562]-[.C562]; 2)+POWER([.K562]-[.D562];2))" office:value-type="float" office:value="234.303780870049" calcext:value-type="float">
            <text:p>234.3037808701</text:p>
          </table:table-cell>
        </table:table-row>
        <table:table-row table:style-name="ro1">
          <table:table-cell office:value-type="float" office:value="167.325" calcext:value-type="float">
            <text:p>167.325</text:p>
          </table:table-cell>
          <table:table-cell office:value-type="float" office:value="336.262" calcext:value-type="float">
            <text:p>336.262</text:p>
          </table:table-cell>
          <table:table-cell office:value-type="float" office:value="140.752" calcext:value-type="float">
            <text:p>140.752</text:p>
          </table:table-cell>
          <table:table-cell office:value-type="float" office:value="246.823" calcext:value-type="float">
            <text:p>246.823</text:p>
          </table:table-cell>
          <table:table-cell office:value-type="float" office:value="12.4245" calcext:value-type="float">
            <text:p>12.4245</text:p>
          </table:table-cell>
          <table:table-cell office:value-type="float" office:value="192.917" calcext:value-type="float">
            <text:p>192.917</text:p>
          </table:table-cell>
          <table:table-cell office:value-type="float" office:value="205.417" calcext:value-type="float">
            <text:p>205.417</text:p>
          </table:table-cell>
          <table:table-cell office:value-type="float" office:value="0.322811" calcext:value-type="float">
            <text:p>0.3228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3]-[.A563]; 2)+POWER([.K563]-[.B563];2))" office:value-type="float" office:value="236.29088063021" calcext:value-type="float">
            <text:p>236.2908806302</text:p>
          </table:table-cell>
          <table:table-cell table:formula="of:=SQRT(POWER([.J563]-[.C563]; 2)+POWER([.K563]-[.D563];2))" office:value-type="float" office:value="243.29580932067" calcext:value-type="float">
            <text:p>243.2958093207</text:p>
          </table:table-cell>
        </table:table-row>
        <table:table-row table:style-name="ro1">
          <table:table-cell office:value-type="float" office:value="156.844" calcext:value-type="float">
            <text:p>156.844</text:p>
          </table:table-cell>
          <table:table-cell office:value-type="float" office:value="338.655" calcext:value-type="float">
            <text:p>338.655</text:p>
          </table:table-cell>
          <table:table-cell office:value-type="float" office:value="130.222" calcext:value-type="float">
            <text:p>130.222</text:p>
          </table:table-cell>
          <table:table-cell office:value-type="float" office:value="249.106" calcext:value-type="float">
            <text:p>249.106</text:p>
          </table:table-cell>
          <table:table-cell office:value-type="float" office:value="9.31521" calcext:value-type="float">
            <text:p>9.31521</text:p>
          </table:table-cell>
          <table:table-cell office:value-type="float" office:value="195.261" calcext:value-type="float">
            <text:p>195.261</text:p>
          </table:table-cell>
          <table:table-cell office:value-type="float" office:value="220.613" calcext:value-type="float">
            <text:p>220.613</text:p>
          </table:table-cell>
          <table:table-cell office:value-type="float" office:value="0.321547" calcext:value-type="float">
            <text:p>0.3215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4]-[.A564]; 2)+POWER([.K564]-[.B564];2))" office:value-type="float" office:value="246.864410883789" calcext:value-type="float">
            <text:p>246.8644108838</text:p>
          </table:table-cell>
          <table:table-cell table:formula="of:=SQRT(POWER([.J564]-[.C564]; 2)+POWER([.K564]-[.D564];2))" office:value-type="float" office:value="253.877467531091" calcext:value-type="float">
            <text:p>253.8774675311</text:p>
          </table:table-cell>
        </table:table-row>
        <table:table-row table:style-name="ro1">
          <table:table-cell office:value-type="float" office:value="161.553" calcext:value-type="float">
            <text:p>161.553</text:p>
          </table:table-cell>
          <table:table-cell office:value-type="float" office:value="244.037" calcext:value-type="float">
            <text:p>244.037</text:p>
          </table:table-cell>
          <table:table-cell office:value-type="float" office:value="135.197" calcext:value-type="float">
            <text:p>135.197</text:p>
          </table:table-cell>
          <table:table-cell office:value-type="float" office:value="159.623" calcext:value-type="float">
            <text:p>159.623</text:p>
          </table:table-cell>
          <table:table-cell office:value-type="float" office:value="15.8114" calcext:value-type="float">
            <text:p>15.8114</text:p>
          </table:table-cell>
          <table:table-cell office:value-type="float" office:value="63.9158" calcext:value-type="float">
            <text:p>63.9158</text:p>
          </table:table-cell>
          <table:table-cell office:value-type="float" office:value="216.377" calcext:value-type="float">
            <text:p>216.377</text:p>
          </table:table-cell>
          <table:table-cell office:value-type="float" office:value="0.494417" calcext:value-type="float">
            <text:p>0.4944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5]-[.A565]; 2)+POWER([.K565]-[.B565];2))" office:value-type="float" office:value="222.456326450834" calcext:value-type="float">
            <text:p>222.4563264508</text:p>
          </table:table-cell>
          <table:table-cell table:formula="of:=SQRT(POWER([.J565]-[.C565]; 2)+POWER([.K565]-[.D565];2))" office:value-type="float" office:value="262.085678620561" calcext:value-type="float">
            <text:p>262.0856786206</text:p>
          </table:table-cell>
        </table:table-row>
        <table:table-row table:style-name="ro1">
          <table:table-cell office:value-type="float" office:value="162.421" calcext:value-type="float">
            <text:p>162.421</text:p>
          </table:table-cell>
          <table:table-cell office:value-type="float" office:value="242.237" calcext:value-type="float">
            <text:p>242.237</text:p>
          </table:table-cell>
          <table:table-cell office:value-type="float" office:value="136.088" calcext:value-type="float">
            <text:p>136.088</text:p>
          </table:table-cell>
          <table:table-cell office:value-type="float" office:value="157.694" calcext:value-type="float">
            <text:p>157.694</text:p>
          </table:table-cell>
          <table:table-cell office:value-type="float" office:value="18.5842" calcext:value-type="float">
            <text:p>18.5842</text:p>
          </table:table-cell>
          <table:table-cell office:value-type="float" office:value="62.6371" calcext:value-type="float">
            <text:p>62.6371</text:p>
          </table:table-cell>
          <table:table-cell office:value-type="float" office:value="215.207" calcext:value-type="float">
            <text:p>215.207</text:p>
          </table:table-cell>
          <table:table-cell office:value-type="float" office:value="0.390584" calcext:value-type="float">
            <text:p>0.3905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6]-[.A566]; 2)+POWER([.K566]-[.B566];2))" office:value-type="float" office:value="221.579126747083" calcext:value-type="float">
            <text:p>221.5791267471</text:p>
          </table:table-cell>
          <table:table-cell table:formula="of:=SQRT(POWER([.J566]-[.C566]; 2)+POWER([.K566]-[.D566];2))" office:value-type="float" office:value="261.854656975964" calcext:value-type="float">
            <text:p>261.854656976</text:p>
          </table:table-cell>
        </table:table-row>
        <table:table-row table:style-name="ro1">
          <table:table-cell office:value-type="float" office:value="161.127" calcext:value-type="float">
            <text:p>161.127</text:p>
          </table:table-cell>
          <table:table-cell office:value-type="float" office:value="243.905" calcext:value-type="float">
            <text:p>243.905</text:p>
          </table:table-cell>
          <table:table-cell office:value-type="float" office:value="134.751" calcext:value-type="float">
            <text:p>134.751</text:p>
          </table:table-cell>
          <table:table-cell office:value-type="float" office:value="159.795" calcext:value-type="float">
            <text:p>159.795</text:p>
          </table:table-cell>
          <table:table-cell office:value-type="float" office:value="12.4848" calcext:value-type="float">
            <text:p>12.4848</text:p>
          </table:table-cell>
          <table:table-cell office:value-type="float" office:value="62.0465" calcext:value-type="float">
            <text:p>62.0465</text:p>
          </table:table-cell>
          <table:table-cell office:value-type="float" office:value="216.913" calcext:value-type="float">
            <text:p>216.913</text:p>
          </table:table-cell>
          <table:table-cell office:value-type="float" office:value="0.267253" calcext:value-type="float">
            <text:p>0.2672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7]-[.A567]; 2)+POWER([.K567]-[.B567];2))" office:value-type="float" office:value="222.881141315276" calcext:value-type="float">
            <text:p>222.8811413153</text:p>
          </table:table-cell>
          <table:table-cell table:formula="of:=SQRT(POWER([.J567]-[.C567]; 2)+POWER([.K567]-[.D567];2))" office:value-type="float" office:value="262.455188605598" calcext:value-type="float">
            <text:p>262.4551886056</text:p>
          </table:table-cell>
        </table:table-row>
        <table:table-row table:style-name="ro1">
          <table:table-cell office:value-type="float" office:value="164.377" calcext:value-type="float">
            <text:p>164.377</text:p>
          </table:table-cell>
          <table:table-cell office:value-type="float" office:value="242.679" calcext:value-type="float">
            <text:p>242.679</text:p>
          </table:table-cell>
          <table:table-cell office:value-type="float" office:value="138.012" calcext:value-type="float">
            <text:p>138.012</text:p>
          </table:table-cell>
          <table:table-cell office:value-type="float" office:value="158.745" calcext:value-type="float">
            <text:p>158.745</text:p>
          </table:table-cell>
          <table:table-cell office:value-type="float" office:value="12.0718" calcext:value-type="float">
            <text:p>12.0718</text:p>
          </table:table-cell>
          <table:table-cell office:value-type="float" office:value="59.8147" calcext:value-type="float">
            <text:p>59.8147</text:p>
          </table:table-cell>
          <table:table-cell office:value-type="float" office:value="211.989" calcext:value-type="float">
            <text:p>211.989</text:p>
          </table:table-cell>
          <table:table-cell office:value-type="float" office:value="0.219059" calcext:value-type="float">
            <text:p>0.2190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8]-[.A568]; 2)+POWER([.K568]-[.B568];2))" office:value-type="float" office:value="219.624049616612" calcext:value-type="float">
            <text:p>219.6240496166</text:p>
          </table:table-cell>
          <table:table-cell table:formula="of:=SQRT(POWER([.J568]-[.C568]; 2)+POWER([.K568]-[.D568];2))" office:value-type="float" office:value="259.694996426577" calcext:value-type="float">
            <text:p>259.6949964266</text:p>
          </table:table-cell>
        </table:table-row>
        <table:table-row table:style-name="ro1">
          <table:table-cell office:value-type="float" office:value="163.879" calcext:value-type="float">
            <text:p>163.879</text:p>
          </table:table-cell>
          <table:table-cell office:value-type="float" office:value="245.232" calcext:value-type="float">
            <text:p>245.232</text:p>
          </table:table-cell>
          <table:table-cell office:value-type="float" office:value="137.503" calcext:value-type="float">
            <text:p>137.503</text:p>
          </table:table-cell>
          <table:table-cell office:value-type="float" office:value="161.188" calcext:value-type="float">
            <text:p>161.188</text:p>
          </table:table-cell>
          <table:table-cell office:value-type="float" office:value="11.5272" calcext:value-type="float">
            <text:p>11.5272</text:p>
          </table:table-cell>
          <table:table-cell office:value-type="float" office:value="63.332" calcext:value-type="float">
            <text:p>63.332</text:p>
          </table:table-cell>
          <table:table-cell office:value-type="float" office:value="212.662" calcext:value-type="float">
            <text:p>212.662</text:p>
          </table:table-cell>
          <table:table-cell office:value-type="float" office:value="0.209944" calcext:value-type="float">
            <text:p>0.2099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9]-[.A569]; 2)+POWER([.K569]-[.B569];2))" office:value-type="float" office:value="220.144726180302" calcext:value-type="float">
            <text:p>220.1447261803</text:p>
          </table:table-cell>
          <table:table-cell table:formula="of:=SQRT(POWER([.J569]-[.C569]; 2)+POWER([.K569]-[.D569];2))" office:value-type="float" office:value="259.405763916302" calcext:value-type="float">
            <text:p>259.4057639163</text:p>
          </table:table-cell>
        </table:table-row>
        <table:table-row table:style-name="ro1">
          <table:table-cell office:value-type="float" office:value="164.177" calcext:value-type="float">
            <text:p>164.177</text:p>
          </table:table-cell>
          <table:table-cell office:value-type="float" office:value="243.556" calcext:value-type="float">
            <text:p>243.556</text:p>
          </table:table-cell>
          <table:table-cell office:value-type="float" office:value="137.777" calcext:value-type="float">
            <text:p>137.777</text:p>
          </table:table-cell>
          <table:table-cell office:value-type="float" office:value="160.124" calcext:value-type="float">
            <text:p>160.124</text:p>
          </table:table-cell>
          <table:table-cell office:value-type="float" office:value="5.93201" calcext:value-type="float">
            <text:p>5.93201</text:p>
          </table:table-cell>
          <table:table-cell office:value-type="float" office:value="57.9754" calcext:value-type="float">
            <text:p>57.9754</text:p>
          </table:table-cell>
          <table:table-cell office:value-type="float" office:value="212.041" calcext:value-type="float">
            <text:p>212.041</text:p>
          </table:table-cell>
          <table:table-cell office:value-type="float" office:value="0.209087" calcext:value-type="float">
            <text:p>0.2090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0]-[.A570]; 2)+POWER([.K570]-[.B570];2))" office:value-type="float" office:value="219.828506943481" calcext:value-type="float">
            <text:p>219.8285069435</text:p>
          </table:table-cell>
          <table:table-cell table:formula="of:=SQRT(POWER([.J570]-[.C570]; 2)+POWER([.K570]-[.D570];2))" office:value-type="float" office:value="259.479180484678" calcext:value-type="float">
            <text:p>259.4791804847</text:p>
          </table:table-cell>
        </table:table-row>
        <table:table-row table:style-name="ro1">
          <table:table-cell office:value-type="float" office:value="162.954" calcext:value-type="float">
            <text:p>162.954</text:p>
          </table:table-cell>
          <table:table-cell office:value-type="float" office:value="245.58" calcext:value-type="float">
            <text:p>245.58</text:p>
          </table:table-cell>
          <table:table-cell office:value-type="float" office:value="136.532" calcext:value-type="float">
            <text:p>136.532</text:p>
          </table:table-cell>
          <table:table-cell office:value-type="float" office:value="162.206" calcext:value-type="float">
            <text:p>162.206</text:p>
          </table:table-cell>
          <table:table-cell office:value-type="float" office:value="3.73179" calcext:value-type="float">
            <text:p>3.73179</text:p>
          </table:table-cell>
          <table:table-cell office:value-type="float" office:value="59.9266" calcext:value-type="float">
            <text:p>59.9266</text:p>
          </table:table-cell>
          <table:table-cell office:value-type="float" office:value="213.777" calcext:value-type="float">
            <text:p>213.777</text:p>
          </table:table-cell>
          <table:table-cell office:value-type="float" office:value="0.202498" calcext:value-type="float">
            <text:p>0.2024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1]-[.A571]; 2)+POWER([.K571]-[.B571];2))" office:value-type="float" office:value="221.074988445097" calcext:value-type="float">
            <text:p>221.0749884451</text:p>
          </table:table-cell>
          <table:table-cell table:formula="of:=SQRT(POWER([.J571]-[.C571]; 2)+POWER([.K571]-[.D571];2))" office:value-type="float" office:value="260.014410100671" calcext:value-type="float">
            <text:p>260.0144101007</text:p>
          </table:table-cell>
        </table:table-row>
        <table:table-row table:style-name="ro1">
          <table:table-cell office:value-type="float" office:value="162.09" calcext:value-type="float">
            <text:p>162.09</text:p>
          </table:table-cell>
          <table:table-cell office:value-type="float" office:value="242.215" calcext:value-type="float">
            <text:p>242.215</text:p>
          </table:table-cell>
          <table:table-cell office:value-type="float" office:value="135.724" calcext:value-type="float">
            <text:p>135.724</text:p>
          </table:table-cell>
          <table:table-cell office:value-type="float" office:value="158.189" calcext:value-type="float">
            <text:p>158.189</text:p>
          </table:table-cell>
          <table:table-cell office:value-type="float" office:value="12.8646" calcext:value-type="float">
            <text:p>12.8646</text:p>
          </table:table-cell>
          <table:table-cell office:value-type="float" office:value="59.6874" calcext:value-type="float">
            <text:p>59.6874</text:p>
          </table:table-cell>
          <table:table-cell office:value-type="float" office:value="215.508" calcext:value-type="float">
            <text:p>215.508</text:p>
          </table:table-cell>
          <table:table-cell office:value-type="float" office:value="0.192132" calcext:value-type="float">
            <text:p>0.1921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2]-[.A572]; 2)+POWER([.K572]-[.B572];2))" office:value-type="float" office:value="221.91010415256" calcext:value-type="float">
            <text:p>221.9101041526</text:p>
          </table:table-cell>
          <table:table-cell table:formula="of:=SQRT(POWER([.J572]-[.C572]; 2)+POWER([.K572]-[.D572];2))" office:value-type="float" office:value="262.040561549162" calcext:value-type="float">
            <text:p>262.0405615492</text:p>
          </table:table-cell>
        </table:table-row>
        <table:table-row table:style-name="ro1">
          <table:table-cell office:value-type="float" office:value="163.051" calcext:value-type="float">
            <text:p>163.051</text:p>
          </table:table-cell>
          <table:table-cell office:value-type="float" office:value="244.74" calcext:value-type="float">
            <text:p>244.74</text:p>
          </table:table-cell>
          <table:table-cell office:value-type="float" office:value="136.643" calcext:value-type="float">
            <text:p>136.643</text:p>
          </table:table-cell>
          <table:table-cell office:value-type="float" office:value="161.209" calcext:value-type="float">
            <text:p>161.209</text:p>
          </table:table-cell>
          <table:table-cell office:value-type="float" office:value="6.0055" calcext:value-type="float">
            <text:p>6.0055</text:p>
          </table:table-cell>
          <table:table-cell office:value-type="float" office:value="59.8377" calcext:value-type="float">
            <text:p>59.8377</text:p>
          </table:table-cell>
          <table:table-cell office:value-type="float" office:value="213.734" calcext:value-type="float">
            <text:p>213.734</text:p>
          </table:table-cell>
          <table:table-cell office:value-type="float" office:value="0.170807" calcext:value-type="float">
            <text:p>0.1708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3]-[.A573]; 2)+POWER([.K573]-[.B573];2))" office:value-type="float" office:value="220.965988787868" calcext:value-type="float">
            <text:p>220.9659887879</text:p>
          </table:table-cell>
          <table:table-cell table:formula="of:=SQRT(POWER([.J573]-[.C573]; 2)+POWER([.K573]-[.D573];2))" office:value-type="float" office:value="260.216585040231" calcext:value-type="float">
            <text:p>260.2165850402</text:p>
          </table:table-cell>
        </table:table-row>
        <table:table-row table:style-name="ro1">
          <table:table-cell office:value-type="float" office:value="163.094" calcext:value-type="float">
            <text:p>163.094</text:p>
          </table:table-cell>
          <table:table-cell office:value-type="float" office:value="244.179" calcext:value-type="float">
            <text:p>244.179</text:p>
          </table:table-cell>
          <table:table-cell office:value-type="float" office:value="136.718" calcext:value-type="float">
            <text:p>136.718</text:p>
          </table:table-cell>
          <table:table-cell office:value-type="float" office:value="160.18" calcext:value-type="float">
            <text:p>160.18</text:p>
          </table:table-cell>
          <table:table-cell office:value-type="float" office:value="11.5244" calcext:value-type="float">
            <text:p>11.5244</text:p>
          </table:table-cell>
          <table:table-cell office:value-type="float" office:value="61.8293" calcext:value-type="float">
            <text:p>61.8293</text:p>
          </table:table-cell>
          <table:table-cell office:value-type="float" office:value="213.883" calcext:value-type="float">
            <text:p>213.883</text:p>
          </table:table-cell>
          <table:table-cell office:value-type="float" office:value="0.158215" calcext:value-type="float">
            <text:p>0.1582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4]-[.A574]; 2)+POWER([.K574]-[.B574];2))" office:value-type="float" office:value="220.916746483828" calcext:value-type="float">
            <text:p>220.9167464838</text:p>
          </table:table-cell>
          <table:table-cell table:formula="of:=SQRT(POWER([.J574]-[.C574]; 2)+POWER([.K574]-[.D574];2))" office:value-type="float" office:value="260.466696381706" calcext:value-type="float">
            <text:p>260.4666963817</text:p>
          </table:table-cell>
        </table:table-row>
        <table:table-row table:style-name="ro1">
          <table:table-cell office:value-type="float" office:value="162.221" calcext:value-type="float">
            <text:p>162.221</text:p>
          </table:table-cell>
          <table:table-cell office:value-type="float" office:value="241.577" calcext:value-type="float">
            <text:p>241.577</text:p>
          </table:table-cell>
          <table:table-cell office:value-type="float" office:value="135.839" calcext:value-type="float">
            <text:p>135.839</text:p>
          </table:table-cell>
          <table:table-cell office:value-type="float" office:value="157.879" calcext:value-type="float">
            <text:p>157.879</text:p>
          </table:table-cell>
          <table:table-cell office:value-type="float" office:value="9.70096" calcext:value-type="float">
            <text:p>9.70096</text:p>
          </table:table-cell>
          <table:table-cell office:value-type="float" office:value="57.1116" calcext:value-type="float">
            <text:p>57.1116</text:p>
          </table:table-cell>
          <table:table-cell office:value-type="float" office:value="215.213" calcext:value-type="float">
            <text:p>215.213</text:p>
          </table:table-cell>
          <table:table-cell office:value-type="float" office:value="0.134418" calcext:value-type="float">
            <text:p>0.1344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5]-[.A575]; 2)+POWER([.K575]-[.B575];2))" office:value-type="float" office:value="221.779403394454" calcext:value-type="float">
            <text:p>221.7794033945</text:p>
          </table:table-cell>
          <table:table-cell table:formula="of:=SQRT(POWER([.J575]-[.C575]; 2)+POWER([.K575]-[.D575];2))" office:value-type="float" office:value="262.030961075213" calcext:value-type="float">
            <text:p>262.0309610752</text:p>
          </table:table-cell>
        </table:table-row>
        <table:table-row table:style-name="ro1">
          <table:table-cell office:value-type="float" office:value="161.258" calcext:value-type="float">
            <text:p>161.258</text:p>
          </table:table-cell>
          <table:table-cell office:value-type="float" office:value="243.305" calcext:value-type="float">
            <text:p>243.305</text:p>
          </table:table-cell>
          <table:table-cell office:value-type="float" office:value="134.884" calcext:value-type="float">
            <text:p>134.884</text:p>
          </table:table-cell>
          <table:table-cell office:value-type="float" office:value="159.24" calcext:value-type="float">
            <text:p>159.24</text:p>
          </table:table-cell>
          <table:table-cell office:value-type="float" office:value="12.3934" calcext:value-type="float">
            <text:p>12.3934</text:p>
          </table:table-cell>
          <table:table-cell office:value-type="float" office:value="61.1068" calcext:value-type="float">
            <text:p>61.1068</text:p>
          </table:table-cell>
          <table:table-cell office:value-type="float" office:value="216.727" calcext:value-type="float">
            <text:p>216.727</text:p>
          </table:table-cell>
          <table:table-cell office:value-type="float" office:value="0.0993758" calcext:value-type="float">
            <text:p>0.09937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6]-[.A576]; 2)+POWER([.K576]-[.B576];2))" office:value-type="float" office:value="222.745822831765" calcext:value-type="float">
            <text:p>222.7458228318</text:p>
          </table:table-cell>
          <table:table-cell table:formula="of:=SQRT(POWER([.J576]-[.C576]; 2)+POWER([.K576]-[.D576];2))" office:value-type="float" office:value="262.503331514097" calcext:value-type="float">
            <text:p>262.5033315141</text:p>
          </table:table-cell>
        </table:table-row>
        <table:table-row table:style-name="ro1">
          <table:table-cell office:value-type="float" office:value="163.977" calcext:value-type="float">
            <text:p>163.977</text:p>
          </table:table-cell>
          <table:table-cell office:value-type="float" office:value="244.387" calcext:value-type="float">
            <text:p>244.387</text:p>
          </table:table-cell>
          <table:table-cell office:value-type="float" office:value="137.616" calcext:value-type="float">
            <text:p>137.616</text:p>
          </table:table-cell>
          <table:table-cell office:value-type="float" office:value="160.186" calcext:value-type="float">
            <text:p>160.186</text:p>
          </table:table-cell>
          <table:table-cell office:value-type="float" office:value="13.8009" calcext:value-type="float">
            <text:p>13.8009</text:p>
          </table:table-cell>
          <table:table-cell office:value-type="float" office:value="63.243" calcext:value-type="float">
            <text:p>63.243</text:p>
          </table:table-cell>
          <table:table-cell office:value-type="float" office:value="212.619" calcext:value-type="float">
            <text:p>212.619</text:p>
          </table:table-cell>
          <table:table-cell office:value-type="float" office:value="0.0919994" calcext:value-type="float">
            <text:p>0.09199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7]-[.A577]; 2)+POWER([.K577]-[.B577];2))" office:value-type="float" office:value="220.035947740364" calcext:value-type="float">
            <text:p>220.0359477404</text:p>
          </table:table-cell>
          <table:table-cell table:formula="of:=SQRT(POWER([.J577]-[.C577]; 2)+POWER([.K577]-[.D577];2))" office:value-type="float" office:value="259.612415057524" calcext:value-type="float">
            <text:p>259.6124150575</text:p>
          </table:table-cell>
        </table:table-row>
        <table:table-row table:style-name="ro1">
          <table:table-cell office:value-type="float" office:value="167.052" calcext:value-type="float">
            <text:p>167.052</text:p>
          </table:table-cell>
          <table:table-cell office:value-type="float" office:value="240.554" calcext:value-type="float">
            <text:p>240.554</text:p>
          </table:table-cell>
          <table:table-cell office:value-type="float" office:value="140.709" calcext:value-type="float">
            <text:p>140.709</text:p>
          </table:table-cell>
          <table:table-cell office:value-type="float" office:value="156.683" calcext:value-type="float">
            <text:p>156.683</text:p>
          </table:table-cell>
          <table:table-cell office:value-type="float" office:value="13.3503" calcext:value-type="float">
            <text:p>13.3503</text:p>
          </table:table-cell>
          <table:table-cell office:value-type="float" office:value="57.1585" calcext:value-type="float">
            <text:p>57.1585</text:p>
          </table:table-cell>
          <table:table-cell office:value-type="float" office:value="208.017" calcext:value-type="float">
            <text:p>208.017</text:p>
          </table:table-cell>
          <table:table-cell office:value-type="float" office:value="0.0420236" calcext:value-type="float">
            <text:p>0.04202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8]-[.A578]; 2)+POWER([.K578]-[.B578];2))" office:value-type="float" office:value="216.952818880051" calcext:value-type="float">
            <text:p>216.9528188801</text:p>
          </table:table-cell>
          <table:table-cell table:formula="of:=SQRT(POWER([.J578]-[.C578]; 2)+POWER([.K578]-[.D578];2))" office:value-type="float" office:value="257.816797687816" calcext:value-type="float">
            <text:p>257.8167976878</text:p>
          </table:table-cell>
        </table:table-row>
        <table:table-row table:style-name="ro1">
          <table:table-cell office:value-type="float" office:value="164.423" calcext:value-type="float">
            <text:p>164.423</text:p>
          </table:table-cell>
          <table:table-cell office:value-type="float" office:value="244.963" calcext:value-type="float">
            <text:p>244.963</text:p>
          </table:table-cell>
          <table:table-cell office:value-type="float" office:value="138.027" calcext:value-type="float">
            <text:p>138.027</text:p>
          </table:table-cell>
          <table:table-cell office:value-type="float" office:value="161.322" calcext:value-type="float">
            <text:p>161.322</text:p>
          </table:table-cell>
          <table:table-cell office:value-type="float" office:value="7.39964" calcext:value-type="float">
            <text:p>7.39964</text:p>
          </table:table-cell>
          <table:table-cell office:value-type="float" office:value="60.7913" calcext:value-type="float">
            <text:p>60.7913</text:p>
          </table:table-cell>
          <table:table-cell office:value-type="float" office:value="211.686" calcext:value-type="float">
            <text:p>211.686</text:p>
          </table:table-cell>
          <table:table-cell office:value-type="float" office:value="0.0310952" calcext:value-type="float">
            <text:p>0.03109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9]-[.A579]; 2)+POWER([.K579]-[.B579];2))" office:value-type="float" office:value="219.596990639672" calcext:value-type="float">
            <text:p>219.5969906397</text:p>
          </table:table-cell>
          <table:table-cell table:formula="of:=SQRT(POWER([.J579]-[.C579]; 2)+POWER([.K579]-[.D579];2))" office:value-type="float" office:value="258.86609745774" calcext:value-type="float">
            <text:p>258.8660974577</text:p>
          </table:table-cell>
        </table:table-row>
        <table:table-row table:style-name="ro1">
          <table:table-cell office:value-type="float" office:value="163.937" calcext:value-type="float">
            <text:p>163.937</text:p>
          </table:table-cell>
          <table:table-cell office:value-type="float" office:value="244.45" calcext:value-type="float">
            <text:p>244.45</text:p>
          </table:table-cell>
          <table:table-cell office:value-type="float" office:value="137.57" calcext:value-type="float">
            <text:p>137.57</text:p>
          </table:table-cell>
          <table:table-cell office:value-type="float" office:value="160.346" calcext:value-type="float">
            <text:p>160.346</text:p>
          </table:table-cell>
          <table:table-cell office:value-type="float" office:value="12.6885" calcext:value-type="float">
            <text:p>12.6885</text:p>
          </table:table-cell>
          <table:table-cell office:value-type="float" office:value="62.7692" calcext:value-type="float">
            <text:p>62.7692</text:p>
          </table:table-cell>
          <table:table-cell office:value-type="float" office:value="212.637" calcext:value-type="float">
            <text:p>212.637</text:p>
          </table:table-cell>
          <table:table-cell office:value-type="float" office:value="0.0154469" calcext:value-type="float">
            <text:p>0.01544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0]-[.A580]; 2)+POWER([.K580]-[.B580];2))" office:value-type="float" office:value="220.07663771741" calcext:value-type="float">
            <text:p>220.0766377174</text:p>
          </table:table-cell>
          <table:table-cell table:formula="of:=SQRT(POWER([.J580]-[.C580]; 2)+POWER([.K580]-[.D580];2))" office:value-type="float" office:value="259.605702202398" calcext:value-type="float">
            <text:p>259.6057022024</text:p>
          </table:table-cell>
        </table:table-row>
        <table:table-row table:style-name="ro1">
          <table:table-cell office:value-type="float" office:value="162.091" calcext:value-type="float">
            <text:p>162.091</text:p>
          </table:table-cell>
          <table:table-cell office:value-type="float" office:value="242.175" calcext:value-type="float">
            <text:p>242.175</text:p>
          </table:table-cell>
          <table:table-cell office:value-type="float" office:value="135.707" calcext:value-type="float">
            <text:p>135.707</text:p>
          </table:table-cell>
          <table:table-cell office:value-type="float" office:value="158.431" calcext:value-type="float">
            <text:p>158.431</text:p>
          </table:table-cell>
          <table:table-cell office:value-type="float" office:value="9.7923" calcext:value-type="float">
            <text:p>9.7923</text:p>
          </table:table-cell>
          <table:table-cell office:value-type="float" office:value="58.0513" calcext:value-type="float">
            <text:p>58.0513</text:p>
          </table:table-cell>
          <table:table-cell office:value-type="float" office:value="215.399" calcext:value-type="float">
            <text:p>215.399</text:p>
          </table:table-cell>
          <table:table-cell office:value-type="float" office:value="0.0144152" calcext:value-type="float">
            <text:p>0.01441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1]-[.A581]; 2)+POWER([.K581]-[.B581];2))" office:value-type="float" office:value="221.9090690035" calcext:value-type="float">
            <text:p>221.9090690035</text:p>
          </table:table-cell>
          <table:table-cell table:formula="of:=SQRT(POWER([.J581]-[.C581]; 2)+POWER([.K581]-[.D581];2))" office:value-type="float" office:value="261.979372489515" calcext:value-type="float">
            <text:p>261.9793724895</text:p>
          </table:table-cell>
        </table:table-row>
        <table:table-row table:style-name="ro1">
          <table:table-cell office:value-type="float" office:value="163.051" calcext:value-type="float">
            <text:p>163.051</text:p>
          </table:table-cell>
          <table:table-cell office:value-type="float" office:value="244.553" calcext:value-type="float">
            <text:p>244.553</text:p>
          </table:table-cell>
          <table:table-cell office:value-type="float" office:value="136.669" calcext:value-type="float">
            <text:p>136.669</text:p>
          </table:table-cell>
          <table:table-cell office:value-type="float" office:value="160.611" calcext:value-type="float">
            <text:p>160.611</text:p>
          </table:table-cell>
          <table:table-cell office:value-type="float" office:value="10.6504" calcext:value-type="float">
            <text:p>10.6504</text:p>
          </table:table-cell>
          <table:table-cell office:value-type="float" office:value="61.9362" calcext:value-type="float">
            <text:p>61.9362</text:p>
          </table:table-cell>
          <table:table-cell office:value-type="float" office:value="213.907" calcext:value-type="float">
            <text:p>213.907</text:p>
          </table:table-cell>
          <table:table-cell office:value-type="float" office:value="0.00509694" calcext:value-type="float">
            <text:p>0.005096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2]-[.A582]; 2)+POWER([.K582]-[.B582];2))" office:value-type="float" office:value="220.963749085681" calcext:value-type="float">
            <text:p>220.9637490857</text:p>
          </table:table-cell>
          <table:table-cell table:formula="of:=SQRT(POWER([.J582]-[.C582]; 2)+POWER([.K582]-[.D582];2))" office:value-type="float" office:value="260.378172821763" calcext:value-type="float">
            <text:p>260.3781728218</text:p>
          </table:table-cell>
        </table:table-row>
        <table:table-row table:style-name="ro1">
          <table:table-cell office:value-type="float" office:value="164.463" calcext:value-type="float">
            <text:p>164.463</text:p>
          </table:table-cell>
          <table:table-cell office:value-type="float" office:value="244.901" calcext:value-type="float">
            <text:p>244.901</text:p>
          </table:table-cell>
          <table:table-cell office:value-type="float" office:value="138.074" calcext:value-type="float">
            <text:p>138.074</text:p>
          </table:table-cell>
          <table:table-cell office:value-type="float" office:value="161.163" calcext:value-type="float">
            <text:p>161.163</text:p>
          </table:table-cell>
          <table:table-cell office:value-type="float" office:value="8.51208" calcext:value-type="float">
            <text:p>8.51208</text:p>
          </table:table-cell>
          <table:table-cell office:value-type="float" office:value="61.2651" calcext:value-type="float">
            <text:p>61.2651</text:p>
          </table:table-cell>
          <table:table-cell office:value-type="float" office:value="211.669" calcext:value-type="float">
            <text:p>211.669</text:p>
          </table:table-cell>
          <table:table-cell office:value-type="float" office:value="0.00488363" calcext:value-type="float">
            <text:p>0.004883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3]-[.A583]; 2)+POWER([.K583]-[.B583];2))" office:value-type="float" office:value="219.556166321969" calcext:value-type="float">
            <text:p>219.556166322</text:p>
          </table:table-cell>
          <table:table-cell table:formula="of:=SQRT(POWER([.J583]-[.C583]; 2)+POWER([.K583]-[.D583];2))" office:value-type="float" office:value="258.871045203978" calcext:value-type="float">
            <text:p>258.871045204</text:p>
          </table:table-cell>
        </table:table-row>
        <table:table-row table:style-name="ro1">
          <table:table-cell office:value-type="float" office:value="265.57" calcext:value-type="float">
            <text:p>265.57</text:p>
          </table:table-cell>
          <table:table-cell office:value-type="float" office:value="531.885" calcext:value-type="float">
            <text:p>531.885</text:p>
          </table:table-cell>
          <table:table-cell office:value-type="float" office:value="239.743" calcext:value-type="float">
            <text:p>239.743</text:p>
          </table:table-cell>
          <table:table-cell office:value-type="float" office:value="447.92" calcext:value-type="float">
            <text:p>447.92</text:p>
          </table:table-cell>
          <table:table-cell office:value-type="float" office:value="-102.519" calcext:value-type="float">
            <text:p>-102.519</text:p>
          </table:table-cell>
          <table:table-cell office:value-type="float" office:value="415.072" calcext:value-type="float">
            <text:p>415.072</text:p>
          </table:table-cell>
          <table:table-cell office:value-type="float" office:value="48.7004" calcext:value-type="float">
            <text:p>48.7004</text:p>
          </table:table-cell>
          <table:table-cell office:value-type="float" office:value="0.986637" calcext:value-type="float">
            <text:p>0.9866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4]-[.A584]; 2)+POWER([.K584]-[.B584];2))" office:value-type="float" office:value="313.143702036302" calcext:value-type="float">
            <text:p>313.1437020363</text:p>
          </table:table-cell>
          <table:table-cell table:formula="of:=SQRT(POWER([.J584]-[.C584]; 2)+POWER([.K584]-[.D584];2))" office:value-type="float" office:value="251.422211526746" calcext:value-type="float">
            <text:p>251.4222115267</text:p>
          </table:table-cell>
        </table:table-row>
        <table:table-row table:style-name="ro1">
          <table:table-cell office:value-type="float" office:value="215.375" calcext:value-type="float">
            <text:p>215.375</text:p>
          </table:table-cell>
          <table:table-cell office:value-type="float" office:value="545.717" calcext:value-type="float">
            <text:p>545.717</text:p>
          </table:table-cell>
          <table:table-cell office:value-type="float" office:value="188.404" calcext:value-type="float">
            <text:p>188.404</text:p>
          </table:table-cell>
          <table:table-cell office:value-type="float" office:value="458.033" calcext:value-type="float">
            <text:p>458.033</text:p>
          </table:table-cell>
          <table:table-cell office:value-type="float" office:value="-92.7656" calcext:value-type="float">
            <text:p>-92.7656</text:p>
          </table:table-cell>
          <table:table-cell office:value-type="float" office:value="434.341" calcext:value-type="float">
            <text:p>434.341</text:p>
          </table:table-cell>
          <table:table-cell office:value-type="float" office:value="125.794" calcext:value-type="float">
            <text:p>125.794</text:p>
          </table:table-cell>
          <table:table-cell office:value-type="float" office:value="0.717142" calcext:value-type="float">
            <text:p>0.7171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5]-[.A585]; 2)+POWER([.K585]-[.B585];2))" office:value-type="float" office:value="347.387977215677" calcext:value-type="float">
            <text:p>347.3879772157</text:p>
          </table:table-cell>
          <table:table-cell table:formula="of:=SQRT(POWER([.J585]-[.C585]; 2)+POWER([.K585]-[.D585];2))" office:value-type="float" office:value="291.424179341729" calcext:value-type="float">
            <text:p>291.4241793417</text:p>
          </table:table-cell>
        </table:table-row>
        <table:table-row table:style-name="ro1">
          <table:table-cell office:value-type="float" office:value="218.201" calcext:value-type="float">
            <text:p>218.201</text:p>
          </table:table-cell>
          <table:table-cell office:value-type="float" office:value="537.625" calcext:value-type="float">
            <text:p>537.625</text:p>
          </table:table-cell>
          <table:table-cell office:value-type="float" office:value="191.343" calcext:value-type="float">
            <text:p>191.343</text:p>
          </table:table-cell>
          <table:table-cell office:value-type="float" office:value="446.207" calcext:value-type="float">
            <text:p>446.207</text:p>
          </table:table-cell>
          <table:table-cell office:value-type="float" office:value="-55.7782" calcext:value-type="float">
            <text:p>-55.7782</text:p>
          </table:table-cell>
          <table:table-cell office:value-type="float" office:value="433.139" calcext:value-type="float">
            <text:p>433.139</text:p>
          </table:table-cell>
          <table:table-cell office:value-type="float" office:value="124.984" calcext:value-type="float">
            <text:p>124.984</text:p>
          </table:table-cell>
          <table:table-cell office:value-type="float" office:value="0.702238" calcext:value-type="float">
            <text:p>0.702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6]-[.A586]; 2)+POWER([.K586]-[.B586];2))" office:value-type="float" office:value="338.944610557536" calcext:value-type="float">
            <text:p>338.9446105575</text:p>
          </table:table-cell>
          <table:table-cell table:formula="of:=SQRT(POWER([.J586]-[.C586]; 2)+POWER([.K586]-[.D586];2))" office:value-type="float" office:value="280.744044456868" calcext:value-type="float">
            <text:p>280.7440444569</text:p>
          </table:table-cell>
        </table:table-row>
        <table:table-row table:style-name="ro1">
          <table:table-cell office:value-type="float" office:value="246.489" calcext:value-type="float">
            <text:p>246.489</text:p>
          </table:table-cell>
          <table:table-cell office:value-type="float" office:value="533.551" calcext:value-type="float">
            <text:p>533.551</text:p>
          </table:table-cell>
          <table:table-cell office:value-type="float" office:value="220.151" calcext:value-type="float">
            <text:p>220.151</text:p>
          </table:table-cell>
          <table:table-cell office:value-type="float" office:value="445.526" calcext:value-type="float">
            <text:p>445.526</text:p>
          </table:table-cell>
          <table:table-cell office:value-type="float" office:value="-73.6266" calcext:value-type="float">
            <text:p>-73.6266</text:p>
          </table:table-cell>
          <table:table-cell office:value-type="float" office:value="424.081" calcext:value-type="float">
            <text:p>424.081</text:p>
          </table:table-cell>
          <table:table-cell office:value-type="float" office:value="81.3374" calcext:value-type="float">
            <text:p>81.3374</text:p>
          </table:table-cell>
          <table:table-cell office:value-type="float" office:value="0.577735" calcext:value-type="float">
            <text:p>0.5777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7]-[.A587]; 2)+POWER([.K587]-[.B587];2))" office:value-type="float" office:value="322.352696160587" calcext:value-type="float">
            <text:p>322.3526961606</text:p>
          </table:table-cell>
          <table:table-cell table:formula="of:=SQRT(POWER([.J587]-[.C587]; 2)+POWER([.K587]-[.D587];2))" office:value-type="float" office:value="261.283997743834" calcext:value-type="float">
            <text:p>261.2839977438</text:p>
          </table:table-cell>
        </table:table-row>
        <table:table-row table:style-name="ro1">
          <table:table-cell office:value-type="float" office:value="216.542" calcext:value-type="float">
            <text:p>216.542</text:p>
          </table:table-cell>
          <table:table-cell office:value-type="float" office:value="554.473" calcext:value-type="float">
            <text:p>554.473</text:p>
          </table:table-cell>
          <table:table-cell office:value-type="float" office:value="189.549" calcext:value-type="float">
            <text:p>189.549</text:p>
          </table:table-cell>
          <table:table-cell office:value-type="float" office:value="468.114" calcext:value-type="float">
            <text:p>468.114</text:p>
          </table:table-cell>
          <table:table-cell office:value-type="float" office:value="-107.703" calcext:value-type="float">
            <text:p>-107.703</text:p>
          </table:table-cell>
          <table:table-cell office:value-type="float" office:value="441.995" calcext:value-type="float">
            <text:p>441.995</text:p>
          </table:table-cell>
          <table:table-cell office:value-type="float" office:value="122.748" calcext:value-type="float">
            <text:p>122.748</text:p>
          </table:table-cell>
          <table:table-cell office:value-type="float" office:value="0.513605" calcext:value-type="float">
            <text:p>0.5136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8]-[.A588]; 2)+POWER([.K588]-[.B588];2))" office:value-type="float" office:value="354.515948150432" calcext:value-type="float">
            <text:p>354.5159481504</text:p>
          </table:table-cell>
          <table:table-cell table:formula="of:=SQRT(POWER([.J588]-[.C588]; 2)+POWER([.K588]-[.D588];2))" office:value-type="float" office:value="298.225975389469" calcext:value-type="float">
            <text:p>298.2259753895</text:p>
          </table:table-cell>
        </table:table-row>
        <table:table-row table:style-name="ro1">
          <table:table-cell office:value-type="float" office:value="216.544" calcext:value-type="float">
            <text:p>216.544</text:p>
          </table:table-cell>
          <table:table-cell office:value-type="float" office:value="540.148" calcext:value-type="float">
            <text:p>540.148</text:p>
          </table:table-cell>
          <table:table-cell office:value-type="float" office:value="189.645" calcext:value-type="float">
            <text:p>189.645</text:p>
          </table:table-cell>
          <table:table-cell office:value-type="float" office:value="449.368" calcext:value-type="float">
            <text:p>449.368</text:p>
          </table:table-cell>
          <table:table-cell office:value-type="float" office:value="-62.9408" calcext:value-type="float">
            <text:p>-62.9408</text:p>
          </table:table-cell>
          <table:table-cell office:value-type="float" office:value="434.515" calcext:value-type="float">
            <text:p>434.515</text:p>
          </table:table-cell>
          <table:table-cell office:value-type="float" office:value="126.754" calcext:value-type="float">
            <text:p>126.754</text:p>
          </table:table-cell>
          <table:table-cell office:value-type="float" office:value="0.479988" calcext:value-type="float">
            <text:p>0.4799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9]-[.A589]; 2)+POWER([.K589]-[.B589];2))" office:value-type="float" office:value="341.955760062614" calcext:value-type="float">
            <text:p>341.9557600626</text:p>
          </table:table-cell>
          <table:table-cell table:formula="of:=SQRT(POWER([.J589]-[.C589]; 2)+POWER([.K589]-[.D589];2))" office:value-type="float" office:value="284.210051632591" calcext:value-type="float">
            <text:p>284.2100516326</text:p>
          </table:table-cell>
        </table:table-row>
        <table:table-row table:style-name="ro1">
          <table:table-cell office:value-type="float" office:value="217.214" calcext:value-type="float">
            <text:p>217.214</text:p>
          </table:table-cell>
          <table:table-cell office:value-type="float" office:value="553.188" calcext:value-type="float">
            <text:p>553.188</text:p>
          </table:table-cell>
          <table:table-cell office:value-type="float" office:value="190.248" calcext:value-type="float">
            <text:p>190.248</text:p>
          </table:table-cell>
          <table:table-cell office:value-type="float" office:value="465.964" calcext:value-type="float">
            <text:p>465.964</text:p>
          </table:table-cell>
          <table:table-cell office:value-type="float" office:value="-99.2412" calcext:value-type="float">
            <text:p>-99.2412</text:p>
          </table:table-cell>
          <table:table-cell office:value-type="float" office:value="442.335" calcext:value-type="float">
            <text:p>442.335</text:p>
          </table:table-cell>
          <table:table-cell office:value-type="float" office:value="122.513" calcext:value-type="float">
            <text:p>122.513</text:p>
          </table:table-cell>
          <table:table-cell office:value-type="float" office:value="0.44875" calcext:value-type="float">
            <text:p>0.448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0]-[.A590]; 2)+POWER([.K590]-[.B590];2))" office:value-type="float" office:value="353.065916140315" calcext:value-type="float">
            <text:p>353.0659161403</text:p>
          </table:table-cell>
          <table:table-cell table:formula="of:=SQRT(POWER([.J590]-[.C590]; 2)+POWER([.K590]-[.D590];2))" office:value-type="float" office:value="296.141369619309" calcext:value-type="float">
            <text:p>296.1413696193</text:p>
          </table:table-cell>
        </table:table-row>
        <table:table-row table:style-name="ro1">
          <table:table-cell office:value-type="float" office:value="216.579" calcext:value-type="float">
            <text:p>216.579</text:p>
          </table:table-cell>
          <table:table-cell office:value-type="float" office:value="554.313" calcext:value-type="float">
            <text:p>554.313</text:p>
          </table:table-cell>
          <table:table-cell office:value-type="float" office:value="189.584" calcext:value-type="float">
            <text:p>189.584</text:p>
          </table:table-cell>
          <table:table-cell office:value-type="float" office:value="468.349" calcext:value-type="float">
            <text:p>468.349</text:p>
          </table:table-cell>
          <table:table-cell office:value-type="float" office:value="-111.154" calcext:value-type="float">
            <text:p>-111.154</text:p>
          </table:table-cell>
          <table:table-cell office:value-type="float" office:value="440.994" calcext:value-type="float">
            <text:p>440.994</text:p>
          </table:table-cell>
          <table:table-cell office:value-type="float" office:value="122.375" calcext:value-type="float">
            <text:p>122.375</text:p>
          </table:table-cell>
          <table:table-cell office:value-type="float" office:value="0.400964" calcext:value-type="float">
            <text:p>0.4009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1]-[.A591]; 2)+POWER([.K591]-[.B591];2))" office:value-type="float" office:value="354.357448362526" calcext:value-type="float">
            <text:p>354.3574483625</text:p>
          </table:table-cell>
          <table:table-cell table:formula="of:=SQRT(POWER([.J591]-[.C591]; 2)+POWER([.K591]-[.D591];2))" office:value-type="float" office:value="298.381384903616" calcext:value-type="float">
            <text:p>298.3813849036</text:p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539.845" calcext:value-type="float">
            <text:p>539.845</text:p>
          </table:table-cell>
          <table:table-cell office:value-type="float" office:value="193.331" calcext:value-type="float">
            <text:p>193.331</text:p>
          </table:table-cell>
          <table:table-cell office:value-type="float" office:value="447.716" calcext:value-type="float">
            <text:p>447.716</text:p>
          </table:table-cell>
          <table:table-cell office:value-type="float" office:value="-50.0109" calcext:value-type="float">
            <text:p>-50.0109</text:p>
          </table:table-cell>
          <table:table-cell office:value-type="float" office:value="437.34" calcext:value-type="float">
            <text:p>437.34</text:p>
          </table:table-cell>
          <table:table-cell office:value-type="float" office:value="122.696" calcext:value-type="float">
            <text:p>122.696</text:p>
          </table:table-cell>
          <table:table-cell office:value-type="float" office:value="0.377269" calcext:value-type="float">
            <text:p>0.3772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2]-[.A592]; 2)+POWER([.K592]-[.B592];2))" office:value-type="float" office:value="339.934096002446" calcext:value-type="float">
            <text:p>339.9340960024</text:p>
          </table:table-cell>
          <table:table-cell table:formula="of:=SQRT(POWER([.J592]-[.C592]; 2)+POWER([.K592]-[.D592];2))" office:value-type="float" office:value="280.488395868706" calcext:value-type="float">
            <text:p>280.4883958687</text:p>
          </table:table-cell>
        </table:table-row>
        <table:table-row table:style-name="ro1">
          <table:table-cell office:value-type="float" office:value="216.744" calcext:value-type="float">
            <text:p>216.744</text:p>
          </table:table-cell>
          <table:table-cell office:value-type="float" office:value="551.754" calcext:value-type="float">
            <text:p>551.754</text:p>
          </table:table-cell>
          <table:table-cell office:value-type="float" office:value="189.764" calcext:value-type="float">
            <text:p>189.764</text:p>
          </table:table-cell>
          <table:table-cell office:value-type="float" office:value="465.442" calcext:value-type="float">
            <text:p>465.442</text:p>
          </table:table-cell>
          <table:table-cell office:value-type="float" office:value="-106.949" calcext:value-type="float">
            <text:p>-106.949</text:p>
          </table:table-cell>
          <table:table-cell office:value-type="float" office:value="438.708" calcext:value-type="float">
            <text:p>438.708</text:p>
          </table:table-cell>
          <table:table-cell office:value-type="float" office:value="122.496" calcext:value-type="float">
            <text:p>122.496</text:p>
          </table:table-cell>
          <table:table-cell office:value-type="float" office:value="0.349525" calcext:value-type="float">
            <text:p>0.3495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3]-[.A593]; 2)+POWER([.K593]-[.B593];2))" office:value-type="float" office:value="352.025723565764" calcext:value-type="float">
            <text:p>352.0257235658</text:p>
          </table:table-cell>
          <table:table-cell table:formula="of:=SQRT(POWER([.J593]-[.C593]; 2)+POWER([.K593]-[.D593];2))" office:value-type="float" office:value="296.064099579804" calcext:value-type="float">
            <text:p>296.0640995798</text:p>
          </table:table-cell>
        </table:table-row>
        <table:table-row table:style-name="ro1">
          <table:table-cell office:value-type="float" office:value="247.103" calcext:value-type="float">
            <text:p>247.103</text:p>
          </table:table-cell>
          <table:table-cell office:value-type="float" office:value="532.148" calcext:value-type="float">
            <text:p>532.148</text:p>
          </table:table-cell>
          <table:table-cell office:value-type="float" office:value="220.782" calcext:value-type="float">
            <text:p>220.782</text:p>
          </table:table-cell>
          <table:table-cell office:value-type="float" office:value="444.174" calcext:value-type="float">
            <text:p>444.174</text:p>
          </table:table-cell>
          <table:table-cell office:value-type="float" office:value="-73.282" calcext:value-type="float">
            <text:p>-73.282</text:p>
          </table:table-cell>
          <table:table-cell office:value-type="float" office:value="422.39" calcext:value-type="float">
            <text:p>422.39</text:p>
          </table:table-cell>
          <table:table-cell office:value-type="float" office:value="80.4304" calcext:value-type="float">
            <text:p>80.4304</text:p>
          </table:table-cell>
          <table:table-cell office:value-type="float" office:value="0.343825" calcext:value-type="float">
            <text:p>0.3438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4]-[.A594]; 2)+POWER([.K594]-[.B594];2))" office:value-type="float" office:value="320.821836091311" calcext:value-type="float">
            <text:p>320.8218360913</text:p>
          </table:table-cell>
          <table:table-cell table:formula="of:=SQRT(POWER([.J594]-[.C594]; 2)+POWER([.K594]-[.D594];2))" office:value-type="float" office:value="259.835412905939" calcext:value-type="float">
            <text:p>259.8354129059</text:p>
          </table:table-cell>
        </table:table-row>
        <table:table-row table:style-name="ro1">
          <table:table-cell office:value-type="float" office:value="217.199" calcext:value-type="float">
            <text:p>217.199</text:p>
          </table:table-cell>
          <table:table-cell office:value-type="float" office:value="552.916" calcext:value-type="float">
            <text:p>552.916</text:p>
          </table:table-cell>
          <table:table-cell office:value-type="float" office:value="190.22" calcext:value-type="float">
            <text:p>190.22</text:p>
          </table:table-cell>
          <table:table-cell office:value-type="float" office:value="467.001" calcext:value-type="float">
            <text:p>467.001</text:p>
          </table:table-cell>
          <table:table-cell office:value-type="float" office:value="-110.81" calcext:value-type="float">
            <text:p>-110.81</text:p>
          </table:table-cell>
          <table:table-cell office:value-type="float" office:value="439.303" calcext:value-type="float">
            <text:p>439.303</text:p>
          </table:table-cell>
          <table:table-cell office:value-type="float" office:value="121.468" calcext:value-type="float">
            <text:p>121.468</text:p>
          </table:table-cell>
          <table:table-cell office:value-type="float" office:value="0.339276" calcext:value-type="float">
            <text:p>0.3392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5]-[.A595]; 2)+POWER([.K595]-[.B595];2))" office:value-type="float" office:value="352.83329301102" calcext:value-type="float">
            <text:p>352.833293011</text:p>
          </table:table-cell>
          <table:table-cell table:formula="of:=SQRT(POWER([.J595]-[.C595]; 2)+POWER([.K595]-[.D595];2))" office:value-type="float" office:value="296.9446722893" calcext:value-type="float">
            <text:p>296.9446722893</text:p>
          </table:table-cell>
        </table:table-row>
        <table:table-row table:style-name="ro1">
          <table:table-cell office:value-type="float" office:value="217.603" calcext:value-type="float">
            <text:p>217.603</text:p>
          </table:table-cell>
          <table:table-cell office:value-type="float" office:value="539.013" calcext:value-type="float">
            <text:p>539.013</text:p>
          </table:table-cell>
          <table:table-cell office:value-type="float" office:value="190.721" calcext:value-type="float">
            <text:p>190.721</text:p>
          </table:table-cell>
          <table:table-cell office:value-type="float" office:value="448.64" calcext:value-type="float">
            <text:p>448.64</text:p>
          </table:table-cell>
          <table:table-cell office:value-type="float" office:value="-65.5963" calcext:value-type="float">
            <text:p>-65.5963</text:p>
          </table:table-cell>
          <table:table-cell office:value-type="float" office:value="432.467" calcext:value-type="float">
            <text:p>432.467</text:p>
          </table:table-cell>
          <table:table-cell office:value-type="float" office:value="124.953" calcext:value-type="float">
            <text:p>124.953</text:p>
          </table:table-cell>
          <table:table-cell office:value-type="float" office:value="0.318549" calcext:value-type="float">
            <text:p>0.3185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6]-[.A596]; 2)+POWER([.K596]-[.B596];2))" office:value-type="float" office:value="340.44776953007" calcext:value-type="float">
            <text:p>340.4477695301</text:p>
          </table:table-cell>
          <table:table-cell table:formula="of:=SQRT(POWER([.J596]-[.C596]; 2)+POWER([.K596]-[.D596];2))" office:value-type="float" office:value="282.943212396057" calcext:value-type="float">
            <text:p>282.9432123961</text:p>
          </table:table-cell>
        </table:table-row>
        <table:table-row table:style-name="ro1">
          <table:table-cell office:value-type="float" office:value="262.684" calcext:value-type="float">
            <text:p>262.684</text:p>
          </table:table-cell>
          <table:table-cell office:value-type="float" office:value="528.529" calcext:value-type="float">
            <text:p>528.529</text:p>
          </table:table-cell>
          <table:table-cell office:value-type="float" office:value="236.766" calcext:value-type="float">
            <text:p>236.766</text:p>
          </table:table-cell>
          <table:table-cell office:value-type="float" office:value="443.441" calcext:value-type="float">
            <text:p>443.441</text:p>
          </table:table-cell>
          <table:table-cell office:value-type="float" office:value="-92.0577" calcext:value-type="float">
            <text:p>-92.0577</text:p>
          </table:table-cell>
          <table:table-cell office:value-type="float" office:value="413.283" calcext:value-type="float">
            <text:p>413.283</text:p>
          </table:table-cell>
          <table:table-cell office:value-type="float" office:value="54.4375" calcext:value-type="float">
            <text:p>54.4375</text:p>
          </table:table-cell>
          <table:table-cell office:value-type="float" office:value="0.306611" calcext:value-type="float">
            <text:p>0.3066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7]-[.A597]; 2)+POWER([.K597]-[.B597];2))" office:value-type="float" office:value="311.153402194159" calcext:value-type="float">
            <text:p>311.1534021942</text:p>
          </table:table-cell>
          <table:table-cell table:formula="of:=SQRT(POWER([.J597]-[.C597]; 2)+POWER([.K597]-[.D597];2))" office:value-type="float" office:value="249.512178534435" calcext:value-type="float">
            <text:p>249.5121785344</text:p>
          </table:table-cell>
        </table:table-row>
        <table:table-row table:style-name="ro1">
          <table:table-cell office:value-type="float" office:value="218.195" calcext:value-type="float">
            <text:p>218.195</text:p>
          </table:table-cell>
          <table:table-cell office:value-type="float" office:value="545.789" calcext:value-type="float">
            <text:p>545.789</text:p>
          </table:table-cell>
          <table:table-cell office:value-type="float" office:value="191.277" calcext:value-type="float">
            <text:p>191.277</text:p>
          </table:table-cell>
          <table:table-cell office:value-type="float" office:value="457.87" calcext:value-type="float">
            <text:p>457.87</text:p>
          </table:table-cell>
          <table:table-cell office:value-type="float" office:value="-89.7001" calcext:value-type="float">
            <text:p>-89.7001</text:p>
          </table:table-cell>
          <table:table-cell office:value-type="float" office:value="435.216" calcext:value-type="float">
            <text:p>435.216</text:p>
          </table:table-cell>
          <table:table-cell office:value-type="float" office:value="121.89" calcext:value-type="float">
            <text:p>121.89</text:p>
          </table:table-cell>
          <table:table-cell office:value-type="float" office:value="0.249652" calcext:value-type="float">
            <text:p>0.2496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8]-[.A598]; 2)+POWER([.K598]-[.B598];2))" office:value-type="float" office:value="346.091107291129" calcext:value-type="float">
            <text:p>346.0911072911</text:p>
          </table:table-cell>
          <table:table-cell table:formula="of:=SQRT(POWER([.J598]-[.C598]; 2)+POWER([.K598]-[.D598];2))" office:value-type="float" office:value="289.382120437666" calcext:value-type="float">
            <text:p>289.3821204377</text:p>
          </table:table-cell>
        </table:table-row>
        <table:table-row table:style-name="ro1">
          <table:table-cell office:value-type="float" office:value="216.749" calcext:value-type="float">
            <text:p>216.749</text:p>
          </table:table-cell>
          <table:table-cell office:value-type="float" office:value="551.757" calcext:value-type="float">
            <text:p>551.757</text:p>
          </table:table-cell>
          <table:table-cell office:value-type="float" office:value="189.773" calcext:value-type="float">
            <text:p>189.773</text:p>
          </table:table-cell>
          <table:table-cell office:value-type="float" office:value="465.066" calcext:value-type="float">
            <text:p>465.066</text:p>
          </table:table-cell>
          <table:table-cell office:value-type="float" office:value="-103.564" calcext:value-type="float">
            <text:p>-103.564</text:p>
          </table:table-cell>
          <table:table-cell office:value-type="float" office:value="439.502" calcext:value-type="float">
            <text:p>439.502</text:p>
          </table:table-cell>
          <table:table-cell office:value-type="float" office:value="122.8" calcext:value-type="float">
            <text:p>122.8</text:p>
          </table:table-cell>
          <table:table-cell office:value-type="float" office:value="0.242246" calcext:value-type="float">
            <text:p>0.2422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9]-[.A599]; 2)+POWER([.K599]-[.B599];2))" office:value-type="float" office:value="352.025987748064" calcext:value-type="float">
            <text:p>352.0259877481</text:p>
          </table:table-cell>
          <table:table-cell table:formula="of:=SQRT(POWER([.J599]-[.C599]; 2)+POWER([.K599]-[.D599];2))" office:value-type="float" office:value="295.774522034945" calcext:value-type="float">
            <text:p>295.7745220349</text:p>
          </table:table-cell>
        </table:table-row>
        <table:table-row table:style-name="ro1">
          <table:table-cell office:value-type="float" office:value="263.865" calcext:value-type="float">
            <text:p>263.865</text:p>
          </table:table-cell>
          <table:table-cell office:value-type="float" office:value="532.691" calcext:value-type="float">
            <text:p>532.691</text:p>
          </table:table-cell>
          <table:table-cell office:value-type="float" office:value="237.959" calcext:value-type="float">
            <text:p>237.959</text:p>
          </table:table-cell>
          <table:table-cell office:value-type="float" office:value="447.282" calcext:value-type="float">
            <text:p>447.282</text:p>
          </table:table-cell>
          <table:table-cell office:value-type="float" office:value="-90.3618" calcext:value-type="float">
            <text:p>-90.3618</text:p>
          </table:table-cell>
          <table:table-cell office:value-type="float" office:value="419.112" calcext:value-type="float">
            <text:p>419.112</text:p>
          </table:table-cell>
          <table:table-cell office:value-type="float" office:value="53.0091" calcext:value-type="float">
            <text:p>53.0091</text:p>
          </table:table-cell>
          <table:table-cell office:value-type="float" office:value="0.198295" calcext:value-type="float">
            <text:p>0.1982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0]-[.A600]; 2)+POWER([.K600]-[.B600];2))" office:value-type="float" office:value="314.53724057097" calcext:value-type="float">
            <text:p>314.537240571</text:p>
          </table:table-cell>
          <table:table-cell table:formula="of:=SQRT(POWER([.J600]-[.C600]; 2)+POWER([.K600]-[.D600];2))" office:value-type="float" office:value="251.929897402035" calcext:value-type="float">
            <text:p>251.929897402</text:p>
          </table:table-cell>
        </table:table-row>
        <table:table-row table:style-name="ro1">
          <table:table-cell office:value-type="float" office:value="217.773" calcext:value-type="float">
            <text:p>217.773</text:p>
          </table:table-cell>
          <table:table-cell office:value-type="float" office:value="539.662" calcext:value-type="float">
            <text:p>539.662</text:p>
          </table:table-cell>
          <table:table-cell office:value-type="float" office:value="190.906" calcext:value-type="float">
            <text:p>190.906</text:p>
          </table:table-cell>
          <table:table-cell office:value-type="float" office:value="447.78" calcext:value-type="float">
            <text:p>447.78</text:p>
          </table:table-cell>
          <table:table-cell office:value-type="float" office:value="-52.8557" calcext:value-type="float">
            <text:p>-52.8557</text:p>
          </table:table-cell>
          <table:table-cell office:value-type="float" office:value="436.381" calcext:value-type="float">
            <text:p>436.381</text:p>
          </table:table-cell>
          <table:table-cell office:value-type="float" office:value="125.891" calcext:value-type="float">
            <text:p>125.891</text:p>
          </table:table-cell>
          <table:table-cell office:value-type="float" office:value="0.183435" calcext:value-type="float">
            <text:p>0.1834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1]-[.A601]; 2)+POWER([.K601]-[.B601];2))" office:value-type="float" office:value="340.931198004817" calcext:value-type="float">
            <text:p>340.9311980048</text:p>
          </table:table-cell>
          <table:table-cell table:formula="of:=SQRT(POWER([.J601]-[.C601]; 2)+POWER([.K601]-[.D601];2))" office:value-type="float" office:value="282.189123170968" calcext:value-type="float">
            <text:p>282.189123171</text:p>
          </table:table-cell>
        </table:table-row>
        <table:table-row table:style-name="ro1">
          <table:table-cell office:value-type="float" office:value="217.607" calcext:value-type="float">
            <text:p>217.607</text:p>
          </table:table-cell>
          <table:table-cell office:value-type="float" office:value="546.59" calcext:value-type="float">
            <text:p>546.59</text:p>
          </table:table-cell>
          <table:table-cell office:value-type="float" office:value="190.672" calcext:value-type="float">
            <text:p>190.672</text:p>
          </table:table-cell>
          <table:table-cell office:value-type="float" office:value="459.042" calcext:value-type="float">
            <text:p>459.042</text:p>
          </table:table-cell>
          <table:table-cell office:value-type="float" office:value="-93.5222" calcext:value-type="float">
            <text:p>-93.5222</text:p>
          </table:table-cell>
          <table:table-cell office:value-type="float" office:value="435.313" calcext:value-type="float">
            <text:p>435.313</text:p>
          </table:table-cell>
          <table:table-cell office:value-type="float" office:value="122.414" calcext:value-type="float">
            <text:p>122.414</text:p>
          </table:table-cell>
          <table:table-cell office:value-type="float" office:value="0.167763" calcext:value-type="float">
            <text:p>0.1677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2]-[.A602]; 2)+POWER([.K602]-[.B602];2))" office:value-type="float" office:value="347.075926202034" calcext:value-type="float">
            <text:p>347.075926202</text:p>
          </table:table-cell>
          <table:table-cell table:formula="of:=SQRT(POWER([.J602]-[.C602]; 2)+POWER([.K602]-[.D602];2))" office:value-type="float" office:value="290.659500701422" calcext:value-type="float">
            <text:p>290.6595007014</text:p>
          </table:table-cell>
        </table:table-row>
        <table:table-row table:style-name="ro1">
          <table:table-cell office:value-type="float" office:value="246.263" calcext:value-type="float">
            <text:p>246.263</text:p>
          </table:table-cell>
          <table:table-cell office:value-type="float" office:value="577.184" calcext:value-type="float">
            <text:p>577.184</text:p>
          </table:table-cell>
          <table:table-cell office:value-type="float" office:value="219.837" calcext:value-type="float">
            <text:p>219.837</text:p>
          </table:table-cell>
          <table:table-cell office:value-type="float" office:value="491.419" calcext:value-type="float">
            <text:p>491.419</text:p>
          </table:table-cell>
          <table:table-cell office:value-type="float" office:value="-110.728" calcext:value-type="float">
            <text:p>-110.728</text:p>
          </table:table-cell>
          <table:table-cell office:value-type="float" office:value="470.85" calcext:value-type="float">
            <text:p>470.85</text:p>
          </table:table-cell>
          <table:table-cell office:value-type="float" office:value="78.1918" calcext:value-type="float">
            <text:p>78.1918</text:p>
          </table:table-cell>
          <table:table-cell office:value-type="float" office:value="0.961504" calcext:value-type="float">
            <text:p>0.9615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3]-[.A603]; 2)+POWER([.K603]-[.B603];2))" office:value-type="float" office:value="362.380732138175" calcext:value-type="float">
            <text:p>362.3807321382</text:p>
          </table:table-cell>
          <table:table-cell table:formula="of:=SQRT(POWER([.J603]-[.C603]; 2)+POWER([.K603]-[.D603];2))" office:value-type="float" office:value="298.595592951403" calcext:value-type="float">
            <text:p>298.5955929514</text:p>
          </table:table-cell>
        </table:table-row>
        <table:table-row table:style-name="ro1">
          <table:table-cell office:value-type="float" office:value="249.478" calcext:value-type="float">
            <text:p>249.478</text:p>
          </table:table-cell>
          <table:table-cell office:value-type="float" office:value="571.021" calcext:value-type="float">
            <text:p>571.021</text:p>
          </table:table-cell>
          <table:table-cell office:value-type="float" office:value="223.174" calcext:value-type="float">
            <text:p>223.174</text:p>
          </table:table-cell>
          <table:table-cell office:value-type="float" office:value="487.767" calcext:value-type="float">
            <text:p>487.767</text:p>
          </table:table-cell>
          <table:table-cell office:value-type="float" office:value="-129.581" calcext:value-type="float">
            <text:p>-129.581</text:p>
          </table:table-cell>
          <table:table-cell office:value-type="float" office:value="459.041" calcext:value-type="float">
            <text:p>459.041</text:p>
          </table:table-cell>
          <table:table-cell office:value-type="float" office:value="70.8939" calcext:value-type="float">
            <text:p>70.8939</text:p>
          </table:table-cell>
          <table:table-cell office:value-type="float" office:value="0.209628" calcext:value-type="float">
            <text:p>0.2096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4]-[.A604]; 2)+POWER([.K604]-[.B604];2))" office:value-type="float" office:value="355.458839987135" calcext:value-type="float">
            <text:p>355.4588399871</text:p>
          </table:table-cell>
          <table:table-cell table:formula="of:=SQRT(POWER([.J604]-[.C604]; 2)+POWER([.K604]-[.D604];2))" office:value-type="float" office:value="293.711458007685" calcext:value-type="float">
            <text:p>293.7114580077</text:p>
          </table:table-cell>
        </table:table-row>
        <table:table-row table:style-name="ro1">
          <table:table-cell office:value-type="float" office:value="212.797" calcext:value-type="float">
            <text:p>212.797</text:p>
          </table:table-cell>
          <table:table-cell office:value-type="float" office:value="519.766" calcext:value-type="float">
            <text:p>519.766</text:p>
          </table:table-cell>
          <table:table-cell office:value-type="float" office:value="185.959" calcext:value-type="float">
            <text:p>185.959</text:p>
          </table:table-cell>
          <table:table-cell office:value-type="float" office:value="425.356" calcext:value-type="float">
            <text:p>425.356</text:p>
          </table:table-cell>
          <table:table-cell office:value-type="float" office:value="-24.2036" calcext:value-type="float">
            <text:p>-24.2036</text:p>
          </table:table-cell>
          <table:table-cell office:value-type="float" office:value="418.846" calcext:value-type="float">
            <text:p>418.846</text:p>
          </table:table-cell>
          <table:table-cell office:value-type="float" office:value="135.548" calcext:value-type="float">
            <text:p>135.548</text:p>
          </table:table-cell>
          <table:table-cell office:value-type="float" office:value="0.117801" calcext:value-type="float">
            <text:p>0.1178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5]-[.A605]; 2)+POWER([.K605]-[.B605];2))" office:value-type="float" office:value="326.288856636263" calcext:value-type="float">
            <text:p>326.2888566363</text:p>
          </table:table-cell>
          <table:table-cell table:formula="of:=SQRT(POWER([.J605]-[.C605]; 2)+POWER([.K605]-[.D605];2))" office:value-type="float" office:value="269.888236900018" calcext:value-type="float">
            <text:p>269.8882369</text:p>
          </table:table-cell>
        </table:table-row>
        <table:table-row table:style-name="ro1">
          <table:table-cell office:value-type="float" office:value="211.608" calcext:value-type="float">
            <text:p>211.608</text:p>
          </table:table-cell>
          <table:table-cell office:value-type="float" office:value="521.6" calcext:value-type="float">
            <text:p>521.6</text:p>
          </table:table-cell>
          <table:table-cell office:value-type="float" office:value="184.751" calcext:value-type="float">
            <text:p>184.751</text:p>
          </table:table-cell>
          <table:table-cell office:value-type="float" office:value="427.057" calcext:value-type="float">
            <text:p>427.057</text:p>
          </table:table-cell>
          <table:table-cell office:value-type="float" office:value="-24.3339" calcext:value-type="float">
            <text:p>-24.3339</text:p>
          </table:table-cell>
          <table:table-cell office:value-type="float" office:value="421.062" calcext:value-type="float">
            <text:p>421.062</text:p>
          </table:table-cell>
          <table:table-cell office:value-type="float" office:value="137.244" calcext:value-type="float">
            <text:p>137.244</text:p>
          </table:table-cell>
          <table:table-cell office:value-type="float" office:value="0.0925004" calcext:value-type="float">
            <text:p>0.09250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6]-[.A606]; 2)+POWER([.K606]-[.B606];2))" office:value-type="float" office:value="328.4739893264" calcext:value-type="float">
            <text:p>328.4739893264</text:p>
          </table:table-cell>
          <table:table-cell table:formula="of:=SQRT(POWER([.J606]-[.C606]; 2)+POWER([.K606]-[.D606];2))" office:value-type="float" office:value="271.93061109408" calcext:value-type="float">
            <text:p>271.9306110941</text:p>
          </table:table-cell>
        </table:table-row>
        <table:table-row table:style-name="ro1">
          <table:table-cell office:value-type="float" office:value="211.601" calcext:value-type="float">
            <text:p>211.601</text:p>
          </table:table-cell>
          <table:table-cell office:value-type="float" office:value="521.771" calcext:value-type="float">
            <text:p>521.771</text:p>
          </table:table-cell>
          <table:table-cell office:value-type="float" office:value="184.743" calcext:value-type="float">
            <text:p>184.743</text:p>
          </table:table-cell>
          <table:table-cell office:value-type="float" office:value="427.219" calcext:value-type="float">
            <text:p>427.219</text:p>
          </table:table-cell>
          <table:table-cell office:value-type="float" office:value="-24.3351" calcext:value-type="float">
            <text:p>-24.3351</text:p>
          </table:table-cell>
          <table:table-cell office:value-type="float" office:value="421.272" calcext:value-type="float">
            <text:p>421.272</text:p>
          </table:table-cell>
          <table:table-cell office:value-type="float" office:value="137.255" calcext:value-type="float">
            <text:p>137.255</text:p>
          </table:table-cell>
          <table:table-cell office:value-type="float" office:value="0.0135312" calcext:value-type="float">
            <text:p>0.01353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7]-[.A607]; 2)+POWER([.K607]-[.B607];2))" office:value-type="float" office:value="328.623230526997" calcext:value-type="float">
            <text:p>328.623230527</text:p>
          </table:table-cell>
          <table:table-cell table:formula="of:=SQRT(POWER([.J607]-[.C607]; 2)+POWER([.K607]-[.D607];2))" office:value-type="float" office:value="272.046742325653" calcext:value-type="float">
            <text:p>272.0467423257</text:p>
          </table:table-cell>
        </table:table-row>
        <table:table-row table:style-name="ro1">
          <table:table-cell office:value-type="float" office:value="211.821" calcext:value-type="float">
            <text:p>211.821</text:p>
          </table:table-cell>
          <table:table-cell office:value-type="float" office:value="521.71" calcext:value-type="float">
            <text:p>521.71</text:p>
          </table:table-cell>
          <table:table-cell office:value-type="float" office:value="184.967" calcext:value-type="float">
            <text:p>184.967</text:p>
          </table:table-cell>
          <table:table-cell office:value-type="float" office:value="427.163" calcext:value-type="float">
            <text:p>427.163</text:p>
          </table:table-cell>
          <table:table-cell office:value-type="float" office:value="-24.2753" calcext:value-type="float">
            <text:p>-24.2753</text:p>
          </table:table-cell>
          <table:table-cell office:value-type="float" office:value="421.215" calcext:value-type="float">
            <text:p>421.215</text:p>
          </table:table-cell>
          <table:table-cell office:value-type="float" office:value="136.945" calcext:value-type="float">
            <text:p>136.945</text:p>
          </table:table-cell>
          <table:table-cell office:value-type="float" office:value="0.0132127" calcext:value-type="float">
            <text:p>0.01321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8]-[.A608]; 2)+POWER([.K608]-[.B608];2))" office:value-type="float" office:value="328.455921153813" calcext:value-type="float">
            <text:p>328.4559211538</text:p>
          </table:table-cell>
          <table:table-cell table:formula="of:=SQRT(POWER([.J608]-[.C608]; 2)+POWER([.K608]-[.D608];2))" office:value-type="float" office:value="271.844572610895" calcext:value-type="float">
            <text:p>271.8445726109</text:p>
          </table:table-cell>
        </table:table-row>
        <table:table-row table:style-name="ro1">
          <table:table-cell office:value-type="float" office:value="211.655" calcext:value-type="float">
            <text:p>211.655</text:p>
          </table:table-cell>
          <table:table-cell office:value-type="float" office:value="520.875" calcext:value-type="float">
            <text:p>520.875</text:p>
          </table:table-cell>
          <table:table-cell office:value-type="float" office:value="184.8" calcext:value-type="float">
            <text:p>184.8</text:p>
          </table:table-cell>
          <table:table-cell office:value-type="float" office:value="426.363" calcext:value-type="float">
            <text:p>426.363</text:p>
          </table:table-cell>
          <table:table-cell office:value-type="float" office:value="-24.2396" calcext:value-type="float">
            <text:p>-24.2396</text:p>
          </table:table-cell>
          <table:table-cell office:value-type="float" office:value="420.192" calcext:value-type="float">
            <text:p>420.192</text:p>
          </table:table-cell>
          <table:table-cell office:value-type="float" office:value="137.183" calcext:value-type="float">
            <text:p>137.183</text:p>
          </table:table-cell>
          <table:table-cell office:value-type="float" office:value="0.0125389" calcext:value-type="float">
            <text:p>0.01253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9]-[.A609]; 2)+POWER([.K609]-[.B609];2))" office:value-type="float" office:value="327.83237279134" calcext:value-type="float">
            <text:p>327.8323727913</text:p>
          </table:table-cell>
          <table:table-cell table:formula="of:=SQRT(POWER([.J609]-[.C609]; 2)+POWER([.K609]-[.D609];2))" office:value-type="float" office:value="271.422835754474" calcext:value-type="float">
            <text:p>271.4228357545</text:p>
          </table:table-cell>
        </table:table-row>
        <table:table-row table:style-name="ro1">
          <table:table-cell office:value-type="float" office:value="214.555" calcext:value-type="float">
            <text:p>214.555</text:p>
          </table:table-cell>
          <table:table-cell office:value-type="float" office:value="523.553" calcext:value-type="float">
            <text:p>523.553</text:p>
          </table:table-cell>
          <table:table-cell office:value-type="float" office:value="187.724" calcext:value-type="float">
            <text:p>187.724</text:p>
          </table:table-cell>
          <table:table-cell office:value-type="float" office:value="429.268" calcext:value-type="float">
            <text:p>429.268</text:p>
          </table:table-cell>
          <table:table-cell office:value-type="float" office:value="-26.4084" calcext:value-type="float">
            <text:p>-26.4084</text:p>
          </table:table-cell>
          <table:table-cell office:value-type="float" office:value="422.978" calcext:value-type="float">
            <text:p>422.978</text:p>
          </table:table-cell>
          <table:table-cell office:value-type="float" office:value="132.851" calcext:value-type="float">
            <text:p>132.851</text:p>
          </table:table-cell>
          <table:table-cell office:value-type="float" office:value="0.00552563" calcext:value-type="float">
            <text:p>0.005525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0]-[.A610]; 2)+POWER([.K610]-[.B610];2))" office:value-type="float" office:value="328.608733654479" calcext:value-type="float">
            <text:p>328.6087336545</text:p>
          </table:table-cell>
          <table:table-cell table:formula="of:=SQRT(POWER([.J610]-[.C610]; 2)+POWER([.K610]-[.D610];2))" office:value-type="float" office:value="271.281352105153" calcext:value-type="float">
            <text:p>271.2813521052</text:p>
          </table:table-cell>
        </table:table-row>
        <table:table-row table:style-name="ro1">
          <table:table-cell office:value-type="float" office:value="211.626" calcext:value-type="float">
            <text:p>211.626</text:p>
          </table:table-cell>
          <table:table-cell office:value-type="float" office:value="520.612" calcext:value-type="float">
            <text:p>520.612</text:p>
          </table:table-cell>
          <table:table-cell office:value-type="float" office:value="184.768" calcext:value-type="float">
            <text:p>184.768</text:p>
          </table:table-cell>
          <table:table-cell office:value-type="float" office:value="426.395" calcext:value-type="float">
            <text:p>426.395</text:p>
          </table:table-cell>
          <table:table-cell office:value-type="float" office:value="-26.6074" calcext:value-type="float">
            <text:p>-26.6074</text:p>
          </table:table-cell>
          <table:table-cell office:value-type="float" office:value="419.254" calcext:value-type="float">
            <text:p>419.254</text:p>
          </table:table-cell>
          <table:table-cell office:value-type="float" office:value="137.018" calcext:value-type="float">
            <text:p>137.018</text:p>
          </table:table-cell>
          <table:table-cell office:value-type="float" office:value="0.00312018" calcext:value-type="float">
            <text:p>0.003120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1]-[.A611]; 2)+POWER([.K611]-[.B611];2))" office:value-type="float" office:value="327.623934443136" calcext:value-type="float">
            <text:p>327.6239344431</text:p>
          </table:table-cell>
          <table:table-cell table:formula="of:=SQRT(POWER([.J611]-[.C611]; 2)+POWER([.K611]-[.D611];2))" office:value-type="float" office:value="271.468056774642" calcext:value-type="float">
            <text:p>271.4680567746</text:p>
          </table:table-cell>
        </table:table-row>
        <table:table-row table:style-name="ro1">
          <table:table-cell office:value-type="float" office:value="211.813" calcext:value-type="float">
            <text:p>211.813</text:p>
          </table:table-cell>
          <table:table-cell office:value-type="float" office:value="521.695" calcext:value-type="float">
            <text:p>521.695</text:p>
          </table:table-cell>
          <table:table-cell office:value-type="float" office:value="184.958" calcext:value-type="float">
            <text:p>184.958</text:p>
          </table:table-cell>
          <table:table-cell office:value-type="float" office:value="427.147" calcext:value-type="float">
            <text:p>427.147</text:p>
          </table:table-cell>
          <table:table-cell office:value-type="float" office:value="-24.2655" calcext:value-type="float">
            <text:p>-24.2655</text:p>
          </table:table-cell>
          <table:table-cell office:value-type="float" office:value="421.199" calcext:value-type="float">
            <text:p>421.199</text:p>
          </table:table-cell>
          <table:table-cell office:value-type="float" office:value="136.958" calcext:value-type="float">
            <text:p>136.958</text:p>
          </table:table-cell>
          <table:table-cell office:value-type="float" office:value="0.00274948" calcext:value-type="float">
            <text:p>0.002749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2]-[.A612]; 2)+POWER([.K612]-[.B612];2))" office:value-type="float" office:value="328.447341280151" calcext:value-type="float">
            <text:p>328.4473412802</text:p>
          </table:table-cell>
          <table:table-cell table:formula="of:=SQRT(POWER([.J612]-[.C612]; 2)+POWER([.K612]-[.D612];2))" office:value-type="float" office:value="271.84026444403" calcext:value-type="float">
            <text:p>271.840264444</text:p>
          </table:table-cell>
        </table:table-row>
        <table:table-row table:style-name="ro1">
          <table:table-cell office:value-type="float" office:value="210.683" calcext:value-type="float">
            <text:p>210.683</text:p>
          </table:table-cell>
          <table:table-cell office:value-type="float" office:value="520.588" calcext:value-type="float">
            <text:p>520.588</text:p>
          </table:table-cell>
          <table:table-cell office:value-type="float" office:value="183.813" calcext:value-type="float">
            <text:p>183.813</text:p>
          </table:table-cell>
          <table:table-cell office:value-type="float" office:value="426.401" calcext:value-type="float">
            <text:p>426.401</text:p>
          </table:table-cell>
          <table:table-cell office:value-type="float" office:value="-27.1759" calcext:value-type="float">
            <text:p>-27.1759</text:p>
          </table:table-cell>
          <table:table-cell office:value-type="float" office:value="419.065" calcext:value-type="float">
            <text:p>419.065</text:p>
          </table:table-cell>
          <table:table-cell office:value-type="float" office:value="138.321" calcext:value-type="float">
            <text:p>138.321</text:p>
          </table:table-cell>
          <table:table-cell office:value-type="float" office:value="0.00109631" calcext:value-type="float">
            <text:p>0.001096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3]-[.A613]; 2)+POWER([.K613]-[.B613];2))" office:value-type="float" office:value="328.100680025202" calcext:value-type="float">
            <text:p>328.1006800252</text:p>
          </table:table-cell>
          <table:table-cell table:formula="of:=SQRT(POWER([.J613]-[.C613]; 2)+POWER([.K613]-[.D613];2))" office:value-type="float" office:value="272.17377494902" calcext:value-type="float">
            <text:p>272.173774949</text:p>
          </table:table-cell>
        </table:table-row>
        <table:table-row table:style-name="ro1">
          <table:table-cell office:value-type="float" office:value="211.61" calcext:value-type="float">
            <text:p>211.61</text:p>
          </table:table-cell>
          <table:table-cell office:value-type="float" office:value="521.786" calcext:value-type="float">
            <text:p>521.786</text:p>
          </table:table-cell>
          <table:table-cell office:value-type="float" office:value="184.752" calcext:value-type="float">
            <text:p>184.752</text:p>
          </table:table-cell>
          <table:table-cell office:value-type="float" office:value="427.235" calcext:value-type="float">
            <text:p>427.235</text:p>
          </table:table-cell>
          <table:table-cell office:value-type="float" office:value="-24.3449" calcext:value-type="float">
            <text:p>-24.3449</text:p>
          </table:table-cell>
          <table:table-cell office:value-type="float" office:value="421.289" calcext:value-type="float">
            <text:p>421.289</text:p>
          </table:table-cell>
          <table:table-cell office:value-type="float" office:value="137.242" calcext:value-type="float">
            <text:p>137.242</text:p>
          </table:table-cell>
          <table:table-cell office:value-type="float" office:value="0.000730644" calcext:value-type="float">
            <text:p>0.0007306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4]-[.A614]; 2)+POWER([.K614]-[.B614];2))" office:value-type="float" office:value="328.631279545937" calcext:value-type="float">
            <text:p>328.6312795459</text:p>
          </table:table-cell>
          <table:table-cell table:formula="of:=SQRT(POWER([.J614]-[.C614]; 2)+POWER([.K614]-[.D614];2))" office:value-type="float" office:value="272.051044344623" calcext:value-type="float">
            <text:p>272.0510443446</text:p>
          </table:table-cell>
        </table:table-row>
        <table:table-row table:style-name="ro1">
          <table:table-cell office:value-type="float" office:value="211.343" calcext:value-type="float">
            <text:p>211.343</text:p>
          </table:table-cell>
          <table:table-cell office:value-type="float" office:value="520.523" calcext:value-type="float">
            <text:p>520.523</text:p>
          </table:table-cell>
          <table:table-cell office:value-type="float" office:value="184.482" calcext:value-type="float">
            <text:p>184.482</text:p>
          </table:table-cell>
          <table:table-cell office:value-type="float" office:value="426.357" calcext:value-type="float">
            <text:p>426.357</text:p>
          </table:table-cell>
          <table:table-cell office:value-type="float" office:value="-27.0945" calcext:value-type="float">
            <text:p>-27.0945</text:p>
          </table:table-cell>
          <table:table-cell office:value-type="float" office:value="419.014" calcext:value-type="float">
            <text:p>419.014</text:p>
          </table:table-cell>
          <table:table-cell office:value-type="float" office:value="137.38" calcext:value-type="float">
            <text:p>137.38</text:p>
          </table:table-cell>
          <table:table-cell office:value-type="float" office:value="0.000653633" calcext:value-type="float">
            <text:p>0.0006536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5]-[.A615]; 2)+POWER([.K615]-[.B615];2))" office:value-type="float" office:value="327.697270629464" calcext:value-type="float">
            <text:p>327.6972706295</text:p>
          </table:table-cell>
          <table:table-cell table:formula="of:=SQRT(POWER([.J615]-[.C615]; 2)+POWER([.K615]-[.D615];2))" office:value-type="float" office:value="271.652233145616" calcext:value-type="float">
            <text:p>271.6522331456</text:p>
          </table:table-cell>
        </table:table-row>
        <table:table-row table:style-name="ro1">
          <table:table-cell office:value-type="float" office:value="213.886" calcext:value-type="float">
            <text:p>213.886</text:p>
          </table:table-cell>
          <table:table-cell office:value-type="float" office:value="523.665" calcext:value-type="float">
            <text:p>523.665</text:p>
          </table:table-cell>
          <table:table-cell office:value-type="float" office:value="187.047" calcext:value-type="float">
            <text:p>187.047</text:p>
          </table:table-cell>
          <table:table-cell office:value-type="float" office:value="429.362" calcext:value-type="float">
            <text:p>429.362</text:p>
          </table:table-cell>
          <table:table-cell office:value-type="float" office:value="-26.5343" calcext:value-type="float">
            <text:p>-26.5343</text:p>
          </table:table-cell>
          <table:table-cell office:value-type="float" office:value="423.075" calcext:value-type="float">
            <text:p>423.075</text:p>
          </table:table-cell>
          <table:table-cell office:value-type="float" office:value="133.798" calcext:value-type="float">
            <text:p>133.798</text:p>
          </table:table-cell>
          <table:table-cell office:value-type="float" office:value="0.000424746" calcext:value-type="float">
            <text:p>0.0004247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6]-[.A616]; 2)+POWER([.K616]-[.B616];2))" office:value-type="float" office:value="329.05006491566" calcext:value-type="float">
            <text:p>329.0500649157</text:p>
          </table:table-cell>
          <table:table-cell table:formula="of:=SQRT(POWER([.J616]-[.C616]; 2)+POWER([.K616]-[.D616];2))" office:value-type="float" office:value="271.836353810523" calcext:value-type="float">
            <text:p>271.8363538105</text:p>
          </table:table-cell>
        </table:table-row>
        <table:table-row table:style-name="ro1">
          <table:table-cell office:value-type="float" office:value="213.893" calcext:value-type="float">
            <text:p>213.893</text:p>
          </table:table-cell>
          <table:table-cell office:value-type="float" office:value="523.618" calcext:value-type="float">
            <text:p>523.618</text:p>
          </table:table-cell>
          <table:table-cell office:value-type="float" office:value="187.054" calcext:value-type="float">
            <text:p>187.054</text:p>
          </table:table-cell>
          <table:table-cell office:value-type="float" office:value="429.313" calcext:value-type="float">
            <text:p>429.313</text:p>
          </table:table-cell>
          <table:table-cell office:value-type="float" office:value="-26.4899" calcext:value-type="float">
            <text:p>-26.4899</text:p>
          </table:table-cell>
          <table:table-cell office:value-type="float" office:value="423.029" calcext:value-type="float">
            <text:p>423.029</text:p>
          </table:table-cell>
          <table:table-cell office:value-type="float" office:value="133.792" calcext:value-type="float">
            <text:p>133.792</text:p>
          </table:table-cell>
          <table:table-cell office:value-type="float" office:value="0.000246065" calcext:value-type="float">
            <text:p>0.0002460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7]-[.A617]; 2)+POWER([.K617]-[.B617];2))" office:value-type="float" office:value="329.006214793885" calcext:value-type="float">
            <text:p>329.0062147939</text:p>
          </table:table-cell>
          <table:table-cell table:formula="of:=SQRT(POWER([.J617]-[.C617]; 2)+POWER([.K617]-[.D617];2))" office:value-type="float" office:value="271.797510814577" calcext:value-type="float">
            <text:p>271.7975108146</text:p>
          </table:table-cell>
        </table:table-row>
        <table:table-row table:style-name="ro1">
          <table:table-cell office:value-type="float" office:value="245.918" calcext:value-type="float">
            <text:p>245.918</text:p>
          </table:table-cell>
          <table:table-cell office:value-type="float" office:value="512.338" calcext:value-type="float">
            <text:p>512.338</text:p>
          </table:table-cell>
          <table:table-cell office:value-type="float" office:value="219.658" calcext:value-type="float">
            <text:p>219.658</text:p>
          </table:table-cell>
          <table:table-cell office:value-type="float" office:value="427.694" calcext:value-type="float">
            <text:p>427.694</text:p>
          </table:table-cell>
          <table:table-cell office:value-type="float" office:value="-95.6561" calcext:value-type="float">
            <text:p>-95.6561</text:p>
          </table:table-cell>
          <table:table-cell office:value-type="float" office:value="391.024" calcext:value-type="float">
            <text:p>391.024</text:p>
          </table:table-cell>
          <table:table-cell office:value-type="float" office:value="79.0682" calcext:value-type="float">
            <text:p>79.0682</text:p>
          </table:table-cell>
          <table:table-cell office:value-type="float" office:value="-0.00000205714" calcext:value-type="float">
            <text:p>-2.05714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8]-[.A618]; 2)+POWER([.K618]-[.B618];2))" office:value-type="float" office:value="303.560987229914" calcext:value-type="float">
            <text:p>303.5609872299</text:p>
          </table:table-cell>
          <table:table-cell table:formula="of:=SQRT(POWER([.J618]-[.C618]; 2)+POWER([.K618]-[.D618];2))" office:value-type="float" office:value="247.972890857045" calcext:value-type="float">
            <text:p>247.972890857</text:p>
          </table:table-cell>
        </table:table-row>
        <table:table-row table:style-name="ro1">
          <table:table-cell office:value-type="float" office:value="246.282" calcext:value-type="float">
            <text:p>246.282</text:p>
          </table:table-cell>
          <table:table-cell office:value-type="float" office:value="511.514" calcext:value-type="float">
            <text:p>511.514</text:p>
          </table:table-cell>
          <table:table-cell office:value-type="float" office:value="220.032" calcext:value-type="float">
            <text:p>220.032</text:p>
          </table:table-cell>
          <table:table-cell office:value-type="float" office:value="426.772" calcext:value-type="float">
            <text:p>426.772</text:p>
          </table:table-cell>
          <table:table-cell office:value-type="float" office:value="-94.2826" calcext:value-type="float">
            <text:p>-94.2826</text:p>
          </table:table-cell>
          <table:table-cell office:value-type="float" office:value="390.314" calcext:value-type="float">
            <text:p>390.314</text:p>
          </table:table-cell>
          <table:table-cell office:value-type="float" office:value="78.6593" calcext:value-type="float">
            <text:p>78.6593</text:p>
          </table:table-cell>
          <table:table-cell office:value-type="float" office:value="-0.0000039609" calcext:value-type="float">
            <text:p>-3.9609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9]-[.A619]; 2)+POWER([.K619]-[.B619];2))" office:value-type="float" office:value="302.661599348183" calcext:value-type="float">
            <text:p>302.6615993482</text:p>
          </table:table-cell>
          <table:table-cell table:formula="of:=SQRT(POWER([.J619]-[.C619]; 2)+POWER([.K619]-[.D619];2))" office:value-type="float" office:value="247.034809304276" calcext:value-type="float">
            <text:p>247.0348093043</text:p>
          </table:table-cell>
        </table:table-row>
        <table:table-row table:style-name="ro1">
          <table:table-cell office:value-type="float" office:value="245.822" calcext:value-type="float">
            <text:p>245.822</text:p>
          </table:table-cell>
          <table:table-cell office:value-type="float" office:value="512.333" calcext:value-type="float">
            <text:p>512.333</text:p>
          </table:table-cell>
          <table:table-cell office:value-type="float" office:value="219.561" calcext:value-type="float">
            <text:p>219.561</text:p>
          </table:table-cell>
          <table:table-cell office:value-type="float" office:value="427.702" calcext:value-type="float">
            <text:p>427.702</text:p>
          </table:table-cell>
          <table:table-cell office:value-type="float" office:value="-95.804" calcext:value-type="float">
            <text:p>-95.804</text:p>
          </table:table-cell>
          <table:table-cell office:value-type="float" office:value="390.978" calcext:value-type="float">
            <text:p>390.978</text:p>
          </table:table-cell>
          <table:table-cell office:value-type="float" office:value="79.1955" calcext:value-type="float">
            <text:p>79.1955</text:p>
          </table:table-cell>
          <table:table-cell office:value-type="float" office:value="-0.00000703424" calcext:value-type="float">
            <text:p>-7.03424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0]-[.A620]; 2)+POWER([.K620]-[.B620];2))" office:value-type="float" office:value="303.600215041096" calcext:value-type="float">
            <text:p>303.6002150411</text:p>
          </table:table-cell>
          <table:table-cell table:formula="of:=SQRT(POWER([.J620]-[.C620]; 2)+POWER([.K620]-[.D620];2))" office:value-type="float" office:value="248.043176735422" calcext:value-type="float">
            <text:p>248.0431767354</text:p>
          </table:table-cell>
        </table:table-row>
        <table:table-row table:style-name="ro1">
          <table:table-cell office:value-type="float" office:value="179.612" calcext:value-type="float">
            <text:p>179.612</text:p>
          </table:table-cell>
          <table:table-cell office:value-type="float" office:value="229.956" calcext:value-type="float">
            <text:p>229.956</text:p>
          </table:table-cell>
          <table:table-cell office:value-type="float" office:value="153.099" calcext:value-type="float">
            <text:p>153.099</text:p>
          </table:table-cell>
          <table:table-cell office:value-type="float" office:value="152.469" calcext:value-type="float">
            <text:p>152.469</text:p>
          </table:table-cell>
          <table:table-cell office:value-type="float" office:value="-50.5989" calcext:value-type="float">
            <text:p>-50.5989</text:p>
          </table:table-cell>
          <table:table-cell office:value-type="float" office:value="6.84689" calcext:value-type="float">
            <text:p>6.84689</text:p>
          </table:table-cell>
          <table:table-cell office:value-type="float" office:value="185.576" calcext:value-type="float">
            <text:p>185.576</text:p>
          </table:table-cell>
          <table:table-cell office:value-type="float" office:value="-0.000000000000283393" calcext:value-type="float">
            <text:p>-2.83393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1]-[.A621]; 2)+POWER([.K621]-[.B621];2))" office:value-type="float" office:value="204.742551708237" calcext:value-type="float">
            <text:p>204.7425517082</text:p>
          </table:table-cell>
          <table:table-cell table:formula="of:=SQRT(POWER([.J621]-[.C621]; 2)+POWER([.K621]-[.D621];2))" office:value-type="float" office:value="247.651108945629" calcext:value-type="float">
            <text:p>247.6511089456</text:p>
          </table:table-cell>
        </table:table-row>
        <table:table-row table:style-name="ro1">
          <table:table-cell office:value-type="float" office:value="179.932" calcext:value-type="float">
            <text:p>179.932</text:p>
          </table:table-cell>
          <table:table-cell office:value-type="float" office:value="230.294" calcext:value-type="float">
            <text:p>230.294</text:p>
          </table:table-cell>
          <table:table-cell office:value-type="float" office:value="153.422" calcext:value-type="float">
            <text:p>153.422</text:p>
          </table:table-cell>
          <table:table-cell office:value-type="float" office:value="152.787" calcext:value-type="float">
            <text:p>152.787</text:p>
          </table:table-cell>
          <table:table-cell office:value-type="float" office:value="-50.4816" calcext:value-type="float">
            <text:p>-50.4816</text:p>
          </table:table-cell>
          <table:table-cell office:value-type="float" office:value="7.41307" calcext:value-type="float">
            <text:p>7.41307</text:p>
          </table:table-cell>
          <table:table-cell office:value-type="float" office:value="185.063" calcext:value-type="float">
            <text:p>185.063</text:p>
          </table:table-cell>
          <table:table-cell office:value-type="float" office:value="-0.00000000000060609" calcext:value-type="float">
            <text:p>-6.0609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2]-[.A622]; 2)+POWER([.K622]-[.B622];2))" office:value-type="float" office:value="204.403471252325" calcext:value-type="float">
            <text:p>204.4034712523</text:p>
          </table:table-cell>
          <table:table-cell table:formula="of:=SQRT(POWER([.J622]-[.C622]; 2)+POWER([.K622]-[.D622];2))" office:value-type="float" office:value="247.23505708738" calcext:value-type="float">
            <text:p>247.2350570874</text:p>
          </table:table-cell>
        </table:table-row>
        <table:table-row table:style-name="ro1">
          <table:table-cell office:value-type="float" office:value="179.455" calcext:value-type="float">
            <text:p>179.455</text:p>
          </table:table-cell>
          <table:table-cell office:value-type="float" office:value="229.591" calcext:value-type="float">
            <text:p>229.591</text:p>
          </table:table-cell>
          <table:table-cell office:value-type="float" office:value="152.942" calcext:value-type="float">
            <text:p>152.942</text:p>
          </table:table-cell>
          <table:table-cell office:value-type="float" office:value="152.1" calcext:value-type="float">
            <text:p>152.1</text:p>
          </table:table-cell>
          <table:table-cell office:value-type="float" office:value="-50.3646" calcext:value-type="float">
            <text:p>-50.3646</text:p>
          </table:table-cell>
          <table:table-cell office:value-type="float" office:value="6.41236" calcext:value-type="float">
            <text:p>6.41236</text:p>
          </table:table-cell>
          <table:table-cell office:value-type="float" office:value="185.847" calcext:value-type="float">
            <text:p>185.847</text:p>
          </table:table-cell>
          <table:table-cell office:value-type="float" office:value="-0.00000000000114126" calcext:value-type="float">
            <text:p>-1.14126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3]-[.A623]; 2)+POWER([.K623]-[.B623];2))" office:value-type="float" office:value="204.921058717741" calcext:value-type="float">
            <text:p>204.9210587177</text:p>
          </table:table-cell>
          <table:table-cell table:formula="of:=SQRT(POWER([.J623]-[.C623]; 2)+POWER([.K623]-[.D623];2))" office:value-type="float" office:value="247.931057683381" calcext:value-type="float">
            <text:p>247.9310576834</text:p>
          </table:table-cell>
        </table:table-row>
        <table:table-row table:style-name="ro1">
          <table:table-cell office:value-type="float" office:value="179.487" calcext:value-type="float">
            <text:p>179.487</text:p>
          </table:table-cell>
          <table:table-cell office:value-type="float" office:value="229.949" calcext:value-type="float">
            <text:p>229.949</text:p>
          </table:table-cell>
          <table:table-cell office:value-type="float" office:value="152.973" calcext:value-type="float">
            <text:p>152.973</text:p>
          </table:table-cell>
          <table:table-cell office:value-type="float" office:value="152.456" calcext:value-type="float">
            <text:p>152.456</text:p>
          </table:table-cell>
          <table:table-cell office:value-type="float" office:value="-50.5499" calcext:value-type="float">
            <text:p>-50.5499</text:p>
          </table:table-cell>
          <table:table-cell office:value-type="float" office:value="6.87148" calcext:value-type="float">
            <text:p>6.87148</text:p>
          </table:table-cell>
          <table:table-cell office:value-type="float" office:value="185.78" calcext:value-type="float">
            <text:p>185.78</text:p>
          </table:table-cell>
          <table:table-cell office:value-type="float" office:value="-0.00000000000372329" calcext:value-type="float">
            <text:p>-3.7232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4]-[.A624]; 2)+POWER([.K624]-[.B624];2))" office:value-type="float" office:value="204.867747022317" calcext:value-type="float">
            <text:p>204.8677470223</text:p>
          </table:table-cell>
          <table:table-cell table:formula="of:=SQRT(POWER([.J624]-[.C624]; 2)+POWER([.K624]-[.D624];2))" office:value-type="float" office:value="247.773288844863" calcext:value-type="float">
            <text:p>247.7732888449</text:p>
          </table:table-cell>
        </table:table-row>
        <table:table-row table:style-name="ro1">
          <table:table-cell office:value-type="float" office:value="179.052" calcext:value-type="float">
            <text:p>179.052</text:p>
          </table:table-cell>
          <table:table-cell office:value-type="float" office:value="229.995" calcext:value-type="float">
            <text:p>229.995</text:p>
          </table:table-cell>
          <table:table-cell office:value-type="float" office:value="152.53" calcext:value-type="float">
            <text:p>152.53</text:p>
          </table:table-cell>
          <table:table-cell office:value-type="float" office:value="152.55" calcext:value-type="float">
            <text:p>152.55</text:p>
          </table:table-cell>
          <table:table-cell office:value-type="float" office:value="-51.2488" calcext:value-type="float">
            <text:p>-51.2488</text:p>
          </table:table-cell>
          <table:table-cell office:value-type="float" office:value="6.60731" calcext:value-type="float">
            <text:p>6.60731</text:p>
          </table:table-cell>
          <table:table-cell office:value-type="float" office:value="186.441" calcext:value-type="float">
            <text:p>186.441</text:p>
          </table:table-cell>
          <table:table-cell office:value-type="float" office:value="-0.00000000000393179" calcext:value-type="float">
            <text:p>-3.9317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5]-[.A625]; 2)+POWER([.K625]-[.B625];2))" office:value-type="float" office:value="205.299300361691" calcext:value-type="float">
            <text:p>205.2993003617</text:p>
          </table:table-cell>
          <table:table-cell table:formula="of:=SQRT(POWER([.J625]-[.C625]; 2)+POWER([.K625]-[.D625];2))" office:value-type="float" office:value="248.15250028964" calcext:value-type="float">
            <text:p>248.1525002896</text:p>
          </table:table-cell>
        </table:table-row>
        <table:table-row table:style-name="ro1">
          <table:table-cell office:value-type="float" office:value="179.766" calcext:value-type="float">
            <text:p>179.766</text:p>
          </table:table-cell>
          <table:table-cell office:value-type="float" office:value="230.188" calcext:value-type="float">
            <text:p>230.188</text:p>
          </table:table-cell>
          <table:table-cell office:value-type="float" office:value="153.253" calcext:value-type="float">
            <text:p>153.253</text:p>
          </table:table-cell>
          <table:table-cell office:value-type="float" office:value="152.694" calcext:value-type="float">
            <text:p>152.694</text:p>
          </table:table-cell>
          <table:table-cell office:value-type="float" office:value="-50.6245" calcext:value-type="float">
            <text:p>-50.6245</text:p>
          </table:table-cell>
          <table:table-cell office:value-type="float" office:value="7.18427" calcext:value-type="float">
            <text:p>7.18427</text:p>
          </table:table-cell>
          <table:table-cell office:value-type="float" office:value="185.324" calcext:value-type="float">
            <text:p>185.324</text:p>
          </table:table-cell>
          <table:table-cell office:value-type="float" office:value="-0.00000000000419586" calcext:value-type="float">
            <text:p>-4.19586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6]-[.A626]; 2)+POWER([.K626]-[.B626];2))" office:value-type="float" office:value="204.575292007613" calcext:value-type="float">
            <text:p>204.5752920076</text:p>
          </table:table-cell>
          <table:table-cell table:formula="of:=SQRT(POWER([.J626]-[.C626]; 2)+POWER([.K626]-[.D626];2))" office:value-type="float" office:value="247.426230713318" calcext:value-type="float">
            <text:p>247.4262307133</text:p>
          </table:table-cell>
        </table:table-row>
        <table:table-row table:style-name="ro1">
          <table:table-cell office:value-type="float" office:value="179.49" calcext:value-type="float">
            <text:p>179.49</text:p>
          </table:table-cell>
          <table:table-cell office:value-type="float" office:value="229.728" calcext:value-type="float">
            <text:p>229.728</text:p>
          </table:table-cell>
          <table:table-cell office:value-type="float" office:value="152.977" calcext:value-type="float">
            <text:p>152.977</text:p>
          </table:table-cell>
          <table:table-cell office:value-type="float" office:value="152.231" calcext:value-type="float">
            <text:p>152.231</text:p>
          </table:table-cell>
          <table:table-cell office:value-type="float" office:value="-50.366" calcext:value-type="float">
            <text:p>-50.366</text:p>
          </table:table-cell>
          <table:table-cell office:value-type="float" office:value="6.62306" calcext:value-type="float">
            <text:p>6.62306</text:p>
          </table:table-cell>
          <table:table-cell office:value-type="float" office:value="185.789" calcext:value-type="float">
            <text:p>185.789</text:p>
          </table:table-cell>
          <table:table-cell office:value-type="float" office:value="-0.00000000000449292" calcext:value-type="float">
            <text:p>-4.49292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7]-[.A627]; 2)+POWER([.K627]-[.B627];2))" office:value-type="float" office:value="204.877871142786" calcext:value-type="float">
            <text:p>204.8778711428</text:p>
          </table:table-cell>
          <table:table-cell table:formula="of:=SQRT(POWER([.J627]-[.C627]; 2)+POWER([.K627]-[.D627];2))" office:value-type="float" office:value="247.850963060465" calcext:value-type="float">
            <text:p>247.8509630605</text:p>
          </table:table-cell>
        </table:table-row>
        <table:table-row table:style-name="ro1">
          <table:table-cell office:value-type="float" office:value="179.897" calcext:value-type="float">
            <text:p>179.897</text:p>
          </table:table-cell>
          <table:table-cell office:value-type="float" office:value="230.157" calcext:value-type="float">
            <text:p>230.157</text:p>
          </table:table-cell>
          <table:table-cell office:value-type="float" office:value="153.387" calcext:value-type="float">
            <text:p>153.387</text:p>
          </table:table-cell>
          <table:table-cell office:value-type="float" office:value="152.656" calcext:value-type="float">
            <text:p>152.656</text:p>
          </table:table-cell>
          <table:table-cell office:value-type="float" office:value="-50.4803" calcext:value-type="float">
            <text:p>-50.4803</text:p>
          </table:table-cell>
          <table:table-cell office:value-type="float" office:value="7.20237" calcext:value-type="float">
            <text:p>7.20237</text:p>
          </table:table-cell>
          <table:table-cell office:value-type="float" office:value="185.122" calcext:value-type="float">
            <text:p>185.122</text:p>
          </table:table-cell>
          <table:table-cell office:value-type="float" office:value="-0.00000000000510966" calcext:value-type="float">
            <text:p>-5.10966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8]-[.A628]; 2)+POWER([.K628]-[.B628];2))" office:value-type="float" office:value="204.446304094743" calcext:value-type="float">
            <text:p>204.4463040947</text:p>
          </table:table-cell>
          <table:table-cell table:formula="of:=SQRT(POWER([.J628]-[.C628]; 2)+POWER([.K628]-[.D628];2))" office:value-type="float" office:value="247.314993692255" calcext:value-type="float">
            <text:p>247.3149936923</text:p>
          </table:table-cell>
        </table:table-row>
        <table:table-row table:style-name="ro1">
          <table:table-cell office:value-type="float" office:value="180.366" calcext:value-type="float">
            <text:p>180.366</text:p>
          </table:table-cell>
          <table:table-cell office:value-type="float" office:value="230.221" calcext:value-type="float">
            <text:p>230.221</text:p>
          </table:table-cell>
          <table:table-cell office:value-type="float" office:value="153.863" calcext:value-type="float">
            <text:p>153.863</text:p>
          </table:table-cell>
          <table:table-cell office:value-type="float" office:value="152.684" calcext:value-type="float">
            <text:p>152.684</text:p>
          </table:table-cell>
          <table:table-cell office:value-type="float" office:value="-49.9861" calcext:value-type="float">
            <text:p>-49.9861</text:p>
          </table:table-cell>
          <table:table-cell office:value-type="float" office:value="7.52821" calcext:value-type="float">
            <text:p>7.52821</text:p>
          </table:table-cell>
          <table:table-cell office:value-type="float" office:value="184.394" calcext:value-type="float">
            <text:p>184.394</text:p>
          </table:table-cell>
          <table:table-cell office:value-type="float" office:value="-0.000000000010791" calcext:value-type="float">
            <text:p>-1.0791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9]-[.A629]; 2)+POWER([.K629]-[.B629];2))" office:value-type="float" office:value="203.974387600502" calcext:value-type="float">
            <text:p>203.9743876005</text:p>
          </table:table-cell>
          <table:table-cell table:formula="of:=SQRT(POWER([.J629]-[.C629]; 2)+POWER([.K629]-[.D629];2))" office:value-type="float" office:value="246.861067454955" calcext:value-type="float">
            <text:p>246.861067455</text:p>
          </table:table-cell>
        </table:table-row>
        <table:table-row table:style-name="ro1">
          <table:table-cell office:value-type="float" office:value="179.722" calcext:value-type="float">
            <text:p>179.722</text:p>
          </table:table-cell>
          <table:table-cell office:value-type="float" office:value="229.91" calcext:value-type="float">
            <text:p>229.91</text:p>
          </table:table-cell>
          <table:table-cell office:value-type="float" office:value="153.21" calcext:value-type="float">
            <text:p>153.21</text:p>
          </table:table-cell>
          <table:table-cell office:value-type="float" office:value="152.422" calcext:value-type="float">
            <text:p>152.422</text:p>
          </table:table-cell>
          <table:table-cell office:value-type="float" office:value="-50.5356" calcext:value-type="float">
            <text:p>-50.5356</text:p>
          </table:table-cell>
          <table:table-cell office:value-type="float" office:value="6.80048" calcext:value-type="float">
            <text:p>6.80048</text:p>
          </table:table-cell>
          <table:table-cell office:value-type="float" office:value="185.404" calcext:value-type="float">
            <text:p>185.404</text:p>
          </table:table-cell>
          <table:table-cell office:value-type="float" office:value="-0.0000000000374139" calcext:value-type="float">
            <text:p>-3.74139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0]-[.A630]; 2)+POWER([.K630]-[.B630];2))" office:value-type="float" office:value="204.635454855702" calcext:value-type="float">
            <text:p>204.6354548557</text:p>
          </table:table-cell>
          <table:table-cell table:formula="of:=SQRT(POWER([.J630]-[.C630]; 2)+POWER([.K630]-[.D630];2))" office:value-type="float" office:value="247.564622238316" calcext:value-type="float">
            <text:p>247.5646222383</text:p>
          </table:table-cell>
        </table:table-row>
        <table:table-row table:style-name="ro1">
          <table:table-cell office:value-type="float" office:value="178.482" calcext:value-type="float">
            <text:p>178.482</text:p>
          </table:table-cell>
          <table:table-cell office:value-type="float" office:value="228.98" calcext:value-type="float">
            <text:p>228.98</text:p>
          </table:table-cell>
          <table:table-cell office:value-type="float" office:value="151.961" calcext:value-type="float">
            <text:p>151.961</text:p>
          </table:table-cell>
          <table:table-cell office:value-type="float" office:value="151.47" calcext:value-type="float">
            <text:p>151.47</text:p>
          </table:table-cell>
          <table:table-cell office:value-type="float" office:value="-49.9781" calcext:value-type="float">
            <text:p>-49.9781</text:p>
          </table:table-cell>
          <table:table-cell office:value-type="float" office:value="5.73607" calcext:value-type="float">
            <text:p>5.73607</text:p>
          </table:table-cell>
          <table:table-cell office:value-type="float" office:value="187.441" calcext:value-type="float">
            <text:p>187.441</text:p>
          </table:table-cell>
          <table:table-cell office:value-type="float" office:value="-0.000000000216196" calcext:value-type="float">
            <text:p>-2.16196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1]-[.A631]; 2)+POWER([.K631]-[.B631];2))" office:value-type="float" office:value="205.930009284708" calcext:value-type="float">
            <text:p>205.9300092847</text:p>
          </table:table-cell>
          <table:table-cell table:formula="of:=SQRT(POWER([.J631]-[.C631]; 2)+POWER([.K631]-[.D631];2))" office:value-type="float" office:value="249.073841302133" calcext:value-type="float">
            <text:p>249.0738413021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231.561" calcext:value-type="float">
            <text:p>231.561</text:p>
          </table:table-cell>
          <table:table-cell office:value-type="float" office:value="152.667" calcext:value-type="float">
            <text:p>152.667</text:p>
          </table:table-cell>
          <table:table-cell office:value-type="float" office:value="154.217" calcext:value-type="float">
            <text:p>154.217</text:p>
          </table:table-cell>
          <table:table-cell office:value-type="float" office:value="-53.3793" calcext:value-type="float">
            <text:p>-53.3793</text:p>
          </table:table-cell>
          <table:table-cell office:value-type="float" office:value="7.92044" calcext:value-type="float">
            <text:p>7.92044</text:p>
          </table:table-cell>
          <table:table-cell office:value-type="float" office:value="186.064" calcext:value-type="float">
            <text:p>186.064</text:p>
          </table:table-cell>
          <table:table-cell office:value-type="float" office:value="-0.00000000383703" calcext:value-type="float">
            <text:p>-3.83703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2]-[.A632]; 2)+POWER([.K632]-[.B632];2))" office:value-type="float" office:value="205.06587410147" calcext:value-type="float">
            <text:p>205.0658741015</text:p>
          </table:table-cell>
          <table:table-cell table:formula="of:=SQRT(POWER([.J632]-[.C632]; 2)+POWER([.K632]-[.D632];2))" office:value-type="float" office:value="247.428397679005" calcext:value-type="float">
            <text:p>247.428397679</text:p>
          </table:table-cell>
        </table:table-row>
        <table:table-row table:style-name="ro1">
          <table:table-cell office:value-type="float" office:value="182.131" calcext:value-type="float">
            <text:p>182.131</text:p>
          </table:table-cell>
          <table:table-cell office:value-type="float" office:value="220.908" calcext:value-type="float">
            <text:p>220.908</text:p>
          </table:table-cell>
          <table:table-cell office:value-type="float" office:value="155.667" calcext:value-type="float">
            <text:p>155.667</text:p>
          </table:table-cell>
          <table:table-cell office:value-type="float" office:value="143.975" calcext:value-type="float">
            <text:p>143.975</text:p>
          </table:table-cell>
          <table:table-cell office:value-type="float" office:value="-51.2256" calcext:value-type="float">
            <text:p>-51.2256</text:p>
          </table:table-cell>
          <table:table-cell office:value-type="float" office:value="-7.85363" calcext:value-type="float">
            <text:p>-7.85363</text:p>
          </table:table-cell>
          <table:table-cell office:value-type="float" office:value="181.629" calcext:value-type="float">
            <text:p>181.629</text:p>
          </table:table-cell>
          <table:table-cell office:value-type="float" office:value="-0.00000187163" calcext:value-type="float">
            <text:p>-1.87163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3]-[.A633]; 2)+POWER([.K633]-[.B633];2))" office:value-type="float" office:value="202.96789308903" calcext:value-type="float">
            <text:p>202.967893089</text:p>
          </table:table-cell>
          <table:table-cell table:formula="of:=SQRT(POWER([.J633]-[.C633]; 2)+POWER([.K633]-[.D633];2))" office:value-type="float" office:value="248.4851293619" calcext:value-type="float">
            <text:p>248.4851293619</text:p>
          </table:table-cell>
        </table:table-row>
        <table:table-row table:style-name="ro1">
          <table:table-cell office:value-type="float" office:value="182.018" calcext:value-type="float">
            <text:p>182.018</text:p>
          </table:table-cell>
          <table:table-cell office:value-type="float" office:value="221.318" calcext:value-type="float">
            <text:p>221.318</text:p>
          </table:table-cell>
          <table:table-cell office:value-type="float" office:value="155.549" calcext:value-type="float">
            <text:p>155.549</text:p>
          </table:table-cell>
          <table:table-cell office:value-type="float" office:value="144.394" calcext:value-type="float">
            <text:p>144.394</text:p>
          </table:table-cell>
          <table:table-cell office:value-type="float" office:value="-51.6038" calcext:value-type="float">
            <text:p>-51.6038</text:p>
          </table:table-cell>
          <table:table-cell office:value-type="float" office:value="-7.40259" calcext:value-type="float">
            <text:p>-7.40259</text:p>
          </table:table-cell>
          <table:table-cell office:value-type="float" office:value="181.785" calcext:value-type="float">
            <text:p>181.785</text:p>
          </table:table-cell>
          <table:table-cell office:value-type="float" office:value="-0.00000332154" calcext:value-type="float">
            <text:p>-3.32154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4]-[.A634]; 2)+POWER([.K634]-[.B634];2))" office:value-type="float" office:value="203.038108363923" calcext:value-type="float">
            <text:p>203.0381083639</text:p>
          </table:table-cell>
          <table:table-cell table:formula="of:=SQRT(POWER([.J634]-[.C634]; 2)+POWER([.K634]-[.D634];2))" office:value-type="float" office:value="248.42864294803" calcext:value-type="float">
            <text:p>248.428642948</text:p>
          </table:table-cell>
        </table:table-row>
        <table:table-row table:style-name="ro1">
          <table:table-cell office:value-type="float" office:value="182.45" calcext:value-type="float">
            <text:p>182.45</text:p>
          </table:table-cell>
          <table:table-cell office:value-type="float" office:value="221.243" calcext:value-type="float">
            <text:p>221.243</text:p>
          </table:table-cell>
          <table:table-cell office:value-type="float" office:value="155.989" calcext:value-type="float">
            <text:p>155.989</text:p>
          </table:table-cell>
          <table:table-cell office:value-type="float" office:value="144.29" calcext:value-type="float">
            <text:p>144.29</text:p>
          </table:table-cell>
          <table:table-cell office:value-type="float" office:value="-51.1083" calcext:value-type="float">
            <text:p>-51.1083</text:p>
          </table:table-cell>
          <table:table-cell office:value-type="float" office:value="-7.28745" calcext:value-type="float">
            <text:p>-7.28745</text:p>
          </table:table-cell>
          <table:table-cell office:value-type="float" office:value="181.115" calcext:value-type="float">
            <text:p>181.115</text:p>
          </table:table-cell>
          <table:table-cell office:value-type="float" office:value="-0.00000339813" calcext:value-type="float">
            <text:p>-3.39813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5]-[.A635]; 2)+POWER([.K635]-[.B635];2))" office:value-type="float" office:value="202.616029842162" calcext:value-type="float">
            <text:p>202.6160298422</text:p>
          </table:table-cell>
          <table:table-cell table:formula="of:=SQRT(POWER([.J635]-[.C635]; 2)+POWER([.K635]-[.D635];2))" office:value-type="float" office:value="248.065032241547" calcext:value-type="float">
            <text:p>248.0650322415</text:p>
          </table:table-cell>
        </table:table-row>
        <table:table-row table:style-name="ro1">
          <table:table-cell office:value-type="float" office:value="182.361" calcext:value-type="float">
            <text:p>182.361</text:p>
          </table:table-cell>
          <table:table-cell office:value-type="float" office:value="219.827" calcext:value-type="float">
            <text:p>219.827</text:p>
          </table:table-cell>
          <table:table-cell office:value-type="float" office:value="155.904" calcext:value-type="float">
            <text:p>155.904</text:p>
          </table:table-cell>
          <table:table-cell office:value-type="float" office:value="142.882" calcext:value-type="float">
            <text:p>142.882</text:p>
          </table:table-cell>
          <table:table-cell office:value-type="float" office:value="-50.3542" calcext:value-type="float">
            <text:p>-50.3542</text:p>
          </table:table-cell>
          <table:table-cell office:value-type="float" office:value="-9.10362" calcext:value-type="float">
            <text:p>-9.10362</text:p>
          </table:table-cell>
          <table:table-cell office:value-type="float" office:value="181.324" calcext:value-type="float">
            <text:p>181.324</text:p>
          </table:table-cell>
          <table:table-cell office:value-type="float" office:value="-0.000269528" calcext:value-type="float">
            <text:p>-0.0002695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6]-[.A636]; 2)+POWER([.K636]-[.B636];2))" office:value-type="float" office:value="202.854450900147" calcext:value-type="float">
            <text:p>202.8544509001</text:p>
          </table:table-cell>
          <table:table-cell table:formula="of:=SQRT(POWER([.J636]-[.C636]; 2)+POWER([.K636]-[.D636];2))" office:value-type="float" office:value="248.700951224558" calcext:value-type="float">
            <text:p>248.7009512246</text:p>
          </table:table-cell>
        </table:table-row>
        <table:table-row table:style-name="ro1">
          <table:table-cell office:value-type="float" office:value="181.071" calcext:value-type="float">
            <text:p>181.071</text:p>
          </table:table-cell>
          <table:table-cell office:value-type="float" office:value="222.198" calcext:value-type="float">
            <text:p>222.198</text:p>
          </table:table-cell>
          <table:table-cell office:value-type="float" office:value="154.58" calcext:value-type="float">
            <text:p>154.58</text:p>
          </table:table-cell>
          <table:table-cell office:value-type="float" office:value="145.426" calcext:value-type="float">
            <text:p>145.426</text:p>
          </table:table-cell>
          <table:table-cell office:value-type="float" office:value="-54.2055" calcext:value-type="float">
            <text:p>-54.2055</text:p>
          </table:table-cell>
          <table:table-cell office:value-type="float" office:value="-7.33748" calcext:value-type="float">
            <text:p>-7.33748</text:p>
          </table:table-cell>
          <table:table-cell office:value-type="float" office:value="183.156" calcext:value-type="float">
            <text:p>183.156</text:p>
          </table:table-cell>
          <table:table-cell office:value-type="float" office:value="-0.000482318" calcext:value-type="float">
            <text:p>-0.0004823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7]-[.A637]; 2)+POWER([.K637]-[.B637];2))" office:value-type="float" office:value="203.892859720491" calcext:value-type="float">
            <text:p>203.8928597205</text:p>
          </table:table-cell>
          <table:table-cell table:formula="of:=SQRT(POWER([.J637]-[.C637]; 2)+POWER([.K637]-[.D637];2))" office:value-type="float" office:value="248.917805461964" calcext:value-type="float">
            <text:p>248.917805462</text:p>
          </table:table-cell>
        </table:table-row>
        <table:table-row table:style-name="ro1">
          <table:table-cell office:value-type="float" office:value="181.227" calcext:value-type="float">
            <text:p>181.227</text:p>
          </table:table-cell>
          <table:table-cell office:value-type="float" office:value="222.561" calcext:value-type="float">
            <text:p>222.561</text:p>
          </table:table-cell>
          <table:table-cell office:value-type="float" office:value="154.736" calcext:value-type="float">
            <text:p>154.736</text:p>
          </table:table-cell>
          <table:table-cell office:value-type="float" office:value="145.793" calcext:value-type="float">
            <text:p>145.793</text:p>
          </table:table-cell>
          <table:table-cell office:value-type="float" office:value="-54.4397" calcext:value-type="float">
            <text:p>-54.4397</text:p>
          </table:table-cell>
          <table:table-cell office:value-type="float" office:value="-6.90296" calcext:value-type="float">
            <text:p>-6.90296</text:p>
          </table:table-cell>
          <table:table-cell office:value-type="float" office:value="182.885" calcext:value-type="float">
            <text:p>182.885</text:p>
          </table:table-cell>
          <table:table-cell office:value-type="float" office:value="-0.00155408" calcext:value-type="float">
            <text:p>-0.001554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8]-[.A638]; 2)+POWER([.K638]-[.B638];2))" office:value-type="float" office:value="203.702636826331" calcext:value-type="float">
            <text:p>203.7026368263</text:p>
          </table:table-cell>
          <table:table-cell table:formula="of:=SQRT(POWER([.J638]-[.C638]; 2)+POWER([.K638]-[.D638];2))" office:value-type="float" office:value="248.631793109811" calcext:value-type="float">
            <text:p>248.6317931098</text:p>
          </table:table-cell>
        </table:table-row>
        <table:table-row table:style-name="ro1">
          <table:table-cell office:value-type="float" office:value="164.524" calcext:value-type="float">
            <text:p>164.524</text:p>
          </table:table-cell>
          <table:table-cell office:value-type="float" office:value="368.253" calcext:value-type="float">
            <text:p>368.253</text:p>
          </table:table-cell>
          <table:table-cell office:value-type="float" office:value="137.547" calcext:value-type="float">
            <text:p>137.547</text:p>
          </table:table-cell>
          <table:table-cell office:value-type="float" office:value="282.769" calcext:value-type="float">
            <text:p>282.769</text:p>
          </table:table-cell>
          <table:table-cell office:value-type="float" office:value="-45.879" calcext:value-type="float">
            <text:p>-45.879</text:p>
          </table:table-cell>
          <table:table-cell office:value-type="float" office:value="213.47" calcext:value-type="float">
            <text:p>213.47</text:p>
          </table:table-cell>
          <table:table-cell office:value-type="float" office:value="206.475" calcext:value-type="float">
            <text:p>206.475</text:p>
          </table:table-cell>
          <table:table-cell office:value-type="float" office:value="0.964306" calcext:value-type="float">
            <text:p>0.9643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9]-[.A639]; 2)+POWER([.K639]-[.B639];2))" office:value-type="float" office:value="253.198606996563" calcext:value-type="float">
            <text:p>253.1986069966</text:p>
          </table:table-cell>
          <table:table-cell table:formula="of:=SQRT(POWER([.J639]-[.C639]; 2)+POWER([.K639]-[.D639];2))" office:value-type="float" office:value="249.802306974936" calcext:value-type="float">
            <text:p>249.8023069749</text:p>
          </table:table-cell>
        </table:table-row>
        <table:table-row table:style-name="ro1">
          <table:table-cell office:value-type="float" office:value="192.096" calcext:value-type="float">
            <text:p>192.096</text:p>
          </table:table-cell>
          <table:table-cell office:value-type="float" office:value="323.727" calcext:value-type="float">
            <text:p>323.727</text:p>
          </table:table-cell>
          <table:table-cell office:value-type="float" office:value="165.683" calcext:value-type="float">
            <text:p>165.683</text:p>
          </table:table-cell>
          <table:table-cell office:value-type="float" office:value="235.539" calcext:value-type="float">
            <text:p>235.539</text:p>
          </table:table-cell>
          <table:table-cell office:value-type="float" office:value="13.8854" calcext:value-type="float">
            <text:p>13.8854</text:p>
          </table:table-cell>
          <table:table-cell office:value-type="float" office:value="175.294" calcext:value-type="float">
            <text:p>175.294</text:p>
          </table:table-cell>
          <table:table-cell office:value-type="float" office:value="169.04" calcext:value-type="float">
            <text:p>169.04</text:p>
          </table:table-cell>
          <table:table-cell office:value-type="float" office:value="0.963636" calcext:value-type="float">
            <text:p>0.9636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0]-[.A640]; 2)+POWER([.K640]-[.B640];2))" office:value-type="float" office:value="208.581992858923" calcext:value-type="float">
            <text:p>208.5819928589</text:p>
          </table:table-cell>
          <table:table-cell table:formula="of:=SQRT(POWER([.J640]-[.C640]; 2)+POWER([.K640]-[.D640];2))" office:value-type="float" office:value="218.412584367293" calcext:value-type="float">
            <text:p>218.4125843673</text:p>
          </table:table-cell>
        </table:table-row>
        <table:table-row table:style-name="ro1">
          <table:table-cell office:value-type="float" office:value="194.395" calcext:value-type="float">
            <text:p>194.395</text:p>
          </table:table-cell>
          <table:table-cell office:value-type="float" office:value="302.795" calcext:value-type="float">
            <text:p>302.795</text:p>
          </table:table-cell>
          <table:table-cell office:value-type="float" office:value="168.032" calcext:value-type="float">
            <text:p>168.032</text:p>
          </table:table-cell>
          <table:table-cell office:value-type="float" office:value="216.515" calcext:value-type="float">
            <text:p>216.515</text:p>
          </table:table-cell>
          <table:table-cell office:value-type="float" office:value="7.34695" calcext:value-type="float">
            <text:p>7.34695</text:p>
          </table:table-cell>
          <table:table-cell office:value-type="float" office:value="142.869" calcext:value-type="float">
            <text:p>142.869</text:p>
          </table:table-cell>
          <table:table-cell office:value-type="float" office:value="165.29" calcext:value-type="float">
            <text:p>165.29</text:p>
          </table:table-cell>
          <table:table-cell office:value-type="float" office:value="0.924887" calcext:value-type="float">
            <text:p>0.9248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1]-[.A641]; 2)+POWER([.K641]-[.B641];2))" office:value-type="float" office:value="199.113254330293" calcext:value-type="float">
            <text:p>199.1132543303</text:p>
          </table:table-cell>
          <table:table-cell table:formula="of:=SQRT(POWER([.J641]-[.C641]; 2)+POWER([.K641]-[.D641];2))" office:value-type="float" office:value="217.466462354543" calcext:value-type="float">
            <text:p>217.4664623545</text:p>
          </table:table-cell>
        </table:table-row>
        <table:table-row table:style-name="ro1">
          <table:table-cell office:value-type="float" office:value="166.057" calcext:value-type="float">
            <text:p>166.057</text:p>
          </table:table-cell>
          <table:table-cell office:value-type="float" office:value="377.614" calcext:value-type="float">
            <text:p>377.614</text:p>
          </table:table-cell>
          <table:table-cell office:value-type="float" office:value="139.23" calcext:value-type="float">
            <text:p>139.23</text:p>
          </table:table-cell>
          <table:table-cell office:value-type="float" office:value="288.562" calcext:value-type="float">
            <text:p>288.562</text:p>
          </table:table-cell>
          <table:table-cell office:value-type="float" office:value="-15.2657" calcext:value-type="float">
            <text:p>-15.2657</text:p>
          </table:table-cell>
          <table:table-cell office:value-type="float" office:value="238.134" calcext:value-type="float">
            <text:p>238.134</text:p>
          </table:table-cell>
          <table:table-cell office:value-type="float" office:value="205.222" calcext:value-type="float">
            <text:p>205.222</text:p>
          </table:table-cell>
          <table:table-cell office:value-type="float" office:value="0.89399" calcext:value-type="float">
            <text:p>0.893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2]-[.A642]; 2)+POWER([.K642]-[.B642];2))" office:value-type="float" office:value="256.691075507116" calcext:value-type="float">
            <text:p>256.6910755071</text:p>
          </table:table-cell>
          <table:table-cell table:formula="of:=SQRT(POWER([.J642]-[.C642]; 2)+POWER([.K642]-[.D642];2))" office:value-type="float" office:value="249.159332042771" calcext:value-type="float">
            <text:p>249.1593320428</text:p>
          </table:table-cell>
        </table:table-row>
        <table:table-row table:style-name="ro1">
          <table:table-cell office:value-type="float" office:value="163.966" calcext:value-type="float">
            <text:p>163.966</text:p>
          </table:table-cell>
          <table:table-cell office:value-type="float" office:value="385.468" calcext:value-type="float">
            <text:p>385.468</text:p>
          </table:table-cell>
          <table:table-cell office:value-type="float" office:value="137.094" calcext:value-type="float">
            <text:p>137.094</text:p>
          </table:table-cell>
          <table:table-cell office:value-type="float" office:value="296.21" calcext:value-type="float">
            <text:p>296.21</text:p>
          </table:table-cell>
          <table:table-cell office:value-type="float" office:value="-18.2127" calcext:value-type="float">
            <text:p>-18.2127</text:p>
          </table:table-cell>
          <table:table-cell office:value-type="float" office:value="247.668" calcext:value-type="float">
            <text:p>247.668</text:p>
          </table:table-cell>
          <table:table-cell office:value-type="float" office:value="208.002" calcext:value-type="float">
            <text:p>208.002</text:p>
          </table:table-cell>
          <table:table-cell office:value-type="float" office:value="0.861442" calcext:value-type="float">
            <text:p>0.8614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3]-[.A643]; 2)+POWER([.K643]-[.B643];2))" office:value-type="float" office:value="262.674757409234" calcext:value-type="float">
            <text:p>262.6747574092</text:p>
          </table:table-cell>
          <table:table-cell table:formula="of:=SQRT(POWER([.J643]-[.C643]; 2)+POWER([.K643]-[.D643];2))" office:value-type="float" office:value="252.787058482035" calcext:value-type="float">
            <text:p>252.787058482</text:p>
          </table:table-cell>
        </table:table-row>
        <table:table-row table:style-name="ro1">
          <table:table-cell office:value-type="float" office:value="164.784" calcext:value-type="float">
            <text:p>164.784</text:p>
          </table:table-cell>
          <table:table-cell office:value-type="float" office:value="386.37" calcext:value-type="float">
            <text:p>386.37</text:p>
          </table:table-cell>
          <table:table-cell office:value-type="float" office:value="137.874" calcext:value-type="float">
            <text:p>137.874</text:p>
          </table:table-cell>
          <table:table-cell office:value-type="float" office:value="297.835" calcext:value-type="float">
            <text:p>297.835</text:p>
          </table:table-cell>
          <table:table-cell office:value-type="float" office:value="-25.4452" calcext:value-type="float">
            <text:p>-25.4452</text:p>
          </table:table-cell>
          <table:table-cell office:value-type="float" office:value="246.151" calcext:value-type="float">
            <text:p>246.151</text:p>
          </table:table-cell>
          <table:table-cell office:value-type="float" office:value="206.487" calcext:value-type="float">
            <text:p>206.487</text:p>
          </table:table-cell>
          <table:table-cell office:value-type="float" office:value="0.763292" calcext:value-type="float">
            <text:p>0.7632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4]-[.A644]; 2)+POWER([.K644]-[.B644];2))" office:value-type="float" office:value="262.48495491361" calcext:value-type="float">
            <text:p>262.4849549136</text:p>
          </table:table-cell>
          <table:table-cell table:formula="of:=SQRT(POWER([.J644]-[.C644]; 2)+POWER([.K644]-[.D644];2))" office:value-type="float" office:value="252.379783463335" calcext:value-type="float">
            <text:p>252.3797834633</text:p>
          </table:table-cell>
        </table:table-row>
        <table:table-row table:style-name="ro1">
          <table:table-cell office:value-type="float" office:value="167.207" calcext:value-type="float">
            <text:p>167.207</text:p>
          </table:table-cell>
          <table:table-cell office:value-type="float" office:value="375.167" calcext:value-type="float">
            <text:p>375.167</text:p>
          </table:table-cell>
          <table:table-cell office:value-type="float" office:value="140.247" calcext:value-type="float">
            <text:p>140.247</text:p>
          </table:table-cell>
          <table:table-cell office:value-type="float" office:value="289.109" calcext:value-type="float">
            <text:p>289.109</text:p>
          </table:table-cell>
          <table:table-cell office:value-type="float" office:value="-43.0667" calcext:value-type="float">
            <text:p>-43.0667</text:p>
          </table:table-cell>
          <table:table-cell office:value-type="float" office:value="224.073" calcext:value-type="float">
            <text:p>224.073</text:p>
          </table:table-cell>
          <table:table-cell office:value-type="float" office:value="202.397" calcext:value-type="float">
            <text:p>202.397</text:p>
          </table:table-cell>
          <table:table-cell office:value-type="float" office:value="0.716695" calcext:value-type="float">
            <text:p>0.7166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5]-[.A645]; 2)+POWER([.K645]-[.B645];2))" office:value-type="float" office:value="254.426128253369" calcext:value-type="float">
            <text:p>254.4261282534</text:p>
          </table:table-cell>
          <table:table-cell table:formula="of:=SQRT(POWER([.J645]-[.C645]; 2)+POWER([.K645]-[.D645];2))" office:value-type="float" office:value="248.263535159717" calcext:value-type="float">
            <text:p>248.2635351597</text:p>
          </table:table-cell>
        </table:table-row>
        <table:table-row table:style-name="ro1">
          <table:table-cell office:value-type="float" office:value="194.297" calcext:value-type="float">
            <text:p>194.297</text:p>
          </table:table-cell>
          <table:table-cell office:value-type="float" office:value="323.548" calcext:value-type="float">
            <text:p>323.548</text:p>
          </table:table-cell>
          <table:table-cell office:value-type="float" office:value="167.887" calcext:value-type="float">
            <text:p>167.887</text:p>
          </table:table-cell>
          <table:table-cell office:value-type="float" office:value="235.84" calcext:value-type="float">
            <text:p>235.84</text:p>
          </table:table-cell>
          <table:table-cell office:value-type="float" office:value="9.76681" calcext:value-type="float">
            <text:p>9.76681</text:p>
          </table:table-cell>
          <table:table-cell office:value-type="float" office:value="173.167" calcext:value-type="float">
            <text:p>173.167</text:p>
          </table:table-cell>
          <table:table-cell office:value-type="float" office:value="165.474" calcext:value-type="float">
            <text:p>165.474</text:p>
          </table:table-cell>
          <table:table-cell office:value-type="float" office:value="0.693513" calcext:value-type="float">
            <text:p>0.6935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6]-[.A646]; 2)+POWER([.K646]-[.B646];2))" office:value-type="float" office:value="206.488025107995" calcext:value-type="float">
            <text:p>206.488025108</text:p>
          </table:table-cell>
          <table:table-cell table:formula="of:=SQRT(POWER([.J646]-[.C646]; 2)+POWER([.K646]-[.D646];2))" office:value-type="float" office:value="216.200773284926" calcext:value-type="float">
            <text:p>216.2007732849</text:p>
          </table:table-cell>
        </table:table-row>
        <table:table-row table:style-name="ro1">
          <table:table-cell office:value-type="float" office:value="164.621" calcext:value-type="float">
            <text:p>164.621</text:p>
          </table:table-cell>
          <table:table-cell office:value-type="float" office:value="367.936" calcext:value-type="float">
            <text:p>367.936</text:p>
          </table:table-cell>
          <table:table-cell office:value-type="float" office:value="137.959" calcext:value-type="float">
            <text:p>137.959</text:p>
          </table:table-cell>
          <table:table-cell office:value-type="float" office:value="276.642" calcext:value-type="float">
            <text:p>276.642</text:p>
          </table:table-cell>
          <table:table-cell office:value-type="float" office:value="11.2281" calcext:value-type="float">
            <text:p>11.2281</text:p>
          </table:table-cell>
          <table:table-cell office:value-type="float" office:value="235.418" calcext:value-type="float">
            <text:p>235.418</text:p>
          </table:table-cell>
          <table:table-cell office:value-type="float" office:value="208.615" calcext:value-type="float">
            <text:p>208.615</text:p>
          </table:table-cell>
          <table:table-cell office:value-type="float" office:value="0.582781" calcext:value-type="float">
            <text:p>0.5827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7]-[.A647]; 2)+POWER([.K647]-[.B647];2))" office:value-type="float" office:value="252.956560968479" calcext:value-type="float">
            <text:p>252.9565609685</text:p>
          </table:table-cell>
          <table:table-cell table:formula="of:=SQRT(POWER([.J647]-[.C647]; 2)+POWER([.K647]-[.D647];2))" office:value-type="float" office:value="248.467788344888" calcext:value-type="float">
            <text:p>248.4677883449</text:p>
          </table:table-cell>
        </table:table-row>
        <table:table-row table:style-name="ro1">
          <table:table-cell office:value-type="float" office:value="165.926" calcext:value-type="float">
            <text:p>165.926</text:p>
          </table:table-cell>
          <table:table-cell office:value-type="float" office:value="373.227" calcext:value-type="float">
            <text:p>373.227</text:p>
          </table:table-cell>
          <table:table-cell office:value-type="float" office:value="139.222" calcext:value-type="float">
            <text:p>139.222</text:p>
          </table:table-cell>
          <table:table-cell office:value-type="float" office:value="282.293" calcext:value-type="float">
            <text:p>282.293</text:p>
          </table:table-cell>
          <table:table-cell office:value-type="float" office:value="5.17149" calcext:value-type="float">
            <text:p>5.17149</text:p>
          </table:table-cell>
          <table:table-cell office:value-type="float" office:value="240.106" calcext:value-type="float">
            <text:p>240.106</text:p>
          </table:table-cell>
          <table:table-cell office:value-type="float" office:value="206.356" calcext:value-type="float">
            <text:p>206.356</text:p>
          </table:table-cell>
          <table:table-cell office:value-type="float" office:value="0.560501" calcext:value-type="float">
            <text:p>0.5605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8]-[.A648]; 2)+POWER([.K648]-[.B648];2))" office:value-type="float" office:value="254.512858231171" calcext:value-type="float">
            <text:p>254.5128582312</text:p>
          </table:table-cell>
          <table:table-cell table:formula="of:=SQRT(POWER([.J648]-[.C648]; 2)+POWER([.K648]-[.D648];2))" office:value-type="float" office:value="248.07215710958" calcext:value-type="float">
            <text:p>248.0721571096</text:p>
          </table:table-cell>
        </table:table-row>
        <table:table-row table:style-name="ro1">
          <table:table-cell office:value-type="float" office:value="164.918" calcext:value-type="float">
            <text:p>164.918</text:p>
          </table:table-cell>
          <table:table-cell office:value-type="float" office:value="382.056" calcext:value-type="float">
            <text:p>382.056</text:p>
          </table:table-cell>
          <table:table-cell office:value-type="float" office:value="138.053" calcext:value-type="float">
            <text:p>138.053</text:p>
          </table:table-cell>
          <table:table-cell office:value-type="float" office:value="293.142" calcext:value-type="float">
            <text:p>293.142</text:p>
          </table:table-cell>
          <table:table-cell office:value-type="float" office:value="-19.3789" calcext:value-type="float">
            <text:p>-19.3789</text:p>
          </table:table-cell>
          <table:table-cell office:value-type="float" office:value="242.601" calcext:value-type="float">
            <text:p>242.601</text:p>
          </table:table-cell>
          <table:table-cell office:value-type="float" office:value="206.632" calcext:value-type="float">
            <text:p>206.632</text:p>
          </table:table-cell>
          <table:table-cell office:value-type="float" office:value="0.557058" calcext:value-type="float">
            <text:p>0.5570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9]-[.A649]; 2)+POWER([.K649]-[.B649];2))" office:value-type="float" office:value="260.02424090842" calcext:value-type="float">
            <text:p>260.0242409084</text:p>
          </table:table-cell>
          <table:table-cell table:formula="of:=SQRT(POWER([.J649]-[.C649]; 2)+POWER([.K649]-[.D649];2))" office:value-type="float" office:value="251.207943690083" calcext:value-type="float">
            <text:p>251.2079436901</text:p>
          </table:table-cell>
        </table:table-row>
        <table:table-row table:style-name="ro1">
          <table:table-cell office:value-type="float" office:value="167.512" calcext:value-type="float">
            <text:p>167.512</text:p>
          </table:table-cell>
          <table:table-cell office:value-type="float" office:value="371.84" calcext:value-type="float">
            <text:p>371.84</text:p>
          </table:table-cell>
          <table:table-cell office:value-type="float" office:value="140.836" calcext:value-type="float">
            <text:p>140.836</text:p>
          </table:table-cell>
          <table:table-cell office:value-type="float" office:value="280.649" calcext:value-type="float">
            <text:p>280.649</text:p>
          </table:table-cell>
          <table:table-cell office:value-type="float" office:value="8.83956" calcext:value-type="float">
            <text:p>8.83956</text:p>
          </table:table-cell>
          <table:table-cell office:value-type="float" office:value="239.633" calcext:value-type="float">
            <text:p>239.633</text:p>
          </table:table-cell>
          <table:table-cell office:value-type="float" office:value="204.234" calcext:value-type="float">
            <text:p>204.234</text:p>
          </table:table-cell>
          <table:table-cell office:value-type="float" office:value="0.545414" calcext:value-type="float">
            <text:p>0.5454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0]-[.A650]; 2)+POWER([.K650]-[.B650];2))" office:value-type="float" office:value="252.43906144652" calcext:value-type="float">
            <text:p>252.4390614465</text:p>
          </table:table-cell>
          <table:table-cell table:formula="of:=SQRT(POWER([.J650]-[.C650]; 2)+POWER([.K650]-[.D650];2))" office:value-type="float" office:value="246.216319721094" calcext:value-type="float">
            <text:p>246.2163197211</text:p>
          </table:table-cell>
        </table:table-row>
        <table:table-row table:style-name="ro1">
          <table:table-cell office:value-type="float" office:value="163.93" calcext:value-type="float">
            <text:p>163.93</text:p>
          </table:table-cell>
          <table:table-cell office:value-type="float" office:value="390.191" calcext:value-type="float">
            <text:p>390.191</text:p>
          </table:table-cell>
          <table:table-cell office:value-type="float" office:value="136.973" calcext:value-type="float">
            <text:p>136.973</text:p>
          </table:table-cell>
          <table:table-cell office:value-type="float" office:value="302.044" calcext:value-type="float">
            <text:p>302.044</text:p>
          </table:table-cell>
          <table:table-cell office:value-type="float" office:value="-31.5392" calcext:value-type="float">
            <text:p>-31.5392</text:p>
          </table:table-cell>
          <table:table-cell office:value-type="float" office:value="249.065" calcext:value-type="float">
            <text:p>249.065</text:p>
          </table:table-cell>
          <table:table-cell office:value-type="float" office:value="207.418" calcext:value-type="float">
            <text:p>207.418</text:p>
          </table:table-cell>
          <table:table-cell office:value-type="float" office:value="0.536238" calcext:value-type="float">
            <text:p>0.536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1]-[.A651]; 2)+POWER([.K651]-[.B651];2))" office:value-type="float" office:value="265.313733871807" calcext:value-type="float">
            <text:p>265.3137338718</text:p>
          </table:table-cell>
          <table:table-cell table:formula="of:=SQRT(POWER([.J651]-[.C651]; 2)+POWER([.K651]-[.D651];2))" office:value-type="float" office:value="254.219630762457" calcext:value-type="float">
            <text:p>254.2196307625</text:p>
          </table:table-cell>
        </table:table-row>
        <table:table-row table:style-name="ro1">
          <table:table-cell office:value-type="float" office:value="165.395" calcext:value-type="float">
            <text:p>165.395</text:p>
          </table:table-cell>
          <table:table-cell office:value-type="float" office:value="378.249" calcext:value-type="float">
            <text:p>378.249</text:p>
          </table:table-cell>
          <table:table-cell office:value-type="float" office:value="138.4" calcext:value-type="float">
            <text:p>138.4</text:p>
          </table:table-cell>
          <table:table-cell office:value-type="float" office:value="292.226" calcext:value-type="float">
            <text:p>292.226</text:p>
          </table:table-cell>
          <table:table-cell office:value-type="float" office:value="-45.6101" calcext:value-type="float">
            <text:p>-45.6101</text:p>
          </table:table-cell>
          <table:table-cell office:value-type="float" office:value="227.398" calcext:value-type="float">
            <text:p>227.398</text:p>
          </table:table-cell>
          <table:table-cell office:value-type="float" office:value="204.944" calcext:value-type="float">
            <text:p>204.944</text:p>
          </table:table-cell>
          <table:table-cell office:value-type="float" office:value="0.481219" calcext:value-type="float">
            <text:p>0.4812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2]-[.A652]; 2)+POWER([.K652]-[.B652];2))" office:value-type="float" office:value="257.588695454595" calcext:value-type="float">
            <text:p>257.5886954546</text:p>
          </table:table-cell>
          <table:table-cell table:formula="of:=SQRT(POWER([.J652]-[.C652]; 2)+POWER([.K652]-[.D652];2))" office:value-type="float" office:value="250.683088931025" calcext:value-type="float">
            <text:p>250.683088931</text:p>
          </table:table-cell>
        </table:table-row>
        <table:table-row table:style-name="ro1">
          <table:table-cell office:value-type="float" office:value="166.268" calcext:value-type="float">
            <text:p>166.268</text:p>
          </table:table-cell>
          <table:table-cell office:value-type="float" office:value="372.707" calcext:value-type="float">
            <text:p>372.707</text:p>
          </table:table-cell>
          <table:table-cell office:value-type="float" office:value="139.347" calcext:value-type="float">
            <text:p>139.347</text:p>
          </table:table-cell>
          <table:table-cell office:value-type="float" office:value="286" calcext:value-type="float">
            <text:p>286</text:p>
          </table:table-cell>
          <table:table-cell office:value-type="float" office:value="-35.5248" calcext:value-type="float">
            <text:p>-35.5248</text:p>
          </table:table-cell>
          <table:table-cell office:value-type="float" office:value="223.621" calcext:value-type="float">
            <text:p>223.621</text:p>
          </table:table-cell>
          <table:table-cell office:value-type="float" office:value="204.176" calcext:value-type="float">
            <text:p>204.176</text:p>
          </table:table-cell>
          <table:table-cell office:value-type="float" office:value="0.470876" calcext:value-type="float">
            <text:p>0.4708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3]-[.A653]; 2)+POWER([.K653]-[.B653];2))" office:value-type="float" office:value="253.951853060772" calcext:value-type="float">
            <text:p>253.9518530608</text:p>
          </table:table-cell>
          <table:table-cell table:formula="of:=SQRT(POWER([.J653]-[.C653]; 2)+POWER([.K653]-[.D653];2))" office:value-type="float" office:value="248.578137431674" calcext:value-type="float">
            <text:p>248.5781374317</text:p>
          </table:table-cell>
        </table:table-row>
        <table:table-row table:style-name="ro1">
          <table:table-cell office:value-type="float" office:value="167.496" calcext:value-type="float">
            <text:p>167.496</text:p>
          </table:table-cell>
          <table:table-cell office:value-type="float" office:value="382.293" calcext:value-type="float">
            <text:p>382.293</text:p>
          </table:table-cell>
          <table:table-cell office:value-type="float" office:value="140.494" calcext:value-type="float">
            <text:p>140.494</text:p>
          </table:table-cell>
          <table:table-cell office:value-type="float" office:value="296.372" calcext:value-type="float">
            <text:p>296.372</text:p>
          </table:table-cell>
          <table:table-cell office:value-type="float" office:value="-48.1763" calcext:value-type="float">
            <text:p>-48.1763</text:p>
          </table:table-cell>
          <table:table-cell office:value-type="float" office:value="231.948" calcext:value-type="float">
            <text:p>231.948</text:p>
          </table:table-cell>
          <table:table-cell office:value-type="float" office:value="201.589" calcext:value-type="float">
            <text:p>201.589</text:p>
          </table:table-cell>
          <table:table-cell office:value-type="float" office:value="0.465091" calcext:value-type="float">
            <text:p>0.4650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4]-[.A654]; 2)+POWER([.K654]-[.B654];2))" office:value-type="float" office:value="257.984704711345" calcext:value-type="float">
            <text:p>257.9847047113</text:p>
          </table:table-cell>
          <table:table-cell table:formula="of:=SQRT(POWER([.J654]-[.C654]; 2)+POWER([.K654]-[.D654];2))" office:value-type="float" office:value="249.502477783288" calcext:value-type="float">
            <text:p>249.5024777833</text:p>
          </table:table-cell>
        </table:table-row>
        <table:table-row table:style-name="ro1">
          <table:table-cell office:value-type="float" office:value="165.05" calcext:value-type="float">
            <text:p>165.05</text:p>
          </table:table-cell>
          <table:table-cell office:value-type="float" office:value="381.201" calcext:value-type="float">
            <text:p>381.201</text:p>
          </table:table-cell>
          <table:table-cell office:value-type="float" office:value="138.202" calcext:value-type="float">
            <text:p>138.202</text:p>
          </table:table-cell>
          <table:table-cell office:value-type="float" office:value="292.053" calcext:value-type="float">
            <text:p>292.053</text:p>
          </table:table-cell>
          <table:table-cell office:value-type="float" office:value="-16.618" calcext:value-type="float">
            <text:p>-16.618</text:p>
          </table:table-cell>
          <table:table-cell office:value-type="float" office:value="242.49" calcext:value-type="float">
            <text:p>242.49</text:p>
          </table:table-cell>
          <table:table-cell office:value-type="float" office:value="206.569" calcext:value-type="float">
            <text:p>206.569</text:p>
          </table:table-cell>
          <table:table-cell office:value-type="float" office:value="0.434305" calcext:value-type="float">
            <text:p>0.4343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5]-[.A655]; 2)+POWER([.K655]-[.B655];2))" office:value-type="float" office:value="259.453311601529" calcext:value-type="float">
            <text:p>259.4533116015</text:p>
          </table:table-cell>
          <table:table-cell table:formula="of:=SQRT(POWER([.J655]-[.C655]; 2)+POWER([.K655]-[.D655];2))" office:value-type="float" office:value="250.842499614798" calcext:value-type="float">
            <text:p>250.8424996148</text:p>
          </table:table-cell>
        </table:table-row>
        <table:table-row table:style-name="ro1">
          <table:table-cell office:value-type="float" office:value="166.001" calcext:value-type="float">
            <text:p>166.001</text:p>
          </table:table-cell>
          <table:table-cell office:value-type="float" office:value="372.119" calcext:value-type="float">
            <text:p>372.119</text:p>
          </table:table-cell>
          <table:table-cell office:value-type="float" office:value="139.092" calcext:value-type="float">
            <text:p>139.092</text:p>
          </table:table-cell>
          <table:table-cell office:value-type="float" office:value="285.199" calcext:value-type="float">
            <text:p>285.199</text:p>
          </table:table-cell>
          <table:table-cell office:value-type="float" office:value="-33.1498" calcext:value-type="float">
            <text:p>-33.1498</text:p>
          </table:table-cell>
          <table:table-cell office:value-type="float" office:value="223.741" calcext:value-type="float">
            <text:p>223.741</text:p>
          </table:table-cell>
          <table:table-cell office:value-type="float" office:value="204.686" calcext:value-type="float">
            <text:p>204.686</text:p>
          </table:table-cell>
          <table:table-cell office:value-type="float" office:value="0.429643" calcext:value-type="float">
            <text:p>0.4296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6]-[.A656]; 2)+POWER([.K656]-[.B656];2))" office:value-type="float" office:value="253.878943912251" calcext:value-type="float">
            <text:p>253.8789439123</text:p>
          </table:table-cell>
          <table:table-cell table:formula="of:=SQRT(POWER([.J656]-[.C656]; 2)+POWER([.K656]-[.D656];2))" office:value-type="float" office:value="248.688725247045" calcext:value-type="float">
            <text:p>248.688725247</text:p>
          </table:table-cell>
        </table:table-row>
        <table:table-row table:style-name="ro1">
          <table:table-cell office:value-type="float" office:value="145.493" calcext:value-type="float">
            <text:p>145.493</text:p>
          </table:table-cell>
          <table:table-cell office:value-type="float" office:value="195.731" calcext:value-type="float">
            <text:p>195.731</text:p>
          </table:table-cell>
          <table:table-cell office:value-type="float" office:value="119.577" calcext:value-type="float">
            <text:p>119.577</text:p>
          </table:table-cell>
          <table:table-cell office:value-type="float" office:value="109.386" calcext:value-type="float">
            <text:p>109.386</text:p>
          </table:table-cell>
          <table:table-cell office:value-type="float" office:value="66.2187" calcext:value-type="float">
            <text:p>66.2187</text:p>
          </table:table-cell>
          <table:table-cell office:value-type="float" office:value="21.145" calcext:value-type="float">
            <text:p>21.145</text:p>
          </table:table-cell>
          <table:table-cell office:value-type="float" office:value="243.256" calcext:value-type="float">
            <text:p>243.256</text:p>
          </table:table-cell>
          <table:table-cell office:value-type="float" office:value="-0.000000000000207414" calcext:value-type="float">
            <text:p>-2.07414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7]-[.A657]; 2)+POWER([.K657]-[.B657];2))" office:value-type="float" office:value="242.953512857913" calcext:value-type="float">
            <text:p>242.9535128579</text:p>
          </table:table-cell>
          <table:table-cell table:formula="of:=SQRT(POWER([.J657]-[.C657]; 2)+POWER([.K657]-[.D657];2))" office:value-type="float" office:value="295.814123944412" calcext:value-type="float">
            <text:p>295.8141239444</text:p>
          </table:table-cell>
        </table:table-row>
        <table:table-row table:style-name="ro1">
          <table:table-cell office:value-type="float" office:value="145.881" calcext:value-type="float">
            <text:p>145.881</text:p>
          </table:table-cell>
          <table:table-cell office:value-type="float" office:value="195.703" calcext:value-type="float">
            <text:p>195.703</text:p>
          </table:table-cell>
          <table:table-cell office:value-type="float" office:value="119.963" calcext:value-type="float">
            <text:p>119.963</text:p>
          </table:table-cell>
          <table:table-cell office:value-type="float" office:value="109.361" calcext:value-type="float">
            <text:p>109.361</text:p>
          </table:table-cell>
          <table:table-cell office:value-type="float" office:value="66.2716" calcext:value-type="float">
            <text:p>66.2716</text:p>
          </table:table-cell>
          <table:table-cell office:value-type="float" office:value="21.1022" calcext:value-type="float">
            <text:p>21.1022</text:p>
          </table:table-cell>
          <table:table-cell office:value-type="float" office:value="242.684" calcext:value-type="float">
            <text:p>242.684</text:p>
          </table:table-cell>
          <table:table-cell office:value-type="float" office:value="-0.000000000000289465" calcext:value-type="float">
            <text:p>-2.89465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8]-[.A658]; 2)+POWER([.K658]-[.B658];2))" office:value-type="float" office:value="242.577967610416" calcext:value-type="float">
            <text:p>242.5779676104</text:p>
          </table:table-cell>
          <table:table-cell table:formula="of:=SQRT(POWER([.J658]-[.C658]; 2)+POWER([.K658]-[.D658];2))" office:value-type="float" office:value="295.480357536673" calcext:value-type="float">
            <text:p>295.4803575367</text:p>
          </table:table-cell>
        </table:table-row>
        <table:table-row table:style-name="ro1">
          <table:table-cell office:value-type="float" office:value="145.059" calcext:value-type="float">
            <text:p>145.059</text:p>
          </table:table-cell>
          <table:table-cell office:value-type="float" office:value="195.703" calcext:value-type="float">
            <text:p>195.703</text:p>
          </table:table-cell>
          <table:table-cell office:value-type="float" office:value="119.144" calcext:value-type="float">
            <text:p>119.144</text:p>
          </table:table-cell>
          <table:table-cell office:value-type="float" office:value="109.351" calcext:value-type="float">
            <text:p>109.351</text:p>
          </table:table-cell>
          <table:table-cell office:value-type="float" office:value="66.2244" calcext:value-type="float">
            <text:p>66.2244</text:p>
          </table:table-cell>
          <table:table-cell office:value-type="float" office:value="21.1411" calcext:value-type="float">
            <text:p>21.1411</text:p>
          </table:table-cell>
          <table:table-cell office:value-type="float" office:value="243.9" calcext:value-type="float">
            <text:p>243.9</text:p>
          </table:table-cell>
          <table:table-cell office:value-type="float" office:value="-0.000000000000515814" calcext:value-type="float">
            <text:p>-5.15814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9]-[.A659]; 2)+POWER([.K659]-[.B659];2))" office:value-type="float" office:value="243.384908509135" calcext:value-type="float">
            <text:p>243.3849085091</text:p>
          </table:table-cell>
          <table:table-cell table:formula="of:=SQRT(POWER([.J659]-[.C659]; 2)+POWER([.K659]-[.D659];2))" office:value-type="float" office:value="296.216910281976" calcext:value-type="float">
            <text:p>296.216910282</text:p>
          </table:table-cell>
        </table:table-row>
        <table:table-row table:style-name="ro1">
          <table:table-cell office:value-type="float" office:value="144.601" calcext:value-type="float">
            <text:p>144.601</text:p>
          </table:table-cell>
          <table:table-cell office:value-type="float" office:value="195.714" calcext:value-type="float">
            <text:p>195.714</text:p>
          </table:table-cell>
          <table:table-cell office:value-type="float" office:value="118.686" calcext:value-type="float">
            <text:p>118.686</text:p>
          </table:table-cell>
          <table:table-cell office:value-type="float" office:value="109.367" calcext:value-type="float">
            <text:p>109.367</text:p>
          </table:table-cell>
          <table:table-cell office:value-type="float" office:value="66.0673" calcext:value-type="float">
            <text:p>66.0673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44.575" calcext:value-type="float">
            <text:p>244.575</text:p>
          </table:table-cell>
          <table:table-cell office:value-type="float" office:value="-0.00000000000128889" calcext:value-type="float">
            <text:p>-1.2888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0]-[.A660]; 2)+POWER([.K660]-[.B660];2))" office:value-type="float" office:value="243.832473220857" calcext:value-type="float">
            <text:p>243.8324732209</text:p>
          </table:table-cell>
          <table:table-cell table:formula="of:=SQRT(POWER([.J660]-[.C660]; 2)+POWER([.K660]-[.D660];2))" office:value-type="float" office:value="296.619337341651" calcext:value-type="float">
            <text:p>296.6193373417</text:p>
          </table:table-cell>
        </table:table-row>
        <table:table-row table:style-name="ro1">
          <table:table-cell office:value-type="float" office:value="145.238" calcext:value-type="float">
            <text:p>145.238</text:p>
          </table:table-cell>
          <table:table-cell office:value-type="float" office:value="195.724" calcext:value-type="float">
            <text:p>195.724</text:p>
          </table:table-cell>
          <table:table-cell office:value-type="float" office:value="119.322" calcext:value-type="float">
            <text:p>119.322</text:p>
          </table:table-cell>
          <table:table-cell office:value-type="float" office:value="109.375" calcext:value-type="float">
            <text:p>109.375</text:p>
          </table:table-cell>
          <table:table-cell office:value-type="float" office:value="66.2041" calcext:value-type="float">
            <text:p>66.2041</text:p>
          </table:table-cell>
          <table:table-cell office:value-type="float" office:value="21.1454" calcext:value-type="float">
            <text:p>21.1454</text:p>
          </table:table-cell>
          <table:table-cell office:value-type="float" office:value="243.634" calcext:value-type="float">
            <text:p>243.634</text:p>
          </table:table-cell>
          <table:table-cell office:value-type="float" office:value="-0.0000000000018031" calcext:value-type="float">
            <text:p>-1.8031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1]-[.A661]; 2)+POWER([.K661]-[.B661];2))" office:value-type="float" office:value="243.205182551688" calcext:value-type="float">
            <text:p>243.2051825517</text:p>
          </table:table-cell>
          <table:table-cell table:formula="of:=SQRT(POWER([.J661]-[.C661]; 2)+POWER([.K661]-[.D661];2))" office:value-type="float" office:value="296.04701368026" calcext:value-type="float">
            <text:p>296.0470136803</text:p>
          </table:table-cell>
        </table:table-row>
        <table:table-row table:style-name="ro1">
          <table:table-cell office:value-type="float" office:value="145.289" calcext:value-type="float">
            <text:p>145.289</text:p>
          </table:table-cell>
          <table:table-cell office:value-type="float" office:value="195.883" calcext:value-type="float">
            <text:p>195.883</text:p>
          </table:table-cell>
          <table:table-cell office:value-type="float" office:value="119.37" calcext:value-type="float">
            <text:p>119.37</text:p>
          </table:table-cell>
          <table:table-cell office:value-type="float" office:value="109.556" calcext:value-type="float">
            <text:p>109.556</text:p>
          </table:table-cell>
          <table:table-cell office:value-type="float" office:value="65.8671" calcext:value-type="float">
            <text:p>65.8671</text:p>
          </table:table-cell>
          <table:table-cell office:value-type="float" office:value="21.1865" calcext:value-type="float">
            <text:p>21.1865</text:p>
          </table:table-cell>
          <table:table-cell office:value-type="float" office:value="243.546" calcext:value-type="float">
            <text:p>243.546</text:p>
          </table:table-cell>
          <table:table-cell office:value-type="float" office:value="-0.00000000000208203" calcext:value-type="float">
            <text:p>-2.08203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2]-[.A662]; 2)+POWER([.K662]-[.B662];2))" office:value-type="float" office:value="243.124904544968" calcext:value-type="float">
            <text:p>243.124904545</text:p>
          </table:table-cell>
          <table:table-cell table:formula="of:=SQRT(POWER([.J662]-[.C662]; 2)+POWER([.K662]-[.D662];2))" office:value-type="float" office:value="295.923047490391" calcext:value-type="float">
            <text:p>295.9230474904</text:p>
          </table:table-cell>
        </table:table-row>
        <table:table-row table:style-name="ro1">
          <table:table-cell office:value-type="float" office:value="145.877" calcext:value-type="float">
            <text:p>145.877</text:p>
          </table:table-cell>
          <table:table-cell office:value-type="float" office:value="195.711" calcext:value-type="float">
            <text:p>195.711</text:p>
          </table:table-cell>
          <table:table-cell office:value-type="float" office:value="119.96" calcext:value-type="float">
            <text:p>119.96</text:p>
          </table:table-cell>
          <table:table-cell office:value-type="float" office:value="109.368" calcext:value-type="float">
            <text:p>109.368</text:p>
          </table:table-cell>
          <table:table-cell office:value-type="float" office:value="66.2781" calcext:value-type="float">
            <text:p>66.2781</text:p>
          </table:table-cell>
          <table:table-cell office:value-type="float" office:value="21.1173" calcext:value-type="float">
            <text:p>21.1173</text:p>
          </table:table-cell>
          <table:table-cell office:value-type="float" office:value="242.689" calcext:value-type="float">
            <text:p>242.689</text:p>
          </table:table-cell>
          <table:table-cell office:value-type="float" office:value="-0.00000000000251729" calcext:value-type="float">
            <text:p>-2.5172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3]-[.A663]; 2)+POWER([.K663]-[.B663];2))" office:value-type="float" office:value="242.580367404289" calcext:value-type="float">
            <text:p>242.5803674043</text:p>
          </table:table-cell>
          <table:table-cell table:formula="of:=SQRT(POWER([.J663]-[.C663]; 2)+POWER([.K663]-[.D663];2))" office:value-type="float" office:value="295.479896141853" calcext:value-type="float">
            <text:p>295.4798961419</text:p>
          </table:table-cell>
        </table:table-row>
        <table:table-row table:style-name="ro1">
          <table:table-cell office:value-type="float" office:value="148.499" calcext:value-type="float">
            <text:p>148.499</text:p>
          </table:table-cell>
          <table:table-cell office:value-type="float" office:value="195.859" calcext:value-type="float">
            <text:p>195.859</text:p>
          </table:table-cell>
          <table:table-cell office:value-type="float" office:value="122.573" calcext:value-type="float">
            <text:p>122.573</text:p>
          </table:table-cell>
          <table:table-cell office:value-type="float" office:value="109.552" calcext:value-type="float">
            <text:p>109.552</text:p>
          </table:table-cell>
          <table:table-cell office:value-type="float" office:value="66.2814" calcext:value-type="float">
            <text:p>66.2814</text:p>
          </table:table-cell>
          <table:table-cell office:value-type="float" office:value="21.1298" calcext:value-type="float">
            <text:p>21.1298</text:p>
          </table:table-cell>
          <table:table-cell office:value-type="float" office:value="238.799" calcext:value-type="float">
            <text:p>238.799</text:p>
          </table:table-cell>
          <table:table-cell office:value-type="float" office:value="-0.000000000244988" calcext:value-type="float">
            <text:p>-2.44988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4]-[.A664]; 2)+POWER([.K664]-[.B664];2))" office:value-type="float" office:value="239.978567547187" calcext:value-type="float">
            <text:p>239.9785675472</text:p>
          </table:table-cell>
          <table:table-cell table:formula="of:=SQRT(POWER([.J664]-[.C664]; 2)+POWER([.K664]-[.D664];2))" office:value-type="float" office:value="293.064069843098" calcext:value-type="float">
            <text:p>293.0640698431</text:p>
          </table:table-cell>
        </table:table-row>
        <table:table-row table:style-name="ro1">
          <table:table-cell office:value-type="float" office:value="148.933" calcext:value-type="float">
            <text:p>148.933</text:p>
          </table:table-cell>
          <table:table-cell office:value-type="float" office:value="195.887" calcext:value-type="float">
            <text:p>195.887</text:p>
          </table:table-cell>
          <table:table-cell office:value-type="float" office:value="123.005" calcext:value-type="float">
            <text:p>123.005</text:p>
          </table:table-cell>
          <table:table-cell office:value-type="float" office:value="109.587" calcext:value-type="float">
            <text:p>109.587</text:p>
          </table:table-cell>
          <table:table-cell office:value-type="float" office:value="66.2757" calcext:value-type="float">
            <text:p>66.2757</text:p>
          </table:table-cell>
          <table:table-cell office:value-type="float" office:value="21.1337" calcext:value-type="float">
            <text:p>21.1337</text:p>
          </table:table-cell>
          <table:table-cell office:value-type="float" office:value="238.155" calcext:value-type="float">
            <text:p>238.155</text:p>
          </table:table-cell>
          <table:table-cell office:value-type="float" office:value="-0.000000000557015" calcext:value-type="float">
            <text:p>-5.57015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5]-[.A665]; 2)+POWER([.K665]-[.B665];2))" office:value-type="float" office:value="239.547288145786" calcext:value-type="float">
            <text:p>239.5472881458</text:p>
          </table:table-cell>
          <table:table-cell table:formula="of:=SQRT(POWER([.J665]-[.C665]; 2)+POWER([.K665]-[.D665];2))" office:value-type="float" office:value="292.662933413167" calcext:value-type="float">
            <text:p>292.6629334132</text:p>
          </table:table-cell>
        </table:table-row>
        <table:table-row table:style-name="ro1">
          <table:table-cell office:value-type="float" office:value="143.264" calcext:value-type="float">
            <text:p>143.264</text:p>
          </table:table-cell>
          <table:table-cell office:value-type="float" office:value="195.721" calcext:value-type="float">
            <text:p>195.721</text:p>
          </table:table-cell>
          <table:table-cell office:value-type="float" office:value="117.352" calcext:value-type="float">
            <text:p>117.352</text:p>
          </table:table-cell>
          <table:table-cell office:value-type="float" office:value="109.37" calcext:value-type="float">
            <text:p>109.37</text:p>
          </table:table-cell>
          <table:table-cell office:value-type="float" office:value="65.8588" calcext:value-type="float">
            <text:p>65.8588</text:p>
          </table:table-cell>
          <table:table-cell office:value-type="float" office:value="21.1038" calcext:value-type="float">
            <text:p>21.1038</text:p>
          </table:table-cell>
          <table:table-cell office:value-type="float" office:value="246.551" calcext:value-type="float">
            <text:p>246.551</text:p>
          </table:table-cell>
          <table:table-cell office:value-type="float" office:value="-0.000000000819407" calcext:value-type="float">
            <text:p>-8.19407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6]-[.A666]; 2)+POWER([.K666]-[.B666];2))" office:value-type="float" office:value="245.143973079087" calcext:value-type="float">
            <text:p>245.1439730791</text:p>
          </table:table-cell>
          <table:table-cell table:formula="of:=SQRT(POWER([.J666]-[.C666]; 2)+POWER([.K666]-[.D666];2))" office:value-type="float" office:value="297.811807697411" calcext:value-type="float">
            <text:p>297.8118076974</text:p>
          </table:table-cell>
        </table:table-row>
        <table:table-row table:style-name="ro1">
          <table:table-cell office:value-type="float" office:value="149.807" calcext:value-type="float">
            <text:p>149.807</text:p>
          </table:table-cell>
          <table:table-cell office:value-type="float" office:value="196.063" calcext:value-type="float">
            <text:p>196.063</text:p>
          </table:table-cell>
          <table:table-cell office:value-type="float" office:value="123.873" calcext:value-type="float">
            <text:p>123.873</text:p>
          </table:table-cell>
          <table:table-cell office:value-type="float" office:value="109.801" calcext:value-type="float">
            <text:p>109.801</text:p>
          </table:table-cell>
          <table:table-cell office:value-type="float" office:value="65.9108" calcext:value-type="float">
            <text:p>65.9108</text:p>
          </table:table-cell>
          <table:table-cell office:value-type="float" office:value="21.12" calcext:value-type="float">
            <text:p>21.12</text:p>
          </table:table-cell>
          <table:table-cell office:value-type="float" office:value="236.845" calcext:value-type="float">
            <text:p>236.845</text:p>
          </table:table-cell>
          <table:table-cell office:value-type="float" office:value="-0.00000000107008" calcext:value-type="float">
            <text:p>-1.07008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7]-[.A667]; 2)+POWER([.K667]-[.B667];2))" office:value-type="float" office:value="238.655754629969" calcext:value-type="float">
            <text:p>238.65575463</text:p>
          </table:table-cell>
          <table:table-cell table:formula="of:=SQRT(POWER([.J667]-[.C667]; 2)+POWER([.K667]-[.D667];2))" office:value-type="float" office:value="291.792103611458" calcext:value-type="float">
            <text:p>291.7921036115</text:p>
          </table:table-cell>
        </table:table-row>
        <table:table-row table:style-name="ro1">
          <table:table-cell office:value-type="float" office:value="150.444" calcext:value-type="float">
            <text:p>150.444</text:p>
          </table:table-cell>
          <table:table-cell office:value-type="float" office:value="196.152" calcext:value-type="float">
            <text:p>196.152</text:p>
          </table:table-cell>
          <table:table-cell office:value-type="float" office:value="124.507" calcext:value-type="float">
            <text:p>124.507</text:p>
          </table:table-cell>
          <table:table-cell office:value-type="float" office:value="109.911" calcext:value-type="float">
            <text:p>109.911</text:p>
          </table:table-cell>
          <table:table-cell office:value-type="float" office:value="65.7407" calcext:value-type="float">
            <text:p>65.7407</text:p>
          </table:table-cell>
          <table:table-cell office:value-type="float" office:value="21.1041" calcext:value-type="float">
            <text:p>21.1041</text:p>
          </table:table-cell>
          <table:table-cell office:value-type="float" office:value="235.893" calcext:value-type="float">
            <text:p>235.893</text:p>
          </table:table-cell>
          <table:table-cell office:value-type="float" office:value="-0.00000000355455" calcext:value-type="float">
            <text:p>-3.55455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8]-[.A668]; 2)+POWER([.K668]-[.B668];2))" office:value-type="float" office:value="238.013537934295" calcext:value-type="float">
            <text:p>238.0135379343</text:p>
          </table:table-cell>
          <table:table-cell table:formula="of:=SQRT(POWER([.J668]-[.C668]; 2)+POWER([.K668]-[.D668];2))" office:value-type="float" office:value="291.177129888321" calcext:value-type="float">
            <text:p>291.1771298883</text:p>
          </table:table-cell>
        </table:table-row>
        <table:table-row table:style-name="ro1">
          <table:table-cell office:value-type="float" office:value="150.516" calcext:value-type="float">
            <text:p>150.516</text:p>
          </table:table-cell>
          <table:table-cell office:value-type="float" office:value="195.909" calcext:value-type="float">
            <text:p>195.909</text:p>
          </table:table-cell>
          <table:table-cell office:value-type="float" office:value="124.584" calcext:value-type="float">
            <text:p>124.584</text:p>
          </table:table-cell>
          <table:table-cell office:value-type="float" office:value="109.624" calcext:value-type="float">
            <text:p>109.624</text:p>
          </table:table-cell>
          <table:table-cell office:value-type="float" office:value="66.4022" calcext:value-type="float">
            <text:p>66.4022</text:p>
          </table:table-cell>
          <table:table-cell office:value-type="float" office:value="21.1126" calcext:value-type="float">
            <text:p>21.1126</text:p>
          </table:table-cell>
          <table:table-cell office:value-type="float" office:value="235.809" calcext:value-type="float">
            <text:p>235.809</text:p>
          </table:table-cell>
          <table:table-cell office:value-type="float" office:value="-0.00000000411692" calcext:value-type="float">
            <text:p>-4.11692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9]-[.A669]; 2)+POWER([.K669]-[.B669];2))" office:value-type="float" office:value="237.989828641898" calcext:value-type="float">
            <text:p>237.9898286419</text:p>
          </table:table-cell>
          <table:table-cell table:formula="of:=SQRT(POWER([.J669]-[.C669]; 2)+POWER([.K669]-[.D669];2))" office:value-type="float" office:value="291.238847738416" calcext:value-type="float">
            <text:p>291.2388477384</text:p>
          </table:table-cell>
        </table:table-row>
        <table:table-row table:style-name="ro1">
          <table:table-cell office:value-type="float" office:value="127.891" calcext:value-type="float">
            <text:p>127.891</text:p>
          </table:table-cell>
          <table:table-cell office:value-type="float" office:value="257.881" calcext:value-type="float">
            <text:p>257.881</text:p>
          </table:table-cell>
          <table:table-cell office:value-type="float" office:value="101.637" calcext:value-type="float">
            <text:p>101.637</text:p>
          </table:table-cell>
          <table:table-cell office:value-type="float" office:value="170.412" calcext:value-type="float">
            <text:p>170.412</text:p>
          </table:table-cell>
          <table:table-cell office:value-type="float" office:value="31.7566" calcext:value-type="float">
            <text:p>31.7566</text:p>
          </table:table-cell>
          <table:table-cell office:value-type="float" office:value="94.0741" calcext:value-type="float">
            <text:p>94.0741</text:p>
          </table:table-cell>
          <table:table-cell office:value-type="float" office:value="266.381" calcext:value-type="float">
            <text:p>266.381</text:p>
          </table:table-cell>
          <table:table-cell office:value-type="float" office:value="-0.00141005" calcext:value-type="float">
            <text:p>-0.00141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0]-[.A670]; 2)+POWER([.K670]-[.B670];2))" office:value-type="float" office:value="256.600908108292" calcext:value-type="float">
            <text:p>256.6009081083</text:p>
          </table:table-cell>
          <table:table-cell table:formula="of:=SQRT(POWER([.J670]-[.C670]; 2)+POWER([.K670]-[.D670];2))" office:value-type="float" office:value="291.296593720215" calcext:value-type="float">
            <text:p>291.2965937202</text:p>
          </table:table-cell>
        </table:table-row>
        <table:table-row table:style-name="ro1">
          <table:table-cell office:value-type="float" office:value="127.848" calcext:value-type="float">
            <text:p>127.848</text:p>
          </table:table-cell>
          <table:table-cell office:value-type="float" office:value="258.467" calcext:value-type="float">
            <text:p>258.467</text:p>
          </table:table-cell>
          <table:table-cell office:value-type="float" office:value="101.577" calcext:value-type="float">
            <text:p>101.577</text:p>
          </table:table-cell>
          <table:table-cell office:value-type="float" office:value="171.142" calcext:value-type="float">
            <text:p>171.142</text:p>
          </table:table-cell>
          <table:table-cell office:value-type="float" office:value="29.858" calcext:value-type="float">
            <text:p>29.858</text:p>
          </table:table-cell>
          <table:table-cell office:value-type="float" office:value="93.971" calcext:value-type="float">
            <text:p>93.971</text:p>
          </table:table-cell>
          <table:table-cell office:value-type="float" office:value="266.417" calcext:value-type="float">
            <text:p>266.417</text:p>
          </table:table-cell>
          <table:table-cell office:value-type="float" office:value="-0.00206236" calcext:value-type="float">
            <text:p>-0.002062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1]-[.A671]; 2)+POWER([.K671]-[.B671];2))" office:value-type="float" office:value="256.680753452611" calcext:value-type="float">
            <text:p>256.6807534526</text:p>
          </table:table-cell>
          <table:table-cell table:formula="of:=SQRT(POWER([.J671]-[.C671]; 2)+POWER([.K671]-[.D671];2))" office:value-type="float" office:value="291.176247473931" calcext:value-type="float">
            <text:p>291.1762474739</text:p>
          </table:table-cell>
        </table:table-row>
        <table:table-row table:style-name="ro1">
          <table:table-cell office:value-type="float" office:value="128.478" calcext:value-type="float">
            <text:p>128.478</text:p>
          </table:table-cell>
          <table:table-cell office:value-type="float" office:value="258.048" calcext:value-type="float">
            <text:p>258.048</text:p>
          </table:table-cell>
          <table:table-cell office:value-type="float" office:value="102.207" calcext:value-type="float">
            <text:p>102.207</text:p>
          </table:table-cell>
          <table:table-cell office:value-type="float" office:value="170.738" calcext:value-type="float">
            <text:p>170.738</text:p>
          </table:table-cell>
          <table:table-cell office:value-type="float" office:value="30.1197" calcext:value-type="float">
            <text:p>30.1197</text:p>
          </table:table-cell>
          <table:table-cell office:value-type="float" office:value="93.466" calcext:value-type="float">
            <text:p>93.466</text:p>
          </table:table-cell>
          <table:table-cell office:value-type="float" office:value="265.51" calcext:value-type="float">
            <text:p>265.51</text:p>
          </table:table-cell>
          <table:table-cell office:value-type="float" office:value="-0.00279117" calcext:value-type="float">
            <text:p>-0.002791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2]-[.A672]; 2)+POWER([.K672]-[.B672];2))" office:value-type="float" office:value="256.025449492819" calcext:value-type="float">
            <text:p>256.0254494928</text:p>
          </table:table-cell>
          <table:table-cell table:formula="of:=SQRT(POWER([.J672]-[.C672]; 2)+POWER([.K672]-[.D672];2))" office:value-type="float" office:value="290.664011348154" calcext:value-type="float">
            <text:p>290.6640113482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256.075" calcext:value-type="float">
            <text:p>256.075</text:p>
          </table:table-cell>
          <table:table-cell office:value-type="float" office:value="102.058" calcext:value-type="float">
            <text:p>102.058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32.8417" calcext:value-type="float">
            <text:p>32.8417</text:p>
          </table:table-cell>
          <table:table-cell office:value-type="float" office:value="92.0145" calcext:value-type="float">
            <text:p>92.0145</text:p>
          </table:table-cell>
          <table:table-cell office:value-type="float" office:value="265.862" calcext:value-type="float">
            <text:p>265.862</text:p>
          </table:table-cell>
          <table:table-cell office:value-type="float" office:value="-0.0405141" calcext:value-type="float">
            <text:p>-0.04051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3]-[.A673]; 2)+POWER([.K673]-[.B673];2))" office:value-type="float" office:value="256.087086017628" calcext:value-type="float">
            <text:p>256.0870860176</text:p>
          </table:table-cell>
          <table:table-cell table:formula="of:=SQRT(POWER([.J673]-[.C673]; 2)+POWER([.K673]-[.D673];2))" office:value-type="float" office:value="291.332951265386" calcext:value-type="float">
            <text:p>291.3329512654</text:p>
          </table:table-cell>
        </table:table-row>
        <table:table-row table:style-name="ro1">
          <table:table-cell office:value-type="float" office:value="128.872" calcext:value-type="float">
            <text:p>128.872</text:p>
          </table:table-cell>
          <table:table-cell office:value-type="float" office:value="264.314" calcext:value-type="float">
            <text:p>264.314</text:p>
          </table:table-cell>
          <table:table-cell office:value-type="float" office:value="102.59" calcext:value-type="float">
            <text:p>102.59</text:p>
          </table:table-cell>
          <table:table-cell office:value-type="float" office:value="176.588" calcext:value-type="float">
            <text:p>176.588</text:p>
          </table:table-cell>
          <table:table-cell office:value-type="float" office:value="30.3979" calcext:value-type="float">
            <text:p>30.3979</text:p>
          </table:table-cell>
          <table:table-cell office:value-type="float" office:value="102.501" calcext:value-type="float">
            <text:p>102.501</text:p>
          </table:table-cell>
          <table:table-cell office:value-type="float" office:value="264.648" calcext:value-type="float">
            <text:p>264.648</text:p>
          </table:table-cell>
          <table:table-cell office:value-type="float" office:value="0.644108" calcext:value-type="float">
            <text:p>0.6441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4]-[.A674]; 2)+POWER([.K674]-[.B674];2))" office:value-type="float" office:value="256.101954268217" calcext:value-type="float">
            <text:p>256.1019542682</text:p>
          </table:table-cell>
          <table:table-cell table:formula="of:=SQRT(POWER([.J674]-[.C674]; 2)+POWER([.K674]-[.D674];2))" office:value-type="float" office:value="288.912301302662" calcext:value-type="float">
            <text:p>288.9123013027</text:p>
          </table:table-cell>
        </table:table-row>
        <table:table-row table:style-name="ro1">
          <table:table-cell office:value-type="float" office:value="164.637" calcext:value-type="float">
            <text:p>164.637</text:p>
          </table:table-cell>
          <table:table-cell office:value-type="float" office:value="186.525" calcext:value-type="float">
            <text:p>186.525</text:p>
          </table:table-cell>
          <table:table-cell office:value-type="float" office:value="138.721" calcext:value-type="float">
            <text:p>138.721</text:p>
          </table:table-cell>
          <table:table-cell office:value-type="float" office:value="100.779" calcext:value-type="float">
            <text:p>100.779</text:p>
          </table:table-cell>
          <table:table-cell office:value-type="float" office:value="69.8455" calcext:value-type="float">
            <text:p>69.8455</text:p>
          </table:table-cell>
          <table:table-cell office:value-type="float" office:value="8.06845" calcext:value-type="float">
            <text:p>8.06845</text:p>
          </table:table-cell>
          <table:table-cell office:value-type="float" office:value="215.153" calcext:value-type="float">
            <text:p>215.153</text:p>
          </table:table-cell>
          <table:table-cell office:value-type="float" office:value="0.38999" calcext:value-type="float">
            <text:p>0.389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5]-[.A675]; 2)+POWER([.K675]-[.B675];2))" office:value-type="float" office:value="226.268869697093" calcext:value-type="float">
            <text:p>226.2688696971</text:p>
          </table:table-cell>
          <table:table-cell table:formula="of:=SQRT(POWER([.J675]-[.C675]; 2)+POWER([.K675]-[.D675];2))" office:value-type="float" office:value="283.028547468272" calcext:value-type="float">
            <text:p>283.0285474683</text:p>
          </table:table-cell>
        </table:table-row>
        <table:table-row table:style-name="ro1">
          <table:table-cell office:value-type="float" office:value="160.571" calcext:value-type="float">
            <text:p>160.571</text:p>
          </table:table-cell>
          <table:table-cell office:value-type="float" office:value="188.332" calcext:value-type="float">
            <text:p>188.332</text:p>
          </table:table-cell>
          <table:table-cell office:value-type="float" office:value="134.625" calcext:value-type="float">
            <text:p>134.625</text:p>
          </table:table-cell>
          <table:table-cell office:value-type="float" office:value="102.865" calcext:value-type="float">
            <text:p>102.865</text:p>
          </table:table-cell>
          <table:table-cell office:value-type="float" office:value="64.7362" calcext:value-type="float">
            <text:p>64.7362</text:p>
          </table:table-cell>
          <table:table-cell office:value-type="float" office:value="8.16831" calcext:value-type="float">
            <text:p>8.16831</text:p>
          </table:table-cell>
          <table:table-cell office:value-type="float" office:value="221.01" calcext:value-type="float">
            <text:p>221.01</text:p>
          </table:table-cell>
          <table:table-cell office:value-type="float" office:value="0.305218" calcext:value-type="float">
            <text:p>0.3052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6]-[.A676]; 2)+POWER([.K676]-[.B676];2))" office:value-type="float" office:value="229.784186281389" calcext:value-type="float">
            <text:p>229.7841862814</text:p>
          </table:table-cell>
          <table:table-cell table:formula="of:=SQRT(POWER([.J676]-[.C676]; 2)+POWER([.K676]-[.D676];2))" office:value-type="float" office:value="285.563370987947" calcext:value-type="float">
            <text:p>285.5633709879</text:p>
          </table:table-cell>
        </table:table-row>
        <table:table-row table:style-name="ro1">
          <table:table-cell office:value-type="float" office:value="162.404" calcext:value-type="float">
            <text:p>162.404</text:p>
          </table:table-cell>
          <table:table-cell office:value-type="float" office:value="189.394" calcext:value-type="float">
            <text:p>189.394</text:p>
          </table:table-cell>
          <table:table-cell office:value-type="float" office:value="136.44" calcext:value-type="float">
            <text:p>136.44</text:p>
          </table:table-cell>
          <table:table-cell office:value-type="float" office:value="104.107" calcext:value-type="float">
            <text:p>104.107</text:p>
          </table:table-cell>
          <table:table-cell office:value-type="float" office:value="62.3572" calcext:value-type="float">
            <text:p>62.3572</text:p>
          </table:table-cell>
          <table:table-cell office:value-type="float" office:value="8.24206" calcext:value-type="float">
            <text:p>8.24206</text:p>
          </table:table-cell>
          <table:table-cell office:value-type="float" office:value="218.156" calcext:value-type="float">
            <text:p>218.156</text:p>
          </table:table-cell>
          <table:table-cell office:value-type="float" office:value="0.279533" calcext:value-type="float">
            <text:p>0.2795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7]-[.A677]; 2)+POWER([.K677]-[.B677];2))" office:value-type="float" office:value="227.754645291814" calcext:value-type="float">
            <text:p>227.7546452918</text:p>
          </table:table-cell>
          <table:table-cell table:formula="of:=SQRT(POWER([.J677]-[.C677]; 2)+POWER([.K677]-[.D677];2))" office:value-type="float" office:value="283.373310403432" calcext:value-type="float">
            <text:p>283.3733104034</text:p>
          </table:table-cell>
        </table:table-row>
        <table:table-row table:style-name="ro1">
          <table:table-cell office:value-type="float" office:value="168.989" calcext:value-type="float">
            <text:p>168.989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142.999" calcext:value-type="float">
            <text:p>142.999</text:p>
          </table:table-cell>
          <table:table-cell office:value-type="float" office:value="106.282" calcext:value-type="float">
            <text:p>106.282</text:p>
          </table:table-cell>
          <table:table-cell office:value-type="float" office:value="58.3042" calcext:value-type="float">
            <text:p>58.3042</text:p>
          </table:table-cell>
          <table:table-cell office:value-type="float" office:value="8.09361" calcext:value-type="float">
            <text:p>8.09361</text:p>
          </table:table-cell>
          <table:table-cell office:value-type="float" office:value="208.057" calcext:value-type="float">
            <text:p>208.057</text:p>
          </table:table-cell>
          <table:table-cell office:value-type="float" office:value="0.250721" calcext:value-type="float">
            <text:p>0.2507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8]-[.A678]; 2)+POWER([.K678]-[.B678];2))" office:value-type="float" office:value="220.930230898807" calcext:value-type="float">
            <text:p>220.9302308988</text:p>
          </table:table-cell>
          <table:table-cell table:formula="of:=SQRT(POWER([.J678]-[.C678]; 2)+POWER([.K678]-[.D678];2))" office:value-type="float" office:value="276.587883908533" calcext:value-type="float">
            <text:p>276.5878839085</text:p>
          </table:table-cell>
        </table:table-row>
        <table:table-row table:style-name="ro1">
          <table:table-cell office:value-type="float" office:value="162.048" calcext:value-type="float">
            <text:p>162.048</text:p>
          </table:table-cell>
          <table:table-cell office:value-type="float" office:value="186.714" calcext:value-type="float">
            <text:p>186.714</text:p>
          </table:table-cell>
          <table:table-cell office:value-type="float" office:value="136.122" calcext:value-type="float">
            <text:p>136.122</text:p>
          </table:table-cell>
          <table:table-cell office:value-type="float" office:value="101.101" calcext:value-type="float">
            <text:p>101.101</text:p>
          </table:table-cell>
          <table:table-cell office:value-type="float" office:value="67.7648" calcext:value-type="float">
            <text:p>67.7648</text:p>
          </table:table-cell>
          <table:table-cell office:value-type="float" office:value="7.37305" calcext:value-type="float">
            <text:p>7.37305</text:p>
          </table:table-cell>
          <table:table-cell office:value-type="float" office:value="218.946" calcext:value-type="float">
            <text:p>218.946</text:p>
          </table:table-cell>
          <table:table-cell office:value-type="float" office:value="0.237253" calcext:value-type="float">
            <text:p>0.2372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9]-[.A679]; 2)+POWER([.K679]-[.B679];2))" office:value-type="float" office:value="228.733976706566" calcext:value-type="float">
            <text:p>228.7339767066</text:p>
          </table:table-cell>
          <table:table-cell table:formula="of:=SQRT(POWER([.J679]-[.C679]; 2)+POWER([.K679]-[.D679];2))" office:value-type="float" office:value="285.124588706411" calcext:value-type="float">
            <text:p>285.1245887064</text:p>
          </table:table-cell>
        </table:table-row>
        <table:table-row table:style-name="ro1">
          <table:table-cell office:value-type="float" office:value="170.717" calcext:value-type="float">
            <text:p>170.717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144.769" calcext:value-type="float">
            <text:p>144.769</text:p>
          </table:table-cell>
          <table:table-cell office:value-type="float" office:value="102.993" calcext:value-type="float">
            <text:p>102.993</text:p>
          </table:table-cell>
          <table:table-cell office:value-type="float" office:value="64.9189" calcext:value-type="float">
            <text:p>64.9189</text:p>
          </table:table-cell>
          <table:table-cell office:value-type="float" office:value="7.38962" calcext:value-type="float">
            <text:p>7.38962</text:p>
          </table:table-cell>
          <table:table-cell office:value-type="float" office:value="205.801" calcext:value-type="float">
            <text:p>205.801</text:p>
          </table:table-cell>
          <table:table-cell office:value-type="float" office:value="0.227819" calcext:value-type="float">
            <text:p>0.2278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0]-[.A680]; 2)+POWER([.K680]-[.B680];2))" office:value-type="float" office:value="219.939617827257" calcext:value-type="float">
            <text:p>219.9396178273</text:p>
          </table:table-cell>
          <table:table-cell table:formula="of:=SQRT(POWER([.J680]-[.C680]; 2)+POWER([.K680]-[.D680];2))" office:value-type="float" office:value="276.684689511364" calcext:value-type="float">
            <text:p>276.6846895114</text:p>
          </table:table-cell>
        </table:table-row>
        <table:table-row table:style-name="ro1">
          <table:table-cell office:value-type="float" office:value="166.551" calcext:value-type="float">
            <text:p>166.551</text:p>
          </table:table-cell>
          <table:table-cell office:value-type="float" office:value="190.967" calcext:value-type="float">
            <text:p>190.967</text:p>
          </table:table-cell>
          <table:table-cell office:value-type="float" office:value="140.564" calcext:value-type="float">
            <text:p>140.564</text:p>
          </table:table-cell>
          <table:table-cell office:value-type="float" office:value="105.965" calcext:value-type="float">
            <text:p>105.965</text:p>
          </table:table-cell>
          <table:table-cell office:value-type="float" office:value="58.9034" calcext:value-type="float">
            <text:p>58.9034</text:p>
          </table:table-cell>
          <table:table-cell office:value-type="float" office:value="8.28215" calcext:value-type="float">
            <text:p>8.28215</text:p>
          </table:table-cell>
          <table:table-cell office:value-type="float" office:value="211.758" calcext:value-type="float">
            <text:p>211.758</text:p>
          </table:table-cell>
          <table:table-cell office:value-type="float" office:value="0.212699" calcext:value-type="float">
            <text:p>0.2126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1]-[.A681]; 2)+POWER([.K681]-[.B681];2))" office:value-type="float" office:value="223.357190817757" calcext:value-type="float">
            <text:p>223.3571908178</text:p>
          </table:table-cell>
          <table:table-cell table:formula="of:=SQRT(POWER([.J681]-[.C681]; 2)+POWER([.K681]-[.D681];2))" office:value-type="float" office:value="278.866647917961" calcext:value-type="float">
            <text:p>278.866647918</text:p>
          </table:table-cell>
        </table:table-row>
        <table:table-row table:style-name="ro1">
          <table:table-cell office:value-type="float" office:value="168.757" calcext:value-type="float">
            <text:p>168.757</text:p>
          </table:table-cell>
          <table:table-cell office:value-type="float" office:value="187.94" calcext:value-type="float">
            <text:p>187.94</text:p>
          </table:table-cell>
          <table:table-cell office:value-type="float" office:value="142.813" calcext:value-type="float">
            <text:p>142.813</text:p>
          </table:table-cell>
          <table:table-cell office:value-type="float" office:value="102.56" calcext:value-type="float">
            <text:p>102.56</text:p>
          </table:table-cell>
          <table:table-cell office:value-type="float" office:value="65.6125" calcext:value-type="float">
            <text:p>65.6125</text:p>
          </table:table-cell>
          <table:table-cell office:value-type="float" office:value="7.41215" calcext:value-type="float">
            <text:p>7.41215</text:p>
          </table:table-cell>
          <table:table-cell office:value-type="float" office:value="208.783" calcext:value-type="float">
            <text:p>208.783</text:p>
          </table:table-cell>
          <table:table-cell office:value-type="float" office:value="0.190306" calcext:value-type="float">
            <text:p>0.1903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2]-[.A682]; 2)+POWER([.K682]-[.B682];2))" office:value-type="float" office:value="221.927989782722" calcext:value-type="float">
            <text:p>221.9279897827</text:p>
          </table:table-cell>
          <table:table-cell table:formula="of:=SQRT(POWER([.J682]-[.C682]; 2)+POWER([.K682]-[.D682];2))" office:value-type="float" office:value="278.594117972724" calcext:value-type="float">
            <text:p>278.5941179727</text:p>
          </table:table-cell>
        </table:table-row>
        <table:table-row table:style-name="ro1">
          <table:table-cell office:value-type="float" office:value="168.695" calcext:value-type="float">
            <text:p>168.695</text:p>
          </table:table-cell>
          <table:table-cell office:value-type="float" office:value="189.644" calcext:value-type="float">
            <text:p>189.644</text:p>
          </table:table-cell>
          <table:table-cell office:value-type="float" office:value="142.724" calcext:value-type="float">
            <text:p>142.724</text:p>
          </table:table-cell>
          <table:table-cell office:value-type="float" office:value="104.551" calcext:value-type="float">
            <text:p>104.551</text:p>
          </table:table-cell>
          <table:table-cell office:value-type="float" office:value="61.2417" calcext:value-type="float">
            <text:p>61.2417</text:p>
          </table:table-cell>
          <table:table-cell office:value-type="float" office:value="7.46438" calcext:value-type="float">
            <text:p>7.46438</text:p>
          </table:table-cell>
          <table:table-cell office:value-type="float" office:value="208.657" calcext:value-type="float">
            <text:p>208.657</text:p>
          </table:table-cell>
          <table:table-cell office:value-type="float" office:value="0.098975" calcext:value-type="float">
            <text:p>0.0989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3]-[.A683]; 2)+POWER([.K683]-[.B683];2))" office:value-type="float" office:value="221.579317087584" calcext:value-type="float">
            <text:p>221.5793170876</text:p>
          </table:table-cell>
          <table:table-cell table:formula="of:=SQRT(POWER([.J683]-[.C683]; 2)+POWER([.K683]-[.D683];2))" office:value-type="float" office:value="277.680276175677" calcext:value-type="float">
            <text:p>277.6802761757</text:p>
          </table:table-cell>
        </table:table-row>
        <table:table-row table:style-name="ro1">
          <table:table-cell office:value-type="float" office:value="171.233" calcext:value-type="float">
            <text:p>171.233</text:p>
          </table:table-cell>
          <table:table-cell office:value-type="float" office:value="188.032" calcext:value-type="float">
            <text:p>188.032</text:p>
          </table:table-cell>
          <table:table-cell office:value-type="float" office:value="145.297" calcext:value-type="float">
            <text:p>145.297</text:p>
          </table:table-cell>
          <table:table-cell office:value-type="float" office:value="102.551" calcext:value-type="float">
            <text:p>102.551</text:p>
          </table:table-cell>
          <table:table-cell office:value-type="float" office:value="67.1288" calcext:value-type="float">
            <text:p>67.1288</text:p>
          </table:table-cell>
          <table:table-cell office:value-type="float" office:value="8.20978" calcext:value-type="float">
            <text:p>8.20978</text:p>
          </table:table-cell>
          <table:table-cell office:value-type="float" office:value="205.128" calcext:value-type="float">
            <text:p>205.128</text:p>
          </table:table-cell>
          <table:table-cell office:value-type="float" office:value="0.0700873" calcext:value-type="float">
            <text:p>0.07008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4]-[.A684]; 2)+POWER([.K684]-[.B684];2))" office:value-type="float" office:value="219.504763759241" calcext:value-type="float">
            <text:p>219.5047637592</text:p>
          </table:table-cell>
          <table:table-cell table:formula="of:=SQRT(POWER([.J684]-[.C684]; 2)+POWER([.K684]-[.D684];2))" office:value-type="float" office:value="276.450982653345" calcext:value-type="float">
            <text:p>276.4509826533</text:p>
          </table:table-cell>
        </table:table-row>
        <table:table-row table:style-name="ro1">
          <table:table-cell office:value-type="float" office:value="165.909" calcext:value-type="float">
            <text:p>165.909</text:p>
          </table:table-cell>
          <table:table-cell office:value-type="float" office:value="190.588" calcext:value-type="float">
            <text:p>190.588</text:p>
          </table:table-cell>
          <table:table-cell office:value-type="float" office:value="139.928" calcext:value-type="float">
            <text:p>139.928</text:p>
          </table:table-cell>
          <table:table-cell office:value-type="float" office:value="105.507" calcext:value-type="float">
            <text:p>105.507</text:p>
          </table:table-cell>
          <table:table-cell office:value-type="float" office:value="59.9188" calcext:value-type="float">
            <text:p>59.9188</text:p>
          </table:table-cell>
          <table:table-cell office:value-type="float" office:value="8.34737" calcext:value-type="float">
            <text:p>8.34737</text:p>
          </table:table-cell>
          <table:table-cell office:value-type="float" office:value="212.773" calcext:value-type="float">
            <text:p>212.773</text:p>
          </table:table-cell>
          <table:table-cell office:value-type="float" office:value="0.0578292" calcext:value-type="float">
            <text:p>0.05782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5]-[.A685]; 2)+POWER([.K685]-[.B685];2))" office:value-type="float" office:value="224.068913562323" calcext:value-type="float">
            <text:p>224.0689135623</text:p>
          </table:table-cell>
          <table:table-cell table:formula="of:=SQRT(POWER([.J685]-[.C685]; 2)+POWER([.K685]-[.D685];2))" office:value-type="float" office:value="279.645275720867" calcext:value-type="float">
            <text:p>279.6452757209</text:p>
          </table:table-cell>
        </table:table-row>
        <table:table-row table:style-name="ro1">
          <table:table-cell office:value-type="float" office:value="167.879" calcext:value-type="float">
            <text:p>167.879</text:p>
          </table:table-cell>
          <table:table-cell office:value-type="float" office:value="187.966" calcext:value-type="float">
            <text:p>187.966</text:p>
          </table:table-cell>
          <table:table-cell office:value-type="float" office:value="141.934" calcext:value-type="float">
            <text:p>141.934</text:p>
          </table:table-cell>
          <table:table-cell office:value-type="float" office:value="102.589" calcext:value-type="float">
            <text:p>102.589</text:p>
          </table:table-cell>
          <table:table-cell office:value-type="float" office:value="65.3897" calcext:value-type="float">
            <text:p>65.3897</text:p>
          </table:table-cell>
          <table:table-cell office:value-type="float" office:value="7.39636" calcext:value-type="float">
            <text:p>7.39636</text:p>
          </table:table-cell>
          <table:table-cell office:value-type="float" office:value="210.091" calcext:value-type="float">
            <text:p>210.091</text:p>
          </table:table-cell>
          <table:table-cell office:value-type="float" office:value="0.0483574" calcext:value-type="float">
            <text:p>0.04835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6]-[.A686]; 2)+POWER([.K686]-[.B686];2))" office:value-type="float" office:value="222.773337266828" calcext:value-type="float">
            <text:p>222.7733372668</text:p>
          </table:table-cell>
          <table:table-cell table:formula="of:=SQRT(POWER([.J686]-[.C686]; 2)+POWER([.K686]-[.D686];2))" office:value-type="float" office:value="279.340965984225" calcext:value-type="float">
            <text:p>279.3409659842</text:p>
          </table:table-cell>
        </table:table-row>
        <table:table-row table:style-name="ro1">
          <table:table-cell office:value-type="float" office:value="160.332" calcext:value-type="float">
            <text:p>160.332</text:p>
          </table:table-cell>
          <table:table-cell office:value-type="float" office:value="187.989" calcext:value-type="float">
            <text:p>187.989</text:p>
          </table:table-cell>
          <table:table-cell office:value-type="float" office:value="134.389" calcext:value-type="float">
            <text:p>134.389</text:p>
          </table:table-cell>
          <table:table-cell office:value-type="float" office:value="102.51" calcext:value-type="float">
            <text:p>102.51</text:p>
          </table:table-cell>
          <table:table-cell office:value-type="float" office:value="65.0618" calcext:value-type="float">
            <text:p>65.0618</text:p>
          </table:table-cell>
          <table:table-cell office:value-type="float" office:value="7.86435" calcext:value-type="float">
            <text:p>7.86435</text:p>
          </table:table-cell>
          <table:table-cell office:value-type="float" office:value="221.388" calcext:value-type="float">
            <text:p>221.388</text:p>
          </table:table-cell>
          <table:table-cell office:value-type="float" office:value="0.0448388" calcext:value-type="float">
            <text:p>0.0448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7]-[.A687]; 2)+POWER([.K687]-[.B687];2))" office:value-type="float" office:value="230.096854270109" calcext:value-type="float">
            <text:p>230.0968542701</text:p>
          </table:table-cell>
          <table:table-cell table:formula="of:=SQRT(POWER([.J687]-[.C687]; 2)+POWER([.K687]-[.D687];2))" office:value-type="float" office:value="285.942496703446" calcext:value-type="float">
            <text:p>285.9424967034</text:p>
          </table:table-cell>
        </table:table-row>
        <table:table-row table:style-name="ro1">
          <table:table-cell office:value-type="float" office:value="163.148" calcext:value-type="float">
            <text:p>163.148</text:p>
          </table:table-cell>
          <table:table-cell office:value-type="float" office:value="188.495" calcext:value-type="float">
            <text:p>188.495</text:p>
          </table:table-cell>
          <table:table-cell office:value-type="float" office:value="137.195" calcext:value-type="float">
            <text:p>137.195</text:p>
          </table:table-cell>
          <table:table-cell office:value-type="float" office:value="103.128" calcext:value-type="float">
            <text:p>103.128</text:p>
          </table:table-cell>
          <table:table-cell office:value-type="float" office:value="64.0106" calcext:value-type="float">
            <text:p>64.0106</text:p>
          </table:table-cell>
          <table:table-cell office:value-type="float" office:value="7.78644" calcext:value-type="float">
            <text:p>7.78644</text:p>
          </table:table-cell>
          <table:table-cell office:value-type="float" office:value="217.122" calcext:value-type="float">
            <text:p>217.122</text:p>
          </table:table-cell>
          <table:table-cell office:value-type="float" office:value="0.042306" calcext:value-type="float">
            <text:p>0.0423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8]-[.A688]; 2)+POWER([.K688]-[.B688];2))" office:value-type="float" office:value="227.240821440603" calcext:value-type="float">
            <text:p>227.2408214406</text:p>
          </table:table-cell>
          <table:table-cell table:formula="of:=SQRT(POWER([.J688]-[.C688]; 2)+POWER([.K688]-[.D688];2))" office:value-type="float" office:value="283.192761929044" calcext:value-type="float">
            <text:p>283.192761929</text:p>
          </table:table-cell>
        </table:table-row>
        <table:table-row table:style-name="ro1">
          <table:table-cell office:value-type="float" office:value="162.138" calcext:value-type="float">
            <text:p>162.138</text:p>
          </table:table-cell>
          <table:table-cell office:value-type="float" office:value="186.727" calcext:value-type="float">
            <text:p>186.727</text:p>
          </table:table-cell>
          <table:table-cell office:value-type="float" office:value="136.215" calcext:value-type="float">
            <text:p>136.215</text:p>
          </table:table-cell>
          <table:table-cell office:value-type="float" office:value="101.065" calcext:value-type="float">
            <text:p>101.065</text:p>
          </table:table-cell>
          <table:table-cell office:value-type="float" office:value="68.3063" calcext:value-type="float">
            <text:p>68.3063</text:p>
          </table:table-cell>
          <table:table-cell office:value-type="float" office:value="7.69415" calcext:value-type="float">
            <text:p>7.69415</text:p>
          </table:table-cell>
          <table:table-cell office:value-type="float" office:value="218.829" calcext:value-type="float">
            <text:p>218.829</text:p>
          </table:table-cell>
          <table:table-cell office:value-type="float" office:value="0.0411512" calcext:value-type="float">
            <text:p>0.04115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9]-[.A689]; 2)+POWER([.K689]-[.B689];2))" office:value-type="float" office:value="228.64350323812" calcext:value-type="float">
            <text:p>228.6435032381</text:p>
          </table:table-cell>
          <table:table-cell table:formula="of:=SQRT(POWER([.J689]-[.C689]; 2)+POWER([.K689]-[.D689];2))" office:value-type="float" office:value="285.061538005393" calcext:value-type="float">
            <text:p>285.0615380054</text:p>
          </table:table-cell>
        </table:table-row>
        <table:table-row table:style-name="ro1">
          <table:table-cell office:value-type="float" office:value="164.678" calcext:value-type="float">
            <text:p>164.678</text:p>
          </table:table-cell>
          <table:table-cell office:value-type="float" office:value="189.362" calcext:value-type="float">
            <text:p>189.362</text:p>
          </table:table-cell>
          <table:table-cell office:value-type="float" office:value="138.713" calcext:value-type="float">
            <text:p>138.713</text:p>
          </table:table-cell>
          <table:table-cell office:value-type="float" office:value="104.122" calcext:value-type="float">
            <text:p>104.122</text:p>
          </table:table-cell>
          <table:table-cell office:value-type="float" office:value="62.2931" calcext:value-type="float">
            <text:p>62.2931</text:p>
          </table:table-cell>
          <table:table-cell office:value-type="float" office:value="7.97199" calcext:value-type="float">
            <text:p>7.97199</text:p>
          </table:table-cell>
          <table:table-cell office:value-type="float" office:value="214.743" calcext:value-type="float">
            <text:p>214.743</text:p>
          </table:table-cell>
          <table:table-cell office:value-type="float" office:value="0.039176" calcext:value-type="float">
            <text:p>0.0391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0]-[.A690]; 2)+POWER([.K690]-[.B690];2))" office:value-type="float" office:value="225.550213318454" calcext:value-type="float">
            <text:p>225.5502133185</text:p>
          </table:table-cell>
          <table:table-cell table:formula="of:=SQRT(POWER([.J690]-[.C690]; 2)+POWER([.K690]-[.D690];2))" office:value-type="float" office:value="281.382400396684" calcext:value-type="float">
            <text:p>281.3824003967</text:p>
          </table:table-cell>
        </table:table-row>
        <table:table-row table:style-name="ro1">
          <table:table-cell office:value-type="float" office:value="218.399" calcext:value-type="float">
            <text:p>218.399</text:p>
          </table:table-cell>
          <table:table-cell office:value-type="float" office:value="554.176" calcext:value-type="float">
            <text:p>554.176</text:p>
          </table:table-cell>
          <table:table-cell office:value-type="float" office:value="191.448" calcext:value-type="float">
            <text:p>191.448</text:p>
          </table:table-cell>
          <table:table-cell office:value-type="float" office:value="467.337" calcext:value-type="float">
            <text:p>467.337</text:p>
          </table:table-cell>
          <table:table-cell office:value-type="float" office:value="-102.623" calcext:value-type="float">
            <text:p>-102.623</text:p>
          </table:table-cell>
          <table:table-cell office:value-type="float" office:value="442.831" calcext:value-type="float">
            <text:p>442.831</text:p>
          </table:table-cell>
          <table:table-cell office:value-type="float" office:value="120.442" calcext:value-type="float">
            <text:p>120.442</text:p>
          </table:table-cell>
          <table:table-cell office:value-type="float" office:value="0.217817" calcext:value-type="float">
            <text:p>0.2178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1]-[.A691]; 2)+POWER([.K691]-[.B691];2))" office:value-type="float" office:value="353.380172303144" calcext:value-type="float">
            <text:p>353.3801723031</text:p>
          </table:table-cell>
          <table:table-cell table:formula="of:=SQRT(POWER([.J691]-[.C691]; 2)+POWER([.K691]-[.D691];2))" office:value-type="float" office:value="296.400128665627" calcext:value-type="float">
            <text:p>296.4001286656</text:p>
          </table:table-cell>
        </table:table-row>
        <table:table-row table:style-name="ro1">
          <table:table-cell office:value-type="float" office:value="219.187" calcext:value-type="float">
            <text:p>219.187</text:p>
          </table:table-cell>
          <table:table-cell office:value-type="float" office:value="554.663" calcext:value-type="float">
            <text:p>554.663</text:p>
          </table:table-cell>
          <table:table-cell office:value-type="float" office:value="192.25" calcext:value-type="float">
            <text:p>192.25</text:p>
          </table:table-cell>
          <table:table-cell office:value-type="float" office:value="467.832" calcext:value-type="float">
            <text:p>467.832</text:p>
          </table:table-cell>
          <table:table-cell office:value-type="float" office:value="-102.608" calcext:value-type="float">
            <text:p>-102.608</text:p>
          </table:table-cell>
          <table:table-cell office:value-type="float" office:value="443.47" calcext:value-type="float">
            <text:p>443.47</text:p>
          </table:table-cell>
          <table:table-cell office:value-type="float" office:value="119.27" calcext:value-type="float">
            <text:p>119.27</text:p>
          </table:table-cell>
          <table:table-cell office:value-type="float" office:value="0.217108" calcext:value-type="float">
            <text:p>0.2171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2]-[.A692]; 2)+POWER([.K692]-[.B692];2))" office:value-type="float" office:value="353.442324202974" calcext:value-type="float">
            <text:p>353.442324203</text:p>
          </table:table-cell>
          <table:table-cell table:formula="of:=SQRT(POWER([.J692]-[.C692]; 2)+POWER([.K692]-[.D692];2))" office:value-type="float" office:value="296.256906626664" calcext:value-type="float">
            <text:p>296.2569066267</text:p>
          </table:table-cell>
        </table:table-row>
        <table:table-row table:style-name="ro1">
          <table:table-cell office:value-type="float" office:value="218.34" calcext:value-type="float">
            <text:p>218.34</text:p>
          </table:table-cell>
          <table:table-cell office:value-type="float" office:value="554.16" calcext:value-type="float">
            <text:p>554.16</text:p>
          </table:table-cell>
          <table:table-cell office:value-type="float" office:value="191.388" calcext:value-type="float">
            <text:p>191.388</text:p>
          </table:table-cell>
          <table:table-cell office:value-type="float" office:value="467.319" calcext:value-type="float">
            <text:p>467.319</text:p>
          </table:table-cell>
          <table:table-cell office:value-type="float" office:value="-102.623" calcext:value-type="float">
            <text:p>-102.623</text:p>
          </table:table-cell>
          <table:table-cell office:value-type="float" office:value="442.81" calcext:value-type="float">
            <text:p>442.81</text:p>
          </table:table-cell>
          <table:table-cell office:value-type="float" office:value="120.528" calcext:value-type="float">
            <text:p>120.528</text:p>
          </table:table-cell>
          <table:table-cell office:value-type="float" office:value="0.0945807" calcext:value-type="float">
            <text:p>0.09458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3]-[.A693]; 2)+POWER([.K693]-[.B693];2))" office:value-type="float" office:value="353.393691511323" calcext:value-type="float">
            <text:p>353.3936915113</text:p>
          </table:table-cell>
          <table:table-cell table:formula="of:=SQRT(POWER([.J693]-[.C693]; 2)+POWER([.K693]-[.D693];2))" office:value-type="float" office:value="296.425427898822" calcext:value-type="float">
            <text:p>296.4254278988</text:p>
          </table:table-cell>
        </table:table-row>
        <table:table-row table:style-name="ro1">
          <table:table-cell office:value-type="float" office:value="217.972" calcext:value-type="float">
            <text:p>217.972</text:p>
          </table:table-cell>
          <table:table-cell office:value-type="float" office:value="555.457" calcext:value-type="float">
            <text:p>555.457</text:p>
          </table:table-cell>
          <table:table-cell office:value-type="float" office:value="191.01" calcext:value-type="float">
            <text:p>191.01</text:p>
          </table:table-cell>
          <table:table-cell office:value-type="float" office:value="468.492" calcext:value-type="float">
            <text:p>468.492</text:p>
          </table:table-cell>
          <table:table-cell office:value-type="float" office:value="-102.178" calcext:value-type="float">
            <text:p>-102.178</text:p>
          </table:table-cell>
          <table:table-cell office:value-type="float" office:value="444.55" calcext:value-type="float">
            <text:p>444.55</text:p>
          </table:table-cell>
          <table:table-cell office:value-type="float" office:value="121.129" calcext:value-type="float">
            <text:p>121.129</text:p>
          </table:table-cell>
          <table:table-cell office:value-type="float" office:value="0.0790807" calcext:value-type="float">
            <text:p>0.07908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4]-[.A694]; 2)+POWER([.K694]-[.B694];2))" office:value-type="float" office:value="354.711978417702" calcext:value-type="float">
            <text:p>354.7119784177</text:p>
          </table:table-cell>
          <table:table-cell table:formula="of:=SQRT(POWER([.J694]-[.C694]; 2)+POWER([.K694]-[.D694];2))" office:value-type="float" office:value="297.563045696202" calcext:value-type="float">
            <text:p>297.5630456962</text:p>
          </table:table-cell>
        </table:table-row>
        <table:table-row table:style-name="ro1">
          <table:table-cell office:value-type="float" office:value="219.245" calcext:value-type="float">
            <text:p>219.245</text:p>
          </table:table-cell>
          <table:table-cell office:value-type="float" office:value="554.679" calcext:value-type="float">
            <text:p>554.679</text:p>
          </table:table-cell>
          <table:table-cell office:value-type="float" office:value="192.309" calcext:value-type="float">
            <text:p>192.309</text:p>
          </table:table-cell>
          <table:table-cell office:value-type="float" office:value="467.85" calcext:value-type="float">
            <text:p>467.85</text:p>
          </table:table-cell>
          <table:table-cell office:value-type="float" office:value="-102.608" calcext:value-type="float">
            <text:p>-102.608</text:p>
          </table:table-cell>
          <table:table-cell office:value-type="float" office:value="443.492" calcext:value-type="float">
            <text:p>443.492</text:p>
          </table:table-cell>
          <table:table-cell office:value-type="float" office:value="119.184" calcext:value-type="float">
            <text:p>119.184</text:p>
          </table:table-cell>
          <table:table-cell office:value-type="float" office:value="0.0583013" calcext:value-type="float">
            <text:p>0.0583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5]-[.A695]; 2)+POWER([.K695]-[.B695];2))" office:value-type="float" office:value="353.429437180889" calcext:value-type="float">
            <text:p>353.4294371809</text:p>
          </table:table-cell>
          <table:table-cell table:formula="of:=SQRT(POWER([.J695]-[.C695]; 2)+POWER([.K695]-[.D695];2))" office:value-type="float" office:value="296.232445861354" calcext:value-type="float">
            <text:p>296.2324458614</text:p>
          </table:table-cell>
        </table:table-row>
        <table:table-row table:style-name="ro1">
          <table:table-cell office:value-type="float" office:value="264.407" calcext:value-type="float">
            <text:p>264.407</text:p>
          </table:table-cell>
          <table:table-cell office:value-type="float" office:value="516.491" calcext:value-type="float">
            <text:p>516.491</text:p>
          </table:table-cell>
          <table:table-cell office:value-type="float" office:value="238.708" calcext:value-type="float">
            <text:p>238.708</text:p>
          </table:table-cell>
          <table:table-cell office:value-type="float" office:value="437.614" calcext:value-type="float">
            <text:p>437.614</text:p>
          </table:table-cell>
          <table:table-cell office:value-type="float" office:value="-145.165" calcext:value-type="float">
            <text:p>-145.165</text:p>
          </table:table-cell>
          <table:table-cell office:value-type="float" office:value="383.725" calcext:value-type="float">
            <text:p>383.725</text:p>
          </table:table-cell>
          <table:table-cell office:value-type="float" office:value="44.075" calcext:value-type="float">
            <text:p>44.075</text:p>
          </table:table-cell>
          <table:table-cell office:value-type="float" office:value="-0.00000000000153496" calcext:value-type="float">
            <text:p>-1.53496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6]-[.A696]; 2)+POWER([.K696]-[.B696];2))" office:value-type="float" office:value="299.412415791329" calcext:value-type="float">
            <text:p>299.4124157913</text:p>
          </table:table-cell>
          <table:table-cell table:formula="of:=SQRT(POWER([.J696]-[.C696]; 2)+POWER([.K696]-[.D696];2))" office:value-type="float" office:value="243.669042473598" calcext:value-type="float">
            <text:p>243.6690424736</text:p>
          </table:table-cell>
        </table:table-row>
        <table:table-row table:style-name="ro1">
          <table:table-cell office:value-type="float" office:value="264.328" calcext:value-type="float">
            <text:p>264.328</text:p>
          </table:table-cell>
          <table:table-cell office:value-type="float" office:value="516.754" calcext:value-type="float">
            <text:p>516.754</text:p>
          </table:table-cell>
          <table:table-cell office:value-type="float" office:value="238.625" calcext:value-type="float">
            <text:p>238.625</text:p>
          </table:table-cell>
          <table:table-cell office:value-type="float" office:value="437.866" calcext:value-type="float">
            <text:p>437.866</text:p>
          </table:table-cell>
          <table:table-cell office:value-type="float" office:value="-145.185" calcext:value-type="float">
            <text:p>-145.185</text:p>
          </table:table-cell>
          <table:table-cell office:value-type="float" office:value="384.074" calcext:value-type="float">
            <text:p>384.074</text:p>
          </table:table-cell>
          <table:table-cell office:value-type="float" office:value="44.2068" calcext:value-type="float">
            <text:p>44.2068</text:p>
          </table:table-cell>
          <table:table-cell office:value-type="float" office:value="-0.0000000000033709" calcext:value-type="float">
            <text:p>-3.370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7]-[.A697]; 2)+POWER([.K697]-[.B697];2))" office:value-type="float" office:value="299.685081543943" calcext:value-type="float">
            <text:p>299.6850815439</text:p>
          </table:table-cell>
          <table:table-cell table:formula="of:=SQRT(POWER([.J697]-[.C697]; 2)+POWER([.K697]-[.D697];2))" office:value-type="float" office:value="243.920849008444" calcext:value-type="float">
            <text:p>243.9208490084</text:p>
          </table:table-cell>
        </table:table-row>
        <table:table-row table:style-name="ro1">
          <table:table-cell office:value-type="float" office:value="264.619" calcext:value-type="float">
            <text:p>264.619</text:p>
          </table:table-cell>
          <table:table-cell office:value-type="float" office:value="516.801" calcext:value-type="float">
            <text:p>516.801</text:p>
          </table:table-cell>
          <table:table-cell office:value-type="float" office:value="238.924" calcext:value-type="float">
            <text:p>238.924</text:p>
          </table:table-cell>
          <table:table-cell office:value-type="float" office:value="437.929" calcext:value-type="float">
            <text:p>437.929</text:p>
          </table:table-cell>
          <table:table-cell office:value-type="float" office:value="-145.246" calcext:value-type="float">
            <text:p>-145.246</text:p>
          </table:table-cell>
          <table:table-cell office:value-type="float" office:value="384.126" calcext:value-type="float">
            <text:p>384.126</text:p>
          </table:table-cell>
          <table:table-cell office:value-type="float" office:value="43.7404" calcext:value-type="float">
            <text:p>43.7404</text:p>
          </table:table-cell>
          <table:table-cell office:value-type="float" office:value="-0.0000000000171152" calcext:value-type="float">
            <text:p>-1.71152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8]-[.A698]; 2)+POWER([.K698]-[.B698];2))" office:value-type="float" office:value="299.612103830937" calcext:value-type="float">
            <text:p>299.6121038309</text:p>
          </table:table-cell>
          <table:table-cell table:formula="of:=SQRT(POWER([.J698]-[.C698]; 2)+POWER([.K698]-[.D698];2))" office:value-type="float" office:value="243.79339371074" calcext:value-type="float">
            <text:p>243.7933937107</text:p>
          </table:table-cell>
        </table:table-row>
        <table:table-row table:style-name="ro1">
          <table:table-cell office:value-type="float" office:value="263.725" calcext:value-type="float">
            <text:p>263.725</text:p>
          </table:table-cell>
          <table:table-cell office:value-type="float" office:value="515.607" calcext:value-type="float">
            <text:p>515.607</text:p>
          </table:table-cell>
          <table:table-cell office:value-type="float" office:value="238.009" calcext:value-type="float">
            <text:p>238.009</text:p>
          </table:table-cell>
          <table:table-cell office:value-type="float" office:value="436.755" calcext:value-type="float">
            <text:p>436.755</text:p>
          </table:table-cell>
          <table:table-cell office:value-type="float" office:value="-145.344" calcext:value-type="float">
            <text:p>-145.344</text:p>
          </table:table-cell>
          <table:table-cell office:value-type="float" office:value="382.473" calcext:value-type="float">
            <text:p>382.473</text:p>
          </table:table-cell>
          <table:table-cell office:value-type="float" office:value="45.0989" calcext:value-type="float">
            <text:p>45.0989</text:p>
          </table:table-cell>
          <table:table-cell office:value-type="float" office:value="-0.0000000000266653" calcext:value-type="float">
            <text:p>-2.66653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9]-[.A699]; 2)+POWER([.K699]-[.B699];2))" office:value-type="float" office:value="298.876004513577" calcext:value-type="float">
            <text:p>298.8760045136</text:p>
          </table:table-cell>
          <table:table-cell table:formula="of:=SQRT(POWER([.J699]-[.C699]; 2)+POWER([.K699]-[.D699];2))" office:value-type="float" office:value="243.398607444661" calcext:value-type="float">
            <text:p>243.3986074447</text:p>
          </table:table-cell>
        </table:table-row>
        <table:table-row table:style-name="ro1">
          <table:table-cell office:value-type="float" office:value="263.805" calcext:value-type="float">
            <text:p>263.805</text:p>
          </table:table-cell>
          <table:table-cell office:value-type="float" office:value="515.345" calcext:value-type="float">
            <text:p>515.345</text:p>
          </table:table-cell>
          <table:table-cell office:value-type="float" office:value="238.092" calcext:value-type="float">
            <text:p>238.092</text:p>
          </table:table-cell>
          <table:table-cell office:value-type="float" office:value="436.504" calcext:value-type="float">
            <text:p>436.504</text:p>
          </table:table-cell>
          <table:table-cell office:value-type="float" office:value="-145.324" calcext:value-type="float">
            <text:p>-145.324</text:p>
          </table:table-cell>
          <table:table-cell office:value-type="float" office:value="382.124" calcext:value-type="float">
            <text:p>382.124</text:p>
          </table:table-cell>
          <table:table-cell office:value-type="float" office:value="44.967" calcext:value-type="float">
            <text:p>44.967</text:p>
          </table:table-cell>
          <table:table-cell office:value-type="float" office:value="-0.0000000000776983" calcext:value-type="float">
            <text:p>-7.76983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0]-[.A700]; 2)+POWER([.K700]-[.B700];2))" office:value-type="float" office:value="298.603963553735" calcext:value-type="float">
            <text:p>298.6039635537</text:p>
          </table:table-cell>
          <table:table-cell table:formula="of:=SQRT(POWER([.J700]-[.C700]; 2)+POWER([.K700]-[.D700];2))" office:value-type="float" office:value="243.148001184464" calcext:value-type="float">
            <text:p>243.1480011845</text:p>
          </table:table-cell>
        </table:table-row>
        <table:table-row table:style-name="ro1">
          <table:table-cell office:value-type="float" office:value="264.416" calcext:value-type="float">
            <text:p>264.416</text:p>
          </table:table-cell>
          <table:table-cell office:value-type="float" office:value="516.493" calcext:value-type="float">
            <text:p>516.493</text:p>
          </table:table-cell>
          <table:table-cell office:value-type="float" office:value="238.716" calcext:value-type="float">
            <text:p>238.716</text:p>
          </table:table-cell>
          <table:table-cell office:value-type="float" office:value="437.616" calcext:value-type="float">
            <text:p>437.616</text:p>
          </table:table-cell>
          <table:table-cell office:value-type="float" office:value="-145.165" calcext:value-type="float">
            <text:p>-145.165</text:p>
          </table:table-cell>
          <table:table-cell office:value-type="float" office:value="383.728" calcext:value-type="float">
            <text:p>383.728</text:p>
          </table:table-cell>
          <table:table-cell office:value-type="float" office:value="44.062" calcext:value-type="float">
            <text:p>44.062</text:p>
          </table:table-cell>
          <table:table-cell office:value-type="float" office:value="-0.0000000000890183" calcext:value-type="float">
            <text:p>-8.90183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1]-[.A701]; 2)+POWER([.K701]-[.B701];2))" office:value-type="float" office:value="299.410654628388" calcext:value-type="float">
            <text:p>299.4106546284</text:p>
          </table:table-cell>
          <table:table-cell table:formula="of:=SQRT(POWER([.J701]-[.C701]; 2)+POWER([.K701]-[.D701];2))" office:value-type="float" office:value="243.665878021524" calcext:value-type="float">
            <text:p>243.6658780215</text:p>
          </table:table-cell>
        </table:table-row>
        <table:table-row table:style-name="ro1">
          <table:table-cell office:value-type="float" office:value="264.32" calcext:value-type="float">
            <text:p>264.32</text:p>
          </table:table-cell>
          <table:table-cell office:value-type="float" office:value="516.752" calcext:value-type="float">
            <text:p>516.752</text:p>
          </table:table-cell>
          <table:table-cell office:value-type="float" office:value="238.617" calcext:value-type="float">
            <text:p>238.617</text:p>
          </table:table-cell>
          <table:table-cell office:value-type="float" office:value="437.864" calcext:value-type="float">
            <text:p>437.864</text:p>
          </table:table-cell>
          <table:table-cell office:value-type="float" office:value="-145.185" calcext:value-type="float">
            <text:p>-145.185</text:p>
          </table:table-cell>
          <table:table-cell office:value-type="float" office:value="384.071" calcext:value-type="float">
            <text:p>384.071</text:p>
          </table:table-cell>
          <table:table-cell office:value-type="float" office:value="44.2197" calcext:value-type="float">
            <text:p>44.2197</text:p>
          </table:table-cell>
          <table:table-cell office:value-type="float" office:value="-0.000000000113695" calcext:value-type="float">
            <text:p>-1.13695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2]-[.A702]; 2)+POWER([.K702]-[.B702];2))" office:value-type="float" office:value="299.686442642973" calcext:value-type="float">
            <text:p>299.686442643</text:p>
          </table:table-cell>
          <table:table-cell table:formula="of:=SQRT(POWER([.J702]-[.C702]; 2)+POWER([.K702]-[.D702];2))" office:value-type="float" office:value="243.92401108747" calcext:value-type="float">
            <text:p>243.9240110875</text:p>
          </table:table-cell>
        </table:table-row>
        <table:table-row table:style-name="ro1">
          <table:table-cell office:value-type="float" office:value="265.297" calcext:value-type="float">
            <text:p>265.297</text:p>
          </table:table-cell>
          <table:table-cell office:value-type="float" office:value="515.03" calcext:value-type="float">
            <text:p>515.03</text:p>
          </table:table-cell>
          <table:table-cell office:value-type="float" office:value="239.627" calcext:value-type="float">
            <text:p>239.627</text:p>
          </table:table-cell>
          <table:table-cell office:value-type="float" office:value="436.193" calcext:value-type="float">
            <text:p>436.193</text:p>
          </table:table-cell>
          <table:table-cell office:value-type="float" office:value="-144.694" calcext:value-type="float">
            <text:p>-144.694</text:p>
          </table:table-cell>
          <table:table-cell office:value-type="float" office:value="381.882" calcext:value-type="float">
            <text:p>381.882</text:p>
          </table:table-cell>
          <table:table-cell office:value-type="float" office:value="42.6824" calcext:value-type="float">
            <text:p>42.6824</text:p>
          </table:table-cell>
          <table:table-cell office:value-type="float" office:value="-0.000000000225817" calcext:value-type="float">
            <text:p>-2.25817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3]-[.A703]; 2)+POWER([.K703]-[.B703];2))" office:value-type="float" office:value="297.71762310787" calcext:value-type="float">
            <text:p>297.7176231079</text:p>
          </table:table-cell>
          <table:table-cell table:formula="of:=SQRT(POWER([.J703]-[.C703]; 2)+POWER([.K703]-[.D703];2))" office:value-type="float" office:value="241.980338825286" calcext:value-type="float">
            <text:p>241.9803388253</text:p>
          </table:table-cell>
        </table:table-row>
        <table:table-row table:style-name="ro1">
          <table:table-cell office:value-type="float" office:value="265.007" calcext:value-type="float">
            <text:p>265.007</text:p>
          </table:table-cell>
          <table:table-cell office:value-type="float" office:value="514.983" calcext:value-type="float">
            <text:p>514.983</text:p>
          </table:table-cell>
          <table:table-cell office:value-type="float" office:value="239.328" calcext:value-type="float">
            <text:p>239.328</text:p>
          </table:table-cell>
          <table:table-cell office:value-type="float" office:value="436.13" calcext:value-type="float">
            <text:p>436.13</text:p>
          </table:table-cell>
          <table:table-cell office:value-type="float" office:value="-144.633" calcext:value-type="float">
            <text:p>-144.633</text:p>
          </table:table-cell>
          <table:table-cell office:value-type="float" office:value="381.83" calcext:value-type="float">
            <text:p>381.83</text:p>
          </table:table-cell>
          <table:table-cell office:value-type="float" office:value="43.1487" calcext:value-type="float">
            <text:p>43.1487</text:p>
          </table:table-cell>
          <table:table-cell office:value-type="float" office:value="-0.00000000050161" calcext:value-type="float">
            <text:p>-5.0161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4]-[.A704]; 2)+POWER([.K704]-[.B704];2))" office:value-type="float" office:value="297.790282477451" calcext:value-type="float">
            <text:p>297.7902824775</text:p>
          </table:table-cell>
          <table:table-cell table:formula="of:=SQRT(POWER([.J704]-[.C704]; 2)+POWER([.K704]-[.D704];2))" office:value-type="float" office:value="242.108332124279" calcext:value-type="float">
            <text:p>242.1083321243</text:p>
          </table:table-cell>
        </table:table-row>
        <table:table-row table:style-name="ro1">
          <table:table-cell office:value-type="float" office:value="265.256" calcext:value-type="float">
            <text:p>265.256</text:p>
          </table:table-cell>
          <table:table-cell office:value-type="float" office:value="517.889" calcext:value-type="float">
            <text:p>517.889</text:p>
          </table:table-cell>
          <table:table-cell office:value-type="float" office:value="239.575" calcext:value-type="float">
            <text:p>239.575</text:p>
          </table:table-cell>
          <table:table-cell office:value-type="float" office:value="438.937" calcext:value-type="float">
            <text:p>438.937</text:p>
          </table:table-cell>
          <table:table-cell office:value-type="float" office:value="-144.626" calcext:value-type="float">
            <text:p>-144.626</text:p>
          </table:table-cell>
          <table:table-cell office:value-type="float" office:value="385.767" calcext:value-type="float">
            <text:p>385.767</text:p>
          </table:table-cell>
          <table:table-cell office:value-type="float" office:value="42.8567" calcext:value-type="float">
            <text:p>42.8567</text:p>
          </table:table-cell>
          <table:table-cell office:value-type="float" office:value="-0.00000000239233" calcext:value-type="float">
            <text:p>-2.39233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5]-[.A705]; 2)+POWER([.K705]-[.B705];2))" office:value-type="float" office:value="300.357916254924" calcext:value-type="float">
            <text:p>300.3579162549</text:p>
          </table:table-cell>
          <table:table-cell table:formula="of:=SQRT(POWER([.J705]-[.C705]; 2)+POWER([.K705]-[.D705];2))" office:value-type="float" office:value="244.2186778156" calcext:value-type="float">
            <text:p>244.2186778156</text:p>
          </table:table-cell>
        </table:table-row>
        <table:table-row table:style-name="ro1">
          <table:table-cell office:value-type="float" office:value="264.794" calcext:value-type="float">
            <text:p>264.794</text:p>
          </table:table-cell>
          <table:table-cell office:value-type="float" office:value="518.516" calcext:value-type="float">
            <text:p>518.516</text:p>
          </table:table-cell>
          <table:table-cell office:value-type="float" office:value="239.099" calcext:value-type="float">
            <text:p>239.099</text:p>
          </table:table-cell>
          <table:table-cell office:value-type="float" office:value="439.577" calcext:value-type="float">
            <text:p>439.577</text:p>
          </table:table-cell>
          <table:table-cell office:value-type="float" office:value="-145.146" calcext:value-type="float">
            <text:p>-145.146</text:p>
          </table:table-cell>
          <table:table-cell office:value-type="float" office:value="386.473" calcext:value-type="float">
            <text:p>386.473</text:p>
          </table:table-cell>
          <table:table-cell office:value-type="float" office:value="43.536" calcext:value-type="float">
            <text:p>43.536</text:p>
          </table:table-cell>
          <table:table-cell office:value-type="float" office:value="-0.0000000106008" calcext:value-type="float">
            <text:p>-1.06008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6]-[.A706]; 2)+POWER([.K706]-[.B706];2))" office:value-type="float" office:value="301.116536729553" calcext:value-type="float">
            <text:p>301.1165367296</text:p>
          </table:table-cell>
          <table:table-cell table:formula="of:=SQRT(POWER([.J706]-[.C706]; 2)+POWER([.K706]-[.D706];2))" office:value-type="float" office:value="245.016266255937" calcext:value-type="float">
            <text:p>245.0162662559</text:p>
          </table:table-cell>
        </table:table-row>
        <table:table-row table:style-name="ro1">
          <table:table-cell office:value-type="float" office:value="265.333" calcext:value-type="float">
            <text:p>265.333</text:p>
          </table:table-cell>
          <table:table-cell office:value-type="float" office:value="516.582" calcext:value-type="float">
            <text:p>516.582</text:p>
          </table:table-cell>
          <table:table-cell office:value-type="float" office:value="239.667" calcext:value-type="float">
            <text:p>239.667</text:p>
          </table:table-cell>
          <table:table-cell office:value-type="float" office:value="438.021" calcext:value-type="float">
            <text:p>438.021</text:p>
          </table:table-cell>
          <table:table-cell office:value-type="float" office:value="-147.934" calcext:value-type="float">
            <text:p>-147.934</text:p>
          </table:table-cell>
          <table:table-cell office:value-type="float" office:value="383.135" calcext:value-type="float">
            <text:p>383.135</text:p>
          </table:table-cell>
          <table:table-cell office:value-type="float" office:value="42.2286" calcext:value-type="float">
            <text:p>42.2286</text:p>
          </table:table-cell>
          <table:table-cell office:value-type="float" office:value="-0.0000000492711" calcext:value-type="float">
            <text:p>-4.92711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7]-[.A707]; 2)+POWER([.K707]-[.B707];2))" office:value-type="float" office:value="299.127283297596" calcext:value-type="float">
            <text:p>299.1272832976</text:p>
          </table:table-cell>
          <table:table-cell table:formula="of:=SQRT(POWER([.J707]-[.C707]; 2)+POWER([.K707]-[.D707];2))" office:value-type="float" office:value="243.426061320476" calcext:value-type="float">
            <text:p>243.4260613205</text:p>
          </table:table-cell>
        </table:table-row>
        <table:table-row table:style-name="ro1">
          <table:table-cell office:value-type="float" office:value="233.772" calcext:value-type="float">
            <text:p>233.772</text:p>
          </table:table-cell>
          <table:table-cell office:value-type="float" office:value="309.134" calcext:value-type="float">
            <text:p>309.134</text:p>
          </table:table-cell>
          <table:table-cell office:value-type="float" office:value="207.821" calcext:value-type="float">
            <text:p>207.821</text:p>
          </table:table-cell>
          <table:table-cell office:value-type="float" office:value="225.076" calcext:value-type="float">
            <text:p>225.076</text:p>
          </table:table-cell>
          <table:table-cell office:value-type="float" office:value="-9.12335" calcext:value-type="float">
            <text:p>-9.12335</text:p>
          </table:table-cell>
          <table:table-cell office:value-type="float" office:value="142.664" calcext:value-type="float">
            <text:p>142.664</text:p>
          </table:table-cell>
          <table:table-cell office:value-type="float" office:value="103.614" calcext:value-type="float">
            <text:p>103.614</text:p>
          </table:table-cell>
          <table:table-cell office:value-type="float" office:value="0.901105" calcext:value-type="float">
            <text:p>0.9011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8]-[.A708]; 2)+POWER([.K708]-[.B708];2))" office:value-type="float" office:value="164.546121011709" calcext:value-type="float">
            <text:p>164.5461210117</text:p>
          </table:table-cell>
          <table:table-cell table:formula="of:=SQRT(POWER([.J708]-[.C708]; 2)+POWER([.K708]-[.D708];2))" office:value-type="float" office:value="176.990004850556" calcext:value-type="float">
            <text:p>176.9900048506</text:p>
          </table:table-cell>
        </table:table-row>
        <table:table-row table:style-name="ro1">
          <table:table-cell office:value-type="float" office:value="253.145" calcext:value-type="float">
            <text:p>253.145</text:p>
          </table:table-cell>
          <table:table-cell office:value-type="float" office:value="339.28" calcext:value-type="float">
            <text:p>339.28</text:p>
          </table:table-cell>
          <table:table-cell office:value-type="float" office:value="227.36" calcext:value-type="float">
            <text:p>227.36</text:p>
          </table:table-cell>
          <table:table-cell office:value-type="float" office:value="250.94" calcext:value-type="float">
            <text:p>250.94</text:p>
          </table:table-cell>
          <table:table-cell office:value-type="float" office:value="22.9374" calcext:value-type="float">
            <text:p>22.9374</text:p>
          </table:table-cell>
          <table:table-cell office:value-type="float" office:value="198.411" calcext:value-type="float">
            <text:p>198.411</text:p>
          </table:table-cell>
          <table:table-cell office:value-type="float" office:value="78.5482" calcext:value-type="float">
            <text:p>78.5482</text:p>
          </table:table-cell>
          <table:table-cell office:value-type="float" office:value="0.875882" calcext:value-type="float">
            <text:p>0.8758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9]-[.A709]; 2)+POWER([.K709]-[.B709];2))" office:value-type="float" office:value="163.053455728482" calcext:value-type="float">
            <text:p>163.0534557285</text:p>
          </table:table-cell>
          <table:table-cell table:formula="of:=SQRT(POWER([.J709]-[.C709]; 2)+POWER([.K709]-[.D709];2))" office:value-type="float" office:value="156.894911326021" calcext:value-type="float">
            <text:p>156.894911326</text:p>
          </table:table-cell>
        </table:table-row>
        <table:table-row table:style-name="ro1">
          <table:table-cell office:value-type="float" office:value="263.418" calcext:value-type="float">
            <text:p>263.418</text:p>
          </table:table-cell>
          <table:table-cell office:value-type="float" office:value="339.309" calcext:value-type="float">
            <text:p>339.309</text:p>
          </table:table-cell>
          <table:table-cell office:value-type="float" office:value="237.78" calcext:value-type="float">
            <text:p>237.78</text:p>
          </table:table-cell>
          <table:table-cell office:value-type="float" office:value="250.667" calcext:value-type="float">
            <text:p>250.667</text:p>
          </table:table-cell>
          <table:table-cell office:value-type="float" office:value="28.6222" calcext:value-type="float">
            <text:p>28.6222</text:p>
          </table:table-cell>
          <table:table-cell office:value-type="float" office:value="200.473" calcext:value-type="float">
            <text:p>200.473</text:p>
          </table:table-cell>
          <table:table-cell office:value-type="float" office:value="63.8101" calcext:value-type="float">
            <text:p>63.8101</text:p>
          </table:table-cell>
          <table:table-cell office:value-type="float" office:value="0.832205" calcext:value-type="float">
            <text:p>0.8322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0]-[.A710]; 2)+POWER([.K710]-[.B710];2))" office:value-type="float" office:value="154.948572774969" calcext:value-type="float">
            <text:p>154.948572775</text:p>
          </table:table-cell>
          <table:table-cell table:formula="of:=SQRT(POWER([.J710]-[.C710]; 2)+POWER([.K710]-[.D710];2))" office:value-type="float" office:value="146.476637348759" calcext:value-type="float">
            <text:p>146.4766373488</text:p>
          </table:table-cell>
        </table:table-row>
        <table:table-row table:style-name="ro1">
          <table:table-cell office:value-type="float" office:value="242.299" calcext:value-type="float">
            <text:p>242.299</text:p>
          </table:table-cell>
          <table:table-cell office:value-type="float" office:value="340.028" calcext:value-type="float">
            <text:p>340.028</text:p>
          </table:table-cell>
          <table:table-cell office:value-type="float" office:value="216.363" calcext:value-type="float">
            <text:p>216.363</text:p>
          </table:table-cell>
          <table:table-cell office:value-type="float" office:value="251.862" calcext:value-type="float">
            <text:p>251.862</text:p>
          </table:table-cell>
          <table:table-cell office:value-type="float" office:value="17.9054" calcext:value-type="float">
            <text:p>17.9054</text:p>
          </table:table-cell>
          <table:table-cell office:value-type="float" office:value="197.721" calcext:value-type="float">
            <text:p>197.721</text:p>
          </table:table-cell>
          <table:table-cell office:value-type="float" office:value="94.2989" calcext:value-type="float">
            <text:p>94.2989</text:p>
          </table:table-cell>
          <table:table-cell office:value-type="float" office:value="0.759124" calcext:value-type="float">
            <text:p>0.7591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1]-[.A711]; 2)+POWER([.K711]-[.B711];2))" office:value-type="float" office:value="172.303981918585" calcext:value-type="float">
            <text:p>172.3039819186</text:p>
          </table:table-cell>
          <table:table-cell table:formula="of:=SQRT(POWER([.J711]-[.C711]; 2)+POWER([.K711]-[.D711];2))" office:value-type="float" office:value="167.926837679389" calcext:value-type="float">
            <text:p>167.9268376794</text:p>
          </table:table-cell>
        </table:table-row>
        <table:table-row table:style-name="ro1">
          <table:table-cell office:value-type="float" office:value="255.06" calcext:value-type="float">
            <text:p>255.06</text:p>
          </table:table-cell>
          <table:table-cell office:value-type="float" office:value="344.031" calcext:value-type="float">
            <text:p>344.031</text:p>
          </table:table-cell>
          <table:table-cell office:value-type="float" office:value="229.29" calcext:value-type="float">
            <text:p>229.29</text:p>
          </table:table-cell>
          <table:table-cell office:value-type="float" office:value="255.555" calcext:value-type="float">
            <text:p>255.555</text:p>
          </table:table-cell>
          <table:table-cell office:value-type="float" office:value="22.2329" calcext:value-type="float">
            <text:p>22.2329</text:p>
          </table:table-cell>
          <table:table-cell office:value-type="float" office:value="204.612" calcext:value-type="float">
            <text:p>204.612</text:p>
          </table:table-cell>
          <table:table-cell office:value-type="float" office:value="75.7028" calcext:value-type="float">
            <text:p>75.7028</text:p>
          </table:table-cell>
          <table:table-cell office:value-type="float" office:value="0.662411" calcext:value-type="float">
            <text:p>0.6624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2]-[.A712]; 2)+POWER([.K712]-[.B712];2))" office:value-type="float" office:value="164.425814764592" calcext:value-type="float">
            <text:p>164.4258147646</text:p>
          </table:table-cell>
          <table:table-cell table:formula="of:=SQRT(POWER([.J712]-[.C712]; 2)+POWER([.K712]-[.D712];2))" office:value-type="float" office:value="155.302679065752" calcext:value-type="float">
            <text:p>155.3026790658</text:p>
          </table:table-cell>
        </table:table-row>
        <table:table-row table:style-name="ro1">
          <table:table-cell office:value-type="float" office:value="240.143" calcext:value-type="float">
            <text:p>240.143</text:p>
          </table:table-cell>
          <table:table-cell office:value-type="float" office:value="340.125" calcext:value-type="float">
            <text:p>340.125</text:p>
          </table:table-cell>
          <table:table-cell office:value-type="float" office:value="214.179" calcext:value-type="float">
            <text:p>214.179</text:p>
          </table:table-cell>
          <table:table-cell office:value-type="float" office:value="252.169" calcext:value-type="float">
            <text:p>252.169</text:p>
          </table:table-cell>
          <table:table-cell office:value-type="float" office:value="15.2162" calcext:value-type="float">
            <text:p>15.2162</text:p>
          </table:table-cell>
          <table:table-cell office:value-type="float" office:value="196.803" calcext:value-type="float">
            <text:p>196.803</text:p>
          </table:table-cell>
          <table:table-cell office:value-type="float" office:value="97.236" calcext:value-type="float">
            <text:p>97.236</text:p>
          </table:table-cell>
          <table:table-cell office:value-type="float" office:value="0.51557" calcext:value-type="float">
            <text:p>0.515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3]-[.A713]; 2)+POWER([.K713]-[.B713];2))" office:value-type="float" office:value="174.136016016216" calcext:value-type="float">
            <text:p>174.1360160162</text:p>
          </table:table-cell>
          <table:table-cell table:formula="of:=SQRT(POWER([.J713]-[.C713]; 2)+POWER([.K713]-[.D713];2))" office:value-type="float" office:value="170.125190968298" calcext:value-type="float">
            <text:p>170.1251909683</text:p>
          </table:table-cell>
        </table:table-row>
        <table:table-row table:style-name="ro1">
          <table:table-cell office:value-type="float" office:value="262.079" calcext:value-type="float">
            <text:p>262.079</text:p>
          </table:table-cell>
          <table:table-cell office:value-type="float" office:value="342.156" calcext:value-type="float">
            <text:p>342.156</text:p>
          </table:table-cell>
          <table:table-cell office:value-type="float" office:value="236.427" calcext:value-type="float">
            <text:p>236.427</text:p>
          </table:table-cell>
          <table:table-cell office:value-type="float" office:value="253.971" calcext:value-type="float">
            <text:p>253.971</text:p>
          </table:table-cell>
          <table:table-cell office:value-type="float" office:value="22.31" calcext:value-type="float">
            <text:p>22.31</text:p>
          </table:table-cell>
          <table:table-cell office:value-type="float" office:value="201.807" calcext:value-type="float">
            <text:p>201.807</text:p>
          </table:table-cell>
          <table:table-cell office:value-type="float" office:value="65.0454" calcext:value-type="float">
            <text:p>65.0454</text:p>
          </table:table-cell>
          <table:table-cell office:value-type="float" office:value="0.464798" calcext:value-type="float">
            <text:p>0.4647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4]-[.A714]; 2)+POWER([.K714]-[.B714];2))" office:value-type="float" office:value="157.784519446617" calcext:value-type="float">
            <text:p>157.7845194466</text:p>
          </table:table-cell>
          <table:table-cell table:formula="of:=SQRT(POWER([.J714]-[.C714]; 2)+POWER([.K714]-[.D714];2))" office:value-type="float" office:value="148.057742688452" calcext:value-type="float">
            <text:p>148.0577426885</text:p>
          </table:table-cell>
        </table:table-row>
        <table:table-row table:style-name="ro1">
          <table:table-cell office:value-type="float" office:value="244.608" calcext:value-type="float">
            <text:p>244.608</text:p>
          </table:table-cell>
          <table:table-cell office:value-type="float" office:value="339.705" calcext:value-type="float">
            <text:p>339.705</text:p>
          </table:table-cell>
          <table:table-cell office:value-type="float" office:value="218.707" calcext:value-type="float">
            <text:p>218.707</text:p>
          </table:table-cell>
          <table:table-cell office:value-type="float" office:value="251.85" calcext:value-type="float">
            <text:p>251.85</text:p>
          </table:table-cell>
          <table:table-cell office:value-type="float" office:value="15.652" calcext:value-type="float">
            <text:p>15.652</text:p>
          </table:table-cell>
          <table:table-cell office:value-type="float" office:value="196.243" calcext:value-type="float">
            <text:p>196.243</text:p>
          </table:table-cell>
          <table:table-cell office:value-type="float" office:value="90.5364" calcext:value-type="float">
            <text:p>90.5364</text:p>
          </table:table-cell>
          <table:table-cell office:value-type="float" office:value="0.447656" calcext:value-type="float">
            <text:p>0.4476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5]-[.A715]; 2)+POWER([.K715]-[.B715];2))" office:value-type="float" office:value="170.224547844898" calcext:value-type="float">
            <text:p>170.2245478449</text:p>
          </table:table-cell>
          <table:table-cell table:formula="of:=SQRT(POWER([.J715]-[.C715]; 2)+POWER([.K715]-[.D715];2))" office:value-type="float" office:value="165.586226326346" calcext:value-type="float">
            <text:p>165.5862263263</text:p>
          </table:table-cell>
        </table:table-row>
        <table:table-row table:style-name="ro1">
          <table:table-cell office:value-type="float" office:value="258.056" calcext:value-type="float">
            <text:p>258.056</text:p>
          </table:table-cell>
          <table:table-cell office:value-type="float" office:value="340.359" calcext:value-type="float">
            <text:p>340.359</text:p>
          </table:table-cell>
          <table:table-cell office:value-type="float" office:value="232.344" calcext:value-type="float">
            <text:p>232.344</text:p>
          </table:table-cell>
          <table:table-cell office:value-type="float" office:value="252.128" calcext:value-type="float">
            <text:p>252.128</text:p>
          </table:table-cell>
          <table:table-cell office:value-type="float" office:value="22.6262" calcext:value-type="float">
            <text:p>22.6262</text:p>
          </table:table-cell>
          <table:table-cell office:value-type="float" office:value="199.597" calcext:value-type="float">
            <text:p>199.597</text:p>
          </table:table-cell>
          <table:table-cell office:value-type="float" office:value="71.1184" calcext:value-type="float">
            <text:p>71.1184</text:p>
          </table:table-cell>
          <table:table-cell office:value-type="float" office:value="0.409871" calcext:value-type="float">
            <text:p>0.4098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6]-[.A716]; 2)+POWER([.K716]-[.B716];2))" office:value-type="float" office:value="159.801076394998" calcext:value-type="float">
            <text:p>159.801076395</text:p>
          </table:table-cell>
          <table:table-cell table:formula="of:=SQRT(POWER([.J716]-[.C716]; 2)+POWER([.K716]-[.D716];2))" office:value-type="float" office:value="151.993811452967" calcext:value-type="float">
            <text:p>151.993811453</text:p>
          </table:table-cell>
        </table:table-row>
        <table:table-row table:style-name="ro1">
          <table:table-cell office:value-type="float" office:value="260.144" calcext:value-type="float">
            <text:p>260.144</text:p>
          </table:table-cell>
          <table:table-cell office:value-type="float" office:value="343.163" calcext:value-type="float">
            <text:p>343.163</text:p>
          </table:table-cell>
          <table:table-cell office:value-type="float" office:value="234.466" calcext:value-type="float">
            <text:p>234.466</text:p>
          </table:table-cell>
          <table:table-cell office:value-type="float" office:value="255.244" calcext:value-type="float">
            <text:p>255.244</text:p>
          </table:table-cell>
          <table:table-cell office:value-type="float" office:value="18.6572" calcext:value-type="float">
            <text:p>18.6572</text:p>
          </table:table-cell>
          <table:table-cell office:value-type="float" office:value="201.743" calcext:value-type="float">
            <text:p>201.743</text:p>
          </table:table-cell>
          <table:table-cell office:value-type="float" office:value="67.5043" calcext:value-type="float">
            <text:p>67.5043</text:p>
          </table:table-cell>
          <table:table-cell office:value-type="float" office:value="0.369811" calcext:value-type="float">
            <text:p>0.3698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7]-[.A717]; 2)+POWER([.K717]-[.B717];2))" office:value-type="float" office:value="159.919546350657" calcext:value-type="float">
            <text:p>159.9195463507</text:p>
          </table:table-cell>
          <table:table-cell table:formula="of:=SQRT(POWER([.J717]-[.C717]; 2)+POWER([.K717]-[.D717];2))" office:value-type="float" office:value="150.119354821422" calcext:value-type="float">
            <text:p>150.1193548214</text:p>
          </table:table-cell>
        </table:table-row>
        <table:table-row table:style-name="ro1">
          <table:table-cell office:value-type="float" office:value="233.634" calcext:value-type="float">
            <text:p>233.634</text:p>
          </table:table-cell>
          <table:table-cell office:value-type="float" office:value="307.385" calcext:value-type="float">
            <text:p>307.385</text:p>
          </table:table-cell>
          <table:table-cell office:value-type="float" office:value="207.686" calcext:value-type="float">
            <text:p>207.686</text:p>
          </table:table-cell>
          <table:table-cell office:value-type="float" office:value="223.698" calcext:value-type="float">
            <text:p>223.698</text:p>
          </table:table-cell>
          <table:table-cell office:value-type="float" office:value="-12.1117" calcext:value-type="float">
            <text:p>-12.1117</text:p>
          </table:table-cell>
          <table:table-cell office:value-type="float" office:value="138.797" calcext:value-type="float">
            <text:p>138.797</text:p>
          </table:table-cell>
          <table:table-cell office:value-type="float" office:value="103.468" calcext:value-type="float">
            <text:p>103.468</text:p>
          </table:table-cell>
          <table:table-cell office:value-type="float" office:value="0.353766" calcext:value-type="float">
            <text:p>0.3537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8]-[.A718]; 2)+POWER([.K718]-[.B718];2))" office:value-type="float" office:value="163.966863057753" calcext:value-type="float">
            <text:p>163.9668630578</text:p>
          </table:table-cell>
          <table:table-cell table:formula="of:=SQRT(POWER([.J718]-[.C718]; 2)+POWER([.K718]-[.D718];2))" office:value-type="float" office:value="177.261360143715" calcext:value-type="float">
            <text:p>177.2613601437</text:p>
          </table:table-cell>
        </table:table-row>
        <table:table-row table:style-name="ro1">
          <table:table-cell office:value-type="float" office:value="234.548" calcext:value-type="float">
            <text:p>234.548</text:p>
          </table:table-cell>
          <table:table-cell office:value-type="float" office:value="340.644" calcext:value-type="float">
            <text:p>340.644</text:p>
          </table:table-cell>
          <table:table-cell office:value-type="float" office:value="208.511" calcext:value-type="float">
            <text:p>208.511</text:p>
          </table:table-cell>
          <table:table-cell office:value-type="float" office:value="253.262" calcext:value-type="float">
            <text:p>253.262</text:p>
          </table:table-cell>
          <table:table-cell office:value-type="float" office:value="7.75273" calcext:value-type="float">
            <text:p>7.75273</text:p>
          </table:table-cell>
          <table:table-cell office:value-type="float" office:value="194.592" calcext:value-type="float">
            <text:p>194.592</text:p>
          </table:table-cell>
          <table:table-cell office:value-type="float" office:value="104.847" calcext:value-type="float">
            <text:p>104.847</text:p>
          </table:table-cell>
          <table:table-cell office:value-type="float" office:value="0.327651" calcext:value-type="float">
            <text:p>0.3276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9]-[.A719]; 2)+POWER([.K719]-[.B719];2))" office:value-type="float" office:value="179.071323890789" calcext:value-type="float">
            <text:p>179.0713238908</text:p>
          </table:table-cell>
          <table:table-cell table:formula="of:=SQRT(POWER([.J719]-[.C719]; 2)+POWER([.K719]-[.D719];2))" office:value-type="float" office:value="175.849997910151" calcext:value-type="float">
            <text:p>175.8499979102</text:p>
          </table:table-cell>
        </table:table-row>
        <table:table-row table:style-name="ro1">
          <table:table-cell office:value-type="float" office:value="236.128" calcext:value-type="float">
            <text:p>236.128</text:p>
          </table:table-cell>
          <table:table-cell office:value-type="float" office:value="338.479" calcext:value-type="float">
            <text:p>338.479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49.651" calcext:value-type="float">
            <text:p>249.651</text:p>
          </table:table-cell>
          <table:table-cell office:value-type="float" office:value="23.5462" calcext:value-type="float">
            <text:p>23.5462</text:p>
          </table:table-cell>
          <table:table-cell office:value-type="float" office:value="198.175" calcext:value-type="float">
            <text:p>198.175</text:p>
          </table:table-cell>
          <table:table-cell office:value-type="float" office:value="104.197" calcext:value-type="float">
            <text:p>104.197</text:p>
          </table:table-cell>
          <table:table-cell office:value-type="float" office:value="0.30958" calcext:value-type="float">
            <text:p>0.309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0]-[.A720]; 2)+POWER([.K720]-[.B720];2))" office:value-type="float" office:value="176.562526672564" calcext:value-type="float">
            <text:p>176.5625266726</text:p>
          </table:table-cell>
          <table:table-cell table:formula="of:=SQRT(POWER([.J720]-[.C720]; 2)+POWER([.K720]-[.D720];2))" office:value-type="float" office:value="174.057238062656" calcext:value-type="float">
            <text:p>174.0572380627</text:p>
          </table:table-cell>
        </table:table-row>
        <table:table-row table:style-name="ro1">
          <table:table-cell office:value-type="float" office:value="236.574" calcext:value-type="float">
            <text:p>236.574</text:p>
          </table:table-cell>
          <table:table-cell office:value-type="float" office:value="336.072" calcext:value-type="float">
            <text:p>336.072</text:p>
          </table:table-cell>
          <table:table-cell office:value-type="float" office:value="210.57" calcext:value-type="float">
            <text:p>210.57</text:p>
          </table:table-cell>
          <table:table-cell office:value-type="float" office:value="247.622" calcext:value-type="float">
            <text:p>247.622</text:p>
          </table:table-cell>
          <table:table-cell office:value-type="float" office:value="21.2955" calcext:value-type="float">
            <text:p>21.2955</text:p>
          </table:table-cell>
          <table:table-cell office:value-type="float" office:value="193.883" calcext:value-type="float">
            <text:p>193.883</text:p>
          </table:table-cell>
          <table:table-cell office:value-type="float" office:value="103.23" calcext:value-type="float">
            <text:p>103.23</text:p>
          </table:table-cell>
          <table:table-cell office:value-type="float" office:value="0.301037" calcext:value-type="float">
            <text:p>0.3010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1]-[.A721]; 2)+POWER([.K721]-[.B721];2))" office:value-type="float" office:value="174.882722588597" calcext:value-type="float">
            <text:p>174.8827225886</text:p>
          </table:table-cell>
          <table:table-cell table:formula="of:=SQRT(POWER([.J721]-[.C721]; 2)+POWER([.K721]-[.D721];2))" office:value-type="float" office:value="173.521098959176" calcext:value-type="float">
            <text:p>173.5210989592</text:p>
          </table:table-cell>
        </table:table-row>
        <table:table-row table:style-name="ro1">
          <table:table-cell office:value-type="float" office:value="129.442" calcext:value-type="float">
            <text:p>129.442</text:p>
          </table:table-cell>
          <table:table-cell office:value-type="float" office:value="269.198" calcext:value-type="float">
            <text:p>269.198</text:p>
          </table:table-cell>
          <table:table-cell office:value-type="float" office:value="103.079" calcext:value-type="float">
            <text:p>103.079</text:p>
          </table:table-cell>
          <table:table-cell office:value-type="float" office:value="181.954" calcext:value-type="float">
            <text:p>181.954</text:p>
          </table:table-cell>
          <table:table-cell office:value-type="float" office:value="22.3052" calcext:value-type="float">
            <text:p>22.3052</text:p>
          </table:table-cell>
          <table:table-cell office:value-type="float" office:value="105.465" calcext:value-type="float">
            <text:p>105.465</text:p>
          </table:table-cell>
          <table:table-cell office:value-type="float" office:value="263.578" calcext:value-type="float">
            <text:p>263.578</text:p>
          </table:table-cell>
          <table:table-cell office:value-type="float" office:value="0.289758" calcext:value-type="float">
            <text:p>0.2897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2]-[.A722]; 2)+POWER([.K722]-[.B722];2))" office:value-type="float" office:value="256.006848674015" calcext:value-type="float">
            <text:p>256.006848674</text:p>
          </table:table-cell>
          <table:table-cell table:formula="of:=SQRT(POWER([.J722]-[.C722]; 2)+POWER([.K722]-[.D722];2))" office:value-type="float" office:value="287.266653750483" calcext:value-type="float">
            <text:p>287.2666537505</text:p>
          </table:table-cell>
        </table:table-row>
        <table:table-row table:style-name="ro1">
          <table:table-cell office:value-type="float" office:value="128.291" calcext:value-type="float">
            <text:p>128.291</text:p>
          </table:table-cell>
          <table:table-cell office:value-type="float" office:value="271.666" calcext:value-type="float">
            <text:p>271.666</text:p>
          </table:table-cell>
          <table:table-cell office:value-type="float" office:value="101.873" calcext:value-type="float">
            <text:p>101.873</text:p>
          </table:table-cell>
          <table:table-cell office:value-type="float" office:value="184.83" calcext:value-type="float">
            <text:p>184.83</text:p>
          </table:table-cell>
          <table:table-cell office:value-type="float" office:value="16.1353" calcext:value-type="float">
            <text:p>16.1353</text:p>
          </table:table-cell>
          <table:table-cell office:value-type="float" office:value="106.057" calcext:value-type="float">
            <text:p>106.057</text:p>
          </table:table-cell>
          <table:table-cell office:value-type="float" office:value="265.156" calcext:value-type="float">
            <text:p>265.156</text:p>
          </table:table-cell>
          <table:table-cell office:value-type="float" office:value="0.278703" calcext:value-type="float">
            <text:p>0.2787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3]-[.A723]; 2)+POWER([.K723]-[.B723];2))" office:value-type="float" office:value="257.424094126793" calcext:value-type="float">
            <text:p>257.4240941268</text:p>
          </table:table-cell>
          <table:table-cell table:formula="of:=SQRT(POWER([.J723]-[.C723]; 2)+POWER([.K723]-[.D723];2))" office:value-type="float" office:value="287.861169713805" calcext:value-type="float">
            <text:p>287.8611697138</text:p>
          </table:table-cell>
        </table:table-row>
        <table:table-row table:style-name="ro1">
          <table:table-cell office:value-type="float" office:value="131.327" calcext:value-type="float">
            <text:p>131.327</text:p>
          </table:table-cell>
          <table:table-cell office:value-type="float" office:value="265.781" calcext:value-type="float">
            <text:p>265.781</text:p>
          </table:table-cell>
          <table:table-cell office:value-type="float" office:value="104.983" calcext:value-type="float">
            <text:p>104.983</text:p>
          </table:table-cell>
          <table:table-cell office:value-type="float" office:value="178.601" calcext:value-type="float">
            <text:p>178.601</text:p>
          </table:table-cell>
          <table:table-cell office:value-type="float" office:value="24.3017" calcext:value-type="float">
            <text:p>24.3017</text:p>
          </table:table-cell>
          <table:table-cell office:value-type="float" office:value="101.465" calcext:value-type="float">
            <text:p>101.465</text:p>
          </table:table-cell>
          <table:table-cell office:value-type="float" office:value="260.956" calcext:value-type="float">
            <text:p>260.956</text:p>
          </table:table-cell>
          <table:table-cell office:value-type="float" office:value="0.145573" calcext:value-type="float">
            <text:p>0.1455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4]-[.A724]; 2)+POWER([.K724]-[.B724];2))" office:value-type="float" office:value="253.789639051715" calcext:value-type="float">
            <text:p>253.7896390517</text:p>
          </table:table-cell>
          <table:table-cell table:formula="of:=SQRT(POWER([.J724]-[.C724]; 2)+POWER([.K724]-[.D724];2))" office:value-type="float" office:value="286.129200694372" calcext:value-type="float">
            <text:p>286.1292006944</text:p>
          </table:table-cell>
        </table:table-row>
        <table:table-row table:style-name="ro1">
          <table:table-cell office:value-type="float" office:value="131.241" calcext:value-type="float">
            <text:p>131.241</text:p>
          </table:table-cell>
          <table:table-cell office:value-type="float" office:value="266.351" calcext:value-type="float">
            <text:p>266.351</text:p>
          </table:table-cell>
          <table:table-cell office:value-type="float" office:value="104.882" calcext:value-type="float">
            <text:p>104.882</text:p>
          </table:table-cell>
          <table:table-cell office:value-type="float" office:value="179.285" calcext:value-type="float">
            <text:p>179.285</text:p>
          </table:table-cell>
          <table:table-cell office:value-type="float" office:value="22.7129" calcext:value-type="float">
            <text:p>22.7129</text:p>
          </table:table-cell>
          <table:table-cell office:value-type="float" office:value="101.506" calcext:value-type="float">
            <text:p>101.506</text:p>
          </table:table-cell>
          <table:table-cell office:value-type="float" office:value="261.052" calcext:value-type="float">
            <text:p>261.052</text:p>
          </table:table-cell>
          <table:table-cell office:value-type="float" office:value="0.143106" calcext:value-type="float">
            <text:p>0.1431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5]-[.A725]; 2)+POWER([.K725]-[.B725];2))" office:value-type="float" office:value="253.929287956313" calcext:value-type="float">
            <text:p>253.9292879563</text:p>
          </table:table-cell>
          <table:table-cell table:formula="of:=SQRT(POWER([.J725]-[.C725]; 2)+POWER([.K725]-[.D725];2))" office:value-type="float" office:value="286.076963681104" calcext:value-type="float">
            <text:p>286.0769636811</text:p>
          </table:table-cell>
        </table:table-row>
        <table:table-row table:style-name="ro1">
          <table:table-cell office:value-type="float" office:value="128.139" calcext:value-type="float">
            <text:p>128.139</text:p>
          </table:table-cell>
          <table:table-cell office:value-type="float" office:value="272.306" calcext:value-type="float">
            <text:p>272.306</text:p>
          </table:table-cell>
          <table:table-cell office:value-type="float" office:value="101.723" calcext:value-type="float">
            <text:p>101.723</text:p>
          </table:table-cell>
          <table:table-cell office:value-type="float" office:value="185.404" calcext:value-type="float">
            <text:p>185.404</text:p>
          </table:table-cell>
          <table:table-cell office:value-type="float" office:value="16.3888" calcext:value-type="float">
            <text:p>16.3888</text:p>
          </table:table-cell>
          <table:table-cell office:value-type="float" office:value="107.1" calcext:value-type="float">
            <text:p>107.1</text:p>
          </table:table-cell>
          <table:table-cell office:value-type="float" office:value="265.351" calcext:value-type="float">
            <text:p>265.351</text:p>
          </table:table-cell>
          <table:table-cell office:value-type="float" office:value="0.118302" calcext:value-type="float">
            <text:p>0.1183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6]-[.A726]; 2)+POWER([.K726]-[.B726];2))" office:value-type="float" office:value="257.649577831985" calcext:value-type="float">
            <text:p>257.649577832</text:p>
          </table:table-cell>
          <table:table-cell table:formula="of:=SQRT(POWER([.J726]-[.C726]; 2)+POWER([.K726]-[.D726];2))" office:value-type="float" office:value="287.894793188415" calcext:value-type="float">
            <text:p>287.8947931884</text:p>
          </table:table-cell>
        </table:table-row>
        <table:table-row table:style-name="ro1">
          <table:table-cell office:value-type="float" office:value="133.384" calcext:value-type="float">
            <text:p>133.384</text:p>
          </table:table-cell>
          <table:table-cell office:value-type="float" office:value="269.003" calcext:value-type="float">
            <text:p>269.003</text:p>
          </table:table-cell>
          <table:table-cell office:value-type="float" office:value="107.016" calcext:value-type="float">
            <text:p>107.016</text:p>
          </table:table-cell>
          <table:table-cell office:value-type="float" office:value="181.807" calcext:value-type="float">
            <text:p>181.807</text:p>
          </table:table-cell>
          <table:table-cell office:value-type="float" office:value="22.8489" calcext:value-type="float">
            <text:p>22.8489</text:p>
          </table:table-cell>
          <table:table-cell office:value-type="float" office:value="105.232" calcext:value-type="float">
            <text:p>105.232</text:p>
          </table:table-cell>
          <table:table-cell office:value-type="float" office:value="257.776" calcext:value-type="float">
            <text:p>257.776</text:p>
          </table:table-cell>
          <table:table-cell office:value-type="float" office:value="0.116002" calcext:value-type="float">
            <text:p>0.1160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7]-[.A727]; 2)+POWER([.K727]-[.B727];2))" office:value-type="float" office:value="252.06654174047" calcext:value-type="float">
            <text:p>252.0665417405</text:p>
          </table:table-cell>
          <table:table-cell table:formula="of:=SQRT(POWER([.J727]-[.C727]; 2)+POWER([.K727]-[.D727];2))" office:value-type="float" office:value="283.448996302686" calcext:value-type="float">
            <text:p>283.4489963027</text:p>
          </table:table-cell>
        </table:table-row>
        <table:table-row table:style-name="ro1">
          <table:table-cell office:value-type="float" office:value="127.923" calcext:value-type="float">
            <text:p>127.923</text:p>
          </table:table-cell>
          <table:table-cell office:value-type="float" office:value="271.709" calcext:value-type="float">
            <text:p>271.709</text:p>
          </table:table-cell>
          <table:table-cell office:value-type="float" office:value="101.512" calcext:value-type="float">
            <text:p>101.512</text:p>
          </table:table-cell>
          <table:table-cell office:value-type="float" office:value="184.797" calcext:value-type="float">
            <text:p>184.797</text:p>
          </table:table-cell>
          <table:table-cell office:value-type="float" office:value="16.8279" calcext:value-type="float">
            <text:p>16.8279</text:p>
          </table:table-cell>
          <table:table-cell office:value-type="float" office:value="106.473" calcext:value-type="float">
            <text:p>106.473</text:p>
          </table:table-cell>
          <table:table-cell office:value-type="float" office:value="265.698" calcext:value-type="float">
            <text:p>265.698</text:p>
          </table:table-cell>
          <table:table-cell office:value-type="float" office:value="0.102425" calcext:value-type="float">
            <text:p>0.1024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8]-[.A728]; 2)+POWER([.K728]-[.B728];2))" office:value-type="float" office:value="257.794597712985" calcext:value-type="float">
            <text:p>257.794597713</text:p>
          </table:table-cell>
          <table:table-cell table:formula="of:=SQRT(POWER([.J728]-[.C728]; 2)+POWER([.K728]-[.D728];2))" office:value-type="float" office:value="288.221535199922" calcext:value-type="float">
            <text:p>288.2215351999</text:p>
          </table:table-cell>
        </table:table-row>
        <table:table-row table:style-name="ro1">
          <table:table-cell office:value-type="float" office:value="133.177" calcext:value-type="float">
            <text:p>133.177</text:p>
          </table:table-cell>
          <table:table-cell office:value-type="float" office:value="268.996" calcext:value-type="float">
            <text:p>268.996</text:p>
          </table:table-cell>
          <table:table-cell office:value-type="float" office:value="106.792" calcext:value-type="float">
            <text:p>106.792</text:p>
          </table:table-cell>
          <table:table-cell office:value-type="float" office:value="181.998" calcext:value-type="float">
            <text:p>181.998</text:p>
          </table:table-cell>
          <table:table-cell office:value-type="float" office:value="20.7233" calcext:value-type="float">
            <text:p>20.7233</text:p>
          </table:table-cell>
          <table:table-cell office:value-type="float" office:value="104.2" calcext:value-type="float">
            <text:p>104.2</text:p>
          </table:table-cell>
          <table:table-cell office:value-type="float" office:value="258.07" calcext:value-type="float">
            <text:p>258.07</text:p>
          </table:table-cell>
          <table:table-cell office:value-type="float" office:value="0.0741648" calcext:value-type="float">
            <text:p>0.07416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9]-[.A729]; 2)+POWER([.K729]-[.B729];2))" office:value-type="float" office:value="252.271602335657" calcext:value-type="float">
            <text:p>252.2716023357</text:p>
          </table:table-cell>
          <table:table-cell table:formula="of:=SQRT(POWER([.J729]-[.C729]; 2)+POWER([.K729]-[.D729];2))" office:value-type="float" office:value="283.627423335615" calcext:value-type="float">
            <text:p>283.6274233356</text:p>
          </table:table-cell>
        </table:table-row>
        <table:table-row table:style-name="ro1">
          <table:table-cell office:value-type="float" office:value="127.951" calcext:value-type="float">
            <text:p>127.951</text:p>
          </table:table-cell>
          <table:table-cell office:value-type="float" office:value="262.978" calcext:value-type="float">
            <text:p>262.978</text:p>
          </table:table-cell>
          <table:table-cell office:value-type="float" office:value="101.626" calcext:value-type="float">
            <text:p>101.626</text:p>
          </table:table-cell>
          <table:table-cell office:value-type="float" office:value="175.854" calcext:value-type="float">
            <text:p>175.854</text:p>
          </table:table-cell>
          <table:table-cell office:value-type="float" office:value="24.7807" calcext:value-type="float">
            <text:p>24.7807</text:p>
          </table:table-cell>
          <table:table-cell office:value-type="float" office:value="97.8949" calcext:value-type="float">
            <text:p>97.8949</text:p>
          </table:table-cell>
          <table:table-cell office:value-type="float" office:value="266.059" calcext:value-type="float">
            <text:p>266.059</text:p>
          </table:table-cell>
          <table:table-cell office:value-type="float" office:value="0.0279782" calcext:value-type="float">
            <text:p>0.02797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0]-[.A730]; 2)+POWER([.K730]-[.B730];2))" office:value-type="float" office:value="256.906922610116" calcext:value-type="float">
            <text:p>256.9069226101</text:p>
          </table:table-cell>
          <table:table-cell table:formula="of:=SQRT(POWER([.J730]-[.C730]; 2)+POWER([.K730]-[.D730];2))" office:value-type="float" office:value="290.017877366207" calcext:value-type="float">
            <text:p>290.0178773662</text:p>
          </table:table-cell>
        </table:table-row>
        <table:table-row table:style-name="ro1">
          <table:table-cell office:value-type="float" office:value="128.98" calcext:value-type="float">
            <text:p>128.98</text:p>
          </table:table-cell>
          <table:table-cell office:value-type="float" office:value="268.816" calcext:value-type="float">
            <text:p>268.816</text:p>
          </table:table-cell>
          <table:table-cell office:value-type="float" office:value="102.554" calcext:value-type="float">
            <text:p>102.554</text:p>
          </table:table-cell>
          <table:table-cell office:value-type="float" office:value="182.319" calcext:value-type="float">
            <text:p>182.319</text:p>
          </table:table-cell>
          <table:table-cell office:value-type="float" office:value="14.5946" calcext:value-type="float">
            <text:p>14.5946</text:p>
          </table:table-cell>
          <table:table-cell office:value-type="float" office:value="101.203" calcext:value-type="float">
            <text:p>101.203</text:p>
          </table:table-cell>
          <table:table-cell office:value-type="float" office:value="264.263" calcext:value-type="float">
            <text:p>264.263</text:p>
          </table:table-cell>
          <table:table-cell office:value-type="float" office:value="0.0262284" calcext:value-type="float">
            <text:p>0.02622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1]-[.A731]; 2)+POWER([.K731]-[.B731];2))" office:value-type="float" office:value="256.426009320428" calcext:value-type="float">
            <text:p>256.4260093204</text:p>
          </table:table-cell>
          <table:table-cell table:formula="of:=SQRT(POWER([.J731]-[.C731]; 2)+POWER([.K731]-[.D731];2))" office:value-type="float" office:value="287.704140875657" calcext:value-type="float">
            <text:p>287.7041408757</text:p>
          </table:table-cell>
        </table:table-row>
        <table:table-row table:style-name="ro1">
          <table:table-cell office:value-type="float" office:value="131.243" calcext:value-type="float">
            <text:p>131.243</text:p>
          </table:table-cell>
          <table:table-cell office:value-type="float" office:value="266.268" calcext:value-type="float">
            <text:p>266.268</text:p>
          </table:table-cell>
          <table:table-cell office:value-type="float" office:value="104.886" calcext:value-type="float">
            <text:p>104.886</text:p>
          </table:table-cell>
          <table:table-cell office:value-type="float" office:value="179.186" calcext:value-type="float">
            <text:p>179.186</text:p>
          </table:table-cell>
          <table:table-cell office:value-type="float" office:value="22.9412" calcext:value-type="float">
            <text:p>22.9412</text:p>
          </table:table-cell>
          <table:table-cell office:value-type="float" office:value="101.499" calcext:value-type="float">
            <text:p>101.499</text:p>
          </table:table-cell>
          <table:table-cell office:value-type="float" office:value="261.054" calcext:value-type="float">
            <text:p>261.054</text:p>
          </table:table-cell>
          <table:table-cell office:value-type="float" office:value="0.0236497" calcext:value-type="float">
            <text:p>0.02364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2]-[.A732]; 2)+POWER([.K732]-[.B732];2))" office:value-type="float" office:value="253.919351119603" calcext:value-type="float">
            <text:p>253.9193511196</text:p>
          </table:table-cell>
          <table:table-cell table:formula="of:=SQRT(POWER([.J732]-[.C732]; 2)+POWER([.K732]-[.D732];2))" office:value-type="float" office:value="286.094780784271" calcext:value-type="float">
            <text:p>286.0947807843</text:p>
          </table:table-cell>
        </table:table-row>
        <table:table-row table:style-name="ro1">
          <table:table-cell office:value-type="float" office:value="128.931" calcext:value-type="float">
            <text:p>128.931</text:p>
          </table:table-cell>
          <table:table-cell office:value-type="float" office:value="267.745" calcext:value-type="float">
            <text:p>267.745</text:p>
          </table:table-cell>
          <table:table-cell office:value-type="float" office:value="102.524" calcext:value-type="float">
            <text:p>102.524</text:p>
          </table:table-cell>
          <table:table-cell office:value-type="float" office:value="181.118" calcext:value-type="float">
            <text:p>181.118</text:p>
          </table:table-cell>
          <table:table-cell office:value-type="float" office:value="16.6536" calcext:value-type="float">
            <text:p>16.6536</text:p>
          </table:table-cell>
          <table:table-cell office:value-type="float" office:value="100.675" calcext:value-type="float">
            <text:p>100.675</text:p>
          </table:table-cell>
          <table:table-cell office:value-type="float" office:value="264.388" calcext:value-type="float">
            <text:p>264.388</text:p>
          </table:table-cell>
          <table:table-cell office:value-type="float" office:value="0.023097" calcext:value-type="float">
            <text:p>0.0230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3]-[.A733]; 2)+POWER([.K733]-[.B733];2))" office:value-type="float" office:value="256.364973789322" calcext:value-type="float">
            <text:p>256.3649737893</text:p>
          </table:table-cell>
          <table:table-cell table:formula="of:=SQRT(POWER([.J733]-[.C733]; 2)+POWER([.K733]-[.D733];2))" office:value-type="float" office:value="287.984993532649" calcext:value-type="float">
            <text:p>287.9849935327</text:p>
          </table:table-cell>
        </table:table-row>
        <table:table-row table:style-name="ro1">
          <table:table-cell office:value-type="float" office:value="131.403" calcext:value-type="float">
            <text:p>131.403</text:p>
          </table:table-cell>
          <table:table-cell office:value-type="float" office:value="267.943" calcext:value-type="float">
            <text:p>267.943</text:p>
          </table:table-cell>
          <table:table-cell office:value-type="float" office:value="105.016" calcext:value-type="float">
            <text:p>105.016</text:p>
          </table:table-cell>
          <table:table-cell office:value-type="float" office:value="181.059" calcext:value-type="float">
            <text:p>181.059</text:p>
          </table:table-cell>
          <table:table-cell office:value-type="float" office:value="19.8002" calcext:value-type="float">
            <text:p>19.8002</text:p>
          </table:table-cell>
          <table:table-cell office:value-type="float" office:value="102.349" calcext:value-type="float">
            <text:p>102.349</text:p>
          </table:table-cell>
          <table:table-cell office:value-type="float" office:value="260.732" calcext:value-type="float">
            <text:p>260.732</text:p>
          </table:table-cell>
          <table:table-cell office:value-type="float" office:value="0.00317902" calcext:value-type="float">
            <text:p>0.003179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4]-[.A734]; 2)+POWER([.K734]-[.B734];2))" office:value-type="float" office:value="253.925744378155" calcext:value-type="float">
            <text:p>253.9257443782</text:p>
          </table:table-cell>
          <table:table-cell table:formula="of:=SQRT(POWER([.J734]-[.C734]; 2)+POWER([.K734]-[.D734];2))" office:value-type="float" office:value="285.562388519567" calcext:value-type="float">
            <text:p>285.5623885196</text:p>
          </table:table-cell>
        </table:table-row>
        <table:table-row table:style-name="ro1">
          <table:table-cell office:value-type="float" office:value="131.439" calcext:value-type="float">
            <text:p>131.439</text:p>
          </table:table-cell>
          <table:table-cell office:value-type="float" office:value="267.219" calcext:value-type="float">
            <text:p>267.219</text:p>
          </table:table-cell>
          <table:table-cell office:value-type="float" office:value="105.114" calcext:value-type="float">
            <text:p>105.114</text:p>
          </table:table-cell>
          <table:table-cell office:value-type="float" office:value="179.702" calcext:value-type="float">
            <text:p>179.702</text:p>
          </table:table-cell>
          <table:table-cell office:value-type="float" office:value="26.9093" calcext:value-type="float">
            <text:p>26.9093</text:p>
          </table:table-cell>
          <table:table-cell office:value-type="float" office:value="104.778" calcext:value-type="float">
            <text:p>104.778</text:p>
          </table:table-cell>
          <table:table-cell office:value-type="float" office:value="260.739" calcext:value-type="float">
            <text:p>260.739</text:p>
          </table:table-cell>
          <table:table-cell office:value-type="float" office:value="0.00314384" calcext:value-type="float">
            <text:p>0.003143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5]-[.A735]; 2)+POWER([.K735]-[.B735];2))" office:value-type="float" office:value="253.816974771192" calcext:value-type="float">
            <text:p>253.8169747712</text:p>
          </table:table-cell>
          <table:table-cell table:formula="of:=SQRT(POWER([.J735]-[.C735]; 2)+POWER([.K735]-[.D735];2))" office:value-type="float" office:value="285.759412443405" calcext:value-type="float">
            <text:p>285.7594124434</text:p>
          </table:table-cell>
        </table:table-row>
        <table:table-row table:style-name="ro1">
          <table:table-cell office:value-type="float" office:value="247.981" calcext:value-type="float">
            <text:p>247.981</text:p>
          </table:table-cell>
          <table:table-cell office:value-type="float" office:value="536.885" calcext:value-type="float">
            <text:p>536.885</text:p>
          </table:table-cell>
          <table:table-cell office:value-type="float" office:value="221.665" calcext:value-type="float">
            <text:p>221.665</text:p>
          </table:table-cell>
          <table:table-cell office:value-type="float" office:value="448.787" calcext:value-type="float">
            <text:p>448.787</text:p>
          </table:table-cell>
          <table:table-cell office:value-type="float" office:value="-73.8205" calcext:value-type="float">
            <text:p>-73.8205</text:p>
          </table:table-cell>
          <table:table-cell office:value-type="float" office:value="428.296" calcext:value-type="float">
            <text:p>428.296</text:p>
          </table:table-cell>
          <table:table-cell office:value-type="float" office:value="79.1642" calcext:value-type="float">
            <text:p>79.1642</text:p>
          </table:table-cell>
          <table:table-cell office:value-type="float" office:value="0.762726" calcext:value-type="float">
            <text:p>0.7627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6]-[.A736]; 2)+POWER([.K736]-[.B736];2))" office:value-type="float" office:value="324.743485825351" calcext:value-type="float">
            <text:p>324.7434858254</text:p>
          </table:table-cell>
          <table:table-cell table:formula="of:=SQRT(POWER([.J736]-[.C736]; 2)+POWER([.K736]-[.D736];2))" office:value-type="float" office:value="262.894495176297" calcext:value-type="float">
            <text:p>262.8944951763</text:p>
          </table:table-cell>
        </table:table-row>
        <table:table-row table:style-name="ro1">
          <table:table-cell office:value-type="float" office:value="298.732" calcext:value-type="float">
            <text:p>298.732</text:p>
          </table:table-cell>
          <table:table-cell office:value-type="float" office:value="567.951" calcext:value-type="float">
            <text:p>567.951</text:p>
          </table:table-cell>
          <table:table-cell office:value-type="float" office:value="273.325" calcext:value-type="float">
            <text:p>273.325</text:p>
          </table:table-cell>
          <table:table-cell office:value-type="float" office:value="475.42" calcext:value-type="float">
            <text:p>475.42</text:p>
          </table:table-cell>
          <table:table-cell office:value-type="float" office:value="-30.8743" calcext:value-type="float">
            <text:p>-30.8743</text:p>
          </table:table-cell>
          <table:table-cell office:value-type="float" office:value="477.953" calcext:value-type="float">
            <text:p>477.953</text:p>
          </table:table-cell>
          <table:table-cell office:value-type="float" office:value="11.6676" calcext:value-type="float">
            <text:p>11.6676</text:p>
          </table:table-cell>
          <table:table-cell office:value-type="float" office:value="0.751807" calcext:value-type="float">
            <text:p>0.7518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7]-[.A737]; 2)+POWER([.K737]-[.B737];2))" office:value-type="float" office:value="336.919406127044" calcext:value-type="float">
            <text:p>336.919406127</text:p>
          </table:table-cell>
          <table:table-cell table:formula="of:=SQRT(POWER([.J737]-[.C737]; 2)+POWER([.K737]-[.D737];2))" office:value-type="float" office:value="258.328960871599" calcext:value-type="float">
            <text:p>258.3289608716</text:p>
          </table:table-cell>
        </table:table-row>
        <table:table-row table:style-name="ro1">
          <table:table-cell office:value-type="float" office:value="244.937" calcext:value-type="float">
            <text:p>244.937</text:p>
          </table:table-cell>
          <table:table-cell office:value-type="float" office:value="531.238" calcext:value-type="float">
            <text:p>531.238</text:p>
          </table:table-cell>
          <table:table-cell office:value-type="float" office:value="218.569" calcext:value-type="float">
            <text:p>218.569</text:p>
          </table:table-cell>
          <table:table-cell office:value-type="float" office:value="442.819" calcext:value-type="float">
            <text:p>442.819</text:p>
          </table:table-cell>
          <table:table-cell office:value-type="float" office:value="-69.7512" calcext:value-type="float">
            <text:p>-69.7512</text:p>
          </table:table-cell>
          <table:table-cell office:value-type="float" office:value="422.079" calcext:value-type="float">
            <text:p>422.079</text:p>
          </table:table-cell>
          <table:table-cell office:value-type="float" office:value="84.0626" calcext:value-type="float">
            <text:p>84.0626</text:p>
          </table:table-cell>
          <table:table-cell office:value-type="float" office:value="0.663202" calcext:value-type="float">
            <text:p>0.6632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8]-[.A738]; 2)+POWER([.K738]-[.B738];2))" office:value-type="float" office:value="320.931672810584" calcext:value-type="float">
            <text:p>320.9316728106</text:p>
          </table:table-cell>
          <table:table-cell table:formula="of:=SQRT(POWER([.J738]-[.C738]; 2)+POWER([.K738]-[.D738];2))" office:value-type="float" office:value="260.183947471784" calcext:value-type="float">
            <text:p>260.1839474718</text:p>
          </table:table-cell>
        </table:table-row>
        <table:table-row table:style-name="ro1">
          <table:table-cell office:value-type="float" office:value="244.342" calcext:value-type="float">
            <text:p>244.342</text:p>
          </table:table-cell>
          <table:table-cell office:value-type="float" office:value="532.273" calcext:value-type="float">
            <text:p>532.273</text:p>
          </table:table-cell>
          <table:table-cell office:value-type="float" office:value="217.963" calcext:value-type="float">
            <text:p>217.963</text:p>
          </table:table-cell>
          <table:table-cell office:value-type="float" office:value="444.087" calcext:value-type="float">
            <text:p>444.087</text:p>
          </table:table-cell>
          <table:table-cell office:value-type="float" office:value="-72.44" calcext:value-type="float">
            <text:p>-72.44</text:p>
          </table:table-cell>
          <table:table-cell office:value-type="float" office:value="422.715" calcext:value-type="float">
            <text:p>422.715</text:p>
          </table:table-cell>
          <table:table-cell office:value-type="float" office:value="84.6506" calcext:value-type="float">
            <text:p>84.6506</text:p>
          </table:table-cell>
          <table:table-cell office:value-type="float" office:value="0.586754" calcext:value-type="float">
            <text:p>0.5867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9]-[.A739]; 2)+POWER([.K739]-[.B739];2))" office:value-type="float" office:value="322.122292760063" calcext:value-type="float">
            <text:p>322.1222927601</text:p>
          </table:table-cell>
          <table:table-cell table:formula="of:=SQRT(POWER([.J739]-[.C739]; 2)+POWER([.K739]-[.D739];2))" office:value-type="float" office:value="261.548161794343" calcext:value-type="float">
            <text:p>261.5481617943</text:p>
          </table:table-cell>
        </table:table-row>
        <table:table-row table:style-name="ro1">
          <table:table-cell office:value-type="float" office:value="299.736" calcext:value-type="float">
            <text:p>299.736</text:p>
          </table:table-cell>
          <table:table-cell office:value-type="float" office:value="560.828" calcext:value-type="float">
            <text:p>560.828</text:p>
          </table:table-cell>
          <table:table-cell office:value-type="float" office:value="274.434" calcext:value-type="float">
            <text:p>274.434</text:p>
          </table:table-cell>
          <table:table-cell office:value-type="float" office:value="469.814" calcext:value-type="float">
            <text:p>469.814</text:p>
          </table:table-cell>
          <table:table-cell office:value-type="float" office:value="-40.1665" calcext:value-type="float">
            <text:p>-40.1665</text:p>
          </table:table-cell>
          <table:table-cell office:value-type="float" office:value="467.188" calcext:value-type="float">
            <text:p>467.188</text:p>
          </table:table-cell>
          <table:table-cell office:value-type="float" office:value="8.25059" calcext:value-type="float">
            <text:p>8.25059</text:p>
          </table:table-cell>
          <table:table-cell office:value-type="float" office:value="0.401027" calcext:value-type="float">
            <text:p>0.4010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0]-[.A740]; 2)+POWER([.K740]-[.B740];2))" office:value-type="float" office:value="329.775249647392" calcext:value-type="float">
            <text:p>329.7752496474</text:p>
          </table:table-cell>
          <table:table-cell table:formula="of:=SQRT(POWER([.J740]-[.C740]; 2)+POWER([.K740]-[.D740];2))" office:value-type="float" office:value="252.792260466969" calcext:value-type="float">
            <text:p>252.792260467</text:p>
          </table:table-cell>
        </table:table-row>
        <table:table-row table:style-name="ro1">
          <table:table-cell office:value-type="float" office:value="302.681" calcext:value-type="float">
            <text:p>302.681</text:p>
          </table:table-cell>
          <table:table-cell office:value-type="float" office:value="551.563" calcext:value-type="float">
            <text:p>551.563</text:p>
          </table:table-cell>
          <table:table-cell office:value-type="float" office:value="277.374" calcext:value-type="float">
            <text:p>277.374</text:p>
          </table:table-cell>
          <table:table-cell office:value-type="float" office:value="458.92" calcext:value-type="float">
            <text:p>458.92</text:p>
          </table:table-cell>
          <table:table-cell office:value-type="float" office:value="-22.0414" calcext:value-type="float">
            <text:p>-22.0414</text:p>
          </table:table-cell>
          <table:table-cell office:value-type="float" office:value="459.998" calcext:value-type="float">
            <text:p>459.998</text:p>
          </table:table-cell>
          <table:table-cell office:value-type="float" office:value="6.59545" calcext:value-type="float">
            <text:p>6.59545</text:p>
          </table:table-cell>
          <table:table-cell office:value-type="float" office:value="0.362587" calcext:value-type="float">
            <text:p>0.3625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1]-[.A741]; 2)+POWER([.K741]-[.B741];2))" office:value-type="float" office:value="320.065666278031" calcext:value-type="float">
            <text:p>320.065666278</text:p>
          </table:table-cell>
          <table:table-cell table:formula="of:=SQRT(POWER([.J741]-[.C741]; 2)+POWER([.K741]-[.D741];2))" office:value-type="float" office:value="241.709309452491" calcext:value-type="float">
            <text:p>241.7093094525</text:p>
          </table:table-cell>
        </table:table-row>
        <table:table-row table:style-name="ro1">
          <table:table-cell office:value-type="float" office:value="300.539" calcext:value-type="float">
            <text:p>300.539</text:p>
          </table:table-cell>
          <table:table-cell office:value-type="float" office:value="550.089" calcext:value-type="float">
            <text:p>550.089</text:p>
          </table:table-cell>
          <table:table-cell office:value-type="float" office:value="275.203" calcext:value-type="float">
            <text:p>275.203</text:p>
          </table:table-cell>
          <table:table-cell office:value-type="float" office:value="457.795" calcext:value-type="float">
            <text:p>457.795</text:p>
          </table:table-cell>
          <table:table-cell office:value-type="float" office:value="-25.053" calcext:value-type="float">
            <text:p>-25.053</text:p>
          </table:table-cell>
          <table:table-cell office:value-type="float" office:value="457.444" calcext:value-type="float">
            <text:p>457.444</text:p>
          </table:table-cell>
          <table:table-cell office:value-type="float" office:value="9.13446" calcext:value-type="float">
            <text:p>9.13446</text:p>
          </table:table-cell>
          <table:table-cell office:value-type="float" office:value="0.361835" calcext:value-type="float">
            <text:p>0.3618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2]-[.A742]; 2)+POWER([.K742]-[.B742];2))" office:value-type="float" office:value="319.193625315419" calcext:value-type="float">
            <text:p>319.1936253154</text:p>
          </table:table-cell>
          <table:table-cell table:formula="of:=SQRT(POWER([.J742]-[.C742]; 2)+POWER([.K742]-[.D742];2))" office:value-type="float" office:value="241.669752418461" calcext:value-type="float">
            <text:p>241.6697524185</text:p>
          </table:table-cell>
        </table:table-row>
        <table:table-row table:style-name="ro1">
          <table:table-cell office:value-type="float" office:value="302.665" calcext:value-type="float">
            <text:p>302.665</text:p>
          </table:table-cell>
          <table:table-cell office:value-type="float" office:value="554.294" calcext:value-type="float">
            <text:p>554.294</text:p>
          </table:table-cell>
          <table:table-cell office:value-type="float" office:value="277.372" calcext:value-type="float">
            <text:p>277.372</text:p>
          </table:table-cell>
          <table:table-cell office:value-type="float" office:value="461.984" calcext:value-type="float">
            <text:p>461.984</text:p>
          </table:table-cell>
          <table:table-cell office:value-type="float" office:value="-25.8727" calcext:value-type="float">
            <text:p>-25.8727</text:p>
          </table:table-cell>
          <table:table-cell office:value-type="float" office:value="462.464" calcext:value-type="float">
            <text:p>462.464</text:p>
          </table:table-cell>
          <table:table-cell office:value-type="float" office:value="6.08974" calcext:value-type="float">
            <text:p>6.08974</text:p>
          </table:table-cell>
          <table:table-cell office:value-type="float" office:value="0.303858" calcext:value-type="float">
            <text:p>0.3038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3]-[.A743]; 2)+POWER([.K743]-[.B743];2))" office:value-type="float" office:value="322.711829130883" calcext:value-type="float">
            <text:p>322.7118291309</text:p>
          </table:table-cell>
          <table:table-cell table:formula="of:=SQRT(POWER([.J743]-[.C743]; 2)+POWER([.K743]-[.D743];2))" office:value-type="float" office:value="244.463679592695" calcext:value-type="float">
            <text:p>244.4636795927</text:p>
          </table:table-cell>
        </table:table-row>
        <table:table-row table:style-name="ro1">
          <table:table-cell office:value-type="float" office:value="301.609" calcext:value-type="float">
            <text:p>301.609</text:p>
          </table:table-cell>
          <table:table-cell office:value-type="float" office:value="567.746" calcext:value-type="float">
            <text:p>567.746</text:p>
          </table:table-cell>
          <table:table-cell office:value-type="float" office:value="276.345" calcext:value-type="float">
            <text:p>276.345</text:p>
          </table:table-cell>
          <table:table-cell office:value-type="float" office:value="476.723" calcext:value-type="float">
            <text:p>476.723</text:p>
          </table:table-cell>
          <table:table-cell office:value-type="float" office:value="-42.1267" calcext:value-type="float">
            <text:p>-42.1267</text:p>
          </table:table-cell>
          <table:table-cell office:value-type="float" office:value="475.309" calcext:value-type="float">
            <text:p>475.309</text:p>
          </table:table-cell>
          <table:table-cell office:value-type="float" office:value="5.49989" calcext:value-type="float">
            <text:p>5.49989</text:p>
          </table:table-cell>
          <table:table-cell office:value-type="float" office:value="0.30108" calcext:value-type="float">
            <text:p>0.301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4]-[.A744]; 2)+POWER([.K744]-[.B744];2))" office:value-type="float" office:value="336.004067530439" calcext:value-type="float">
            <text:p>336.0040675304</text:p>
          </table:table-cell>
          <table:table-cell table:formula="of:=SQRT(POWER([.J744]-[.C744]; 2)+POWER([.K744]-[.D744];2))" office:value-type="float" office:value="258.233393955933" calcext:value-type="float">
            <text:p>258.2333939559</text:p>
          </table:table-cell>
        </table:table-row>
        <table:table-row table:style-name="ro1">
          <table:table-cell office:value-type="float" office:value="300.598" calcext:value-type="float">
            <text:p>300.598</text:p>
          </table:table-cell>
          <table:table-cell office:value-type="float" office:value="549.925" calcext:value-type="float">
            <text:p>549.925</text:p>
          </table:table-cell>
          <table:table-cell office:value-type="float" office:value="275.26" calcext:value-type="float">
            <text:p>275.26</text:p>
          </table:table-cell>
          <table:table-cell office:value-type="float" office:value="457.559" calcext:value-type="float">
            <text:p>457.559</text:p>
          </table:table-cell>
          <table:table-cell office:value-type="float" office:value="-24.3761" calcext:value-type="float">
            <text:p>-24.3761</text:p>
          </table:table-cell>
          <table:table-cell office:value-type="float" office:value="457.401" calcext:value-type="float">
            <text:p>457.401</text:p>
          </table:table-cell>
          <table:table-cell office:value-type="float" office:value="9.15643" calcext:value-type="float">
            <text:p>9.15643</text:p>
          </table:table-cell>
          <table:table-cell office:value-type="float" office:value="0.240675" calcext:value-type="float">
            <text:p>0.2406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5]-[.A745]; 2)+POWER([.K745]-[.B745];2))" office:value-type="float" office:value="319.019904126686" calcext:value-type="float">
            <text:p>319.0199041267</text:p>
          </table:table-cell>
          <table:table-cell table:formula="of:=SQRT(POWER([.J745]-[.C745]; 2)+POWER([.K745]-[.D745];2))" office:value-type="float" office:value="241.433365716092" calcext:value-type="float">
            <text:p>241.4333657161</text:p>
          </table:table-cell>
        </table:table-row>
        <table:table-row table:style-name="ro1">
          <table:table-cell office:value-type="float" office:value="302.621" calcext:value-type="float">
            <text:p>302.621</text:p>
          </table:table-cell>
          <table:table-cell office:value-type="float" office:value="551.727" calcext:value-type="float">
            <text:p>551.727</text:p>
          </table:table-cell>
          <table:table-cell office:value-type="float" office:value="277.316" calcext:value-type="float">
            <text:p>277.316</text:p>
          </table:table-cell>
          <table:table-cell office:value-type="float" office:value="459.156" calcext:value-type="float">
            <text:p>459.156</text:p>
          </table:table-cell>
          <table:table-cell office:value-type="float" office:value="-22.7183" calcext:value-type="float">
            <text:p>-22.7183</text:p>
          </table:table-cell>
          <table:table-cell office:value-type="float" office:value="460.042" calcext:value-type="float">
            <text:p>460.042</text:p>
          </table:table-cell>
          <table:table-cell office:value-type="float" office:value="6.57349" calcext:value-type="float">
            <text:p>6.57349</text:p>
          </table:table-cell>
          <table:table-cell office:value-type="float" office:value="0.159498" calcext:value-type="float">
            <text:p>0.1594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6]-[.A746]; 2)+POWER([.K746]-[.B746];2))" office:value-type="float" office:value="320.239529368253" calcext:value-type="float">
            <text:p>320.2395293683</text:p>
          </table:table-cell>
          <table:table-cell table:formula="of:=SQRT(POWER([.J746]-[.C746]; 2)+POWER([.K746]-[.D746];2))" office:value-type="float" office:value="241.946697005766" calcext:value-type="float">
            <text:p>241.9466970058</text:p>
          </table:table-cell>
        </table:table-row>
        <table:table-row table:style-name="ro1">
          <table:table-cell office:value-type="float" office:value="302.613" calcext:value-type="float">
            <text:p>302.613</text:p>
          </table:table-cell>
          <table:table-cell office:value-type="float" office:value="552.115" calcext:value-type="float">
            <text:p>552.115</text:p>
          </table:table-cell>
          <table:table-cell office:value-type="float" office:value="277.322" calcext:value-type="float">
            <text:p>277.322</text:p>
          </table:table-cell>
          <table:table-cell office:value-type="float" office:value="459.811" calcext:value-type="float">
            <text:p>459.811</text:p>
          </table:table-cell>
          <table:table-cell office:value-type="float" office:value="-25.0671" calcext:value-type="float">
            <text:p>-25.0671</text:p>
          </table:table-cell>
          <table:table-cell office:value-type="float" office:value="459.973" calcext:value-type="float">
            <text:p>459.973</text:p>
          </table:table-cell>
          <table:table-cell office:value-type="float" office:value="6.19425" calcext:value-type="float">
            <text:p>6.19425</text:p>
          </table:table-cell>
          <table:table-cell office:value-type="float" office:value="0.139171" calcext:value-type="float">
            <text:p>0.1391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7]-[.A747]; 2)+POWER([.K747]-[.B747];2))" office:value-type="float" office:value="320.616838288322" calcext:value-type="float">
            <text:p>320.6168382883</text:p>
          </table:table-cell>
          <table:table-cell table:formula="of:=SQRT(POWER([.J747]-[.C747]; 2)+POWER([.K747]-[.D747];2))" office:value-type="float" office:value="242.532116234119" calcext:value-type="float">
            <text:p>242.5321162341</text:p>
          </table:table-cell>
        </table:table-row>
        <table:table-row table:style-name="ro1">
          <table:table-cell office:value-type="float" office:value="299.636" calcext:value-type="float">
            <text:p>299.636</text:p>
          </table:table-cell>
          <table:table-cell office:value-type="float" office:value="550.253" calcext:value-type="float">
            <text:p>550.253</text:p>
          </table:table-cell>
          <table:table-cell office:value-type="float" office:value="274.347" calcext:value-type="float">
            <text:p>274.347</text:p>
          </table:table-cell>
          <table:table-cell office:value-type="float" office:value="459.31" calcext:value-type="float">
            <text:p>459.31</text:p>
          </table:table-cell>
          <table:table-cell office:value-type="float" office:value="-36.6333" calcext:value-type="float">
            <text:p>-36.6333</text:p>
          </table:table-cell>
          <table:table-cell office:value-type="float" office:value="454.925" calcext:value-type="float">
            <text:p>454.925</text:p>
          </table:table-cell>
          <table:table-cell office:value-type="float" office:value="8.47382" calcext:value-type="float">
            <text:p>8.47382</text:p>
          </table:table-cell>
          <table:table-cell office:value-type="float" office:value="0.0898409" calcext:value-type="float">
            <text:p>0.08984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8]-[.A748]; 2)+POWER([.K748]-[.B748];2))" office:value-type="float" office:value="319.589105735787" calcext:value-type="float">
            <text:p>319.5891057358</text:p>
          </table:table-cell>
          <table:table-cell table:formula="of:=SQRT(POWER([.J748]-[.C748]; 2)+POWER([.K748]-[.D748];2))" office:value-type="float" office:value="243.407922034185" calcext:value-type="float">
            <text:p>243.4079220342</text:p>
          </table:table-cell>
        </table:table-row>
        <table:table-row table:style-name="ro1">
          <table:table-cell office:value-type="float" office:value="201.338" calcext:value-type="float">
            <text:p>201.338</text:p>
          </table:table-cell>
          <table:table-cell office:value-type="float" office:value="147.61" calcext:value-type="float">
            <text:p>147.61</text:p>
          </table:table-cell>
          <table:table-cell office:value-type="float" office:value="175.83" calcext:value-type="float">
            <text:p>175.83</text:p>
          </table:table-cell>
          <table:table-cell office:value-type="float" office:value="56.4121" calcext:value-type="float">
            <text:p>56.4121</text:p>
          </table:table-cell>
          <table:table-cell office:value-type="float" office:value="162.364" calcext:value-type="float">
            <text:p>162.364</text:p>
          </table:table-cell>
          <table:table-cell office:value-type="float" office:value="2.85968" calcext:value-type="float">
            <text:p>2.85968</text:p>
          </table:table-cell>
          <table:table-cell office:value-type="float" office:value="167.012" calcext:value-type="float">
            <text:p>167.012</text:p>
          </table:table-cell>
          <table:table-cell office:value-type="float" office:value="0.967658" calcext:value-type="float">
            <text:p>0.9676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9]-[.A749]; 2)+POWER([.K749]-[.B749];2))" office:value-type="float" office:value="205.608556106014" calcext:value-type="float">
            <text:p>205.608556106</text:p>
          </table:table-cell>
          <table:table-cell table:formula="of:=SQRT(POWER([.J749]-[.C749]; 2)+POWER([.K749]-[.D749];2))" office:value-type="float" office:value="278.886388205681" calcext:value-type="float">
            <text:p>278.8863882057</text:p>
          </table:table-cell>
        </table:table-row>
        <table:table-row table:style-name="ro1">
          <table:table-cell office:value-type="float" office:value="175.032" calcext:value-type="float">
            <text:p>175.032</text:p>
          </table:table-cell>
          <table:table-cell office:value-type="float" office:value="158.282" calcext:value-type="float">
            <text:p>158.282</text:p>
          </table:table-cell>
          <table:table-cell office:value-type="float" office:value="149.475" calcext:value-type="float">
            <text:p>149.475</text:p>
          </table:table-cell>
          <table:table-cell office:value-type="float" office:value="69.0138" calcext:value-type="float">
            <text:p>69.0138</text:p>
          </table:table-cell>
          <table:table-cell office:value-type="float" office:value="130.015" calcext:value-type="float">
            <text:p>130.015</text:p>
          </table:table-cell>
          <table:table-cell office:value-type="float" office:value="0.999366" calcext:value-type="float">
            <text:p>0.999366</text:p>
          </table:table-cell>
          <table:table-cell office:value-type="float" office:value="202.979" calcext:value-type="float">
            <text:p>202.979</text:p>
          </table:table-cell>
          <table:table-cell office:value-type="float" office:value="0.944817" calcext:value-type="float">
            <text:p>0.9448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0]-[.A750]; 2)+POWER([.K750]-[.B750];2))" office:value-type="float" office:value="225.114034542496" calcext:value-type="float">
            <text:p>225.1140345425</text:p>
          </table:table-cell>
          <table:table-cell table:formula="of:=SQRT(POWER([.J750]-[.C750]; 2)+POWER([.K750]-[.D750];2))" office:value-type="float" office:value="291.421003044461" calcext:value-type="float">
            <text:p>291.4210030445</text:p>
          </table:table-cell>
        </table:table-row>
        <table:table-row table:style-name="ro1">
          <table:table-cell office:value-type="float" office:value="160.968" calcext:value-type="float">
            <text:p>160.968</text:p>
          </table:table-cell>
          <table:table-cell office:value-type="float" office:value="133.227" calcext:value-type="float">
            <text:p>133.227</text:p>
          </table:table-cell>
          <table:table-cell office:value-type="float" office:value="135.909" calcext:value-type="float">
            <text:p>135.909</text:p>
          </table:table-cell>
          <table:table-cell office:value-type="float" office:value="40.1132" calcext:value-type="float">
            <text:p>40.1132</text:p>
          </table:table-cell>
          <table:table-cell office:value-type="float" office:value="186.552" calcext:value-type="float">
            <text:p>186.552</text:p>
          </table:table-cell>
          <table:table-cell office:value-type="float" office:value="1.09786" calcext:value-type="float">
            <text:p>1.09786</text:p>
          </table:table-cell>
          <table:table-cell office:value-type="float" office:value="225.84" calcext:value-type="float">
            <text:p>225.84</text:p>
          </table:table-cell>
          <table:table-cell office:value-type="float" office:value="0.913506" calcext:value-type="float">
            <text:p>0.9135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1]-[.A751]; 2)+POWER([.K751]-[.B751];2))" office:value-type="float" office:value="248.142778563068" calcext:value-type="float">
            <text:p>248.1427785631</text:p>
          </table:table-cell>
          <table:table-cell table:formula="of:=SQRT(POWER([.J751]-[.C751]; 2)+POWER([.K751]-[.D751];2))" office:value-type="float" office:value="319.855317753574" calcext:value-type="float">
            <text:p>319.8553177536</text:p>
          </table:table-cell>
        </table:table-row>
        <table:table-row table:style-name="ro1">
          <table:table-cell office:value-type="float" office:value="187.972" calcext:value-type="float">
            <text:p>187.972</text:p>
          </table:table-cell>
          <table:table-cell office:value-type="float" office:value="138.772" calcext:value-type="float">
            <text:p>138.772</text:p>
          </table:table-cell>
          <table:table-cell office:value-type="float" office:value="162.571" calcext:value-type="float">
            <text:p>162.571</text:p>
          </table:table-cell>
          <table:table-cell office:value-type="float" office:value="47.3481" calcext:value-type="float">
            <text:p>47.3481</text:p>
          </table:table-cell>
          <table:table-cell office:value-type="float" office:value="169.199" calcext:value-type="float">
            <text:p>169.199</text:p>
          </table:table-cell>
          <table:table-cell office:value-type="float" office:value="-4.39705" calcext:value-type="float">
            <text:p>-4.39705</text:p>
          </table:table-cell>
          <table:table-cell office:value-type="float" office:value="186.736" calcext:value-type="float">
            <text:p>186.736</text:p>
          </table:table-cell>
          <table:table-cell office:value-type="float" office:value="0.897295" calcext:value-type="float">
            <text:p>0.8972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2]-[.A752]; 2)+POWER([.K752]-[.B752];2))" office:value-type="float" office:value="221.546827483492" calcext:value-type="float">
            <text:p>221.5468274835</text:p>
          </table:table-cell>
          <table:table-cell table:formula="of:=SQRT(POWER([.J752]-[.C752]; 2)+POWER([.K752]-[.D752];2))" office:value-type="float" office:value="294.822258682431" calcext:value-type="float">
            <text:p>294.8222586824</text:p>
          </table:table-cell>
        </table:table-row>
        <table:table-row table:style-name="ro1">
          <table:table-cell office:value-type="float" office:value="200.192" calcext:value-type="float">
            <text:p>200.192</text:p>
          </table:table-cell>
          <table:table-cell office:value-type="float" office:value="152.365" calcext:value-type="float">
            <text:p>152.365</text:p>
          </table:table-cell>
          <table:table-cell office:value-type="float" office:value="174.754" calcext:value-type="float">
            <text:p>174.754</text:p>
          </table:table-cell>
          <table:table-cell office:value-type="float" office:value="58.1868" calcext:value-type="float">
            <text:p>58.1868</text:p>
          </table:table-cell>
          <table:table-cell office:value-type="float" office:value="188.637" calcext:value-type="float">
            <text:p>188.637</text:p>
          </table:table-cell>
          <table:table-cell office:value-type="float" office:value="25.8614" calcext:value-type="float">
            <text:p>25.8614</text:p>
          </table:table-cell>
          <table:table-cell office:value-type="float" office:value="170.625" calcext:value-type="float">
            <text:p>170.625</text:p>
          </table:table-cell>
          <table:table-cell office:value-type="float" office:value="0.892156" calcext:value-type="float">
            <text:p>0.8921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3]-[.A753]; 2)+POWER([.K753]-[.B753];2))" office:value-type="float" office:value="204.498934200157" calcext:value-type="float">
            <text:p>204.4989342002</text:p>
          </table:table-cell>
          <table:table-cell table:formula="of:=SQRT(POWER([.J753]-[.C753]; 2)+POWER([.K753]-[.D753];2))" office:value-type="float" office:value="278.516033668153" calcext:value-type="float">
            <text:p>278.5160336682</text:p>
          </table:table-cell>
        </table:table-row>
        <table:table-row table:style-name="ro1">
          <table:table-cell office:value-type="float" office:value="199.971" calcext:value-type="float">
            <text:p>199.971</text:p>
          </table:table-cell>
          <table:table-cell office:value-type="float" office:value="149.63" calcext:value-type="float">
            <text:p>149.63</text:p>
          </table:table-cell>
          <table:table-cell office:value-type="float" office:value="174.54" calcext:value-type="float">
            <text:p>174.54</text:p>
          </table:table-cell>
          <table:table-cell office:value-type="float" office:value="55.6864" calcext:value-type="float">
            <text:p>55.6864</text:p>
          </table:table-cell>
          <table:table-cell office:value-type="float" office:value="188.333" calcext:value-type="float">
            <text:p>188.333</text:p>
          </table:table-cell>
          <table:table-cell office:value-type="float" office:value="21.8406" calcext:value-type="float">
            <text:p>21.8406</text:p>
          </table:table-cell>
          <table:table-cell office:value-type="float" office:value="170.922" calcext:value-type="float">
            <text:p>170.922</text:p>
          </table:table-cell>
          <table:table-cell office:value-type="float" office:value="0.889673" calcext:value-type="float">
            <text:p>0.8896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4]-[.A754]; 2)+POWER([.K754]-[.B754];2))" office:value-type="float" office:value="205.909906854916" calcext:value-type="float">
            <text:p>205.9099068549</text:p>
          </table:table-cell>
          <table:table-cell table:formula="of:=SQRT(POWER([.J754]-[.C754]; 2)+POWER([.K754]-[.D754];2))" office:value-type="float" office:value="280.332390467031" calcext:value-type="float">
            <text:p>280.332390467</text:p>
          </table:table-cell>
        </table:table-row>
        <table:table-row table:style-name="ro1">
          <table:table-cell office:value-type="float" office:value="169.251" calcext:value-type="float">
            <text:p>169.251</text:p>
          </table:table-cell>
          <table:table-cell office:value-type="float" office:value="140.049" calcext:value-type="float">
            <text:p>140.049</text:p>
          </table:table-cell>
          <table:table-cell office:value-type="float" office:value="144.047" calcext:value-type="float">
            <text:p>144.047</text:p>
          </table:table-cell>
          <table:table-cell office:value-type="float" office:value="47.2105" calcext:value-type="float">
            <text:p>47.2105</text:p>
          </table:table-cell>
          <table:table-cell office:value-type="float" office:value="179.727" calcext:value-type="float">
            <text:p>179.727</text:p>
          </table:table-cell>
          <table:table-cell office:value-type="float" office:value="5.74331" calcext:value-type="float">
            <text:p>5.74331</text:p>
          </table:table-cell>
          <table:table-cell office:value-type="float" office:value="213.815" calcext:value-type="float">
            <text:p>213.815</text:p>
          </table:table-cell>
          <table:table-cell office:value-type="float" office:value="0.788647" calcext:value-type="float">
            <text:p>0.7886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5]-[.A755]; 2)+POWER([.K755]-[.B755];2))" office:value-type="float" office:value="237.72071723348" calcext:value-type="float">
            <text:p>237.7207172335</text:p>
          </table:table-cell>
          <table:table-cell table:formula="of:=SQRT(POWER([.J755]-[.C755]; 2)+POWER([.K755]-[.D755];2))" office:value-type="float" office:value="309.06373374961" calcext:value-type="float">
            <text:p>309.0637337496</text:p>
          </table:table-cell>
        </table:table-row>
        <table:table-row table:style-name="ro1">
          <table:table-cell office:value-type="float" office:value="179.949" calcext:value-type="float">
            <text:p>179.949</text:p>
          </table:table-cell>
          <table:table-cell office:value-type="float" office:value="136.638" calcext:value-type="float">
            <text:p>136.638</text:p>
          </table:table-cell>
          <table:table-cell office:value-type="float" office:value="154.61" calcext:value-type="float">
            <text:p>154.61</text:p>
          </table:table-cell>
          <table:table-cell office:value-type="float" office:value="45.1541" calcext:value-type="float">
            <text:p>45.1541</text:p>
          </table:table-cell>
          <table:table-cell office:value-type="float" office:value="170.204" calcext:value-type="float">
            <text:p>170.204</text:p>
          </table:table-cell>
          <table:table-cell office:value-type="float" office:value="-6.08297" calcext:value-type="float">
            <text:p>-6.08297</text:p>
          </table:table-cell>
          <table:table-cell office:value-type="float" office:value="198.28" calcext:value-type="float">
            <text:p>198.28</text:p>
          </table:table-cell>
          <table:table-cell office:value-type="float" office:value="0.756914" calcext:value-type="float">
            <text:p>0.7569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6]-[.A756]; 2)+POWER([.K756]-[.B756];2))" office:value-type="float" office:value="229.647472542155" calcext:value-type="float">
            <text:p>229.6474725422</text:p>
          </table:table-cell>
          <table:table-cell table:formula="of:=SQRT(POWER([.J756]-[.C756]; 2)+POWER([.K756]-[.D756];2))" office:value-type="float" office:value="302.271534297906" calcext:value-type="float">
            <text:p>302.2715342979</text:p>
          </table:table-cell>
        </table:table-row>
        <table:table-row table:style-name="ro1">
          <table:table-cell office:value-type="float" office:value="202.279" calcext:value-type="float">
            <text:p>202.279</text:p>
          </table:table-cell>
          <table:table-cell office:value-type="float" office:value="142.939" calcext:value-type="float">
            <text:p>142.939</text:p>
          </table:table-cell>
          <table:table-cell office:value-type="float" office:value="176.812" calcext:value-type="float">
            <text:p>176.812</text:p>
          </table:table-cell>
          <table:table-cell office:value-type="float" office:value="50.8933" calcext:value-type="float">
            <text:p>50.8933</text:p>
          </table:table-cell>
          <table:table-cell office:value-type="float" office:value="174.672" calcext:value-type="float">
            <text:p>174.672</text:p>
          </table:table-cell>
          <table:table-cell office:value-type="float" office:value="3.66854" calcext:value-type="float">
            <text:p>3.66854</text:p>
          </table:table-cell>
          <table:table-cell office:value-type="float" office:value="166.617" calcext:value-type="float">
            <text:p>166.617</text:p>
          </table:table-cell>
          <table:table-cell office:value-type="float" office:value="0.722608" calcext:value-type="float">
            <text:p>0.7226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7]-[.A757]; 2)+POWER([.K757]-[.B757];2))" office:value-type="float" office:value="206.967638924543" calcext:value-type="float">
            <text:p>206.9676389245</text:p>
          </table:table-cell>
          <table:table-cell table:formula="of:=SQRT(POWER([.J757]-[.C757]; 2)+POWER([.K757]-[.D757];2))" office:value-type="float" office:value="281.866347989415" calcext:value-type="float">
            <text:p>281.8663479894</text:p>
          </table:table-cell>
        </table:table-row>
        <table:table-row table:style-name="ro1">
          <table:table-cell office:value-type="float" office:value="166.584" calcext:value-type="float">
            <text:p>166.584</text:p>
          </table:table-cell>
          <table:table-cell office:value-type="float" office:value="139.031" calcext:value-type="float">
            <text:p>139.031</text:p>
          </table:table-cell>
          <table:table-cell office:value-type="float" office:value="141.408" calcext:value-type="float">
            <text:p>141.408</text:p>
          </table:table-cell>
          <table:table-cell office:value-type="float" office:value="46.2407" calcext:value-type="float">
            <text:p>46.2407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4.47173" calcext:value-type="float">
            <text:p>4.47173</text:p>
          </table:table-cell>
          <table:table-cell office:value-type="float" office:value="217.583" calcext:value-type="float">
            <text:p>217.583</text:p>
          </table:table-cell>
          <table:table-cell office:value-type="float" office:value="0.69772" calcext:value-type="float">
            <text:p>0.697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8]-[.A758]; 2)+POWER([.K758]-[.B758];2))" office:value-type="float" office:value="240.566689333748" calcext:value-type="float">
            <text:p>240.5666893337</text:p>
          </table:table-cell>
          <table:table-cell table:formula="of:=SQRT(POWER([.J758]-[.C758]; 2)+POWER([.K758]-[.D758];2))" office:value-type="float" office:value="311.725170623885" calcext:value-type="float">
            <text:p>311.7251706239</text:p>
          </table:table-cell>
        </table:table-row>
        <table:table-row table:style-name="ro1">
          <table:table-cell office:value-type="float" office:value="168.752" calcext:value-type="float">
            <text:p>168.752</text:p>
          </table:table-cell>
          <table:table-cell office:value-type="float" office:value="136.976" calcext:value-type="float">
            <text:p>136.976</text:p>
          </table:table-cell>
          <table:table-cell office:value-type="float" office:value="143.585" calcext:value-type="float">
            <text:p>143.585</text:p>
          </table:table-cell>
          <table:table-cell office:value-type="float" office:value="43.9533" calcext:value-type="float">
            <text:p>43.9533</text:p>
          </table:table-cell>
          <table:table-cell office:value-type="float" office:value="183.893" calcext:value-type="float">
            <text:p>183.893</text:p>
          </table:table-cell>
          <table:table-cell office:value-type="float" office:value="4.02452" calcext:value-type="float">
            <text:p>4.02452</text:p>
          </table:table-cell>
          <table:table-cell office:value-type="float" office:value="214.751" calcext:value-type="float">
            <text:p>214.751</text:p>
          </table:table-cell>
          <table:table-cell office:value-type="float" office:value="0.648796" calcext:value-type="float">
            <text:p>0.6487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9]-[.A759]; 2)+POWER([.K759]-[.B759];2))" office:value-type="float" office:value="239.503114969305" calcext:value-type="float">
            <text:p>239.5031149693</text:p>
          </table:table-cell>
          <table:table-cell table:formula="of:=SQRT(POWER([.J759]-[.C759]; 2)+POWER([.K759]-[.D759];2))" office:value-type="float" office:value="311.4833343951" calcext:value-type="float">
            <text:p>311.4833343951</text:p>
          </table:table-cell>
        </table:table-row>
        <table:table-row table:style-name="ro1">
          <table:table-cell office:value-type="float" office:value="200.469" calcext:value-type="float">
            <text:p>200.469</text:p>
          </table:table-cell>
          <table:table-cell office:value-type="float" office:value="146.937" calcext:value-type="float">
            <text:p>146.937</text:p>
          </table:table-cell>
          <table:table-cell office:value-type="float" office:value="174.981" calcext:value-type="float">
            <text:p>174.981</text:p>
          </table:table-cell>
          <table:table-cell office:value-type="float" office:value="55.2587" calcext:value-type="float">
            <text:p>55.2587</text:p>
          </table:table-cell>
          <table:table-cell office:value-type="float" office:value="167.646" calcext:value-type="float">
            <text:p>167.646</text:p>
          </table:table-cell>
          <table:table-cell office:value-type="float" office:value="5.22713" calcext:value-type="float">
            <text:p>5.22713</text:p>
          </table:table-cell>
          <table:table-cell office:value-type="float" office:value="168.664" calcext:value-type="float">
            <text:p>168.664</text:p>
          </table:table-cell>
          <table:table-cell office:value-type="float" office:value="0.639259" calcext:value-type="float">
            <text:p>0.6392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0]-[.A760]; 2)+POWER([.K760]-[.B760];2))" office:value-type="float" office:value="206.689627049835" calcext:value-type="float">
            <text:p>206.6896270498</text:p>
          </table:table-cell>
          <table:table-cell table:formula="of:=SQRT(POWER([.J760]-[.C760]; 2)+POWER([.K760]-[.D760];2))" office:value-type="float" office:value="280.287808309049" calcext:value-type="float">
            <text:p>280.287808309</text:p>
          </table:table-cell>
        </table:table-row>
        <table:table-row table:style-name="ro1">
          <table:table-cell office:value-type="float" office:value="185.337" calcext:value-type="float">
            <text:p>185.337</text:p>
          </table:table-cell>
          <table:table-cell office:value-type="float" office:value="137.581" calcext:value-type="float">
            <text:p>137.581</text:p>
          </table:table-cell>
          <table:table-cell office:value-type="float" office:value="159.941" calcext:value-type="float">
            <text:p>159.941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166.235" calcext:value-type="float">
            <text:p>166.235</text:p>
          </table:table-cell>
          <table:table-cell office:value-type="float" office:value="-7.72096" calcext:value-type="float">
            <text:p>-7.72096</text:p>
          </table:table-cell>
          <table:table-cell office:value-type="float" office:value="190.344" calcext:value-type="float">
            <text:p>190.344</text:p>
          </table:table-cell>
          <table:table-cell office:value-type="float" office:value="0.60708" calcext:value-type="float">
            <text:p>0.607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1]-[.A761]; 2)+POWER([.K761]-[.B761];2))" office:value-type="float" office:value="224.433320008416" calcext:value-type="float">
            <text:p>224.4333200084</text:p>
          </table:table-cell>
          <table:table-cell table:formula="of:=SQRT(POWER([.J761]-[.C761]; 2)+POWER([.K761]-[.D761];2))" office:value-type="float" office:value="297.364650457717" calcext:value-type="float">
            <text:p>297.3646504577</text:p>
          </table:table-cell>
        </table:table-row>
        <table:table-row table:style-name="ro1">
          <table:table-cell office:value-type="float" office:value="171.288" calcext:value-type="float">
            <text:p>171.288</text:p>
          </table:table-cell>
          <table:table-cell office:value-type="float" office:value="245.774" calcext:value-type="float">
            <text:p>245.774</text:p>
          </table:table-cell>
          <table:table-cell office:value-type="float" office:value="145.18" calcext:value-type="float">
            <text:p>145.18</text:p>
          </table:table-cell>
          <table:table-cell office:value-type="float" office:value="157.349" calcext:value-type="float">
            <text:p>157.349</text:p>
          </table:table-cell>
          <table:table-cell office:value-type="float" office:value="59.3888" calcext:value-type="float">
            <text:p>59.3888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203.516" calcext:value-type="float">
            <text:p>203.516</text:p>
          </table:table-cell>
          <table:table-cell office:value-type="float" office:value="-0.00000000432805" calcext:value-type="float">
            <text:p>-4.32805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2]-[.A762]; 2)+POWER([.K762]-[.B762];2))" office:value-type="float" office:value="212.745477084708" calcext:value-type="float">
            <text:p>212.7454770847</text:p>
          </table:table-cell>
          <table:table-cell table:formula="of:=SQRT(POWER([.J762]-[.C762]; 2)+POWER([.K762]-[.D762];2))" office:value-type="float" office:value="253.378736678909" calcext:value-type="float">
            <text:p>253.3787366789</text:p>
          </table:table-cell>
        </table:table-row>
        <table:table-row table:style-name="ro1">
          <table:table-cell office:value-type="float" office:value="171.415" calcext:value-type="float">
            <text:p>171.415</text:p>
          </table:table-cell>
          <table:table-cell office:value-type="float" office:value="245.663" calcext:value-type="float">
            <text:p>245.663</text:p>
          </table:table-cell>
          <table:table-cell office:value-type="float" office:value="145.308" calcext:value-type="float">
            <text:p>145.308</text:p>
          </table:table-cell>
          <table:table-cell office:value-type="float" office:value="157.254" calcext:value-type="float">
            <text:p>157.254</text:p>
          </table:table-cell>
          <table:table-cell office:value-type="float" office:value="59.3342" calcext:value-type="float">
            <text:p>59.3342</text:p>
          </table:table-cell>
          <table:table-cell office:value-type="float" office:value="87.8846" calcext:value-type="float">
            <text:p>87.8846</text:p>
          </table:table-cell>
          <table:table-cell office:value-type="float" office:value="203.328" calcext:value-type="float">
            <text:p>203.328</text:p>
          </table:table-cell>
          <table:table-cell office:value-type="float" office:value="-0.00000000748563" calcext:value-type="float">
            <text:p>-7.48563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3]-[.A763]; 2)+POWER([.K763]-[.B763];2))" office:value-type="float" office:value="212.616555785292" calcext:value-type="float">
            <text:p>212.6165557853</text:p>
          </table:table-cell>
          <table:table-cell table:formula="of:=SQRT(POWER([.J763]-[.C763]; 2)+POWER([.K763]-[.D763];2))" office:value-type="float" office:value="253.289864345181" calcext:value-type="float">
            <text:p>253.2898643452</text:p>
          </table:table-cell>
        </table:table-row>
        <table:table-row table:style-name="ro1">
          <table:table-cell office:value-type="float" office:value="171.02" calcext:value-type="float">
            <text:p>171.02</text:p>
          </table:table-cell>
          <table:table-cell office:value-type="float" office:value="245.855" calcext:value-type="float">
            <text:p>245.855</text:p>
          </table:table-cell>
          <table:table-cell office:value-type="float" office:value="144.913" calcext:value-type="float">
            <text:p>144.913</text:p>
          </table:table-cell>
          <table:table-cell office:value-type="float" office:value="157.401" calcext:value-type="float">
            <text:p>157.401</text:p>
          </table:table-cell>
          <table:table-cell office:value-type="float" office:value="59.5847" calcext:value-type="float">
            <text:p>59.5847</text:p>
          </table:table-cell>
          <table:table-cell office:value-type="float" office:value="88.3109" calcext:value-type="float">
            <text:p>88.3109</text:p>
          </table:table-cell>
          <table:table-cell office:value-type="float" office:value="203.917" calcext:value-type="float">
            <text:p>203.917</text:p>
          </table:table-cell>
          <table:table-cell office:value-type="float" office:value="-0.00000000895967" calcext:value-type="float">
            <text:p>-0.000000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4]-[.A764]; 2)+POWER([.K764]-[.B764];2))" office:value-type="float" office:value="213.014885454045" calcext:value-type="float">
            <text:p>213.014885454</text:p>
          </table:table-cell>
          <table:table-cell table:formula="of:=SQRT(POWER([.J764]-[.C764]; 2)+POWER([.K764]-[.D764];2))" office:value-type="float" office:value="253.613060330102" calcext:value-type="float">
            <text:p>253.6130603301</text:p>
          </table:table-cell>
        </table:table-row>
        <table:table-row table:style-name="ro1">
          <table:table-cell office:value-type="float" office:value="171.415" calcext:value-type="float">
            <text:p>171.415</text:p>
          </table:table-cell>
          <table:table-cell office:value-type="float" office:value="245.663" calcext:value-type="float">
            <text:p>245.663</text:p>
          </table:table-cell>
          <table:table-cell office:value-type="float" office:value="145.308" calcext:value-type="float">
            <text:p>145.308</text:p>
          </table:table-cell>
          <table:table-cell office:value-type="float" office:value="157.254" calcext:value-type="float">
            <text:p>157.254</text:p>
          </table:table-cell>
          <table:table-cell office:value-type="float" office:value="59.3342" calcext:value-type="float">
            <text:p>59.3342</text:p>
          </table:table-cell>
          <table:table-cell office:value-type="float" office:value="87.8846" calcext:value-type="float">
            <text:p>87.8846</text:p>
          </table:table-cell>
          <table:table-cell office:value-type="float" office:value="203.328" calcext:value-type="float">
            <text:p>203.328</text:p>
          </table:table-cell>
          <table:table-cell office:value-type="float" office:value="-0.0000000232765" calcext:value-type="float">
            <text:p>-2.32765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5]-[.A765]; 2)+POWER([.K765]-[.B765];2))" office:value-type="float" office:value="212.616555785292" calcext:value-type="float">
            <text:p>212.6165557853</text:p>
          </table:table-cell>
          <table:table-cell table:formula="of:=SQRT(POWER([.J765]-[.C765]; 2)+POWER([.K765]-[.D765];2))" office:value-type="float" office:value="253.289864345181" calcext:value-type="float">
            <text:p>253.2898643452</text:p>
          </table:table-cell>
        </table:table-row>
        <table:table-row table:style-name="ro1">
          <table:table-cell office:value-type="float" office:value="171.415" calcext:value-type="float">
            <text:p>171.415</text:p>
          </table:table-cell>
          <table:table-cell office:value-type="float" office:value="245.663" calcext:value-type="float">
            <text:p>245.663</text:p>
          </table:table-cell>
          <table:table-cell office:value-type="float" office:value="145.308" calcext:value-type="float">
            <text:p>145.308</text:p>
          </table:table-cell>
          <table:table-cell office:value-type="float" office:value="157.254" calcext:value-type="float">
            <text:p>157.254</text:p>
          </table:table-cell>
          <table:table-cell office:value-type="float" office:value="59.3342" calcext:value-type="float">
            <text:p>59.3342</text:p>
          </table:table-cell>
          <table:table-cell office:value-type="float" office:value="87.8846" calcext:value-type="float">
            <text:p>87.8846</text:p>
          </table:table-cell>
          <table:table-cell office:value-type="float" office:value="203.328" calcext:value-type="float">
            <text:p>203.328</text:p>
          </table:table-cell>
          <table:table-cell office:value-type="float" office:value="-0.0000000232765" calcext:value-type="float">
            <text:p>-2.32765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6]-[.A766]; 2)+POWER([.K766]-[.B766];2))" office:value-type="float" office:value="212.616555785292" calcext:value-type="float">
            <text:p>212.6165557853</text:p>
          </table:table-cell>
          <table:table-cell table:formula="of:=SQRT(POWER([.J766]-[.C766]; 2)+POWER([.K766]-[.D766];2))" office:value-type="float" office:value="253.289864345181" calcext:value-type="float">
            <text:p>253.2898643452</text:p>
          </table:table-cell>
        </table:table-row>
        <table:table-row table:style-name="ro1">
          <table:table-cell office:value-type="float" office:value="168.97" calcext:value-type="float">
            <text:p>168.97</text:p>
          </table:table-cell>
          <table:table-cell office:value-type="float" office:value="251.01" calcext:value-type="float">
            <text:p>251.01</text:p>
          </table:table-cell>
          <table:table-cell office:value-type="float" office:value="142.84" calcext:value-type="float">
            <text:p>142.84</text:p>
          </table:table-cell>
          <table:table-cell office:value-type="float" office:value="162.382" calcext:value-type="float">
            <text:p>162.382</text:p>
          </table:table-cell>
          <table:table-cell office:value-type="float" office:value="57.5394" calcext:value-type="float">
            <text:p>57.5394</text:p>
          </table:table-cell>
          <table:table-cell office:value-type="float" office:value="94.7358" calcext:value-type="float">
            <text:p>94.7358</text:p>
          </table:table-cell>
          <table:table-cell office:value-type="float" office:value="206.741" calcext:value-type="float">
            <text:p>206.741</text:p>
          </table:table-cell>
          <table:table-cell office:value-type="float" office:value="-0.0000688237" calcext:value-type="float">
            <text:p>-6.88237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7]-[.A767]; 2)+POWER([.K767]-[.B767];2))" office:value-type="float" office:value="215.218681809921" calcext:value-type="float">
            <text:p>215.2186818099</text:p>
          </table:table-cell>
          <table:table-cell table:formula="of:=SQRT(POWER([.J767]-[.C767]; 2)+POWER([.K767]-[.D767];2))" office:value-type="float" office:value="253.962933366269" calcext:value-type="float">
            <text:p>253.9629333663</text:p>
          </table:table-cell>
        </table:table-row>
        <table:table-row table:style-name="ro1">
          <table:table-cell office:value-type="float" office:value="169.238" calcext:value-type="float">
            <text:p>169.238</text:p>
          </table:table-cell>
          <table:table-cell office:value-type="float" office:value="250.927" calcext:value-type="float">
            <text:p>250.927</text:p>
          </table:table-cell>
          <table:table-cell office:value-type="float" office:value="143.107" calcext:value-type="float">
            <text:p>143.107</text:p>
          </table:table-cell>
          <table:table-cell office:value-type="float" office:value="162.329" calcext:value-type="float">
            <text:p>162.329</text:p>
          </table:table-cell>
          <table:table-cell office:value-type="float" office:value="57.3434" calcext:value-type="float">
            <text:p>57.3434</text:p>
          </table:table-cell>
          <table:table-cell office:value-type="float" office:value="94.5028" calcext:value-type="float">
            <text:p>94.5028</text:p>
          </table:table-cell>
          <table:table-cell office:value-type="float" office:value="206.34" calcext:value-type="float">
            <text:p>206.34</text:p>
          </table:table-cell>
          <table:table-cell office:value-type="float" office:value="-0.000103172" calcext:value-type="float">
            <text:p>-0.0001031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8]-[.A768]; 2)+POWER([.K768]-[.B768];2))" office:value-type="float" office:value="214.9474539812" calcext:value-type="float">
            <text:p>214.9474539812</text:p>
          </table:table-cell>
          <table:table-cell table:formula="of:=SQRT(POWER([.J768]-[.C768]; 2)+POWER([.K768]-[.D768];2))" office:value-type="float" office:value="253.726044563817" calcext:value-type="float">
            <text:p>253.7260445638</text:p>
          </table:table-cell>
        </table:table-row>
        <table:table-row table:style-name="ro1">
          <table:table-cell office:value-type="float" office:value="168.574" calcext:value-type="float">
            <text:p>168.574</text:p>
          </table:table-cell>
          <table:table-cell office:value-type="float" office:value="251.204" calcext:value-type="float">
            <text:p>251.204</text:p>
          </table:table-cell>
          <table:table-cell office:value-type="float" office:value="142.445" calcext:value-type="float">
            <text:p>142.445</text:p>
          </table:table-cell>
          <table:table-cell office:value-type="float" office:value="162.53" calcext:value-type="float">
            <text:p>162.53</text:p>
          </table:table-cell>
          <table:table-cell office:value-type="float" office:value="57.7899" calcext:value-type="float">
            <text:p>57.7899</text:p>
          </table:table-cell>
          <table:table-cell office:value-type="float" office:value="95.1621" calcext:value-type="float">
            <text:p>95.1621</text:p>
          </table:table-cell>
          <table:table-cell office:value-type="float" office:value="207.331" calcext:value-type="float">
            <text:p>207.331</text:p>
          </table:table-cell>
          <table:table-cell office:value-type="float" office:value="-0.000264925" calcext:value-type="float">
            <text:p>-0.0002649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9]-[.A769]; 2)+POWER([.K769]-[.B769];2))" office:value-type="float" office:value="215.622529184684" calcext:value-type="float">
            <text:p>215.6225291847</text:p>
          </table:table-cell>
          <table:table-cell table:formula="of:=SQRT(POWER([.J769]-[.C769]; 2)+POWER([.K769]-[.D769];2))" office:value-type="float" office:value="254.291759451619" calcext:value-type="float">
            <text:p>254.2917594516</text:p>
          </table:table-cell>
        </table:table-row>
        <table:table-row table:style-name="ro1">
          <table:table-cell office:value-type="float" office:value="149.553" calcext:value-type="float">
            <text:p>149.553</text:p>
          </table:table-cell>
          <table:table-cell office:value-type="float" office:value="273.169" calcext:value-type="float">
            <text:p>273.169</text:p>
          </table:table-cell>
          <table:table-cell office:value-type="float" office:value="123.38" calcext:value-type="float">
            <text:p>123.38</text:p>
          </table:table-cell>
          <table:table-cell office:value-type="float" office:value="182.968" calcext:value-type="float">
            <text:p>182.968</text:p>
          </table:table-cell>
          <table:table-cell office:value-type="float" office:value="54.6267" calcext:value-type="float">
            <text:p>54.6267</text:p>
          </table:table-cell>
          <table:table-cell office:value-type="float" office:value="125.589" calcext:value-type="float">
            <text:p>125.589</text:p>
          </table:table-cell>
          <table:table-cell office:value-type="float" office:value="234.426" calcext:value-type="float">
            <text:p>234.426</text:p>
          </table:table-cell>
          <table:table-cell office:value-type="float" office:value="-0.00163078" calcext:value-type="float">
            <text:p>-0.001630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0]-[.A770]; 2)+POWER([.K770]-[.B770];2))" office:value-type="float" office:value="236.509835672853" calcext:value-type="float">
            <text:p>236.5098356729</text:p>
          </table:table-cell>
          <table:table-cell table:formula="of:=SQRT(POWER([.J770]-[.C770]; 2)+POWER([.K770]-[.D770];2))" office:value-type="float" office:value="267.221932902223" calcext:value-type="float">
            <text:p>267.2219329022</text:p>
          </table:table-cell>
        </table:table-row>
        <table:table-row table:style-name="ro1">
          <table:table-cell office:value-type="float" office:value="150.427" calcext:value-type="float">
            <text:p>150.427</text:p>
          </table:table-cell>
          <table:table-cell office:value-type="float" office:value="273.37" calcext:value-type="float">
            <text:p>273.37</text:p>
          </table:table-cell>
          <table:table-cell office:value-type="float" office:value="124.248" calcext:value-type="float">
            <text:p>124.248</text:p>
          </table:table-cell>
          <table:table-cell office:value-type="float" office:value="183.232" calcext:value-type="float">
            <text:p>183.232</text:p>
          </table:table-cell>
          <table:table-cell office:value-type="float" office:value="54.0642" calcext:value-type="float">
            <text:p>54.0642</text:p>
          </table:table-cell>
          <table:table-cell office:value-type="float" office:value="125.551" calcext:value-type="float">
            <text:p>125.551</text:p>
          </table:table-cell>
          <table:table-cell office:value-type="float" office:value="233.138" calcext:value-type="float">
            <text:p>233.138</text:p>
          </table:table-cell>
          <table:table-cell office:value-type="float" office:value="-0.00747337" calcext:value-type="float">
            <text:p>-0.007473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1]-[.A771]; 2)+POWER([.K771]-[.B771];2))" office:value-type="float" office:value="235.670157697151" calcext:value-type="float">
            <text:p>235.6701576972</text:p>
          </table:table-cell>
          <table:table-cell table:formula="of:=SQRT(POWER([.J771]-[.C771]; 2)+POWER([.K771]-[.D771];2))" office:value-type="float" office:value="266.317065408884" calcext:value-type="float">
            <text:p>266.3170654089</text:p>
          </table:table-cell>
        </table:table-row>
        <table:table-row table:style-name="ro1">
          <table:table-cell office:value-type="float" office:value="148.389" calcext:value-type="float">
            <text:p>148.389</text:p>
          </table:table-cell>
          <table:table-cell office:value-type="float" office:value="272.891" calcext:value-type="float">
            <text:p>272.891</text:p>
          </table:table-cell>
          <table:table-cell office:value-type="float" office:value="122.229" calcext:value-type="float">
            <text:p>122.229</text:p>
          </table:table-cell>
          <table:table-cell office:value-type="float" office:value="182.561" calcext:value-type="float">
            <text:p>182.561</text:p>
          </table:table-cell>
          <table:table-cell office:value-type="float" office:value="55.828" calcext:value-type="float">
            <text:p>55.828</text:p>
          </table:table-cell>
          <table:table-cell office:value-type="float" office:value="125.843" calcext:value-type="float">
            <text:p>125.843</text:p>
          </table:table-cell>
          <table:table-cell office:value-type="float" office:value="236.149" calcext:value-type="float">
            <text:p>236.149</text:p>
          </table:table-cell>
          <table:table-cell office:value-type="float" office:value="-0.0154609" calcext:value-type="float">
            <text:p>-0.01546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2]-[.A772]; 2)+POWER([.K772]-[.B772];2))" office:value-type="float" office:value="237.627433605634" calcext:value-type="float">
            <text:p>237.6274336056</text:p>
          </table:table-cell>
          <table:table-cell table:formula="of:=SQRT(POWER([.J772]-[.C772]; 2)+POWER([.K772]-[.D772];2))" office:value-type="float" office:value="268.434444812882" calcext:value-type="float">
            <text:p>268.4344448129</text:p>
          </table:table-cell>
        </table:table-row>
        <table:table-row table:style-name="ro1">
          <table:table-cell office:value-type="float" office:value="154.526" calcext:value-type="float">
            <text:p>154.526</text:p>
          </table:table-cell>
          <table:table-cell office:value-type="float" office:value="220.036" calcext:value-type="float">
            <text:p>220.036</text:p>
          </table:table-cell>
          <table:table-cell office:value-type="float" office:value="128.206" calcext:value-type="float">
            <text:p>128.206</text:p>
          </table:table-cell>
          <table:table-cell office:value-type="float" office:value="136.949" calcext:value-type="float">
            <text:p>136.949</text:p>
          </table:table-cell>
          <table:table-cell office:value-type="float" office:value="15.3256" calcext:value-type="float">
            <text:p>15.3256</text:p>
          </table:table-cell>
          <table:table-cell office:value-type="float" office:value="28.5736" calcext:value-type="float">
            <text:p>28.5736</text:p>
          </table:table-cell>
          <table:table-cell office:value-type="float" office:value="227.745" calcext:value-type="float">
            <text:p>227.745</text:p>
          </table:table-cell>
          <table:table-cell office:value-type="float" office:value="-9.0886" calcext:value-type="float">
            <text:p>-9.08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3]-[.A773]; 2)+POWER([.K773]-[.B773];2))" office:value-type="float" office:value="230.522740682996" calcext:value-type="float">
            <text:p>230.522740683</text:p>
          </table:table-cell>
          <table:table-cell table:formula="of:=SQRT(POWER([.J773]-[.C773]; 2)+POWER([.K773]-[.D773];2))" office:value-type="float" office:value="276.525375032745" calcext:value-type="float">
            <text:p>276.5253750327</text:p>
          </table:table-cell>
        </table:table-row>
        <table:table-row table:style-name="ro1">
          <table:table-cell office:value-type="float" office:value="154.77" calcext:value-type="float">
            <text:p>154.77</text:p>
          </table:table-cell>
          <table:table-cell office:value-type="float" office:value="218.027" calcext:value-type="float">
            <text:p>218.027</text:p>
          </table:table-cell>
          <table:table-cell office:value-type="float" office:value="128.465" calcext:value-type="float">
            <text:p>128.465</text:p>
          </table:table-cell>
          <table:table-cell office:value-type="float" office:value="134.911" calcext:value-type="float">
            <text:p>134.911</text:p>
          </table:table-cell>
          <table:table-cell office:value-type="float" office:value="17.0437" calcext:value-type="float">
            <text:p>17.0437</text:p>
          </table:table-cell>
          <table:table-cell office:value-type="float" office:value="26.4734" calcext:value-type="float">
            <text:p>26.4734</text:p>
          </table:table-cell>
          <table:table-cell office:value-type="float" office:value="227.482" calcext:value-type="float">
            <text:p>227.482</text:p>
          </table:table-cell>
          <table:table-cell office:value-type="float" office:value="-18.1546" calcext:value-type="float">
            <text:p>-18.15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4]-[.A774]; 2)+POWER([.K774]-[.B774];2))" office:value-type="float" office:value="230.48014584558" calcext:value-type="float">
            <text:p>230.4801458456</text:p>
          </table:table-cell>
          <table:table-cell table:formula="of:=SQRT(POWER([.J774]-[.C774]; 2)+POWER([.K774]-[.D774];2))" office:value-type="float" office:value="277.06712209499" calcext:value-type="float">
            <text:p>277.067122095</text:p>
          </table:table-cell>
        </table:table-row>
        <table:table-row table:style-name="ro1">
          <table:table-cell office:value-type="float" office:value="171.703" calcext:value-type="float">
            <text:p>171.703</text:p>
          </table:table-cell>
          <table:table-cell office:value-type="float" office:value="181.08" calcext:value-type="float">
            <text:p>181.08</text:p>
          </table:table-cell>
          <table:table-cell office:value-type="float" office:value="145.839" calcext:value-type="float">
            <text:p>145.839</text:p>
          </table:table-cell>
          <table:table-cell office:value-type="float" office:value="95.0608" calcext:value-type="float">
            <text:p>95.0608</text:p>
          </table:table-cell>
          <table:table-cell office:value-type="float" office:value="78.0077" calcext:value-type="float">
            <text:p>78.0077</text:p>
          </table:table-cell>
          <table:table-cell office:value-type="float" office:value="4.09515" calcext:value-type="float">
            <text:p>4.09515</text:p>
          </table:table-cell>
          <table:table-cell office:value-type="float" office:value="205.049" calcext:value-type="float">
            <text:p>205.049</text:p>
          </table:table-cell>
          <table:table-cell office:value-type="float" office:value="0.81321" calcext:value-type="float">
            <text:p>0.813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5]-[.A775]; 2)+POWER([.K775]-[.B775];2))" office:value-type="float" office:value="220.864806180161" calcext:value-type="float">
            <text:p>220.8648061802</text:p>
          </table:table-cell>
          <table:table-cell table:formula="of:=SQRT(POWER([.J775]-[.C775]; 2)+POWER([.K775]-[.D775];2))" office:value-type="float" office:value="279.8424385572" calcext:value-type="float">
            <text:p>279.8424385572</text:p>
          </table:table-cell>
        </table:table-row>
        <table:table-row table:style-name="ro1">
          <table:table-cell office:value-type="float" office:value="173.668" calcext:value-type="float">
            <text:p>173.668</text:p>
          </table:table-cell>
          <table:table-cell office:value-type="float" office:value="187.464" calcext:value-type="float">
            <text:p>187.464</text:p>
          </table:table-cell>
          <table:table-cell office:value-type="float" office:value="147.727" calcext:value-type="float">
            <text:p>147.727</text:p>
          </table:table-cell>
          <table:table-cell office:value-type="float" office:value="102.193" calcext:value-type="float">
            <text:p>102.193</text:p>
          </table:table-cell>
          <table:table-cell office:value-type="float" office:value="65.6828" calcext:value-type="float">
            <text:p>65.6828</text:p>
          </table:table-cell>
          <table:table-cell office:value-type="float" office:value="6.3386" calcext:value-type="float">
            <text:p>6.3386</text:p>
          </table:table-cell>
          <table:table-cell office:value-type="float" office:value="201.414" calcext:value-type="float">
            <text:p>201.414</text:p>
          </table:table-cell>
          <table:table-cell office:value-type="float" office:value="0.538664" calcext:value-type="float">
            <text:p>0.5386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6]-[.A776]; 2)+POWER([.K776]-[.B776];2))" office:value-type="float" office:value="217.287195941224" calcext:value-type="float">
            <text:p>217.2871959412</text:p>
          </table:table-cell>
          <table:table-cell table:formula="of:=SQRT(POWER([.J776]-[.C776]; 2)+POWER([.K776]-[.D776];2))" office:value-type="float" office:value="274.537661857167" calcext:value-type="float">
            <text:p>274.5376618572</text:p>
          </table:table-cell>
        </table:table-row>
        <table:table-row table:style-name="ro1">
          <table:table-cell office:value-type="float" office:value="166.769" calcext:value-type="float">
            <text:p>166.769</text:p>
          </table:table-cell>
          <table:table-cell office:value-type="float" office:value="193.382" calcext:value-type="float">
            <text:p>193.382</text:p>
          </table:table-cell>
          <table:table-cell office:value-type="float" office:value="140.777" calcext:value-type="float">
            <text:p>140.777</text:p>
          </table:table-cell>
          <table:table-cell office:value-type="float" office:value="108.218" calcext:value-type="float">
            <text:p>108.218</text:p>
          </table:table-cell>
          <table:table-cell office:value-type="float" office:value="59.0526" calcext:value-type="float">
            <text:p>59.0526</text:p>
          </table:table-cell>
          <table:table-cell office:value-type="float" office:value="11.9424" calcext:value-type="float">
            <text:p>11.9424</text:p>
          </table:table-cell>
          <table:table-cell office:value-type="float" office:value="211.379" calcext:value-type="float">
            <text:p>211.379</text:p>
          </table:table-cell>
          <table:table-cell office:value-type="float" office:value="0.336837" calcext:value-type="float">
            <text:p>0.3368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7]-[.A777]; 2)+POWER([.K777]-[.B777];2))" office:value-type="float" office:value="222.605070214045" calcext:value-type="float">
            <text:p>222.605070214</text:p>
          </table:table-cell>
          <table:table-cell table:formula="of:=SQRT(POWER([.J777]-[.C777]; 2)+POWER([.K777]-[.D777];2))" office:value-type="float" office:value="277.587916258976" calcext:value-type="float">
            <text:p>277.587916259</text:p>
          </table:table-cell>
        </table:table-row>
        <table:table-row table:style-name="ro1">
          <table:table-cell office:value-type="float" office:value="176.566" calcext:value-type="float">
            <text:p>176.566</text:p>
          </table:table-cell>
          <table:table-cell office:value-type="float" office:value="191.295" calcext:value-type="float">
            <text:p>191.295</text:p>
          </table:table-cell>
          <table:table-cell office:value-type="float" office:value="150.591" calcext:value-type="float">
            <text:p>150.591</text:p>
          </table:table-cell>
          <table:table-cell office:value-type="float" office:value="106.404" calcext:value-type="float">
            <text:p>106.404</text:p>
          </table:table-cell>
          <table:table-cell office:value-type="float" office:value="59.3811" calcext:value-type="float">
            <text:p>59.3811</text:p>
          </table:table-cell>
          <table:table-cell office:value-type="float" office:value="8.22359" calcext:value-type="float">
            <text:p>8.22359</text:p>
          </table:table-cell>
          <table:table-cell office:value-type="float" office:value="196.669" calcext:value-type="float">
            <text:p>196.669</text:p>
          </table:table-cell>
          <table:table-cell office:value-type="float" office:value="0.325416" calcext:value-type="float">
            <text:p>0.3254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8]-[.A778]; 2)+POWER([.K778]-[.B778];2))" office:value-type="float" office:value="213.541240468908" calcext:value-type="float">
            <text:p>213.5412404689</text:p>
          </table:table-cell>
          <table:table-cell table:formula="of:=SQRT(POWER([.J778]-[.C778]; 2)+POWER([.K778]-[.D778];2))" office:value-type="float" office:value="269.937097296759" calcext:value-type="float">
            <text:p>269.9370972968</text:p>
          </table:table-cell>
        </table:table-row>
        <table:table-row table:style-name="ro1">
          <table:table-cell office:value-type="float" office:value="176.64" calcext:value-type="float">
            <text:p>176.64</text:p>
          </table:table-cell>
          <table:table-cell office:value-type="float" office:value="191.451" calcext:value-type="float">
            <text:p>191.451</text:p>
          </table:table-cell>
          <table:table-cell office:value-type="float" office:value="150.695" calcext:value-type="float">
            <text:p>150.695</text:p>
          </table:table-cell>
          <table:table-cell office:value-type="float" office:value="105.954" calcext:value-type="float">
            <text:p>105.954</text:p>
          </table:table-cell>
          <table:table-cell office:value-type="float" office:value="65.9636" calcext:value-type="float">
            <text:p>65.9636</text:p>
          </table:table-cell>
          <table:table-cell office:value-type="float" office:value="12.1835" calcext:value-type="float">
            <text:p>12.1835</text:p>
          </table:table-cell>
          <table:table-cell office:value-type="float" office:value="196.882" calcext:value-type="float">
            <text:p>196.882</text:p>
          </table:table-cell>
          <table:table-cell office:value-type="float" office:value="0.269239" calcext:value-type="float">
            <text:p>0.2692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9]-[.A779]; 2)+POWER([.K779]-[.B779];2))" office:value-type="float" office:value="213.432356968197" calcext:value-type="float">
            <text:p>213.4323569682</text:p>
          </table:table-cell>
          <table:table-cell table:formula="of:=SQRT(POWER([.J779]-[.C779]; 2)+POWER([.K779]-[.D779];2))" office:value-type="float" office:value="270.073577272935" calcext:value-type="float">
            <text:p>270.0735772729</text:p>
          </table:table-cell>
        </table:table-row>
        <table:table-row table:style-name="ro1">
          <table:table-cell office:value-type="float" office:value="176.408" calcext:value-type="float">
            <text:p>176.408</text:p>
          </table:table-cell>
          <table:table-cell office:value-type="float" office:value="192.322" calcext:value-type="float">
            <text:p>192.322</text:p>
          </table:table-cell>
          <table:table-cell office:value-type="float" office:value="150.451" calcext:value-type="float">
            <text:p>150.451</text:p>
          </table:table-cell>
          <table:table-cell office:value-type="float" office:value="106.959" calcext:value-type="float">
            <text:p>106.959</text:p>
          </table:table-cell>
          <table:table-cell office:value-type="float" office:value="63.8475" calcext:value-type="float">
            <text:p>63.8475</text:p>
          </table:table-cell>
          <table:table-cell office:value-type="float" office:value="12.2965" calcext:value-type="float">
            <text:p>12.2965</text:p>
          </table:table-cell>
          <table:table-cell office:value-type="float" office:value="197.11" calcext:value-type="float">
            <text:p>197.11</text:p>
          </table:table-cell>
          <table:table-cell office:value-type="float" office:value="0.163293" calcext:value-type="float">
            <text:p>0.1632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0]-[.A780]; 2)+POWER([.K780]-[.B780];2))" office:value-type="float" office:value="213.453372304117" calcext:value-type="float">
            <text:p>213.4533723041</text:p>
          </table:table-cell>
          <table:table-cell table:formula="of:=SQRT(POWER([.J780]-[.C780]; 2)+POWER([.K780]-[.D780];2))" office:value-type="float" office:value="269.779923422778" calcext:value-type="float">
            <text:p>269.7799234228</text:p>
          </table:table-cell>
        </table:table-row>
        <table:table-row table:style-name="ro1">
          <table:table-cell office:value-type="float" office:value="168.239" calcext:value-type="float">
            <text:p>168.239</text:p>
          </table:table-cell>
          <table:table-cell office:value-type="float" office:value="192.713" calcext:value-type="float">
            <text:p>192.713</text:p>
          </table:table-cell>
          <table:table-cell office:value-type="float" office:value="142.251" calcext:value-type="float">
            <text:p>142.251</text:p>
          </table:table-cell>
          <table:table-cell office:value-type="float" office:value="107.581" calcext:value-type="float">
            <text:p>107.581</text:p>
          </table:table-cell>
          <table:table-cell office:value-type="float" office:value="59.4448" calcext:value-type="float">
            <text:p>59.4448</text:p>
          </table:table-cell>
          <table:table-cell office:value-type="float" office:value="11.0502" calcext:value-type="float">
            <text:p>11.0502</text:p>
          </table:table-cell>
          <table:table-cell office:value-type="float" office:value="209.2" calcext:value-type="float">
            <text:p>209.2</text:p>
          </table:table-cell>
          <table:table-cell office:value-type="float" office:value="0.162409" calcext:value-type="float">
            <text:p>0.1624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1]-[.A781]; 2)+POWER([.K781]-[.B781];2))" office:value-type="float" office:value="221.318814134723" calcext:value-type="float">
            <text:p>221.3188141347</text:p>
          </table:table-cell>
          <table:table-cell table:formula="of:=SQRT(POWER([.J781]-[.C781]; 2)+POWER([.K781]-[.D781];2))" office:value-type="float" office:value="276.606302462543" calcext:value-type="float">
            <text:p>276.6063024625</text:p>
          </table:table-cell>
        </table:table-row>
        <table:table-row table:style-name="ro1">
          <table:table-cell office:value-type="float" office:value="167.103" calcext:value-type="float">
            <text:p>167.103</text:p>
          </table:table-cell>
          <table:table-cell office:value-type="float" office:value="193.295" calcext:value-type="float">
            <text:p>193.295</text:p>
          </table:table-cell>
          <table:table-cell office:value-type="float" office:value="141.113" calcext:value-type="float">
            <text:p>141.113</text:p>
          </table:table-cell>
          <table:table-cell office:value-type="float" office:value="108.124" calcext:value-type="float">
            <text:p>108.124</text:p>
          </table:table-cell>
          <table:table-cell office:value-type="float" office:value="59.2591" calcext:value-type="float">
            <text:p>59.2591</text:p>
          </table:table-cell>
          <table:table-cell office:value-type="float" office:value="11.9031" calcext:value-type="float">
            <text:p>11.9031</text:p>
          </table:table-cell>
          <table:table-cell office:value-type="float" office:value="210.887" calcext:value-type="float">
            <text:p>210.887</text:p>
          </table:table-cell>
          <table:table-cell office:value-type="float" office:value="0.156836" calcext:value-type="float">
            <text:p>0.1568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2]-[.A782]; 2)+POWER([.K782]-[.B782];2))" office:value-type="float" office:value="222.298190802355" calcext:value-type="float">
            <text:p>222.2981908024</text:p>
          </table:table-cell>
          <table:table-cell table:formula="of:=SQRT(POWER([.J782]-[.C782]; 2)+POWER([.K782]-[.D782];2))" office:value-type="float" office:value="277.338922881373" calcext:value-type="float">
            <text:p>277.3389228814</text:p>
          </table:table-cell>
        </table:table-row>
        <table:table-row table:style-name="ro1">
          <table:table-cell office:value-type="float" office:value="172.398" calcext:value-type="float">
            <text:p>172.398</text:p>
          </table:table-cell>
          <table:table-cell office:value-type="float" office:value="188.592" calcext:value-type="float">
            <text:p>188.592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103.625" calcext:value-type="float">
            <text:p>103.625</text:p>
          </table:table-cell>
          <table:table-cell office:value-type="float" office:value="61.2889" calcext:value-type="float">
            <text:p>61.2889</text:p>
          </table:table-cell>
          <table:table-cell office:value-type="float" office:value="5.6172" calcext:value-type="float">
            <text:p>5.6172</text:p>
          </table:table-cell>
          <table:table-cell office:value-type="float" office:value="203.102" calcext:value-type="float">
            <text:p>203.102</text:p>
          </table:table-cell>
          <table:table-cell office:value-type="float" office:value="0.0977931" calcext:value-type="float">
            <text:p>0.09779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3]-[.A783]; 2)+POWER([.K783]-[.B783];2))" office:value-type="float" office:value="218.237991348894" calcext:value-type="float">
            <text:p>218.2379913489</text:p>
          </table:table-cell>
          <table:table-cell table:formula="of:=SQRT(POWER([.J783]-[.C783]; 2)+POWER([.K783]-[.D783];2))" office:value-type="float" office:value="274.92857274936" calcext:value-type="float">
            <text:p>274.9285727494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88.988" calcext:value-type="float">
            <text:p>188.988</text:p>
          </table:table-cell>
          <table:table-cell office:value-type="float" office:value="145.634" calcext:value-type="float">
            <text:p>145.634</text:p>
          </table:table-cell>
          <table:table-cell office:value-type="float" office:value="103.966" calcext:value-type="float">
            <text:p>103.966</text:p>
          </table:table-cell>
          <table:table-cell office:value-type="float" office:value="61.4708" calcext:value-type="float">
            <text:p>61.4708</text:p>
          </table:table-cell>
          <table:table-cell office:value-type="float" office:value="6.37755" calcext:value-type="float">
            <text:p>6.37755</text:p>
          </table:table-cell>
          <table:table-cell office:value-type="float" office:value="204.306" calcext:value-type="float">
            <text:p>204.306</text:p>
          </table:table-cell>
          <table:table-cell office:value-type="float" office:value="0.0418089" calcext:value-type="float">
            <text:p>0.04180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4]-[.A784]; 2)+POWER([.K784]-[.B784];2))" office:value-type="float" office:value="218.915582232056" calcext:value-type="float">
            <text:p>218.9155822321</text:p>
          </table:table-cell>
          <table:table-cell table:formula="of:=SQRT(POWER([.J784]-[.C784]; 2)+POWER([.K784]-[.D784];2))" office:value-type="float" office:value="275.448243980607" calcext:value-type="float">
            <text:p>275.4482439806</text:p>
          </table:table-cell>
        </table:table-row>
        <table:table-row table:style-name="ro1">
          <table:table-cell office:value-type="float" office:value="176.073" calcext:value-type="float">
            <text:p>176.073</text:p>
          </table:table-cell>
          <table:table-cell office:value-type="float" office:value="192.408" calcext:value-type="float">
            <text:p>192.408</text:p>
          </table:table-cell>
          <table:table-cell office:value-type="float" office:value="150.114" calcext:value-type="float">
            <text:p>150.114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63.641" calcext:value-type="float">
            <text:p>63.641</text:p>
          </table:table-cell>
          <table:table-cell office:value-type="float" office:value="12.3358" calcext:value-type="float">
            <text:p>12.3358</text:p>
          </table:table-cell>
          <table:table-cell office:value-type="float" office:value="197.603" calcext:value-type="float">
            <text:p>197.603</text:p>
          </table:table-cell>
          <table:table-cell office:value-type="float" office:value="0.0397784" calcext:value-type="float">
            <text:p>0.03977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5]-[.A785]; 2)+POWER([.K785]-[.B785];2))" office:value-type="float" office:value="213.759219200015" calcext:value-type="float">
            <text:p>213.7592192</text:p>
          </table:table-cell>
          <table:table-cell table:formula="of:=SQRT(POWER([.J785]-[.C785]; 2)+POWER([.K785]-[.D785];2))" office:value-type="float" office:value="270.024728136147" calcext:value-type="float">
            <text:p>270.0247281361</text:p>
          </table:table-cell>
        </table:table-row>
        <table:table-row table:style-name="ro1">
          <table:table-cell office:value-type="float" office:value="177.226" calcext:value-type="float">
            <text:p>177.226</text:p>
          </table:table-cell>
          <table:table-cell office:value-type="float" office:value="191.679" calcext:value-type="float">
            <text:p>191.679</text:p>
          </table:table-cell>
          <table:table-cell office:value-type="float" office:value="151.258" calcext:value-type="float">
            <text:p>151.258</text:p>
          </table:table-cell>
          <table:table-cell office:value-type="float" office:value="106.623" calcext:value-type="float">
            <text:p>106.623</text:p>
          </table:table-cell>
          <table:table-cell office:value-type="float" office:value="61.0669" calcext:value-type="float">
            <text:p>61.0669</text:p>
          </table:table-cell>
          <table:table-cell office:value-type="float" office:value="9.69824" calcext:value-type="float">
            <text:p>9.69824</text:p>
          </table:table-cell>
          <table:table-cell office:value-type="float" office:value="195.75" calcext:value-type="float">
            <text:p>195.75</text:p>
          </table:table-cell>
          <table:table-cell office:value-type="float" office:value="0.0337122" calcext:value-type="float">
            <text:p>0.03371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6]-[.A786]; 2)+POWER([.K786]-[.B786];2))" office:value-type="float" office:value="212.809046135262" calcext:value-type="float">
            <text:p>212.8090461353</text:p>
          </table:table-cell>
          <table:table-cell table:formula="of:=SQRT(POWER([.J786]-[.C786]; 2)+POWER([.K786]-[.D786];2))" office:value-type="float" office:value="269.25038661625" calcext:value-type="float">
            <text:p>269.2503866163</text:p>
          </table:table-cell>
        </table:table-row>
        <table:table-row table:style-name="ro1">
          <table:table-cell office:value-type="float" office:value="176.604" calcext:value-type="float">
            <text:p>176.604</text:p>
          </table:table-cell>
          <table:table-cell office:value-type="float" office:value="191.798" calcext:value-type="float">
            <text:p>191.798</text:p>
          </table:table-cell>
          <table:table-cell office:value-type="float" office:value="150.635" calcext:value-type="float">
            <text:p>150.635</text:p>
          </table:table-cell>
          <table:table-cell office:value-type="float" office:value="106.726" calcext:value-type="float">
            <text:p>106.726</text:p>
          </table:table-cell>
          <table:table-cell office:value-type="float" office:value="61.048" calcext:value-type="float">
            <text:p>61.048</text:p>
          </table:table-cell>
          <table:table-cell office:value-type="float" office:value="9.91541" calcext:value-type="float">
            <text:p>9.91541</text:p>
          </table:table-cell>
          <table:table-cell office:value-type="float" office:value="196.686" calcext:value-type="float">
            <text:p>196.686</text:p>
          </table:table-cell>
          <table:table-cell office:value-type="float" office:value="0.0286431" calcext:value-type="float">
            <text:p>0.02864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7]-[.A787]; 2)+POWER([.K787]-[.B787];2))" office:value-type="float" office:value="213.385429727524" calcext:value-type="float">
            <text:p>213.3854297275</text:p>
          </table:table-cell>
          <table:table-cell table:formula="of:=SQRT(POWER([.J787]-[.C787]; 2)+POWER([.K787]-[.D787];2))" office:value-type="float" office:value="269.737424731905" calcext:value-type="float">
            <text:p>269.7374247319</text:p>
          </table:table-cell>
        </table:table-row>
        <table:table-row table:style-name="ro1">
          <table:table-cell office:value-type="float" office:value="161.398" calcext:value-type="float">
            <text:p>161.398</text:p>
          </table:table-cell>
          <table:table-cell office:value-type="float" office:value="247.499" calcext:value-type="float">
            <text:p>247.499</text:p>
          </table:table-cell>
          <table:table-cell office:value-type="float" office:value="135.04" calcext:value-type="float">
            <text:p>135.04</text:p>
          </table:table-cell>
          <table:table-cell office:value-type="float" office:value="162.775" calcext:value-type="float">
            <text:p>162.775</text:p>
          </table:table-cell>
          <table:table-cell office:value-type="float" office:value="16.9143" calcext:value-type="float">
            <text:p>16.9143</text:p>
          </table:table-cell>
          <table:table-cell office:value-type="float" office:value="69.5637" calcext:value-type="float">
            <text:p>69.5637</text:p>
          </table:table-cell>
          <table:table-cell office:value-type="float" office:value="216.558" calcext:value-type="float">
            <text:p>216.558</text:p>
          </table:table-cell>
          <table:table-cell office:value-type="float" office:value="0.968308" calcext:value-type="float">
            <text:p>0.9683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8]-[.A788]; 2)+POWER([.K788]-[.B788];2))" office:value-type="float" office:value="222.669911314933" calcext:value-type="float">
            <text:p>222.6699113149</text:p>
          </table:table-cell>
          <table:table-cell table:formula="of:=SQRT(POWER([.J788]-[.C788]; 2)+POWER([.K788]-[.D788];2))" office:value-type="float" office:value="261.261712129811" calcext:value-type="float">
            <text:p>261.2617121298</text:p>
          </table:table-cell>
        </table:table-row>
        <table:table-row table:style-name="ro1">
          <table:table-cell office:value-type="float" office:value="156.181" calcext:value-type="float">
            <text:p>156.181</text:p>
          </table:table-cell>
          <table:table-cell office:value-type="float" office:value="253.316" calcext:value-type="float">
            <text:p>253.316</text:p>
          </table:table-cell>
          <table:table-cell office:value-type="float" office:value="129.748" calcext:value-type="float">
            <text:p>129.748</text:p>
          </table:table-cell>
          <table:table-cell office:value-type="float" office:value="168.909" calcext:value-type="float">
            <text:p>168.909</text:p>
          </table:table-cell>
          <table:table-cell office:value-type="float" office:value="8.54821" calcext:value-type="float">
            <text:p>8.54821</text:p>
          </table:table-cell>
          <table:table-cell office:value-type="float" office:value="74.18" calcext:value-type="float">
            <text:p>74.18</text:p>
          </table:table-cell>
          <table:table-cell office:value-type="float" office:value="224.019" calcext:value-type="float">
            <text:p>224.019</text:p>
          </table:table-cell>
          <table:table-cell office:value-type="float" office:value="0.489133" calcext:value-type="float">
            <text:p>0.4891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9]-[.A789]; 2)+POWER([.K789]-[.B789];2))" office:value-type="float" office:value="228.099865447133" calcext:value-type="float">
            <text:p>228.0998654471</text:p>
          </table:table-cell>
          <table:table-cell table:formula="of:=SQRT(POWER([.J789]-[.C789]; 2)+POWER([.K789]-[.D789];2))" office:value-type="float" office:value="264.549378727299" calcext:value-type="float">
            <text:p>264.5493787273</text:p>
          </table:table-cell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255.934" calcext:value-type="float">
            <text:p>255.934</text:p>
          </table:table-cell>
          <table:table-cell office:value-type="float" office:value="132.865" calcext:value-type="float">
            <text:p>132.865</text:p>
          </table:table-cell>
          <table:table-cell office:value-type="float" office:value="171.499" calcext:value-type="float">
            <text:p>171.499</text:p>
          </table:table-cell>
          <table:table-cell office:value-type="float" office:value="7.89684" calcext:value-type="float">
            <text:p>7.89684</text:p>
          </table:table-cell>
          <table:table-cell office:value-type="float" office:value="77.4899" calcext:value-type="float">
            <text:p>77.4899</text:p>
          </table:table-cell>
          <table:table-cell office:value-type="float" office:value="219.2" calcext:value-type="float">
            <text:p>219.2</text:p>
          </table:table-cell>
          <table:table-cell office:value-type="float" office:value="0.248114" calcext:value-type="float">
            <text:p>0.2481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0]-[.A790]; 2)+POWER([.K790]-[.B790];2))" office:value-type="float" office:value="225.13162007146" calcext:value-type="float">
            <text:p>225.1316200715</text:p>
          </table:table-cell>
          <table:table-cell table:formula="of:=SQRT(POWER([.J790]-[.C790]; 2)+POWER([.K790]-[.D790];2))" office:value-type="float" office:value="260.843208127028" calcext:value-type="float">
            <text:p>260.843208127</text:p>
          </table:table-cell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255.934" calcext:value-type="float">
            <text:p>255.934</text:p>
          </table:table-cell>
          <table:table-cell office:value-type="float" office:value="132.865" calcext:value-type="float">
            <text:p>132.865</text:p>
          </table:table-cell>
          <table:table-cell office:value-type="float" office:value="171.499" calcext:value-type="float">
            <text:p>171.499</text:p>
          </table:table-cell>
          <table:table-cell office:value-type="float" office:value="7.89684" calcext:value-type="float">
            <text:p>7.89684</text:p>
          </table:table-cell>
          <table:table-cell office:value-type="float" office:value="77.4899" calcext:value-type="float">
            <text:p>77.4899</text:p>
          </table:table-cell>
          <table:table-cell office:value-type="float" office:value="219.2" calcext:value-type="float">
            <text:p>219.2</text:p>
          </table:table-cell>
          <table:table-cell office:value-type="float" office:value="0.248114" calcext:value-type="float">
            <text:p>0.2481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1]-[.A791]; 2)+POWER([.K791]-[.B791];2))" office:value-type="float" office:value="225.13162007146" calcext:value-type="float">
            <text:p>225.1316200715</text:p>
          </table:table-cell>
          <table:table-cell table:formula="of:=SQRT(POWER([.J791]-[.C791]; 2)+POWER([.K791]-[.D791];2))" office:value-type="float" office:value="260.843208127028" calcext:value-type="float">
            <text:p>260.843208127</text:p>
          </table:table-cell>
        </table:table-row>
        <table:table-row table:style-name="ro1">
          <table:table-cell office:value-type="float" office:value="160.265" calcext:value-type="float">
            <text:p>160.265</text:p>
          </table:table-cell>
          <table:table-cell office:value-type="float" office:value="253.825" calcext:value-type="float">
            <text:p>253.825</text:p>
          </table:table-cell>
          <table:table-cell office:value-type="float" office:value="133.888" calcext:value-type="float">
            <text:p>133.888</text:p>
          </table:table-cell>
          <table:table-cell office:value-type="float" office:value="168.724" calcext:value-type="float">
            <text:p>168.724</text:p>
          </table:table-cell>
          <table:table-cell office:value-type="float" office:value="16.6577" calcext:value-type="float">
            <text:p>16.6577</text:p>
          </table:table-cell>
          <table:table-cell office:value-type="float" office:value="78.7403" calcext:value-type="float">
            <text:p>78.7403</text:p>
          </table:table-cell>
          <table:table-cell office:value-type="float" office:value="218.089" calcext:value-type="float">
            <text:p>218.089</text:p>
          </table:table-cell>
          <table:table-cell office:value-type="float" office:value="0.228128" calcext:value-type="float">
            <text:p>0.2281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2]-[.A792]; 2)+POWER([.K792]-[.B792];2))" office:value-type="float" office:value="224.047273694638" calcext:value-type="float">
            <text:p>224.0472736946</text:p>
          </table:table-cell>
          <table:table-cell table:formula="of:=SQRT(POWER([.J792]-[.C792]; 2)+POWER([.K792]-[.D792];2))" office:value-type="float" office:value="260.624988671463" calcext:value-type="float">
            <text:p>260.6249886715</text:p>
          </table:table-cell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255.934" calcext:value-type="float">
            <text:p>255.934</text:p>
          </table:table-cell>
          <table:table-cell office:value-type="float" office:value="132.865" calcext:value-type="float">
            <text:p>132.865</text:p>
          </table:table-cell>
          <table:table-cell office:value-type="float" office:value="171.499" calcext:value-type="float">
            <text:p>171.499</text:p>
          </table:table-cell>
          <table:table-cell office:value-type="float" office:value="7.89684" calcext:value-type="float">
            <text:p>7.89684</text:p>
          </table:table-cell>
          <table:table-cell office:value-type="float" office:value="77.4899" calcext:value-type="float">
            <text:p>77.4899</text:p>
          </table:table-cell>
          <table:table-cell office:value-type="float" office:value="219.2" calcext:value-type="float">
            <text:p>219.2</text:p>
          </table:table-cell>
          <table:table-cell office:value-type="float" office:value="0.169352" calcext:value-type="float">
            <text:p>0.1693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3]-[.A793]; 2)+POWER([.K793]-[.B793];2))" office:value-type="float" office:value="225.13162007146" calcext:value-type="float">
            <text:p>225.1316200715</text:p>
          </table:table-cell>
          <table:table-cell table:formula="of:=SQRT(POWER([.J793]-[.C793]; 2)+POWER([.K793]-[.D793];2))" office:value-type="float" office:value="260.843208127028" calcext:value-type="float">
            <text:p>260.843208127</text:p>
          </table:table-cell>
        </table:table-row>
        <table:table-row table:style-name="ro1">
          <table:table-cell office:value-type="float" office:value="155.976" calcext:value-type="float">
            <text:p>155.976</text:p>
          </table:table-cell>
          <table:table-cell office:value-type="float" office:value="253.311" calcext:value-type="float">
            <text:p>253.311</text:p>
          </table:table-cell>
          <table:table-cell office:value-type="float" office:value="129.593" calcext:value-type="float">
            <text:p>129.593</text:p>
          </table:table-cell>
          <table:table-cell office:value-type="float" office:value="168.12" calcext:value-type="float">
            <text:p>168.12</text:p>
          </table:table-cell>
          <table:table-cell office:value-type="float" office:value="16.9783" calcext:value-type="float">
            <text:p>16.9783</text:p>
          </table:table-cell>
          <table:table-cell office:value-type="float" office:value="78.4187" calcext:value-type="float">
            <text:p>78.4187</text:p>
          </table:table-cell>
          <table:table-cell office:value-type="float" office:value="224.576" calcext:value-type="float">
            <text:p>224.576</text:p>
          </table:table-cell>
          <table:table-cell office:value-type="float" office:value="0.160291" calcext:value-type="float">
            <text:p>0.1602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4]-[.A794]; 2)+POWER([.K794]-[.B794];2))" office:value-type="float" office:value="228.304365479506" calcext:value-type="float">
            <text:p>228.3043654795</text:p>
          </table:table-cell>
          <table:table-cell table:formula="of:=SQRT(POWER([.J794]-[.C794]; 2)+POWER([.K794]-[.D794];2))" office:value-type="float" office:value="264.917300395803" calcext:value-type="float">
            <text:p>264.9173003958</text:p>
          </table:table-cell>
        </table:table-row>
        <table:table-row table:style-name="ro1">
          <table:table-cell office:value-type="float" office:value="160.063" calcext:value-type="float">
            <text:p>160.063</text:p>
          </table:table-cell>
          <table:table-cell office:value-type="float" office:value="253.793" calcext:value-type="float">
            <text:p>253.793</text:p>
          </table:table-cell>
          <table:table-cell office:value-type="float" office:value="133.686" calcext:value-type="float">
            <text:p>133.686</text:p>
          </table:table-cell>
          <table:table-cell office:value-type="float" office:value="168.691" calcext:value-type="float">
            <text:p>168.691</text:p>
          </table:table-cell>
          <table:table-cell office:value-type="float" office:value="16.6574" calcext:value-type="float">
            <text:p>16.6574</text:p>
          </table:table-cell>
          <table:table-cell office:value-type="float" office:value="78.707" calcext:value-type="float">
            <text:p>78.707</text:p>
          </table:table-cell>
          <table:table-cell office:value-type="float" office:value="218.395" calcext:value-type="float">
            <text:p>218.395</text:p>
          </table:table-cell>
          <table:table-cell office:value-type="float" office:value="0.115576" calcext:value-type="float">
            <text:p>0.1155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5]-[.A795]; 2)+POWER([.K795]-[.B795];2))" office:value-type="float" office:value="224.247307270344" calcext:value-type="float">
            <text:p>224.2473072703</text:p>
          </table:table-cell>
          <table:table-cell table:formula="of:=SQRT(POWER([.J795]-[.C795]; 2)+POWER([.K795]-[.D795];2))" office:value-type="float" office:value="260.82811979731" calcext:value-type="float">
            <text:p>260.8281197973</text:p>
          </table:table-cell>
        </table:table-row>
        <table:table-row table:style-name="ro1">
          <table:table-cell office:value-type="float" office:value="156.234" calcext:value-type="float">
            <text:p>156.234</text:p>
          </table:table-cell>
          <table:table-cell office:value-type="float" office:value="251.593" calcext:value-type="float">
            <text:p>251.593</text:p>
          </table:table-cell>
          <table:table-cell office:value-type="float" office:value="129.761" calcext:value-type="float">
            <text:p>129.761</text:p>
          </table:table-cell>
          <table:table-cell office:value-type="float" office:value="167.935" calcext:value-type="float">
            <text:p>167.935</text:p>
          </table:table-cell>
          <table:table-cell office:value-type="float" office:value="1.48591" calcext:value-type="float">
            <text:p>1.48591</text:p>
          </table:table-cell>
          <table:table-cell office:value-type="float" office:value="68.0952" calcext:value-type="float">
            <text:p>68.0952</text:p>
          </table:table-cell>
          <table:table-cell office:value-type="float" office:value="223.784" calcext:value-type="float">
            <text:p>223.784</text:p>
          </table:table-cell>
          <table:table-cell office:value-type="float" office:value="0.0273947" calcext:value-type="float">
            <text:p>0.02739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6]-[.A796]; 2)+POWER([.K796]-[.B796];2))" office:value-type="float" office:value="227.967928457053" calcext:value-type="float">
            <text:p>227.9679284571</text:p>
          </table:table-cell>
          <table:table-cell table:formula="of:=SQRT(POWER([.J796]-[.C796]; 2)+POWER([.K796]-[.D796];2))" office:value-type="float" office:value="264.807653488339" calcext:value-type="float">
            <text:p>264.8076534883</text:p>
          </table:table-cell>
        </table:table-row>
        <table:table-row table:style-name="ro1">
          <table:table-cell office:value-type="float" office:value="156.234" calcext:value-type="float">
            <text:p>156.234</text:p>
          </table:table-cell>
          <table:table-cell office:value-type="float" office:value="251.593" calcext:value-type="float">
            <text:p>251.593</text:p>
          </table:table-cell>
          <table:table-cell office:value-type="float" office:value="129.761" calcext:value-type="float">
            <text:p>129.761</text:p>
          </table:table-cell>
          <table:table-cell office:value-type="float" office:value="167.935" calcext:value-type="float">
            <text:p>167.935</text:p>
          </table:table-cell>
          <table:table-cell office:value-type="float" office:value="1.48591" calcext:value-type="float">
            <text:p>1.48591</text:p>
          </table:table-cell>
          <table:table-cell office:value-type="float" office:value="68.0952" calcext:value-type="float">
            <text:p>68.0952</text:p>
          </table:table-cell>
          <table:table-cell office:value-type="float" office:value="223.784" calcext:value-type="float">
            <text:p>223.784</text:p>
          </table:table-cell>
          <table:table-cell office:value-type="float" office:value="0.0273947" calcext:value-type="float">
            <text:p>0.02739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7]-[.A797]; 2)+POWER([.K797]-[.B797];2))" office:value-type="float" office:value="227.967928457053" calcext:value-type="float">
            <text:p>227.9679284571</text:p>
          </table:table-cell>
          <table:table-cell table:formula="of:=SQRT(POWER([.J797]-[.C797]; 2)+POWER([.K797]-[.D797];2))" office:value-type="float" office:value="264.807653488339" calcext:value-type="float">
            <text:p>264.8076534883</text:p>
          </table:table-cell>
        </table:table-row>
        <table:table-row table:style-name="ro1">
          <table:table-cell office:value-type="float" office:value="156.234" calcext:value-type="float">
            <text:p>156.234</text:p>
          </table:table-cell>
          <table:table-cell office:value-type="float" office:value="251.593" calcext:value-type="float">
            <text:p>251.593</text:p>
          </table:table-cell>
          <table:table-cell office:value-type="float" office:value="129.761" calcext:value-type="float">
            <text:p>129.761</text:p>
          </table:table-cell>
          <table:table-cell office:value-type="float" office:value="167.935" calcext:value-type="float">
            <text:p>167.935</text:p>
          </table:table-cell>
          <table:table-cell office:value-type="float" office:value="1.48591" calcext:value-type="float">
            <text:p>1.48591</text:p>
          </table:table-cell>
          <table:table-cell office:value-type="float" office:value="68.0952" calcext:value-type="float">
            <text:p>68.0952</text:p>
          </table:table-cell>
          <table:table-cell office:value-type="float" office:value="223.784" calcext:value-type="float">
            <text:p>223.784</text:p>
          </table:table-cell>
          <table:table-cell office:value-type="float" office:value="0.0273947" calcext:value-type="float">
            <text:p>0.02739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8]-[.A798]; 2)+POWER([.K798]-[.B798];2))" office:value-type="float" office:value="227.967928457053" calcext:value-type="float">
            <text:p>227.9679284571</text:p>
          </table:table-cell>
          <table:table-cell table:formula="of:=SQRT(POWER([.J798]-[.C798]; 2)+POWER([.K798]-[.D798];2))" office:value-type="float" office:value="264.807653488339" calcext:value-type="float">
            <text:p>264.8076534883</text:p>
          </table:table-cell>
        </table:table-row>
        <table:table-row table:style-name="ro1">
          <table:table-cell office:value-type="float" office:value="155.931" calcext:value-type="float">
            <text:p>155.931</text:p>
          </table:table-cell>
          <table:table-cell office:value-type="float" office:value="253.426" calcext:value-type="float">
            <text:p>253.426</text:p>
          </table:table-cell>
          <table:table-cell office:value-type="float" office:value="129.509" calcext:value-type="float">
            <text:p>129.509</text:p>
          </table:table-cell>
          <table:table-cell office:value-type="float" office:value="168.814" calcext:value-type="float">
            <text:p>168.814</text:p>
          </table:table-cell>
          <table:table-cell office:value-type="float" office:value="10.6453" calcext:value-type="float">
            <text:p>10.6453</text:p>
          </table:table-cell>
          <table:table-cell office:value-type="float" office:value="75.4091" calcext:value-type="float">
            <text:p>75.4091</text:p>
          </table:table-cell>
          <table:table-cell office:value-type="float" office:value="224.456" calcext:value-type="float">
            <text:p>224.456</text:p>
          </table:table-cell>
          <table:table-cell office:value-type="float" office:value="0.0269771" calcext:value-type="float">
            <text:p>0.02697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9]-[.A799]; 2)+POWER([.K799]-[.B799];2))" office:value-type="float" office:value="228.355035497359" calcext:value-type="float">
            <text:p>228.3550354974</text:p>
          </table:table-cell>
          <table:table-cell table:formula="of:=SQRT(POWER([.J799]-[.C799]; 2)+POWER([.K799]-[.D799];2))" office:value-type="float" office:value="264.805324109996" calcext:value-type="float">
            <text:p>264.80532411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0117081" calcext:value-type="float">
            <text:p>-1.17081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0]-[.A800]; 2)+POWER([.K800]-[.B800];2))" office:value-type="float" office:value="212.711440218903" calcext:value-type="float">
            <text:p>212.7114402189</text:p>
          </table:table-cell>
          <table:table-cell table:formula="of:=SQRT(POWER([.J800]-[.C800]; 2)+POWER([.K800]-[.D800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0117081" calcext:value-type="float">
            <text:p>-1.17081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1]-[.A801]; 2)+POWER([.K801]-[.B801];2))" office:value-type="float" office:value="212.711440218903" calcext:value-type="float">
            <text:p>212.7114402189</text:p>
          </table:table-cell>
          <table:table-cell table:formula="of:=SQRT(POWER([.J801]-[.C801]; 2)+POWER([.K801]-[.D801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0117081" calcext:value-type="float">
            <text:p>-1.17081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2]-[.A802]; 2)+POWER([.K802]-[.B802];2))" office:value-type="float" office:value="212.711440218903" calcext:value-type="float">
            <text:p>212.7114402189</text:p>
          </table:table-cell>
          <table:table-cell table:formula="of:=SQRT(POWER([.J802]-[.C802]; 2)+POWER([.K802]-[.D802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0351242" calcext:value-type="float">
            <text:p>-3.51242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3]-[.A803]; 2)+POWER([.K803]-[.B803];2))" office:value-type="float" office:value="212.711440218903" calcext:value-type="float">
            <text:p>212.7114402189</text:p>
          </table:table-cell>
          <table:table-cell table:formula="of:=SQRT(POWER([.J803]-[.C803]; 2)+POWER([.K803]-[.D803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0351242" calcext:value-type="float">
            <text:p>-3.51242E-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4]-[.A804]; 2)+POWER([.K804]-[.B804];2))" office:value-type="float" office:value="212.711440218903" calcext:value-type="float">
            <text:p>212.7114402189</text:p>
          </table:table-cell>
          <table:table-cell table:formula="of:=SQRT(POWER([.J804]-[.C804]; 2)+POWER([.K804]-[.D804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217969" calcext:value-type="float">
            <text:p>-2.1796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5]-[.A805]; 2)+POWER([.K805]-[.B805];2))" office:value-type="float" office:value="212.711440218903" calcext:value-type="float">
            <text:p>212.7114402189</text:p>
          </table:table-cell>
          <table:table-cell table:formula="of:=SQRT(POWER([.J805]-[.C805]; 2)+POWER([.K805]-[.D805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217969" calcext:value-type="float">
            <text:p>-2.1796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6]-[.A806]; 2)+POWER([.K806]-[.B806];2))" office:value-type="float" office:value="212.711440218903" calcext:value-type="float">
            <text:p>212.7114402189</text:p>
          </table:table-cell>
          <table:table-cell table:formula="of:=SQRT(POWER([.J806]-[.C806]; 2)+POWER([.K806]-[.D806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217969" calcext:value-type="float">
            <text:p>-2.1796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7]-[.A807]; 2)+POWER([.K807]-[.B807];2))" office:value-type="float" office:value="212.711440218903" calcext:value-type="float">
            <text:p>212.7114402189</text:p>
          </table:table-cell>
          <table:table-cell table:formula="of:=SQRT(POWER([.J807]-[.C807]; 2)+POWER([.K807]-[.D807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298.32" calcext:value-type="float">
            <text:p>298.32</text:p>
          </table:table-cell>
          <table:table-cell office:value-type="float" office:value="152.718" calcext:value-type="float">
            <text:p>152.718</text:p>
          </table:table-cell>
          <table:table-cell office:value-type="float" office:value="205.318" calcext:value-type="float">
            <text:p>205.318</text:p>
          </table:table-cell>
          <table:table-cell office:value-type="float" office:value="72.8234" calcext:value-type="float">
            <text:p>72.8234</text:p>
          </table:table-cell>
          <table:table-cell office:value-type="float" office:value="167.264" calcext:value-type="float">
            <text:p>167.264</text:p>
          </table:table-cell>
          <table:table-cell office:value-type="float" office:value="192.213" calcext:value-type="float">
            <text:p>192.213</text:p>
          </table:table-cell>
          <table:table-cell office:value-type="float" office:value="-0.00000000000217969" calcext:value-type="float">
            <text:p>-2.17969E-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8]-[.A808]; 2)+POWER([.K808]-[.B808];2))" office:value-type="float" office:value="212.711440218903" calcext:value-type="float">
            <text:p>212.7114402189</text:p>
          </table:table-cell>
          <table:table-cell table:formula="of:=SQRT(POWER([.J808]-[.C808]; 2)+POWER([.K808]-[.D808];2))" office:value-type="float" office:value="234.172869154392" calcext:value-type="float">
            <text:p>234.1728691544</text:p>
          </table:table-cell>
        </table:table-row>
        <table:table-row table:style-name="ro1">
          <table:table-cell office:value-type="float" office:value="179.51" calcext:value-type="float">
            <text:p>179.51</text:p>
          </table:table-cell>
          <table:table-cell office:value-type="float" office:value="297.055" calcext:value-type="float">
            <text:p>297.055</text:p>
          </table:table-cell>
          <table:table-cell office:value-type="float" office:value="153.346" calcext:value-type="float">
            <text:p>153.346</text:p>
          </table:table-cell>
          <table:table-cell office:value-type="float" office:value="204.28" calcext:value-type="float">
            <text:p>204.28</text:p>
          </table:table-cell>
          <table:table-cell office:value-type="float" office:value="71.6093" calcext:value-type="float">
            <text:p>71.6093</text:p>
          </table:table-cell>
          <table:table-cell office:value-type="float" office:value="164.961" calcext:value-type="float">
            <text:p>164.961</text:p>
          </table:table-cell>
          <table:table-cell office:value-type="float" office:value="191.261" calcext:value-type="float">
            <text:p>191.261</text:p>
          </table:table-cell>
          <table:table-cell office:value-type="float" office:value="-0.000000000420979" calcext:value-type="float">
            <text:p>-4.20979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9]-[.A809]; 2)+POWER([.K809]-[.B809];2))" office:value-type="float" office:value="211.771606040564" calcext:value-type="float">
            <text:p>211.7716060406</text:p>
          </table:table-cell>
          <table:table-cell table:formula="of:=SQRT(POWER([.J809]-[.C809]; 2)+POWER([.K809]-[.D809];2))" office:value-type="float" office:value="233.717919971918" calcext:value-type="float">
            <text:p>233.7179199719</text:p>
          </table:table-cell>
        </table:table-row>
        <table:table-row table:style-name="ro1">
          <table:table-cell office:value-type="float" office:value="178.934" calcext:value-type="float">
            <text:p>178.934</text:p>
          </table:table-cell>
          <table:table-cell office:value-type="float" office:value="297.476" calcext:value-type="float">
            <text:p>297.476</text:p>
          </table:table-cell>
          <table:table-cell office:value-type="float" office:value="152.762" calcext:value-type="float">
            <text:p>152.762</text:p>
          </table:table-cell>
          <table:table-cell office:value-type="float" office:value="204.798" calcext:value-type="float">
            <text:p>204.798</text:p>
          </table:table-cell>
          <table:table-cell office:value-type="float" office:value="70.2786" calcext:value-type="float">
            <text:p>70.278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92.012" calcext:value-type="float">
            <text:p>192.012</text:p>
          </table:table-cell>
          <table:table-cell office:value-type="float" office:value="-0.000000009521" calcext:value-type="float">
            <text:p>-9.521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0]-[.A810]; 2)+POWER([.K810]-[.B810];2))" office:value-type="float" office:value="212.437404738431" calcext:value-type="float">
            <text:p>212.4374047384</text:p>
          </table:table-cell>
          <table:table-cell table:formula="of:=SQRT(POWER([.J810]-[.C810]; 2)+POWER([.K810]-[.D810];2))" office:value-type="float" office:value="234.211446022606" calcext:value-type="float">
            <text:p>234.2114460226</text:p>
          </table:table-cell>
        </table:table-row>
        <table:table-row table:style-name="ro1">
          <table:table-cell office:value-type="float" office:value="180.624" calcext:value-type="float">
            <text:p>180.624</text:p>
          </table:table-cell>
          <table:table-cell office:value-type="float" office:value="299.407" calcext:value-type="float">
            <text:p>299.407</text:p>
          </table:table-cell>
          <table:table-cell office:value-type="float" office:value="154.449" calcext:value-type="float">
            <text:p>154.449</text:p>
          </table:table-cell>
          <table:table-cell office:value-type="float" office:value="206.621" calcext:value-type="float">
            <text:p>206.621</text:p>
          </table:table-cell>
          <table:table-cell office:value-type="float" office:value="70.5101" calcext:value-type="float">
            <text:p>70.5101</text:p>
          </table:table-cell>
          <table:table-cell office:value-type="float" office:value="167.602" calcext:value-type="float">
            <text:p>167.602</text:p>
          </table:table-cell>
          <table:table-cell office:value-type="float" office:value="189.565" calcext:value-type="float">
            <text:p>189.565</text:p>
          </table:table-cell>
          <table:table-cell office:value-type="float" office:value="-0.0000000348503" calcext:value-type="float">
            <text:p>-3.48503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1]-[.A811]; 2)+POWER([.K811]-[.B811];2))" office:value-type="float" office:value="211.322883344422" calcext:value-type="float">
            <text:p>211.3228833444</text:p>
          </table:table-cell>
          <table:table-cell table:formula="of:=SQRT(POWER([.J811]-[.C811]; 2)+POWER([.K811]-[.D811];2))" office:value-type="float" office:value="232.26135115856" calcext:value-type="float">
            <text:p>232.2613511586</text:p>
          </table:table-cell>
        </table:table-row>
        <table:table-row table:style-name="ro1">
          <table:table-cell office:value-type="float" office:value="166.852" calcext:value-type="float">
            <text:p>166.852</text:p>
          </table:table-cell>
          <table:table-cell office:value-type="float" office:value="245.564" calcext:value-type="float">
            <text:p>245.564</text:p>
          </table:table-cell>
          <table:table-cell office:value-type="float" office:value="140.287" calcext:value-type="float">
            <text:p>140.287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-27.7039" calcext:value-type="float">
            <text:p>-27.7039</text:p>
          </table:table-cell>
          <table:table-cell office:value-type="float" office:value="43.6019" calcext:value-type="float">
            <text:p>43.6019</text:p>
          </table:table-cell>
          <table:table-cell office:value-type="float" office:value="206.551" calcext:value-type="float">
            <text:p>206.551</text:p>
          </table:table-cell>
          <table:table-cell office:value-type="float" office:value="-0.0000000135078" calcext:value-type="float">
            <text:p>-1.35078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2]-[.A812]; 2)+POWER([.K812]-[.B812];2))" office:value-type="float" office:value="217.177245585259" calcext:value-type="float">
            <text:p>217.1772455853</text:p>
          </table:table-cell>
          <table:table-cell table:formula="of:=SQRT(POWER([.J812]-[.C812]; 2)+POWER([.K812]-[.D812];2))" office:value-type="float" office:value="255.568938278892" calcext:value-type="float">
            <text:p>255.5689382789</text:p>
          </table:table-cell>
        </table:table-row>
        <table:table-row table:style-name="ro1">
          <table:table-cell office:value-type="float" office:value="166.198" calcext:value-type="float">
            <text:p>166.198</text:p>
          </table:table-cell>
          <table:table-cell office:value-type="float" office:value="245.554" calcext:value-type="float">
            <text:p>245.554</text:p>
          </table:table-cell>
          <table:table-cell office:value-type="float" office:value="139.628" calcext:value-type="float">
            <text:p>139.628</text:p>
          </table:table-cell>
          <table:table-cell office:value-type="float" office:value="165.04" calcext:value-type="float">
            <text:p>165.04</text:p>
          </table:table-cell>
          <table:table-cell office:value-type="float" office:value="-27.7045" calcext:value-type="float">
            <text:p>-27.7045</text:p>
          </table:table-cell>
          <table:table-cell office:value-type="float" office:value="43.6298" calcext:value-type="float">
            <text:p>43.6298</text:p>
          </table:table-cell>
          <table:table-cell office:value-type="float" office:value="207.574" calcext:value-type="float">
            <text:p>207.574</text:p>
          </table:table-cell>
          <table:table-cell office:value-type="float" office:value="-0.0000000287463" calcext:value-type="float">
            <text:p>-2.87463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3]-[.A813]; 2)+POWER([.K813]-[.B813];2))" office:value-type="float" office:value="217.830994397032" calcext:value-type="float">
            <text:p>217.830994397</text:p>
          </table:table-cell>
          <table:table-cell table:formula="of:=SQRT(POWER([.J813]-[.C813]; 2)+POWER([.K813]-[.D813];2))" office:value-type="float" office:value="256.204051458988" calcext:value-type="float">
            <text:p>256.204051459</text:p>
          </table:table-cell>
        </table:table-row>
        <table:table-row table:style-name="ro1">
          <table:table-cell office:value-type="float" office:value="167.414" calcext:value-type="float">
            <text:p>167.414</text:p>
          </table:table-cell>
          <table:table-cell office:value-type="float" office:value="245.136" calcext:value-type="float">
            <text:p>245.136</text:p>
          </table:table-cell>
          <table:table-cell office:value-type="float" office:value="140.854" calcext:value-type="float">
            <text:p>140.854</text:p>
          </table:table-cell>
          <table:table-cell office:value-type="float" office:value="164.669" calcext:value-type="float">
            <text:p>164.669</text:p>
          </table:table-cell>
          <table:table-cell office:value-type="float" office:value="-27.6998" calcext:value-type="float">
            <text:p>-27.6998</text:p>
          </table:table-cell>
          <table:table-cell office:value-type="float" office:value="42.9187" calcext:value-type="float">
            <text:p>42.9187</text:p>
          </table:table-cell>
          <table:table-cell office:value-type="float" office:value="205.683" calcext:value-type="float">
            <text:p>205.683</text:p>
          </table:table-cell>
          <table:table-cell office:value-type="float" office:value="-0.0000000488312" calcext:value-type="float">
            <text:p>-4.88312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4]-[.A814]; 2)+POWER([.K814]-[.B814];2))" office:value-type="float" office:value="216.608702253626" calcext:value-type="float">
            <text:p>216.6087022536</text:p>
          </table:table-cell>
          <table:table-cell table:formula="of:=SQRT(POWER([.J814]-[.C814]; 2)+POWER([.K814]-[.D814];2))" office:value-type="float" office:value="255.147135741321" calcext:value-type="float">
            <text:p>255.1471357413</text:p>
          </table:table-cell>
        </table:table-row>
        <table:table-row table:style-name="ro1">
          <table:table-cell office:value-type="float" office:value="166.335" calcext:value-type="float">
            <text:p>166.335</text:p>
          </table:table-cell>
          <table:table-cell office:value-type="float" office:value="244.567" calcext:value-type="float">
            <text:p>244.567</text:p>
          </table:table-cell>
          <table:table-cell office:value-type="float" office:value="139.777" calcext:value-type="float">
            <text:p>139.777</text:p>
          </table:table-cell>
          <table:table-cell office:value-type="float" office:value="163.959" calcext:value-type="float">
            <text:p>163.959</text:p>
          </table:table-cell>
          <table:table-cell office:value-type="float" office:value="-25.9899" calcext:value-type="float">
            <text:p>-25.9899</text:p>
          </table:table-cell>
          <table:table-cell office:value-type="float" office:value="43.0036" calcext:value-type="float">
            <text:p>43.0036</text:p>
          </table:table-cell>
          <table:table-cell office:value-type="float" office:value="207.452" calcext:value-type="float">
            <text:p>207.452</text:p>
          </table:table-cell>
          <table:table-cell office:value-type="float" office:value="-0.000000260733" calcext:value-type="float">
            <text:p>-2.60733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5]-[.A815]; 2)+POWER([.K815]-[.B815];2))" office:value-type="float" office:value="217.680136241229" calcext:value-type="float">
            <text:p>217.6801362412</text:p>
          </table:table-cell>
          <table:table-cell table:formula="of:=SQRT(POWER([.J815]-[.C815]; 2)+POWER([.K815]-[.D815];2))" office:value-type="float" office:value="256.388906565787" calcext:value-type="float">
            <text:p>256.3889065658</text:p>
          </table:table-cell>
        </table:table-row>
        <table:table-row table:style-name="ro1">
          <table:table-cell office:value-type="float" office:value="168.068" calcext:value-type="float">
            <text:p>168.068</text:p>
          </table:table-cell>
          <table:table-cell office:value-type="float" office:value="245.146" calcext:value-type="float">
            <text:p>245.146</text:p>
          </table:table-cell>
          <table:table-cell office:value-type="float" office:value="141.512" calcext:value-type="float">
            <text:p>141.512</text:p>
          </table:table-cell>
          <table:table-cell office:value-type="float" office:value="164.691" calcext:value-type="float">
            <text:p>164.691</text:p>
          </table:table-cell>
          <table:table-cell office:value-type="float" office:value="-27.6991" calcext:value-type="float">
            <text:p>-27.6991</text:p>
          </table:table-cell>
          <table:table-cell office:value-type="float" office:value="42.8907" calcext:value-type="float">
            <text:p>42.8907</text:p>
          </table:table-cell>
          <table:table-cell office:value-type="float" office:value="204.66" calcext:value-type="float">
            <text:p>204.66</text:p>
          </table:table-cell>
          <table:table-cell office:value-type="float" office:value="-0.00000101862" calcext:value-type="float">
            <text:p>-1.01862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6]-[.A816]; 2)+POWER([.K816]-[.B816];2))" office:value-type="float" office:value="215.954916452486" calcext:value-type="float">
            <text:p>215.9549164525</text:p>
          </table:table-cell>
          <table:table-cell table:formula="of:=SQRT(POWER([.J816]-[.C816]; 2)+POWER([.K816]-[.D816];2))" office:value-type="float" office:value="254.513480242206" calcext:value-type="float">
            <text:p>254.5134802422</text:p>
          </table:table-cell>
        </table:table-row>
        <table:table-row table:style-name="ro1">
          <table:table-cell office:value-type="float" office:value="164.733" calcext:value-type="float">
            <text:p>164.733</text:p>
          </table:table-cell>
          <table:table-cell office:value-type="float" office:value="245.627" calcext:value-type="float">
            <text:p>245.627</text:p>
          </table:table-cell>
          <table:table-cell office:value-type="float" office:value="138.15" calcext:value-type="float">
            <text:p>138.15</text:p>
          </table:table-cell>
          <table:table-cell office:value-type="float" office:value="165.123" calcext:value-type="float">
            <text:p>165.123</text:p>
          </table:table-cell>
          <table:table-cell office:value-type="float" office:value="-28.2103" calcext:value-type="float">
            <text:p>-28.2103</text:p>
          </table:table-cell>
          <table:table-cell office:value-type="float" office:value="43.5801" calcext:value-type="float">
            <text:p>43.5801</text:p>
          </table:table-cell>
          <table:table-cell office:value-type="float" office:value="209.843" calcext:value-type="float">
            <text:p>209.843</text:p>
          </table:table-cell>
          <table:table-cell office:value-type="float" office:value="-0.00000232362" calcext:value-type="float">
            <text:p>-2.32362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7]-[.A817]; 2)+POWER([.K817]-[.B817];2))" office:value-type="float" office:value="219.296995916497" calcext:value-type="float">
            <text:p>219.2969959165</text:p>
          </table:table-cell>
          <table:table-cell table:formula="of:=SQRT(POWER([.J817]-[.C817]; 2)+POWER([.K817]-[.D817];2))" office:value-type="float" office:value="257.58939347147" calcext:value-type="float">
            <text:p>257.5893934715</text:p>
          </table:table-cell>
        </table:table-row>
        <table:table-row table:style-name="ro1">
          <table:table-cell office:value-type="float" office:value="164.354" calcext:value-type="float">
            <text:p>164.354</text:p>
          </table:table-cell>
          <table:table-cell office:value-type="float" office:value="244.244" calcext:value-type="float">
            <text:p>244.244</text:p>
          </table:table-cell>
          <table:table-cell office:value-type="float" office:value="137.775" calcext:value-type="float">
            <text:p>137.775</text:p>
          </table:table-cell>
          <table:table-cell office:value-type="float" office:value="163.762" calcext:value-type="float">
            <text:p>163.762</text:p>
          </table:table-cell>
          <table:table-cell office:value-type="float" office:value="-27.6958" calcext:value-type="float">
            <text:p>-27.6958</text:p>
          </table:table-cell>
          <table:table-cell office:value-type="float" office:value="41.7746" calcext:value-type="float">
            <text:p>41.7746</text:p>
          </table:table-cell>
          <table:table-cell office:value-type="float" office:value="210.489" calcext:value-type="float">
            <text:p>210.489</text:p>
          </table:table-cell>
          <table:table-cell office:value-type="float" office:value="-0.0000375683" calcext:value-type="float">
            <text:p>-3.75683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8]-[.A818]; 2)+POWER([.K818]-[.B818];2))" office:value-type="float" office:value="219.657462545664" calcext:value-type="float">
            <text:p>219.6574625457</text:p>
          </table:table-cell>
          <table:table-cell table:formula="of:=SQRT(POWER([.J818]-[.C818]; 2)+POWER([.K818]-[.D818];2))" office:value-type="float" office:value="258.356217786606" calcext:value-type="float">
            <text:p>258.3562177866</text:p>
          </table:table-cell>
        </table:table-row>
        <table:table-row table:style-name="ro1">
          <table:table-cell office:value-type="float" office:value="163.525" calcext:value-type="float">
            <text:p>163.525</text:p>
          </table:table-cell>
          <table:table-cell office:value-type="float" office:value="217.522" calcext:value-type="float">
            <text:p>217.522</text:p>
          </table:table-cell>
          <table:table-cell office:value-type="float" office:value="137.483" calcext:value-type="float">
            <text:p>137.483</text:p>
          </table:table-cell>
          <table:table-cell office:value-type="float" office:value="130.706" calcext:value-type="float">
            <text:p>130.706</text:p>
          </table:table-cell>
          <table:table-cell office:value-type="float" office:value="59.743" calcext:value-type="float">
            <text:p>59.743</text:p>
          </table:table-cell>
          <table:table-cell office:value-type="float" office:value="48.084" calcext:value-type="float">
            <text:p>48.084</text:p>
          </table:table-cell>
          <table:table-cell office:value-type="float" office:value="215.664" calcext:value-type="float">
            <text:p>215.664</text:p>
          </table:table-cell>
          <table:table-cell office:value-type="float" office:value="-0.00286308" calcext:value-type="float">
            <text:p>-0.002863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9]-[.A819]; 2)+POWER([.K819]-[.B819];2))" office:value-type="float" office:value="221.829660120102" calcext:value-type="float">
            <text:p>221.8296601201</text:p>
          </table:table-cell>
          <table:table-cell table:formula="of:=SQRT(POWER([.J819]-[.C819]; 2)+POWER([.K819]-[.D819];2))" office:value-type="float" office:value="270.475480820351" calcext:value-type="float">
            <text:p>270.4754808204</text:p>
          </table:table-cell>
        </table:table-row>
        <table:table-row table:style-name="ro1">
          <table:table-cell office:value-type="float" office:value="163.732" calcext:value-type="float">
            <text:p>163.732</text:p>
          </table:table-cell>
          <table:table-cell office:value-type="float" office:value="217.861" calcext:value-type="float">
            <text:p>217.861</text:p>
          </table:table-cell>
          <table:table-cell office:value-type="float" office:value="137.7" calcext:value-type="float">
            <text:p>137.7</text:p>
          </table:table-cell>
          <table:table-cell office:value-type="float" office:value="130.853" calcext:value-type="float">
            <text:p>130.853</text:p>
          </table:table-cell>
          <table:table-cell office:value-type="float" office:value="61.5942" calcext:value-type="float">
            <text:p>61.5942</text:p>
          </table:table-cell>
          <table:table-cell office:value-type="float" office:value="49.5592" calcext:value-type="float">
            <text:p>49.5592</text:p>
          </table:table-cell>
          <table:table-cell office:value-type="float" office:value="215.415" calcext:value-type="float">
            <text:p>215.415</text:p>
          </table:table-cell>
          <table:table-cell office:value-type="float" office:value="-0.0212474" calcext:value-type="float">
            <text:p>-0.02124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0]-[.A820]; 2)+POWER([.K820]-[.B820];2))" office:value-type="float" office:value="221.586739551355" calcext:value-type="float">
            <text:p>221.5867395514</text:p>
          </table:table-cell>
          <table:table-cell table:formula="of:=SQRT(POWER([.J820]-[.C820]; 2)+POWER([.K820]-[.D820];2))" office:value-type="float" office:value="270.217219305136" calcext:value-type="float">
            <text:p>270.2172193051</text:p>
          </table:table-cell>
        </table:table-row>
        <table:table-row table:style-name="ro1">
          <table:table-cell office:value-type="float" office:value="162.306" calcext:value-type="float">
            <text:p>162.306</text:p>
          </table:table-cell>
          <table:table-cell office:value-type="float" office:value="218.533" calcext:value-type="float">
            <text:p>218.533</text:p>
          </table:table-cell>
          <table:table-cell office:value-type="float" office:value="136.256" calcext:value-type="float">
            <text:p>136.256</text:p>
          </table:table-cell>
          <table:table-cell office:value-type="float" office:value="131.739" calcext:value-type="float">
            <text:p>131.739</text:p>
          </table:table-cell>
          <table:table-cell office:value-type="float" office:value="58.5626" calcext:value-type="float">
            <text:p>58.5626</text:p>
          </table:table-cell>
          <table:table-cell office:value-type="float" office:value="49.008" calcext:value-type="float">
            <text:p>49.008</text:p>
          </table:table-cell>
          <table:table-cell office:value-type="float" office:value="217.407" calcext:value-type="float">
            <text:p>217.407</text:p>
          </table:table-cell>
          <table:table-cell office:value-type="float" office:value="-0.0709005" calcext:value-type="float">
            <text:p>-0.0709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1]-[.A821]; 2)+POWER([.K821]-[.B821];2))" office:value-type="float" office:value="222.932567663408" calcext:value-type="float">
            <text:p>222.9325676634</text:p>
          </table:table-cell>
          <table:table-cell table:formula="of:=SQRT(POWER([.J821]-[.C821]; 2)+POWER([.K821]-[.D821];2))" office:value-type="float" office:value="271.172597540754" calcext:value-type="float">
            <text:p>271.1725975408</text:p>
          </table:table-cell>
        </table:table-row>
        <table:table-row table:style-name="ro1">
          <table:table-cell office:value-type="float" office:value="165.065" calcext:value-type="float">
            <text:p>165.065</text:p>
          </table:table-cell>
          <table:table-cell office:value-type="float" office:value="215.478" calcext:value-type="float">
            <text:p>215.478</text:p>
          </table:table-cell>
          <table:table-cell office:value-type="float" office:value="139.043" calcext:value-type="float">
            <text:p>139.043</text:p>
          </table:table-cell>
          <table:table-cell office:value-type="float" office:value="128.566" calcext:value-type="float">
            <text:p>128.566</text:p>
          </table:table-cell>
          <table:table-cell office:value-type="float" office:value="62.4737" calcext:value-type="float">
            <text:p>62.4737</text:p>
          </table:table-cell>
          <table:table-cell office:value-type="float" office:value="46.4716" calcext:value-type="float">
            <text:p>46.4716</text:p>
          </table:table-cell>
          <table:table-cell office:value-type="float" office:value="213.526" calcext:value-type="float">
            <text:p>213.526</text:p>
          </table:table-cell>
          <table:table-cell office:value-type="float" office:value="-4.36309" calcext:value-type="float">
            <text:p>-4.363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2]-[.A822]; 2)+POWER([.K822]-[.B822];2))" office:value-type="float" office:value="220.535599640965" calcext:value-type="float">
            <text:p>220.535599641</text:p>
          </table:table-cell>
          <table:table-cell table:formula="of:=SQRT(POWER([.J822]-[.C822]; 2)+POWER([.K822]-[.D822];2))" office:value-type="float" office:value="269.946669186712" calcext:value-type="float">
            <text:p>269.9466691867</text:p>
          </table:table-cell>
        </table:table-row>
        <table:table-row table:style-name="ro1">
          <table:table-cell office:value-type="float" office:value="172.257" calcext:value-type="float">
            <text:p>172.257</text:p>
          </table:table-cell>
          <table:table-cell office:value-type="float" office:value="307.904" calcext:value-type="float">
            <text:p>307.904</text:p>
          </table:table-cell>
          <table:table-cell office:value-type="float" office:value="145.895" calcext:value-type="float">
            <text:p>145.895</text:p>
          </table:table-cell>
          <table:table-cell office:value-type="float" office:value="217.759" calcext:value-type="float">
            <text:p>217.759</text:p>
          </table:table-cell>
          <table:table-cell office:value-type="float" office:value="37.6012" calcext:value-type="float">
            <text:p>37.6012</text:p>
          </table:table-cell>
          <table:table-cell office:value-type="float" office:value="164.691" calcext:value-type="float">
            <text:p>164.691</text:p>
          </table:table-cell>
          <table:table-cell office:value-type="float" office:value="199.882" calcext:value-type="float">
            <text:p>199.882</text:p>
          </table:table-cell>
          <table:table-cell office:value-type="float" office:value="-0.0000000000200482" calcext:value-type="float">
            <text:p>-2.00482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3]-[.A823]; 2)+POWER([.K823]-[.B823];2))" office:value-type="float" office:value="221.762114133591" calcext:value-type="float">
            <text:p>221.7621141336</text:p>
          </table:table-cell>
          <table:table-cell table:formula="of:=SQRT(POWER([.J823]-[.C823]; 2)+POWER([.K823]-[.D823];2))" office:value-type="float" office:value="239.335783170841" calcext:value-type="float">
            <text:p>239.3357831708</text:p>
          </table:table-cell>
        </table:table-row>
        <table:table-row table:style-name="ro1">
          <table:table-cell office:value-type="float" office:value="172.262" calcext:value-type="float">
            <text:p>172.262</text:p>
          </table:table-cell>
          <table:table-cell office:value-type="float" office:value="307.97" calcext:value-type="float">
            <text:p>307.97</text:p>
          </table:table-cell>
          <table:table-cell office:value-type="float" office:value="145.9" calcext:value-type="float">
            <text:p>145.9</text:p>
          </table:table-cell>
          <table:table-cell office:value-type="float" office:value="217.826" calcext:value-type="float">
            <text:p>217.826</text:p>
          </table:table-cell>
          <table:table-cell office:value-type="float" office:value="37.5615" calcext:value-type="float">
            <text:p>37.5615</text:p>
          </table:table-cell>
          <table:table-cell office:value-type="float" office:value="164.765" calcext:value-type="float">
            <text:p>164.765</text:p>
          </table:table-cell>
          <table:table-cell office:value-type="float" office:value="199.871" calcext:value-type="float">
            <text:p>199.871</text:p>
          </table:table-cell>
          <table:table-cell office:value-type="float" office:value="-0.0000000000464763" calcext:value-type="float">
            <text:p>-4.64763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4]-[.A824]; 2)+POWER([.K824]-[.B824];2))" office:value-type="float" office:value="221.776963510641" calcext:value-type="float">
            <text:p>221.7769635106</text:p>
          </table:table-cell>
          <table:table-cell table:formula="of:=SQRT(POWER([.J824]-[.C824]; 2)+POWER([.K824]-[.D824];2))" office:value-type="float" office:value="239.324031965033" calcext:value-type="float">
            <text:p>239.324031965</text:p>
          </table:table-cell>
        </table:table-row>
        <table:table-row table:style-name="ro1">
          <table:table-cell office:value-type="float" office:value="171.77" calcext:value-type="float">
            <text:p>171.77</text:p>
          </table:table-cell>
          <table:table-cell office:value-type="float" office:value="308.501" calcext:value-type="float">
            <text:p>308.50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218.329" calcext:value-type="float">
            <text:p>218.329</text:p>
          </table:table-cell>
          <table:table-cell office:value-type="float" office:value="37.3857" calcext:value-type="float">
            <text:p>37.3857</text:p>
          </table:table-cell>
          <table:table-cell office:value-type="float" office:value="165.44" calcext:value-type="float">
            <text:p>165.44</text:p>
          </table:table-cell>
          <table:table-cell office:value-type="float" office:value="200.572" calcext:value-type="float">
            <text:p>200.572</text:p>
          </table:table-cell>
          <table:table-cell office:value-type="float" office:value="-0.0000000000675115" calcext:value-type="float">
            <text:p>-6.75115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5]-[.A825]; 2)+POWER([.K825]-[.B825];2))" office:value-type="float" office:value="222.404936772995" calcext:value-type="float">
            <text:p>222.404936773</text:p>
          </table:table-cell>
          <table:table-cell table:formula="of:=SQRT(POWER([.J825]-[.C825]; 2)+POWER([.K825]-[.D825];2))" office:value-type="float" office:value="239.766324295135" calcext:value-type="float">
            <text:p>239.7663242951</text:p>
          </table:table-cell>
        </table:table-row>
        <table:table-row table:style-name="ro1">
          <table:table-cell office:value-type="float" office:value="171.765" calcext:value-type="float">
            <text:p>171.765</text:p>
          </table:table-cell>
          <table:table-cell office:value-type="float" office:value="308.434" calcext:value-type="float">
            <text:p>308.434</text:p>
          </table:table-cell>
          <table:table-cell office:value-type="float" office:value="145.4" calcext:value-type="float">
            <text:p>145.4</text:p>
          </table:table-cell>
          <table:table-cell office:value-type="float" office:value="218.262" calcext:value-type="float">
            <text:p>218.262</text:p>
          </table:table-cell>
          <table:table-cell office:value-type="float" office:value="37.4255" calcext:value-type="float">
            <text:p>37.4255</text:p>
          </table:table-cell>
          <table:table-cell office:value-type="float" office:value="165.365" calcext:value-type="float">
            <text:p>165.365</text:p>
          </table:table-cell>
          <table:table-cell office:value-type="float" office:value="200.583" calcext:value-type="float">
            <text:p>200.583</text:p>
          </table:table-cell>
          <table:table-cell office:value-type="float" office:value="-0.000000000126109" calcext:value-type="float">
            <text:p>-1.26109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6]-[.A826]; 2)+POWER([.K826]-[.B826];2))" office:value-type="float" office:value="222.389684070552" calcext:value-type="float">
            <text:p>222.3896840706</text:p>
          </table:table-cell>
          <table:table-cell table:formula="of:=SQRT(POWER([.J826]-[.C826]; 2)+POWER([.K826]-[.D826];2))" office:value-type="float" office:value="239.777923595981" calcext:value-type="float">
            <text:p>239.777923596</text:p>
          </table:table-cell>
        </table:table-row>
        <table:table-row table:style-name="ro1">
          <table:table-cell office:value-type="float" office:value="172.361" calcext:value-type="float">
            <text:p>172.361</text:p>
          </table:table-cell>
          <table:table-cell office:value-type="float" office:value="307.877" calcext:value-type="float">
            <text:p>307.877</text:p>
          </table:table-cell>
          <table:table-cell office:value-type="float" office:value="145.994" calcext:value-type="float">
            <text:p>145.994</text:p>
          </table:table-cell>
          <table:table-cell office:value-type="float" office:value="217.838" calcext:value-type="float">
            <text:p>217.838</text:p>
          </table:table-cell>
          <table:table-cell office:value-type="float" office:value="36.6043" calcext:value-type="float">
            <text:p>36.6043</text:p>
          </table:table-cell>
          <table:table-cell office:value-type="float" office:value="164.202" calcext:value-type="float">
            <text:p>164.202</text:p>
          </table:table-cell>
          <table:table-cell office:value-type="float" office:value="199.684" calcext:value-type="float">
            <text:p>199.684</text:p>
          </table:table-cell>
          <table:table-cell office:value-type="float" office:value="-0.00000000117034" calcext:value-type="float">
            <text:p>-1.17034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7]-[.A827]; 2)+POWER([.K827]-[.B827];2))" office:value-type="float" office:value="221.654788917361" calcext:value-type="float">
            <text:p>221.6547889174</text:p>
          </table:table-cell>
          <table:table-cell table:formula="of:=SQRT(POWER([.J827]-[.C827]; 2)+POWER([.K827]-[.D827];2))" office:value-type="float" office:value="239.229300630169" calcext:value-type="float">
            <text:p>239.2293006302</text:p>
          </table:table-cell>
        </table:table-row>
        <table:table-row table:style-name="ro1">
          <table:table-cell office:value-type="float" office:value="172.268" calcext:value-type="float">
            <text:p>172.268</text:p>
          </table:table-cell>
          <table:table-cell office:value-type="float" office:value="307.941" calcext:value-type="float">
            <text:p>307.941</text:p>
          </table:table-cell>
          <table:table-cell office:value-type="float" office:value="145.907" calcext:value-type="float">
            <text:p>145.907</text:p>
          </table:table-cell>
          <table:table-cell office:value-type="float" office:value="217.786" calcext:value-type="float">
            <text:p>217.786</text:p>
          </table:table-cell>
          <table:table-cell office:value-type="float" office:value="37.6854" calcext:value-type="float">
            <text:p>37.6854</text:p>
          </table:table-cell>
          <table:table-cell office:value-type="float" office:value="164.78" calcext:value-type="float">
            <text:p>164.78</text:p>
          </table:table-cell>
          <table:table-cell office:value-type="float" office:value="199.868" calcext:value-type="float">
            <text:p>199.868</text:p>
          </table:table-cell>
          <table:table-cell office:value-type="float" office:value="-0.00000000134658" calcext:value-type="float">
            <text:p>-1.34658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8]-[.A828]; 2)+POWER([.K828]-[.B828];2))" office:value-type="float" office:value="221.76261025024" calcext:value-type="float">
            <text:p>221.7626102502</text:p>
          </table:table-cell>
          <table:table-cell table:formula="of:=SQRT(POWER([.J828]-[.C828]; 2)+POWER([.K828]-[.D828];2))" office:value-type="float" office:value="239.321111573969" calcext:value-type="float">
            <text:p>239.321111574</text:p>
          </table:table-cell>
        </table:table-row>
        <table:table-row table:style-name="ro1">
          <table:table-cell office:value-type="float" office:value="172.247" calcext:value-type="float">
            <text:p>172.247</text:p>
          </table:table-cell>
          <table:table-cell office:value-type="float" office:value="305.944" calcext:value-type="float">
            <text:p>305.944</text:p>
          </table:table-cell>
          <table:table-cell office:value-type="float" office:value="145.892" calcext:value-type="float">
            <text:p>145.892</text:p>
          </table:table-cell>
          <table:table-cell office:value-type="float" office:value="215.867" calcext:value-type="float">
            <text:p>215.867</text:p>
          </table:table-cell>
          <table:table-cell office:value-type="float" office:value="38.1279" calcext:value-type="float">
            <text:p>38.1279</text:p>
          </table:table-cell>
          <table:table-cell office:value-type="float" office:value="162.225" calcext:value-type="float">
            <text:p>162.225</text:p>
          </table:table-cell>
          <table:table-cell office:value-type="float" office:value="199.959" calcext:value-type="float">
            <text:p>199.959</text:p>
          </table:table-cell>
          <table:table-cell office:value-type="float" office:value="-0.00000000570543" calcext:value-type="float">
            <text:p>-5.70543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9]-[.A829]; 2)+POWER([.K829]-[.B829];2))" office:value-type="float" office:value="221.197125083035" calcext:value-type="float">
            <text:p>221.197125083</text:p>
          </table:table-cell>
          <table:table-cell table:formula="of:=SQRT(POWER([.J829]-[.C829]; 2)+POWER([.K829]-[.D829];2))" office:value-type="float" office:value="239.537791074811" calcext:value-type="float">
            <text:p>239.5377910748</text:p>
          </table:table-cell>
        </table:table-row>
        <table:table-row table:style-name="ro1">
          <table:table-cell office:value-type="float" office:value="172.262" calcext:value-type="float">
            <text:p>172.262</text:p>
          </table:table-cell>
          <table:table-cell office:value-type="float" office:value="307.971" calcext:value-type="float">
            <text:p>307.971</text:p>
          </table:table-cell>
          <table:table-cell office:value-type="float" office:value="145.9" calcext:value-type="float">
            <text:p>145.9</text:p>
          </table:table-cell>
          <table:table-cell office:value-type="float" office:value="217.828" calcext:value-type="float">
            <text:p>217.828</text:p>
          </table:table-cell>
          <table:table-cell office:value-type="float" office:value="37.5555" calcext:value-type="float">
            <text:p>37.5555</text:p>
          </table:table-cell>
          <table:table-cell office:value-type="float" office:value="164.764" calcext:value-type="float">
            <text:p>164.764</text:p>
          </table:table-cell>
          <table:table-cell office:value-type="float" office:value="199.872" calcext:value-type="float">
            <text:p>199.872</text:p>
          </table:table-cell>
          <table:table-cell office:value-type="float" office:value="-0.00000000958439" calcext:value-type="float">
            <text:p>-9.58439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0]-[.A830]; 2)+POWER([.K830]-[.B830];2))" office:value-type="float" office:value="221.777260973708" calcext:value-type="float">
            <text:p>221.7772609737</text:p>
          </table:table-cell>
          <table:table-cell table:formula="of:=SQRT(POWER([.J830]-[.C830]; 2)+POWER([.K830]-[.D830];2))" office:value-type="float" office:value="239.323829954311" calcext:value-type="float">
            <text:p>239.3238299543</text:p>
          </table:table-cell>
        </table:table-row>
        <table:table-row table:style-name="ro1">
          <table:table-cell office:value-type="float" office:value="172.179" calcext:value-type="float">
            <text:p>172.179</text:p>
          </table:table-cell>
          <table:table-cell office:value-type="float" office:value="306.357" calcext:value-type="float">
            <text:p>306.357</text:p>
          </table:table-cell>
          <table:table-cell office:value-type="float" office:value="145.828" calcext:value-type="float">
            <text:p>145.828</text:p>
          </table:table-cell>
          <table:table-cell office:value-type="float" office:value="216.151" calcext:value-type="float">
            <text:p>216.151</text:p>
          </table:table-cell>
          <table:table-cell office:value-type="float" office:value="39.1366" calcext:value-type="float">
            <text:p>39.1366</text:p>
          </table:table-cell>
          <table:table-cell office:value-type="float" office:value="163.253" calcext:value-type="float">
            <text:p>163.253</text:p>
          </table:table-cell>
          <table:table-cell office:value-type="float" office:value="200.097" calcext:value-type="float">
            <text:p>200.097</text:p>
          </table:table-cell>
          <table:table-cell office:value-type="float" office:value="-0.00000000993198" calcext:value-type="float">
            <text:p>-9.93198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1]-[.A831]; 2)+POWER([.K831]-[.B831];2))" office:value-type="float" office:value="221.381931263597" calcext:value-type="float">
            <text:p>221.3819312636</text:p>
          </table:table-cell>
          <table:table-cell table:formula="of:=SQRT(POWER([.J831]-[.C831]; 2)+POWER([.K831]-[.D831];2))" office:value-type="float" office:value="239.570600001336" calcext:value-type="float">
            <text:p>239.5706000013</text:p>
          </table:table-cell>
        </table:table-row>
        <table:table-row table:style-name="ro1">
          <table:table-cell office:value-type="float" office:value="170.897" calcext:value-type="float">
            <text:p>170.897</text:p>
          </table:table-cell>
          <table:table-cell office:value-type="float" office:value="242.345" calcext:value-type="float">
            <text:p>242.345</text:p>
          </table:table-cell>
          <table:table-cell office:value-type="float" office:value="144.712" calcext:value-type="float">
            <text:p>144.712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42.7978" calcext:value-type="float">
            <text:p>42.7978</text:p>
          </table:table-cell>
          <table:table-cell office:value-type="float" office:value="74.6817" calcext:value-type="float">
            <text:p>74.6817</text:p>
          </table:table-cell>
          <table:table-cell office:value-type="float" office:value="203.425" calcext:value-type="float">
            <text:p>203.425</text:p>
          </table:table-cell>
          <table:table-cell office:value-type="float" office:value="-0.39789" calcext:value-type="float">
            <text:p>-0.397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2]-[.A832]; 2)+POWER([.K832]-[.B832];2))" office:value-type="float" office:value="213.103279266181" calcext:value-type="float">
            <text:p>213.1032792662</text:p>
          </table:table-cell>
          <table:table-cell table:formula="of:=SQRT(POWER([.J832]-[.C832]; 2)+POWER([.K832]-[.D832];2))" office:value-type="float" office:value="254.369511083777" calcext:value-type="float">
            <text:p>254.3695110838</text:p>
          </table:table-cell>
        </table:table-row>
        <table:table-row table:style-name="ro1">
          <table:table-cell office:value-type="float" office:value="170.872" calcext:value-type="float">
            <text:p>170.872</text:p>
          </table:table-cell>
          <table:table-cell office:value-type="float" office:value="242.676" calcext:value-type="float">
            <text:p>242.676</text:p>
          </table:table-cell>
          <table:table-cell office:value-type="float" office:value="144.683" calcext:value-type="float">
            <text:p>144.683</text:p>
          </table:table-cell>
          <table:table-cell office:value-type="float" office:value="156.088" calcext:value-type="float">
            <text:p>156.088</text:p>
          </table:table-cell>
          <table:table-cell office:value-type="float" office:value="42.1231" calcext:value-type="float">
            <text:p>42.1231</text:p>
          </table:table-cell>
          <table:table-cell office:value-type="float" office:value="74.8144" calcext:value-type="float">
            <text:p>74.8144</text:p>
          </table:table-cell>
          <table:table-cell office:value-type="float" office:value="203.425" calcext:value-type="float">
            <text:p>203.425</text:p>
          </table:table-cell>
          <table:table-cell office:value-type="float" office:value="-0.466999" calcext:value-type="float">
            <text:p>-0.4669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3]-[.A833]; 2)+POWER([.K833]-[.B833];2))" office:value-type="float" office:value="213.12907206667" calcext:value-type="float">
            <text:p>213.1290720667</text:p>
          </table:table-cell>
          <table:table-cell table:formula="of:=SQRT(POWER([.J833]-[.C833]; 2)+POWER([.K833]-[.D833];2))" office:value-type="float" office:value="254.270521753899" calcext:value-type="float">
            <text:p>254.2705217539</text:p>
          </table:table-cell>
        </table:table-row>
        <table:table-row table:style-name="ro1">
          <table:table-cell office:value-type="float" office:value="211.491" calcext:value-type="float">
            <text:p>211.491</text:p>
          </table:table-cell>
          <table:table-cell office:value-type="float" office:value="560.285" calcext:value-type="float">
            <text:p>560.285</text:p>
          </table:table-cell>
          <table:table-cell office:value-type="float" office:value="184.274" calcext:value-type="float">
            <text:p>184.274</text:p>
          </table:table-cell>
          <table:table-cell office:value-type="float" office:value="481.609" calcext:value-type="float">
            <text:p>481.609</text:p>
          </table:table-cell>
          <table:table-cell office:value-type="float" office:value="-183.106" calcext:value-type="float">
            <text:p>-183.106</text:p>
          </table:table-cell>
          <table:table-cell office:value-type="float" office:value="432.199" calcext:value-type="float">
            <text:p>432.199</text:p>
          </table:table-cell>
          <table:table-cell office:value-type="float" office:value="123.776" calcext:value-type="float">
            <text:p>123.776</text:p>
          </table:table-cell>
          <table:table-cell office:value-type="float" office:value="0.755144" calcext:value-type="float">
            <text:p>0.7551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4]-[.A834]; 2)+POWER([.K834]-[.B834];2))" office:value-type="float" office:value="362.028584929422" calcext:value-type="float">
            <text:p>362.0285849294</text:p>
          </table:table-cell>
          <table:table-cell table:formula="of:=SQRT(POWER([.J834]-[.C834]; 2)+POWER([.K834]-[.D834];2))" office:value-type="float" office:value="311.934204531981" calcext:value-type="float">
            <text:p>311.934204532</text:p>
          </table:table-cell>
        </table:table-row>
        <table:table-row table:style-name="ro1">
          <table:table-cell office:value-type="float" office:value="209.325" calcext:value-type="float">
            <text:p>209.325</text:p>
          </table:table-cell>
          <table:table-cell office:value-type="float" office:value="561.184" calcext:value-type="float">
            <text:p>561.184</text:p>
          </table:table-cell>
          <table:table-cell office:value-type="float" office:value="182.042" calcext:value-type="float">
            <text:p>182.042</text:p>
          </table:table-cell>
          <table:table-cell office:value-type="float" office:value="483.125" calcext:value-type="float">
            <text:p>483.125</text:p>
          </table:table-cell>
          <table:table-cell office:value-type="float" office:value="-190.239" calcext:value-type="float">
            <text:p>-190.239</text:p>
          </table:table-cell>
          <table:table-cell office:value-type="float" office:value="431.731" calcext:value-type="float">
            <text:p>431.731</text:p>
          </table:table-cell>
          <table:table-cell office:value-type="float" office:value="126.553" calcext:value-type="float">
            <text:p>126.553</text:p>
          </table:table-cell>
          <table:table-cell office:value-type="float" office:value="0.496428" calcext:value-type="float">
            <text:p>0.4964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5]-[.A835]; 2)+POWER([.K835]-[.B835];2))" office:value-type="float" office:value="363.854066187256" calcext:value-type="float">
            <text:p>363.8540661873</text:p>
          </table:table-cell>
          <table:table-cell table:formula="of:=SQRT(POWER([.J835]-[.C835]; 2)+POWER([.K835]-[.D835];2))" office:value-type="float" office:value="314.528694063038" calcext:value-type="float">
            <text:p>314.528694063</text:p>
          </table:table-cell>
        </table:table-row>
        <table:table-row table:style-name="ro1">
          <table:table-cell office:value-type="float" office:value="209.808" calcext:value-type="float">
            <text:p>209.808</text:p>
          </table:table-cell>
          <table:table-cell office:value-type="float" office:value="560.187" calcext:value-type="float">
            <text:p>560.187</text:p>
          </table:table-cell>
          <table:table-cell office:value-type="float" office:value="182.548" calcext:value-type="float">
            <text:p>182.548</text:p>
          </table:table-cell>
          <table:table-cell office:value-type="float" office:value="481.661" calcext:value-type="float">
            <text:p>481.661</text:p>
          </table:table-cell>
          <table:table-cell office:value-type="float" office:value="-185.175" calcext:value-type="float">
            <text:p>-185.175</text:p>
          </table:table-cell>
          <table:table-cell office:value-type="float" office:value="431.56" calcext:value-type="float">
            <text:p>431.56</text:p>
          </table:table-cell>
          <table:table-cell office:value-type="float" office:value="126.225" calcext:value-type="float">
            <text:p>126.225</text:p>
          </table:table-cell>
          <table:table-cell office:value-type="float" office:value="0.463388" calcext:value-type="float">
            <text:p>0.463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6]-[.A836]; 2)+POWER([.K836]-[.B836];2))" office:value-type="float" office:value="362.747597969993" calcext:value-type="float">
            <text:p>362.74759797</text:p>
          </table:table-cell>
          <table:table-cell table:formula="of:=SQRT(POWER([.J836]-[.C836]; 2)+POWER([.K836]-[.D836];2))" office:value-type="float" office:value="313.08194330718" calcext:value-type="float">
            <text:p>313.0819433072</text:p>
          </table:table-cell>
        </table:table-row>
        <table:table-row table:style-name="ro1">
          <table:table-cell office:value-type="float" office:value="206.302" calcext:value-type="float">
            <text:p>206.302</text:p>
          </table:table-cell>
          <table:table-cell office:value-type="float" office:value="533.635" calcext:value-type="float">
            <text:p>533.635</text:p>
          </table:table-cell>
          <table:table-cell office:value-type="float" office:value="179.102" calcext:value-type="float">
            <text:p>179.102</text:p>
          </table:table-cell>
          <table:table-cell office:value-type="float" office:value="452.145" calcext:value-type="float">
            <text:p>452.145</text:p>
          </table:table-cell>
          <table:table-cell office:value-type="float" office:value="-148.165" calcext:value-type="float">
            <text:p>-148.165</text:p>
          </table:table-cell>
          <table:table-cell office:value-type="float" office:value="405.043" calcext:value-type="float">
            <text:p>405.043</text:p>
          </table:table-cell>
          <table:table-cell office:value-type="float" office:value="134.706" calcext:value-type="float">
            <text:p>134.706</text:p>
          </table:table-cell>
          <table:table-cell office:value-type="float" office:value="-0.000246008" calcext:value-type="float">
            <text:p>-0.000246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7]-[.A837]; 2)+POWER([.K837]-[.B837];2))" office:value-type="float" office:value="341.507763350996" calcext:value-type="float">
            <text:p>341.507763351</text:p>
          </table:table-cell>
          <table:table-cell table:formula="of:=SQRT(POWER([.J837]-[.C837]; 2)+POWER([.K837]-[.D837];2))" office:value-type="float" office:value="293.503171071455" calcext:value-type="float">
            <text:p>293.5031710715</text:p>
          </table:table-cell>
        </table:table-row>
        <table:table-row table:style-name="ro1">
          <table:table-cell office:value-type="float" office:value="205.275" calcext:value-type="float">
            <text:p>205.275</text:p>
          </table:table-cell>
          <table:table-cell office:value-type="float" office:value="532.948" calcext:value-type="float">
            <text:p>532.948</text:p>
          </table:table-cell>
          <table:table-cell office:value-type="float" office:value="178.057" calcext:value-type="float">
            <text:p>178.057</text:p>
          </table:table-cell>
          <table:table-cell office:value-type="float" office:value="451.461" calcext:value-type="float">
            <text:p>451.461</text:p>
          </table:table-cell>
          <table:table-cell office:value-type="float" office:value="-148.299" calcext:value-type="float">
            <text:p>-148.299</text:p>
          </table:table-cell>
          <table:table-cell office:value-type="float" office:value="404.083" calcext:value-type="float">
            <text:p>404.083</text:p>
          </table:table-cell>
          <table:table-cell office:value-type="float" office:value="136.275" calcext:value-type="float">
            <text:p>136.275</text:p>
          </table:table-cell>
          <table:table-cell office:value-type="float" office:value="-0.00140684" calcext:value-type="float">
            <text:p>-0.001406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8]-[.A838]; 2)+POWER([.K838]-[.B838];2))" office:value-type="float" office:value="341.457705036802" calcext:value-type="float">
            <text:p>341.4577050368</text:p>
          </table:table-cell>
          <table:table-cell table:formula="of:=SQRT(POWER([.J838]-[.C838]; 2)+POWER([.K838]-[.D838];2))" office:value-type="float" office:value="293.745518723265" calcext:value-type="float">
            <text:p>293.7455187233</text:p>
          </table:table-cell>
        </table:table-row>
        <table:table-row table:style-name="ro1">
          <table:table-cell office:value-type="float" office:value="207.301" calcext:value-type="float">
            <text:p>207.301</text:p>
          </table:table-cell>
          <table:table-cell office:value-type="float" office:value="534.141" calcext:value-type="float">
            <text:p>534.141</text:p>
          </table:table-cell>
          <table:table-cell office:value-type="float" office:value="180.12" calcext:value-type="float">
            <text:p>180.12</text:p>
          </table:table-cell>
          <table:table-cell office:value-type="float" office:value="452.755" calcext:value-type="float">
            <text:p>452.755</text:p>
          </table:table-cell>
          <table:table-cell office:value-type="float" office:value="-148.975" calcext:value-type="float">
            <text:p>-148.975</text:p>
          </table:table-cell>
          <table:table-cell office:value-type="float" office:value="405.529" calcext:value-type="float">
            <text:p>405.529</text:p>
          </table:table-cell>
          <table:table-cell office:value-type="float" office:value="133.1" calcext:value-type="float">
            <text:p>133.1</text:p>
          </table:table-cell>
          <table:table-cell office:value-type="float" office:value="-0.0180774" calcext:value-type="float">
            <text:p>-0.01807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9]-[.A839]; 2)+POWER([.K839]-[.B839];2))" office:value-type="float" office:value="341.421880496842" calcext:value-type="float">
            <text:p>341.4218804968</text:p>
          </table:table-cell>
          <table:table-cell table:formula="of:=SQRT(POWER([.J839]-[.C839]; 2)+POWER([.K839]-[.D839];2))" office:value-type="float" office:value="293.231520176464" calcext:value-type="float">
            <text:p>293.2315201765</text:p>
          </table:table-cell>
        </table:table-row>
        <table:table-row table:style-name="ro1">
          <table:table-cell office:value-type="float" office:value="247.13" calcext:value-type="float">
            <text:p>247.13</text:p>
          </table:table-cell>
          <table:table-cell office:value-type="float" office:value="598.981" calcext:value-type="float">
            <text:p>598.981</text:p>
          </table:table-cell>
          <table:table-cell office:value-type="float" office:value="220.707" calcext:value-type="float">
            <text:p>220.707</text:p>
          </table:table-cell>
          <table:table-cell office:value-type="float" office:value="516.612" calcext:value-type="float">
            <text:p>516.612</text:p>
          </table:table-cell>
          <table:table-cell office:value-type="float" office:value="-148.359" calcext:value-type="float">
            <text:p>-148.359</text:p>
          </table:table-cell>
          <table:table-cell office:value-type="float" office:value="490.85" calcext:value-type="float">
            <text:p>490.85</text:p>
          </table:table-cell>
          <table:table-cell office:value-type="float" office:value="72.8555" calcext:value-type="float">
            <text:p>72.8555</text:p>
          </table:table-cell>
          <table:table-cell office:value-type="float" office:value="-0.0808841" calcext:value-type="float">
            <text:p>-0.08088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0]-[.A840]; 2)+POWER([.K840]-[.B840];2))" office:value-type="float" office:value="382.320325461517" calcext:value-type="float">
            <text:p>382.3203254615</text:p>
          </table:table-cell>
          <table:table-cell table:formula="of:=SQRT(POWER([.J840]-[.C840]; 2)+POWER([.K840]-[.D840];2))" office:value-type="float" office:value="319.493903530255" calcext:value-type="float">
            <text:p>319.4939035303</text:p>
          </table:table-cell>
        </table:table-row>
        <table:table-row table:style-name="ro1">
          <table:table-cell office:value-type="float" office:value="246.094" calcext:value-type="float">
            <text:p>246.094</text:p>
          </table:table-cell>
          <table:table-cell office:value-type="float" office:value="600.753" calcext:value-type="float">
            <text:p>600.753</text:p>
          </table:table-cell>
          <table:table-cell office:value-type="float" office:value="219.639" calcext:value-type="float">
            <text:p>219.639</text:p>
          </table:table-cell>
          <table:table-cell office:value-type="float" office:value="518.42" calcext:value-type="float">
            <text:p>518.42</text:p>
          </table:table-cell>
          <table:table-cell office:value-type="float" office:value="-149.688" calcext:value-type="float">
            <text:p>-149.688</text:p>
          </table:table-cell>
          <table:table-cell office:value-type="float" office:value="492.813" calcext:value-type="float">
            <text:p>492.813</text:p>
          </table:table-cell>
          <table:table-cell office:value-type="float" office:value="74.319" calcext:value-type="float">
            <text:p>74.319</text:p>
          </table:table-cell>
          <table:table-cell office:value-type="float" office:value="-0.190666" calcext:value-type="float">
            <text:p>-0.1906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1]-[.A841]; 2)+POWER([.K841]-[.B841];2))" office:value-type="float" office:value="384.345911705849" calcext:value-type="float">
            <text:p>384.3459117058</text:p>
          </table:table-cell>
          <table:table-cell table:formula="of:=SQRT(POWER([.J841]-[.C841]; 2)+POWER([.K841]-[.D841];2))" office:value-type="float" office:value="321.593772826838" calcext:value-type="float">
            <text:p>321.5937728268</text:p>
          </table:table-cell>
        </table:table-row>
        <table:table-row table:style-name="ro1">
          <table:table-cell office:value-type="float" office:value="245.059" calcext:value-type="float">
            <text:p>245.059</text:p>
          </table:table-cell>
          <table:table-cell office:value-type="float" office:value="598.23" calcext:value-type="float">
            <text:p>598.23</text:p>
          </table:table-cell>
          <table:table-cell office:value-type="float" office:value="218.584" calcext:value-type="float">
            <text:p>218.584</text:p>
          </table:table-cell>
          <table:table-cell office:value-type="float" office:value="515.874" calcext:value-type="float">
            <text:p>515.874</text:p>
          </table:table-cell>
          <table:table-cell office:value-type="float" office:value="-149.02" calcext:value-type="float">
            <text:p>-149.02</text:p>
          </table:table-cell>
          <table:table-cell office:value-type="float" office:value="489.697" calcext:value-type="float">
            <text:p>489.697</text:p>
          </table:table-cell>
          <table:table-cell office:value-type="float" office:value="75.9232" calcext:value-type="float">
            <text:p>75.9232</text:p>
          </table:table-cell>
          <table:table-cell office:value-type="float" office:value="-0.426958" calcext:value-type="float">
            <text:p>-0.4269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2]-[.A842]; 2)+POWER([.K842]-[.B842];2))" office:value-type="float" office:value="382.366858371643" calcext:value-type="float">
            <text:p>382.3668583716</text:p>
          </table:table-cell>
          <table:table-cell table:formula="of:=SQRT(POWER([.J842]-[.C842]; 2)+POWER([.K842]-[.D842];2))" office:value-type="float" office:value="319.952216638672" calcext:value-type="float">
            <text:p>319.9522166387</text:p>
          </table:table-cell>
        </table:table-row>
        <table:table-row table:style-name="ro1">
          <table:table-cell office:value-type="float" office:value="243.408" calcext:value-type="float">
            <text:p>243.408</text:p>
          </table:table-cell>
          <table:table-cell office:value-type="float" office:value="571.348" calcext:value-type="float">
            <text:p>571.348</text:p>
          </table:table-cell>
          <table:table-cell office:value-type="float" office:value="216.957" calcext:value-type="float">
            <text:p>216.957</text:p>
          </table:table-cell>
          <table:table-cell office:value-type="float" office:value="488.563" calcext:value-type="float">
            <text:p>488.563</text:p>
          </table:table-cell>
          <table:table-cell office:value-type="float" office:value="-136.261" calcext:value-type="float">
            <text:p>-136.261</text:p>
          </table:table-cell>
          <table:table-cell office:value-type="float" office:value="457.853" calcext:value-type="float">
            <text:p>457.853</text:p>
          </table:table-cell>
          <table:table-cell office:value-type="float" office:value="79.3732" calcext:value-type="float">
            <text:p>79.3732</text:p>
          </table:table-cell>
          <table:table-cell office:value-type="float" office:value="-1.54249" calcext:value-type="float">
            <text:p>-1.542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3]-[.A843]; 2)+POWER([.K843]-[.B843];2))" office:value-type="float" office:value="358.100845528184" calcext:value-type="float">
            <text:p>358.1008455282</text:p>
          </table:table-cell>
          <table:table-cell table:formula="of:=SQRT(POWER([.J843]-[.C843]; 2)+POWER([.K843]-[.D843];2))" office:value-type="float" office:value="297.81987310789" calcext:value-type="float">
            <text:p>297.8198731079</text:p>
          </table:table-cell>
        </table:table-row>
        <table:table-row table:style-name="ro1">
          <table:table-cell office:value-type="float" office:value="231.6" calcext:value-type="float">
            <text:p>231.6</text:p>
          </table:table-cell>
          <table:table-cell office:value-type="float" office:value="530.751" calcext:value-type="float">
            <text:p>530.751</text:p>
          </table:table-cell>
          <table:table-cell office:value-type="float" office:value="204.975" calcext:value-type="float">
            <text:p>204.975</text:p>
          </table:table-cell>
          <table:table-cell office:value-type="float" office:value="436.317" calcext:value-type="float">
            <text:p>436.317</text:p>
          </table:table-cell>
          <table:table-cell office:value-type="float" office:value="-22.7029" calcext:value-type="float">
            <text:p>-22.7029</text:p>
          </table:table-cell>
          <table:table-cell office:value-type="float" office:value="433.026" calcext:value-type="float">
            <text:p>433.026</text:p>
          </table:table-cell>
          <table:table-cell office:value-type="float" office:value="108.84" calcext:value-type="float">
            <text:p>108.84</text:p>
          </table:table-cell>
          <table:table-cell office:value-type="float" office:value="0.987082" calcext:value-type="float">
            <text:p>0.9870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4]-[.A844]; 2)+POWER([.K844]-[.B844];2))" office:value-type="float" office:value="326.500995405833" calcext:value-type="float">
            <text:p>326.5009954058</text:p>
          </table:table-cell>
          <table:table-cell table:formula="of:=SQRT(POWER([.J844]-[.C844]; 2)+POWER([.K844]-[.D844];2))" office:value-type="float" office:value="264.214017633433" calcext:value-type="float">
            <text:p>264.2140176334</text:p>
          </table:table-cell>
        </table:table-row>
        <table:table-row table:style-name="ro1">
          <table:table-cell office:value-type="float" office:value="221.592" calcext:value-type="float">
            <text:p>221.592</text:p>
          </table:table-cell>
          <table:table-cell office:value-type="float" office:value="529.693" calcext:value-type="float">
            <text:p>529.693</text:p>
          </table:table-cell>
          <table:table-cell office:value-type="float" office:value="194.836" calcext:value-type="float">
            <text:p>194.836</text:p>
          </table:table-cell>
          <table:table-cell office:value-type="float" office:value="434.883" calcext:value-type="float">
            <text:p>434.883</text:p>
          </table:table-cell>
          <table:table-cell office:value-type="float" office:value="-22.4588" calcext:value-type="float">
            <text:p>-22.4588</text:p>
          </table:table-cell>
          <table:table-cell office:value-type="float" office:value="431.639" calcext:value-type="float">
            <text:p>431.639</text:p>
          </table:table-cell>
          <table:table-cell office:value-type="float" office:value="123.187" calcext:value-type="float">
            <text:p>123.187</text:p>
          </table:table-cell>
          <table:table-cell office:value-type="float" office:value="0.562661" calcext:value-type="float">
            <text:p>0.5626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5]-[.A845]; 2)+POWER([.K845]-[.B845];2))" office:value-type="float" office:value="330.368916081704" calcext:value-type="float">
            <text:p>330.3689160817</text:p>
          </table:table-cell>
          <table:table-cell table:formula="of:=SQRT(POWER([.J845]-[.C845]; 2)+POWER([.K845]-[.D845];2))" office:value-type="float" office:value="270.160823557006" calcext:value-type="float">
            <text:p>270.160823557</text:p>
          </table:table-cell>
        </table:table-row>
        <table:table-row table:style-name="ro1">
          <table:table-cell office:value-type="float" office:value="221.183" calcext:value-type="float">
            <text:p>221.183</text:p>
          </table:table-cell>
          <table:table-cell office:value-type="float" office:value="524.712" calcext:value-type="float">
            <text:p>524.712</text:p>
          </table:table-cell>
          <table:table-cell office:value-type="float" office:value="194.435" calcext:value-type="float">
            <text:p>194.435</text:p>
          </table:table-cell>
          <table:table-cell office:value-type="float" office:value="430.157" calcext:value-type="float">
            <text:p>430.157</text:p>
          </table:table-cell>
          <table:table-cell office:value-type="float" office:value="-22.4582" calcext:value-type="float">
            <text:p>-22.4582</text:p>
          </table:table-cell>
          <table:table-cell office:value-type="float" office:value="425.507" calcext:value-type="float">
            <text:p>425.507</text:p>
          </table:table-cell>
          <table:table-cell office:value-type="float" office:value="123.731" calcext:value-type="float">
            <text:p>123.731</text:p>
          </table:table-cell>
          <table:table-cell office:value-type="float" office:value="0.392789" calcext:value-type="float">
            <text:p>0.3927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6]-[.A846]; 2)+POWER([.K846]-[.B846];2))" office:value-type="float" office:value="326.244464218169" calcext:value-type="float">
            <text:p>326.2444642182</text:p>
          </table:table-cell>
          <table:table-cell table:formula="of:=SQRT(POWER([.J846]-[.C846]; 2)+POWER([.K846]-[.D846];2))" office:value-type="float" office:value="267.091643212587" calcext:value-type="float">
            <text:p>267.0916432126</text:p>
          </table:table-cell>
        </table:table-row>
        <table:table-row table:style-name="ro1">
          <table:table-cell office:value-type="float" office:value="236.512" calcext:value-type="float">
            <text:p>236.512</text:p>
          </table:table-cell>
          <table:table-cell office:value-type="float" office:value="520.817" calcext:value-type="float">
            <text:p>520.817</text:p>
          </table:table-cell>
          <table:table-cell office:value-type="float" office:value="209.988" calcext:value-type="float">
            <text:p>209.988</text:p>
          </table:table-cell>
          <table:table-cell office:value-type="float" office:value="427.087" calcext:value-type="float">
            <text:p>427.087</text:p>
          </table:table-cell>
          <table:table-cell office:value-type="float" office:value="-22.4898" calcext:value-type="float">
            <text:p>-22.4898</text:p>
          </table:table-cell>
          <table:table-cell office:value-type="float" office:value="420.887" calcext:value-type="float">
            <text:p>420.887</text:p>
          </table:table-cell>
          <table:table-cell office:value-type="float" office:value="101.644" calcext:value-type="float">
            <text:p>101.644</text:p>
          </table:table-cell>
          <table:table-cell office:value-type="float" office:value="0.382497" calcext:value-type="float">
            <text:p>0.3824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7]-[.A847]; 2)+POWER([.K847]-[.B847];2))" office:value-type="float" office:value="315.422937709039" calcext:value-type="float">
            <text:p>315.422937709</text:p>
          </table:table-cell>
          <table:table-cell table:formula="of:=SQRT(POWER([.J847]-[.C847]; 2)+POWER([.K847]-[.D847];2))" office:value-type="float" office:value="254.042070754039" calcext:value-type="float">
            <text:p>254.042070754</text:p>
          </table:table-cell>
        </table:table-row>
        <table:table-row table:style-name="ro1">
          <table:table-cell office:value-type="float" office:value="223.483" calcext:value-type="float">
            <text:p>223.483</text:p>
          </table:table-cell>
          <table:table-cell office:value-type="float" office:value="523.756" calcext:value-type="float">
            <text:p>523.756</text:p>
          </table:table-cell>
          <table:table-cell office:value-type="float" office:value="196.763" calcext:value-type="float">
            <text:p>196.763</text:p>
          </table:table-cell>
          <table:table-cell office:value-type="float" office:value="430.08" calcext:value-type="float">
            <text:p>430.08</text:p>
          </table:table-cell>
          <table:table-cell office:value-type="float" office:value="-28.6375" calcext:value-type="float">
            <text:p>-28.6375</text:p>
          </table:table-cell>
          <table:table-cell office:value-type="float" office:value="422.776" calcext:value-type="float">
            <text:p>422.776</text:p>
          </table:table-cell>
          <table:table-cell office:value-type="float" office:value="119.819" calcext:value-type="float">
            <text:p>119.819</text:p>
          </table:table-cell>
          <table:table-cell office:value-type="float" office:value="0.361751" calcext:value-type="float">
            <text:p>0.3617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8]-[.A848]; 2)+POWER([.K848]-[.B848];2))" office:value-type="float" office:value="324.271723751856" calcext:value-type="float">
            <text:p>324.2717237519</text:p>
          </table:table-cell>
          <table:table-cell table:formula="of:=SQRT(POWER([.J848]-[.C848]; 2)+POWER([.K848]-[.D848];2))" office:value-type="float" office:value="265.389865234149" calcext:value-type="float">
            <text:p>265.3898652342</text:p>
          </table:table-cell>
        </table:table-row>
        <table:table-row table:style-name="ro1">
          <table:table-cell office:value-type="float" office:value="233.727" calcext:value-type="float">
            <text:p>233.727</text:p>
          </table:table-cell>
          <table:table-cell office:value-type="float" office:value="523.024" calcext:value-type="float">
            <text:p>523.024</text:p>
          </table:table-cell>
          <table:table-cell office:value-type="float" office:value="207.156" calcext:value-type="float">
            <text:p>207.156</text:p>
          </table:table-cell>
          <table:table-cell office:value-type="float" office:value="429.077" calcext:value-type="float">
            <text:p>429.077</text:p>
          </table:table-cell>
          <table:table-cell office:value-type="float" office:value="-22.5833" calcext:value-type="float">
            <text:p>-22.5833</text:p>
          </table:table-cell>
          <table:table-cell office:value-type="float" office:value="423.559" calcext:value-type="float">
            <text:p>423.559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0.278385" calcext:value-type="float">
            <text:p>0.2783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9]-[.A849]; 2)+POWER([.K849]-[.B849];2))" office:value-type="float" office:value="318.679247998673" calcext:value-type="float">
            <text:p>318.6792479987</text:p>
          </table:table-cell>
          <table:table-cell table:formula="of:=SQRT(POWER([.J849]-[.C849]; 2)+POWER([.K849]-[.D849];2))" office:value-type="float" office:value="257.432717938105" calcext:value-type="float">
            <text:p>257.4327179381</text:p>
          </table:table-cell>
        </table:table-row>
        <table:table-row table:style-name="ro1">
          <table:table-cell office:value-type="float" office:value="230.329" calcext:value-type="float">
            <text:p>230.329</text:p>
          </table:table-cell>
          <table:table-cell office:value-type="float" office:value="521.2" calcext:value-type="float">
            <text:p>521.2</text:p>
          </table:table-cell>
          <table:table-cell office:value-type="float" office:value="203.714" calcext:value-type="float">
            <text:p>203.714</text:p>
          </table:table-cell>
          <table:table-cell office:value-type="float" office:value="427.206" calcext:value-type="float">
            <text:p>427.206</text:p>
          </table:table-cell>
          <table:table-cell office:value-type="float" office:value="-22.5173" calcext:value-type="float">
            <text:p>-22.5173</text:p>
          </table:table-cell>
          <table:table-cell office:value-type="float" office:value="421.275" calcext:value-type="float">
            <text:p>421.275</text:p>
          </table:table-cell>
          <table:table-cell office:value-type="float" office:value="110.556" calcext:value-type="float">
            <text:p>110.556</text:p>
          </table:table-cell>
          <table:table-cell office:value-type="float" office:value="0.242185" calcext:value-type="float">
            <text:p>0.2421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0]-[.A850]; 2)+POWER([.K850]-[.B850];2))" office:value-type="float" office:value="318.696432739684" calcext:value-type="float">
            <text:p>318.6964327397</text:p>
          </table:table-cell>
          <table:table-cell table:formula="of:=SQRT(POWER([.J850]-[.C850]; 2)+POWER([.K850]-[.D850];2))" office:value-type="float" office:value="258.465286319072" calcext:value-type="float">
            <text:p>258.4652863191</text:p>
          </table:table-cell>
        </table:table-row>
        <table:table-row table:style-name="ro1">
          <table:table-cell office:value-type="float" office:value="232.072" calcext:value-type="float">
            <text:p>232.072</text:p>
          </table:table-cell>
          <table:table-cell office:value-type="float" office:value="523.046" calcext:value-type="float">
            <text:p>523.046</text:p>
          </table:table-cell>
          <table:table-cell office:value-type="float" office:value="205.476" calcext:value-type="float">
            <text:p>205.476</text:p>
          </table:table-cell>
          <table:table-cell office:value-type="float" office:value="429.05" calcext:value-type="float">
            <text:p>429.05</text:p>
          </table:table-cell>
          <table:table-cell office:value-type="float" office:value="-22.7418" calcext:value-type="float">
            <text:p>-22.7418</text:p>
          </table:table-cell>
          <table:table-cell office:value-type="float" office:value="423.523" calcext:value-type="float">
            <text:p>423.523</text:p>
          </table:table-cell>
          <table:table-cell office:value-type="float" office:value="108.049" calcext:value-type="float">
            <text:p>108.049</text:p>
          </table:table-cell>
          <table:table-cell office:value-type="float" office:value="0.206873" calcext:value-type="float">
            <text:p>0.2068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1]-[.A851]; 2)+POWER([.K851]-[.B851];2))" office:value-type="float" office:value="319.482348964696" calcext:value-type="float">
            <text:p>319.4823489647</text:p>
          </table:table-cell>
          <table:table-cell table:formula="of:=SQRT(POWER([.J851]-[.C851]; 2)+POWER([.K851]-[.D851];2))" office:value-type="float" office:value="258.570147302429" calcext:value-type="float">
            <text:p>258.5701473024</text:p>
          </table:table-cell>
        </table:table-row>
        <table:table-row table:style-name="ro1">
          <table:table-cell office:value-type="float" office:value="231.666" calcext:value-type="float">
            <text:p>231.666</text:p>
          </table:table-cell>
          <table:table-cell office:value-type="float" office:value="523.377" calcext:value-type="float">
            <text:p>523.377</text:p>
          </table:table-cell>
          <table:table-cell office:value-type="float" office:value="205.064" calcext:value-type="float">
            <text:p>205.064</text:p>
          </table:table-cell>
          <table:table-cell office:value-type="float" office:value="429.337" calcext:value-type="float">
            <text:p>429.337</text:p>
          </table:table-cell>
          <table:table-cell office:value-type="float" office:value="-22.6615" calcext:value-type="float">
            <text:p>-22.6615</text:p>
          </table:table-cell>
          <table:table-cell office:value-type="float" office:value="423.948" calcext:value-type="float">
            <text:p>423.948</text:p>
          </table:table-cell>
          <table:table-cell office:value-type="float" office:value="108.646" calcext:value-type="float">
            <text:p>108.646</text:p>
          </table:table-cell>
          <table:table-cell office:value-type="float" office:value="0.203124" calcext:value-type="float">
            <text:p>0.2031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2]-[.A852]; 2)+POWER([.K852]-[.B852];2))" office:value-type="float" office:value="319.966660271035" calcext:value-type="float">
            <text:p>319.966660271</text:p>
          </table:table-cell>
          <table:table-cell table:formula="of:=SQRT(POWER([.J852]-[.C852]; 2)+POWER([.K852]-[.D852];2))" office:value-type="float" office:value="259.062238979362" calcext:value-type="float">
            <text:p>259.0622389794</text:p>
          </table:table-cell>
        </table:table-row>
        <table:table-row table:style-name="ro1">
          <table:table-cell office:value-type="float" office:value="231.067" calcext:value-type="float">
            <text:p>231.067</text:p>
          </table:table-cell>
          <table:table-cell office:value-type="float" office:value="522.64" calcext:value-type="float">
            <text:p>522.64</text:p>
          </table:table-cell>
          <table:table-cell office:value-type="float" office:value="204.458" calcext:value-type="float">
            <text:p>204.458</text:p>
          </table:table-cell>
          <table:table-cell office:value-type="float" office:value="428.602" calcext:value-type="float">
            <text:p>428.602</text:p>
          </table:table-cell>
          <table:table-cell office:value-type="float" office:value="-22.5459" calcext:value-type="float">
            <text:p>-22.5459</text:p>
          </table:table-cell>
          <table:table-cell office:value-type="float" office:value="423.058" calcext:value-type="float">
            <text:p>423.058</text:p>
          </table:table-cell>
          <table:table-cell office:value-type="float" office:value="109.511" calcext:value-type="float">
            <text:p>109.511</text:p>
          </table:table-cell>
          <table:table-cell office:value-type="float" office:value="0.190923" calcext:value-type="float">
            <text:p>0.1909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3]-[.A853]; 2)+POWER([.K853]-[.B853];2))" office:value-type="float" office:value="319.604931265148" calcext:value-type="float">
            <text:p>319.6049312651</text:p>
          </table:table-cell>
          <table:table-cell table:formula="of:=SQRT(POWER([.J853]-[.C853]; 2)+POWER([.K853]-[.D853];2))" office:value-type="float" office:value="258.951030443982" calcext:value-type="float">
            <text:p>258.951030444</text:p>
          </table:table-cell>
        </table:table-row>
        <table:table-row table:style-name="ro1">
          <table:table-cell office:value-type="float" office:value="211.175" calcext:value-type="float">
            <text:p>211.175</text:p>
          </table:table-cell>
          <table:table-cell office:value-type="float" office:value="444.344" calcext:value-type="float">
            <text:p>444.344</text:p>
          </table:table-cell>
          <table:table-cell office:value-type="float" office:value="184.477" calcext:value-type="float">
            <text:p>184.477</text:p>
          </table:table-cell>
          <table:table-cell office:value-type="float" office:value="357.176" calcext:value-type="float">
            <text:p>357.176</text:p>
          </table:table-cell>
          <table:table-cell office:value-type="float" office:value="-53.8864" calcext:value-type="float">
            <text:p>-53.8864</text:p>
          </table:table-cell>
          <table:table-cell office:value-type="float" office:value="313.387" calcext:value-type="float">
            <text:p>313.387</text:p>
          </table:table-cell>
          <table:table-cell office:value-type="float" office:value="135.05" calcext:value-type="float">
            <text:p>135.05</text:p>
          </table:table-cell>
          <table:table-cell office:value-type="float" office:value="0.749788" calcext:value-type="float">
            <text:p>0.7497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4]-[.A854]; 2)+POWER([.K854]-[.B854];2))" office:value-type="float" office:value="266.104443707729" calcext:value-type="float">
            <text:p>266.1044437077</text:p>
          </table:table-cell>
          <table:table-cell table:formula="of:=SQRT(POWER([.J854]-[.C854]; 2)+POWER([.K854]-[.D854];2))" office:value-type="float" office:value="230.37998720592" calcext:value-type="float">
            <text:p>230.3799872059</text:p>
          </table:table-cell>
        </table:table-row>
        <table:table-row table:style-name="ro1">
          <table:table-cell office:value-type="float" office:value="207.879" calcext:value-type="float">
            <text:p>207.879</text:p>
          </table:table-cell>
          <table:table-cell office:value-type="float" office:value="454.803" calcext:value-type="float">
            <text:p>454.803</text:p>
          </table:table-cell>
          <table:table-cell office:value-type="float" office:value="181.104" calcext:value-type="float">
            <text:p>181.104</text:p>
          </table:table-cell>
          <table:table-cell office:value-type="float" office:value="367.093" calcext:value-type="float">
            <text:p>367.093</text:p>
          </table:table-cell>
          <table:table-cell office:value-type="float" office:value="-54.8324" calcext:value-type="float">
            <text:p>-54.8324</text:p>
          </table:table-cell>
          <table:table-cell office:value-type="float" office:value="326.983" calcext:value-type="float">
            <text:p>326.983</text:p>
          </table:table-cell>
          <table:table-cell office:value-type="float" office:value="139.929" calcext:value-type="float">
            <text:p>139.929</text:p>
          </table:table-cell>
          <table:table-cell office:value-type="float" office:value="0.682582" calcext:value-type="float">
            <text:p>0.6825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5]-[.A855]; 2)+POWER([.K855]-[.B855];2))" office:value-type="float" office:value="276.23128615347" calcext:value-type="float">
            <text:p>276.2312861535</text:p>
          </table:table-cell>
          <table:table-cell table:formula="of:=SQRT(POWER([.J855]-[.C855]; 2)+POWER([.K855]-[.D855];2))" office:value-type="float" office:value="238.359068350671" calcext:value-type="float">
            <text:p>238.3590683507</text:p>
          </table:table-cell>
        </table:table-row>
        <table:table-row table:style-name="ro1">
          <table:table-cell office:value-type="float" office:value="165.419" calcext:value-type="float">
            <text:p>165.419</text:p>
          </table:table-cell>
          <table:table-cell office:value-type="float" office:value="424.578" calcext:value-type="float">
            <text:p>424.578</text:p>
          </table:table-cell>
          <table:table-cell office:value-type="float" office:value="138.263" calcext:value-type="float">
            <text:p>138.263</text:p>
          </table:table-cell>
          <table:table-cell office:value-type="float" office:value="336.971" calcext:value-type="float">
            <text:p>336.971</text:p>
          </table:table-cell>
          <table:table-cell office:value-type="float" office:value="-54.4098" calcext:value-type="float">
            <text:p>-54.4098</text:p>
          </table:table-cell>
          <table:table-cell office:value-type="float" office:value="287.221" calcext:value-type="float">
            <text:p>287.221</text:p>
          </table:table-cell>
          <table:table-cell office:value-type="float" office:value="203.502" calcext:value-type="float">
            <text:p>203.502</text:p>
          </table:table-cell>
          <table:table-cell office:value-type="float" office:value="0.516356" calcext:value-type="float">
            <text:p>0.5163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6]-[.A856]; 2)+POWER([.K856]-[.B856];2))" office:value-type="float" office:value="284.802351895134" calcext:value-type="float">
            <text:p>284.8023518951</text:p>
          </table:table-cell>
          <table:table-cell table:formula="of:=SQRT(POWER([.J856]-[.C856]; 2)+POWER([.K856]-[.D856];2))" office:value-type="float" office:value="263.450496317619" calcext:value-type="float">
            <text:p>263.4504963176</text:p>
          </table:table-cell>
        </table:table-row>
        <table:table-row table:style-name="ro1">
          <table:table-cell office:value-type="float" office:value="211.627" calcext:value-type="float">
            <text:p>211.627</text:p>
          </table:table-cell>
          <table:table-cell office:value-type="float" office:value="453.47" calcext:value-type="float">
            <text:p>453.47</text:p>
          </table:table-cell>
          <table:table-cell office:value-type="float" office:value="184.908" calcext:value-type="float">
            <text:p>184.908</text:p>
          </table:table-cell>
          <table:table-cell office:value-type="float" office:value="365.957" calcext:value-type="float">
            <text:p>365.957</text:p>
          </table:table-cell>
          <table:table-cell office:value-type="float" office:value="-54.8262" calcext:value-type="float">
            <text:p>-54.8262</text:p>
          </table:table-cell>
          <table:table-cell office:value-type="float" office:value="325.206" calcext:value-type="float">
            <text:p>325.206</text:p>
          </table:table-cell>
          <table:table-cell office:value-type="float" office:value="134.323" calcext:value-type="float">
            <text:p>134.323</text:p>
          </table:table-cell>
          <table:table-cell office:value-type="float" office:value="0.406967" calcext:value-type="float">
            <text:p>0.4069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7]-[.A857]; 2)+POWER([.K857]-[.B857];2))" office:value-type="float" office:value="272.822308525164" calcext:value-type="float">
            <text:p>272.8223085252</text:p>
          </table:table-cell>
          <table:table-cell table:formula="of:=SQRT(POWER([.J857]-[.C857]; 2)+POWER([.K857]-[.D857];2))" office:value-type="float" office:value="234.52710357867" calcext:value-type="float">
            <text:p>234.5271035787</text:p>
          </table:table-cell>
        </table:table-row>
        <table:table-row table:style-name="ro1">
          <table:table-cell office:value-type="float" office:value="207.532" calcext:value-type="float">
            <text:p>207.532</text:p>
          </table:table-cell>
          <table:table-cell office:value-type="float" office:value="452.115" calcext:value-type="float">
            <text:p>452.115</text:p>
          </table:table-cell>
          <table:table-cell office:value-type="float" office:value="180.759" calcext:value-type="float">
            <text:p>180.759</text:p>
          </table:table-cell>
          <table:table-cell office:value-type="float" office:value="364.489" calcext:value-type="float">
            <text:p>364.489</text:p>
          </table:table-cell>
          <table:table-cell office:value-type="float" office:value="-54.4605" calcext:value-type="float">
            <text:p>-54.4605</text:p>
          </table:table-cell>
          <table:table-cell office:value-type="float" office:value="323.545" calcext:value-type="float">
            <text:p>323.545</text:p>
          </table:table-cell>
          <table:table-cell office:value-type="float" office:value="140.476" calcext:value-type="float">
            <text:p>140.476</text:p>
          </table:table-cell>
          <table:table-cell office:value-type="float" office:value="0.254059" calcext:value-type="float">
            <text:p>0.2540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8]-[.A858]; 2)+POWER([.K858]-[.B858];2))" office:value-type="float" office:value="274.388899646104" calcext:value-type="float">
            <text:p>274.3888996461</text:p>
          </table:table-cell>
          <table:table-cell table:formula="of:=SQRT(POWER([.J858]-[.C858]; 2)+POWER([.K858]-[.D858];2))" office:value-type="float" office:value="237.298249470998" calcext:value-type="float">
            <text:p>237.298249471</text:p>
          </table:table-cell>
        </table:table-row>
        <table:table-row table:style-name="ro1">
          <table:table-cell office:value-type="float" office:value="210.077" calcext:value-type="float">
            <text:p>210.077</text:p>
          </table:table-cell>
          <table:table-cell office:value-type="float" office:value="452.218" calcext:value-type="float">
            <text:p>452.218</text:p>
          </table:table-cell>
          <table:table-cell office:value-type="float" office:value="183.341" calcext:value-type="float">
            <text:p>183.341</text:p>
          </table:table-cell>
          <table:table-cell office:value-type="float" office:value="364.633" calcext:value-type="float">
            <text:p>364.633</text:p>
          </table:table-cell>
          <table:table-cell office:value-type="float" office:value="-54.0693" calcext:value-type="float">
            <text:p>-54.0693</text:p>
          </table:table-cell>
          <table:table-cell office:value-type="float" office:value="323.794" calcext:value-type="float">
            <text:p>323.794</text:p>
          </table:table-cell>
          <table:table-cell office:value-type="float" office:value="136.703" calcext:value-type="float">
            <text:p>136.703</text:p>
          </table:table-cell>
          <table:table-cell office:value-type="float" office:value="0.249645" calcext:value-type="float">
            <text:p>0.2496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9]-[.A859]; 2)+POWER([.K859]-[.B859];2))" office:value-type="float" office:value="272.838445701848" calcext:value-type="float">
            <text:p>272.8384457018</text:p>
          </table:table-cell>
          <table:table-cell table:formula="of:=SQRT(POWER([.J859]-[.C859]; 2)+POWER([.K859]-[.D859];2))" office:value-type="float" office:value="235.165658568593" calcext:value-type="float">
            <text:p>235.1656585686</text:p>
          </table:table-cell>
        </table:table-row>
        <table:table-row table:style-name="ro1">
          <table:table-cell office:value-type="float" office:value="165.318" calcext:value-type="float">
            <text:p>165.318</text:p>
          </table:table-cell>
          <table:table-cell office:value-type="float" office:value="433.331" calcext:value-type="float">
            <text:p>433.331</text:p>
          </table:table-cell>
          <table:table-cell office:value-type="float" office:value="138.138" calcext:value-type="float">
            <text:p>138.138</text:p>
          </table:table-cell>
          <table:table-cell office:value-type="float" office:value="345.286" calcext:value-type="float">
            <text:p>345.286</text:p>
          </table:table-cell>
          <table:table-cell office:value-type="float" office:value="-54.7154" calcext:value-type="float">
            <text:p>-54.7154</text:p>
          </table:table-cell>
          <table:table-cell office:value-type="float" office:value="298.814" calcext:value-type="float">
            <text:p>298.814</text:p>
          </table:table-cell>
          <table:table-cell office:value-type="float" office:value="203.446" calcext:value-type="float">
            <text:p>203.446</text:p>
          </table:table-cell>
          <table:table-cell office:value-type="float" office:value="0.244537" calcext:value-type="float">
            <text:p>0.2445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0]-[.A860]; 2)+POWER([.K860]-[.B860];2))" office:value-type="float" office:value="290.567322121742" calcext:value-type="float">
            <text:p>290.5673221217</text:p>
          </table:table-cell>
          <table:table-cell table:formula="of:=SQRT(POWER([.J860]-[.C860]; 2)+POWER([.K860]-[.D860];2))" office:value-type="float" office:value="266.676059742902" calcext:value-type="float">
            <text:p>266.6760597429</text:p>
          </table:table-cell>
        </table:table-row>
        <table:table-row table:style-name="ro1">
          <table:table-cell office:value-type="float" office:value="165.338" calcext:value-type="float">
            <text:p>165.338</text:p>
          </table:table-cell>
          <table:table-cell office:value-type="float" office:value="432.31" calcext:value-type="float">
            <text:p>432.31</text:p>
          </table:table-cell>
          <table:table-cell office:value-type="float" office:value="138.162" calcext:value-type="float">
            <text:p>138.162</text:p>
          </table:table-cell>
          <table:table-cell office:value-type="float" office:value="344.293" calcext:value-type="float">
            <text:p>344.293</text:p>
          </table:table-cell>
          <table:table-cell office:value-type="float" office:value="-54.4621" calcext:value-type="float">
            <text:p>-54.4621</text:p>
          </table:table-cell>
          <table:table-cell office:value-type="float" office:value="297.538" calcext:value-type="float">
            <text:p>297.538</text:p>
          </table:table-cell>
          <table:table-cell office:value-type="float" office:value="203.449" calcext:value-type="float">
            <text:p>203.449</text:p>
          </table:table-cell>
          <table:table-cell office:value-type="float" office:value="0.242387" calcext:value-type="float">
            <text:p>0.2423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1]-[.A861]; 2)+POWER([.K861]-[.B861];2))" office:value-type="float" office:value="289.880952019963" calcext:value-type="float">
            <text:p>289.88095202</text:p>
          </table:table-cell>
          <table:table-cell table:formula="of:=SQRT(POWER([.J861]-[.C861]; 2)+POWER([.K861]-[.D861];2))" office:value-type="float" office:value="266.270877290401" calcext:value-type="float">
            <text:p>266.2708772904</text:p>
          </table:table-cell>
        </table:table-row>
        <table:table-row table:style-name="ro1">
          <table:table-cell office:value-type="float" office:value="165.409" calcext:value-type="float">
            <text:p>165.409</text:p>
          </table:table-cell>
          <table:table-cell office:value-type="float" office:value="425.047" calcext:value-type="float">
            <text:p>425.047</text:p>
          </table:table-cell>
          <table:table-cell office:value-type="float" office:value="138.252" calcext:value-type="float">
            <text:p>138.252</text:p>
          </table:table-cell>
          <table:table-cell office:value-type="float" office:value="337.415" calcext:value-type="float">
            <text:p>337.415</text:p>
          </table:table-cell>
          <table:table-cell office:value-type="float" office:value="-54.4072" calcext:value-type="float">
            <text:p>-54.4072</text:p>
          </table:table-cell>
          <table:table-cell office:value-type="float" office:value="287.851" calcext:value-type="float">
            <text:p>287.851</text:p>
          </table:table-cell>
          <table:table-cell office:value-type="float" office:value="203.507" calcext:value-type="float">
            <text:p>203.507</text:p>
          </table:table-cell>
          <table:table-cell office:value-type="float" office:value="0.237488" calcext:value-type="float">
            <text:p>0.2374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2]-[.A862]; 2)+POWER([.K862]-[.B862];2))" office:value-type="float" office:value="285.110907350105" calcext:value-type="float">
            <text:p>285.1109073501</text:p>
          </table:table-cell>
          <table:table-cell table:formula="of:=SQRT(POWER([.J862]-[.C862]; 2)+POWER([.K862]-[.D862];2))" office:value-type="float" office:value="263.621132933231" calcext:value-type="float">
            <text:p>263.6211329332</text:p>
          </table:table-cell>
        </table:table-row>
        <table:table-row table:style-name="ro1">
          <table:table-cell office:value-type="float" office:value="223.088" calcext:value-type="float">
            <text:p>223.088</text:p>
          </table:table-cell>
          <table:table-cell office:value-type="float" office:value="214.813" calcext:value-type="float">
            <text:p>214.813</text:p>
          </table:table-cell>
          <table:table-cell office:value-type="float" office:value="197.267" calcext:value-type="float">
            <text:p>197.267</text:p>
          </table:table-cell>
          <table:table-cell office:value-type="float" office:value="133.015" calcext:value-type="float">
            <text:p>133.015</text:p>
          </table:table-cell>
          <table:table-cell office:value-type="float" office:value="18.73" calcext:value-type="float">
            <text:p>18.73</text:p>
          </table:table-cell>
          <table:table-cell office:value-type="float" office:value="17.3708" calcext:value-type="float">
            <text:p>17.3708</text:p>
          </table:table-cell>
          <table:table-cell office:value-type="float" office:value="121.84" calcext:value-type="float">
            <text:p>121.84</text:p>
          </table:table-cell>
          <table:table-cell office:value-type="float" office:value="0.989094" calcext:value-type="float">
            <text:p>0.9890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3]-[.A863]; 2)+POWER([.K863]-[.B863];2))" office:value-type="float" office:value="163.192538778585" calcext:value-type="float">
            <text:p>163.1925387786</text:p>
          </table:table-cell>
          <table:table-cell table:formula="of:=SQRT(POWER([.J863]-[.C863]; 2)+POWER([.K863]-[.D863];2))" office:value-type="float" office:value="216.210414906405" calcext:value-type="float">
            <text:p>216.2104149064</text:p>
          </table:table-cell>
        </table:table-row>
        <table:table-row table:style-name="ro1">
          <table:table-cell office:value-type="float" office:value="230.507" calcext:value-type="float">
            <text:p>230.507</text:p>
          </table:table-cell>
          <table:table-cell office:value-type="float" office:value="276.176" calcext:value-type="float">
            <text:p>276.176</text:p>
          </table:table-cell>
          <table:table-cell office:value-type="float" office:value="204.601" calcext:value-type="float">
            <text:p>204.601</text:p>
          </table:table-cell>
          <table:table-cell office:value-type="float" office:value="187.087" calcext:value-type="float">
            <text:p>187.087</text:p>
          </table:table-cell>
          <table:table-cell office:value-type="float" office:value="60.519" calcext:value-type="float">
            <text:p>60.519</text:p>
          </table:table-cell>
          <table:table-cell office:value-type="float" office:value="128.271" calcext:value-type="float">
            <text:p>128.271</text:p>
          </table:table-cell>
          <table:table-cell office:value-type="float" office:value="115.639" calcext:value-type="float">
            <text:p>115.639</text:p>
          </table:table-cell>
          <table:table-cell office:value-type="float" office:value="0.905959" calcext:value-type="float">
            <text:p>0.9059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4]-[.A864]; 2)+POWER([.K864]-[.B864];2))" office:value-type="float" office:value="157.251709132206" calcext:value-type="float">
            <text:p>157.2517091322</text:p>
          </table:table-cell>
          <table:table-cell table:formula="of:=SQRT(POWER([.J864]-[.C864]; 2)+POWER([.K864]-[.D864];2))" office:value-type="float" office:value="187.615134704" calcext:value-type="float">
            <text:p>187.615134704</text:p>
          </table:table-cell>
        </table:table-row>
        <table:table-row table:style-name="ro1">
          <table:table-cell office:value-type="float" office:value="225.91" calcext:value-type="float">
            <text:p>225.91</text:p>
          </table:table-cell>
          <table:table-cell office:value-type="float" office:value="280.1" calcext:value-type="float">
            <text:p>280.1</text:p>
          </table:table-cell>
          <table:table-cell office:value-type="float" office:value="199.949" calcext:value-type="float">
            <text:p>199.949</text:p>
          </table:table-cell>
          <table:table-cell office:value-type="float" office:value="191.808" calcext:value-type="float">
            <text:p>191.808</text:p>
          </table:table-cell>
          <table:table-cell office:value-type="float" office:value="49.062" calcext:value-type="float">
            <text:p>49.062</text:p>
          </table:table-cell>
          <table:table-cell office:value-type="float" office:value="128.559" calcext:value-type="float">
            <text:p>128.559</text:p>
          </table:table-cell>
          <table:table-cell office:value-type="float" office:value="121.371" calcext:value-type="float">
            <text:p>121.371</text:p>
          </table:table-cell>
          <table:table-cell office:value-type="float" office:value="0.792519" calcext:value-type="float">
            <text:p>0.7925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5]-[.A865]; 2)+POWER([.K865]-[.B865];2))" office:value-type="float" office:value="162.616291004315" calcext:value-type="float">
            <text:p>162.6162910043</text:p>
          </table:table-cell>
          <table:table-cell table:formula="of:=SQRT(POWER([.J865]-[.C865]; 2)+POWER([.K865]-[.D865];2))" office:value-type="float" office:value="190.772134928034" calcext:value-type="float">
            <text:p>190.772134928</text:p>
          </table:table-cell>
        </table:table-row>
        <table:table-row table:style-name="ro1">
          <table:table-cell office:value-type="float" office:value="224.116" calcext:value-type="float">
            <text:p>224.116</text:p>
          </table:table-cell>
          <table:table-cell office:value-type="float" office:value="276.856" calcext:value-type="float">
            <text:p>276.856</text:p>
          </table:table-cell>
          <table:table-cell office:value-type="float" office:value="198.153" calcext:value-type="float">
            <text:p>198.153</text:p>
          </table:table-cell>
          <table:table-cell office:value-type="float" office:value="187.83" calcext:value-type="float">
            <text:p>187.83</text:p>
          </table:table-cell>
          <table:table-cell office:value-type="float" office:value="57.9658" calcext:value-type="float">
            <text:p>57.9658</text:p>
          </table:table-cell>
          <table:table-cell office:value-type="float" office:value="128.346" calcext:value-type="float">
            <text:p>128.346</text:p>
          </table:table-cell>
          <table:table-cell office:value-type="float" office:value="124.92" calcext:value-type="float">
            <text:p>124.92</text:p>
          </table:table-cell>
          <table:table-cell office:value-type="float" office:value="0.650079" calcext:value-type="float">
            <text:p>0.6500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6]-[.A866]; 2)+POWER([.K866]-[.B866];2))" office:value-type="float" office:value="163.639341822191" calcext:value-type="float">
            <text:p>163.6393418222</text:p>
          </table:table-cell>
          <table:table-cell table:formula="of:=SQRT(POWER([.J866]-[.C866]; 2)+POWER([.K866]-[.D866];2))" office:value-type="float" office:value="193.580722978813" calcext:value-type="float">
            <text:p>193.5807229788</text:p>
          </table:table-cell>
        </table:table-row>
        <table:table-row table:style-name="ro1">
          <table:table-cell office:value-type="float" office:value="231.827" calcext:value-type="float">
            <text:p>231.827</text:p>
          </table:table-cell>
          <table:table-cell office:value-type="float" office:value="216.797" calcext:value-type="float">
            <text:p>216.797</text:p>
          </table:table-cell>
          <table:table-cell office:value-type="float" office:value="206.111" calcext:value-type="float">
            <text:p>206.111</text:p>
          </table:table-cell>
          <table:table-cell office:value-type="float" office:value="135.47" calcext:value-type="float">
            <text:p>135.47</text:p>
          </table:table-cell>
          <table:table-cell office:value-type="float" office:value="14.0286" calcext:value-type="float">
            <text:p>14.0286</text:p>
          </table:table-cell>
          <table:table-cell office:value-type="float" office:value="17.1666" calcext:value-type="float">
            <text:p>17.1666</text:p>
          </table:table-cell>
          <table:table-cell office:value-type="float" office:value="107.597" calcext:value-type="float">
            <text:p>107.597</text:p>
          </table:table-cell>
          <table:table-cell office:value-type="float" office:value="0.527681" calcext:value-type="float">
            <text:p>0.5276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7]-[.A867]; 2)+POWER([.K867]-[.B867];2))" office:value-type="float" office:value="154.245950151049" calcext:value-type="float">
            <text:p>154.2459501511</text:p>
          </table:table-cell>
          <table:table-cell table:formula="of:=SQRT(POWER([.J867]-[.C867]; 2)+POWER([.K867]-[.D867];2))" office:value-type="float" office:value="207.347865243412" calcext:value-type="float">
            <text:p>207.3478652434</text:p>
          </table:table-cell>
        </table:table-row>
        <table:table-row table:style-name="ro1">
          <table:table-cell office:value-type="float" office:value="233.37" calcext:value-type="float">
            <text:p>233.37</text:p>
          </table:table-cell>
          <table:table-cell office:value-type="float" office:value="277.08" calcext:value-type="float">
            <text:p>277.08</text:p>
          </table:table-cell>
          <table:table-cell office:value-type="float" office:value="207.488" calcext:value-type="float">
            <text:p>207.488</text:p>
          </table:table-cell>
          <table:table-cell office:value-type="float" office:value="188.208" calcext:value-type="float">
            <text:p>188.208</text:p>
          </table:table-cell>
          <table:table-cell office:value-type="float" office:value="58.4844" calcext:value-type="float">
            <text:p>58.4844</text:p>
          </table:table-cell>
          <table:table-cell office:value-type="float" office:value="128.411" calcext:value-type="float">
            <text:p>128.411</text:p>
          </table:table-cell>
          <table:table-cell office:value-type="float" office:value="111.151" calcext:value-type="float">
            <text:p>111.151</text:p>
          </table:table-cell>
          <table:table-cell office:value-type="float" office:value="0.524309" calcext:value-type="float">
            <text:p>0.5243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8]-[.A868]; 2)+POWER([.K868]-[.B868];2))" office:value-type="float" office:value="154.660930101949" calcext:value-type="float">
            <text:p>154.660930102</text:p>
          </table:table-cell>
          <table:table-cell table:formula="of:=SQRT(POWER([.J868]-[.C868]; 2)+POWER([.K868]-[.D868];2))" office:value-type="float" office:value="184.526598104447" calcext:value-type="float">
            <text:p>184.5265981044</text:p>
          </table:table-cell>
        </table:table-row>
        <table:table-row table:style-name="ro1">
          <table:table-cell office:value-type="float" office:value="219.066" calcext:value-type="float">
            <text:p>219.066</text:p>
          </table:table-cell>
          <table:table-cell office:value-type="float" office:value="215.698" calcext:value-type="float">
            <text:p>215.698</text:p>
          </table:table-cell>
          <table:table-cell office:value-type="float" office:value="193.198" calcext:value-type="float">
            <text:p>193.198</text:p>
          </table:table-cell>
          <table:table-cell office:value-type="float" office:value="133.527" calcext:value-type="float">
            <text:p>133.527</text:p>
          </table:table-cell>
          <table:table-cell office:value-type="float" office:value="21.5548" calcext:value-type="float">
            <text:p>21.5548</text:p>
          </table:table-cell>
          <table:table-cell office:value-type="float" office:value="20.564" calcext:value-type="float">
            <text:p>20.564</text:p>
          </table:table-cell>
          <table:table-cell office:value-type="float" office:value="128.436" calcext:value-type="float">
            <text:p>128.436</text:p>
          </table:table-cell>
          <table:table-cell office:value-type="float" office:value="0.411956" calcext:value-type="float">
            <text:p>0.4119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9]-[.A869]; 2)+POWER([.K869]-[.B869];2))" office:value-type="float" office:value="167.018021662334" calcext:value-type="float">
            <text:p>167.0180216623</text:p>
          </table:table-cell>
          <table:table-cell table:formula="of:=SQRT(POWER([.J869]-[.C869]; 2)+POWER([.K869]-[.D869];2))" office:value-type="float" office:value="219.480739321244" calcext:value-type="float">
            <text:p>219.4807393212</text:p>
          </table:table-cell>
        </table:table-row>
        <table:table-row table:style-name="ro1">
          <table:table-cell office:value-type="float" office:value="227.605" calcext:value-type="float">
            <text:p>227.605</text:p>
          </table:table-cell>
          <table:table-cell office:value-type="float" office:value="215.073" calcext:value-type="float">
            <text:p>215.073</text:p>
          </table:table-cell>
          <table:table-cell office:value-type="float" office:value="201.839" calcext:value-type="float">
            <text:p>201.839</text:p>
          </table:table-cell>
          <table:table-cell office:value-type="float" office:value="133.347" calcext:value-type="float">
            <text:p>133.347</text:p>
          </table:table-cell>
          <table:table-cell office:value-type="float" office:value="18.7337" calcext:value-type="float">
            <text:p>18.7337</text:p>
          </table:table-cell>
          <table:table-cell office:value-type="float" office:value="17.421" calcext:value-type="float">
            <text:p>17.421</text:p>
          </table:table-cell>
          <table:table-cell office:value-type="float" office:value="114.737" calcext:value-type="float">
            <text:p>114.737</text:p>
          </table:table-cell>
          <table:table-cell office:value-type="float" office:value="0.253047" calcext:value-type="float">
            <text:p>0.2530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0]-[.A870]; 2)+POWER([.K870]-[.B870];2))" office:value-type="float" office:value="158.696122681054" calcext:value-type="float">
            <text:p>158.6961226811</text:p>
          </table:table-cell>
          <table:table-cell table:formula="of:=SQRT(POWER([.J870]-[.C870]; 2)+POWER([.K870]-[.D870];2))" office:value-type="float" office:value="212.103994139667" calcext:value-type="float">
            <text:p>212.1039941397</text:p>
          </table:table-cell>
        </table:table-row>
        <table:table-row table:style-name="ro1">
          <table:table-cell office:value-type="float" office:value="228.578" calcext:value-type="float">
            <text:p>228.578</text:p>
          </table:table-cell>
          <table:table-cell office:value-type="float" office:value="214.612" calcext:value-type="float">
            <text:p>214.612</text:p>
          </table:table-cell>
          <table:table-cell office:value-type="float" office:value="202.826" calcext:value-type="float">
            <text:p>202.826</text:p>
          </table:table-cell>
          <table:table-cell office:value-type="float" office:value="132.81" calcext:value-type="float">
            <text:p>132.81</text:p>
          </table:table-cell>
          <table:table-cell office:value-type="float" office:value="20.0796" calcext:value-type="float">
            <text:p>20.0796</text:p>
          </table:table-cell>
          <table:table-cell office:value-type="float" office:value="17.3761" calcext:value-type="float">
            <text:p>17.3761</text:p>
          </table:table-cell>
          <table:table-cell office:value-type="float" office:value="113.341" calcext:value-type="float">
            <text:p>113.341</text:p>
          </table:table-cell>
          <table:table-cell office:value-type="float" office:value="0.215416" calcext:value-type="float">
            <text:p>0.2154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1]-[.A871]; 2)+POWER([.K871]-[.B871];2))" office:value-type="float" office:value="157.816667776252" calcext:value-type="float">
            <text:p>157.8166677763</text:p>
          </table:table-cell>
          <table:table-cell table:formula="of:=SQRT(POWER([.J871]-[.C871]; 2)+POWER([.K871]-[.D871];2))" office:value-type="float" office:value="211.53362469357" calcext:value-type="float">
            <text:p>211.5336246936</text:p>
          </table:table-cell>
        </table:table-row>
        <table:table-row table:style-name="ro1">
          <table:table-cell office:value-type="float" office:value="202.568" calcext:value-type="float">
            <text:p>202.568</text:p>
          </table:table-cell>
          <table:table-cell office:value-type="float" office:value="536.502" calcext:value-type="float">
            <text:p>536.502</text:p>
          </table:table-cell>
          <table:table-cell office:value-type="float" office:value="175.219" calcext:value-type="float">
            <text:p>175.219</text:p>
          </table:table-cell>
          <table:table-cell office:value-type="float" office:value="457.895" calcext:value-type="float">
            <text:p>457.895</text:p>
          </table:table-cell>
          <table:table-cell office:value-type="float" office:value="-178.572" calcext:value-type="float">
            <text:p>-178.572</text:p>
          </table:table-cell>
          <table:table-cell office:value-type="float" office:value="401.295" calcext:value-type="float">
            <text:p>401.295</text:p>
          </table:table-cell>
          <table:table-cell office:value-type="float" office:value="138.066" calcext:value-type="float">
            <text:p>138.066</text:p>
          </table:table-cell>
          <table:table-cell office:value-type="float" office:value="-0.0000000148607" calcext:value-type="float">
            <text:p>-1.48607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2]-[.A872]; 2)+POWER([.K872]-[.B872];2))" office:value-type="float" office:value="345.903163657114" calcext:value-type="float">
            <text:p>345.9031636571</text:p>
          </table:table-cell>
          <table:table-cell table:formula="of:=SQRT(POWER([.J872]-[.C872]; 2)+POWER([.K872]-[.D872];2))" office:value-type="float" office:value="300.333409706613" calcext:value-type="float">
            <text:p>300.3334097066</text:p>
          </table:table-cell>
        </table:table-row>
        <table:table-row table:style-name="ro1">
          <table:table-cell office:value-type="float" office:value="202.568" calcext:value-type="float">
            <text:p>202.568</text:p>
          </table:table-cell>
          <table:table-cell office:value-type="float" office:value="536.502" calcext:value-type="float">
            <text:p>536.502</text:p>
          </table:table-cell>
          <table:table-cell office:value-type="float" office:value="175.219" calcext:value-type="float">
            <text:p>175.219</text:p>
          </table:table-cell>
          <table:table-cell office:value-type="float" office:value="457.895" calcext:value-type="float">
            <text:p>457.895</text:p>
          </table:table-cell>
          <table:table-cell office:value-type="float" office:value="-178.572" calcext:value-type="float">
            <text:p>-178.572</text:p>
          </table:table-cell>
          <table:table-cell office:value-type="float" office:value="401.295" calcext:value-type="float">
            <text:p>401.295</text:p>
          </table:table-cell>
          <table:table-cell office:value-type="float" office:value="138.066" calcext:value-type="float">
            <text:p>138.066</text:p>
          </table:table-cell>
          <table:table-cell office:value-type="float" office:value="-0.000000021062" calcext:value-type="float">
            <text:p>-2.1062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3]-[.A873]; 2)+POWER([.K873]-[.B873];2))" office:value-type="float" office:value="345.903163657114" calcext:value-type="float">
            <text:p>345.9031636571</text:p>
          </table:table-cell>
          <table:table-cell table:formula="of:=SQRT(POWER([.J873]-[.C873]; 2)+POWER([.K873]-[.D873];2))" office:value-type="float" office:value="300.333409706613" calcext:value-type="float">
            <text:p>300.3334097066</text:p>
          </table:table-cell>
        </table:table-row>
        <table:table-row table:style-name="ro1">
          <table:table-cell office:value-type="float" office:value="202.568" calcext:value-type="float">
            <text:p>202.568</text:p>
          </table:table-cell>
          <table:table-cell office:value-type="float" office:value="536.502" calcext:value-type="float">
            <text:p>536.502</text:p>
          </table:table-cell>
          <table:table-cell office:value-type="float" office:value="175.219" calcext:value-type="float">
            <text:p>175.219</text:p>
          </table:table-cell>
          <table:table-cell office:value-type="float" office:value="457.895" calcext:value-type="float">
            <text:p>457.895</text:p>
          </table:table-cell>
          <table:table-cell office:value-type="float" office:value="-178.572" calcext:value-type="float">
            <text:p>-178.572</text:p>
          </table:table-cell>
          <table:table-cell office:value-type="float" office:value="401.295" calcext:value-type="float">
            <text:p>401.295</text:p>
          </table:table-cell>
          <table:table-cell office:value-type="float" office:value="138.066" calcext:value-type="float">
            <text:p>138.066</text:p>
          </table:table-cell>
          <table:table-cell office:value-type="float" office:value="-0.000000021062" calcext:value-type="float">
            <text:p>-2.1062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4]-[.A874]; 2)+POWER([.K874]-[.B874];2))" office:value-type="float" office:value="345.903163657114" calcext:value-type="float">
            <text:p>345.9031636571</text:p>
          </table:table-cell>
          <table:table-cell table:formula="of:=SQRT(POWER([.J874]-[.C874]; 2)+POWER([.K874]-[.D874];2))" office:value-type="float" office:value="300.333409706613" calcext:value-type="float">
            <text:p>300.3334097066</text:p>
          </table:table-cell>
        </table:table-row>
        <table:table-row table:style-name="ro1">
          <table:table-cell office:value-type="float" office:value="202.781" calcext:value-type="float">
            <text:p>202.781</text:p>
          </table:table-cell>
          <table:table-cell office:value-type="float" office:value="536.553" calcext:value-type="float">
            <text:p>536.553</text:p>
          </table:table-cell>
          <table:table-cell office:value-type="float" office:value="175.436" calcext:value-type="float">
            <text:p>175.436</text:p>
          </table:table-cell>
          <table:table-cell office:value-type="float" office:value="457.991" calcext:value-type="float">
            <text:p>457.991</text:p>
          </table:table-cell>
          <table:table-cell office:value-type="float" office:value="-178.948" calcext:value-type="float">
            <text:p>-178.948</text:p>
          </table:table-cell>
          <table:table-cell office:value-type="float" office:value="401.276" calcext:value-type="float">
            <text:p>401.276</text:p>
          </table:table-cell>
          <table:table-cell office:value-type="float" office:value="137.703" calcext:value-type="float">
            <text:p>137.703</text:p>
          </table:table-cell>
          <table:table-cell office:value-type="float" office:value="-0.000000167224" calcext:value-type="float">
            <text:p>-1.67224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5]-[.A875]; 2)+POWER([.K875]-[.B875];2))" office:value-type="float" office:value="345.834925607579" calcext:value-type="float">
            <text:p>345.8349256076</text:p>
          </table:table-cell>
          <table:table-cell table:formula="of:=SQRT(POWER([.J875]-[.C875]; 2)+POWER([.K875]-[.D875];2))" office:value-type="float" office:value="300.251651414276" calcext:value-type="float">
            <text:p>300.2516514143</text:p>
          </table:table-cell>
        </table:table-row>
        <table:table-row table:style-name="ro1">
          <table:table-cell office:value-type="float" office:value="203.823" calcext:value-type="float">
            <text:p>203.823</text:p>
          </table:table-cell>
          <table:table-cell office:value-type="float" office:value="536.575" calcext:value-type="float">
            <text:p>536.575</text:p>
          </table:table-cell>
          <table:table-cell office:value-type="float" office:value="176.506" calcext:value-type="float">
            <text:p>176.506</text:p>
          </table:table-cell>
          <table:table-cell office:value-type="float" office:value="457.85" calcext:value-type="float">
            <text:p>457.85</text:p>
          </table:table-cell>
          <table:table-cell office:value-type="float" office:value="-176.949" calcext:value-type="float">
            <text:p>-176.949</text:p>
          </table:table-cell>
          <table:table-cell office:value-type="float" office:value="401.815" calcext:value-type="float">
            <text:p>401.815</text:p>
          </table:table-cell>
          <table:table-cell office:value-type="float" office:value="136.231" calcext:value-type="float">
            <text:p>136.231</text:p>
          </table:table-cell>
          <table:table-cell office:value-type="float" office:value="-0.0000139949" calcext:value-type="float">
            <text:p>-1.39949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6]-[.A876]; 2)+POWER([.K876]-[.B876];2))" office:value-type="float" office:value="345.308821135516" calcext:value-type="float">
            <text:p>345.3088211355</text:p>
          </table:table-cell>
          <table:table-cell table:formula="of:=SQRT(POWER([.J876]-[.C876]; 2)+POWER([.K876]-[.D876];2))" office:value-type="float" office:value="299.40771956648" calcext:value-type="float">
            <text:p>299.4077195665</text:p>
          </table:table-cell>
        </table:table-row>
        <table:table-row table:style-name="ro1">
          <table:table-cell office:value-type="float" office:value="194.48" calcext:value-type="float">
            <text:p>194.48</text:p>
          </table:table-cell>
          <table:table-cell office:value-type="float" office:value="518.071" calcext:value-type="float">
            <text:p>518.071</text:p>
          </table:table-cell>
          <table:table-cell office:value-type="float" office:value="166.951" calcext:value-type="float">
            <text:p>166.951</text:p>
          </table:table-cell>
          <table:table-cell office:value-type="float" office:value="441.949" calcext:value-type="float">
            <text:p>441.949</text:p>
          </table:table-cell>
          <table:table-cell office:value-type="float" office:value="-199.721" calcext:value-type="float">
            <text:p>-199.721</text:p>
          </table:table-cell>
          <table:table-cell office:value-type="float" office:value="370.711" calcext:value-type="float">
            <text:p>370.711</text:p>
          </table:table-cell>
          <table:table-cell office:value-type="float" office:value="149.319" calcext:value-type="float">
            <text:p>149.319</text:p>
          </table:table-cell>
          <table:table-cell office:value-type="float" office:value="-0.0000315056" calcext:value-type="float">
            <text:p>-3.15056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7]-[.A877]; 2)+POWER([.K877]-[.B877];2))" office:value-type="float" office:value="334.862699387376" calcext:value-type="float">
            <text:p>334.8626993874</text:p>
          </table:table-cell>
          <table:table-cell table:formula="of:=SQRT(POWER([.J877]-[.C877]; 2)+POWER([.K877]-[.D877];2))" office:value-type="float" office:value="295.109930368329" calcext:value-type="float">
            <text:p>295.1099303683</text:p>
          </table:table-cell>
        </table:table-row>
        <table:table-row table:style-name="ro1">
          <table:table-cell office:value-type="float" office:value="194.48" calcext:value-type="float">
            <text:p>194.48</text:p>
          </table:table-cell>
          <table:table-cell office:value-type="float" office:value="518.071" calcext:value-type="float">
            <text:p>518.071</text:p>
          </table:table-cell>
          <table:table-cell office:value-type="float" office:value="166.951" calcext:value-type="float">
            <text:p>166.951</text:p>
          </table:table-cell>
          <table:table-cell office:value-type="float" office:value="441.949" calcext:value-type="float">
            <text:p>441.949</text:p>
          </table:table-cell>
          <table:table-cell office:value-type="float" office:value="-199.721" calcext:value-type="float">
            <text:p>-199.721</text:p>
          </table:table-cell>
          <table:table-cell office:value-type="float" office:value="370.711" calcext:value-type="float">
            <text:p>370.711</text:p>
          </table:table-cell>
          <table:table-cell office:value-type="float" office:value="149.319" calcext:value-type="float">
            <text:p>149.319</text:p>
          </table:table-cell>
          <table:table-cell office:value-type="float" office:value="-0.0000456963" calcext:value-type="float">
            <text:p>-4.56963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8]-[.A878]; 2)+POWER([.K878]-[.B878];2))" office:value-type="float" office:value="334.862699387376" calcext:value-type="float">
            <text:p>334.8626993874</text:p>
          </table:table-cell>
          <table:table-cell table:formula="of:=SQRT(POWER([.J878]-[.C878]; 2)+POWER([.K878]-[.D878];2))" office:value-type="float" office:value="295.109930368329" calcext:value-type="float">
            <text:p>295.1099303683</text:p>
          </table:table-cell>
        </table:table-row>
        <table:table-row table:style-name="ro1">
          <table:table-cell office:value-type="float" office:value="194.48" calcext:value-type="float">
            <text:p>194.48</text:p>
          </table:table-cell>
          <table:table-cell office:value-type="float" office:value="518.071" calcext:value-type="float">
            <text:p>518.071</text:p>
          </table:table-cell>
          <table:table-cell office:value-type="float" office:value="166.951" calcext:value-type="float">
            <text:p>166.951</text:p>
          </table:table-cell>
          <table:table-cell office:value-type="float" office:value="441.949" calcext:value-type="float">
            <text:p>441.949</text:p>
          </table:table-cell>
          <table:table-cell office:value-type="float" office:value="-199.721" calcext:value-type="float">
            <text:p>-199.721</text:p>
          </table:table-cell>
          <table:table-cell office:value-type="float" office:value="370.711" calcext:value-type="float">
            <text:p>370.711</text:p>
          </table:table-cell>
          <table:table-cell office:value-type="float" office:value="149.319" calcext:value-type="float">
            <text:p>149.319</text:p>
          </table:table-cell>
          <table:table-cell office:value-type="float" office:value="-0.0000456963" calcext:value-type="float">
            <text:p>-4.56963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9]-[.A879]; 2)+POWER([.K879]-[.B879];2))" office:value-type="float" office:value="334.862699387376" calcext:value-type="float">
            <text:p>334.8626993874</text:p>
          </table:table-cell>
          <table:table-cell table:formula="of:=SQRT(POWER([.J879]-[.C879]; 2)+POWER([.K879]-[.D879];2))" office:value-type="float" office:value="295.109930368329" calcext:value-type="float">
            <text:p>295.1099303683</text:p>
          </table:table-cell>
        </table:table-row>
        <table:table-row table:style-name="ro1">
          <table:table-cell office:value-type="float" office:value="195.707" calcext:value-type="float">
            <text:p>195.707</text:p>
          </table:table-cell>
          <table:table-cell office:value-type="float" office:value="518.129" calcext:value-type="float">
            <text:p>518.129</text:p>
          </table:table-cell>
          <table:table-cell office:value-type="float" office:value="168.21" calcext:value-type="float">
            <text:p>168.21</text:p>
          </table:table-cell>
          <table:table-cell office:value-type="float" office:value="441.892" calcext:value-type="float">
            <text:p>441.892</text:p>
          </table:table-cell>
          <table:table-cell office:value-type="float" office:value="-198.099" calcext:value-type="float">
            <text:p>-198.099</text:p>
          </table:table-cell>
          <table:table-cell office:value-type="float" office:value="371.231" calcext:value-type="float">
            <text:p>371.231</text:p>
          </table:table-cell>
          <table:table-cell office:value-type="float" office:value="147.483" calcext:value-type="float">
            <text:p>147.483</text:p>
          </table:table-cell>
          <table:table-cell office:value-type="float" office:value="-0.00589352" calcext:value-type="float">
            <text:p>-0.005893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0]-[.A880]; 2)+POWER([.K880]-[.B880];2))" office:value-type="float" office:value="334.217711215309" calcext:value-type="float">
            <text:p>334.2177112153</text:p>
          </table:table-cell>
          <table:table-cell table:formula="of:=SQRT(POWER([.J880]-[.C880]; 2)+POWER([.K880]-[.D880];2))" office:value-type="float" office:value="294.14645291759" calcext:value-type="float">
            <text:p>294.1464529176</text:p>
          </table:table-cell>
        </table:table-row>
        <table:table-row table:style-name="ro1">
          <table:table-cell office:value-type="float" office:value="223.091" calcext:value-type="float">
            <text:p>223.091</text:p>
          </table:table-cell>
          <table:table-cell office:value-type="float" office:value="263.642" calcext:value-type="float">
            <text:p>263.642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175.73" calcext:value-type="float">
            <text:p>175.73</text:p>
          </table:table-cell>
          <table:table-cell office:value-type="float" office:value="54.4789" calcext:value-type="float">
            <text:p>54.4789</text:p>
          </table:table-cell>
          <table:table-cell office:value-type="float" office:value="107.959" calcext:value-type="float">
            <text:p>107.959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-0.0000000000872527" calcext:value-type="float">
            <text:p>-8.72527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1]-[.A881]; 2)+POWER([.K881]-[.B881];2))" office:value-type="float" office:value="162.357883839991" calcext:value-type="float">
            <text:p>162.35788384</text:p>
          </table:table-cell>
          <table:table-cell table:formula="of:=SQRT(POWER([.J881]-[.C881]; 2)+POWER([.K881]-[.D881];2))" office:value-type="float" office:value="198.249254538321" calcext:value-type="float">
            <text:p>198.2492545383</text:p>
          </table:table-cell>
        </table:table-row>
        <table:table-row table:style-name="ro1">
          <table:table-cell office:value-type="float" office:value="223.091" calcext:value-type="float">
            <text:p>223.091</text:p>
          </table:table-cell>
          <table:table-cell office:value-type="float" office:value="263.642" calcext:value-type="float">
            <text:p>263.642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175.73" calcext:value-type="float">
            <text:p>175.73</text:p>
          </table:table-cell>
          <table:table-cell office:value-type="float" office:value="54.4789" calcext:value-type="float">
            <text:p>54.4789</text:p>
          </table:table-cell>
          <table:table-cell office:value-type="float" office:value="107.959" calcext:value-type="float">
            <text:p>107.959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-0.0000000000872527" calcext:value-type="float">
            <text:p>-8.72527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2]-[.A882]; 2)+POWER([.K882]-[.B882];2))" office:value-type="float" office:value="162.357883839991" calcext:value-type="float">
            <text:p>162.35788384</text:p>
          </table:table-cell>
          <table:table-cell table:formula="of:=SQRT(POWER([.J882]-[.C882]; 2)+POWER([.K882]-[.D882];2))" office:value-type="float" office:value="198.249254538321" calcext:value-type="float">
            <text:p>198.2492545383</text:p>
          </table:table-cell>
        </table:table-row>
        <table:table-row table:style-name="ro1">
          <table:table-cell office:value-type="float" office:value="223.091" calcext:value-type="float">
            <text:p>223.091</text:p>
          </table:table-cell>
          <table:table-cell office:value-type="float" office:value="263.642" calcext:value-type="float">
            <text:p>263.642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175.73" calcext:value-type="float">
            <text:p>175.73</text:p>
          </table:table-cell>
          <table:table-cell office:value-type="float" office:value="54.4789" calcext:value-type="float">
            <text:p>54.4789</text:p>
          </table:table-cell>
          <table:table-cell office:value-type="float" office:value="107.959" calcext:value-type="float">
            <text:p>107.959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-0.0000000000872527" calcext:value-type="float">
            <text:p>-8.72527E-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3]-[.A883]; 2)+POWER([.K883]-[.B883];2))" office:value-type="float" office:value="162.357883839991" calcext:value-type="float">
            <text:p>162.35788384</text:p>
          </table:table-cell>
          <table:table-cell table:formula="of:=SQRT(POWER([.J883]-[.C883]; 2)+POWER([.K883]-[.D883];2))" office:value-type="float" office:value="198.249254538321" calcext:value-type="float">
            <text:p>198.2492545383</text:p>
          </table:table-cell>
        </table:table-row>
        <table:table-row table:style-name="ro1">
          <table:table-cell office:value-type="float" office:value="223.091" calcext:value-type="float">
            <text:p>223.091</text:p>
          </table:table-cell>
          <table:table-cell office:value-type="float" office:value="263.642" calcext:value-type="float">
            <text:p>263.642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175.73" calcext:value-type="float">
            <text:p>175.73</text:p>
          </table:table-cell>
          <table:table-cell office:value-type="float" office:value="54.4789" calcext:value-type="float">
            <text:p>54.4789</text:p>
          </table:table-cell>
          <table:table-cell office:value-type="float" office:value="107.959" calcext:value-type="float">
            <text:p>107.959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-0.00000000108489" calcext:value-type="float">
            <text:p>-1.08489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4]-[.A884]; 2)+POWER([.K884]-[.B884];2))" office:value-type="float" office:value="162.357883839991" calcext:value-type="float">
            <text:p>162.35788384</text:p>
          </table:table-cell>
          <table:table-cell table:formula="of:=SQRT(POWER([.J884]-[.C884]; 2)+POWER([.K884]-[.D884];2))" office:value-type="float" office:value="198.249254538321" calcext:value-type="float">
            <text:p>198.2492545383</text:p>
          </table:table-cell>
        </table:table-row>
        <table:table-row table:style-name="ro1">
          <table:table-cell office:value-type="float" office:value="223.091" calcext:value-type="float">
            <text:p>223.091</text:p>
          </table:table-cell>
          <table:table-cell office:value-type="float" office:value="263.642" calcext:value-type="float">
            <text:p>263.642</text:p>
          </table:table-cell>
          <table:table-cell office:value-type="float" office:value="197.155" calcext:value-type="float">
            <text:p>197.155</text:p>
          </table:table-cell>
          <table:table-cell office:value-type="float" office:value="175.73" calcext:value-type="float">
            <text:p>175.73</text:p>
          </table:table-cell>
          <table:table-cell office:value-type="float" office:value="54.4789" calcext:value-type="float">
            <text:p>54.4789</text:p>
          </table:table-cell>
          <table:table-cell office:value-type="float" office:value="107.959" calcext:value-type="float">
            <text:p>107.959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-0.00000000108489" calcext:value-type="float">
            <text:p>-1.08489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5]-[.A885]; 2)+POWER([.K885]-[.B885];2))" office:value-type="float" office:value="162.357883839991" calcext:value-type="float">
            <text:p>162.35788384</text:p>
          </table:table-cell>
          <table:table-cell table:formula="of:=SQRT(POWER([.J885]-[.C885]; 2)+POWER([.K885]-[.D885];2))" office:value-type="float" office:value="198.249254538321" calcext:value-type="float">
            <text:p>198.2492545383</text:p>
          </table:table-cell>
        </table:table-row>
        <table:table-row table:style-name="ro1">
          <table:table-cell office:value-type="float" office:value="222.917" calcext:value-type="float">
            <text:p>222.917</text:p>
          </table:table-cell>
          <table:table-cell office:value-type="float" office:value="262.396" calcext:value-type="float">
            <text:p>262.396</text:p>
          </table:table-cell>
          <table:table-cell office:value-type="float" office:value="196.982" calcext:value-type="float">
            <text:p>196.982</text:p>
          </table:table-cell>
          <table:table-cell office:value-type="float" office:value="174.542" calcext:value-type="float">
            <text:p>174.542</text:p>
          </table:table-cell>
          <table:table-cell office:value-type="float" office:value="54.609" calcext:value-type="float">
            <text:p>54.609</text:p>
          </table:table-cell>
          <table:table-cell office:value-type="float" office:value="106.255" calcext:value-type="float">
            <text:p>106.255</text:p>
          </table:table-cell>
          <table:table-cell office:value-type="float" office:value="126.219" calcext:value-type="float">
            <text:p>126.219</text:p>
          </table:table-cell>
          <table:table-cell office:value-type="float" office:value="-0.0000000159669" calcext:value-type="float">
            <text:p>-0.0000000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6]-[.A886]; 2)+POWER([.K886]-[.B886];2))" office:value-type="float" office:value="162.369115613161" calcext:value-type="float">
            <text:p>162.3691156132</text:p>
          </table:table-cell>
          <table:table-cell table:formula="of:=SQRT(POWER([.J886]-[.C886]; 2)+POWER([.K886]-[.D886];2))" office:value-type="float" office:value="198.812258394698" calcext:value-type="float">
            <text:p>198.8122583947</text:p>
          </table:table-cell>
        </table:table-row>
        <table:table-row table:style-name="ro1">
          <table:table-cell office:value-type="float" office:value="262.78" calcext:value-type="float">
            <text:p>262.78</text:p>
          </table:table-cell>
          <table:table-cell office:value-type="float" office:value="255.236" calcext:value-type="float">
            <text:p>255.236</text:p>
          </table:table-cell>
          <table:table-cell office:value-type="float" office:value="237.208" calcext:value-type="float">
            <text:p>237.208</text:p>
          </table:table-cell>
          <table:table-cell office:value-type="float" office:value="164.683" calcext:value-type="float">
            <text:p>164.683</text:p>
          </table:table-cell>
          <table:table-cell office:value-type="float" office:value="95.1534" calcext:value-type="float">
            <text:p>95.1534</text:p>
          </table:table-cell>
          <table:table-cell office:value-type="float" office:value="113.997" calcext:value-type="float">
            <text:p>113.997</text:p>
          </table:table-cell>
          <table:table-cell office:value-type="float" office:value="71.3102" calcext:value-type="float">
            <text:p>71.3102</text:p>
          </table:table-cell>
          <table:table-cell office:value-type="float" office:value="-0.333827" calcext:value-type="float">
            <text:p>-0.3338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7]-[.A887]; 2)+POWER([.K887]-[.B887];2))" office:value-type="float" office:value="121.940477676611" calcext:value-type="float">
            <text:p>121.9404776766</text:p>
          </table:table-cell>
          <table:table-cell table:formula="of:=SQRT(POWER([.J887]-[.C887]; 2)+POWER([.K887]-[.D887];2))" office:value-type="float" office:value="165.909040600565" calcext:value-type="float">
            <text:p>165.9090406006</text:p>
          </table:table-cell>
        </table:table-row>
        <table:table-row table:style-name="ro1">
          <table:table-cell office:value-type="float" office:value="262.882" calcext:value-type="float">
            <text:p>262.882</text:p>
          </table:table-cell>
          <table:table-cell office:value-type="float" office:value="255.065" calcext:value-type="float">
            <text:p>255.065</text:p>
          </table:table-cell>
          <table:table-cell office:value-type="float" office:value="237.31" calcext:value-type="float">
            <text:p>237.31</text:p>
          </table:table-cell>
          <table:table-cell office:value-type="float" office:value="164.459" calcext:value-type="float">
            <text:p>164.459</text:p>
          </table:table-cell>
          <table:table-cell office:value-type="float" office:value="95.8093" calcext:value-type="float">
            <text:p>95.8093</text:p>
          </table:table-cell>
          <table:table-cell office:value-type="float" office:value="114.082" calcext:value-type="float">
            <text:p>114.082</text:p>
          </table:table-cell>
          <table:table-cell office:value-type="float" office:value="71.2463" calcext:value-type="float">
            <text:p>71.2463</text:p>
          </table:table-cell>
          <table:table-cell office:value-type="float" office:value="-0.338281" calcext:value-type="float">
            <text:p>-0.3382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8]-[.A888]; 2)+POWER([.K888]-[.B888];2))" office:value-type="float" office:value="121.820622839485" calcext:value-type="float">
            <text:p>121.8206228395</text:p>
          </table:table-cell>
          <table:table-cell table:formula="of:=SQRT(POWER([.J888]-[.C888]; 2)+POWER([.K888]-[.D888];2))" office:value-type="float" office:value="165.923364180576" calcext:value-type="float">
            <text:p>165.9233641806</text:p>
          </table:table-cell>
        </table:table-row>
        <table:table-row table:style-name="ro1">
          <table:table-cell office:value-type="float" office:value="217.569" calcext:value-type="float">
            <text:p>217.569</text:p>
          </table:table-cell>
          <table:table-cell office:value-type="float" office:value="246.335" calcext:value-type="float">
            <text:p>246.335</text:p>
          </table:table-cell>
          <table:table-cell office:value-type="float" office:value="191.592" calcext:value-type="float">
            <text:p>191.592</text:p>
          </table:table-cell>
          <table:table-cell office:value-type="float" office:value="163.153" calcext:value-type="float">
            <text:p>163.153</text:p>
          </table:table-cell>
          <table:table-cell office:value-type="float" office:value="13.6289" calcext:value-type="float">
            <text:p>13.6289</text:p>
          </table:table-cell>
          <table:table-cell office:value-type="float" office:value="62.5204" calcext:value-type="float">
            <text:p>62.5204</text:p>
          </table:table-cell>
          <table:table-cell office:value-type="float" office:value="130.275" calcext:value-type="float">
            <text:p>130.275</text:p>
          </table:table-cell>
          <table:table-cell office:value-type="float" office:value="0.95306" calcext:value-type="float">
            <text:p>0.953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9]-[.A889]; 2)+POWER([.K889]-[.B889];2))" office:value-type="float" office:value="166.487446932194" calcext:value-type="float">
            <text:p>166.4874469322</text:p>
          </table:table-cell>
          <table:table-cell table:formula="of:=SQRT(POWER([.J889]-[.C889]; 2)+POWER([.K889]-[.D889];2))" office:value-type="float" office:value="207.936740074956" calcext:value-type="float">
            <text:p>207.936740075</text:p>
          </table:table-cell>
        </table:table-row>
        <table:table-row table:style-name="ro1">
          <table:table-cell office:value-type="float" office:value="208.927" calcext:value-type="float">
            <text:p>208.927</text:p>
          </table:table-cell>
          <table:table-cell office:value-type="float" office:value="288.427" calcext:value-type="float">
            <text:p>288.427</text:p>
          </table:table-cell>
          <table:table-cell office:value-type="float" office:value="182.759" calcext:value-type="float">
            <text:p>182.759</text:p>
          </table:table-cell>
          <table:table-cell office:value-type="float" office:value="201.903" calcext:value-type="float">
            <text:p>201.903</text:p>
          </table:table-cell>
          <table:table-cell office:value-type="float" office:value="21.9521" calcext:value-type="float">
            <text:p>21.9521</text:p>
          </table:table-cell>
          <table:table-cell office:value-type="float" office:value="128.443" calcext:value-type="float">
            <text:p>128.443</text:p>
          </table:table-cell>
          <table:table-cell office:value-type="float" office:value="144.48" calcext:value-type="float">
            <text:p>144.48</text:p>
          </table:table-cell>
          <table:table-cell office:value-type="float" office:value="0.748455" calcext:value-type="float">
            <text:p>0.7484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0]-[.A890]; 2)+POWER([.K890]-[.B890];2))" office:value-type="float" office:value="181.124326521867" calcext:value-type="float">
            <text:p>181.1243265219</text:p>
          </table:table-cell>
          <table:table-cell table:formula="of:=SQRT(POWER([.J890]-[.C890]; 2)+POWER([.K890]-[.D890];2))" office:value-type="float" office:value="205.196757990959" calcext:value-type="float">
            <text:p>205.196757991</text:p>
          </table:table-cell>
        </table:table-row>
        <table:table-row table:style-name="ro1">
          <table:table-cell office:value-type="float" office:value="216.874" calcext:value-type="float">
            <text:p>216.874</text:p>
          </table:table-cell>
          <table:table-cell office:value-type="float" office:value="286.714" calcext:value-type="float">
            <text:p>286.714</text:p>
          </table:table-cell>
          <table:table-cell office:value-type="float" office:value="190.777" calcext:value-type="float">
            <text:p>190.777</text:p>
          </table:table-cell>
          <table:table-cell office:value-type="float" office:value="201.34" calcext:value-type="float">
            <text:p>201.34</text:p>
          </table:table-cell>
          <table:table-cell office:value-type="float" office:value="12.9812" calcext:value-type="float">
            <text:p>12.9812</text:p>
          </table:table-cell>
          <table:table-cell office:value-type="float" office:value="121.357" calcext:value-type="float">
            <text:p>121.357</text:p>
          </table:table-cell>
          <table:table-cell office:value-type="float" office:value="131.589" calcext:value-type="float">
            <text:p>131.589</text:p>
          </table:table-cell>
          <table:table-cell office:value-type="float" office:value="0.719123" calcext:value-type="float">
            <text:p>0.7191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1]-[.A891]; 2)+POWER([.K891]-[.B891];2))" office:value-type="float" office:value="173.004166631905" calcext:value-type="float">
            <text:p>173.0041666319</text:p>
          </table:table-cell>
          <table:table-cell table:formula="of:=SQRT(POWER([.J891]-[.C891]; 2)+POWER([.K891]-[.D891];2))" office:value-type="float" office:value="197.454712096217" calcext:value-type="float">
            <text:p>197.4547120962</text:p>
          </table:table-cell>
        </table:table-row>
        <table:table-row table:style-name="ro1">
          <table:table-cell office:value-type="float" office:value="211.019" calcext:value-type="float">
            <text:p>211.019</text:p>
          </table:table-cell>
          <table:table-cell office:value-type="float" office:value="244.832" calcext:value-type="float">
            <text:p>244.832</text:p>
          </table:table-cell>
          <table:table-cell office:value-type="float" office:value="184.976" calcext:value-type="float">
            <text:p>184.976</text:p>
          </table:table-cell>
          <table:table-cell office:value-type="float" office:value="161.574" calcext:value-type="float">
            <text:p>161.574</text:p>
          </table:table-cell>
          <table:table-cell office:value-type="float" office:value="13.8797" calcext:value-type="float">
            <text:p>13.8797</text:p>
          </table:table-cell>
          <table:table-cell office:value-type="float" office:value="60.8474" calcext:value-type="float">
            <text:p>60.8474</text:p>
          </table:table-cell>
          <table:table-cell office:value-type="float" office:value="140.451" calcext:value-type="float">
            <text:p>140.451</text:p>
          </table:table-cell>
          <table:table-cell office:value-type="float" office:value="0.707592" calcext:value-type="float">
            <text:p>0.7075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2]-[.A892]; 2)+POWER([.K892]-[.B892];2))" office:value-type="float" office:value="173.004180830985" calcext:value-type="float">
            <text:p>173.004180831</text:p>
          </table:table-cell>
          <table:table-cell table:formula="of:=SQRT(POWER([.J892]-[.C892]; 2)+POWER([.K892]-[.D892];2))" office:value-type="float" office:value="214.659949808994" calcext:value-type="float">
            <text:p>214.659949809</text:p>
          </table:table-cell>
        </table:table-row>
        <table:table-row table:style-name="ro1">
          <table:table-cell office:value-type="float" office:value="211.819" calcext:value-type="float">
            <text:p>211.819</text:p>
          </table:table-cell>
          <table:table-cell office:value-type="float" office:value="242.022" calcext:value-type="float">
            <text:p>242.022</text:p>
          </table:table-cell>
          <table:table-cell office:value-type="float" office:value="185.791" calcext:value-type="float">
            <text:p>185.791</text:p>
          </table:table-cell>
          <table:table-cell office:value-type="float" office:value="158.966" calcext:value-type="float">
            <text:p>158.966</text:p>
          </table:table-cell>
          <table:table-cell office:value-type="float" office:value="13.5434" calcext:value-type="float">
            <text:p>13.5434</text:p>
          </table:table-cell>
          <table:table-cell office:value-type="float" office:value="56.4365" calcext:value-type="float">
            <text:p>56.4365</text:p>
          </table:table-cell>
          <table:table-cell office:value-type="float" office:value="139.169" calcext:value-type="float">
            <text:p>139.169</text:p>
          </table:table-cell>
          <table:table-cell office:value-type="float" office:value="0.686776" calcext:value-type="float">
            <text:p>0.6867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3]-[.A893]; 2)+POWER([.K893]-[.B893];2))" office:value-type="float" office:value="172.181001405498" calcext:value-type="float">
            <text:p>172.1810014055</text:p>
          </table:table-cell>
          <table:table-cell table:formula="of:=SQRT(POWER([.J893]-[.C893]; 2)+POWER([.K893]-[.D893];2))" office:value-type="float" office:value="214.898703665238" calcext:value-type="float">
            <text:p>214.8987036652</text:p>
          </table:table-cell>
        </table:table-row>
        <table:table-row table:style-name="ro1">
          <table:table-cell office:value-type="float" office:value="215.225" calcext:value-type="float">
            <text:p>215.225</text:p>
          </table:table-cell>
          <table:table-cell office:value-type="float" office:value="286.328" calcext:value-type="float">
            <text:p>286.328</text:p>
          </table:table-cell>
          <table:table-cell office:value-type="float" office:value="189.125" calcext:value-type="float">
            <text:p>189.125</text:p>
          </table:table-cell>
          <table:table-cell office:value-type="float" office:value="199.864" calcext:value-type="float">
            <text:p>199.864</text:p>
          </table:table-cell>
          <table:table-cell office:value-type="float" office:value="24.1258" calcext:value-type="float">
            <text:p>24.1258</text:p>
          </table:table-cell>
          <table:table-cell office:value-type="float" office:value="126.142" calcext:value-type="float">
            <text:p>126.142</text:p>
          </table:table-cell>
          <table:table-cell office:value-type="float" office:value="135.125" calcext:value-type="float">
            <text:p>135.125</text:p>
          </table:table-cell>
          <table:table-cell office:value-type="float" office:value="0.666343" calcext:value-type="float">
            <text:p>0.6663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4]-[.A894]; 2)+POWER([.K894]-[.B894];2))" office:value-type="float" office:value="174.499204035434" calcext:value-type="float">
            <text:p>174.4992040354</text:p>
          </table:table-cell>
          <table:table-cell table:formula="of:=SQRT(POWER([.J894]-[.C894]; 2)+POWER([.K894]-[.D894];2))" office:value-type="float" office:value="199.378304037827" calcext:value-type="float">
            <text:p>199.3783040378</text:p>
          </table:table-cell>
        </table:table-row>
        <table:table-row table:style-name="ro1">
          <table:table-cell office:value-type="float" office:value="223.748" calcext:value-type="float">
            <text:p>223.748</text:p>
          </table:table-cell>
          <table:table-cell office:value-type="float" office:value="290.698" calcext:value-type="float">
            <text:p>290.698</text:p>
          </table:table-cell>
          <table:table-cell office:value-type="float" office:value="197.717" calcext:value-type="float">
            <text:p>197.717</text:p>
          </table:table-cell>
          <table:table-cell office:value-type="float" office:value="205.379" calcext:value-type="float">
            <text:p>205.379</text:p>
          </table:table-cell>
          <table:table-cell office:value-type="float" office:value="11.8137" calcext:value-type="float">
            <text:p>11.8137</text:p>
          </table:table-cell>
          <table:table-cell office:value-type="float" office:value="126.189" calcext:value-type="float">
            <text:p>126.189</text:p>
          </table:table-cell>
          <table:table-cell office:value-type="float" office:value="120.996" calcext:value-type="float">
            <text:p>120.996</text:p>
          </table:table-cell>
          <table:table-cell office:value-type="float" office:value="0.656692" calcext:value-type="float">
            <text:p>0.6566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5]-[.A895]; 2)+POWER([.K895]-[.B895];2))" office:value-type="float" office:value="167.487906154445" calcext:value-type="float">
            <text:p>167.4879061544</text:p>
          </table:table-cell>
          <table:table-cell table:formula="of:=SQRT(POWER([.J895]-[.C895]; 2)+POWER([.K895]-[.D895];2))" office:value-type="float" office:value="189.848502048344" calcext:value-type="float">
            <text:p>189.8485020483</text:p>
          </table:table-cell>
        </table:table-row>
        <table:table-row table:style-name="ro1">
          <table:table-cell office:value-type="float" office:value="214.857" calcext:value-type="float">
            <text:p>214.857</text:p>
          </table:table-cell>
          <table:table-cell office:value-type="float" office:value="283.396" calcext:value-type="float">
            <text:p>283.396</text:p>
          </table:table-cell>
          <table:table-cell office:value-type="float" office:value="188.767" calcext:value-type="float">
            <text:p>188.767</text:p>
          </table:table-cell>
          <table:table-cell office:value-type="float" office:value="196.673" calcext:value-type="float">
            <text:p>196.673</text:p>
          </table:table-cell>
          <table:table-cell office:value-type="float" office:value="28.4343" calcext:value-type="float">
            <text:p>28.4343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136.057" calcext:value-type="float">
            <text:p>136.057</text:p>
          </table:table-cell>
          <table:table-cell office:value-type="float" office:value="0.5082" calcext:value-type="float">
            <text:p>0.50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6]-[.A896]; 2)+POWER([.K896]-[.B896];2))" office:value-type="float" office:value="174.134957044816" calcext:value-type="float">
            <text:p>174.1349570448</text:p>
          </table:table-cell>
          <table:table-cell table:formula="of:=SQRT(POWER([.J896]-[.C896]; 2)+POWER([.K896]-[.D896];2))" office:value-type="float" office:value="200.425699993788" calcext:value-type="float">
            <text:p>200.4256999938</text:p>
          </table:table-cell>
        </table:table-row>
        <table:table-row table:style-name="ro1">
          <table:table-cell office:value-type="float" office:value="198.988" calcext:value-type="float">
            <text:p>198.988</text:p>
          </table:table-cell>
          <table:table-cell office:value-type="float" office:value="474.554" calcext:value-type="float">
            <text:p>474.554</text:p>
          </table:table-cell>
          <table:table-cell office:value-type="float" office:value="172.044" calcext:value-type="float">
            <text:p>172.044</text:p>
          </table:table-cell>
          <table:table-cell office:value-type="float" office:value="385.402" calcext:value-type="float">
            <text:p>385.402</text:p>
          </table:table-cell>
          <table:table-cell office:value-type="float" office:value="-53.7524" calcext:value-type="float">
            <text:p>-53.7524</text:p>
          </table:table-cell>
          <table:table-cell office:value-type="float" office:value="353.214" calcext:value-type="float">
            <text:p>353.214</text:p>
          </table:table-cell>
          <table:table-cell office:value-type="float" office:value="153.203" calcext:value-type="float">
            <text:p>153.203</text:p>
          </table:table-cell>
          <table:table-cell office:value-type="float" office:value="-0.00000000355712" calcext:value-type="float">
            <text:p>-3.55712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7]-[.A897]; 2)+POWER([.K897]-[.B897];2))" office:value-type="float" office:value="297.171336201862" calcext:value-type="float">
            <text:p>297.1713362019</text:p>
          </table:table-cell>
          <table:table-cell table:formula="of:=SQRT(POWER([.J897]-[.C897]; 2)+POWER([.K897]-[.D897];2))" office:value-type="float" office:value="255.909123596639" calcext:value-type="float">
            <text:p>255.9091235966</text:p>
          </table:table-cell>
        </table:table-row>
        <table:table-row table:style-name="ro1">
          <table:table-cell office:value-type="float" office:value="198.961" calcext:value-type="float">
            <text:p>198.961</text:p>
          </table:table-cell>
          <table:table-cell office:value-type="float" office:value="474.614" calcext:value-type="float">
            <text:p>474.614</text:p>
          </table:table-cell>
          <table:table-cell office:value-type="float" office:value="172.016" calcext:value-type="float">
            <text:p>172.016</text:p>
          </table:table-cell>
          <table:table-cell office:value-type="float" office:value="385.461" calcext:value-type="float">
            <text:p>385.461</text:p>
          </table:table-cell>
          <table:table-cell office:value-type="float" office:value="-53.7836" calcext:value-type="float">
            <text:p>-53.7836</text:p>
          </table:table-cell>
          <table:table-cell office:value-type="float" office:value="353.282" calcext:value-type="float">
            <text:p>353.282</text:p>
          </table:table-cell>
          <table:table-cell office:value-type="float" office:value="153.24" calcext:value-type="float">
            <text:p>153.24</text:p>
          </table:table-cell>
          <table:table-cell office:value-type="float" office:value="-0.0000000061226" calcext:value-type="float">
            <text:p>-6.1226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8]-[.A898]; 2)+POWER([.K898]-[.B898];2))" office:value-type="float" office:value="297.235099739247" calcext:value-type="float">
            <text:p>297.2350997392</text:p>
          </table:table-cell>
          <table:table-cell table:formula="of:=SQRT(POWER([.J898]-[.C898]; 2)+POWER([.K898]-[.D898];2))" office:value-type="float" office:value="255.965378082662" calcext:value-type="float">
            <text:p>255.9653780827</text:p>
          </table:table-cell>
        </table:table-row>
        <table:table-row table:style-name="ro1">
          <table:table-cell office:value-type="float" office:value="198.187" calcext:value-type="float">
            <text:p>198.187</text:p>
          </table:table-cell>
          <table:table-cell office:value-type="float" office:value="473.671" calcext:value-type="float">
            <text:p>473.671</text:p>
          </table:table-cell>
          <table:table-cell office:value-type="float" office:value="171.239" calcext:value-type="float">
            <text:p>171.239</text:p>
          </table:table-cell>
          <table:table-cell office:value-type="float" office:value="384.415" calcext:value-type="float">
            <text:p>384.415</text:p>
          </table:table-cell>
          <table:table-cell office:value-type="float" office:value="-52.6523" calcext:value-type="float">
            <text:p>-52.6523</text:p>
          </table:table-cell>
          <table:table-cell office:value-type="float" office:value="352.394" calcext:value-type="float">
            <text:p>352.394</text:p>
          </table:table-cell>
          <table:table-cell office:value-type="float" office:value="154.469" calcext:value-type="float">
            <text:p>154.469</text:p>
          </table:table-cell>
          <table:table-cell office:value-type="float" office:value="-0.0000000241569" calcext:value-type="float">
            <text:p>-2.41569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9]-[.A899]; 2)+POWER([.K899]-[.B899];2))" office:value-type="float" office:value="296.981351619929" calcext:value-type="float">
            <text:p>296.9813516199</text:p>
          </table:table-cell>
          <table:table-cell table:formula="of:=SQRT(POWER([.J899]-[.C899]; 2)+POWER([.K899]-[.D899];2))" office:value-type="float" office:value="256.025927097238" calcext:value-type="float">
            <text:p>256.0259270972</text:p>
          </table:table-cell>
        </table:table-row>
        <table:table-row table:style-name="ro1">
          <table:table-cell office:value-type="float" office:value="198.214" calcext:value-type="float">
            <text:p>198.214</text:p>
          </table:table-cell>
          <table:table-cell office:value-type="float" office:value="473.612" calcext:value-type="float">
            <text:p>473.612</text:p>
          </table:table-cell>
          <table:table-cell office:value-type="float" office:value="171.267" calcext:value-type="float">
            <text:p>171.267</text:p>
          </table:table-cell>
          <table:table-cell office:value-type="float" office:value="384.356" calcext:value-type="float">
            <text:p>384.356</text:p>
          </table:table-cell>
          <table:table-cell office:value-type="float" office:value="-52.6211" calcext:value-type="float">
            <text:p>-52.6211</text:p>
          </table:table-cell>
          <table:table-cell office:value-type="float" office:value="352.326" calcext:value-type="float">
            <text:p>352.326</text:p>
          </table:table-cell>
          <table:table-cell office:value-type="float" office:value="154.432" calcext:value-type="float">
            <text:p>154.432</text:p>
          </table:table-cell>
          <table:table-cell office:value-type="float" office:value="-0.000000043047" calcext:value-type="float">
            <text:p>-0.0000000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0]-[.A900]; 2)+POWER([.K900]-[.B900];2))" office:value-type="float" office:value="296.918433816427" calcext:value-type="float">
            <text:p>296.9184338164</text:p>
          </table:table-cell>
          <table:table-cell table:formula="of:=SQRT(POWER([.J900]-[.C900]; 2)+POWER([.K900]-[.D900];2))" office:value-type="float" office:value="255.969842022454" calcext:value-type="float">
            <text:p>255.9698420225</text:p>
          </table:table-cell>
        </table:table-row>
        <table:table-row table:style-name="ro1">
          <table:table-cell office:value-type="float" office:value="198.867" calcext:value-type="float">
            <text:p>198.867</text:p>
          </table:table-cell>
          <table:table-cell office:value-type="float" office:value="475.061" calcext:value-type="float">
            <text:p>475.061</text:p>
          </table:table-cell>
          <table:table-cell office:value-type="float" office:value="171.915" calcext:value-type="float">
            <text:p>171.915</text:p>
          </table:table-cell>
          <table:table-cell office:value-type="float" office:value="386.112" calcext:value-type="float">
            <text:p>386.112</text:p>
          </table:table-cell>
          <table:table-cell office:value-type="float" office:value="-55.8885" calcext:value-type="float">
            <text:p>-55.8885</text:p>
          </table:table-cell>
          <table:table-cell office:value-type="float" office:value="353.237" calcext:value-type="float">
            <text:p>353.237</text:p>
          </table:table-cell>
          <table:table-cell office:value-type="float" office:value="153.219" calcext:value-type="float">
            <text:p>153.219</text:p>
          </table:table-cell>
          <table:table-cell office:value-type="float" office:value="-0.000000516157" calcext:value-type="float">
            <text:p>-5.16157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1]-[.A901]; 2)+POWER([.K901]-[.B901];2))" office:value-type="float" office:value="297.643507253224" calcext:value-type="float">
            <text:p>297.6435072532</text:p>
          </table:table-cell>
          <table:table-cell table:formula="of:=SQRT(POWER([.J901]-[.C901]; 2)+POWER([.K901]-[.D901];2))" office:value-type="float" office:value="256.414343922098" calcext:value-type="float">
            <text:p>256.4143439221</text:p>
          </table:table-cell>
        </table:table-row>
        <table:table-row table:style-name="ro1">
          <table:table-cell office:value-type="float" office:value="197.397" calcext:value-type="float">
            <text:p>197.397</text:p>
          </table:table-cell>
          <table:table-cell office:value-type="float" office:value="444.234" calcext:value-type="float">
            <text:p>444.234</text:p>
          </table:table-cell>
          <table:table-cell office:value-type="float" office:value="170.422" calcext:value-type="float">
            <text:p>170.422</text:p>
          </table:table-cell>
          <table:table-cell office:value-type="float" office:value="360.215" calcext:value-type="float">
            <text:p>360.215</text:p>
          </table:table-cell>
          <table:table-cell office:value-type="float" office:value="-88.6057" calcext:value-type="float">
            <text:p>-88.6057</text:p>
          </table:table-cell>
          <table:table-cell office:value-type="float" office:value="302.085" calcext:value-type="float">
            <text:p>302.085</text:p>
          </table:table-cell>
          <table:table-cell office:value-type="float" office:value="153.132" calcext:value-type="float">
            <text:p>153.132</text:p>
          </table:table-cell>
          <table:table-cell office:value-type="float" office:value="-5.67362" calcext:value-type="float">
            <text:p>-5.673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2]-[.A902]; 2)+POWER([.K902]-[.B902];2))" office:value-type="float" office:value="275.171347282016" calcext:value-type="float">
            <text:p>275.171347282</text:p>
          </table:table-cell>
          <table:table-cell table:formula="of:=SQRT(POWER([.J902]-[.C902]; 2)+POWER([.K902]-[.D902];2))" office:value-type="float" office:value="244.111344080934" calcext:value-type="float">
            <text:p>244.1113440809</text:p>
          </table:table-cell>
        </table:table-row>
        <table:table-row table:style-name="ro1">
          <table:table-cell office:value-type="float" office:value="196.793" calcext:value-type="float">
            <text:p>196.793</text:p>
          </table:table-cell>
          <table:table-cell office:value-type="float" office:value="446.109" calcext:value-type="float">
            <text:p>446.109</text:p>
          </table:table-cell>
          <table:table-cell office:value-type="float" office:value="169.803" calcext:value-type="float">
            <text:p>169.803</text:p>
          </table:table-cell>
          <table:table-cell office:value-type="float" office:value="361.986" calcext:value-type="float">
            <text:p>361.986</text:p>
          </table:table-cell>
          <table:table-cell office:value-type="float" office:value="-88.6685" calcext:value-type="float">
            <text:p>-88.6685</text:p>
          </table:table-cell>
          <table:table-cell office:value-type="float" office:value="304.615" calcext:value-type="float">
            <text:p>304.615</text:p>
          </table:table-cell>
          <table:table-cell office:value-type="float" office:value="154.041" calcext:value-type="float">
            <text:p>154.041</text:p>
          </table:table-cell>
          <table:table-cell office:value-type="float" office:value="-9.85009" calcext:value-type="float">
            <text:p>-9.85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3]-[.A903]; 2)+POWER([.K903]-[.B903];2))" office:value-type="float" office:value="276.960186182058" calcext:value-type="float">
            <text:p>276.9601861821</text:p>
          </table:table-cell>
          <table:table-cell table:formula="of:=SQRT(POWER([.J903]-[.C903]; 2)+POWER([.K903]-[.D903];2))" office:value-type="float" office:value="245.513736896737" calcext:value-type="float">
            <text:p>245.5137368967</text:p>
          </table:table-cell>
        </table:table-row>
        <table:table-row table:style-name="ro1">
          <table:table-cell office:value-type="float" office:value="222.168" calcext:value-type="float">
            <text:p>222.168</text:p>
          </table:table-cell>
          <table:table-cell office:value-type="float" office:value="157.516" calcext:value-type="float">
            <text:p>157.516</text:p>
          </table:table-cell>
          <table:table-cell office:value-type="float" office:value="196.57" calcext:value-type="float">
            <text:p>196.57</text:p>
          </table:table-cell>
          <table:table-cell office:value-type="float" office:value="69.447" calcext:value-type="float">
            <text:p>69.447</text:p>
          </table:table-cell>
          <table:table-cell office:value-type="float" office:value="125.859" calcext:value-type="float">
            <text:p>125.859</text:p>
          </table:table-cell>
          <table:table-cell office:value-type="float" office:value="-6.90894" calcext:value-type="float">
            <text:p>-6.90894</text:p>
          </table:table-cell>
          <table:table-cell office:value-type="float" office:value="133.307" calcext:value-type="float">
            <text:p>133.307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4]-[.A904]; 2)+POWER([.K904]-[.B904];2))" office:value-type="float" office:value="182.557230697664" calcext:value-type="float">
            <text:p>182.5572306977</text:p>
          </table:table-cell>
          <table:table-cell table:formula="of:=SQRT(POWER([.J904]-[.C904]; 2)+POWER([.K904]-[.D904];2))" office:value-type="float" office:value="254.763699747433" calcext:value-type="float">
            <text:p>254.7636997474</text:p>
          </table:table-cell>
        </table:table-row>
        <table:table-row table:style-name="ro1">
          <table:table-cell office:value-type="float" office:value="214.94" calcext:value-type="float">
            <text:p>214.94</text:p>
          </table:table-cell>
          <table:table-cell office:value-type="float" office:value="164.691" calcext:value-type="float">
            <text:p>164.691</text:p>
          </table:table-cell>
          <table:table-cell office:value-type="float" office:value="189.29" calcext:value-type="float">
            <text:p>189.29</text:p>
          </table:table-cell>
          <table:table-cell office:value-type="float" office:value="76.9936" calcext:value-type="float">
            <text:p>76.9936</text:p>
          </table:table-cell>
          <table:table-cell office:value-type="float" office:value="115.556" calcext:value-type="float">
            <text:p>115.556</text:p>
          </table:table-cell>
          <table:table-cell office:value-type="float" office:value="-1.85327" calcext:value-type="float">
            <text:p>-1.85327</text:p>
          </table:table-cell>
          <table:table-cell office:value-type="float" office:value="143.16" calcext:value-type="float">
            <text:p>143.16</text:p>
          </table:table-cell>
          <table:table-cell office:value-type="float" office:value="0.771559" calcext:value-type="float">
            <text:p>0.7715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5]-[.A905]; 2)+POWER([.K905]-[.B905];2))" office:value-type="float" office:value="185.897727476696" calcext:value-type="float">
            <text:p>185.8977274767</text:p>
          </table:table-cell>
          <table:table-cell table:formula="of:=SQRT(POWER([.J905]-[.C905]; 2)+POWER([.K905]-[.D905];2))" office:value-type="float" office:value="255.22361987277" calcext:value-type="float">
            <text:p>255.2236198728</text:p>
          </table:table-cell>
        </table:table-row>
        <table:table-row table:style-name="ro1">
          <table:table-cell office:value-type="float" office:value="220.748" calcext:value-type="float">
            <text:p>220.748</text:p>
          </table:table-cell>
          <table:table-cell office:value-type="float" office:value="156.756" calcext:value-type="float">
            <text:p>156.756</text:p>
          </table:table-cell>
          <table:table-cell office:value-type="float" office:value="195.151" calcext:value-type="float">
            <text:p>195.151</text:p>
          </table:table-cell>
          <table:table-cell office:value-type="float" office:value="68.2964" calcext:value-type="float">
            <text:p>68.2964</text:p>
          </table:table-cell>
          <table:table-cell office:value-type="float" office:value="130.314" calcext:value-type="float">
            <text:p>130.314</text:p>
          </table:table-cell>
          <table:table-cell office:value-type="float" office:value="-5.19619" calcext:value-type="float">
            <text:p>-5.19619</text:p>
          </table:table-cell>
          <table:table-cell office:value-type="float" office:value="135.852" calcext:value-type="float">
            <text:p>135.852</text:p>
          </table:table-cell>
          <table:table-cell office:value-type="float" office:value="0.574353" calcext:value-type="float">
            <text:p>0.5743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6]-[.A906]; 2)+POWER([.K906]-[.B906];2))" office:value-type="float" office:value="184.167736153757" calcext:value-type="float">
            <text:p>184.1677361538</text:p>
          </table:table-cell>
          <table:table-cell table:formula="of:=SQRT(POWER([.J906]-[.C906]; 2)+POWER([.K906]-[.D906];2))" office:value-type="float" office:value="256.586993929856" calcext:value-type="float">
            <text:p>256.5869939299</text:p>
          </table:table-cell>
        </table:table-row>
        <table:table-row table:style-name="ro1">
          <table:table-cell office:value-type="float" office:value="210.228" calcext:value-type="float">
            <text:p>210.228</text:p>
          </table:table-cell>
          <table:table-cell office:value-type="float" office:value="155.989" calcext:value-type="float">
            <text:p>155.989</text:p>
          </table:table-cell>
          <table:table-cell office:value-type="float" office:value="184.636" calcext:value-type="float">
            <text:p>184.636</text:p>
          </table:table-cell>
          <table:table-cell office:value-type="float" office:value="66.3374" calcext:value-type="float">
            <text:p>66.3374</text:p>
          </table:table-cell>
          <table:table-cell office:value-type="float" office:value="141.657" calcext:value-type="float">
            <text:p>141.657</text:p>
          </table:table-cell>
          <table:table-cell office:value-type="float" office:value="1.53224" calcext:value-type="float">
            <text:p>1.53224</text:p>
          </table:table-cell>
          <table:table-cell office:value-type="float" office:value="152.408" calcext:value-type="float">
            <text:p>152.408</text:p>
          </table:table-cell>
          <table:table-cell office:value-type="float" office:value="0.515941" calcext:value-type="float">
            <text:p>0.5159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7]-[.A907]; 2)+POWER([.K907]-[.B907];2))" office:value-type="float" office:value="193.893269880623" calcext:value-type="float">
            <text:p>193.8932698806</text:p>
          </table:table-cell>
          <table:table-cell table:formula="of:=SQRT(POWER([.J907]-[.C907]; 2)+POWER([.K907]-[.D907];2))" office:value-type="float" office:value="265.712915634073" calcext:value-type="float">
            <text:p>265.7129156341</text:p>
          </table:table-cell>
        </table:table-row>
        <table:table-row table:style-name="ro1">
          <table:table-cell office:value-type="float" office:value="225.238" calcext:value-type="float">
            <text:p>225.238</text:p>
          </table:table-cell>
          <table:table-cell office:value-type="float" office:value="157.832" calcext:value-type="float">
            <text:p>157.832</text:p>
          </table:table-cell>
          <table:table-cell office:value-type="float" office:value="199.653" calcext:value-type="float">
            <text:p>199.653</text:p>
          </table:table-cell>
          <table:table-cell office:value-type="float" office:value="68.8124" calcext:value-type="float">
            <text:p>68.8124</text:p>
          </table:table-cell>
          <table:table-cell office:value-type="float" office:value="136.244" calcext:value-type="float">
            <text:p>136.244</text:p>
          </table:table-cell>
          <table:table-cell office:value-type="float" office:value="-0.423304" calcext:value-type="float">
            <text:p>-0.423304</text:p>
          </table:table-cell>
          <table:table-cell office:value-type="float" office:value="129.804" calcext:value-type="float">
            <text:p>129.804</text:p>
          </table:table-cell>
          <table:table-cell office:value-type="float" office:value="0.515484" calcext:value-type="float">
            <text:p>0.5154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8]-[.A908]; 2)+POWER([.K908]-[.B908];2))" office:value-type="float" office:value="179.693140848503" calcext:value-type="float">
            <text:p>179.6931408485</text:p>
          </table:table-cell>
          <table:table-cell table:formula="of:=SQRT(POWER([.J908]-[.C908]; 2)+POWER([.K908]-[.D908];2))" office:value-type="float" office:value="252.938255712259" calcext:value-type="float">
            <text:p>252.9382557123</text:p>
          </table:table-cell>
        </table:table-row>
        <table:table-row table:style-name="ro1">
          <table:table-cell office:value-type="float" office:value="221.428" calcext:value-type="float">
            <text:p>221.428</text:p>
          </table:table-cell>
          <table:table-cell office:value-type="float" office:value="155.359" calcext:value-type="float">
            <text:p>155.359</text:p>
          </table:table-cell>
          <table:table-cell office:value-type="float" office:value="195.845" calcext:value-type="float">
            <text:p>195.845</text:p>
          </table:table-cell>
          <table:table-cell office:value-type="float" office:value="65.8959" calcext:value-type="float">
            <text:p>65.8959</text:p>
          </table:table-cell>
          <table:table-cell office:value-type="float" office:value="142.016" calcext:value-type="float">
            <text:p>142.016</text:p>
          </table:table-cell>
          <table:table-cell office:value-type="float" office:value="-0.192184" calcext:value-type="float">
            <text:p>-0.192184</text:p>
          </table:table-cell>
          <table:table-cell office:value-type="float" office:value="135.985" calcext:value-type="float">
            <text:p>135.985</text:p>
          </table:table-cell>
          <table:table-cell office:value-type="float" office:value="0.382854" calcext:value-type="float">
            <text:p>0.3828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9]-[.A909]; 2)+POWER([.K909]-[.B909];2))" office:value-type="float" office:value="184.218126320403" calcext:value-type="float">
            <text:p>184.2181263204</text:p>
          </table:table-cell>
          <table:table-cell table:formula="of:=SQRT(POWER([.J909]-[.C909]; 2)+POWER([.K909]-[.D909];2))" office:value-type="float" office:value="257.710997168941" calcext:value-type="float">
            <text:p>257.7109971689</text:p>
          </table:table-cell>
        </table:table-row>
        <table:table-row table:style-name="ro1">
          <table:table-cell office:value-type="float" office:value="216.652" calcext:value-type="float">
            <text:p>216.652</text:p>
          </table:table-cell>
          <table:table-cell office:value-type="float" office:value="159.601" calcext:value-type="float">
            <text:p>159.601</text:p>
          </table:table-cell>
          <table:table-cell office:value-type="float" office:value="191.039" calcext:value-type="float">
            <text:p>191.039</text:p>
          </table:table-cell>
          <table:table-cell office:value-type="float" office:value="70.8855" calcext:value-type="float">
            <text:p>70.8855</text:p>
          </table:table-cell>
          <table:table-cell office:value-type="float" office:value="130.303" calcext:value-type="float">
            <text:p>130.303</text:p>
          </table:table-cell>
          <table:table-cell office:value-type="float" office:value="-0.641766" calcext:value-type="float">
            <text:p>-0.641766</text:p>
          </table:table-cell>
          <table:table-cell office:value-type="float" office:value="141.946" calcext:value-type="float">
            <text:p>141.946</text:p>
          </table:table-cell>
          <table:table-cell office:value-type="float" office:value="0.348571" calcext:value-type="float">
            <text:p>0.3485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0]-[.A910]; 2)+POWER([.K910]-[.B910];2))" office:value-type="float" office:value="186.534040606534" calcext:value-type="float">
            <text:p>186.5340406065</text:p>
          </table:table-cell>
          <table:table-cell table:formula="of:=SQRT(POWER([.J910]-[.C910]; 2)+POWER([.K910]-[.D910];2))" office:value-type="float" office:value="257.903314502257" calcext:value-type="float">
            <text:p>257.9033145023</text:p>
          </table:table-cell>
        </table:table-row>
        <table:table-row table:style-name="ro1">
          <table:table-cell office:value-type="float" office:value="144.207" calcext:value-type="float">
            <text:p>144.207</text:p>
          </table:table-cell>
          <table:table-cell office:value-type="float" office:value="256.124" calcext:value-type="float">
            <text:p>256.124</text:p>
          </table:table-cell>
          <table:table-cell office:value-type="float" office:value="118.262" calcext:value-type="float">
            <text:p>118.262</text:p>
          </table:table-cell>
          <table:table-cell office:value-type="float" office:value="164.624" calcext:value-type="float">
            <text:p>164.624</text:p>
          </table:table-cell>
          <table:table-cell office:value-type="float" office:value="77.6836" calcext:value-type="float">
            <text:p>77.6836</text:p>
          </table:table-cell>
          <table:table-cell office:value-type="float" office:value="113.502" calcext:value-type="float">
            <text:p>113.502</text:p>
          </table:table-cell>
          <table:table-cell office:value-type="float" office:value="243.164" calcext:value-type="float">
            <text:p>243.164</text:p>
          </table:table-cell>
          <table:table-cell office:value-type="float" office:value="-0.00000669936" calcext:value-type="float">
            <text:p>-6.6993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1]-[.A911]; 2)+POWER([.K911]-[.B911];2))" office:value-type="float" office:value="240.208597316999" calcext:value-type="float">
            <text:p>240.208597317</text:p>
          </table:table-cell>
          <table:table-cell table:formula="of:=SQRT(POWER([.J911]-[.C911]; 2)+POWER([.K911]-[.D911];2))" office:value-type="float" office:value="276.773788534969" calcext:value-type="float">
            <text:p>276.773788535</text:p>
          </table:table-cell>
        </table:table-row>
        <table:table-row table:style-name="ro1">
          <table:table-cell office:value-type="float" office:value="144.267" calcext:value-type="float">
            <text:p>144.267</text:p>
          </table:table-cell>
          <table:table-cell office:value-type="float" office:value="256.151" calcext:value-type="float">
            <text:p>256.151</text:p>
          </table:table-cell>
          <table:table-cell office:value-type="float" office:value="118.321" calcext:value-type="float">
            <text:p>118.321</text:p>
          </table:table-cell>
          <table:table-cell office:value-type="float" office:value="164.653" calcext:value-type="float">
            <text:p>164.653</text:p>
          </table:table-cell>
          <table:table-cell office:value-type="float" office:value="77.6582" calcext:value-type="float">
            <text:p>77.6582</text:p>
          </table:table-cell>
          <table:table-cell office:value-type="float" office:value="113.525" calcext:value-type="float">
            <text:p>113.525</text:p>
          </table:table-cell>
          <table:table-cell office:value-type="float" office:value="243.077" calcext:value-type="float">
            <text:p>243.077</text:p>
          </table:table-cell>
          <table:table-cell office:value-type="float" office:value="-0.00000808667" calcext:value-type="float">
            <text:p>-8.08667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2]-[.A912]; 2)+POWER([.K912]-[.B912];2))" office:value-type="float" office:value="240.15029063068" calcext:value-type="float">
            <text:p>240.1502906307</text:p>
          </table:table-cell>
          <table:table-cell table:formula="of:=SQRT(POWER([.J912]-[.C912]; 2)+POWER([.K912]-[.D912];2))" office:value-type="float" office:value="276.709033914688" calcext:value-type="float">
            <text:p>276.7090339147</text:p>
          </table:table-cell>
        </table:table-row>
        <table:table-row table:style-name="ro1">
          <table:table-cell office:value-type="float" office:value="146.754" calcext:value-type="float">
            <text:p>146.754</text:p>
          </table:table-cell>
          <table:table-cell office:value-type="float" office:value="256.523" calcext:value-type="float">
            <text:p>256.523</text:p>
          </table:table-cell>
          <table:table-cell office:value-type="float" office:value="120.775" calcext:value-type="float">
            <text:p>120.775</text:p>
          </table:table-cell>
          <table:table-cell office:value-type="float" office:value="165.308" calcext:value-type="float">
            <text:p>165.308</text:p>
          </table:table-cell>
          <table:table-cell office:value-type="float" office:value="75.1336" calcext:value-type="float">
            <text:p>75.1336</text:p>
          </table:table-cell>
          <table:table-cell office:value-type="float" office:value="112.637" calcext:value-type="float">
            <text:p>112.637</text:p>
          </table:table-cell>
          <table:table-cell office:value-type="float" office:value="239.45" calcext:value-type="float">
            <text:p>239.45</text:p>
          </table:table-cell>
          <table:table-cell office:value-type="float" office:value="-0.000233831" calcext:value-type="float">
            <text:p>-0.0002338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3]-[.A913]; 2)+POWER([.K913]-[.B913];2))" office:value-type="float" office:value="237.690096648977" calcext:value-type="float">
            <text:p>237.690096649</text:p>
          </table:table-cell>
          <table:table-cell table:formula="of:=SQRT(POWER([.J913]-[.C913]; 2)+POWER([.K913]-[.D913];2))" office:value-type="float" office:value="274.169771289615" calcext:value-type="float">
            <text:p>274.1697712896</text:p>
          </table:table-cell>
        </table:table-row>
        <table:table-row table:style-name="ro1">
          <table:table-cell office:value-type="float" office:value="147.388" calcext:value-type="float">
            <text:p>147.388</text:p>
          </table:table-cell>
          <table:table-cell office:value-type="float" office:value="255.199" calcext:value-type="float">
            <text:p>255.199</text:p>
          </table:table-cell>
          <table:table-cell office:value-type="float" office:value="121.425" calcext:value-type="float">
            <text:p>121.425</text:p>
          </table:table-cell>
          <table:table-cell office:value-type="float" office:value="163.877" calcext:value-type="float">
            <text:p>163.877</text:p>
          </table:table-cell>
          <table:table-cell office:value-type="float" office:value="77.2326" calcext:value-type="float">
            <text:p>77.2326</text:p>
          </table:table-cell>
          <table:table-cell office:value-type="float" office:value="111.808" calcext:value-type="float">
            <text:p>111.808</text:p>
          </table:table-cell>
          <table:table-cell office:value-type="float" office:value="238.624" calcext:value-type="float">
            <text:p>238.624</text:p>
          </table:table-cell>
          <table:table-cell office:value-type="float" office:value="-0.000257201" calcext:value-type="float">
            <text:p>-0.0002572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4]-[.A914]; 2)+POWER([.K914]-[.B914];2))" office:value-type="float" office:value="236.979855989913" calcext:value-type="float">
            <text:p>236.9798559899</text:p>
          </table:table-cell>
          <table:table-cell table:formula="of:=SQRT(POWER([.J914]-[.C914]; 2)+POWER([.K914]-[.D914];2))" office:value-type="float" office:value="273.950422073046" calcext:value-type="float">
            <text:p>273.950422073</text:p>
          </table:table-cell>
        </table:table-row>
        <table:table-row table:style-name="ro1">
          <table:table-cell office:value-type="float" office:value="144.685" calcext:value-type="float">
            <text:p>144.685</text:p>
          </table:table-cell>
          <table:table-cell office:value-type="float" office:value="253.414" calcext:value-type="float">
            <text:p>253.414</text:p>
          </table:table-cell>
          <table:table-cell office:value-type="float" office:value="118.74" calcext:value-type="float">
            <text:p>118.74</text:p>
          </table:table-cell>
          <table:table-cell office:value-type="float" office:value="162.138" calcext:value-type="float">
            <text:p>162.138</text:p>
          </table:table-cell>
          <table:table-cell office:value-type="float" office:value="77.3895" calcext:value-type="float">
            <text:p>77.3895</text:p>
          </table:table-cell>
          <table:table-cell office:value-type="float" office:value="109.565" calcext:value-type="float">
            <text:p>109.565</text:p>
          </table:table-cell>
          <table:table-cell office:value-type="float" office:value="242.569" calcext:value-type="float">
            <text:p>242.569</text:p>
          </table:table-cell>
          <table:table-cell office:value-type="float" office:value="-0.00293192" calcext:value-type="float">
            <text:p>-0.002931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5]-[.A915]; 2)+POWER([.K915]-[.B915];2))" office:value-type="float" office:value="239.58703767316" calcext:value-type="float">
            <text:p>239.5870376732</text:p>
          </table:table-cell>
          <table:table-cell table:formula="of:=SQRT(POWER([.J915]-[.C915]; 2)+POWER([.K915]-[.D915];2))" office:value-type="float" office:value="277.021310812002" calcext:value-type="float">
            <text:p>277.021310812</text:p>
          </table:table-cell>
        </table:table-row>
        <table:table-row table:style-name="ro1">
          <table:table-cell office:value-type="float" office:value="151.811" calcext:value-type="float">
            <text:p>151.811</text:p>
          </table:table-cell>
          <table:table-cell office:value-type="float" office:value="273.914" calcext:value-type="float">
            <text:p>273.914</text:p>
          </table:table-cell>
          <table:table-cell office:value-type="float" office:value="125.998" calcext:value-type="float">
            <text:p>125.998</text:p>
          </table:table-cell>
          <table:table-cell office:value-type="float" office:value="178.418" calcext:value-type="float">
            <text:p>178.418</text:p>
          </table:table-cell>
          <table:table-cell office:value-type="float" office:value="105.975" calcext:value-type="float">
            <text:p>105.975</text:p>
          </table:table-cell>
          <table:table-cell office:value-type="float" office:value="151.226" calcext:value-type="float">
            <text:p>151.226</text:p>
          </table:table-cell>
          <table:table-cell office:value-type="float" office:value="232.417" calcext:value-type="float">
            <text:p>232.417</text:p>
          </table:table-cell>
          <table:table-cell office:value-type="float" office:value="-6.13638" calcext:value-type="float">
            <text:p>-6.136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6]-[.A916]; 2)+POWER([.K916]-[.B916];2))" office:value-type="float" office:value="234.372001563753" calcext:value-type="float">
            <text:p>234.3720015638</text:p>
          </table:table-cell>
          <table:table-cell table:formula="of:=SQRT(POWER([.J916]-[.C916]; 2)+POWER([.K916]-[.D916];2))" office:value-type="float" office:value="265.721099516015" calcext:value-type="float">
            <text:p>265.721099516</text:p>
          </table:table-cell>
        </table:table-row>
        <table:table-row table:style-name="ro1">
          <table:table-cell office:value-type="float" office:value="151.213" calcext:value-type="float">
            <text:p>151.213</text:p>
          </table:table-cell>
          <table:table-cell office:value-type="float" office:value="272.269" calcext:value-type="float">
            <text:p>272.269</text:p>
          </table:table-cell>
          <table:table-cell office:value-type="float" office:value="125.42" calcext:value-type="float">
            <text:p>125.42</text:p>
          </table:table-cell>
          <table:table-cell office:value-type="float" office:value="176.701" calcext:value-type="float">
            <text:p>176.701</text:p>
          </table:table-cell>
          <table:table-cell office:value-type="float" office:value="107.622" calcext:value-type="float">
            <text:p>107.622</text:p>
          </table:table-cell>
          <table:table-cell office:value-type="float" office:value="149.843" calcext:value-type="float">
            <text:p>149.843</text:p>
          </table:table-cell>
          <table:table-cell office:value-type="float" office:value="233.343" calcext:value-type="float">
            <text:p>233.343</text:p>
          </table:table-cell>
          <table:table-cell office:value-type="float" office:value="-7.85508" calcext:value-type="float">
            <text:p>-7.855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7]-[.A917]; 2)+POWER([.K917]-[.B917];2))" office:value-type="float" office:value="234.746671392802" calcext:value-type="float">
            <text:p>234.7466713928</text:p>
          </table:table-cell>
          <table:table-cell table:formula="of:=SQRT(POWER([.J917]-[.C917]; 2)+POWER([.K917]-[.D917];2))" office:value-type="float" office:value="266.697536173471" calcext:value-type="float">
            <text:p>266.6975361735</text:p>
          </table:table-cell>
        </table:table-row>
        <table:table-row table:style-name="ro1">
          <table:table-cell office:value-type="float" office:value="131.409" calcext:value-type="float">
            <text:p>131.409</text:p>
          </table:table-cell>
          <table:table-cell office:value-type="float" office:value="133.374" calcext:value-type="float">
            <text:p>133.374</text:p>
          </table:table-cell>
          <table:table-cell office:value-type="float" office:value="106.001" calcext:value-type="float">
            <text:p>106.001</text:p>
          </table:table-cell>
          <table:table-cell office:value-type="float" office:value="47.5512" calcext:value-type="float">
            <text:p>47.5512</text:p>
          </table:table-cell>
          <table:table-cell office:value-type="float" office:value="104.409" calcext:value-type="float">
            <text:p>104.409</text:p>
          </table:table-cell>
          <table:table-cell office:value-type="float" office:value="-47.4437" calcext:value-type="float">
            <text:p>-47.4437</text:p>
          </table:table-cell>
          <table:table-cell office:value-type="float" office:value="266.898" calcext:value-type="float">
            <text:p>266.898</text:p>
          </table:table-cell>
          <table:table-cell office:value-type="float" office:value="0.899181" calcext:value-type="float">
            <text:p>0.8991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8]-[.A918]; 2)+POWER([.K918]-[.B918];2))" office:value-type="float" office:value="274.957853419392" calcext:value-type="float">
            <text:p>274.9578534194</text:p>
          </table:table-cell>
          <table:table-cell table:formula="of:=SQRT(POWER([.J918]-[.C918]; 2)+POWER([.K918]-[.D918];2))" office:value-type="float" office:value="339.25474178328" calcext:value-type="float">
            <text:p>339.2547417833</text:p>
          </table:table-cell>
        </table:table-row>
        <table:table-row table:style-name="ro1">
          <table:table-cell office:value-type="float" office:value="129.278" calcext:value-type="float">
            <text:p>129.278</text:p>
          </table:table-cell>
          <table:table-cell office:value-type="float" office:value="136.21" calcext:value-type="float">
            <text:p>136.21</text:p>
          </table:table-cell>
          <table:table-cell office:value-type="float" office:value="103.793" calcext:value-type="float">
            <text:p>103.793</text:p>
          </table:table-cell>
          <table:table-cell office:value-type="float" office:value="51.0506" calcext:value-type="float">
            <text:p>51.0506</text:p>
          </table:table-cell>
          <table:table-cell office:value-type="float" office:value="94.4042" calcext:value-type="float">
            <text:p>94.4042</text:p>
          </table:table-cell>
          <table:table-cell office:value-type="float" office:value="-49.2313" calcext:value-type="float">
            <text:p>-49.2313</text:p>
          </table:table-cell>
          <table:table-cell office:value-type="float" office:value="269.917" calcext:value-type="float">
            <text:p>269.917</text:p>
          </table:table-cell>
          <table:table-cell office:value-type="float" office:value="0.845295" calcext:value-type="float">
            <text:p>0.8452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9]-[.A919]; 2)+POWER([.K919]-[.B919];2))" office:value-type="float" office:value="275.816644501379" calcext:value-type="float">
            <text:p>275.8166445014</text:p>
          </table:table-cell>
          <table:table-cell table:formula="of:=SQRT(POWER([.J919]-[.C919]; 2)+POWER([.K919]-[.D919];2))" office:value-type="float" office:value="339.083523942642" calcext:value-type="float">
            <text:p>339.0835239426</text:p>
          </table:table-cell>
        </table:table-row>
        <table:table-row table:style-name="ro1">
          <table:table-cell office:value-type="float" office:value="129.723" calcext:value-type="float">
            <text:p>129.723</text:p>
          </table:table-cell>
          <table:table-cell office:value-type="float" office:value="108.128" calcext:value-type="float">
            <text:p>108.128</text:p>
          </table:table-cell>
          <table:table-cell office:value-type="float" office:value="104.522" calcext:value-type="float">
            <text:p>104.522</text:p>
          </table:table-cell>
          <table:table-cell office:value-type="float" office:value="22.5681" calcext:value-type="float">
            <text:p>22.5681</text:p>
          </table:table-cell>
          <table:table-cell office:value-type="float" office:value="121.23" calcext:value-type="float">
            <text:p>121.23</text:p>
          </table:table-cell>
          <table:table-cell office:value-type="float" office:value="-74.4792" calcext:value-type="float">
            <text:p>-74.4792</text:p>
          </table:table-cell>
          <table:table-cell office:value-type="float" office:value="270.518" calcext:value-type="float">
            <text:p>270.518</text:p>
          </table:table-cell>
          <table:table-cell office:value-type="float" office:value="0.835058" calcext:value-type="float">
            <text:p>0.8350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0]-[.A920]; 2)+POWER([.K920]-[.B920];2))" office:value-type="float" office:value="287.364759692277" calcext:value-type="float">
            <text:p>287.3647596923</text:p>
          </table:table-cell>
          <table:table-cell table:formula="of:=SQRT(POWER([.J920]-[.C920]; 2)+POWER([.K920]-[.D920];2))" office:value-type="float" office:value="355.328455406558" calcext:value-type="float">
            <text:p>355.3284554066</text:p>
          </table:table-cell>
        </table:table-row>
        <table:table-row table:style-name="ro1">
          <table:table-cell office:value-type="float" office:value="130.274" calcext:value-type="float">
            <text:p>130.274</text:p>
          </table:table-cell>
          <table:table-cell office:value-type="float" office:value="125.164" calcext:value-type="float">
            <text:p>125.164</text:p>
          </table:table-cell>
          <table:table-cell office:value-type="float" office:value="104.797" calcext:value-type="float">
            <text:p>104.797</text:p>
          </table:table-cell>
          <table:table-cell office:value-type="float" office:value="40.8214" calcext:value-type="float">
            <text:p>40.8214</text:p>
          </table:table-cell>
          <table:table-cell office:value-type="float" office:value="93.8688" calcext:value-type="float">
            <text:p>93.8688</text:p>
          </table:table-cell>
          <table:table-cell office:value-type="float" office:value="-66.3775" calcext:value-type="float">
            <text:p>-66.3775</text:p>
          </table:table-cell>
          <table:table-cell office:value-type="float" office:value="268.966" calcext:value-type="float">
            <text:p>268.966</text:p>
          </table:table-cell>
          <table:table-cell office:value-type="float" office:value="0.761773" calcext:value-type="float">
            <text:p>0.7617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1]-[.A921]; 2)+POWER([.K921]-[.B921];2))" office:value-type="float" office:value="279.334090243207" calcext:value-type="float">
            <text:p>279.3340902432</text:p>
          </table:table-cell>
          <table:table-cell table:formula="of:=SQRT(POWER([.J921]-[.C921]; 2)+POWER([.K921]-[.D921];2))" office:value-type="float" office:value="344.132451691148" calcext:value-type="float">
            <text:p>344.1324516911</text:p>
          </table:table-cell>
        </table:table-row>
        <table:table-row table:style-name="ro1">
          <table:table-cell office:value-type="float" office:value="131.063" calcext:value-type="float">
            <text:p>131.063</text:p>
          </table:table-cell>
          <table:table-cell office:value-type="float" office:value="116.581" calcext:value-type="float">
            <text:p>116.581</text:p>
          </table:table-cell>
          <table:table-cell office:value-type="float" office:value="105.686" calcext:value-type="float">
            <text:p>105.686</text:p>
          </table:table-cell>
          <table:table-cell office:value-type="float" office:value="31.9345" calcext:value-type="float">
            <text:p>31.9345</text:p>
          </table:table-cell>
          <table:table-cell office:value-type="float" office:value="104.242" calcext:value-type="float">
            <text:p>104.242</text:p>
          </table:table-cell>
          <table:table-cell office:value-type="float" office:value="-72.8584" calcext:value-type="float">
            <text:p>-72.8584</text:p>
          </table:table-cell>
          <table:table-cell office:value-type="float" office:value="268.184" calcext:value-type="float">
            <text:p>268.184</text:p>
          </table:table-cell>
          <table:table-cell office:value-type="float" office:value="0.717851" calcext:value-type="float">
            <text:p>0.7178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2]-[.A922]; 2)+POWER([.K922]-[.B922];2))" office:value-type="float" office:value="282.324372894017" calcext:value-type="float">
            <text:p>282.324372894</text:p>
          </table:table-cell>
          <table:table-cell table:formula="of:=SQRT(POWER([.J922]-[.C922]; 2)+POWER([.K922]-[.D922];2))" office:value-type="float" office:value="348.692123349883" calcext:value-type="float">
            <text:p>348.6921233499</text:p>
          </table:table-cell>
        </table:table-row>
        <table:table-row table:style-name="ro1">
          <table:table-cell office:value-type="float" office:value="131.277" calcext:value-type="float">
            <text:p>131.277</text:p>
          </table:table-cell>
          <table:table-cell office:value-type="float" office:value="110.222" calcext:value-type="float">
            <text:p>110.222</text:p>
          </table:table-cell>
          <table:table-cell office:value-type="float" office:value="105.987" calcext:value-type="float">
            <text:p>105.987</text:p>
          </table:table-cell>
          <table:table-cell office:value-type="float" office:value="25.2405" calcext:value-type="float">
            <text:p>25.2405</text:p>
          </table:table-cell>
          <table:table-cell office:value-type="float" office:value="113.18" calcext:value-type="float">
            <text:p>113.18</text:p>
          </table:table-cell>
          <table:table-cell office:value-type="float" office:value="-76.7374" calcext:value-type="float">
            <text:p>-76.7374</text:p>
          </table:table-cell>
          <table:table-cell office:value-type="float" office:value="268.154" calcext:value-type="float">
            <text:p>268.154</text:p>
          </table:table-cell>
          <table:table-cell office:value-type="float" office:value="0.591297" calcext:value-type="float">
            <text:p>0.5912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3]-[.A923]; 2)+POWER([.K923]-[.B923];2))" office:value-type="float" office:value="285.016413585253" calcext:value-type="float">
            <text:p>285.0164135853</text:p>
          </table:table-cell>
          <table:table-cell table:formula="of:=SQRT(POWER([.J923]-[.C923]; 2)+POWER([.K923]-[.D923];2))" office:value-type="float" office:value="352.527884016641" calcext:value-type="float">
            <text:p>352.5278840166</text:p>
          </table:table-cell>
        </table:table-row>
        <table:table-row table:style-name="ro1">
          <table:table-cell office:value-type="float" office:value="130.115" calcext:value-type="float">
            <text:p>130.115</text:p>
          </table:table-cell>
          <table:table-cell office:value-type="float" office:value="137.353" calcext:value-type="float">
            <text:p>137.353</text:p>
          </table:table-cell>
          <table:table-cell office:value-type="float" office:value="104.681" calcext:value-type="float">
            <text:p>104.681</text:p>
          </table:table-cell>
          <table:table-cell office:value-type="float" office:value="51.5317" calcext:value-type="float">
            <text:p>51.5317</text:p>
          </table:table-cell>
          <table:table-cell office:value-type="float" office:value="101.091" calcext:value-type="float">
            <text:p>101.091</text:p>
          </table:table-cell>
          <table:table-cell office:value-type="float" office:value="-43.4308" calcext:value-type="float">
            <text:p>-43.4308</text:p>
          </table:table-cell>
          <table:table-cell office:value-type="float" office:value="268.618" calcext:value-type="float">
            <text:p>268.618</text:p>
          </table:table-cell>
          <table:table-cell office:value-type="float" office:value="0.458205" calcext:value-type="float">
            <text:p>0.4582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4]-[.A924]; 2)+POWER([.K924]-[.B924];2))" office:value-type="float" office:value="274.606241433074" calcext:value-type="float">
            <text:p>274.6062414331</text:p>
          </table:table-cell>
          <table:table-cell table:formula="of:=SQRT(POWER([.J924]-[.C924]; 2)+POWER([.K924]-[.D924];2))" office:value-type="float" office:value="338.078803041377" calcext:value-type="float">
            <text:p>338.0788030414</text:p>
          </table:table-cell>
        </table:table-row>
        <table:table-row table:style-name="ro1">
          <table:table-cell office:value-type="float" office:value="284.492" calcext:value-type="float">
            <text:p>284.492</text:p>
          </table:table-cell>
          <table:table-cell office:value-type="float" office:value="289.997" calcext:value-type="float">
            <text:p>289.997</text:p>
          </table:table-cell>
          <table:table-cell office:value-type="float" office:value="259.468" calcext:value-type="float">
            <text:p>259.468</text:p>
          </table:table-cell>
          <table:table-cell office:value-type="float" office:value="206.148" calcext:value-type="float">
            <text:p>206.148</text:p>
          </table:table-cell>
          <table:table-cell office:value-type="float" office:value="12.1718" calcext:value-type="float">
            <text:p>12.1718</text:p>
          </table:table-cell>
          <table:table-cell office:value-type="float" office:value="122.181" calcext:value-type="float">
            <text:p>122.181</text:p>
          </table:table-cell>
          <table:table-cell office:value-type="float" office:value="26.7559" calcext:value-type="float">
            <text:p>26.7559</text:p>
          </table:table-cell>
          <table:table-cell office:value-type="float" office:value="0.964975" calcext:value-type="float">
            <text:p>0.9649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5]-[.A925]; 2)+POWER([.K925]-[.B925];2))" office:value-type="float" office:value="110.478749418157" calcext:value-type="float">
            <text:p>110.4787494182</text:p>
          </table:table-cell>
          <table:table-cell table:formula="of:=SQRT(POWER([.J925]-[.C925]; 2)+POWER([.K925]-[.D925];2))" office:value-type="float" office:value="129.590064927833" calcext:value-type="float">
            <text:p>129.5900649278</text:p>
          </table:table-cell>
        </table:table-row>
        <table:table-row table:style-name="ro1">
          <table:table-cell office:value-type="float" office:value="239.965" calcext:value-type="float">
            <text:p>239.965</text:p>
          </table:table-cell>
          <table:table-cell office:value-type="float" office:value="244.245" calcext:value-type="float">
            <text:p>244.245</text:p>
          </table:table-cell>
          <table:table-cell office:value-type="float" office:value="214.281" calcext:value-type="float">
            <text:p>214.281</text:p>
          </table:table-cell>
          <table:table-cell office:value-type="float" office:value="161.24" calcext:value-type="float">
            <text:p>161.24</text:p>
          </table:table-cell>
          <table:table-cell office:value-type="float" office:value="18.0806" calcext:value-type="float">
            <text:p>18.0806</text:p>
          </table:table-cell>
          <table:table-cell office:value-type="float" office:value="60.1997" calcext:value-type="float">
            <text:p>60.1997</text:p>
          </table:table-cell>
          <table:table-cell office:value-type="float" office:value="95.7968" calcext:value-type="float">
            <text:p>95.7968</text:p>
          </table:table-cell>
          <table:table-cell office:value-type="float" office:value="0.52213" calcext:value-type="float">
            <text:p>0.522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6]-[.A926]; 2)+POWER([.K926]-[.B926];2))" office:value-type="float" office:value="144.052494771871" calcext:value-type="float">
            <text:p>144.0524947719</text:p>
          </table:table-cell>
          <table:table-cell table:formula="of:=SQRT(POWER([.J926]-[.C926]; 2)+POWER([.K926]-[.D926];2))" office:value-type="float" office:value="187.954027786052" calcext:value-type="float">
            <text:p>187.9540277861</text:p>
          </table:table-cell>
        </table:table-row>
        <table:table-row table:style-name="ro1">
          <table:table-cell office:value-type="float" office:value="287.334" calcext:value-type="float">
            <text:p>287.334</text:p>
          </table:table-cell>
          <table:table-cell office:value-type="float" office:value="301.587" calcext:value-type="float">
            <text:p>301.587</text:p>
          </table:table-cell>
          <table:table-cell office:value-type="float" office:value="262.326" calcext:value-type="float">
            <text:p>262.326</text:p>
          </table:table-cell>
          <table:table-cell office:value-type="float" office:value="217.104" calcext:value-type="float">
            <text:p>217.104</text:p>
          </table:table-cell>
          <table:table-cell office:value-type="float" office:value="13.3507" calcext:value-type="float">
            <text:p>13.3507</text:p>
          </table:table-cell>
          <table:table-cell office:value-type="float" office:value="139.425" calcext:value-type="float">
            <text:p>139.425</text:p>
          </table:table-cell>
          <table:table-cell office:value-type="float" office:value="23.0761" calcext:value-type="float">
            <text:p>23.0761</text:p>
          </table:table-cell>
          <table:table-cell office:value-type="float" office:value="0.385991" calcext:value-type="float">
            <text:p>0.3859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7]-[.A927]; 2)+POWER([.K927]-[.B927];2))" office:value-type="float" office:value="113.555828229994" calcext:value-type="float">
            <text:p>113.55582823</text:p>
          </table:table-cell>
          <table:table-cell table:formula="of:=SQRT(POWER([.J927]-[.C927]; 2)+POWER([.K927]-[.D927];2))" office:value-type="float" office:value="124.194899621522" calcext:value-type="float">
            <text:p>124.1948996215</text:p>
          </table:table-cell>
        </table:table-row>
        <table:table-row table:style-name="ro1">
          <table:table-cell office:value-type="float" office:value="287.048" calcext:value-type="float">
            <text:p>287.048</text:p>
          </table:table-cell>
          <table:table-cell office:value-type="float" office:value="304.501" calcext:value-type="float">
            <text:p>304.501</text:p>
          </table:table-cell>
          <table:table-cell office:value-type="float" office:value="262.019" calcext:value-type="float">
            <text:p>262.019</text:p>
          </table:table-cell>
          <table:table-cell office:value-type="float" office:value="219.767" calcext:value-type="float">
            <text:p>219.767</text:p>
          </table:table-cell>
          <table:table-cell office:value-type="float" office:value="14.3269" calcext:value-type="float">
            <text:p>14.3269</text:p>
          </table:table-cell>
          <table:table-cell office:value-type="float" office:value="144.092" calcext:value-type="float">
            <text:p>144.092</text:p>
          </table:table-cell>
          <table:table-cell office:value-type="float" office:value="23.8361" calcext:value-type="float">
            <text:p>23.8361</text:p>
          </table:table-cell>
          <table:table-cell office:value-type="float" office:value="0.365309" calcext:value-type="float">
            <text:p>0.3653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8]-[.A928]; 2)+POWER([.K928]-[.B928];2))" office:value-type="float" office:value="115.351919381517" calcext:value-type="float">
            <text:p>115.3519193815</text:p>
          </table:table-cell>
          <table:table-cell table:formula="of:=SQRT(POWER([.J928]-[.C928]; 2)+POWER([.K928]-[.D928];2))" office:value-type="float" office:value="123.990607103925" calcext:value-type="float">
            <text:p>123.9906071039</text:p>
          </table:table-cell>
        </table:table-row>
        <table:table-row table:style-name="ro1">
          <table:table-cell office:value-type="float" office:value="232.557" calcext:value-type="float">
            <text:p>232.557</text:p>
          </table:table-cell>
          <table:table-cell office:value-type="float" office:value="240.267" calcext:value-type="float">
            <text:p>240.267</text:p>
          </table:table-cell>
          <table:table-cell office:value-type="float" office:value="206.778" calcext:value-type="float">
            <text:p>206.778</text:p>
          </table:table-cell>
          <table:table-cell office:value-type="float" office:value="155.498" calcext:value-type="float">
            <text:p>155.498</text:p>
          </table:table-cell>
          <table:table-cell office:value-type="float" office:value="37.9666" calcext:value-type="float">
            <text:p>37.9666</text:p>
          </table:table-cell>
          <table:table-cell office:value-type="float" office:value="65.0755" calcext:value-type="float">
            <text:p>65.0755</text:p>
          </table:table-cell>
          <table:table-cell office:value-type="float" office:value="109.494" calcext:value-type="float">
            <text:p>109.494</text:p>
          </table:table-cell>
          <table:table-cell office:value-type="float" office:value="0.358794" calcext:value-type="float">
            <text:p>0.3587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9]-[.A929]; 2)+POWER([.K929]-[.B929];2))" office:value-type="float" office:value="151.452915250912" calcext:value-type="float">
            <text:p>151.4529152509</text:p>
          </table:table-cell>
          <table:table-cell table:formula="of:=SQRT(POWER([.J929]-[.C929]; 2)+POWER([.K929]-[.D929];2))" office:value-type="float" office:value="197.206068081081" calcext:value-type="float">
            <text:p>197.2060680811</text:p>
          </table:table-cell>
        </table:table-row>
        <table:table-row table:style-name="ro1">
          <table:table-cell office:value-type="float" office:value="230.602" calcext:value-type="float">
            <text:p>230.602</text:p>
          </table:table-cell>
          <table:table-cell office:value-type="float" office:value="236.401" calcext:value-type="float">
            <text:p>236.401</text:p>
          </table:table-cell>
          <table:table-cell office:value-type="float" office:value="204.812" calcext:value-type="float">
            <text:p>204.812</text:p>
          </table:table-cell>
          <table:table-cell office:value-type="float" office:value="152.839" calcext:value-type="float">
            <text:p>152.839</text:p>
          </table:table-cell>
          <table:table-cell office:value-type="float" office:value="26.7806" calcext:value-type="float">
            <text:p>26.7806</text:p>
          </table:table-cell>
          <table:table-cell office:value-type="float" office:value="53.6496" calcext:value-type="float">
            <text:p>53.6496</text:p>
          </table:table-cell>
          <table:table-cell office:value-type="float" office:value="111.235" calcext:value-type="float">
            <text:p>111.235</text:p>
          </table:table-cell>
          <table:table-cell office:value-type="float" office:value="0.329949" calcext:value-type="float">
            <text:p>0.3299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0]-[.A930]; 2)+POWER([.K930]-[.B930];2))" office:value-type="float" office:value="153.500147247486" calcext:value-type="float">
            <text:p>153.5001472475</text:p>
          </table:table-cell>
          <table:table-cell table:formula="of:=SQRT(POWER([.J930]-[.C930]; 2)+POWER([.K930]-[.D930];2))" office:value-type="float" office:value="200.145005595943" calcext:value-type="float">
            <text:p>200.1450055959</text:p>
          </table:table-cell>
        </table:table-row>
        <table:table-row table:style-name="ro1">
          <table:table-cell office:value-type="float" office:value="232.065" calcext:value-type="float">
            <text:p>232.065</text:p>
          </table:table-cell>
          <table:table-cell office:value-type="float" office:value="239.368" calcext:value-type="float">
            <text:p>239.368</text:p>
          </table:table-cell>
          <table:table-cell office:value-type="float" office:value="206.285" calcext:value-type="float">
            <text:p>206.285</text:p>
          </table:table-cell>
          <table:table-cell office:value-type="float" office:value="155.537" calcext:value-type="float">
            <text:p>155.537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58.7296" calcext:value-type="float">
            <text:p>58.7296</text:p>
          </table:table-cell>
          <table:table-cell office:value-type="float" office:value="109.171" calcext:value-type="float">
            <text:p>109.171</text:p>
          </table:table-cell>
          <table:table-cell office:value-type="float" office:value="0.321037" calcext:value-type="float">
            <text:p>0.3210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1]-[.A931]; 2)+POWER([.K931]-[.B931];2))" office:value-type="float" office:value="151.957795617731" calcext:value-type="float">
            <text:p>151.9577956177</text:p>
          </table:table-cell>
          <table:table-cell table:formula="of:=SQRT(POWER([.J931]-[.C931]; 2)+POWER([.K931]-[.D931];2))" office:value-type="float" office:value="197.632162347124" calcext:value-type="float">
            <text:p>197.6321623471</text:p>
          </table:table-cell>
        </table:table-row>
        <table:table-row table:style-name="ro1">
          <table:table-cell office:value-type="float" office:value="302.24" calcext:value-type="float">
            <text:p>302.24</text:p>
          </table:table-cell>
          <table:table-cell office:value-type="float" office:value="554.683" calcext:value-type="float">
            <text:p>554.683</text:p>
          </table:table-cell>
          <table:table-cell office:value-type="float" office:value="277.307" calcext:value-type="float">
            <text:p>277.307</text:p>
          </table:table-cell>
          <table:table-cell office:value-type="float" office:value="469.601" calcext:value-type="float">
            <text:p>469.601</text:p>
          </table:table-cell>
          <table:table-cell office:value-type="float" office:value="-87.5714" calcext:value-type="float">
            <text:p>-87.5714</text:p>
          </table:table-cell>
          <table:table-cell office:value-type="float" office:value="448.765" calcext:value-type="float">
            <text:p>448.765</text:p>
          </table:table-cell>
          <table:table-cell office:value-type="float" office:value="-4.02823" calcext:value-type="float">
            <text:p>-4.02823</text:p>
          </table:table-cell>
          <table:table-cell office:value-type="float" office:value="-0.0340012" calcext:value-type="float">
            <text:p>-0.03400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2]-[.A932]; 2)+POWER([.K932]-[.B932];2))" office:value-type="float" office:value="323.195538473228" calcext:value-type="float">
            <text:p>323.1955384732</text:p>
          </table:table-cell>
          <table:table-cell table:formula="of:=SQRT(POWER([.J932]-[.C932]; 2)+POWER([.K932]-[.D932];2))" office:value-type="float" office:value="251.36748288114" calcext:value-type="float">
            <text:p>251.3674828811</text:p>
          </table:table-cell>
        </table:table-row>
        <table:table-row table:style-name="ro1">
          <table:table-cell office:value-type="float" office:value="300.123" calcext:value-type="float">
            <text:p>300.123</text:p>
          </table:table-cell>
          <table:table-cell office:value-type="float" office:value="553.627" calcext:value-type="float">
            <text:p>553.627</text:p>
          </table:table-cell>
          <table:table-cell office:value-type="float" office:value="275.138" calcext:value-type="float">
            <text:p>275.138</text:p>
          </table:table-cell>
          <table:table-cell office:value-type="float" office:value="468.662" calcext:value-type="float">
            <text:p>468.662</text:p>
          </table:table-cell>
          <table:table-cell office:value-type="float" office:value="-89.0031" calcext:value-type="float">
            <text:p>-89.0031</text:p>
          </table:table-cell>
          <table:table-cell office:value-type="float" office:value="447.039" calcext:value-type="float">
            <text:p>447.039</text:p>
          </table:table-cell>
          <table:table-cell office:value-type="float" office:value="-1.10015" calcext:value-type="float">
            <text:p>-1.10015</text:p>
          </table:table-cell>
          <table:table-cell office:value-type="float" office:value="-1.04058" calcext:value-type="float">
            <text:p>-1.040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3]-[.A933]; 2)+POWER([.K933]-[.B933];2))" office:value-type="float" office:value="322.71773774926" calcext:value-type="float">
            <text:p>322.7177377493</text:p>
          </table:table-cell>
          <table:table-cell table:formula="of:=SQRT(POWER([.J933]-[.C933]; 2)+POWER([.K933]-[.D933];2))" office:value-type="float" office:value="251.448995400658" calcext:value-type="float">
            <text:p>251.4489954007</text:p>
          </table:table-cell>
        </table:table-row>
        <table:table-row table:style-name="ro1">
          <table:table-cell office:value-type="float" office:value="290.541" calcext:value-type="float">
            <text:p>290.541</text:p>
          </table:table-cell>
          <table:table-cell office:value-type="float" office:value="584.316" calcext:value-type="float">
            <text:p>584.316</text:p>
          </table:table-cell>
          <table:table-cell office:value-type="float" office:value="265.221" calcext:value-type="float">
            <text:p>265.221</text:p>
          </table:table-cell>
          <table:table-cell office:value-type="float" office:value="498.711" calcext:value-type="float">
            <text:p>498.711</text:p>
          </table:table-cell>
          <table:table-cell office:value-type="float" office:value="-98.0309" calcext:value-type="float">
            <text:p>-98.0309</text:p>
          </table:table-cell>
          <table:table-cell office:value-type="float" office:value="483.73" calcext:value-type="float">
            <text:p>483.73</text:p>
          </table:table-cell>
          <table:table-cell office:value-type="float" office:value="13.4578" calcext:value-type="float">
            <text:p>13.4578</text:p>
          </table:table-cell>
          <table:table-cell office:value-type="float" office:value="-2.17246" calcext:value-type="float">
            <text:p>-2.172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4]-[.A934]; 2)+POWER([.K934]-[.B934];2))" office:value-type="float" office:value="354.844794997757" calcext:value-type="float">
            <text:p>354.8447949978</text:p>
          </table:table-cell>
          <table:table-cell table:formula="of:=SQRT(POWER([.J934]-[.C934]; 2)+POWER([.K934]-[.D934];2))" office:value-type="float" office:value="282.858601357639" calcext:value-type="float">
            <text:p>282.8586013576</text:p>
          </table:table-cell>
        </table:table-row>
        <table:table-row table:style-name="ro1">
          <table:table-cell office:value-type="float" office:value="288.481" calcext:value-type="float">
            <text:p>288.481</text:p>
          </table:table-cell>
          <table:table-cell office:value-type="float" office:value="584.274" calcext:value-type="float">
            <text:p>584.274</text:p>
          </table:table-cell>
          <table:table-cell office:value-type="float" office:value="263.098" calcext:value-type="float">
            <text:p>263.098</text:p>
          </table:table-cell>
          <table:table-cell office:value-type="float" office:value="498.503" calcext:value-type="float">
            <text:p>498.503</text:p>
          </table:table-cell>
          <table:table-cell office:value-type="float" office:value="-97.3589" calcext:value-type="float">
            <text:p>-97.3589</text:p>
          </table:table-cell>
          <table:table-cell office:value-type="float" office:value="483.757" calcext:value-type="float">
            <text:p>483.757</text:p>
          </table:table-cell>
          <table:table-cell office:value-type="float" office:value="16.6788" calcext:value-type="float">
            <text:p>16.6788</text:p>
          </table:table-cell>
          <table:table-cell office:value-type="float" office:value="-3.47734" calcext:value-type="float">
            <text:p>-3.477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5]-[.A935]; 2)+POWER([.K935]-[.B935];2))" office:value-type="float" office:value="355.352459449769" calcext:value-type="float">
            <text:p>355.3524594498</text:p>
          </table:table-cell>
          <table:table-cell table:formula="of:=SQRT(POWER([.J935]-[.C935]; 2)+POWER([.K935]-[.D935];2))" office:value-type="float" office:value="283.568479582975" calcext:value-type="float">
            <text:p>283.568479583</text:p>
          </table:table-cell>
        </table:table-row>
        <table:table-row table:style-name="ro1">
          <table:table-cell office:value-type="float" office:value="247.686" calcext:value-type="float">
            <text:p>247.686</text:p>
          </table:table-cell>
          <table:table-cell office:value-type="float" office:value="534.748" calcext:value-type="float">
            <text:p>534.748</text:p>
          </table:table-cell>
          <table:table-cell office:value-type="float" office:value="221.409" calcext:value-type="float">
            <text:p>221.409</text:p>
          </table:table-cell>
          <table:table-cell office:value-type="float" office:value="449.947" calcext:value-type="float">
            <text:p>449.947</text:p>
          </table:table-cell>
          <table:table-cell office:value-type="float" office:value="-102.519" calcext:value-type="float">
            <text:p>-102.519</text:p>
          </table:table-cell>
          <table:table-cell office:value-type="float" office:value="418.494" calcext:value-type="float">
            <text:p>418.494</text:p>
          </table:table-cell>
          <table:table-cell office:value-type="float" office:value="76.0655" calcext:value-type="float">
            <text:p>76.0655</text:p>
          </table:table-cell>
          <table:table-cell office:value-type="float" office:value="-46.2041" calcext:value-type="float">
            <text:p>-46.20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6]-[.A936]; 2)+POWER([.K936]-[.B936];2))" office:value-type="float" office:value="322.928626944097" calcext:value-type="float">
            <text:p>322.9286269441</text:p>
          </table:table-cell>
          <table:table-cell table:formula="of:=SQRT(POWER([.J936]-[.C936]; 2)+POWER([.K936]-[.D936];2))" office:value-type="float" office:value="263.965505492669" calcext:value-type="float">
            <text:p>263.9655054927</text:p>
          </table:table-cell>
        </table:table-row>
        <table:table-row table:style-name="ro1">
          <table:table-cell office:value-type="float" office:value="249.752" calcext:value-type="float">
            <text:p>249.752</text:p>
          </table:table-cell>
          <table:table-cell office:value-type="float" office:value="534.828" calcext:value-type="float">
            <text:p>534.828</text:p>
          </table:table-cell>
          <table:table-cell office:value-type="float" office:value="223.524" calcext:value-type="float">
            <text:p>223.524</text:p>
          </table:table-cell>
          <table:table-cell office:value-type="float" office:value="450.18" calcext:value-type="float">
            <text:p>450.18</text:p>
          </table:table-cell>
          <table:table-cell office:value-type="float" office:value="-103.191" calcext:value-type="float">
            <text:p>-103.191</text:p>
          </table:table-cell>
          <table:table-cell office:value-type="float" office:value="418.467" calcext:value-type="float">
            <text:p>418.467</text:p>
          </table:table-cell>
          <table:table-cell office:value-type="float" office:value="72.8444" calcext:value-type="float">
            <text:p>72.8444</text:p>
          </table:table-cell>
          <table:table-cell office:value-type="float" office:value="-61.8156" calcext:value-type="float">
            <text:p>-61.81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7]-[.A937]; 2)+POWER([.K937]-[.B937];2))" office:value-type="float" office:value="322.134697119078" calcext:value-type="float">
            <text:p>322.1346971191</text:p>
          </table:table-cell>
          <table:table-cell table:formula="of:=SQRT(POWER([.J937]-[.C937]; 2)+POWER([.K937]-[.D937];2))" office:value-type="float" office:value="262.852542266572" calcext:value-type="float">
            <text:p>262.8525422666</text:p>
          </table:table-cell>
        </table:table-row>
        <table:table-row table:style-name="ro1">
          <table:table-cell office:value-type="float" office:value="174.569" calcext:value-type="float">
            <text:p>174.569</text:p>
          </table:table-cell>
          <table:table-cell office:value-type="float" office:value="440.216" calcext:value-type="float">
            <text:p>440.216</text:p>
          </table:table-cell>
          <table:table-cell office:value-type="float" office:value="147.38" calcext:value-type="float">
            <text:p>147.38</text:p>
          </table:table-cell>
          <table:table-cell office:value-type="float" office:value="353.719" calcext:value-type="float">
            <text:p>353.719</text:p>
          </table:table-cell>
          <table:table-cell office:value-type="float" office:value="-70.0416" calcext:value-type="float">
            <text:p>-70.0416</text:p>
          </table:table-cell>
          <table:table-cell office:value-type="float" office:value="302.871" calcext:value-type="float">
            <text:p>302.871</text:p>
          </table:table-cell>
          <table:table-cell office:value-type="float" office:value="188.833" calcext:value-type="float">
            <text:p>188.833</text:p>
          </table:table-cell>
          <table:table-cell office:value-type="float" office:value="-0.000000193827" calcext:value-type="float">
            <text:p>-1.93827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8]-[.A938]; 2)+POWER([.K938]-[.B938];2))" office:value-type="float" office:value="288.359023470742" calcext:value-type="float">
            <text:p>288.3590234707</text:p>
          </table:table-cell>
          <table:table-cell table:formula="of:=SQRT(POWER([.J938]-[.C938]; 2)+POWER([.K938]-[.D938];2))" office:value-type="float" office:value="261.668032745691" calcext:value-type="float">
            <text:p>261.6680327457</text:p>
          </table:table-cell>
        </table:table-row>
        <table:table-row table:style-name="ro1">
          <table:table-cell office:value-type="float" office:value="175.024" calcext:value-type="float">
            <text:p>175.024</text:p>
          </table:table-cell>
          <table:table-cell office:value-type="float" office:value="440.15" calcext:value-type="float">
            <text:p>440.15</text:p>
          </table:table-cell>
          <table:table-cell office:value-type="float" office:value="147.839" calcext:value-type="float">
            <text:p>147.839</text:p>
          </table:table-cell>
          <table:table-cell office:value-type="float" office:value="353.685" calcext:value-type="float">
            <text:p>353.685</text:p>
          </table:table-cell>
          <table:table-cell office:value-type="float" office:value="-70.162" calcext:value-type="float">
            <text:p>-70.162</text:p>
          </table:table-cell>
          <table:table-cell office:value-type="float" office:value="302.74" calcext:value-type="float">
            <text:p>302.74</text:p>
          </table:table-cell>
          <table:table-cell office:value-type="float" office:value="188.147" calcext:value-type="float">
            <text:p>188.147</text:p>
          </table:table-cell>
          <table:table-cell office:value-type="float" office:value="-0.000000212368" calcext:value-type="float">
            <text:p>-2.12368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9]-[.A939]; 2)+POWER([.K939]-[.B939];2))" office:value-type="float" office:value="287.9833173571" calcext:value-type="float">
            <text:p>287.9833173571</text:p>
          </table:table-cell>
          <table:table-cell table:formula="of:=SQRT(POWER([.J939]-[.C939]; 2)+POWER([.K939]-[.D939];2))" office:value-type="float" office:value="261.238506246686" calcext:value-type="float">
            <text:p>261.2385062467</text:p>
          </table:table-cell>
        </table:table-row>
        <table:table-row table:style-name="ro1">
          <table:table-cell office:value-type="float" office:value="173.519" calcext:value-type="float">
            <text:p>173.519</text:p>
          </table:table-cell>
          <table:table-cell office:value-type="float" office:value="440.475" calcext:value-type="float">
            <text:p>440.475</text:p>
          </table:table-cell>
          <table:table-cell office:value-type="float" office:value="146.309" calcext:value-type="float">
            <text:p>146.309</text:p>
          </table:table-cell>
          <table:table-cell office:value-type="float" office:value="354.131" calcext:value-type="float">
            <text:p>354.131</text:p>
          </table:table-cell>
          <table:table-cell office:value-type="float" office:value="-71.9762" calcext:value-type="float">
            <text:p>-71.9762</text:p>
          </table:table-cell>
          <table:table-cell office:value-type="float" office:value="302.594" calcext:value-type="float">
            <text:p>302.594</text:p>
          </table:table-cell>
          <table:table-cell office:value-type="float" office:value="190.304" calcext:value-type="float">
            <text:p>190.304</text:p>
          </table:table-cell>
          <table:table-cell office:value-type="float" office:value="-0.0000102245" calcext:value-type="float">
            <text:p>-1.02245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0]-[.A940]; 2)+POWER([.K940]-[.B940];2))" office:value-type="float" office:value="289.30015033871" calcext:value-type="float">
            <text:p>289.3001503387</text:p>
          </table:table-cell>
          <table:table-cell table:formula="of:=SQRT(POWER([.J940]-[.C940]; 2)+POWER([.K940]-[.D940];2))" office:value-type="float" office:value="262.812428629241" calcext:value-type="float">
            <text:p>262.8124286292</text:p>
          </table:table-cell>
        </table:table-row>
        <table:table-row table:style-name="ro1">
          <table:table-cell office:value-type="float" office:value="177.012" calcext:value-type="float">
            <text:p>177.012</text:p>
          </table:table-cell>
          <table:table-cell office:value-type="float" office:value="440.162" calcext:value-type="float">
            <text:p>440.162</text:p>
          </table:table-cell>
          <table:table-cell office:value-type="float" office:value="149.845" calcext:value-type="float">
            <text:p>149.845</text:p>
          </table:table-cell>
          <table:table-cell office:value-type="float" office:value="353.82" calcext:value-type="float">
            <text:p>353.82</text:p>
          </table:table-cell>
          <table:table-cell office:value-type="float" office:value="-70.7165" calcext:value-type="float">
            <text:p>-70.7165</text:p>
          </table:table-cell>
          <table:table-cell office:value-type="float" office:value="302.559" calcext:value-type="float">
            <text:p>302.559</text:p>
          </table:table-cell>
          <table:table-cell office:value-type="float" office:value="185.139" calcext:value-type="float">
            <text:p>185.139</text:p>
          </table:table-cell>
          <table:table-cell office:value-type="float" office:value="-0.0000325932" calcext:value-type="float">
            <text:p>-3.25932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1]-[.A941]; 2)+POWER([.K941]-[.B941];2))" office:value-type="float" office:value="286.552282119686" calcext:value-type="float">
            <text:p>286.5522821197</text:p>
          </table:table-cell>
          <table:table-cell table:formula="of:=SQRT(POWER([.J941]-[.C941]; 2)+POWER([.K941]-[.D941];2))" office:value-type="float" office:value="259.484636202223" calcext:value-type="float">
            <text:p>259.4846362022</text:p>
          </table:table-cell>
        </table:table-row>
        <table:table-row table:style-name="ro1">
          <table:table-cell office:value-type="float" office:value="177.466" calcext:value-type="float">
            <text:p>177.466</text:p>
          </table:table-cell>
          <table:table-cell office:value-type="float" office:value="440.096" calcext:value-type="float">
            <text:p>440.096</text:p>
          </table:table-cell>
          <table:table-cell office:value-type="float" office:value="150.304" calcext:value-type="float">
            <text:p>150.304</text:p>
          </table:table-cell>
          <table:table-cell office:value-type="float" office:value="353.785" calcext:value-type="float">
            <text:p>353.785</text:p>
          </table:table-cell>
          <table:table-cell office:value-type="float" office:value="-70.8369" calcext:value-type="float">
            <text:p>-70.8369</text:p>
          </table:table-cell>
          <table:table-cell office:value-type="float" office:value="302.428" calcext:value-type="float">
            <text:p>302.428</text:p>
          </table:table-cell>
          <table:table-cell office:value-type="float" office:value="184.453" calcext:value-type="float">
            <text:p>184.453</text:p>
          </table:table-cell>
          <table:table-cell office:value-type="float" office:value="-0.00028221" calcext:value-type="float">
            <text:p>-0.000282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2]-[.A942]; 2)+POWER([.K942]-[.B942];2))" office:value-type="float" office:value="286.178822368113" calcext:value-type="float">
            <text:p>286.1788223681</text:p>
          </table:table-cell>
          <table:table-cell table:formula="of:=SQRT(POWER([.J942]-[.C942]; 2)+POWER([.K942]-[.D942];2))" office:value-type="float" office:value="259.055412298219" calcext:value-type="float">
            <text:p>259.0554122982</text:p>
          </table:table-cell>
        </table:table-row>
        <table:table-row table:style-name="ro1">
          <table:table-cell office:value-type="float" office:value="173.613" calcext:value-type="float">
            <text:p>173.613</text:p>
          </table:table-cell>
          <table:table-cell office:value-type="float" office:value="437.891" calcext:value-type="float">
            <text:p>437.891</text:p>
          </table:table-cell>
          <table:table-cell office:value-type="float" office:value="146.423" calcext:value-type="float">
            <text:p>146.423</text:p>
          </table:table-cell>
          <table:table-cell office:value-type="float" office:value="351.41" calcext:value-type="float">
            <text:p>351.41</text:p>
          </table:table-cell>
          <table:table-cell office:value-type="float" office:value="-69.3486" calcext:value-type="float">
            <text:p>-69.3486</text:p>
          </table:table-cell>
          <table:table-cell office:value-type="float" office:value="299.987" calcext:value-type="float">
            <text:p>299.987</text:p>
          </table:table-cell>
          <table:table-cell office:value-type="float" office:value="190.339" calcext:value-type="float">
            <text:p>190.339</text:p>
          </table:table-cell>
          <table:table-cell office:value-type="float" office:value="-0.00251873" calcext:value-type="float">
            <text:p>-0.002518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3]-[.A943]; 2)+POWER([.K943]-[.B943];2))" office:value-type="float" office:value="287.464734619744" calcext:value-type="float">
            <text:p>287.4647346197</text:p>
          </table:table-cell>
          <table:table-cell table:formula="of:=SQRT(POWER([.J943]-[.C943]; 2)+POWER([.K943]-[.D943];2))" office:value-type="float" office:value="261.559513359771" calcext:value-type="float">
            <text:p>261.5595133598</text:p>
          </table:table-cell>
        </table:table-row>
        <table:table-row table:style-name="ro1">
          <table:table-cell office:value-type="float" office:value="209.514" calcext:value-type="float">
            <text:p>209.514</text:p>
          </table:table-cell>
          <table:table-cell office:value-type="float" office:value="166.252" calcext:value-type="float">
            <text:p>166.252</text:p>
          </table:table-cell>
          <table:table-cell office:value-type="float" office:value="183.856" calcext:value-type="float">
            <text:p>183.856</text:p>
          </table:table-cell>
          <table:table-cell office:value-type="float" office:value="77.8689" calcext:value-type="float">
            <text:p>77.8689</text:p>
          </table:table-cell>
          <table:table-cell office:value-type="float" office:value="120.808" calcext:value-type="float">
            <text:p>120.808</text:p>
          </table:table-cell>
          <table:table-cell office:value-type="float" office:value="4.06761" calcext:value-type="float">
            <text:p>4.06761</text:p>
          </table:table-cell>
          <table:table-cell office:value-type="float" office:value="151.699" calcext:value-type="float">
            <text:p>151.699</text:p>
          </table:table-cell>
          <table:table-cell office:value-type="float" office:value="0.970778" calcext:value-type="float">
            <text:p>0.9707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4]-[.A944]; 2)+POWER([.K944]-[.B944];2))" office:value-type="float" office:value="190.218620802486" calcext:value-type="float">
            <text:p>190.2186208025</text:p>
          </table:table-cell>
          <table:table-cell table:formula="of:=SQRT(POWER([.J944]-[.C944]; 2)+POWER([.K944]-[.D944];2))" office:value-type="float" office:value="258.837089156887" calcext:value-type="float">
            <text:p>258.8370891569</text:p>
          </table:table-cell>
        </table:table-row>
        <table:table-row table:style-name="ro1">
          <table:table-cell office:value-type="float" office:value="203.356" calcext:value-type="float">
            <text:p>203.356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177.686" calcext:value-type="float">
            <text:p>177.686</text:p>
          </table:table-cell>
          <table:table-cell office:value-type="float" office:value="76.095" calcext:value-type="float">
            <text:p>76.095</text:p>
          </table:table-cell>
          <table:table-cell office:value-type="float" office:value="116.432" calcext:value-type="float">
            <text:p>116.432</text:p>
          </table:table-cell>
          <table:table-cell office:value-type="float" office:value="-1.28396" calcext:value-type="float">
            <text:p>-1.28396</text:p>
          </table:table-cell>
          <table:table-cell office:value-type="float" office:value="160.468" calcext:value-type="float">
            <text:p>160.468</text:p>
          </table:table-cell>
          <table:table-cell office:value-type="float" office:value="0.616734" calcext:value-type="float">
            <text:p>0.6167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5]-[.A945]; 2)+POWER([.K945]-[.B945];2))" office:value-type="float" office:value="196.75693405062" calcext:value-type="float">
            <text:p>196.7569340506</text:p>
          </table:table-cell>
          <table:table-cell table:formula="of:=SQRT(POWER([.J945]-[.C945]; 2)+POWER([.K945]-[.D945];2))" office:value-type="float" office:value="264.745038897804" calcext:value-type="float">
            <text:p>264.7450388978</text:p>
          </table:table-cell>
        </table:table-row>
        <table:table-row table:style-name="ro1">
          <table:table-cell office:value-type="float" office:value="209.622" calcext:value-type="float">
            <text:p>209.622</text:p>
          </table:table-cell>
          <table:table-cell office:value-type="float" office:value="166.411" calcext:value-type="float">
            <text:p>166.411</text:p>
          </table:table-cell>
          <table:table-cell office:value-type="float" office:value="183.955" calcext:value-type="float">
            <text:p>183.955</text:p>
          </table:table-cell>
          <table:table-cell office:value-type="float" office:value="78.4328" calcext:value-type="float">
            <text:p>78.4328</text:p>
          </table:table-cell>
          <table:table-cell office:value-type="float" office:value="116.408" calcext:value-type="float">
            <text:p>116.408</text:p>
          </table:table-cell>
          <table:table-cell office:value-type="float" office:value="1.66887" calcext:value-type="float">
            <text:p>1.66887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0.565494" calcext:value-type="float">
            <text:p>0.5654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6]-[.A946]; 2)+POWER([.K946]-[.B946];2))" office:value-type="float" office:value="190.056264840178" calcext:value-type="float">
            <text:p>190.0562648402</text:p>
          </table:table-cell>
          <table:table-cell table:formula="of:=SQRT(POWER([.J946]-[.C946]; 2)+POWER([.K946]-[.D946];2))" office:value-type="float" office:value="258.403233224432" calcext:value-type="float">
            <text:p>258.4032332244</text:p>
          </table:table-cell>
        </table:table-row>
        <table:table-row table:style-name="ro1">
          <table:table-cell office:value-type="float" office:value="209.582" calcext:value-type="float">
            <text:p>209.582</text:p>
          </table:table-cell>
          <table:table-cell office:value-type="float" office:value="163.833" calcext:value-type="float">
            <text:p>163.833</text:p>
          </table:table-cell>
          <table:table-cell office:value-type="float" office:value="183.921" calcext:value-type="float">
            <text:p>183.921</text:p>
          </table:table-cell>
          <table:table-cell office:value-type="float" office:value="76.091" calcext:value-type="float">
            <text:p>76.091</text:p>
          </table:table-cell>
          <table:table-cell office:value-type="float" office:value="115.707" calcext:value-type="float">
            <text:p>115.707</text:p>
          </table:table-cell>
          <table:table-cell office:value-type="float" office:value="-2.54909" calcext:value-type="float">
            <text:p>-2.54909</text:p>
          </table:table-cell>
          <table:table-cell office:value-type="float" office:value="151.155" calcext:value-type="float">
            <text:p>151.155</text:p>
          </table:table-cell>
          <table:table-cell office:value-type="float" office:value="0.501047" calcext:value-type="float">
            <text:p>0.5010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7]-[.A947]; 2)+POWER([.K947]-[.B947];2))" office:value-type="float" office:value="191.132725123146" calcext:value-type="float">
            <text:p>191.1327251231</text:p>
          </table:table-cell>
          <table:table-cell table:formula="of:=SQRT(POWER([.J947]-[.C947]; 2)+POWER([.K947]-[.D947];2))" office:value-type="float" office:value="259.918068864017" calcext:value-type="float">
            <text:p>259.918068864</text:p>
          </table:table-cell>
        </table:table-row>
        <table:table-row table:style-name="ro1">
          <table:table-cell office:value-type="float" office:value="207.043" calcext:value-type="float">
            <text:p>207.043</text:p>
          </table:table-cell>
          <table:table-cell office:value-type="float" office:value="166.55" calcext:value-type="float">
            <text:p>166.55</text:p>
          </table:table-cell>
          <table:table-cell office:value-type="float" office:value="181.372" calcext:value-type="float">
            <text:p>181.372</text:p>
          </table:table-cell>
          <table:table-cell office:value-type="float" office:value="78.5" calcext:value-type="float">
            <text:p>7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2.22772" calcext:value-type="float">
            <text:p>2.22772</text:p>
          </table:table-cell>
          <table:table-cell office:value-type="float" office:value="155.011" calcext:value-type="float">
            <text:p>155.011</text:p>
          </table:table-cell>
          <table:table-cell office:value-type="float" office:value="0.286759" calcext:value-type="float">
            <text:p>0.2867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8]-[.A948]; 2)+POWER([.K948]-[.B948];2))" office:value-type="float" office:value="192.370689942621" calcext:value-type="float">
            <text:p>192.3706899426</text:p>
          </table:table-cell>
          <table:table-cell table:formula="of:=SQRT(POWER([.J948]-[.C948]; 2)+POWER([.K948]-[.D948];2))" office:value-type="float" office:value="260.365812625237" calcext:value-type="float">
            <text:p>260.3658126252</text:p>
          </table:table-cell>
        </table:table-row>
        <table:table-row table:style-name="ro1">
          <table:table-cell office:value-type="float" office:value="208.041" calcext:value-type="float">
            <text:p>208.041</text:p>
          </table:table-cell>
          <table:table-cell office:value-type="float" office:value="163.648" calcext:value-type="float">
            <text:p>163.648</text:p>
          </table:table-cell>
          <table:table-cell office:value-type="float" office:value="182.377" calcext:value-type="float">
            <text:p>182.377</text:p>
          </table:table-cell>
          <table:table-cell office:value-type="float" office:value="75.8899" calcext:value-type="float">
            <text:p>75.8899</text:p>
          </table:table-cell>
          <table:table-cell office:value-type="float" office:value="115.742" calcext:value-type="float">
            <text:p>115.742</text:p>
          </table:table-cell>
          <table:table-cell office:value-type="float" office:value="-2.66387" calcext:value-type="float">
            <text:p>-2.66387</text:p>
          </table:table-cell>
          <table:table-cell office:value-type="float" office:value="153.451" calcext:value-type="float">
            <text:p>153.451</text:p>
          </table:table-cell>
          <table:table-cell office:value-type="float" office:value="0.251526" calcext:value-type="float">
            <text:p>0.2515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9]-[.A949]; 2)+POWER([.K949]-[.B949];2))" office:value-type="float" office:value="192.6151748565" calcext:value-type="float">
            <text:p>192.6151748565</text:p>
          </table:table-cell>
          <table:table-cell table:formula="of:=SQRT(POWER([.J949]-[.C949]; 2)+POWER([.K949]-[.D949];2))" office:value-type="float" office:value="261.236290455614" calcext:value-type="float">
            <text:p>261.2362904556</text:p>
          </table:table-cell>
        </table:table-row>
        <table:table-row table:style-name="ro1">
          <table:table-cell office:value-type="float" office:value="219.448" calcext:value-type="float">
            <text:p>219.448</text:p>
          </table:table-cell>
          <table:table-cell office:value-type="float" office:value="292.85" calcext:value-type="float">
            <text:p>292.85</text:p>
          </table:table-cell>
          <table:table-cell office:value-type="float" office:value="193.397" calcext:value-type="float">
            <text:p>193.397</text:p>
          </table:table-cell>
          <table:table-cell office:value-type="float" office:value="203.481" calcext:value-type="float">
            <text:p>203.481</text:p>
          </table:table-cell>
          <table:table-cell office:value-type="float" office:value="50.672" calcext:value-type="float">
            <text:p>50.672</text:p>
          </table:table-cell>
          <table:table-cell office:value-type="float" office:value="147.578" calcext:value-type="float">
            <text:p>147.578</text:p>
          </table:table-cell>
          <table:table-cell office:value-type="float" office:value="131.314" calcext:value-type="float">
            <text:p>131.314</text:p>
          </table:table-cell>
          <table:table-cell office:value-type="float" office:value="-0.00000000162946" calcext:value-type="float">
            <text:p>-1.62946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0]-[.A950]; 2)+POWER([.K950]-[.B950];2))" office:value-type="float" office:value="172.229739603821" calcext:value-type="float">
            <text:p>172.2297396038</text:p>
          </table:table-cell>
          <table:table-cell table:formula="of:=SQRT(POWER([.J950]-[.C950]; 2)+POWER([.K950]-[.D950];2))" office:value-type="float" office:value="194.456208360649" calcext:value-type="float">
            <text:p>194.4562083606</text:p>
          </table:table-cell>
        </table:table-row>
        <table:table-row table:style-name="ro1">
          <table:table-cell office:value-type="float" office:value="219.807" calcext:value-type="float">
            <text:p>219.807</text:p>
          </table:table-cell>
          <table:table-cell office:value-type="float" office:value="293.112" calcext:value-type="float">
            <text:p>293.112</text:p>
          </table:table-cell>
          <table:table-cell office:value-type="float" office:value="193.758" calcext:value-type="float">
            <text:p>193.758</text:p>
          </table:table-cell>
          <table:table-cell office:value-type="float" office:value="203.694" calcext:value-type="float">
            <text:p>203.694</text:p>
          </table:table-cell>
          <table:table-cell office:value-type="float" office:value="51.082" calcext:value-type="float">
            <text:p>51.082</text:p>
          </table:table-cell>
          <table:table-cell office:value-type="float" office:value="148.117" calcext:value-type="float">
            <text:p>148.117</text:p>
          </table:table-cell>
          <table:table-cell office:value-type="float" office:value="130.822" calcext:value-type="float">
            <text:p>130.822</text:p>
          </table:table-cell>
          <table:table-cell office:value-type="float" office:value="-0.00000000314968" calcext:value-type="float">
            <text:p>-3.14968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1]-[.A951]; 2)+POWER([.K951]-[.B951];2))" office:value-type="float" office:value="171.964466658086" calcext:value-type="float">
            <text:p>171.9644666581</text:p>
          </table:table-cell>
          <table:table-cell table:formula="of:=SQRT(POWER([.J951]-[.C951]; 2)+POWER([.K951]-[.D951];2))" office:value-type="float" office:value="194.0602179737" calcext:value-type="float">
            <text:p>194.0602179737</text:p>
          </table:table-cell>
        </table:table-row>
        <table:table-row table:style-name="ro1">
          <table:table-cell office:value-type="float" office:value="219.462" calcext:value-type="float">
            <text:p>219.462</text:p>
          </table:table-cell>
          <table:table-cell office:value-type="float" office:value="292.84" calcext:value-type="float">
            <text:p>292.84</text:p>
          </table:table-cell>
          <table:table-cell office:value-type="float" office:value="193.411" calcext:value-type="float">
            <text:p>193.411</text:p>
          </table:table-cell>
          <table:table-cell office:value-type="float" office:value="203.471" calcext:value-type="float">
            <text:p>203.471</text:p>
          </table:table-cell>
          <table:table-cell office:value-type="float" office:value="50.6771" calcext:value-type="float">
            <text:p>50.6771</text:p>
          </table:table-cell>
          <table:table-cell office:value-type="float" office:value="147.566" calcext:value-type="float">
            <text:p>147.566</text:p>
          </table:table-cell>
          <table:table-cell office:value-type="float" office:value="131.294" calcext:value-type="float">
            <text:p>131.294</text:p>
          </table:table-cell>
          <table:table-cell office:value-type="float" office:value="-0.00000000795602" calcext:value-type="float">
            <text:p>-0.000000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2]-[.A952]; 2)+POWER([.K952]-[.B952];2))" office:value-type="float" office:value="172.213411336051" calcext:value-type="float">
            <text:p>172.2134113361</text:p>
          </table:table-cell>
          <table:table-cell table:formula="of:=SQRT(POWER([.J952]-[.C952]; 2)+POWER([.K952]-[.D952];2))" office:value-type="float" office:value="194.444467038792" calcext:value-type="float">
            <text:p>194.4444670388</text:p>
          </table:table-cell>
        </table:table-row>
        <table:table-row table:style-name="ro1">
          <table:table-cell office:value-type="float" office:value="219.793" calcext:value-type="float">
            <text:p>219.793</text:p>
          </table:table-cell>
          <table:table-cell office:value-type="float" office:value="293.122" calcext:value-type="float">
            <text:p>293.122</text:p>
          </table:table-cell>
          <table:table-cell office:value-type="float" office:value="193.745" calcext:value-type="float">
            <text:p>193.745</text:p>
          </table:table-cell>
          <table:table-cell office:value-type="float" office:value="203.704" calcext:value-type="float">
            <text:p>203.704</text:p>
          </table:table-cell>
          <table:table-cell office:value-type="float" office:value="51.077" calcext:value-type="float">
            <text:p>51.077</text:p>
          </table:table-cell>
          <table:table-cell office:value-type="float" office:value="148.129" calcext:value-type="float">
            <text:p>148.129</text:p>
          </table:table-cell>
          <table:table-cell office:value-type="float" office:value="130.842" calcext:value-type="float">
            <text:p>130.842</text:p>
          </table:table-cell>
          <table:table-cell office:value-type="float" office:value="-0.00000000986812" calcext:value-type="float">
            <text:p>-9.86812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3]-[.A953]; 2)+POWER([.K953]-[.B953];2))" office:value-type="float" office:value="171.980806292447" calcext:value-type="float">
            <text:p>171.9808062924</text:p>
          </table:table-cell>
          <table:table-cell table:formula="of:=SQRT(POWER([.J953]-[.C953]; 2)+POWER([.K953]-[.D953];2))" office:value-type="float" office:value="194.070988663942" calcext:value-type="float">
            <text:p>194.0709886639</text:p>
          </table:table-cell>
        </table:table-row>
        <table:table-row table:style-name="ro1">
          <table:table-cell office:value-type="float" office:value="219.209" calcext:value-type="float">
            <text:p>219.209</text:p>
          </table:table-cell>
          <table:table-cell office:value-type="float" office:value="294.387" calcext:value-type="float">
            <text:p>294.387</text:p>
          </table:table-cell>
          <table:table-cell office:value-type="float" office:value="193.152" calcext:value-type="float">
            <text:p>193.152</text:p>
          </table:table-cell>
          <table:table-cell office:value-type="float" office:value="204.9" calcext:value-type="float">
            <text:p>204.9</text:p>
          </table:table-cell>
          <table:table-cell office:value-type="float" office:value="50.8629" calcext:value-type="float">
            <text:p>50.8629</text:p>
          </table:table-cell>
          <table:table-cell office:value-type="float" office:value="149.824" calcext:value-type="float">
            <text:p>149.824</text:p>
          </table:table-cell>
          <table:table-cell office:value-type="float" office:value="131.701" calcext:value-type="float">
            <text:p>131.701</text:p>
          </table:table-cell>
          <table:table-cell office:value-type="float" office:value="-0.0000000794384" calcext:value-type="float">
            <text:p>-7.94384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4]-[.A954]; 2)+POWER([.K954]-[.B954];2))" office:value-type="float" office:value="172.917527885406" calcext:value-type="float">
            <text:p>172.9175278854</text:p>
          </table:table-cell>
          <table:table-cell table:formula="of:=SQRT(POWER([.J954]-[.C954]; 2)+POWER([.K954]-[.D954];2))" office:value-type="float" office:value="194.420598456028" calcext:value-type="float">
            <text:p>194.420598456</text:p>
          </table:table-cell>
        </table:table-row>
        <table:table-row table:style-name="ro1">
          <table:table-cell office:value-type="float" office:value="219.425" calcext:value-type="float">
            <text:p>219.425</text:p>
          </table:table-cell>
          <table:table-cell office:value-type="float" office:value="291.299" calcext:value-type="float">
            <text:p>291.299</text:p>
          </table:table-cell>
          <table:table-cell office:value-type="float" office:value="193.378" calcext:value-type="float">
            <text:p>193.378</text:p>
          </table:table-cell>
          <table:table-cell office:value-type="float" office:value="202.025" calcext:value-type="float">
            <text:p>202.025</text:p>
          </table:table-cell>
          <table:table-cell office:value-type="float" office:value="50.6456" calcext:value-type="float">
            <text:p>50.6456</text:p>
          </table:table-cell>
          <table:table-cell office:value-type="float" office:value="145.398" calcext:value-type="float">
            <text:p>145.398</text:p>
          </table:table-cell>
          <table:table-cell office:value-type="float" office:value="131.333" calcext:value-type="float">
            <text:p>131.333</text:p>
          </table:table-cell>
          <table:table-cell office:value-type="float" office:value="-0.000000682989" calcext:value-type="float">
            <text:p>-0.0000006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5]-[.A955]; 2)+POWER([.K955]-[.B955];2))" office:value-type="float" office:value="171.800238725096" calcext:value-type="float">
            <text:p>171.8002387251</text:p>
          </table:table-cell>
          <table:table-cell table:formula="of:=SQRT(POWER([.J955]-[.C955]; 2)+POWER([.K955]-[.D955];2))" office:value-type="float" office:value="194.768445876122" calcext:value-type="float">
            <text:p>194.7684458761</text:p>
          </table:table-cell>
        </table:table-row>
        <table:table-row table:style-name="ro1">
          <table:table-cell office:value-type="float" office:value="198.022" calcext:value-type="float">
            <text:p>198.022</text:p>
          </table:table-cell>
          <table:table-cell office:value-type="float" office:value="596.043" calcext:value-type="float">
            <text:p>596.043</text:p>
          </table:table-cell>
          <table:table-cell office:value-type="float" office:value="170.567" calcext:value-type="float">
            <text:p>170.567</text:p>
          </table:table-cell>
          <table:table-cell office:value-type="float" office:value="507.94" calcext:value-type="float">
            <text:p>507.94</text:p>
          </table:table-cell>
          <table:table-cell office:value-type="float" office:value="-115.829" calcext:value-type="float">
            <text:p>-115.829</text:p>
          </table:table-cell>
          <table:table-cell office:value-type="float" office:value="491.982" calcext:value-type="float">
            <text:p>491.982</text:p>
          </table:table-cell>
          <table:table-cell office:value-type="float" office:value="149.587" calcext:value-type="float">
            <text:p>149.587</text:p>
          </table:table-cell>
          <table:table-cell office:value-type="float" office:value="-0.000000000480732" calcext:value-type="float">
            <text:p>-4.80732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6]-[.A956]; 2)+POWER([.K956]-[.B956];2))" office:value-type="float" office:value="399.917819474202" calcext:value-type="float">
            <text:p>399.9178194742</text:p>
          </table:table-cell>
          <table:table-cell table:formula="of:=SQRT(POWER([.J956]-[.C956]; 2)+POWER([.K956]-[.D956];2))" office:value-type="float" office:value="340.995203909087" calcext:value-type="float">
            <text:p>340.9952039091</text:p>
          </table:table-cell>
        </table:table-row>
        <table:table-row table:style-name="ro1">
          <table:table-cell office:value-type="float" office:value="198.836" calcext:value-type="float">
            <text:p>198.836</text:p>
          </table:table-cell>
          <table:table-cell office:value-type="float" office:value="596.397" calcext:value-type="float">
            <text:p>596.397</text:p>
          </table:table-cell>
          <table:table-cell office:value-type="float" office:value="171.391" calcext:value-type="float">
            <text:p>171.391</text:p>
          </table:table-cell>
          <table:table-cell office:value-type="float" office:value="508.412" calcext:value-type="float">
            <text:p>508.412</text:p>
          </table:table-cell>
          <table:table-cell office:value-type="float" office:value="-116.678" calcext:value-type="float">
            <text:p>-116.678</text:p>
          </table:table-cell>
          <table:table-cell office:value-type="float" office:value="492.278" calcext:value-type="float">
            <text:p>492.278</text:p>
          </table:table-cell>
          <table:table-cell office:value-type="float" office:value="148.325" calcext:value-type="float">
            <text:p>148.325</text:p>
          </table:table-cell>
          <table:table-cell office:value-type="float" office:value="-0.00000000080892" calcext:value-type="float">
            <text:p>-8.0892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7]-[.A957]; 2)+POWER([.K957]-[.B957];2))" office:value-type="float" office:value="399.853648857929" calcext:value-type="float">
            <text:p>399.8536488579</text:p>
          </table:table-cell>
          <table:table-cell table:formula="of:=SQRT(POWER([.J957]-[.C957]; 2)+POWER([.K957]-[.D957];2))" office:value-type="float" office:value="340.848853049266" calcext:value-type="float">
            <text:p>340.8488530493</text:p>
          </table:table-cell>
        </table:table-row>
        <table:table-row table:style-name="ro1">
          <table:table-cell office:value-type="float" office:value="198.307" calcext:value-type="float">
            <text:p>198.307</text:p>
          </table:table-cell>
          <table:table-cell office:value-type="float" office:value="596.021" calcext:value-type="float">
            <text:p>596.021</text:p>
          </table:table-cell>
          <table:table-cell office:value-type="float" office:value="170.857" calcext:value-type="float">
            <text:p>170.857</text:p>
          </table:table-cell>
          <table:table-cell office:value-type="float" office:value="507.922" calcext:value-type="float">
            <text:p>507.922</text:p>
          </table:table-cell>
          <table:table-cell office:value-type="float" office:value="-115.742" calcext:value-type="float">
            <text:p>-115.742</text:p>
          </table:table-cell>
          <table:table-cell office:value-type="float" office:value="491.981" calcext:value-type="float">
            <text:p>491.981</text:p>
          </table:table-cell>
          <table:table-cell office:value-type="float" office:value="149.174" calcext:value-type="float">
            <text:p>149.174</text:p>
          </table:table-cell>
          <table:table-cell office:value-type="float" office:value="-0.0000000008749" calcext:value-type="float">
            <text:p>-8.749E-01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8]-[.A958]; 2)+POWER([.K958]-[.B958];2))" office:value-type="float" office:value="399.765879847193" calcext:value-type="float">
            <text:p>399.7658798472</text:p>
          </table:table-cell>
          <table:table-cell table:formula="of:=SQRT(POWER([.J958]-[.C958]; 2)+POWER([.K958]-[.D958];2))" office:value-type="float" office:value="340.799719091727" calcext:value-type="float">
            <text:p>340.7997190917</text:p>
          </table:table-cell>
        </table:table-row>
        <table:table-row table:style-name="ro1">
          <table:table-cell office:value-type="float" office:value="198.551" calcext:value-type="float">
            <text:p>198.551</text:p>
          </table:table-cell>
          <table:table-cell office:value-type="float" office:value="596.419" calcext:value-type="float">
            <text:p>596.419</text:p>
          </table:table-cell>
          <table:table-cell office:value-type="float" office:value="171.102" calcext:value-type="float">
            <text:p>171.102</text:p>
          </table:table-cell>
          <table:table-cell office:value-type="float" office:value="508.43" calcext:value-type="float">
            <text:p>508.43</text:p>
          </table:table-cell>
          <table:table-cell office:value-type="float" office:value="-116.765" calcext:value-type="float">
            <text:p>-116.765</text:p>
          </table:table-cell>
          <table:table-cell office:value-type="float" office:value="492.278" calcext:value-type="float">
            <text:p>492.278</text:p>
          </table:table-cell>
          <table:table-cell office:value-type="float" office:value="148.738" calcext:value-type="float">
            <text:p>148.738</text:p>
          </table:table-cell>
          <table:table-cell office:value-type="float" office:value="-0.00000000166679" calcext:value-type="float">
            <text:p>-1.66679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9]-[.A959]; 2)+POWER([.K959]-[.B959];2))" office:value-type="float" office:value="400.005198918714" calcext:value-type="float">
            <text:p>400.0051989187</text:p>
          </table:table-cell>
          <table:table-cell table:formula="of:=SQRT(POWER([.J959]-[.C959]; 2)+POWER([.K959]-[.D959];2))" office:value-type="float" office:value="341.043257232862" calcext:value-type="float">
            <text:p>341.0432572329</text:p>
          </table:table-cell>
        </table:table-row>
        <table:table-row table:style-name="ro1">
          <table:table-cell office:value-type="float" office:value="197.836" calcext:value-type="float">
            <text:p>197.836</text:p>
          </table:table-cell>
          <table:table-cell office:value-type="float" office:value="596.076" calcext:value-type="float">
            <text:p>596.076</text:p>
          </table:table-cell>
          <table:table-cell office:value-type="float" office:value="170.378" calcext:value-type="float">
            <text:p>170.378</text:p>
          </table:table-cell>
          <table:table-cell office:value-type="float" office:value="507.981" calcext:value-type="float">
            <text:p>507.981</text:p>
          </table:table-cell>
          <table:table-cell office:value-type="float" office:value="-115.983" calcext:value-type="float">
            <text:p>-115.983</text:p>
          </table:table-cell>
          <table:table-cell office:value-type="float" office:value="491.986" calcext:value-type="float">
            <text:p>491.986</text:p>
          </table:table-cell>
          <table:table-cell office:value-type="float" office:value="149.848" calcext:value-type="float">
            <text:p>149.848</text:p>
          </table:table-cell>
          <table:table-cell office:value-type="float" office:value="-0.00000000186971" calcext:value-type="float">
            <text:p>-1.86971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0]-[.A960]; 2)+POWER([.K960]-[.B960];2))" office:value-type="float" office:value="400.033559432206" calcext:value-type="float">
            <text:p>400.0335594322</text:p>
          </table:table-cell>
          <table:table-cell table:formula="of:=SQRT(POWER([.J960]-[.C960]; 2)+POWER([.K960]-[.D960];2))" office:value-type="float" office:value="341.145498643907" calcext:value-type="float">
            <text:p>341.1454986439</text:p>
          </table:table-cell>
        </table:table-row>
        <table:table-row table:style-name="ro1">
          <table:table-cell office:value-type="float" office:value="199.198" calcext:value-type="float">
            <text:p>199.198</text:p>
          </table:table-cell>
          <table:table-cell office:value-type="float" office:value="595.893" calcext:value-type="float">
            <text:p>595.893</text:p>
          </table:table-cell>
          <table:table-cell office:value-type="float" office:value="171.765" calcext:value-type="float">
            <text:p>171.765</text:p>
          </table:table-cell>
          <table:table-cell office:value-type="float" office:value="507.782" calcext:value-type="float">
            <text:p>507.782</text:p>
          </table:table-cell>
          <table:table-cell office:value-type="float" office:value="-115.249" calcext:value-type="float">
            <text:p>-115.249</text:p>
          </table:table-cell>
          <table:table-cell office:value-type="float" office:value="491.948" calcext:value-type="float">
            <text:p>491.948</text:p>
          </table:table-cell>
          <table:table-cell office:value-type="float" office:value="147.902" calcext:value-type="float">
            <text:p>147.902</text:p>
          </table:table-cell>
          <table:table-cell office:value-type="float" office:value="-0.00000000224577" calcext:value-type="float">
            <text:p>-2.24577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1]-[.A961]; 2)+POWER([.K961]-[.B961];2))" office:value-type="float" office:value="399.239320023717" calcext:value-type="float">
            <text:p>399.2393200237</text:p>
          </table:table-cell>
          <table:table-cell table:formula="of:=SQRT(POWER([.J961]-[.C961]; 2)+POWER([.K961]-[.D961];2))" office:value-type="float" office:value="340.123164087658" calcext:value-type="float">
            <text:p>340.1231640877</text:p>
          </table:table-cell>
        </table:table-row>
        <table:table-row table:style-name="ro1">
          <table:table-cell office:value-type="float" office:value="137.774" calcext:value-type="float">
            <text:p>137.774</text:p>
          </table:table-cell>
          <table:table-cell office:value-type="float" office:value="177.934" calcext:value-type="float">
            <text:p>177.934</text:p>
          </table:table-cell>
          <table:table-cell office:value-type="float" office:value="111.012" calcext:value-type="float">
            <text:p>111.012</text:p>
          </table:table-cell>
          <table:table-cell office:value-type="float" office:value="102.95" calcext:value-type="float">
            <text:p>102.95</text:p>
          </table:table-cell>
          <table:table-cell office:value-type="float" office:value="-57.3936" calcext:value-type="float">
            <text:p>-57.3936</text:p>
          </table:table-cell>
          <table:table-cell office:value-type="float" office:value="-76.1192" calcext:value-type="float">
            <text:p>-76.1192</text:p>
          </table:table-cell>
          <table:table-cell office:value-type="float" office:value="254.413" calcext:value-type="float">
            <text:p>254.413</text:p>
          </table:table-cell>
          <table:table-cell office:value-type="float" office:value="-0.000000108597" calcext:value-type="float">
            <text:p>-1.08597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2]-[.A962]; 2)+POWER([.K962]-[.B962];2))" office:value-type="float" office:value="254.42424301155" calcext:value-type="float">
            <text:p>254.4242430116</text:p>
          </table:table-cell>
          <table:table-cell table:formula="of:=SQRT(POWER([.J962]-[.C962]; 2)+POWER([.K962]-[.D962];2))" office:value-type="float" office:value="306.361470560513" calcext:value-type="float">
            <text:p>306.3614705605</text:p>
          </table:table-cell>
        </table:table-row>
        <table:table-row table:style-name="ro1">
          <table:table-cell office:value-type="float" office:value="137.598" calcext:value-type="float">
            <text:p>137.598</text:p>
          </table:table-cell>
          <table:table-cell office:value-type="float" office:value="177.69" calcext:value-type="float">
            <text:p>177.69</text:p>
          </table:table-cell>
          <table:table-cell office:value-type="float" office:value="110.836" calcext:value-type="float">
            <text:p>110.836</text:p>
          </table:table-cell>
          <table:table-cell office:value-type="float" office:value="102.696" calcext:value-type="float">
            <text:p>102.696</text:p>
          </table:table-cell>
          <table:table-cell office:value-type="float" office:value="-57.1465" calcext:value-type="float">
            <text:p>-57.1465</text:p>
          </table:table-cell>
          <table:table-cell office:value-type="float" office:value="-76.3561" calcext:value-type="float">
            <text:p>-76.3561</text:p>
          </table:table-cell>
          <table:table-cell office:value-type="float" office:value="254.712" calcext:value-type="float">
            <text:p>254.712</text:p>
          </table:table-cell>
          <table:table-cell office:value-type="float" office:value="-0.000000121914" calcext:value-type="float">
            <text:p>-1.21914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3]-[.A963]; 2)+POWER([.K963]-[.B963];2))" office:value-type="float" office:value="254.656085150149" calcext:value-type="float">
            <text:p>254.6560851502</text:p>
          </table:table-cell>
          <table:table-cell table:formula="of:=SQRT(POWER([.J963]-[.C963]; 2)+POWER([.K963]-[.D963];2))" office:value-type="float" office:value="306.633617387266" calcext:value-type="float">
            <text:p>306.6336173873</text:p>
          </table:table-cell>
        </table:table-row>
        <table:table-row table:style-name="ro1">
          <table:table-cell office:value-type="float" office:value="137.711" calcext:value-type="float">
            <text:p>137.711</text:p>
          </table:table-cell>
          <table:table-cell office:value-type="float" office:value="177.181" calcext:value-type="float">
            <text:p>177.181</text:p>
          </table:table-cell>
          <table:table-cell office:value-type="float" office:value="110.947" calcext:value-type="float">
            <text:p>110.947</text:p>
          </table:table-cell>
          <table:table-cell office:value-type="float" office:value="102.267" calcext:value-type="float">
            <text:p>102.267</text:p>
          </table:table-cell>
          <table:table-cell office:value-type="float" office:value="-57.8095" calcext:value-type="float">
            <text:p>-57.8095</text:p>
          </table:table-cell>
          <table:table-cell office:value-type="float" office:value="-77.5753" calcext:value-type="float">
            <text:p>-77.5753</text:p>
          </table:table-cell>
          <table:table-cell office:value-type="float" office:value="254.547" calcext:value-type="float">
            <text:p>254.547</text:p>
          </table:table-cell>
          <table:table-cell office:value-type="float" office:value="-0.000000152318" calcext:value-type="float">
            <text:p>-1.52318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4]-[.A964]; 2)+POWER([.K964]-[.B964];2))" office:value-type="float" office:value="254.675821942327" calcext:value-type="float">
            <text:p>254.6758219423</text:p>
          </table:table-cell>
          <table:table-cell table:formula="of:=SQRT(POWER([.J964]-[.C964]; 2)+POWER([.K964]-[.D964];2))" office:value-type="float" office:value="306.729933488729" calcext:value-type="float">
            <text:p>306.7299334887</text:p>
          </table:table-cell>
        </table:table-row>
        <table:table-row table:style-name="ro1">
          <table:table-cell office:value-type="float" office:value="138.735" calcext:value-type="float">
            <text:p>138.735</text:p>
          </table:table-cell>
          <table:table-cell office:value-type="float" office:value="176.188" calcext:value-type="float">
            <text:p>176.188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101.247" calcext:value-type="float">
            <text:p>101.247</text:p>
          </table:table-cell>
          <table:table-cell office:value-type="float" office:value="-56.595" calcext:value-type="float">
            <text:p>-56.595</text:p>
          </table:table-cell>
          <table:table-cell office:value-type="float" office:value="-78.5743" calcext:value-type="float">
            <text:p>-78.5743</text:p>
          </table:table-cell>
          <table:table-cell office:value-type="float" office:value="252.944" calcext:value-type="float">
            <text:p>252.944</text:p>
          </table:table-cell>
          <table:table-cell office:value-type="float" office:value="-0.00000999339" calcext:value-type="float">
            <text:p>-9.99339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5]-[.A965]; 2)+POWER([.K965]-[.B965];2))" office:value-type="float" office:value="253.941212820999" calcext:value-type="float">
            <text:p>253.941212821</text:p>
          </table:table-cell>
          <table:table-cell table:formula="of:=SQRT(POWER([.J965]-[.C965]; 2)+POWER([.K965]-[.D965];2))" office:value-type="float" office:value="306.271903997086" calcext:value-type="float">
            <text:p>306.2719039971</text:p>
          </table:table-cell>
        </table:table-row>
        <table:table-row table:style-name="ro1">
          <table:table-cell office:value-type="float" office:value="138.911" calcext:value-type="float">
            <text:p>138.911</text:p>
          </table:table-cell>
          <table:table-cell office:value-type="float" office:value="176.433" calcext:value-type="float">
            <text:p>176.433</text:p>
          </table:table-cell>
          <table:table-cell office:value-type="float" office:value="112.162" calcext:value-type="float">
            <text:p>112.162</text:p>
          </table:table-cell>
          <table:table-cell office:value-type="float" office:value="101.501" calcext:value-type="float">
            <text:p>101.501</text:p>
          </table:table-cell>
          <table:table-cell office:value-type="float" office:value="-56.842" calcext:value-type="float">
            <text:p>-56.842</text:p>
          </table:table-cell>
          <table:table-cell office:value-type="float" office:value="-78.3374" calcext:value-type="float">
            <text:p>-78.3374</text:p>
          </table:table-cell>
          <table:table-cell office:value-type="float" office:value="252.645" calcext:value-type="float">
            <text:p>252.645</text:p>
          </table:table-cell>
          <table:table-cell office:value-type="float" office:value="-0.0000123035" calcext:value-type="float">
            <text:p>-1.23035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6]-[.A966]; 2)+POWER([.K966]-[.B966];2))" office:value-type="float" office:value="253.707803210701" calcext:value-type="float">
            <text:p>253.7078032107</text:p>
          </table:table-cell>
          <table:table-cell table:formula="of:=SQRT(POWER([.J966]-[.C966]; 2)+POWER([.K966]-[.D966];2))" office:value-type="float" office:value="305.999783079988" calcext:value-type="float">
            <text:p>305.99978308</text:p>
          </table:table-cell>
        </table:table-row>
        <table:table-row table:style-name="ro1">
          <table:table-cell office:value-type="float" office:value="136.954" calcext:value-type="float">
            <text:p>136.954</text:p>
          </table:table-cell>
          <table:table-cell office:value-type="float" office:value="176.99" calcext:value-type="float">
            <text:p>176.99</text:p>
          </table:table-cell>
          <table:table-cell office:value-type="float" office:value="110.184" calcext:value-type="float">
            <text:p>110.184</text:p>
          </table:table-cell>
          <table:table-cell office:value-type="float" office:value="102.1" calcext:value-type="float">
            <text:p>102.1</text:p>
          </table:table-cell>
          <table:table-cell office:value-type="float" office:value="-58.1332" calcext:value-type="float">
            <text:p>-58.1332</text:p>
          </table:table-cell>
          <table:table-cell office:value-type="float" office:value="-78.0016" calcext:value-type="float">
            <text:p>-78.0016</text:p>
          </table:table-cell>
          <table:table-cell office:value-type="float" office:value="255.778" calcext:value-type="float">
            <text:p>255.778</text:p>
          </table:table-cell>
          <table:table-cell office:value-type="float" office:value="-0.0000141795" calcext:value-type="float">
            <text:p>-1.41795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7]-[.A967]; 2)+POWER([.K967]-[.B967];2))" office:value-type="float" office:value="255.45650552687" calcext:value-type="float">
            <text:p>255.4565055269</text:p>
          </table:table-cell>
          <table:table-cell table:formula="of:=SQRT(POWER([.J967]-[.C967]; 2)+POWER([.K967]-[.D967];2))" office:value-type="float" office:value="307.485303479695" calcext:value-type="float">
            <text:p>307.4853034797</text:p>
          </table:table-cell>
        </table:table-row>
        <table:table-row table:style-name="ro1">
          <table:table-cell office:value-type="float" office:value="176.782" calcext:value-type="float">
            <text:p>176.782</text:p>
          </table:table-cell>
          <table:table-cell office:value-type="float" office:value="396.792" calcext:value-type="float">
            <text:p>396.792</text:p>
          </table:table-cell>
          <table:table-cell office:value-type="float" office:value="150.131" calcext:value-type="float">
            <text:p>150.131</text:p>
          </table:table-cell>
          <table:table-cell office:value-type="float" office:value="303.227" calcext:value-type="float">
            <text:p>303.227</text:p>
          </table:table-cell>
          <table:table-cell office:value-type="float" office:value="19.4732" calcext:value-type="float">
            <text:p>19.4732</text:p>
          </table:table-cell>
          <table:table-cell office:value-type="float" office:value="276.402" calcext:value-type="float">
            <text:p>276.402</text:p>
          </table:table-cell>
          <table:table-cell office:value-type="float" office:value="190.908" calcext:value-type="float">
            <text:p>190.908</text:p>
          </table:table-cell>
          <table:table-cell office:value-type="float" office:value="-0.0000000390935" calcext:value-type="float">
            <text:p>-3.90935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8]-[.A968]; 2)+POWER([.K968]-[.B968];2))" office:value-type="float" office:value="258.650077881295" calcext:value-type="float">
            <text:p>258.6500778813</text:p>
          </table:table-cell>
          <table:table-cell table:formula="of:=SQRT(POWER([.J968]-[.C968]; 2)+POWER([.K968]-[.D968];2))" office:value-type="float" office:value="241.750811146519" calcext:value-type="float">
            <text:p>241.7508111465</text:p>
          </table:table-cell>
        </table:table-row>
        <table:table-row table:style-name="ro1">
          <table:table-cell office:value-type="float" office:value="176.525" calcext:value-type="float">
            <text:p>176.525</text:p>
          </table:table-cell>
          <table:table-cell office:value-type="float" office:value="397.187" calcext:value-type="float">
            <text:p>397.187</text:p>
          </table:table-cell>
          <table:table-cell office:value-type="float" office:value="149.867" calcext:value-type="float">
            <text:p>149.867</text:p>
          </table:table-cell>
          <table:table-cell office:value-type="float" office:value="303.723" calcext:value-type="float">
            <text:p>303.723</text:p>
          </table:table-cell>
          <table:table-cell office:value-type="float" office:value="18.2675" calcext:value-type="float">
            <text:p>18.2675</text:p>
          </table:table-cell>
          <table:table-cell office:value-type="float" office:value="276.482" calcext:value-type="float">
            <text:p>276.482</text:p>
          </table:table-cell>
          <table:table-cell office:value-type="float" office:value="191.208" calcext:value-type="float">
            <text:p>191.208</text:p>
          </table:table-cell>
          <table:table-cell office:value-type="float" office:value="-0.000000145806" calcext:value-type="float">
            <text:p>-1.45806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9]-[.A969]; 2)+POWER([.K969]-[.B969];2))" office:value-type="float" office:value="259.092417090891" calcext:value-type="float">
            <text:p>259.0924170909</text:p>
          </table:table-cell>
          <table:table-cell table:formula="of:=SQRT(POWER([.J969]-[.C969]; 2)+POWER([.K969]-[.D969];2))" office:value-type="float" office:value="242.132175511641" calcext:value-type="float">
            <text:p>242.1321755116</text:p>
          </table:table-cell>
        </table:table-row>
        <table:table-row table:style-name="ro1">
          <table:table-cell office:value-type="float" office:value="176.75" calcext:value-type="float">
            <text:p>176.75</text:p>
          </table:table-cell>
          <table:table-cell office:value-type="float" office:value="396.589" calcext:value-type="float">
            <text:p>396.589</text:p>
          </table:table-cell>
          <table:table-cell office:value-type="float" office:value="150.102" calcext:value-type="float">
            <text:p>150.102</text:p>
          </table:table-cell>
          <table:table-cell office:value-type="float" office:value="302.956" calcext:value-type="float">
            <text:p>302.956</text:p>
          </table:table-cell>
          <table:table-cell office:value-type="float" office:value="20.1929" calcext:value-type="float">
            <text:p>20.1929</text:p>
          </table:table-cell>
          <table:table-cell office:value-type="float" office:value="276.402" calcext:value-type="float">
            <text:p>276.402</text:p>
          </table:table-cell>
          <table:table-cell office:value-type="float" office:value="190.996" calcext:value-type="float">
            <text:p>190.996</text:p>
          </table:table-cell>
          <table:table-cell office:value-type="float" office:value="-0.000000216479" calcext:value-type="float">
            <text:p>-2.16479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0]-[.A970]; 2)+POWER([.K970]-[.B970];2))" office:value-type="float" office:value="258.554291051222" calcext:value-type="float">
            <text:p>258.5542910512</text:p>
          </table:table-cell>
          <table:table-cell table:formula="of:=SQRT(POWER([.J970]-[.C970]; 2)+POWER([.K970]-[.D970];2))" office:value-type="float" office:value="241.710381117568" calcext:value-type="float">
            <text:p>241.7103811176</text:p>
          </table:table-cell>
        </table:table-row>
        <table:table-row table:style-name="ro1">
          <table:table-cell office:value-type="float" office:value="176.777" calcext:value-type="float">
            <text:p>176.777</text:p>
          </table:table-cell>
          <table:table-cell office:value-type="float" office:value="396.911" calcext:value-type="float">
            <text:p>396.911</text:p>
          </table:table-cell>
          <table:table-cell office:value-type="float" office:value="150.123" calcext:value-type="float">
            <text:p>150.123</text:p>
          </table:table-cell>
          <table:table-cell office:value-type="float" office:value="303.388" calcext:value-type="float">
            <text:p>303.388</text:p>
          </table:table-cell>
          <table:table-cell office:value-type="float" office:value="19.0264" calcext:value-type="float">
            <text:p>19.0264</text:p>
          </table:table-cell>
          <table:table-cell office:value-type="float" office:value="276.395" calcext:value-type="float">
            <text:p>276.395</text:p>
          </table:table-cell>
          <table:table-cell office:value-type="float" office:value="190.891" calcext:value-type="float">
            <text:p>190.891</text:p>
          </table:table-cell>
          <table:table-cell office:value-type="float" office:value="-0.000000295946" calcext:value-type="float">
            <text:p>-2.95946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1]-[.A971]; 2)+POWER([.K971]-[.B971];2))" office:value-type="float" office:value="258.725316986954" calcext:value-type="float">
            <text:p>258.725316987</text:p>
          </table:table-cell>
          <table:table-cell table:formula="of:=SQRT(POWER([.J971]-[.C971]; 2)+POWER([.K971]-[.D971];2))" office:value-type="float" office:value="241.799374839969" calcext:value-type="float">
            <text:p>241.79937484</text:p>
          </table:table-cell>
        </table:table-row>
        <table:table-row table:style-name="ro1">
          <table:table-cell office:value-type="float" office:value="176.834" calcext:value-type="float">
            <text:p>176.834</text:p>
          </table:table-cell>
          <table:table-cell office:value-type="float" office:value="397.708" calcext:value-type="float">
            <text:p>397.708</text:p>
          </table:table-cell>
          <table:table-cell office:value-type="float" office:value="150.167" calcext:value-type="float">
            <text:p>150.167</text:p>
          </table:table-cell>
          <table:table-cell office:value-type="float" office:value="304.417" calcext:value-type="float">
            <text:p>304.417</text:p>
          </table:table-cell>
          <table:table-cell office:value-type="float" office:value="16.4929" calcext:value-type="float">
            <text:p>16.4929</text:p>
          </table:table-cell>
          <table:table-cell office:value-type="float" office:value="276.509" calcext:value-type="float">
            <text:p>276.509</text:p>
          </table:table-cell>
          <table:table-cell office:value-type="float" office:value="190.663" calcext:value-type="float">
            <text:p>190.663</text:p>
          </table:table-cell>
          <table:table-cell office:value-type="float" office:value="-0.00000404251" calcext:value-type="float">
            <text:p>-4.04251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2]-[.A972]; 2)+POWER([.K972]-[.B972];2))" office:value-type="float" office:value="259.157737333848" calcext:value-type="float">
            <text:p>259.1577373338</text:p>
          </table:table-cell>
          <table:table-cell table:formula="of:=SQRT(POWER([.J972]-[.C972]; 2)+POWER([.K972]-[.D972];2))" office:value-type="float" office:value="242.020151594862" calcext:value-type="float">
            <text:p>242.0201515949</text:p>
          </table:table-cell>
        </table:table-row>
        <table:table-row table:style-name="ro1">
          <table:table-cell office:value-type="float" office:value="178.109" calcext:value-type="float">
            <text:p>178.109</text:p>
          </table:table-cell>
          <table:table-cell office:value-type="float" office:value="395.715" calcext:value-type="float">
            <text:p>395.715</text:p>
          </table:table-cell>
          <table:table-cell office:value-type="float" office:value="151.474" calcext:value-type="float">
            <text:p>151.474</text:p>
          </table:table-cell>
          <table:table-cell office:value-type="float" office:value="302.059" calcext:value-type="float">
            <text:p>302.059</text:p>
          </table:table-cell>
          <table:table-cell office:value-type="float" office:value="21.2748" calcext:value-type="float">
            <text:p>21.2748</text:p>
          </table:table-cell>
          <table:table-cell office:value-type="float" office:value="275.632" calcext:value-type="float">
            <text:p>275.632</text:p>
          </table:table-cell>
          <table:table-cell office:value-type="float" office:value="189.118" calcext:value-type="float">
            <text:p>189.118</text:p>
          </table:table-cell>
          <table:table-cell office:value-type="float" office:value="-0.0000248658" calcext:value-type="float">
            <text:p>-2.48658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3]-[.A973]; 2)+POWER([.K973]-[.B973];2))" office:value-type="float" office:value="256.942415933999" calcext:value-type="float">
            <text:p>256.942415934</text:p>
          </table:table-cell>
          <table:table-cell table:formula="of:=SQRT(POWER([.J973]-[.C973]; 2)+POWER([.K973]-[.D973];2))" office:value-type="float" office:value="240.157082254511" calcext:value-type="float">
            <text:p>240.1570822545</text:p>
          </table:table-cell>
        </table:table-row>
        <table:table-row table:style-name="ro1">
          <table:table-cell office:value-type="float" office:value="161.928" calcext:value-type="float">
            <text:p>161.928</text:p>
          </table:table-cell>
          <table:table-cell office:value-type="float" office:value="455.436" calcext:value-type="float">
            <text:p>455.436</text:p>
          </table:table-cell>
          <table:table-cell office:value-type="float" office:value="134.213" calcext:value-type="float">
            <text:p>134.213</text:p>
          </table:table-cell>
          <table:table-cell office:value-type="float" office:value="374.694" calcext:value-type="float">
            <text:p>374.694</text:p>
          </table:table-cell>
          <table:table-cell office:value-type="float" office:value="-138.476" calcext:value-type="float">
            <text:p>-138.476</text:p>
          </table:table-cell>
          <table:table-cell office:value-type="float" office:value="301.716" calcext:value-type="float">
            <text:p>301.716</text:p>
          </table:table-cell>
          <table:table-cell office:value-type="float" office:value="204.703" calcext:value-type="float">
            <text:p>204.703</text:p>
          </table:table-cell>
          <table:table-cell office:value-type="float" office:value="0.320388" calcext:value-type="float">
            <text:p>0.320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4]-[.A974]; 2)+POWER([.K974]-[.B974];2))" office:value-type="float" office:value="308.011199926236" calcext:value-type="float">
            <text:p>308.0111999262</text:p>
          </table:table-cell>
          <table:table-cell table:formula="of:=SQRT(POWER([.J974]-[.C974]; 2)+POWER([.K974]-[.D974];2))" office:value-type="float" office:value="282.844909809245" calcext:value-type="float">
            <text:p>282.8449098092</text:p>
          </table:table-cell>
        </table:table-row>
        <table:table-row table:style-name="ro1">
          <table:table-cell office:value-type="float" office:value="162.128" calcext:value-type="float">
            <text:p>162.128</text:p>
          </table:table-cell>
          <table:table-cell office:value-type="float" office:value="455.586" calcext:value-type="float">
            <text:p>455.586</text:p>
          </table:table-cell>
          <table:table-cell office:value-type="float" office:value="134.414" calcext:value-type="float">
            <text:p>134.414</text:p>
          </table:table-cell>
          <table:table-cell office:value-type="float" office:value="374.881" calcext:value-type="float">
            <text:p>374.881</text:p>
          </table:table-cell>
          <table:table-cell office:value-type="float" office:value="-138.857" calcext:value-type="float">
            <text:p>-138.857</text:p>
          </table:table-cell>
          <table:table-cell office:value-type="float" office:value="301.803" calcext:value-type="float">
            <text:p>301.803</text:p>
          </table:table-cell>
          <table:table-cell office:value-type="float" office:value="204.374" calcext:value-type="float">
            <text:p>204.374</text:p>
          </table:table-cell>
          <table:table-cell office:value-type="float" office:value="0.242711" calcext:value-type="float">
            <text:p>0.2427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5]-[.A975]; 2)+POWER([.K975]-[.B975];2))" office:value-type="float" office:value="307.971043736258" calcext:value-type="float">
            <text:p>307.9710437363</text:p>
          </table:table-cell>
          <table:table-cell table:formula="of:=SQRT(POWER([.J975]-[.C975]; 2)+POWER([.K975]-[.D975];2))" office:value-type="float" office:value="282.755250273094" calcext:value-type="float">
            <text:p>282.7552502731</text:p>
          </table:table-cell>
        </table:table-row>
        <table:table-row table:style-name="ro1">
          <table:table-cell office:value-type="float" office:value="166.057" calcext:value-type="float">
            <text:p>166.057</text:p>
          </table:table-cell>
          <table:table-cell office:value-type="float" office:value="457.345" calcext:value-type="float">
            <text:p>457.345</text:p>
          </table:table-cell>
          <table:table-cell office:value-type="float" office:value="138.373" calcext:value-type="float">
            <text:p>138.373</text:p>
          </table:table-cell>
          <table:table-cell office:value-type="float" office:value="377.108" calcext:value-type="float">
            <text:p>377.108</text:p>
          </table:table-cell>
          <table:table-cell office:value-type="float" office:value="-143.086" calcext:value-type="float">
            <text:p>-143.086</text:p>
          </table:table-cell>
          <table:table-cell office:value-type="float" office:value="302.898" calcext:value-type="float">
            <text:p>302.898</text:p>
          </table:table-cell>
          <table:table-cell office:value-type="float" office:value="198.069" calcext:value-type="float">
            <text:p>198.069</text:p>
          </table:table-cell>
          <table:table-cell office:value-type="float" office:value="0.241288" calcext:value-type="float">
            <text:p>0.2412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6]-[.A976]; 2)+POWER([.K976]-[.B976];2))" office:value-type="float" office:value="306.386390484303" calcext:value-type="float">
            <text:p>306.3863904843</text:p>
          </table:table-cell>
          <table:table-cell table:formula="of:=SQRT(POWER([.J976]-[.C976]; 2)+POWER([.K976]-[.D976];2))" office:value-type="float" office:value="280.333363681528" calcext:value-type="float">
            <text:p>280.3333636815</text:p>
          </table:table-cell>
        </table:table-row>
        <table:table-row table:style-name="ro1">
          <table:table-cell office:value-type="float" office:value="162.085" calcext:value-type="float">
            <text:p>162.085</text:p>
          </table:table-cell>
          <table:table-cell office:value-type="float" office:value="454.339" calcext:value-type="float">
            <text:p>454.339</text:p>
          </table:table-cell>
          <table:table-cell office:value-type="float" office:value="134.394" calcext:value-type="float">
            <text:p>134.394</text:p>
          </table:table-cell>
          <table:table-cell office:value-type="float" office:value="373.299" calcext:value-type="float">
            <text:p>373.299</text:p>
          </table:table-cell>
          <table:table-cell office:value-type="float" office:value="-134.898" calcext:value-type="float">
            <text:p>-134.898</text:p>
          </table:table-cell>
          <table:table-cell office:value-type="float" office:value="301.326" calcext:value-type="float">
            <text:p>301.326</text:p>
          </table:table-cell>
          <table:table-cell office:value-type="float" office:value="204.625" calcext:value-type="float">
            <text:p>204.625</text:p>
          </table:table-cell>
          <table:table-cell office:value-type="float" office:value="0.0701745" calcext:value-type="float">
            <text:p>0.07017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7]-[.A977]; 2)+POWER([.K977]-[.B977];2))" office:value-type="float" office:value="307.138597616776" calcext:value-type="float">
            <text:p>307.1385976168</text:p>
          </table:table-cell>
          <table:table-cell table:formula="of:=SQRT(POWER([.J977]-[.C977]; 2)+POWER([.K977]-[.D977];2))" office:value-type="float" office:value="282.032946013405" calcext:value-type="float">
            <text:p>282.0329460134</text:p>
          </table:table-cell>
        </table:table-row>
        <table:table-row table:style-name="ro1">
          <table:table-cell office:value-type="float" office:value="165.858" calcext:value-type="float">
            <text:p>165.858</text:p>
          </table:table-cell>
          <table:table-cell office:value-type="float" office:value="457.197" calcext:value-type="float">
            <text:p>457.197</text:p>
          </table:table-cell>
          <table:table-cell office:value-type="float" office:value="138.174" calcext:value-type="float">
            <text:p>138.174</text:p>
          </table:table-cell>
          <table:table-cell office:value-type="float" office:value="376.922" calcext:value-type="float">
            <text:p>376.922</text:p>
          </table:table-cell>
          <table:table-cell office:value-type="float" office:value="-142.705" calcext:value-type="float">
            <text:p>-142.705</text:p>
          </table:table-cell>
          <table:table-cell office:value-type="float" office:value="302.811" calcext:value-type="float">
            <text:p>302.811</text:p>
          </table:table-cell>
          <table:table-cell office:value-type="float" office:value="198.397" calcext:value-type="float">
            <text:p>198.397</text:p>
          </table:table-cell>
          <table:table-cell office:value-type="float" office:value="0.0664343" calcext:value-type="float">
            <text:p>0.06643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8]-[.A978]; 2)+POWER([.K978]-[.B978];2))" office:value-type="float" office:value="306.424021533887" calcext:value-type="float">
            <text:p>306.4240215339</text:p>
          </table:table-cell>
          <table:table-cell table:formula="of:=SQRT(POWER([.J978]-[.C978]; 2)+POWER([.K978]-[.D978];2))" office:value-type="float" office:value="280.418202618874" calcext:value-type="float">
            <text:p>280.4182026189</text:p>
          </table:table-cell>
        </table:table-row>
        <table:table-row table:style-name="ro1">
          <table:table-cell office:value-type="float" office:value="173.381" calcext:value-type="float">
            <text:p>173.381</text:p>
          </table:table-cell>
          <table:table-cell office:value-type="float" office:value="188.42" calcext:value-type="float">
            <text:p>188.42</text:p>
          </table:table-cell>
          <table:table-cell office:value-type="float" office:value="147.634" calcext:value-type="float">
            <text:p>147.634</text:p>
          </table:table-cell>
          <table:table-cell office:value-type="float" office:value="99.4642" calcext:value-type="float">
            <text:p>99.4642</text:p>
          </table:table-cell>
          <table:table-cell office:value-type="float" office:value="104.565" calcext:value-type="float">
            <text:p>104.565</text:p>
          </table:table-cell>
          <table:table-cell office:value-type="float" office:value="29.9541" calcext:value-type="float">
            <text:p>29.9541</text:p>
          </table:table-cell>
          <table:table-cell office:value-type="float" office:value="203.627" calcext:value-type="float">
            <text:p>203.627</text:p>
          </table:table-cell>
          <table:table-cell office:value-type="float" office:value="-0.000000753342" calcext:value-type="float">
            <text:p>-7.53342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9]-[.A979]; 2)+POWER([.K979]-[.B979];2))" office:value-type="float" office:value="217.327355758542" calcext:value-type="float">
            <text:p>217.3273557585</text:p>
          </table:table-cell>
          <table:table-cell table:formula="of:=SQRT(POWER([.J979]-[.C979]; 2)+POWER([.K979]-[.D979];2))" office:value-type="float" office:value="276.016920201715" calcext:value-type="float">
            <text:p>276.0169202017</text:p>
          </table:table-cell>
        </table:table-row>
        <table:table-row table:style-name="ro1">
          <table:table-cell office:value-type="float" office:value="171.647" calcext:value-type="float">
            <text:p>171.647</text:p>
          </table:table-cell>
          <table:table-cell office:value-type="float" office:value="189.561" calcext:value-type="float">
            <text:p>189.561</text:p>
          </table:table-cell>
          <table:table-cell office:value-type="float" office:value="145.904" calcext:value-type="float">
            <text:p>145.904</text:p>
          </table:table-cell>
          <table:table-cell office:value-type="float" office:value="100.459" calcext:value-type="float">
            <text:p>100.459</text:p>
          </table:table-cell>
          <table:table-cell office:value-type="float" office:value="104.955" calcext:value-type="float">
            <text:p>104.955</text:p>
          </table:table-cell>
          <table:table-cell office:value-type="float" office:value="31.9633" calcext:value-type="float">
            <text:p>31.9633</text:p>
          </table:table-cell>
          <table:table-cell office:value-type="float" office:value="206.155" calcext:value-type="float">
            <text:p>206.155</text:p>
          </table:table-cell>
          <table:table-cell office:value-type="float" office:value="-0.00000320763" calcext:value-type="float">
            <text:p>-3.20763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0]-[.A980]; 2)+POWER([.K980]-[.B980];2))" office:value-type="float" office:value="218.731902862843" calcext:value-type="float">
            <text:p>218.7319028628</text:p>
          </table:table-cell>
          <table:table-cell table:formula="of:=SQRT(POWER([.J980]-[.C980]; 2)+POWER([.K980]-[.D980];2))" office:value-type="float" office:value="276.990180145434" calcext:value-type="float">
            <text:p>276.9901801454</text:p>
          </table:table-cell>
        </table:table-row>
        <table:table-row table:style-name="ro1">
          <table:table-cell office:value-type="float" office:value="173.786" calcext:value-type="float">
            <text:p>173.786</text:p>
          </table:table-cell>
          <table:table-cell office:value-type="float" office:value="188.485" calcext:value-type="float">
            <text:p>188.485</text:p>
          </table:table-cell>
          <table:table-cell office:value-type="float" office:value="148.037" calcext:value-type="float">
            <text:p>148.037</text:p>
          </table:table-cell>
          <table:table-cell office:value-type="float" office:value="99.5318" calcext:value-type="float">
            <text:p>99.5318</text:p>
          </table:table-cell>
          <table:table-cell office:value-type="float" office:value="104.564" calcext:value-type="float">
            <text:p>104.564</text:p>
          </table:table-cell>
          <table:table-cell office:value-type="float" office:value="30.0146" calcext:value-type="float">
            <text:p>30.0146</text:p>
          </table:table-cell>
          <table:table-cell office:value-type="float" office:value="203.034" calcext:value-type="float">
            <text:p>203.034</text:p>
          </table:table-cell>
          <table:table-cell office:value-type="float" office:value="-0.00000402597" calcext:value-type="float">
            <text:p>-0.0000040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1]-[.A981]; 2)+POWER([.K981]-[.B981];2))" office:value-type="float" office:value="216.918835099675" calcext:value-type="float">
            <text:p>216.9188350997</text:p>
          </table:table-cell>
          <table:table-cell table:formula="of:=SQRT(POWER([.J981]-[.C981]; 2)+POWER([.K981]-[.D981];2))" office:value-type="float" office:value="275.636944875392" calcext:value-type="float">
            <text:p>275.6369448754</text:p>
          </table:table-cell>
        </table:table-row>
        <table:table-row table:style-name="ro1">
          <table:table-cell office:value-type="float" office:value="171.911" calcext:value-type="float">
            <text:p>171.911</text:p>
          </table:table-cell>
          <table:table-cell office:value-type="float" office:value="187.538" calcext:value-type="float">
            <text:p>187.538</text:p>
          </table:table-cell>
          <table:table-cell office:value-type="float" office:value="146.173" calcext:value-type="float">
            <text:p>146.173</text:p>
          </table:table-cell>
          <table:table-cell office:value-type="float" office:value="98.5517" calcext:value-type="float">
            <text:p>98.5517</text:p>
          </table:table-cell>
          <table:table-cell office:value-type="float" office:value="105.237" calcext:value-type="float">
            <text:p>105.237</text:p>
          </table:table-cell>
          <table:table-cell office:value-type="float" office:value="29.1792" calcext:value-type="float">
            <text:p>29.1792</text:p>
          </table:table-cell>
          <table:table-cell office:value-type="float" office:value="205.823" calcext:value-type="float">
            <text:p>205.823</text:p>
          </table:table-cell>
          <table:table-cell office:value-type="float" office:value="-0.0000152913" calcext:value-type="float">
            <text:p>-1.52913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2]-[.A982]; 2)+POWER([.K982]-[.B982];2))" office:value-type="float" office:value="218.969982794446" calcext:value-type="float">
            <text:p>218.9699827944</text:p>
          </table:table-cell>
          <table:table-cell table:formula="of:=SQRT(POWER([.J982]-[.C982]; 2)+POWER([.K982]-[.D982];2))" office:value-type="float" office:value="277.739260281815" calcext:value-type="float">
            <text:p>277.7392602818</text:p>
          </table:table-cell>
        </table:table-row>
        <table:table-row table:style-name="ro1">
          <table:table-cell office:value-type="float" office:value="171.242" calcext:value-type="float">
            <text:p>171.242</text:p>
          </table:table-cell>
          <table:table-cell office:value-type="float" office:value="189.496" calcext:value-type="float">
            <text:p>189.496</text:p>
          </table:table-cell>
          <table:table-cell office:value-type="float" office:value="145.5" calcext:value-type="float">
            <text:p>145.5</text:p>
          </table:table-cell>
          <table:table-cell office:value-type="float" office:value="100.391" calcext:value-type="float">
            <text:p>100.391</text:p>
          </table:table-cell>
          <table:table-cell office:value-type="float" office:value="104.956" calcext:value-type="float">
            <text:p>104.956</text:p>
          </table:table-cell>
          <table:table-cell office:value-type="float" office:value="31.9027" calcext:value-type="float">
            <text:p>31.9027</text:p>
          </table:table-cell>
          <table:table-cell office:value-type="float" office:value="206.749" calcext:value-type="float">
            <text:p>206.749</text:p>
          </table:table-cell>
          <table:table-cell office:value-type="float" office:value="-0.0000164168" calcext:value-type="float">
            <text:p>-1.64168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3]-[.A983]; 2)+POWER([.K983]-[.B983];2))" office:value-type="float" office:value="219.140677602311" calcext:value-type="float">
            <text:p>219.1406776023</text:p>
          </table:table-cell>
          <table:table-cell table:formula="of:=SQRT(POWER([.J983]-[.C983]; 2)+POWER([.K983]-[.D983];2))" office:value-type="float" office:value="277.3722388434" calcext:value-type="float">
            <text:p>277.3722388434</text:p>
          </table:table-cell>
        </table:table-row>
        <table:table-row table:style-name="ro1">
          <table:table-cell office:value-type="float" office:value="138.971" calcext:value-type="float">
            <text:p>138.971</text:p>
          </table:table-cell>
          <table:table-cell office:value-type="float" office:value="375.097" calcext:value-type="float">
            <text:p>375.097</text:p>
          </table:table-cell>
          <table:table-cell office:value-type="float" office:value="112.004" calcext:value-type="float">
            <text:p>112.004</text:p>
          </table:table-cell>
          <table:table-cell office:value-type="float" office:value="286.292" calcext:value-type="float">
            <text:p>286.292</text:p>
          </table:table-cell>
          <table:table-cell office:value-type="float" office:value="-23.9891" calcext:value-type="float">
            <text:p>-23.9891</text:p>
          </table:table-cell>
          <table:table-cell office:value-type="float" office:value="232.044" calcext:value-type="float">
            <text:p>232.044</text:p>
          </table:table-cell>
          <table:table-cell office:value-type="float" office:value="244.855" calcext:value-type="float">
            <text:p>244.855</text:p>
          </table:table-cell>
          <table:table-cell office:value-type="float" office:value="-0.001745" calcext:value-type="float">
            <text:p>-0.0017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4]-[.A984]; 2)+POWER([.K984]-[.B984];2))" office:value-type="float" office:value="278.844082329175" calcext:value-type="float">
            <text:p>278.8440823292</text:p>
          </table:table-cell>
          <table:table-cell table:formula="of:=SQRT(POWER([.J984]-[.C984]; 2)+POWER([.K984]-[.D984];2))" office:value-type="float" office:value="275.578673485449" calcext:value-type="float">
            <text:p>275.5786734855</text:p>
          </table:table-cell>
        </table:table-row>
        <table:table-row table:style-name="ro1">
          <table:table-cell office:value-type="float" office:value="138.058" calcext:value-type="float">
            <text:p>138.058</text:p>
          </table:table-cell>
          <table:table-cell office:value-type="float" office:value="374.996" calcext:value-type="float">
            <text:p>374.996</text:p>
          </table:table-cell>
          <table:table-cell office:value-type="float" office:value="111.09" calcext:value-type="float">
            <text:p>111.09</text:p>
          </table:table-cell>
          <table:table-cell office:value-type="float" office:value="286.159" calcext:value-type="float">
            <text:p>286.159</text:p>
          </table:table-cell>
          <table:table-cell office:value-type="float" office:value="-23.8782" calcext:value-type="float">
            <text:p>-23.8782</text:p>
          </table:table-cell>
          <table:table-cell office:value-type="float" office:value="231.973" calcext:value-type="float">
            <text:p>231.973</text:p>
          </table:table-cell>
          <table:table-cell office:value-type="float" office:value="246.199" calcext:value-type="float">
            <text:p>246.199</text:p>
          </table:table-cell>
          <table:table-cell office:value-type="float" office:value="-0.00245354" calcext:value-type="float">
            <text:p>-0.002453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5]-[.A985]; 2)+POWER([.K985]-[.B985];2))" office:value-type="float" office:value="279.598646956669" calcext:value-type="float">
            <text:p>279.5986469567</text:p>
          </table:table-cell>
          <table:table-cell table:formula="of:=SQRT(POWER([.J985]-[.C985]; 2)+POWER([.K985]-[.D985];2))" office:value-type="float" office:value="276.459554692906" calcext:value-type="float">
            <text:p>276.4595546929</text:p>
          </table:table-cell>
        </table:table-row>
        <table:table-row table:style-name="ro1">
          <table:table-cell office:value-type="float" office:value="159.76" calcext:value-type="float">
            <text:p>159.76</text:p>
          </table:table-cell>
          <table:table-cell office:value-type="float" office:value="377.413" calcext:value-type="float">
            <text:p>377.413</text:p>
          </table:table-cell>
          <table:table-cell office:value-type="float" office:value="132.866" calcext:value-type="float">
            <text:p>132.866</text:p>
          </table:table-cell>
          <table:table-cell office:value-type="float" office:value="288.869" calcext:value-type="float">
            <text:p>288.869</text:p>
          </table:table-cell>
          <table:table-cell office:value-type="float" office:value="-21.8856" calcext:value-type="float">
            <text:p>-21.8856</text:p>
          </table:table-cell>
          <table:table-cell office:value-type="float" office:value="235.479" calcext:value-type="float">
            <text:p>235.479</text:p>
          </table:table-cell>
          <table:table-cell office:value-type="float" office:value="214.255" calcext:value-type="float">
            <text:p>214.255</text:p>
          </table:table-cell>
          <table:table-cell office:value-type="float" office:value="-0.804031" calcext:value-type="float">
            <text:p>-0.8040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6]-[.A986]; 2)+POWER([.K986]-[.B986];2))" office:value-type="float" office:value="261.954687243806" calcext:value-type="float">
            <text:p>261.9546872438</text:p>
          </table:table-cell>
          <table:table-cell table:formula="of:=SQRT(POWER([.J986]-[.C986]; 2)+POWER([.K986]-[.D986];2))" office:value-type="float" office:value="255.470133512706" calcext:value-type="float">
            <text:p>255.4701335127</text:p>
          </table:table-cell>
        </table:table-row>
        <table:table-row table:style-name="ro1">
          <table:table-cell office:value-type="float" office:value="160.666" calcext:value-type="float">
            <text:p>160.666</text:p>
          </table:table-cell>
          <table:table-cell office:value-type="float" office:value="377.513" calcext:value-type="float">
            <text:p>377.513</text:p>
          </table:table-cell>
          <table:table-cell office:value-type="float" office:value="133.776" calcext:value-type="float">
            <text:p>133.776</text:p>
          </table:table-cell>
          <table:table-cell office:value-type="float" office:value="289.001" calcext:value-type="float">
            <text:p>289.001</text:p>
          </table:table-cell>
          <table:table-cell office:value-type="float" office:value="-21.9965" calcext:value-type="float">
            <text:p>-21.9965</text:p>
          </table:table-cell>
          <table:table-cell office:value-type="float" office:value="235.55" calcext:value-type="float">
            <text:p>235.55</text:p>
          </table:table-cell>
          <table:table-cell office:value-type="float" office:value="212.911" calcext:value-type="float">
            <text:p>212.911</text:p>
          </table:table-cell>
          <table:table-cell office:value-type="float" office:value="-0.840271" calcext:value-type="float">
            <text:p>-0.8402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7]-[.A987]; 2)+POWER([.K987]-[.B987];2))" office:value-type="float" office:value="261.231408381534" calcext:value-type="float">
            <text:p>261.2314083815</text:p>
          </table:table-cell>
          <table:table-cell table:formula="of:=SQRT(POWER([.J987]-[.C987]; 2)+POWER([.K987]-[.D987];2))" office:value-type="float" office:value="254.599968925764" calcext:value-type="float">
            <text:p>254.5999689258</text:p>
          </table:table-cell>
        </table:table-row>
        <table:table-row table:style-name="ro1">
          <table:table-cell office:value-type="float" office:value="203.236" calcext:value-type="float">
            <text:p>203.236</text:p>
          </table:table-cell>
          <table:table-cell office:value-type="float" office:value="202.324" calcext:value-type="float">
            <text:p>202.324</text:p>
          </table:table-cell>
          <table:table-cell office:value-type="float" office:value="177.257" calcext:value-type="float">
            <text:p>177.257</text:p>
          </table:table-cell>
          <table:table-cell office:value-type="float" office:value="120.173" calcext:value-type="float">
            <text:p>120.173</text:p>
          </table:table-cell>
          <table:table-cell office:value-type="float" office:value="26.5419" calcext:value-type="float">
            <text:p>26.5419</text:p>
          </table:table-cell>
          <table:table-cell office:value-type="float" office:value="4.22131" calcext:value-type="float">
            <text:p>4.22131</text:p>
          </table:table-cell>
          <table:table-cell office:value-type="float" office:value="153.536" calcext:value-type="float">
            <text:p>153.536</text:p>
          </table:table-cell>
          <table:table-cell office:value-type="float" office:value="0.806029" calcext:value-type="float">
            <text:p>0.8060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8]-[.A988]; 2)+POWER([.K988]-[.B988];2))" office:value-type="float" office:value="185.067038318551" calcext:value-type="float">
            <text:p>185.0670383186</text:p>
          </table:table-cell>
          <table:table-cell table:formula="of:=SQRT(POWER([.J988]-[.C988]; 2)+POWER([.K988]-[.D988];2))" office:value-type="float" office:value="239.967676944208" calcext:value-type="float">
            <text:p>239.9676769442</text:p>
          </table:table-cell>
        </table:table-row>
        <table:table-row table:style-name="ro1">
          <table:table-cell office:value-type="float" office:value="212.225" calcext:value-type="float">
            <text:p>212.225</text:p>
          </table:table-cell>
          <table:table-cell office:value-type="float" office:value="189.645" calcext:value-type="float">
            <text:p>189.645</text:p>
          </table:table-cell>
          <table:table-cell office:value-type="float" office:value="186.4" calcext:value-type="float">
            <text:p>186.4</text:p>
          </table:table-cell>
          <table:table-cell office:value-type="float" office:value="106.232" calcext:value-type="float">
            <text:p>106.232</text:p>
          </table:table-cell>
          <table:table-cell office:value-type="float" office:value="50.933" calcext:value-type="float">
            <text:p>50.933</text:p>
          </table:table-cell>
          <table:table-cell office:value-type="float" office:value="-2.03133" calcext:value-type="float">
            <text:p>-2.03133</text:p>
          </table:table-cell>
          <table:table-cell office:value-type="float" office:value="141.604" calcext:value-type="float">
            <text:p>141.604</text:p>
          </table:table-cell>
          <table:table-cell office:value-type="float" office:value="0.659636" calcext:value-type="float">
            <text:p>0.6596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9]-[.A989]; 2)+POWER([.K989]-[.B989];2))" office:value-type="float" office:value="179.576436789463" calcext:value-type="float">
            <text:p>179.5764367895</text:p>
          </table:table-cell>
          <table:table-cell table:formula="of:=SQRT(POWER([.J989]-[.C989]; 2)+POWER([.K989]-[.D989];2))" office:value-type="float" office:value="239.747178969847" calcext:value-type="float">
            <text:p>239.7471789698</text:p>
          </table:table-cell>
        </table:table-row>
        <table:table-row table:style-name="ro1">
          <table:table-cell office:value-type="float" office:value="209.166" calcext:value-type="float">
            <text:p>209.166</text:p>
          </table:table-cell>
          <table:table-cell office:value-type="float" office:value="182.745" calcext:value-type="float">
            <text:p>182.745</text:p>
          </table:table-cell>
          <table:table-cell office:value-type="float" office:value="183.368" calcext:value-type="float">
            <text:p>183.368</text:p>
          </table:table-cell>
          <table:table-cell office:value-type="float" office:value="98.0606" calcext:value-type="float">
            <text:p>98.0606</text:p>
          </table:table-cell>
          <table:table-cell office:value-type="float" office:value="69.181" calcext:value-type="float">
            <text:p>69.181</text:p>
          </table:table-cell>
          <table:table-cell office:value-type="float" office:value="-1.7041" calcext:value-type="float">
            <text:p>-1.7041</text:p>
          </table:table-cell>
          <table:table-cell office:value-type="float" office:value="147.863" calcext:value-type="float">
            <text:p>147.863</text:p>
          </table:table-cell>
          <table:table-cell office:value-type="float" office:value="0.440509" calcext:value-type="float">
            <text:p>0.4405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0]-[.A990]; 2)+POWER([.K990]-[.B990];2))" office:value-type="float" office:value="184.602498848201" calcext:value-type="float">
            <text:p>184.6024988482</text:p>
          </table:table-cell>
          <table:table-cell table:formula="of:=SQRT(POWER([.J990]-[.C990]; 2)+POWER([.K990]-[.D990];2))" office:value-type="float" office:value="246.924584228383" calcext:value-type="float">
            <text:p>246.9245842284</text:p>
          </table:table-cell>
        </table:table-row>
        <table:table-row table:style-name="ro1">
          <table:table-cell office:value-type="float" office:value="211.712" calcext:value-type="float">
            <text:p>211.712</text:p>
          </table:table-cell>
          <table:table-cell office:value-type="float" office:value="185.644" calcext:value-type="float">
            <text:p>185.644</text:p>
          </table:table-cell>
          <table:table-cell office:value-type="float" office:value="185.915" calcext:value-type="float">
            <text:p>185.915</text:p>
          </table:table-cell>
          <table:table-cell office:value-type="float" office:value="101.254" calcext:value-type="float">
            <text:p>101.254</text:p>
          </table:table-cell>
          <table:table-cell office:value-type="float" office:value="64.4425" calcext:value-type="float">
            <text:p>64.4425</text:p>
          </table:table-cell>
          <table:table-cell office:value-type="float" office:value="-0.290636" calcext:value-type="float">
            <text:p>-0.290636</text:p>
          </table:table-cell>
          <table:table-cell office:value-type="float" office:value="143.567" calcext:value-type="float">
            <text:p>143.567</text:p>
          </table:table-cell>
          <table:table-cell office:value-type="float" office:value="0.2909" calcext:value-type="float">
            <text:p>0.29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1]-[.A991]; 2)+POWER([.K991]-[.B991];2))" office:value-type="float" office:value="181.2709399766" calcext:value-type="float">
            <text:p>181.2709399766</text:p>
          </table:table-cell>
          <table:table-cell table:formula="of:=SQRT(POWER([.J991]-[.C991]; 2)+POWER([.K991]-[.D991];2))" office:value-type="float" office:value="242.996098201185" calcext:value-type="float">
            <text:p>242.9960982012</text:p>
          </table:table-cell>
        </table:table-row>
        <table:table-row table:style-name="ro1">
          <table:table-cell office:value-type="float" office:value="186.296" calcext:value-type="float">
            <text:p>186.296</text:p>
          </table:table-cell>
          <table:table-cell office:value-type="float" office:value="279.808" calcext:value-type="float">
            <text:p>279.808</text:p>
          </table:table-cell>
          <table:table-cell office:value-type="float" office:value="160.263" calcext:value-type="float">
            <text:p>160.263</text:p>
          </table:table-cell>
          <table:table-cell office:value-type="float" office:value="186.107" calcext:value-type="float">
            <text:p>186.107</text:p>
          </table:table-cell>
          <table:table-cell office:value-type="float" office:value="92.9523" calcext:value-type="float">
            <text:p>92.9523</text:p>
          </table:table-cell>
          <table:table-cell office:value-type="float" office:value="151.18" calcext:value-type="float">
            <text:p>151.18</text:p>
          </table:table-cell>
          <table:table-cell office:value-type="float" office:value="182.978" calcext:value-type="float">
            <text:p>182.978</text:p>
          </table:table-cell>
          <table:table-cell office:value-type="float" office:value="-0.00000000264788" calcext:value-type="float">
            <text:p>-2.64788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2]-[.A992]; 2)+POWER([.K992]-[.B992];2))" office:value-type="float" office:value="201.286652513275" calcext:value-type="float">
            <text:p>201.2866525133</text:p>
          </table:table-cell>
          <table:table-cell table:formula="of:=SQRT(POWER([.J992]-[.C992]; 2)+POWER([.K992]-[.D992];2))" office:value-type="float" office:value="230.612819717378" calcext:value-type="float">
            <text:p>230.6128197174</text:p>
          </table:table-cell>
        </table:table-row>
        <table:table-row table:style-name="ro1">
          <table:table-cell office:value-type="float" office:value="186.296" calcext:value-type="float">
            <text:p>186.296</text:p>
          </table:table-cell>
          <table:table-cell office:value-type="float" office:value="279.808" calcext:value-type="float">
            <text:p>279.808</text:p>
          </table:table-cell>
          <table:table-cell office:value-type="float" office:value="160.263" calcext:value-type="float">
            <text:p>160.263</text:p>
          </table:table-cell>
          <table:table-cell office:value-type="float" office:value="186.107" calcext:value-type="float">
            <text:p>186.107</text:p>
          </table:table-cell>
          <table:table-cell office:value-type="float" office:value="92.9523" calcext:value-type="float">
            <text:p>92.9523</text:p>
          </table:table-cell>
          <table:table-cell office:value-type="float" office:value="151.18" calcext:value-type="float">
            <text:p>151.18</text:p>
          </table:table-cell>
          <table:table-cell office:value-type="float" office:value="182.978" calcext:value-type="float">
            <text:p>182.978</text:p>
          </table:table-cell>
          <table:table-cell office:value-type="float" office:value="-0.00000000264788" calcext:value-type="float">
            <text:p>-2.64788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3]-[.A993]; 2)+POWER([.K993]-[.B993];2))" office:value-type="float" office:value="201.286652513275" calcext:value-type="float">
            <text:p>201.2866525133</text:p>
          </table:table-cell>
          <table:table-cell table:formula="of:=SQRT(POWER([.J993]-[.C993]; 2)+POWER([.K993]-[.D993];2))" office:value-type="float" office:value="230.612819717378" calcext:value-type="float">
            <text:p>230.6128197174</text:p>
          </table:table-cell>
        </table:table-row>
        <table:table-row table:style-name="ro1">
          <table:table-cell office:value-type="float" office:value="186.296" calcext:value-type="float">
            <text:p>186.296</text:p>
          </table:table-cell>
          <table:table-cell office:value-type="float" office:value="279.808" calcext:value-type="float">
            <text:p>279.808</text:p>
          </table:table-cell>
          <table:table-cell office:value-type="float" office:value="160.263" calcext:value-type="float">
            <text:p>160.263</text:p>
          </table:table-cell>
          <table:table-cell office:value-type="float" office:value="186.107" calcext:value-type="float">
            <text:p>186.107</text:p>
          </table:table-cell>
          <table:table-cell office:value-type="float" office:value="92.9523" calcext:value-type="float">
            <text:p>92.9523</text:p>
          </table:table-cell>
          <table:table-cell office:value-type="float" office:value="151.18" calcext:value-type="float">
            <text:p>151.18</text:p>
          </table:table-cell>
          <table:table-cell office:value-type="float" office:value="182.978" calcext:value-type="float">
            <text:p>182.978</text:p>
          </table:table-cell>
          <table:table-cell office:value-type="float" office:value="-0.00000000264788" calcext:value-type="float">
            <text:p>-2.64788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4]-[.A994]; 2)+POWER([.K994]-[.B994];2))" office:value-type="float" office:value="201.286652513275" calcext:value-type="float">
            <text:p>201.2866525133</text:p>
          </table:table-cell>
          <table:table-cell table:formula="of:=SQRT(POWER([.J994]-[.C994]; 2)+POWER([.K994]-[.D994];2))" office:value-type="float" office:value="230.612819717378" calcext:value-type="float">
            <text:p>230.6128197174</text:p>
          </table:table-cell>
        </table:table-row>
        <table:table-row table:style-name="ro1">
          <table:table-cell office:value-type="float" office:value="186.296" calcext:value-type="float">
            <text:p>186.296</text:p>
          </table:table-cell>
          <table:table-cell office:value-type="float" office:value="279.808" calcext:value-type="float">
            <text:p>279.808</text:p>
          </table:table-cell>
          <table:table-cell office:value-type="float" office:value="160.263" calcext:value-type="float">
            <text:p>160.263</text:p>
          </table:table-cell>
          <table:table-cell office:value-type="float" office:value="186.107" calcext:value-type="float">
            <text:p>186.107</text:p>
          </table:table-cell>
          <table:table-cell office:value-type="float" office:value="92.9523" calcext:value-type="float">
            <text:p>92.9523</text:p>
          </table:table-cell>
          <table:table-cell office:value-type="float" office:value="151.18" calcext:value-type="float">
            <text:p>151.18</text:p>
          </table:table-cell>
          <table:table-cell office:value-type="float" office:value="182.978" calcext:value-type="float">
            <text:p>182.978</text:p>
          </table:table-cell>
          <table:table-cell office:value-type="float" office:value="-0.00000000874406" calcext:value-type="float">
            <text:p>-8.74406E-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5]-[.A995]; 2)+POWER([.K995]-[.B995];2))" office:value-type="float" office:value="201.286652513275" calcext:value-type="float">
            <text:p>201.2866525133</text:p>
          </table:table-cell>
          <table:table-cell table:formula="of:=SQRT(POWER([.J995]-[.C995]; 2)+POWER([.K995]-[.D995];2))" office:value-type="float" office:value="230.612819717378" calcext:value-type="float">
            <text:p>230.6128197174</text:p>
          </table:table-cell>
        </table:table-row>
        <table:table-row table:style-name="ro1">
          <table:table-cell office:value-type="float" office:value="198.249" calcext:value-type="float">
            <text:p>198.249</text:p>
          </table:table-cell>
          <table:table-cell office:value-type="float" office:value="551.264" calcext:value-type="float">
            <text:p>551.264</text:p>
          </table:table-cell>
          <table:table-cell office:value-type="float" office:value="170.785" calcext:value-type="float">
            <text:p>170.785</text:p>
          </table:table-cell>
          <table:table-cell office:value-type="float" office:value="470.981" calcext:value-type="float">
            <text:p>470.981</text:p>
          </table:table-cell>
          <table:table-cell office:value-type="float" office:value="-169.512" calcext:value-type="float">
            <text:p>-169.512</text:p>
          </table:table-cell>
          <table:table-cell office:value-type="float" office:value="423.072" calcext:value-type="float">
            <text:p>423.072</text:p>
          </table:table-cell>
          <table:table-cell office:value-type="float" office:value="145.433" calcext:value-type="float">
            <text:p>145.433</text:p>
          </table:table-cell>
          <table:table-cell office:value-type="float" office:value="-0.00000231389" calcext:value-type="float">
            <text:p>-2.31389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6]-[.A996]; 2)+POWER([.K996]-[.B996];2))" office:value-type="float" office:value="360.759831046917" calcext:value-type="float">
            <text:p>360.7598310469</text:p>
          </table:table-cell>
          <table:table-cell table:formula="of:=SQRT(POWER([.J996]-[.C996]; 2)+POWER([.K996]-[.D996];2))" office:value-type="float" office:value="312.878466158986" calcext:value-type="float">
            <text:p>312.878466159</text:p>
          </table:table-cell>
        </table:table-row>
        <table:table-row table:style-name="ro1">
          <table:table-cell office:value-type="float" office:value="198.368" calcext:value-type="float">
            <text:p>198.368</text:p>
          </table:table-cell>
          <table:table-cell office:value-type="float" office:value="551.102" calcext:value-type="float">
            <text:p>551.102</text:p>
          </table:table-cell>
          <table:table-cell office:value-type="float" office:value="170.91" calcext:value-type="float">
            <text:p>170.91</text:p>
          </table:table-cell>
          <table:table-cell office:value-type="float" office:value="470.726" calcext:value-type="float">
            <text:p>470.726</text:p>
          </table:table-cell>
          <table:table-cell office:value-type="float" office:value="-168.511" calcext:value-type="float">
            <text:p>-168.511</text:p>
          </table:table-cell>
          <table:table-cell office:value-type="float" office:value="423.094" calcext:value-type="float">
            <text:p>423.094</text:p>
          </table:table-cell>
          <table:table-cell office:value-type="float" office:value="145.324" calcext:value-type="float">
            <text:p>145.324</text:p>
          </table:table-cell>
          <table:table-cell office:value-type="float" office:value="-0.00000445201" calcext:value-type="float">
            <text:p>-0.0000044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7]-[.A997]; 2)+POWER([.K997]-[.B997];2))" office:value-type="float" office:value="360.559684141197" calcext:value-type="float">
            <text:p>360.5596841412</text:p>
          </table:table-cell>
          <table:table-cell table:formula="of:=SQRT(POWER([.J997]-[.C997]; 2)+POWER([.K997]-[.D997];2))" office:value-type="float" office:value="312.606671675446" calcext:value-type="float">
            <text:p>312.6066716754</text:p>
          </table:table-cell>
        </table:table-row>
        <table:table-row table:style-name="ro1">
          <table:table-cell office:value-type="float" office:value="198.418" calcext:value-type="float">
            <text:p>198.418</text:p>
          </table:table-cell>
          <table:table-cell office:value-type="float" office:value="550.905" calcext:value-type="float">
            <text:p>550.905</text:p>
          </table:table-cell>
          <table:table-cell office:value-type="float" office:value="170.956" calcext:value-type="float">
            <text:p>170.956</text:p>
          </table:table-cell>
          <table:table-cell office:value-type="float" office:value="470.781" calcext:value-type="float">
            <text:p>470.781</text:p>
          </table:table-cell>
          <table:table-cell office:value-type="float" office:value="-170.834" calcext:value-type="float">
            <text:p>-170.834</text:p>
          </table:table-cell>
          <table:table-cell office:value-type="float" office:value="422.29" calcext:value-type="float">
            <text:p>422.29</text:p>
          </table:table-cell>
          <table:table-cell office:value-type="float" office:value="145.075" calcext:value-type="float">
            <text:p>145.075</text:p>
          </table:table-cell>
          <table:table-cell office:value-type="float" office:value="-0.00000781127" calcext:value-type="float">
            <text:p>-7.81127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8]-[.A998]; 2)+POWER([.K998]-[.B998];2))" office:value-type="float" office:value="360.365061776249" calcext:value-type="float">
            <text:p>360.3650617763</text:p>
          </table:table-cell>
          <table:table-cell table:formula="of:=SQRT(POWER([.J998]-[.C998]; 2)+POWER([.K998]-[.D998];2))" office:value-type="float" office:value="312.615565666523" calcext:value-type="float">
            <text:p>312.6155656665</text:p>
          </table:table-cell>
        </table:table-row>
        <table:table-row table:style-name="ro1">
          <table:table-cell office:value-type="float" office:value="198.299" calcext:value-type="float">
            <text:p>198.299</text:p>
          </table:table-cell>
          <table:table-cell office:value-type="float" office:value="551.066" calcext:value-type="float">
            <text:p>551.066</text:p>
          </table:table-cell>
          <table:table-cell office:value-type="float" office:value="170.831" calcext:value-type="float">
            <text:p>170.831</text:p>
          </table:table-cell>
          <table:table-cell office:value-type="float" office:value="471.035" calcext:value-type="float">
            <text:p>471.035</text:p>
          </table:table-cell>
          <table:table-cell office:value-type="float" office:value="-171.834" calcext:value-type="float">
            <text:p>-171.834</text:p>
          </table:table-cell>
          <table:table-cell office:value-type="float" office:value="422.268" calcext:value-type="float">
            <text:p>422.268</text:p>
          </table:table-cell>
          <table:table-cell office:value-type="float" office:value="145.185" calcext:value-type="float">
            <text:p>145.185</text:p>
          </table:table-cell>
          <table:table-cell office:value-type="float" office:value="-0.0000609696" calcext:value-type="float">
            <text:p>-6.09696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9]-[.A999]; 2)+POWER([.K999]-[.B999];2))" office:value-type="float" office:value="360.564354529119" calcext:value-type="float">
            <text:p>360.5643545291</text:p>
          </table:table-cell>
          <table:table-cell table:formula="of:=SQRT(POWER([.J999]-[.C999]; 2)+POWER([.K999]-[.D999];2))" office:value-type="float" office:value="312.886646864324" calcext:value-type="float">
            <text:p>312.8866468643</text:p>
          </table:table-cell>
        </table:table-row>
        <table:table-row table:style-name="ro1">
          <table:table-cell office:value-type="float" office:value="260.039" calcext:value-type="float">
            <text:p>260.039</text:p>
          </table:table-cell>
          <table:table-cell office:value-type="float" office:value="439.826" calcext:value-type="float">
            <text:p>439.826</text:p>
          </table:table-cell>
          <table:table-cell office:value-type="float" office:value="234.25" calcext:value-type="float">
            <text:p>234.25</text:p>
          </table:table-cell>
          <table:table-cell office:value-type="float" office:value="355.04" calcext:value-type="float">
            <text:p>355.04</text:p>
          </table:table-cell>
          <table:table-cell office:value-type="float" office:value="-58.6975" calcext:value-type="float">
            <text:p>-58.6975</text:p>
          </table:table-cell>
          <table:table-cell office:value-type="float" office:value="305.388" calcext:value-type="float">
            <text:p>305.388</text:p>
          </table:table-cell>
          <table:table-cell office:value-type="float" office:value="60.1999" calcext:value-type="float">
            <text:p>60.1999</text:p>
          </table:table-cell>
          <table:table-cell office:value-type="float" office:value="0.793063" calcext:value-type="float">
            <text:p>0.7930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0]-[.A1000]; 2)+POWER([.K1000]-[.B1000];2))" office:value-type="float" office:value="233.455468552356" calcext:value-type="float">
            <text:p>233.4554685524</text:p>
          </table:table-cell>
          <table:table-cell table:formula="of:=SQRT(POWER([.J1000]-[.C1000]; 2)+POWER([.K1000]-[.D1000];2))" office:value-type="float" office:value="187.624902664865" calcext:value-type="float">
            <text:p>187.6249026649</text:p>
          </table:table-cell>
        </table:table-row>
        <table:table-row table:style-name="ro1">
          <table:table-cell office:value-type="float" office:value="262.223" calcext:value-type="float">
            <text:p>262.223</text:p>
          </table:table-cell>
          <table:table-cell office:value-type="float" office:value="448.042" calcext:value-type="float">
            <text:p>448.042</text:p>
          </table:table-cell>
          <table:table-cell office:value-type="float" office:value="236.477" calcext:value-type="float">
            <text:p>236.477</text:p>
          </table:table-cell>
          <table:table-cell office:value-type="float" office:value="363.788" calcext:value-type="float">
            <text:p>363.788</text:p>
          </table:table-cell>
          <table:table-cell office:value-type="float" office:value="-66.7035" calcext:value-type="float">
            <text:p>-66.7035</text:p>
          </table:table-cell>
          <table:table-cell office:value-type="float" office:value="313.902" calcext:value-type="float">
            <text:p>313.902</text:p>
          </table:table-cell>
          <table:table-cell office:value-type="float" office:value="56.0081" calcext:value-type="float">
            <text:p>56.0081</text:p>
          </table:table-cell>
          <table:table-cell office:value-type="float" office:value="0.508907" calcext:value-type="float">
            <text:p>0.5089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1]-[.A1001]; 2)+POWER([.K1001]-[.B1001];2))" office:value-type="float" office:value="239.338554129919" calcext:value-type="float">
            <text:p>239.3385541299</text:p>
          </table:table-cell>
          <table:table-cell table:formula="of:=SQRT(POWER([.J1001]-[.C1001]; 2)+POWER([.K1001]-[.D1001];2))" office:value-type="float" office:value="191.299117805075" calcext:value-type="float">
            <text:p>191.2991178051</text:p>
          </table:table-cell>
        </table:table-row>
        <table:table-row table:style-name="ro1">
          <table:table-cell office:value-type="float" office:value="261.979" calcext:value-type="float">
            <text:p>261.979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236.229" calcext:value-type="float">
            <text:p>236.229</text:p>
          </table:table-cell>
          <table:table-cell office:value-type="float" office:value="363.75" calcext:value-type="float">
            <text:p>363.75</text:p>
          </table:table-cell>
          <table:table-cell office:value-type="float" office:value="-66.9617" calcext:value-type="float">
            <text:p>-66.9617</text:p>
          </table:table-cell>
          <table:table-cell office:value-type="float" office:value="313.74" calcext:value-type="float">
            <text:p>313.74</text:p>
          </table:table-cell>
          <table:table-cell office:value-type="float" office:value="56.3469" calcext:value-type="float">
            <text:p>56.3469</text:p>
          </table:table-cell>
          <table:table-cell office:value-type="float" office:value="0.504008" calcext:value-type="float">
            <text:p>0.504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2]-[.A1002]; 2)+POWER([.K1002]-[.B1002];2))" office:value-type="float" office:value="239.41203129751" calcext:value-type="float">
            <text:p>239.4120312975</text:p>
          </table:table-cell>
          <table:table-cell table:formula="of:=SQRT(POWER([.J1002]-[.C1002]; 2)+POWER([.K1002]-[.D1002];2))" office:value-type="float" office:value="191.466265804188" calcext:value-type="float">
            <text:p>191.4662658042</text:p>
          </table:table-cell>
        </table:table-row>
        <table:table-row table:style-name="ro1">
          <table:table-cell office:value-type="float" office:value="259.688" calcext:value-type="float">
            <text:p>259.688</text:p>
          </table:table-cell>
          <table:table-cell office:value-type="float" office:value="443.786" calcext:value-type="float">
            <text:p>443.786</text:p>
          </table:table-cell>
          <table:table-cell office:value-type="float" office:value="233.9" calcext:value-type="float">
            <text:p>233.9</text:p>
          </table:table-cell>
          <table:table-cell office:value-type="float" office:value="359.761" calcext:value-type="float">
            <text:p>359.761</text:p>
          </table:table-cell>
          <table:table-cell office:value-type="float" office:value="-67.8789" calcext:value-type="float">
            <text:p>-67.8789</text:p>
          </table:table-cell>
          <table:table-cell office:value-type="float" office:value="307.766" calcext:value-type="float">
            <text:p>307.766</text:p>
          </table:table-cell>
          <table:table-cell office:value-type="float" office:value="59.6241" calcext:value-type="float">
            <text:p>59.6241</text:p>
          </table:table-cell>
          <table:table-cell office:value-type="float" office:value="0.442759" calcext:value-type="float">
            <text:p>0.4427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3]-[.A1003]; 2)+POWER([.K1003]-[.B1003];2))" office:value-type="float" office:value="237.004352576066" calcext:value-type="float">
            <text:p>237.0043525761</text:p>
          </table:table-cell>
          <table:table-cell table:formula="of:=SQRT(POWER([.J1003]-[.C1003]; 2)+POWER([.K1003]-[.D1003];2))" office:value-type="float" office:value="190.781715898039" calcext:value-type="float">
            <text:p>190.781715898</text:p>
          </table:table-cell>
        </table:table-row>
        <table:table-row table:style-name="ro1">
          <table:table-cell office:value-type="float" office:value="219.735" calcext:value-type="float">
            <text:p>219.735</text:p>
          </table:table-cell>
          <table:table-cell office:value-type="float" office:value="220.943" calcext:value-type="float">
            <text:p>220.943</text:p>
          </table:table-cell>
          <table:table-cell office:value-type="float" office:value="193.858" calcext:value-type="float">
            <text:p>193.858</text:p>
          </table:table-cell>
          <table:table-cell office:value-type="float" office:value="138.699" calcext:value-type="float">
            <text:p>138.699</text:p>
          </table:table-cell>
          <table:table-cell office:value-type="float" office:value="19.2465" calcext:value-type="float">
            <text:p>19.2465</text:p>
          </table:table-cell>
          <table:table-cell office:value-type="float" office:value="27.2142" calcext:value-type="float">
            <text:p>27.2142</text:p>
          </table:table-cell>
          <table:table-cell office:value-type="float" office:value="127.215" calcext:value-type="float">
            <text:p>127.215</text:p>
          </table:table-cell>
          <table:table-cell office:value-type="float" office:value="0.630011" calcext:value-type="float">
            <text:p>0.6300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4]-[.A1004]; 2)+POWER([.K1004]-[.B1004];2))" office:value-type="float" office:value="165.609140671643" calcext:value-type="float">
            <text:p>165.6091406716</text:p>
          </table:table-cell>
          <table:table-cell table:formula="of:=SQRT(POWER([.J1004]-[.C1004]; 2)+POWER([.K1004]-[.D1004];2))" office:value-type="float" office:value="216.391027459551" calcext:value-type="float">
            <text:p>216.3910274596</text:p>
          </table:table-cell>
        </table:table-row>
        <table:table-row table:style-name="ro1">
          <table:table-cell office:value-type="float" office:value="221.037" calcext:value-type="float">
            <text:p>221.037</text:p>
          </table:table-cell>
          <table:table-cell office:value-type="float" office:value="223.153" calcext:value-type="float">
            <text:p>223.153</text:p>
          </table:table-cell>
          <table:table-cell office:value-type="float" office:value="195.169" calcext:value-type="float">
            <text:p>195.169</text:p>
          </table:table-cell>
          <table:table-cell office:value-type="float" office:value="140.813" calcext:value-type="float">
            <text:p>140.813</text:p>
          </table:table-cell>
          <table:table-cell office:value-type="float" office:value="19.2414" calcext:value-type="float">
            <text:p>19.2414</text:p>
          </table:table-cell>
          <table:table-cell office:value-type="float" office:value="30.4572" calcext:value-type="float">
            <text:p>30.4572</text:p>
          </table:table-cell>
          <table:table-cell office:value-type="float" office:value="125.198" calcext:value-type="float">
            <text:p>125.198</text:p>
          </table:table-cell>
          <table:table-cell office:value-type="float" office:value="0.621473" calcext:value-type="float">
            <text:p>0.6214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5]-[.A1005]; 2)+POWER([.K1005]-[.B1005];2))" office:value-type="float" office:value="164.049226691259" calcext:value-type="float">
            <text:p>164.0492266913</text:p>
          </table:table-cell>
          <table:table-cell table:formula="of:=SQRT(POWER([.J1005]-[.C1005]; 2)+POWER([.K1005]-[.D1005];2))" office:value-type="float" office:value="214.233413663695" calcext:value-type="float">
            <text:p>214.2334136637</text:p>
          </table:table-cell>
        </table:table-row>
        <table:table-row table:style-name="ro1">
          <table:table-cell office:value-type="float" office:value="223.02" calcext:value-type="float">
            <text:p>223.02</text:p>
          </table:table-cell>
          <table:table-cell office:value-type="float" office:value="218.424" calcext:value-type="float">
            <text:p>218.424</text:p>
          </table:table-cell>
          <table:table-cell office:value-type="float" office:value="197.19" calcext:value-type="float">
            <text:p>197.19</text:p>
          </table:table-cell>
          <table:table-cell office:value-type="float" office:value="136.038" calcext:value-type="float">
            <text:p>136.038</text:p>
          </table:table-cell>
          <table:table-cell office:value-type="float" office:value="23.1266" calcext:value-type="float">
            <text:p>23.1266</text:p>
          </table:table-cell>
          <table:table-cell office:value-type="float" office:value="25.248" calcext:value-type="float">
            <text:p>25.248</text:p>
          </table:table-cell>
          <table:table-cell office:value-type="float" office:value="122.429" calcext:value-type="float">
            <text:p>122.429</text:p>
          </table:table-cell>
          <table:table-cell office:value-type="float" office:value="0.55234" calcext:value-type="float">
            <text:p>0.552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6]-[.A1006]; 2)+POWER([.K1006]-[.B1006];2))" office:value-type="float" office:value="162.697228544312" calcext:value-type="float">
            <text:p>162.6972285443</text:p>
          </table:table-cell>
          <table:table-cell table:formula="of:=SQRT(POWER([.J1006]-[.C1006]; 2)+POWER([.K1006]-[.D1006];2))" office:value-type="float" office:value="214.769461385924" calcext:value-type="float">
            <text:p>214.7694613859</text:p>
          </table:table-cell>
        </table:table-row>
        <table:table-row table:style-name="ro1">
          <table:table-cell office:value-type="float" office:value="220.516" calcext:value-type="float">
            <text:p>220.516</text:p>
          </table:table-cell>
          <table:table-cell office:value-type="float" office:value="222.403" calcext:value-type="float">
            <text:p>222.403</text:p>
          </table:table-cell>
          <table:table-cell office:value-type="float" office:value="194.649" calcext:value-type="float">
            <text:p>194.649</text:p>
          </table:table-cell>
          <table:table-cell office:value-type="float" office:value="139.535" calcext:value-type="float">
            <text:p>139.535</text:p>
          </table:table-cell>
          <table:table-cell office:value-type="float" office:value="25.51" calcext:value-type="float">
            <text:p>25.51</text:p>
          </table:table-cell>
          <table:table-cell office:value-type="float" office:value="32.7282" calcext:value-type="float">
            <text:p>32.7282</text:p>
          </table:table-cell>
          <table:table-cell office:value-type="float" office:value="126.615" calcext:value-type="float">
            <text:p>126.615</text:p>
          </table:table-cell>
          <table:table-cell office:value-type="float" office:value="0.531855" calcext:value-type="float">
            <text:p>0.5318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7]-[.A1007]; 2)+POWER([.K1007]-[.B1007];2))" office:value-type="float" office:value="164.654367281891" calcext:value-type="float">
            <text:p>164.6543672819</text:p>
          </table:table-cell>
          <table:table-cell table:formula="of:=SQRT(POWER([.J1007]-[.C1007]; 2)+POWER([.K1007]-[.D1007];2))" office:value-type="float" office:value="215.297183971365" calcext:value-type="float">
            <text:p>215.2971839714</text:p>
          </table:table-cell>
        </table:table-row>
        <table:table-row table:style-name="ro1">
          <table:table-cell office:value-type="float" office:value="89.4062" calcext:value-type="float">
            <text:p>89.4062</text:p>
          </table:table-cell>
          <table:table-cell office:value-type="float" office:value="579.055" calcext:value-type="float">
            <text:p>579.055</text:p>
          </table:table-cell>
          <table:table-cell office:value-type="float" office:value="60.3834" calcext:value-type="float">
            <text:p>60.3834</text:p>
          </table:table-cell>
          <table:table-cell office:value-type="float" office:value="493.763" calcext:value-type="float">
            <text:p>493.763</text:p>
          </table:table-cell>
          <table:table-cell office:value-type="float" office:value="-175.372" calcext:value-type="float">
            <text:p>-175.372</text:p>
          </table:table-cell>
          <table:table-cell office:value-type="float" office:value="455.209" calcext:value-type="float">
            <text:p>455.209</text:p>
          </table:table-cell>
          <table:table-cell office:value-type="float" office:value="308.599" calcext:value-type="float">
            <text:p>308.599</text:p>
          </table:table-cell>
          <table:table-cell office:value-type="float" office:value="-0.0000000651396" calcext:value-type="float">
            <text:p>-6.51396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8]-[.A1008]; 2)+POWER([.K1008]-[.B1008];2))" office:value-type="float" office:value="447.651181192946" calcext:value-type="float">
            <text:p>447.6511811929</text:p>
          </table:table-cell>
          <table:table-cell table:formula="of:=SQRT(POWER([.J1008]-[.C1008]; 2)+POWER([.K1008]-[.D1008];2))" office:value-type="float" office:value="410.015014316013" calcext:value-type="float">
            <text:p>410.015014316</text:p>
          </table:table-cell>
        </table:table-row>
        <table:table-row table:style-name="ro1">
          <table:table-cell office:value-type="float" office:value="89.4062" calcext:value-type="float">
            <text:p>89.4062</text:p>
          </table:table-cell>
          <table:table-cell office:value-type="float" office:value="579.055" calcext:value-type="float">
            <text:p>579.055</text:p>
          </table:table-cell>
          <table:table-cell office:value-type="float" office:value="60.3834" calcext:value-type="float">
            <text:p>60.3834</text:p>
          </table:table-cell>
          <table:table-cell office:value-type="float" office:value="493.763" calcext:value-type="float">
            <text:p>493.763</text:p>
          </table:table-cell>
          <table:table-cell office:value-type="float" office:value="-175.372" calcext:value-type="float">
            <text:p>-175.372</text:p>
          </table:table-cell>
          <table:table-cell office:value-type="float" office:value="455.209" calcext:value-type="float">
            <text:p>455.209</text:p>
          </table:table-cell>
          <table:table-cell office:value-type="float" office:value="308.599" calcext:value-type="float">
            <text:p>308.599</text:p>
          </table:table-cell>
          <table:table-cell office:value-type="float" office:value="-0.000000140561" calcext:value-type="float">
            <text:p>-1.40561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9]-[.A1009]; 2)+POWER([.K1009]-[.B1009];2))" office:value-type="float" office:value="447.651181192946" calcext:value-type="float">
            <text:p>447.6511811929</text:p>
          </table:table-cell>
          <table:table-cell table:formula="of:=SQRT(POWER([.J1009]-[.C1009]; 2)+POWER([.K1009]-[.D1009];2))" office:value-type="float" office:value="410.015014316013" calcext:value-type="float">
            <text:p>410.015014316</text:p>
          </table:table-cell>
        </table:table-row>
        <table:table-row table:style-name="ro1">
          <table:table-cell office:value-type="float" office:value="89.4062" calcext:value-type="float">
            <text:p>89.4062</text:p>
          </table:table-cell>
          <table:table-cell office:value-type="float" office:value="579.055" calcext:value-type="float">
            <text:p>579.055</text:p>
          </table:table-cell>
          <table:table-cell office:value-type="float" office:value="60.3834" calcext:value-type="float">
            <text:p>60.3834</text:p>
          </table:table-cell>
          <table:table-cell office:value-type="float" office:value="493.763" calcext:value-type="float">
            <text:p>493.763</text:p>
          </table:table-cell>
          <table:table-cell office:value-type="float" office:value="-175.372" calcext:value-type="float">
            <text:p>-175.372</text:p>
          </table:table-cell>
          <table:table-cell office:value-type="float" office:value="455.209" calcext:value-type="float">
            <text:p>455.209</text:p>
          </table:table-cell>
          <table:table-cell office:value-type="float" office:value="308.599" calcext:value-type="float">
            <text:p>308.599</text:p>
          </table:table-cell>
          <table:table-cell office:value-type="float" office:value="-0.000000140561" calcext:value-type="float">
            <text:p>-1.40561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0]-[.A1010]; 2)+POWER([.K1010]-[.B1010];2))" office:value-type="float" office:value="447.651181192946" calcext:value-type="float">
            <text:p>447.6511811929</text:p>
          </table:table-cell>
          <table:table-cell table:formula="of:=SQRT(POWER([.J1010]-[.C1010]; 2)+POWER([.K1010]-[.D1010];2))" office:value-type="float" office:value="410.015014316013" calcext:value-type="float">
            <text:p>410.015014316</text:p>
          </table:table-cell>
        </table:table-row>
        <table:table-row table:style-name="ro1">
          <table:table-cell office:value-type="float" office:value="89.3438" calcext:value-type="float">
            <text:p>89.3438</text:p>
          </table:table-cell>
          <table:table-cell office:value-type="float" office:value="578.431" calcext:value-type="float">
            <text:p>578.431</text:p>
          </table:table-cell>
          <table:table-cell office:value-type="float" office:value="60.3204" calcext:value-type="float">
            <text:p>60.3204</text:p>
          </table:table-cell>
          <table:table-cell office:value-type="float" office:value="493.183" calcext:value-type="float">
            <text:p>493.183</text:p>
          </table:table-cell>
          <table:table-cell office:value-type="float" office:value="-175.533" calcext:value-type="float">
            <text:p>-175.533</text:p>
          </table:table-cell>
          <table:table-cell office:value-type="float" office:value="454.378" calcext:value-type="float">
            <text:p>454.378</text:p>
          </table:table-cell>
          <table:table-cell office:value-type="float" office:value="308.733" calcext:value-type="float">
            <text:p>308.733</text:p>
          </table:table-cell>
          <table:table-cell office:value-type="float" office:value="-0.000000272917" calcext:value-type="float">
            <text:p>-2.72917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1]-[.A1011]; 2)+POWER([.K1011]-[.B1011];2))" office:value-type="float" office:value="447.222644730161" calcext:value-type="float">
            <text:p>447.2226447302</text:p>
          </table:table-cell>
          <table:table-cell table:formula="of:=SQRT(POWER([.J1011]-[.C1011]; 2)+POWER([.K1011]-[.D1011];2))" office:value-type="float" office:value="409.708900251337" calcext:value-type="float">
            <text:p>409.7089002513</text:p>
          </table:table-cell>
        </table:table-row>
        <table:table-row table:style-name="ro1">
          <table:table-cell office:value-type="float" office:value="229.467" calcext:value-type="float">
            <text:p>229.467</text:p>
          </table:table-cell>
          <table:table-cell office:value-type="float" office:value="595.772" calcext:value-type="float">
            <text:p>595.772</text:p>
          </table:table-cell>
          <table:table-cell office:value-type="float" office:value="202.625" calcext:value-type="float">
            <text:p>202.625</text:p>
          </table:table-cell>
          <table:table-cell office:value-type="float" office:value="497.842" calcext:value-type="float">
            <text:p>497.842</text:p>
          </table:table-cell>
          <table:table-cell office:value-type="float" office:value="-23.6997" calcext:value-type="float">
            <text:p>-23.6997</text:p>
          </table:table-cell>
          <table:table-cell office:value-type="float" office:value="510.846" calcext:value-type="float">
            <text:p>510.846</text:p>
          </table:table-cell>
          <table:table-cell office:value-type="float" office:value="112.603" calcext:value-type="float">
            <text:p>112.603</text:p>
          </table:table-cell>
          <table:table-cell office:value-type="float" office:value="0.836776" calcext:value-type="float">
            <text:p>0.8367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2]-[.A1012]; 2)+POWER([.K1012]-[.B1012];2))" office:value-type="float" office:value="386.050613356591" calcext:value-type="float">
            <text:p>386.0506133566</text:p>
          </table:table-cell>
          <table:table-cell table:formula="of:=SQRT(POWER([.J1012]-[.C1012]; 2)+POWER([.K1012]-[.D1012];2))" office:value-type="float" office:value="313.61125552027" calcext:value-type="float">
            <text:p>313.6112555203</text:p>
          </table:table-cell>
        </table:table-row>
        <table:table-row table:style-name="ro1">
          <table:table-cell office:value-type="float" office:value="223.171" calcext:value-type="float">
            <text:p>223.171</text:p>
          </table:table-cell>
          <table:table-cell office:value-type="float" office:value="595.079" calcext:value-type="float">
            <text:p>595.079</text:p>
          </table:table-cell>
          <table:table-cell office:value-type="float" office:value="196.249" calcext:value-type="float">
            <text:p>196.249</text:p>
          </table:table-cell>
          <table:table-cell office:value-type="float" office:value="496.841" calcext:value-type="float">
            <text:p>496.841</text:p>
          </table:table-cell>
          <table:table-cell office:value-type="float" office:value="-23.2072" calcext:value-type="float">
            <text:p>-23.2072</text:p>
          </table:table-cell>
          <table:table-cell office:value-type="float" office:value="509.945" calcext:value-type="float">
            <text:p>509.945</text:p>
          </table:table-cell>
          <table:table-cell office:value-type="float" office:value="121.458" calcext:value-type="float">
            <text:p>121.458</text:p>
          </table:table-cell>
          <table:table-cell office:value-type="float" office:value="0.504466" calcext:value-type="float">
            <text:p>0.5044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3]-[.A1013]; 2)+POWER([.K1013]-[.B1013];2))" office:value-type="float" office:value="387.982921637023" calcext:value-type="float">
            <text:p>387.982921637</text:p>
          </table:table-cell>
          <table:table-cell table:formula="of:=SQRT(POWER([.J1013]-[.C1013]; 2)+POWER([.K1013]-[.D1013];2))" office:value-type="float" office:value="316.534947963096" calcext:value-type="float">
            <text:p>316.5349479631</text:p>
          </table:table-cell>
        </table:table-row>
        <table:table-row table:style-name="ro1">
          <table:table-cell office:value-type="float" office:value="220.269" calcext:value-type="float">
            <text:p>220.269</text:p>
          </table:table-cell>
          <table:table-cell office:value-type="float" office:value="596.404" calcext:value-type="float">
            <text:p>596.404</text:p>
          </table:table-cell>
          <table:table-cell office:value-type="float" office:value="193.31" calcext:value-type="float">
            <text:p>193.31</text:p>
          </table:table-cell>
          <table:table-cell office:value-type="float" office:value="497.558" calcext:value-type="float">
            <text:p>497.558</text:p>
          </table:table-cell>
          <table:table-cell office:value-type="float" office:value="-20.0647" calcext:value-type="float">
            <text:p>-20.0647</text:p>
          </table:table-cell>
          <table:table-cell office:value-type="float" office:value="512.032" calcext:value-type="float">
            <text:p>512.032</text:p>
          </table:table-cell>
          <table:table-cell office:value-type="float" office:value="125.821" calcext:value-type="float">
            <text:p>125.821</text:p>
          </table:table-cell>
          <table:table-cell office:value-type="float" office:value="0.497059" calcext:value-type="float">
            <text:p>0.4970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4]-[.A1014]; 2)+POWER([.K1014]-[.B1014];2))" office:value-type="float" office:value="390.397279161881" calcext:value-type="float">
            <text:p>390.3972791619</text:p>
          </table:table-cell>
          <table:table-cell table:formula="of:=SQRT(POWER([.J1014]-[.C1014]; 2)+POWER([.K1014]-[.D1014];2))" office:value-type="float" office:value="318.861360882751" calcext:value-type="float">
            <text:p>318.8613608828</text:p>
          </table:table-cell>
        </table:table-row>
        <table:table-row table:style-name="ro1">
          <table:table-cell office:value-type="float" office:value="231.765" calcext:value-type="float">
            <text:p>231.765</text:p>
          </table:table-cell>
          <table:table-cell office:value-type="float" office:value="584.998" calcext:value-type="float">
            <text:p>584.998</text:p>
          </table:table-cell>
          <table:table-cell office:value-type="float" office:value="204.986" calcext:value-type="float">
            <text:p>204.986</text:p>
          </table:table-cell>
          <table:table-cell office:value-type="float" office:value="488.286" calcext:value-type="float">
            <text:p>488.286</text:p>
          </table:table-cell>
          <table:table-cell office:value-type="float" office:value="-27.8744" calcext:value-type="float">
            <text:p>-27.8744</text:p>
          </table:table-cell>
          <table:table-cell office:value-type="float" office:value="497.356" calcext:value-type="float">
            <text:p>497.356</text:p>
          </table:table-cell>
          <table:table-cell office:value-type="float" office:value="108.796" calcext:value-type="float">
            <text:p>108.796</text:p>
          </table:table-cell>
          <table:table-cell office:value-type="float" office:value="0.374946" calcext:value-type="float">
            <text:p>0.3749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5]-[.A1015]; 2)+POWER([.K1015]-[.B1015];2))" office:value-type="float" office:value="375.264071327112" calcext:value-type="float">
            <text:p>375.2640713271</text:p>
          </table:table-cell>
          <table:table-cell table:formula="of:=SQRT(POWER([.J1015]-[.C1015]; 2)+POWER([.K1015]-[.D1015];2))" office:value-type="float" office:value="304.471354961349" calcext:value-type="float">
            <text:p>304.4713549614</text:p>
          </table:table-cell>
        </table:table-row>
        <table:table-row table:style-name="ro1">
          <table:table-cell office:value-type="float" office:value="149.845" calcext:value-type="float">
            <text:p>149.845</text:p>
          </table:table-cell>
          <table:table-cell office:value-type="float" office:value="242.223" calcext:value-type="float">
            <text:p>242.223</text:p>
          </table:table-cell>
          <table:table-cell office:value-type="float" office:value="122.498" calcext:value-type="float">
            <text:p>122.498</text:p>
          </table:table-cell>
          <table:table-cell office:value-type="float" office:value="171.059" calcext:value-type="float">
            <text:p>171.059</text:p>
          </table:table-cell>
          <table:table-cell office:value-type="float" office:value="-144.45" calcext:value-type="float">
            <text:p>-144.45</text:p>
          </table:table-cell>
          <table:table-cell office:value-type="float" office:value="-20.2078" calcext:value-type="float">
            <text:p>-20.2078</text:p>
          </table:table-cell>
          <table:table-cell office:value-type="float" office:value="230.546" calcext:value-type="float">
            <text:p>230.546</text:p>
          </table:table-cell>
          <table:table-cell office:value-type="float" office:value="-0.0000547712" calcext:value-type="float">
            <text:p>-5.47712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6]-[.A1016]; 2)+POWER([.K1016]-[.B1016];2))" office:value-type="float" office:value="234.155106188185" calcext:value-type="float">
            <text:p>234.1551061882</text:p>
          </table:table-cell>
          <table:table-cell table:formula="of:=SQRT(POWER([.J1016]-[.C1016]; 2)+POWER([.K1016]-[.D1016];2))" office:value-type="float" office:value="270.953725726368" calcext:value-type="float">
            <text:p>270.9537257264</text:p>
          </table:table-cell>
        </table:table-row>
        <table:table-row table:style-name="ro1">
          <table:table-cell office:value-type="float" office:value="149.856" calcext:value-type="float">
            <text:p>149.856</text:p>
          </table:table-cell>
          <table:table-cell office:value-type="float" office:value="242.36" calcext:value-type="float">
            <text:p>242.36</text:p>
          </table:table-cell>
          <table:table-cell office:value-type="float" office:value="122.508" calcext:value-type="float">
            <text:p>122.508</text:p>
          </table:table-cell>
          <table:table-cell office:value-type="float" office:value="171.2" calcext:value-type="float">
            <text:p>171.2</text:p>
          </table:table-cell>
          <table:table-cell office:value-type="float" office:value="-144.588" calcext:value-type="float">
            <text:p>-144.588</text:p>
          </table:table-cell>
          <table:table-cell office:value-type="float" office:value="-20.0574" calcext:value-type="float">
            <text:p>-20.0574</text:p>
          </table:table-cell>
          <table:table-cell office:value-type="float" office:value="230.519" calcext:value-type="float">
            <text:p>230.519</text:p>
          </table:table-cell>
          <table:table-cell office:value-type="float" office:value="-0.0000770503" calcext:value-type="float">
            <text:p>-7.70503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7]-[.A1017]; 2)+POWER([.K1017]-[.B1017];2))" office:value-type="float" office:value="234.144276752604" calcext:value-type="float">
            <text:p>234.1442767526</text:p>
          </table:table-cell>
          <table:table-cell table:formula="of:=SQRT(POWER([.J1017]-[.C1017]; 2)+POWER([.K1017]-[.D1017];2))" office:value-type="float" office:value="270.907190868017" calcext:value-type="float">
            <text:p>270.907190868</text:p>
          </table:table-cell>
        </table:table-row>
        <table:table-row table:style-name="ro1">
          <table:table-cell office:value-type="float" office:value="149.28" calcext:value-type="float">
            <text:p>149.28</text:p>
          </table:table-cell>
          <table:table-cell office:value-type="float" office:value="240.942" calcext:value-type="float">
            <text:p>240.942</text:p>
          </table:table-cell>
          <table:table-cell office:value-type="float" office:value="121.949" calcext:value-type="float">
            <text:p>121.949</text:p>
          </table:table-cell>
          <table:table-cell office:value-type="float" office:value="169.546" calcext:value-type="float">
            <text:p>169.546</text:p>
          </table:table-cell>
          <table:table-cell office:value-type="float" office:value="-140.814" calcext:value-type="float">
            <text:p>-140.814</text:p>
          </table:table-cell>
          <table:table-cell office:value-type="float" office:value="-20.3853" calcext:value-type="float">
            <text:p>-20.3853</text:p>
          </table:table-cell>
          <table:table-cell office:value-type="float" office:value="231.62" calcext:value-type="float">
            <text:p>231.62</text:p>
          </table:table-cell>
          <table:table-cell office:value-type="float" office:value="-56.1457" calcext:value-type="float">
            <text:p>-56.14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8]-[.A1018]; 2)+POWER([.K1018]-[.B1018];2))" office:value-type="float" office:value="234.722384454487" calcext:value-type="float">
            <text:p>234.7223844545</text:p>
          </table:table-cell>
          <table:table-cell table:formula="of:=SQRT(POWER([.J1018]-[.C1018]; 2)+POWER([.K1018]-[.D1018];2))" office:value-type="float" office:value="271.882895226971" calcext:value-type="float">
            <text:p>271.882895227</text:p>
          </table:table-cell>
        </table:table-row>
        <table:table-row table:style-name="ro1">
          <table:table-cell office:value-type="float" office:value="221.969" calcext:value-type="float">
            <text:p>221.969</text:p>
          </table:table-cell>
          <table:table-cell office:value-type="float" office:value="216.796" calcext:value-type="float">
            <text:p>216.796</text:p>
          </table:table-cell>
          <table:table-cell office:value-type="float" office:value="196.128" calcext:value-type="float">
            <text:p>196.128</text:p>
          </table:table-cell>
          <table:table-cell office:value-type="float" office:value="135.015" calcext:value-type="float">
            <text:p>135.015</text:p>
          </table:table-cell>
          <table:table-cell office:value-type="float" office:value="17.0811" calcext:value-type="float">
            <text:p>17.0811</text:p>
          </table:table-cell>
          <table:table-cell office:value-type="float" office:value="19.5804" calcext:value-type="float">
            <text:p>19.5804</text:p>
          </table:table-cell>
          <table:table-cell office:value-type="float" office:value="123.458" calcext:value-type="float">
            <text:p>123.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9]-[.A1019]; 2)+POWER([.K1019]-[.B1019];2))" office:value-type="float" office:value="163.97953096957" calcext:value-type="float">
            <text:p>163.9795309696</text:p>
          </table:table-cell>
          <table:table-cell table:formula="of:=SQRT(POWER([.J1019]-[.C1019]; 2)+POWER([.K1019]-[.D1019];2))" office:value-type="float" office:value="216.198239144078" calcext:value-type="float">
            <text:p>216.1982391441</text:p>
          </table:table-cell>
        </table:table-row>
        <table:table-row table:style-name="ro1">
          <table:table-cell office:value-type="float" office:value="185.728" calcext:value-type="float">
            <text:p>185.728</text:p>
          </table:table-cell>
          <table:table-cell office:value-type="float" office:value="190.441" calcext:value-type="float">
            <text:p>190.441</text:p>
          </table:table-cell>
          <table:table-cell office:value-type="float" office:value="159.761" calcext:value-type="float">
            <text:p>159.761</text:p>
          </table:table-cell>
          <table:table-cell office:value-type="float" office:value="106.152" calcext:value-type="float">
            <text:p>106.152</text:p>
          </table:table-cell>
          <table:table-cell office:value-type="float" office:value="55.06" calcext:value-type="float">
            <text:p>55.06</text:p>
          </table:table-cell>
          <table:table-cell office:value-type="float" office:value="3.73596" calcext:value-type="float">
            <text:p>3.73596</text:p>
          </table:table-cell>
          <table:table-cell office:value-type="float" office:value="182.549" calcext:value-type="float">
            <text:p>182.549</text:p>
          </table:table-cell>
          <table:table-cell office:value-type="float" office:value="-0.00000456145" calcext:value-type="float">
            <text:p>-4.56145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0]-[.A1020]; 2)+POWER([.K1020]-[.B1020];2))" office:value-type="float" office:value="204.866093985803" calcext:value-type="float">
            <text:p>204.8660939858</text:p>
          </table:table-cell>
          <table:table-cell table:formula="of:=SQRT(POWER([.J1020]-[.C1020]; 2)+POWER([.K1020]-[.D1020];2))" office:value-type="float" office:value="262.178962209022" calcext:value-type="float">
            <text:p>262.178962209</text:p>
          </table:table-cell>
        </table:table-row>
        <table:table-row table:style-name="ro1">
          <table:table-cell office:value-type="float" office:value="185.749" calcext:value-type="float">
            <text:p>185.749</text:p>
          </table:table-cell>
          <table:table-cell office:value-type="float" office:value="190.345" calcext:value-type="float">
            <text:p>190.345</text:p>
          </table:table-cell>
          <table:table-cell office:value-type="float" office:value="159.783" calcext:value-type="float">
            <text:p>159.783</text:p>
          </table:table-cell>
          <table:table-cell office:value-type="float" office:value="106.026" calcext:value-type="float">
            <text:p>106.026</text:p>
          </table:table-cell>
          <table:table-cell office:value-type="float" office:value="55.4615" calcext:value-type="float">
            <text:p>55.4615</text:p>
          </table:table-cell>
          <table:table-cell office:value-type="float" office:value="3.81908" calcext:value-type="float">
            <text:p>3.81908</text:p>
          </table:table-cell>
          <table:table-cell office:value-type="float" office:value="182.542" calcext:value-type="float">
            <text:p>182.542</text:p>
          </table:table-cell>
          <table:table-cell office:value-type="float" office:value="-0.0000120195" calcext:value-type="float">
            <text:p>-1.20195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1]-[.A1021]; 2)+POWER([.K1021]-[.B1021];2))" office:value-type="float" office:value="204.869953936638" calcext:value-type="float">
            <text:p>204.8699539366</text:p>
          </table:table-cell>
          <table:table-cell table:formula="of:=SQRT(POWER([.J1021]-[.C1021]; 2)+POWER([.K1021]-[.D1021];2))" office:value-type="float" office:value="262.225459795574" calcext:value-type="float">
            <text:p>262.2254597956</text:p>
          </table:table-cell>
        </table:table-row>
        <table:table-row table:style-name="ro1">
          <table:table-cell office:value-type="float" office:value="131.042" calcext:value-type="float">
            <text:p>131.042</text:p>
          </table:table-cell>
          <table:table-cell office:value-type="float" office:value="119.815" calcext:value-type="float">
            <text:p>119.815</text:p>
          </table:table-cell>
          <table:table-cell office:value-type="float" office:value="105.861" calcext:value-type="float">
            <text:p>105.861</text:p>
          </table:table-cell>
          <table:table-cell office:value-type="float" office:value="32.9122" calcext:value-type="float">
            <text:p>32.9122</text:p>
          </table:table-cell>
          <table:table-cell office:value-type="float" office:value="127.087" calcext:value-type="float">
            <text:p>127.087</text:p>
          </table:table-cell>
          <table:table-cell office:value-type="float" office:value="-53.2802" calcext:value-type="float">
            <text:p>-53.2802</text:p>
          </table:table-cell>
          <table:table-cell office:value-type="float" office:value="268.04" calcext:value-type="float">
            <text:p>268.04</text:p>
          </table:table-cell>
          <table:table-cell office:value-type="float" office:value="-0.000000224776" calcext:value-type="float">
            <text:p>-2.24776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2]-[.A1022]; 2)+POWER([.K1022]-[.B1022];2))" office:value-type="float" office:value="280.921561986616" calcext:value-type="float">
            <text:p>280.9215619866</text:p>
          </table:table-cell>
          <table:table-cell table:formula="of:=SQRT(POWER([.J1022]-[.C1022]; 2)+POWER([.K1022]-[.D1022];2))" office:value-type="float" office:value="347.964095029703" calcext:value-type="float">
            <text:p>347.9640950297</text:p>
          </table:table-cell>
        </table:table-row>
        <table:table-row table:style-name="ro1">
          <table:table-cell office:value-type="float" office:value="131.042" calcext:value-type="float">
            <text:p>131.042</text:p>
          </table:table-cell>
          <table:table-cell office:value-type="float" office:value="119.815" calcext:value-type="float">
            <text:p>119.815</text:p>
          </table:table-cell>
          <table:table-cell office:value-type="float" office:value="105.861" calcext:value-type="float">
            <text:p>105.861</text:p>
          </table:table-cell>
          <table:table-cell office:value-type="float" office:value="32.9122" calcext:value-type="float">
            <text:p>32.9122</text:p>
          </table:table-cell>
          <table:table-cell office:value-type="float" office:value="127.087" calcext:value-type="float">
            <text:p>127.087</text:p>
          </table:table-cell>
          <table:table-cell office:value-type="float" office:value="-53.2802" calcext:value-type="float">
            <text:p>-53.2802</text:p>
          </table:table-cell>
          <table:table-cell office:value-type="float" office:value="268.04" calcext:value-type="float">
            <text:p>268.04</text:p>
          </table:table-cell>
          <table:table-cell office:value-type="float" office:value="-0.000000224776" calcext:value-type="float">
            <text:p>-2.24776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3]-[.A1023]; 2)+POWER([.K1023]-[.B1023];2))" office:value-type="float" office:value="280.921561986616" calcext:value-type="float">
            <text:p>280.9215619866</text:p>
          </table:table-cell>
          <table:table-cell table:formula="of:=SQRT(POWER([.J1023]-[.C1023]; 2)+POWER([.K1023]-[.D1023];2))" office:value-type="float" office:value="347.964095029703" calcext:value-type="float">
            <text:p>347.9640950297</text:p>
          </table:table-cell>
        </table:table-row>
        <table:table-row table:style-name="ro1">
          <table:table-cell office:value-type="float" office:value="131.042" calcext:value-type="float">
            <text:p>131.042</text:p>
          </table:table-cell>
          <table:table-cell office:value-type="float" office:value="119.815" calcext:value-type="float">
            <text:p>119.815</text:p>
          </table:table-cell>
          <table:table-cell office:value-type="float" office:value="105.861" calcext:value-type="float">
            <text:p>105.861</text:p>
          </table:table-cell>
          <table:table-cell office:value-type="float" office:value="32.9122" calcext:value-type="float">
            <text:p>32.9122</text:p>
          </table:table-cell>
          <table:table-cell office:value-type="float" office:value="127.087" calcext:value-type="float">
            <text:p>127.087</text:p>
          </table:table-cell>
          <table:table-cell office:value-type="float" office:value="-53.2802" calcext:value-type="float">
            <text:p>-53.2802</text:p>
          </table:table-cell>
          <table:table-cell office:value-type="float" office:value="268.04" calcext:value-type="float">
            <text:p>268.04</text:p>
          </table:table-cell>
          <table:table-cell office:value-type="float" office:value="-0.000000224776" calcext:value-type="float">
            <text:p>-2.24776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4]-[.A1024]; 2)+POWER([.K1024]-[.B1024];2))" office:value-type="float" office:value="280.921561986616" calcext:value-type="float">
            <text:p>280.9215619866</text:p>
          </table:table-cell>
          <table:table-cell table:formula="of:=SQRT(POWER([.J1024]-[.C1024]; 2)+POWER([.K1024]-[.D1024];2))" office:value-type="float" office:value="347.964095029703" calcext:value-type="float">
            <text:p>347.9640950297</text:p>
          </table:table-cell>
        </table:table-row>
        <table:table-row table:style-name="ro1">
          <table:table-cell office:value-type="float" office:value="193.271" calcext:value-type="float">
            <text:p>193.271</text:p>
          </table:table-cell>
          <table:table-cell office:value-type="float" office:value="288.112" calcext:value-type="float">
            <text:p>288.112</text:p>
          </table:table-cell>
          <table:table-cell office:value-type="float" office:value="166.704" calcext:value-type="float">
            <text:p>166.704</text:p>
          </table:table-cell>
          <table:table-cell office:value-type="float" office:value="209.843" calcext:value-type="float">
            <text:p>209.843</text:p>
          </table:table-cell>
          <table:table-cell office:value-type="float" office:value="-71.7606" calcext:value-type="float">
            <text:p>-71.7606</text:p>
          </table:table-cell>
          <table:table-cell office:value-type="float" office:value="84.849" calcext:value-type="float">
            <text:p>84.849</text:p>
          </table:table-cell>
          <table:table-cell office:value-type="float" office:value="161.687" calcext:value-type="float">
            <text:p>161.687</text:p>
          </table:table-cell>
          <table:table-cell office:value-type="float" office:value="-0.00000113892" calcext:value-type="float">
            <text:p>-1.13892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5]-[.A1025]; 2)+POWER([.K1025]-[.B1025];2))" office:value-type="float" office:value="196.224024994393" calcext:value-type="float">
            <text:p>196.2240249944</text:p>
          </table:table-cell>
          <table:table-cell table:formula="of:=SQRT(POWER([.J1025]-[.C1025]; 2)+POWER([.K1025]-[.D1025];2))" office:value-type="float" office:value="219.662523578784" calcext:value-type="float">
            <text:p>219.6625235788</text:p>
          </table:table-cell>
        </table:table-row>
        <table:table-row table:style-name="ro1">
          <table:table-cell office:value-type="float" office:value="193.271" calcext:value-type="float">
            <text:p>193.271</text:p>
          </table:table-cell>
          <table:table-cell office:value-type="float" office:value="288.112" calcext:value-type="float">
            <text:p>288.112</text:p>
          </table:table-cell>
          <table:table-cell office:value-type="float" office:value="166.704" calcext:value-type="float">
            <text:p>166.704</text:p>
          </table:table-cell>
          <table:table-cell office:value-type="float" office:value="209.843" calcext:value-type="float">
            <text:p>209.843</text:p>
          </table:table-cell>
          <table:table-cell office:value-type="float" office:value="-71.7606" calcext:value-type="float">
            <text:p>-71.7606</text:p>
          </table:table-cell>
          <table:table-cell office:value-type="float" office:value="84.849" calcext:value-type="float">
            <text:p>84.849</text:p>
          </table:table-cell>
          <table:table-cell office:value-type="float" office:value="161.687" calcext:value-type="float">
            <text:p>161.687</text:p>
          </table:table-cell>
          <table:table-cell office:value-type="float" office:value="-0.00000113892" calcext:value-type="float">
            <text:p>-1.13892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6]-[.A1026]; 2)+POWER([.K1026]-[.B1026];2))" office:value-type="float" office:value="196.224024994393" calcext:value-type="float">
            <text:p>196.2240249944</text:p>
          </table:table-cell>
          <table:table-cell table:formula="of:=SQRT(POWER([.J1026]-[.C1026]; 2)+POWER([.K1026]-[.D1026];2))" office:value-type="float" office:value="219.662523578784" calcext:value-type="float">
            <text:p>219.6625235788</text:p>
          </table:table-cell>
        </table:table-row>
        <table:table-row table:style-name="ro1">
          <table:table-cell office:value-type="float" office:value="193.271" calcext:value-type="float">
            <text:p>193.271</text:p>
          </table:table-cell>
          <table:table-cell office:value-type="float" office:value="288.112" calcext:value-type="float">
            <text:p>288.112</text:p>
          </table:table-cell>
          <table:table-cell office:value-type="float" office:value="166.704" calcext:value-type="float">
            <text:p>166.704</text:p>
          </table:table-cell>
          <table:table-cell office:value-type="float" office:value="209.843" calcext:value-type="float">
            <text:p>209.843</text:p>
          </table:table-cell>
          <table:table-cell office:value-type="float" office:value="-71.7606" calcext:value-type="float">
            <text:p>-71.7606</text:p>
          </table:table-cell>
          <table:table-cell office:value-type="float" office:value="84.849" calcext:value-type="float">
            <text:p>84.849</text:p>
          </table:table-cell>
          <table:table-cell office:value-type="float" office:value="161.687" calcext:value-type="float">
            <text:p>161.687</text:p>
          </table:table-cell>
          <table:table-cell office:value-type="float" office:value="-0.00000113892" calcext:value-type="float">
            <text:p>-1.13892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7]-[.A1027]; 2)+POWER([.K1027]-[.B1027];2))" office:value-type="float" office:value="196.224024994393" calcext:value-type="float">
            <text:p>196.2240249944</text:p>
          </table:table-cell>
          <table:table-cell table:formula="of:=SQRT(POWER([.J1027]-[.C1027]; 2)+POWER([.K1027]-[.D1027];2))" office:value-type="float" office:value="219.662523578784" calcext:value-type="float">
            <text:p>219.6625235788</text:p>
          </table:table-cell>
        </table:table-row>
        <table:table-row table:style-name="ro1">
          <table:table-cell office:value-type="float" office:value="150.329" calcext:value-type="float">
            <text:p>150.329</text:p>
          </table:table-cell>
          <table:table-cell office:value-type="float" office:value="249.176" calcext:value-type="float">
            <text:p>249.176</text:p>
          </table:table-cell>
          <table:table-cell office:value-type="float" office:value="123.157" calcext:value-type="float">
            <text:p>123.157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-111.144" calcext:value-type="float">
            <text:p>-111.144</text:p>
          </table:table-cell>
          <table:table-cell office:value-type="float" office:value="7.91011" calcext:value-type="float">
            <text:p>7.91011</text:p>
          </table:table-cell>
          <table:table-cell office:value-type="float" office:value="230.246" calcext:value-type="float">
            <text:p>230.246</text:p>
          </table:table-cell>
          <table:table-cell office:value-type="float" office:value="-0.00000114927" calcext:value-type="float">
            <text:p>-1.14927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8]-[.A1028]; 2)+POWER([.K1028]-[.B1028];2))" office:value-type="float" office:value="233.781160954" calcext:value-type="float">
            <text:p>233.781160954</text:p>
          </table:table-cell>
          <table:table-cell table:formula="of:=SQRT(POWER([.J1028]-[.C1028]; 2)+POWER([.K1028]-[.D1028];2))" office:value-type="float" office:value="269.281774121458" calcext:value-type="float">
            <text:p>269.2817741215</text:p>
          </table:table-cell>
        </table:table-row>
        <table:table-row table:style-name="ro1">
          <table:table-cell office:value-type="float" office:value="150.329" calcext:value-type="float">
            <text:p>150.329</text:p>
          </table:table-cell>
          <table:table-cell office:value-type="float" office:value="249.176" calcext:value-type="float">
            <text:p>249.176</text:p>
          </table:table-cell>
          <table:table-cell office:value-type="float" office:value="123.157" calcext:value-type="float">
            <text:p>123.157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-111.144" calcext:value-type="float">
            <text:p>-111.144</text:p>
          </table:table-cell>
          <table:table-cell office:value-type="float" office:value="7.91011" calcext:value-type="float">
            <text:p>7.91011</text:p>
          </table:table-cell>
          <table:table-cell office:value-type="float" office:value="230.246" calcext:value-type="float">
            <text:p>230.246</text:p>
          </table:table-cell>
          <table:table-cell office:value-type="float" office:value="-0.0000012466" calcext:value-type="float">
            <text:p>-1.246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9]-[.A1029]; 2)+POWER([.K1029]-[.B1029];2))" office:value-type="float" office:value="233.781160954" calcext:value-type="float">
            <text:p>233.781160954</text:p>
          </table:table-cell>
          <table:table-cell table:formula="of:=SQRT(POWER([.J1029]-[.C1029]; 2)+POWER([.K1029]-[.D1029];2))" office:value-type="float" office:value="269.281774121458" calcext:value-type="float">
            <text:p>269.2817741215</text:p>
          </table:table-cell>
        </table:table-row>
        <table:table-row table:style-name="ro1">
          <table:table-cell office:value-type="float" office:value="150.329" calcext:value-type="float">
            <text:p>150.329</text:p>
          </table:table-cell>
          <table:table-cell office:value-type="float" office:value="249.176" calcext:value-type="float">
            <text:p>249.176</text:p>
          </table:table-cell>
          <table:table-cell office:value-type="float" office:value="123.157" calcext:value-type="float">
            <text:p>123.157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-111.144" calcext:value-type="float">
            <text:p>-111.144</text:p>
          </table:table-cell>
          <table:table-cell office:value-type="float" office:value="7.91011" calcext:value-type="float">
            <text:p>7.91011</text:p>
          </table:table-cell>
          <table:table-cell office:value-type="float" office:value="230.246" calcext:value-type="float">
            <text:p>230.246</text:p>
          </table:table-cell>
          <table:table-cell office:value-type="float" office:value="-0.0000012466" calcext:value-type="float">
            <text:p>-1.246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0]-[.A1030]; 2)+POWER([.K1030]-[.B1030];2))" office:value-type="float" office:value="233.781160954" calcext:value-type="float">
            <text:p>233.781160954</text:p>
          </table:table-cell>
          <table:table-cell table:formula="of:=SQRT(POWER([.J1030]-[.C1030]; 2)+POWER([.K1030]-[.D1030];2))" office:value-type="float" office:value="269.281774121458" calcext:value-type="float">
            <text:p>269.2817741215</text:p>
          </table:table-cell>
        </table:table-row>
        <table:table-row table:style-name="ro1">
          <table:table-cell office:value-type="float" office:value="269.355" calcext:value-type="float">
            <text:p>269.355</text:p>
          </table:table-cell>
          <table:table-cell office:value-type="float" office:value="530.682" calcext:value-type="float">
            <text:p>530.682</text:p>
          </table:table-cell>
          <table:table-cell office:value-type="float" office:value="243.576" calcext:value-type="float">
            <text:p>243.576</text:p>
          </table:table-cell>
          <table:table-cell office:value-type="float" office:value="444.939" calcext:value-type="float">
            <text:p>444.939</text:p>
          </table:table-cell>
          <table:table-cell office:value-type="float" office:value="-84.5986" calcext:value-type="float">
            <text:p>-84.5986</text:p>
          </table:table-cell>
          <table:table-cell office:value-type="float" office:value="418.044" calcext:value-type="float">
            <text:p>418.044</text:p>
          </table:table-cell>
          <table:table-cell office:value-type="float" office:value="45.4153" calcext:value-type="float">
            <text:p>45.4153</text:p>
          </table:table-cell>
          <table:table-cell office:value-type="float" office:value="-0.000006274" calcext:value-type="float">
            <text:p>-0.0000062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1]-[.A1031]; 2)+POWER([.K1031]-[.B1031];2))" office:value-type="float" office:value="310.613543086904" calcext:value-type="float">
            <text:p>310.6135430869</text:p>
          </table:table-cell>
          <table:table-cell table:formula="of:=SQRT(POWER([.J1031]-[.C1031]; 2)+POWER([.K1031]-[.D1031];2))" office:value-type="float" office:value="246.785610392908" calcext:value-type="float">
            <text:p>246.7856103929</text:p>
          </table:table-cell>
        </table:table-row>
        <table:table-row table:style-name="ro1">
          <table:table-cell office:value-type="float" office:value="269.362" calcext:value-type="float">
            <text:p>269.362</text:p>
          </table:table-cell>
          <table:table-cell office:value-type="float" office:value="530.708" calcext:value-type="float">
            <text:p>530.708</text:p>
          </table:table-cell>
          <table:table-cell office:value-type="float" office:value="243.583" calcext:value-type="float">
            <text:p>243.583</text:p>
          </table:table-cell>
          <table:table-cell office:value-type="float" office:value="444.971" calcext:value-type="float">
            <text:p>444.971</text:p>
          </table:table-cell>
          <table:table-cell office:value-type="float" office:value="-84.6636" calcext:value-type="float">
            <text:p>-84.6636</text:p>
          </table:table-cell>
          <table:table-cell office:value-type="float" office:value="418.06" calcext:value-type="float">
            <text:p>418.06</text:p>
          </table:table-cell>
          <table:table-cell office:value-type="float" office:value="45.3966" calcext:value-type="float">
            <text:p>45.3966</text:p>
          </table:table-cell>
          <table:table-cell office:value-type="float" office:value="-0.000010111" calcext:value-type="float">
            <text:p>-0.0000101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2]-[.A1032]; 2)+POWER([.K1032]-[.B1032];2))" office:value-type="float" office:value="310.635124073244" calcext:value-type="float">
            <text:p>310.6351240732</text:p>
          </table:table-cell>
          <table:table-cell table:formula="of:=SQRT(POWER([.J1032]-[.C1032]; 2)+POWER([.K1032]-[.D1032];2))" office:value-type="float" office:value="246.807943004272" calcext:value-type="float">
            <text:p>246.8079430043</text:p>
          </table:table-cell>
        </table:table-row>
        <table:table-row table:style-name="ro1">
          <table:table-cell office:value-type="float" office:value="270.642" calcext:value-type="float">
            <text:p>270.642</text:p>
          </table:table-cell>
          <table:table-cell office:value-type="float" office:value="529.915" calcext:value-type="float">
            <text:p>529.915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444.171" calcext:value-type="float">
            <text:p>444.171</text:p>
          </table:table-cell>
          <table:table-cell office:value-type="float" office:value="-83.8324" calcext:value-type="float">
            <text:p>-83.8324</text:p>
          </table:table-cell>
          <table:table-cell office:value-type="float" office:value="417.265" calcext:value-type="float">
            <text:p>417.265</text:p>
          </table:table-cell>
          <table:table-cell office:value-type="float" office:value="43.5446" calcext:value-type="float">
            <text:p>43.5446</text:p>
          </table:table-cell>
          <table:table-cell office:value-type="float" office:value="-0.000205194" calcext:value-type="float">
            <text:p>-0.0002051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3]-[.A1033]; 2)+POWER([.K1033]-[.B1033];2))" office:value-type="float" office:value="309.427024335303" calcext:value-type="float">
            <text:p>309.4270243353</text:p>
          </table:table-cell>
          <table:table-cell table:formula="of:=SQRT(POWER([.J1033]-[.C1033]; 2)+POWER([.K1033]-[.D1033];2))" office:value-type="float" office:value="245.404389255775" calcext:value-type="float">
            <text:p>245.4043892558</text:p>
          </table:table-cell>
        </table:table-row>
        <table:table-row table:style-name="ro1">
          <table:table-cell office:value-type="float" office:value="153.507" calcext:value-type="float">
            <text:p>153.507</text:p>
          </table:table-cell>
          <table:table-cell office:value-type="float" office:value="285.657" calcext:value-type="float">
            <text:p>285.657</text:p>
          </table:table-cell>
          <table:table-cell office:value-type="float" office:value="126.697" calcext:value-type="float">
            <text:p>126.697</text:p>
          </table:table-cell>
          <table:table-cell office:value-type="float" office:value="203.698" calcext:value-type="float">
            <text:p>203.698</text:p>
          </table:table-cell>
          <table:table-cell office:value-type="float" office:value="-38.99" calcext:value-type="float">
            <text:p>-38.99</text:p>
          </table:table-cell>
          <table:table-cell office:value-type="float" office:value="98.706" calcext:value-type="float">
            <text:p>98.706</text:p>
          </table:table-cell>
          <table:table-cell office:value-type="float" office:value="225.773" calcext:value-type="float">
            <text:p>225.773</text:p>
          </table:table-cell>
          <table:table-cell office:value-type="float" office:value="-0.000000264977" calcext:value-type="float">
            <text:p>-0.0000002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4]-[.A1034]; 2)+POWER([.K1034]-[.B1034];2))" office:value-type="float" office:value="234.591041384789" calcext:value-type="float">
            <text:p>234.5910413848</text:p>
          </table:table-cell>
          <table:table-cell table:formula="of:=SQRT(POWER([.J1034]-[.C1034]; 2)+POWER([.K1034]-[.D1034];2))" office:value-type="float" office:value="260.13818830191" calcext:value-type="float">
            <text:p>260.1381883019</text:p>
          </table:table-cell>
        </table:table-row>
        <table:table-row table:style-name="ro1">
          <table:table-cell office:value-type="float" office:value="153.507" calcext:value-type="float">
            <text:p>153.507</text:p>
          </table:table-cell>
          <table:table-cell office:value-type="float" office:value="285.657" calcext:value-type="float">
            <text:p>285.657</text:p>
          </table:table-cell>
          <table:table-cell office:value-type="float" office:value="126.697" calcext:value-type="float">
            <text:p>126.697</text:p>
          </table:table-cell>
          <table:table-cell office:value-type="float" office:value="203.698" calcext:value-type="float">
            <text:p>203.698</text:p>
          </table:table-cell>
          <table:table-cell office:value-type="float" office:value="-38.99" calcext:value-type="float">
            <text:p>-38.99</text:p>
          </table:table-cell>
          <table:table-cell office:value-type="float" office:value="98.706" calcext:value-type="float">
            <text:p>98.706</text:p>
          </table:table-cell>
          <table:table-cell office:value-type="float" office:value="225.773" calcext:value-type="float">
            <text:p>225.773</text:p>
          </table:table-cell>
          <table:table-cell office:value-type="float" office:value="-0.000000264977" calcext:value-type="float">
            <text:p>-0.0000002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5]-[.A1035]; 2)+POWER([.K1035]-[.B1035];2))" office:value-type="float" office:value="234.591041384789" calcext:value-type="float">
            <text:p>234.5910413848</text:p>
          </table:table-cell>
          <table:table-cell table:formula="of:=SQRT(POWER([.J1035]-[.C1035]; 2)+POWER([.K1035]-[.D1035];2))" office:value-type="float" office:value="260.13818830191" calcext:value-type="float">
            <text:p>260.1381883019</text:p>
          </table:table-cell>
        </table:table-row>
        <table:table-row table:style-name="ro1">
          <table:table-cell office:value-type="float" office:value="153.507" calcext:value-type="float">
            <text:p>153.507</text:p>
          </table:table-cell>
          <table:table-cell office:value-type="float" office:value="285.657" calcext:value-type="float">
            <text:p>285.657</text:p>
          </table:table-cell>
          <table:table-cell office:value-type="float" office:value="126.697" calcext:value-type="float">
            <text:p>126.697</text:p>
          </table:table-cell>
          <table:table-cell office:value-type="float" office:value="203.698" calcext:value-type="float">
            <text:p>203.698</text:p>
          </table:table-cell>
          <table:table-cell office:value-type="float" office:value="-38.99" calcext:value-type="float">
            <text:p>-38.99</text:p>
          </table:table-cell>
          <table:table-cell office:value-type="float" office:value="98.706" calcext:value-type="float">
            <text:p>98.706</text:p>
          </table:table-cell>
          <table:table-cell office:value-type="float" office:value="225.773" calcext:value-type="float">
            <text:p>225.773</text:p>
          </table:table-cell>
          <table:table-cell office:value-type="float" office:value="-0.000000264977" calcext:value-type="float">
            <text:p>-0.0000002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6]-[.A1036]; 2)+POWER([.K1036]-[.B1036];2))" office:value-type="float" office:value="234.591041384789" calcext:value-type="float">
            <text:p>234.5910413848</text:p>
          </table:table-cell>
          <table:table-cell table:formula="of:=SQRT(POWER([.J1036]-[.C1036]; 2)+POWER([.K1036]-[.D1036];2))" office:value-type="float" office:value="260.13818830191" calcext:value-type="float">
            <text:p>260.1381883019</text:p>
          </table:table-cell>
        </table:table-row>
        <table:table-row table:style-name="ro1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formula="of:=COM.MICROSOFT.STDEV.P([.M2:.M1036])" office:value-type="float" office:value="74.9764379215504" calcext:value-type="float">
            <text:p>74.9764379216</text:p>
          </table:table-cell>
          <table:table-cell table:style-name="Default" table:formula="of:=COM.MICROSOFT.STDEV.P([.N2:.N1036])" office:value-type="float" office:value="49.5361306270707" calcext:value-type="float">
            <text:p>49.5361306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3:06:31.650044846</dc:date>
    <meta:document-statistic meta:table-count="1" meta:cell-count="12433" meta:object-count="0"/>
    <meta:generator>LibreOffice/4.2.8.2$Linux_X86_64 LibreOffice_project/420m0$Build-2</meta:generator>
  </office:meta>
</office:document-meta>
</file>